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831cm"/>
    </style:style>
    <style:style style:name="co2" style:family="table-column">
      <style:table-column-properties fo:break-before="auto" style:column-width="0.688cm"/>
    </style:style>
    <style:style style:name="co3" style:family="table-column">
      <style:table-column-properties fo:break-before="auto" style:column-width="2.514cm"/>
    </style:style>
    <style:style style:name="co4" style:family="table-column">
      <style:table-column-properties fo:break-before="auto" style:column-width="1.369cm"/>
    </style:style>
    <style:style style:name="co5" style:family="table-column">
      <style:table-column-properties fo:break-before="auto" style:column-width="1.833cm"/>
    </style:style>
    <style:style style:name="co6" style:family="table-column">
      <style:table-column-properties fo:break-before="auto" style:column-width="2.023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vif_s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number-columns-repeated="6" table:default-cell-style-name="Default"/>
        <table:table-row table:style-name="ro1">
          <table:table-cell office:value-type="string" calcext:value-type="string">
            <text:p>artificial</text:p>
          </table:table-cell>
          <table:table-cell office:value-type="float" office:value="0" calcext:value-type="float">
            <text:p>0</text:p>
          </table:table-cell>
          <table:table-cell office:value-type="float" office:value="10.527529003" calcext:value-type="float">
            <text:p>10.527529003</text:p>
          </table:table-cell>
          <table:table-cell office:value-type="float" office:value="755.62" calcext:value-type="float">
            <text:p>755.62</text:p>
          </table:table-cell>
          <table:table-cell office:value-type="float" office:value="933638" calcext:value-type="float">
            <text:p>933638</text:p>
          </table:table-cell>
          <table:table-cell office:value-type="string" calcext:value-type="string">
            <text:p>3072x2048</text:p>
          </table:table-cell>
          <table:table-cell office:value-type="float" office:value="1.1871" calcext:value-type="float">
            <text:p>1.1871</text:p>
          </table:table-cell>
          <table:table-cell office:value-type="string" calcext:value-type="string">
            <text:p>artificial.png</text:p>
          </table:table-cell>
          <table:table-cell office:value-type="string" calcext:value-type="string">
            <text:p>AVIF</text:p>
          </table:table-cell>
          <table:table-cell office:value-type="float" office:value="0" calcext:value-type="float">
            <text:p>0</text:p>
          </table:table-cell>
          <table:table-cell office:value-type="float" office:value="0.999110417849296" calcext:value-type="float">
            <text:p>0.999110417849296</text:p>
          </table:table-cell>
          <table:table-cell office:value-type="float" office:value="55.6285811989378" calcext:value-type="float">
            <text:p>55.6285811989378</text:p>
          </table:table-cell>
          <table:table-cell office:value-type="float" office:value="0.177918963962131" calcext:value-type="float">
            <text:p>0.177918963962131</text:p>
          </table:table-cell>
        </table:table-row>
        <table:table-row table:style-name="ro1">
          <table:table-cell office:value-type="string" calcext:value-type="string">
            <text:p>artificial</text:p>
          </table:table-cell>
          <table:table-cell office:value-type="float" office:value="1" calcext:value-type="float">
            <text:p>1</text:p>
          </table:table-cell>
          <table:table-cell office:value-type="float" office:value="16.47685259" calcext:value-type="float">
            <text:p>16.47685259</text:p>
          </table:table-cell>
          <table:table-cell office:value-type="float" office:value="74.71" calcext:value-type="float">
            <text:p>74.71</text:p>
          </table:table-cell>
          <table:table-cell office:value-type="float" office:value="668677" calcext:value-type="float">
            <text:p>668677</text:p>
          </table:table-cell>
          <table:table-cell office:value-type="string" calcext:value-type="string">
            <text:p>3072x2048</text:p>
          </table:table-cell>
          <table:table-cell office:value-type="float" office:value="0.8502" calcext:value-type="float">
            <text:p>0.8502</text:p>
          </table:table-cell>
          <table:table-cell office:value-type="string" calcext:value-type="string">
            <text:p>artificial.png</text:p>
          </table:table-cell>
          <table:table-cell office:value-type="string" calcext:value-type="string">
            <text:p>AVIF</text:p>
          </table:table-cell>
          <table:table-cell office:value-type="float" office:value="1" calcext:value-type="float">
            <text:p>1</text:p>
          </table:table-cell>
          <table:table-cell office:value-type="float" office:value="0.998459843160643" calcext:value-type="float">
            <text:p>0.998459843160643</text:p>
          </table:table-cell>
          <table:table-cell office:value-type="float" office:value="52.9983389144079" calcext:value-type="float">
            <text:p>52.9983389144079</text:p>
          </table:table-cell>
          <table:table-cell office:value-type="float" office:value="0.326021671295166" calcext:value-type="float">
            <text:p>0.326021671295166</text:p>
          </table:table-cell>
        </table:table-row>
        <table:table-row table:style-name="ro1">
          <table:table-cell office:value-type="string" calcext:value-type="string">
            <text:p>artificial</text:p>
          </table:table-cell>
          <table:table-cell office:value-type="float" office:value="2" calcext:value-type="float">
            <text:p>2</text:p>
          </table:table-cell>
          <table:table-cell office:value-type="float" office:value="15.877195169" calcext:value-type="float">
            <text:p>15.877195169</text:p>
          </table:table-cell>
          <table:table-cell office:value-type="float" office:value="27.13" calcext:value-type="float">
            <text:p>27.13</text:p>
          </table:table-cell>
          <table:table-cell office:value-type="float" office:value="559026" calcext:value-type="float">
            <text:p>559026</text:p>
          </table:table-cell>
          <table:table-cell office:value-type="string" calcext:value-type="string">
            <text:p>3072x2048</text:p>
          </table:table-cell>
          <table:table-cell office:value-type="float" office:value="0.7108" calcext:value-type="float">
            <text:p>0.7108</text:p>
          </table:table-cell>
          <table:table-cell office:value-type="string" calcext:value-type="string">
            <text:p>artificial.png</text:p>
          </table:table-cell>
          <table:table-cell office:value-type="string" calcext:value-type="string">
            <text:p>AVIF</text:p>
          </table:table-cell>
          <table:table-cell office:value-type="float" office:value="2" calcext:value-type="float">
            <text:p>2</text:p>
          </table:table-cell>
          <table:table-cell office:value-type="float" office:value="0.998130977734813" calcext:value-type="float">
            <text:p>0.998130977734813</text:p>
          </table:table-cell>
          <table:table-cell office:value-type="float" office:value="51.9876708100992" calcext:value-type="float">
            <text:p>51.9876708100992</text:p>
          </table:table-cell>
          <table:table-cell office:value-type="float" office:value="0.411446412404378" calcext:value-type="float">
            <text:p>0.411446412404378</text:p>
          </table:table-cell>
        </table:table-row>
        <table:table-row table:style-name="ro1">
          <table:table-cell office:value-type="string" calcext:value-type="string">
            <text:p>artificial</text:p>
          </table:table-cell>
          <table:table-cell office:value-type="float" office:value="3" calcext:value-type="float">
            <text:p>3</text:p>
          </table:table-cell>
          <table:table-cell office:value-type="float" office:value="16.397008307" calcext:value-type="float">
            <text:p>16.397008307</text:p>
          </table:table-cell>
          <table:table-cell office:value-type="float" office:value="51.06" calcext:value-type="float">
            <text:p>51.06</text:p>
          </table:table-cell>
          <table:table-cell office:value-type="float" office:value="471198" calcext:value-type="float">
            <text:p>471198</text:p>
          </table:table-cell>
          <table:table-cell office:value-type="string" calcext:value-type="string">
            <text:p>3072x2048</text:p>
          </table:table-cell>
          <table:table-cell office:value-type="float" office:value="0.5991" calcext:value-type="float">
            <text:p>0.5991</text:p>
          </table:table-cell>
          <table:table-cell office:value-type="string" calcext:value-type="string">
            <text:p>artificial.png</text:p>
          </table:table-cell>
          <table:table-cell office:value-type="string" calcext:value-type="string">
            <text:p>AVIF</text:p>
          </table:table-cell>
          <table:table-cell office:value-type="float" office:value="3" calcext:value-type="float">
            <text:p>3</text:p>
          </table:table-cell>
          <table:table-cell office:value-type="float" office:value="0.997785610171314" calcext:value-type="float">
            <text:p>0.997785610171314</text:p>
          </table:table-cell>
          <table:table-cell office:value-type="float" office:value="50.9931153153045" calcext:value-type="float">
            <text:p>50.9931153153045</text:p>
          </table:table-cell>
          <table:table-cell office:value-type="float" office:value="0.517331388261583" calcext:value-type="float">
            <text:p>0.517331388261583</text:p>
          </table:table-cell>
        </table:table-row>
        <table:table-row table:style-name="ro1">
          <table:table-cell office:value-type="string" calcext:value-type="string">
            <text:p>artificial</text:p>
          </table:table-cell>
          <table:table-cell office:value-type="float" office:value="4" calcext:value-type="float">
            <text:p>4</text:p>
          </table:table-cell>
          <table:table-cell office:value-type="float" office:value="15.54459374" calcext:value-type="float">
            <text:p>15.54459374</text:p>
          </table:table-cell>
          <table:table-cell office:value-type="float" office:value="9.54" calcext:value-type="float">
            <text:p>9.54</text:p>
          </table:table-cell>
          <table:table-cell office:value-type="float" office:value="421897" calcext:value-type="float">
            <text:p>421897</text:p>
          </table:table-cell>
          <table:table-cell office:value-type="string" calcext:value-type="string">
            <text:p>3072x2048</text:p>
          </table:table-cell>
          <table:table-cell office:value-type="float" office:value="0.5364" calcext:value-type="float">
            <text:p>0.5364</text:p>
          </table:table-cell>
          <table:table-cell office:value-type="string" calcext:value-type="string">
            <text:p>artificial.png</text:p>
          </table:table-cell>
          <table:table-cell office:value-type="string" calcext:value-type="string">
            <text:p>AVIF</text:p>
          </table:table-cell>
          <table:table-cell office:value-type="float" office:value="4" calcext:value-type="float">
            <text:p>4</text:p>
          </table:table-cell>
          <table:table-cell office:value-type="float" office:value="0.997449968807264" calcext:value-type="float">
            <text:p>0.997449968807264</text:p>
          </table:table-cell>
          <table:table-cell office:value-type="float" office:value="50.2540525370151" calcext:value-type="float">
            <text:p>50.2540525370151</text:p>
          </table:table-cell>
          <table:table-cell office:value-type="float" office:value="0.613303025563558" calcext:value-type="float">
            <text:p>0.613303025563558</text:p>
          </table:table-cell>
        </table:table-row>
        <table:table-row table:style-name="ro1">
          <table:table-cell office:value-type="string" calcext:value-type="string">
            <text:p>artificial</text:p>
          </table:table-cell>
          <table:table-cell office:value-type="float" office:value="5" calcext:value-type="float">
            <text:p>5</text:p>
          </table:table-cell>
          <table:table-cell office:value-type="float" office:value="15.276291034" calcext:value-type="float">
            <text:p>15.276291034</text:p>
          </table:table-cell>
          <table:table-cell office:value-type="float" office:value="996.85" calcext:value-type="float">
            <text:p>996.85</text:p>
          </table:table-cell>
          <table:table-cell office:value-type="float" office:value="376065" calcext:value-type="float">
            <text:p>376065</text:p>
          </table:table-cell>
          <table:table-cell office:value-type="string" calcext:value-type="string">
            <text:p>3072x2048</text:p>
          </table:table-cell>
          <table:table-cell office:value-type="float" office:value="0.4781" calcext:value-type="float">
            <text:p>0.4781</text:p>
          </table:table-cell>
          <table:table-cell office:value-type="string" calcext:value-type="string">
            <text:p>artificial.png</text:p>
          </table:table-cell>
          <table:table-cell office:value-type="string" calcext:value-type="string">
            <text:p>AVIF</text:p>
          </table:table-cell>
          <table:table-cell office:value-type="float" office:value="5" calcext:value-type="float">
            <text:p>5</text:p>
          </table:table-cell>
          <table:table-cell office:value-type="float" office:value="0.997083368181307" calcext:value-type="float">
            <text:p>0.997083368181307</text:p>
          </table:table-cell>
          <table:table-cell office:value-type="float" office:value="49.4668035061271" calcext:value-type="float">
            <text:p>49.4668035061271</text:p>
          </table:table-cell>
          <table:table-cell office:value-type="float" office:value="0.735190709431966" calcext:value-type="float">
            <text:p>0.735190709431966</text:p>
          </table:table-cell>
        </table:table-row>
        <table:table-row table:style-name="ro1">
          <table:table-cell office:value-type="string" calcext:value-type="string">
            <text:p>artificial</text:p>
          </table:table-cell>
          <table:table-cell office:value-type="float" office:value="6" calcext:value-type="float">
            <text:p>6</text:p>
          </table:table-cell>
          <table:table-cell office:value-type="float" office:value="14.862508607" calcext:value-type="float">
            <text:p>14.862508607</text:p>
          </table:table-cell>
          <table:table-cell office:value-type="float" office:value="964.6" calcext:value-type="float">
            <text:p>964.6</text:p>
          </table:table-cell>
          <table:table-cell office:value-type="float" office:value="346519" calcext:value-type="float">
            <text:p>346519</text:p>
          </table:table-cell>
          <table:table-cell office:value-type="string" calcext:value-type="string">
            <text:p>3072x2048</text:p>
          </table:table-cell>
          <table:table-cell office:value-type="float" office:value="0.4406" calcext:value-type="float">
            <text:p>0.4406</text:p>
          </table:table-cell>
          <table:table-cell office:value-type="string" calcext:value-type="string">
            <text:p>artificial.png</text:p>
          </table:table-cell>
          <table:table-cell office:value-type="string" calcext:value-type="string">
            <text:p>AVIF</text:p>
          </table:table-cell>
          <table:table-cell office:value-type="float" office:value="6" calcext:value-type="float">
            <text:p>6</text:p>
          </table:table-cell>
          <table:table-cell office:value-type="float" office:value="0.996722025193893" calcext:value-type="float">
            <text:p>0.996722025193893</text:p>
          </table:table-cell>
          <table:table-cell office:value-type="float" office:value="48.8707868467012" calcext:value-type="float">
            <text:p>48.8707868467012</text:p>
          </table:table-cell>
          <table:table-cell office:value-type="float" office:value="0.843338012695313" calcext:value-type="float">
            <text:p>0.843338012695313</text:p>
          </table:table-cell>
        </table:table-row>
        <table:table-row table:style-name="ro1">
          <table:table-cell office:value-type="string" calcext:value-type="string">
            <text:p>artificial</text:p>
          </table:table-cell>
          <table:table-cell office:value-type="float" office:value="7" calcext:value-type="float">
            <text:p>7</text:p>
          </table:table-cell>
          <table:table-cell office:value-type="float" office:value="14.61545545" calcext:value-type="float">
            <text:p>14.61545545</text:p>
          </table:table-cell>
          <table:table-cell office:value-type="float" office:value="950.69" calcext:value-type="float">
            <text:p>950.69</text:p>
          </table:table-cell>
          <table:table-cell office:value-type="float" office:value="316578" calcext:value-type="float">
            <text:p>316578</text:p>
          </table:table-cell>
          <table:table-cell office:value-type="string" calcext:value-type="string">
            <text:p>3072x2048</text:p>
          </table:table-cell>
          <table:table-cell office:value-type="float" office:value="0.4025" calcext:value-type="float">
            <text:p>0.4025</text:p>
          </table:table-cell>
          <table:table-cell office:value-type="string" calcext:value-type="string">
            <text:p>artificial.png</text:p>
          </table:table-cell>
          <table:table-cell office:value-type="string" calcext:value-type="string">
            <text:p>AVIF</text:p>
          </table:table-cell>
          <table:table-cell office:value-type="float" office:value="7" calcext:value-type="float">
            <text:p>7</text:p>
          </table:table-cell>
          <table:table-cell office:value-type="float" office:value="0.9965902093109" calcext:value-type="float">
            <text:p>0.9965902093109</text:p>
          </table:table-cell>
          <table:table-cell office:value-type="float" office:value="48.3895497970375" calcext:value-type="float">
            <text:p>48.3895497970375</text:p>
          </table:table-cell>
          <table:table-cell office:value-type="float" office:value="0.942161560058594" calcext:value-type="float">
            <text:p>0.942161560058594</text:p>
          </table:table-cell>
        </table:table-row>
        <table:table-row table:style-name="ro1">
          <table:table-cell office:value-type="string" calcext:value-type="string">
            <text:p>artificial</text:p>
          </table:table-cell>
          <table:table-cell office:value-type="float" office:value="8" calcext:value-type="float">
            <text:p>8</text:p>
          </table:table-cell>
          <table:table-cell office:value-type="float" office:value="14.337997723" calcext:value-type="float">
            <text:p>14.337997723</text:p>
          </table:table-cell>
          <table:table-cell office:value-type="float" office:value="929.16" calcext:value-type="float">
            <text:p>929.16</text:p>
          </table:table-cell>
          <table:table-cell office:value-type="float" office:value="297106" calcext:value-type="float">
            <text:p>297106</text:p>
          </table:table-cell>
          <table:table-cell office:value-type="string" calcext:value-type="string">
            <text:p>3072x2048</text:p>
          </table:table-cell>
          <table:table-cell office:value-type="float" office:value="0.3777" calcext:value-type="float">
            <text:p>0.3777</text:p>
          </table:table-cell>
          <table:table-cell office:value-type="string" calcext:value-type="string">
            <text:p>artificial.png</text:p>
          </table:table-cell>
          <table:table-cell office:value-type="string" calcext:value-type="string">
            <text:p>AVIF</text:p>
          </table:table-cell>
          <table:table-cell office:value-type="float" office:value="8" calcext:value-type="float">
            <text:p>8</text:p>
          </table:table-cell>
          <table:table-cell office:value-type="float" office:value="0.996272027304524" calcext:value-type="float">
            <text:p>0.996272027304524</text:p>
          </table:table-cell>
          <table:table-cell office:value-type="float" office:value="47.9135080910238" calcext:value-type="float">
            <text:p>47.9135080910238</text:p>
          </table:table-cell>
          <table:table-cell office:value-type="float" office:value="1.05130698945787" calcext:value-type="float">
            <text:p>1.05130698945787</text:p>
          </table:table-cell>
        </table:table-row>
        <table:table-row table:style-name="ro1">
          <table:table-cell office:value-type="string" calcext:value-type="string">
            <text:p>artificial</text:p>
          </table:table-cell>
          <table:table-cell office:value-type="float" office:value="9" calcext:value-type="float">
            <text:p>9</text:p>
          </table:table-cell>
          <table:table-cell office:value-type="float" office:value="14.137022527" calcext:value-type="float">
            <text:p>14.137022527</text:p>
          </table:table-cell>
          <table:table-cell office:value-type="float" office:value="918.32" calcext:value-type="float">
            <text:p>918.32</text:p>
          </table:table-cell>
          <table:table-cell office:value-type="float" office:value="275957" calcext:value-type="float">
            <text:p>275957</text:p>
          </table:table-cell>
          <table:table-cell office:value-type="string" calcext:value-type="string">
            <text:p>3072x2048</text:p>
          </table:table-cell>
          <table:table-cell office:value-type="float" office:value="0.3508" calcext:value-type="float">
            <text:p>0.3508</text:p>
          </table:table-cell>
          <table:table-cell office:value-type="string" calcext:value-type="string">
            <text:p>artificial.png</text:p>
          </table:table-cell>
          <table:table-cell office:value-type="string" calcext:value-type="string">
            <text:p>AVIF</text:p>
          </table:table-cell>
          <table:table-cell office:value-type="float" office:value="9" calcext:value-type="float">
            <text:p>9</text:p>
          </table:table-cell>
          <table:table-cell office:value-type="float" office:value="0.99584305382763" calcext:value-type="float">
            <text:p>0.99584305382763</text:p>
          </table:table-cell>
          <table:table-cell office:value-type="float" office:value="47.3666762535472" calcext:value-type="float">
            <text:p>47.3666762535472</text:p>
          </table:table-cell>
          <table:table-cell office:value-type="float" office:value="1.1923746532864" calcext:value-type="float">
            <text:p>1.1923746532864</text:p>
          </table:table-cell>
        </table:table-row>
        <table:table-row table:style-name="ro1">
          <table:table-cell office:value-type="string" calcext:value-type="string">
            <text:p>artificial</text:p>
          </table:table-cell>
          <table:table-cell office:value-type="float" office:value="10" calcext:value-type="float">
            <text:p>10</text:p>
          </table:table-cell>
          <table:table-cell office:value-type="float" office:value="13.632068199" calcext:value-type="float">
            <text:p>13.632068199</text:p>
          </table:table-cell>
          <table:table-cell office:value-type="float" office:value="910.42" calcext:value-type="float">
            <text:p>910.42</text:p>
          </table:table-cell>
          <table:table-cell office:value-type="float" office:value="261284" calcext:value-type="float">
            <text:p>261284</text:p>
          </table:table-cell>
          <table:table-cell office:value-type="string" calcext:value-type="string">
            <text:p>3072x2048</text:p>
          </table:table-cell>
          <table:table-cell office:value-type="float" office:value="0.3322" calcext:value-type="float">
            <text:p>0.3322</text:p>
          </table:table-cell>
          <table:table-cell office:value-type="string" calcext:value-type="string">
            <text:p>artificial.png</text:p>
          </table:table-cell>
          <table:table-cell office:value-type="string" calcext:value-type="string">
            <text:p>AVIF</text:p>
          </table:table-cell>
          <table:table-cell office:value-type="float" office:value="10" calcext:value-type="float">
            <text:p>10</text:p>
          </table:table-cell>
          <table:table-cell office:value-type="float" office:value="0.995503059336483" calcext:value-type="float">
            <text:p>0.995503059336483</text:p>
          </table:table-cell>
          <table:table-cell office:value-type="float" office:value="46.9849977700745" calcext:value-type="float">
            <text:p>46.9849977700745</text:p>
          </table:table-cell>
          <table:table-cell office:value-type="float" office:value="1.30190886391534" calcext:value-type="float">
            <text:p>1.30190886391534</text:p>
          </table:table-cell>
        </table:table-row>
        <table:table-row table:style-name="ro1">
          <table:table-cell office:value-type="string" calcext:value-type="string">
            <text:p>artificial</text:p>
          </table:table-cell>
          <table:table-cell office:value-type="float" office:value="11" calcext:value-type="float">
            <text:p>11</text:p>
          </table:table-cell>
          <table:table-cell office:value-type="float" office:value="13.539929786" calcext:value-type="float">
            <text:p>13.539929786</text:p>
          </table:table-cell>
          <table:table-cell office:value-type="float" office:value="874.54" calcext:value-type="float">
            <text:p>874.54</text:p>
          </table:table-cell>
          <table:table-cell office:value-type="float" office:value="248037" calcext:value-type="float">
            <text:p>248037</text:p>
          </table:table-cell>
          <table:table-cell office:value-type="string" calcext:value-type="string">
            <text:p>3072x2048</text:p>
          </table:table-cell>
          <table:table-cell office:value-type="float" office:value="0.3153" calcext:value-type="float">
            <text:p>0.3153</text:p>
          </table:table-cell>
          <table:table-cell office:value-type="string" calcext:value-type="string">
            <text:p>artificial.png</text:p>
          </table:table-cell>
          <table:table-cell office:value-type="string" calcext:value-type="string">
            <text:p>AVIF</text:p>
          </table:table-cell>
          <table:table-cell office:value-type="float" office:value="11" calcext:value-type="float">
            <text:p>11</text:p>
          </table:table-cell>
          <table:table-cell office:value-type="float" office:value="0.995124073293764" calcext:value-type="float">
            <text:p>0.995124073293764</text:p>
          </table:table-cell>
          <table:table-cell office:value-type="float" office:value="46.5993347678107" calcext:value-type="float">
            <text:p>46.5993347678107</text:p>
          </table:table-cell>
          <table:table-cell office:value-type="float" office:value="1.42280991872152" calcext:value-type="float">
            <text:p>1.42280991872152</text:p>
          </table:table-cell>
        </table:table-row>
        <table:table-row table:style-name="ro1">
          <table:table-cell office:value-type="string" calcext:value-type="string">
            <text:p>artificial</text:p>
          </table:table-cell>
          <table:table-cell office:value-type="float" office:value="12" calcext:value-type="float">
            <text:p>12</text:p>
          </table:table-cell>
          <table:table-cell office:value-type="float" office:value="13.137774404" calcext:value-type="float">
            <text:p>13.137774404</text:p>
          </table:table-cell>
          <table:table-cell office:value-type="float" office:value="850.23" calcext:value-type="float">
            <text:p>850.23</text:p>
          </table:table-cell>
          <table:table-cell office:value-type="float" office:value="234162" calcext:value-type="float">
            <text:p>234162</text:p>
          </table:table-cell>
          <table:table-cell office:value-type="string" calcext:value-type="string">
            <text:p>3072x2048</text:p>
          </table:table-cell>
          <table:table-cell office:value-type="float" office:value="0.2977" calcext:value-type="float">
            <text:p>0.2977</text:p>
          </table:table-cell>
          <table:table-cell office:value-type="string" calcext:value-type="string">
            <text:p>artificial.png</text:p>
          </table:table-cell>
          <table:table-cell office:value-type="string" calcext:value-type="string">
            <text:p>AVIF</text:p>
          </table:table-cell>
          <table:table-cell office:value-type="float" office:value="12" calcext:value-type="float">
            <text:p>12</text:p>
          </table:table-cell>
          <table:table-cell office:value-type="float" office:value="0.994698219054652" calcext:value-type="float">
            <text:p>0.994698219054652</text:p>
          </table:table-cell>
          <table:table-cell office:value-type="float" office:value="46.1503693806562" calcext:value-type="float">
            <text:p>46.1503693806562</text:p>
          </table:table-cell>
          <table:table-cell office:value-type="float" office:value="1.57776901457045" calcext:value-type="float">
            <text:p>1.57776901457045</text:p>
          </table:table-cell>
        </table:table-row>
        <table:table-row table:style-name="ro1">
          <table:table-cell office:value-type="string" calcext:value-type="string">
            <text:p>artificial</text:p>
          </table:table-cell>
          <table:table-cell office:value-type="float" office:value="13" calcext:value-type="float">
            <text:p>13</text:p>
          </table:table-cell>
          <table:table-cell office:value-type="float" office:value="13.056870068" calcext:value-type="float">
            <text:p>13.056870068</text:p>
          </table:table-cell>
          <table:table-cell office:value-type="float" office:value="843.54" calcext:value-type="float">
            <text:p>843.54</text:p>
          </table:table-cell>
          <table:table-cell office:value-type="float" office:value="223738" calcext:value-type="float">
            <text:p>223738</text:p>
          </table:table-cell>
          <table:table-cell office:value-type="string" calcext:value-type="string">
            <text:p>3072x2048</text:p>
          </table:table-cell>
          <table:table-cell office:value-type="float" office:value="0.2844" calcext:value-type="float">
            <text:p>0.2844</text:p>
          </table:table-cell>
          <table:table-cell office:value-type="string" calcext:value-type="string">
            <text:p>artificial.png</text:p>
          </table:table-cell>
          <table:table-cell office:value-type="string" calcext:value-type="string">
            <text:p>AVIF</text:p>
          </table:table-cell>
          <table:table-cell office:value-type="float" office:value="13" calcext:value-type="float">
            <text:p>13</text:p>
          </table:table-cell>
          <table:table-cell office:value-type="float" office:value="0.994327068747164" calcext:value-type="float">
            <text:p>0.994327068747164</text:p>
          </table:table-cell>
          <table:table-cell office:value-type="float" office:value="45.8286466666335" calcext:value-type="float">
            <text:p>45.8286466666335</text:p>
          </table:table-cell>
          <table:table-cell office:value-type="float" office:value="1.69908730189006" calcext:value-type="float">
            <text:p>1.69908730189006</text:p>
          </table:table-cell>
        </table:table-row>
        <table:table-row table:style-name="ro1">
          <table:table-cell office:value-type="string" calcext:value-type="string">
            <text:p>artificial</text:p>
          </table:table-cell>
          <table:table-cell office:value-type="float" office:value="14" calcext:value-type="float">
            <text:p>14</text:p>
          </table:table-cell>
          <table:table-cell office:value-type="float" office:value="12.896384075" calcext:value-type="float">
            <text:p>12.896384075</text:p>
          </table:table-cell>
          <table:table-cell office:value-type="float" office:value="834.91" calcext:value-type="float">
            <text:p>834.91</text:p>
          </table:table-cell>
          <table:table-cell office:value-type="float" office:value="214922" calcext:value-type="float">
            <text:p>214922</text:p>
          </table:table-cell>
          <table:table-cell office:value-type="string" calcext:value-type="string">
            <text:p>3072x2048</text:p>
          </table:table-cell>
          <table:table-cell office:value-type="float" office:value="0.2732" calcext:value-type="float">
            <text:p>0.2732</text:p>
          </table:table-cell>
          <table:table-cell office:value-type="string" calcext:value-type="string">
            <text:p>artificial.png</text:p>
          </table:table-cell>
          <table:table-cell office:value-type="string" calcext:value-type="string">
            <text:p>AVIF</text:p>
          </table:table-cell>
          <table:table-cell office:value-type="float" office:value="14" calcext:value-type="float">
            <text:p>14</text:p>
          </table:table-cell>
          <table:table-cell office:value-type="float" office:value="0.993936624152871" calcext:value-type="float">
            <text:p>0.993936624152871</text:p>
          </table:table-cell>
          <table:table-cell office:value-type="float" office:value="45.5132882064441" calcext:value-type="float">
            <text:p>45.5132882064441</text:p>
          </table:table-cell>
          <table:table-cell office:value-type="float" office:value="1.82705465952555" calcext:value-type="float">
            <text:p>1.82705465952555</text:p>
          </table:table-cell>
        </table:table-row>
        <table:table-row table:style-name="ro1">
          <table:table-cell office:value-type="string" calcext:value-type="string">
            <text:p>artificial</text:p>
          </table:table-cell>
          <table:table-cell office:value-type="float" office:value="15" calcext:value-type="float">
            <text:p>15</text:p>
          </table:table-cell>
          <table:table-cell office:value-type="float" office:value="12.663529377" calcext:value-type="float">
            <text:p>12.663529377</text:p>
          </table:table-cell>
          <table:table-cell office:value-type="float" office:value="819.45" calcext:value-type="float">
            <text:p>819.45</text:p>
          </table:table-cell>
          <table:table-cell office:value-type="float" office:value="206546" calcext:value-type="float">
            <text:p>206546</text:p>
          </table:table-cell>
          <table:table-cell office:value-type="string" calcext:value-type="string">
            <text:p>3072x2048</text:p>
          </table:table-cell>
          <table:table-cell office:value-type="float" office:value="0.2626" calcext:value-type="float">
            <text:p>0.2626</text:p>
          </table:table-cell>
          <table:table-cell office:value-type="string" calcext:value-type="string">
            <text:p>artificial.png</text:p>
          </table:table-cell>
          <table:table-cell office:value-type="string" calcext:value-type="string">
            <text:p>AVIF</text:p>
          </table:table-cell>
          <table:table-cell office:value-type="float" office:value="15" calcext:value-type="float">
            <text:p>15</text:p>
          </table:table-cell>
          <table:table-cell office:value-type="float" office:value="0.993535023031992" calcext:value-type="float">
            <text:p>0.993535023031992</text:p>
          </table:table-cell>
          <table:table-cell office:value-type="float" office:value="45.2125878387831" calcext:value-type="float">
            <text:p>45.2125878387831</text:p>
          </table:table-cell>
          <table:table-cell office:value-type="float" office:value="1.95804007848104" calcext:value-type="float">
            <text:p>1.95804007848104</text:p>
          </table:table-cell>
        </table:table-row>
        <table:table-row table:style-name="ro1">
          <table:table-cell office:value-type="string" calcext:value-type="string">
            <text:p>artificial</text:p>
          </table:table-cell>
          <table:table-cell office:value-type="float" office:value="16" calcext:value-type="float">
            <text:p>16</text:p>
          </table:table-cell>
          <table:table-cell office:value-type="float" office:value="12.42360921" calcext:value-type="float">
            <text:p>12.42360921</text:p>
          </table:table-cell>
          <table:table-cell office:value-type="float" office:value="798.06" calcext:value-type="float">
            <text:p>798.06</text:p>
          </table:table-cell>
          <table:table-cell office:value-type="float" office:value="196348" calcext:value-type="float">
            <text:p>196348</text:p>
          </table:table-cell>
          <table:table-cell office:value-type="string" calcext:value-type="string">
            <text:p>3072x2048</text:p>
          </table:table-cell>
          <table:table-cell office:value-type="float" office:value="0.2496" calcext:value-type="float">
            <text:p>0.2496</text:p>
          </table:table-cell>
          <table:table-cell office:value-type="string" calcext:value-type="string">
            <text:p>artificial.png</text:p>
          </table:table-cell>
          <table:table-cell office:value-type="string" calcext:value-type="string">
            <text:p>AVIF</text:p>
          </table:table-cell>
          <table:table-cell office:value-type="float" office:value="16" calcext:value-type="float">
            <text:p>16</text:p>
          </table:table-cell>
          <table:table-cell office:value-type="float" office:value="0.99311499052981" calcext:value-type="float">
            <text:p>0.99311499052981</text:p>
          </table:table-cell>
          <table:table-cell office:value-type="float" office:value="44.8735836220986" calcext:value-type="float">
            <text:p>44.8735836220986</text:p>
          </table:table-cell>
          <table:table-cell office:value-type="float" office:value="2.11700556013319" calcext:value-type="float">
            <text:p>2.11700556013319</text:p>
          </table:table-cell>
        </table:table-row>
        <table:table-row table:style-name="ro1">
          <table:table-cell office:value-type="string" calcext:value-type="string">
            <text:p>artificial</text:p>
          </table:table-cell>
          <table:table-cell office:value-type="float" office:value="17" calcext:value-type="float">
            <text:p>17</text:p>
          </table:table-cell>
          <table:table-cell office:value-type="float" office:value="12.293835148" calcext:value-type="float">
            <text:p>12.293835148</text:p>
          </table:table-cell>
          <table:table-cell office:value-type="float" office:value="793.98" calcext:value-type="float">
            <text:p>793.98</text:p>
          </table:table-cell>
          <table:table-cell office:value-type="float" office:value="189405" calcext:value-type="float">
            <text:p>189405</text:p>
          </table:table-cell>
          <table:table-cell office:value-type="string" calcext:value-type="string">
            <text:p>3072x2048</text:p>
          </table:table-cell>
          <table:table-cell office:value-type="float" office:value="0.2408" calcext:value-type="float">
            <text:p>0.2408</text:p>
          </table:table-cell>
          <table:table-cell office:value-type="string" calcext:value-type="string">
            <text:p>artificial.png</text:p>
          </table:table-cell>
          <table:table-cell office:value-type="string" calcext:value-type="string">
            <text:p>AVIF</text:p>
          </table:table-cell>
          <table:table-cell office:value-type="float" office:value="17" calcext:value-type="float">
            <text:p>17</text:p>
          </table:table-cell>
          <table:table-cell office:value-type="float" office:value="0.992676739006586" calcext:value-type="float">
            <text:p>0.992676739006586</text:p>
          </table:table-cell>
          <table:table-cell office:value-type="float" office:value="44.583437588265" calcext:value-type="float">
            <text:p>44.583437588265</text:p>
          </table:table-cell>
          <table:table-cell office:value-type="float" office:value="2.2632712258233" calcext:value-type="float">
            <text:p>2.2632712258233</text:p>
          </table:table-cell>
        </table:table-row>
        <table:table-row table:style-name="ro1">
          <table:table-cell office:value-type="string" calcext:value-type="string">
            <text:p>artificial</text:p>
          </table:table-cell>
          <table:table-cell office:value-type="float" office:value="18" calcext:value-type="float">
            <text:p>18</text:p>
          </table:table-cell>
          <table:table-cell office:value-type="float" office:value="12.004793065" calcext:value-type="float">
            <text:p>12.004793065</text:p>
          </table:table-cell>
          <table:table-cell office:value-type="float" office:value="773.83" calcext:value-type="float">
            <text:p>773.83</text:p>
          </table:table-cell>
          <table:table-cell office:value-type="float" office:value="182536" calcext:value-type="float">
            <text:p>182536</text:p>
          </table:table-cell>
          <table:table-cell office:value-type="string" calcext:value-type="string">
            <text:p>3072x2048</text:p>
          </table:table-cell>
          <table:table-cell office:value-type="float" office:value="0.2321" calcext:value-type="float">
            <text:p>0.2321</text:p>
          </table:table-cell>
          <table:table-cell office:value-type="string" calcext:value-type="string">
            <text:p>artificial.png</text:p>
          </table:table-cell>
          <table:table-cell office:value-type="string" calcext:value-type="string">
            <text:p>AVIF</text:p>
          </table:table-cell>
          <table:table-cell office:value-type="float" office:value="18" calcext:value-type="float">
            <text:p>18</text:p>
          </table:table-cell>
          <table:table-cell office:value-type="float" office:value="0.992238100459401" calcext:value-type="float">
            <text:p>0.992238100459401</text:p>
          </table:table-cell>
          <table:table-cell office:value-type="float" office:value="44.3109112068905" calcext:value-type="float">
            <text:p>44.3109112068905</text:p>
          </table:table-cell>
          <table:table-cell office:value-type="float" office:value="2.4098457230462" calcext:value-type="float">
            <text:p>2.4098457230462</text:p>
          </table:table-cell>
        </table:table-row>
        <table:table-row table:style-name="ro1">
          <table:table-cell office:value-type="string" calcext:value-type="string">
            <text:p>artificial</text:p>
          </table:table-cell>
          <table:table-cell office:value-type="float" office:value="19" calcext:value-type="float">
            <text:p>19</text:p>
          </table:table-cell>
          <table:table-cell office:value-type="float" office:value="12.058362187" calcext:value-type="float">
            <text:p>12.058362187</text:p>
          </table:table-cell>
          <table:table-cell office:value-type="float" office:value="773.45" calcext:value-type="float">
            <text:p>773.45</text:p>
          </table:table-cell>
          <table:table-cell office:value-type="float" office:value="176520" calcext:value-type="float">
            <text:p>176520</text:p>
          </table:table-cell>
          <table:table-cell office:value-type="string" calcext:value-type="string">
            <text:p>3072x2048</text:p>
          </table:table-cell>
          <table:table-cell office:value-type="float" office:value="0.2244" calcext:value-type="float">
            <text:p>0.2244</text:p>
          </table:table-cell>
          <table:table-cell office:value-type="string" calcext:value-type="string">
            <text:p>artificial.png</text:p>
          </table:table-cell>
          <table:table-cell office:value-type="string" calcext:value-type="string">
            <text:p>AVIF</text:p>
          </table:table-cell>
          <table:table-cell office:value-type="float" office:value="19" calcext:value-type="float">
            <text:p>19</text:p>
          </table:table-cell>
          <table:table-cell office:value-type="float" office:value="0.99175409685263" calcext:value-type="float">
            <text:p>0.99175409685263</text:p>
          </table:table-cell>
          <table:table-cell office:value-type="float" office:value="44.0064289750346" calcext:value-type="float">
            <text:p>44.0064289750346</text:p>
          </table:table-cell>
          <table:table-cell office:value-type="float" office:value="2.5848626030816" calcext:value-type="float">
            <text:p>2.5848626030816</text:p>
          </table:table-cell>
        </table:table-row>
        <table:table-row table:style-name="ro1">
          <table:table-cell office:value-type="string" calcext:value-type="string">
            <text:p>artificial</text:p>
          </table:table-cell>
          <table:table-cell office:value-type="float" office:value="20" calcext:value-type="float">
            <text:p>20</text:p>
          </table:table-cell>
          <table:table-cell office:value-type="float" office:value="11.802198797" calcext:value-type="float">
            <text:p>11.802198797</text:p>
          </table:table-cell>
          <table:table-cell office:value-type="float" office:value="756.39" calcext:value-type="float">
            <text:p>756.39</text:p>
          </table:table-cell>
          <table:table-cell office:value-type="float" office:value="169522" calcext:value-type="float">
            <text:p>169522</text:p>
          </table:table-cell>
          <table:table-cell office:value-type="string" calcext:value-type="string">
            <text:p>3072x2048</text:p>
          </table:table-cell>
          <table:table-cell office:value-type="float" office:value="0.2155" calcext:value-type="float">
            <text:p>0.2155</text:p>
          </table:table-cell>
          <table:table-cell office:value-type="string" calcext:value-type="string">
            <text:p>artificial.png</text:p>
          </table:table-cell>
          <table:table-cell office:value-type="string" calcext:value-type="string">
            <text:p>AVIF</text:p>
          </table:table-cell>
          <table:table-cell office:value-type="float" office:value="20" calcext:value-type="float">
            <text:p>20</text:p>
          </table:table-cell>
          <table:table-cell office:value-type="float" office:value="0.991196640138061" calcext:value-type="float">
            <text:p>0.991196640138061</text:p>
          </table:table-cell>
          <table:table-cell office:value-type="float" office:value="43.6943849725091" calcext:value-type="float">
            <text:p>43.6943849725091</text:p>
          </table:table-cell>
          <table:table-cell office:value-type="float" office:value="2.77742195129395" calcext:value-type="float">
            <text:p>2.77742195129395</text:p>
          </table:table-cell>
        </table:table-row>
        <table:table-row table:style-name="ro1">
          <table:table-cell office:value-type="string" calcext:value-type="string">
            <text:p>artificial</text:p>
          </table:table-cell>
          <table:table-cell office:value-type="float" office:value="21" calcext:value-type="float">
            <text:p>21</text:p>
          </table:table-cell>
          <table:table-cell office:value-type="float" office:value="11.62289899" calcext:value-type="float">
            <text:p>11.62289899</text:p>
          </table:table-cell>
          <table:table-cell office:value-type="float" office:value="752.79" calcext:value-type="float">
            <text:p>752.79</text:p>
          </table:table-cell>
          <table:table-cell office:value-type="float" office:value="164536" calcext:value-type="float">
            <text:p>164536</text:p>
          </table:table-cell>
          <table:table-cell office:value-type="string" calcext:value-type="string">
            <text:p>3072x2048</text:p>
          </table:table-cell>
          <table:table-cell office:value-type="float" office:value="0.2092" calcext:value-type="float">
            <text:p>0.2092</text:p>
          </table:table-cell>
          <table:table-cell office:value-type="string" calcext:value-type="string">
            <text:p>artificial.png</text:p>
          </table:table-cell>
          <table:table-cell office:value-type="string" calcext:value-type="string">
            <text:p>AVIF</text:p>
          </table:table-cell>
          <table:table-cell office:value-type="float" office:value="21" calcext:value-type="float">
            <text:p>21</text:p>
          </table:table-cell>
          <table:table-cell office:value-type="float" office:value="0.990772240166994" calcext:value-type="float">
            <text:p>0.990772240166994</text:p>
          </table:table-cell>
          <table:table-cell office:value-type="float" office:value="43.4455851950948" calcext:value-type="float">
            <text:p>43.4455851950948</text:p>
          </table:table-cell>
          <table:table-cell office:value-type="float" office:value="2.94118160671658" calcext:value-type="float">
            <text:p>2.94118160671658</text:p>
          </table:table-cell>
        </table:table-row>
        <table:table-row table:style-name="ro1">
          <table:table-cell office:value-type="string" calcext:value-type="string">
            <text:p>artificial</text:p>
          </table:table-cell>
          <table:table-cell office:value-type="float" office:value="22" calcext:value-type="float">
            <text:p>22</text:p>
          </table:table-cell>
          <table:table-cell office:value-type="float" office:value="11.669616942" calcext:value-type="float">
            <text:p>11.669616942</text:p>
          </table:table-cell>
          <table:table-cell office:value-type="float" office:value="739.33" calcext:value-type="float">
            <text:p>739.33</text:p>
          </table:table-cell>
          <table:table-cell office:value-type="float" office:value="159863" calcext:value-type="float">
            <text:p>159863</text:p>
          </table:table-cell>
          <table:table-cell office:value-type="string" calcext:value-type="string">
            <text:p>3072x2048</text:p>
          </table:table-cell>
          <table:table-cell office:value-type="float" office:value="0.2032" calcext:value-type="float">
            <text:p>0.2032</text:p>
          </table:table-cell>
          <table:table-cell office:value-type="string" calcext:value-type="string">
            <text:p>artificial.png</text:p>
          </table:table-cell>
          <table:table-cell office:value-type="string" calcext:value-type="string">
            <text:p>AVIF</text:p>
          </table:table-cell>
          <table:table-cell office:value-type="float" office:value="22" calcext:value-type="float">
            <text:p>22</text:p>
          </table:table-cell>
          <table:table-cell office:value-type="float" office:value="0.990261773870743" calcext:value-type="float">
            <text:p>0.990261773870743</text:p>
          </table:table-cell>
          <table:table-cell office:value-type="float" office:value="43.1958397665685" calcext:value-type="float">
            <text:p>43.1958397665685</text:p>
          </table:table-cell>
          <table:table-cell office:value-type="float" office:value="3.11527495914035" calcext:value-type="float">
            <text:p>3.11527495914035</text:p>
          </table:table-cell>
        </table:table-row>
        <table:table-row table:style-name="ro1">
          <table:table-cell office:value-type="string" calcext:value-type="string">
            <text:p>artificial</text:p>
          </table:table-cell>
          <table:table-cell office:value-type="float" office:value="23" calcext:value-type="float">
            <text:p>23</text:p>
          </table:table-cell>
          <table:table-cell office:value-type="float" office:value="11.594129002" calcext:value-type="float">
            <text:p>11.594129002</text:p>
          </table:table-cell>
          <table:table-cell office:value-type="float" office:value="735.12" calcext:value-type="float">
            <text:p>735.12</text:p>
          </table:table-cell>
          <table:table-cell office:value-type="float" office:value="155056" calcext:value-type="float">
            <text:p>155056</text:p>
          </table:table-cell>
          <table:table-cell office:value-type="string" calcext:value-type="string">
            <text:p>3072x2048</text:p>
          </table:table-cell>
          <table:table-cell office:value-type="float" office:value="0.1971" calcext:value-type="float">
            <text:p>0.1971</text:p>
          </table:table-cell>
          <table:table-cell office:value-type="string" calcext:value-type="string">
            <text:p>artificial.png</text:p>
          </table:table-cell>
          <table:table-cell office:value-type="string" calcext:value-type="string">
            <text:p>AVIF</text:p>
          </table:table-cell>
          <table:table-cell office:value-type="float" office:value="23" calcext:value-type="float">
            <text:p>23</text:p>
          </table:table-cell>
          <table:table-cell office:value-type="float" office:value="0.989752421605044" calcext:value-type="float">
            <text:p>0.989752421605044</text:p>
          </table:table-cell>
          <table:table-cell office:value-type="float" office:value="42.9521542082434" calcext:value-type="float">
            <text:p>42.9521542082434</text:p>
          </table:table-cell>
          <table:table-cell office:value-type="float" office:value="3.29507223765055" calcext:value-type="float">
            <text:p>3.29507223765055</text:p>
          </table:table-cell>
        </table:table-row>
        <table:table-row table:style-name="ro1">
          <table:table-cell office:value-type="string" calcext:value-type="string">
            <text:p>artificial</text:p>
          </table:table-cell>
          <table:table-cell office:value-type="float" office:value="24" calcext:value-type="float">
            <text:p>24</text:p>
          </table:table-cell>
          <table:table-cell office:value-type="float" office:value="11.377740156" calcext:value-type="float">
            <text:p>11.377740156</text:p>
          </table:table-cell>
          <table:table-cell office:value-type="float" office:value="724.22" calcext:value-type="float">
            <text:p>724.22</text:p>
          </table:table-cell>
          <table:table-cell office:value-type="float" office:value="148993" calcext:value-type="float">
            <text:p>148993</text:p>
          </table:table-cell>
          <table:table-cell office:value-type="string" calcext:value-type="string">
            <text:p>3072x2048</text:p>
          </table:table-cell>
          <table:table-cell office:value-type="float" office:value="0.1894" calcext:value-type="float">
            <text:p>0.1894</text:p>
          </table:table-cell>
          <table:table-cell office:value-type="string" calcext:value-type="string">
            <text:p>artificial.png</text:p>
          </table:table-cell>
          <table:table-cell office:value-type="string" calcext:value-type="string">
            <text:p>AVIF</text:p>
          </table:table-cell>
          <table:table-cell office:value-type="float" office:value="24" calcext:value-type="float">
            <text:p>24</text:p>
          </table:table-cell>
          <table:table-cell office:value-type="float" office:value="0.989090837794572" calcext:value-type="float">
            <text:p>0.989090837794572</text:p>
          </table:table-cell>
          <table:table-cell office:value-type="float" office:value="42.6481411853527" calcext:value-type="float">
            <text:p>42.6481411853527</text:p>
          </table:table-cell>
          <table:table-cell office:value-type="float" office:value="3.53399753570557" calcext:value-type="float">
            <text:p>3.53399753570557</text:p>
          </table:table-cell>
        </table:table-row>
        <table:table-row table:style-name="ro1">
          <table:table-cell office:value-type="string" calcext:value-type="string">
            <text:p>artificial</text:p>
          </table:table-cell>
          <table:table-cell office:value-type="float" office:value="25" calcext:value-type="float">
            <text:p>25</text:p>
          </table:table-cell>
          <table:table-cell office:value-type="float" office:value="11.291804232" calcext:value-type="float">
            <text:p>11.291804232</text:p>
          </table:table-cell>
          <table:table-cell office:value-type="float" office:value="711.23" calcext:value-type="float">
            <text:p>711.23</text:p>
          </table:table-cell>
          <table:table-cell office:value-type="float" office:value="141576" calcext:value-type="float">
            <text:p>141576</text:p>
          </table:table-cell>
          <table:table-cell office:value-type="string" calcext:value-type="string">
            <text:p>3072x2048</text:p>
          </table:table-cell>
          <table:table-cell office:value-type="float" office:value="0.18" calcext:value-type="float">
            <text:p>0.18</text:p>
          </table:table-cell>
          <table:table-cell office:value-type="string" calcext:value-type="string">
            <text:p>artificial.png</text:p>
          </table:table-cell>
          <table:table-cell office:value-type="string" calcext:value-type="string">
            <text:p>AVIF</text:p>
          </table:table-cell>
          <table:table-cell office:value-type="float" office:value="25" calcext:value-type="float">
            <text:p>25</text:p>
          </table:table-cell>
          <table:table-cell office:value-type="float" office:value="0.988010405448374" calcext:value-type="float">
            <text:p>0.988010405448374</text:p>
          </table:table-cell>
          <table:table-cell office:value-type="float" office:value="42.2200233877458" calcext:value-type="float">
            <text:p>42.2200233877458</text:p>
          </table:table-cell>
          <table:table-cell office:value-type="float" office:value="3.90012047025892" calcext:value-type="float">
            <text:p>3.90012047025892</text:p>
          </table:table-cell>
        </table:table-row>
        <table:table-row table:style-name="ro1">
          <table:table-cell office:value-type="string" calcext:value-type="string">
            <text:p>artificial</text:p>
          </table:table-cell>
          <table:table-cell office:value-type="float" office:value="26" calcext:value-type="float">
            <text:p>26</text:p>
          </table:table-cell>
          <table:table-cell office:value-type="float" office:value="11.07101712" calcext:value-type="float">
            <text:p>11.07101712</text:p>
          </table:table-cell>
          <table:table-cell office:value-type="float" office:value="699.88" calcext:value-type="float">
            <text:p>699.88</text:p>
          </table:table-cell>
          <table:table-cell office:value-type="float" office:value="134715" calcext:value-type="float">
            <text:p>134715</text:p>
          </table:table-cell>
          <table:table-cell office:value-type="string" calcext:value-type="string">
            <text:p>3072x2048</text:p>
          </table:table-cell>
          <table:table-cell office:value-type="float" office:value="0.1712" calcext:value-type="float">
            <text:p>0.1712</text:p>
          </table:table-cell>
          <table:table-cell office:value-type="string" calcext:value-type="string">
            <text:p>artificial.png</text:p>
          </table:table-cell>
          <table:table-cell office:value-type="string" calcext:value-type="string">
            <text:p>AVIF</text:p>
          </table:table-cell>
          <table:table-cell office:value-type="float" office:value="26" calcext:value-type="float">
            <text:p>26</text:p>
          </table:table-cell>
          <table:table-cell office:value-type="float" office:value="0.986953178636885" calcext:value-type="float">
            <text:p>0.986953178636885</text:p>
          </table:table-cell>
          <table:table-cell office:value-type="float" office:value="41.8081440669723" calcext:value-type="float">
            <text:p>41.8081440669723</text:p>
          </table:table-cell>
          <table:table-cell office:value-type="float" office:value="4.28811036215888" calcext:value-type="float">
            <text:p>4.28811036215888</text:p>
          </table:table-cell>
        </table:table-row>
        <table:table-row table:style-name="ro1">
          <table:table-cell office:value-type="string" calcext:value-type="string">
            <text:p>artificial</text:p>
          </table:table-cell>
          <table:table-cell office:value-type="float" office:value="27" calcext:value-type="float">
            <text:p>27</text:p>
          </table:table-cell>
          <table:table-cell office:value-type="float" office:value="10.860062601" calcext:value-type="float">
            <text:p>10.860062601</text:p>
          </table:table-cell>
          <table:table-cell office:value-type="float" office:value="683.8" calcext:value-type="float">
            <text:p>683.8</text:p>
          </table:table-cell>
          <table:table-cell office:value-type="float" office:value="128467" calcext:value-type="float">
            <text:p>128467</text:p>
          </table:table-cell>
          <table:table-cell office:value-type="string" calcext:value-type="string">
            <text:p>3072x2048</text:p>
          </table:table-cell>
          <table:table-cell office:value-type="float" office:value="0.1633" calcext:value-type="float">
            <text:p>0.1633</text:p>
          </table:table-cell>
          <table:table-cell office:value-type="string" calcext:value-type="string">
            <text:p>artificial.png</text:p>
          </table:table-cell>
          <table:table-cell office:value-type="string" calcext:value-type="string">
            <text:p>AVIF</text:p>
          </table:table-cell>
          <table:table-cell office:value-type="float" office:value="27" calcext:value-type="float">
            <text:p>27</text:p>
          </table:table-cell>
          <table:table-cell office:value-type="float" office:value="0.985866104258284" calcext:value-type="float">
            <text:p>0.985866104258284</text:p>
          </table:table-cell>
          <table:table-cell office:value-type="float" office:value="41.3945741773705" calcext:value-type="float">
            <text:p>41.3945741773705</text:p>
          </table:table-cell>
          <table:table-cell office:value-type="float" office:value="4.71653371387058" calcext:value-type="float">
            <text:p>4.71653371387058</text:p>
          </table:table-cell>
        </table:table-row>
        <table:table-row table:style-name="ro1">
          <table:table-cell office:value-type="string" calcext:value-type="string">
            <text:p>artificial</text:p>
          </table:table-cell>
          <table:table-cell office:value-type="float" office:value="28" calcext:value-type="float">
            <text:p>28</text:p>
          </table:table-cell>
          <table:table-cell office:value-type="float" office:value="11.31263933" calcext:value-type="float">
            <text:p>11.31263933</text:p>
          </table:table-cell>
          <table:table-cell office:value-type="float" office:value="726.81" calcext:value-type="float">
            <text:p>726.81</text:p>
          </table:table-cell>
          <table:table-cell office:value-type="float" office:value="122127" calcext:value-type="float">
            <text:p>122127</text:p>
          </table:table-cell>
          <table:table-cell office:value-type="string" calcext:value-type="string">
            <text:p>3072x2048</text:p>
          </table:table-cell>
          <table:table-cell office:value-type="float" office:value="0.1552" calcext:value-type="float">
            <text:p>0.1552</text:p>
          </table:table-cell>
          <table:table-cell office:value-type="string" calcext:value-type="string">
            <text:p>artificial.png</text:p>
          </table:table-cell>
          <table:table-cell office:value-type="string" calcext:value-type="string">
            <text:p>AVIF</text:p>
          </table:table-cell>
          <table:table-cell office:value-type="float" office:value="28" calcext:value-type="float">
            <text:p>28</text:p>
          </table:table-cell>
          <table:table-cell office:value-type="float" office:value="0.984777203190687" calcext:value-type="float">
            <text:p>0.984777203190687</text:p>
          </table:table-cell>
          <table:table-cell office:value-type="float" office:value="41.0229170567499" calcext:value-type="float">
            <text:p>41.0229170567499</text:p>
          </table:table-cell>
          <table:table-cell office:value-type="float" office:value="5.13793558544583" calcext:value-type="float">
            <text:p>5.13793558544583</text:p>
          </table:table-cell>
        </table:table-row>
        <table:table-row table:style-name="ro1">
          <table:table-cell office:value-type="string" calcext:value-type="string">
            <text:p>artificial</text:p>
          </table:table-cell>
          <table:table-cell office:value-type="float" office:value="29" calcext:value-type="float">
            <text:p>29</text:p>
          </table:table-cell>
          <table:table-cell office:value-type="float" office:value="11.37303783" calcext:value-type="float">
            <text:p>11.37303783</text:p>
          </table:table-cell>
          <table:table-cell office:value-type="float" office:value="721.21" calcext:value-type="float">
            <text:p>721.21</text:p>
          </table:table-cell>
          <table:table-cell office:value-type="float" office:value="116920" calcext:value-type="float">
            <text:p>116920</text:p>
          </table:table-cell>
          <table:table-cell office:value-type="string" calcext:value-type="string">
            <text:p>3072x2048</text:p>
          </table:table-cell>
          <table:table-cell office:value-type="float" office:value="0.1486" calcext:value-type="float">
            <text:p>0.1486</text:p>
          </table:table-cell>
          <table:table-cell office:value-type="string" calcext:value-type="string">
            <text:p>artificial.png</text:p>
          </table:table-cell>
          <table:table-cell office:value-type="string" calcext:value-type="string">
            <text:p>AVIF</text:p>
          </table:table-cell>
          <table:table-cell office:value-type="float" office:value="29" calcext:value-type="float">
            <text:p>29</text:p>
          </table:table-cell>
          <table:table-cell office:value-type="float" office:value="0.983575852455219" calcext:value-type="float">
            <text:p>0.983575852455219</text:p>
          </table:table-cell>
          <table:table-cell office:value-type="float" office:value="40.6599740865374" calcext:value-type="float">
            <text:p>40.6599740865374</text:p>
          </table:table-cell>
          <table:table-cell office:value-type="float" office:value="5.5857687526279" calcext:value-type="float">
            <text:p>5.5857687526279</text:p>
          </table:table-cell>
        </table:table-row>
        <table:table-row table:style-name="ro1">
          <table:table-cell office:value-type="string" calcext:value-type="string">
            <text:p>artificial</text:p>
          </table:table-cell>
          <table:table-cell office:value-type="float" office:value="30" calcext:value-type="float">
            <text:p>30</text:p>
          </table:table-cell>
          <table:table-cell office:value-type="float" office:value="11.111255323" calcext:value-type="float">
            <text:p>11.111255323</text:p>
          </table:table-cell>
          <table:table-cell office:value-type="float" office:value="704.42" calcext:value-type="float">
            <text:p>704.42</text:p>
          </table:table-cell>
          <table:table-cell office:value-type="float" office:value="112332" calcext:value-type="float">
            <text:p>112332</text:p>
          </table:table-cell>
          <table:table-cell office:value-type="string" calcext:value-type="string">
            <text:p>3072x2048</text:p>
          </table:table-cell>
          <table:table-cell office:value-type="float" office:value="0.1428" calcext:value-type="float">
            <text:p>0.1428</text:p>
          </table:table-cell>
          <table:table-cell office:value-type="string" calcext:value-type="string">
            <text:p>artificial.png</text:p>
          </table:table-cell>
          <table:table-cell office:value-type="string" calcext:value-type="string">
            <text:p>AVIF</text:p>
          </table:table-cell>
          <table:table-cell office:value-type="float" office:value="30" calcext:value-type="float">
            <text:p>30</text:p>
          </table:table-cell>
          <table:table-cell office:value-type="float" office:value="0.982479349657898" calcext:value-type="float">
            <text:p>0.982479349657898</text:p>
          </table:table-cell>
          <table:table-cell office:value-type="float" office:value="40.3415326320494" calcext:value-type="float">
            <text:p>40.3415326320494</text:p>
          </table:table-cell>
          <table:table-cell office:value-type="float" office:value="6.01072830624051" calcext:value-type="float">
            <text:p>6.01072830624051</text:p>
          </table:table-cell>
        </table:table-row>
        <table:table-row table:style-name="ro1">
          <table:table-cell office:value-type="string" calcext:value-type="string">
            <text:p>artificial</text:p>
          </table:table-cell>
          <table:table-cell office:value-type="float" office:value="31" calcext:value-type="float">
            <text:p>31</text:p>
          </table:table-cell>
          <table:table-cell office:value-type="float" office:value="10.942853697" calcext:value-type="float">
            <text:p>10.942853697</text:p>
          </table:table-cell>
          <table:table-cell office:value-type="float" office:value="686.54" calcext:value-type="float">
            <text:p>686.54</text:p>
          </table:table-cell>
          <table:table-cell office:value-type="float" office:value="106332" calcext:value-type="float">
            <text:p>106332</text:p>
          </table:table-cell>
          <table:table-cell office:value-type="string" calcext:value-type="string">
            <text:p>3072x2048</text:p>
          </table:table-cell>
          <table:table-cell office:value-type="float" office:value="0.1352" calcext:value-type="float">
            <text:p>0.1352</text:p>
          </table:table-cell>
          <table:table-cell office:value-type="string" calcext:value-type="string">
            <text:p>artificial.png</text:p>
          </table:table-cell>
          <table:table-cell office:value-type="string" calcext:value-type="string">
            <text:p>AVIF</text:p>
          </table:table-cell>
          <table:table-cell office:value-type="float" office:value="31" calcext:value-type="float">
            <text:p>31</text:p>
          </table:table-cell>
          <table:table-cell office:value-type="float" office:value="0.980976627155327" calcext:value-type="float">
            <text:p>0.980976627155327</text:p>
          </table:table-cell>
          <table:table-cell office:value-type="float" office:value="39.9082955657689" calcext:value-type="float">
            <text:p>39.9082955657689</text:p>
          </table:table-cell>
          <table:table-cell office:value-type="float" office:value="6.64126491546631" calcext:value-type="float">
            <text:p>6.64126491546631</text:p>
          </table:table-cell>
        </table:table-row>
        <table:table-row table:style-name="ro1">
          <table:table-cell office:value-type="string" calcext:value-type="string">
            <text:p>artificial</text:p>
          </table:table-cell>
          <table:table-cell office:value-type="float" office:value="32" calcext:value-type="float">
            <text:p>32</text:p>
          </table:table-cell>
          <table:table-cell office:value-type="float" office:value="10.584827886" calcext:value-type="float">
            <text:p>10.584827886</text:p>
          </table:table-cell>
          <table:table-cell office:value-type="float" office:value="654.93" calcext:value-type="float">
            <text:p>654.93</text:p>
          </table:table-cell>
          <table:table-cell office:value-type="float" office:value="100648" calcext:value-type="float">
            <text:p>100648</text:p>
          </table:table-cell>
          <table:table-cell office:value-type="string" calcext:value-type="string">
            <text:p>3072x2048</text:p>
          </table:table-cell>
          <table:table-cell office:value-type="float" office:value="0.1279" calcext:value-type="float">
            <text:p>0.1279</text:p>
          </table:table-cell>
          <table:table-cell office:value-type="string" calcext:value-type="string">
            <text:p>artificial.png</text:p>
          </table:table-cell>
          <table:table-cell office:value-type="string" calcext:value-type="string">
            <text:p>AVIF</text:p>
          </table:table-cell>
          <table:table-cell office:value-type="float" office:value="32" calcext:value-type="float">
            <text:p>32</text:p>
          </table:table-cell>
          <table:table-cell office:value-type="float" office:value="0.979124894795215" calcext:value-type="float">
            <text:p>0.979124894795215</text:p>
          </table:table-cell>
          <table:table-cell office:value-type="float" office:value="39.43758658085" calcext:value-type="float">
            <text:p>39.43758658085</text:p>
          </table:table-cell>
          <table:table-cell office:value-type="float" office:value="7.40153339174059" calcext:value-type="float">
            <text:p>7.40153339174059</text:p>
          </table:table-cell>
        </table:table-row>
        <table:table-row table:style-name="ro1">
          <table:table-cell office:value-type="string" calcext:value-type="string">
            <text:p>artificial</text:p>
          </table:table-cell>
          <table:table-cell office:value-type="float" office:value="33" calcext:value-type="float">
            <text:p>33</text:p>
          </table:table-cell>
          <table:table-cell office:value-type="float" office:value="13.728562536" calcext:value-type="float">
            <text:p>13.728562536</text:p>
          </table:table-cell>
          <table:table-cell office:value-type="float" office:value="873.88" calcext:value-type="float">
            <text:p>873.88</text:p>
          </table:table-cell>
          <table:table-cell office:value-type="float" office:value="94123" calcext:value-type="float">
            <text:p>94123</text:p>
          </table:table-cell>
          <table:table-cell office:value-type="string" calcext:value-type="string">
            <text:p>3072x2048</text:p>
          </table:table-cell>
          <table:table-cell office:value-type="float" office:value="0.1196" calcext:value-type="float">
            <text:p>0.1196</text:p>
          </table:table-cell>
          <table:table-cell office:value-type="string" calcext:value-type="string">
            <text:p>artificial.png</text:p>
          </table:table-cell>
          <table:table-cell office:value-type="string" calcext:value-type="string">
            <text:p>AVIF</text:p>
          </table:table-cell>
          <table:table-cell office:value-type="float" office:value="33" calcext:value-type="float">
            <text:p>33</text:p>
          </table:table-cell>
          <table:table-cell office:value-type="float" office:value="0.977538771177804" calcext:value-type="float">
            <text:p>0.977538771177804</text:p>
          </table:table-cell>
          <table:table-cell office:value-type="float" office:value="39.0709435983133" calcext:value-type="float">
            <text:p>39.0709435983133</text:p>
          </table:table-cell>
          <table:table-cell office:value-type="float" office:value="8.05352481206258" calcext:value-type="float">
            <text:p>8.05352481206258</text:p>
          </table:table-cell>
        </table:table-row>
        <table:table-row table:style-name="ro1">
          <table:table-cell office:value-type="string" calcext:value-type="string">
            <text:p>artificial</text:p>
          </table:table-cell>
          <table:table-cell office:value-type="float" office:value="34" calcext:value-type="float">
            <text:p>34</text:p>
          </table:table-cell>
          <table:table-cell office:value-type="float" office:value="13.411974246" calcext:value-type="float">
            <text:p>13.411974246</text:p>
          </table:table-cell>
          <table:table-cell office:value-type="float" office:value="848.18" calcext:value-type="float">
            <text:p>848.18</text:p>
          </table:table-cell>
          <table:table-cell office:value-type="float" office:value="89807" calcext:value-type="float">
            <text:p>89807</text:p>
          </table:table-cell>
          <table:table-cell office:value-type="string" calcext:value-type="string">
            <text:p>3072x2048</text:p>
          </table:table-cell>
          <table:table-cell office:value-type="float" office:value="0.1141" calcext:value-type="float">
            <text:p>0.1141</text:p>
          </table:table-cell>
          <table:table-cell office:value-type="string" calcext:value-type="string">
            <text:p>artificial.png</text:p>
          </table:table-cell>
          <table:table-cell office:value-type="string" calcext:value-type="string">
            <text:p>AVIF</text:p>
          </table:table-cell>
          <table:table-cell office:value-type="float" office:value="34" calcext:value-type="float">
            <text:p>34</text:p>
          </table:table-cell>
          <table:table-cell office:value-type="float" office:value="0.975848168390841" calcext:value-type="float">
            <text:p>0.975848168390841</text:p>
          </table:table-cell>
          <table:table-cell office:value-type="float" office:value="38.6899280826783" calcext:value-type="float">
            <text:p>38.6899280826783</text:p>
          </table:table-cell>
          <table:table-cell office:value-type="float" office:value="8.79199743270874" calcext:value-type="float">
            <text:p>8.79199743270874</text:p>
          </table:table-cell>
        </table:table-row>
        <table:table-row table:style-name="ro1">
          <table:table-cell office:value-type="string" calcext:value-type="string">
            <text:p>artificial</text:p>
          </table:table-cell>
          <table:table-cell office:value-type="float" office:value="35" calcext:value-type="float">
            <text:p>35</text:p>
          </table:table-cell>
          <table:table-cell office:value-type="float" office:value="13.176474647" calcext:value-type="float">
            <text:p>13.176474647</text:p>
          </table:table-cell>
          <table:table-cell office:value-type="float" office:value="831.58" calcext:value-type="float">
            <text:p>831.58</text:p>
          </table:table-cell>
          <table:table-cell office:value-type="float" office:value="85417" calcext:value-type="float">
            <text:p>85417</text:p>
          </table:table-cell>
          <table:table-cell office:value-type="string" calcext:value-type="string">
            <text:p>3072x2048</text:p>
          </table:table-cell>
          <table:table-cell office:value-type="float" office:value="0.1086" calcext:value-type="float">
            <text:p>0.1086</text:p>
          </table:table-cell>
          <table:table-cell office:value-type="string" calcext:value-type="string">
            <text:p>artificial.png</text:p>
          </table:table-cell>
          <table:table-cell office:value-type="string" calcext:value-type="string">
            <text:p>AVIF</text:p>
          </table:table-cell>
          <table:table-cell office:value-type="float" office:value="35" calcext:value-type="float">
            <text:p>35</text:p>
          </table:table-cell>
          <table:table-cell office:value-type="float" office:value="0.973702134747049" calcext:value-type="float">
            <text:p>0.973702134747049</text:p>
          </table:table-cell>
          <table:table-cell office:value-type="float" office:value="38.2814796018163" calcext:value-type="float">
            <text:p>38.2814796018163</text:p>
          </table:table-cell>
          <table:table-cell office:value-type="float" office:value="9.65900521808201" calcext:value-type="float">
            <text:p>9.65900521808201</text:p>
          </table:table-cell>
        </table:table-row>
        <table:table-row table:style-name="ro1">
          <table:table-cell office:value-type="string" calcext:value-type="string">
            <text:p>artificial</text:p>
          </table:table-cell>
          <table:table-cell office:value-type="float" office:value="36" calcext:value-type="float">
            <text:p>36</text:p>
          </table:table-cell>
          <table:table-cell office:value-type="float" office:value="12.808708102" calcext:value-type="float">
            <text:p>12.808708102</text:p>
          </table:table-cell>
          <table:table-cell office:value-type="float" office:value="804.9" calcext:value-type="float">
            <text:p>804.9</text:p>
          </table:table-cell>
          <table:table-cell office:value-type="float" office:value="81006" calcext:value-type="float">
            <text:p>81006</text:p>
          </table:table-cell>
          <table:table-cell office:value-type="string" calcext:value-type="string">
            <text:p>3072x2048</text:p>
          </table:table-cell>
          <table:table-cell office:value-type="float" office:value="0.103" calcext:value-type="float">
            <text:p>0.103</text:p>
          </table:table-cell>
          <table:table-cell office:value-type="string" calcext:value-type="string">
            <text:p>artificial.png</text:p>
          </table:table-cell>
          <table:table-cell office:value-type="string" calcext:value-type="string">
            <text:p>AVIF</text:p>
          </table:table-cell>
          <table:table-cell office:value-type="float" office:value="36" calcext:value-type="float">
            <text:p>36</text:p>
          </table:table-cell>
          <table:table-cell office:value-type="float" office:value="0.971496641002165" calcext:value-type="float">
            <text:p>0.971496641002165</text:p>
          </table:table-cell>
          <table:table-cell office:value-type="float" office:value="37.8223907936176" calcext:value-type="float">
            <text:p>37.8223907936176</text:p>
          </table:table-cell>
          <table:table-cell office:value-type="float" office:value="10.7359698083666" calcext:value-type="float">
            <text:p>10.7359698083666</text:p>
          </table:table-cell>
        </table:table-row>
        <table:table-row table:style-name="ro1">
          <table:table-cell office:value-type="string" calcext:value-type="string">
            <text:p>artificial</text:p>
          </table:table-cell>
          <table:table-cell office:value-type="float" office:value="37" calcext:value-type="float">
            <text:p>37</text:p>
          </table:table-cell>
          <table:table-cell office:value-type="float" office:value="12.431066642" calcext:value-type="float">
            <text:p>12.431066642</text:p>
          </table:table-cell>
          <table:table-cell office:value-type="float" office:value="783.65" calcext:value-type="float">
            <text:p>783.65</text:p>
          </table:table-cell>
          <table:table-cell office:value-type="float" office:value="77007" calcext:value-type="float">
            <text:p>77007</text:p>
          </table:table-cell>
          <table:table-cell office:value-type="string" calcext:value-type="string">
            <text:p>3072x2048</text:p>
          </table:table-cell>
          <table:table-cell office:value-type="float" office:value="0.0979" calcext:value-type="float">
            <text:p>0.0979</text:p>
          </table:table-cell>
          <table:table-cell office:value-type="string" calcext:value-type="string">
            <text:p>artificial.png</text:p>
          </table:table-cell>
          <table:table-cell office:value-type="string" calcext:value-type="string">
            <text:p>AVIF</text:p>
          </table:table-cell>
          <table:table-cell office:value-type="float" office:value="37" calcext:value-type="float">
            <text:p>37</text:p>
          </table:table-cell>
          <table:table-cell office:value-type="float" office:value="0.969633653510233" calcext:value-type="float">
            <text:p>0.969633653510233</text:p>
          </table:table-cell>
          <table:table-cell office:value-type="float" office:value="37.4542995049486" calcext:value-type="float">
            <text:p>37.4542995049486</text:p>
          </table:table-cell>
          <table:table-cell office:value-type="float" office:value="11.685583697425" calcext:value-type="float">
            <text:p>11.685583697425</text:p>
          </table:table-cell>
        </table:table-row>
        <table:table-row table:style-name="ro1">
          <table:table-cell office:value-type="string" calcext:value-type="string">
            <text:p>artificial</text:p>
          </table:table-cell>
          <table:table-cell office:value-type="float" office:value="38" calcext:value-type="float">
            <text:p>38</text:p>
          </table:table-cell>
          <table:table-cell office:value-type="float" office:value="12.30832237" calcext:value-type="float">
            <text:p>12.30832237</text:p>
          </table:table-cell>
          <table:table-cell office:value-type="float" office:value="774.26" calcext:value-type="float">
            <text:p>774.26</text:p>
          </table:table-cell>
          <table:table-cell office:value-type="float" office:value="73457" calcext:value-type="float">
            <text:p>73457</text:p>
          </table:table-cell>
          <table:table-cell office:value-type="string" calcext:value-type="string">
            <text:p>3072x2048</text:p>
          </table:table-cell>
          <table:table-cell office:value-type="float" office:value="0.0934" calcext:value-type="float">
            <text:p>0.0934</text:p>
          </table:table-cell>
          <table:table-cell office:value-type="string" calcext:value-type="string">
            <text:p>artificial.png</text:p>
          </table:table-cell>
          <table:table-cell office:value-type="string" calcext:value-type="string">
            <text:p>AVIF</text:p>
          </table:table-cell>
          <table:table-cell office:value-type="float" office:value="38" calcext:value-type="float">
            <text:p>38</text:p>
          </table:table-cell>
          <table:table-cell office:value-type="float" office:value="0.967014294577738" calcext:value-type="float">
            <text:p>0.967014294577738</text:p>
          </table:table-cell>
          <table:table-cell office:value-type="float" office:value="37.0346851664598" calcext:value-type="float">
            <text:p>37.0346851664598</text:p>
          </table:table-cell>
          <table:table-cell office:value-type="float" office:value="12.8709867795308" calcext:value-type="float">
            <text:p>12.8709867795308</text:p>
          </table:table-cell>
        </table:table-row>
        <table:table-row table:style-name="ro1">
          <table:table-cell office:value-type="string" calcext:value-type="string">
            <text:p>artificial</text:p>
          </table:table-cell>
          <table:table-cell office:value-type="float" office:value="39" calcext:value-type="float">
            <text:p>39</text:p>
          </table:table-cell>
          <table:table-cell office:value-type="float" office:value="11.951035231" calcext:value-type="float">
            <text:p>11.951035231</text:p>
          </table:table-cell>
          <table:table-cell office:value-type="float" office:value="748.35" calcext:value-type="float">
            <text:p>748.35</text:p>
          </table:table-cell>
          <table:table-cell office:value-type="float" office:value="69727" calcext:value-type="float">
            <text:p>69727</text:p>
          </table:table-cell>
          <table:table-cell office:value-type="string" calcext:value-type="string">
            <text:p>3072x2048</text:p>
          </table:table-cell>
          <table:table-cell office:value-type="float" office:value="0.0886" calcext:value-type="float">
            <text:p>0.0886</text:p>
          </table:table-cell>
          <table:table-cell office:value-type="string" calcext:value-type="string">
            <text:p>artificial.png</text:p>
          </table:table-cell>
          <table:table-cell office:value-type="string" calcext:value-type="string">
            <text:p>AVIF</text:p>
          </table:table-cell>
          <table:table-cell office:value-type="float" office:value="39" calcext:value-type="float">
            <text:p>39</text:p>
          </table:table-cell>
          <table:table-cell office:value-type="float" office:value="0.964564348739575" calcext:value-type="float">
            <text:p>0.964564348739575</text:p>
          </table:table-cell>
          <table:table-cell office:value-type="float" office:value="36.624462723796" calcext:value-type="float">
            <text:p>36.624462723796</text:p>
          </table:table-cell>
          <table:table-cell office:value-type="float" office:value="14.1460141605801" calcext:value-type="float">
            <text:p>14.1460141605801</text:p>
          </table:table-cell>
        </table:table-row>
        <table:table-row table:style-name="ro1">
          <table:table-cell office:value-type="string" calcext:value-type="string">
            <text:p>artificial</text:p>
          </table:table-cell>
          <table:table-cell office:value-type="float" office:value="40" calcext:value-type="float">
            <text:p>40</text:p>
          </table:table-cell>
          <table:table-cell office:value-type="float" office:value="11.675477213" calcext:value-type="float">
            <text:p>11.675477213</text:p>
          </table:table-cell>
          <table:table-cell office:value-type="float" office:value="729.06" calcext:value-type="float">
            <text:p>729.06</text:p>
          </table:table-cell>
          <table:table-cell office:value-type="float" office:value="66572" calcext:value-type="float">
            <text:p>66572</text:p>
          </table:table-cell>
          <table:table-cell office:value-type="string" calcext:value-type="string">
            <text:p>3072x2048</text:p>
          </table:table-cell>
          <table:table-cell office:value-type="float" office:value="0.0846" calcext:value-type="float">
            <text:p>0.0846</text:p>
          </table:table-cell>
          <table:table-cell office:value-type="string" calcext:value-type="string">
            <text:p>artificial.png</text:p>
          </table:table-cell>
          <table:table-cell office:value-type="string" calcext:value-type="string">
            <text:p>AVIF</text:p>
          </table:table-cell>
          <table:table-cell office:value-type="float" office:value="40" calcext:value-type="float">
            <text:p>40</text:p>
          </table:table-cell>
          <table:table-cell office:value-type="float" office:value="0.961887885663361" calcext:value-type="float">
            <text:p>0.961887885663361</text:p>
          </table:table-cell>
          <table:table-cell office:value-type="float" office:value="36.2572267707542" calcext:value-type="float">
            <text:p>36.2572267707542</text:p>
          </table:table-cell>
          <table:table-cell office:value-type="float" office:value="15.3942198223538" calcext:value-type="float">
            <text:p>15.3942198223538</text:p>
          </table:table-cell>
        </table:table-row>
        <table:table-row table:style-name="ro1">
          <table:table-cell office:value-type="string" calcext:value-type="string">
            <text:p>artificial</text:p>
          </table:table-cell>
          <table:table-cell office:value-type="float" office:value="41" calcext:value-type="float">
            <text:p>41</text:p>
          </table:table-cell>
          <table:table-cell office:value-type="float" office:value="11.338609033" calcext:value-type="float">
            <text:p>11.338609033</text:p>
          </table:table-cell>
          <table:table-cell office:value-type="float" office:value="709.83" calcext:value-type="float">
            <text:p>709.83</text:p>
          </table:table-cell>
          <table:table-cell office:value-type="float" office:value="63116" calcext:value-type="float">
            <text:p>63116</text:p>
          </table:table-cell>
          <table:table-cell office:value-type="string" calcext:value-type="string">
            <text:p>3072x2048</text:p>
          </table:table-cell>
          <table:table-cell office:value-type="float" office:value="0.0802" calcext:value-type="float">
            <text:p>0.0802</text:p>
          </table:table-cell>
          <table:table-cell office:value-type="string" calcext:value-type="string">
            <text:p>artificial.png</text:p>
          </table:table-cell>
          <table:table-cell office:value-type="string" calcext:value-type="string">
            <text:p>AVIF</text:p>
          </table:table-cell>
          <table:table-cell office:value-type="float" office:value="41" calcext:value-type="float">
            <text:p>41</text:p>
          </table:table-cell>
          <table:table-cell office:value-type="float" office:value="0.959021121579771" calcext:value-type="float">
            <text:p>0.959021121579771</text:p>
          </table:table-cell>
          <table:table-cell office:value-type="float" office:value="35.8459895687808" calcext:value-type="float">
            <text:p>35.8459895687808</text:p>
          </table:table-cell>
          <table:table-cell office:value-type="float" office:value="16.9231577979194" calcext:value-type="float">
            <text:p>16.9231577979194</text:p>
          </table:table-cell>
        </table:table-row>
        <table:table-row table:style-name="ro1">
          <table:table-cell office:value-type="string" calcext:value-type="string">
            <text:p>artificial</text:p>
          </table:table-cell>
          <table:table-cell office:value-type="float" office:value="42" calcext:value-type="float">
            <text:p>42</text:p>
          </table:table-cell>
          <table:table-cell office:value-type="float" office:value="11.253616808" calcext:value-type="float">
            <text:p>11.253616808</text:p>
          </table:table-cell>
          <table:table-cell office:value-type="float" office:value="698.46" calcext:value-type="float">
            <text:p>698.46</text:p>
          </table:table-cell>
          <table:table-cell office:value-type="float" office:value="60215" calcext:value-type="float">
            <text:p>60215</text:p>
          </table:table-cell>
          <table:table-cell office:value-type="string" calcext:value-type="string">
            <text:p>3072x2048</text:p>
          </table:table-cell>
          <table:table-cell office:value-type="float" office:value="0.0765" calcext:value-type="float">
            <text:p>0.0765</text:p>
          </table:table-cell>
          <table:table-cell office:value-type="string" calcext:value-type="string">
            <text:p>artificial.png</text:p>
          </table:table-cell>
          <table:table-cell office:value-type="string" calcext:value-type="string">
            <text:p>AVIF</text:p>
          </table:table-cell>
          <table:table-cell office:value-type="float" office:value="42" calcext:value-type="float">
            <text:p>42</text:p>
          </table:table-cell>
          <table:table-cell office:value-type="float" office:value="0.955897555010828" calcext:value-type="float">
            <text:p>0.955897555010828</text:p>
          </table:table-cell>
          <table:table-cell office:value-type="float" office:value="35.4591352921598" calcext:value-type="float">
            <text:p>35.4591352921598</text:p>
          </table:table-cell>
          <table:table-cell office:value-type="float" office:value="18.4997914102342" calcext:value-type="float">
            <text:p>18.4997914102342</text:p>
          </table:table-cell>
        </table:table-row>
        <table:table-row table:style-name="ro1">
          <table:table-cell office:value-type="string" calcext:value-type="string">
            <text:p>artificial</text:p>
          </table:table-cell>
          <table:table-cell office:value-type="float" office:value="43" calcext:value-type="float">
            <text:p>43</text:p>
          </table:table-cell>
          <table:table-cell office:value-type="float" office:value="10.87068311" calcext:value-type="float">
            <text:p>10.87068311</text:p>
          </table:table-cell>
          <table:table-cell office:value-type="float" office:value="677.41" calcext:value-type="float">
            <text:p>677.41</text:p>
          </table:table-cell>
          <table:table-cell office:value-type="float" office:value="57493" calcext:value-type="float">
            <text:p>57493</text:p>
          </table:table-cell>
          <table:table-cell office:value-type="string" calcext:value-type="string">
            <text:p>3072x2048</text:p>
          </table:table-cell>
          <table:table-cell office:value-type="float" office:value="0.0731" calcext:value-type="float">
            <text:p>0.0731</text:p>
          </table:table-cell>
          <table:table-cell office:value-type="string" calcext:value-type="string">
            <text:p>artificial.png</text:p>
          </table:table-cell>
          <table:table-cell office:value-type="string" calcext:value-type="string">
            <text:p>AVIF</text:p>
          </table:table-cell>
          <table:table-cell office:value-type="float" office:value="43" calcext:value-type="float">
            <text:p>43</text:p>
          </table:table-cell>
          <table:table-cell office:value-type="float" office:value="0.952512225004631" calcext:value-type="float">
            <text:p>0.952512225004631</text:p>
          </table:table-cell>
          <table:table-cell office:value-type="float" office:value="35.05586217466" calcext:value-type="float">
            <text:p>35.05586217466</text:p>
          </table:table-cell>
          <table:table-cell office:value-type="float" office:value="20.2999114460415" calcext:value-type="float">
            <text:p>20.2999114460415</text:p>
          </table:table-cell>
        </table:table-row>
        <table:table-row table:style-name="ro1">
          <table:table-cell office:value-type="string" calcext:value-type="string">
            <text:p>artificial</text:p>
          </table:table-cell>
          <table:table-cell office:value-type="float" office:value="44" calcext:value-type="float">
            <text:p>44</text:p>
          </table:table-cell>
          <table:table-cell office:value-type="float" office:value="10.664981015" calcext:value-type="float">
            <text:p>10.664981015</text:p>
          </table:table-cell>
          <table:table-cell office:value-type="float" office:value="663.85" calcext:value-type="float">
            <text:p>663.85</text:p>
          </table:table-cell>
          <table:table-cell office:value-type="float" office:value="54940" calcext:value-type="float">
            <text:p>54940</text:p>
          </table:table-cell>
          <table:table-cell office:value-type="string" calcext:value-type="string">
            <text:p>3072x2048</text:p>
          </table:table-cell>
          <table:table-cell office:value-type="float" office:value="0.0698" calcext:value-type="float">
            <text:p>0.0698</text:p>
          </table:table-cell>
          <table:table-cell office:value-type="string" calcext:value-type="string">
            <text:p>artificial.png</text:p>
          </table:table-cell>
          <table:table-cell office:value-type="string" calcext:value-type="string">
            <text:p>AVIF</text:p>
          </table:table-cell>
          <table:table-cell office:value-type="float" office:value="44" calcext:value-type="float">
            <text:p>44</text:p>
          </table:table-cell>
          <table:table-cell office:value-type="float" office:value="0.949057054007205" calcext:value-type="float">
            <text:p>0.949057054007205</text:p>
          </table:table-cell>
          <table:table-cell office:value-type="float" office:value="34.6783681872661" calcext:value-type="float">
            <text:p>34.6783681872661</text:p>
          </table:table-cell>
          <table:table-cell office:value-type="float" office:value="22.1433610916138" calcext:value-type="float">
            <text:p>22.1433610916138</text:p>
          </table:table-cell>
        </table:table-row>
        <table:table-row table:style-name="ro1">
          <table:table-cell office:value-type="string" calcext:value-type="string">
            <text:p>artificial</text:p>
          </table:table-cell>
          <table:table-cell office:value-type="float" office:value="45" calcext:value-type="float">
            <text:p>45</text:p>
          </table:table-cell>
          <table:table-cell office:value-type="float" office:value="10.416829728" calcext:value-type="float">
            <text:p>10.416829728</text:p>
          </table:table-cell>
          <table:table-cell office:value-type="float" office:value="650.52" calcext:value-type="float">
            <text:p>650.52</text:p>
          </table:table-cell>
          <table:table-cell office:value-type="float" office:value="52181" calcext:value-type="float">
            <text:p>52181</text:p>
          </table:table-cell>
          <table:table-cell office:value-type="string" calcext:value-type="string">
            <text:p>3072x2048</text:p>
          </table:table-cell>
          <table:table-cell office:value-type="float" office:value="0.0663" calcext:value-type="float">
            <text:p>0.0663</text:p>
          </table:table-cell>
          <table:table-cell office:value-type="string" calcext:value-type="string">
            <text:p>artificial.png</text:p>
          </table:table-cell>
          <table:table-cell office:value-type="string" calcext:value-type="string">
            <text:p>AVIF</text:p>
          </table:table-cell>
          <table:table-cell office:value-type="float" office:value="45" calcext:value-type="float">
            <text:p>45</text:p>
          </table:table-cell>
          <table:table-cell office:value-type="float" office:value="0.945277924394562" calcext:value-type="float">
            <text:p>0.945277924394562</text:p>
          </table:table-cell>
          <table:table-cell office:value-type="float" office:value="34.2748201803571" calcext:value-type="float">
            <text:p>34.2748201803571</text:p>
          </table:table-cell>
          <table:table-cell office:value-type="float" office:value="24.2995562553406" calcext:value-type="float">
            <text:p>24.2995562553406</text:p>
          </table:table-cell>
        </table:table-row>
        <table:table-row table:style-name="ro1">
          <table:table-cell office:value-type="string" calcext:value-type="string">
            <text:p>artificial</text:p>
          </table:table-cell>
          <table:table-cell office:value-type="float" office:value="46" calcext:value-type="float">
            <text:p>46</text:p>
          </table:table-cell>
          <table:table-cell office:value-type="float" office:value="10.330219339" calcext:value-type="float">
            <text:p>10.330219339</text:p>
          </table:table-cell>
          <table:table-cell office:value-type="float" office:value="639.33" calcext:value-type="float">
            <text:p>639.33</text:p>
          </table:table-cell>
          <table:table-cell office:value-type="float" office:value="49640" calcext:value-type="float">
            <text:p>49640</text:p>
          </table:table-cell>
          <table:table-cell office:value-type="string" calcext:value-type="string">
            <text:p>3072x2048</text:p>
          </table:table-cell>
          <table:table-cell office:value-type="float" office:value="0.0631" calcext:value-type="float">
            <text:p>0.0631</text:p>
          </table:table-cell>
          <table:table-cell office:value-type="string" calcext:value-type="string">
            <text:p>artificial.png</text:p>
          </table:table-cell>
          <table:table-cell office:value-type="string" calcext:value-type="string">
            <text:p>AVIF</text:p>
          </table:table-cell>
          <table:table-cell office:value-type="float" office:value="46" calcext:value-type="float">
            <text:p>46</text:p>
          </table:table-cell>
          <table:table-cell office:value-type="float" office:value="0.941241918769955" calcext:value-type="float">
            <text:p>0.941241918769955</text:p>
          </table:table-cell>
          <table:table-cell office:value-type="float" office:value="33.8817393306377" calcext:value-type="float">
            <text:p>33.8817393306377</text:p>
          </table:table-cell>
          <table:table-cell office:value-type="float" office:value="26.6015184720357" calcext:value-type="float">
            <text:p>26.6015184720357</text:p>
          </table:table-cell>
        </table:table-row>
        <table:table-row table:style-name="ro1">
          <table:table-cell office:value-type="string" calcext:value-type="string">
            <text:p>artificial</text:p>
          </table:table-cell>
          <table:table-cell office:value-type="float" office:value="47" calcext:value-type="float">
            <text:p>47</text:p>
          </table:table-cell>
          <table:table-cell office:value-type="float" office:value="10.185557874" calcext:value-type="float">
            <text:p>10.185557874</text:p>
          </table:table-cell>
          <table:table-cell office:value-type="float" office:value="632.48" calcext:value-type="float">
            <text:p>632.48</text:p>
          </table:table-cell>
          <table:table-cell office:value-type="float" office:value="47515" calcext:value-type="float">
            <text:p>47515</text:p>
          </table:table-cell>
          <table:table-cell office:value-type="string" calcext:value-type="string">
            <text:p>3072x2048</text:p>
          </table:table-cell>
          <table:table-cell office:value-type="float" office:value="0.0604" calcext:value-type="float">
            <text:p>0.0604</text:p>
          </table:table-cell>
          <table:table-cell office:value-type="string" calcext:value-type="string">
            <text:p>artificial.png</text:p>
          </table:table-cell>
          <table:table-cell office:value-type="string" calcext:value-type="string">
            <text:p>AVIF</text:p>
          </table:table-cell>
          <table:table-cell office:value-type="float" office:value="47" calcext:value-type="float">
            <text:p>47</text:p>
          </table:table-cell>
          <table:table-cell office:value-type="float" office:value="0.936180144166877" calcext:value-type="float">
            <text:p>0.936180144166877</text:p>
          </table:table-cell>
          <table:table-cell office:value-type="float" office:value="33.4897887200609" calcext:value-type="float">
            <text:p>33.4897887200609</text:p>
          </table:table-cell>
          <table:table-cell office:value-type="float" office:value="29.1139739354452" calcext:value-type="float">
            <text:p>29.1139739354452</text:p>
          </table:table-cell>
        </table:table-row>
        <table:table-row table:style-name="ro1">
          <table:table-cell office:value-type="string" calcext:value-type="string">
            <text:p>artificial</text:p>
          </table:table-cell>
          <table:table-cell office:value-type="float" office:value="48" calcext:value-type="float">
            <text:p>48</text:p>
          </table:table-cell>
          <table:table-cell office:value-type="float" office:value="9.96654769" calcext:value-type="float">
            <text:p>9.96654769</text:p>
          </table:table-cell>
          <table:table-cell office:value-type="float" office:value="614.7" calcext:value-type="float">
            <text:p>614.7</text:p>
          </table:table-cell>
          <table:table-cell office:value-type="float" office:value="45256" calcext:value-type="float">
            <text:p>45256</text:p>
          </table:table-cell>
          <table:table-cell office:value-type="string" calcext:value-type="string">
            <text:p>3072x2048</text:p>
          </table:table-cell>
          <table:table-cell office:value-type="float" office:value="0.0575" calcext:value-type="float">
            <text:p>0.0575</text:p>
          </table:table-cell>
          <table:table-cell office:value-type="string" calcext:value-type="string">
            <text:p>artificial.png</text:p>
          </table:table-cell>
          <table:table-cell office:value-type="string" calcext:value-type="string">
            <text:p>AVIF</text:p>
          </table:table-cell>
          <table:table-cell office:value-type="float" office:value="48" calcext:value-type="float">
            <text:p>48</text:p>
          </table:table-cell>
          <table:table-cell office:value-type="float" office:value="0.931884849539296" calcext:value-type="float">
            <text:p>0.931884849539296</text:p>
          </table:table-cell>
          <table:table-cell office:value-type="float" office:value="33.0955887589911" calcext:value-type="float">
            <text:p>33.0955887589911</text:p>
          </table:table-cell>
          <table:table-cell office:value-type="float" office:value="31.880232863956" calcext:value-type="float">
            <text:p>31.880232863956</text:p>
          </table:table-cell>
        </table:table-row>
        <table:table-row table:style-name="ro1">
          <table:table-cell office:value-type="string" calcext:value-type="string">
            <text:p>artificial</text:p>
          </table:table-cell>
          <table:table-cell office:value-type="float" office:value="49" calcext:value-type="float">
            <text:p>49</text:p>
          </table:table-cell>
          <table:table-cell office:value-type="float" office:value="9.843567387" calcext:value-type="float">
            <text:p>9.843567387</text:p>
          </table:table-cell>
          <table:table-cell office:value-type="float" office:value="604.68" calcext:value-type="float">
            <text:p>604.68</text:p>
          </table:table-cell>
          <table:table-cell office:value-type="float" office:value="43274" calcext:value-type="float">
            <text:p>43274</text:p>
          </table:table-cell>
          <table:table-cell office:value-type="string" calcext:value-type="string">
            <text:p>3072x2048</text:p>
          </table:table-cell>
          <table:table-cell office:value-type="float" office:value="0.055" calcext:value-type="float">
            <text:p>0.055</text:p>
          </table:table-cell>
          <table:table-cell office:value-type="string" calcext:value-type="string">
            <text:p>artificial.png</text:p>
          </table:table-cell>
          <table:table-cell office:value-type="string" calcext:value-type="string">
            <text:p>AVIF</text:p>
          </table:table-cell>
          <table:table-cell office:value-type="float" office:value="49" calcext:value-type="float">
            <text:p>49</text:p>
          </table:table-cell>
          <table:table-cell office:value-type="float" office:value="0.928356164136828" calcext:value-type="float">
            <text:p>0.928356164136828</text:p>
          </table:table-cell>
          <table:table-cell office:value-type="float" office:value="32.713158905181" calcext:value-type="float">
            <text:p>32.713158905181</text:p>
          </table:table-cell>
          <table:table-cell office:value-type="float" office:value="34.8148453500536" calcext:value-type="float">
            <text:p>34.8148453500536</text:p>
          </table:table-cell>
        </table:table-row>
        <table:table-row table:style-name="ro1">
          <table:table-cell office:value-type="string" calcext:value-type="string">
            <text:p>artificial</text:p>
          </table:table-cell>
          <table:table-cell office:value-type="float" office:value="50" calcext:value-type="float">
            <text:p>50</text:p>
          </table:table-cell>
          <table:table-cell office:value-type="float" office:value="9.634205718" calcext:value-type="float">
            <text:p>9.634205718</text:p>
          </table:table-cell>
          <table:table-cell office:value-type="float" office:value="588.81" calcext:value-type="float">
            <text:p>588.81</text:p>
          </table:table-cell>
          <table:table-cell office:value-type="float" office:value="41047" calcext:value-type="float">
            <text:p>41047</text:p>
          </table:table-cell>
          <table:table-cell office:value-type="string" calcext:value-type="string">
            <text:p>3072x2048</text:p>
          </table:table-cell>
          <table:table-cell office:value-type="float" office:value="0.0521" calcext:value-type="float">
            <text:p>0.0521</text:p>
          </table:table-cell>
          <table:table-cell office:value-type="string" calcext:value-type="string">
            <text:p>artificial.png</text:p>
          </table:table-cell>
          <table:table-cell office:value-type="string" calcext:value-type="string">
            <text:p>AVIF</text:p>
          </table:table-cell>
          <table:table-cell office:value-type="float" office:value="50" calcext:value-type="float">
            <text:p>50</text:p>
          </table:table-cell>
          <table:table-cell office:value-type="float" office:value="0.922375871384513" calcext:value-type="float">
            <text:p>0.922375871384513</text:p>
          </table:table-cell>
          <table:table-cell office:value-type="float" office:value="32.3285228114217" calcext:value-type="float">
            <text:p>32.3285228114217</text:p>
          </table:table-cell>
          <table:table-cell office:value-type="float" office:value="38.0389113956028" calcext:value-type="float">
            <text:p>38.0389113956028</text:p>
          </table:table-cell>
        </table:table-row>
        <table:table-row table:style-name="ro1">
          <table:table-cell office:value-type="string" calcext:value-type="string">
            <text:p>artificial</text:p>
          </table:table-cell>
          <table:table-cell office:value-type="float" office:value="51" calcext:value-type="float">
            <text:p>51</text:p>
          </table:table-cell>
          <table:table-cell office:value-type="float" office:value="9.471287006" calcext:value-type="float">
            <text:p>9.471287006</text:p>
          </table:table-cell>
          <table:table-cell office:value-type="float" office:value="585.98" calcext:value-type="float">
            <text:p>585.98</text:p>
          </table:table-cell>
          <table:table-cell office:value-type="float" office:value="39199" calcext:value-type="float">
            <text:p>39199</text:p>
          </table:table-cell>
          <table:table-cell office:value-type="string" calcext:value-type="string">
            <text:p>3072x2048</text:p>
          </table:table-cell>
          <table:table-cell office:value-type="float" office:value="0.0498" calcext:value-type="float">
            <text:p>0.0498</text:p>
          </table:table-cell>
          <table:table-cell office:value-type="string" calcext:value-type="string">
            <text:p>artificial.png</text:p>
          </table:table-cell>
          <table:table-cell office:value-type="string" calcext:value-type="string">
            <text:p>AVIF</text:p>
          </table:table-cell>
          <table:table-cell office:value-type="float" office:value="51" calcext:value-type="float">
            <text:p>51</text:p>
          </table:table-cell>
          <table:table-cell office:value-type="float" office:value="0.918583701115687" calcext:value-type="float">
            <text:p>0.918583701115687</text:p>
          </table:table-cell>
          <table:table-cell office:value-type="float" office:value="31.9547614605984" calcext:value-type="float">
            <text:p>31.9547614605984</text:p>
          </table:table-cell>
          <table:table-cell office:value-type="float" office:value="41.4576055208842" calcext:value-type="float">
            <text:p>41.4576055208842</text:p>
          </table:table-cell>
        </table:table-row>
        <table:table-row table:style-name="ro1">
          <table:table-cell office:value-type="string" calcext:value-type="string">
            <text:p>artificial</text:p>
          </table:table-cell>
          <table:table-cell office:value-type="float" office:value="52" calcext:value-type="float">
            <text:p>52</text:p>
          </table:table-cell>
          <table:table-cell office:value-type="float" office:value="9.407360441" calcext:value-type="float">
            <text:p>9.407360441</text:p>
          </table:table-cell>
          <table:table-cell office:value-type="float" office:value="576.79" calcext:value-type="float">
            <text:p>576.79</text:p>
          </table:table-cell>
          <table:table-cell office:value-type="float" office:value="37122" calcext:value-type="float">
            <text:p>37122</text:p>
          </table:table-cell>
          <table:table-cell office:value-type="string" calcext:value-type="string">
            <text:p>3072x2048</text:p>
          </table:table-cell>
          <table:table-cell office:value-type="float" office:value="0.0472" calcext:value-type="float">
            <text:p>0.0472</text:p>
          </table:table-cell>
          <table:table-cell office:value-type="string" calcext:value-type="string">
            <text:p>artificial.png</text:p>
          </table:table-cell>
          <table:table-cell office:value-type="string" calcext:value-type="string">
            <text:p>AVIF</text:p>
          </table:table-cell>
          <table:table-cell office:value-type="float" office:value="52" calcext:value-type="float">
            <text:p>52</text:p>
          </table:table-cell>
          <table:table-cell office:value-type="float" office:value="0.913081936846195" calcext:value-type="float">
            <text:p>0.913081936846195</text:p>
          </table:table-cell>
          <table:table-cell office:value-type="float" office:value="31.5741520351432" calcext:value-type="float">
            <text:p>31.5741520351432</text:p>
          </table:table-cell>
          <table:table-cell office:value-type="float" office:value="45.2548528777229" calcext:value-type="float">
            <text:p>45.2548528777229</text:p>
          </table:table-cell>
        </table:table-row>
        <table:table-row table:style-name="ro1">
          <table:table-cell office:value-type="string" calcext:value-type="string">
            <text:p>artificial</text:p>
          </table:table-cell>
          <table:table-cell office:value-type="float" office:value="53" calcext:value-type="float">
            <text:p>53</text:p>
          </table:table-cell>
          <table:table-cell office:value-type="float" office:value="9.365005289" calcext:value-type="float">
            <text:p>9.365005289</text:p>
          </table:table-cell>
          <table:table-cell office:value-type="float" office:value="570.05" calcext:value-type="float">
            <text:p>570.05</text:p>
          </table:table-cell>
          <table:table-cell office:value-type="float" office:value="35089" calcext:value-type="float">
            <text:p>35089</text:p>
          </table:table-cell>
          <table:table-cell office:value-type="string" calcext:value-type="string">
            <text:p>3072x2048</text:p>
          </table:table-cell>
          <table:table-cell office:value-type="float" office:value="0.0446" calcext:value-type="float">
            <text:p>0.0446</text:p>
          </table:table-cell>
          <table:table-cell office:value-type="string" calcext:value-type="string">
            <text:p>artificial.png</text:p>
          </table:table-cell>
          <table:table-cell office:value-type="string" calcext:value-type="string">
            <text:p>AVIF</text:p>
          </table:table-cell>
          <table:table-cell office:value-type="float" office:value="53" calcext:value-type="float">
            <text:p>53</text:p>
          </table:table-cell>
          <table:table-cell office:value-type="float" office:value="0.907905625817982" calcext:value-type="float">
            <text:p>0.907905625817982</text:p>
          </table:table-cell>
          <table:table-cell office:value-type="float" office:value="31.2097720779663" calcext:value-type="float">
            <text:p>31.2097720779663</text:p>
          </table:table-cell>
          <table:table-cell office:value-type="float" office:value="49.2156418164571" calcext:value-type="float">
            <text:p>49.2156418164571</text:p>
          </table:table-cell>
        </table:table-row>
        <table:table-row table:style-name="ro1">
          <table:table-cell office:value-type="string" calcext:value-type="string">
            <text:p>artificial</text:p>
          </table:table-cell>
          <table:table-cell office:value-type="float" office:value="54" calcext:value-type="float">
            <text:p>54</text:p>
          </table:table-cell>
          <table:table-cell office:value-type="float" office:value="9.059538226" calcext:value-type="float">
            <text:p>9.059538226</text:p>
          </table:table-cell>
          <table:table-cell office:value-type="float" office:value="555.96" calcext:value-type="float">
            <text:p>555.96</text:p>
          </table:table-cell>
          <table:table-cell office:value-type="float" office:value="33040" calcext:value-type="float">
            <text:p>33040</text:p>
          </table:table-cell>
          <table:table-cell office:value-type="string" calcext:value-type="string">
            <text:p>3072x2048</text:p>
          </table:table-cell>
          <table:table-cell office:value-type="float" office:value="0.042" calcext:value-type="float">
            <text:p>0.042</text:p>
          </table:table-cell>
          <table:table-cell office:value-type="string" calcext:value-type="string">
            <text:p>artificial.png</text:p>
          </table:table-cell>
          <table:table-cell office:value-type="string" calcext:value-type="string">
            <text:p>AVIF</text:p>
          </table:table-cell>
          <table:table-cell office:value-type="float" office:value="54" calcext:value-type="float">
            <text:p>54</text:p>
          </table:table-cell>
          <table:table-cell office:value-type="float" office:value="0.902476972182544" calcext:value-type="float">
            <text:p>0.902476972182544</text:p>
          </table:table-cell>
          <table:table-cell office:value-type="float" office:value="30.8111312824906" calcext:value-type="float">
            <text:p>30.8111312824906</text:p>
          </table:table-cell>
          <table:table-cell office:value-type="float" office:value="53.9469918145074" calcext:value-type="float">
            <text:p>53.9469918145074</text:p>
          </table:table-cell>
        </table:table-row>
        <table:table-row table:style-name="ro1">
          <table:table-cell office:value-type="string" calcext:value-type="string">
            <text:p>artificial</text:p>
          </table:table-cell>
          <table:table-cell office:value-type="float" office:value="55" calcext:value-type="float">
            <text:p>55</text:p>
          </table:table-cell>
          <table:table-cell office:value-type="float" office:value="9.007777669" calcext:value-type="float">
            <text:p>9.007777669</text:p>
          </table:table-cell>
          <table:table-cell office:value-type="float" office:value="550.57" calcext:value-type="float">
            <text:p>550.57</text:p>
          </table:table-cell>
          <table:table-cell office:value-type="float" office:value="30942" calcext:value-type="float">
            <text:p>30942</text:p>
          </table:table-cell>
          <table:table-cell office:value-type="string" calcext:value-type="string">
            <text:p>3072x2048</text:p>
          </table:table-cell>
          <table:table-cell office:value-type="float" office:value="0.0393" calcext:value-type="float">
            <text:p>0.0393</text:p>
          </table:table-cell>
          <table:table-cell office:value-type="string" calcext:value-type="string">
            <text:p>artificial.png</text:p>
          </table:table-cell>
          <table:table-cell office:value-type="string" calcext:value-type="string">
            <text:p>AVIF</text:p>
          </table:table-cell>
          <table:table-cell office:value-type="float" office:value="55" calcext:value-type="float">
            <text:p>55</text:p>
          </table:table-cell>
          <table:table-cell office:value-type="float" office:value="0.896818976742544" calcext:value-type="float">
            <text:p>0.896818976742544</text:p>
          </table:table-cell>
          <table:table-cell office:value-type="float" office:value="30.4207820380718" calcext:value-type="float">
            <text:p>30.4207820380718</text:p>
          </table:table-cell>
          <table:table-cell office:value-type="float" office:value="59.0204011599223" calcext:value-type="float">
            <text:p>59.0204011599223</text:p>
          </table:table-cell>
        </table:table-row>
        <table:table-row table:style-name="ro1">
          <table:table-cell office:value-type="string" calcext:value-type="string">
            <text:p>artificial</text:p>
          </table:table-cell>
          <table:table-cell office:value-type="float" office:value="56" calcext:value-type="float">
            <text:p>56</text:p>
          </table:table-cell>
          <table:table-cell office:value-type="float" office:value="8.913150399" calcext:value-type="float">
            <text:p>8.913150399</text:p>
          </table:table-cell>
          <table:table-cell office:value-type="float" office:value="542.1" calcext:value-type="float">
            <text:p>542.1</text:p>
          </table:table-cell>
          <table:table-cell office:value-type="float" office:value="28829" calcext:value-type="float">
            <text:p>28829</text:p>
          </table:table-cell>
          <table:table-cell office:value-type="string" calcext:value-type="string">
            <text:p>3072x2048</text:p>
          </table:table-cell>
          <table:table-cell office:value-type="float" office:value="0.0366" calcext:value-type="float">
            <text:p>0.0366</text:p>
          </table:table-cell>
          <table:table-cell office:value-type="string" calcext:value-type="string">
            <text:p>artificial.png</text:p>
          </table:table-cell>
          <table:table-cell office:value-type="string" calcext:value-type="string">
            <text:p>AVIF</text:p>
          </table:table-cell>
          <table:table-cell office:value-type="float" office:value="56" calcext:value-type="float">
            <text:p>56</text:p>
          </table:table-cell>
          <table:table-cell office:value-type="float" office:value="0.89011785721371" calcext:value-type="float">
            <text:p>0.89011785721371</text:p>
          </table:table-cell>
          <table:table-cell office:value-type="float" office:value="30.010652788112" calcext:value-type="float">
            <text:p>30.010652788112</text:p>
          </table:table-cell>
          <table:table-cell office:value-type="float" office:value="64.8656959533691" calcext:value-type="float">
            <text:p>64.8656959533691</text:p>
          </table:table-cell>
        </table:table-row>
        <table:table-row table:style-name="ro1">
          <table:table-cell office:value-type="string" calcext:value-type="string">
            <text:p>artificial</text:p>
          </table:table-cell>
          <table:table-cell office:value-type="float" office:value="57" calcext:value-type="float">
            <text:p>57</text:p>
          </table:table-cell>
          <table:table-cell office:value-type="float" office:value="8.786055661" calcext:value-type="float">
            <text:p>8.786055661</text:p>
          </table:table-cell>
          <table:table-cell office:value-type="float" office:value="534.37" calcext:value-type="float">
            <text:p>534.37</text:p>
          </table:table-cell>
          <table:table-cell office:value-type="float" office:value="26848" calcext:value-type="float">
            <text:p>26848</text:p>
          </table:table-cell>
          <table:table-cell office:value-type="string" calcext:value-type="string">
            <text:p>3072x2048</text:p>
          </table:table-cell>
          <table:table-cell office:value-type="float" office:value="0.0341" calcext:value-type="float">
            <text:p>0.0341</text:p>
          </table:table-cell>
          <table:table-cell office:value-type="string" calcext:value-type="string">
            <text:p>artificial.png</text:p>
          </table:table-cell>
          <table:table-cell office:value-type="string" calcext:value-type="string">
            <text:p>AVIF</text:p>
          </table:table-cell>
          <table:table-cell office:value-type="float" office:value="57" calcext:value-type="float">
            <text:p>57</text:p>
          </table:table-cell>
          <table:table-cell office:value-type="float" office:value="0.85605022675564" calcext:value-type="float">
            <text:p>0.85605022675564</text:p>
          </table:table-cell>
          <table:table-cell office:value-type="float" office:value="29.6043486934432" calcext:value-type="float">
            <text:p>29.6043486934432</text:p>
          </table:table-cell>
          <table:table-cell office:value-type="float" office:value="71.2271375656128" calcext:value-type="float">
            <text:p>71.2271375656128</text:p>
          </table:table-cell>
        </table:table-row>
        <table:table-row table:style-name="ro1">
          <table:table-cell office:value-type="string" calcext:value-type="string">
            <text:p>artificial</text:p>
          </table:table-cell>
          <table:table-cell office:value-type="float" office:value="58" calcext:value-type="float">
            <text:p>58</text:p>
          </table:table-cell>
          <table:table-cell office:value-type="float" office:value="8.842590485" calcext:value-type="float">
            <text:p>8.842590485</text:p>
          </table:table-cell>
          <table:table-cell office:value-type="float" office:value="531.33" calcext:value-type="float">
            <text:p>531.33</text:p>
          </table:table-cell>
          <table:table-cell office:value-type="float" office:value="24692" calcext:value-type="float">
            <text:p>24692</text:p>
          </table:table-cell>
          <table:table-cell office:value-type="string" calcext:value-type="string">
            <text:p>3072x2048</text:p>
          </table:table-cell>
          <table:table-cell office:value-type="float" office:value="0.0313" calcext:value-type="float">
            <text:p>0.0313</text:p>
          </table:table-cell>
          <table:table-cell office:value-type="string" calcext:value-type="string">
            <text:p>artificial.png</text:p>
          </table:table-cell>
          <table:table-cell office:value-type="string" calcext:value-type="string">
            <text:p>AVIF</text:p>
          </table:table-cell>
          <table:table-cell office:value-type="float" office:value="58" calcext:value-type="float">
            <text:p>58</text:p>
          </table:table-cell>
          <table:table-cell office:value-type="float" office:value="0.878010236175707" calcext:value-type="float">
            <text:p>0.878010236175707</text:p>
          </table:table-cell>
          <table:table-cell office:value-type="float" office:value="29.1791608553157" calcext:value-type="float">
            <text:p>29.1791608553157</text:p>
          </table:table-cell>
          <table:table-cell office:value-type="float" office:value="78.5532712406582" calcext:value-type="float">
            <text:p>78.5532712406582</text:p>
          </table:table-cell>
        </table:table-row>
        <table:table-row table:style-name="ro1">
          <table:table-cell office:value-type="string" calcext:value-type="string">
            <text:p>artificial</text:p>
          </table:table-cell>
          <table:table-cell office:value-type="float" office:value="59" calcext:value-type="float">
            <text:p>59</text:p>
          </table:table-cell>
          <table:table-cell office:value-type="float" office:value="8.655892408" calcext:value-type="float">
            <text:p>8.655892408</text:p>
          </table:table-cell>
          <table:table-cell office:value-type="float" office:value="523.76" calcext:value-type="float">
            <text:p>523.76</text:p>
          </table:table-cell>
          <table:table-cell office:value-type="float" office:value="22637" calcext:value-type="float">
            <text:p>22637</text:p>
          </table:table-cell>
          <table:table-cell office:value-type="string" calcext:value-type="string">
            <text:p>3072x2048</text:p>
          </table:table-cell>
          <table:table-cell office:value-type="float" office:value="0.0287" calcext:value-type="float">
            <text:p>0.0287</text:p>
          </table:table-cell>
          <table:table-cell office:value-type="string" calcext:value-type="string">
            <text:p>artificial.png</text:p>
          </table:table-cell>
          <table:table-cell office:value-type="string" calcext:value-type="string">
            <text:p>AVIF</text:p>
          </table:table-cell>
          <table:table-cell office:value-type="float" office:value="59" calcext:value-type="float">
            <text:p>59</text:p>
          </table:table-cell>
          <table:table-cell office:value-type="float" office:value="0.87021492122101" calcext:value-type="float">
            <text:p>0.87021492122101</text:p>
          </table:table-cell>
          <table:table-cell office:value-type="float" office:value="28.7182806271617" calcext:value-type="float">
            <text:p>28.7182806271617</text:p>
          </table:table-cell>
          <table:table-cell office:value-type="float" office:value="87.3478657934401" calcext:value-type="float">
            <text:p>87.3478657934401</text:p>
          </table:table-cell>
        </table:table-row>
        <table:table-row table:style-name="ro1">
          <table:table-cell office:value-type="string" calcext:value-type="string">
            <text:p>artificial</text:p>
          </table:table-cell>
          <table:table-cell office:value-type="float" office:value="60" calcext:value-type="float">
            <text:p>60</text:p>
          </table:table-cell>
          <table:table-cell office:value-type="float" office:value="8.485557196" calcext:value-type="float">
            <text:p>8.485557196</text:p>
          </table:table-cell>
          <table:table-cell office:value-type="float" office:value="510.95" calcext:value-type="float">
            <text:p>510.95</text:p>
          </table:table-cell>
          <table:table-cell office:value-type="float" office:value="20228" calcext:value-type="float">
            <text:p>20228</text:p>
          </table:table-cell>
          <table:table-cell office:value-type="string" calcext:value-type="string">
            <text:p>3072x2048</text:p>
          </table:table-cell>
          <table:table-cell office:value-type="float" office:value="0.0257" calcext:value-type="float">
            <text:p>0.0257</text:p>
          </table:table-cell>
          <table:table-cell office:value-type="string" calcext:value-type="string">
            <text:p>artificial.png</text:p>
          </table:table-cell>
          <table:table-cell office:value-type="string" calcext:value-type="string">
            <text:p>AVIF</text:p>
          </table:table-cell>
          <table:table-cell office:value-type="float" office:value="60" calcext:value-type="float">
            <text:p>60</text:p>
          </table:table-cell>
          <table:table-cell office:value-type="float" office:value="0.86327322108038" calcext:value-type="float">
            <text:p>0.86327322108038</text:p>
          </table:table-cell>
          <table:table-cell office:value-type="float" office:value="28.2258739431426" calcext:value-type="float">
            <text:p>28.2258739431426</text:p>
          </table:table-cell>
          <table:table-cell office:value-type="float" office:value="97.8347110218472" calcext:value-type="float">
            <text:p>97.8347110218472</text:p>
          </table:table-cell>
        </table:table-row>
        <table:table-row table:style-name="ro1">
          <table:table-cell office:value-type="string" calcext:value-type="string">
            <text:p>artificial</text:p>
          </table:table-cell>
          <table:table-cell office:value-type="float" office:value="61" calcext:value-type="float">
            <text:p>61</text:p>
          </table:table-cell>
          <table:table-cell office:value-type="float" office:value="8.36002145" calcext:value-type="float">
            <text:p>8.36002145</text:p>
          </table:table-cell>
          <table:table-cell office:value-type="float" office:value="510.31" calcext:value-type="float">
            <text:p>510.31</text:p>
          </table:table-cell>
          <table:table-cell office:value-type="float" office:value="17925" calcext:value-type="float">
            <text:p>17925</text:p>
          </table:table-cell>
          <table:table-cell office:value-type="string" calcext:value-type="string">
            <text:p>3072x2048</text:p>
          </table:table-cell>
          <table:table-cell office:value-type="float" office:value="0.0227" calcext:value-type="float">
            <text:p>0.0227</text:p>
          </table:table-cell>
          <table:table-cell office:value-type="string" calcext:value-type="string">
            <text:p>artificial.png</text:p>
          </table:table-cell>
          <table:table-cell office:value-type="string" calcext:value-type="string">
            <text:p>AVIF</text:p>
          </table:table-cell>
          <table:table-cell office:value-type="float" office:value="61" calcext:value-type="float">
            <text:p>61</text:p>
          </table:table-cell>
          <table:table-cell office:value-type="float" office:value="0.851984673411608" calcext:value-type="float">
            <text:p>0.851984673411608</text:p>
          </table:table-cell>
          <table:table-cell office:value-type="float" office:value="27.6940219476586" calcext:value-type="float">
            <text:p>27.6940219476586</text:p>
          </table:table-cell>
          <table:table-cell office:value-type="float" office:value="110.580402427249" calcext:value-type="float">
            <text:p>110.580402427249</text:p>
          </table:table-cell>
        </table:table-row>
        <table:table-row table:style-name="ro1">
          <table:table-cell office:value-type="string" calcext:value-type="string">
            <text:p>artificial</text:p>
          </table:table-cell>
          <table:table-cell office:value-type="float" office:value="62" calcext:value-type="float">
            <text:p>62</text:p>
          </table:table-cell>
          <table:table-cell office:value-type="float" office:value="8.341460332" calcext:value-type="float">
            <text:p>8.341460332</text:p>
          </table:table-cell>
          <table:table-cell office:value-type="float" office:value="505.98" calcext:value-type="float">
            <text:p>505.98</text:p>
          </table:table-cell>
          <table:table-cell office:value-type="float" office:value="15200" calcext:value-type="float">
            <text:p>15200</text:p>
          </table:table-cell>
          <table:table-cell office:value-type="string" calcext:value-type="string">
            <text:p>3072x2048</text:p>
          </table:table-cell>
          <table:table-cell office:value-type="float" office:value="0.0193" calcext:value-type="float">
            <text:p>0.0193</text:p>
          </table:table-cell>
          <table:table-cell office:value-type="string" calcext:value-type="string">
            <text:p>artificial.png</text:p>
          </table:table-cell>
          <table:table-cell office:value-type="string" calcext:value-type="string">
            <text:p>AVIF</text:p>
          </table:table-cell>
          <table:table-cell office:value-type="float" office:value="62" calcext:value-type="float">
            <text:p>62</text:p>
          </table:table-cell>
          <table:table-cell office:value-type="float" office:value="0.844611124003116" calcext:value-type="float">
            <text:p>0.844611124003116</text:p>
          </table:table-cell>
          <table:table-cell office:value-type="float" office:value="26.9516061823074" calcext:value-type="float">
            <text:p>26.9516061823074</text:p>
          </table:table-cell>
          <table:table-cell office:value-type="float" office:value="131.195742766062" calcext:value-type="float">
            <text:p>131.195742766062</text:p>
          </table:table-cell>
        </table:table-row>
        <table:table-row table:style-name="ro1">
          <table:table-cell office:value-type="string" calcext:value-type="string">
            <text:p>artificial</text:p>
          </table:table-cell>
          <table:table-cell office:value-type="float" office:value="63" calcext:value-type="float">
            <text:p>63</text:p>
          </table:table-cell>
          <table:table-cell office:value-type="float" office:value="8.112741332" calcext:value-type="float">
            <text:p>8.112741332</text:p>
          </table:table-cell>
          <table:table-cell office:value-type="float" office:value="487.18" calcext:value-type="float">
            <text:p>487.18</text:p>
          </table:table-cell>
          <table:table-cell office:value-type="float" office:value="11811" calcext:value-type="float">
            <text:p>11811</text:p>
          </table:table-cell>
          <table:table-cell office:value-type="string" calcext:value-type="string">
            <text:p>3072x2048</text:p>
          </table:table-cell>
          <table:table-cell office:value-type="float" office:value="0.015" calcext:value-type="float">
            <text:p>0.015</text:p>
          </table:table-cell>
          <table:table-cell office:value-type="string" calcext:value-type="string">
            <text:p>artificial.png</text:p>
          </table:table-cell>
          <table:table-cell office:value-type="string" calcext:value-type="string">
            <text:p>AVIF</text:p>
          </table:table-cell>
          <table:table-cell office:value-type="float" office:value="63" calcext:value-type="float">
            <text:p>63</text:p>
          </table:table-cell>
          <table:table-cell office:value-type="float" office:value="0.828456998244799" calcext:value-type="float">
            <text:p>0.828456998244799</text:p>
          </table:table-cell>
          <table:table-cell office:value-type="float" office:value="25.7374401532112" calcext:value-type="float">
            <text:p>25.7374401532112</text:p>
          </table:table-cell>
          <table:table-cell office:value-type="float" office:value="173.514728705088" calcext:value-type="float">
            <text:p>173.514728705088</text:p>
          </table:table-cell>
        </table:table-row>
        <table:table-row table:style-name="ro1">
          <table:table-cell office:value-type="string" calcext:value-type="string">
            <text:p>big_building</text:p>
          </table:table-cell>
          <table:table-cell office:value-type="float" office:value="0" calcext:value-type="float">
            <text:p>0</text:p>
          </table:table-cell>
          <table:table-cell office:value-type="float" office:value="75.819070308" calcext:value-type="float">
            <text:p>75.819070308</text:p>
          </table:table-cell>
          <table:table-cell office:value-type="float" office:value="529.17" calcext:value-type="float">
            <text:p>529.17</text:p>
          </table:table-cell>
          <table:table-cell office:value-type="float" office:value="26279658" calcext:value-type="float">
            <text:p>26279658</text:p>
          </table:table-cell>
          <table:table-cell office:value-type="string" calcext:value-type="string">
            <text:p>7216x5412</text:p>
          </table:table-cell>
          <table:table-cell office:value-type="float" office:value="5.3833" calcext:value-type="float">
            <text:p>5.3833</text:p>
          </table:table-cell>
          <table:table-cell office:value-type="string" calcext:value-type="string">
            <text:p>big_building.png</text:p>
          </table:table-cell>
          <table:table-cell office:value-type="string" calcext:value-type="string">
            <text:p>AVIF</text:p>
          </table:table-cell>
          <table:table-cell office:value-type="float" office:value="0" calcext:value-type="float">
            <text:p>0</text:p>
          </table:table-cell>
          <table:table-cell office:value-type="float" office:value="0.99781652159943" calcext:value-type="float">
            <text:p>0.99781652159943</text:p>
          </table:table-cell>
          <table:table-cell office:value-type="float" office:value="52.9950850213187" calcext:value-type="float">
            <text:p>52.9950850213187</text:p>
          </table:table-cell>
          <table:table-cell office:value-type="float" office:value="0.326266030184491" calcext:value-type="float">
            <text:p>0.326266030184491</text:p>
          </table:table-cell>
        </table:table-row>
        <table:table-row table:style-name="ro1">
          <table:table-cell office:value-type="string" calcext:value-type="string">
            <text:p>big_building</text:p>
          </table:table-cell>
          <table:table-cell office:value-type="float" office:value="1" calcext:value-type="float">
            <text:p>1</text:p>
          </table:table-cell>
          <table:table-cell office:value-type="float" office:value="81.263058563" calcext:value-type="float">
            <text:p>81.263058563</text:p>
          </table:table-cell>
          <table:table-cell office:value-type="float" office:value="184.4" calcext:value-type="float">
            <text:p>184.4</text:p>
          </table:table-cell>
          <table:table-cell office:value-type="float" office:value="22383479" calcext:value-type="float">
            <text:p>22383479</text:p>
          </table:table-cell>
          <table:table-cell office:value-type="string" calcext:value-type="string">
            <text:p>7216x5412</text:p>
          </table:table-cell>
          <table:table-cell office:value-type="float" office:value="4.5852" calcext:value-type="float">
            <text:p>4.5852</text:p>
          </table:table-cell>
          <table:table-cell office:value-type="string" calcext:value-type="string">
            <text:p>big_building.png</text:p>
          </table:table-cell>
          <table:table-cell office:value-type="string" calcext:value-type="string">
            <text:p>AVIF</text:p>
          </table:table-cell>
          <table:table-cell office:value-type="float" office:value="1" calcext:value-type="float">
            <text:p>1</text:p>
          </table:table-cell>
          <table:table-cell office:value-type="float" office:value="0.995314306910968" calcext:value-type="float">
            <text:p>0.995314306910968</text:p>
          </table:table-cell>
          <table:table-cell office:value-type="float" office:value="47.9387476652399" calcext:value-type="float">
            <text:p>47.9387476652399</text:p>
          </table:table-cell>
          <table:table-cell office:value-type="float" office:value="1.0452149052583" calcext:value-type="float">
            <text:p>1.0452149052583</text:p>
          </table:table-cell>
        </table:table-row>
        <table:table-row table:style-name="ro1">
          <table:table-cell office:value-type="string" calcext:value-type="string">
            <text:p>big_building</text:p>
          </table:table-cell>
          <table:table-cell office:value-type="float" office:value="2" calcext:value-type="float">
            <text:p>2</text:p>
          </table:table-cell>
          <table:table-cell office:value-type="float" office:value="83.377641261" calcext:value-type="float">
            <text:p>83.377641261</text:p>
          </table:table-cell>
          <table:table-cell office:value-type="float" office:value="441.66" calcext:value-type="float">
            <text:p>441.66</text:p>
          </table:table-cell>
          <table:table-cell office:value-type="float" office:value="18688743" calcext:value-type="float">
            <text:p>18688743</text:p>
          </table:table-cell>
          <table:table-cell office:value-type="string" calcext:value-type="string">
            <text:p>7216x5412</text:p>
          </table:table-cell>
          <table:table-cell office:value-type="float" office:value="3.8283" calcext:value-type="float">
            <text:p>3.8283</text:p>
          </table:table-cell>
          <table:table-cell office:value-type="string" calcext:value-type="string">
            <text:p>big_building.png</text:p>
          </table:table-cell>
          <table:table-cell office:value-type="string" calcext:value-type="string">
            <text:p>AVIF</text:p>
          </table:table-cell>
          <table:table-cell office:value-type="float" office:value="2" calcext:value-type="float">
            <text:p>2</text:p>
          </table:table-cell>
          <table:table-cell office:value-type="float" office:value="0.994147307201348" calcext:value-type="float">
            <text:p>0.994147307201348</text:p>
          </table:table-cell>
          <table:table-cell office:value-type="float" office:value="46.5888723886526" calcext:value-type="float">
            <text:p>46.5888723886526</text:p>
          </table:table-cell>
          <table:table-cell office:value-type="float" office:value="1.42624167353597" calcext:value-type="float">
            <text:p>1.42624167353597</text:p>
          </table:table-cell>
        </table:table-row>
        <table:table-row table:style-name="ro1">
          <table:table-cell office:value-type="string" calcext:value-type="string">
            <text:p>big_building</text:p>
          </table:table-cell>
          <table:table-cell office:value-type="float" office:value="3" calcext:value-type="float">
            <text:p>3</text:p>
          </table:table-cell>
          <table:table-cell office:value-type="float" office:value="93.24775635" calcext:value-type="float">
            <text:p>93.24775635</text:p>
          </table:table-cell>
          <table:table-cell office:value-type="float" office:value="456.57" calcext:value-type="float">
            <text:p>456.57</text:p>
          </table:table-cell>
          <table:table-cell office:value-type="float" office:value="15759372" calcext:value-type="float">
            <text:p>15759372</text:p>
          </table:table-cell>
          <table:table-cell office:value-type="string" calcext:value-type="string">
            <text:p>7216x5412</text:p>
          </table:table-cell>
          <table:table-cell office:value-type="float" office:value="3.2283" calcext:value-type="float">
            <text:p>3.2283</text:p>
          </table:table-cell>
          <table:table-cell office:value-type="string" calcext:value-type="string">
            <text:p>big_building.png</text:p>
          </table:table-cell>
          <table:table-cell office:value-type="string" calcext:value-type="string">
            <text:p>AVIF</text:p>
          </table:table-cell>
          <table:table-cell office:value-type="float" office:value="3" calcext:value-type="float">
            <text:p>3</text:p>
          </table:table-cell>
          <table:table-cell office:value-type="float" office:value="0.993047500222082" calcext:value-type="float">
            <text:p>0.993047500222082</text:p>
          </table:table-cell>
          <table:table-cell office:value-type="float" office:value="45.487248745709" calcext:value-type="float">
            <text:p>45.487248745709</text:p>
          </table:table-cell>
          <table:table-cell office:value-type="float" office:value="1.83804223416907" calcext:value-type="float">
            <text:p>1.83804223416907</text:p>
          </table:table-cell>
        </table:table-row>
        <table:table-row table:style-name="ro1">
          <table:table-cell office:value-type="string" calcext:value-type="string">
            <text:p>big_building</text:p>
          </table:table-cell>
          <table:table-cell office:value-type="float" office:value="4" calcext:value-type="float">
            <text:p>4</text:p>
          </table:table-cell>
          <table:table-cell office:value-type="float" office:value="91.144989058" calcext:value-type="float">
            <text:p>91.144989058</text:p>
          </table:table-cell>
          <table:table-cell office:value-type="float" office:value="240.57" calcext:value-type="float">
            <text:p>240.57</text:p>
          </table:table-cell>
          <table:table-cell office:value-type="float" office:value="13719600" calcext:value-type="float">
            <text:p>13719600</text:p>
          </table:table-cell>
          <table:table-cell office:value-type="string" calcext:value-type="string">
            <text:p>7216x5412</text:p>
          </table:table-cell>
          <table:table-cell office:value-type="float" office:value="2.8104" calcext:value-type="float">
            <text:p>2.8104</text:p>
          </table:table-cell>
          <table:table-cell office:value-type="string" calcext:value-type="string">
            <text:p>big_building.png</text:p>
          </table:table-cell>
          <table:table-cell office:value-type="string" calcext:value-type="string">
            <text:p>AVIF</text:p>
          </table:table-cell>
          <table:table-cell office:value-type="float" office:value="4" calcext:value-type="float">
            <text:p>4</text:p>
          </table:table-cell>
          <table:table-cell office:value-type="float" office:value="0.991913403714649" calcext:value-type="float">
            <text:p>0.991913403714649</text:p>
          </table:table-cell>
          <table:table-cell office:value-type="float" office:value="44.5363903905437" calcext:value-type="float">
            <text:p>44.5363903905437</text:p>
          </table:table-cell>
          <table:table-cell office:value-type="float" office:value="2.28792256600126" calcext:value-type="float">
            <text:p>2.28792256600126</text:p>
          </table:table-cell>
        </table:table-row>
        <table:table-row table:style-name="ro1">
          <table:table-cell office:value-type="string" calcext:value-type="string">
            <text:p>big_building</text:p>
          </table:table-cell>
          <table:table-cell office:value-type="float" office:value="5" calcext:value-type="float">
            <text:p>5</text:p>
          </table:table-cell>
          <table:table-cell office:value-type="float" office:value="94.11547534" calcext:value-type="float">
            <text:p>94.11547534</text:p>
          </table:table-cell>
          <table:table-cell office:value-type="float" office:value="554.66" calcext:value-type="float">
            <text:p>554.66</text:p>
          </table:table-cell>
          <table:table-cell office:value-type="float" office:value="11845477" calcext:value-type="float">
            <text:p>11845477</text:p>
          </table:table-cell>
          <table:table-cell office:value-type="string" calcext:value-type="string">
            <text:p>7216x5412</text:p>
          </table:table-cell>
          <table:table-cell office:value-type="float" office:value="2.4265" calcext:value-type="float">
            <text:p>2.4265</text:p>
          </table:table-cell>
          <table:table-cell office:value-type="string" calcext:value-type="string">
            <text:p>big_building.png</text:p>
          </table:table-cell>
          <table:table-cell office:value-type="string" calcext:value-type="string">
            <text:p>AVIF</text:p>
          </table:table-cell>
          <table:table-cell office:value-type="float" office:value="5" calcext:value-type="float">
            <text:p>5</text:p>
          </table:table-cell>
          <table:table-cell office:value-type="float" office:value="0.990700218846949" calcext:value-type="float">
            <text:p>0.990700218846949</text:p>
          </table:table-cell>
          <table:table-cell office:value-type="float" office:value="43.6286271396808" calcext:value-type="float">
            <text:p>43.6286271396808</text:p>
          </table:table-cell>
          <table:table-cell office:value-type="float" office:value="2.81979571927976" calcext:value-type="float">
            <text:p>2.81979571927976</text:p>
          </table:table-cell>
        </table:table-row>
        <table:table-row table:style-name="ro1">
          <table:table-cell office:value-type="string" calcext:value-type="string">
            <text:p>big_building</text:p>
          </table:table-cell>
          <table:table-cell office:value-type="float" office:value="6" calcext:value-type="float">
            <text:p>6</text:p>
          </table:table-cell>
          <table:table-cell office:value-type="float" office:value="93.138890948" calcext:value-type="float">
            <text:p>93.138890948</text:p>
          </table:table-cell>
          <table:table-cell office:value-type="float" office:value="394.48" calcext:value-type="float">
            <text:p>394.48</text:p>
          </table:table-cell>
          <table:table-cell office:value-type="float" office:value="10490749" calcext:value-type="float">
            <text:p>10490749</text:p>
          </table:table-cell>
          <table:table-cell office:value-type="string" calcext:value-type="string">
            <text:p>7216x5412</text:p>
          </table:table-cell>
          <table:table-cell office:value-type="float" office:value="2.149" calcext:value-type="float">
            <text:p>2.149</text:p>
          </table:table-cell>
          <table:table-cell office:value-type="string" calcext:value-type="string">
            <text:p>big_building.png</text:p>
          </table:table-cell>
          <table:table-cell office:value-type="string" calcext:value-type="string">
            <text:p>AVIF</text:p>
          </table:table-cell>
          <table:table-cell office:value-type="float" office:value="6" calcext:value-type="float">
            <text:p>6</text:p>
          </table:table-cell>
          <table:table-cell office:value-type="float" office:value="0.989447671342296" calcext:value-type="float">
            <text:p>0.989447671342296</text:p>
          </table:table-cell>
          <table:table-cell office:value-type="float" office:value="42.8738031491616" calcext:value-type="float">
            <text:p>42.8738031491616</text:p>
          </table:table-cell>
          <table:table-cell office:value-type="float" office:value="3.35505810498036" calcext:value-type="float">
            <text:p>3.35505810498036</text:p>
          </table:table-cell>
        </table:table-row>
        <table:table-row table:style-name="ro1">
          <table:table-cell office:value-type="string" calcext:value-type="string">
            <text:p>big_building</text:p>
          </table:table-cell>
          <table:table-cell office:value-type="float" office:value="7" calcext:value-type="float">
            <text:p>7</text:p>
          </table:table-cell>
          <table:table-cell office:value-type="float" office:value="93.4735849" calcext:value-type="float">
            <text:p>93.4735849</text:p>
          </table:table-cell>
          <table:table-cell office:value-type="float" office:value="473.63" calcext:value-type="float">
            <text:p>473.63</text:p>
          </table:table-cell>
          <table:table-cell office:value-type="float" office:value="9252924" calcext:value-type="float">
            <text:p>9252924</text:p>
          </table:table-cell>
          <table:table-cell office:value-type="string" calcext:value-type="string">
            <text:p>7216x5412</text:p>
          </table:table-cell>
          <table:table-cell office:value-type="float" office:value="1.8954" calcext:value-type="float">
            <text:p>1.8954</text:p>
          </table:table-cell>
          <table:table-cell office:value-type="string" calcext:value-type="string">
            <text:p>big_building.png</text:p>
          </table:table-cell>
          <table:table-cell office:value-type="string" calcext:value-type="string">
            <text:p>AVIF</text:p>
          </table:table-cell>
          <table:table-cell office:value-type="float" office:value="7" calcext:value-type="float">
            <text:p>7</text:p>
          </table:table-cell>
          <table:table-cell office:value-type="float" office:value="0.988262733079998" calcext:value-type="float">
            <text:p>0.988262733079998</text:p>
          </table:table-cell>
          <table:table-cell office:value-type="float" office:value="42.1612186441657" calcext:value-type="float">
            <text:p>42.1612186441657</text:p>
          </table:table-cell>
          <table:table-cell office:value-type="float" office:value="3.95328838483532" calcext:value-type="float">
            <text:p>3.95328838483532</text:p>
          </table:table-cell>
        </table:table-row>
        <table:table-row table:style-name="ro1">
          <table:table-cell office:value-type="string" calcext:value-type="string">
            <text:p>big_building</text:p>
          </table:table-cell>
          <table:table-cell office:value-type="float" office:value="8" calcext:value-type="float">
            <text:p>8</text:p>
          </table:table-cell>
          <table:table-cell office:value-type="float" office:value="91.084540908" calcext:value-type="float">
            <text:p>91.084540908</text:p>
          </table:table-cell>
          <table:table-cell office:value-type="float" office:value="273.06" calcext:value-type="float">
            <text:p>273.06</text:p>
          </table:table-cell>
          <table:table-cell office:value-type="float" office:value="8351635" calcext:value-type="float">
            <text:p>8351635</text:p>
          </table:table-cell>
          <table:table-cell office:value-type="string" calcext:value-type="string">
            <text:p>7216x5412</text:p>
          </table:table-cell>
          <table:table-cell office:value-type="float" office:value="1.7108" calcext:value-type="float">
            <text:p>1.7108</text:p>
          </table:table-cell>
          <table:table-cell office:value-type="string" calcext:value-type="string">
            <text:p>big_building.png</text:p>
          </table:table-cell>
          <table:table-cell office:value-type="string" calcext:value-type="string">
            <text:p>AVIF</text:p>
          </table:table-cell>
          <table:table-cell office:value-type="float" office:value="8" calcext:value-type="float">
            <text:p>8</text:p>
          </table:table-cell>
          <table:table-cell office:value-type="float" office:value="0.987084345633332" calcext:value-type="float">
            <text:p>0.987084345633332</text:p>
          </table:table-cell>
          <table:table-cell office:value-type="float" office:value="41.5920901635434" calcext:value-type="float">
            <text:p>41.5920901635434</text:p>
          </table:table-cell>
          <table:table-cell office:value-type="float" office:value="4.50683174287901" calcext:value-type="float">
            <text:p>4.50683174287901</text:p>
          </table:table-cell>
        </table:table-row>
        <table:table-row table:style-name="ro1">
          <table:table-cell office:value-type="string" calcext:value-type="string">
            <text:p>big_building</text:p>
          </table:table-cell>
          <table:table-cell office:value-type="float" office:value="9" calcext:value-type="float">
            <text:p>9</text:p>
          </table:table-cell>
          <table:table-cell office:value-type="float" office:value="92.818282066" calcext:value-type="float">
            <text:p>92.818282066</text:p>
          </table:table-cell>
          <table:table-cell office:value-type="float" office:value="397.51" calcext:value-type="float">
            <text:p>397.51</text:p>
          </table:table-cell>
          <table:table-cell office:value-type="float" office:value="7463085" calcext:value-type="float">
            <text:p>7463085</text:p>
          </table:table-cell>
          <table:table-cell office:value-type="string" calcext:value-type="string">
            <text:p>7216x5412</text:p>
          </table:table-cell>
          <table:table-cell office:value-type="float" office:value="1.5288" calcext:value-type="float">
            <text:p>1.5288</text:p>
          </table:table-cell>
          <table:table-cell office:value-type="string" calcext:value-type="string">
            <text:p>big_building.png</text:p>
          </table:table-cell>
          <table:table-cell office:value-type="string" calcext:value-type="string">
            <text:p>AVIF</text:p>
          </table:table-cell>
          <table:table-cell office:value-type="float" office:value="9" calcext:value-type="float">
            <text:p>9</text:p>
          </table:table-cell>
          <table:table-cell office:value-type="float" office:value="0.985835759472656" calcext:value-type="float">
            <text:p>0.985835759472656</text:p>
          </table:table-cell>
          <table:table-cell office:value-type="float" office:value="41.0176629053691" calcext:value-type="float">
            <text:p>41.0176629053691</text:p>
          </table:table-cell>
          <table:table-cell office:value-type="float" office:value="5.14415528862253" calcext:value-type="float">
            <text:p>5.14415528862253</text:p>
          </table:table-cell>
        </table:table-row>
        <table:table-row table:style-name="ro1">
          <table:table-cell office:value-type="string" calcext:value-type="string">
            <text:p>big_building</text:p>
          </table:table-cell>
          <table:table-cell office:value-type="float" office:value="10" calcext:value-type="float">
            <text:p>10</text:p>
          </table:table-cell>
          <table:table-cell office:value-type="float" office:value="89.46661938" calcext:value-type="float">
            <text:p>89.46661938</text:p>
          </table:table-cell>
          <table:table-cell office:value-type="float" office:value="114.96" calcext:value-type="float">
            <text:p>114.96</text:p>
          </table:table-cell>
          <table:table-cell office:value-type="float" office:value="6842348" calcext:value-type="float">
            <text:p>6842348</text:p>
          </table:table-cell>
          <table:table-cell office:value-type="string" calcext:value-type="string">
            <text:p>7216x5412</text:p>
          </table:table-cell>
          <table:table-cell office:value-type="float" office:value="1.4016" calcext:value-type="float">
            <text:p>1.4016</text:p>
          </table:table-cell>
          <table:table-cell office:value-type="string" calcext:value-type="string">
            <text:p>big_building.png</text:p>
          </table:table-cell>
          <table:table-cell office:value-type="string" calcext:value-type="string">
            <text:p>AVIF</text:p>
          </table:table-cell>
          <table:table-cell office:value-type="float" office:value="10" calcext:value-type="float">
            <text:p>10</text:p>
          </table:table-cell>
          <table:table-cell office:value-type="float" office:value="0.984767487929722" calcext:value-type="float">
            <text:p>0.984767487929722</text:p>
          </table:table-cell>
          <table:table-cell office:value-type="float" office:value="40.576055365427" calcext:value-type="float">
            <text:p>40.576055365427</text:p>
          </table:table-cell>
          <table:table-cell office:value-type="float" office:value="5.69475211186551" calcext:value-type="float">
            <text:p>5.69475211186551</text:p>
          </table:table-cell>
        </table:table-row>
        <table:table-row table:style-name="ro1">
          <table:table-cell office:value-type="string" calcext:value-type="string">
            <text:p>big_building</text:p>
          </table:table-cell>
          <table:table-cell office:value-type="float" office:value="11" calcext:value-type="float">
            <text:p>11</text:p>
          </table:table-cell>
          <table:table-cell office:value-type="float" office:value="88.775886431" calcext:value-type="float">
            <text:p>88.775886431</text:p>
          </table:table-cell>
          <table:table-cell office:value-type="float" office:value="80.86" calcext:value-type="float">
            <text:p>80.86</text:p>
          </table:table-cell>
          <table:table-cell office:value-type="float" office:value="6305750" calcext:value-type="float">
            <text:p>6305750</text:p>
          </table:table-cell>
          <table:table-cell office:value-type="string" calcext:value-type="string">
            <text:p>7216x5412</text:p>
          </table:table-cell>
          <table:table-cell office:value-type="float" office:value="1.2917" calcext:value-type="float">
            <text:p>1.2917</text:p>
          </table:table-cell>
          <table:table-cell office:value-type="string" calcext:value-type="string">
            <text:p>big_building.png</text:p>
          </table:table-cell>
          <table:table-cell office:value-type="string" calcext:value-type="string">
            <text:p>AVIF</text:p>
          </table:table-cell>
          <table:table-cell office:value-type="float" office:value="11" calcext:value-type="float">
            <text:p>11</text:p>
          </table:table-cell>
          <table:table-cell office:value-type="float" office:value="0.98363166008741" calcext:value-type="float">
            <text:p>0.98363166008741</text:p>
          </table:table-cell>
          <table:table-cell office:value-type="float" office:value="40.1553805765679" calcext:value-type="float">
            <text:p>40.1553805765679</text:p>
          </table:table-cell>
          <table:table-cell office:value-type="float" office:value="6.27396805687342" calcext:value-type="float">
            <text:p>6.27396805687342</text:p>
          </table:table-cell>
        </table:table-row>
        <table:table-row table:style-name="ro1">
          <table:table-cell office:value-type="string" calcext:value-type="string">
            <text:p>big_building</text:p>
          </table:table-cell>
          <table:table-cell office:value-type="float" office:value="12" calcext:value-type="float">
            <text:p>12</text:p>
          </table:table-cell>
          <table:table-cell office:value-type="float" office:value="87.854445995" calcext:value-type="float">
            <text:p>87.854445995</text:p>
          </table:table-cell>
          <table:table-cell office:value-type="float" office:value="854.88" calcext:value-type="float">
            <text:p>854.88</text:p>
          </table:table-cell>
          <table:table-cell office:value-type="float" office:value="5755205" calcext:value-type="float">
            <text:p>5755205</text:p>
          </table:table-cell>
          <table:table-cell office:value-type="string" calcext:value-type="string">
            <text:p>7216x5412</text:p>
          </table:table-cell>
          <table:table-cell office:value-type="float" office:value="1.1789" calcext:value-type="float">
            <text:p>1.1789</text:p>
          </table:table-cell>
          <table:table-cell office:value-type="string" calcext:value-type="string">
            <text:p>big_building.png</text:p>
          </table:table-cell>
          <table:table-cell office:value-type="string" calcext:value-type="string">
            <text:p>AVIF</text:p>
          </table:table-cell>
          <table:table-cell office:value-type="float" office:value="12" calcext:value-type="float">
            <text:p>12</text:p>
          </table:table-cell>
          <table:table-cell office:value-type="float" office:value="0.982411776220935" calcext:value-type="float">
            <text:p>0.982411776220935</text:p>
          </table:table-cell>
          <table:table-cell office:value-type="float" office:value="39.7193197033923" calcext:value-type="float">
            <text:p>39.7193197033923</text:p>
          </table:table-cell>
          <table:table-cell office:value-type="float" office:value="6.93662777489622" calcext:value-type="float">
            <text:p>6.93662777489622</text:p>
          </table:table-cell>
        </table:table-row>
        <table:table-row table:style-name="ro1">
          <table:table-cell office:value-type="string" calcext:value-type="string">
            <text:p>big_building</text:p>
          </table:table-cell>
          <table:table-cell office:value-type="float" office:value="13" calcext:value-type="float">
            <text:p>13</text:p>
          </table:table-cell>
          <table:table-cell office:value-type="float" office:value="86.210587517" calcext:value-type="float">
            <text:p>86.210587517</text:p>
          </table:table-cell>
          <table:table-cell office:value-type="float" office:value="739.74" calcext:value-type="float">
            <text:p>739.74</text:p>
          </table:table-cell>
          <table:table-cell office:value-type="float" office:value="5350618" calcext:value-type="float">
            <text:p>5350618</text:p>
          </table:table-cell>
          <table:table-cell office:value-type="string" calcext:value-type="string">
            <text:p>7216x5412</text:p>
          </table:table-cell>
          <table:table-cell office:value-type="float" office:value="1.096" calcext:value-type="float">
            <text:p>1.096</text:p>
          </table:table-cell>
          <table:table-cell office:value-type="string" calcext:value-type="string">
            <text:p>big_building.png</text:p>
          </table:table-cell>
          <table:table-cell office:value-type="string" calcext:value-type="string">
            <text:p>AVIF</text:p>
          </table:table-cell>
          <table:table-cell office:value-type="float" office:value="13" calcext:value-type="float">
            <text:p>13</text:p>
          </table:table-cell>
          <table:table-cell office:value-type="float" office:value="0.981314364085871" calcext:value-type="float">
            <text:p>0.981314364085871</text:p>
          </table:table-cell>
          <table:table-cell office:value-type="float" office:value="39.3692746088769" calcext:value-type="float">
            <text:p>39.3692746088769</text:p>
          </table:table-cell>
          <table:table-cell office:value-type="float" office:value="7.51887560881379" calcext:value-type="float">
            <text:p>7.51887560881379</text:p>
          </table:table-cell>
        </table:table-row>
        <table:table-row table:style-name="ro1">
          <table:table-cell office:value-type="string" calcext:value-type="string">
            <text:p>big_building</text:p>
          </table:table-cell>
          <table:table-cell office:value-type="float" office:value="14" calcext:value-type="float">
            <text:p>14</text:p>
          </table:table-cell>
          <table:table-cell office:value-type="float" office:value="84.878468925" calcext:value-type="float">
            <text:p>84.878468925</text:p>
          </table:table-cell>
          <table:table-cell office:value-type="float" office:value="594.87" calcext:value-type="float">
            <text:p>594.87</text:p>
          </table:table-cell>
          <table:table-cell office:value-type="float" office:value="5006398" calcext:value-type="float">
            <text:p>5006398</text:p>
          </table:table-cell>
          <table:table-cell office:value-type="string" calcext:value-type="string">
            <text:p>7216x5412</text:p>
          </table:table-cell>
          <table:table-cell office:value-type="float" office:value="1.0255" calcext:value-type="float">
            <text:p>1.0255</text:p>
          </table:table-cell>
          <table:table-cell office:value-type="string" calcext:value-type="string">
            <text:p>big_building.png</text:p>
          </table:table-cell>
          <table:table-cell office:value-type="string" calcext:value-type="string">
            <text:p>AVIF</text:p>
          </table:table-cell>
          <table:table-cell office:value-type="float" office:value="14" calcext:value-type="float">
            <text:p>14</text:p>
          </table:table-cell>
          <table:table-cell office:value-type="float" office:value="0.980324374212888" calcext:value-type="float">
            <text:p>0.980324374212888</text:p>
          </table:table-cell>
          <table:table-cell office:value-type="float" office:value="39.0592144378217" calcext:value-type="float">
            <text:p>39.0592144378217</text:p>
          </table:table-cell>
          <table:table-cell office:value-type="float" office:value="8.07530467832017" calcext:value-type="float">
            <text:p>8.07530467832017</text:p>
          </table:table-cell>
        </table:table-row>
        <table:table-row table:style-name="ro1">
          <table:table-cell office:value-type="string" calcext:value-type="string">
            <text:p>big_building</text:p>
          </table:table-cell>
          <table:table-cell office:value-type="float" office:value="15" calcext:value-type="float">
            <text:p>15</text:p>
          </table:table-cell>
          <table:table-cell office:value-type="float" office:value="82.898291541" calcext:value-type="float">
            <text:p>82.898291541</text:p>
          </table:table-cell>
          <table:table-cell office:value-type="float" office:value="430.27" calcext:value-type="float">
            <text:p>430.27</text:p>
          </table:table-cell>
          <table:table-cell office:value-type="float" office:value="4700916" calcext:value-type="float">
            <text:p>4700916</text:p>
          </table:table-cell>
          <table:table-cell office:value-type="string" calcext:value-type="string">
            <text:p>7216x5412</text:p>
          </table:table-cell>
          <table:table-cell office:value-type="float" office:value="0.9629" calcext:value-type="float">
            <text:p>0.9629</text:p>
          </table:table-cell>
          <table:table-cell office:value-type="string" calcext:value-type="string">
            <text:p>big_building.png</text:p>
          </table:table-cell>
          <table:table-cell office:value-type="string" calcext:value-type="string">
            <text:p>AVIF</text:p>
          </table:table-cell>
          <table:table-cell office:value-type="float" office:value="15" calcext:value-type="float">
            <text:p>15</text:p>
          </table:table-cell>
          <table:table-cell office:value-type="float" office:value="0.979269323216115" calcext:value-type="float">
            <text:p>0.979269323216115</text:p>
          </table:table-cell>
          <table:table-cell office:value-type="float" office:value="38.7574352105628" calcext:value-type="float">
            <text:p>38.7574352105628</text:p>
          </table:table-cell>
          <table:table-cell office:value-type="float" office:value="8.65639050139872" calcext:value-type="float">
            <text:p>8.65639050139872</text:p>
          </table:table-cell>
        </table:table-row>
        <table:table-row table:style-name="ro1">
          <table:table-cell office:value-type="string" calcext:value-type="string">
            <text:p>big_building</text:p>
          </table:table-cell>
          <table:table-cell office:value-type="float" office:value="16" calcext:value-type="float">
            <text:p>16</text:p>
          </table:table-cell>
          <table:table-cell office:value-type="float" office:value="81.261152342" calcext:value-type="float">
            <text:p>81.261152342</text:p>
          </table:table-cell>
          <table:table-cell office:value-type="float" office:value="231.25" calcext:value-type="float">
            <text:p>231.25</text:p>
          </table:table-cell>
          <table:table-cell office:value-type="float" office:value="4389257" calcext:value-type="float">
            <text:p>4389257</text:p>
          </table:table-cell>
          <table:table-cell office:value-type="string" calcext:value-type="string">
            <text:p>7216x5412</text:p>
          </table:table-cell>
          <table:table-cell office:value-type="float" office:value="0.8991" calcext:value-type="float">
            <text:p>0.8991</text:p>
          </table:table-cell>
          <table:table-cell office:value-type="string" calcext:value-type="string">
            <text:p>big_building.png</text:p>
          </table:table-cell>
          <table:table-cell office:value-type="string" calcext:value-type="string">
            <text:p>AVIF</text:p>
          </table:table-cell>
          <table:table-cell office:value-type="float" office:value="16" calcext:value-type="float">
            <text:p>16</text:p>
          </table:table-cell>
          <table:table-cell office:value-type="float" office:value="0.97812373941766" calcext:value-type="float">
            <text:p>0.97812373941766</text:p>
          </table:table-cell>
          <table:table-cell office:value-type="float" office:value="38.4331432169617" calcext:value-type="float">
            <text:p>38.4331432169617</text:p>
          </table:table-cell>
          <table:table-cell office:value-type="float" office:value="9.32751678369056" calcext:value-type="float">
            <text:p>9.32751678369056</text:p>
          </table:table-cell>
        </table:table-row>
        <table:table-row table:style-name="ro1">
          <table:table-cell office:value-type="string" calcext:value-type="string">
            <text:p>big_building</text:p>
          </table:table-cell>
          <table:table-cell office:value-type="float" office:value="17" calcext:value-type="float">
            <text:p>17</text:p>
          </table:table-cell>
          <table:table-cell office:value-type="float" office:value="79.98140424" calcext:value-type="float">
            <text:p>79.98140424</text:p>
          </table:table-cell>
          <table:table-cell office:value-type="float" office:value="133.23" calcext:value-type="float">
            <text:p>133.23</text:p>
          </table:table-cell>
          <table:table-cell office:value-type="float" office:value="4150903" calcext:value-type="float">
            <text:p>4150903</text:p>
          </table:table-cell>
          <table:table-cell office:value-type="string" calcext:value-type="string">
            <text:p>7216x5412</text:p>
          </table:table-cell>
          <table:table-cell office:value-type="float" office:value="0.8503" calcext:value-type="float">
            <text:p>0.8503</text:p>
          </table:table-cell>
          <table:table-cell office:value-type="string" calcext:value-type="string">
            <text:p>big_building.png</text:p>
          </table:table-cell>
          <table:table-cell office:value-type="string" calcext:value-type="string">
            <text:p>AVIF</text:p>
          </table:table-cell>
          <table:table-cell office:value-type="float" office:value="17" calcext:value-type="float">
            <text:p>17</text:p>
          </table:table-cell>
          <table:table-cell office:value-type="float" office:value="0.977076306097658" calcext:value-type="float">
            <text:p>0.977076306097658</text:p>
          </table:table-cell>
          <table:table-cell office:value-type="float" office:value="38.1703315553193" calcext:value-type="float">
            <text:p>38.1703315553193</text:p>
          </table:table-cell>
          <table:table-cell office:value-type="float" office:value="9.9093964853363" calcext:value-type="float">
            <text:p>9.9093964853363</text:p>
          </table:table-cell>
        </table:table-row>
        <table:table-row table:style-name="ro1">
          <table:table-cell office:value-type="string" calcext:value-type="string">
            <text:p>big_building</text:p>
          </table:table-cell>
          <table:table-cell office:value-type="float" office:value="18" calcext:value-type="float">
            <text:p>18</text:p>
          </table:table-cell>
          <table:table-cell office:value-type="float" office:value="78.922851062" calcext:value-type="float">
            <text:p>78.922851062</text:p>
          </table:table-cell>
          <table:table-cell office:value-type="float" office:value="962.49" calcext:value-type="float">
            <text:p>962.49</text:p>
          </table:table-cell>
          <table:table-cell office:value-type="float" office:value="3939540" calcext:value-type="float">
            <text:p>3939540</text:p>
          </table:table-cell>
          <table:table-cell office:value-type="string" calcext:value-type="string">
            <text:p>7216x5412</text:p>
          </table:table-cell>
          <table:table-cell office:value-type="float" office:value="0.807" calcext:value-type="float">
            <text:p>0.807</text:p>
          </table:table-cell>
          <table:table-cell office:value-type="string" calcext:value-type="string">
            <text:p>big_building.png</text:p>
          </table:table-cell>
          <table:table-cell office:value-type="string" calcext:value-type="string">
            <text:p>AVIF</text:p>
          </table:table-cell>
          <table:table-cell office:value-type="float" office:value="18" calcext:value-type="float">
            <text:p>18</text:p>
          </table:table-cell>
          <table:table-cell office:value-type="float" office:value="0.976112318400025" calcext:value-type="float">
            <text:p>0.976112318400025</text:p>
          </table:table-cell>
          <table:table-cell office:value-type="float" office:value="37.9289293693991" calcext:value-type="float">
            <text:p>37.9289293693991</text:p>
          </table:table-cell>
          <table:table-cell office:value-type="float" office:value="10.4758054389277" calcext:value-type="float">
            <text:p>10.4758054389277</text:p>
          </table:table-cell>
        </table:table-row>
        <table:table-row table:style-name="ro1">
          <table:table-cell office:value-type="string" calcext:value-type="string">
            <text:p>big_building</text:p>
          </table:table-cell>
          <table:table-cell office:value-type="float" office:value="19" calcext:value-type="float">
            <text:p>19</text:p>
          </table:table-cell>
          <table:table-cell office:value-type="float" office:value="79.134936054" calcext:value-type="float">
            <text:p>79.134936054</text:p>
          </table:table-cell>
          <table:table-cell office:value-type="float" office:value="922.48" calcext:value-type="float">
            <text:p>922.48</text:p>
          </table:table-cell>
          <table:table-cell office:value-type="float" office:value="3743476" calcext:value-type="float">
            <text:p>3743476</text:p>
          </table:table-cell>
          <table:table-cell office:value-type="string" calcext:value-type="string">
            <text:p>7216x5412</text:p>
          </table:table-cell>
          <table:table-cell office:value-type="float" office:value="0.7668" calcext:value-type="float">
            <text:p>0.7668</text:p>
          </table:table-cell>
          <table:table-cell office:value-type="string" calcext:value-type="string">
            <text:p>big_building.png</text:p>
          </table:table-cell>
          <table:table-cell office:value-type="string" calcext:value-type="string">
            <text:p>AVIF</text:p>
          </table:table-cell>
          <table:table-cell office:value-type="float" office:value="19" calcext:value-type="float">
            <text:p>19</text:p>
          </table:table-cell>
          <table:table-cell office:value-type="float" office:value="0.975095708495236" calcext:value-type="float">
            <text:p>0.975095708495236</text:p>
          </table:table-cell>
          <table:table-cell office:value-type="float" office:value="37.692298010795" calcext:value-type="float">
            <text:p>37.692298010795</text:p>
          </table:table-cell>
          <table:table-cell office:value-type="float" office:value="11.0624306156448" calcext:value-type="float">
            <text:p>11.0624306156448</text:p>
          </table:table-cell>
        </table:table-row>
        <table:table-row table:style-name="ro1">
          <table:table-cell office:value-type="string" calcext:value-type="string">
            <text:p>big_building</text:p>
          </table:table-cell>
          <table:table-cell office:value-type="float" office:value="20" calcext:value-type="float">
            <text:p>20</text:p>
          </table:table-cell>
          <table:table-cell office:value-type="float" office:value="75.506539857" calcext:value-type="float">
            <text:p>75.506539857</text:p>
          </table:table-cell>
          <table:table-cell office:value-type="float" office:value="677.99" calcext:value-type="float">
            <text:p>677.99</text:p>
          </table:table-cell>
          <table:table-cell office:value-type="float" office:value="3540231" calcext:value-type="float">
            <text:p>3540231</text:p>
          </table:table-cell>
          <table:table-cell office:value-type="string" calcext:value-type="string">
            <text:p>7216x5412</text:p>
          </table:table-cell>
          <table:table-cell office:value-type="float" office:value="0.7252" calcext:value-type="float">
            <text:p>0.7252</text:p>
          </table:table-cell>
          <table:table-cell office:value-type="string" calcext:value-type="string">
            <text:p>big_building.png</text:p>
          </table:table-cell>
          <table:table-cell office:value-type="string" calcext:value-type="string">
            <text:p>AVIF</text:p>
          </table:table-cell>
          <table:table-cell office:value-type="float" office:value="20" calcext:value-type="float">
            <text:p>20</text:p>
          </table:table-cell>
          <table:table-cell office:value-type="float" office:value="0.973966486802325" calcext:value-type="float">
            <text:p>0.973966486802325</text:p>
          </table:table-cell>
          <table:table-cell office:value-type="float" office:value="37.435064505145" calcext:value-type="float">
            <text:p>37.435064505145</text:p>
          </table:table-cell>
          <table:table-cell office:value-type="float" office:value="11.7374541921568" calcext:value-type="float">
            <text:p>11.7374541921568</text:p>
          </table:table-cell>
        </table:table-row>
        <table:table-row table:style-name="ro1">
          <table:table-cell office:value-type="string" calcext:value-type="string">
            <text:p>big_building</text:p>
          </table:table-cell>
          <table:table-cell office:value-type="float" office:value="21" calcext:value-type="float">
            <text:p>21</text:p>
          </table:table-cell>
          <table:table-cell office:value-type="float" office:value="75.438621266" calcext:value-type="float">
            <text:p>75.438621266</text:p>
          </table:table-cell>
          <table:table-cell office:value-type="float" office:value="612.09" calcext:value-type="float">
            <text:p>612.09</text:p>
          </table:table-cell>
          <table:table-cell office:value-type="float" office:value="3382004" calcext:value-type="float">
            <text:p>3382004</text:p>
          </table:table-cell>
          <table:table-cell office:value-type="string" calcext:value-type="string">
            <text:p>7216x5412</text:p>
          </table:table-cell>
          <table:table-cell office:value-type="float" office:value="0.6928" calcext:value-type="float">
            <text:p>0.6928</text:p>
          </table:table-cell>
          <table:table-cell office:value-type="string" calcext:value-type="string">
            <text:p>big_building.png</text:p>
          </table:table-cell>
          <table:table-cell office:value-type="string" calcext:value-type="string">
            <text:p>AVIF</text:p>
          </table:table-cell>
          <table:table-cell office:value-type="float" office:value="21" calcext:value-type="float">
            <text:p>21</text:p>
          </table:table-cell>
          <table:table-cell office:value-type="float" office:value="0.972946246043189" calcext:value-type="float">
            <text:p>0.972946246043189</text:p>
          </table:table-cell>
          <table:table-cell office:value-type="float" office:value="37.2224473735688" calcext:value-type="float">
            <text:p>37.2224473735688</text:p>
          </table:table-cell>
          <table:table-cell office:value-type="float" office:value="12.3263820264185" calcext:value-type="float">
            <text:p>12.3263820264185</text:p>
          </table:table-cell>
        </table:table-row>
        <table:table-row table:style-name="ro1">
          <table:table-cell office:value-type="string" calcext:value-type="string">
            <text:p>big_building</text:p>
          </table:table-cell>
          <table:table-cell office:value-type="float" office:value="22" calcext:value-type="float">
            <text:p>22</text:p>
          </table:table-cell>
          <table:table-cell office:value-type="float" office:value="73.334074126" calcext:value-type="float">
            <text:p>73.334074126</text:p>
          </table:table-cell>
          <table:table-cell office:value-type="float" office:value="413.89" calcext:value-type="float">
            <text:p>413.89</text:p>
          </table:table-cell>
          <table:table-cell office:value-type="float" office:value="3242377" calcext:value-type="float">
            <text:p>3242377</text:p>
          </table:table-cell>
          <table:table-cell office:value-type="string" calcext:value-type="string">
            <text:p>7216x5412</text:p>
          </table:table-cell>
          <table:table-cell office:value-type="float" office:value="0.6642" calcext:value-type="float">
            <text:p>0.6642</text:p>
          </table:table-cell>
          <table:table-cell office:value-type="string" calcext:value-type="string">
            <text:p>big_building.png</text:p>
          </table:table-cell>
          <table:table-cell office:value-type="string" calcext:value-type="string">
            <text:p>AVIF</text:p>
          </table:table-cell>
          <table:table-cell office:value-type="float" office:value="22" calcext:value-type="float">
            <text:p>22</text:p>
          </table:table-cell>
          <table:table-cell office:value-type="float" office:value="0.972039415126136" calcext:value-type="float">
            <text:p>0.972039415126136</text:p>
          </table:table-cell>
          <table:table-cell office:value-type="float" office:value="37.0288015047443" calcext:value-type="float">
            <text:p>37.0288015047443</text:p>
          </table:table-cell>
          <table:table-cell office:value-type="float" office:value="12.8884357353892" calcext:value-type="float">
            <text:p>12.8884357353892</text:p>
          </table:table-cell>
        </table:table-row>
        <table:table-row table:style-name="ro1">
          <table:table-cell office:value-type="string" calcext:value-type="string">
            <text:p>big_building</text:p>
          </table:table-cell>
          <table:table-cell office:value-type="float" office:value="23" calcext:value-type="float">
            <text:p>23</text:p>
          </table:table-cell>
          <table:table-cell office:value-type="float" office:value="73.722436052" calcext:value-type="float">
            <text:p>73.722436052</text:p>
          </table:table-cell>
          <table:table-cell office:value-type="float" office:value="440.85" calcext:value-type="float">
            <text:p>440.85</text:p>
          </table:table-cell>
          <table:table-cell office:value-type="float" office:value="3104091" calcext:value-type="float">
            <text:p>3104091</text:p>
          </table:table-cell>
          <table:table-cell office:value-type="string" calcext:value-type="string">
            <text:p>7216x5412</text:p>
          </table:table-cell>
          <table:table-cell office:value-type="float" office:value="0.6358" calcext:value-type="float">
            <text:p>0.6358</text:p>
          </table:table-cell>
          <table:table-cell office:value-type="string" calcext:value-type="string">
            <text:p>big_building.png</text:p>
          </table:table-cell>
          <table:table-cell office:value-type="string" calcext:value-type="string">
            <text:p>AVIF</text:p>
          </table:table-cell>
          <table:table-cell office:value-type="float" office:value="23" calcext:value-type="float">
            <text:p>23</text:p>
          </table:table-cell>
          <table:table-cell office:value-type="float" office:value="0.97100960686993" calcext:value-type="float">
            <text:p>0.97100960686993</text:p>
          </table:table-cell>
          <table:table-cell office:value-type="float" office:value="36.8390441901752" calcext:value-type="float">
            <text:p>36.8390441901752</text:p>
          </table:table-cell>
          <table:table-cell office:value-type="float" office:value="13.4640570091702" calcext:value-type="float">
            <text:p>13.4640570091702</text:p>
          </table:table-cell>
        </table:table-row>
        <table:table-row table:style-name="ro1">
          <table:table-cell office:value-type="string" calcext:value-type="string">
            <text:p>big_building</text:p>
          </table:table-cell>
          <table:table-cell office:value-type="float" office:value="24" calcext:value-type="float">
            <text:p>24</text:p>
          </table:table-cell>
          <table:table-cell office:value-type="float" office:value="71.599405748" calcext:value-type="float">
            <text:p>71.599405748</text:p>
          </table:table-cell>
          <table:table-cell office:value-type="float" office:value="227.92" calcext:value-type="float">
            <text:p>227.92</text:p>
          </table:table-cell>
          <table:table-cell office:value-type="float" office:value="2945500" calcext:value-type="float">
            <text:p>2945500</text:p>
          </table:table-cell>
          <table:table-cell office:value-type="string" calcext:value-type="string">
            <text:p>7216x5412</text:p>
          </table:table-cell>
          <table:table-cell office:value-type="float" office:value="0.6033" calcext:value-type="float">
            <text:p>0.6033</text:p>
          </table:table-cell>
          <table:table-cell office:value-type="string" calcext:value-type="string">
            <text:p>big_building.png</text:p>
          </table:table-cell>
          <table:table-cell office:value-type="string" calcext:value-type="string">
            <text:p>AVIF</text:p>
          </table:table-cell>
          <table:table-cell office:value-type="float" office:value="24" calcext:value-type="float">
            <text:p>24</text:p>
          </table:table-cell>
          <table:table-cell office:value-type="float" office:value="0.969732501049754" calcext:value-type="float">
            <text:p>0.969732501049754</text:p>
          </table:table-cell>
          <table:table-cell office:value-type="float" office:value="36.6038524863171" calcext:value-type="float">
            <text:p>36.6038524863171</text:p>
          </table:table-cell>
          <table:table-cell office:value-type="float" office:value="14.2133062002864" calcext:value-type="float">
            <text:p>14.2133062002864</text:p>
          </table:table-cell>
        </table:table-row>
        <table:table-row table:style-name="ro1">
          <table:table-cell office:value-type="string" calcext:value-type="string">
            <text:p>big_building</text:p>
          </table:table-cell>
          <table:table-cell office:value-type="float" office:value="25" calcext:value-type="float">
            <text:p>25</text:p>
          </table:table-cell>
          <table:table-cell office:value-type="float" office:value="70.042433837" calcext:value-type="float">
            <text:p>70.042433837</text:p>
          </table:table-cell>
          <table:table-cell office:value-type="float" office:value="57.62" calcext:value-type="float">
            <text:p>57.62</text:p>
          </table:table-cell>
          <table:table-cell office:value-type="float" office:value="2739706" calcext:value-type="float">
            <text:p>2739706</text:p>
          </table:table-cell>
          <table:table-cell office:value-type="string" calcext:value-type="string">
            <text:p>7216x5412</text:p>
          </table:table-cell>
          <table:table-cell office:value-type="float" office:value="0.5612" calcext:value-type="float">
            <text:p>0.5612</text:p>
          </table:table-cell>
          <table:table-cell office:value-type="string" calcext:value-type="string">
            <text:p>big_building.png</text:p>
          </table:table-cell>
          <table:table-cell office:value-type="string" calcext:value-type="string">
            <text:p>AVIF</text:p>
          </table:table-cell>
          <table:table-cell office:value-type="float" office:value="25" calcext:value-type="float">
            <text:p>25</text:p>
          </table:table-cell>
          <table:table-cell office:value-type="float" office:value="0.96780463637465" calcext:value-type="float">
            <text:p>0.96780463637465</text:p>
          </table:table-cell>
          <table:table-cell office:value-type="float" office:value="36.2679620456214" calcext:value-type="float">
            <text:p>36.2679620456214</text:p>
          </table:table-cell>
          <table:table-cell office:value-type="float" office:value="15.356214021536" calcext:value-type="float">
            <text:p>15.356214021536</text:p>
          </table:table-cell>
        </table:table-row>
        <table:table-row table:style-name="ro1">
          <table:table-cell office:value-type="string" calcext:value-type="string">
            <text:p>big_building</text:p>
          </table:table-cell>
          <table:table-cell office:value-type="float" office:value="26" calcext:value-type="float">
            <text:p>26</text:p>
          </table:table-cell>
          <table:table-cell office:value-type="float" office:value="67.678422182" calcext:value-type="float">
            <text:p>67.678422182</text:p>
          </table:table-cell>
          <table:table-cell office:value-type="float" office:value="874.79" calcext:value-type="float">
            <text:p>874.79</text:p>
          </table:table-cell>
          <table:table-cell office:value-type="float" office:value="2558713" calcext:value-type="float">
            <text:p>2558713</text:p>
          </table:table-cell>
          <table:table-cell office:value-type="string" calcext:value-type="string">
            <text:p>7216x5412</text:p>
          </table:table-cell>
          <table:table-cell office:value-type="float" office:value="0.5241" calcext:value-type="float">
            <text:p>0.5241</text:p>
          </table:table-cell>
          <table:table-cell office:value-type="string" calcext:value-type="string">
            <text:p>big_building.png</text:p>
          </table:table-cell>
          <table:table-cell office:value-type="string" calcext:value-type="string">
            <text:p>AVIF</text:p>
          </table:table-cell>
          <table:table-cell office:value-type="float" office:value="26" calcext:value-type="float">
            <text:p>26</text:p>
          </table:table-cell>
          <table:table-cell office:value-type="float" office:value="0.965838523922597" calcext:value-type="float">
            <text:p>0.965838523922597</text:p>
          </table:table-cell>
          <table:table-cell office:value-type="float" office:value="35.9776341001832" calcext:value-type="float">
            <text:p>35.9776341001832</text:p>
          </table:table-cell>
          <table:table-cell office:value-type="float" office:value="16.4178752296367" calcext:value-type="float">
            <text:p>16.4178752296367</text:p>
          </table:table-cell>
        </table:table-row>
        <table:table-row table:style-name="ro1">
          <table:table-cell office:value-type="string" calcext:value-type="string">
            <text:p>big_building</text:p>
          </table:table-cell>
          <table:table-cell office:value-type="float" office:value="27" calcext:value-type="float">
            <text:p>27</text:p>
          </table:table-cell>
          <table:table-cell office:value-type="float" office:value="66.289831314" calcext:value-type="float">
            <text:p>66.289831314</text:p>
          </table:table-cell>
          <table:table-cell office:value-type="float" office:value="724.12" calcext:value-type="float">
            <text:p>724.12</text:p>
          </table:table-cell>
          <table:table-cell office:value-type="float" office:value="2404302" calcext:value-type="float">
            <text:p>2404302</text:p>
          </table:table-cell>
          <table:table-cell office:value-type="string" calcext:value-type="string">
            <text:p>7216x5412</text:p>
          </table:table-cell>
          <table:table-cell office:value-type="float" office:value="0.4925" calcext:value-type="float">
            <text:p>0.4925</text:p>
          </table:table-cell>
          <table:table-cell office:value-type="string" calcext:value-type="string">
            <text:p>big_building.png</text:p>
          </table:table-cell>
          <table:table-cell office:value-type="string" calcext:value-type="string">
            <text:p>AVIF</text:p>
          </table:table-cell>
          <table:table-cell office:value-type="float" office:value="27" calcext:value-type="float">
            <text:p>27</text:p>
          </table:table-cell>
          <table:table-cell office:value-type="float" office:value="0.963954670661431" calcext:value-type="float">
            <text:p>0.963954670661431</text:p>
          </table:table-cell>
          <table:table-cell office:value-type="float" office:value="35.6980535902099" calcext:value-type="float">
            <text:p>35.6980535902099</text:p>
          </table:table-cell>
          <table:table-cell office:value-type="float" office:value="17.5095506894837" calcext:value-type="float">
            <text:p>17.5095506894837</text:p>
          </table:table-cell>
        </table:table-row>
        <table:table-row table:style-name="ro1">
          <table:table-cell office:value-type="string" calcext:value-type="string">
            <text:p>big_building</text:p>
          </table:table-cell>
          <table:table-cell office:value-type="float" office:value="28" calcext:value-type="float">
            <text:p>28</text:p>
          </table:table-cell>
          <table:table-cell office:value-type="float" office:value="65.259872524" calcext:value-type="float">
            <text:p>65.259872524</text:p>
          </table:table-cell>
          <table:table-cell office:value-type="float" office:value="599.59" calcext:value-type="float">
            <text:p>599.59</text:p>
          </table:table-cell>
          <table:table-cell office:value-type="float" office:value="2269016" calcext:value-type="float">
            <text:p>2269016</text:p>
          </table:table-cell>
          <table:table-cell office:value-type="string" calcext:value-type="string">
            <text:p>7216x5412</text:p>
          </table:table-cell>
          <table:table-cell office:value-type="float" office:value="0.4648" calcext:value-type="float">
            <text:p>0.4648</text:p>
          </table:table-cell>
          <table:table-cell office:value-type="string" calcext:value-type="string">
            <text:p>big_building.png</text:p>
          </table:table-cell>
          <table:table-cell office:value-type="string" calcext:value-type="string">
            <text:p>AVIF</text:p>
          </table:table-cell>
          <table:table-cell office:value-type="float" office:value="28" calcext:value-type="float">
            <text:p>28</text:p>
          </table:table-cell>
          <table:table-cell office:value-type="float" office:value="0.962069246502985" calcext:value-type="float">
            <text:p>0.962069246502985</text:p>
          </table:table-cell>
          <table:table-cell office:value-type="float" office:value="35.4410201117139" calcext:value-type="float">
            <text:p>35.4410201117139</text:p>
          </table:table-cell>
          <table:table-cell office:value-type="float" office:value="18.5771184275288" calcext:value-type="float">
            <text:p>18.5771184275288</text:p>
          </table:table-cell>
        </table:table-row>
        <table:table-row table:style-name="ro1">
          <table:table-cell office:value-type="string" calcext:value-type="string">
            <text:p>big_building</text:p>
          </table:table-cell>
          <table:table-cell office:value-type="float" office:value="29" calcext:value-type="float">
            <text:p>29</text:p>
          </table:table-cell>
          <table:table-cell office:value-type="float" office:value="64.819441789" calcext:value-type="float">
            <text:p>64.819441789</text:p>
          </table:table-cell>
          <table:table-cell office:value-type="float" office:value="497.36" calcext:value-type="float">
            <text:p>497.36</text:p>
          </table:table-cell>
          <table:table-cell office:value-type="float" office:value="2145239" calcext:value-type="float">
            <text:p>2145239</text:p>
          </table:table-cell>
          <table:table-cell office:value-type="string" calcext:value-type="string">
            <text:p>7216x5412</text:p>
          </table:table-cell>
          <table:table-cell office:value-type="float" office:value="0.4394" calcext:value-type="float">
            <text:p>0.4394</text:p>
          </table:table-cell>
          <table:table-cell office:value-type="string" calcext:value-type="string">
            <text:p>big_building.png</text:p>
          </table:table-cell>
          <table:table-cell office:value-type="string" calcext:value-type="string">
            <text:p>AVIF</text:p>
          </table:table-cell>
          <table:table-cell office:value-type="float" office:value="29" calcext:value-type="float">
            <text:p>29</text:p>
          </table:table-cell>
          <table:table-cell office:value-type="float" office:value="0.960044529384094" calcext:value-type="float">
            <text:p>0.960044529384094</text:p>
          </table:table-cell>
          <table:table-cell office:value-type="float" office:value="35.1914985184838" calcext:value-type="float">
            <text:p>35.1914985184838</text:p>
          </table:table-cell>
          <table:table-cell office:value-type="float" office:value="19.675714355851" calcext:value-type="float">
            <text:p>19.675714355851</text:p>
          </table:table-cell>
        </table:table-row>
        <table:table-row table:style-name="ro1">
          <table:table-cell office:value-type="string" calcext:value-type="string">
            <text:p>big_building</text:p>
          </table:table-cell>
          <table:table-cell office:value-type="float" office:value="30" calcext:value-type="float">
            <text:p>30</text:p>
          </table:table-cell>
          <table:table-cell office:value-type="float" office:value="62.740578503" calcext:value-type="float">
            <text:p>62.740578503</text:p>
          </table:table-cell>
          <table:table-cell office:value-type="float" office:value="333.74" calcext:value-type="float">
            <text:p>333.74</text:p>
          </table:table-cell>
          <table:table-cell office:value-type="float" office:value="2031974" calcext:value-type="float">
            <text:p>2031974</text:p>
          </table:table-cell>
          <table:table-cell office:value-type="string" calcext:value-type="string">
            <text:p>7216x5412</text:p>
          </table:table-cell>
          <table:table-cell office:value-type="float" office:value="0.4162" calcext:value-type="float">
            <text:p>0.4162</text:p>
          </table:table-cell>
          <table:table-cell office:value-type="string" calcext:value-type="string">
            <text:p>big_building.png</text:p>
          </table:table-cell>
          <table:table-cell office:value-type="string" calcext:value-type="string">
            <text:p>AVIF</text:p>
          </table:table-cell>
          <table:table-cell office:value-type="float" office:value="30" calcext:value-type="float">
            <text:p>30</text:p>
          </table:table-cell>
          <table:table-cell office:value-type="float" office:value="0.958149600844994" calcext:value-type="float">
            <text:p>0.958149600844994</text:p>
          </table:table-cell>
          <table:table-cell office:value-type="float" office:value="34.9608475268947" calcext:value-type="float">
            <text:p>34.9608475268947</text:p>
          </table:table-cell>
          <table:table-cell office:value-type="float" office:value="20.7489253490915" calcext:value-type="float">
            <text:p>20.7489253490915</text:p>
          </table:table-cell>
        </table:table-row>
        <table:table-row table:style-name="ro1">
          <table:table-cell office:value-type="string" calcext:value-type="string">
            <text:p>big_building</text:p>
          </table:table-cell>
          <table:table-cell office:value-type="float" office:value="31" calcext:value-type="float">
            <text:p>31</text:p>
          </table:table-cell>
          <table:table-cell office:value-type="float" office:value="60.394961853" calcext:value-type="float">
            <text:p>60.394961853</text:p>
          </table:table-cell>
          <table:table-cell office:value-type="float" office:value="65.99" calcext:value-type="float">
            <text:p>65.99</text:p>
          </table:table-cell>
          <table:table-cell office:value-type="float" office:value="1897689" calcext:value-type="float">
            <text:p>1897689</text:p>
          </table:table-cell>
          <table:table-cell office:value-type="string" calcext:value-type="string">
            <text:p>7216x5412</text:p>
          </table:table-cell>
          <table:table-cell office:value-type="float" office:value="0.3887" calcext:value-type="float">
            <text:p>0.3887</text:p>
          </table:table-cell>
          <table:table-cell office:value-type="string" calcext:value-type="string">
            <text:p>big_building.png</text:p>
          </table:table-cell>
          <table:table-cell office:value-type="string" calcext:value-type="string">
            <text:p>AVIF</text:p>
          </table:table-cell>
          <table:table-cell office:value-type="float" office:value="31" calcext:value-type="float">
            <text:p>31</text:p>
          </table:table-cell>
          <table:table-cell office:value-type="float" office:value="0.955307767012001" calcext:value-type="float">
            <text:p>0.955307767012001</text:p>
          </table:table-cell>
          <table:table-cell office:value-type="float" office:value="34.6478711477767" calcext:value-type="float">
            <text:p>34.6478711477767</text:p>
          </table:table-cell>
          <table:table-cell office:value-type="float" office:value="22.2994035045168" calcext:value-type="float">
            <text:p>22.2994035045168</text:p>
          </table:table-cell>
        </table:table-row>
        <table:table-row table:style-name="ro1">
          <table:table-cell office:value-type="string" calcext:value-type="string">
            <text:p>big_building</text:p>
          </table:table-cell>
          <table:table-cell office:value-type="float" office:value="32" calcext:value-type="float">
            <text:p>32</text:p>
          </table:table-cell>
          <table:table-cell office:value-type="float" office:value="59.739964173" calcext:value-type="float">
            <text:p>59.739964173</text:p>
          </table:table-cell>
          <table:table-cell office:value-type="float" office:value="917.15" calcext:value-type="float">
            <text:p>917.15</text:p>
          </table:table-cell>
          <table:table-cell office:value-type="float" office:value="1774236" calcext:value-type="float">
            <text:p>1774236</text:p>
          </table:table-cell>
          <table:table-cell office:value-type="string" calcext:value-type="string">
            <text:p>7216x5412</text:p>
          </table:table-cell>
          <table:table-cell office:value-type="float" office:value="0.3634" calcext:value-type="float">
            <text:p>0.3634</text:p>
          </table:table-cell>
          <table:table-cell office:value-type="string" calcext:value-type="string">
            <text:p>big_building.png</text:p>
          </table:table-cell>
          <table:table-cell office:value-type="string" calcext:value-type="string">
            <text:p>AVIF</text:p>
          </table:table-cell>
          <table:table-cell office:value-type="float" office:value="32" calcext:value-type="float">
            <text:p>32</text:p>
          </table:table-cell>
          <table:table-cell office:value-type="float" office:value="0.952475276003263" calcext:value-type="float">
            <text:p>0.952475276003263</text:p>
          </table:table-cell>
          <table:table-cell office:value-type="float" office:value="34.344945716471" calcext:value-type="float">
            <text:p>34.344945716471</text:p>
          </table:table-cell>
          <table:table-cell office:value-type="float" office:value="23.9103420637613" calcext:value-type="float">
            <text:p>23.9103420637613</text:p>
          </table:table-cell>
        </table:table-row>
        <table:table-row table:style-name="ro1">
          <table:table-cell office:value-type="string" calcext:value-type="string">
            <text:p>big_building</text:p>
          </table:table-cell>
          <table:table-cell office:value-type="float" office:value="33" calcext:value-type="float">
            <text:p>33</text:p>
          </table:table-cell>
          <table:table-cell office:value-type="float" office:value="77.434672765" calcext:value-type="float">
            <text:p>77.434672765</text:p>
          </table:table-cell>
          <table:table-cell office:value-type="float" office:value="736.01" calcext:value-type="float">
            <text:p>736.01</text:p>
          </table:table-cell>
          <table:table-cell office:value-type="float" office:value="1667985" calcext:value-type="float">
            <text:p>1667985</text:p>
          </table:table-cell>
          <table:table-cell office:value-type="string" calcext:value-type="string">
            <text:p>7216x5412</text:p>
          </table:table-cell>
          <table:table-cell office:value-type="float" office:value="0.3416" calcext:value-type="float">
            <text:p>0.3416</text:p>
          </table:table-cell>
          <table:table-cell office:value-type="string" calcext:value-type="string">
            <text:p>big_building.png</text:p>
          </table:table-cell>
          <table:table-cell office:value-type="string" calcext:value-type="string">
            <text:p>AVIF</text:p>
          </table:table-cell>
          <table:table-cell office:value-type="float" office:value="33" calcext:value-type="float">
            <text:p>33</text:p>
          </table:table-cell>
          <table:table-cell office:value-type="float" office:value="0.949735300724616" calcext:value-type="float">
            <text:p>0.949735300724616</text:p>
          </table:table-cell>
          <table:table-cell office:value-type="float" office:value="34.0838479301292" calcext:value-type="float">
            <text:p>34.0838479301292</text:p>
          </table:table-cell>
          <table:table-cell office:value-type="float" office:value="25.3919215630563" calcext:value-type="float">
            <text:p>25.3919215630563</text:p>
          </table:table-cell>
        </table:table-row>
        <table:table-row table:style-name="ro1">
          <table:table-cell office:value-type="string" calcext:value-type="string">
            <text:p>big_building</text:p>
          </table:table-cell>
          <table:table-cell office:value-type="float" office:value="34" calcext:value-type="float">
            <text:p>34</text:p>
          </table:table-cell>
          <table:table-cell office:value-type="float" office:value="74.112507882" calcext:value-type="float">
            <text:p>74.112507882</text:p>
          </table:table-cell>
          <table:table-cell office:value-type="float" office:value="496.41" calcext:value-type="float">
            <text:p>496.41</text:p>
          </table:table-cell>
          <table:table-cell office:value-type="float" office:value="1577767" calcext:value-type="float">
            <text:p>1577767</text:p>
          </table:table-cell>
          <table:table-cell office:value-type="string" calcext:value-type="string">
            <text:p>7216x5412</text:p>
          </table:table-cell>
          <table:table-cell office:value-type="float" office:value="0.3232" calcext:value-type="float">
            <text:p>0.3232</text:p>
          </table:table-cell>
          <table:table-cell office:value-type="string" calcext:value-type="string">
            <text:p>big_building.png</text:p>
          </table:table-cell>
          <table:table-cell office:value-type="string" calcext:value-type="string">
            <text:p>AVIF</text:p>
          </table:table-cell>
          <table:table-cell office:value-type="float" office:value="34" calcext:value-type="float">
            <text:p>34</text:p>
          </table:table-cell>
          <table:table-cell office:value-type="float" office:value="0.946941471529609" calcext:value-type="float">
            <text:p>0.946941471529609</text:p>
          </table:table-cell>
          <table:table-cell office:value-type="float" office:value="33.8330248117737" calcext:value-type="float">
            <text:p>33.8330248117737</text:p>
          </table:table-cell>
          <table:table-cell office:value-type="float" office:value="26.9015856796154" calcext:value-type="float">
            <text:p>26.9015856796154</text:p>
          </table:table-cell>
        </table:table-row>
        <table:table-row table:style-name="ro1">
          <table:table-cell office:value-type="string" calcext:value-type="string">
            <text:p>big_building</text:p>
          </table:table-cell>
          <table:table-cell office:value-type="float" office:value="35" calcext:value-type="float">
            <text:p>35</text:p>
          </table:table-cell>
          <table:table-cell office:value-type="float" office:value="72.533297009" calcext:value-type="float">
            <text:p>72.533297009</text:p>
          </table:table-cell>
          <table:table-cell office:value-type="float" office:value="256.93" calcext:value-type="float">
            <text:p>256.93</text:p>
          </table:table-cell>
          <table:table-cell office:value-type="float" office:value="1474477" calcext:value-type="float">
            <text:p>1474477</text:p>
          </table:table-cell>
          <table:table-cell office:value-type="string" calcext:value-type="string">
            <text:p>7216x5412</text:p>
          </table:table-cell>
          <table:table-cell office:value-type="float" office:value="0.302" calcext:value-type="float">
            <text:p>0.302</text:p>
          </table:table-cell>
          <table:table-cell office:value-type="string" calcext:value-type="string">
            <text:p>big_building.png</text:p>
          </table:table-cell>
          <table:table-cell office:value-type="string" calcext:value-type="string">
            <text:p>AVIF</text:p>
          </table:table-cell>
          <table:table-cell office:value-type="float" office:value="35" calcext:value-type="float">
            <text:p>35</text:p>
          </table:table-cell>
          <table:table-cell office:value-type="float" office:value="0.943401323837808" calcext:value-type="float">
            <text:p>0.943401323837808</text:p>
          </table:table-cell>
          <table:table-cell office:value-type="float" office:value="33.5548626739234" calcext:value-type="float">
            <text:p>33.5548626739234</text:p>
          </table:table-cell>
          <table:table-cell office:value-type="float" office:value="28.6809870547179" calcext:value-type="float">
            <text:p>28.6809870547179</text:p>
          </table:table-cell>
        </table:table-row>
        <table:table-row table:style-name="ro1">
          <table:table-cell office:value-type="string" calcext:value-type="string">
            <text:p>big_building</text:p>
          </table:table-cell>
          <table:table-cell office:value-type="float" office:value="36" calcext:value-type="float">
            <text:p>36</text:p>
          </table:table-cell>
          <table:table-cell office:value-type="float" office:value="70.534452439" calcext:value-type="float">
            <text:p>70.534452439</text:p>
          </table:table-cell>
          <table:table-cell office:value-type="float" office:value="26.75" calcext:value-type="float">
            <text:p>26.75</text:p>
          </table:table-cell>
          <table:table-cell office:value-type="float" office:value="1378666" calcext:value-type="float">
            <text:p>1378666</text:p>
          </table:table-cell>
          <table:table-cell office:value-type="string" calcext:value-type="string">
            <text:p>7216x5412</text:p>
          </table:table-cell>
          <table:table-cell office:value-type="float" office:value="0.2824" calcext:value-type="float">
            <text:p>0.2824</text:p>
          </table:table-cell>
          <table:table-cell office:value-type="string" calcext:value-type="string">
            <text:p>big_building.png</text:p>
          </table:table-cell>
          <table:table-cell office:value-type="string" calcext:value-type="string">
            <text:p>AVIF</text:p>
          </table:table-cell>
          <table:table-cell office:value-type="float" office:value="36" calcext:value-type="float">
            <text:p>36</text:p>
          </table:table-cell>
          <table:table-cell office:value-type="float" office:value="0.939673683480441" calcext:value-type="float">
            <text:p>0.939673683480441</text:p>
          </table:table-cell>
          <table:table-cell office:value-type="float" office:value="33.2605891475914" calcext:value-type="float">
            <text:p>33.2605891475914</text:p>
          </table:table-cell>
          <table:table-cell office:value-type="float" office:value="30.6917354501289" calcext:value-type="float">
            <text:p>30.6917354501289</text:p>
          </table:table-cell>
        </table:table-row>
        <table:table-row table:style-name="ro1">
          <table:table-cell office:value-type="string" calcext:value-type="string">
            <text:p>big_building</text:p>
          </table:table-cell>
          <table:table-cell office:value-type="float" office:value="37" calcext:value-type="float">
            <text:p>37</text:p>
          </table:table-cell>
          <table:table-cell office:value-type="float" office:value="67.847919748" calcext:value-type="float">
            <text:p>67.847919748</text:p>
          </table:table-cell>
          <table:table-cell office:value-type="float" office:value="806.5" calcext:value-type="float">
            <text:p>806.5</text:p>
          </table:table-cell>
          <table:table-cell office:value-type="float" office:value="1298378" calcext:value-type="float">
            <text:p>1298378</text:p>
          </table:table-cell>
          <table:table-cell office:value-type="string" calcext:value-type="string">
            <text:p>7216x5412</text:p>
          </table:table-cell>
          <table:table-cell office:value-type="float" office:value="0.2659" calcext:value-type="float">
            <text:p>0.2659</text:p>
          </table:table-cell>
          <table:table-cell office:value-type="string" calcext:value-type="string">
            <text:p>big_building.png</text:p>
          </table:table-cell>
          <table:table-cell office:value-type="string" calcext:value-type="string">
            <text:p>AVIF</text:p>
          </table:table-cell>
          <table:table-cell office:value-type="float" office:value="37" calcext:value-type="float">
            <text:p>37</text:p>
          </table:table-cell>
          <table:table-cell office:value-type="float" office:value="0.936086485015178" calcext:value-type="float">
            <text:p>0.936086485015178</text:p>
          </table:table-cell>
          <table:table-cell office:value-type="float" office:value="32.9968000002167" calcext:value-type="float">
            <text:p>32.9968000002167</text:p>
          </table:table-cell>
          <table:table-cell office:value-type="float" office:value="32.6137216921391" calcext:value-type="float">
            <text:p>32.6137216921391</text:p>
          </table:table-cell>
        </table:table-row>
        <table:table-row table:style-name="ro1">
          <table:table-cell office:value-type="string" calcext:value-type="string">
            <text:p>big_building</text:p>
          </table:table-cell>
          <table:table-cell office:value-type="float" office:value="38" calcext:value-type="float">
            <text:p>38</text:p>
          </table:table-cell>
          <table:table-cell office:value-type="float" office:value="65.761694027" calcext:value-type="float">
            <text:p>65.761694027</text:p>
          </table:table-cell>
          <table:table-cell office:value-type="float" office:value="590.72" calcext:value-type="float">
            <text:p>590.72</text:p>
          </table:table-cell>
          <table:table-cell office:value-type="float" office:value="1214092" calcext:value-type="float">
            <text:p>1214092</text:p>
          </table:table-cell>
          <table:table-cell office:value-type="string" calcext:value-type="string">
            <text:p>7216x5412</text:p>
          </table:table-cell>
          <table:table-cell office:value-type="float" office:value="0.2487" calcext:value-type="float">
            <text:p>0.2487</text:p>
          </table:table-cell>
          <table:table-cell office:value-type="string" calcext:value-type="string">
            <text:p>big_building.png</text:p>
          </table:table-cell>
          <table:table-cell office:value-type="string" calcext:value-type="string">
            <text:p>AVIF</text:p>
          </table:table-cell>
          <table:table-cell office:value-type="float" office:value="38" calcext:value-type="float">
            <text:p>38</text:p>
          </table:table-cell>
          <table:table-cell office:value-type="float" office:value="0.931849273538673" calcext:value-type="float">
            <text:p>0.931849273538673</text:p>
          </table:table-cell>
          <table:table-cell office:value-type="float" office:value="32.7084479951793" calcext:value-type="float">
            <text:p>32.7084479951793</text:p>
          </table:table-cell>
          <table:table-cell office:value-type="float" office:value="34.8526304463433" calcext:value-type="float">
            <text:p>34.8526304463433</text:p>
          </table:table-cell>
        </table:table-row>
        <table:table-row table:style-name="ro1">
          <table:table-cell office:value-type="string" calcext:value-type="string">
            <text:p>big_building</text:p>
          </table:table-cell>
          <table:table-cell office:value-type="float" office:value="39" calcext:value-type="float">
            <text:p>39</text:p>
          </table:table-cell>
          <table:table-cell office:value-type="float" office:value="63.473661886" calcext:value-type="float">
            <text:p>63.473661886</text:p>
          </table:table-cell>
          <table:table-cell office:value-type="float" office:value="400.87" calcext:value-type="float">
            <text:p>400.87</text:p>
          </table:table-cell>
          <table:table-cell office:value-type="float" office:value="1136598" calcext:value-type="float">
            <text:p>1136598</text:p>
          </table:table-cell>
          <table:table-cell office:value-type="string" calcext:value-type="string">
            <text:p>7216x5412</text:p>
          </table:table-cell>
          <table:table-cell office:value-type="float" office:value="0.2328" calcext:value-type="float">
            <text:p>0.2328</text:p>
          </table:table-cell>
          <table:table-cell office:value-type="string" calcext:value-type="string">
            <text:p>big_building.png</text:p>
          </table:table-cell>
          <table:table-cell office:value-type="string" calcext:value-type="string">
            <text:p>AVIF</text:p>
          </table:table-cell>
          <table:table-cell office:value-type="float" office:value="39" calcext:value-type="float">
            <text:p>39</text:p>
          </table:table-cell>
          <table:table-cell office:value-type="float" office:value="0.927299278151523" calcext:value-type="float">
            <text:p>0.927299278151523</text:p>
          </table:table-cell>
          <table:table-cell office:value-type="float" office:value="32.4301491604514" calcext:value-type="float">
            <text:p>32.4301491604514</text:p>
          </table:table-cell>
          <table:table-cell office:value-type="float" office:value="37.1591220804115" calcext:value-type="float">
            <text:p>37.1591220804115</text:p>
          </table:table-cell>
        </table:table-row>
        <table:table-row table:style-name="ro1">
          <table:table-cell office:value-type="string" calcext:value-type="string">
            <text:p>big_building</text:p>
          </table:table-cell>
          <table:table-cell office:value-type="float" office:value="40" calcext:value-type="float">
            <text:p>40</text:p>
          </table:table-cell>
          <table:table-cell office:value-type="float" office:value="61.344851091" calcext:value-type="float">
            <text:p>61.344851091</text:p>
          </table:table-cell>
          <table:table-cell office:value-type="float" office:value="223.33" calcext:value-type="float">
            <text:p>223.33</text:p>
          </table:table-cell>
          <table:table-cell office:value-type="float" office:value="1068232" calcext:value-type="float">
            <text:p>1068232</text:p>
          </table:table-cell>
          <table:table-cell office:value-type="string" calcext:value-type="string">
            <text:p>7216x5412</text:p>
          </table:table-cell>
          <table:table-cell office:value-type="float" office:value="0.2188" calcext:value-type="float">
            <text:p>0.2188</text:p>
          </table:table-cell>
          <table:table-cell office:value-type="string" calcext:value-type="string">
            <text:p>big_building.png</text:p>
          </table:table-cell>
          <table:table-cell office:value-type="string" calcext:value-type="string">
            <text:p>AVIF</text:p>
          </table:table-cell>
          <table:table-cell office:value-type="float" office:value="40" calcext:value-type="float">
            <text:p>40</text:p>
          </table:table-cell>
          <table:table-cell office:value-type="float" office:value="0.922806809143111" calcext:value-type="float">
            <text:p>0.922806809143111</text:p>
          </table:table-cell>
          <table:table-cell office:value-type="float" office:value="32.1764799048563" calcext:value-type="float">
            <text:p>32.1764799048563</text:p>
          </table:table-cell>
          <table:table-cell office:value-type="float" office:value="39.3942077045808" calcext:value-type="float">
            <text:p>39.3942077045808</text:p>
          </table:table-cell>
        </table:table-row>
        <table:table-row table:style-name="ro1">
          <table:table-cell office:value-type="string" calcext:value-type="string">
            <text:p>big_building</text:p>
          </table:table-cell>
          <table:table-cell office:value-type="float" office:value="41" calcext:value-type="float">
            <text:p>41</text:p>
          </table:table-cell>
          <table:table-cell office:value-type="float" office:value="60.145022012" calcext:value-type="float">
            <text:p>60.145022012</text:p>
          </table:table-cell>
          <table:table-cell office:value-type="float" office:value="52.45" calcext:value-type="float">
            <text:p>52.45</text:p>
          </table:table-cell>
          <table:table-cell office:value-type="float" office:value="995330" calcext:value-type="float">
            <text:p>995330</text:p>
          </table:table-cell>
          <table:table-cell office:value-type="string" calcext:value-type="string">
            <text:p>7216x5412</text:p>
          </table:table-cell>
          <table:table-cell office:value-type="float" office:value="0.2038" calcext:value-type="float">
            <text:p>0.2038</text:p>
          </table:table-cell>
          <table:table-cell office:value-type="string" calcext:value-type="string">
            <text:p>big_building.png</text:p>
          </table:table-cell>
          <table:table-cell office:value-type="string" calcext:value-type="string">
            <text:p>AVIF</text:p>
          </table:table-cell>
          <table:table-cell office:value-type="float" office:value="41" calcext:value-type="float">
            <text:p>41</text:p>
          </table:table-cell>
          <table:table-cell office:value-type="float" office:value="0.917342899576329" calcext:value-type="float">
            <text:p>0.917342899576329</text:p>
          </table:table-cell>
          <table:table-cell office:value-type="float" office:value="31.8897589388886" calcext:value-type="float">
            <text:p>31.8897589388886</text:p>
          </table:table-cell>
          <table:table-cell office:value-type="float" office:value="42.0827843869171" calcext:value-type="float">
            <text:p>42.0827843869171</text:p>
          </table:table-cell>
        </table:table-row>
        <table:table-row table:style-name="ro1">
          <table:table-cell office:value-type="string" calcext:value-type="string">
            <text:p>big_building</text:p>
          </table:table-cell>
          <table:table-cell office:value-type="float" office:value="42" calcext:value-type="float">
            <text:p>42</text:p>
          </table:table-cell>
          <table:table-cell office:value-type="float" office:value="59.086560124" calcext:value-type="float">
            <text:p>59.086560124</text:p>
          </table:table-cell>
          <table:table-cell office:value-type="float" office:value="929.82" calcext:value-type="float">
            <text:p>929.82</text:p>
          </table:table-cell>
          <table:table-cell office:value-type="float" office:value="933692" calcext:value-type="float">
            <text:p>933692</text:p>
          </table:table-cell>
          <table:table-cell office:value-type="string" calcext:value-type="string">
            <text:p>7216x5412</text:p>
          </table:table-cell>
          <table:table-cell office:value-type="float" office:value="0.1912" calcext:value-type="float">
            <text:p>0.1912</text:p>
          </table:table-cell>
          <table:table-cell office:value-type="string" calcext:value-type="string">
            <text:p>big_building.png</text:p>
          </table:table-cell>
          <table:table-cell office:value-type="string" calcext:value-type="string">
            <text:p>AVIF</text:p>
          </table:table-cell>
          <table:table-cell office:value-type="float" office:value="42" calcext:value-type="float">
            <text:p>42</text:p>
          </table:table-cell>
          <table:table-cell office:value-type="float" office:value="0.912138127511146" calcext:value-type="float">
            <text:p>0.912138127511146</text:p>
          </table:table-cell>
          <table:table-cell office:value-type="float" office:value="31.6320237833844" calcext:value-type="float">
            <text:p>31.6320237833844</text:p>
          </table:table-cell>
          <table:table-cell office:value-type="float" office:value="44.6558111518489" calcext:value-type="float">
            <text:p>44.6558111518489</text:p>
          </table:table-cell>
        </table:table-row>
        <table:table-row table:style-name="ro1">
          <table:table-cell office:value-type="string" calcext:value-type="string">
            <text:p>big_building</text:p>
          </table:table-cell>
          <table:table-cell office:value-type="float" office:value="43" calcext:value-type="float">
            <text:p>43</text:p>
          </table:table-cell>
          <table:table-cell office:value-type="float" office:value="57.97015676" calcext:value-type="float">
            <text:p>57.97015676</text:p>
          </table:table-cell>
          <table:table-cell office:value-type="float" office:value="791.32" calcext:value-type="float">
            <text:p>791.32</text:p>
          </table:table-cell>
          <table:table-cell office:value-type="float" office:value="871177" calcext:value-type="float">
            <text:p>871177</text:p>
          </table:table-cell>
          <table:table-cell office:value-type="string" calcext:value-type="string">
            <text:p>7216x5412</text:p>
          </table:table-cell>
          <table:table-cell office:value-type="float" office:value="0.1784" calcext:value-type="float">
            <text:p>0.1784</text:p>
          </table:table-cell>
          <table:table-cell office:value-type="string" calcext:value-type="string">
            <text:p>big_building.png</text:p>
          </table:table-cell>
          <table:table-cell office:value-type="string" calcext:value-type="string">
            <text:p>AVIF</text:p>
          </table:table-cell>
          <table:table-cell office:value-type="float" office:value="43" calcext:value-type="float">
            <text:p>43</text:p>
          </table:table-cell>
          <table:table-cell office:value-type="float" office:value="0.906172902185765" calcext:value-type="float">
            <text:p>0.906172902185765</text:p>
          </table:table-cell>
          <table:table-cell office:value-type="float" office:value="31.3507927516581" calcext:value-type="float">
            <text:p>31.3507927516581</text:p>
          </table:table-cell>
          <table:table-cell office:value-type="float" office:value="47.6432177846962" calcext:value-type="float">
            <text:p>47.6432177846962</text:p>
          </table:table-cell>
        </table:table-row>
        <table:table-row table:style-name="ro1">
          <table:table-cell office:value-type="string" calcext:value-type="string">
            <text:p>big_building</text:p>
          </table:table-cell>
          <table:table-cell office:value-type="float" office:value="44" calcext:value-type="float">
            <text:p>44</text:p>
          </table:table-cell>
          <table:table-cell office:value-type="float" office:value="57.160958691" calcext:value-type="float">
            <text:p>57.160958691</text:p>
          </table:table-cell>
          <table:table-cell office:value-type="float" office:value="646.04" calcext:value-type="float">
            <text:p>646.04</text:p>
          </table:table-cell>
          <table:table-cell office:value-type="float" office:value="816166" calcext:value-type="float">
            <text:p>816166</text:p>
          </table:table-cell>
          <table:table-cell office:value-type="string" calcext:value-type="string">
            <text:p>7216x5412</text:p>
          </table:table-cell>
          <table:table-cell office:value-type="float" office:value="0.1671" calcext:value-type="float">
            <text:p>0.1671</text:p>
          </table:table-cell>
          <table:table-cell office:value-type="string" calcext:value-type="string">
            <text:p>big_building.png</text:p>
          </table:table-cell>
          <table:table-cell office:value-type="string" calcext:value-type="string">
            <text:p>AVIF</text:p>
          </table:table-cell>
          <table:table-cell office:value-type="float" office:value="44" calcext:value-type="float">
            <text:p>44</text:p>
          </table:table-cell>
          <table:table-cell office:value-type="float" office:value="0.900132064710601" calcext:value-type="float">
            <text:p>0.900132064710601</text:p>
          </table:table-cell>
          <table:table-cell office:value-type="float" office:value="31.0832519737259" calcext:value-type="float">
            <text:p>31.0832519737259</text:p>
          </table:table-cell>
          <table:table-cell office:value-type="float" office:value="50.670496932305" calcext:value-type="float">
            <text:p>50.670496932305</text:p>
          </table:table-cell>
        </table:table-row>
        <table:table-row table:style-name="ro1">
          <table:table-cell office:value-type="string" calcext:value-type="string">
            <text:p>big_building</text:p>
          </table:table-cell>
          <table:table-cell office:value-type="float" office:value="45" calcext:value-type="float">
            <text:p>45</text:p>
          </table:table-cell>
          <table:table-cell office:value-type="float" office:value="55.502653763" calcext:value-type="float">
            <text:p>55.502653763</text:p>
          </table:table-cell>
          <table:table-cell office:value-type="float" office:value="517.85" calcext:value-type="float">
            <text:p>517.85</text:p>
          </table:table-cell>
          <table:table-cell office:value-type="float" office:value="760911" calcext:value-type="float">
            <text:p>760911</text:p>
          </table:table-cell>
          <table:table-cell office:value-type="string" calcext:value-type="string">
            <text:p>7216x5412</text:p>
          </table:table-cell>
          <table:table-cell office:value-type="float" office:value="0.1558" calcext:value-type="float">
            <text:p>0.1558</text:p>
          </table:table-cell>
          <table:table-cell office:value-type="string" calcext:value-type="string">
            <text:p>big_building.png</text:p>
          </table:table-cell>
          <table:table-cell office:value-type="string" calcext:value-type="string">
            <text:p>AVIF</text:p>
          </table:table-cell>
          <table:table-cell office:value-type="float" office:value="45" calcext:value-type="float">
            <text:p>45</text:p>
          </table:table-cell>
          <table:table-cell office:value-type="float" office:value="0.893321020772954" calcext:value-type="float">
            <text:p>0.893321020772954</text:p>
          </table:table-cell>
          <table:table-cell office:value-type="float" office:value="30.8024307087317" calcext:value-type="float">
            <text:p>30.8024307087317</text:p>
          </table:table-cell>
          <table:table-cell office:value-type="float" office:value="54.0551765320994" calcext:value-type="float">
            <text:p>54.0551765320994</text:p>
          </table:table-cell>
        </table:table-row>
        <table:table-row table:style-name="ro1">
          <table:table-cell office:value-type="string" calcext:value-type="string">
            <text:p>big_building</text:p>
          </table:table-cell>
          <table:table-cell office:value-type="float" office:value="46" calcext:value-type="float">
            <text:p>46</text:p>
          </table:table-cell>
          <table:table-cell office:value-type="float" office:value="55.098586594" calcext:value-type="float">
            <text:p>55.098586594</text:p>
          </table:table-cell>
          <table:table-cell office:value-type="float" office:value="414.41" calcext:value-type="float">
            <text:p>414.41</text:p>
          </table:table-cell>
          <table:table-cell office:value-type="float" office:value="709940" calcext:value-type="float">
            <text:p>709940</text:p>
          </table:table-cell>
          <table:table-cell office:value-type="string" calcext:value-type="string">
            <text:p>7216x5412</text:p>
          </table:table-cell>
          <table:table-cell office:value-type="float" office:value="0.1454" calcext:value-type="float">
            <text:p>0.1454</text:p>
          </table:table-cell>
          <table:table-cell office:value-type="string" calcext:value-type="string">
            <text:p>big_building.png</text:p>
          </table:table-cell>
          <table:table-cell office:value-type="string" calcext:value-type="string">
            <text:p>AVIF</text:p>
          </table:table-cell>
          <table:table-cell office:value-type="float" office:value="46" calcext:value-type="float">
            <text:p>46</text:p>
          </table:table-cell>
          <table:table-cell office:value-type="float" office:value="0.886283724672134" calcext:value-type="float">
            <text:p>0.886283724672134</text:p>
          </table:table-cell>
          <table:table-cell office:value-type="float" office:value="30.5210424230256" calcext:value-type="float">
            <text:p>30.5210424230256</text:p>
          </table:table-cell>
          <table:table-cell office:value-type="float" office:value="57.6734748432762" calcext:value-type="float">
            <text:p>57.6734748432762</text:p>
          </table:table-cell>
        </table:table-row>
        <table:table-row table:style-name="ro1">
          <table:table-cell office:value-type="string" calcext:value-type="string">
            <text:p>big_building</text:p>
          </table:table-cell>
          <table:table-cell office:value-type="float" office:value="47" calcext:value-type="float">
            <text:p>47</text:p>
          </table:table-cell>
          <table:table-cell office:value-type="float" office:value="53.858670017" calcext:value-type="float">
            <text:p>53.858670017</text:p>
          </table:table-cell>
          <table:table-cell office:value-type="float" office:value="289.46" calcext:value-type="float">
            <text:p>289.46</text:p>
          </table:table-cell>
          <table:table-cell office:value-type="float" office:value="661560" calcext:value-type="float">
            <text:p>661560</text:p>
          </table:table-cell>
          <table:table-cell office:value-type="string" calcext:value-type="string">
            <text:p>7216x5412</text:p>
          </table:table-cell>
          <table:table-cell office:value-type="float" office:value="0.1355" calcext:value-type="float">
            <text:p>0.1355</text:p>
          </table:table-cell>
          <table:table-cell office:value-type="string" calcext:value-type="string">
            <text:p>big_building.png</text:p>
          </table:table-cell>
          <table:table-cell office:value-type="string" calcext:value-type="string">
            <text:p>AVIF</text:p>
          </table:table-cell>
          <table:table-cell office:value-type="float" office:value="47" calcext:value-type="float">
            <text:p>47</text:p>
          </table:table-cell>
          <table:table-cell office:value-type="float" office:value="0.879135779596608" calcext:value-type="float">
            <text:p>0.879135779596608</text:p>
          </table:table-cell>
          <table:table-cell office:value-type="float" office:value="30.2529981450025" calcext:value-type="float">
            <text:p>30.2529981450025</text:p>
          </table:table-cell>
          <table:table-cell office:value-type="float" office:value="61.3451943024835" calcext:value-type="float">
            <text:p>61.3451943024835</text:p>
          </table:table-cell>
        </table:table-row>
        <table:table-row table:style-name="ro1">
          <table:table-cell office:value-type="string" calcext:value-type="string">
            <text:p>big_building</text:p>
          </table:table-cell>
          <table:table-cell office:value-type="float" office:value="48" calcext:value-type="float">
            <text:p>48</text:p>
          </table:table-cell>
          <table:table-cell office:value-type="float" office:value="52.341824358" calcext:value-type="float">
            <text:p>52.341824358</text:p>
          </table:table-cell>
          <table:table-cell office:value-type="float" office:value="181.4" calcext:value-type="float">
            <text:p>181.4</text:p>
          </table:table-cell>
          <table:table-cell office:value-type="float" office:value="615236" calcext:value-type="float">
            <text:p>615236</text:p>
          </table:table-cell>
          <table:table-cell office:value-type="string" calcext:value-type="string">
            <text:p>7216x5412</text:p>
          </table:table-cell>
          <table:table-cell office:value-type="float" office:value="0.126" calcext:value-type="float">
            <text:p>0.126</text:p>
          </table:table-cell>
          <table:table-cell office:value-type="string" calcext:value-type="string">
            <text:p>big_building.png</text:p>
          </table:table-cell>
          <table:table-cell office:value-type="string" calcext:value-type="string">
            <text:p>AVIF</text:p>
          </table:table-cell>
          <table:table-cell office:value-type="float" office:value="48" calcext:value-type="float">
            <text:p>48</text:p>
          </table:table-cell>
          <table:table-cell office:value-type="float" office:value="0.871143664937879" calcext:value-type="float">
            <text:p>0.871143664937879</text:p>
          </table:table-cell>
          <table:table-cell office:value-type="float" office:value="29.966905414448" calcext:value-type="float">
            <text:p>29.966905414448</text:p>
          </table:table-cell>
          <table:table-cell office:value-type="float" office:value="65.5224034307026" calcext:value-type="float">
            <text:p>65.5224034307026</text:p>
          </table:table-cell>
        </table:table-row>
        <table:table-row table:style-name="ro1">
          <table:table-cell office:value-type="string" calcext:value-type="string">
            <text:p>big_building</text:p>
          </table:table-cell>
          <table:table-cell office:value-type="float" office:value="49" calcext:value-type="float">
            <text:p>49</text:p>
          </table:table-cell>
          <table:table-cell office:value-type="float" office:value="50.724984613" calcext:value-type="float">
            <text:p>50.724984613</text:p>
          </table:table-cell>
          <table:table-cell office:value-type="float" office:value="37.65" calcext:value-type="float">
            <text:p>37.65</text:p>
          </table:table-cell>
          <table:table-cell office:value-type="float" office:value="573051" calcext:value-type="float">
            <text:p>573051</text:p>
          </table:table-cell>
          <table:table-cell office:value-type="string" calcext:value-type="string">
            <text:p>7216x5412</text:p>
          </table:table-cell>
          <table:table-cell office:value-type="float" office:value="0.1173" calcext:value-type="float">
            <text:p>0.1173</text:p>
          </table:table-cell>
          <table:table-cell office:value-type="string" calcext:value-type="string">
            <text:p>big_building.png</text:p>
          </table:table-cell>
          <table:table-cell office:value-type="string" calcext:value-type="string">
            <text:p>AVIF</text:p>
          </table:table-cell>
          <table:table-cell office:value-type="float" office:value="49" calcext:value-type="float">
            <text:p>49</text:p>
          </table:table-cell>
          <table:table-cell office:value-type="float" office:value="0.862679256721005" calcext:value-type="float">
            <text:p>0.862679256721005</text:p>
          </table:table-cell>
          <table:table-cell office:value-type="float" office:value="29.6798070672143" calcext:value-type="float">
            <text:p>29.6798070672143</text:p>
          </table:table-cell>
          <table:table-cell office:value-type="float" office:value="70.0002601678594" calcext:value-type="float">
            <text:p>70.0002601678594</text:p>
          </table:table-cell>
        </table:table-row>
        <table:table-row table:style-name="ro1">
          <table:table-cell office:value-type="string" calcext:value-type="string">
            <text:p>big_building</text:p>
          </table:table-cell>
          <table:table-cell office:value-type="float" office:value="50" calcext:value-type="float">
            <text:p>50</text:p>
          </table:table-cell>
          <table:table-cell office:value-type="float" office:value="49.941900122" calcext:value-type="float">
            <text:p>49.941900122</text:p>
          </table:table-cell>
          <table:table-cell office:value-type="float" office:value="929.2" calcext:value-type="float">
            <text:p>929.2</text:p>
          </table:table-cell>
          <table:table-cell office:value-type="float" office:value="533603" calcext:value-type="float">
            <text:p>533603</text:p>
          </table:table-cell>
          <table:table-cell office:value-type="string" calcext:value-type="string">
            <text:p>7216x5412</text:p>
          </table:table-cell>
          <table:table-cell office:value-type="float" office:value="0.1093" calcext:value-type="float">
            <text:p>0.1093</text:p>
          </table:table-cell>
          <table:table-cell office:value-type="string" calcext:value-type="string">
            <text:p>big_building.png</text:p>
          </table:table-cell>
          <table:table-cell office:value-type="string" calcext:value-type="string">
            <text:p>AVIF</text:p>
          </table:table-cell>
          <table:table-cell office:value-type="float" office:value="50" calcext:value-type="float">
            <text:p>50</text:p>
          </table:table-cell>
          <table:table-cell office:value-type="float" office:value="0.853676092600698" calcext:value-type="float">
            <text:p>0.853676092600698</text:p>
          </table:table-cell>
          <table:table-cell office:value-type="float" office:value="29.391487735212" calcext:value-type="float">
            <text:p>29.391487735212</text:p>
          </table:table-cell>
          <table:table-cell office:value-type="float" office:value="74.805165367782" calcext:value-type="float">
            <text:p>74.805165367782</text:p>
          </table:table-cell>
        </table:table-row>
        <table:table-row table:style-name="ro1">
          <table:table-cell office:value-type="string" calcext:value-type="string">
            <text:p>big_building</text:p>
          </table:table-cell>
          <table:table-cell office:value-type="float" office:value="51" calcext:value-type="float">
            <text:p>51</text:p>
          </table:table-cell>
          <table:table-cell office:value-type="float" office:value="48.862807102" calcext:value-type="float">
            <text:p>48.862807102</text:p>
          </table:table-cell>
          <table:table-cell office:value-type="float" office:value="824.92" calcext:value-type="float">
            <text:p>824.92</text:p>
          </table:table-cell>
          <table:table-cell office:value-type="float" office:value="493989" calcext:value-type="float">
            <text:p>493989</text:p>
          </table:table-cell>
          <table:table-cell office:value-type="string" calcext:value-type="string">
            <text:p>7216x5412</text:p>
          </table:table-cell>
          <table:table-cell office:value-type="float" office:value="0.1011" calcext:value-type="float">
            <text:p>0.1011</text:p>
          </table:table-cell>
          <table:table-cell office:value-type="string" calcext:value-type="string">
            <text:p>big_building.png</text:p>
          </table:table-cell>
          <table:table-cell office:value-type="string" calcext:value-type="string">
            <text:p>AVIF</text:p>
          </table:table-cell>
          <table:table-cell office:value-type="float" office:value="51" calcext:value-type="float">
            <text:p>51</text:p>
          </table:table-cell>
          <table:table-cell office:value-type="float" office:value="0.844275385187469" calcext:value-type="float">
            <text:p>0.844275385187469</text:p>
          </table:table-cell>
          <table:table-cell office:value-type="float" office:value="29.1018670194882" calcext:value-type="float">
            <text:p>29.1018670194882</text:p>
          </table:table-cell>
          <table:table-cell office:value-type="float" office:value="79.9638432056627" calcext:value-type="float">
            <text:p>79.9638432056627</text:p>
          </table:table-cell>
        </table:table-row>
        <table:table-row table:style-name="ro1">
          <table:table-cell office:value-type="string" calcext:value-type="string">
            <text:p>big_building</text:p>
          </table:table-cell>
          <table:table-cell office:value-type="float" office:value="52" calcext:value-type="float">
            <text:p>52</text:p>
          </table:table-cell>
          <table:table-cell office:value-type="float" office:value="46.857611691" calcext:value-type="float">
            <text:p>46.857611691</text:p>
          </table:table-cell>
          <table:table-cell office:value-type="float" office:value="662.8" calcext:value-type="float">
            <text:p>662.8</text:p>
          </table:table-cell>
          <table:table-cell office:value-type="float" office:value="457703" calcext:value-type="float">
            <text:p>457703</text:p>
          </table:table-cell>
          <table:table-cell office:value-type="string" calcext:value-type="string">
            <text:p>7216x5412</text:p>
          </table:table-cell>
          <table:table-cell office:value-type="float" office:value="0.0937" calcext:value-type="float">
            <text:p>0.0937</text:p>
          </table:table-cell>
          <table:table-cell office:value-type="string" calcext:value-type="string">
            <text:p>big_building.png</text:p>
          </table:table-cell>
          <table:table-cell office:value-type="string" calcext:value-type="string">
            <text:p>AVIF</text:p>
          </table:table-cell>
          <table:table-cell office:value-type="float" office:value="52" calcext:value-type="float">
            <text:p>52</text:p>
          </table:table-cell>
          <table:table-cell office:value-type="float" office:value="0.834374571105392" calcext:value-type="float">
            <text:p>0.834374571105392</text:p>
          </table:table-cell>
          <table:table-cell office:value-type="float" office:value="28.8099943867795" calcext:value-type="float">
            <text:p>28.8099943867795</text:p>
          </table:table-cell>
          <table:table-cell office:value-type="float" office:value="85.5226052504931" calcext:value-type="float">
            <text:p>85.5226052504931</text:p>
          </table:table-cell>
        </table:table-row>
        <table:table-row table:style-name="ro1">
          <table:table-cell office:value-type="string" calcext:value-type="string">
            <text:p>big_building</text:p>
          </table:table-cell>
          <table:table-cell office:value-type="float" office:value="53" calcext:value-type="float">
            <text:p>53</text:p>
          </table:table-cell>
          <table:table-cell office:value-type="float" office:value="46.056150203" calcext:value-type="float">
            <text:p>46.056150203</text:p>
          </table:table-cell>
          <table:table-cell office:value-type="float" office:value="565.38" calcext:value-type="float">
            <text:p>565.38</text:p>
          </table:table-cell>
          <table:table-cell office:value-type="float" office:value="421656" calcext:value-type="float">
            <text:p>421656</text:p>
          </table:table-cell>
          <table:table-cell office:value-type="string" calcext:value-type="string">
            <text:p>7216x5412</text:p>
          </table:table-cell>
          <table:table-cell office:value-type="float" office:value="0.0863" calcext:value-type="float">
            <text:p>0.0863</text:p>
          </table:table-cell>
          <table:table-cell office:value-type="string" calcext:value-type="string">
            <text:p>big_building.png</text:p>
          </table:table-cell>
          <table:table-cell office:value-type="string" calcext:value-type="string">
            <text:p>AVIF</text:p>
          </table:table-cell>
          <table:table-cell office:value-type="float" office:value="53" calcext:value-type="float">
            <text:p>53</text:p>
          </table:table-cell>
          <table:table-cell office:value-type="float" office:value="0.823579164635997" calcext:value-type="float">
            <text:p>0.823579164635997</text:p>
          </table:table-cell>
          <table:table-cell office:value-type="float" office:value="28.513842043208" calcext:value-type="float">
            <text:p>28.513842043208</text:p>
          </table:table-cell>
          <table:table-cell office:value-type="float" office:value="91.5579703171868" calcext:value-type="float">
            <text:p>91.5579703171868</text:p>
          </table:table-cell>
        </table:table-row>
        <table:table-row table:style-name="ro1">
          <table:table-cell office:value-type="string" calcext:value-type="string">
            <text:p>big_building</text:p>
          </table:table-cell>
          <table:table-cell office:value-type="float" office:value="54" calcext:value-type="float">
            <text:p>54</text:p>
          </table:table-cell>
          <table:table-cell office:value-type="float" office:value="45.510905695" calcext:value-type="float">
            <text:p>45.510905695</text:p>
          </table:table-cell>
          <table:table-cell office:value-type="float" office:value="436.42" calcext:value-type="float">
            <text:p>436.42</text:p>
          </table:table-cell>
          <table:table-cell office:value-type="float" office:value="387712" calcext:value-type="float">
            <text:p>387712</text:p>
          </table:table-cell>
          <table:table-cell office:value-type="string" calcext:value-type="string">
            <text:p>7216x5412</text:p>
          </table:table-cell>
          <table:table-cell office:value-type="float" office:value="0.0794" calcext:value-type="float">
            <text:p>0.0794</text:p>
          </table:table-cell>
          <table:table-cell office:value-type="string" calcext:value-type="string">
            <text:p>big_building.png</text:p>
          </table:table-cell>
          <table:table-cell office:value-type="string" calcext:value-type="string">
            <text:p>AVIF</text:p>
          </table:table-cell>
          <table:table-cell office:value-type="float" office:value="54" calcext:value-type="float">
            <text:p>54</text:p>
          </table:table-cell>
          <table:table-cell office:value-type="float" office:value="0.812273268048476" calcext:value-type="float">
            <text:p>0.812273268048476</text:p>
          </table:table-cell>
          <table:table-cell office:value-type="float" office:value="28.2124745573425" calcext:value-type="float">
            <text:p>28.2124745573425</text:p>
          </table:table-cell>
          <table:table-cell office:value-type="float" office:value="98.1370288009346" calcext:value-type="float">
            <text:p>98.1370288009346</text:p>
          </table:table-cell>
        </table:table-row>
        <table:table-row table:style-name="ro1">
          <table:table-cell office:value-type="string" calcext:value-type="string">
            <text:p>big_building</text:p>
          </table:table-cell>
          <table:table-cell office:value-type="float" office:value="55" calcext:value-type="float">
            <text:p>55</text:p>
          </table:table-cell>
          <table:table-cell office:value-type="float" office:value="43.67856095" calcext:value-type="float">
            <text:p>43.67856095</text:p>
          </table:table-cell>
          <table:table-cell office:value-type="float" office:value="338.57" calcext:value-type="float">
            <text:p>338.57</text:p>
          </table:table-cell>
          <table:table-cell office:value-type="float" office:value="352235" calcext:value-type="float">
            <text:p>352235</text:p>
          </table:table-cell>
          <table:table-cell office:value-type="string" calcext:value-type="string">
            <text:p>7216x5412</text:p>
          </table:table-cell>
          <table:table-cell office:value-type="float" office:value="0.0721" calcext:value-type="float">
            <text:p>0.0721</text:p>
          </table:table-cell>
          <table:table-cell office:value-type="string" calcext:value-type="string">
            <text:p>big_building.png</text:p>
          </table:table-cell>
          <table:table-cell office:value-type="string" calcext:value-type="string">
            <text:p>AVIF</text:p>
          </table:table-cell>
          <table:table-cell office:value-type="float" office:value="55" calcext:value-type="float">
            <text:p>55</text:p>
          </table:table-cell>
          <table:table-cell office:value-type="float" office:value="0.799958663970537" calcext:value-type="float">
            <text:p>0.799958663970537</text:p>
          </table:table-cell>
          <table:table-cell office:value-type="float" office:value="27.9034153131274" calcext:value-type="float">
            <text:p>27.9034153131274</text:p>
          </table:table-cell>
          <table:table-cell office:value-type="float" office:value="105.375301334146" calcext:value-type="float">
            <text:p>105.375301334146</text:p>
          </table:table-cell>
        </table:table-row>
        <table:table-row table:style-name="ro1">
          <table:table-cell office:value-type="string" calcext:value-type="string">
            <text:p>big_building</text:p>
          </table:table-cell>
          <table:table-cell office:value-type="float" office:value="56" calcext:value-type="float">
            <text:p>56</text:p>
          </table:table-cell>
          <table:table-cell office:value-type="float" office:value="42.926558356" calcext:value-type="float">
            <text:p>42.926558356</text:p>
          </table:table-cell>
          <table:table-cell office:value-type="float" office:value="206.83" calcext:value-type="float">
            <text:p>206.83</text:p>
          </table:table-cell>
          <table:table-cell office:value-type="float" office:value="317508" calcext:value-type="float">
            <text:p>317508</text:p>
          </table:table-cell>
          <table:table-cell office:value-type="string" calcext:value-type="string">
            <text:p>7216x5412</text:p>
          </table:table-cell>
          <table:table-cell office:value-type="float" office:value="0.065" calcext:value-type="float">
            <text:p>0.065</text:p>
          </table:table-cell>
          <table:table-cell office:value-type="string" calcext:value-type="string">
            <text:p>big_building.png</text:p>
          </table:table-cell>
          <table:table-cell office:value-type="string" calcext:value-type="string">
            <text:p>AVIF</text:p>
          </table:table-cell>
          <table:table-cell office:value-type="float" office:value="56" calcext:value-type="float">
            <text:p>56</text:p>
          </table:table-cell>
          <table:table-cell office:value-type="float" office:value="0.786935489015151" calcext:value-type="float">
            <text:p>0.786935489015151</text:p>
          </table:table-cell>
          <table:table-cell office:value-type="float" office:value="27.5864052363744" calcext:value-type="float">
            <text:p>27.5864052363744</text:p>
          </table:table-cell>
          <table:table-cell office:value-type="float" office:value="113.354779696948" calcext:value-type="float">
            <text:p>113.354779696948</text:p>
          </table:table-cell>
        </table:table-row>
        <table:table-row table:style-name="ro1">
          <table:table-cell office:value-type="string" calcext:value-type="string">
            <text:p>big_building</text:p>
          </table:table-cell>
          <table:table-cell office:value-type="float" office:value="57" calcext:value-type="float">
            <text:p>57</text:p>
          </table:table-cell>
          <table:table-cell office:value-type="float" office:value="41.058441357" calcext:value-type="float">
            <text:p>41.058441357</text:p>
          </table:table-cell>
          <table:table-cell office:value-type="float" office:value="43.74" calcext:value-type="float">
            <text:p>43.74</text:p>
          </table:table-cell>
          <table:table-cell office:value-type="float" office:value="283937" calcext:value-type="float">
            <text:p>283937</text:p>
          </table:table-cell>
          <table:table-cell office:value-type="string" calcext:value-type="string">
            <text:p>7216x5412</text:p>
          </table:table-cell>
          <table:table-cell office:value-type="float" office:value="0.0581" calcext:value-type="float">
            <text:p>0.0581</text:p>
          </table:table-cell>
          <table:table-cell office:value-type="string" calcext:value-type="string">
            <text:p>big_building.png</text:p>
          </table:table-cell>
          <table:table-cell office:value-type="string" calcext:value-type="string">
            <text:p>AVIF</text:p>
          </table:table-cell>
          <table:table-cell office:value-type="float" office:value="57" calcext:value-type="float">
            <text:p>57</text:p>
          </table:table-cell>
          <table:table-cell office:value-type="float" office:value="0.772947987626927" calcext:value-type="float">
            <text:p>0.772947987626927</text:p>
          </table:table-cell>
          <table:table-cell office:value-type="float" office:value="27.266266293193" calcext:value-type="float">
            <text:p>27.266266293193</text:p>
          </table:table-cell>
          <table:table-cell office:value-type="float" office:value="122.026381051675" calcext:value-type="float">
            <text:p>122.026381051675</text:p>
          </table:table-cell>
        </table:table-row>
        <table:table-row table:style-name="ro1">
          <table:table-cell office:value-type="string" calcext:value-type="string">
            <text:p>big_building</text:p>
          </table:table-cell>
          <table:table-cell office:value-type="float" office:value="58" calcext:value-type="float">
            <text:p>58</text:p>
          </table:table-cell>
          <table:table-cell office:value-type="float" office:value="39.681748067" calcext:value-type="float">
            <text:p>39.681748067</text:p>
          </table:table-cell>
          <table:table-cell office:value-type="float" office:value="863.25" calcext:value-type="float">
            <text:p>863.25</text:p>
          </table:table-cell>
          <table:table-cell office:value-type="float" office:value="248912" calcext:value-type="float">
            <text:p>248912</text:p>
          </table:table-cell>
          <table:table-cell office:value-type="string" calcext:value-type="string">
            <text:p>7216x5412</text:p>
          </table:table-cell>
          <table:table-cell office:value-type="float" office:value="0.0509" calcext:value-type="float">
            <text:p>0.0509</text:p>
          </table:table-cell>
          <table:table-cell office:value-type="string" calcext:value-type="string">
            <text:p>big_building.png</text:p>
          </table:table-cell>
          <table:table-cell office:value-type="string" calcext:value-type="string">
            <text:p>AVIF</text:p>
          </table:table-cell>
          <table:table-cell office:value-type="float" office:value="58" calcext:value-type="float">
            <text:p>58</text:p>
          </table:table-cell>
          <table:table-cell office:value-type="float" office:value="0.757620251396523" calcext:value-type="float">
            <text:p>0.757620251396523</text:p>
          </table:table-cell>
          <table:table-cell office:value-type="float" office:value="26.9357925225273" calcext:value-type="float">
            <text:p>26.9357925225273</text:p>
          </table:table-cell>
          <table:table-cell office:value-type="float" office:value="131.674327394258" calcext:value-type="float">
            <text:p>131.674327394258</text:p>
          </table:table-cell>
        </table:table-row>
        <table:table-row table:style-name="ro1">
          <table:table-cell office:value-type="string" calcext:value-type="string">
            <text:p>big_building</text:p>
          </table:table-cell>
          <table:table-cell office:value-type="float" office:value="59" calcext:value-type="float">
            <text:p>59</text:p>
          </table:table-cell>
          <table:table-cell office:value-type="float" office:value="37.955749689" calcext:value-type="float">
            <text:p>37.955749689</text:p>
          </table:table-cell>
          <table:table-cell office:value-type="float" office:value="705.02" calcext:value-type="float">
            <text:p>705.02</text:p>
          </table:table-cell>
          <table:table-cell office:value-type="float" office:value="214959" calcext:value-type="float">
            <text:p>214959</text:p>
          </table:table-cell>
          <table:table-cell office:value-type="string" calcext:value-type="string">
            <text:p>7216x5412</text:p>
          </table:table-cell>
          <table:table-cell office:value-type="float" office:value="0.044" calcext:value-type="float">
            <text:p>0.044</text:p>
          </table:table-cell>
          <table:table-cell office:value-type="string" calcext:value-type="string">
            <text:p>big_building.png</text:p>
          </table:table-cell>
          <table:table-cell office:value-type="string" calcext:value-type="string">
            <text:p>AVIF</text:p>
          </table:table-cell>
          <table:table-cell office:value-type="float" office:value="59" calcext:value-type="float">
            <text:p>59</text:p>
          </table:table-cell>
          <table:table-cell office:value-type="float" office:value="0.739975313989135" calcext:value-type="float">
            <text:p>0.739975313989135</text:p>
          </table:table-cell>
          <table:table-cell office:value-type="float" office:value="26.5898802195978" calcext:value-type="float">
            <text:p>26.5898802195978</text:p>
          </table:table-cell>
          <table:table-cell office:value-type="float" office:value="142.591073593883" calcext:value-type="float">
            <text:p>142.591073593883</text:p>
          </table:table-cell>
        </table:table-row>
        <table:table-row table:style-name="ro1">
          <table:table-cell office:value-type="string" calcext:value-type="string">
            <text:p>big_building</text:p>
          </table:table-cell>
          <table:table-cell office:value-type="float" office:value="60" calcext:value-type="float">
            <text:p>60</text:p>
          </table:table-cell>
          <table:table-cell office:value-type="float" office:value="36.213275057" calcext:value-type="float">
            <text:p>36.213275057</text:p>
          </table:table-cell>
          <table:table-cell office:value-type="float" office:value="501.04" calcext:value-type="float">
            <text:p>501.04</text:p>
          </table:table-cell>
          <table:table-cell office:value-type="float" office:value="181745" calcext:value-type="float">
            <text:p>181745</text:p>
          </table:table-cell>
          <table:table-cell office:value-type="string" calcext:value-type="string">
            <text:p>7216x5412</text:p>
          </table:table-cell>
          <table:table-cell office:value-type="float" office:value="0.0372" calcext:value-type="float">
            <text:p>0.0372</text:p>
          </table:table-cell>
          <table:table-cell office:value-type="string" calcext:value-type="string">
            <text:p>big_building.png</text:p>
          </table:table-cell>
          <table:table-cell office:value-type="string" calcext:value-type="string">
            <text:p>AVIF</text:p>
          </table:table-cell>
          <table:table-cell office:value-type="float" office:value="60" calcext:value-type="float">
            <text:p>60</text:p>
          </table:table-cell>
          <table:table-cell office:value-type="float" office:value="0.720493459347743" calcext:value-type="float">
            <text:p>0.720493459347743</text:p>
          </table:table-cell>
          <table:table-cell office:value-type="float" office:value="26.2206384601206" calcext:value-type="float">
            <text:p>26.2206384601206</text:p>
          </table:table-cell>
          <table:table-cell office:value-type="float" office:value="155.244604348539" calcext:value-type="float">
            <text:p>155.244604348539</text:p>
          </table:table-cell>
        </table:table-row>
        <table:table-row table:style-name="ro1">
          <table:table-cell office:value-type="string" calcext:value-type="string">
            <text:p>big_building</text:p>
          </table:table-cell>
          <table:table-cell office:value-type="float" office:value="61" calcext:value-type="float">
            <text:p>61</text:p>
          </table:table-cell>
          <table:table-cell office:value-type="float" office:value="34.694581036" calcext:value-type="float">
            <text:p>34.694581036</text:p>
          </table:table-cell>
          <table:table-cell office:value-type="float" office:value="339.9" calcext:value-type="float">
            <text:p>339.9</text:p>
          </table:table-cell>
          <table:table-cell office:value-type="float" office:value="149881" calcext:value-type="float">
            <text:p>149881</text:p>
          </table:table-cell>
          <table:table-cell office:value-type="string" calcext:value-type="string">
            <text:p>7216x5412</text:p>
          </table:table-cell>
          <table:table-cell office:value-type="float" office:value="0.0307" calcext:value-type="float">
            <text:p>0.0307</text:p>
          </table:table-cell>
          <table:table-cell office:value-type="string" calcext:value-type="string">
            <text:p>big_building.png</text:p>
          </table:table-cell>
          <table:table-cell office:value-type="string" calcext:value-type="string">
            <text:p>AVIF</text:p>
          </table:table-cell>
          <table:table-cell office:value-type="float" office:value="61" calcext:value-type="float">
            <text:p>61</text:p>
          </table:table-cell>
          <table:table-cell office:value-type="float" office:value="0.697902532244767" calcext:value-type="float">
            <text:p>0.697902532244767</text:p>
          </table:table-cell>
          <table:table-cell office:value-type="float" office:value="25.8025038484914" calcext:value-type="float">
            <text:p>25.8025038484914</text:p>
          </table:table-cell>
          <table:table-cell office:value-type="float" office:value="170.934598421208" calcext:value-type="float">
            <text:p>170.934598421208</text:p>
          </table:table-cell>
        </table:table-row>
        <table:table-row table:style-name="ro1">
          <table:table-cell office:value-type="string" calcext:value-type="string">
            <text:p>big_building</text:p>
          </table:table-cell>
          <table:table-cell office:value-type="float" office:value="62" calcext:value-type="float">
            <text:p>62</text:p>
          </table:table-cell>
          <table:table-cell office:value-type="float" office:value="32.270275293" calcext:value-type="float">
            <text:p>32.270275293</text:p>
          </table:table-cell>
          <table:table-cell office:value-type="float" office:value="90.9" calcext:value-type="float">
            <text:p>90.9</text:p>
          </table:table-cell>
          <table:table-cell office:value-type="float" office:value="111736" calcext:value-type="float">
            <text:p>111736</text:p>
          </table:table-cell>
          <table:table-cell office:value-type="string" calcext:value-type="string">
            <text:p>7216x5412</text:p>
          </table:table-cell>
          <table:table-cell office:value-type="float" office:value="0.0228" calcext:value-type="float">
            <text:p>0.0228</text:p>
          </table:table-cell>
          <table:table-cell office:value-type="string" calcext:value-type="string">
            <text:p>big_building.png</text:p>
          </table:table-cell>
          <table:table-cell office:value-type="string" calcext:value-type="string">
            <text:p>AVIF</text:p>
          </table:table-cell>
          <table:table-cell office:value-type="float" office:value="62" calcext:value-type="float">
            <text:p>62</text:p>
          </table:table-cell>
          <table:table-cell office:value-type="float" office:value="0.666478653432352" calcext:value-type="float">
            <text:p>0.666478653432352</text:p>
          </table:table-cell>
          <table:table-cell office:value-type="float" office:value="25.2229688239567" calcext:value-type="float">
            <text:p>25.2229688239567</text:p>
          </table:table-cell>
          <table:table-cell office:value-type="float" office:value="195.33653446237" calcext:value-type="float">
            <text:p>195.33653446237</text:p>
          </table:table-cell>
        </table:table-row>
        <table:table-row table:style-name="ro1">
          <table:table-cell office:value-type="string" calcext:value-type="string">
            <text:p>big_building</text:p>
          </table:table-cell>
          <table:table-cell office:value-type="float" office:value="63" calcext:value-type="float">
            <text:p>63</text:p>
          </table:table-cell>
          <table:table-cell office:value-type="float" office:value="29.628871099" calcext:value-type="float">
            <text:p>29.628871099</text:p>
          </table:table-cell>
          <table:table-cell office:value-type="float" office:value="777.9" calcext:value-type="float">
            <text:p>777.9</text:p>
          </table:table-cell>
          <table:table-cell office:value-type="float" office:value="72087" calcext:value-type="float">
            <text:p>72087</text:p>
          </table:table-cell>
          <table:table-cell office:value-type="string" calcext:value-type="string">
            <text:p>7216x5412</text:p>
          </table:table-cell>
          <table:table-cell office:value-type="float" office:value="0.0147" calcext:value-type="float">
            <text:p>0.0147</text:p>
          </table:table-cell>
          <table:table-cell office:value-type="string" calcext:value-type="string">
            <text:p>big_building.png</text:p>
          </table:table-cell>
          <table:table-cell office:value-type="string" calcext:value-type="string">
            <text:p>AVIF</text:p>
          </table:table-cell>
          <table:table-cell office:value-type="float" office:value="63" calcext:value-type="float">
            <text:p>63</text:p>
          </table:table-cell>
          <table:table-cell office:value-type="float" office:value="0.631824894626923" calcext:value-type="float">
            <text:p>0.631824894626923</text:p>
          </table:table-cell>
          <table:table-cell office:value-type="float" office:value="24.4752600662876" calcext:value-type="float">
            <text:p>24.4752600662876</text:p>
          </table:table-cell>
          <table:table-cell office:value-type="float" office:value="232.035457197919" calcext:value-type="float">
            <text:p>232.035457197919</text:p>
          </table:table-cell>
        </table:table-row>
        <table:table-row table:style-name="ro1">
          <table:table-cell office:value-type="string" calcext:value-type="string">
            <text:p>big_tree</text:p>
          </table:table-cell>
          <table:table-cell office:value-type="float" office:value="0" calcext:value-type="float">
            <text:p>0</text:p>
          </table:table-cell>
          <table:table-cell office:value-type="float" office:value="65.09871971" calcext:value-type="float">
            <text:p>65.09871971</text:p>
          </table:table-cell>
          <table:table-cell office:value-type="float" office:value="460.67" calcext:value-type="float">
            <text:p>460.67</text:p>
          </table:table-cell>
          <table:table-cell office:value-type="float" office:value="20348597" calcext:value-type="float">
            <text:p>20348597</text:p>
          </table:table-cell>
          <table:table-cell office:value-type="string" calcext:value-type="string">
            <text:p>6088x4550</text:p>
          </table:table-cell>
          <table:table-cell office:value-type="float" office:value="5.8767" calcext:value-type="float">
            <text:p>5.8767</text:p>
          </table:table-cell>
          <table:table-cell office:value-type="string" calcext:value-type="string">
            <text:p>big_tree.png</text:p>
          </table:table-cell>
          <table:table-cell office:value-type="string" calcext:value-type="string">
            <text:p>AVIF</text:p>
          </table:table-cell>
          <table:table-cell office:value-type="float" office:value="0" calcext:value-type="float">
            <text:p>0</text:p>
          </table:table-cell>
          <table:table-cell office:value-type="float" office:value="0.997597467133062" calcext:value-type="float">
            <text:p>0.997597467133062</text:p>
          </table:table-cell>
          <table:table-cell office:value-type="float" office:value="53.0677380573898" calcext:value-type="float">
            <text:p>53.0677380573898</text:p>
          </table:table-cell>
          <table:table-cell office:value-type="float" office:value="0.320853333044529" calcext:value-type="float">
            <text:p>0.320853333044529</text:p>
          </table:table-cell>
        </table:table-row>
        <table:table-row table:style-name="ro1">
          <table:table-cell office:value-type="string" calcext:value-type="string">
            <text:p>big_tree</text:p>
          </table:table-cell>
          <table:table-cell office:value-type="float" office:value="1" calcext:value-type="float">
            <text:p>1</text:p>
          </table:table-cell>
          <table:table-cell office:value-type="float" office:value="56.209546853" calcext:value-type="float">
            <text:p>56.209546853</text:p>
          </table:table-cell>
          <table:table-cell office:value-type="float" office:value="189.61" calcext:value-type="float">
            <text:p>189.61</text:p>
          </table:table-cell>
          <table:table-cell office:value-type="float" office:value="18305000" calcext:value-type="float">
            <text:p>18305000</text:p>
          </table:table-cell>
          <table:table-cell office:value-type="string" calcext:value-type="string">
            <text:p>6088x4550</text:p>
          </table:table-cell>
          <table:table-cell office:value-type="float" office:value="5.2865" calcext:value-type="float">
            <text:p>5.2865</text:p>
          </table:table-cell>
          <table:table-cell office:value-type="string" calcext:value-type="string">
            <text:p>big_tree.png</text:p>
          </table:table-cell>
          <table:table-cell office:value-type="string" calcext:value-type="string">
            <text:p>AVIF</text:p>
          </table:table-cell>
          <table:table-cell office:value-type="float" office:value="1" calcext:value-type="float">
            <text:p>1</text:p>
          </table:table-cell>
          <table:table-cell office:value-type="float" office:value="0.994622317166423" calcext:value-type="float">
            <text:p>0.994622317166423</text:p>
          </table:table-cell>
          <table:table-cell office:value-type="float" office:value="47.6053296309014" calcext:value-type="float">
            <text:p>47.6053296309014</text:p>
          </table:table-cell>
          <table:table-cell office:value-type="float" office:value="1.12861910537995" calcext:value-type="float">
            <text:p>1.12861910537995</text:p>
          </table:table-cell>
        </table:table-row>
        <table:table-row table:style-name="ro1">
          <table:table-cell office:value-type="string" calcext:value-type="string">
            <text:p>big_tree</text:p>
          </table:table-cell>
          <table:table-cell office:value-type="float" office:value="2" calcext:value-type="float">
            <text:p>2</text:p>
          </table:table-cell>
          <table:table-cell office:value-type="float" office:value="62.749092703" calcext:value-type="float">
            <text:p>62.749092703</text:p>
          </table:table-cell>
          <table:table-cell office:value-type="float" office:value="508.99" calcext:value-type="float">
            <text:p>508.99</text:p>
          </table:table-cell>
          <table:table-cell office:value-type="float" office:value="15758716" calcext:value-type="float">
            <text:p>15758716</text:p>
          </table:table-cell>
          <table:table-cell office:value-type="string" calcext:value-type="string">
            <text:p>6088x4550</text:p>
          </table:table-cell>
          <table:table-cell office:value-type="float" office:value="4.5511" calcext:value-type="float">
            <text:p>4.5511</text:p>
          </table:table-cell>
          <table:table-cell office:value-type="string" calcext:value-type="string">
            <text:p>big_tree.png</text:p>
          </table:table-cell>
          <table:table-cell office:value-type="string" calcext:value-type="string">
            <text:p>AVIF</text:p>
          </table:table-cell>
          <table:table-cell office:value-type="float" office:value="2" calcext:value-type="float">
            <text:p>2</text:p>
          </table:table-cell>
          <table:table-cell office:value-type="float" office:value="0.993108758393263" calcext:value-type="float">
            <text:p>0.993108758393263</text:p>
          </table:table-cell>
          <table:table-cell office:value-type="float" office:value="46.2034650148091" calcext:value-type="float">
            <text:p>46.2034650148091</text:p>
          </table:table-cell>
          <table:table-cell office:value-type="float" office:value="1.55859708403729" calcext:value-type="float">
            <text:p>1.55859708403729</text:p>
          </table:table-cell>
        </table:table-row>
        <table:table-row table:style-name="ro1">
          <table:table-cell office:value-type="string" calcext:value-type="string">
            <text:p>big_tree</text:p>
          </table:table-cell>
          <table:table-cell office:value-type="float" office:value="3" calcext:value-type="float">
            <text:p>3</text:p>
          </table:table-cell>
          <table:table-cell office:value-type="float" office:value="68.845947475" calcext:value-type="float">
            <text:p>68.845947475</text:p>
          </table:table-cell>
          <table:table-cell office:value-type="float" office:value="202.39" calcext:value-type="float">
            <text:p>202.39</text:p>
          </table:table-cell>
          <table:table-cell office:value-type="float" office:value="13737611" calcext:value-type="float">
            <text:p>13737611</text:p>
          </table:table-cell>
          <table:table-cell office:value-type="string" calcext:value-type="string">
            <text:p>6088x4550</text:p>
          </table:table-cell>
          <table:table-cell office:value-type="float" office:value="3.9674" calcext:value-type="float">
            <text:p>3.9674</text:p>
          </table:table-cell>
          <table:table-cell office:value-type="string" calcext:value-type="string">
            <text:p>big_tree.png</text:p>
          </table:table-cell>
          <table:table-cell office:value-type="string" calcext:value-type="string">
            <text:p>AVIF</text:p>
          </table:table-cell>
          <table:table-cell office:value-type="float" office:value="3" calcext:value-type="float">
            <text:p>3</text:p>
          </table:table-cell>
          <table:table-cell office:value-type="float" office:value="0.991353935462034" calcext:value-type="float">
            <text:p>0.991353935462034</text:p>
          </table:table-cell>
          <table:table-cell office:value-type="float" office:value="44.9536004821938" calcext:value-type="float">
            <text:p>44.9536004821938</text:p>
          </table:table-cell>
          <table:table-cell office:value-type="float" office:value="2.07835778544714" calcext:value-type="float">
            <text:p>2.07835778544714</text:p>
          </table:table-cell>
        </table:table-row>
        <table:table-row table:style-name="ro1">
          <table:table-cell office:value-type="string" calcext:value-type="string">
            <text:p>big_tree</text:p>
          </table:table-cell>
          <table:table-cell office:value-type="float" office:value="4" calcext:value-type="float">
            <text:p>4</text:p>
          </table:table-cell>
          <table:table-cell office:value-type="float" office:value="67.726797886" calcext:value-type="float">
            <text:p>67.726797886</text:p>
          </table:table-cell>
          <table:table-cell office:value-type="float" office:value="78.23" calcext:value-type="float">
            <text:p>78.23</text:p>
          </table:table-cell>
          <table:table-cell office:value-type="float" office:value="12270202" calcext:value-type="float">
            <text:p>12270202</text:p>
          </table:table-cell>
          <table:table-cell office:value-type="string" calcext:value-type="string">
            <text:p>6088x4550</text:p>
          </table:table-cell>
          <table:table-cell office:value-type="float" office:value="3.5436" calcext:value-type="float">
            <text:p>3.5436</text:p>
          </table:table-cell>
          <table:table-cell office:value-type="string" calcext:value-type="string">
            <text:p>big_tree.png</text:p>
          </table:table-cell>
          <table:table-cell office:value-type="string" calcext:value-type="string">
            <text:p>AVIF</text:p>
          </table:table-cell>
          <table:table-cell office:value-type="float" office:value="4" calcext:value-type="float">
            <text:p>4</text:p>
          </table:table-cell>
          <table:table-cell office:value-type="float" office:value="0.989295071493666" calcext:value-type="float">
            <text:p>0.989295071493666</text:p>
          </table:table-cell>
          <table:table-cell office:value-type="float" office:value="43.8312012250408" calcext:value-type="float">
            <text:p>43.8312012250408</text:p>
          </table:table-cell>
          <table:table-cell office:value-type="float" office:value="2.69128839294739" calcext:value-type="float">
            <text:p>2.69128839294739</text:p>
          </table:table-cell>
        </table:table-row>
        <table:table-row table:style-name="ro1">
          <table:table-cell office:value-type="string" calcext:value-type="string">
            <text:p>big_tree</text:p>
          </table:table-cell>
          <table:table-cell office:value-type="float" office:value="5" calcext:value-type="float">
            <text:p>5</text:p>
          </table:table-cell>
          <table:table-cell office:value-type="float" office:value="77.005787731" calcext:value-type="float">
            <text:p>77.005787731</text:p>
          </table:table-cell>
          <table:table-cell office:value-type="float" office:value="12.07" calcext:value-type="float">
            <text:p>12.07</text:p>
          </table:table-cell>
          <table:table-cell office:value-type="float" office:value="10895067" calcext:value-type="float">
            <text:p>10895067</text:p>
          </table:table-cell>
          <table:table-cell office:value-type="string" calcext:value-type="string">
            <text:p>6088x4550</text:p>
          </table:table-cell>
          <table:table-cell office:value-type="float" office:value="3.1465" calcext:value-type="float">
            <text:p>3.1465</text:p>
          </table:table-cell>
          <table:table-cell office:value-type="string" calcext:value-type="string">
            <text:p>big_tree.png</text:p>
          </table:table-cell>
          <table:table-cell office:value-type="string" calcext:value-type="string">
            <text:p>AVIF</text:p>
          </table:table-cell>
          <table:table-cell office:value-type="float" office:value="5" calcext:value-type="float">
            <text:p>5</text:p>
          </table:table-cell>
          <table:table-cell office:value-type="float" office:value="0.986851077839376" calcext:value-type="float">
            <text:p>0.986851077839376</text:p>
          </table:table-cell>
          <table:table-cell office:value-type="float" office:value="42.7539524709213" calcext:value-type="float">
            <text:p>42.7539524709213</text:p>
          </table:table-cell>
          <table:table-cell office:value-type="float" office:value="3.44893582764148" calcext:value-type="float">
            <text:p>3.44893582764148</text:p>
          </table:table-cell>
        </table:table-row>
        <table:table-row table:style-name="ro1">
          <table:table-cell office:value-type="string" calcext:value-type="string">
            <text:p>big_tree</text:p>
          </table:table-cell>
          <table:table-cell office:value-type="float" office:value="6" calcext:value-type="float">
            <text:p>6</text:p>
          </table:table-cell>
          <table:table-cell office:value-type="float" office:value="76.266617438" calcext:value-type="float">
            <text:p>76.266617438</text:p>
          </table:table-cell>
          <table:table-cell office:value-type="float" office:value="985.29" calcext:value-type="float">
            <text:p>985.29</text:p>
          </table:table-cell>
          <table:table-cell office:value-type="float" office:value="9820812" calcext:value-type="float">
            <text:p>9820812</text:p>
          </table:table-cell>
          <table:table-cell office:value-type="string" calcext:value-type="string">
            <text:p>6088x4550</text:p>
          </table:table-cell>
          <table:table-cell office:value-type="float" office:value="2.8362" calcext:value-type="float">
            <text:p>2.8362</text:p>
          </table:table-cell>
          <table:table-cell office:value-type="string" calcext:value-type="string">
            <text:p>big_tree.png</text:p>
          </table:table-cell>
          <table:table-cell office:value-type="string" calcext:value-type="string">
            <text:p>AVIF</text:p>
          </table:table-cell>
          <table:table-cell office:value-type="float" office:value="6" calcext:value-type="float">
            <text:p>6</text:p>
          </table:table-cell>
          <table:table-cell office:value-type="float" office:value="0.984174318207364" calcext:value-type="float">
            <text:p>0.984174318207364</text:p>
          </table:table-cell>
          <table:table-cell office:value-type="float" office:value="41.8343645072508" calcext:value-type="float">
            <text:p>41.8343645072508</text:p>
          </table:table-cell>
          <table:table-cell office:value-type="float" office:value="4.2622989800388" calcext:value-type="float">
            <text:p>4.2622989800388</text:p>
          </table:table-cell>
        </table:table-row>
        <table:table-row table:style-name="ro1">
          <table:table-cell office:value-type="string" calcext:value-type="string">
            <text:p>big_tree</text:p>
          </table:table-cell>
          <table:table-cell office:value-type="float" office:value="7" calcext:value-type="float">
            <text:p>7</text:p>
          </table:table-cell>
          <table:table-cell office:value-type="float" office:value="81.372915041" calcext:value-type="float">
            <text:p>81.372915041</text:p>
          </table:table-cell>
          <table:table-cell office:value-type="float" office:value="475.74" calcext:value-type="float">
            <text:p>475.74</text:p>
          </table:table-cell>
          <table:table-cell office:value-type="float" office:value="8814567" calcext:value-type="float">
            <text:p>8814567</text:p>
          </table:table-cell>
          <table:table-cell office:value-type="string" calcext:value-type="string">
            <text:p>6088x4550</text:p>
          </table:table-cell>
          <table:table-cell office:value-type="float" office:value="2.5456" calcext:value-type="float">
            <text:p>2.5456</text:p>
          </table:table-cell>
          <table:table-cell office:value-type="string" calcext:value-type="string">
            <text:p>big_tree.png</text:p>
          </table:table-cell>
          <table:table-cell office:value-type="string" calcext:value-type="string">
            <text:p>AVIF</text:p>
          </table:table-cell>
          <table:table-cell office:value-type="float" office:value="7" calcext:value-type="float">
            <text:p>7</text:p>
          </table:table-cell>
          <table:table-cell office:value-type="float" office:value="0.981129737806368" calcext:value-type="float">
            <text:p>0.981129737806368</text:p>
          </table:table-cell>
          <table:table-cell office:value-type="float" office:value="40.9544928460935" calcext:value-type="float">
            <text:p>40.9544928460935</text:p>
          </table:table-cell>
          <table:table-cell office:value-type="float" office:value="5.21952613199328" calcext:value-type="float">
            <text:p>5.21952613199328</text:p>
          </table:table-cell>
        </table:table-row>
        <table:table-row table:style-name="ro1">
          <table:table-cell office:value-type="string" calcext:value-type="string">
            <text:p>big_tree</text:p>
          </table:table-cell>
          <table:table-cell office:value-type="float" office:value="8" calcext:value-type="float">
            <text:p>8</text:p>
          </table:table-cell>
          <table:table-cell office:value-type="float" office:value="80.761208498" calcext:value-type="float">
            <text:p>80.761208498</text:p>
          </table:table-cell>
          <table:table-cell office:value-type="float" office:value="464.15" calcext:value-type="float">
            <text:p>464.15</text:p>
          </table:table-cell>
          <table:table-cell office:value-type="float" office:value="8023084" calcext:value-type="float">
            <text:p>8023084</text:p>
          </table:table-cell>
          <table:table-cell office:value-type="string" calcext:value-type="string">
            <text:p>6088x4550</text:p>
          </table:table-cell>
          <table:table-cell office:value-type="float" office:value="2.3171" calcext:value-type="float">
            <text:p>2.3171</text:p>
          </table:table-cell>
          <table:table-cell office:value-type="string" calcext:value-type="string">
            <text:p>big_tree.png</text:p>
          </table:table-cell>
          <table:table-cell office:value-type="string" calcext:value-type="string">
            <text:p>AVIF</text:p>
          </table:table-cell>
          <table:table-cell office:value-type="float" office:value="8" calcext:value-type="float">
            <text:p>8</text:p>
          </table:table-cell>
          <table:table-cell office:value-type="float" office:value="0.978082035554783" calcext:value-type="float">
            <text:p>0.978082035554783</text:p>
          </table:table-cell>
          <table:table-cell office:value-type="float" office:value="40.2293341972875" calcext:value-type="float">
            <text:p>40.2293341972875</text:p>
          </table:table-cell>
          <table:table-cell office:value-type="float" office:value="6.16803658671596" calcext:value-type="float">
            <text:p>6.16803658671596</text:p>
          </table:table-cell>
        </table:table-row>
        <table:table-row table:style-name="ro1">
          <table:table-cell office:value-type="string" calcext:value-type="string">
            <text:p>big_tree</text:p>
          </table:table-cell>
          <table:table-cell office:value-type="float" office:value="9" calcext:value-type="float">
            <text:p>9</text:p>
          </table:table-cell>
          <table:table-cell office:value-type="float" office:value="83.880036107" calcext:value-type="float">
            <text:p>83.880036107</text:p>
          </table:table-cell>
          <table:table-cell office:value-type="float" office:value="764.23" calcext:value-type="float">
            <text:p>764.23</text:p>
          </table:table-cell>
          <table:table-cell office:value-type="float" office:value="7227040" calcext:value-type="float">
            <text:p>7227040</text:p>
          </table:table-cell>
          <table:table-cell office:value-type="string" calcext:value-type="string">
            <text:p>6088x4550</text:p>
          </table:table-cell>
          <table:table-cell office:value-type="float" office:value="2.0872" calcext:value-type="float">
            <text:p>2.0872</text:p>
          </table:table-cell>
          <table:table-cell office:value-type="string" calcext:value-type="string">
            <text:p>big_tree.png</text:p>
          </table:table-cell>
          <table:table-cell office:value-type="string" calcext:value-type="string">
            <text:p>AVIF</text:p>
          </table:table-cell>
          <table:table-cell office:value-type="float" office:value="9" calcext:value-type="float">
            <text:p>9</text:p>
          </table:table-cell>
          <table:table-cell office:value-type="float" office:value="0.974581947223839" calcext:value-type="float">
            <text:p>0.974581947223839</text:p>
          </table:table-cell>
          <table:table-cell office:value-type="float" office:value="39.5165140406084" calcext:value-type="float">
            <text:p>39.5165140406084</text:p>
          </table:table-cell>
          <table:table-cell office:value-type="float" office:value="7.26823493523559" calcext:value-type="float">
            <text:p>7.26823493523559</text:p>
          </table:table-cell>
        </table:table-row>
        <table:table-row table:style-name="ro1">
          <table:table-cell office:value-type="string" calcext:value-type="string">
            <text:p>big_tree</text:p>
          </table:table-cell>
          <table:table-cell office:value-type="float" office:value="10" calcext:value-type="float">
            <text:p>10</text:p>
          </table:table-cell>
          <table:table-cell office:value-type="float" office:value="81.145760749" calcext:value-type="float">
            <text:p>81.145760749</text:p>
          </table:table-cell>
          <table:table-cell office:value-type="float" office:value="493.86" calcext:value-type="float">
            <text:p>493.86</text:p>
          </table:table-cell>
          <table:table-cell office:value-type="float" office:value="6635513" calcext:value-type="float">
            <text:p>6635513</text:p>
          </table:table-cell>
          <table:table-cell office:value-type="string" calcext:value-type="string">
            <text:p>6088x4550</text:p>
          </table:table-cell>
          <table:table-cell office:value-type="float" office:value="1.9163" calcext:value-type="float">
            <text:p>1.9163</text:p>
          </table:table-cell>
          <table:table-cell office:value-type="string" calcext:value-type="string">
            <text:p>big_tree.png</text:p>
          </table:table-cell>
          <table:table-cell office:value-type="string" calcext:value-type="string">
            <text:p>AVIF</text:p>
          </table:table-cell>
          <table:table-cell office:value-type="float" office:value="10" calcext:value-type="float">
            <text:p>10</text:p>
          </table:table-cell>
          <table:table-cell office:value-type="float" office:value="0.97126216528823" calcext:value-type="float">
            <text:p>0.97126216528823</text:p>
          </table:table-cell>
          <table:table-cell office:value-type="float" office:value="38.9440043609297" calcext:value-type="float">
            <text:p>38.9440043609297</text:p>
          </table:table-cell>
          <table:table-cell office:value-type="float" office:value="8.29239392451613" calcext:value-type="float">
            <text:p>8.29239392451613</text:p>
          </table:table-cell>
        </table:table-row>
        <table:table-row table:style-name="ro1">
          <table:table-cell office:value-type="string" calcext:value-type="string">
            <text:p>big_tree</text:p>
          </table:table-cell>
          <table:table-cell office:value-type="float" office:value="11" calcext:value-type="float">
            <text:p>11</text:p>
          </table:table-cell>
          <table:table-cell office:value-type="float" office:value="81.852863699" calcext:value-type="float">
            <text:p>81.852863699</text:p>
          </table:table-cell>
          <table:table-cell office:value-type="float" office:value="524.7" calcext:value-type="float">
            <text:p>524.7</text:p>
          </table:table-cell>
          <table:table-cell office:value-type="float" office:value="6112625" calcext:value-type="float">
            <text:p>6112625</text:p>
          </table:table-cell>
          <table:table-cell office:value-type="string" calcext:value-type="string">
            <text:p>6088x4550</text:p>
          </table:table-cell>
          <table:table-cell office:value-type="float" office:value="1.7653" calcext:value-type="float">
            <text:p>1.7653</text:p>
          </table:table-cell>
          <table:table-cell office:value-type="string" calcext:value-type="string">
            <text:p>big_tree.png</text:p>
          </table:table-cell>
          <table:table-cell office:value-type="string" calcext:value-type="string">
            <text:p>AVIF</text:p>
          </table:table-cell>
          <table:table-cell office:value-type="float" office:value="11" calcext:value-type="float">
            <text:p>11</text:p>
          </table:table-cell>
          <table:table-cell office:value-type="float" office:value="0.967821932111065" calcext:value-type="float">
            <text:p>0.967821932111065</text:p>
          </table:table-cell>
          <table:table-cell office:value-type="float" office:value="38.4148738687392" calcext:value-type="float">
            <text:p>38.4148738687392</text:p>
          </table:table-cell>
          <table:table-cell office:value-type="float" office:value="9.36683724182082" calcext:value-type="float">
            <text:p>9.36683724182082</text:p>
          </table:table-cell>
        </table:table-row>
        <table:table-row table:style-name="ro1">
          <table:table-cell office:value-type="string" calcext:value-type="string">
            <text:p>big_tree</text:p>
          </table:table-cell>
          <table:table-cell office:value-type="float" office:value="12" calcext:value-type="float">
            <text:p>12</text:p>
          </table:table-cell>
          <table:table-cell office:value-type="float" office:value="80.114410217" calcext:value-type="float">
            <text:p>80.114410217</text:p>
          </table:table-cell>
          <table:table-cell office:value-type="float" office:value="396.9" calcext:value-type="float">
            <text:p>396.9</text:p>
          </table:table-cell>
          <table:table-cell office:value-type="float" office:value="5564734" calcext:value-type="float">
            <text:p>5564734</text:p>
          </table:table-cell>
          <table:table-cell office:value-type="string" calcext:value-type="string">
            <text:p>6088x4550</text:p>
          </table:table-cell>
          <table:table-cell office:value-type="float" office:value="1.6071" calcext:value-type="float">
            <text:p>1.6071</text:p>
          </table:table-cell>
          <table:table-cell office:value-type="string" calcext:value-type="string">
            <text:p>big_tree.png</text:p>
          </table:table-cell>
          <table:table-cell office:value-type="string" calcext:value-type="string">
            <text:p>AVIF</text:p>
          </table:table-cell>
          <table:table-cell office:value-type="float" office:value="12" calcext:value-type="float">
            <text:p>12</text:p>
          </table:table-cell>
          <table:table-cell office:value-type="float" office:value="0.963981807355046" calcext:value-type="float">
            <text:p>0.963981807355046</text:p>
          </table:table-cell>
          <table:table-cell office:value-type="float" office:value="37.8900370536757" calcext:value-type="float">
            <text:p>37.8900370536757</text:p>
          </table:table-cell>
          <table:table-cell office:value-type="float" office:value="10.5700406010984" calcext:value-type="float">
            <text:p>10.5700406010984</text:p>
          </table:table-cell>
        </table:table-row>
        <table:table-row table:style-name="ro1">
          <table:table-cell office:value-type="string" calcext:value-type="string">
            <text:p>big_tree</text:p>
          </table:table-cell>
          <table:table-cell office:value-type="float" office:value="13" calcext:value-type="float">
            <text:p>13</text:p>
          </table:table-cell>
          <table:table-cell office:value-type="float" office:value="79.571412104" calcext:value-type="float">
            <text:p>79.571412104</text:p>
          </table:table-cell>
          <table:table-cell office:value-type="float" office:value="364.47" calcext:value-type="float">
            <text:p>364.47</text:p>
          </table:table-cell>
          <table:table-cell office:value-type="float" office:value="5141142" calcext:value-type="float">
            <text:p>5141142</text:p>
          </table:table-cell>
          <table:table-cell office:value-type="string" calcext:value-type="string">
            <text:p>6088x4550</text:p>
          </table:table-cell>
          <table:table-cell office:value-type="float" office:value="1.4847" calcext:value-type="float">
            <text:p>1.4847</text:p>
          </table:table-cell>
          <table:table-cell office:value-type="string" calcext:value-type="string">
            <text:p>big_tree.png</text:p>
          </table:table-cell>
          <table:table-cell office:value-type="string" calcext:value-type="string">
            <text:p>AVIF</text:p>
          </table:table-cell>
          <table:table-cell office:value-type="float" office:value="13" calcext:value-type="float">
            <text:p>13</text:p>
          </table:table-cell>
          <table:table-cell office:value-type="float" office:value="0.960348314228049" calcext:value-type="float">
            <text:p>0.960348314228049</text:p>
          </table:table-cell>
          <table:table-cell office:value-type="float" office:value="37.4523855060611" calcext:value-type="float">
            <text:p>37.4523855060611</text:p>
          </table:table-cell>
          <table:table-cell office:value-type="float" office:value="11.6907348389674" calcext:value-type="float">
            <text:p>11.6907348389674</text:p>
          </table:table-cell>
        </table:table-row>
        <table:table-row table:style-name="ro1">
          <table:table-cell office:value-type="string" calcext:value-type="string">
            <text:p>big_tree</text:p>
          </table:table-cell>
          <table:table-cell office:value-type="float" office:value="14" calcext:value-type="float">
            <text:p>14</text:p>
          </table:table-cell>
          <table:table-cell office:value-type="float" office:value="77.960302531" calcext:value-type="float">
            <text:p>77.960302531</text:p>
          </table:table-cell>
          <table:table-cell office:value-type="float" office:value="219.42" calcext:value-type="float">
            <text:p>219.42</text:p>
          </table:table-cell>
          <table:table-cell office:value-type="float" office:value="4772974" calcext:value-type="float">
            <text:p>4772974</text:p>
          </table:table-cell>
          <table:table-cell office:value-type="string" calcext:value-type="string">
            <text:p>6088x4550</text:p>
          </table:table-cell>
          <table:table-cell office:value-type="float" office:value="1.3784" calcext:value-type="float">
            <text:p>1.3784</text:p>
          </table:table-cell>
          <table:table-cell office:value-type="string" calcext:value-type="string">
            <text:p>big_tree.png</text:p>
          </table:table-cell>
          <table:table-cell office:value-type="string" calcext:value-type="string">
            <text:p>AVIF</text:p>
          </table:table-cell>
          <table:table-cell office:value-type="float" office:value="14" calcext:value-type="float">
            <text:p>14</text:p>
          </table:table-cell>
          <table:table-cell office:value-type="float" office:value="0.956795050217236" calcext:value-type="float">
            <text:p>0.956795050217236</text:p>
          </table:table-cell>
          <table:table-cell office:value-type="float" office:value="37.063408394351" calcext:value-type="float">
            <text:p>37.063408394351</text:p>
          </table:table-cell>
          <table:table-cell office:value-type="float" office:value="12.786141945002" calcext:value-type="float">
            <text:p>12.786141945002</text:p>
          </table:table-cell>
        </table:table-row>
        <table:table-row table:style-name="ro1">
          <table:table-cell office:value-type="string" calcext:value-type="string">
            <text:p>big_tree</text:p>
          </table:table-cell>
          <table:table-cell office:value-type="float" office:value="15" calcext:value-type="float">
            <text:p>15</text:p>
          </table:table-cell>
          <table:table-cell office:value-type="float" office:value="77.791071736" calcext:value-type="float">
            <text:p>77.791071736</text:p>
          </table:table-cell>
          <table:table-cell office:value-type="float" office:value="171.76" calcext:value-type="float">
            <text:p>171.76</text:p>
          </table:table-cell>
          <table:table-cell office:value-type="float" office:value="4428160" calcext:value-type="float">
            <text:p>4428160</text:p>
          </table:table-cell>
          <table:table-cell office:value-type="string" calcext:value-type="string">
            <text:p>6088x4550</text:p>
          </table:table-cell>
          <table:table-cell office:value-type="float" office:value="1.2788" calcext:value-type="float">
            <text:p>1.2788</text:p>
          </table:table-cell>
          <table:table-cell office:value-type="string" calcext:value-type="string">
            <text:p>big_tree.png</text:p>
          </table:table-cell>
          <table:table-cell office:value-type="string" calcext:value-type="string">
            <text:p>AVIF</text:p>
          </table:table-cell>
          <table:table-cell office:value-type="float" office:value="15" calcext:value-type="float">
            <text:p>15</text:p>
          </table:table-cell>
          <table:table-cell office:value-type="float" office:value="0.953147930470273" calcext:value-type="float">
            <text:p>0.953147930470273</text:p>
          </table:table-cell>
          <table:table-cell office:value-type="float" office:value="36.6969258952927" calcext:value-type="float">
            <text:p>36.6969258952927</text:p>
          </table:table-cell>
          <table:table-cell office:value-type="float" office:value="13.9119424147906" calcext:value-type="float">
            <text:p>13.9119424147906</text:p>
          </table:table-cell>
        </table:table-row>
        <table:table-row table:style-name="ro1">
          <table:table-cell office:value-type="string" calcext:value-type="string">
            <text:p>big_tree</text:p>
          </table:table-cell>
          <table:table-cell office:value-type="float" office:value="16" calcext:value-type="float">
            <text:p>16</text:p>
          </table:table-cell>
          <table:table-cell office:value-type="float" office:value="75.68984309" calcext:value-type="float">
            <text:p>75.68984309</text:p>
          </table:table-cell>
          <table:table-cell office:value-type="float" office:value="976.84" calcext:value-type="float">
            <text:p>976.84</text:p>
          </table:table-cell>
          <table:table-cell office:value-type="float" office:value="4077510" calcext:value-type="float">
            <text:p>4077510</text:p>
          </table:table-cell>
          <table:table-cell office:value-type="string" calcext:value-type="string">
            <text:p>6088x4550</text:p>
          </table:table-cell>
          <table:table-cell office:value-type="float" office:value="1.1776" calcext:value-type="float">
            <text:p>1.1776</text:p>
          </table:table-cell>
          <table:table-cell office:value-type="string" calcext:value-type="string">
            <text:p>big_tree.png</text:p>
          </table:table-cell>
          <table:table-cell office:value-type="string" calcext:value-type="string">
            <text:p>AVIF</text:p>
          </table:table-cell>
          <table:table-cell office:value-type="float" office:value="16" calcext:value-type="float">
            <text:p>16</text:p>
          </table:table-cell>
          <table:table-cell office:value-type="float" office:value="0.949154280860861" calcext:value-type="float">
            <text:p>0.949154280860861</text:p>
          </table:table-cell>
          <table:table-cell office:value-type="float" office:value="36.3241433169692" calcext:value-type="float">
            <text:p>36.3241433169692</text:p>
          </table:table-cell>
          <table:table-cell office:value-type="float" office:value="15.1588420985497" calcext:value-type="float">
            <text:p>15.1588420985497</text:p>
          </table:table-cell>
        </table:table-row>
        <table:table-row table:style-name="ro1">
          <table:table-cell office:value-type="string" calcext:value-type="string">
            <text:p>big_tree</text:p>
          </table:table-cell>
          <table:table-cell office:value-type="float" office:value="17" calcext:value-type="float">
            <text:p>17</text:p>
          </table:table-cell>
          <table:table-cell office:value-type="float" office:value="75.196854714" calcext:value-type="float">
            <text:p>75.196854714</text:p>
          </table:table-cell>
          <table:table-cell office:value-type="float" office:value="900.58" calcext:value-type="float">
            <text:p>900.58</text:p>
          </table:table-cell>
          <table:table-cell office:value-type="float" office:value="3806429" calcext:value-type="float">
            <text:p>3806429</text:p>
          </table:table-cell>
          <table:table-cell office:value-type="string" calcext:value-type="string">
            <text:p>6088x4550</text:p>
          </table:table-cell>
          <table:table-cell office:value-type="float" office:value="1.0993" calcext:value-type="float">
            <text:p>1.0993</text:p>
          </table:table-cell>
          <table:table-cell office:value-type="string" calcext:value-type="string">
            <text:p>big_tree.png</text:p>
          </table:table-cell>
          <table:table-cell office:value-type="string" calcext:value-type="string">
            <text:p>AVIF</text:p>
          </table:table-cell>
          <table:table-cell office:value-type="float" office:value="17" calcext:value-type="float">
            <text:p>17</text:p>
          </table:table-cell>
          <table:table-cell office:value-type="float" office:value="0.945541524288462" calcext:value-type="float">
            <text:p>0.945541524288462</text:p>
          </table:table-cell>
          <table:table-cell office:value-type="float" office:value="36.0144771719452" calcext:value-type="float">
            <text:p>36.0144771719452</text:p>
          </table:table-cell>
          <table:table-cell office:value-type="float" office:value="16.2791844401766" calcext:value-type="float">
            <text:p>16.2791844401766</text:p>
          </table:table-cell>
        </table:table-row>
        <table:table-row table:style-name="ro1">
          <table:table-cell office:value-type="string" calcext:value-type="string">
            <text:p>big_tree</text:p>
          </table:table-cell>
          <table:table-cell office:value-type="float" office:value="18" calcext:value-type="float">
            <text:p>18</text:p>
          </table:table-cell>
          <table:table-cell office:value-type="float" office:value="74.150530322" calcext:value-type="float">
            <text:p>74.150530322</text:p>
          </table:table-cell>
          <table:table-cell office:value-type="float" office:value="780.73" calcext:value-type="float">
            <text:p>780.73</text:p>
          </table:table-cell>
          <table:table-cell office:value-type="float" office:value="3561917" calcext:value-type="float">
            <text:p>3561917</text:p>
          </table:table-cell>
          <table:table-cell office:value-type="string" calcext:value-type="string">
            <text:p>6088x4550</text:p>
          </table:table-cell>
          <table:table-cell office:value-type="float" office:value="1.0286" calcext:value-type="float">
            <text:p>1.0286</text:p>
          </table:table-cell>
          <table:table-cell office:value-type="string" calcext:value-type="string">
            <text:p>big_tree.png</text:p>
          </table:table-cell>
          <table:table-cell office:value-type="string" calcext:value-type="string">
            <text:p>AVIF</text:p>
          </table:table-cell>
          <table:table-cell office:value-type="float" office:value="18" calcext:value-type="float">
            <text:p>18</text:p>
          </table:table-cell>
          <table:table-cell office:value-type="float" office:value="0.942109528130439" calcext:value-type="float">
            <text:p>0.942109528130439</text:p>
          </table:table-cell>
          <table:table-cell office:value-type="float" office:value="35.7417586073878" calcext:value-type="float">
            <text:p>35.7417586073878</text:p>
          </table:table-cell>
          <table:table-cell office:value-type="float" office:value="17.3342278210182" calcext:value-type="float">
            <text:p>17.3342278210182</text:p>
          </table:table-cell>
        </table:table-row>
        <table:table-row table:style-name="ro1">
          <table:table-cell office:value-type="string" calcext:value-type="string">
            <text:p>big_tree</text:p>
          </table:table-cell>
          <table:table-cell office:value-type="float" office:value="19" calcext:value-type="float">
            <text:p>19</text:p>
          </table:table-cell>
          <table:table-cell office:value-type="float" office:value="72.733284397" calcext:value-type="float">
            <text:p>72.733284397</text:p>
          </table:table-cell>
          <table:table-cell office:value-type="float" office:value="700.04" calcext:value-type="float">
            <text:p>700.04</text:p>
          </table:table-cell>
          <table:table-cell office:value-type="float" office:value="3333583" calcext:value-type="float">
            <text:p>3333583</text:p>
          </table:table-cell>
          <table:table-cell office:value-type="string" calcext:value-type="string">
            <text:p>6088x4550</text:p>
          </table:table-cell>
          <table:table-cell office:value-type="float" office:value="0.9627" calcext:value-type="float">
            <text:p>0.9627</text:p>
          </table:table-cell>
          <table:table-cell office:value-type="string" calcext:value-type="string">
            <text:p>big_tree.png</text:p>
          </table:table-cell>
          <table:table-cell office:value-type="string" calcext:value-type="string">
            <text:p>AVIF</text:p>
          </table:table-cell>
          <table:table-cell office:value-type="float" office:value="19" calcext:value-type="float">
            <text:p>19</text:p>
          </table:table-cell>
          <table:table-cell office:value-type="float" office:value="0.938554965948188" calcext:value-type="float">
            <text:p>0.938554965948188</text:p>
          </table:table-cell>
          <table:table-cell office:value-type="float" office:value="35.473223346647" calcext:value-type="float">
            <text:p>35.473223346647</text:p>
          </table:table-cell>
          <table:table-cell office:value-type="float" office:value="18.4398772701237" calcext:value-type="float">
            <text:p>18.4398772701237</text:p>
          </table:table-cell>
        </table:table-row>
        <table:table-row table:style-name="ro1">
          <table:table-cell office:value-type="string" calcext:value-type="string">
            <text:p>big_tree</text:p>
          </table:table-cell>
          <table:table-cell office:value-type="float" office:value="20" calcext:value-type="float">
            <text:p>20</text:p>
          </table:table-cell>
          <table:table-cell office:value-type="float" office:value="72.522936357" calcext:value-type="float">
            <text:p>72.522936357</text:p>
          </table:table-cell>
          <table:table-cell office:value-type="float" office:value="623.96" calcext:value-type="float">
            <text:p>623.96</text:p>
          </table:table-cell>
          <table:table-cell office:value-type="float" office:value="3085292" calcext:value-type="float">
            <text:p>3085292</text:p>
          </table:table-cell>
          <table:table-cell office:value-type="string" calcext:value-type="string">
            <text:p>6088x4550</text:p>
          </table:table-cell>
          <table:table-cell office:value-type="float" office:value="0.891" calcext:value-type="float">
            <text:p>0.891</text:p>
          </table:table-cell>
          <table:table-cell office:value-type="string" calcext:value-type="string">
            <text:p>big_tree.png</text:p>
          </table:table-cell>
          <table:table-cell office:value-type="string" calcext:value-type="string">
            <text:p>AVIF</text:p>
          </table:table-cell>
          <table:table-cell office:value-type="float" office:value="20" calcext:value-type="float">
            <text:p>20</text:p>
          </table:table-cell>
          <table:table-cell office:value-type="float" office:value="0.934739222514938" calcext:value-type="float">
            <text:p>0.934739222514938</text:p>
          </table:table-cell>
          <table:table-cell office:value-type="float" office:value="35.1975246118058" calcext:value-type="float">
            <text:p>35.1975246118058</text:p>
          </table:table-cell>
          <table:table-cell office:value-type="float" office:value="19.6484320683697" calcext:value-type="float">
            <text:p>19.6484320683697</text:p>
          </table:table-cell>
        </table:table-row>
        <table:table-row table:style-name="ro1">
          <table:table-cell office:value-type="string" calcext:value-type="string">
            <text:p>big_tree</text:p>
          </table:table-cell>
          <table:table-cell office:value-type="float" office:value="21" calcext:value-type="float">
            <text:p>21</text:p>
          </table:table-cell>
          <table:table-cell office:value-type="float" office:value="70.786470586" calcext:value-type="float">
            <text:p>70.786470586</text:p>
          </table:table-cell>
          <table:table-cell office:value-type="float" office:value="481.8" calcext:value-type="float">
            <text:p>481.8</text:p>
          </table:table-cell>
          <table:table-cell office:value-type="float" office:value="2910091" calcext:value-type="float">
            <text:p>2910091</text:p>
          </table:table-cell>
          <table:table-cell office:value-type="string" calcext:value-type="string">
            <text:p>6088x4550</text:p>
          </table:table-cell>
          <table:table-cell office:value-type="float" office:value="0.8404" calcext:value-type="float">
            <text:p>0.8404</text:p>
          </table:table-cell>
          <table:table-cell office:value-type="string" calcext:value-type="string">
            <text:p>big_tree.png</text:p>
          </table:table-cell>
          <table:table-cell office:value-type="string" calcext:value-type="string">
            <text:p>AVIF</text:p>
          </table:table-cell>
          <table:table-cell office:value-type="float" office:value="21" calcext:value-type="float">
            <text:p>21</text:p>
          </table:table-cell>
          <table:table-cell office:value-type="float" office:value="0.931375838991899" calcext:value-type="float">
            <text:p>0.931375838991899</text:p>
          </table:table-cell>
          <table:table-cell office:value-type="float" office:value="34.9654833258133" calcext:value-type="float">
            <text:p>34.9654833258133</text:p>
          </table:table-cell>
          <table:table-cell office:value-type="float" office:value="20.726789095705" calcext:value-type="float">
            <text:p>20.726789095705</text:p>
          </table:table-cell>
        </table:table-row>
        <table:table-row table:style-name="ro1">
          <table:table-cell office:value-type="string" calcext:value-type="string">
            <text:p>big_tree</text:p>
          </table:table-cell>
          <table:table-cell office:value-type="float" office:value="22" calcext:value-type="float">
            <text:p>22</text:p>
          </table:table-cell>
          <table:table-cell office:value-type="float" office:value="68.964814623" calcext:value-type="float">
            <text:p>68.964814623</text:p>
          </table:table-cell>
          <table:table-cell office:value-type="float" office:value="332.92" calcext:value-type="float">
            <text:p>332.92</text:p>
          </table:table-cell>
          <table:table-cell office:value-type="float" office:value="2730252" calcext:value-type="float">
            <text:p>2730252</text:p>
          </table:table-cell>
          <table:table-cell office:value-type="string" calcext:value-type="string">
            <text:p>6088x4550</text:p>
          </table:table-cell>
          <table:table-cell office:value-type="float" office:value="0.7885" calcext:value-type="float">
            <text:p>0.7885</text:p>
          </table:table-cell>
          <table:table-cell office:value-type="string" calcext:value-type="string">
            <text:p>big_tree.png</text:p>
          </table:table-cell>
          <table:table-cell office:value-type="string" calcext:value-type="string">
            <text:p>AVIF</text:p>
          </table:table-cell>
          <table:table-cell office:value-type="float" office:value="22" calcext:value-type="float">
            <text:p>22</text:p>
          </table:table-cell>
          <table:table-cell office:value-type="float" office:value="0.928251744447856" calcext:value-type="float">
            <text:p>0.928251744447856</text:p>
          </table:table-cell>
          <table:table-cell office:value-type="float" office:value="34.7641557470098" calcext:value-type="float">
            <text:p>34.7641557470098</text:p>
          </table:table-cell>
          <table:table-cell office:value-type="float" office:value="21.7102480830602" calcext:value-type="float">
            <text:p>21.7102480830602</text:p>
          </table:table-cell>
        </table:table-row>
        <table:table-row table:style-name="ro1">
          <table:table-cell office:value-type="string" calcext:value-type="string">
            <text:p>big_tree</text:p>
          </table:table-cell>
          <table:table-cell office:value-type="float" office:value="23" calcext:value-type="float">
            <text:p>23</text:p>
          </table:table-cell>
          <table:table-cell office:value-type="float" office:value="68.883379705" calcext:value-type="float">
            <text:p>68.883379705</text:p>
          </table:table-cell>
          <table:table-cell office:value-type="float" office:value="270.79" calcext:value-type="float">
            <text:p>270.79</text:p>
          </table:table-cell>
          <table:table-cell office:value-type="float" office:value="2571785" calcext:value-type="float">
            <text:p>2571785</text:p>
          </table:table-cell>
          <table:table-cell office:value-type="string" calcext:value-type="string">
            <text:p>6088x4550</text:p>
          </table:table-cell>
          <table:table-cell office:value-type="float" office:value="0.7427" calcext:value-type="float">
            <text:p>0.7427</text:p>
          </table:table-cell>
          <table:table-cell office:value-type="string" calcext:value-type="string">
            <text:p>big_tree.png</text:p>
          </table:table-cell>
          <table:table-cell office:value-type="string" calcext:value-type="string">
            <text:p>AVIF</text:p>
          </table:table-cell>
          <table:table-cell office:value-type="float" office:value="23" calcext:value-type="float">
            <text:p>23</text:p>
          </table:table-cell>
          <table:table-cell office:value-type="float" office:value="0.924975659842446" calcext:value-type="float">
            <text:p>0.924975659842446</text:p>
          </table:table-cell>
          <table:table-cell office:value-type="float" office:value="34.555951353966" calcext:value-type="float">
            <text:p>34.555951353966</text:p>
          </table:table-cell>
          <table:table-cell office:value-type="float" office:value="22.7764075609016" calcext:value-type="float">
            <text:p>22.7764075609016</text:p>
          </table:table-cell>
        </table:table-row>
        <table:table-row table:style-name="ro1">
          <table:table-cell office:value-type="string" calcext:value-type="string">
            <text:p>big_tree</text:p>
          </table:table-cell>
          <table:table-cell office:value-type="float" office:value="24" calcext:value-type="float">
            <text:p>24</text:p>
          </table:table-cell>
          <table:table-cell office:value-type="float" office:value="66.709548912" calcext:value-type="float">
            <text:p>66.709548912</text:p>
          </table:table-cell>
          <table:table-cell office:value-type="float" office:value="131.26" calcext:value-type="float">
            <text:p>131.26</text:p>
          </table:table-cell>
          <table:table-cell office:value-type="float" office:value="2384062" calcext:value-type="float">
            <text:p>2384062</text:p>
          </table:table-cell>
          <table:table-cell office:value-type="string" calcext:value-type="string">
            <text:p>6088x4550</text:p>
          </table:table-cell>
          <table:table-cell office:value-type="float" office:value="0.6885" calcext:value-type="float">
            <text:p>0.6885</text:p>
          </table:table-cell>
          <table:table-cell office:value-type="string" calcext:value-type="string">
            <text:p>big_tree.png</text:p>
          </table:table-cell>
          <table:table-cell office:value-type="string" calcext:value-type="string">
            <text:p>AVIF</text:p>
          </table:table-cell>
          <table:table-cell office:value-type="float" office:value="24" calcext:value-type="float">
            <text:p>24</text:p>
          </table:table-cell>
          <table:table-cell office:value-type="float" office:value="0.920690548567872" calcext:value-type="float">
            <text:p>0.920690548567872</text:p>
          </table:table-cell>
          <table:table-cell office:value-type="float" office:value="34.2951678299519" calcext:value-type="float">
            <text:p>34.2951678299519</text:p>
          </table:table-cell>
          <table:table-cell office:value-type="float" office:value="24.1859737885855" calcext:value-type="float">
            <text:p>24.1859737885855</text:p>
          </table:table-cell>
        </table:table-row>
        <table:table-row table:style-name="ro1">
          <table:table-cell office:value-type="string" calcext:value-type="string">
            <text:p>big_tree</text:p>
          </table:table-cell>
          <table:table-cell office:value-type="float" office:value="25" calcext:value-type="float">
            <text:p>25</text:p>
          </table:table-cell>
          <table:table-cell office:value-type="float" office:value="64.901941828" calcext:value-type="float">
            <text:p>64.901941828</text:p>
          </table:table-cell>
          <table:table-cell office:value-type="float" office:value="910.88" calcext:value-type="float">
            <text:p>910.88</text:p>
          </table:table-cell>
          <table:table-cell office:value-type="float" office:value="2135219" calcext:value-type="float">
            <text:p>2135219</text:p>
          </table:table-cell>
          <table:table-cell office:value-type="string" calcext:value-type="string">
            <text:p>6088x4550</text:p>
          </table:table-cell>
          <table:table-cell office:value-type="float" office:value="0.6166" calcext:value-type="float">
            <text:p>0.6166</text:p>
          </table:table-cell>
          <table:table-cell office:value-type="string" calcext:value-type="string">
            <text:p>big_tree.png</text:p>
          </table:table-cell>
          <table:table-cell office:value-type="string" calcext:value-type="string">
            <text:p>AVIF</text:p>
          </table:table-cell>
          <table:table-cell office:value-type="float" office:value="25" calcext:value-type="float">
            <text:p>25</text:p>
          </table:table-cell>
          <table:table-cell office:value-type="float" office:value="0.914806393872524" calcext:value-type="float">
            <text:p>0.914806393872524</text:p>
          </table:table-cell>
          <table:table-cell office:value-type="float" office:value="33.9549323654468" calcext:value-type="float">
            <text:p>33.9549323654468</text:p>
          </table:table-cell>
          <table:table-cell office:value-type="float" office:value="26.1569513316294" calcext:value-type="float">
            <text:p>26.1569513316294</text:p>
          </table:table-cell>
        </table:table-row>
        <table:table-row table:style-name="ro1">
          <table:table-cell office:value-type="string" calcext:value-type="string">
            <text:p>big_tree</text:p>
          </table:table-cell>
          <table:table-cell office:value-type="float" office:value="26" calcext:value-type="float">
            <text:p>26</text:p>
          </table:table-cell>
          <table:table-cell office:value-type="float" office:value="62.1229328" calcext:value-type="float">
            <text:p>62.1229328</text:p>
          </table:table-cell>
          <table:table-cell office:value-type="float" office:value="653.6" calcext:value-type="float">
            <text:p>653.6</text:p>
          </table:table-cell>
          <table:table-cell office:value-type="float" office:value="1917436" calcext:value-type="float">
            <text:p>1917436</text:p>
          </table:table-cell>
          <table:table-cell office:value-type="string" calcext:value-type="string">
            <text:p>6088x4550</text:p>
          </table:table-cell>
          <table:table-cell office:value-type="float" office:value="0.5537" calcext:value-type="float">
            <text:p>0.5537</text:p>
          </table:table-cell>
          <table:table-cell office:value-type="string" calcext:value-type="string">
            <text:p>big_tree.png</text:p>
          </table:table-cell>
          <table:table-cell office:value-type="string" calcext:value-type="string">
            <text:p>AVIF</text:p>
          </table:table-cell>
          <table:table-cell office:value-type="float" office:value="26" calcext:value-type="float">
            <text:p>26</text:p>
          </table:table-cell>
          <table:table-cell office:value-type="float" office:value="0.909213063235773" calcext:value-type="float">
            <text:p>0.909213063235773</text:p>
          </table:table-cell>
          <table:table-cell office:value-type="float" office:value="33.6405958745174" calcext:value-type="float">
            <text:p>33.6405958745174</text:p>
          </table:table-cell>
          <table:table-cell office:value-type="float" office:value="28.1203533402646" calcext:value-type="float">
            <text:p>28.1203533402646</text:p>
          </table:table-cell>
        </table:table-row>
        <table:table-row table:style-name="ro1">
          <table:table-cell office:value-type="string" calcext:value-type="string">
            <text:p>big_tree</text:p>
          </table:table-cell>
          <table:table-cell office:value-type="float" office:value="27" calcext:value-type="float">
            <text:p>27</text:p>
          </table:table-cell>
          <table:table-cell office:value-type="float" office:value="60.268544904" calcext:value-type="float">
            <text:p>60.268544904</text:p>
          </table:table-cell>
          <table:table-cell office:value-type="float" office:value="512.76" calcext:value-type="float">
            <text:p>512.76</text:p>
          </table:table-cell>
          <table:table-cell office:value-type="float" office:value="1730639" calcext:value-type="float">
            <text:p>1730639</text:p>
          </table:table-cell>
          <table:table-cell office:value-type="string" calcext:value-type="string">
            <text:p>6088x4550</text:p>
          </table:table-cell>
          <table:table-cell office:value-type="float" office:value="0.4998" calcext:value-type="float">
            <text:p>0.4998</text:p>
          </table:table-cell>
          <table:table-cell office:value-type="string" calcext:value-type="string">
            <text:p>big_tree.png</text:p>
          </table:table-cell>
          <table:table-cell office:value-type="string" calcext:value-type="string">
            <text:p>AVIF</text:p>
          </table:table-cell>
          <table:table-cell office:value-type="float" office:value="27" calcext:value-type="float">
            <text:p>27</text:p>
          </table:table-cell>
          <table:table-cell office:value-type="float" office:value="0.903986293932208" calcext:value-type="float">
            <text:p>0.903986293932208</text:p>
          </table:table-cell>
          <table:table-cell office:value-type="float" office:value="33.3586324024715" calcext:value-type="float">
            <text:p>33.3586324024715</text:p>
          </table:table-cell>
          <table:table-cell office:value-type="float" office:value="30.0066229127859" calcext:value-type="float">
            <text:p>30.0066229127859</text:p>
          </table:table-cell>
        </table:table-row>
        <table:table-row table:style-name="ro1">
          <table:table-cell office:value-type="string" calcext:value-type="string">
            <text:p>big_tree</text:p>
          </table:table-cell>
          <table:table-cell office:value-type="float" office:value="28" calcext:value-type="float">
            <text:p>28</text:p>
          </table:table-cell>
          <table:table-cell office:value-type="float" office:value="58.54487126" calcext:value-type="float">
            <text:p>58.54487126</text:p>
          </table:table-cell>
          <table:table-cell office:value-type="float" office:value="317.01" calcext:value-type="float">
            <text:p>317.01</text:p>
          </table:table-cell>
          <table:table-cell office:value-type="float" office:value="1574492" calcext:value-type="float">
            <text:p>1574492</text:p>
          </table:table-cell>
          <table:table-cell office:value-type="string" calcext:value-type="string">
            <text:p>6088x4550</text:p>
          </table:table-cell>
          <table:table-cell office:value-type="float" office:value="0.4547" calcext:value-type="float">
            <text:p>0.4547</text:p>
          </table:table-cell>
          <table:table-cell office:value-type="string" calcext:value-type="string">
            <text:p>big_tree.png</text:p>
          </table:table-cell>
          <table:table-cell office:value-type="string" calcext:value-type="string">
            <text:p>AVIF</text:p>
          </table:table-cell>
          <table:table-cell office:value-type="float" office:value="28" calcext:value-type="float">
            <text:p>28</text:p>
          </table:table-cell>
          <table:table-cell office:value-type="float" office:value="0.899077319880741" calcext:value-type="float">
            <text:p>0.899077319880741</text:p>
          </table:table-cell>
          <table:table-cell office:value-type="float" office:value="33.098713184381" calcext:value-type="float">
            <text:p>33.098713184381</text:p>
          </table:table-cell>
          <table:table-cell office:value-type="float" office:value="31.8573056586427" calcext:value-type="float">
            <text:p>31.8573056586427</text:p>
          </table:table-cell>
        </table:table-row>
        <table:table-row table:style-name="ro1">
          <table:table-cell office:value-type="string" calcext:value-type="string">
            <text:p>big_tree</text:p>
          </table:table-cell>
          <table:table-cell office:value-type="float" office:value="29" calcext:value-type="float">
            <text:p>29</text:p>
          </table:table-cell>
          <table:table-cell office:value-type="float" office:value="56.73319439" calcext:value-type="float">
            <text:p>56.73319439</text:p>
          </table:table-cell>
          <table:table-cell office:value-type="float" office:value="92.15" calcext:value-type="float">
            <text:p>92.15</text:p>
          </table:table-cell>
          <table:table-cell office:value-type="float" office:value="1425003" calcext:value-type="float">
            <text:p>1425003</text:p>
          </table:table-cell>
          <table:table-cell office:value-type="string" calcext:value-type="string">
            <text:p>6088x4550</text:p>
          </table:table-cell>
          <table:table-cell office:value-type="float" office:value="0.4115" calcext:value-type="float">
            <text:p>0.4115</text:p>
          </table:table-cell>
          <table:table-cell office:value-type="string" calcext:value-type="string">
            <text:p>big_tree.png</text:p>
          </table:table-cell>
          <table:table-cell office:value-type="string" calcext:value-type="string">
            <text:p>AVIF</text:p>
          </table:table-cell>
          <table:table-cell office:value-type="float" office:value="29" calcext:value-type="float">
            <text:p>29</text:p>
          </table:table-cell>
          <table:table-cell office:value-type="float" office:value="0.894417011199752" calcext:value-type="float">
            <text:p>0.894417011199752</text:p>
          </table:table-cell>
          <table:table-cell office:value-type="float" office:value="32.8522041472657" calcext:value-type="float">
            <text:p>32.8522041472657</text:p>
          </table:table-cell>
          <table:table-cell office:value-type="float" office:value="33.7178555784995" calcext:value-type="float">
            <text:p>33.7178555784995</text:p>
          </table:table-cell>
        </table:table-row>
        <table:table-row table:style-name="ro1">
          <table:table-cell office:value-type="string" calcext:value-type="string">
            <text:p>big_tree</text:p>
          </table:table-cell>
          <table:table-cell office:value-type="float" office:value="30" calcext:value-type="float">
            <text:p>30</text:p>
          </table:table-cell>
          <table:table-cell office:value-type="float" office:value="54.794852421" calcext:value-type="float">
            <text:p>54.794852421</text:p>
          </table:table-cell>
          <table:table-cell office:value-type="float" office:value="896.86" calcext:value-type="float">
            <text:p>896.86</text:p>
          </table:table-cell>
          <table:table-cell office:value-type="float" office:value="1305889" calcext:value-type="float">
            <text:p>1305889</text:p>
          </table:table-cell>
          <table:table-cell office:value-type="string" calcext:value-type="string">
            <text:p>6088x4550</text:p>
          </table:table-cell>
          <table:table-cell office:value-type="float" office:value="0.3771" calcext:value-type="float">
            <text:p>0.3771</text:p>
          </table:table-cell>
          <table:table-cell office:value-type="string" calcext:value-type="string">
            <text:p>big_tree.png</text:p>
          </table:table-cell>
          <table:table-cell office:value-type="string" calcext:value-type="string">
            <text:p>AVIF</text:p>
          </table:table-cell>
          <table:table-cell office:value-type="float" office:value="30" calcext:value-type="float">
            <text:p>30</text:p>
          </table:table-cell>
          <table:table-cell office:value-type="float" office:value="0.890098543515969" calcext:value-type="float">
            <text:p>0.890098543515969</text:p>
          </table:table-cell>
          <table:table-cell office:value-type="float" office:value="32.6325961910083" calcext:value-type="float">
            <text:p>32.6325961910083</text:p>
          </table:table-cell>
          <table:table-cell office:value-type="float" office:value="35.4666967625016" calcext:value-type="float">
            <text:p>35.4666967625016</text:p>
          </table:table-cell>
        </table:table-row>
        <table:table-row table:style-name="ro1">
          <table:table-cell office:value-type="string" calcext:value-type="string">
            <text:p>big_tree</text:p>
          </table:table-cell>
          <table:table-cell office:value-type="float" office:value="31" calcext:value-type="float">
            <text:p>31</text:p>
          </table:table-cell>
          <table:table-cell office:value-type="float" office:value="51.80960227" calcext:value-type="float">
            <text:p>51.80960227</text:p>
          </table:table-cell>
          <table:table-cell office:value-type="float" office:value="563.46" calcext:value-type="float">
            <text:p>563.46</text:p>
          </table:table-cell>
          <table:table-cell office:value-type="float" office:value="1155125" calcext:value-type="float">
            <text:p>1155125</text:p>
          </table:table-cell>
          <table:table-cell office:value-type="string" calcext:value-type="string">
            <text:p>6088x4550</text:p>
          </table:table-cell>
          <table:table-cell office:value-type="float" office:value="0.3336" calcext:value-type="float">
            <text:p>0.3336</text:p>
          </table:table-cell>
          <table:table-cell office:value-type="string" calcext:value-type="string">
            <text:p>big_tree.png</text:p>
          </table:table-cell>
          <table:table-cell office:value-type="string" calcext:value-type="string">
            <text:p>AVIF</text:p>
          </table:table-cell>
          <table:table-cell office:value-type="float" office:value="31" calcext:value-type="float">
            <text:p>31</text:p>
          </table:table-cell>
          <table:table-cell office:value-type="float" office:value="0.884292021173071" calcext:value-type="float">
            <text:p>0.884292021173071</text:p>
          </table:table-cell>
          <table:table-cell office:value-type="float" office:value="32.3318096455029" calcext:value-type="float">
            <text:p>32.3318096455029</text:p>
          </table:table-cell>
          <table:table-cell office:value-type="float" office:value="38.0101336202125" calcext:value-type="float">
            <text:p>38.0101336202125</text:p>
          </table:table-cell>
        </table:table-row>
        <table:table-row table:style-name="ro1">
          <table:table-cell office:value-type="string" calcext:value-type="string">
            <text:p>big_tree</text:p>
          </table:table-cell>
          <table:table-cell office:value-type="float" office:value="32" calcext:value-type="float">
            <text:p>32</text:p>
          </table:table-cell>
          <table:table-cell office:value-type="float" office:value="49.074041096" calcext:value-type="float">
            <text:p>49.074041096</text:p>
          </table:table-cell>
          <table:table-cell office:value-type="float" office:value="289.13" calcext:value-type="float">
            <text:p>289.13</text:p>
          </table:table-cell>
          <table:table-cell office:value-type="float" office:value="1025001" calcext:value-type="float">
            <text:p>1025001</text:p>
          </table:table-cell>
          <table:table-cell office:value-type="string" calcext:value-type="string">
            <text:p>6088x4550</text:p>
          </table:table-cell>
          <table:table-cell office:value-type="float" office:value="0.296" calcext:value-type="float">
            <text:p>0.296</text:p>
          </table:table-cell>
          <table:table-cell office:value-type="string" calcext:value-type="string">
            <text:p>big_tree.png</text:p>
          </table:table-cell>
          <table:table-cell office:value-type="string" calcext:value-type="string">
            <text:p>AVIF</text:p>
          </table:table-cell>
          <table:table-cell office:value-type="float" office:value="32" calcext:value-type="float">
            <text:p>32</text:p>
          </table:table-cell>
          <table:table-cell office:value-type="float" office:value="0.878753117811956" calcext:value-type="float">
            <text:p>0.878753117811956</text:p>
          </table:table-cell>
          <table:table-cell office:value-type="float" office:value="32.0485886056549" calcext:value-type="float">
            <text:p>32.0485886056549</text:p>
          </table:table-cell>
          <table:table-cell office:value-type="float" office:value="40.5715406997733" calcext:value-type="float">
            <text:p>40.5715406997733</text:p>
          </table:table-cell>
        </table:table-row>
        <table:table-row table:style-name="ro1">
          <table:table-cell office:value-type="string" calcext:value-type="string">
            <text:p>big_tree</text:p>
          </table:table-cell>
          <table:table-cell office:value-type="float" office:value="33" calcext:value-type="float">
            <text:p>33</text:p>
          </table:table-cell>
          <table:table-cell office:value-type="float" office:value="60.823478988" calcext:value-type="float">
            <text:p>60.823478988</text:p>
          </table:table-cell>
          <table:table-cell office:value-type="float" office:value="413.3" calcext:value-type="float">
            <text:p>413.3</text:p>
          </table:table-cell>
          <table:table-cell office:value-type="float" office:value="919447" calcext:value-type="float">
            <text:p>919447</text:p>
          </table:table-cell>
          <table:table-cell office:value-type="string" calcext:value-type="string">
            <text:p>6088x4550</text:p>
          </table:table-cell>
          <table:table-cell office:value-type="float" office:value="0.2655" calcext:value-type="float">
            <text:p>0.2655</text:p>
          </table:table-cell>
          <table:table-cell office:value-type="string" calcext:value-type="string">
            <text:p>big_tree.png</text:p>
          </table:table-cell>
          <table:table-cell office:value-type="string" calcext:value-type="string">
            <text:p>AVIF</text:p>
          </table:table-cell>
          <table:table-cell office:value-type="float" office:value="33" calcext:value-type="float">
            <text:p>33</text:p>
          </table:table-cell>
          <table:table-cell office:value-type="float" office:value="0.873957650771915" calcext:value-type="float">
            <text:p>0.873957650771915</text:p>
          </table:table-cell>
          <table:table-cell office:value-type="float" office:value="31.8045129581045" calcext:value-type="float">
            <text:p>31.8045129581045</text:p>
          </table:table-cell>
          <table:table-cell office:value-type="float" office:value="42.9169712350724" calcext:value-type="float">
            <text:p>42.9169712350724</text:p>
          </table:table-cell>
        </table:table-row>
        <table:table-row table:style-name="ro1">
          <table:table-cell office:value-type="string" calcext:value-type="string">
            <text:p>big_tree</text:p>
          </table:table-cell>
          <table:table-cell office:value-type="float" office:value="34" calcext:value-type="float">
            <text:p>34</text:p>
          </table:table-cell>
          <table:table-cell office:value-type="float" office:value="58.428176249" calcext:value-type="float">
            <text:p>58.428176249</text:p>
          </table:table-cell>
          <table:table-cell office:value-type="float" office:value="148.6" calcext:value-type="float">
            <text:p>148.6</text:p>
          </table:table-cell>
          <table:table-cell office:value-type="float" office:value="836694" calcext:value-type="float">
            <text:p>836694</text:p>
          </table:table-cell>
          <table:table-cell office:value-type="string" calcext:value-type="string">
            <text:p>6088x4550</text:p>
          </table:table-cell>
          <table:table-cell office:value-type="float" office:value="0.2416" calcext:value-type="float">
            <text:p>0.2416</text:p>
          </table:table-cell>
          <table:table-cell office:value-type="string" calcext:value-type="string">
            <text:p>big_tree.png</text:p>
          </table:table-cell>
          <table:table-cell office:value-type="string" calcext:value-type="string">
            <text:p>AVIF</text:p>
          </table:table-cell>
          <table:table-cell office:value-type="float" office:value="34" calcext:value-type="float">
            <text:p>34</text:p>
          </table:table-cell>
          <table:table-cell office:value-type="float" office:value="0.869563295419807" calcext:value-type="float">
            <text:p>0.869563295419807</text:p>
          </table:table-cell>
          <table:table-cell office:value-type="float" office:value="31.5796924214695" calcext:value-type="float">
            <text:p>31.5796924214695</text:p>
          </table:table-cell>
          <table:table-cell office:value-type="float" office:value="45.1971571168647" calcext:value-type="float">
            <text:p>45.1971571168647</text:p>
          </table:table-cell>
        </table:table-row>
        <table:table-row table:style-name="ro1">
          <table:table-cell office:value-type="string" calcext:value-type="string">
            <text:p>big_tree</text:p>
          </table:table-cell>
          <table:table-cell office:value-type="float" office:value="35" calcext:value-type="float">
            <text:p>35</text:p>
          </table:table-cell>
          <table:table-cell office:value-type="float" office:value="55.742799409" calcext:value-type="float">
            <text:p>55.742799409</text:p>
          </table:table-cell>
          <table:table-cell office:value-type="float" office:value="832.5" calcext:value-type="float">
            <text:p>832.5</text:p>
          </table:table-cell>
          <table:table-cell office:value-type="float" office:value="748261" calcext:value-type="float">
            <text:p>748261</text:p>
          </table:table-cell>
          <table:table-cell office:value-type="string" calcext:value-type="string">
            <text:p>6088x4550</text:p>
          </table:table-cell>
          <table:table-cell office:value-type="float" office:value="0.2161" calcext:value-type="float">
            <text:p>0.2161</text:p>
          </table:table-cell>
          <table:table-cell office:value-type="string" calcext:value-type="string">
            <text:p>big_tree.png</text:p>
          </table:table-cell>
          <table:table-cell office:value-type="string" calcext:value-type="string">
            <text:p>AVIF</text:p>
          </table:table-cell>
          <table:table-cell office:value-type="float" office:value="35" calcext:value-type="float">
            <text:p>35</text:p>
          </table:table-cell>
          <table:table-cell office:value-type="float" office:value="0.864614738300737" calcext:value-type="float">
            <text:p>0.864614738300737</text:p>
          </table:table-cell>
          <table:table-cell office:value-type="float" office:value="31.3269907715853" calcext:value-type="float">
            <text:p>31.3269907715853</text:p>
          </table:table-cell>
          <table:table-cell office:value-type="float" office:value="47.9050484469538" calcext:value-type="float">
            <text:p>47.9050484469538</text:p>
          </table:table-cell>
        </table:table-row>
        <table:table-row table:style-name="ro1">
          <table:table-cell office:value-type="string" calcext:value-type="string">
            <text:p>big_tree</text:p>
          </table:table-cell>
          <table:table-cell office:value-type="float" office:value="36" calcext:value-type="float">
            <text:p>36</text:p>
          </table:table-cell>
          <table:table-cell office:value-type="float" office:value="51.675591912" calcext:value-type="float">
            <text:p>51.675591912</text:p>
          </table:table-cell>
          <table:table-cell office:value-type="float" office:value="500.94" calcext:value-type="float">
            <text:p>500.94</text:p>
          </table:table-cell>
          <table:table-cell office:value-type="float" office:value="670307" calcext:value-type="float">
            <text:p>670307</text:p>
          </table:table-cell>
          <table:table-cell office:value-type="string" calcext:value-type="string">
            <text:p>6088x4550</text:p>
          </table:table-cell>
          <table:table-cell office:value-type="float" office:value="0.1935" calcext:value-type="float">
            <text:p>0.1935</text:p>
          </table:table-cell>
          <table:table-cell office:value-type="string" calcext:value-type="string">
            <text:p>big_tree.png</text:p>
          </table:table-cell>
          <table:table-cell office:value-type="string" calcext:value-type="string">
            <text:p>AVIF</text:p>
          </table:table-cell>
          <table:table-cell office:value-type="float" office:value="36" calcext:value-type="float">
            <text:p>36</text:p>
          </table:table-cell>
          <table:table-cell office:value-type="float" office:value="0.859638401519711" calcext:value-type="float">
            <text:p>0.859638401519711</text:p>
          </table:table-cell>
          <table:table-cell office:value-type="float" office:value="31.0707526354122" calcext:value-type="float">
            <text:p>31.0707526354122</text:p>
          </table:table-cell>
          <table:table-cell office:value-type="float" office:value="50.8165406877398" calcext:value-type="float">
            <text:p>50.8165406877398</text:p>
          </table:table-cell>
        </table:table-row>
        <table:table-row table:style-name="ro1">
          <table:table-cell office:value-type="string" calcext:value-type="string">
            <text:p>big_tree</text:p>
          </table:table-cell>
          <table:table-cell office:value-type="float" office:value="37" calcext:value-type="float">
            <text:p>37</text:p>
          </table:table-cell>
          <table:table-cell office:value-type="float" office:value="50.065462666" calcext:value-type="float">
            <text:p>50.065462666</text:p>
          </table:table-cell>
          <table:table-cell office:value-type="float" office:value="299.72" calcext:value-type="float">
            <text:p>299.72</text:p>
          </table:table-cell>
          <table:table-cell office:value-type="float" office:value="611878" calcext:value-type="float">
            <text:p>611878</text:p>
          </table:table-cell>
          <table:table-cell office:value-type="string" calcext:value-type="string">
            <text:p>6088x4550</text:p>
          </table:table-cell>
          <table:table-cell office:value-type="float" office:value="0.1767" calcext:value-type="float">
            <text:p>0.1767</text:p>
          </table:table-cell>
          <table:table-cell office:value-type="string" calcext:value-type="string">
            <text:p>big_tree.png</text:p>
          </table:table-cell>
          <table:table-cell office:value-type="string" calcext:value-type="string">
            <text:p>AVIF</text:p>
          </table:table-cell>
          <table:table-cell office:value-type="float" office:value="37" calcext:value-type="float">
            <text:p>37</text:p>
          </table:table-cell>
          <table:table-cell office:value-type="float" office:value="0.855177967789465" calcext:value-type="float">
            <text:p>0.855177967789465</text:p>
          </table:table-cell>
          <table:table-cell office:value-type="float" office:value="30.8438321651169" calcext:value-type="float">
            <text:p>30.8438321651169</text:p>
          </table:table-cell>
          <table:table-cell office:value-type="float" office:value="53.5423149485206" calcext:value-type="float">
            <text:p>53.5423149485206</text:p>
          </table:table-cell>
        </table:table-row>
        <table:table-row table:style-name="ro1">
          <table:table-cell office:value-type="string" calcext:value-type="string">
            <text:p>big_tree</text:p>
          </table:table-cell>
          <table:table-cell office:value-type="float" office:value="38" calcext:value-type="float">
            <text:p>38</text:p>
          </table:table-cell>
          <table:table-cell office:value-type="float" office:value="47.225384666" calcext:value-type="float">
            <text:p>47.225384666</text:p>
          </table:table-cell>
          <table:table-cell office:value-type="float" office:value="40.12" calcext:value-type="float">
            <text:p>40.12</text:p>
          </table:table-cell>
          <table:table-cell office:value-type="float" office:value="553153" calcext:value-type="float">
            <text:p>553153</text:p>
          </table:table-cell>
          <table:table-cell office:value-type="string" calcext:value-type="string">
            <text:p>6088x4550</text:p>
          </table:table-cell>
          <table:table-cell office:value-type="float" office:value="0.1597" calcext:value-type="float">
            <text:p>0.1597</text:p>
          </table:table-cell>
          <table:table-cell office:value-type="string" calcext:value-type="string">
            <text:p>big_tree.png</text:p>
          </table:table-cell>
          <table:table-cell office:value-type="string" calcext:value-type="string">
            <text:p>AVIF</text:p>
          </table:table-cell>
          <table:table-cell office:value-type="float" office:value="38" calcext:value-type="float">
            <text:p>38</text:p>
          </table:table-cell>
          <table:table-cell office:value-type="float" office:value="0.850407687966284" calcext:value-type="float">
            <text:p>0.850407687966284</text:p>
          </table:table-cell>
          <table:table-cell office:value-type="float" office:value="30.6012371578113" calcext:value-type="float">
            <text:p>30.6012371578113</text:p>
          </table:table-cell>
          <table:table-cell office:value-type="float" office:value="56.6182765110492" calcext:value-type="float">
            <text:p>56.6182765110492</text:p>
          </table:table-cell>
        </table:table-row>
        <table:table-row table:style-name="ro1">
          <table:table-cell office:value-type="string" calcext:value-type="string">
            <text:p>big_tree</text:p>
          </table:table-cell>
          <table:table-cell office:value-type="float" office:value="39" calcext:value-type="float">
            <text:p>39</text:p>
          </table:table-cell>
          <table:table-cell office:value-type="float" office:value="44.600317496" calcext:value-type="float">
            <text:p>44.600317496</text:p>
          </table:table-cell>
          <table:table-cell office:value-type="float" office:value="805.21" calcext:value-type="float">
            <text:p>805.21</text:p>
          </table:table-cell>
          <table:table-cell office:value-type="float" office:value="505980" calcext:value-type="float">
            <text:p>505980</text:p>
          </table:table-cell>
          <table:table-cell office:value-type="string" calcext:value-type="string">
            <text:p>6088x4550</text:p>
          </table:table-cell>
          <table:table-cell office:value-type="float" office:value="0.1461" calcext:value-type="float">
            <text:p>0.1461</text:p>
          </table:table-cell>
          <table:table-cell office:value-type="string" calcext:value-type="string">
            <text:p>big_tree.png</text:p>
          </table:table-cell>
          <table:table-cell office:value-type="string" calcext:value-type="string">
            <text:p>AVIF</text:p>
          </table:table-cell>
          <table:table-cell office:value-type="float" office:value="39" calcext:value-type="float">
            <text:p>39</text:p>
          </table:table-cell>
          <table:table-cell office:value-type="float" office:value="0.84571435713218" calcext:value-type="float">
            <text:p>0.84571435713218</text:p>
          </table:table-cell>
          <table:table-cell office:value-type="float" office:value="30.368457401956" calcext:value-type="float">
            <text:p>30.368457401956</text:p>
          </table:table-cell>
          <table:table-cell office:value-type="float" office:value="59.7357912521119" calcext:value-type="float">
            <text:p>59.7357912521119</text:p>
          </table:table-cell>
        </table:table-row>
        <table:table-row table:style-name="ro1">
          <table:table-cell office:value-type="string" calcext:value-type="string">
            <text:p>big_tree</text:p>
          </table:table-cell>
          <table:table-cell office:value-type="float" office:value="40" calcext:value-type="float">
            <text:p>40</text:p>
          </table:table-cell>
          <table:table-cell office:value-type="float" office:value="43.168046793" calcext:value-type="float">
            <text:p>43.168046793</text:p>
          </table:table-cell>
          <table:table-cell office:value-type="float" office:value="627.38" calcext:value-type="float">
            <text:p>627.38</text:p>
          </table:table-cell>
          <table:table-cell office:value-type="float" office:value="465040" calcext:value-type="float">
            <text:p>465040</text:p>
          </table:table-cell>
          <table:table-cell office:value-type="string" calcext:value-type="string">
            <text:p>6088x4550</text:p>
          </table:table-cell>
          <table:table-cell office:value-type="float" office:value="0.1343" calcext:value-type="float">
            <text:p>0.1343</text:p>
          </table:table-cell>
          <table:table-cell office:value-type="string" calcext:value-type="string">
            <text:p>big_tree.png</text:p>
          </table:table-cell>
          <table:table-cell office:value-type="string" calcext:value-type="string">
            <text:p>AVIF</text:p>
          </table:table-cell>
          <table:table-cell office:value-type="float" office:value="40" calcext:value-type="float">
            <text:p>40</text:p>
          </table:table-cell>
          <table:table-cell office:value-type="float" office:value="0.841229434201578" calcext:value-type="float">
            <text:p>0.841229434201578</text:p>
          </table:table-cell>
          <table:table-cell office:value-type="float" office:value="30.1557284504549" calcext:value-type="float">
            <text:p>30.1557284504549</text:p>
          </table:table-cell>
          <table:table-cell office:value-type="float" office:value="62.7346552637026" calcext:value-type="float">
            <text:p>62.7346552637026</text:p>
          </table:table-cell>
        </table:table-row>
        <table:table-row table:style-name="ro1">
          <table:table-cell office:value-type="string" calcext:value-type="string">
            <text:p>big_tree</text:p>
          </table:table-cell>
          <table:table-cell office:value-type="float" office:value="41" calcext:value-type="float">
            <text:p>41</text:p>
          </table:table-cell>
          <table:table-cell office:value-type="float" office:value="41.311629713" calcext:value-type="float">
            <text:p>41.311629713</text:p>
          </table:table-cell>
          <table:table-cell office:value-type="float" office:value="469.59" calcext:value-type="float">
            <text:p>469.59</text:p>
          </table:table-cell>
          <table:table-cell office:value-type="float" office:value="426557" calcext:value-type="float">
            <text:p>426557</text:p>
          </table:table-cell>
          <table:table-cell office:value-type="string" calcext:value-type="string">
            <text:p>6088x4550</text:p>
          </table:table-cell>
          <table:table-cell office:value-type="float" office:value="0.1231" calcext:value-type="float">
            <text:p>0.1231</text:p>
          </table:table-cell>
          <table:table-cell office:value-type="string" calcext:value-type="string">
            <text:p>big_tree.png</text:p>
          </table:table-cell>
          <table:table-cell office:value-type="string" calcext:value-type="string">
            <text:p>AVIF</text:p>
          </table:table-cell>
          <table:table-cell office:value-type="float" office:value="41" calcext:value-type="float">
            <text:p>41</text:p>
          </table:table-cell>
          <table:table-cell office:value-type="float" office:value="0.836227644708342" calcext:value-type="float">
            <text:p>0.836227644708342</text:p>
          </table:table-cell>
          <table:table-cell office:value-type="float" office:value="29.9224554494705" calcext:value-type="float">
            <text:p>29.9224554494705</text:p>
          </table:table-cell>
          <table:table-cell office:value-type="float" office:value="66.1964677285045" calcext:value-type="float">
            <text:p>66.1964677285045</text:p>
          </table:table-cell>
        </table:table-row>
        <table:table-row table:style-name="ro1">
          <table:table-cell office:value-type="string" calcext:value-type="string">
            <text:p>big_tree</text:p>
          </table:table-cell>
          <table:table-cell office:value-type="float" office:value="42" calcext:value-type="float">
            <text:p>42</text:p>
          </table:table-cell>
          <table:table-cell office:value-type="float" office:value="39.733515183" calcext:value-type="float">
            <text:p>39.733515183</text:p>
          </table:table-cell>
          <table:table-cell office:value-type="float" office:value="275.07" calcext:value-type="float">
            <text:p>275.07</text:p>
          </table:table-cell>
          <table:table-cell office:value-type="float" office:value="395782" calcext:value-type="float">
            <text:p>395782</text:p>
          </table:table-cell>
          <table:table-cell office:value-type="string" calcext:value-type="string">
            <text:p>6088x4550</text:p>
          </table:table-cell>
          <table:table-cell office:value-type="float" office:value="0.1143" calcext:value-type="float">
            <text:p>0.1143</text:p>
          </table:table-cell>
          <table:table-cell office:value-type="string" calcext:value-type="string">
            <text:p>big_tree.png</text:p>
          </table:table-cell>
          <table:table-cell office:value-type="string" calcext:value-type="string">
            <text:p>AVIF</text:p>
          </table:table-cell>
          <table:table-cell office:value-type="float" office:value="42" calcext:value-type="float">
            <text:p>42</text:p>
          </table:table-cell>
          <table:table-cell office:value-type="float" office:value="0.831720452929447" calcext:value-type="float">
            <text:p>0.831720452929447</text:p>
          </table:table-cell>
          <table:table-cell office:value-type="float" office:value="29.7206624643416" calcext:value-type="float">
            <text:p>29.7206624643416</text:p>
          </table:table-cell>
          <table:table-cell office:value-type="float" office:value="69.3448342502876" calcext:value-type="float">
            <text:p>69.3448342502876</text:p>
          </table:table-cell>
        </table:table-row>
        <table:table-row table:style-name="ro1">
          <table:table-cell office:value-type="string" calcext:value-type="string">
            <text:p>big_tree</text:p>
          </table:table-cell>
          <table:table-cell office:value-type="float" office:value="43" calcext:value-type="float">
            <text:p>43</text:p>
          </table:table-cell>
          <table:table-cell office:value-type="float" office:value="38.356952194" calcext:value-type="float">
            <text:p>38.356952194</text:p>
          </table:table-cell>
          <table:table-cell office:value-type="float" office:value="152.98" calcext:value-type="float">
            <text:p>152.98</text:p>
          </table:table-cell>
          <table:table-cell office:value-type="float" office:value="367047" calcext:value-type="float">
            <text:p>367047</text:p>
          </table:table-cell>
          <table:table-cell office:value-type="string" calcext:value-type="string">
            <text:p>6088x4550</text:p>
          </table:table-cell>
          <table:table-cell office:value-type="float" office:value="0.106" calcext:value-type="float">
            <text:p>0.106</text:p>
          </table:table-cell>
          <table:table-cell office:value-type="string" calcext:value-type="string">
            <text:p>big_tree.png</text:p>
          </table:table-cell>
          <table:table-cell office:value-type="string" calcext:value-type="string">
            <text:p>AVIF</text:p>
          </table:table-cell>
          <table:table-cell office:value-type="float" office:value="43" calcext:value-type="float">
            <text:p>43</text:p>
          </table:table-cell>
          <table:table-cell office:value-type="float" office:value="0.826774221123403" calcext:value-type="float">
            <text:p>0.826774221123403</text:p>
          </table:table-cell>
          <table:table-cell office:value-type="float" office:value="29.5011786717075" calcext:value-type="float">
            <text:p>29.5011786717075</text:p>
          </table:table-cell>
          <table:table-cell office:value-type="float" office:value="72.9394515963668" calcext:value-type="float">
            <text:p>72.9394515963668</text:p>
          </table:table-cell>
        </table:table-row>
        <table:table-row table:style-name="ro1">
          <table:table-cell office:value-type="string" calcext:value-type="string">
            <text:p>big_tree</text:p>
          </table:table-cell>
          <table:table-cell office:value-type="float" office:value="44" calcext:value-type="float">
            <text:p>44</text:p>
          </table:table-cell>
          <table:table-cell office:value-type="float" office:value="37.402225068" calcext:value-type="float">
            <text:p>37.402225068</text:p>
          </table:table-cell>
          <table:table-cell office:value-type="float" office:value="16.89" calcext:value-type="float">
            <text:p>16.89</text:p>
          </table:table-cell>
          <table:table-cell office:value-type="float" office:value="342849" calcext:value-type="float">
            <text:p>342849</text:p>
          </table:table-cell>
          <table:table-cell office:value-type="string" calcext:value-type="string">
            <text:p>6088x4550</text:p>
          </table:table-cell>
          <table:table-cell office:value-type="float" office:value="0.099" calcext:value-type="float">
            <text:p>0.099</text:p>
          </table:table-cell>
          <table:table-cell office:value-type="string" calcext:value-type="string">
            <text:p>big_tree.png</text:p>
          </table:table-cell>
          <table:table-cell office:value-type="string" calcext:value-type="string">
            <text:p>AVIF</text:p>
          </table:table-cell>
          <table:table-cell office:value-type="float" office:value="44" calcext:value-type="float">
            <text:p>44</text:p>
          </table:table-cell>
          <table:table-cell office:value-type="float" office:value="0.822090981215426" calcext:value-type="float">
            <text:p>0.822090981215426</text:p>
          </table:table-cell>
          <table:table-cell office:value-type="float" office:value="29.3037742319" calcext:value-type="float">
            <text:p>29.3037742319</text:p>
          </table:table-cell>
          <table:table-cell office:value-type="float" office:value="76.331348993757" calcext:value-type="float">
            <text:p>76.331348993757</text:p>
          </table:table-cell>
        </table:table-row>
        <table:table-row table:style-name="ro1">
          <table:table-cell office:value-type="string" calcext:value-type="string">
            <text:p>big_tree</text:p>
          </table:table-cell>
          <table:table-cell office:value-type="float" office:value="45" calcext:value-type="float">
            <text:p>45</text:p>
          </table:table-cell>
          <table:table-cell office:value-type="float" office:value="36.140949609" calcext:value-type="float">
            <text:p>36.140949609</text:p>
          </table:table-cell>
          <table:table-cell office:value-type="float" office:value="913.91" calcext:value-type="float">
            <text:p>913.91</text:p>
          </table:table-cell>
          <table:table-cell office:value-type="float" office:value="320370" calcext:value-type="float">
            <text:p>320370</text:p>
          </table:table-cell>
          <table:table-cell office:value-type="string" calcext:value-type="string">
            <text:p>6088x4550</text:p>
          </table:table-cell>
          <table:table-cell office:value-type="float" office:value="0.0925" calcext:value-type="float">
            <text:p>0.0925</text:p>
          </table:table-cell>
          <table:table-cell office:value-type="string" calcext:value-type="string">
            <text:p>big_tree.png</text:p>
          </table:table-cell>
          <table:table-cell office:value-type="string" calcext:value-type="string">
            <text:p>AVIF</text:p>
          </table:table-cell>
          <table:table-cell office:value-type="float" office:value="45" calcext:value-type="float">
            <text:p>45</text:p>
          </table:table-cell>
          <table:table-cell office:value-type="float" office:value="0.8172871963055" calcext:value-type="float">
            <text:p>0.8172871963055</text:p>
          </table:table-cell>
          <table:table-cell office:value-type="float" office:value="29.106173388269" calcext:value-type="float">
            <text:p>29.106173388269</text:p>
          </table:table-cell>
          <table:table-cell office:value-type="float" office:value="79.8845921117866" calcext:value-type="float">
            <text:p>79.8845921117866</text:p>
          </table:table-cell>
        </table:table-row>
        <table:table-row table:style-name="ro1">
          <table:table-cell office:value-type="string" calcext:value-type="string">
            <text:p>big_tree</text:p>
          </table:table-cell>
          <table:table-cell office:value-type="float" office:value="46" calcext:value-type="float">
            <text:p>46</text:p>
          </table:table-cell>
          <table:table-cell office:value-type="float" office:value="35.191157022" calcext:value-type="float">
            <text:p>35.191157022</text:p>
          </table:table-cell>
          <table:table-cell office:value-type="float" office:value="797.31" calcext:value-type="float">
            <text:p>797.31</text:p>
          </table:table-cell>
          <table:table-cell office:value-type="float" office:value="299402" calcext:value-type="float">
            <text:p>299402</text:p>
          </table:table-cell>
          <table:table-cell office:value-type="string" calcext:value-type="string">
            <text:p>6088x4550</text:p>
          </table:table-cell>
          <table:table-cell office:value-type="float" office:value="0.0864" calcext:value-type="float">
            <text:p>0.0864</text:p>
          </table:table-cell>
          <table:table-cell office:value-type="string" calcext:value-type="string">
            <text:p>big_tree.png</text:p>
          </table:table-cell>
          <table:table-cell office:value-type="string" calcext:value-type="string">
            <text:p>AVIF</text:p>
          </table:table-cell>
          <table:table-cell office:value-type="float" office:value="46" calcext:value-type="float">
            <text:p>46</text:p>
          </table:table-cell>
          <table:table-cell office:value-type="float" office:value="0.812421217751701" calcext:value-type="float">
            <text:p>0.812421217751701</text:p>
          </table:table-cell>
          <table:table-cell office:value-type="float" office:value="28.9075475895843" calcext:value-type="float">
            <text:p>28.9075475895843</text:p>
          </table:table-cell>
          <table:table-cell office:value-type="float" office:value="83.6229726526211" calcext:value-type="float">
            <text:p>83.6229726526211</text:p>
          </table:table-cell>
        </table:table-row>
        <table:table-row table:style-name="ro1">
          <table:table-cell office:value-type="string" calcext:value-type="string">
            <text:p>big_tree</text:p>
          </table:table-cell>
          <table:table-cell office:value-type="float" office:value="47" calcext:value-type="float">
            <text:p>47</text:p>
          </table:table-cell>
          <table:table-cell office:value-type="float" office:value="34.142470828" calcext:value-type="float">
            <text:p>34.142470828</text:p>
          </table:table-cell>
          <table:table-cell office:value-type="float" office:value="682.51" calcext:value-type="float">
            <text:p>682.51</text:p>
          </table:table-cell>
          <table:table-cell office:value-type="float" office:value="281458" calcext:value-type="float">
            <text:p>281458</text:p>
          </table:table-cell>
          <table:table-cell office:value-type="string" calcext:value-type="string">
            <text:p>6088x4550</text:p>
          </table:table-cell>
          <table:table-cell office:value-type="float" office:value="0.0812" calcext:value-type="float">
            <text:p>0.0812</text:p>
          </table:table-cell>
          <table:table-cell office:value-type="string" calcext:value-type="string">
            <text:p>big_tree.png</text:p>
          </table:table-cell>
          <table:table-cell office:value-type="string" calcext:value-type="string">
            <text:p>AVIF</text:p>
          </table:table-cell>
          <table:table-cell office:value-type="float" office:value="47" calcext:value-type="float">
            <text:p>47</text:p>
          </table:table-cell>
          <table:table-cell office:value-type="float" office:value="0.808045969851713" calcext:value-type="float">
            <text:p>0.808045969851713</text:p>
          </table:table-cell>
          <table:table-cell office:value-type="float" office:value="28.7312926239189" calcext:value-type="float">
            <text:p>28.7312926239189</text:p>
          </table:table-cell>
          <table:table-cell office:value-type="float" office:value="87.086552504657" calcext:value-type="float">
            <text:p>87.086552504657</text:p>
          </table:table-cell>
        </table:table-row>
        <table:table-row table:style-name="ro1">
          <table:table-cell office:value-type="string" calcext:value-type="string">
            <text:p>big_tree</text:p>
          </table:table-cell>
          <table:table-cell office:value-type="float" office:value="48" calcext:value-type="float">
            <text:p>48</text:p>
          </table:table-cell>
          <table:table-cell office:value-type="float" office:value="33.203170976" calcext:value-type="float">
            <text:p>33.203170976</text:p>
          </table:table-cell>
          <table:table-cell office:value-type="float" office:value="587.88" calcext:value-type="float">
            <text:p>587.88</text:p>
          </table:table-cell>
          <table:table-cell office:value-type="float" office:value="263450" calcext:value-type="float">
            <text:p>263450</text:p>
          </table:table-cell>
          <table:table-cell office:value-type="string" calcext:value-type="string">
            <text:p>6088x4550</text:p>
          </table:table-cell>
          <table:table-cell office:value-type="float" office:value="0.076" calcext:value-type="float">
            <text:p>0.076</text:p>
          </table:table-cell>
          <table:table-cell office:value-type="string" calcext:value-type="string">
            <text:p>big_tree.png</text:p>
          </table:table-cell>
          <table:table-cell office:value-type="string" calcext:value-type="string">
            <text:p>AVIF</text:p>
          </table:table-cell>
          <table:table-cell office:value-type="float" office:value="48" calcext:value-type="float">
            <text:p>48</text:p>
          </table:table-cell>
          <table:table-cell office:value-type="float" office:value="0.803210084661286" calcext:value-type="float">
            <text:p>0.803210084661286</text:p>
          </table:table-cell>
          <table:table-cell office:value-type="float" office:value="28.546257138221" calcext:value-type="float">
            <text:p>28.546257138221</text:p>
          </table:table-cell>
          <table:table-cell office:value-type="float" office:value="90.8771391989526" calcext:value-type="float">
            <text:p>90.8771391989526</text:p>
          </table:table-cell>
        </table:table-row>
        <table:table-row table:style-name="ro1">
          <table:table-cell office:value-type="string" calcext:value-type="string">
            <text:p>big_tree</text:p>
          </table:table-cell>
          <table:table-cell office:value-type="float" office:value="49" calcext:value-type="float">
            <text:p>49</text:p>
          </table:table-cell>
          <table:table-cell office:value-type="float" office:value="32.016830338" calcext:value-type="float">
            <text:p>32.016830338</text:p>
          </table:table-cell>
          <table:table-cell office:value-type="float" office:value="465.56" calcext:value-type="float">
            <text:p>465.56</text:p>
          </table:table-cell>
          <table:table-cell office:value-type="float" office:value="246884" calcext:value-type="float">
            <text:p>246884</text:p>
          </table:table-cell>
          <table:table-cell office:value-type="string" calcext:value-type="string">
            <text:p>6088x4550</text:p>
          </table:table-cell>
          <table:table-cell office:value-type="float" office:value="0.0713" calcext:value-type="float">
            <text:p>0.0713</text:p>
          </table:table-cell>
          <table:table-cell office:value-type="string" calcext:value-type="string">
            <text:p>big_tree.png</text:p>
          </table:table-cell>
          <table:table-cell office:value-type="string" calcext:value-type="string">
            <text:p>AVIF</text:p>
          </table:table-cell>
          <table:table-cell office:value-type="float" office:value="49" calcext:value-type="float">
            <text:p>49</text:p>
          </table:table-cell>
          <table:table-cell office:value-type="float" office:value="0.798584337087701" calcext:value-type="float">
            <text:p>0.798584337087701</text:p>
          </table:table-cell>
          <table:table-cell office:value-type="float" office:value="28.3700298865512" calcext:value-type="float">
            <text:p>28.3700298865512</text:p>
          </table:table-cell>
          <table:table-cell office:value-type="float" office:value="94.6405754309204" calcext:value-type="float">
            <text:p>94.6405754309204</text:p>
          </table:table-cell>
        </table:table-row>
        <table:table-row table:style-name="ro1">
          <table:table-cell office:value-type="string" calcext:value-type="string">
            <text:p>big_tree</text:p>
          </table:table-cell>
          <table:table-cell office:value-type="float" office:value="50" calcext:value-type="float">
            <text:p>50</text:p>
          </table:table-cell>
          <table:table-cell office:value-type="float" office:value="31.540180682" calcext:value-type="float">
            <text:p>31.540180682</text:p>
          </table:table-cell>
          <table:table-cell office:value-type="float" office:value="399.43" calcext:value-type="float">
            <text:p>399.43</text:p>
          </table:table-cell>
          <table:table-cell office:value-type="float" office:value="231609" calcext:value-type="float">
            <text:p>231609</text:p>
          </table:table-cell>
          <table:table-cell office:value-type="string" calcext:value-type="string">
            <text:p>6088x4550</text:p>
          </table:table-cell>
          <table:table-cell office:value-type="float" office:value="0.0668" calcext:value-type="float">
            <text:p>0.0668</text:p>
          </table:table-cell>
          <table:table-cell office:value-type="string" calcext:value-type="string">
            <text:p>big_tree.png</text:p>
          </table:table-cell>
          <table:table-cell office:value-type="string" calcext:value-type="string">
            <text:p>AVIF</text:p>
          </table:table-cell>
          <table:table-cell office:value-type="float" office:value="50" calcext:value-type="float">
            <text:p>50</text:p>
          </table:table-cell>
          <table:table-cell office:value-type="float" office:value="0.794017263565409" calcext:value-type="float">
            <text:p>0.794017263565409</text:p>
          </table:table-cell>
          <table:table-cell office:value-type="float" office:value="28.1953431478393" calcext:value-type="float">
            <text:p>28.1953431478393</text:p>
          </table:table-cell>
          <table:table-cell office:value-type="float" office:value="98.5249098328303" calcext:value-type="float">
            <text:p>98.5249098328303</text:p>
          </table:table-cell>
        </table:table-row>
        <table:table-row table:style-name="ro1">
          <table:table-cell office:value-type="string" calcext:value-type="string">
            <text:p>big_tree</text:p>
          </table:table-cell>
          <table:table-cell office:value-type="float" office:value="51" calcext:value-type="float">
            <text:p>51</text:p>
          </table:table-cell>
          <table:table-cell office:value-type="float" office:value="30.589373892" calcext:value-type="float">
            <text:p>30.589373892</text:p>
          </table:table-cell>
          <table:table-cell office:value-type="float" office:value="316.54" calcext:value-type="float">
            <text:p>316.54</text:p>
          </table:table-cell>
          <table:table-cell office:value-type="float" office:value="217241" calcext:value-type="float">
            <text:p>217241</text:p>
          </table:table-cell>
          <table:table-cell office:value-type="string" calcext:value-type="string">
            <text:p>6088x4550</text:p>
          </table:table-cell>
          <table:table-cell office:value-type="float" office:value="0.0627" calcext:value-type="float">
            <text:p>0.0627</text:p>
          </table:table-cell>
          <table:table-cell office:value-type="string" calcext:value-type="string">
            <text:p>big_tree.png</text:p>
          </table:table-cell>
          <table:table-cell office:value-type="string" calcext:value-type="string">
            <text:p>AVIF</text:p>
          </table:table-cell>
          <table:table-cell office:value-type="float" office:value="51" calcext:value-type="float">
            <text:p>51</text:p>
          </table:table-cell>
          <table:table-cell office:value-type="float" office:value="0.78936299981033" calcext:value-type="float">
            <text:p>0.78936299981033</text:p>
          </table:table-cell>
          <table:table-cell office:value-type="float" office:value="28.0250745699672" calcext:value-type="float">
            <text:p>28.0250745699672</text:p>
          </table:table-cell>
          <table:table-cell office:value-type="float" office:value="102.464377012606" calcext:value-type="float">
            <text:p>102.464377012606</text:p>
          </table:table-cell>
        </table:table-row>
        <table:table-row table:style-name="ro1">
          <table:table-cell office:value-type="string" calcext:value-type="string">
            <text:p>big_tree</text:p>
          </table:table-cell>
          <table:table-cell office:value-type="float" office:value="52" calcext:value-type="float">
            <text:p>52</text:p>
          </table:table-cell>
          <table:table-cell office:value-type="float" office:value="29.814715184" calcext:value-type="float">
            <text:p>29.814715184</text:p>
          </table:table-cell>
          <table:table-cell office:value-type="float" office:value="226.54" calcext:value-type="float">
            <text:p>226.54</text:p>
          </table:table-cell>
          <table:table-cell office:value-type="float" office:value="204312" calcext:value-type="float">
            <text:p>204312</text:p>
          </table:table-cell>
          <table:table-cell office:value-type="string" calcext:value-type="string">
            <text:p>6088x4550</text:p>
          </table:table-cell>
          <table:table-cell office:value-type="float" office:value="0.059" calcext:value-type="float">
            <text:p>0.059</text:p>
          </table:table-cell>
          <table:table-cell office:value-type="string" calcext:value-type="string">
            <text:p>big_tree.png</text:p>
          </table:table-cell>
          <table:table-cell office:value-type="string" calcext:value-type="string">
            <text:p>AVIF</text:p>
          </table:table-cell>
          <table:table-cell office:value-type="float" office:value="52" calcext:value-type="float">
            <text:p>52</text:p>
          </table:table-cell>
          <table:table-cell office:value-type="float" office:value="0.784569496297596" calcext:value-type="float">
            <text:p>0.784569496297596</text:p>
          </table:table-cell>
          <table:table-cell office:value-type="float" office:value="27.8533385847214" calcext:value-type="float">
            <text:p>27.8533385847214</text:p>
          </table:table-cell>
          <table:table-cell office:value-type="float" office:value="106.597373094492" calcext:value-type="float">
            <text:p>106.597373094492</text:p>
          </table:table-cell>
        </table:table-row>
        <table:table-row table:style-name="ro1">
          <table:table-cell office:value-type="string" calcext:value-type="string">
            <text:p>big_tree</text:p>
          </table:table-cell>
          <table:table-cell office:value-type="float" office:value="53" calcext:value-type="float">
            <text:p>53</text:p>
          </table:table-cell>
          <table:table-cell office:value-type="float" office:value="29.205524092" calcext:value-type="float">
            <text:p>29.205524092</text:p>
          </table:table-cell>
          <table:table-cell office:value-type="float" office:value="161.45" calcext:value-type="float">
            <text:p>161.45</text:p>
          </table:table-cell>
          <table:table-cell office:value-type="float" office:value="190874" calcext:value-type="float">
            <text:p>190874</text:p>
          </table:table-cell>
          <table:table-cell office:value-type="string" calcext:value-type="string">
            <text:p>6088x4550</text:p>
          </table:table-cell>
          <table:table-cell office:value-type="float" office:value="0.0551" calcext:value-type="float">
            <text:p>0.0551</text:p>
          </table:table-cell>
          <table:table-cell office:value-type="string" calcext:value-type="string">
            <text:p>big_tree.png</text:p>
          </table:table-cell>
          <table:table-cell office:value-type="string" calcext:value-type="string">
            <text:p>AVIF</text:p>
          </table:table-cell>
          <table:table-cell office:value-type="float" office:value="53" calcext:value-type="float">
            <text:p>53</text:p>
          </table:table-cell>
          <table:table-cell office:value-type="float" office:value="0.779807893181343" calcext:value-type="float">
            <text:p>0.779807893181343</text:p>
          </table:table-cell>
          <table:table-cell office:value-type="float" office:value="27.6816818184903" calcext:value-type="float">
            <text:p>27.6816818184903</text:p>
          </table:table-cell>
          <table:table-cell office:value-type="float" office:value="110.895054584049" calcext:value-type="float">
            <text:p>110.895054584049</text:p>
          </table:table-cell>
        </table:table-row>
        <table:table-row table:style-name="ro1">
          <table:table-cell office:value-type="string" calcext:value-type="string">
            <text:p>big_tree</text:p>
          </table:table-cell>
          <table:table-cell office:value-type="float" office:value="54" calcext:value-type="float">
            <text:p>54</text:p>
          </table:table-cell>
          <table:table-cell office:value-type="float" office:value="28.635996048" calcext:value-type="float">
            <text:p>28.635996048</text:p>
          </table:table-cell>
          <table:table-cell office:value-type="float" office:value="89.04" calcext:value-type="float">
            <text:p>89.04</text:p>
          </table:table-cell>
          <table:table-cell office:value-type="float" office:value="178389" calcext:value-type="float">
            <text:p>178389</text:p>
          </table:table-cell>
          <table:table-cell office:value-type="string" calcext:value-type="string">
            <text:p>6088x4550</text:p>
          </table:table-cell>
          <table:table-cell office:value-type="float" office:value="0.0515" calcext:value-type="float">
            <text:p>0.0515</text:p>
          </table:table-cell>
          <table:table-cell office:value-type="string" calcext:value-type="string">
            <text:p>big_tree.png</text:p>
          </table:table-cell>
          <table:table-cell office:value-type="string" calcext:value-type="string">
            <text:p>AVIF</text:p>
          </table:table-cell>
          <table:table-cell office:value-type="float" office:value="54" calcext:value-type="float">
            <text:p>54</text:p>
          </table:table-cell>
          <table:table-cell office:value-type="float" office:value="0.774916069671741" calcext:value-type="float">
            <text:p>0.774916069671741</text:p>
          </table:table-cell>
          <table:table-cell office:value-type="float" office:value="27.5073096342511" calcext:value-type="float">
            <text:p>27.5073096342511</text:p>
          </table:table-cell>
          <table:table-cell office:value-type="float" office:value="115.43816043571" calcext:value-type="float">
            <text:p>115.43816043571</text:p>
          </table:table-cell>
        </table:table-row>
        <table:table-row table:style-name="ro1">
          <table:table-cell office:value-type="string" calcext:value-type="string">
            <text:p>big_tree</text:p>
          </table:table-cell>
          <table:table-cell office:value-type="float" office:value="55" calcext:value-type="float">
            <text:p>55</text:p>
          </table:table-cell>
          <table:table-cell office:value-type="float" office:value="28.115408396" calcext:value-type="float">
            <text:p>28.115408396</text:p>
          </table:table-cell>
          <table:table-cell office:value-type="float" office:value="12.82" calcext:value-type="float">
            <text:p>12.82</text:p>
          </table:table-cell>
          <table:table-cell office:value-type="float" office:value="165324" calcext:value-type="float">
            <text:p>165324</text:p>
          </table:table-cell>
          <table:table-cell office:value-type="string" calcext:value-type="string">
            <text:p>6088x4550</text:p>
          </table:table-cell>
          <table:table-cell office:value-type="float" office:value="0.0477" calcext:value-type="float">
            <text:p>0.0477</text:p>
          </table:table-cell>
          <table:table-cell office:value-type="string" calcext:value-type="string">
            <text:p>big_tree.png</text:p>
          </table:table-cell>
          <table:table-cell office:value-type="string" calcext:value-type="string">
            <text:p>AVIF</text:p>
          </table:table-cell>
          <table:table-cell office:value-type="float" office:value="55" calcext:value-type="float">
            <text:p>55</text:p>
          </table:table-cell>
          <table:table-cell office:value-type="float" office:value="0.769785257577741" calcext:value-type="float">
            <text:p>0.769785257577741</text:p>
          </table:table-cell>
          <table:table-cell office:value-type="float" office:value="27.3152720021968" calcext:value-type="float">
            <text:p>27.3152720021968</text:p>
          </table:table-cell>
          <table:table-cell office:value-type="float" office:value="120.657177188777" calcext:value-type="float">
            <text:p>120.657177188777</text:p>
          </table:table-cell>
        </table:table-row>
        <table:table-row table:style-name="ro1">
          <table:table-cell office:value-type="string" calcext:value-type="string">
            <text:p>big_tree</text:p>
          </table:table-cell>
          <table:table-cell office:value-type="float" office:value="56" calcext:value-type="float">
            <text:p>56</text:p>
          </table:table-cell>
          <table:table-cell office:value-type="float" office:value="27.313149957" calcext:value-type="float">
            <text:p>27.313149957</text:p>
          </table:table-cell>
          <table:table-cell office:value-type="float" office:value="950.77" calcext:value-type="float">
            <text:p>950.77</text:p>
          </table:table-cell>
          <table:table-cell office:value-type="float" office:value="153087" calcext:value-type="float">
            <text:p>153087</text:p>
          </table:table-cell>
          <table:table-cell office:value-type="string" calcext:value-type="string">
            <text:p>6088x4550</text:p>
          </table:table-cell>
          <table:table-cell office:value-type="float" office:value="0.0442" calcext:value-type="float">
            <text:p>0.0442</text:p>
          </table:table-cell>
          <table:table-cell office:value-type="string" calcext:value-type="string">
            <text:p>big_tree.png</text:p>
          </table:table-cell>
          <table:table-cell office:value-type="string" calcext:value-type="string">
            <text:p>AVIF</text:p>
          </table:table-cell>
          <table:table-cell office:value-type="float" office:value="56" calcext:value-type="float">
            <text:p>56</text:p>
          </table:table-cell>
          <table:table-cell office:value-type="float" office:value="0.764357836946104" calcext:value-type="float">
            <text:p>0.764357836946104</text:p>
          </table:table-cell>
          <table:table-cell office:value-type="float" office:value="27.1112900103793" calcext:value-type="float">
            <text:p>27.1112900103793</text:p>
          </table:table-cell>
          <table:table-cell office:value-type="float" office:value="126.459470729665" calcext:value-type="float">
            <text:p>126.459470729665</text:p>
          </table:table-cell>
        </table:table-row>
        <table:table-row table:style-name="ro1">
          <table:table-cell office:value-type="string" calcext:value-type="string">
            <text:p>big_tree</text:p>
          </table:table-cell>
          <table:table-cell office:value-type="float" office:value="57" calcext:value-type="float">
            <text:p>57</text:p>
          </table:table-cell>
          <table:table-cell office:value-type="float" office:value="26.692678307" calcext:value-type="float">
            <text:p>26.692678307</text:p>
          </table:table-cell>
          <table:table-cell office:value-type="float" office:value="881.78" calcext:value-type="float">
            <text:p>881.78</text:p>
          </table:table-cell>
          <table:table-cell office:value-type="float" office:value="141425" calcext:value-type="float">
            <text:p>141425</text:p>
          </table:table-cell>
          <table:table-cell office:value-type="string" calcext:value-type="string">
            <text:p>6088x4550</text:p>
          </table:table-cell>
          <table:table-cell office:value-type="float" office:value="0.0408" calcext:value-type="float">
            <text:p>0.0408</text:p>
          </table:table-cell>
          <table:table-cell office:value-type="string" calcext:value-type="string">
            <text:p>big_tree.png</text:p>
          </table:table-cell>
          <table:table-cell office:value-type="string" calcext:value-type="string">
            <text:p>AVIF</text:p>
          </table:table-cell>
          <table:table-cell office:value-type="float" office:value="57" calcext:value-type="float">
            <text:p>57</text:p>
          </table:table-cell>
          <table:table-cell office:value-type="float" office:value="0.758860614727742" calcext:value-type="float">
            <text:p>0.758860614727742</text:p>
          </table:table-cell>
          <table:table-cell office:value-type="float" office:value="26.8914066246624" calcext:value-type="float">
            <text:p>26.8914066246624</text:p>
          </table:table-cell>
          <table:table-cell office:value-type="float" office:value="133.026969779016" calcext:value-type="float">
            <text:p>133.026969779016</text:p>
          </table:table-cell>
        </table:table-row>
        <table:table-row table:style-name="ro1">
          <table:table-cell office:value-type="string" calcext:value-type="string">
            <text:p>big_tree</text:p>
          </table:table-cell>
          <table:table-cell office:value-type="float" office:value="58" calcext:value-type="float">
            <text:p>58</text:p>
          </table:table-cell>
          <table:table-cell office:value-type="float" office:value="26.064910447" calcext:value-type="float">
            <text:p>26.064910447</text:p>
          </table:table-cell>
          <table:table-cell office:value-type="float" office:value="784.38" calcext:value-type="float">
            <text:p>784.38</text:p>
          </table:table-cell>
          <table:table-cell office:value-type="float" office:value="128370" calcext:value-type="float">
            <text:p>128370</text:p>
          </table:table-cell>
          <table:table-cell office:value-type="string" calcext:value-type="string">
            <text:p>6088x4550</text:p>
          </table:table-cell>
          <table:table-cell office:value-type="float" office:value="0.037" calcext:value-type="float">
            <text:p>0.037</text:p>
          </table:table-cell>
          <table:table-cell office:value-type="string" calcext:value-type="string">
            <text:p>big_tree.png</text:p>
          </table:table-cell>
          <table:table-cell office:value-type="string" calcext:value-type="string">
            <text:p>AVIF</text:p>
          </table:table-cell>
          <table:table-cell office:value-type="float" office:value="58" calcext:value-type="float">
            <text:p>58</text:p>
          </table:table-cell>
          <table:table-cell office:value-type="float" office:value="0.752622695221631" calcext:value-type="float">
            <text:p>0.752622695221631</text:p>
          </table:table-cell>
          <table:table-cell office:value-type="float" office:value="26.6569677828178" calcext:value-type="float">
            <text:p>26.6569677828178</text:p>
          </table:table-cell>
          <table:table-cell office:value-type="float" office:value="140.405326120441" calcext:value-type="float">
            <text:p>140.405326120441</text:p>
          </table:table-cell>
        </table:table-row>
        <table:table-row table:style-name="ro1">
          <table:table-cell office:value-type="string" calcext:value-type="string">
            <text:p>big_tree</text:p>
          </table:table-cell>
          <table:table-cell office:value-type="float" office:value="59" calcext:value-type="float">
            <text:p>59</text:p>
          </table:table-cell>
          <table:table-cell office:value-type="float" office:value="25.822012517" calcext:value-type="float">
            <text:p>25.822012517</text:p>
          </table:table-cell>
          <table:table-cell office:value-type="float" office:value="732.27" calcext:value-type="float">
            <text:p>732.27</text:p>
          </table:table-cell>
          <table:table-cell office:value-type="float" office:value="116076" calcext:value-type="float">
            <text:p>116076</text:p>
          </table:table-cell>
          <table:table-cell office:value-type="string" calcext:value-type="string">
            <text:p>6088x4550</text:p>
          </table:table-cell>
          <table:table-cell office:value-type="float" office:value="0.0335" calcext:value-type="float">
            <text:p>0.0335</text:p>
          </table:table-cell>
          <table:table-cell office:value-type="string" calcext:value-type="string">
            <text:p>big_tree.png</text:p>
          </table:table-cell>
          <table:table-cell office:value-type="string" calcext:value-type="string">
            <text:p>AVIF</text:p>
          </table:table-cell>
          <table:table-cell office:value-type="float" office:value="59" calcext:value-type="float">
            <text:p>59</text:p>
          </table:table-cell>
          <table:table-cell office:value-type="float" office:value="0.74603422561387" calcext:value-type="float">
            <text:p>0.74603422561387</text:p>
          </table:table-cell>
          <table:table-cell office:value-type="float" office:value="26.3905607483136" calcext:value-type="float">
            <text:p>26.3905607483136</text:p>
          </table:table-cell>
          <table:table-cell office:value-type="float" office:value="149.28778899703" calcext:value-type="float">
            <text:p>149.28778899703</text:p>
          </table:table-cell>
        </table:table-row>
        <table:table-row table:style-name="ro1">
          <table:table-cell office:value-type="string" calcext:value-type="string">
            <text:p>big_tree</text:p>
          </table:table-cell>
          <table:table-cell office:value-type="float" office:value="60" calcext:value-type="float">
            <text:p>60</text:p>
          </table:table-cell>
          <table:table-cell office:value-type="float" office:value="24.8594716" calcext:value-type="float">
            <text:p>24.8594716</text:p>
          </table:table-cell>
          <table:table-cell office:value-type="float" office:value="643.62" calcext:value-type="float">
            <text:p>643.62</text:p>
          </table:table-cell>
          <table:table-cell office:value-type="float" office:value="103295" calcext:value-type="float">
            <text:p>103295</text:p>
          </table:table-cell>
          <table:table-cell office:value-type="string" calcext:value-type="string">
            <text:p>6088x4550</text:p>
          </table:table-cell>
          <table:table-cell office:value-type="float" office:value="0.0298" calcext:value-type="float">
            <text:p>0.0298</text:p>
          </table:table-cell>
          <table:table-cell office:value-type="string" calcext:value-type="string">
            <text:p>big_tree.png</text:p>
          </table:table-cell>
          <table:table-cell office:value-type="string" calcext:value-type="string">
            <text:p>AVIF</text:p>
          </table:table-cell>
          <table:table-cell office:value-type="float" office:value="60" calcext:value-type="float">
            <text:p>60</text:p>
          </table:table-cell>
          <table:table-cell office:value-type="float" office:value="0.738826403487159" calcext:value-type="float">
            <text:p>0.738826403487159</text:p>
          </table:table-cell>
          <table:table-cell office:value-type="float" office:value="26.0997988236922" calcext:value-type="float">
            <text:p>26.0997988236922</text:p>
          </table:table-cell>
          <table:table-cell office:value-type="float" office:value="159.624841301931" calcext:value-type="float">
            <text:p>159.624841301931</text:p>
          </table:table-cell>
        </table:table-row>
        <table:table-row table:style-name="ro1">
          <table:table-cell office:value-type="string" calcext:value-type="string">
            <text:p>big_tree</text:p>
          </table:table-cell>
          <table:table-cell office:value-type="float" office:value="61" calcext:value-type="float">
            <text:p>61</text:p>
          </table:table-cell>
          <table:table-cell office:value-type="float" office:value="24.070379912" calcext:value-type="float">
            <text:p>24.070379912</text:p>
          </table:table-cell>
          <table:table-cell office:value-type="float" office:value="551.34" calcext:value-type="float">
            <text:p>551.34</text:p>
          </table:table-cell>
          <table:table-cell office:value-type="float" office:value="90427" calcext:value-type="float">
            <text:p>90427</text:p>
          </table:table-cell>
          <table:table-cell office:value-type="string" calcext:value-type="string">
            <text:p>6088x4550</text:p>
          </table:table-cell>
          <table:table-cell office:value-type="float" office:value="0.0261" calcext:value-type="float">
            <text:p>0.0261</text:p>
          </table:table-cell>
          <table:table-cell office:value-type="string" calcext:value-type="string">
            <text:p>big_tree.png</text:p>
          </table:table-cell>
          <table:table-cell office:value-type="string" calcext:value-type="string">
            <text:p>AVIF</text:p>
          </table:table-cell>
          <table:table-cell office:value-type="float" office:value="61" calcext:value-type="float">
            <text:p>61</text:p>
          </table:table-cell>
          <table:table-cell office:value-type="float" office:value="0.73092171959582" calcext:value-type="float">
            <text:p>0.73092171959582</text:p>
          </table:table-cell>
          <table:table-cell office:value-type="float" office:value="25.7601442983937" calcext:value-type="float">
            <text:p>25.7601442983937</text:p>
          </table:table-cell>
          <table:table-cell office:value-type="float" office:value="172.609991444167" calcext:value-type="float">
            <text:p>172.609991444167</text:p>
          </table:table-cell>
        </table:table-row>
        <table:table-row table:style-name="ro1">
          <table:table-cell office:value-type="string" calcext:value-type="string">
            <text:p>big_tree</text:p>
          </table:table-cell>
          <table:table-cell office:value-type="float" office:value="62" calcext:value-type="float">
            <text:p>62</text:p>
          </table:table-cell>
          <table:table-cell office:value-type="float" office:value="22.948464899" calcext:value-type="float">
            <text:p>22.948464899</text:p>
          </table:table-cell>
          <table:table-cell office:value-type="float" office:value="421.56" calcext:value-type="float">
            <text:p>421.56</text:p>
          </table:table-cell>
          <table:table-cell office:value-type="float" office:value="75225" calcext:value-type="float">
            <text:p>75225</text:p>
          </table:table-cell>
          <table:table-cell office:value-type="string" calcext:value-type="string">
            <text:p>6088x4550</text:p>
          </table:table-cell>
          <table:table-cell office:value-type="float" office:value="0.0217" calcext:value-type="float">
            <text:p>0.0217</text:p>
          </table:table-cell>
          <table:table-cell office:value-type="string" calcext:value-type="string">
            <text:p>big_tree.png</text:p>
          </table:table-cell>
          <table:table-cell office:value-type="string" calcext:value-type="string">
            <text:p>AVIF</text:p>
          </table:table-cell>
          <table:table-cell office:value-type="float" office:value="62" calcext:value-type="float">
            <text:p>62</text:p>
          </table:table-cell>
          <table:table-cell office:value-type="float" office:value="0.719233998574228" calcext:value-type="float">
            <text:p>0.719233998574228</text:p>
          </table:table-cell>
          <table:table-cell office:value-type="float" office:value="25.2529251863608" calcext:value-type="float">
            <text:p>25.2529251863608</text:p>
          </table:table-cell>
          <table:table-cell office:value-type="float" office:value="193.993796443373" calcext:value-type="float">
            <text:p>193.993796443373</text:p>
          </table:table-cell>
        </table:table-row>
        <table:table-row table:style-name="ro1">
          <table:table-cell office:value-type="string" calcext:value-type="string">
            <text:p>big_tree</text:p>
          </table:table-cell>
          <table:table-cell office:value-type="float" office:value="63" calcext:value-type="float">
            <text:p>63</text:p>
          </table:table-cell>
          <table:table-cell office:value-type="float" office:value="21.960977835" calcext:value-type="float">
            <text:p>21.960977835</text:p>
          </table:table-cell>
          <table:table-cell office:value-type="float" office:value="280.79" calcext:value-type="float">
            <text:p>280.79</text:p>
          </table:table-cell>
          <table:table-cell office:value-type="float" office:value="58052" calcext:value-type="float">
            <text:p>58052</text:p>
          </table:table-cell>
          <table:table-cell office:value-type="string" calcext:value-type="string">
            <text:p>6088x4550</text:p>
          </table:table-cell>
          <table:table-cell office:value-type="float" office:value="0.0167" calcext:value-type="float">
            <text:p>0.0167</text:p>
          </table:table-cell>
          <table:table-cell office:value-type="string" calcext:value-type="string">
            <text:p>big_tree.png</text:p>
          </table:table-cell>
          <table:table-cell office:value-type="string" calcext:value-type="string">
            <text:p>AVIF</text:p>
          </table:table-cell>
          <table:table-cell office:value-type="float" office:value="63" calcext:value-type="float">
            <text:p>63</text:p>
          </table:table-cell>
          <table:table-cell office:value-type="float" office:value="0.700700099298915" calcext:value-type="float">
            <text:p>0.700700099298915</text:p>
          </table:table-cell>
          <table:table-cell office:value-type="float" office:value="24.420560111907" calcext:value-type="float">
            <text:p>24.420560111907</text:p>
          </table:table-cell>
          <table:table-cell office:value-type="float" office:value="234.976456188358" calcext:value-type="float">
            <text:p>234.976456188358</text:p>
          </table:table-cell>
        </table:table-row>
        <table:table-row table:style-name="ro1">
          <table:table-cell office:value-type="string" calcext:value-type="string">
            <text:p>bridge</text:p>
          </table:table-cell>
          <table:table-cell office:value-type="float" office:value="0" calcext:value-type="float">
            <text:p>0</text:p>
          </table:table-cell>
          <table:table-cell office:value-type="float" office:value="29.609704704" calcext:value-type="float">
            <text:p>29.609704704</text:p>
          </table:table-cell>
          <table:table-cell office:value-type="float" office:value="670.35" calcext:value-type="float">
            <text:p>670.35</text:p>
          </table:table-cell>
          <table:table-cell office:value-type="float" office:value="8765556" calcext:value-type="float">
            <text:p>8765556</text:p>
          </table:table-cell>
          <table:table-cell office:value-type="string" calcext:value-type="string">
            <text:p>2749x4049</text:p>
          </table:table-cell>
          <table:table-cell office:value-type="float" office:value="6.3" calcext:value-type="float">
            <text:p>6.3</text:p>
          </table:table-cell>
          <table:table-cell office:value-type="string" calcext:value-type="string">
            <text:p>bridge.png</text:p>
          </table:table-cell>
          <table:table-cell office:value-type="string" calcext:value-type="string">
            <text:p>AVIF</text:p>
          </table:table-cell>
          <table:table-cell office:value-type="float" office:value="0" calcext:value-type="float">
            <text:p>0</text:p>
          </table:table-cell>
          <table:table-cell office:value-type="float" office:value="0.998208301578209" calcext:value-type="float">
            <text:p>0.998208301578209</text:p>
          </table:table-cell>
          <table:table-cell office:value-type="float" office:value="53.0068392903648" calcext:value-type="float">
            <text:p>53.0068392903648</text:p>
          </table:table-cell>
          <table:table-cell office:value-type="float" office:value="0.325384178408889" calcext:value-type="float">
            <text:p>0.325384178408889</text:p>
          </table:table-cell>
        </table:table-row>
        <table:table-row table:style-name="ro1">
          <table:table-cell office:value-type="string" calcext:value-type="string">
            <text:p>bridge</text:p>
          </table:table-cell>
          <table:table-cell office:value-type="float" office:value="1" calcext:value-type="float">
            <text:p>1</text:p>
          </table:table-cell>
          <table:table-cell office:value-type="float" office:value="25.698947921" calcext:value-type="float">
            <text:p>25.698947921</text:p>
          </table:table-cell>
          <table:table-cell office:value-type="float" office:value="213.55" calcext:value-type="float">
            <text:p>213.55</text:p>
          </table:table-cell>
          <table:table-cell office:value-type="float" office:value="7871421" calcext:value-type="float">
            <text:p>7871421</text:p>
          </table:table-cell>
          <table:table-cell office:value-type="string" calcext:value-type="string">
            <text:p>2749x4049</text:p>
          </table:table-cell>
          <table:table-cell office:value-type="float" office:value="5.6574" calcext:value-type="float">
            <text:p>5.6574</text:p>
          </table:table-cell>
          <table:table-cell office:value-type="string" calcext:value-type="string">
            <text:p>bridge.png</text:p>
          </table:table-cell>
          <table:table-cell office:value-type="string" calcext:value-type="string">
            <text:p>AVIF</text:p>
          </table:table-cell>
          <table:table-cell office:value-type="float" office:value="1" calcext:value-type="float">
            <text:p>1</text:p>
          </table:table-cell>
          <table:table-cell office:value-type="float" office:value="0.995751486612348" calcext:value-type="float">
            <text:p>0.995751486612348</text:p>
          </table:table-cell>
          <table:table-cell office:value-type="float" office:value="47.5091222867538" calcext:value-type="float">
            <text:p>47.5091222867538</text:p>
          </table:table-cell>
          <table:table-cell office:value-type="float" office:value="1.15389989064181" calcext:value-type="float">
            <text:p>1.15389989064181</text:p>
          </table:table-cell>
        </table:table-row>
        <table:table-row table:style-name="ro1">
          <table:table-cell office:value-type="string" calcext:value-type="string">
            <text:p>bridge</text:p>
          </table:table-cell>
          <table:table-cell office:value-type="float" office:value="2" calcext:value-type="float">
            <text:p>2</text:p>
          </table:table-cell>
          <table:table-cell office:value-type="float" office:value="26.820051642" calcext:value-type="float">
            <text:p>26.820051642</text:p>
          </table:table-cell>
          <table:table-cell office:value-type="float" office:value="298.03" calcext:value-type="float">
            <text:p>298.03</text:p>
          </table:table-cell>
          <table:table-cell office:value-type="float" office:value="6828178" calcext:value-type="float">
            <text:p>6828178</text:p>
          </table:table-cell>
          <table:table-cell office:value-type="string" calcext:value-type="string">
            <text:p>2749x4049</text:p>
          </table:table-cell>
          <table:table-cell office:value-type="float" office:value="4.9076" calcext:value-type="float">
            <text:p>4.9076</text:p>
          </table:table-cell>
          <table:table-cell office:value-type="string" calcext:value-type="string">
            <text:p>bridge.png</text:p>
          </table:table-cell>
          <table:table-cell office:value-type="string" calcext:value-type="string">
            <text:p>AVIF</text:p>
          </table:table-cell>
          <table:table-cell office:value-type="float" office:value="2" calcext:value-type="float">
            <text:p>2</text:p>
          </table:table-cell>
          <table:table-cell office:value-type="float" office:value="0.99458419008843" calcext:value-type="float">
            <text:p>0.99458419008843</text:p>
          </table:table-cell>
          <table:table-cell office:value-type="float" office:value="46.1567740119993" calcext:value-type="float">
            <text:p>46.1567740119993</text:p>
          </table:table-cell>
          <table:table-cell office:value-type="float" office:value="1.57544396050767" calcext:value-type="float">
            <text:p>1.57544396050767</text:p>
          </table:table-cell>
        </table:table-row>
        <table:table-row table:style-name="ro1">
          <table:table-cell office:value-type="string" calcext:value-type="string">
            <text:p>bridge</text:p>
          </table:table-cell>
          <table:table-cell office:value-type="float" office:value="3" calcext:value-type="float">
            <text:p>3</text:p>
          </table:table-cell>
          <table:table-cell office:value-type="float" office:value="27.855042549" calcext:value-type="float">
            <text:p>27.855042549</text:p>
          </table:table-cell>
          <table:table-cell office:value-type="float" office:value="426.07" calcext:value-type="float">
            <text:p>426.07</text:p>
          </table:table-cell>
          <table:table-cell office:value-type="float" office:value="6009431" calcext:value-type="float">
            <text:p>6009431</text:p>
          </table:table-cell>
          <table:table-cell office:value-type="string" calcext:value-type="string">
            <text:p>2749x4049</text:p>
          </table:table-cell>
          <table:table-cell office:value-type="float" office:value="4.3191" calcext:value-type="float">
            <text:p>4.3191</text:p>
          </table:table-cell>
          <table:table-cell office:value-type="string" calcext:value-type="string">
            <text:p>bridge.png</text:p>
          </table:table-cell>
          <table:table-cell office:value-type="string" calcext:value-type="string">
            <text:p>AVIF</text:p>
          </table:table-cell>
          <table:table-cell office:value-type="float" office:value="3" calcext:value-type="float">
            <text:p>3</text:p>
          </table:table-cell>
          <table:table-cell office:value-type="float" office:value="0.993228762715443" calcext:value-type="float">
            <text:p>0.993228762715443</text:p>
          </table:table-cell>
          <table:table-cell office:value-type="float" office:value="44.9614423750063" calcext:value-type="float">
            <text:p>44.9614423750063</text:p>
          </table:table-cell>
          <table:table-cell office:value-type="float" office:value="2.07460835874877" calcext:value-type="float">
            <text:p>2.07460835874877</text:p>
          </table:table-cell>
        </table:table-row>
        <table:table-row table:style-name="ro1">
          <table:table-cell office:value-type="string" calcext:value-type="string">
            <text:p>bridge</text:p>
          </table:table-cell>
          <table:table-cell office:value-type="float" office:value="4" calcext:value-type="float">
            <text:p>4</text:p>
          </table:table-cell>
          <table:table-cell office:value-type="float" office:value="29.041064477" calcext:value-type="float">
            <text:p>29.041064477</text:p>
          </table:table-cell>
          <table:table-cell office:value-type="float" office:value="433.78" calcext:value-type="float">
            <text:p>433.78</text:p>
          </table:table-cell>
          <table:table-cell office:value-type="float" office:value="5419692" calcext:value-type="float">
            <text:p>5419692</text:p>
          </table:table-cell>
          <table:table-cell office:value-type="string" calcext:value-type="string">
            <text:p>2749x4049</text:p>
          </table:table-cell>
          <table:table-cell office:value-type="float" office:value="3.8953" calcext:value-type="float">
            <text:p>3.8953</text:p>
          </table:table-cell>
          <table:table-cell office:value-type="string" calcext:value-type="string">
            <text:p>bridge.png</text:p>
          </table:table-cell>
          <table:table-cell office:value-type="string" calcext:value-type="string">
            <text:p>AVIF</text:p>
          </table:table-cell>
          <table:table-cell office:value-type="float" office:value="4" calcext:value-type="float">
            <text:p>4</text:p>
          </table:table-cell>
          <table:table-cell office:value-type="float" office:value="0.991634534170439" calcext:value-type="float">
            <text:p>0.991634534170439</text:p>
          </table:table-cell>
          <table:table-cell office:value-type="float" office:value="43.8844711991493" calcext:value-type="float">
            <text:p>43.8844711991493</text:p>
          </table:table-cell>
          <table:table-cell office:value-type="float" office:value="2.65847904218551" calcext:value-type="float">
            <text:p>2.65847904218551</text:p>
          </table:table-cell>
        </table:table-row>
        <table:table-row table:style-name="ro1">
          <table:table-cell office:value-type="string" calcext:value-type="string">
            <text:p>bridge</text:p>
          </table:table-cell>
          <table:table-cell office:value-type="float" office:value="5" calcext:value-type="float">
            <text:p>5</text:p>
          </table:table-cell>
          <table:table-cell office:value-type="float" office:value="33.647873886" calcext:value-type="float">
            <text:p>33.647873886</text:p>
          </table:table-cell>
          <table:table-cell office:value-type="float" office:value="849.13" calcext:value-type="float">
            <text:p>849.13</text:p>
          </table:table-cell>
          <table:table-cell office:value-type="float" office:value="4870074" calcext:value-type="float">
            <text:p>4870074</text:p>
          </table:table-cell>
          <table:table-cell office:value-type="string" calcext:value-type="string">
            <text:p>2749x4049</text:p>
          </table:table-cell>
          <table:table-cell office:value-type="float" office:value="3.5002" calcext:value-type="float">
            <text:p>3.5002</text:p>
          </table:table-cell>
          <table:table-cell office:value-type="string" calcext:value-type="string">
            <text:p>bridge.png</text:p>
          </table:table-cell>
          <table:table-cell office:value-type="string" calcext:value-type="string">
            <text:p>AVIF</text:p>
          </table:table-cell>
          <table:table-cell office:value-type="float" office:value="5" calcext:value-type="float">
            <text:p>5</text:p>
          </table:table-cell>
          <table:table-cell office:value-type="float" office:value="0.989691684058997" calcext:value-type="float">
            <text:p>0.989691684058997</text:p>
          </table:table-cell>
          <table:table-cell office:value-type="float" office:value="42.8596712130459" calcext:value-type="float">
            <text:p>42.8596712130459</text:p>
          </table:table-cell>
          <table:table-cell office:value-type="float" office:value="3.36599324097677" calcext:value-type="float">
            <text:p>3.36599324097677</text:p>
          </table:table-cell>
        </table:table-row>
        <table:table-row table:style-name="ro1">
          <table:table-cell office:value-type="string" calcext:value-type="string">
            <text:p>bridge</text:p>
          </table:table-cell>
          <table:table-cell office:value-type="float" office:value="6" calcext:value-type="float">
            <text:p>6</text:p>
          </table:table-cell>
          <table:table-cell office:value-type="float" office:value="33.712575282" calcext:value-type="float">
            <text:p>33.712575282</text:p>
          </table:table-cell>
          <table:table-cell office:value-type="float" office:value="853.37" calcext:value-type="float">
            <text:p>853.37</text:p>
          </table:table-cell>
          <table:table-cell office:value-type="float" office:value="4440283" calcext:value-type="float">
            <text:p>4440283</text:p>
          </table:table-cell>
          <table:table-cell office:value-type="string" calcext:value-type="string">
            <text:p>2749x4049</text:p>
          </table:table-cell>
          <table:table-cell office:value-type="float" office:value="3.1913" calcext:value-type="float">
            <text:p>3.1913</text:p>
          </table:table-cell>
          <table:table-cell office:value-type="string" calcext:value-type="string">
            <text:p>bridge.png</text:p>
          </table:table-cell>
          <table:table-cell office:value-type="string" calcext:value-type="string">
            <text:p>AVIF</text:p>
          </table:table-cell>
          <table:table-cell office:value-type="float" office:value="6" calcext:value-type="float">
            <text:p>6</text:p>
          </table:table-cell>
          <table:table-cell office:value-type="float" office:value="0.987532938550162" calcext:value-type="float">
            <text:p>0.987532938550162</text:p>
          </table:table-cell>
          <table:table-cell office:value-type="float" office:value="41.9591535795969" calcext:value-type="float">
            <text:p>41.9591535795969</text:p>
          </table:table-cell>
          <table:table-cell office:value-type="float" office:value="4.14156996940265" calcext:value-type="float">
            <text:p>4.14156996940265</text:p>
          </table:table-cell>
        </table:table-row>
        <table:table-row table:style-name="ro1">
          <table:table-cell office:value-type="string" calcext:value-type="string">
            <text:p>bridge</text:p>
          </table:table-cell>
          <table:table-cell office:value-type="float" office:value="7" calcext:value-type="float">
            <text:p>7</text:p>
          </table:table-cell>
          <table:table-cell office:value-type="float" office:value="37.569087713" calcext:value-type="float">
            <text:p>37.569087713</text:p>
          </table:table-cell>
          <table:table-cell office:value-type="float" office:value="181.11" calcext:value-type="float">
            <text:p>181.11</text:p>
          </table:table-cell>
          <table:table-cell office:value-type="float" office:value="4028631" calcext:value-type="float">
            <text:p>4028631</text:p>
          </table:table-cell>
          <table:table-cell office:value-type="string" calcext:value-type="string">
            <text:p>2749x4049</text:p>
          </table:table-cell>
          <table:table-cell office:value-type="float" office:value="2.8955" calcext:value-type="float">
            <text:p>2.8955</text:p>
          </table:table-cell>
          <table:table-cell office:value-type="string" calcext:value-type="string">
            <text:p>bridge.png</text:p>
          </table:table-cell>
          <table:table-cell office:value-type="string" calcext:value-type="string">
            <text:p>AVIF</text:p>
          </table:table-cell>
          <table:table-cell office:value-type="float" office:value="7" calcext:value-type="float">
            <text:p>7</text:p>
          </table:table-cell>
          <table:table-cell office:value-type="float" office:value="0.985040753754612" calcext:value-type="float">
            <text:p>0.985040753754612</text:p>
          </table:table-cell>
          <table:table-cell office:value-type="float" office:value="41.0981747858932" calcext:value-type="float">
            <text:p>41.0981747858932</text:p>
          </table:table-cell>
          <table:table-cell office:value-type="float" office:value="5.0496686596828" calcext:value-type="float">
            <text:p>5.0496686596828</text:p>
          </table:table-cell>
        </table:table-row>
        <table:table-row table:style-name="ro1">
          <table:table-cell office:value-type="string" calcext:value-type="string">
            <text:p>bridge</text:p>
          </table:table-cell>
          <table:table-cell office:value-type="float" office:value="8" calcext:value-type="float">
            <text:p>8</text:p>
          </table:table-cell>
          <table:table-cell office:value-type="float" office:value="37.286356607" calcext:value-type="float">
            <text:p>37.286356607</text:p>
          </table:table-cell>
          <table:table-cell office:value-type="float" office:value="138.78" calcext:value-type="float">
            <text:p>138.78</text:p>
          </table:table-cell>
          <table:table-cell office:value-type="float" office:value="3703569" calcext:value-type="float">
            <text:p>3703569</text:p>
          </table:table-cell>
          <table:table-cell office:value-type="string" calcext:value-type="string">
            <text:p>2749x4049</text:p>
          </table:table-cell>
          <table:table-cell office:value-type="float" office:value="2.6618" calcext:value-type="float">
            <text:p>2.6618</text:p>
          </table:table-cell>
          <table:table-cell office:value-type="string" calcext:value-type="string">
            <text:p>bridge.png</text:p>
          </table:table-cell>
          <table:table-cell office:value-type="string" calcext:value-type="string">
            <text:p>AVIF</text:p>
          </table:table-cell>
          <table:table-cell office:value-type="float" office:value="8" calcext:value-type="float">
            <text:p>8</text:p>
          </table:table-cell>
          <table:table-cell office:value-type="float" office:value="0.98246312621403" calcext:value-type="float">
            <text:p>0.98246312621403</text:p>
          </table:table-cell>
          <table:table-cell office:value-type="float" office:value="40.3884350770114" calcext:value-type="float">
            <text:p>40.3884350770114</text:p>
          </table:table-cell>
          <table:table-cell office:value-type="float" office:value="5.94616358843886" calcext:value-type="float">
            <text:p>5.94616358843886</text:p>
          </table:table-cell>
        </table:table-row>
        <table:table-row table:style-name="ro1">
          <table:table-cell office:value-type="string" calcext:value-type="string">
            <text:p>bridge</text:p>
          </table:table-cell>
          <table:table-cell office:value-type="float" office:value="9" calcext:value-type="float">
            <text:p>9</text:p>
          </table:table-cell>
          <table:table-cell office:value-type="float" office:value="38.423380599" calcext:value-type="float">
            <text:p>38.423380599</text:p>
          </table:table-cell>
          <table:table-cell office:value-type="float" office:value="301.74" calcext:value-type="float">
            <text:p>301.74</text:p>
          </table:table-cell>
          <table:table-cell office:value-type="float" office:value="3367026" calcext:value-type="float">
            <text:p>3367026</text:p>
          </table:table-cell>
          <table:table-cell office:value-type="string" calcext:value-type="string">
            <text:p>2749x4049</text:p>
          </table:table-cell>
          <table:table-cell office:value-type="float" office:value="2.4199" calcext:value-type="float">
            <text:p>2.4199</text:p>
          </table:table-cell>
          <table:table-cell office:value-type="string" calcext:value-type="string">
            <text:p>bridge.png</text:p>
          </table:table-cell>
          <table:table-cell office:value-type="string" calcext:value-type="string">
            <text:p>AVIF</text:p>
          </table:table-cell>
          <table:table-cell office:value-type="float" office:value="9" calcext:value-type="float">
            <text:p>9</text:p>
          </table:table-cell>
          <table:table-cell office:value-type="float" office:value="0.979580983214173" calcext:value-type="float">
            <text:p>0.979580983214173</text:p>
          </table:table-cell>
          <table:table-cell office:value-type="float" office:value="39.6959045345768" calcext:value-type="float">
            <text:p>39.6959045345768</text:p>
          </table:table-cell>
          <table:table-cell office:value-type="float" office:value="6.97412789484987" calcext:value-type="float">
            <text:p>6.97412789484987</text:p>
          </table:table-cell>
        </table:table-row>
        <table:table-row table:style-name="ro1">
          <table:table-cell office:value-type="string" calcext:value-type="string">
            <text:p>bridge</text:p>
          </table:table-cell>
          <table:table-cell office:value-type="float" office:value="10" calcext:value-type="float">
            <text:p>10</text:p>
          </table:table-cell>
          <table:table-cell office:value-type="float" office:value="38.028558574" calcext:value-type="float">
            <text:p>38.028558574</text:p>
          </table:table-cell>
          <table:table-cell office:value-type="float" office:value="229.49" calcext:value-type="float">
            <text:p>229.49</text:p>
          </table:table-cell>
          <table:table-cell office:value-type="float" office:value="3111322" calcext:value-type="float">
            <text:p>3111322</text:p>
          </table:table-cell>
          <table:table-cell office:value-type="string" calcext:value-type="string">
            <text:p>2749x4049</text:p>
          </table:table-cell>
          <table:table-cell office:value-type="float" office:value="2.2362" calcext:value-type="float">
            <text:p>2.2362</text:p>
          </table:table-cell>
          <table:table-cell office:value-type="string" calcext:value-type="string">
            <text:p>bridge.png</text:p>
          </table:table-cell>
          <table:table-cell office:value-type="string" calcext:value-type="string">
            <text:p>AVIF</text:p>
          </table:table-cell>
          <table:table-cell office:value-type="float" office:value="10" calcext:value-type="float">
            <text:p>10</text:p>
          </table:table-cell>
          <table:table-cell office:value-type="float" office:value="0.976685913839229" calcext:value-type="float">
            <text:p>0.976685913839229</text:p>
          </table:table-cell>
          <table:table-cell office:value-type="float" office:value="39.1208177609896" calcext:value-type="float">
            <text:p>39.1208177609896</text:p>
          </table:table-cell>
          <table:table-cell office:value-type="float" office:value="7.9615675598509" calcext:value-type="float">
            <text:p>7.9615675598509</text:p>
          </table:table-cell>
        </table:table-row>
        <table:table-row table:style-name="ro1">
          <table:table-cell office:value-type="string" calcext:value-type="string">
            <text:p>bridge</text:p>
          </table:table-cell>
          <table:table-cell office:value-type="float" office:value="11" calcext:value-type="float">
            <text:p>11</text:p>
          </table:table-cell>
          <table:table-cell office:value-type="float" office:value="38.469327121" calcext:value-type="float">
            <text:p>38.469327121</text:p>
          </table:table-cell>
          <table:table-cell office:value-type="float" office:value="272.44" calcext:value-type="float">
            <text:p>272.44</text:p>
          </table:table-cell>
          <table:table-cell office:value-type="float" office:value="2880437" calcext:value-type="float">
            <text:p>2880437</text:p>
          </table:table-cell>
          <table:table-cell office:value-type="string" calcext:value-type="string">
            <text:p>2749x4049</text:p>
          </table:table-cell>
          <table:table-cell office:value-type="float" office:value="2.0702" calcext:value-type="float">
            <text:p>2.0702</text:p>
          </table:table-cell>
          <table:table-cell office:value-type="string" calcext:value-type="string">
            <text:p>bridge.png</text:p>
          </table:table-cell>
          <table:table-cell office:value-type="string" calcext:value-type="string">
            <text:p>AVIF</text:p>
          </table:table-cell>
          <table:table-cell office:value-type="float" office:value="11" calcext:value-type="float">
            <text:p>11</text:p>
          </table:table-cell>
          <table:table-cell office:value-type="float" office:value="0.973676786218332" calcext:value-type="float">
            <text:p>0.973676786218332</text:p>
          </table:table-cell>
          <table:table-cell office:value-type="float" office:value="38.5958540616422" calcext:value-type="float">
            <text:p>38.5958540616422</text:p>
          </table:table-cell>
          <table:table-cell office:value-type="float" office:value="8.98452154990059" calcext:value-type="float">
            <text:p>8.98452154990059</text:p>
          </table:table-cell>
        </table:table-row>
        <table:table-row table:style-name="ro1">
          <table:table-cell office:value-type="string" calcext:value-type="string">
            <text:p>bridge</text:p>
          </table:table-cell>
          <table:table-cell office:value-type="float" office:value="12" calcext:value-type="float">
            <text:p>12</text:p>
          </table:table-cell>
          <table:table-cell office:value-type="float" office:value="37.569133153" calcext:value-type="float">
            <text:p>37.569133153</text:p>
          </table:table-cell>
          <table:table-cell office:value-type="float" office:value="216.64" calcext:value-type="float">
            <text:p>216.64</text:p>
          </table:table-cell>
          <table:table-cell office:value-type="float" office:value="2640822" calcext:value-type="float">
            <text:p>2640822</text:p>
          </table:table-cell>
          <table:table-cell office:value-type="string" calcext:value-type="string">
            <text:p>2749x4049</text:p>
          </table:table-cell>
          <table:table-cell office:value-type="float" office:value="1.898" calcext:value-type="float">
            <text:p>1.898</text:p>
          </table:table-cell>
          <table:table-cell office:value-type="string" calcext:value-type="string">
            <text:p>bridge.png</text:p>
          </table:table-cell>
          <table:table-cell office:value-type="string" calcext:value-type="string">
            <text:p>AVIF</text:p>
          </table:table-cell>
          <table:table-cell office:value-type="float" office:value="12" calcext:value-type="float">
            <text:p>12</text:p>
          </table:table-cell>
          <table:table-cell office:value-type="float" office:value="0.970360089735833" calcext:value-type="float">
            <text:p>0.970360089735833</text:p>
          </table:table-cell>
          <table:table-cell office:value-type="float" office:value="38.083450677908" calcext:value-type="float">
            <text:p>38.083450677908</text:p>
          </table:table-cell>
          <table:table-cell office:value-type="float" office:value="10.1096307411366" calcext:value-type="float">
            <text:p>10.1096307411366</text:p>
          </table:table-cell>
        </table:table-row>
        <table:table-row table:style-name="ro1">
          <table:table-cell office:value-type="string" calcext:value-type="string">
            <text:p>bridge</text:p>
          </table:table-cell>
          <table:table-cell office:value-type="float" office:value="13" calcext:value-type="float">
            <text:p>13</text:p>
          </table:table-cell>
          <table:table-cell office:value-type="float" office:value="37.44601872" calcext:value-type="float">
            <text:p>37.44601872</text:p>
          </table:table-cell>
          <table:table-cell office:value-type="float" office:value="209.14" calcext:value-type="float">
            <text:p>209.14</text:p>
          </table:table-cell>
          <table:table-cell office:value-type="float" office:value="2449256" calcext:value-type="float">
            <text:p>2449256</text:p>
          </table:table-cell>
          <table:table-cell office:value-type="string" calcext:value-type="string">
            <text:p>2749x4049</text:p>
          </table:table-cell>
          <table:table-cell office:value-type="float" office:value="1.7603" calcext:value-type="float">
            <text:p>1.7603</text:p>
          </table:table-cell>
          <table:table-cell office:value-type="string" calcext:value-type="string">
            <text:p>bridge.png</text:p>
          </table:table-cell>
          <table:table-cell office:value-type="string" calcext:value-type="string">
            <text:p>AVIF</text:p>
          </table:table-cell>
          <table:table-cell office:value-type="float" office:value="13" calcext:value-type="float">
            <text:p>13</text:p>
          </table:table-cell>
          <table:table-cell office:value-type="float" office:value="0.967210876305308" calcext:value-type="float">
            <text:p>0.967210876305308</text:p>
          </table:table-cell>
          <table:table-cell office:value-type="float" office:value="37.6523940408812" calcext:value-type="float">
            <text:p>37.6523940408812</text:p>
          </table:table-cell>
          <table:table-cell office:value-type="float" office:value="11.1645431556078" calcext:value-type="float">
            <text:p>11.1645431556078</text:p>
          </table:table-cell>
        </table:table-row>
        <table:table-row table:style-name="ro1">
          <table:table-cell office:value-type="string" calcext:value-type="string">
            <text:p>bridge</text:p>
          </table:table-cell>
          <table:table-cell office:value-type="float" office:value="14" calcext:value-type="float">
            <text:p>14</text:p>
          </table:table-cell>
          <table:table-cell office:value-type="float" office:value="36.903987008" calcext:value-type="float">
            <text:p>36.903987008</text:p>
          </table:table-cell>
          <table:table-cell office:value-type="float" office:value="162.13" calcext:value-type="float">
            <text:p>162.13</text:p>
          </table:table-cell>
          <table:table-cell office:value-type="float" office:value="2281829" calcext:value-type="float">
            <text:p>2281829</text:p>
          </table:table-cell>
          <table:table-cell office:value-type="string" calcext:value-type="string">
            <text:p>2749x4049</text:p>
          </table:table-cell>
          <table:table-cell office:value-type="float" office:value="1.64" calcext:value-type="float">
            <text:p>1.64</text:p>
          </table:table-cell>
          <table:table-cell office:value-type="string" calcext:value-type="string">
            <text:p>bridge.png</text:p>
          </table:table-cell>
          <table:table-cell office:value-type="string" calcext:value-type="string">
            <text:p>AVIF</text:p>
          </table:table-cell>
          <table:table-cell office:value-type="float" office:value="14" calcext:value-type="float">
            <text:p>14</text:p>
          </table:table-cell>
          <table:table-cell office:value-type="float" office:value="0.963901411868234" calcext:value-type="float">
            <text:p>0.963901411868234</text:p>
          </table:table-cell>
          <table:table-cell office:value-type="float" office:value="37.2502023514699" calcext:value-type="float">
            <text:p>37.2502023514699</text:p>
          </table:table-cell>
          <table:table-cell office:value-type="float" office:value="12.2478575248765" calcext:value-type="float">
            <text:p>12.2478575248765</text:p>
          </table:table-cell>
        </table:table-row>
        <table:table-row table:style-name="ro1">
          <table:table-cell office:value-type="string" calcext:value-type="string">
            <text:p>bridge</text:p>
          </table:table-cell>
          <table:table-cell office:value-type="float" office:value="15" calcext:value-type="float">
            <text:p>15</text:p>
          </table:table-cell>
          <table:table-cell office:value-type="float" office:value="36.491986351" calcext:value-type="float">
            <text:p>36.491986351</text:p>
          </table:table-cell>
          <table:table-cell office:value-type="float" office:value="129.33" calcext:value-type="float">
            <text:p>129.33</text:p>
          </table:table-cell>
          <table:table-cell office:value-type="float" office:value="2121918" calcext:value-type="float">
            <text:p>2121918</text:p>
          </table:table-cell>
          <table:table-cell office:value-type="string" calcext:value-type="string">
            <text:p>2749x4049</text:p>
          </table:table-cell>
          <table:table-cell office:value-type="float" office:value="1.525" calcext:value-type="float">
            <text:p>1.525</text:p>
          </table:table-cell>
          <table:table-cell office:value-type="string" calcext:value-type="string">
            <text:p>bridge.png</text:p>
          </table:table-cell>
          <table:table-cell office:value-type="string" calcext:value-type="string">
            <text:p>AVIF</text:p>
          </table:table-cell>
          <table:table-cell office:value-type="float" office:value="15" calcext:value-type="float">
            <text:p>15</text:p>
          </table:table-cell>
          <table:table-cell office:value-type="float" office:value="0.960543139413684" calcext:value-type="float">
            <text:p>0.960543139413684</text:p>
          </table:table-cell>
          <table:table-cell office:value-type="float" office:value="36.8811635809997" calcext:value-type="float">
            <text:p>36.8811635809997</text:p>
          </table:table-cell>
          <table:table-cell office:value-type="float" office:value="13.334109055665" calcext:value-type="float">
            <text:p>13.334109055665</text:p>
          </table:table-cell>
        </table:table-row>
        <table:table-row table:style-name="ro1">
          <table:table-cell office:value-type="string" calcext:value-type="string">
            <text:p>bridge</text:p>
          </table:table-cell>
          <table:table-cell office:value-type="float" office:value="16" calcext:value-type="float">
            <text:p>16</text:p>
          </table:table-cell>
          <table:table-cell office:value-type="float" office:value="36.202585836" calcext:value-type="float">
            <text:p>36.202585836</text:p>
          </table:table-cell>
          <table:table-cell office:value-type="float" office:value="92.17" calcext:value-type="float">
            <text:p>92.17</text:p>
          </table:table-cell>
          <table:table-cell office:value-type="float" office:value="1960335" calcext:value-type="float">
            <text:p>1960335</text:p>
          </table:table-cell>
          <table:table-cell office:value-type="string" calcext:value-type="string">
            <text:p>2749x4049</text:p>
          </table:table-cell>
          <table:table-cell office:value-type="float" office:value="1.4089" calcext:value-type="float">
            <text:p>1.4089</text:p>
          </table:table-cell>
          <table:table-cell office:value-type="string" calcext:value-type="string">
            <text:p>bridge.png</text:p>
          </table:table-cell>
          <table:table-cell office:value-type="string" calcext:value-type="string">
            <text:p>AVIF</text:p>
          </table:table-cell>
          <table:table-cell office:value-type="float" office:value="16" calcext:value-type="float">
            <text:p>16</text:p>
          </table:table-cell>
          <table:table-cell office:value-type="float" office:value="0.95678044341725" calcext:value-type="float">
            <text:p>0.95678044341725</text:p>
          </table:table-cell>
          <table:table-cell office:value-type="float" office:value="36.5012653831473" calcext:value-type="float">
            <text:p>36.5012653831473</text:p>
          </table:table-cell>
          <table:table-cell office:value-type="float" office:value="14.5530433348268" calcext:value-type="float">
            <text:p>14.5530433348268</text:p>
          </table:table-cell>
        </table:table-row>
        <table:table-row table:style-name="ro1">
          <table:table-cell office:value-type="string" calcext:value-type="string">
            <text:p>bridge</text:p>
          </table:table-cell>
          <table:table-cell office:value-type="float" office:value="17" calcext:value-type="float">
            <text:p>17</text:p>
          </table:table-cell>
          <table:table-cell office:value-type="float" office:value="35.700892307" calcext:value-type="float">
            <text:p>35.700892307</text:p>
          </table:table-cell>
          <table:table-cell office:value-type="float" office:value="58.41" calcext:value-type="float">
            <text:p>58.41</text:p>
          </table:table-cell>
          <table:table-cell office:value-type="float" office:value="1834849" calcext:value-type="float">
            <text:p>1834849</text:p>
          </table:table-cell>
          <table:table-cell office:value-type="string" calcext:value-type="string">
            <text:p>2749x4049</text:p>
          </table:table-cell>
          <table:table-cell office:value-type="float" office:value="1.3187" calcext:value-type="float">
            <text:p>1.3187</text:p>
          </table:table-cell>
          <table:table-cell office:value-type="string" calcext:value-type="string">
            <text:p>bridge.png</text:p>
          </table:table-cell>
          <table:table-cell office:value-type="string" calcext:value-type="string">
            <text:p>AVIF</text:p>
          </table:table-cell>
          <table:table-cell office:value-type="float" office:value="17" calcext:value-type="float">
            <text:p>17</text:p>
          </table:table-cell>
          <table:table-cell office:value-type="float" office:value="0.953375023113897" calcext:value-type="float">
            <text:p>0.953375023113897</text:p>
          </table:table-cell>
          <table:table-cell office:value-type="float" office:value="36.1838141091671" calcext:value-type="float">
            <text:p>36.1838141091671</text:p>
          </table:table-cell>
          <table:table-cell office:value-type="float" office:value="15.6566538501633" calcext:value-type="float">
            <text:p>15.6566538501633</text:p>
          </table:table-cell>
        </table:table-row>
        <table:table-row table:style-name="ro1">
          <table:table-cell office:value-type="string" calcext:value-type="string">
            <text:p>bridge</text:p>
          </table:table-cell>
          <table:table-cell office:value-type="float" office:value="18" calcext:value-type="float">
            <text:p>18</text:p>
          </table:table-cell>
          <table:table-cell office:value-type="float" office:value="35.301747327" calcext:value-type="float">
            <text:p>35.301747327</text:p>
          </table:table-cell>
          <table:table-cell office:value-type="float" office:value="26.16" calcext:value-type="float">
            <text:p>26.16</text:p>
          </table:table-cell>
          <table:table-cell office:value-type="float" office:value="1720740" calcext:value-type="float">
            <text:p>1720740</text:p>
          </table:table-cell>
          <table:table-cell office:value-type="string" calcext:value-type="string">
            <text:p>2749x4049</text:p>
          </table:table-cell>
          <table:table-cell office:value-type="float" office:value="1.2367" calcext:value-type="float">
            <text:p>1.2367</text:p>
          </table:table-cell>
          <table:table-cell office:value-type="string" calcext:value-type="string">
            <text:p>bridge.png</text:p>
          </table:table-cell>
          <table:table-cell office:value-type="string" calcext:value-type="string">
            <text:p>AVIF</text:p>
          </table:table-cell>
          <table:table-cell office:value-type="float" office:value="18" calcext:value-type="float">
            <text:p>18</text:p>
          </table:table-cell>
          <table:table-cell office:value-type="float" office:value="0.949905276376719" calcext:value-type="float">
            <text:p>0.949905276376719</text:p>
          </table:table-cell>
          <table:table-cell office:value-type="float" office:value="35.8946035538889" calcext:value-type="float">
            <text:p>35.8946035538889</text:p>
          </table:table-cell>
          <table:table-cell office:value-type="float" office:value="16.7347799268588" calcext:value-type="float">
            <text:p>16.7347799268588</text:p>
          </table:table-cell>
        </table:table-row>
        <table:table-row table:style-name="ro1">
          <table:table-cell office:value-type="string" calcext:value-type="string">
            <text:p>bridge</text:p>
          </table:table-cell>
          <table:table-cell office:value-type="float" office:value="19" calcext:value-type="float">
            <text:p>19</text:p>
          </table:table-cell>
          <table:table-cell office:value-type="float" office:value="35.121265917" calcext:value-type="float">
            <text:p>35.121265917</text:p>
          </table:table-cell>
          <table:table-cell office:value-type="float" office:value="13.98" calcext:value-type="float">
            <text:p>13.98</text:p>
          </table:table-cell>
          <table:table-cell office:value-type="float" office:value="1611286" calcext:value-type="float">
            <text:p>1611286</text:p>
          </table:table-cell>
          <table:table-cell office:value-type="string" calcext:value-type="string">
            <text:p>2749x4049</text:p>
          </table:table-cell>
          <table:table-cell office:value-type="float" office:value="1.158" calcext:value-type="float">
            <text:p>1.158</text:p>
          </table:table-cell>
          <table:table-cell office:value-type="string" calcext:value-type="string">
            <text:p>bridge.png</text:p>
          </table:table-cell>
          <table:table-cell office:value-type="string" calcext:value-type="string">
            <text:p>AVIF</text:p>
          </table:table-cell>
          <table:table-cell office:value-type="float" office:value="19" calcext:value-type="float">
            <text:p>19</text:p>
          </table:table-cell>
          <table:table-cell office:value-type="float" office:value="0.946424227031522" calcext:value-type="float">
            <text:p>0.946424227031522</text:p>
          </table:table-cell>
          <table:table-cell office:value-type="float" office:value="35.6139590565391" calcext:value-type="float">
            <text:p>35.6139590565391</text:p>
          </table:table-cell>
          <table:table-cell office:value-type="float" office:value="17.8519004029186" calcext:value-type="float">
            <text:p>17.8519004029186</text:p>
          </table:table-cell>
        </table:table-row>
        <table:table-row table:style-name="ro1">
          <table:table-cell office:value-type="string" calcext:value-type="string">
            <text:p>bridge</text:p>
          </table:table-cell>
          <table:table-cell office:value-type="float" office:value="20" calcext:value-type="float">
            <text:p>20</text:p>
          </table:table-cell>
          <table:table-cell office:value-type="float" office:value="35.472658284" calcext:value-type="float">
            <text:p>35.472658284</text:p>
          </table:table-cell>
          <table:table-cell office:value-type="float" office:value="12.02" calcext:value-type="float">
            <text:p>12.02</text:p>
          </table:table-cell>
          <table:table-cell office:value-type="float" office:value="1494759" calcext:value-type="float">
            <text:p>1494759</text:p>
          </table:table-cell>
          <table:table-cell office:value-type="string" calcext:value-type="string">
            <text:p>2749x4049</text:p>
          </table:table-cell>
          <table:table-cell office:value-type="float" office:value="1.0743" calcext:value-type="float">
            <text:p>1.0743</text:p>
          </table:table-cell>
          <table:table-cell office:value-type="string" calcext:value-type="string">
            <text:p>bridge.png</text:p>
          </table:table-cell>
          <table:table-cell office:value-type="string" calcext:value-type="string">
            <text:p>AVIF</text:p>
          </table:table-cell>
          <table:table-cell office:value-type="float" office:value="20" calcext:value-type="float">
            <text:p>20</text:p>
          </table:table-cell>
          <table:table-cell office:value-type="float" office:value="0.942598464056359" calcext:value-type="float">
            <text:p>0.942598464056359</text:p>
          </table:table-cell>
          <table:table-cell office:value-type="float" office:value="35.3270875058329" calcext:value-type="float">
            <text:p>35.3270875058329</text:p>
          </table:table-cell>
          <table:table-cell office:value-type="float" office:value="19.0709185042943" calcext:value-type="float">
            <text:p>19.0709185042943</text:p>
          </table:table-cell>
        </table:table-row>
        <table:table-row table:style-name="ro1">
          <table:table-cell office:value-type="string" calcext:value-type="string">
            <text:p>bridge</text:p>
          </table:table-cell>
          <table:table-cell office:value-type="float" office:value="21" calcext:value-type="float">
            <text:p>21</text:p>
          </table:table-cell>
          <table:table-cell office:value-type="float" office:value="34.467685327" calcext:value-type="float">
            <text:p>34.467685327</text:p>
          </table:table-cell>
          <table:table-cell office:value-type="float" office:value="941.5" calcext:value-type="float">
            <text:p>941.5</text:p>
          </table:table-cell>
          <table:table-cell office:value-type="float" office:value="1408246" calcext:value-type="float">
            <text:p>1408246</text:p>
          </table:table-cell>
          <table:table-cell office:value-type="string" calcext:value-type="string">
            <text:p>2749x4049</text:p>
          </table:table-cell>
          <table:table-cell office:value-type="float" office:value="1.0121" calcext:value-type="float">
            <text:p>1.0121</text:p>
          </table:table-cell>
          <table:table-cell office:value-type="string" calcext:value-type="string">
            <text:p>bridge.png</text:p>
          </table:table-cell>
          <table:table-cell office:value-type="string" calcext:value-type="string">
            <text:p>AVIF</text:p>
          </table:table-cell>
          <table:table-cell office:value-type="float" office:value="21" calcext:value-type="float">
            <text:p>21</text:p>
          </table:table-cell>
          <table:table-cell office:value-type="float" office:value="0.939036364076327" calcext:value-type="float">
            <text:p>0.939036364076327</text:p>
          </table:table-cell>
          <table:table-cell office:value-type="float" office:value="35.0802855281493" calcext:value-type="float">
            <text:p>35.0802855281493</text:p>
          </table:table-cell>
          <table:table-cell office:value-type="float" office:value="20.1860715391301" calcext:value-type="float">
            <text:p>20.1860715391301</text:p>
          </table:table-cell>
        </table:table-row>
        <table:table-row table:style-name="ro1">
          <table:table-cell office:value-type="string" calcext:value-type="string">
            <text:p>bridge</text:p>
          </table:table-cell>
          <table:table-cell office:value-type="float" office:value="22" calcext:value-type="float">
            <text:p>22</text:p>
          </table:table-cell>
          <table:table-cell office:value-type="float" office:value="33.909945175" calcext:value-type="float">
            <text:p>33.909945175</text:p>
          </table:table-cell>
          <table:table-cell office:value-type="float" office:value="894.66" calcext:value-type="float">
            <text:p>894.66</text:p>
          </table:table-cell>
          <table:table-cell office:value-type="float" office:value="1325593" calcext:value-type="float">
            <text:p>1325593</text:p>
          </table:table-cell>
          <table:table-cell office:value-type="string" calcext:value-type="string">
            <text:p>2749x4049</text:p>
          </table:table-cell>
          <table:table-cell office:value-type="float" office:value="0.9527" calcext:value-type="float">
            <text:p>0.9527</text:p>
          </table:table-cell>
          <table:table-cell office:value-type="string" calcext:value-type="string">
            <text:p>bridge.png</text:p>
          </table:table-cell>
          <table:table-cell office:value-type="string" calcext:value-type="string">
            <text:p>AVIF</text:p>
          </table:table-cell>
          <table:table-cell office:value-type="float" office:value="22" calcext:value-type="float">
            <text:p>22</text:p>
          </table:table-cell>
          <table:table-cell office:value-type="float" office:value="0.935454751945142" calcext:value-type="float">
            <text:p>0.935454751945142</text:p>
          </table:table-cell>
          <table:table-cell office:value-type="float" office:value="34.8642715627523" calcext:value-type="float">
            <text:p>34.8642715627523</text:p>
          </table:table-cell>
          <table:table-cell office:value-type="float" office:value="21.2154967298705" calcext:value-type="float">
            <text:p>21.2154967298705</text:p>
          </table:table-cell>
        </table:table-row>
        <table:table-row table:style-name="ro1">
          <table:table-cell office:value-type="string" calcext:value-type="string">
            <text:p>bridge</text:p>
          </table:table-cell>
          <table:table-cell office:value-type="float" office:value="23" calcext:value-type="float">
            <text:p>23</text:p>
          </table:table-cell>
          <table:table-cell office:value-type="float" office:value="33.695355459" calcext:value-type="float">
            <text:p>33.695355459</text:p>
          </table:table-cell>
          <table:table-cell office:value-type="float" office:value="889.53" calcext:value-type="float">
            <text:p>889.53</text:p>
          </table:table-cell>
          <table:table-cell office:value-type="float" office:value="1248086" calcext:value-type="float">
            <text:p>1248086</text:p>
          </table:table-cell>
          <table:table-cell office:value-type="string" calcext:value-type="string">
            <text:p>2749x4049</text:p>
          </table:table-cell>
          <table:table-cell office:value-type="float" office:value="0.897" calcext:value-type="float">
            <text:p>0.897</text:p>
          </table:table-cell>
          <table:table-cell office:value-type="string" calcext:value-type="string">
            <text:p>bridge.png</text:p>
          </table:table-cell>
          <table:table-cell office:value-type="string" calcext:value-type="string">
            <text:p>AVIF</text:p>
          </table:table-cell>
          <table:table-cell office:value-type="float" office:value="23" calcext:value-type="float">
            <text:p>23</text:p>
          </table:table-cell>
          <table:table-cell office:value-type="float" office:value="0.931797248365503" calcext:value-type="float">
            <text:p>0.931797248365503</text:p>
          </table:table-cell>
          <table:table-cell office:value-type="float" office:value="34.6426549349118" calcext:value-type="float">
            <text:p>34.6426549349118</text:p>
          </table:table-cell>
          <table:table-cell office:value-type="float" office:value="22.3262029049204" calcext:value-type="float">
            <text:p>22.3262029049204</text:p>
          </table:table-cell>
        </table:table-row>
        <table:table-row table:style-name="ro1">
          <table:table-cell office:value-type="string" calcext:value-type="string">
            <text:p>bridge</text:p>
          </table:table-cell>
          <table:table-cell office:value-type="float" office:value="24" calcext:value-type="float">
            <text:p>24</text:p>
          </table:table-cell>
          <table:table-cell office:value-type="float" office:value="32.856258313" calcext:value-type="float">
            <text:p>32.856258313</text:p>
          </table:table-cell>
          <table:table-cell office:value-type="float" office:value="838.92" calcext:value-type="float">
            <text:p>838.92</text:p>
          </table:table-cell>
          <table:table-cell office:value-type="float" office:value="1160420" calcext:value-type="float">
            <text:p>1160420</text:p>
          </table:table-cell>
          <table:table-cell office:value-type="string" calcext:value-type="string">
            <text:p>2749x4049</text:p>
          </table:table-cell>
          <table:table-cell office:value-type="float" office:value="0.834" calcext:value-type="float">
            <text:p>0.834</text:p>
          </table:table-cell>
          <table:table-cell office:value-type="string" calcext:value-type="string">
            <text:p>bridge.png</text:p>
          </table:table-cell>
          <table:table-cell office:value-type="string" calcext:value-type="string">
            <text:p>AVIF</text:p>
          </table:table-cell>
          <table:table-cell office:value-type="float" office:value="24" calcext:value-type="float">
            <text:p>24</text:p>
          </table:table-cell>
          <table:table-cell office:value-type="float" office:value="0.926934276331574" calcext:value-type="float">
            <text:p>0.926934276331574</text:p>
          </table:table-cell>
          <table:table-cell office:value-type="float" office:value="34.3621567488608" calcext:value-type="float">
            <text:p>34.3621567488608</text:p>
          </table:table-cell>
          <table:table-cell office:value-type="float" office:value="23.815773208414" calcext:value-type="float">
            <text:p>23.815773208414</text:p>
          </table:table-cell>
        </table:table-row>
        <table:table-row table:style-name="ro1">
          <table:table-cell office:value-type="string" calcext:value-type="string">
            <text:p>bridge</text:p>
          </table:table-cell>
          <table:table-cell office:value-type="float" office:value="25" calcext:value-type="float">
            <text:p>25</text:p>
          </table:table-cell>
          <table:table-cell office:value-type="float" office:value="32.408766377" calcext:value-type="float">
            <text:p>32.408766377</text:p>
          </table:table-cell>
          <table:table-cell office:value-type="float" office:value="772.57" calcext:value-type="float">
            <text:p>772.57</text:p>
          </table:table-cell>
          <table:table-cell office:value-type="float" office:value="1042105" calcext:value-type="float">
            <text:p>1042105</text:p>
          </table:table-cell>
          <table:table-cell office:value-type="string" calcext:value-type="string">
            <text:p>2749x4049</text:p>
          </table:table-cell>
          <table:table-cell office:value-type="float" office:value="0.7489" calcext:value-type="float">
            <text:p>0.7489</text:p>
          </table:table-cell>
          <table:table-cell office:value-type="string" calcext:value-type="string">
            <text:p>bridge.png</text:p>
          </table:table-cell>
          <table:table-cell office:value-type="string" calcext:value-type="string">
            <text:p>AVIF</text:p>
          </table:table-cell>
          <table:table-cell office:value-type="float" office:value="25" calcext:value-type="float">
            <text:p>25</text:p>
          </table:table-cell>
          <table:table-cell office:value-type="float" office:value="0.919745227126676" calcext:value-type="float">
            <text:p>0.919745227126676</text:p>
          </table:table-cell>
          <table:table-cell office:value-type="float" office:value="33.9977774036814" calcext:value-type="float">
            <text:p>33.9977774036814</text:p>
          </table:table-cell>
          <table:table-cell office:value-type="float" office:value="25.90017034866" calcext:value-type="float">
            <text:p>25.90017034866</text:p>
          </table:table-cell>
        </table:table-row>
        <table:table-row table:style-name="ro1">
          <table:table-cell office:value-type="string" calcext:value-type="string">
            <text:p>bridge</text:p>
          </table:table-cell>
          <table:table-cell office:value-type="float" office:value="26" calcext:value-type="float">
            <text:p>26</text:p>
          </table:table-cell>
          <table:table-cell office:value-type="float" office:value="31.662131444" calcext:value-type="float">
            <text:p>31.662131444</text:p>
          </table:table-cell>
          <table:table-cell office:value-type="float" office:value="702.33" calcext:value-type="float">
            <text:p>702.33</text:p>
          </table:table-cell>
          <table:table-cell office:value-type="float" office:value="940744" calcext:value-type="float">
            <text:p>940744</text:p>
          </table:table-cell>
          <table:table-cell office:value-type="string" calcext:value-type="string">
            <text:p>2749x4049</text:p>
          </table:table-cell>
          <table:table-cell office:value-type="float" office:value="0.6761" calcext:value-type="float">
            <text:p>0.6761</text:p>
          </table:table-cell>
          <table:table-cell office:value-type="string" calcext:value-type="string">
            <text:p>bridge.png</text:p>
          </table:table-cell>
          <table:table-cell office:value-type="string" calcext:value-type="string">
            <text:p>AVIF</text:p>
          </table:table-cell>
          <table:table-cell office:value-type="float" office:value="26" calcext:value-type="float">
            <text:p>26</text:p>
          </table:table-cell>
          <table:table-cell office:value-type="float" office:value="0.912650956670049" calcext:value-type="float">
            <text:p>0.912650956670049</text:p>
          </table:table-cell>
          <table:table-cell office:value-type="float" office:value="33.6635745789307" calcext:value-type="float">
            <text:p>33.6635745789307</text:p>
          </table:table-cell>
          <table:table-cell office:value-type="float" office:value="27.9719602865384" calcext:value-type="float">
            <text:p>27.9719602865384</text:p>
          </table:table-cell>
        </table:table-row>
        <table:table-row table:style-name="ro1">
          <table:table-cell office:value-type="string" calcext:value-type="string">
            <text:p>bridge</text:p>
          </table:table-cell>
          <table:table-cell office:value-type="float" office:value="27" calcext:value-type="float">
            <text:p>27</text:p>
          </table:table-cell>
          <table:table-cell office:value-type="float" office:value="31.351784821" calcext:value-type="float">
            <text:p>31.351784821</text:p>
          </table:table-cell>
          <table:table-cell office:value-type="float" office:value="662.96" calcext:value-type="float">
            <text:p>662.96</text:p>
          </table:table-cell>
          <table:table-cell office:value-type="float" office:value="853907" calcext:value-type="float">
            <text:p>853907</text:p>
          </table:table-cell>
          <table:table-cell office:value-type="string" calcext:value-type="string">
            <text:p>2749x4049</text:p>
          </table:table-cell>
          <table:table-cell office:value-type="float" office:value="0.6137" calcext:value-type="float">
            <text:p>0.6137</text:p>
          </table:table-cell>
          <table:table-cell office:value-type="string" calcext:value-type="string">
            <text:p>bridge.png</text:p>
          </table:table-cell>
          <table:table-cell office:value-type="string" calcext:value-type="string">
            <text:p>AVIF</text:p>
          </table:table-cell>
          <table:table-cell office:value-type="float" office:value="27" calcext:value-type="float">
            <text:p>27</text:p>
          </table:table-cell>
          <table:table-cell office:value-type="float" office:value="0.905645173703867" calcext:value-type="float">
            <text:p>0.905645173703867</text:p>
          </table:table-cell>
          <table:table-cell office:value-type="float" office:value="33.3672910055675" calcext:value-type="float">
            <text:p>33.3672910055675</text:p>
          </table:table-cell>
          <table:table-cell office:value-type="float" office:value="29.9468577944911" calcext:value-type="float">
            <text:p>29.9468577944911</text:p>
          </table:table-cell>
        </table:table-row>
        <table:table-row table:style-name="ro1">
          <table:table-cell office:value-type="string" calcext:value-type="string">
            <text:p>bridge</text:p>
          </table:table-cell>
          <table:table-cell office:value-type="float" office:value="28" calcext:value-type="float">
            <text:p>28</text:p>
          </table:table-cell>
          <table:table-cell office:value-type="float" office:value="30.043746132" calcext:value-type="float">
            <text:p>30.043746132</text:p>
          </table:table-cell>
          <table:table-cell office:value-type="float" office:value="570.51" calcext:value-type="float">
            <text:p>570.51</text:p>
          </table:table-cell>
          <table:table-cell office:value-type="float" office:value="778051" calcext:value-type="float">
            <text:p>778051</text:p>
          </table:table-cell>
          <table:table-cell office:value-type="string" calcext:value-type="string">
            <text:p>2749x4049</text:p>
          </table:table-cell>
          <table:table-cell office:value-type="float" office:value="0.5592" calcext:value-type="float">
            <text:p>0.5592</text:p>
          </table:table-cell>
          <table:table-cell office:value-type="string" calcext:value-type="string">
            <text:p>bridge.png</text:p>
          </table:table-cell>
          <table:table-cell office:value-type="string" calcext:value-type="string">
            <text:p>AVIF</text:p>
          </table:table-cell>
          <table:table-cell office:value-type="float" office:value="28" calcext:value-type="float">
            <text:p>28</text:p>
          </table:table-cell>
          <table:table-cell office:value-type="float" office:value="0.898835191219308" calcext:value-type="float">
            <text:p>0.898835191219308</text:p>
          </table:table-cell>
          <table:table-cell office:value-type="float" office:value="33.0950215683892" calcext:value-type="float">
            <text:p>33.0950215683892</text:p>
          </table:table-cell>
          <table:table-cell office:value-type="float" office:value="31.8843967090063" calcext:value-type="float">
            <text:p>31.8843967090063</text:p>
          </table:table-cell>
        </table:table-row>
        <table:table-row table:style-name="ro1">
          <table:table-cell office:value-type="string" calcext:value-type="string">
            <text:p>bridge</text:p>
          </table:table-cell>
          <table:table-cell office:value-type="float" office:value="29" calcext:value-type="float">
            <text:p>29</text:p>
          </table:table-cell>
          <table:table-cell office:value-type="float" office:value="29.181117963" calcext:value-type="float">
            <text:p>29.181117963</text:p>
          </table:table-cell>
          <table:table-cell office:value-type="float" office:value="503.23" calcext:value-type="float">
            <text:p>503.23</text:p>
          </table:table-cell>
          <table:table-cell office:value-type="float" office:value="710405" calcext:value-type="float">
            <text:p>710405</text:p>
          </table:table-cell>
          <table:table-cell office:value-type="string" calcext:value-type="string">
            <text:p>2749x4049</text:p>
          </table:table-cell>
          <table:table-cell office:value-type="float" office:value="0.5105" calcext:value-type="float">
            <text:p>0.5105</text:p>
          </table:table-cell>
          <table:table-cell office:value-type="string" calcext:value-type="string">
            <text:p>bridge.png</text:p>
          </table:table-cell>
          <table:table-cell office:value-type="string" calcext:value-type="string">
            <text:p>AVIF</text:p>
          </table:table-cell>
          <table:table-cell office:value-type="float" office:value="29" calcext:value-type="float">
            <text:p>29</text:p>
          </table:table-cell>
          <table:table-cell office:value-type="float" office:value="0.891896861277884" calcext:value-type="float">
            <text:p>0.891896861277884</text:p>
          </table:table-cell>
          <table:table-cell office:value-type="float" office:value="32.8354224555718" calcext:value-type="float">
            <text:p>32.8354224555718</text:p>
          </table:table-cell>
          <table:table-cell office:value-type="float" office:value="33.8483977184666" calcext:value-type="float">
            <text:p>33.8483977184666</text:p>
          </table:table-cell>
        </table:table-row>
        <table:table-row table:style-name="ro1">
          <table:table-cell office:value-type="string" calcext:value-type="string">
            <text:p>bridge</text:p>
          </table:table-cell>
          <table:table-cell office:value-type="float" office:value="30" calcext:value-type="float">
            <text:p>30</text:p>
          </table:table-cell>
          <table:table-cell office:value-type="float" office:value="28.497388754" calcext:value-type="float">
            <text:p>28.497388754</text:p>
          </table:table-cell>
          <table:table-cell office:value-type="float" office:value="415.38" calcext:value-type="float">
            <text:p>415.38</text:p>
          </table:table-cell>
          <table:table-cell office:value-type="float" office:value="654035" calcext:value-type="float">
            <text:p>654035</text:p>
          </table:table-cell>
          <table:table-cell office:value-type="string" calcext:value-type="string">
            <text:p>2749x4049</text:p>
          </table:table-cell>
          <table:table-cell office:value-type="float" office:value="0.47" calcext:value-type="float">
            <text:p>0.47</text:p>
          </table:table-cell>
          <table:table-cell office:value-type="string" calcext:value-type="string">
            <text:p>bridge.png</text:p>
          </table:table-cell>
          <table:table-cell office:value-type="string" calcext:value-type="string">
            <text:p>AVIF</text:p>
          </table:table-cell>
          <table:table-cell office:value-type="float" office:value="30" calcext:value-type="float">
            <text:p>30</text:p>
          </table:table-cell>
          <table:table-cell office:value-type="float" office:value="0.885247819915797" calcext:value-type="float">
            <text:p>0.885247819915797</text:p>
          </table:table-cell>
          <table:table-cell office:value-type="float" office:value="32.6088268325157" calcext:value-type="float">
            <text:p>32.6088268325157</text:p>
          </table:table-cell>
          <table:table-cell office:value-type="float" office:value="35.6613416052292" calcext:value-type="float">
            <text:p>35.6613416052292</text:p>
          </table:table-cell>
        </table:table-row>
        <table:table-row table:style-name="ro1">
          <table:table-cell office:value-type="string" calcext:value-type="string">
            <text:p>bridge</text:p>
          </table:table-cell>
          <table:table-cell office:value-type="float" office:value="31" calcext:value-type="float">
            <text:p>31</text:p>
          </table:table-cell>
          <table:table-cell office:value-type="float" office:value="27.374831408" calcext:value-type="float">
            <text:p>27.374831408</text:p>
          </table:table-cell>
          <table:table-cell office:value-type="float" office:value="270.12" calcext:value-type="float">
            <text:p>270.12</text:p>
          </table:table-cell>
          <table:table-cell office:value-type="float" office:value="586728" calcext:value-type="float">
            <text:p>586728</text:p>
          </table:table-cell>
          <table:table-cell office:value-type="string" calcext:value-type="string">
            <text:p>2749x4049</text:p>
          </table:table-cell>
          <table:table-cell office:value-type="float" office:value="0.4217" calcext:value-type="float">
            <text:p>0.4217</text:p>
          </table:table-cell>
          <table:table-cell office:value-type="string" calcext:value-type="string">
            <text:p>bridge.png</text:p>
          </table:table-cell>
          <table:table-cell office:value-type="string" calcext:value-type="string">
            <text:p>AVIF</text:p>
          </table:table-cell>
          <table:table-cell office:value-type="float" office:value="31" calcext:value-type="float">
            <text:p>31</text:p>
          </table:table-cell>
          <table:table-cell office:value-type="float" office:value="0.875812997747908" calcext:value-type="float">
            <text:p>0.875812997747908</text:p>
          </table:table-cell>
          <table:table-cell office:value-type="float" office:value="32.3068846836881" calcext:value-type="float">
            <text:p>32.3068846836881</text:p>
          </table:table-cell>
          <table:table-cell office:value-type="float" office:value="38.2289079846214" calcext:value-type="float">
            <text:p>38.2289079846214</text:p>
          </table:table-cell>
        </table:table-row>
        <table:table-row table:style-name="ro1">
          <table:table-cell office:value-type="string" calcext:value-type="string">
            <text:p>bridge</text:p>
          </table:table-cell>
          <table:table-cell office:value-type="float" office:value="32" calcext:value-type="float">
            <text:p>32</text:p>
          </table:table-cell>
          <table:table-cell office:value-type="float" office:value="25.856030247" calcext:value-type="float">
            <text:p>25.856030247</text:p>
          </table:table-cell>
          <table:table-cell office:value-type="float" office:value="160.59" calcext:value-type="float">
            <text:p>160.59</text:p>
          </table:table-cell>
          <table:table-cell office:value-type="float" office:value="525010" calcext:value-type="float">
            <text:p>525010</text:p>
          </table:table-cell>
          <table:table-cell office:value-type="string" calcext:value-type="string">
            <text:p>2749x4049</text:p>
          </table:table-cell>
          <table:table-cell office:value-type="float" office:value="0.3773" calcext:value-type="float">
            <text:p>0.3773</text:p>
          </table:table-cell>
          <table:table-cell office:value-type="string" calcext:value-type="string">
            <text:p>bridge.png</text:p>
          </table:table-cell>
          <table:table-cell office:value-type="string" calcext:value-type="string">
            <text:p>AVIF</text:p>
          </table:table-cell>
          <table:table-cell office:value-type="float" office:value="32" calcext:value-type="float">
            <text:p>32</text:p>
          </table:table-cell>
          <table:table-cell office:value-type="float" office:value="0.866327869896525" calcext:value-type="float">
            <text:p>0.866327869896525</text:p>
          </table:table-cell>
          <table:table-cell office:value-type="float" office:value="32.0240510590014" calcext:value-type="float">
            <text:p>32.0240510590014</text:p>
          </table:table-cell>
          <table:table-cell office:value-type="float" office:value="40.8014178382236" calcext:value-type="float">
            <text:p>40.8014178382236</text:p>
          </table:table-cell>
        </table:table-row>
        <table:table-row table:style-name="ro1">
          <table:table-cell office:value-type="string" calcext:value-type="string">
            <text:p>bridge</text:p>
          </table:table-cell>
          <table:table-cell office:value-type="float" office:value="33" calcext:value-type="float">
            <text:p>33</text:p>
          </table:table-cell>
          <table:table-cell office:value-type="float" office:value="34.679976124" calcext:value-type="float">
            <text:p>34.679976124</text:p>
          </table:table-cell>
          <table:table-cell office:value-type="float" office:value="913.2" calcext:value-type="float">
            <text:p>913.2</text:p>
          </table:table-cell>
          <table:table-cell office:value-type="float" office:value="474380" calcext:value-type="float">
            <text:p>474380</text:p>
          </table:table-cell>
          <table:table-cell office:value-type="string" calcext:value-type="string">
            <text:p>2749x4049</text:p>
          </table:table-cell>
          <table:table-cell office:value-type="float" office:value="0.3409" calcext:value-type="float">
            <text:p>0.3409</text:p>
          </table:table-cell>
          <table:table-cell office:value-type="string" calcext:value-type="string">
            <text:p>bridge.png</text:p>
          </table:table-cell>
          <table:table-cell office:value-type="string" calcext:value-type="string">
            <text:p>AVIF</text:p>
          </table:table-cell>
          <table:table-cell office:value-type="float" office:value="33" calcext:value-type="float">
            <text:p>33</text:p>
          </table:table-cell>
          <table:table-cell office:value-type="float" office:value="0.857591340175261" calcext:value-type="float">
            <text:p>0.857591340175261</text:p>
          </table:table-cell>
          <table:table-cell office:value-type="float" office:value="31.7895396702506" calcext:value-type="float">
            <text:p>31.7895396702506</text:p>
          </table:table-cell>
          <table:table-cell office:value-type="float" office:value="43.0651925995796" calcext:value-type="float">
            <text:p>43.0651925995796</text:p>
          </table:table-cell>
        </table:table-row>
        <table:table-row table:style-name="ro1">
          <table:table-cell office:value-type="string" calcext:value-type="string">
            <text:p>bridge</text:p>
          </table:table-cell>
          <table:table-cell office:value-type="float" office:value="34" calcext:value-type="float">
            <text:p>34</text:p>
          </table:table-cell>
          <table:table-cell office:value-type="float" office:value="32.832880637" calcext:value-type="float">
            <text:p>32.832880637</text:p>
          </table:table-cell>
          <table:table-cell office:value-type="float" office:value="769.9" calcext:value-type="float">
            <text:p>769.9</text:p>
          </table:table-cell>
          <table:table-cell office:value-type="float" office:value="433245" calcext:value-type="float">
            <text:p>433245</text:p>
          </table:table-cell>
          <table:table-cell office:value-type="string" calcext:value-type="string">
            <text:p>2749x4049</text:p>
          </table:table-cell>
          <table:table-cell office:value-type="float" office:value="0.3113" calcext:value-type="float">
            <text:p>0.3113</text:p>
          </table:table-cell>
          <table:table-cell office:value-type="string" calcext:value-type="string">
            <text:p>bridge.png</text:p>
          </table:table-cell>
          <table:table-cell office:value-type="string" calcext:value-type="string">
            <text:p>AVIF</text:p>
          </table:table-cell>
          <table:table-cell office:value-type="float" office:value="34" calcext:value-type="float">
            <text:p>34</text:p>
          </table:table-cell>
          <table:table-cell office:value-type="float" office:value="0.849300233256673" calcext:value-type="float">
            <text:p>0.849300233256673</text:p>
          </table:table-cell>
          <table:table-cell office:value-type="float" office:value="31.5752038221889" calcext:value-type="float">
            <text:p>31.5752038221889</text:p>
          </table:table-cell>
          <table:table-cell office:value-type="float" office:value="45.2438942524824" calcext:value-type="float">
            <text:p>45.2438942524824</text:p>
          </table:table-cell>
        </table:table-row>
        <table:table-row table:style-name="ro1">
          <table:table-cell office:value-type="string" calcext:value-type="string">
            <text:p>bridge</text:p>
          </table:table-cell>
          <table:table-cell office:value-type="float" office:value="35" calcext:value-type="float">
            <text:p>35</text:p>
          </table:table-cell>
          <table:table-cell office:value-type="float" office:value="30.613956788" calcext:value-type="float">
            <text:p>30.613956788</text:p>
          </table:table-cell>
          <table:table-cell office:value-type="float" office:value="591.3" calcext:value-type="float">
            <text:p>591.3</text:p>
          </table:table-cell>
          <table:table-cell office:value-type="float" office:value="385726" calcext:value-type="float">
            <text:p>385726</text:p>
          </table:table-cell>
          <table:table-cell office:value-type="string" calcext:value-type="string">
            <text:p>2749x4049</text:p>
          </table:table-cell>
          <table:table-cell office:value-type="float" office:value="0.2772" calcext:value-type="float">
            <text:p>0.2772</text:p>
          </table:table-cell>
          <table:table-cell office:value-type="string" calcext:value-type="string">
            <text:p>bridge.png</text:p>
          </table:table-cell>
          <table:table-cell office:value-type="string" calcext:value-type="string">
            <text:p>AVIF</text:p>
          </table:table-cell>
          <table:table-cell office:value-type="float" office:value="35" calcext:value-type="float">
            <text:p>35</text:p>
          </table:table-cell>
          <table:table-cell office:value-type="float" office:value="0.839859231312682" calcext:value-type="float">
            <text:p>0.839859231312682</text:p>
          </table:table-cell>
          <table:table-cell office:value-type="float" office:value="31.3483024397431" calcext:value-type="float">
            <text:p>31.3483024397431</text:p>
          </table:table-cell>
          <table:table-cell office:value-type="float" office:value="47.6705449788532" calcext:value-type="float">
            <text:p>47.6705449788532</text:p>
          </table:table-cell>
        </table:table-row>
        <table:table-row table:style-name="ro1">
          <table:table-cell office:value-type="string" calcext:value-type="string">
            <text:p>bridge</text:p>
          </table:table-cell>
          <table:table-cell office:value-type="float" office:value="36" calcext:value-type="float">
            <text:p>36</text:p>
          </table:table-cell>
          <table:table-cell office:value-type="float" office:value="29.174196115" calcext:value-type="float">
            <text:p>29.174196115</text:p>
          </table:table-cell>
          <table:table-cell office:value-type="float" office:value="432.45" calcext:value-type="float">
            <text:p>432.45</text:p>
          </table:table-cell>
          <table:table-cell office:value-type="float" office:value="344021" calcext:value-type="float">
            <text:p>344021</text:p>
          </table:table-cell>
          <table:table-cell office:value-type="string" calcext:value-type="string">
            <text:p>2749x4049</text:p>
          </table:table-cell>
          <table:table-cell office:value-type="float" office:value="0.2472" calcext:value-type="float">
            <text:p>0.2472</text:p>
          </table:table-cell>
          <table:table-cell office:value-type="string" calcext:value-type="string">
            <text:p>bridge.png</text:p>
          </table:table-cell>
          <table:table-cell office:value-type="string" calcext:value-type="string">
            <text:p>AVIF</text:p>
          </table:table-cell>
          <table:table-cell office:value-type="float" office:value="36" calcext:value-type="float">
            <text:p>36</text:p>
          </table:table-cell>
          <table:table-cell office:value-type="float" office:value="0.830112371791544" calcext:value-type="float">
            <text:p>0.830112371791544</text:p>
          </table:table-cell>
          <table:table-cell office:value-type="float" office:value="31.1204018197162" calcext:value-type="float">
            <text:p>31.1204018197162</text:p>
          </table:table-cell>
          <table:table-cell office:value-type="float" office:value="50.2389066061518" calcext:value-type="float">
            <text:p>50.2389066061518</text:p>
          </table:table-cell>
        </table:table-row>
        <table:table-row table:style-name="ro1">
          <table:table-cell office:value-type="string" calcext:value-type="string">
            <text:p>bridge</text:p>
          </table:table-cell>
          <table:table-cell office:value-type="float" office:value="37" calcext:value-type="float">
            <text:p>37</text:p>
          </table:table-cell>
          <table:table-cell office:value-type="float" office:value="27.587347344" calcext:value-type="float">
            <text:p>27.587347344</text:p>
          </table:table-cell>
          <table:table-cell office:value-type="float" office:value="265.25" calcext:value-type="float">
            <text:p>265.25</text:p>
          </table:table-cell>
          <table:table-cell office:value-type="float" office:value="310804" calcext:value-type="float">
            <text:p>310804</text:p>
          </table:table-cell>
          <table:table-cell office:value-type="string" calcext:value-type="string">
            <text:p>2749x4049</text:p>
          </table:table-cell>
          <table:table-cell office:value-type="float" office:value="0.2233" calcext:value-type="float">
            <text:p>0.2233</text:p>
          </table:table-cell>
          <table:table-cell office:value-type="string" calcext:value-type="string">
            <text:p>bridge.png</text:p>
          </table:table-cell>
          <table:table-cell office:value-type="string" calcext:value-type="string">
            <text:p>AVIF</text:p>
          </table:table-cell>
          <table:table-cell office:value-type="float" office:value="37" calcext:value-type="float">
            <text:p>37</text:p>
          </table:table-cell>
          <table:table-cell office:value-type="float" office:value="0.821197912747157" calcext:value-type="float">
            <text:p>0.821197912747157</text:p>
          </table:table-cell>
          <table:table-cell office:value-type="float" office:value="30.9251234954499" calcext:value-type="float">
            <text:p>30.9251234954499</text:p>
          </table:table-cell>
          <table:table-cell office:value-type="float" office:value="52.5494302050997" calcext:value-type="float">
            <text:p>52.5494302050997</text:p>
          </table:table-cell>
        </table:table-row>
        <table:table-row table:style-name="ro1">
          <table:table-cell office:value-type="string" calcext:value-type="string">
            <text:p>bridge</text:p>
          </table:table-cell>
          <table:table-cell office:value-type="float" office:value="38" calcext:value-type="float">
            <text:p>38</text:p>
          </table:table-cell>
          <table:table-cell office:value-type="float" office:value="26.305278253" calcext:value-type="float">
            <text:p>26.305278253</text:p>
          </table:table-cell>
          <table:table-cell office:value-type="float" office:value="111.21" calcext:value-type="float">
            <text:p>111.21</text:p>
          </table:table-cell>
          <table:table-cell office:value-type="float" office:value="280757" calcext:value-type="float">
            <text:p>280757</text:p>
          </table:table-cell>
          <table:table-cell office:value-type="string" calcext:value-type="string">
            <text:p>2749x4049</text:p>
          </table:table-cell>
          <table:table-cell office:value-type="float" office:value="0.2017" calcext:value-type="float">
            <text:p>0.2017</text:p>
          </table:table-cell>
          <table:table-cell office:value-type="string" calcext:value-type="string">
            <text:p>bridge.png</text:p>
          </table:table-cell>
          <table:table-cell office:value-type="string" calcext:value-type="string">
            <text:p>AVIF</text:p>
          </table:table-cell>
          <table:table-cell office:value-type="float" office:value="38" calcext:value-type="float">
            <text:p>38</text:p>
          </table:table-cell>
          <table:table-cell office:value-type="float" office:value="0.812634383598011" calcext:value-type="float">
            <text:p>0.812634383598011</text:p>
          </table:table-cell>
          <table:table-cell office:value-type="float" office:value="30.724517274577" calcext:value-type="float">
            <text:p>30.724517274577</text:p>
          </table:table-cell>
          <table:table-cell office:value-type="float" office:value="55.0336900314425" calcext:value-type="float">
            <text:p>55.0336900314425</text:p>
          </table:table-cell>
        </table:table-row>
        <table:table-row table:style-name="ro1">
          <table:table-cell office:value-type="string" calcext:value-type="string">
            <text:p>bridge</text:p>
          </table:table-cell>
          <table:table-cell office:value-type="float" office:value="39" calcext:value-type="float">
            <text:p>39</text:p>
          </table:table-cell>
          <table:table-cell office:value-type="float" office:value="24.276828038" calcext:value-type="float">
            <text:p>24.276828038</text:p>
          </table:table-cell>
          <table:table-cell office:value-type="float" office:value="924.76" calcext:value-type="float">
            <text:p>924.76</text:p>
          </table:table-cell>
          <table:table-cell office:value-type="float" office:value="252588" calcext:value-type="float">
            <text:p>252588</text:p>
          </table:table-cell>
          <table:table-cell office:value-type="string" calcext:value-type="string">
            <text:p>2749x4049</text:p>
          </table:table-cell>
          <table:table-cell office:value-type="float" office:value="0.1815" calcext:value-type="float">
            <text:p>0.1815</text:p>
          </table:table-cell>
          <table:table-cell office:value-type="string" calcext:value-type="string">
            <text:p>bridge.png</text:p>
          </table:table-cell>
          <table:table-cell office:value-type="string" calcext:value-type="string">
            <text:p>AVIF</text:p>
          </table:table-cell>
          <table:table-cell office:value-type="float" office:value="39" calcext:value-type="float">
            <text:p>39</text:p>
          </table:table-cell>
          <table:table-cell office:value-type="float" office:value="0.804861953606324" calcext:value-type="float">
            <text:p>0.804861953606324</text:p>
          </table:table-cell>
          <table:table-cell office:value-type="float" office:value="30.5461437818549" calcext:value-type="float">
            <text:p>30.5461437818549</text:p>
          </table:table-cell>
          <table:table-cell office:value-type="float" office:value="57.3410950786777" calcext:value-type="float">
            <text:p>57.3410950786777</text:p>
          </table:table-cell>
        </table:table-row>
        <table:table-row table:style-name="ro1">
          <table:table-cell office:value-type="string" calcext:value-type="string">
            <text:p>bridge</text:p>
          </table:table-cell>
          <table:table-cell office:value-type="float" office:value="40" calcext:value-type="float">
            <text:p>40</text:p>
          </table:table-cell>
          <table:table-cell office:value-type="float" office:value="22.886813368" calcext:value-type="float">
            <text:p>22.886813368</text:p>
          </table:table-cell>
          <table:table-cell office:value-type="float" office:value="785.73" calcext:value-type="float">
            <text:p>785.73</text:p>
          </table:table-cell>
          <table:table-cell office:value-type="float" office:value="230179" calcext:value-type="float">
            <text:p>230179</text:p>
          </table:table-cell>
          <table:table-cell office:value-type="string" calcext:value-type="string">
            <text:p>2749x4049</text:p>
          </table:table-cell>
          <table:table-cell office:value-type="float" office:value="0.1654" calcext:value-type="float">
            <text:p>0.1654</text:p>
          </table:table-cell>
          <table:table-cell office:value-type="string" calcext:value-type="string">
            <text:p>bridge.png</text:p>
          </table:table-cell>
          <table:table-cell office:value-type="string" calcext:value-type="string">
            <text:p>AVIF</text:p>
          </table:table-cell>
          <table:table-cell office:value-type="float" office:value="40" calcext:value-type="float">
            <text:p>40</text:p>
          </table:table-cell>
          <table:table-cell office:value-type="float" office:value="0.798272165551208" calcext:value-type="float">
            <text:p>0.798272165551208</text:p>
          </table:table-cell>
          <table:table-cell office:value-type="float" office:value="30.3889348962647" calcext:value-type="float">
            <text:p>30.3889348962647</text:p>
          </table:table-cell>
          <table:table-cell office:value-type="float" office:value="59.4547929790466" calcext:value-type="float">
            <text:p>59.4547929790466</text:p>
          </table:table-cell>
        </table:table-row>
        <table:table-row table:style-name="ro1">
          <table:table-cell office:value-type="string" calcext:value-type="string">
            <text:p>bridge</text:p>
          </table:table-cell>
          <table:table-cell office:value-type="float" office:value="41" calcext:value-type="float">
            <text:p>41</text:p>
          </table:table-cell>
          <table:table-cell office:value-type="float" office:value="21.941186416" calcext:value-type="float">
            <text:p>21.941186416</text:p>
          </table:table-cell>
          <table:table-cell office:value-type="float" office:value="667.85" calcext:value-type="float">
            <text:p>667.85</text:p>
          </table:table-cell>
          <table:table-cell office:value-type="float" office:value="208408" calcext:value-type="float">
            <text:p>208408</text:p>
          </table:table-cell>
          <table:table-cell office:value-type="string" calcext:value-type="string">
            <text:p>2749x4049</text:p>
          </table:table-cell>
          <table:table-cell office:value-type="float" office:value="0.1497" calcext:value-type="float">
            <text:p>0.1497</text:p>
          </table:table-cell>
          <table:table-cell office:value-type="string" calcext:value-type="string">
            <text:p>bridge.png</text:p>
          </table:table-cell>
          <table:table-cell office:value-type="string" calcext:value-type="string">
            <text:p>AVIF</text:p>
          </table:table-cell>
          <table:table-cell office:value-type="float" office:value="41" calcext:value-type="float">
            <text:p>41</text:p>
          </table:table-cell>
          <table:table-cell office:value-type="float" office:value="0.791952045878954" calcext:value-type="float">
            <text:p>0.791952045878954</text:p>
          </table:table-cell>
          <table:table-cell office:value-type="float" office:value="30.2224439465479" calcext:value-type="float">
            <text:p>30.2224439465479</text:p>
          </table:table-cell>
          <table:table-cell office:value-type="float" office:value="61.7783018338198" calcext:value-type="float">
            <text:p>61.7783018338198</text:p>
          </table:table-cell>
        </table:table-row>
        <table:table-row table:style-name="ro1">
          <table:table-cell office:value-type="string" calcext:value-type="string">
            <text:p>bridge</text:p>
          </table:table-cell>
          <table:table-cell office:value-type="float" office:value="42" calcext:value-type="float">
            <text:p>42</text:p>
          </table:table-cell>
          <table:table-cell office:value-type="float" office:value="20.762195608" calcext:value-type="float">
            <text:p>20.762195608</text:p>
          </table:table-cell>
          <table:table-cell office:value-type="float" office:value="557.22" calcext:value-type="float">
            <text:p>557.22</text:p>
          </table:table-cell>
          <table:table-cell office:value-type="float" office:value="190921" calcext:value-type="float">
            <text:p>190921</text:p>
          </table:table-cell>
          <table:table-cell office:value-type="string" calcext:value-type="string">
            <text:p>2749x4049</text:p>
          </table:table-cell>
          <table:table-cell office:value-type="float" office:value="0.1372" calcext:value-type="float">
            <text:p>0.1372</text:p>
          </table:table-cell>
          <table:table-cell office:value-type="string" calcext:value-type="string">
            <text:p>bridge.png</text:p>
          </table:table-cell>
          <table:table-cell office:value-type="string" calcext:value-type="string">
            <text:p>AVIF</text:p>
          </table:table-cell>
          <table:table-cell office:value-type="float" office:value="42" calcext:value-type="float">
            <text:p>42</text:p>
          </table:table-cell>
          <table:table-cell office:value-type="float" office:value="0.786664412355876" calcext:value-type="float">
            <text:p>0.786664412355876</text:p>
          </table:table-cell>
          <table:table-cell office:value-type="float" office:value="30.0794780034292" calcext:value-type="float">
            <text:p>30.0794780034292</text:p>
          </table:table-cell>
          <table:table-cell office:value-type="float" office:value="63.8458334295387" calcext:value-type="float">
            <text:p>63.8458334295387</text:p>
          </table:table-cell>
        </table:table-row>
        <table:table-row table:style-name="ro1">
          <table:table-cell office:value-type="string" calcext:value-type="string">
            <text:p>bridge</text:p>
          </table:table-cell>
          <table:table-cell office:value-type="float" office:value="43" calcext:value-type="float">
            <text:p>43</text:p>
          </table:table-cell>
          <table:table-cell office:value-type="float" office:value="19.458508167" calcext:value-type="float">
            <text:p>19.458508167</text:p>
          </table:table-cell>
          <table:table-cell office:value-type="float" office:value="459.24" calcext:value-type="float">
            <text:p>459.24</text:p>
          </table:table-cell>
          <table:table-cell office:value-type="float" office:value="175138" calcext:value-type="float">
            <text:p>175138</text:p>
          </table:table-cell>
          <table:table-cell office:value-type="string" calcext:value-type="string">
            <text:p>2749x4049</text:p>
          </table:table-cell>
          <table:table-cell office:value-type="float" office:value="0.1258" calcext:value-type="float">
            <text:p>0.1258</text:p>
          </table:table-cell>
          <table:table-cell office:value-type="string" calcext:value-type="string">
            <text:p>bridge.png</text:p>
          </table:table-cell>
          <table:table-cell office:value-type="string" calcext:value-type="string">
            <text:p>AVIF</text:p>
          </table:table-cell>
          <table:table-cell office:value-type="float" office:value="43" calcext:value-type="float">
            <text:p>43</text:p>
          </table:table-cell>
          <table:table-cell office:value-type="float" office:value="0.781782940423117" calcext:value-type="float">
            <text:p>0.781782940423117</text:p>
          </table:table-cell>
          <table:table-cell office:value-type="float" office:value="29.9221161057096" calcext:value-type="float">
            <text:p>29.9221161057096</text:p>
          </table:table-cell>
          <table:table-cell office:value-type="float" office:value="66.2016403099859" calcext:value-type="float">
            <text:p>66.2016403099859</text:p>
          </table:table-cell>
        </table:table-row>
        <table:table-row table:style-name="ro1">
          <table:table-cell office:value-type="string" calcext:value-type="string">
            <text:p>bridge</text:p>
          </table:table-cell>
          <table:table-cell office:value-type="float" office:value="44" calcext:value-type="float">
            <text:p>44</text:p>
          </table:table-cell>
          <table:table-cell office:value-type="float" office:value="19.149769579" calcext:value-type="float">
            <text:p>19.149769579</text:p>
          </table:table-cell>
          <table:table-cell office:value-type="float" office:value="394.17" calcext:value-type="float">
            <text:p>394.17</text:p>
          </table:table-cell>
          <table:table-cell office:value-type="float" office:value="161485" calcext:value-type="float">
            <text:p>161485</text:p>
          </table:table-cell>
          <table:table-cell office:value-type="string" calcext:value-type="string">
            <text:p>2749x4049</text:p>
          </table:table-cell>
          <table:table-cell office:value-type="float" office:value="0.116" calcext:value-type="float">
            <text:p>0.116</text:p>
          </table:table-cell>
          <table:table-cell office:value-type="string" calcext:value-type="string">
            <text:p>bridge.png</text:p>
          </table:table-cell>
          <table:table-cell office:value-type="string" calcext:value-type="string">
            <text:p>AVIF</text:p>
          </table:table-cell>
          <table:table-cell office:value-type="float" office:value="44" calcext:value-type="float">
            <text:p>44</text:p>
          </table:table-cell>
          <table:table-cell office:value-type="float" office:value="0.777464911740511" calcext:value-type="float">
            <text:p>0.777464911740511</text:p>
          </table:table-cell>
          <table:table-cell office:value-type="float" office:value="29.7702672966171" calcext:value-type="float">
            <text:p>29.7702672966171</text:p>
          </table:table-cell>
          <table:table-cell office:value-type="float" office:value="68.5572882905878" calcext:value-type="float">
            <text:p>68.5572882905878</text:p>
          </table:table-cell>
        </table:table-row>
        <table:table-row table:style-name="ro1">
          <table:table-cell office:value-type="string" calcext:value-type="string">
            <text:p>bridge</text:p>
          </table:table-cell>
          <table:table-cell office:value-type="float" office:value="45" calcext:value-type="float">
            <text:p>45</text:p>
          </table:table-cell>
          <table:table-cell office:value-type="float" office:value="18.319661029" calcext:value-type="float">
            <text:p>18.319661029</text:p>
          </table:table-cell>
          <table:table-cell office:value-type="float" office:value="334.95" calcext:value-type="float">
            <text:p>334.95</text:p>
          </table:table-cell>
          <table:table-cell office:value-type="float" office:value="149760" calcext:value-type="float">
            <text:p>149760</text:p>
          </table:table-cell>
          <table:table-cell office:value-type="string" calcext:value-type="string">
            <text:p>2749x4049</text:p>
          </table:table-cell>
          <table:table-cell office:value-type="float" office:value="0.1076" calcext:value-type="float">
            <text:p>0.1076</text:p>
          </table:table-cell>
          <table:table-cell office:value-type="string" calcext:value-type="string">
            <text:p>bridge.png</text:p>
          </table:table-cell>
          <table:table-cell office:value-type="string" calcext:value-type="string">
            <text:p>AVIF</text:p>
          </table:table-cell>
          <table:table-cell office:value-type="float" office:value="45" calcext:value-type="float">
            <text:p>45</text:p>
          </table:table-cell>
          <table:table-cell office:value-type="float" office:value="0.773215827512616" calcext:value-type="float">
            <text:p>0.773215827512616</text:p>
          </table:table-cell>
          <table:table-cell office:value-type="float" office:value="29.6263038760153" calcext:value-type="float">
            <text:p>29.6263038760153</text:p>
          </table:table-cell>
          <table:table-cell office:value-type="float" office:value="70.8679668363505" calcext:value-type="float">
            <text:p>70.8679668363505</text:p>
          </table:table-cell>
        </table:table-row>
        <table:table-row table:style-name="ro1">
          <table:table-cell office:value-type="string" calcext:value-type="string">
            <text:p>bridge</text:p>
          </table:table-cell>
          <table:table-cell office:value-type="float" office:value="46" calcext:value-type="float">
            <text:p>46</text:p>
          </table:table-cell>
          <table:table-cell office:value-type="float" office:value="17.532798733" calcext:value-type="float">
            <text:p>17.532798733</text:p>
          </table:table-cell>
          <table:table-cell office:value-type="float" office:value="271.07" calcext:value-type="float">
            <text:p>271.07</text:p>
          </table:table-cell>
          <table:table-cell office:value-type="float" office:value="139143" calcext:value-type="float">
            <text:p>139143</text:p>
          </table:table-cell>
          <table:table-cell office:value-type="string" calcext:value-type="string">
            <text:p>2749x4049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bridge.png</text:p>
          </table:table-cell>
          <table:table-cell office:value-type="string" calcext:value-type="string">
            <text:p>AVIF</text:p>
          </table:table-cell>
          <table:table-cell office:value-type="float" office:value="46" calcext:value-type="float">
            <text:p>46</text:p>
          </table:table-cell>
          <table:table-cell office:value-type="float" office:value="0.769103531008211" calcext:value-type="float">
            <text:p>0.769103531008211</text:p>
          </table:table-cell>
          <table:table-cell office:value-type="float" office:value="29.4636829719217" calcext:value-type="float">
            <text:p>29.4636829719217</text:p>
          </table:table-cell>
          <table:table-cell office:value-type="float" office:value="73.5719155514105" calcext:value-type="float">
            <text:p>73.5719155514105</text:p>
          </table:table-cell>
        </table:table-row>
        <table:table-row table:style-name="ro1">
          <table:table-cell office:value-type="string" calcext:value-type="string">
            <text:p>bridge</text:p>
          </table:table-cell>
          <table:table-cell office:value-type="float" office:value="47" calcext:value-type="float">
            <text:p>47</text:p>
          </table:table-cell>
          <table:table-cell office:value-type="float" office:value="17.06480793" calcext:value-type="float">
            <text:p>17.06480793</text:p>
          </table:table-cell>
          <table:table-cell office:value-type="float" office:value="228.85" calcext:value-type="float">
            <text:p>228.85</text:p>
          </table:table-cell>
          <table:table-cell office:value-type="float" office:value="129743" calcext:value-type="float">
            <text:p>129743</text:p>
          </table:table-cell>
          <table:table-cell office:value-type="string" calcext:value-type="string">
            <text:p>2749x4049</text:p>
          </table:table-cell>
          <table:table-cell office:value-type="float" office:value="0.0932" calcext:value-type="float">
            <text:p>0.0932</text:p>
          </table:table-cell>
          <table:table-cell office:value-type="string" calcext:value-type="string">
            <text:p>bridge.png</text:p>
          </table:table-cell>
          <table:table-cell office:value-type="string" calcext:value-type="string">
            <text:p>AVIF</text:p>
          </table:table-cell>
          <table:table-cell office:value-type="float" office:value="47" calcext:value-type="float">
            <text:p>47</text:p>
          </table:table-cell>
          <table:table-cell office:value-type="float" office:value="0.765172703502363" calcext:value-type="float">
            <text:p>0.765172703502363</text:p>
          </table:table-cell>
          <table:table-cell office:value-type="float" office:value="29.3150583621878" calcext:value-type="float">
            <text:p>29.3150583621878</text:p>
          </table:table-cell>
          <table:table-cell office:value-type="float" office:value="76.1332772003009" calcext:value-type="float">
            <text:p>76.1332772003009</text:p>
          </table:table-cell>
        </table:table-row>
        <table:table-row table:style-name="ro1">
          <table:table-cell office:value-type="string" calcext:value-type="string">
            <text:p>bridge</text:p>
          </table:table-cell>
          <table:table-cell office:value-type="float" office:value="48" calcext:value-type="float">
            <text:p>48</text:p>
          </table:table-cell>
          <table:table-cell office:value-type="float" office:value="16.711167455" calcext:value-type="float">
            <text:p>16.711167455</text:p>
          </table:table-cell>
          <table:table-cell office:value-type="float" office:value="185.14" calcext:value-type="float">
            <text:p>185.14</text:p>
          </table:table-cell>
          <table:table-cell office:value-type="float" office:value="120972" calcext:value-type="float">
            <text:p>120972</text:p>
          </table:table-cell>
          <table:table-cell office:value-type="string" calcext:value-type="string">
            <text:p>2749x4049</text:p>
          </table:table-cell>
          <table:table-cell office:value-type="float" office:value="0.0869" calcext:value-type="float">
            <text:p>0.0869</text:p>
          </table:table-cell>
          <table:table-cell office:value-type="string" calcext:value-type="string">
            <text:p>bridge.png</text:p>
          </table:table-cell>
          <table:table-cell office:value-type="string" calcext:value-type="string">
            <text:p>AVIF</text:p>
          </table:table-cell>
          <table:table-cell office:value-type="float" office:value="48" calcext:value-type="float">
            <text:p>48</text:p>
          </table:table-cell>
          <table:table-cell office:value-type="float" office:value="0.760773084978889" calcext:value-type="float">
            <text:p>0.760773084978889</text:p>
          </table:table-cell>
          <table:table-cell office:value-type="float" office:value="29.1414325358019" calcext:value-type="float">
            <text:p>29.1414325358019</text:p>
          </table:table-cell>
          <table:table-cell office:value-type="float" office:value="79.2386572058669" calcext:value-type="float">
            <text:p>79.2386572058669</text:p>
          </table:table-cell>
        </table:table-row>
        <table:table-row table:style-name="ro1">
          <table:table-cell office:value-type="string" calcext:value-type="string">
            <text:p>bridge</text:p>
          </table:table-cell>
          <table:table-cell office:value-type="float" office:value="49" calcext:value-type="float">
            <text:p>49</text:p>
          </table:table-cell>
          <table:table-cell office:value-type="float" office:value="16.260151707" calcext:value-type="float">
            <text:p>16.260151707</text:p>
          </table:table-cell>
          <table:table-cell office:value-type="float" office:value="145.11" calcext:value-type="float">
            <text:p>145.11</text:p>
          </table:table-cell>
          <table:table-cell office:value-type="float" office:value="113233" calcext:value-type="float">
            <text:p>113233</text:p>
          </table:table-cell>
          <table:table-cell office:value-type="string" calcext:value-type="string">
            <text:p>2749x4049</text:p>
          </table:table-cell>
          <table:table-cell office:value-type="float" office:value="0.0813" calcext:value-type="float">
            <text:p>0.0813</text:p>
          </table:table-cell>
          <table:table-cell office:value-type="string" calcext:value-type="string">
            <text:p>bridge.png</text:p>
          </table:table-cell>
          <table:table-cell office:value-type="string" calcext:value-type="string">
            <text:p>AVIF</text:p>
          </table:table-cell>
          <table:table-cell office:value-type="float" office:value="49" calcext:value-type="float">
            <text:p>49</text:p>
          </table:table-cell>
          <table:table-cell office:value-type="float" office:value="0.756293070026246" calcext:value-type="float">
            <text:p>0.756293070026246</text:p>
          </table:table-cell>
          <table:table-cell office:value-type="float" office:value="28.9825036811991" calcext:value-type="float">
            <text:p>28.9825036811991</text:p>
          </table:table-cell>
          <table:table-cell office:value-type="float" office:value="82.1920840984469" calcext:value-type="float">
            <text:p>82.1920840984469</text:p>
          </table:table-cell>
        </table:table-row>
        <table:table-row table:style-name="ro1">
          <table:table-cell office:value-type="string" calcext:value-type="string">
            <text:p>bridge</text:p>
          </table:table-cell>
          <table:table-cell office:value-type="float" office:value="50" calcext:value-type="float">
            <text:p>50</text:p>
          </table:table-cell>
          <table:table-cell office:value-type="float" office:value="15.597601775" calcext:value-type="float">
            <text:p>15.597601775</text:p>
          </table:table-cell>
          <table:table-cell office:value-type="float" office:value="90.05" calcext:value-type="float">
            <text:p>90.05</text:p>
          </table:table-cell>
          <table:table-cell office:value-type="float" office:value="105799" calcext:value-type="float">
            <text:p>105799</text:p>
          </table:table-cell>
          <table:table-cell office:value-type="string" calcext:value-type="string">
            <text:p>2749x4049</text:p>
          </table:table-cell>
          <table:table-cell office:value-type="float" office:value="0.076" calcext:value-type="float">
            <text:p>0.076</text:p>
          </table:table-cell>
          <table:table-cell office:value-type="string" calcext:value-type="string">
            <text:p>bridge.png</text:p>
          </table:table-cell>
          <table:table-cell office:value-type="string" calcext:value-type="string">
            <text:p>AVIF</text:p>
          </table:table-cell>
          <table:table-cell office:value-type="float" office:value="50" calcext:value-type="float">
            <text:p>50</text:p>
          </table:table-cell>
          <table:table-cell office:value-type="float" office:value="0.751958882706191" calcext:value-type="float">
            <text:p>0.751958882706191</text:p>
          </table:table-cell>
          <table:table-cell office:value-type="float" office:value="28.8153085150734" calcext:value-type="float">
            <text:p>28.8153085150734</text:p>
          </table:table-cell>
          <table:table-cell office:value-type="float" office:value="85.4180217999447" calcext:value-type="float">
            <text:p>85.4180217999447</text:p>
          </table:table-cell>
        </table:table-row>
        <table:table-row table:style-name="ro1">
          <table:table-cell office:value-type="string" calcext:value-type="string">
            <text:p>bridge</text:p>
          </table:table-cell>
          <table:table-cell office:value-type="float" office:value="51" calcext:value-type="float">
            <text:p>51</text:p>
          </table:table-cell>
          <table:table-cell office:value-type="float" office:value="15.403557307" calcext:value-type="float">
            <text:p>15.403557307</text:p>
          </table:table-cell>
          <table:table-cell office:value-type="float" office:value="65.37" calcext:value-type="float">
            <text:p>65.37</text:p>
          </table:table-cell>
          <table:table-cell office:value-type="float" office:value="98992" calcext:value-type="float">
            <text:p>98992</text:p>
          </table:table-cell>
          <table:table-cell office:value-type="string" calcext:value-type="string">
            <text:p>2749x4049</text:p>
          </table:table-cell>
          <table:table-cell office:value-type="float" office:value="0.0711" calcext:value-type="float">
            <text:p>0.0711</text:p>
          </table:table-cell>
          <table:table-cell office:value-type="string" calcext:value-type="string">
            <text:p>bridge.png</text:p>
          </table:table-cell>
          <table:table-cell office:value-type="string" calcext:value-type="string">
            <text:p>AVIF</text:p>
          </table:table-cell>
          <table:table-cell office:value-type="float" office:value="51" calcext:value-type="float">
            <text:p>51</text:p>
          </table:table-cell>
          <table:table-cell office:value-type="float" office:value="0.747297992314507" calcext:value-type="float">
            <text:p>0.747297992314507</text:p>
          </table:table-cell>
          <table:table-cell office:value-type="float" office:value="28.6355857384988" calcext:value-type="float">
            <text:p>28.6355857384988</text:p>
          </table:table-cell>
          <table:table-cell office:value-type="float" office:value="89.0270098591874" calcext:value-type="float">
            <text:p>89.0270098591874</text:p>
          </table:table-cell>
        </table:table-row>
        <table:table-row table:style-name="ro1">
          <table:table-cell office:value-type="string" calcext:value-type="string">
            <text:p>bridge</text:p>
          </table:table-cell>
          <table:table-cell office:value-type="float" office:value="52" calcext:value-type="float">
            <text:p>52</text:p>
          </table:table-cell>
          <table:table-cell office:value-type="float" office:value="14.800128453" calcext:value-type="float">
            <text:p>14.800128453</text:p>
          </table:table-cell>
          <table:table-cell office:value-type="float" office:value="21.42" calcext:value-type="float">
            <text:p>21.42</text:p>
          </table:table-cell>
          <table:table-cell office:value-type="float" office:value="92458" calcext:value-type="float">
            <text:p>92458</text:p>
          </table:table-cell>
          <table:table-cell office:value-type="string" calcext:value-type="string">
            <text:p>2749x4049</text:p>
          </table:table-cell>
          <table:table-cell office:value-type="float" office:value="0.0664" calcext:value-type="float">
            <text:p>0.0664</text:p>
          </table:table-cell>
          <table:table-cell office:value-type="string" calcext:value-type="string">
            <text:p>bridge.png</text:p>
          </table:table-cell>
          <table:table-cell office:value-type="string" calcext:value-type="string">
            <text:p>AVIF</text:p>
          </table:table-cell>
          <table:table-cell office:value-type="float" office:value="52" calcext:value-type="float">
            <text:p>52</text:p>
          </table:table-cell>
          <table:table-cell office:value-type="float" office:value="0.742323227487531" calcext:value-type="float">
            <text:p>0.742323227487531</text:p>
          </table:table-cell>
          <table:table-cell office:value-type="float" office:value="28.463090213066" calcext:value-type="float">
            <text:p>28.463090213066</text:p>
          </table:table-cell>
          <table:table-cell office:value-type="float" office:value="92.6341966542209" calcext:value-type="float">
            <text:p>92.6341966542209</text:p>
          </table:table-cell>
        </table:table-row>
        <table:table-row table:style-name="ro1">
          <table:table-cell office:value-type="string" calcext:value-type="string">
            <text:p>bridge</text:p>
          </table:table-cell>
          <table:table-cell office:value-type="float" office:value="53" calcext:value-type="float">
            <text:p>53</text:p>
          </table:table-cell>
          <table:table-cell office:value-type="float" office:value="14.550961014" calcext:value-type="float">
            <text:p>14.550961014</text:p>
          </table:table-cell>
          <table:table-cell office:value-type="float" office:value="988.47" calcext:value-type="float">
            <text:p>988.47</text:p>
          </table:table-cell>
          <table:table-cell office:value-type="float" office:value="86677" calcext:value-type="float">
            <text:p>86677</text:p>
          </table:table-cell>
          <table:table-cell office:value-type="string" calcext:value-type="string">
            <text:p>2749x4049</text:p>
          </table:table-cell>
          <table:table-cell office:value-type="float" office:value="0.0622" calcext:value-type="float">
            <text:p>0.0622</text:p>
          </table:table-cell>
          <table:table-cell office:value-type="string" calcext:value-type="string">
            <text:p>bridge.png</text:p>
          </table:table-cell>
          <table:table-cell office:value-type="string" calcext:value-type="string">
            <text:p>AVIF</text:p>
          </table:table-cell>
          <table:table-cell office:value-type="float" office:value="53" calcext:value-type="float">
            <text:p>53</text:p>
          </table:table-cell>
          <table:table-cell office:value-type="float" office:value="0.737203478524264" calcext:value-type="float">
            <text:p>0.737203478524264</text:p>
          </table:table-cell>
          <table:table-cell office:value-type="float" office:value="28.2805858957953" calcext:value-type="float">
            <text:p>28.2805858957953</text:p>
          </table:table-cell>
          <table:table-cell office:value-type="float" office:value="96.6099308570053" calcext:value-type="float">
            <text:p>96.6099308570053</text:p>
          </table:table-cell>
        </table:table-row>
        <table:table-row table:style-name="ro1">
          <table:table-cell office:value-type="string" calcext:value-type="string">
            <text:p>bridge</text:p>
          </table:table-cell>
          <table:table-cell office:value-type="float" office:value="54" calcext:value-type="float">
            <text:p>54</text:p>
          </table:table-cell>
          <table:table-cell office:value-type="float" office:value="14.201697445" calcext:value-type="float">
            <text:p>14.201697445</text:p>
          </table:table-cell>
          <table:table-cell office:value-type="float" office:value="958.95" calcext:value-type="float">
            <text:p>958.95</text:p>
          </table:table-cell>
          <table:table-cell office:value-type="float" office:value="80894" calcext:value-type="float">
            <text:p>80894</text:p>
          </table:table-cell>
          <table:table-cell office:value-type="string" calcext:value-type="string">
            <text:p>2749x4049</text:p>
          </table:table-cell>
          <table:table-cell office:value-type="float" office:value="0.0581" calcext:value-type="float">
            <text:p>0.0581</text:p>
          </table:table-cell>
          <table:table-cell office:value-type="string" calcext:value-type="string">
            <text:p>bridge.png</text:p>
          </table:table-cell>
          <table:table-cell office:value-type="string" calcext:value-type="string">
            <text:p>AVIF</text:p>
          </table:table-cell>
          <table:table-cell office:value-type="float" office:value="54" calcext:value-type="float">
            <text:p>54</text:p>
          </table:table-cell>
          <table:table-cell office:value-type="float" office:value="0.732017005133074" calcext:value-type="float">
            <text:p>0.732017005133074</text:p>
          </table:table-cell>
          <table:table-cell office:value-type="float" office:value="28.0949636498087" calcext:value-type="float">
            <text:p>28.0949636498087</text:p>
          </table:table-cell>
          <table:table-cell office:value-type="float" office:value="100.828660087686" calcext:value-type="float">
            <text:p>100.828660087686</text:p>
          </table:table-cell>
        </table:table-row>
        <table:table-row table:style-name="ro1">
          <table:table-cell office:value-type="string" calcext:value-type="string">
            <text:p>bridge</text:p>
          </table:table-cell>
          <table:table-cell office:value-type="float" office:value="55" calcext:value-type="float">
            <text:p>55</text:p>
          </table:table-cell>
          <table:table-cell office:value-type="float" office:value="13.987969739" calcext:value-type="float">
            <text:p>13.987969739</text:p>
          </table:table-cell>
          <table:table-cell office:value-type="float" office:value="928.04" calcext:value-type="float">
            <text:p>928.04</text:p>
          </table:table-cell>
          <table:table-cell office:value-type="float" office:value="74794" calcext:value-type="float">
            <text:p>74794</text:p>
          </table:table-cell>
          <table:table-cell office:value-type="string" calcext:value-type="string">
            <text:p>2749x4049</text:p>
          </table:table-cell>
          <table:table-cell office:value-type="float" office:value="0.0537" calcext:value-type="float">
            <text:p>0.0537</text:p>
          </table:table-cell>
          <table:table-cell office:value-type="string" calcext:value-type="string">
            <text:p>bridge.png</text:p>
          </table:table-cell>
          <table:table-cell office:value-type="string" calcext:value-type="string">
            <text:p>AVIF</text:p>
          </table:table-cell>
          <table:table-cell office:value-type="float" office:value="55" calcext:value-type="float">
            <text:p>55</text:p>
          </table:table-cell>
          <table:table-cell office:value-type="float" office:value="0.726438270479952" calcext:value-type="float">
            <text:p>0.726438270479952</text:p>
          </table:table-cell>
          <table:table-cell office:value-type="float" office:value="27.8900615761909" calcext:value-type="float">
            <text:p>27.8900615761909</text:p>
          </table:table-cell>
          <table:table-cell office:value-type="float" office:value="105.699809173444" calcext:value-type="float">
            <text:p>105.699809173444</text:p>
          </table:table-cell>
        </table:table-row>
        <table:table-row table:style-name="ro1">
          <table:table-cell office:value-type="string" calcext:value-type="string">
            <text:p>bridge</text:p>
          </table:table-cell>
          <table:table-cell office:value-type="float" office:value="56" calcext:value-type="float">
            <text:p>56</text:p>
          </table:table-cell>
          <table:table-cell office:value-type="float" office:value="13.55012381" calcext:value-type="float">
            <text:p>13.55012381</text:p>
          </table:table-cell>
          <table:table-cell office:value-type="float" office:value="894.33" calcext:value-type="float">
            <text:p>894.33</text:p>
          </table:table-cell>
          <table:table-cell office:value-type="float" office:value="69209" calcext:value-type="float">
            <text:p>69209</text:p>
          </table:table-cell>
          <table:table-cell office:value-type="string" calcext:value-type="string">
            <text:p>2749x4049</text:p>
          </table:table-cell>
          <table:table-cell office:value-type="float" office:value="0.0497" calcext:value-type="float">
            <text:p>0.0497</text:p>
          </table:table-cell>
          <table:table-cell office:value-type="string" calcext:value-type="string">
            <text:p>bridge.png</text:p>
          </table:table-cell>
          <table:table-cell office:value-type="string" calcext:value-type="string">
            <text:p>AVIF</text:p>
          </table:table-cell>
          <table:table-cell office:value-type="float" office:value="56" calcext:value-type="float">
            <text:p>56</text:p>
          </table:table-cell>
          <table:table-cell office:value-type="float" office:value="0.71986492128406" calcext:value-type="float">
            <text:p>0.71986492128406</text:p>
          </table:table-cell>
          <table:table-cell office:value-type="float" office:value="27.6715863644755" calcext:value-type="float">
            <text:p>27.6715863644755</text:p>
          </table:table-cell>
          <table:table-cell office:value-type="float" office:value="111.153137105501" calcext:value-type="float">
            <text:p>111.153137105501</text:p>
          </table:table-cell>
        </table:table-row>
        <table:table-row table:style-name="ro1">
          <table:table-cell office:value-type="string" calcext:value-type="string">
            <text:p>bridge</text:p>
          </table:table-cell>
          <table:table-cell office:value-type="float" office:value="57" calcext:value-type="float">
            <text:p>57</text:p>
          </table:table-cell>
          <table:table-cell office:value-type="float" office:value="13.103194448" calcext:value-type="float">
            <text:p>13.103194448</text:p>
          </table:table-cell>
          <table:table-cell office:value-type="float" office:value="859.83" calcext:value-type="float">
            <text:p>859.83</text:p>
          </table:table-cell>
          <table:table-cell office:value-type="float" office:value="63635" calcext:value-type="float">
            <text:p>63635</text:p>
          </table:table-cell>
          <table:table-cell office:value-type="string" calcext:value-type="string">
            <text:p>2749x4049</text:p>
          </table:table-cell>
          <table:table-cell office:value-type="float" office:value="0.0457" calcext:value-type="float">
            <text:p>0.0457</text:p>
          </table:table-cell>
          <table:table-cell office:value-type="string" calcext:value-type="string">
            <text:p>bridge.png</text:p>
          </table:table-cell>
          <table:table-cell office:value-type="string" calcext:value-type="string">
            <text:p>AVIF</text:p>
          </table:table-cell>
          <table:table-cell office:value-type="float" office:value="57" calcext:value-type="float">
            <text:p>57</text:p>
          </table:table-cell>
          <table:table-cell office:value-type="float" office:value="0.713025874979743" calcext:value-type="float">
            <text:p>0.713025874979743</text:p>
          </table:table-cell>
          <table:table-cell office:value-type="float" office:value="27.4314700860853" calcext:value-type="float">
            <text:p>27.4314700860853</text:p>
          </table:table-cell>
          <table:table-cell office:value-type="float" office:value="117.471726653455" calcext:value-type="float">
            <text:p>117.471726653455</text:p>
          </table:table-cell>
        </table:table-row>
        <table:table-row table:style-name="ro1">
          <table:table-cell office:value-type="string" calcext:value-type="string">
            <text:p>bridge</text:p>
          </table:table-cell>
          <table:table-cell office:value-type="float" office:value="58" calcext:value-type="float">
            <text:p>58</text:p>
          </table:table-cell>
          <table:table-cell office:value-type="float" office:value="12.532173663" calcext:value-type="float">
            <text:p>12.532173663</text:p>
          </table:table-cell>
          <table:table-cell office:value-type="float" office:value="810.51" calcext:value-type="float">
            <text:p>810.51</text:p>
          </table:table-cell>
          <table:table-cell office:value-type="float" office:value="57858" calcext:value-type="float">
            <text:p>57858</text:p>
          </table:table-cell>
          <table:table-cell office:value-type="string" calcext:value-type="string">
            <text:p>2749x4049</text:p>
          </table:table-cell>
          <table:table-cell office:value-type="float" office:value="0.0415" calcext:value-type="float">
            <text:p>0.0415</text:p>
          </table:table-cell>
          <table:table-cell office:value-type="string" calcext:value-type="string">
            <text:p>bridge.png</text:p>
          </table:table-cell>
          <table:table-cell office:value-type="string" calcext:value-type="string">
            <text:p>AVIF</text:p>
          </table:table-cell>
          <table:table-cell office:value-type="float" office:value="58" calcext:value-type="float">
            <text:p>58</text:p>
          </table:table-cell>
          <table:table-cell office:value-type="float" office:value="0.705609043125132" calcext:value-type="float">
            <text:p>0.705609043125132</text:p>
          </table:table-cell>
          <table:table-cell office:value-type="float" office:value="27.1760020952709" calcext:value-type="float">
            <text:p>27.1760020952709</text:p>
          </table:table-cell>
          <table:table-cell office:value-type="float" office:value="124.58912947172" calcext:value-type="float">
            <text:p>124.58912947172</text:p>
          </table:table-cell>
        </table:table-row>
        <table:table-row table:style-name="ro1">
          <table:table-cell office:value-type="string" calcext:value-type="string">
            <text:p>bridge</text:p>
          </table:table-cell>
          <table:table-cell office:value-type="float" office:value="59" calcext:value-type="float">
            <text:p>59</text:p>
          </table:table-cell>
          <table:table-cell office:value-type="float" office:value="12.138386639" calcext:value-type="float">
            <text:p>12.138386639</text:p>
          </table:table-cell>
          <table:table-cell office:value-type="float" office:value="776.46" calcext:value-type="float">
            <text:p>776.46</text:p>
          </table:table-cell>
          <table:table-cell office:value-type="float" office:value="52042" calcext:value-type="float">
            <text:p>52042</text:p>
          </table:table-cell>
          <table:table-cell office:value-type="string" calcext:value-type="string">
            <text:p>2749x4049</text:p>
          </table:table-cell>
          <table:table-cell office:value-type="float" office:value="0.0374" calcext:value-type="float">
            <text:p>0.0374</text:p>
          </table:table-cell>
          <table:table-cell office:value-type="string" calcext:value-type="string">
            <text:p>bridge.png</text:p>
          </table:table-cell>
          <table:table-cell office:value-type="string" calcext:value-type="string">
            <text:p>AVIF</text:p>
          </table:table-cell>
          <table:table-cell office:value-type="float" office:value="59" calcext:value-type="float">
            <text:p>59</text:p>
          </table:table-cell>
          <table:table-cell office:value-type="float" office:value="0.697205521336015" calcext:value-type="float">
            <text:p>0.697205521336015</text:p>
          </table:table-cell>
          <table:table-cell office:value-type="float" office:value="26.8859502611378" calcext:value-type="float">
            <text:p>26.8859502611378</text:p>
          </table:table-cell>
          <table:table-cell office:value-type="float" office:value="133.194206456539" calcext:value-type="float">
            <text:p>133.194206456539</text:p>
          </table:table-cell>
        </table:table-row>
        <table:table-row table:style-name="ro1">
          <table:table-cell office:value-type="string" calcext:value-type="string">
            <text:p>bridge</text:p>
          </table:table-cell>
          <table:table-cell office:value-type="float" office:value="60" calcext:value-type="float">
            <text:p>60</text:p>
          </table:table-cell>
          <table:table-cell office:value-type="float" office:value="11.794523279" calcext:value-type="float">
            <text:p>11.794523279</text:p>
          </table:table-cell>
          <table:table-cell office:value-type="float" office:value="735.91" calcext:value-type="float">
            <text:p>735.91</text:p>
          </table:table-cell>
          <table:table-cell office:value-type="float" office:value="46181" calcext:value-type="float">
            <text:p>46181</text:p>
          </table:table-cell>
          <table:table-cell office:value-type="string" calcext:value-type="string">
            <text:p>2749x4049</text:p>
          </table:table-cell>
          <table:table-cell office:value-type="float" office:value="0.0331" calcext:value-type="float">
            <text:p>0.0331</text:p>
          </table:table-cell>
          <table:table-cell office:value-type="string" calcext:value-type="string">
            <text:p>bridge.png</text:p>
          </table:table-cell>
          <table:table-cell office:value-type="string" calcext:value-type="string">
            <text:p>AVIF</text:p>
          </table:table-cell>
          <table:table-cell office:value-type="float" office:value="60" calcext:value-type="float">
            <text:p>60</text:p>
          </table:table-cell>
          <table:table-cell office:value-type="float" office:value="0.687585068737337" calcext:value-type="float">
            <text:p>0.687585068737337</text:p>
          </table:table-cell>
          <table:table-cell office:value-type="float" office:value="26.553228775616" calcext:value-type="float">
            <text:p>26.553228775616</text:p>
          </table:table-cell>
          <table:table-cell office:value-type="float" office:value="143.79953553689" calcext:value-type="float">
            <text:p>143.79953553689</text:p>
          </table:table-cell>
        </table:table-row>
        <table:table-row table:style-name="ro1">
          <table:table-cell office:value-type="string" calcext:value-type="string">
            <text:p>bridge</text:p>
          </table:table-cell>
          <table:table-cell office:value-type="float" office:value="61" calcext:value-type="float">
            <text:p>61</text:p>
          </table:table-cell>
          <table:table-cell office:value-type="float" office:value="11.18150394" calcext:value-type="float">
            <text:p>11.18150394</text:p>
          </table:table-cell>
          <table:table-cell office:value-type="float" office:value="690" calcext:value-type="float">
            <text:p>690</text:p>
          </table:table-cell>
          <table:table-cell office:value-type="float" office:value="40640" calcext:value-type="float">
            <text:p>40640</text:p>
          </table:table-cell>
          <table:table-cell office:value-type="string" calcext:value-type="string">
            <text:p>2749x4049</text:p>
          </table:table-cell>
          <table:table-cell office:value-type="float" office:value="0.0292" calcext:value-type="float">
            <text:p>0.0292</text:p>
          </table:table-cell>
          <table:table-cell office:value-type="string" calcext:value-type="string">
            <text:p>bridge.png</text:p>
          </table:table-cell>
          <table:table-cell office:value-type="string" calcext:value-type="string">
            <text:p>AVIF</text:p>
          </table:table-cell>
          <table:table-cell office:value-type="float" office:value="61" calcext:value-type="float">
            <text:p>61</text:p>
          </table:table-cell>
          <table:table-cell office:value-type="float" office:value="0.675462258927289" calcext:value-type="float">
            <text:p>0.675462258927289</text:p>
          </table:table-cell>
          <table:table-cell office:value-type="float" office:value="26.1414224701971" calcext:value-type="float">
            <text:p>26.1414224701971</text:p>
          </table:table-cell>
          <table:table-cell office:value-type="float" office:value="158.10227304342" calcext:value-type="float">
            <text:p>158.10227304342</text:p>
          </table:table-cell>
        </table:table-row>
        <table:table-row table:style-name="ro1">
          <table:table-cell office:value-type="string" calcext:value-type="string">
            <text:p>bridge</text:p>
          </table:table-cell>
          <table:table-cell office:value-type="float" office:value="62" calcext:value-type="float">
            <text:p>62</text:p>
          </table:table-cell>
          <table:table-cell office:value-type="float" office:value="10.694258929" calcext:value-type="float">
            <text:p>10.694258929</text:p>
          </table:table-cell>
          <table:table-cell office:value-type="float" office:value="638.3" calcext:value-type="float">
            <text:p>638.3</text:p>
          </table:table-cell>
          <table:table-cell office:value-type="float" office:value="33470" calcext:value-type="float">
            <text:p>33470</text:p>
          </table:table-cell>
          <table:table-cell office:value-type="string" calcext:value-type="string">
            <text:p>2749x4049</text:p>
          </table:table-cell>
          <table:table-cell office:value-type="float" office:value="0.024" calcext:value-type="float">
            <text:p>0.024</text:p>
          </table:table-cell>
          <table:table-cell office:value-type="string" calcext:value-type="string">
            <text:p>bridge.png</text:p>
          </table:table-cell>
          <table:table-cell office:value-type="string" calcext:value-type="string">
            <text:p>AVIF</text:p>
          </table:table-cell>
          <table:table-cell office:value-type="float" office:value="62" calcext:value-type="float">
            <text:p>62</text:p>
          </table:table-cell>
          <table:table-cell office:value-type="float" office:value="0.657998652350372" calcext:value-type="float">
            <text:p>0.657998652350372</text:p>
          </table:table-cell>
          <table:table-cell office:value-type="float" office:value="25.5711052033735" calcext:value-type="float">
            <text:p>25.5711052033735</text:p>
          </table:table-cell>
          <table:table-cell office:value-type="float" office:value="180.289253510029" calcext:value-type="float">
            <text:p>180.289253510029</text:p>
          </table:table-cell>
        </table:table-row>
        <table:table-row table:style-name="ro1">
          <table:table-cell office:value-type="string" calcext:value-type="string">
            <text:p>bridge</text:p>
          </table:table-cell>
          <table:table-cell office:value-type="float" office:value="63" calcext:value-type="float">
            <text:p>63</text:p>
          </table:table-cell>
          <table:table-cell office:value-type="float" office:value="9.775426237" calcext:value-type="float">
            <text:p>9.775426237</text:p>
          </table:table-cell>
          <table:table-cell office:value-type="float" office:value="550.56" calcext:value-type="float">
            <text:p>550.56</text:p>
          </table:table-cell>
          <table:table-cell office:value-type="float" office:value="25593" calcext:value-type="float">
            <text:p>25593</text:p>
          </table:table-cell>
          <table:table-cell office:value-type="string" calcext:value-type="string">
            <text:p>2749x4049</text:p>
          </table:table-cell>
          <table:table-cell office:value-type="float" office:value="0.0183" calcext:value-type="float">
            <text:p>0.0183</text:p>
          </table:table-cell>
          <table:table-cell office:value-type="string" calcext:value-type="string">
            <text:p>bridge.png</text:p>
          </table:table-cell>
          <table:table-cell office:value-type="string" calcext:value-type="string">
            <text:p>AVIF</text:p>
          </table:table-cell>
          <table:table-cell office:value-type="float" office:value="63" calcext:value-type="float">
            <text:p>63</text:p>
          </table:table-cell>
          <table:table-cell office:value-type="float" office:value="0.628989922362077" calcext:value-type="float">
            <text:p>0.628989922362077</text:p>
          </table:table-cell>
          <table:table-cell office:value-type="float" office:value="24.614533033824" calcext:value-type="float">
            <text:p>24.614533033824</text:p>
          </table:table-cell>
          <table:table-cell office:value-type="float" office:value="224.712409997058" calcext:value-type="float">
            <text:p>224.712409997058</text:p>
          </table:table-cell>
        </table:table-row>
        <table:table-row table:style-name="ro1">
          <table:table-cell office:value-type="string" calcext:value-type="string">
            <text:p>cathedral</text:p>
          </table:table-cell>
          <table:table-cell office:value-type="float" office:value="0" calcext:value-type="float">
            <text:p>0</text:p>
          </table:table-cell>
          <table:table-cell office:value-type="float" office:value="24.08985384" calcext:value-type="float">
            <text:p>24.08985384</text:p>
          </table:table-cell>
          <table:table-cell office:value-type="float" office:value="791.3" calcext:value-type="float">
            <text:p>791.3</text:p>
          </table:table-cell>
          <table:table-cell office:value-type="float" office:value="3943320" calcext:value-type="float">
            <text:p>3943320</text:p>
          </table:table-cell>
          <table:table-cell office:value-type="string" calcext:value-type="string">
            <text:p>2000x3008</text:p>
          </table:table-cell>
          <table:table-cell office:value-type="float" office:value="5.2437" calcext:value-type="float">
            <text:p>5.2437</text:p>
          </table:table-cell>
          <table:table-cell office:value-type="string" calcext:value-type="string">
            <text:p>cathedral.png</text:p>
          </table:table-cell>
          <table:table-cell office:value-type="string" calcext:value-type="string">
            <text:p>AVIF</text:p>
          </table:table-cell>
          <table:table-cell office:value-type="float" office:value="0" calcext:value-type="float">
            <text:p>0</text:p>
          </table:table-cell>
          <table:table-cell office:value-type="float" office:value="0.997456930477516" calcext:value-type="float">
            <text:p>0.997456930477516</text:p>
          </table:table-cell>
          <table:table-cell office:value-type="float" office:value="53.2644902148459" calcext:value-type="float">
            <text:p>53.2644902148459</text:p>
          </table:table-cell>
          <table:table-cell office:value-type="float" office:value="0.30664178856383" calcext:value-type="float">
            <text:p>0.30664178856383</text:p>
          </table:table-cell>
        </table:table-row>
        <table:table-row table:style-name="ro1">
          <table:table-cell office:value-type="string" calcext:value-type="string">
            <text:p>cathedral</text:p>
          </table:table-cell>
          <table:table-cell office:value-type="float" office:value="1" calcext:value-type="float">
            <text:p>1</text:p>
          </table:table-cell>
          <table:table-cell office:value-type="float" office:value="28.092036095" calcext:value-type="float">
            <text:p>28.092036095</text:p>
          </table:table-cell>
          <table:table-cell office:value-type="float" office:value="36.1" calcext:value-type="float">
            <text:p>36.1</text:p>
          </table:table-cell>
          <table:table-cell office:value-type="float" office:value="3529911" calcext:value-type="float">
            <text:p>3529911</text:p>
          </table:table-cell>
          <table:table-cell office:value-type="string" calcext:value-type="string">
            <text:p>2000x3008</text:p>
          </table:table-cell>
          <table:table-cell office:value-type="float" office:value="4.694" calcext:value-type="float">
            <text:p>4.694</text:p>
          </table:table-cell>
          <table:table-cell office:value-type="string" calcext:value-type="string">
            <text:p>cathedral.png</text:p>
          </table:table-cell>
          <table:table-cell office:value-type="string" calcext:value-type="string">
            <text:p>AVIF</text:p>
          </table:table-cell>
          <table:table-cell office:value-type="float" office:value="1" calcext:value-type="float">
            <text:p>1</text:p>
          </table:table-cell>
          <table:table-cell office:value-type="float" office:value="0.99383404735628" calcext:value-type="float">
            <text:p>0.99383404735628</text:p>
          </table:table-cell>
          <table:table-cell office:value-type="float" office:value="48.0531258573047" calcext:value-type="float">
            <text:p>48.0531258573047</text:p>
          </table:table-cell>
          <table:table-cell office:value-type="float" office:value="1.018046875" calcext:value-type="float">
            <text:p>1.018046875</text:p>
          </table:table-cell>
        </table:table-row>
        <table:table-row table:style-name="ro1">
          <table:table-cell office:value-type="string" calcext:value-type="string">
            <text:p>cathedral</text:p>
          </table:table-cell>
          <table:table-cell office:value-type="float" office:value="2" calcext:value-type="float">
            <text:p>2</text:p>
          </table:table-cell>
          <table:table-cell office:value-type="float" office:value="30.200299189" calcext:value-type="float">
            <text:p>30.200299189</text:p>
          </table:table-cell>
          <table:table-cell office:value-type="float" office:value="165.5" calcext:value-type="float">
            <text:p>165.5</text:p>
          </table:table-cell>
          <table:table-cell office:value-type="float" office:value="2968979" calcext:value-type="float">
            <text:p>2968979</text:p>
          </table:table-cell>
          <table:table-cell office:value-type="string" calcext:value-type="string">
            <text:p>2000x3008</text:p>
          </table:table-cell>
          <table:table-cell office:value-type="float" office:value="3.9481" calcext:value-type="float">
            <text:p>3.9481</text:p>
          </table:table-cell>
          <table:table-cell office:value-type="string" calcext:value-type="string">
            <text:p>cathedral.png</text:p>
          </table:table-cell>
          <table:table-cell office:value-type="string" calcext:value-type="string">
            <text:p>AVIF</text:p>
          </table:table-cell>
          <table:table-cell office:value-type="float" office:value="2" calcext:value-type="float">
            <text:p>2</text:p>
          </table:table-cell>
          <table:table-cell office:value-type="float" office:value="0.991998644419085" calcext:value-type="float">
            <text:p>0.991998644419085</text:p>
          </table:table-cell>
          <table:table-cell office:value-type="float" office:value="46.6254898394626" calcext:value-type="float">
            <text:p>46.6254898394626</text:p>
          </table:table-cell>
          <table:table-cell office:value-type="float" office:value="1.41426689937943" calcext:value-type="float">
            <text:p>1.41426689937943</text:p>
          </table:table-cell>
        </table:table-row>
        <table:table-row table:style-name="ro1">
          <table:table-cell office:value-type="string" calcext:value-type="string">
            <text:p>cathedral</text:p>
          </table:table-cell>
          <table:table-cell office:value-type="float" office:value="3" calcext:value-type="float">
            <text:p>3</text:p>
          </table:table-cell>
          <table:table-cell office:value-type="float" office:value="34.449036662" calcext:value-type="float">
            <text:p>34.449036662</text:p>
          </table:table-cell>
          <table:table-cell office:value-type="float" office:value="507.23" calcext:value-type="float">
            <text:p>507.23</text:p>
          </table:table-cell>
          <table:table-cell office:value-type="float" office:value="2522653" calcext:value-type="float">
            <text:p>2522653</text:p>
          </table:table-cell>
          <table:table-cell office:value-type="string" calcext:value-type="string">
            <text:p>2000x3008</text:p>
          </table:table-cell>
          <table:table-cell office:value-type="float" office:value="3.3545" calcext:value-type="float">
            <text:p>3.3545</text:p>
          </table:table-cell>
          <table:table-cell office:value-type="string" calcext:value-type="string">
            <text:p>cathedral.png</text:p>
          </table:table-cell>
          <table:table-cell office:value-type="string" calcext:value-type="string">
            <text:p>AVIF</text:p>
          </table:table-cell>
          <table:table-cell office:value-type="float" office:value="3" calcext:value-type="float">
            <text:p>3</text:p>
          </table:table-cell>
          <table:table-cell office:value-type="float" office:value="0.990028599221268" calcext:value-type="float">
            <text:p>0.990028599221268</text:p>
          </table:table-cell>
          <table:table-cell office:value-type="float" office:value="45.4151374208269" calcext:value-type="float">
            <text:p>45.4151374208269</text:p>
          </table:table-cell>
          <table:table-cell office:value-type="float" office:value="1.8688163231383" calcext:value-type="float">
            <text:p>1.8688163231383</text:p>
          </table:table-cell>
        </table:table-row>
        <table:table-row table:style-name="ro1">
          <table:table-cell office:value-type="string" calcext:value-type="string">
            <text:p>cathedral</text:p>
          </table:table-cell>
          <table:table-cell office:value-type="float" office:value="4" calcext:value-type="float">
            <text:p>4</text:p>
          </table:table-cell>
          <table:table-cell office:value-type="float" office:value="33.335963391" calcext:value-type="float">
            <text:p>33.335963391</text:p>
          </table:table-cell>
          <table:table-cell office:value-type="float" office:value="423.33" calcext:value-type="float">
            <text:p>423.33</text:p>
          </table:table-cell>
          <table:table-cell office:value-type="float" office:value="2209319" calcext:value-type="float">
            <text:p>2209319</text:p>
          </table:table-cell>
          <table:table-cell office:value-type="string" calcext:value-type="string">
            <text:p>2000x3008</text:p>
          </table:table-cell>
          <table:table-cell office:value-type="float" office:value="2.9379" calcext:value-type="float">
            <text:p>2.9379</text:p>
          </table:table-cell>
          <table:table-cell office:value-type="string" calcext:value-type="string">
            <text:p>cathedral.png</text:p>
          </table:table-cell>
          <table:table-cell office:value-type="string" calcext:value-type="string">
            <text:p>AVIF</text:p>
          </table:table-cell>
          <table:table-cell office:value-type="float" office:value="4" calcext:value-type="float">
            <text:p>4</text:p>
          </table:table-cell>
          <table:table-cell office:value-type="float" office:value="0.987842314449383" calcext:value-type="float">
            <text:p>0.987842314449383</text:p>
          </table:table-cell>
          <table:table-cell office:value-type="float" office:value="44.3742530846111" calcext:value-type="float">
            <text:p>44.3742530846111</text:p>
          </table:table-cell>
          <table:table-cell office:value-type="float" office:value="2.3749531804078" calcext:value-type="float">
            <text:p>2.3749531804078</text:p>
          </table:table-cell>
        </table:table-row>
        <table:table-row table:style-name="ro1">
          <table:table-cell office:value-type="string" calcext:value-type="string">
            <text:p>cathedral</text:p>
          </table:table-cell>
          <table:table-cell office:value-type="float" office:value="5" calcext:value-type="float">
            <text:p>5</text:p>
          </table:table-cell>
          <table:table-cell office:value-type="float" office:value="36.467566428" calcext:value-type="float">
            <text:p>36.467566428</text:p>
          </table:table-cell>
          <table:table-cell office:value-type="float" office:value="651.56" calcext:value-type="float">
            <text:p>651.56</text:p>
          </table:table-cell>
          <table:table-cell office:value-type="float" office:value="1916495" calcext:value-type="float">
            <text:p>1916495</text:p>
          </table:table-cell>
          <table:table-cell office:value-type="string" calcext:value-type="string">
            <text:p>2000x3008</text:p>
          </table:table-cell>
          <table:table-cell office:value-type="float" office:value="2.5485" calcext:value-type="float">
            <text:p>2.5485</text:p>
          </table:table-cell>
          <table:table-cell office:value-type="string" calcext:value-type="string">
            <text:p>cathedral.png</text:p>
          </table:table-cell>
          <table:table-cell office:value-type="string" calcext:value-type="string">
            <text:p>AVIF</text:p>
          </table:table-cell>
          <table:table-cell office:value-type="float" office:value="5" calcext:value-type="float">
            <text:p>5</text:p>
          </table:table-cell>
          <table:table-cell office:value-type="float" office:value="0.985391966534711" calcext:value-type="float">
            <text:p>0.985391966534711</text:p>
          </table:table-cell>
          <table:table-cell office:value-type="float" office:value="43.3906125066671" calcext:value-type="float">
            <text:p>43.3906125066671</text:p>
          </table:table-cell>
          <table:table-cell office:value-type="float" office:value="2.97864749556738" calcext:value-type="float">
            <text:p>2.97864749556738</text:p>
          </table:table-cell>
        </table:table-row>
        <table:table-row table:style-name="ro1">
          <table:table-cell office:value-type="string" calcext:value-type="string">
            <text:p>cathedral</text:p>
          </table:table-cell>
          <table:table-cell office:value-type="float" office:value="6" calcext:value-type="float">
            <text:p>6</text:p>
          </table:table-cell>
          <table:table-cell office:value-type="float" office:value="35.655969698" calcext:value-type="float">
            <text:p>35.655969698</text:p>
          </table:table-cell>
          <table:table-cell office:value-type="float" office:value="591.4" calcext:value-type="float">
            <text:p>591.4</text:p>
          </table:table-cell>
          <table:table-cell office:value-type="float" office:value="1699265" calcext:value-type="float">
            <text:p>1699265</text:p>
          </table:table-cell>
          <table:table-cell office:value-type="string" calcext:value-type="string">
            <text:p>2000x3008</text:p>
          </table:table-cell>
          <table:table-cell office:value-type="float" office:value="2.2596" calcext:value-type="float">
            <text:p>2.2596</text:p>
          </table:table-cell>
          <table:table-cell office:value-type="string" calcext:value-type="string">
            <text:p>cathedral.png</text:p>
          </table:table-cell>
          <table:table-cell office:value-type="string" calcext:value-type="string">
            <text:p>AVIF</text:p>
          </table:table-cell>
          <table:table-cell office:value-type="float" office:value="6" calcext:value-type="float">
            <text:p>6</text:p>
          </table:table-cell>
          <table:table-cell office:value-type="float" office:value="0.982815132030963" calcext:value-type="float">
            <text:p>0.982815132030963</text:p>
          </table:table-cell>
          <table:table-cell office:value-type="float" office:value="42.5585972009866" calcext:value-type="float">
            <text:p>42.5585972009866</text:p>
          </table:table-cell>
          <table:table-cell office:value-type="float" office:value="3.60761879432624" calcext:value-type="float">
            <text:p>3.60761879432624</text:p>
          </table:table-cell>
        </table:table-row>
        <table:table-row table:style-name="ro1">
          <table:table-cell office:value-type="string" calcext:value-type="string">
            <text:p>cathedral</text:p>
          </table:table-cell>
          <table:table-cell office:value-type="float" office:value="7" calcext:value-type="float">
            <text:p>7</text:p>
          </table:table-cell>
          <table:table-cell office:value-type="float" office:value="36.580214088" calcext:value-type="float">
            <text:p>36.580214088</text:p>
          </table:table-cell>
          <table:table-cell office:value-type="float" office:value="663.53" calcext:value-type="float">
            <text:p>663.53</text:p>
          </table:table-cell>
          <table:table-cell office:value-type="float" office:value="1494795" calcext:value-type="float">
            <text:p>1494795</text:p>
          </table:table-cell>
          <table:table-cell office:value-type="string" calcext:value-type="string">
            <text:p>2000x3008</text:p>
          </table:table-cell>
          <table:table-cell office:value-type="float" office:value="1.9877" calcext:value-type="float">
            <text:p>1.9877</text:p>
          </table:table-cell>
          <table:table-cell office:value-type="string" calcext:value-type="string">
            <text:p>cathedral.png</text:p>
          </table:table-cell>
          <table:table-cell office:value-type="string" calcext:value-type="string">
            <text:p>AVIF</text:p>
          </table:table-cell>
          <table:table-cell office:value-type="float" office:value="7" calcext:value-type="float">
            <text:p>7</text:p>
          </table:table-cell>
          <table:table-cell office:value-type="float" office:value="0.980027235792073" calcext:value-type="float">
            <text:p>0.980027235792073</text:p>
          </table:table-cell>
          <table:table-cell office:value-type="float" office:value="41.783205532827" calcext:value-type="float">
            <text:p>41.783205532827</text:p>
          </table:table-cell>
          <table:table-cell office:value-type="float" office:value="4.3128048537234" calcext:value-type="float">
            <text:p>4.3128048537234</text:p>
          </table:table-cell>
        </table:table-row>
        <table:table-row table:style-name="ro1">
          <table:table-cell office:value-type="string" calcext:value-type="string">
            <text:p>cathedral</text:p>
          </table:table-cell>
          <table:table-cell office:value-type="float" office:value="8" calcext:value-type="float">
            <text:p>8</text:p>
          </table:table-cell>
          <table:table-cell office:value-type="float" office:value="35.810741584" calcext:value-type="float">
            <text:p>35.810741584</text:p>
          </table:table-cell>
          <table:table-cell office:value-type="float" office:value="604.94" calcext:value-type="float">
            <text:p>604.94</text:p>
          </table:table-cell>
          <table:table-cell office:value-type="float" office:value="1342274" calcext:value-type="float">
            <text:p>1342274</text:p>
          </table:table-cell>
          <table:table-cell office:value-type="string" calcext:value-type="string">
            <text:p>2000x3008</text:p>
          </table:table-cell>
          <table:table-cell office:value-type="float" office:value="1.7849" calcext:value-type="float">
            <text:p>1.7849</text:p>
          </table:table-cell>
          <table:table-cell office:value-type="string" calcext:value-type="string">
            <text:p>cathedral.png</text:p>
          </table:table-cell>
          <table:table-cell office:value-type="string" calcext:value-type="string">
            <text:p>AVIF</text:p>
          </table:table-cell>
          <table:table-cell office:value-type="float" office:value="8" calcext:value-type="float">
            <text:p>8</text:p>
          </table:table-cell>
          <table:table-cell office:value-type="float" office:value="0.977318563867094" calcext:value-type="float">
            <text:p>0.977318563867094</text:p>
          </table:table-cell>
          <table:table-cell office:value-type="float" office:value="41.1530531258328" calcext:value-type="float">
            <text:p>41.1530531258328</text:p>
          </table:table-cell>
          <table:table-cell office:value-type="float" office:value="4.98626146941489" calcext:value-type="float">
            <text:p>4.98626146941489</text:p>
          </table:table-cell>
        </table:table-row>
        <table:table-row table:style-name="ro1">
          <table:table-cell office:value-type="string" calcext:value-type="string">
            <text:p>cathedral</text:p>
          </table:table-cell>
          <table:table-cell office:value-type="float" office:value="9" calcext:value-type="float">
            <text:p>9</text:p>
          </table:table-cell>
          <table:table-cell office:value-type="float" office:value="36.533128875" calcext:value-type="float">
            <text:p>36.533128875</text:p>
          </table:table-cell>
          <table:table-cell office:value-type="float" office:value="664.02" calcext:value-type="float">
            <text:p>664.02</text:p>
          </table:table-cell>
          <table:table-cell office:value-type="float" office:value="1189104" calcext:value-type="float">
            <text:p>1189104</text:p>
          </table:table-cell>
          <table:table-cell office:value-type="string" calcext:value-type="string">
            <text:p>2000x3008</text:p>
          </table:table-cell>
          <table:table-cell office:value-type="float" office:value="1.5812" calcext:value-type="float">
            <text:p>1.5812</text:p>
          </table:table-cell>
          <table:table-cell office:value-type="string" calcext:value-type="string">
            <text:p>cathedral.png</text:p>
          </table:table-cell>
          <table:table-cell office:value-type="string" calcext:value-type="string">
            <text:p>AVIF</text:p>
          </table:table-cell>
          <table:table-cell office:value-type="float" office:value="9" calcext:value-type="float">
            <text:p>9</text:p>
          </table:table-cell>
          <table:table-cell office:value-type="float" office:value="0.974346770470369" calcext:value-type="float">
            <text:p>0.974346770470369</text:p>
          </table:table-cell>
          <table:table-cell office:value-type="float" office:value="40.5413245046976" calcext:value-type="float">
            <text:p>40.5413245046976</text:p>
          </table:table-cell>
          <table:table-cell office:value-type="float" office:value="5.74047606382979" calcext:value-type="float">
            <text:p>5.74047606382979</text:p>
          </table:table-cell>
        </table:table-row>
        <table:table-row table:style-name="ro1">
          <table:table-cell office:value-type="string" calcext:value-type="string">
            <text:p>cathedral</text:p>
          </table:table-cell>
          <table:table-cell office:value-type="float" office:value="10" calcext:value-type="float">
            <text:p>10</text:p>
          </table:table-cell>
          <table:table-cell office:value-type="float" office:value="35.143354786" calcext:value-type="float">
            <text:p>35.143354786</text:p>
          </table:table-cell>
          <table:table-cell office:value-type="float" office:value="556.79" calcext:value-type="float">
            <text:p>556.79</text:p>
          </table:table-cell>
          <table:table-cell office:value-type="float" office:value="1079929" calcext:value-type="float">
            <text:p>1079929</text:p>
          </table:table-cell>
          <table:table-cell office:value-type="string" calcext:value-type="string">
            <text:p>2000x3008</text:p>
          </table:table-cell>
          <table:table-cell office:value-type="float" office:value="1.436" calcext:value-type="float">
            <text:p>1.436</text:p>
          </table:table-cell>
          <table:table-cell office:value-type="string" calcext:value-type="string">
            <text:p>cathedral.png</text:p>
          </table:table-cell>
          <table:table-cell office:value-type="string" calcext:value-type="string">
            <text:p>AVIF</text:p>
          </table:table-cell>
          <table:table-cell office:value-type="float" office:value="10" calcext:value-type="float">
            <text:p>10</text:p>
          </table:table-cell>
          <table:table-cell office:value-type="float" office:value="0.971615040220414" calcext:value-type="float">
            <text:p>0.971615040220414</text:p>
          </table:table-cell>
          <table:table-cell office:value-type="float" office:value="40.0635330651681" calcext:value-type="float">
            <text:p>40.0635330651681</text:p>
          </table:table-cell>
          <table:table-cell office:value-type="float" office:value="6.40806715425532" calcext:value-type="float">
            <text:p>6.40806715425532</text:p>
          </table:table-cell>
        </table:table-row>
        <table:table-row table:style-name="ro1">
          <table:table-cell office:value-type="string" calcext:value-type="string">
            <text:p>cathedral</text:p>
          </table:table-cell>
          <table:table-cell office:value-type="float" office:value="11" calcext:value-type="float">
            <text:p>11</text:p>
          </table:table-cell>
          <table:table-cell office:value-type="float" office:value="35.026519361" calcext:value-type="float">
            <text:p>35.026519361</text:p>
          </table:table-cell>
          <table:table-cell office:value-type="float" office:value="553.46" calcext:value-type="float">
            <text:p>553.46</text:p>
          </table:table-cell>
          <table:table-cell office:value-type="float" office:value="984520" calcext:value-type="float">
            <text:p>984520</text:p>
          </table:table-cell>
          <table:table-cell office:value-type="string" calcext:value-type="string">
            <text:p>2000x3008</text:p>
          </table:table-cell>
          <table:table-cell office:value-type="float" office:value="1.3092" calcext:value-type="float">
            <text:p>1.3092</text:p>
          </table:table-cell>
          <table:table-cell office:value-type="string" calcext:value-type="string">
            <text:p>cathedral.png</text:p>
          </table:table-cell>
          <table:table-cell office:value-type="string" calcext:value-type="string">
            <text:p>AVIF</text:p>
          </table:table-cell>
          <table:table-cell office:value-type="float" office:value="11" calcext:value-type="float">
            <text:p>11</text:p>
          </table:table-cell>
          <table:table-cell office:value-type="float" office:value="0.968729918937598" calcext:value-type="float">
            <text:p>0.968729918937598</text:p>
          </table:table-cell>
          <table:table-cell office:value-type="float" office:value="39.6148459274312" calcext:value-type="float">
            <text:p>39.6148459274312</text:p>
          </table:table-cell>
          <table:table-cell office:value-type="float" office:value="7.10551839539007" calcext:value-type="float">
            <text:p>7.10551839539007</text:p>
          </table:table-cell>
        </table:table-row>
        <table:table-row table:style-name="ro1">
          <table:table-cell office:value-type="string" calcext:value-type="string">
            <text:p>cathedral</text:p>
          </table:table-cell>
          <table:table-cell office:value-type="float" office:value="12" calcext:value-type="float">
            <text:p>12</text:p>
          </table:table-cell>
          <table:table-cell office:value-type="float" office:value="34.178394262" calcext:value-type="float">
            <text:p>34.178394262</text:p>
          </table:table-cell>
          <table:table-cell office:value-type="float" office:value="487.37" calcext:value-type="float">
            <text:p>487.37</text:p>
          </table:table-cell>
          <table:table-cell office:value-type="float" office:value="883754" calcext:value-type="float">
            <text:p>883754</text:p>
          </table:table-cell>
          <table:table-cell office:value-type="string" calcext:value-type="string">
            <text:p>2000x3008</text:p>
          </table:table-cell>
          <table:table-cell office:value-type="float" office:value="1.1752" calcext:value-type="float">
            <text:p>1.1752</text:p>
          </table:table-cell>
          <table:table-cell office:value-type="string" calcext:value-type="string">
            <text:p>cathedral.png</text:p>
          </table:table-cell>
          <table:table-cell office:value-type="string" calcext:value-type="string">
            <text:p>AVIF</text:p>
          </table:table-cell>
          <table:table-cell office:value-type="float" office:value="12" calcext:value-type="float">
            <text:p>12</text:p>
          </table:table-cell>
          <table:table-cell office:value-type="float" office:value="0.965764764223556" calcext:value-type="float">
            <text:p>0.965764764223556</text:p>
          </table:table-cell>
          <table:table-cell office:value-type="float" office:value="39.1630485438732" calcext:value-type="float">
            <text:p>39.1630485438732</text:p>
          </table:table-cell>
          <table:table-cell office:value-type="float" office:value="7.88452449024823" calcext:value-type="float">
            <text:p>7.88452449024823</text:p>
          </table:table-cell>
        </table:table-row>
        <table:table-row table:style-name="ro1">
          <table:table-cell office:value-type="string" calcext:value-type="string">
            <text:p>cathedral</text:p>
          </table:table-cell>
          <table:table-cell office:value-type="float" office:value="13" calcext:value-type="float">
            <text:p>13</text:p>
          </table:table-cell>
          <table:table-cell office:value-type="float" office:value="34.031228496" calcext:value-type="float">
            <text:p>34.031228496</text:p>
          </table:table-cell>
          <table:table-cell office:value-type="float" office:value="470.35" calcext:value-type="float">
            <text:p>470.35</text:p>
          </table:table-cell>
          <table:table-cell office:value-type="float" office:value="808994" calcext:value-type="float">
            <text:p>808994</text:p>
          </table:table-cell>
          <table:table-cell office:value-type="string" calcext:value-type="string">
            <text:p>2000x3008</text:p>
          </table:table-cell>
          <table:table-cell office:value-type="float" office:value="1.0757" calcext:value-type="float">
            <text:p>1.0757</text:p>
          </table:table-cell>
          <table:table-cell office:value-type="string" calcext:value-type="string">
            <text:p>cathedral.png</text:p>
          </table:table-cell>
          <table:table-cell office:value-type="string" calcext:value-type="string">
            <text:p>AVIF</text:p>
          </table:table-cell>
          <table:table-cell office:value-type="float" office:value="13" calcext:value-type="float">
            <text:p>13</text:p>
          </table:table-cell>
          <table:table-cell office:value-type="float" office:value="0.963121446889651" calcext:value-type="float">
            <text:p>0.963121446889651</text:p>
          </table:table-cell>
          <table:table-cell office:value-type="float" office:value="38.7994798343385" calcext:value-type="float">
            <text:p>38.7994798343385</text:p>
          </table:table-cell>
          <table:table-cell office:value-type="float" office:value="8.57299119015958" calcext:value-type="float">
            <text:p>8.57299119015958</text:p>
          </table:table-cell>
        </table:table-row>
        <table:table-row table:style-name="ro1">
          <table:table-cell office:value-type="string" calcext:value-type="string">
            <text:p>cathedral</text:p>
          </table:table-cell>
          <table:table-cell office:value-type="float" office:value="14" calcext:value-type="float">
            <text:p>14</text:p>
          </table:table-cell>
          <table:table-cell office:value-type="float" office:value="33.224694253" calcext:value-type="float">
            <text:p>33.224694253</text:p>
          </table:table-cell>
          <table:table-cell office:value-type="float" office:value="405.3" calcext:value-type="float">
            <text:p>405.3</text:p>
          </table:table-cell>
          <table:table-cell office:value-type="float" office:value="744861" calcext:value-type="float">
            <text:p>744861</text:p>
          </table:table-cell>
          <table:table-cell office:value-type="string" calcext:value-type="string">
            <text:p>2000x3008</text:p>
          </table:table-cell>
          <table:table-cell office:value-type="float" office:value="0.9905" calcext:value-type="float">
            <text:p>0.9905</text:p>
          </table:table-cell>
          <table:table-cell office:value-type="string" calcext:value-type="string">
            <text:p>cathedral.png</text:p>
          </table:table-cell>
          <table:table-cell office:value-type="string" calcext:value-type="string">
            <text:p>AVIF</text:p>
          </table:table-cell>
          <table:table-cell office:value-type="float" office:value="14" calcext:value-type="float">
            <text:p>14</text:p>
          </table:table-cell>
          <table:table-cell office:value-type="float" office:value="0.960555377657136" calcext:value-type="float">
            <text:p>0.960555377657136</text:p>
          </table:table-cell>
          <table:table-cell office:value-type="float" office:value="38.4791722280062" calcext:value-type="float">
            <text:p>38.4791722280062</text:p>
          </table:table-cell>
          <table:table-cell office:value-type="float" office:value="9.22918046320922" calcext:value-type="float">
            <text:p>9.22918046320922</text:p>
          </table:table-cell>
        </table:table-row>
        <table:table-row table:style-name="ro1">
          <table:table-cell office:value-type="string" calcext:value-type="string">
            <text:p>cathedral</text:p>
          </table:table-cell>
          <table:table-cell office:value-type="float" office:value="15" calcext:value-type="float">
            <text:p>15</text:p>
          </table:table-cell>
          <table:table-cell office:value-type="float" office:value="32.58280598" calcext:value-type="float">
            <text:p>32.58280598</text:p>
          </table:table-cell>
          <table:table-cell office:value-type="float" office:value="360.88" calcext:value-type="float">
            <text:p>360.88</text:p>
          </table:table-cell>
          <table:table-cell office:value-type="float" office:value="688565" calcext:value-type="float">
            <text:p>688565</text:p>
          </table:table-cell>
          <table:table-cell office:value-type="string" calcext:value-type="string">
            <text:p>2000x3008</text:p>
          </table:table-cell>
          <table:table-cell office:value-type="float" office:value="0.9156" calcext:value-type="float">
            <text:p>0.9156</text:p>
          </table:table-cell>
          <table:table-cell office:value-type="string" calcext:value-type="string">
            <text:p>cathedral.png</text:p>
          </table:table-cell>
          <table:table-cell office:value-type="string" calcext:value-type="string">
            <text:p>AVIF</text:p>
          </table:table-cell>
          <table:table-cell office:value-type="float" office:value="15" calcext:value-type="float">
            <text:p>15</text:p>
          </table:table-cell>
          <table:table-cell office:value-type="float" office:value="0.9579753568208" calcext:value-type="float">
            <text:p>0.9579753568208</text:p>
          </table:table-cell>
          <table:table-cell office:value-type="float" office:value="38.1772259779325" calcext:value-type="float">
            <text:p>38.1772259779325</text:p>
          </table:table-cell>
          <table:table-cell office:value-type="float" office:value="9.89367780363475" calcext:value-type="float">
            <text:p>9.89367780363475</text:p>
          </table:table-cell>
        </table:table-row>
        <table:table-row table:style-name="ro1">
          <table:table-cell office:value-type="string" calcext:value-type="string">
            <text:p>cathedral</text:p>
          </table:table-cell>
          <table:table-cell office:value-type="float" office:value="16" calcext:value-type="float">
            <text:p>16</text:p>
          </table:table-cell>
          <table:table-cell office:value-type="float" office:value="32.028701822" calcext:value-type="float">
            <text:p>32.028701822</text:p>
          </table:table-cell>
          <table:table-cell office:value-type="float" office:value="308.48" calcext:value-type="float">
            <text:p>308.48</text:p>
          </table:table-cell>
          <table:table-cell office:value-type="float" office:value="628453" calcext:value-type="float">
            <text:p>628453</text:p>
          </table:table-cell>
          <table:table-cell office:value-type="string" calcext:value-type="string">
            <text:p>2000x3008</text:p>
          </table:table-cell>
          <table:table-cell office:value-type="float" office:value="0.8357" calcext:value-type="float">
            <text:p>0.8357</text:p>
          </table:table-cell>
          <table:table-cell office:value-type="string" calcext:value-type="string">
            <text:p>cathedral.png</text:p>
          </table:table-cell>
          <table:table-cell office:value-type="string" calcext:value-type="string">
            <text:p>AVIF</text:p>
          </table:table-cell>
          <table:table-cell office:value-type="float" office:value="16" calcext:value-type="float">
            <text:p>16</text:p>
          </table:table-cell>
          <table:table-cell office:value-type="float" office:value="0.955092006663006" calcext:value-type="float">
            <text:p>0.955092006663006</text:p>
          </table:table-cell>
          <table:table-cell office:value-type="float" office:value="37.8646511681191" calcext:value-type="float">
            <text:p>37.8646511681191</text:p>
          </table:table-cell>
          <table:table-cell office:value-type="float" office:value="10.6320067597518" calcext:value-type="float">
            <text:p>10.6320067597518</text:p>
          </table:table-cell>
        </table:table-row>
        <table:table-row table:style-name="ro1">
          <table:table-cell office:value-type="string" calcext:value-type="string">
            <text:p>cathedral</text:p>
          </table:table-cell>
          <table:table-cell office:value-type="float" office:value="17" calcext:value-type="float">
            <text:p>17</text:p>
          </table:table-cell>
          <table:table-cell office:value-type="float" office:value="31.273237207" calcext:value-type="float">
            <text:p>31.273237207</text:p>
          </table:table-cell>
          <table:table-cell office:value-type="float" office:value="258.02" calcext:value-type="float">
            <text:p>258.02</text:p>
          </table:table-cell>
          <table:table-cell office:value-type="float" office:value="583545" calcext:value-type="float">
            <text:p>583545</text:p>
          </table:table-cell>
          <table:table-cell office:value-type="string" calcext:value-type="string">
            <text:p>2000x3008</text:p>
          </table:table-cell>
          <table:table-cell office:value-type="float" office:value="0.7759" calcext:value-type="float">
            <text:p>0.7759</text:p>
          </table:table-cell>
          <table:table-cell office:value-type="string" calcext:value-type="string">
            <text:p>cathedral.png</text:p>
          </table:table-cell>
          <table:table-cell office:value-type="string" calcext:value-type="string">
            <text:p>AVIF</text:p>
          </table:table-cell>
          <table:table-cell office:value-type="float" office:value="17" calcext:value-type="float">
            <text:p>17</text:p>
          </table:table-cell>
          <table:table-cell office:value-type="float" office:value="0.952575544490655" calcext:value-type="float">
            <text:p>0.952575544490655</text:p>
          </table:table-cell>
          <table:table-cell office:value-type="float" office:value="37.6062175102707" calcext:value-type="float">
            <text:p>37.6062175102707</text:p>
          </table:table-cell>
          <table:table-cell office:value-type="float" office:value="11.283883920656" calcext:value-type="float">
            <text:p>11.283883920656</text:p>
          </table:table-cell>
        </table:table-row>
        <table:table-row table:style-name="ro1">
          <table:table-cell office:value-type="string" calcext:value-type="string">
            <text:p>cathedral</text:p>
          </table:table-cell>
          <table:table-cell office:value-type="float" office:value="18" calcext:value-type="float">
            <text:p>18</text:p>
          </table:table-cell>
          <table:table-cell office:value-type="float" office:value="30.626474927" calcext:value-type="float">
            <text:p>30.626474927</text:p>
          </table:table-cell>
          <table:table-cell office:value-type="float" office:value="201.9" calcext:value-type="float">
            <text:p>201.9</text:p>
          </table:table-cell>
          <table:table-cell office:value-type="float" office:value="544553" calcext:value-type="float">
            <text:p>544553</text:p>
          </table:table-cell>
          <table:table-cell office:value-type="string" calcext:value-type="string">
            <text:p>2000x3008</text:p>
          </table:table-cell>
          <table:table-cell office:value-type="float" office:value="0.7241" calcext:value-type="float">
            <text:p>0.7241</text:p>
          </table:table-cell>
          <table:table-cell office:value-type="string" calcext:value-type="string">
            <text:p>cathedral.png</text:p>
          </table:table-cell>
          <table:table-cell office:value-type="string" calcext:value-type="string">
            <text:p>AVIF</text:p>
          </table:table-cell>
          <table:table-cell office:value-type="float" office:value="18" calcext:value-type="float">
            <text:p>18</text:p>
          </table:table-cell>
          <table:table-cell office:value-type="float" office:value="0.95022261627743" calcext:value-type="float">
            <text:p>0.95022261627743</text:p>
          </table:table-cell>
          <table:table-cell office:value-type="float" office:value="37.3765939621615" calcext:value-type="float">
            <text:p>37.3765939621615</text:p>
          </table:table-cell>
          <table:table-cell office:value-type="float" office:value="11.8965480939716" calcext:value-type="float">
            <text:p>11.8965480939716</text:p>
          </table:table-cell>
        </table:table-row>
        <table:table-row table:style-name="ro1">
          <table:table-cell office:value-type="string" calcext:value-type="string">
            <text:p>cathedral</text:p>
          </table:table-cell>
          <table:table-cell office:value-type="float" office:value="19" calcext:value-type="float">
            <text:p>19</text:p>
          </table:table-cell>
          <table:table-cell office:value-type="float" office:value="30.163761491" calcext:value-type="float">
            <text:p>30.163761491</text:p>
          </table:table-cell>
          <table:table-cell office:value-type="float" office:value="160.74" calcext:value-type="float">
            <text:p>160.74</text:p>
          </table:table-cell>
          <table:table-cell office:value-type="float" office:value="507040" calcext:value-type="float">
            <text:p>507040</text:p>
          </table:table-cell>
          <table:table-cell office:value-type="string" calcext:value-type="string">
            <text:p>2000x3008</text:p>
          </table:table-cell>
          <table:table-cell office:value-type="float" office:value="0.6742" calcext:value-type="float">
            <text:p>0.6742</text:p>
          </table:table-cell>
          <table:table-cell office:value-type="string" calcext:value-type="string">
            <text:p>cathedral.png</text:p>
          </table:table-cell>
          <table:table-cell office:value-type="string" calcext:value-type="string">
            <text:p>AVIF</text:p>
          </table:table-cell>
          <table:table-cell office:value-type="float" office:value="19" calcext:value-type="float">
            <text:p>19</text:p>
          </table:table-cell>
          <table:table-cell office:value-type="float" office:value="0.947894210249233" calcext:value-type="float">
            <text:p>0.947894210249233</text:p>
          </table:table-cell>
          <table:table-cell office:value-type="float" office:value="37.1556276656408" calcext:value-type="float">
            <text:p>37.1556276656408</text:p>
          </table:table-cell>
          <table:table-cell office:value-type="float" office:value="12.5174998337766" calcext:value-type="float">
            <text:p>12.5174998337766</text:p>
          </table:table-cell>
        </table:table-row>
        <table:table-row table:style-name="ro1">
          <table:table-cell office:value-type="string" calcext:value-type="string">
            <text:p>cathedral</text:p>
          </table:table-cell>
          <table:table-cell office:value-type="float" office:value="20" calcext:value-type="float">
            <text:p>20</text:p>
          </table:table-cell>
          <table:table-cell office:value-type="float" office:value="29.776609966" calcext:value-type="float">
            <text:p>29.776609966</text:p>
          </table:table-cell>
          <table:table-cell office:value-type="float" office:value="124.41" calcext:value-type="float">
            <text:p>124.41</text:p>
          </table:table-cell>
          <table:table-cell office:value-type="float" office:value="466745" calcext:value-type="float">
            <text:p>466745</text:p>
          </table:table-cell>
          <table:table-cell office:value-type="string" calcext:value-type="string">
            <text:p>2000x3008</text:p>
          </table:table-cell>
          <table:table-cell office:value-type="float" office:value="0.6206" calcext:value-type="float">
            <text:p>0.6206</text:p>
          </table:table-cell>
          <table:table-cell office:value-type="string" calcext:value-type="string">
            <text:p>cathedral.png</text:p>
          </table:table-cell>
          <table:table-cell office:value-type="string" calcext:value-type="string">
            <text:p>AVIF</text:p>
          </table:table-cell>
          <table:table-cell office:value-type="float" office:value="20" calcext:value-type="float">
            <text:p>20</text:p>
          </table:table-cell>
          <table:table-cell office:value-type="float" office:value="0.945396685763727" calcext:value-type="float">
            <text:p>0.945396685763727</text:p>
          </table:table-cell>
          <table:table-cell office:value-type="float" office:value="36.9195454590581" calcext:value-type="float">
            <text:p>36.9195454590581</text:p>
          </table:table-cell>
          <table:table-cell office:value-type="float" office:value="13.2167846852837" calcext:value-type="float">
            <text:p>13.2167846852837</text:p>
          </table:table-cell>
        </table:table-row>
        <table:table-row table:style-name="ro1">
          <table:table-cell office:value-type="string" calcext:value-type="string">
            <text:p>cathedral</text:p>
          </table:table-cell>
          <table:table-cell office:value-type="float" office:value="21" calcext:value-type="float">
            <text:p>21</text:p>
          </table:table-cell>
          <table:table-cell office:value-type="float" office:value="29.364038427" calcext:value-type="float">
            <text:p>29.364038427</text:p>
          </table:table-cell>
          <table:table-cell office:value-type="float" office:value="91.59" calcext:value-type="float">
            <text:p>91.59</text:p>
          </table:table-cell>
          <table:table-cell office:value-type="float" office:value="438598" calcext:value-type="float">
            <text:p>438598</text:p>
          </table:table-cell>
          <table:table-cell office:value-type="string" calcext:value-type="string">
            <text:p>2000x3008</text:p>
          </table:table-cell>
          <table:table-cell office:value-type="float" office:value="0.5832" calcext:value-type="float">
            <text:p>0.5832</text:p>
          </table:table-cell>
          <table:table-cell office:value-type="string" calcext:value-type="string">
            <text:p>cathedral.png</text:p>
          </table:table-cell>
          <table:table-cell office:value-type="string" calcext:value-type="string">
            <text:p>AVIF</text:p>
          </table:table-cell>
          <table:table-cell office:value-type="float" office:value="21" calcext:value-type="float">
            <text:p>21</text:p>
          </table:table-cell>
          <table:table-cell office:value-type="float" office:value="0.943156291419791" calcext:value-type="float">
            <text:p>0.943156291419791</text:p>
          </table:table-cell>
          <table:table-cell office:value-type="float" office:value="36.7253744833544" calcext:value-type="float">
            <text:p>36.7253744833544</text:p>
          </table:table-cell>
          <table:table-cell office:value-type="float" office:value="13.821109652039" calcext:value-type="float">
            <text:p>13.821109652039</text:p>
          </table:table-cell>
        </table:table-row>
        <table:table-row table:style-name="ro1">
          <table:table-cell office:value-type="string" calcext:value-type="string">
            <text:p>cathedral</text:p>
          </table:table-cell>
          <table:table-cell office:value-type="float" office:value="22" calcext:value-type="float">
            <text:p>22</text:p>
          </table:table-cell>
          <table:table-cell office:value-type="float" office:value="28.498435415" calcext:value-type="float">
            <text:p>28.498435415</text:p>
          </table:table-cell>
          <table:table-cell office:value-type="float" office:value="24.94" calcext:value-type="float">
            <text:p>24.94</text:p>
          </table:table-cell>
          <table:table-cell office:value-type="float" office:value="411074" calcext:value-type="float">
            <text:p>411074</text:p>
          </table:table-cell>
          <table:table-cell office:value-type="string" calcext:value-type="string">
            <text:p>2000x3008</text:p>
          </table:table-cell>
          <table:table-cell office:value-type="float" office:value="0.5466" calcext:value-type="float">
            <text:p>0.5466</text:p>
          </table:table-cell>
          <table:table-cell office:value-type="string" calcext:value-type="string">
            <text:p>cathedral.png</text:p>
          </table:table-cell>
          <table:table-cell office:value-type="string" calcext:value-type="string">
            <text:p>AVIF</text:p>
          </table:table-cell>
          <table:table-cell office:value-type="float" office:value="22" calcext:value-type="float">
            <text:p>22</text:p>
          </table:table-cell>
          <table:table-cell office:value-type="float" office:value="0.941177757211114" calcext:value-type="float">
            <text:p>0.941177757211114</text:p>
          </table:table-cell>
          <table:table-cell office:value-type="float" office:value="36.5547512392746" calcext:value-type="float">
            <text:p>36.5547512392746</text:p>
          </table:table-cell>
          <table:table-cell office:value-type="float" office:value="14.3749133976064" calcext:value-type="float">
            <text:p>14.3749133976064</text:p>
          </table:table-cell>
        </table:table-row>
        <table:table-row table:style-name="ro1">
          <table:table-cell office:value-type="string" calcext:value-type="string">
            <text:p>cathedral</text:p>
          </table:table-cell>
          <table:table-cell office:value-type="float" office:value="23" calcext:value-type="float">
            <text:p>23</text:p>
          </table:table-cell>
          <table:table-cell office:value-type="float" office:value="28.11073247" calcext:value-type="float">
            <text:p>28.11073247</text:p>
          </table:table-cell>
          <table:table-cell office:value-type="float" office:value="986.79" calcext:value-type="float">
            <text:p>986.79</text:p>
          </table:table-cell>
          <table:table-cell office:value-type="float" office:value="386145" calcext:value-type="float">
            <text:p>386145</text:p>
          </table:table-cell>
          <table:table-cell office:value-type="string" calcext:value-type="string">
            <text:p>2000x3008</text:p>
          </table:table-cell>
          <table:table-cell office:value-type="float" office:value="0.5134" calcext:value-type="float">
            <text:p>0.5134</text:p>
          </table:table-cell>
          <table:table-cell office:value-type="string" calcext:value-type="string">
            <text:p>cathedral.png</text:p>
          </table:table-cell>
          <table:table-cell office:value-type="string" calcext:value-type="string">
            <text:p>AVIF</text:p>
          </table:table-cell>
          <table:table-cell office:value-type="float" office:value="23" calcext:value-type="float">
            <text:p>23</text:p>
          </table:table-cell>
          <table:table-cell office:value-type="float" office:value="0.939002300821079" calcext:value-type="float">
            <text:p>0.939002300821079</text:p>
          </table:table-cell>
          <table:table-cell office:value-type="float" office:value="36.3818806178761" calcext:value-type="float">
            <text:p>36.3818806178761</text:p>
          </table:table-cell>
          <table:table-cell office:value-type="float" office:value="14.958646498227" calcext:value-type="float">
            <text:p>14.958646498227</text:p>
          </table:table-cell>
        </table:table-row>
        <table:table-row table:style-name="ro1">
          <table:table-cell office:value-type="string" calcext:value-type="string">
            <text:p>cathedral</text:p>
          </table:table-cell>
          <table:table-cell office:value-type="float" office:value="24" calcext:value-type="float">
            <text:p>24</text:p>
          </table:table-cell>
          <table:table-cell office:value-type="float" office:value="27.359979741" calcext:value-type="float">
            <text:p>27.359979741</text:p>
          </table:table-cell>
          <table:table-cell office:value-type="float" office:value="929.96" calcext:value-type="float">
            <text:p>929.96</text:p>
          </table:table-cell>
          <table:table-cell office:value-type="float" office:value="358202" calcext:value-type="float">
            <text:p>358202</text:p>
          </table:table-cell>
          <table:table-cell office:value-type="string" calcext:value-type="string">
            <text:p>2000x3008</text:p>
          </table:table-cell>
          <table:table-cell office:value-type="float" office:value="0.4763" calcext:value-type="float">
            <text:p>0.4763</text:p>
          </table:table-cell>
          <table:table-cell office:value-type="string" calcext:value-type="string">
            <text:p>cathedral.png</text:p>
          </table:table-cell>
          <table:table-cell office:value-type="string" calcext:value-type="string">
            <text:p>AVIF</text:p>
          </table:table-cell>
          <table:table-cell office:value-type="float" office:value="24" calcext:value-type="float">
            <text:p>24</text:p>
          </table:table-cell>
          <table:table-cell office:value-type="float" office:value="0.936330294773743" calcext:value-type="float">
            <text:p>0.936330294773743</text:p>
          </table:table-cell>
          <table:table-cell office:value-type="float" office:value="36.1676081376373" calcext:value-type="float">
            <text:p>36.1676081376373</text:p>
          </table:table-cell>
          <table:table-cell office:value-type="float" office:value="15.7151867796986" calcext:value-type="float">
            <text:p>15.7151867796986</text:p>
          </table:table-cell>
        </table:table-row>
        <table:table-row table:style-name="ro1">
          <table:table-cell office:value-type="string" calcext:value-type="string">
            <text:p>cathedral</text:p>
          </table:table-cell>
          <table:table-cell office:value-type="float" office:value="25" calcext:value-type="float">
            <text:p>25</text:p>
          </table:table-cell>
          <table:table-cell office:value-type="float" office:value="26.454842967" calcext:value-type="float">
            <text:p>26.454842967</text:p>
          </table:table-cell>
          <table:table-cell office:value-type="float" office:value="848.42" calcext:value-type="float">
            <text:p>848.42</text:p>
          </table:table-cell>
          <table:table-cell office:value-type="float" office:value="322400" calcext:value-type="float">
            <text:p>322400</text:p>
          </table:table-cell>
          <table:table-cell office:value-type="string" calcext:value-type="string">
            <text:p>2000x3008</text:p>
          </table:table-cell>
          <table:table-cell office:value-type="float" office:value="0.4287" calcext:value-type="float">
            <text:p>0.4287</text:p>
          </table:table-cell>
          <table:table-cell office:value-type="string" calcext:value-type="string">
            <text:p>cathedral.png</text:p>
          </table:table-cell>
          <table:table-cell office:value-type="string" calcext:value-type="string">
            <text:p>AVIF</text:p>
          </table:table-cell>
          <table:table-cell office:value-type="float" office:value="25" calcext:value-type="float">
            <text:p>25</text:p>
          </table:table-cell>
          <table:table-cell office:value-type="float" office:value="0.932565779926511" calcext:value-type="float">
            <text:p>0.932565779926511</text:p>
          </table:table-cell>
          <table:table-cell office:value-type="float" office:value="35.8785648504833" calcext:value-type="float">
            <text:p>35.8785648504833</text:p>
          </table:table-cell>
          <table:table-cell office:value-type="float" office:value="16.7966965314716" calcext:value-type="float">
            <text:p>16.7966965314716</text:p>
          </table:table-cell>
        </table:table-row>
        <table:table-row table:style-name="ro1">
          <table:table-cell office:value-type="string" calcext:value-type="string">
            <text:p>cathedral</text:p>
          </table:table-cell>
          <table:table-cell office:value-type="float" office:value="26" calcext:value-type="float">
            <text:p>26</text:p>
          </table:table-cell>
          <table:table-cell office:value-type="float" office:value="25.2619468" calcext:value-type="float">
            <text:p>25.2619468</text:p>
          </table:table-cell>
          <table:table-cell office:value-type="float" office:value="765.01" calcext:value-type="float">
            <text:p>765.01</text:p>
          </table:table-cell>
          <table:table-cell office:value-type="float" office:value="291729" calcext:value-type="float">
            <text:p>291729</text:p>
          </table:table-cell>
          <table:table-cell office:value-type="string" calcext:value-type="string">
            <text:p>2000x3008</text:p>
          </table:table-cell>
          <table:table-cell office:value-type="float" office:value="0.3879" calcext:value-type="float">
            <text:p>0.3879</text:p>
          </table:table-cell>
          <table:table-cell office:value-type="string" calcext:value-type="string">
            <text:p>cathedral.png</text:p>
          </table:table-cell>
          <table:table-cell office:value-type="string" calcext:value-type="string">
            <text:p>AVIF</text:p>
          </table:table-cell>
          <table:table-cell office:value-type="float" office:value="26" calcext:value-type="float">
            <text:p>26</text:p>
          </table:table-cell>
          <table:table-cell office:value-type="float" office:value="0.929020068823655" calcext:value-type="float">
            <text:p>0.929020068823655</text:p>
          </table:table-cell>
          <table:table-cell office:value-type="float" office:value="35.6294513834973" calcext:value-type="float">
            <text:p>35.6294513834973</text:p>
          </table:table-cell>
          <table:table-cell office:value-type="float" office:value="17.7883318373227" calcext:value-type="float">
            <text:p>17.7883318373227</text:p>
          </table:table-cell>
        </table:table-row>
        <table:table-row table:style-name="ro1">
          <table:table-cell office:value-type="string" calcext:value-type="string">
            <text:p>cathedral</text:p>
          </table:table-cell>
          <table:table-cell office:value-type="float" office:value="27" calcext:value-type="float">
            <text:p>27</text:p>
          </table:table-cell>
          <table:table-cell office:value-type="float" office:value="24.389088698" calcext:value-type="float">
            <text:p>24.389088698</text:p>
          </table:table-cell>
          <table:table-cell office:value-type="float" office:value="691.61" calcext:value-type="float">
            <text:p>691.61</text:p>
          </table:table-cell>
          <table:table-cell office:value-type="float" office:value="265149" calcext:value-type="float">
            <text:p>265149</text:p>
          </table:table-cell>
          <table:table-cell office:value-type="string" calcext:value-type="string">
            <text:p>2000x3008</text:p>
          </table:table-cell>
          <table:table-cell office:value-type="float" office:value="0.3525" calcext:value-type="float">
            <text:p>0.3525</text:p>
          </table:table-cell>
          <table:table-cell office:value-type="string" calcext:value-type="string">
            <text:p>cathedral.png</text:p>
          </table:table-cell>
          <table:table-cell office:value-type="string" calcext:value-type="string">
            <text:p>AVIF</text:p>
          </table:table-cell>
          <table:table-cell office:value-type="float" office:value="27" calcext:value-type="float">
            <text:p>27</text:p>
          </table:table-cell>
          <table:table-cell office:value-type="float" office:value="0.925767390817132" calcext:value-type="float">
            <text:p>0.925767390817132</text:p>
          </table:table-cell>
          <table:table-cell office:value-type="float" office:value="35.3962884313795" calcext:value-type="float">
            <text:p>35.3962884313795</text:p>
          </table:table-cell>
          <table:table-cell office:value-type="float" office:value="18.7694487477837" calcext:value-type="float">
            <text:p>18.7694487477837</text:p>
          </table:table-cell>
        </table:table-row>
        <table:table-row table:style-name="ro1">
          <table:table-cell office:value-type="string" calcext:value-type="string">
            <text:p>cathedral</text:p>
          </table:table-cell>
          <table:table-cell office:value-type="float" office:value="28" calcext:value-type="float">
            <text:p>28</text:p>
          </table:table-cell>
          <table:table-cell office:value-type="float" office:value="23.695896275" calcext:value-type="float">
            <text:p>23.695896275</text:p>
          </table:table-cell>
          <table:table-cell office:value-type="float" office:value="641.59" calcext:value-type="float">
            <text:p>641.59</text:p>
          </table:table-cell>
          <table:table-cell office:value-type="float" office:value="244468" calcext:value-type="float">
            <text:p>244468</text:p>
          </table:table-cell>
          <table:table-cell office:value-type="string" calcext:value-type="string">
            <text:p>2000x3008</text:p>
          </table:table-cell>
          <table:table-cell office:value-type="float" office:value="0.325" calcext:value-type="float">
            <text:p>0.325</text:p>
          </table:table-cell>
          <table:table-cell office:value-type="string" calcext:value-type="string">
            <text:p>cathedral.png</text:p>
          </table:table-cell>
          <table:table-cell office:value-type="string" calcext:value-type="string">
            <text:p>AVIF</text:p>
          </table:table-cell>
          <table:table-cell office:value-type="float" office:value="28" calcext:value-type="float">
            <text:p>28</text:p>
          </table:table-cell>
          <table:table-cell office:value-type="float" office:value="0.922622572780328" calcext:value-type="float">
            <text:p>0.922622572780328</text:p>
          </table:table-cell>
          <table:table-cell office:value-type="float" office:value="35.1844230297937" calcext:value-type="float">
            <text:p>35.1844230297937</text:p>
          </table:table-cell>
          <table:table-cell office:value-type="float" office:value="19.7077959884752" calcext:value-type="float">
            <text:p>19.7077959884752</text:p>
          </table:table-cell>
        </table:table-row>
        <table:table-row table:style-name="ro1">
          <table:table-cell office:value-type="string" calcext:value-type="string">
            <text:p>cathedral</text:p>
          </table:table-cell>
          <table:table-cell office:value-type="float" office:value="29" calcext:value-type="float">
            <text:p>29</text:p>
          </table:table-cell>
          <table:table-cell office:value-type="float" office:value="22.825250997" calcext:value-type="float">
            <text:p>22.825250997</text:p>
          </table:table-cell>
          <table:table-cell office:value-type="float" office:value="562.93" calcext:value-type="float">
            <text:p>562.93</text:p>
          </table:table-cell>
          <table:table-cell office:value-type="float" office:value="224720" calcext:value-type="float">
            <text:p>224720</text:p>
          </table:table-cell>
          <table:table-cell office:value-type="string" calcext:value-type="string">
            <text:p>2000x3008</text:p>
          </table:table-cell>
          <table:table-cell office:value-type="float" office:value="0.2988" calcext:value-type="float">
            <text:p>0.2988</text:p>
          </table:table-cell>
          <table:table-cell office:value-type="string" calcext:value-type="string">
            <text:p>cathedral.png</text:p>
          </table:table-cell>
          <table:table-cell office:value-type="string" calcext:value-type="string">
            <text:p>AVIF</text:p>
          </table:table-cell>
          <table:table-cell office:value-type="float" office:value="29" calcext:value-type="float">
            <text:p>29</text:p>
          </table:table-cell>
          <table:table-cell office:value-type="float" office:value="0.919379217010433" calcext:value-type="float">
            <text:p>0.919379217010433</text:p>
          </table:table-cell>
          <table:table-cell office:value-type="float" office:value="34.9780639927737" calcext:value-type="float">
            <text:p>34.9780639927737</text:p>
          </table:table-cell>
          <table:table-cell office:value-type="float" office:value="20.6668344968972" calcext:value-type="float">
            <text:p>20.6668344968972</text:p>
          </table:table-cell>
        </table:table-row>
        <table:table-row table:style-name="ro1">
          <table:table-cell office:value-type="string" calcext:value-type="string">
            <text:p>cathedral</text:p>
          </table:table-cell>
          <table:table-cell office:value-type="float" office:value="30" calcext:value-type="float">
            <text:p>30</text:p>
          </table:table-cell>
          <table:table-cell office:value-type="float" office:value="21.805558921" calcext:value-type="float">
            <text:p>21.805558921</text:p>
          </table:table-cell>
          <table:table-cell office:value-type="float" office:value="486.09" calcext:value-type="float">
            <text:p>486.09</text:p>
          </table:table-cell>
          <table:table-cell office:value-type="float" office:value="209305" calcext:value-type="float">
            <text:p>209305</text:p>
          </table:table-cell>
          <table:table-cell office:value-type="string" calcext:value-type="string">
            <text:p>2000x3008</text:p>
          </table:table-cell>
          <table:table-cell office:value-type="float" office:value="0.2783" calcext:value-type="float">
            <text:p>0.2783</text:p>
          </table:table-cell>
          <table:table-cell office:value-type="string" calcext:value-type="string">
            <text:p>cathedral.png</text:p>
          </table:table-cell>
          <table:table-cell office:value-type="string" calcext:value-type="string">
            <text:p>AVIF</text:p>
          </table:table-cell>
          <table:table-cell office:value-type="float" office:value="30" calcext:value-type="float">
            <text:p>30</text:p>
          </table:table-cell>
          <table:table-cell office:value-type="float" office:value="0.916599790162352" calcext:value-type="float">
            <text:p>0.916599790162352</text:p>
          </table:table-cell>
          <table:table-cell office:value-type="float" office:value="34.8053980508674" calcext:value-type="float">
            <text:p>34.8053980508674</text:p>
          </table:table-cell>
          <table:table-cell office:value-type="float" office:value="21.5050549091312" calcext:value-type="float">
            <text:p>21.5050549091312</text:p>
          </table:table-cell>
        </table:table-row>
        <table:table-row table:style-name="ro1">
          <table:table-cell office:value-type="string" calcext:value-type="string">
            <text:p>cathedral</text:p>
          </table:table-cell>
          <table:table-cell office:value-type="float" office:value="31" calcext:value-type="float">
            <text:p>31</text:p>
          </table:table-cell>
          <table:table-cell office:value-type="float" office:value="20.738699424" calcext:value-type="float">
            <text:p>20.738699424</text:p>
          </table:table-cell>
          <table:table-cell office:value-type="float" office:value="391.37" calcext:value-type="float">
            <text:p>391.37</text:p>
          </table:table-cell>
          <table:table-cell office:value-type="float" office:value="190093" calcext:value-type="float">
            <text:p>190093</text:p>
          </table:table-cell>
          <table:table-cell office:value-type="string" calcext:value-type="string">
            <text:p>2000x3008</text:p>
          </table:table-cell>
          <table:table-cell office:value-type="float" office:value="0.2527" calcext:value-type="float">
            <text:p>0.2527</text:p>
          </table:table-cell>
          <table:table-cell office:value-type="string" calcext:value-type="string">
            <text:p>cathedral.png</text:p>
          </table:table-cell>
          <table:table-cell office:value-type="string" calcext:value-type="string">
            <text:p>AVIF</text:p>
          </table:table-cell>
          <table:table-cell office:value-type="float" office:value="31" calcext:value-type="float">
            <text:p>31</text:p>
          </table:table-cell>
          <table:table-cell office:value-type="float" office:value="0.91248336580137" calcext:value-type="float">
            <text:p>0.91248336580137</text:p>
          </table:table-cell>
          <table:table-cell office:value-type="float" office:value="34.5570581658546" calcext:value-type="float">
            <text:p>34.5570581658546</text:p>
          </table:table-cell>
          <table:table-cell office:value-type="float" office:value="22.7706036679965" calcext:value-type="float">
            <text:p>22.7706036679965</text:p>
          </table:table-cell>
        </table:table-row>
        <table:table-row table:style-name="ro1">
          <table:table-cell office:value-type="string" calcext:value-type="string">
            <text:p>cathedral</text:p>
          </table:table-cell>
          <table:table-cell office:value-type="float" office:value="32" calcext:value-type="float">
            <text:p>32</text:p>
          </table:table-cell>
          <table:table-cell office:value-type="float" office:value="19.58918913" calcext:value-type="float">
            <text:p>19.58918913</text:p>
          </table:table-cell>
          <table:table-cell office:value-type="float" office:value="302.08" calcext:value-type="float">
            <text:p>302.08</text:p>
          </table:table-cell>
          <table:table-cell office:value-type="float" office:value="173884" calcext:value-type="float">
            <text:p>173884</text:p>
          </table:table-cell>
          <table:table-cell office:value-type="string" calcext:value-type="string">
            <text:p>2000x3008</text:p>
          </table:table-cell>
          <table:table-cell office:value-type="float" office:value="0.2312" calcext:value-type="float">
            <text:p>0.2312</text:p>
          </table:table-cell>
          <table:table-cell office:value-type="string" calcext:value-type="string">
            <text:p>cathedral.png</text:p>
          </table:table-cell>
          <table:table-cell office:value-type="string" calcext:value-type="string">
            <text:p>AVIF</text:p>
          </table:table-cell>
          <table:table-cell office:value-type="float" office:value="32" calcext:value-type="float">
            <text:p>32</text:p>
          </table:table-cell>
          <table:table-cell office:value-type="float" office:value="0.908542003277704" calcext:value-type="float">
            <text:p>0.908542003277704</text:p>
          </table:table-cell>
          <table:table-cell office:value-type="float" office:value="34.3295618590344" calcext:value-type="float">
            <text:p>34.3295618590344</text:p>
          </table:table-cell>
          <table:table-cell office:value-type="float" office:value="23.9951889960106" calcext:value-type="float">
            <text:p>23.9951889960106</text:p>
          </table:table-cell>
        </table:table-row>
        <table:table-row table:style-name="ro1">
          <table:table-cell office:value-type="string" calcext:value-type="string">
            <text:p>cathedral</text:p>
          </table:table-cell>
          <table:table-cell office:value-type="float" office:value="33" calcext:value-type="float">
            <text:p>33</text:p>
          </table:table-cell>
          <table:table-cell office:value-type="float" office:value="25.073078738" calcext:value-type="float">
            <text:p>25.073078738</text:p>
          </table:table-cell>
          <table:table-cell office:value-type="float" office:value="655.36" calcext:value-type="float">
            <text:p>655.36</text:p>
          </table:table-cell>
          <table:table-cell office:value-type="float" office:value="159794" calcext:value-type="float">
            <text:p>159794</text:p>
          </table:table-cell>
          <table:table-cell office:value-type="string" calcext:value-type="string">
            <text:p>2000x3008</text:p>
          </table:table-cell>
          <table:table-cell office:value-type="float" office:value="0.2124" calcext:value-type="float">
            <text:p>0.2124</text:p>
          </table:table-cell>
          <table:table-cell office:value-type="string" calcext:value-type="string">
            <text:p>cathedral.png</text:p>
          </table:table-cell>
          <table:table-cell office:value-type="string" calcext:value-type="string">
            <text:p>AVIF</text:p>
          </table:table-cell>
          <table:table-cell office:value-type="float" office:value="33" calcext:value-type="float">
            <text:p>33</text:p>
          </table:table-cell>
          <table:table-cell office:value-type="float" office:value="0.905233626118019" calcext:value-type="float">
            <text:p>0.905233626118019</text:p>
          </table:table-cell>
          <table:table-cell office:value-type="float" office:value="34.1307713648038" calcext:value-type="float">
            <text:p>34.1307713648038</text:p>
          </table:table-cell>
          <table:table-cell office:value-type="float" office:value="25.1190508089539" calcext:value-type="float">
            <text:p>25.1190508089539</text:p>
          </table:table-cell>
        </table:table-row>
        <table:table-row table:style-name="ro1">
          <table:table-cell office:value-type="string" calcext:value-type="string">
            <text:p>cathedral</text:p>
          </table:table-cell>
          <table:table-cell office:value-type="float" office:value="34" calcext:value-type="float">
            <text:p>34</text:p>
          </table:table-cell>
          <table:table-cell office:value-type="float" office:value="23.850461545" calcext:value-type="float">
            <text:p>23.850461545</text:p>
          </table:table-cell>
          <table:table-cell office:value-type="float" office:value="571.84" calcext:value-type="float">
            <text:p>571.84</text:p>
          </table:table-cell>
          <table:table-cell office:value-type="float" office:value="148898" calcext:value-type="float">
            <text:p>148898</text:p>
          </table:table-cell>
          <table:table-cell office:value-type="string" calcext:value-type="string">
            <text:p>2000x3008</text:p>
          </table:table-cell>
          <table:table-cell office:value-type="float" office:value="0.198" calcext:value-type="float">
            <text:p>0.198</text:p>
          </table:table-cell>
          <table:table-cell office:value-type="string" calcext:value-type="string">
            <text:p>cathedral.png</text:p>
          </table:table-cell>
          <table:table-cell office:value-type="string" calcext:value-type="string">
            <text:p>AVIF</text:p>
          </table:table-cell>
          <table:table-cell office:value-type="float" office:value="34" calcext:value-type="float">
            <text:p>34</text:p>
          </table:table-cell>
          <table:table-cell office:value-type="float" office:value="0.901994409252599" calcext:value-type="float">
            <text:p>0.901994409252599</text:p>
          </table:table-cell>
          <table:table-cell office:value-type="float" office:value="33.9464575084599" calcext:value-type="float">
            <text:p>33.9464575084599</text:p>
          </table:table-cell>
          <table:table-cell office:value-type="float" office:value="26.2080440492021" calcext:value-type="float">
            <text:p>26.2080440492021</text:p>
          </table:table-cell>
        </table:table-row>
        <table:table-row table:style-name="ro1">
          <table:table-cell office:value-type="string" calcext:value-type="string">
            <text:p>cathedral</text:p>
          </table:table-cell>
          <table:table-cell office:value-type="float" office:value="35" calcext:value-type="float">
            <text:p>35</text:p>
          </table:table-cell>
          <table:table-cell office:value-type="float" office:value="22.857602344" calcext:value-type="float">
            <text:p>22.857602344</text:p>
          </table:table-cell>
          <table:table-cell office:value-type="float" office:value="483.25" calcext:value-type="float">
            <text:p>483.25</text:p>
          </table:table-cell>
          <table:table-cell office:value-type="float" office:value="136142" calcext:value-type="float">
            <text:p>136142</text:p>
          </table:table-cell>
          <table:table-cell office:value-type="string" calcext:value-type="string">
            <text:p>2000x3008</text:p>
          </table:table-cell>
          <table:table-cell office:value-type="float" office:value="0.181" calcext:value-type="float">
            <text:p>0.181</text:p>
          </table:table-cell>
          <table:table-cell office:value-type="string" calcext:value-type="string">
            <text:p>cathedral.png</text:p>
          </table:table-cell>
          <table:table-cell office:value-type="string" calcext:value-type="string">
            <text:p>AVIF</text:p>
          </table:table-cell>
          <table:table-cell office:value-type="float" office:value="35" calcext:value-type="float">
            <text:p>35</text:p>
          </table:table-cell>
          <table:table-cell office:value-type="float" office:value="0.898241010460658" calcext:value-type="float">
            <text:p>0.898241010460658</text:p>
          </table:table-cell>
          <table:table-cell office:value-type="float" office:value="33.7472152278972" calcext:value-type="float">
            <text:p>33.7472152278972</text:p>
          </table:table-cell>
          <table:table-cell office:value-type="float" office:value="27.4384034796099" calcext:value-type="float">
            <text:p>27.4384034796099</text:p>
          </table:table-cell>
        </table:table-row>
        <table:table-row table:style-name="ro1">
          <table:table-cell office:value-type="string" calcext:value-type="string">
            <text:p>cathedral</text:p>
          </table:table-cell>
          <table:table-cell office:value-type="float" office:value="36" calcext:value-type="float">
            <text:p>36</text:p>
          </table:table-cell>
          <table:table-cell office:value-type="float" office:value="21.536340406" calcext:value-type="float">
            <text:p>21.536340406</text:p>
          </table:table-cell>
          <table:table-cell office:value-type="float" office:value="383.38" calcext:value-type="float">
            <text:p>383.38</text:p>
          </table:table-cell>
          <table:table-cell office:value-type="float" office:value="125489" calcext:value-type="float">
            <text:p>125489</text:p>
          </table:table-cell>
          <table:table-cell office:value-type="string" calcext:value-type="string">
            <text:p>2000x3008</text:p>
          </table:table-cell>
          <table:table-cell office:value-type="float" office:value="0.1668" calcext:value-type="float">
            <text:p>0.1668</text:p>
          </table:table-cell>
          <table:table-cell office:value-type="string" calcext:value-type="string">
            <text:p>cathedral.png</text:p>
          </table:table-cell>
          <table:table-cell office:value-type="string" calcext:value-type="string">
            <text:p>AVIF</text:p>
          </table:table-cell>
          <table:table-cell office:value-type="float" office:value="36" calcext:value-type="float">
            <text:p>36</text:p>
          </table:table-cell>
          <table:table-cell office:value-type="float" office:value="0.893876114673424" calcext:value-type="float">
            <text:p>0.893876114673424</text:p>
          </table:table-cell>
          <table:table-cell office:value-type="float" office:value="33.5300255901786" calcext:value-type="float">
            <text:p>33.5300255901786</text:p>
          </table:table-cell>
          <table:table-cell office:value-type="float" office:value="28.8454821032801" calcext:value-type="float">
            <text:p>28.8454821032801</text:p>
          </table:table-cell>
        </table:table-row>
        <table:table-row table:style-name="ro1">
          <table:table-cell office:value-type="string" calcext:value-type="string">
            <text:p>cathedral</text:p>
          </table:table-cell>
          <table:table-cell office:value-type="float" office:value="37" calcext:value-type="float">
            <text:p>37</text:p>
          </table:table-cell>
          <table:table-cell office:value-type="float" office:value="20.50660989" calcext:value-type="float">
            <text:p>20.50660989</text:p>
          </table:table-cell>
          <table:table-cell office:value-type="float" office:value="312.89" calcext:value-type="float">
            <text:p>312.89</text:p>
          </table:table-cell>
          <table:table-cell office:value-type="float" office:value="116814" calcext:value-type="float">
            <text:p>116814</text:p>
          </table:table-cell>
          <table:table-cell office:value-type="string" calcext:value-type="string">
            <text:p>2000x3008</text:p>
          </table:table-cell>
          <table:table-cell office:value-type="float" office:value="0.1553" calcext:value-type="float">
            <text:p>0.1553</text:p>
          </table:table-cell>
          <table:table-cell office:value-type="string" calcext:value-type="string">
            <text:p>cathedral.png</text:p>
          </table:table-cell>
          <table:table-cell office:value-type="string" calcext:value-type="string">
            <text:p>AVIF</text:p>
          </table:table-cell>
          <table:table-cell office:value-type="float" office:value="37" calcext:value-type="float">
            <text:p>37</text:p>
          </table:table-cell>
          <table:table-cell office:value-type="float" office:value="0.890127397405076" calcext:value-type="float">
            <text:p>0.890127397405076</text:p>
          </table:table-cell>
          <table:table-cell office:value-type="float" office:value="33.3474484885106" calcext:value-type="float">
            <text:p>33.3474484885106</text:p>
          </table:table-cell>
          <table:table-cell office:value-type="float" office:value="30.0839952903369" calcext:value-type="float">
            <text:p>30.0839952903369</text:p>
          </table:table-cell>
        </table:table-row>
        <table:table-row table:style-name="ro1">
          <table:table-cell office:value-type="string" calcext:value-type="string">
            <text:p>cathedral</text:p>
          </table:table-cell>
          <table:table-cell office:value-type="float" office:value="38" calcext:value-type="float">
            <text:p>38</text:p>
          </table:table-cell>
          <table:table-cell office:value-type="float" office:value="19.389001474" calcext:value-type="float">
            <text:p>19.389001474</text:p>
          </table:table-cell>
          <table:table-cell office:value-type="float" office:value="226.54" calcext:value-type="float">
            <text:p>226.54</text:p>
          </table:table-cell>
          <table:table-cell office:value-type="float" office:value="108419" calcext:value-type="float">
            <text:p>108419</text:p>
          </table:table-cell>
          <table:table-cell office:value-type="string" calcext:value-type="string">
            <text:p>2000x3008</text:p>
          </table:table-cell>
          <table:table-cell office:value-type="float" office:value="0.1441" calcext:value-type="float">
            <text:p>0.1441</text:p>
          </table:table-cell>
          <table:table-cell office:value-type="string" calcext:value-type="string">
            <text:p>cathedral.png</text:p>
          </table:table-cell>
          <table:table-cell office:value-type="string" calcext:value-type="string">
            <text:p>AVIF</text:p>
          </table:table-cell>
          <table:table-cell office:value-type="float" office:value="38" calcext:value-type="float">
            <text:p>38</text:p>
          </table:table-cell>
          <table:table-cell office:value-type="float" office:value="0.885975557454469" calcext:value-type="float">
            <text:p>0.885975557454469</text:p>
          </table:table-cell>
          <table:table-cell office:value-type="float" office:value="33.1469581223408" calcext:value-type="float">
            <text:p>33.1469581223408</text:p>
          </table:table-cell>
          <table:table-cell office:value-type="float" office:value="31.5053674091312" calcext:value-type="float">
            <text:p>31.5053674091312</text:p>
          </table:table-cell>
        </table:table-row>
        <table:table-row table:style-name="ro1">
          <table:table-cell office:value-type="string" calcext:value-type="string">
            <text:p>cathedral</text:p>
          </table:table-cell>
          <table:table-cell office:value-type="float" office:value="39" calcext:value-type="float">
            <text:p>39</text:p>
          </table:table-cell>
          <table:table-cell office:value-type="float" office:value="18.405352256" calcext:value-type="float">
            <text:p>18.405352256</text:p>
          </table:table-cell>
          <table:table-cell office:value-type="float" office:value="160.21" calcext:value-type="float">
            <text:p>160.21</text:p>
          </table:table-cell>
          <table:table-cell office:value-type="float" office:value="100532" calcext:value-type="float">
            <text:p>100532</text:p>
          </table:table-cell>
          <table:table-cell office:value-type="string" calcext:value-type="string">
            <text:p>2000x3008</text:p>
          </table:table-cell>
          <table:table-cell office:value-type="float" office:value="0.1336" calcext:value-type="float">
            <text:p>0.1336</text:p>
          </table:table-cell>
          <table:table-cell office:value-type="string" calcext:value-type="string">
            <text:p>cathedral.png</text:p>
          </table:table-cell>
          <table:table-cell office:value-type="string" calcext:value-type="string">
            <text:p>AVIF</text:p>
          </table:table-cell>
          <table:table-cell office:value-type="float" office:value="39" calcext:value-type="float">
            <text:p>39</text:p>
          </table:table-cell>
          <table:table-cell office:value-type="float" office:value="0.881430457394298" calcext:value-type="float">
            <text:p>0.881430457394298</text:p>
          </table:table-cell>
          <table:table-cell office:value-type="float" office:value="32.9422507211899" calcext:value-type="float">
            <text:p>32.9422507211899</text:p>
          </table:table-cell>
          <table:table-cell office:value-type="float" office:value="33.0259476950355" calcext:value-type="float">
            <text:p>33.0259476950355</text:p>
          </table:table-cell>
        </table:table-row>
        <table:table-row table:style-name="ro1">
          <table:table-cell office:value-type="string" calcext:value-type="string">
            <text:p>cathedral</text:p>
          </table:table-cell>
          <table:table-cell office:value-type="float" office:value="40" calcext:value-type="float">
            <text:p>40</text:p>
          </table:table-cell>
          <table:table-cell office:value-type="float" office:value="17.666838462" calcext:value-type="float">
            <text:p>17.666838462</text:p>
          </table:table-cell>
          <table:table-cell office:value-type="float" office:value="99.78" calcext:value-type="float">
            <text:p>99.78</text:p>
          </table:table-cell>
          <table:table-cell office:value-type="float" office:value="94129" calcext:value-type="float">
            <text:p>94129</text:p>
          </table:table-cell>
          <table:table-cell office:value-type="string" calcext:value-type="string">
            <text:p>2000x3008</text:p>
          </table:table-cell>
          <table:table-cell office:value-type="float" office:value="0.1251" calcext:value-type="float">
            <text:p>0.1251</text:p>
          </table:table-cell>
          <table:table-cell office:value-type="string" calcext:value-type="string">
            <text:p>cathedral.png</text:p>
          </table:table-cell>
          <table:table-cell office:value-type="string" calcext:value-type="string">
            <text:p>AVIF</text:p>
          </table:table-cell>
          <table:table-cell office:value-type="float" office:value="40" calcext:value-type="float">
            <text:p>40</text:p>
          </table:table-cell>
          <table:table-cell office:value-type="float" office:value="0.877078373685946" calcext:value-type="float">
            <text:p>0.877078373685946</text:p>
          </table:table-cell>
          <table:table-cell office:value-type="float" office:value="32.7628253204077" calcext:value-type="float">
            <text:p>32.7628253204077</text:p>
          </table:table-cell>
          <table:table-cell office:value-type="float" office:value="34.4189667553192" calcext:value-type="float">
            <text:p>34.4189667553192</text:p>
          </table:table-cell>
        </table:table-row>
        <table:table-row table:style-name="ro1">
          <table:table-cell office:value-type="string" calcext:value-type="string">
            <text:p>cathedral</text:p>
          </table:table-cell>
          <table:table-cell office:value-type="float" office:value="41" calcext:value-type="float">
            <text:p>41</text:p>
          </table:table-cell>
          <table:table-cell office:value-type="float" office:value="16.988959247" calcext:value-type="float">
            <text:p>16.988959247</text:p>
          </table:table-cell>
          <table:table-cell office:value-type="float" office:value="52.63" calcext:value-type="float">
            <text:p>52.63</text:p>
          </table:table-cell>
          <table:table-cell office:value-type="float" office:value="86944" calcext:value-type="float">
            <text:p>86944</text:p>
          </table:table-cell>
          <table:table-cell office:value-type="string" calcext:value-type="string">
            <text:p>2000x3008</text:p>
          </table:table-cell>
          <table:table-cell office:value-type="float" office:value="0.1156" calcext:value-type="float">
            <text:p>0.1156</text:p>
          </table:table-cell>
          <table:table-cell office:value-type="string" calcext:value-type="string">
            <text:p>cathedral.png</text:p>
          </table:table-cell>
          <table:table-cell office:value-type="string" calcext:value-type="string">
            <text:p>AVIF</text:p>
          </table:table-cell>
          <table:table-cell office:value-type="float" office:value="41" calcext:value-type="float">
            <text:p>41</text:p>
          </table:table-cell>
          <table:table-cell office:value-type="float" office:value="0.871870261629237" calcext:value-type="float">
            <text:p>0.871870261629237</text:p>
          </table:table-cell>
          <table:table-cell office:value-type="float" office:value="32.5602449700477" calcext:value-type="float">
            <text:p>32.5602449700477</text:p>
          </table:table-cell>
          <table:table-cell office:value-type="float" office:value="36.0625027703901" calcext:value-type="float">
            <text:p>36.0625027703901</text:p>
          </table:table-cell>
        </table:table-row>
        <table:table-row table:style-name="ro1">
          <table:table-cell office:value-type="string" calcext:value-type="string">
            <text:p>cathedral</text:p>
          </table:table-cell>
          <table:table-cell office:value-type="float" office:value="42" calcext:value-type="float">
            <text:p>42</text:p>
          </table:table-cell>
          <table:table-cell office:value-type="float" office:value="16.040850792" calcext:value-type="float">
            <text:p>16.040850792</text:p>
          </table:table-cell>
          <table:table-cell office:value-type="float" office:value="982.51" calcext:value-type="float">
            <text:p>982.51</text:p>
          </table:table-cell>
          <table:table-cell office:value-type="float" office:value="81413" calcext:value-type="float">
            <text:p>81413</text:p>
          </table:table-cell>
          <table:table-cell office:value-type="string" calcext:value-type="string">
            <text:p>2000x3008</text:p>
          </table:table-cell>
          <table:table-cell office:value-type="float" office:value="0.1082" calcext:value-type="float">
            <text:p>0.1082</text:p>
          </table:table-cell>
          <table:table-cell office:value-type="string" calcext:value-type="string">
            <text:p>cathedral.png</text:p>
          </table:table-cell>
          <table:table-cell office:value-type="string" calcext:value-type="string">
            <text:p>AVIF</text:p>
          </table:table-cell>
          <table:table-cell office:value-type="float" office:value="42" calcext:value-type="float">
            <text:p>42</text:p>
          </table:table-cell>
          <table:table-cell office:value-type="float" office:value="0.866990591968814" calcext:value-type="float">
            <text:p>0.866990591968814</text:p>
          </table:table-cell>
          <table:table-cell office:value-type="float" office:value="32.3659557047558" calcext:value-type="float">
            <text:p>32.3659557047558</text:p>
          </table:table-cell>
          <table:table-cell office:value-type="float" office:value="37.7124537344858" calcext:value-type="float">
            <text:p>37.7124537344858</text:p>
          </table:table-cell>
        </table:table-row>
        <table:table-row table:style-name="ro1">
          <table:table-cell office:value-type="string" calcext:value-type="string">
            <text:p>cathedral</text:p>
          </table:table-cell>
          <table:table-cell office:value-type="float" office:value="43" calcext:value-type="float">
            <text:p>43</text:p>
          </table:table-cell>
          <table:table-cell office:value-type="float" office:value="15.490312196" calcext:value-type="float">
            <text:p>15.490312196</text:p>
          </table:table-cell>
          <table:table-cell office:value-type="float" office:value="943.32" calcext:value-type="float">
            <text:p>943.32</text:p>
          </table:table-cell>
          <table:table-cell office:value-type="float" office:value="75878" calcext:value-type="float">
            <text:p>75878</text:p>
          </table:table-cell>
          <table:table-cell office:value-type="string" calcext:value-type="string">
            <text:p>2000x3008</text:p>
          </table:table-cell>
          <table:table-cell office:value-type="float" office:value="0.1009" calcext:value-type="float">
            <text:p>0.1009</text:p>
          </table:table-cell>
          <table:table-cell office:value-type="string" calcext:value-type="string">
            <text:p>cathedral.png</text:p>
          </table:table-cell>
          <table:table-cell office:value-type="string" calcext:value-type="string">
            <text:p>AVIF</text:p>
          </table:table-cell>
          <table:table-cell office:value-type="float" office:value="43" calcext:value-type="float">
            <text:p>43</text:p>
          </table:table-cell>
          <table:table-cell office:value-type="float" office:value="0.86178151618975" calcext:value-type="float">
            <text:p>0.86178151618975</text:p>
          </table:table-cell>
          <table:table-cell office:value-type="float" office:value="32.1656962087503" calcext:value-type="float">
            <text:p>32.1656962087503</text:p>
          </table:table-cell>
          <table:table-cell office:value-type="float" office:value="39.4921465536348" calcext:value-type="float">
            <text:p>39.4921465536348</text:p>
          </table:table-cell>
        </table:table-row>
        <table:table-row table:style-name="ro1">
          <table:table-cell office:value-type="string" calcext:value-type="string">
            <text:p>cathedral</text:p>
          </table:table-cell>
          <table:table-cell office:value-type="float" office:value="44" calcext:value-type="float">
            <text:p>44</text:p>
          </table:table-cell>
          <table:table-cell office:value-type="float" office:value="14.854700424" calcext:value-type="float">
            <text:p>14.854700424</text:p>
          </table:table-cell>
          <table:table-cell office:value-type="float" office:value="904.75" calcext:value-type="float">
            <text:p>904.75</text:p>
          </table:table-cell>
          <table:table-cell office:value-type="float" office:value="70876" calcext:value-type="float">
            <text:p>70876</text:p>
          </table:table-cell>
          <table:table-cell office:value-type="string" calcext:value-type="string">
            <text:p>2000x3008</text:p>
          </table:table-cell>
          <table:table-cell office:value-type="float" office:value="0.0942" calcext:value-type="float">
            <text:p>0.0942</text:p>
          </table:table-cell>
          <table:table-cell office:value-type="string" calcext:value-type="string">
            <text:p>cathedral.png</text:p>
          </table:table-cell>
          <table:table-cell office:value-type="string" calcext:value-type="string">
            <text:p>AVIF</text:p>
          </table:table-cell>
          <table:table-cell office:value-type="float" office:value="44" calcext:value-type="float">
            <text:p>44</text:p>
          </table:table-cell>
          <table:table-cell office:value-type="float" office:value="0.856113626704482" calcext:value-type="float">
            <text:p>0.856113626704482</text:p>
          </table:table-cell>
          <table:table-cell office:value-type="float" office:value="31.9601125471425" calcext:value-type="float">
            <text:p>31.9601125471425</text:p>
          </table:table-cell>
          <table:table-cell office:value-type="float" office:value="41.4065556848404" calcext:value-type="float">
            <text:p>41.4065556848404</text:p>
          </table:table-cell>
        </table:table-row>
        <table:table-row table:style-name="ro1">
          <table:table-cell office:value-type="string" calcext:value-type="string">
            <text:p>cathedral</text:p>
          </table:table-cell>
          <table:table-cell office:value-type="float" office:value="45" calcext:value-type="float">
            <text:p>45</text:p>
          </table:table-cell>
          <table:table-cell office:value-type="float" office:value="14.17700426" calcext:value-type="float">
            <text:p>14.17700426</text:p>
          </table:table-cell>
          <table:table-cell office:value-type="float" office:value="856.75" calcext:value-type="float">
            <text:p>856.75</text:p>
          </table:table-cell>
          <table:table-cell office:value-type="float" office:value="65748" calcext:value-type="float">
            <text:p>65748</text:p>
          </table:table-cell>
          <table:table-cell office:value-type="string" calcext:value-type="string">
            <text:p>2000x3008</text:p>
          </table:table-cell>
          <table:table-cell office:value-type="float" office:value="0.0874" calcext:value-type="float">
            <text:p>0.0874</text:p>
          </table:table-cell>
          <table:table-cell office:value-type="string" calcext:value-type="string">
            <text:p>cathedral.png</text:p>
          </table:table-cell>
          <table:table-cell office:value-type="string" calcext:value-type="string">
            <text:p>AVIF</text:p>
          </table:table-cell>
          <table:table-cell office:value-type="float" office:value="45" calcext:value-type="float">
            <text:p>45</text:p>
          </table:table-cell>
          <table:table-cell office:value-type="float" office:value="0.850076937011651" calcext:value-type="float">
            <text:p>0.850076937011651</text:p>
          </table:table-cell>
          <table:table-cell office:value-type="float" office:value="31.7640581230494" calcext:value-type="float">
            <text:p>31.7640581230494</text:p>
          </table:table-cell>
          <table:table-cell office:value-type="float" office:value="43.3186135859929" calcext:value-type="float">
            <text:p>43.3186135859929</text:p>
          </table:table-cell>
        </table:table-row>
        <table:table-row table:style-name="ro1">
          <table:table-cell office:value-type="string" calcext:value-type="string">
            <text:p>cathedral</text:p>
          </table:table-cell>
          <table:table-cell office:value-type="float" office:value="46" calcext:value-type="float">
            <text:p>46</text:p>
          </table:table-cell>
          <table:table-cell office:value-type="float" office:value="13.520056756" calcext:value-type="float">
            <text:p>13.520056756</text:p>
          </table:table-cell>
          <table:table-cell office:value-type="float" office:value="803.02" calcext:value-type="float">
            <text:p>803.02</text:p>
          </table:table-cell>
          <table:table-cell office:value-type="float" office:value="61180" calcext:value-type="float">
            <text:p>61180</text:p>
          </table:table-cell>
          <table:table-cell office:value-type="string" calcext:value-type="string">
            <text:p>2000x3008</text:p>
          </table:table-cell>
          <table:table-cell office:value-type="float" office:value="0.0813" calcext:value-type="float">
            <text:p>0.0813</text:p>
          </table:table-cell>
          <table:table-cell office:value-type="string" calcext:value-type="string">
            <text:p>cathedral.png</text:p>
          </table:table-cell>
          <table:table-cell office:value-type="string" calcext:value-type="string">
            <text:p>AVIF</text:p>
          </table:table-cell>
          <table:table-cell office:value-type="float" office:value="46" calcext:value-type="float">
            <text:p>46</text:p>
          </table:table-cell>
          <table:table-cell office:value-type="float" office:value="0.84414923699535" calcext:value-type="float">
            <text:p>0.84414923699535</text:p>
          </table:table-cell>
          <table:table-cell office:value-type="float" office:value="31.5585535526955" calcext:value-type="float">
            <text:p>31.5585535526955</text:p>
          </table:table-cell>
          <table:table-cell office:value-type="float" office:value="45.4176862256206" calcext:value-type="float">
            <text:p>45.4176862256206</text:p>
          </table:table-cell>
        </table:table-row>
        <table:table-row table:style-name="ro1">
          <table:table-cell office:value-type="string" calcext:value-type="string">
            <text:p>cathedral</text:p>
          </table:table-cell>
          <table:table-cell office:value-type="float" office:value="47" calcext:value-type="float">
            <text:p>47</text:p>
          </table:table-cell>
          <table:table-cell office:value-type="float" office:value="12.936205211" calcext:value-type="float">
            <text:p>12.936205211</text:p>
          </table:table-cell>
          <table:table-cell office:value-type="float" office:value="764.79" calcext:value-type="float">
            <text:p>764.79</text:p>
          </table:table-cell>
          <table:table-cell office:value-type="float" office:value="57158" calcext:value-type="float">
            <text:p>57158</text:p>
          </table:table-cell>
          <table:table-cell office:value-type="string" calcext:value-type="string">
            <text:p>2000x3008</text:p>
          </table:table-cell>
          <table:table-cell office:value-type="float" office:value="0.076" calcext:value-type="float">
            <text:p>0.076</text:p>
          </table:table-cell>
          <table:table-cell office:value-type="string" calcext:value-type="string">
            <text:p>cathedral.png</text:p>
          </table:table-cell>
          <table:table-cell office:value-type="string" calcext:value-type="string">
            <text:p>AVIF</text:p>
          </table:table-cell>
          <table:table-cell office:value-type="float" office:value="47" calcext:value-type="float">
            <text:p>47</text:p>
          </table:table-cell>
          <table:table-cell office:value-type="float" office:value="0.838331426088488" calcext:value-type="float">
            <text:p>0.838331426088488</text:p>
          </table:table-cell>
          <table:table-cell office:value-type="float" office:value="31.358249458795" calcext:value-type="float">
            <text:p>31.358249458795</text:p>
          </table:table-cell>
          <table:table-cell office:value-type="float" office:value="47.5614859818262" calcext:value-type="float">
            <text:p>47.5614859818262</text:p>
          </table:table-cell>
        </table:table-row>
        <table:table-row table:style-name="ro1">
          <table:table-cell office:value-type="string" calcext:value-type="string">
            <text:p>cathedral</text:p>
          </table:table-cell>
          <table:table-cell office:value-type="float" office:value="48" calcext:value-type="float">
            <text:p>48</text:p>
          </table:table-cell>
          <table:table-cell office:value-type="float" office:value="12.557687141" calcext:value-type="float">
            <text:p>12.557687141</text:p>
          </table:table-cell>
          <table:table-cell office:value-type="float" office:value="737.46" calcext:value-type="float">
            <text:p>737.46</text:p>
          </table:table-cell>
          <table:table-cell office:value-type="float" office:value="52978" calcext:value-type="float">
            <text:p>52978</text:p>
          </table:table-cell>
          <table:table-cell office:value-type="string" calcext:value-type="string">
            <text:p>2000x3008</text:p>
          </table:table-cell>
          <table:table-cell office:value-type="float" office:value="0.0704" calcext:value-type="float">
            <text:p>0.0704</text:p>
          </table:table-cell>
          <table:table-cell office:value-type="string" calcext:value-type="string">
            <text:p>cathedral.png</text:p>
          </table:table-cell>
          <table:table-cell office:value-type="string" calcext:value-type="string">
            <text:p>AVIF</text:p>
          </table:table-cell>
          <table:table-cell office:value-type="float" office:value="48" calcext:value-type="float">
            <text:p>48</text:p>
          </table:table-cell>
          <table:table-cell office:value-type="float" office:value="0.831753027284042" calcext:value-type="float">
            <text:p>0.831753027284042</text:p>
          </table:table-cell>
          <table:table-cell office:value-type="float" office:value="31.1531418995513" calcext:value-type="float">
            <text:p>31.1531418995513</text:p>
          </table:table-cell>
          <table:table-cell office:value-type="float" office:value="49.8615954676418" calcext:value-type="float">
            <text:p>49.8615954676418</text:p>
          </table:table-cell>
        </table:table-row>
        <table:table-row table:style-name="ro1">
          <table:table-cell office:value-type="string" calcext:value-type="string">
            <text:p>cathedral</text:p>
          </table:table-cell>
          <table:table-cell office:value-type="float" office:value="49" calcext:value-type="float">
            <text:p>49</text:p>
          </table:table-cell>
          <table:table-cell office:value-type="float" office:value="11.95731144" calcext:value-type="float">
            <text:p>11.95731144</text:p>
          </table:table-cell>
          <table:table-cell office:value-type="float" office:value="699.18" calcext:value-type="float">
            <text:p>699.18</text:p>
          </table:table-cell>
          <table:table-cell office:value-type="float" office:value="49353" calcext:value-type="float">
            <text:p>49353</text:p>
          </table:table-cell>
          <table:table-cell office:value-type="string" calcext:value-type="string">
            <text:p>2000x3008</text:p>
          </table:table-cell>
          <table:table-cell office:value-type="float" office:value="0.0656" calcext:value-type="float">
            <text:p>0.0656</text:p>
          </table:table-cell>
          <table:table-cell office:value-type="string" calcext:value-type="string">
            <text:p>cathedral.png</text:p>
          </table:table-cell>
          <table:table-cell office:value-type="string" calcext:value-type="string">
            <text:p>AVIF</text:p>
          </table:table-cell>
          <table:table-cell office:value-type="float" office:value="49" calcext:value-type="float">
            <text:p>49</text:p>
          </table:table-cell>
          <table:table-cell office:value-type="float" office:value="0.825241070713803" calcext:value-type="float">
            <text:p>0.825241070713803</text:p>
          </table:table-cell>
          <table:table-cell office:value-type="float" office:value="30.9464031109599" calcext:value-type="float">
            <text:p>30.9464031109599</text:p>
          </table:table-cell>
          <table:table-cell office:value-type="float" office:value="52.2925776263298" calcext:value-type="float">
            <text:p>52.2925776263298</text:p>
          </table:table-cell>
        </table:table-row>
        <table:table-row table:style-name="ro1">
          <table:table-cell office:value-type="string" calcext:value-type="string">
            <text:p>cathedral</text:p>
          </table:table-cell>
          <table:table-cell office:value-type="float" office:value="50" calcext:value-type="float">
            <text:p>50</text:p>
          </table:table-cell>
          <table:table-cell office:value-type="float" office:value="11.569294616" calcext:value-type="float">
            <text:p>11.569294616</text:p>
          </table:table-cell>
          <table:table-cell office:value-type="float" office:value="675.49" calcext:value-type="float">
            <text:p>675.49</text:p>
          </table:table-cell>
          <table:table-cell office:value-type="float" office:value="46194" calcext:value-type="float">
            <text:p>46194</text:p>
          </table:table-cell>
          <table:table-cell office:value-type="string" calcext:value-type="string">
            <text:p>2000x3008</text:p>
          </table:table-cell>
          <table:table-cell office:value-type="float" office:value="0.0614" calcext:value-type="float">
            <text:p>0.0614</text:p>
          </table:table-cell>
          <table:table-cell office:value-type="string" calcext:value-type="string">
            <text:p>cathedral.png</text:p>
          </table:table-cell>
          <table:table-cell office:value-type="string" calcext:value-type="string">
            <text:p>AVIF</text:p>
          </table:table-cell>
          <table:table-cell office:value-type="float" office:value="50" calcext:value-type="float">
            <text:p>50</text:p>
          </table:table-cell>
          <table:table-cell office:value-type="float" office:value="0.81782656292337" calcext:value-type="float">
            <text:p>0.81782656292337</text:p>
          </table:table-cell>
          <table:table-cell office:value-type="float" office:value="30.7278859521689" calcext:value-type="float">
            <text:p>30.7278859521689</text:p>
          </table:table-cell>
          <table:table-cell office:value-type="float" office:value="54.9910187832447" calcext:value-type="float">
            <text:p>54.9910187832447</text:p>
          </table:table-cell>
        </table:table-row>
        <table:table-row table:style-name="ro1">
          <table:table-cell office:value-type="string" calcext:value-type="string">
            <text:p>cathedral</text:p>
          </table:table-cell>
          <table:table-cell office:value-type="float" office:value="51" calcext:value-type="float">
            <text:p>51</text:p>
          </table:table-cell>
          <table:table-cell office:value-type="float" office:value="11.327275586" calcext:value-type="float">
            <text:p>11.327275586</text:p>
          </table:table-cell>
          <table:table-cell office:value-type="float" office:value="656.78" calcext:value-type="float">
            <text:p>656.78</text:p>
          </table:table-cell>
          <table:table-cell office:value-type="float" office:value="42893" calcext:value-type="float">
            <text:p>42893</text:p>
          </table:table-cell>
          <table:table-cell office:value-type="string" calcext:value-type="string">
            <text:p>2000x3008</text:p>
          </table:table-cell>
          <table:table-cell office:value-type="float" office:value="0.057" calcext:value-type="float">
            <text:p>0.057</text:p>
          </table:table-cell>
          <table:table-cell office:value-type="string" calcext:value-type="string">
            <text:p>cathedral.png</text:p>
          </table:table-cell>
          <table:table-cell office:value-type="string" calcext:value-type="string">
            <text:p>AVIF</text:p>
          </table:table-cell>
          <table:table-cell office:value-type="float" office:value="51" calcext:value-type="float">
            <text:p>51</text:p>
          </table:table-cell>
          <table:table-cell office:value-type="float" office:value="0.810550484484529" calcext:value-type="float">
            <text:p>0.810550484484529</text:p>
          </table:table-cell>
          <table:table-cell office:value-type="float" office:value="30.5134067785852" calcext:value-type="float">
            <text:p>30.5134067785852</text:p>
          </table:table-cell>
          <table:table-cell office:value-type="float" office:value="57.7749639295213" calcext:value-type="float">
            <text:p>57.7749639295213</text:p>
          </table:table-cell>
        </table:table-row>
        <table:table-row table:style-name="ro1">
          <table:table-cell office:value-type="string" calcext:value-type="string">
            <text:p>cathedral</text:p>
          </table:table-cell>
          <table:table-cell office:value-type="float" office:value="52" calcext:value-type="float">
            <text:p>52</text:p>
          </table:table-cell>
          <table:table-cell office:value-type="float" office:value="10.568269032" calcext:value-type="float">
            <text:p>10.568269032</text:p>
          </table:table-cell>
          <table:table-cell office:value-type="float" office:value="609.96" calcext:value-type="float">
            <text:p>609.96</text:p>
          </table:table-cell>
          <table:table-cell office:value-type="float" office:value="39698" calcext:value-type="float">
            <text:p>39698</text:p>
          </table:table-cell>
          <table:table-cell office:value-type="string" calcext:value-type="string">
            <text:p>2000x3008</text:p>
          </table:table-cell>
          <table:table-cell office:value-type="float" office:value="0.0527" calcext:value-type="float">
            <text:p>0.0527</text:p>
          </table:table-cell>
          <table:table-cell office:value-type="string" calcext:value-type="string">
            <text:p>cathedral.png</text:p>
          </table:table-cell>
          <table:table-cell office:value-type="string" calcext:value-type="string">
            <text:p>AVIF</text:p>
          </table:table-cell>
          <table:table-cell office:value-type="float" office:value="52" calcext:value-type="float">
            <text:p>52</text:p>
          </table:table-cell>
          <table:table-cell office:value-type="float" office:value="0.80336561482067" calcext:value-type="float">
            <text:p>0.80336561482067</text:p>
          </table:table-cell>
          <table:table-cell office:value-type="float" office:value="30.3155939341458" calcext:value-type="float">
            <text:p>30.3155939341458</text:p>
          </table:table-cell>
          <table:table-cell office:value-type="float" office:value="60.4673543882979" calcext:value-type="float">
            <text:p>60.4673543882979</text:p>
          </table:table-cell>
        </table:table-row>
        <table:table-row table:style-name="ro1">
          <table:table-cell office:value-type="string" calcext:value-type="string">
            <text:p>cathedral</text:p>
          </table:table-cell>
          <table:table-cell office:value-type="float" office:value="53" calcext:value-type="float">
            <text:p>53</text:p>
          </table:table-cell>
          <table:table-cell office:value-type="float" office:value="10.400591013" calcext:value-type="float">
            <text:p>10.400591013</text:p>
          </table:table-cell>
          <table:table-cell office:value-type="float" office:value="593.36" calcext:value-type="float">
            <text:p>593.36</text:p>
          </table:table-cell>
          <table:table-cell office:value-type="float" office:value="36749" calcext:value-type="float">
            <text:p>36749</text:p>
          </table:table-cell>
          <table:table-cell office:value-type="string" calcext:value-type="string">
            <text:p>2000x3008</text:p>
          </table:table-cell>
          <table:table-cell office:value-type="float" office:value="0.0488" calcext:value-type="float">
            <text:p>0.0488</text:p>
          </table:table-cell>
          <table:table-cell office:value-type="string" calcext:value-type="string">
            <text:p>cathedral.png</text:p>
          </table:table-cell>
          <table:table-cell office:value-type="string" calcext:value-type="string">
            <text:p>AVIF</text:p>
          </table:table-cell>
          <table:table-cell office:value-type="float" office:value="53" calcext:value-type="float">
            <text:p>53</text:p>
          </table:table-cell>
          <table:table-cell office:value-type="float" office:value="0.795482688831331" calcext:value-type="float">
            <text:p>0.795482688831331</text:p>
          </table:table-cell>
          <table:table-cell office:value-type="float" office:value="30.0807440067886" calcext:value-type="float">
            <text:p>30.0807440067886</text:p>
          </table:table-cell>
          <table:table-cell office:value-type="float" office:value="63.8272245678192" calcext:value-type="float">
            <text:p>63.8272245678192</text:p>
          </table:table-cell>
        </table:table-row>
        <table:table-row table:style-name="ro1">
          <table:table-cell office:value-type="string" calcext:value-type="string">
            <text:p>cathedral</text:p>
          </table:table-cell>
          <table:table-cell office:value-type="float" office:value="54" calcext:value-type="float">
            <text:p>54</text:p>
          </table:table-cell>
          <table:table-cell office:value-type="float" office:value="9.974188322" calcext:value-type="float">
            <text:p>9.974188322</text:p>
          </table:table-cell>
          <table:table-cell office:value-type="float" office:value="565.65" calcext:value-type="float">
            <text:p>565.65</text:p>
          </table:table-cell>
          <table:table-cell office:value-type="float" office:value="33641" calcext:value-type="float">
            <text:p>33641</text:p>
          </table:table-cell>
          <table:table-cell office:value-type="string" calcext:value-type="string">
            <text:p>2000x3008</text:p>
          </table:table-cell>
          <table:table-cell office:value-type="float" office:value="0.0447" calcext:value-type="float">
            <text:p>0.0447</text:p>
          </table:table-cell>
          <table:table-cell office:value-type="string" calcext:value-type="string">
            <text:p>cathedral.png</text:p>
          </table:table-cell>
          <table:table-cell office:value-type="string" calcext:value-type="string">
            <text:p>AVIF</text:p>
          </table:table-cell>
          <table:table-cell office:value-type="float" office:value="54" calcext:value-type="float">
            <text:p>54</text:p>
          </table:table-cell>
          <table:table-cell office:value-type="float" office:value="0.788068896755523" calcext:value-type="float">
            <text:p>0.788068896755523</text:p>
          </table:table-cell>
          <table:table-cell office:value-type="float" office:value="29.8717386006029" calcext:value-type="float">
            <text:p>29.8717386006029</text:p>
          </table:table-cell>
          <table:table-cell office:value-type="float" office:value="66.9740405585106" calcext:value-type="float">
            <text:p>66.9740405585106</text:p>
          </table:table-cell>
        </table:table-row>
        <table:table-row table:style-name="ro1">
          <table:table-cell office:value-type="string" calcext:value-type="string">
            <text:p>cathedral</text:p>
          </table:table-cell>
          <table:table-cell office:value-type="float" office:value="55" calcext:value-type="float">
            <text:p>55</text:p>
          </table:table-cell>
          <table:table-cell office:value-type="float" office:value="9.77689182" calcext:value-type="float">
            <text:p>9.77689182</text:p>
          </table:table-cell>
          <table:table-cell office:value-type="float" office:value="549.83" calcext:value-type="float">
            <text:p>549.83</text:p>
          </table:table-cell>
          <table:table-cell office:value-type="float" office:value="30691" calcext:value-type="float">
            <text:p>30691</text:p>
          </table:table-cell>
          <table:table-cell office:value-type="string" calcext:value-type="string">
            <text:p>2000x3008</text:p>
          </table:table-cell>
          <table:table-cell office:value-type="float" office:value="0.0408" calcext:value-type="float">
            <text:p>0.0408</text:p>
          </table:table-cell>
          <table:table-cell office:value-type="string" calcext:value-type="string">
            <text:p>cathedral.png</text:p>
          </table:table-cell>
          <table:table-cell office:value-type="string" calcext:value-type="string">
            <text:p>AVIF</text:p>
          </table:table-cell>
          <table:table-cell office:value-type="float" office:value="55" calcext:value-type="float">
            <text:p>55</text:p>
          </table:table-cell>
          <table:table-cell office:value-type="float" office:value="0.779464099807604" calcext:value-type="float">
            <text:p>0.779464099807604</text:p>
          </table:table-cell>
          <table:table-cell office:value-type="float" office:value="29.6289734989714" calcext:value-type="float">
            <text:p>29.6289734989714</text:p>
          </table:table-cell>
          <table:table-cell office:value-type="float" office:value="70.8244174423759" calcext:value-type="float">
            <text:p>70.8244174423759</text:p>
          </table:table-cell>
        </table:table-row>
        <table:table-row table:style-name="ro1">
          <table:table-cell office:value-type="string" calcext:value-type="string">
            <text:p>cathedral</text:p>
          </table:table-cell>
          <table:table-cell office:value-type="float" office:value="56" calcext:value-type="float">
            <text:p>56</text:p>
          </table:table-cell>
          <table:table-cell office:value-type="float" office:value="9.299871662" calcext:value-type="float">
            <text:p>9.299871662</text:p>
          </table:table-cell>
          <table:table-cell office:value-type="float" office:value="518.59" calcext:value-type="float">
            <text:p>518.59</text:p>
          </table:table-cell>
          <table:table-cell office:value-type="float" office:value="28117" calcext:value-type="float">
            <text:p>28117</text:p>
          </table:table-cell>
          <table:table-cell office:value-type="string" calcext:value-type="string">
            <text:p>2000x3008</text:p>
          </table:table-cell>
          <table:table-cell office:value-type="float" office:value="0.0373" calcext:value-type="float">
            <text:p>0.0373</text:p>
          </table:table-cell>
          <table:table-cell office:value-type="string" calcext:value-type="string">
            <text:p>cathedral.png</text:p>
          </table:table-cell>
          <table:table-cell office:value-type="string" calcext:value-type="string">
            <text:p>AVIF</text:p>
          </table:table-cell>
          <table:table-cell office:value-type="float" office:value="56" calcext:value-type="float">
            <text:p>56</text:p>
          </table:table-cell>
          <table:table-cell office:value-type="float" office:value="0.771107149603599" calcext:value-type="float">
            <text:p>0.771107149603599</text:p>
          </table:table-cell>
          <table:table-cell office:value-type="float" office:value="29.3899583743573" calcext:value-type="float">
            <text:p>29.3899583743573</text:p>
          </table:table-cell>
          <table:table-cell office:value-type="float" office:value="74.8315125221631" calcext:value-type="float">
            <text:p>74.8315125221631</text:p>
          </table:table-cell>
        </table:table-row>
        <table:table-row table:style-name="ro1">
          <table:table-cell office:value-type="string" calcext:value-type="string">
            <text:p>cathedral</text:p>
          </table:table-cell>
          <table:table-cell office:value-type="float" office:value="57" calcext:value-type="float">
            <text:p>57</text:p>
          </table:table-cell>
          <table:table-cell office:value-type="float" office:value="8.86608377" calcext:value-type="float">
            <text:p>8.86608377</text:p>
          </table:table-cell>
          <table:table-cell office:value-type="float" office:value="494.49" calcext:value-type="float">
            <text:p>494.49</text:p>
          </table:table-cell>
          <table:table-cell office:value-type="float" office:value="25332" calcext:value-type="float">
            <text:p>25332</text:p>
          </table:table-cell>
          <table:table-cell office:value-type="string" calcext:value-type="string">
            <text:p>2000x3008</text:p>
          </table:table-cell>
          <table:table-cell office:value-type="float" office:value="0.0336" calcext:value-type="float">
            <text:p>0.0336</text:p>
          </table:table-cell>
          <table:table-cell office:value-type="string" calcext:value-type="string">
            <text:p>cathedral.png</text:p>
          </table:table-cell>
          <table:table-cell office:value-type="string" calcext:value-type="string">
            <text:p>AVIF</text:p>
          </table:table-cell>
          <table:table-cell office:value-type="float" office:value="57" calcext:value-type="float">
            <text:p>57</text:p>
          </table:table-cell>
          <table:table-cell office:value-type="float" office:value="0.761108005055558" calcext:value-type="float">
            <text:p>0.761108005055558</text:p>
          </table:table-cell>
          <table:table-cell office:value-type="float" office:value="29.1302662130368" calcext:value-type="float">
            <text:p>29.1302662130368</text:p>
          </table:table-cell>
          <table:table-cell office:value-type="float" office:value="79.4426530917553" calcext:value-type="float">
            <text:p>79.4426530917553</text:p>
          </table:table-cell>
        </table:table-row>
        <table:table-row table:style-name="ro1">
          <table:table-cell office:value-type="string" calcext:value-type="string">
            <text:p>cathedral</text:p>
          </table:table-cell>
          <table:table-cell office:value-type="float" office:value="58" calcext:value-type="float">
            <text:p>58</text:p>
          </table:table-cell>
          <table:table-cell office:value-type="float" office:value="8.440258788" calcext:value-type="float">
            <text:p>8.440258788</text:p>
          </table:table-cell>
          <table:table-cell office:value-type="float" office:value="461.42" calcext:value-type="float">
            <text:p>461.42</text:p>
          </table:table-cell>
          <table:table-cell office:value-type="float" office:value="22589" calcext:value-type="float">
            <text:p>22589</text:p>
          </table:table-cell>
          <table:table-cell office:value-type="string" calcext:value-type="string">
            <text:p>2000x3008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cathedral.png</text:p>
          </table:table-cell>
          <table:table-cell office:value-type="string" calcext:value-type="string">
            <text:p>AVIF</text:p>
          </table:table-cell>
          <table:table-cell office:value-type="float" office:value="58" calcext:value-type="float">
            <text:p>58</text:p>
          </table:table-cell>
          <table:table-cell office:value-type="float" office:value="0.751050964568073" calcext:value-type="float">
            <text:p>0.751050964568073</text:p>
          </table:table-cell>
          <table:table-cell office:value-type="float" office:value="28.8471909190483" calcext:value-type="float">
            <text:p>28.8471909190483</text:p>
          </table:table-cell>
          <table:table-cell office:value-type="float" office:value="84.7932475620567" calcext:value-type="float">
            <text:p>84.7932475620567</text:p>
          </table:table-cell>
        </table:table-row>
        <table:table-row table:style-name="ro1">
          <table:table-cell office:value-type="string" calcext:value-type="string">
            <text:p>cathedral</text:p>
          </table:table-cell>
          <table:table-cell office:value-type="float" office:value="59" calcext:value-type="float">
            <text:p>59</text:p>
          </table:table-cell>
          <table:table-cell office:value-type="float" office:value="8.130470559" calcext:value-type="float">
            <text:p>8.130470559</text:p>
          </table:table-cell>
          <table:table-cell office:value-type="float" office:value="444.5" calcext:value-type="float">
            <text:p>444.5</text:p>
          </table:table-cell>
          <table:table-cell office:value-type="float" office:value="19859" calcext:value-type="float">
            <text:p>19859</text:p>
          </table:table-cell>
          <table:table-cell office:value-type="string" calcext:value-type="string">
            <text:p>2000x3008</text:p>
          </table:table-cell>
          <table:table-cell office:value-type="float" office:value="0.0264" calcext:value-type="float">
            <text:p>0.0264</text:p>
          </table:table-cell>
          <table:table-cell office:value-type="string" calcext:value-type="string">
            <text:p>cathedral.png</text:p>
          </table:table-cell>
          <table:table-cell office:value-type="string" calcext:value-type="string">
            <text:p>AVIF</text:p>
          </table:table-cell>
          <table:table-cell office:value-type="float" office:value="59" calcext:value-type="float">
            <text:p>59</text:p>
          </table:table-cell>
          <table:table-cell office:value-type="float" office:value="0.740269484000722" calcext:value-type="float">
            <text:p>0.740269484000722</text:p>
          </table:table-cell>
          <table:table-cell office:value-type="float" office:value="28.5701714848105" calcext:value-type="float">
            <text:p>28.5701714848105</text:p>
          </table:table-cell>
          <table:table-cell office:value-type="float" office:value="90.3781011192376" calcext:value-type="float">
            <text:p>90.3781011192376</text:p>
          </table:table-cell>
        </table:table-row>
        <table:table-row table:style-name="ro1">
          <table:table-cell office:value-type="string" calcext:value-type="string">
            <text:p>cathedral</text:p>
          </table:table-cell>
          <table:table-cell office:value-type="float" office:value="60" calcext:value-type="float">
            <text:p>60</text:p>
          </table:table-cell>
          <table:table-cell office:value-type="float" office:value="7.78037015" calcext:value-type="float">
            <text:p>7.78037015</text:p>
          </table:table-cell>
          <table:table-cell office:value-type="float" office:value="413.79" calcext:value-type="float">
            <text:p>413.79</text:p>
          </table:table-cell>
          <table:table-cell office:value-type="float" office:value="16873" calcext:value-type="float">
            <text:p>16873</text:p>
          </table:table-cell>
          <table:table-cell office:value-type="string" calcext:value-type="string">
            <text:p>2000x3008</text:p>
          </table:table-cell>
          <table:table-cell office:value-type="float" office:value="0.0224" calcext:value-type="float">
            <text:p>0.0224</text:p>
          </table:table-cell>
          <table:table-cell office:value-type="string" calcext:value-type="string">
            <text:p>cathedral.png</text:p>
          </table:table-cell>
          <table:table-cell office:value-type="string" calcext:value-type="string">
            <text:p>AVIF</text:p>
          </table:table-cell>
          <table:table-cell office:value-type="float" office:value="60" calcext:value-type="float">
            <text:p>60</text:p>
          </table:table-cell>
          <table:table-cell office:value-type="float" office:value="0.73012580100286" calcext:value-type="float">
            <text:p>0.73012580100286</text:p>
          </table:table-cell>
          <table:table-cell office:value-type="float" office:value="28.2258689465485" calcext:value-type="float">
            <text:p>28.2258689465485</text:p>
          </table:table-cell>
          <table:table-cell office:value-type="float" office:value="97.8348235815603" calcext:value-type="float">
            <text:p>97.8348235815603</text:p>
          </table:table-cell>
        </table:table-row>
        <table:table-row table:style-name="ro1">
          <table:table-cell office:value-type="string" calcext:value-type="string">
            <text:p>cathedral</text:p>
          </table:table-cell>
          <table:table-cell office:value-type="float" office:value="61" calcext:value-type="float">
            <text:p>61</text:p>
          </table:table-cell>
          <table:table-cell office:value-type="float" office:value="7.309644893" calcext:value-type="float">
            <text:p>7.309644893</text:p>
          </table:table-cell>
          <table:table-cell office:value-type="float" office:value="385.79" calcext:value-type="float">
            <text:p>385.79</text:p>
          </table:table-cell>
          <table:table-cell office:value-type="float" office:value="14382" calcext:value-type="float">
            <text:p>14382</text:p>
          </table:table-cell>
          <table:table-cell office:value-type="string" calcext:value-type="string">
            <text:p>2000x3008</text:p>
          </table:table-cell>
          <table:table-cell office:value-type="float" office:value="0.0191" calcext:value-type="float">
            <text:p>0.0191</text:p>
          </table:table-cell>
          <table:table-cell office:value-type="string" calcext:value-type="string">
            <text:p>cathedral.png</text:p>
          </table:table-cell>
          <table:table-cell office:value-type="string" calcext:value-type="string">
            <text:p>AVIF</text:p>
          </table:table-cell>
          <table:table-cell office:value-type="float" office:value="61" calcext:value-type="float">
            <text:p>61</text:p>
          </table:table-cell>
          <table:table-cell office:value-type="float" office:value="0.716621977738516" calcext:value-type="float">
            <text:p>0.716621977738516</text:p>
          </table:table-cell>
          <table:table-cell office:value-type="float" office:value="27.8286772077312" calcext:value-type="float">
            <text:p>27.8286772077312</text:p>
          </table:table-cell>
          <table:table-cell office:value-type="float" office:value="107.204407302748" calcext:value-type="float">
            <text:p>107.204407302748</text:p>
          </table:table-cell>
        </table:table-row>
        <table:table-row table:style-name="ro1">
          <table:table-cell office:value-type="string" calcext:value-type="string">
            <text:p>cathedral</text:p>
          </table:table-cell>
          <table:table-cell office:value-type="float" office:value="62" calcext:value-type="float">
            <text:p>62</text:p>
          </table:table-cell>
          <table:table-cell office:value-type="float" office:value="6.998306051" calcext:value-type="float">
            <text:p>6.998306051</text:p>
          </table:table-cell>
          <table:table-cell office:value-type="float" office:value="355.01" calcext:value-type="float">
            <text:p>355.01</text:p>
          </table:table-cell>
          <table:table-cell office:value-type="float" office:value="11311" calcext:value-type="float">
            <text:p>11311</text:p>
          </table:table-cell>
          <table:table-cell office:value-type="string" calcext:value-type="string">
            <text:p>2000x3008</text:p>
          </table:table-cell>
          <table:table-cell office:value-type="float" office:value="0.015" calcext:value-type="float">
            <text:p>0.015</text:p>
          </table:table-cell>
          <table:table-cell office:value-type="string" calcext:value-type="string">
            <text:p>cathedral.png</text:p>
          </table:table-cell>
          <table:table-cell office:value-type="string" calcext:value-type="string">
            <text:p>AVIF</text:p>
          </table:table-cell>
          <table:table-cell office:value-type="float" office:value="62" calcext:value-type="float">
            <text:p>62</text:p>
          </table:table-cell>
          <table:table-cell office:value-type="float" office:value="0.699632181159385" calcext:value-type="float">
            <text:p>0.699632181159385</text:p>
          </table:table-cell>
          <table:table-cell office:value-type="float" office:value="27.3085402211964" calcext:value-type="float">
            <text:p>27.3085402211964</text:p>
          </table:table-cell>
          <table:table-cell office:value-type="float" office:value="120.844346852837" calcext:value-type="float">
            <text:p>120.844346852837</text:p>
          </table:table-cell>
        </table:table-row>
        <table:table-row table:style-name="ro1">
          <table:table-cell office:value-type="string" calcext:value-type="string">
            <text:p>cathedral</text:p>
          </table:table-cell>
          <table:table-cell office:value-type="float" office:value="63" calcext:value-type="float">
            <text:p>63</text:p>
          </table:table-cell>
          <table:table-cell office:value-type="float" office:value="6.364023451" calcext:value-type="float">
            <text:p>6.364023451</text:p>
          </table:table-cell>
          <table:table-cell office:value-type="float" office:value="312.26" calcext:value-type="float">
            <text:p>312.26</text:p>
          </table:table-cell>
          <table:table-cell office:value-type="float" office:value="8218" calcext:value-type="float">
            <text:p>8218</text:p>
          </table:table-cell>
          <table:table-cell office:value-type="string" calcext:value-type="string">
            <text:p>2000x3008</text:p>
          </table:table-cell>
          <table:table-cell office:value-type="float" office:value="0.0109" calcext:value-type="float">
            <text:p>0.0109</text:p>
          </table:table-cell>
          <table:table-cell office:value-type="string" calcext:value-type="string">
            <text:p>cathedral.png</text:p>
          </table:table-cell>
          <table:table-cell office:value-type="string" calcext:value-type="string">
            <text:p>AVIF</text:p>
          </table:table-cell>
          <table:table-cell office:value-type="float" office:value="63" calcext:value-type="float">
            <text:p>63</text:p>
          </table:table-cell>
          <table:table-cell office:value-type="float" office:value="0.674930812021361" calcext:value-type="float">
            <text:p>0.674930812021361</text:p>
          </table:table-cell>
          <table:table-cell office:value-type="float" office:value="26.4452540903496" calcext:value-type="float">
            <text:p>26.4452540903496</text:p>
          </table:table-cell>
          <table:table-cell office:value-type="float" office:value="147.419506094858" calcext:value-type="float">
            <text:p>147.419506094858</text:p>
          </table:table-cell>
        </table:table-row>
        <table:table-row table:style-name="ro1">
          <table:table-cell office:value-type="string" calcext:value-type="string">
            <text:p>deer</text:p>
          </table:table-cell>
          <table:table-cell office:value-type="float" office:value="0" calcext:value-type="float">
            <text:p>0</text:p>
          </table:table-cell>
          <table:table-cell office:value-type="float" office:value="30.579927744" calcext:value-type="float">
            <text:p>30.579927744</text:p>
          </table:table-cell>
          <table:table-cell office:value-type="float" office:value="794.58" calcext:value-type="float">
            <text:p>794.58</text:p>
          </table:table-cell>
          <table:table-cell office:value-type="float" office:value="8664916" calcext:value-type="float">
            <text:p>8664916</text:p>
          </table:table-cell>
          <table:table-cell office:value-type="string" calcext:value-type="string">
            <text:p>4043x2641</text:p>
          </table:table-cell>
          <table:table-cell office:value-type="float" office:value="6.492" calcext:value-type="float">
            <text:p>6.492</text:p>
          </table:table-cell>
          <table:table-cell office:value-type="string" calcext:value-type="string">
            <text:p>deer.png</text:p>
          </table:table-cell>
          <table:table-cell office:value-type="string" calcext:value-type="string">
            <text:p>AVIF</text:p>
          </table:table-cell>
          <table:table-cell office:value-type="float" office:value="0" calcext:value-type="float">
            <text:p>0</text:p>
          </table:table-cell>
          <table:table-cell office:value-type="float" office:value="0.997553350410917" calcext:value-type="float">
            <text:p>0.997553350410917</text:p>
          </table:table-cell>
          <table:table-cell office:value-type="float" office:value="53.0292595208228" calcext:value-type="float">
            <text:p>53.0292595208228</text:p>
          </table:table-cell>
          <table:table-cell office:value-type="float" office:value="0.323708727668789" calcext:value-type="float">
            <text:p>0.323708727668789</text:p>
          </table:table-cell>
        </table:table-row>
        <table:table-row table:style-name="ro1">
          <table:table-cell office:value-type="string" calcext:value-type="string">
            <text:p>deer</text:p>
          </table:table-cell>
          <table:table-cell office:value-type="float" office:value="1" calcext:value-type="float">
            <text:p>1</text:p>
          </table:table-cell>
          <table:table-cell office:value-type="float" office:value="29.099381555" calcext:value-type="float">
            <text:p>29.099381555</text:p>
          </table:table-cell>
          <table:table-cell office:value-type="float" office:value="459.16" calcext:value-type="float">
            <text:p>459.16</text:p>
          </table:table-cell>
          <table:table-cell office:value-type="float" office:value="8074852" calcext:value-type="float">
            <text:p>8074852</text:p>
          </table:table-cell>
          <table:table-cell office:value-type="string" calcext:value-type="string">
            <text:p>4043x2641</text:p>
          </table:table-cell>
          <table:table-cell office:value-type="float" office:value="6.0499" calcext:value-type="float">
            <text:p>6.0499</text:p>
          </table:table-cell>
          <table:table-cell office:value-type="string" calcext:value-type="string">
            <text:p>deer.png</text:p>
          </table:table-cell>
          <table:table-cell office:value-type="string" calcext:value-type="string">
            <text:p>AVIF</text:p>
          </table:table-cell>
          <table:table-cell office:value-type="float" office:value="1" calcext:value-type="float">
            <text:p>1</text:p>
          </table:table-cell>
          <table:table-cell office:value-type="float" office:value="0.994029799726546" calcext:value-type="float">
            <text:p>0.994029799726546</text:p>
          </table:table-cell>
          <table:table-cell office:value-type="float" office:value="47.00582432953" calcext:value-type="float">
            <text:p>47.00582432953</text:p>
          </table:table-cell>
          <table:table-cell office:value-type="float" office:value="1.29568051561329" calcext:value-type="float">
            <text:p>1.29568051561329</text:p>
          </table:table-cell>
        </table:table-row>
        <table:table-row table:style-name="ro1">
          <table:table-cell office:value-type="string" calcext:value-type="string">
            <text:p>deer</text:p>
          </table:table-cell>
          <table:table-cell office:value-type="float" office:value="2" calcext:value-type="float">
            <text:p>2</text:p>
          </table:table-cell>
          <table:table-cell office:value-type="float" office:value="31.044262792" calcext:value-type="float">
            <text:p>31.044262792</text:p>
          </table:table-cell>
          <table:table-cell office:value-type="float" office:value="626.25" calcext:value-type="float">
            <text:p>626.25</text:p>
          </table:table-cell>
          <table:table-cell office:value-type="float" office:value="7044391" calcext:value-type="float">
            <text:p>7044391</text:p>
          </table:table-cell>
          <table:table-cell office:value-type="string" calcext:value-type="string">
            <text:p>4043x2641</text:p>
          </table:table-cell>
          <table:table-cell office:value-type="float" office:value="5.2779" calcext:value-type="float">
            <text:p>5.2779</text:p>
          </table:table-cell>
          <table:table-cell office:value-type="string" calcext:value-type="string">
            <text:p>deer.png</text:p>
          </table:table-cell>
          <table:table-cell office:value-type="string" calcext:value-type="string">
            <text:p>AVIF</text:p>
          </table:table-cell>
          <table:table-cell office:value-type="float" office:value="2" calcext:value-type="float">
            <text:p>2</text:p>
          </table:table-cell>
          <table:table-cell office:value-type="float" office:value="0.992585155977153" calcext:value-type="float">
            <text:p>0.992585155977153</text:p>
          </table:table-cell>
          <table:table-cell office:value-type="float" office:value="45.7993888221777" calcext:value-type="float">
            <text:p>45.7993888221777</text:p>
          </table:table-cell>
          <table:table-cell office:value-type="float" office:value="1.7105724717647" calcext:value-type="float">
            <text:p>1.7105724717647</text:p>
          </table:table-cell>
        </table:table-row>
        <table:table-row table:style-name="ro1">
          <table:table-cell office:value-type="string" calcext:value-type="string">
            <text:p>deer</text:p>
          </table:table-cell>
          <table:table-cell office:value-type="float" office:value="3" calcext:value-type="float">
            <text:p>3</text:p>
          </table:table-cell>
          <table:table-cell office:value-type="float" office:value="35.738378207" calcext:value-type="float">
            <text:p>35.738378207</text:p>
          </table:table-cell>
          <table:table-cell office:value-type="float" office:value="8.52" calcext:value-type="float">
            <text:p>8.52</text:p>
          </table:table-cell>
          <table:table-cell office:value-type="float" office:value="6244673" calcext:value-type="float">
            <text:p>6244673</text:p>
          </table:table-cell>
          <table:table-cell office:value-type="string" calcext:value-type="string">
            <text:p>4043x2641</text:p>
          </table:table-cell>
          <table:table-cell office:value-type="float" office:value="4.6787" calcext:value-type="float">
            <text:p>4.6787</text:p>
          </table:table-cell>
          <table:table-cell office:value-type="string" calcext:value-type="string">
            <text:p>deer.png</text:p>
          </table:table-cell>
          <table:table-cell office:value-type="string" calcext:value-type="string">
            <text:p>AVIF</text:p>
          </table:table-cell>
          <table:table-cell office:value-type="float" office:value="3" calcext:value-type="float">
            <text:p>3</text:p>
          </table:table-cell>
          <table:table-cell office:value-type="float" office:value="0.990836036609073" calcext:value-type="float">
            <text:p>0.990836036609073</text:p>
          </table:table-cell>
          <table:table-cell office:value-type="float" office:value="44.6679519062319" calcext:value-type="float">
            <text:p>44.6679519062319</text:p>
          </table:table-cell>
          <table:table-cell office:value-type="float" office:value="2.21965342965744" calcext:value-type="float">
            <text:p>2.21965342965744</text:p>
          </table:table-cell>
        </table:table-row>
        <table:table-row table:style-name="ro1">
          <table:table-cell office:value-type="string" calcext:value-type="string">
            <text:p>deer</text:p>
          </table:table-cell>
          <table:table-cell office:value-type="float" office:value="4" calcext:value-type="float">
            <text:p>4</text:p>
          </table:table-cell>
          <table:table-cell office:value-type="float" office:value="35.910250086" calcext:value-type="float">
            <text:p>35.910250086</text:p>
          </table:table-cell>
          <table:table-cell office:value-type="float" office:value="39.63" calcext:value-type="float">
            <text:p>39.63</text:p>
          </table:table-cell>
          <table:table-cell office:value-type="float" office:value="5622458" calcext:value-type="float">
            <text:p>5622458</text:p>
          </table:table-cell>
          <table:table-cell office:value-type="string" calcext:value-type="string">
            <text:p>4043x2641</text:p>
          </table:table-cell>
          <table:table-cell office:value-type="float" office:value="4.2125" calcext:value-type="float">
            <text:p>4.2125</text:p>
          </table:table-cell>
          <table:table-cell office:value-type="string" calcext:value-type="string">
            <text:p>deer.png</text:p>
          </table:table-cell>
          <table:table-cell office:value-type="string" calcext:value-type="string">
            <text:p>AVIF</text:p>
          </table:table-cell>
          <table:table-cell office:value-type="float" office:value="4" calcext:value-type="float">
            <text:p>4</text:p>
          </table:table-cell>
          <table:table-cell office:value-type="float" office:value="0.988703936333091" calcext:value-type="float">
            <text:p>0.988703936333091</text:p>
          </table:table-cell>
          <table:table-cell office:value-type="float" office:value="43.5923524433608" calcext:value-type="float">
            <text:p>43.5923524433608</text:p>
          </table:table-cell>
          <table:table-cell office:value-type="float" office:value="2.84344686142334" calcext:value-type="float">
            <text:p>2.84344686142334</text:p>
          </table:table-cell>
        </table:table-row>
        <table:table-row table:style-name="ro1">
          <table:table-cell office:value-type="string" calcext:value-type="string">
            <text:p>deer</text:p>
          </table:table-cell>
          <table:table-cell office:value-type="float" office:value="5" calcext:value-type="float">
            <text:p>5</text:p>
          </table:table-cell>
          <table:table-cell office:value-type="float" office:value="40.685427149" calcext:value-type="float">
            <text:p>40.685427149</text:p>
          </table:table-cell>
          <table:table-cell office:value-type="float" office:value="410.19" calcext:value-type="float">
            <text:p>410.19</text:p>
          </table:table-cell>
          <table:table-cell office:value-type="float" office:value="5126700" calcext:value-type="float">
            <text:p>5126700</text:p>
          </table:table-cell>
          <table:table-cell office:value-type="string" calcext:value-type="string">
            <text:p>4043x2641</text:p>
          </table:table-cell>
          <table:table-cell office:value-type="float" office:value="3.8411" calcext:value-type="float">
            <text:p>3.8411</text:p>
          </table:table-cell>
          <table:table-cell office:value-type="string" calcext:value-type="string">
            <text:p>deer.png</text:p>
          </table:table-cell>
          <table:table-cell office:value-type="string" calcext:value-type="string">
            <text:p>AVIF</text:p>
          </table:table-cell>
          <table:table-cell office:value-type="float" office:value="5" calcext:value-type="float">
            <text:p>5</text:p>
          </table:table-cell>
          <table:table-cell office:value-type="float" office:value="0.986115353448751" calcext:value-type="float">
            <text:p>0.986115353448751</text:p>
          </table:table-cell>
          <table:table-cell office:value-type="float" office:value="42.577623729281" calcext:value-type="float">
            <text:p>42.577623729281</text:p>
          </table:table-cell>
          <table:table-cell office:value-type="float" office:value="3.59184831470127" calcext:value-type="float">
            <text:p>3.59184831470127</text:p>
          </table:table-cell>
        </table:table-row>
        <table:table-row table:style-name="ro1">
          <table:table-cell office:value-type="string" calcext:value-type="string">
            <text:p>deer</text:p>
          </table:table-cell>
          <table:table-cell office:value-type="float" office:value="6" calcext:value-type="float">
            <text:p>6</text:p>
          </table:table-cell>
          <table:table-cell office:value-type="float" office:value="40.774645988" calcext:value-type="float">
            <text:p>40.774645988</text:p>
          </table:table-cell>
          <table:table-cell office:value-type="float" office:value="435.05" calcext:value-type="float">
            <text:p>435.05</text:p>
          </table:table-cell>
          <table:table-cell office:value-type="float" office:value="4714752" calcext:value-type="float">
            <text:p>4714752</text:p>
          </table:table-cell>
          <table:table-cell office:value-type="string" calcext:value-type="string">
            <text:p>4043x2641</text:p>
          </table:table-cell>
          <table:table-cell office:value-type="float" office:value="3.5324" calcext:value-type="float">
            <text:p>3.5324</text:p>
          </table:table-cell>
          <table:table-cell office:value-type="string" calcext:value-type="string">
            <text:p>deer.png</text:p>
          </table:table-cell>
          <table:table-cell office:value-type="string" calcext:value-type="string">
            <text:p>AVIF</text:p>
          </table:table-cell>
          <table:table-cell office:value-type="float" office:value="6" calcext:value-type="float">
            <text:p>6</text:p>
          </table:table-cell>
          <table:table-cell office:value-type="float" office:value="0.983110234177447" calcext:value-type="float">
            <text:p>0.983110234177447</text:p>
          </table:table-cell>
          <table:table-cell office:value-type="float" office:value="41.6351368201454" calcext:value-type="float">
            <text:p>41.6351368201454</text:p>
          </table:table-cell>
          <table:table-cell office:value-type="float" office:value="4.46238131928294" calcext:value-type="float">
            <text:p>4.46238131928294</text:p>
          </table:table-cell>
        </table:table-row>
        <table:table-row table:style-name="ro1">
          <table:table-cell office:value-type="string" calcext:value-type="string">
            <text:p>deer</text:p>
          </table:table-cell>
          <table:table-cell office:value-type="float" office:value="7" calcext:value-type="float">
            <text:p>7</text:p>
          </table:table-cell>
          <table:table-cell office:value-type="float" office:value="51.918022893" calcext:value-type="float">
            <text:p>51.918022893</text:p>
          </table:table-cell>
          <table:table-cell office:value-type="float" office:value="394.02" calcext:value-type="float">
            <text:p>394.02</text:p>
          </table:table-cell>
          <table:table-cell office:value-type="float" office:value="4286747" calcext:value-type="float">
            <text:p>4286747</text:p>
          </table:table-cell>
          <table:table-cell office:value-type="string" calcext:value-type="string">
            <text:p>4043x2641</text:p>
          </table:table-cell>
          <table:table-cell office:value-type="float" office:value="3.2117" calcext:value-type="float">
            <text:p>3.2117</text:p>
          </table:table-cell>
          <table:table-cell office:value-type="string" calcext:value-type="string">
            <text:p>deer.png</text:p>
          </table:table-cell>
          <table:table-cell office:value-type="string" calcext:value-type="string">
            <text:p>AVIF</text:p>
          </table:table-cell>
          <table:table-cell office:value-type="float" office:value="7" calcext:value-type="float">
            <text:p>7</text:p>
          </table:table-cell>
          <table:table-cell office:value-type="float" office:value="0.979638569373868" calcext:value-type="float">
            <text:p>0.979638569373868</text:p>
          </table:table-cell>
          <table:table-cell office:value-type="float" office:value="40.7562540809894" calcext:value-type="float">
            <text:p>40.7562540809894</text:p>
          </table:table-cell>
          <table:table-cell office:value-type="float" office:value="5.46329878830966" calcext:value-type="float">
            <text:p>5.46329878830966</text:p>
          </table:table-cell>
        </table:table-row>
        <table:table-row table:style-name="ro1">
          <table:table-cell office:value-type="string" calcext:value-type="string">
            <text:p>deer</text:p>
          </table:table-cell>
          <table:table-cell office:value-type="float" office:value="8" calcext:value-type="float">
            <text:p>8</text:p>
          </table:table-cell>
          <table:table-cell office:value-type="float" office:value="51.425667589" calcext:value-type="float">
            <text:p>51.425667589</text:p>
          </table:table-cell>
          <table:table-cell office:value-type="float" office:value="338.26" calcext:value-type="float">
            <text:p>338.26</text:p>
          </table:table-cell>
          <table:table-cell office:value-type="float" office:value="3962948" calcext:value-type="float">
            <text:p>3962948</text:p>
          </table:table-cell>
          <table:table-cell office:value-type="string" calcext:value-type="string">
            <text:p>4043x2641</text:p>
          </table:table-cell>
          <table:table-cell office:value-type="float" office:value="2.9691" calcext:value-type="float">
            <text:p>2.9691</text:p>
          </table:table-cell>
          <table:table-cell office:value-type="string" calcext:value-type="string">
            <text:p>deer.png</text:p>
          </table:table-cell>
          <table:table-cell office:value-type="string" calcext:value-type="string">
            <text:p>AVIF</text:p>
          </table:table-cell>
          <table:table-cell office:value-type="float" office:value="8" calcext:value-type="float">
            <text:p>8</text:p>
          </table:table-cell>
          <table:table-cell office:value-type="float" office:value="0.975705050984913" calcext:value-type="float">
            <text:p>0.975705050984913</text:p>
          </table:table-cell>
          <table:table-cell office:value-type="float" office:value="39.9578051485076" calcext:value-type="float">
            <text:p>39.9578051485076</text:p>
          </table:table-cell>
          <table:table-cell office:value-type="float" office:value="6.56598439175681" calcext:value-type="float">
            <text:p>6.56598439175681</text:p>
          </table:table-cell>
        </table:table-row>
        <table:table-row table:style-name="ro1">
          <table:table-cell office:value-type="string" calcext:value-type="string">
            <text:p>deer</text:p>
          </table:table-cell>
          <table:table-cell office:value-type="float" office:value="9" calcext:value-type="float">
            <text:p>9</text:p>
          </table:table-cell>
          <table:table-cell office:value-type="float" office:value="54.32791435" calcext:value-type="float">
            <text:p>54.32791435</text:p>
          </table:table-cell>
          <table:table-cell office:value-type="float" office:value="567.62" calcext:value-type="float">
            <text:p>567.62</text:p>
          </table:table-cell>
          <table:table-cell office:value-type="float" office:value="3616845" calcext:value-type="float">
            <text:p>3616845</text:p>
          </table:table-cell>
          <table:table-cell office:value-type="string" calcext:value-type="string">
            <text:p>4043x2641</text:p>
          </table:table-cell>
          <table:table-cell office:value-type="float" office:value="2.7098" calcext:value-type="float">
            <text:p>2.7098</text:p>
          </table:table-cell>
          <table:table-cell office:value-type="string" calcext:value-type="string">
            <text:p>deer.png</text:p>
          </table:table-cell>
          <table:table-cell office:value-type="string" calcext:value-type="string">
            <text:p>AVIF</text:p>
          </table:table-cell>
          <table:table-cell office:value-type="float" office:value="9" calcext:value-type="float">
            <text:p>9</text:p>
          </table:table-cell>
          <table:table-cell office:value-type="float" office:value="0.971299642975402" calcext:value-type="float">
            <text:p>0.971299642975402</text:p>
          </table:table-cell>
          <table:table-cell office:value-type="float" office:value="39.2050301972105" calcext:value-type="float">
            <text:p>39.2050301972105</text:p>
          </table:table-cell>
          <table:table-cell office:value-type="float" office:value="7.80867488208686" calcext:value-type="float">
            <text:p>7.80867488208686</text:p>
          </table:table-cell>
        </table:table-row>
        <table:table-row table:style-name="ro1">
          <table:table-cell office:value-type="string" calcext:value-type="string">
            <text:p>deer</text:p>
          </table:table-cell>
          <table:table-cell office:value-type="float" office:value="10" calcext:value-type="float">
            <text:p>10</text:p>
          </table:table-cell>
          <table:table-cell office:value-type="float" office:value="53.300120083" calcext:value-type="float">
            <text:p>53.300120083</text:p>
          </table:table-cell>
          <table:table-cell office:value-type="float" office:value="547.6" calcext:value-type="float">
            <text:p>547.6</text:p>
          </table:table-cell>
          <table:table-cell office:value-type="float" office:value="3349518" calcext:value-type="float">
            <text:p>3349518</text:p>
          </table:table-cell>
          <table:table-cell office:value-type="string" calcext:value-type="string">
            <text:p>4043x2641</text:p>
          </table:table-cell>
          <table:table-cell office:value-type="float" office:value="2.5095" calcext:value-type="float">
            <text:p>2.5095</text:p>
          </table:table-cell>
          <table:table-cell office:value-type="string" calcext:value-type="string">
            <text:p>deer.png</text:p>
          </table:table-cell>
          <table:table-cell office:value-type="string" calcext:value-type="string">
            <text:p>AVIF</text:p>
          </table:table-cell>
          <table:table-cell office:value-type="float" office:value="10" calcext:value-type="float">
            <text:p>10</text:p>
          </table:table-cell>
          <table:table-cell office:value-type="float" office:value="0.966605317504854" calcext:value-type="float">
            <text:p>0.966605317504854</text:p>
          </table:table-cell>
          <table:table-cell office:value-type="float" office:value="38.533118827174" calcext:value-type="float">
            <text:p>38.533118827174</text:p>
          </table:table-cell>
          <table:table-cell office:value-type="float" office:value="9.11524777080063" calcext:value-type="float">
            <text:p>9.11524777080063</text:p>
          </table:table-cell>
        </table:table-row>
        <table:table-row table:style-name="ro1">
          <table:table-cell office:value-type="string" calcext:value-type="string">
            <text:p>deer</text:p>
          </table:table-cell>
          <table:table-cell office:value-type="float" office:value="11" calcext:value-type="float">
            <text:p>11</text:p>
          </table:table-cell>
          <table:table-cell office:value-type="float" office:value="53.66687818" calcext:value-type="float">
            <text:p>53.66687818</text:p>
          </table:table-cell>
          <table:table-cell office:value-type="float" office:value="538.03" calcext:value-type="float">
            <text:p>538.03</text:p>
          </table:table-cell>
          <table:table-cell office:value-type="float" office:value="3100302" calcext:value-type="float">
            <text:p>3100302</text:p>
          </table:table-cell>
          <table:table-cell office:value-type="string" calcext:value-type="string">
            <text:p>4043x2641</text:p>
          </table:table-cell>
          <table:table-cell office:value-type="float" office:value="2.3228" calcext:value-type="float">
            <text:p>2.3228</text:p>
          </table:table-cell>
          <table:table-cell office:value-type="string" calcext:value-type="string">
            <text:p>deer.png</text:p>
          </table:table-cell>
          <table:table-cell office:value-type="string" calcext:value-type="string">
            <text:p>AVIF</text:p>
          </table:table-cell>
          <table:table-cell office:value-type="float" office:value="11" calcext:value-type="float">
            <text:p>11</text:p>
          </table:table-cell>
          <table:table-cell office:value-type="float" office:value="0.961538741053465" calcext:value-type="float">
            <text:p>0.961538741053465</text:p>
          </table:table-cell>
          <table:table-cell office:value-type="float" office:value="37.9131745228839" calcext:value-type="float">
            <text:p>37.9131745228839</text:p>
          </table:table-cell>
          <table:table-cell office:value-type="float" office:value="10.5138774019253" calcext:value-type="float">
            <text:p>10.5138774019253</text:p>
          </table:table-cell>
        </table:table-row>
        <table:table-row table:style-name="ro1">
          <table:table-cell office:value-type="string" calcext:value-type="string">
            <text:p>deer</text:p>
          </table:table-cell>
          <table:table-cell office:value-type="float" office:value="12" calcext:value-type="float">
            <text:p>12</text:p>
          </table:table-cell>
          <table:table-cell office:value-type="float" office:value="52.401642817" calcext:value-type="float">
            <text:p>52.401642817</text:p>
          </table:table-cell>
          <table:table-cell office:value-type="float" office:value="427.03" calcext:value-type="float">
            <text:p>427.03</text:p>
          </table:table-cell>
          <table:table-cell office:value-type="float" office:value="2828818" calcext:value-type="float">
            <text:p>2828818</text:p>
          </table:table-cell>
          <table:table-cell office:value-type="string" calcext:value-type="string">
            <text:p>4043x2641</text:p>
          </table:table-cell>
          <table:table-cell office:value-type="float" office:value="2.1194" calcext:value-type="float">
            <text:p>2.1194</text:p>
          </table:table-cell>
          <table:table-cell office:value-type="string" calcext:value-type="string">
            <text:p>deer.png</text:p>
          </table:table-cell>
          <table:table-cell office:value-type="string" calcext:value-type="string">
            <text:p>AVIF</text:p>
          </table:table-cell>
          <table:table-cell office:value-type="float" office:value="12" calcext:value-type="float">
            <text:p>12</text:p>
          </table:table-cell>
          <table:table-cell office:value-type="float" office:value="0.955841012117658" calcext:value-type="float">
            <text:p>0.955841012117658</text:p>
          </table:table-cell>
          <table:table-cell office:value-type="float" office:value="37.3286947629593" calcext:value-type="float">
            <text:p>37.3286947629593</text:p>
          </table:table-cell>
          <table:table-cell office:value-type="float" office:value="12.0284837154945" calcext:value-type="float">
            <text:p>12.0284837154945</text:p>
          </table:table-cell>
        </table:table-row>
        <table:table-row table:style-name="ro1">
          <table:table-cell office:value-type="string" calcext:value-type="string">
            <text:p>deer</text:p>
          </table:table-cell>
          <table:table-cell office:value-type="float" office:value="13" calcext:value-type="float">
            <text:p>13</text:p>
          </table:table-cell>
          <table:table-cell office:value-type="float" office:value="52.143579364" calcext:value-type="float">
            <text:p>52.143579364</text:p>
          </table:table-cell>
          <table:table-cell office:value-type="float" office:value="403.37" calcext:value-type="float">
            <text:p>403.37</text:p>
          </table:table-cell>
          <table:table-cell office:value-type="float" office:value="2607673" calcext:value-type="float">
            <text:p>2607673</text:p>
          </table:table-cell>
          <table:table-cell office:value-type="string" calcext:value-type="string">
            <text:p>4043x2641</text:p>
          </table:table-cell>
          <table:table-cell office:value-type="float" office:value="1.9537" calcext:value-type="float">
            <text:p>1.9537</text:p>
          </table:table-cell>
          <table:table-cell office:value-type="string" calcext:value-type="string">
            <text:p>deer.png</text:p>
          </table:table-cell>
          <table:table-cell office:value-type="string" calcext:value-type="string">
            <text:p>AVIF</text:p>
          </table:table-cell>
          <table:table-cell office:value-type="float" office:value="13" calcext:value-type="float">
            <text:p>13</text:p>
          </table:table-cell>
          <table:table-cell office:value-type="float" office:value="0.949867280237319" calcext:value-type="float">
            <text:p>0.949867280237319</text:p>
          </table:table-cell>
          <table:table-cell office:value-type="float" office:value="36.795876328001" calcext:value-type="float">
            <text:p>36.795876328001</text:p>
          </table:table-cell>
          <table:table-cell office:value-type="float" office:value="13.5985539334522" calcext:value-type="float">
            <text:p>13.5985539334522</text:p>
          </table:table-cell>
        </table:table-row>
        <table:table-row table:style-name="ro1">
          <table:table-cell office:value-type="string" calcext:value-type="string">
            <text:p>deer</text:p>
          </table:table-cell>
          <table:table-cell office:value-type="float" office:value="14" calcext:value-type="float">
            <text:p>14</text:p>
          </table:table-cell>
          <table:table-cell office:value-type="float" office:value="50.725601497" calcext:value-type="float">
            <text:p>50.725601497</text:p>
          </table:table-cell>
          <table:table-cell office:value-type="float" office:value="316.9" calcext:value-type="float">
            <text:p>316.9</text:p>
          </table:table-cell>
          <table:table-cell office:value-type="float" office:value="2410114" calcext:value-type="float">
            <text:p>2410114</text:p>
          </table:table-cell>
          <table:table-cell office:value-type="string" calcext:value-type="string">
            <text:p>4043x2641</text:p>
          </table:table-cell>
          <table:table-cell office:value-type="float" office:value="1.8057" calcext:value-type="float">
            <text:p>1.8057</text:p>
          </table:table-cell>
          <table:table-cell office:value-type="string" calcext:value-type="string">
            <text:p>deer.png</text:p>
          </table:table-cell>
          <table:table-cell office:value-type="string" calcext:value-type="string">
            <text:p>AVIF</text:p>
          </table:table-cell>
          <table:table-cell office:value-type="float" office:value="14" calcext:value-type="float">
            <text:p>14</text:p>
          </table:table-cell>
          <table:table-cell office:value-type="float" office:value="0.943661576642494" calcext:value-type="float">
            <text:p>0.943661576642494</text:p>
          </table:table-cell>
          <table:table-cell office:value-type="float" office:value="36.2915541710105" calcext:value-type="float">
            <text:p>36.2915541710105</text:p>
          </table:table-cell>
          <table:table-cell office:value-type="float" office:value="15.273020819451" calcext:value-type="float">
            <text:p>15.273020819451</text:p>
          </table:table-cell>
        </table:table-row>
        <table:table-row table:style-name="ro1">
          <table:table-cell office:value-type="string" calcext:value-type="string">
            <text:p>deer</text:p>
          </table:table-cell>
          <table:table-cell office:value-type="float" office:value="15" calcext:value-type="float">
            <text:p>15</text:p>
          </table:table-cell>
          <table:table-cell office:value-type="float" office:value="49.205726005" calcext:value-type="float">
            <text:p>49.205726005</text:p>
          </table:table-cell>
          <table:table-cell office:value-type="float" office:value="164.89" calcext:value-type="float">
            <text:p>164.89</text:p>
          </table:table-cell>
          <table:table-cell office:value-type="float" office:value="2227794" calcext:value-type="float">
            <text:p>2227794</text:p>
          </table:table-cell>
          <table:table-cell office:value-type="string" calcext:value-type="string">
            <text:p>4043x2641</text:p>
          </table:table-cell>
          <table:table-cell office:value-type="float" office:value="1.6691" calcext:value-type="float">
            <text:p>1.6691</text:p>
          </table:table-cell>
          <table:table-cell office:value-type="string" calcext:value-type="string">
            <text:p>deer.png</text:p>
          </table:table-cell>
          <table:table-cell office:value-type="string" calcext:value-type="string">
            <text:p>AVIF</text:p>
          </table:table-cell>
          <table:table-cell office:value-type="float" office:value="15" calcext:value-type="float">
            <text:p>15</text:p>
          </table:table-cell>
          <table:table-cell office:value-type="float" office:value="0.937539087859694" calcext:value-type="float">
            <text:p>0.937539087859694</text:p>
          </table:table-cell>
          <table:table-cell office:value-type="float" office:value="35.8452409151334" calcext:value-type="float">
            <text:p>35.8452409151334</text:p>
          </table:table-cell>
          <table:table-cell office:value-type="float" office:value="16.9260753288617" calcext:value-type="float">
            <text:p>16.9260753288617</text:p>
          </table:table-cell>
        </table:table-row>
        <table:table-row table:style-name="ro1">
          <table:table-cell office:value-type="string" calcext:value-type="string">
            <text:p>deer</text:p>
          </table:table-cell>
          <table:table-cell office:value-type="float" office:value="16" calcext:value-type="float">
            <text:p>16</text:p>
          </table:table-cell>
          <table:table-cell office:value-type="float" office:value="48.023112092" calcext:value-type="float">
            <text:p>48.023112092</text:p>
          </table:table-cell>
          <table:table-cell office:value-type="float" office:value="87.54" calcext:value-type="float">
            <text:p>87.54</text:p>
          </table:table-cell>
          <table:table-cell office:value-type="float" office:value="2032124" calcext:value-type="float">
            <text:p>2032124</text:p>
          </table:table-cell>
          <table:table-cell office:value-type="string" calcext:value-type="string">
            <text:p>4043x2641</text:p>
          </table:table-cell>
          <table:table-cell office:value-type="float" office:value="1.5225" calcext:value-type="float">
            <text:p>1.5225</text:p>
          </table:table-cell>
          <table:table-cell office:value-type="string" calcext:value-type="string">
            <text:p>deer.png</text:p>
          </table:table-cell>
          <table:table-cell office:value-type="string" calcext:value-type="string">
            <text:p>AVIF</text:p>
          </table:table-cell>
          <table:table-cell office:value-type="float" office:value="16" calcext:value-type="float">
            <text:p>16</text:p>
          </table:table-cell>
          <table:table-cell office:value-type="float" office:value="0.930496268399464" calcext:value-type="float">
            <text:p>0.930496268399464</text:p>
          </table:table-cell>
          <table:table-cell office:value-type="float" office:value="35.3998187632266" calcext:value-type="float">
            <text:p>35.3998187632266</text:p>
          </table:table-cell>
          <table:table-cell office:value-type="float" office:value="18.7541974699658" calcext:value-type="float">
            <text:p>18.7541974699658</text:p>
          </table:table-cell>
        </table:table-row>
        <table:table-row table:style-name="ro1">
          <table:table-cell office:value-type="string" calcext:value-type="string">
            <text:p>deer</text:p>
          </table:table-cell>
          <table:table-cell office:value-type="float" office:value="17" calcext:value-type="float">
            <text:p>17</text:p>
          </table:table-cell>
          <table:table-cell office:value-type="float" office:value="47.181109442" calcext:value-type="float">
            <text:p>47.181109442</text:p>
          </table:table-cell>
          <table:table-cell office:value-type="float" office:value="25.28" calcext:value-type="float">
            <text:p>25.28</text:p>
          </table:table-cell>
          <table:table-cell office:value-type="float" office:value="1874567" calcext:value-type="float">
            <text:p>1874567</text:p>
          </table:table-cell>
          <table:table-cell office:value-type="string" calcext:value-type="string">
            <text:p>4043x2641</text:p>
          </table:table-cell>
          <table:table-cell office:value-type="float" office:value="1.4044" calcext:value-type="float">
            <text:p>1.4044</text:p>
          </table:table-cell>
          <table:table-cell office:value-type="string" calcext:value-type="string">
            <text:p>deer.png</text:p>
          </table:table-cell>
          <table:table-cell office:value-type="string" calcext:value-type="string">
            <text:p>AVIF</text:p>
          </table:table-cell>
          <table:table-cell office:value-type="float" office:value="17" calcext:value-type="float">
            <text:p>17</text:p>
          </table:table-cell>
          <table:table-cell office:value-type="float" office:value="0.923480264651241" calcext:value-type="float">
            <text:p>0.923480264651241</text:p>
          </table:table-cell>
          <table:table-cell office:value-type="float" office:value="34.9982468014719" calcext:value-type="float">
            <text:p>34.9982468014719</text:p>
          </table:table-cell>
          <table:table-cell office:value-type="float" office:value="20.5710130985257" calcext:value-type="float">
            <text:p>20.5710130985257</text:p>
          </table:table-cell>
        </table:table-row>
        <table:table-row table:style-name="ro1">
          <table:table-cell office:value-type="string" calcext:value-type="string">
            <text:p>deer</text:p>
          </table:table-cell>
          <table:table-cell office:value-type="float" office:value="18" calcext:value-type="float">
            <text:p>18</text:p>
          </table:table-cell>
          <table:table-cell office:value-type="float" office:value="46.432108555" calcext:value-type="float">
            <text:p>46.432108555</text:p>
          </table:table-cell>
          <table:table-cell office:value-type="float" office:value="954.35" calcext:value-type="float">
            <text:p>954.35</text:p>
          </table:table-cell>
          <table:table-cell office:value-type="float" office:value="1739462" calcext:value-type="float">
            <text:p>1739462</text:p>
          </table:table-cell>
          <table:table-cell office:value-type="string" calcext:value-type="string">
            <text:p>4043x2641</text:p>
          </table:table-cell>
          <table:table-cell office:value-type="float" office:value="1.3032" calcext:value-type="float">
            <text:p>1.3032</text:p>
          </table:table-cell>
          <table:table-cell office:value-type="string" calcext:value-type="string">
            <text:p>deer.png</text:p>
          </table:table-cell>
          <table:table-cell office:value-type="string" calcext:value-type="string">
            <text:p>AVIF</text:p>
          </table:table-cell>
          <table:table-cell office:value-type="float" office:value="18" calcext:value-type="float">
            <text:p>18</text:p>
          </table:table-cell>
          <table:table-cell office:value-type="float" office:value="0.916333974501438" calcext:value-type="float">
            <text:p>0.916333974501438</text:p>
          </table:table-cell>
          <table:table-cell office:value-type="float" office:value="34.6283314850042" calcext:value-type="float">
            <text:p>34.6283314850042</text:p>
          </table:table-cell>
          <table:table-cell office:value-type="float" office:value="22.3999584299651" calcext:value-type="float">
            <text:p>22.3999584299651</text:p>
          </table:table-cell>
        </table:table-row>
        <table:table-row table:style-name="ro1">
          <table:table-cell office:value-type="string" calcext:value-type="string">
            <text:p>deer</text:p>
          </table:table-cell>
          <table:table-cell office:value-type="float" office:value="19" calcext:value-type="float">
            <text:p>19</text:p>
          </table:table-cell>
          <table:table-cell office:value-type="float" office:value="45.547724008" calcext:value-type="float">
            <text:p>45.547724008</text:p>
          </table:table-cell>
          <table:table-cell office:value-type="float" office:value="867.29" calcext:value-type="float">
            <text:p>867.29</text:p>
          </table:table-cell>
          <table:table-cell office:value-type="float" office:value="1604180" calcext:value-type="float">
            <text:p>1604180</text:p>
          </table:table-cell>
          <table:table-cell office:value-type="string" calcext:value-type="string">
            <text:p>4043x2641</text:p>
          </table:table-cell>
          <table:table-cell office:value-type="float" office:value="1.2019" calcext:value-type="float">
            <text:p>1.2019</text:p>
          </table:table-cell>
          <table:table-cell office:value-type="string" calcext:value-type="string">
            <text:p>deer.png</text:p>
          </table:table-cell>
          <table:table-cell office:value-type="string" calcext:value-type="string">
            <text:p>AVIF</text:p>
          </table:table-cell>
          <table:table-cell office:value-type="float" office:value="19" calcext:value-type="float">
            <text:p>19</text:p>
          </table:table-cell>
          <table:table-cell office:value-type="float" office:value="0.909063163244018" calcext:value-type="float">
            <text:p>0.909063163244018</text:p>
          </table:table-cell>
          <table:table-cell office:value-type="float" office:value="34.2886528821987" calcext:value-type="float">
            <text:p>34.2886528821987</text:p>
          </table:table-cell>
          <table:table-cell office:value-type="float" office:value="24.2222829310396" calcext:value-type="float">
            <text:p>24.2222829310396</text:p>
          </table:table-cell>
        </table:table-row>
        <table:table-row table:style-name="ro1">
          <table:table-cell office:value-type="string" calcext:value-type="string">
            <text:p>deer</text:p>
          </table:table-cell>
          <table:table-cell office:value-type="float" office:value="20" calcext:value-type="float">
            <text:p>20</text:p>
          </table:table-cell>
          <table:table-cell office:value-type="float" office:value="44.721199229" calcext:value-type="float">
            <text:p>44.721199229</text:p>
          </table:table-cell>
          <table:table-cell office:value-type="float" office:value="833.45" calcext:value-type="float">
            <text:p>833.45</text:p>
          </table:table-cell>
          <table:table-cell office:value-type="float" office:value="1458077" calcext:value-type="float">
            <text:p>1458077</text:p>
          </table:table-cell>
          <table:table-cell office:value-type="string" calcext:value-type="string">
            <text:p>4043x2641</text:p>
          </table:table-cell>
          <table:table-cell office:value-type="float" office:value="1.0924" calcext:value-type="float">
            <text:p>1.0924</text:p>
          </table:table-cell>
          <table:table-cell office:value-type="string" calcext:value-type="string">
            <text:p>deer.png</text:p>
          </table:table-cell>
          <table:table-cell office:value-type="string" calcext:value-type="string">
            <text:p>AVIF</text:p>
          </table:table-cell>
          <table:table-cell office:value-type="float" office:value="20" calcext:value-type="float">
            <text:p>20</text:p>
          </table:table-cell>
          <table:table-cell office:value-type="float" office:value="0.900515566157912" calcext:value-type="float">
            <text:p>0.900515566157912</text:p>
          </table:table-cell>
          <table:table-cell office:value-type="float" office:value="33.95005373771" calcext:value-type="float">
            <text:p>33.95005373771</text:p>
          </table:table-cell>
          <table:table-cell office:value-type="float" office:value="26.1863511364906" calcext:value-type="float">
            <text:p>26.1863511364906</text:p>
          </table:table-cell>
        </table:table-row>
        <table:table-row table:style-name="ro1">
          <table:table-cell office:value-type="string" calcext:value-type="string">
            <text:p>deer</text:p>
          </table:table-cell>
          <table:table-cell office:value-type="float" office:value="21" calcext:value-type="float">
            <text:p>21</text:p>
          </table:table-cell>
          <table:table-cell office:value-type="float" office:value="45.056811275" calcext:value-type="float">
            <text:p>45.056811275</text:p>
          </table:table-cell>
          <table:table-cell office:value-type="float" office:value="879.92" calcext:value-type="float">
            <text:p>879.92</text:p>
          </table:table-cell>
          <table:table-cell office:value-type="float" office:value="1360207" calcext:value-type="float">
            <text:p>1360207</text:p>
          </table:table-cell>
          <table:table-cell office:value-type="string" calcext:value-type="string">
            <text:p>4043x2641</text:p>
          </table:table-cell>
          <table:table-cell office:value-type="float" office:value="1.0191" calcext:value-type="float">
            <text:p>1.0191</text:p>
          </table:table-cell>
          <table:table-cell office:value-type="string" calcext:value-type="string">
            <text:p>deer.png</text:p>
          </table:table-cell>
          <table:table-cell office:value-type="string" calcext:value-type="string">
            <text:p>AVIF</text:p>
          </table:table-cell>
          <table:table-cell office:value-type="float" office:value="21" calcext:value-type="float">
            <text:p>21</text:p>
          </table:table-cell>
          <table:table-cell office:value-type="float" office:value="0.892728832405757" calcext:value-type="float">
            <text:p>0.892728832405757</text:p>
          </table:table-cell>
          <table:table-cell office:value-type="float" office:value="33.6504446513414" calcext:value-type="float">
            <text:p>33.6504446513414</text:p>
          </table:table-cell>
          <table:table-cell office:value-type="float" office:value="28.0566552498918" calcext:value-type="float">
            <text:p>28.0566552498918</text:p>
          </table:table-cell>
        </table:table-row>
        <table:table-row table:style-name="ro1">
          <table:table-cell office:value-type="string" calcext:value-type="string">
            <text:p>deer</text:p>
          </table:table-cell>
          <table:table-cell office:value-type="float" office:value="22" calcext:value-type="float">
            <text:p>22</text:p>
          </table:table-cell>
          <table:table-cell office:value-type="float" office:value="43.063762944" calcext:value-type="float">
            <text:p>43.063762944</text:p>
          </table:table-cell>
          <table:table-cell office:value-type="float" office:value="737.66" calcext:value-type="float">
            <text:p>737.66</text:p>
          </table:table-cell>
          <table:table-cell office:value-type="float" office:value="1254176" calcext:value-type="float">
            <text:p>1254176</text:p>
          </table:table-cell>
          <table:table-cell office:value-type="string" calcext:value-type="string">
            <text:p>4043x2641</text:p>
          </table:table-cell>
          <table:table-cell office:value-type="float" office:value="0.9396" calcext:value-type="float">
            <text:p>0.9396</text:p>
          </table:table-cell>
          <table:table-cell office:value-type="string" calcext:value-type="string">
            <text:p>deer.png</text:p>
          </table:table-cell>
          <table:table-cell office:value-type="string" calcext:value-type="string">
            <text:p>AVIF</text:p>
          </table:table-cell>
          <table:table-cell office:value-type="float" office:value="22" calcext:value-type="float">
            <text:p>22</text:p>
          </table:table-cell>
          <table:table-cell office:value-type="float" office:value="0.884580940277077" calcext:value-type="float">
            <text:p>0.884580940277077</text:p>
          </table:table-cell>
          <table:table-cell office:value-type="float" office:value="33.3827741101282" calcext:value-type="float">
            <text:p>33.3827741101282</text:p>
          </table:table-cell>
          <table:table-cell office:value-type="float" office:value="29.840283842546" calcext:value-type="float">
            <text:p>29.840283842546</text:p>
          </table:table-cell>
        </table:table-row>
        <table:table-row table:style-name="ro1">
          <table:table-cell office:value-type="string" calcext:value-type="string">
            <text:p>deer</text:p>
          </table:table-cell>
          <table:table-cell office:value-type="float" office:value="23" calcext:value-type="float">
            <text:p>23</text:p>
          </table:table-cell>
          <table:table-cell office:value-type="float" office:value="41.412074576" calcext:value-type="float">
            <text:p>41.412074576</text:p>
          </table:table-cell>
          <table:table-cell office:value-type="float" office:value="552.25" calcext:value-type="float">
            <text:p>552.25</text:p>
          </table:table-cell>
          <table:table-cell office:value-type="float" office:value="1160786" calcext:value-type="float">
            <text:p>1160786</text:p>
          </table:table-cell>
          <table:table-cell office:value-type="string" calcext:value-type="string">
            <text:p>4043x2641</text:p>
          </table:table-cell>
          <table:table-cell office:value-type="float" office:value="0.8697" calcext:value-type="float">
            <text:p>0.8697</text:p>
          </table:table-cell>
          <table:table-cell office:value-type="string" calcext:value-type="string">
            <text:p>deer.png</text:p>
          </table:table-cell>
          <table:table-cell office:value-type="string" calcext:value-type="string">
            <text:p>AVIF</text:p>
          </table:table-cell>
          <table:table-cell office:value-type="float" office:value="23" calcext:value-type="float">
            <text:p>23</text:p>
          </table:table-cell>
          <table:table-cell office:value-type="float" office:value="0.876302529641672" calcext:value-type="float">
            <text:p>0.876302529641672</text:p>
          </table:table-cell>
          <table:table-cell office:value-type="float" office:value="33.1123121849091" calcext:value-type="float">
            <text:p>33.1123121849091</text:p>
          </table:table-cell>
          <table:table-cell office:value-type="float" office:value="31.7577073532603" calcext:value-type="float">
            <text:p>31.7577073532603</text:p>
          </table:table-cell>
        </table:table-row>
        <table:table-row table:style-name="ro1">
          <table:table-cell office:value-type="string" calcext:value-type="string">
            <text:p>deer</text:p>
          </table:table-cell>
          <table:table-cell office:value-type="float" office:value="24" calcext:value-type="float">
            <text:p>24</text:p>
          </table:table-cell>
          <table:table-cell office:value-type="float" office:value="40.620128602" calcext:value-type="float">
            <text:p>40.620128602</text:p>
          </table:table-cell>
          <table:table-cell office:value-type="float" office:value="462.06" calcext:value-type="float">
            <text:p>462.06</text:p>
          </table:table-cell>
          <table:table-cell office:value-type="float" office:value="1051558" calcext:value-type="float">
            <text:p>1051558</text:p>
          </table:table-cell>
          <table:table-cell office:value-type="string" calcext:value-type="string">
            <text:p>4043x2641</text:p>
          </table:table-cell>
          <table:table-cell office:value-type="float" office:value="0.7878" calcext:value-type="float">
            <text:p>0.7878</text:p>
          </table:table-cell>
          <table:table-cell office:value-type="string" calcext:value-type="string">
            <text:p>deer.png</text:p>
          </table:table-cell>
          <table:table-cell office:value-type="string" calcext:value-type="string">
            <text:p>AVIF</text:p>
          </table:table-cell>
          <table:table-cell office:value-type="float" office:value="24" calcext:value-type="float">
            <text:p>24</text:p>
          </table:table-cell>
          <table:table-cell office:value-type="float" office:value="0.864555008590862" calcext:value-type="float">
            <text:p>0.864555008590862</text:p>
          </table:table-cell>
          <table:table-cell office:value-type="float" office:value="32.7700190346774" calcext:value-type="float">
            <text:p>32.7700190346774</text:p>
          </table:table-cell>
          <table:table-cell office:value-type="float" office:value="34.3620018912555" calcext:value-type="float">
            <text:p>34.3620018912555</text:p>
          </table:table-cell>
        </table:table-row>
        <table:table-row table:style-name="ro1">
          <table:table-cell office:value-type="string" calcext:value-type="string">
            <text:p>deer</text:p>
          </table:table-cell>
          <table:table-cell office:value-type="float" office:value="25" calcext:value-type="float">
            <text:p>25</text:p>
          </table:table-cell>
          <table:table-cell office:value-type="float" office:value="39.084077978" calcext:value-type="float">
            <text:p>39.084077978</text:p>
          </table:table-cell>
          <table:table-cell office:value-type="float" office:value="326.71" calcext:value-type="float">
            <text:p>326.71</text:p>
          </table:table-cell>
          <table:table-cell office:value-type="float" office:value="902875" calcext:value-type="float">
            <text:p>902875</text:p>
          </table:table-cell>
          <table:table-cell office:value-type="string" calcext:value-type="string">
            <text:p>4043x2641</text:p>
          </table:table-cell>
          <table:table-cell office:value-type="float" office:value="0.6764" calcext:value-type="float">
            <text:p>0.6764</text:p>
          </table:table-cell>
          <table:table-cell office:value-type="string" calcext:value-type="string">
            <text:p>deer.png</text:p>
          </table:table-cell>
          <table:table-cell office:value-type="string" calcext:value-type="string">
            <text:p>AVIF</text:p>
          </table:table-cell>
          <table:table-cell office:value-type="float" office:value="25" calcext:value-type="float">
            <text:p>25</text:p>
          </table:table-cell>
          <table:table-cell office:value-type="float" office:value="0.847392906341996" calcext:value-type="float">
            <text:p>0.847392906341996</text:p>
          </table:table-cell>
          <table:table-cell office:value-type="float" office:value="32.3420615891684" calcext:value-type="float">
            <text:p>32.3420615891684</text:p>
          </table:table-cell>
          <table:table-cell office:value-type="float" office:value="37.9205128236346" calcext:value-type="float">
            <text:p>37.9205128236346</text:p>
          </table:table-cell>
        </table:table-row>
        <table:table-row table:style-name="ro1">
          <table:table-cell office:value-type="string" calcext:value-type="string">
            <text:p>deer</text:p>
          </table:table-cell>
          <table:table-cell office:value-type="float" office:value="26" calcext:value-type="float">
            <text:p>26</text:p>
          </table:table-cell>
          <table:table-cell office:value-type="float" office:value="38.744913277" calcext:value-type="float">
            <text:p>38.744913277</text:p>
          </table:table-cell>
          <table:table-cell office:value-type="float" office:value="239.92" calcext:value-type="float">
            <text:p>239.92</text:p>
          </table:table-cell>
          <table:table-cell office:value-type="float" office:value="769296" calcext:value-type="float">
            <text:p>769296</text:p>
          </table:table-cell>
          <table:table-cell office:value-type="string" calcext:value-type="string">
            <text:p>4043x2641</text:p>
          </table:table-cell>
          <table:table-cell office:value-type="float" office:value="0.5763" calcext:value-type="float">
            <text:p>0.5763</text:p>
          </table:table-cell>
          <table:table-cell office:value-type="string" calcext:value-type="string">
            <text:p>deer.png</text:p>
          </table:table-cell>
          <table:table-cell office:value-type="string" calcext:value-type="string">
            <text:p>AVIF</text:p>
          </table:table-cell>
          <table:table-cell office:value-type="float" office:value="26" calcext:value-type="float">
            <text:p>26</text:p>
          </table:table-cell>
          <table:table-cell office:value-type="float" office:value="0.830464336179243" calcext:value-type="float">
            <text:p>0.830464336179243</text:p>
          </table:table-cell>
          <table:table-cell office:value-type="float" office:value="31.9748010828321" calcext:value-type="float">
            <text:p>31.9748010828321</text:p>
          </table:table-cell>
          <table:table-cell office:value-type="float" office:value="41.2667486329356" calcext:value-type="float">
            <text:p>41.2667486329356</text:p>
          </table:table-cell>
        </table:table-row>
        <table:table-row table:style-name="ro1">
          <table:table-cell office:value-type="string" calcext:value-type="string">
            <text:p>deer</text:p>
          </table:table-cell>
          <table:table-cell office:value-type="float" office:value="27" calcext:value-type="float">
            <text:p>27</text:p>
          </table:table-cell>
          <table:table-cell office:value-type="float" office:value="37.862516324" calcext:value-type="float">
            <text:p>37.862516324</text:p>
          </table:table-cell>
          <table:table-cell office:value-type="float" office:value="185.15" calcext:value-type="float">
            <text:p>185.15</text:p>
          </table:table-cell>
          <table:table-cell office:value-type="float" office:value="655952" calcext:value-type="float">
            <text:p>655952</text:p>
          </table:table-cell>
          <table:table-cell office:value-type="string" calcext:value-type="string">
            <text:p>4043x2641</text:p>
          </table:table-cell>
          <table:table-cell office:value-type="float" office:value="0.4914" calcext:value-type="float">
            <text:p>0.4914</text:p>
          </table:table-cell>
          <table:table-cell office:value-type="string" calcext:value-type="string">
            <text:p>deer.png</text:p>
          </table:table-cell>
          <table:table-cell office:value-type="string" calcext:value-type="string">
            <text:p>AVIF</text:p>
          </table:table-cell>
          <table:table-cell office:value-type="float" office:value="27" calcext:value-type="float">
            <text:p>27</text:p>
          </table:table-cell>
          <table:table-cell office:value-type="float" office:value="0.813585454783761" calcext:value-type="float">
            <text:p>0.813585454783761</text:p>
          </table:table-cell>
          <table:table-cell office:value-type="float" office:value="31.6439165813569" calcext:value-type="float">
            <text:p>31.6439165813569</text:p>
          </table:table-cell>
          <table:table-cell office:value-type="float" office:value="44.5336921605301" calcext:value-type="float">
            <text:p>44.5336921605301</text:p>
          </table:table-cell>
        </table:table-row>
        <table:table-row table:style-name="ro1">
          <table:table-cell office:value-type="string" calcext:value-type="string">
            <text:p>deer</text:p>
          </table:table-cell>
          <table:table-cell office:value-type="float" office:value="28" calcext:value-type="float">
            <text:p>28</text:p>
          </table:table-cell>
          <table:table-cell office:value-type="float" office:value="38.62656754" calcext:value-type="float">
            <text:p>38.62656754</text:p>
          </table:table-cell>
          <table:table-cell office:value-type="float" office:value="224.68" calcext:value-type="float">
            <text:p>224.68</text:p>
          </table:table-cell>
          <table:table-cell office:value-type="float" office:value="559064" calcext:value-type="float">
            <text:p>559064</text:p>
          </table:table-cell>
          <table:table-cell office:value-type="string" calcext:value-type="string">
            <text:p>4043x2641</text:p>
          </table:table-cell>
          <table:table-cell office:value-type="float" office:value="0.4188" calcext:value-type="float">
            <text:p>0.4188</text:p>
          </table:table-cell>
          <table:table-cell office:value-type="string" calcext:value-type="string">
            <text:p>deer.png</text:p>
          </table:table-cell>
          <table:table-cell office:value-type="string" calcext:value-type="string">
            <text:p>AVIF</text:p>
          </table:table-cell>
          <table:table-cell office:value-type="float" office:value="28" calcext:value-type="float">
            <text:p>28</text:p>
          </table:table-cell>
          <table:table-cell office:value-type="float" office:value="0.797066680671906" calcext:value-type="float">
            <text:p>0.797066680671906</text:p>
          </table:table-cell>
          <table:table-cell office:value-type="float" office:value="31.3464369342705" calcext:value-type="float">
            <text:p>31.3464369342705</text:p>
          </table:table-cell>
          <table:table-cell office:value-type="float" office:value="47.6910261889035" calcext:value-type="float">
            <text:p>47.6910261889035</text:p>
          </table:table-cell>
        </table:table-row>
        <table:table-row table:style-name="ro1">
          <table:table-cell office:value-type="string" calcext:value-type="string">
            <text:p>deer</text:p>
          </table:table-cell>
          <table:table-cell office:value-type="float" office:value="29" calcext:value-type="float">
            <text:p>29</text:p>
          </table:table-cell>
          <table:table-cell office:value-type="float" office:value="36.849139195" calcext:value-type="float">
            <text:p>36.849139195</text:p>
          </table:table-cell>
          <table:table-cell office:value-type="float" office:value="65.34" calcext:value-type="float">
            <text:p>65.34</text:p>
          </table:table-cell>
          <table:table-cell office:value-type="float" office:value="473384" calcext:value-type="float">
            <text:p>473384</text:p>
          </table:table-cell>
          <table:table-cell office:value-type="string" calcext:value-type="string">
            <text:p>4043x2641</text:p>
          </table:table-cell>
          <table:table-cell office:value-type="float" office:value="0.3546" calcext:value-type="float">
            <text:p>0.3546</text:p>
          </table:table-cell>
          <table:table-cell office:value-type="string" calcext:value-type="string">
            <text:p>deer.png</text:p>
          </table:table-cell>
          <table:table-cell office:value-type="string" calcext:value-type="string">
            <text:p>AVIF</text:p>
          </table:table-cell>
          <table:table-cell office:value-type="float" office:value="29" calcext:value-type="float">
            <text:p>29</text:p>
          </table:table-cell>
          <table:table-cell office:value-type="float" office:value="0.781347091740564" calcext:value-type="float">
            <text:p>0.781347091740564</text:p>
          </table:table-cell>
          <table:table-cell office:value-type="float" office:value="31.0834304370887" calcext:value-type="float">
            <text:p>31.0834304370887</text:p>
          </table:table-cell>
          <table:table-cell office:value-type="float" office:value="50.668414787157" calcext:value-type="float">
            <text:p>50.668414787157</text:p>
          </table:table-cell>
        </table:table-row>
        <table:table-row table:style-name="ro1">
          <table:table-cell office:value-type="string" calcext:value-type="string">
            <text:p>deer</text:p>
          </table:table-cell>
          <table:table-cell office:value-type="float" office:value="30" calcext:value-type="float">
            <text:p>30</text:p>
          </table:table-cell>
          <table:table-cell office:value-type="float" office:value="35.138386209" calcext:value-type="float">
            <text:p>35.138386209</text:p>
          </table:table-cell>
          <table:table-cell office:value-type="float" office:value="934.32" calcext:value-type="float">
            <text:p>934.32</text:p>
          </table:table-cell>
          <table:table-cell office:value-type="float" office:value="399259" calcext:value-type="float">
            <text:p>399259</text:p>
          </table:table-cell>
          <table:table-cell office:value-type="string" calcext:value-type="string">
            <text:p>4043x2641</text:p>
          </table:table-cell>
          <table:table-cell office:value-type="float" office:value="0.2991" calcext:value-type="float">
            <text:p>0.2991</text:p>
          </table:table-cell>
          <table:table-cell office:value-type="string" calcext:value-type="string">
            <text:p>deer.png</text:p>
          </table:table-cell>
          <table:table-cell office:value-type="string" calcext:value-type="string">
            <text:p>AVIF</text:p>
          </table:table-cell>
          <table:table-cell office:value-type="float" office:value="30" calcext:value-type="float">
            <text:p>30</text:p>
          </table:table-cell>
          <table:table-cell office:value-type="float" office:value="0.766657761347222" calcext:value-type="float">
            <text:p>0.766657761347222</text:p>
          </table:table-cell>
          <table:table-cell office:value-type="float" office:value="30.8582949499473" calcext:value-type="float">
            <text:p>30.8582949499473</text:p>
          </table:table-cell>
          <table:table-cell office:value-type="float" office:value="53.36430600628" calcext:value-type="float">
            <text:p>53.36430600628</text:p>
          </table:table-cell>
        </table:table-row>
        <table:table-row table:style-name="ro1">
          <table:table-cell office:value-type="string" calcext:value-type="string">
            <text:p>deer</text:p>
          </table:table-cell>
          <table:table-cell office:value-type="float" office:value="31" calcext:value-type="float">
            <text:p>31</text:p>
          </table:table-cell>
          <table:table-cell office:value-type="float" office:value="31.479472072" calcext:value-type="float">
            <text:p>31.479472072</text:p>
          </table:table-cell>
          <table:table-cell office:value-type="float" office:value="547.37" calcext:value-type="float">
            <text:p>547.37</text:p>
          </table:table-cell>
          <table:table-cell office:value-type="float" office:value="311329" calcext:value-type="float">
            <text:p>311329</text:p>
          </table:table-cell>
          <table:table-cell office:value-type="string" calcext:value-type="string">
            <text:p>4043x2641</text:p>
          </table:table-cell>
          <table:table-cell office:value-type="float" office:value="0.2332" calcext:value-type="float">
            <text:p>0.2332</text:p>
          </table:table-cell>
          <table:table-cell office:value-type="string" calcext:value-type="string">
            <text:p>deer.png</text:p>
          </table:table-cell>
          <table:table-cell office:value-type="string" calcext:value-type="string">
            <text:p>AVIF</text:p>
          </table:table-cell>
          <table:table-cell office:value-type="float" office:value="31" calcext:value-type="float">
            <text:p>31</text:p>
          </table:table-cell>
          <table:table-cell office:value-type="float" office:value="0.745233016828857" calcext:value-type="float">
            <text:p>0.745233016828857</text:p>
          </table:table-cell>
          <table:table-cell office:value-type="float" office:value="30.5768794262856" calcext:value-type="float">
            <text:p>30.5768794262856</text:p>
          </table:table-cell>
          <table:table-cell office:value-type="float" office:value="56.9367165210514" calcext:value-type="float">
            <text:p>56.9367165210514</text:p>
          </table:table-cell>
        </table:table-row>
        <table:table-row table:style-name="ro1">
          <table:table-cell office:value-type="string" calcext:value-type="string">
            <text:p>deer</text:p>
          </table:table-cell>
          <table:table-cell office:value-type="float" office:value="32" calcext:value-type="float">
            <text:p>32</text:p>
          </table:table-cell>
          <table:table-cell office:value-type="float" office:value="28.194883364" calcext:value-type="float">
            <text:p>28.194883364</text:p>
          </table:table-cell>
          <table:table-cell office:value-type="float" office:value="270.64" calcext:value-type="float">
            <text:p>270.64</text:p>
          </table:table-cell>
          <table:table-cell office:value-type="float" office:value="242350" calcext:value-type="float">
            <text:p>242350</text:p>
          </table:table-cell>
          <table:table-cell office:value-type="string" calcext:value-type="string">
            <text:p>4043x2641</text:p>
          </table:table-cell>
          <table:table-cell office:value-type="float" office:value="0.1815" calcext:value-type="float">
            <text:p>0.1815</text:p>
          </table:table-cell>
          <table:table-cell office:value-type="string" calcext:value-type="string">
            <text:p>deer.png</text:p>
          </table:table-cell>
          <table:table-cell office:value-type="string" calcext:value-type="string">
            <text:p>AVIF</text:p>
          </table:table-cell>
          <table:table-cell office:value-type="float" office:value="32" calcext:value-type="float">
            <text:p>32</text:p>
          </table:table-cell>
          <table:table-cell office:value-type="float" office:value="0.732191117667902" calcext:value-type="float">
            <text:p>0.732191117667902</text:p>
          </table:table-cell>
          <table:table-cell office:value-type="float" office:value="30.3603050715461" calcext:value-type="float">
            <text:p>30.3603050715461</text:p>
          </table:table-cell>
          <table:table-cell office:value-type="float" office:value="59.8480292116594" calcext:value-type="float">
            <text:p>59.8480292116594</text:p>
          </table:table-cell>
        </table:table-row>
        <table:table-row table:style-name="ro1">
          <table:table-cell office:value-type="string" calcext:value-type="string">
            <text:p>deer</text:p>
          </table:table-cell>
          <table:table-cell office:value-type="float" office:value="33" calcext:value-type="float">
            <text:p>33</text:p>
          </table:table-cell>
          <table:table-cell office:value-type="float" office:value="32.572472302" calcext:value-type="float">
            <text:p>32.572472302</text:p>
          </table:table-cell>
          <table:table-cell office:value-type="float" office:value="672.73" calcext:value-type="float">
            <text:p>672.73</text:p>
          </table:table-cell>
          <table:table-cell office:value-type="float" office:value="192263" calcext:value-type="float">
            <text:p>192263</text:p>
          </table:table-cell>
          <table:table-cell office:value-type="string" calcext:value-type="string">
            <text:p>4043x2641</text:p>
          </table:table-cell>
          <table:table-cell office:value-type="float" office:value="0.144" calcext:value-type="float">
            <text:p>0.144</text:p>
          </table:table-cell>
          <table:table-cell office:value-type="string" calcext:value-type="string">
            <text:p>deer.png</text:p>
          </table:table-cell>
          <table:table-cell office:value-type="string" calcext:value-type="string">
            <text:p>AVIF</text:p>
          </table:table-cell>
          <table:table-cell office:value-type="float" office:value="33" calcext:value-type="float">
            <text:p>33</text:p>
          </table:table-cell>
          <table:table-cell office:value-type="float" office:value="0.728424967595388" calcext:value-type="float">
            <text:p>0.728424967595388</text:p>
          </table:table-cell>
          <table:table-cell office:value-type="float" office:value="30.1995123214592" calcext:value-type="float">
            <text:p>30.1995123214592</text:p>
          </table:table-cell>
          <table:table-cell office:value-type="float" office:value="62.1053664586198" calcext:value-type="float">
            <text:p>62.1053664586198</text:p>
          </table:table-cell>
        </table:table-row>
        <table:table-row table:style-name="ro1">
          <table:table-cell office:value-type="string" calcext:value-type="string">
            <text:p>deer</text:p>
          </table:table-cell>
          <table:table-cell office:value-type="float" office:value="34" calcext:value-type="float">
            <text:p>34</text:p>
          </table:table-cell>
          <table:table-cell office:value-type="float" office:value="27.880765459" calcext:value-type="float">
            <text:p>27.880765459</text:p>
          </table:table-cell>
          <table:table-cell office:value-type="float" office:value="235.11" calcext:value-type="float">
            <text:p>235.11</text:p>
          </table:table-cell>
          <table:table-cell office:value-type="float" office:value="154319" calcext:value-type="float">
            <text:p>154319</text:p>
          </table:table-cell>
          <table:table-cell office:value-type="string" calcext:value-type="string">
            <text:p>4043x2641</text:p>
          </table:table-cell>
          <table:table-cell office:value-type="float" office:value="0.1156" calcext:value-type="float">
            <text:p>0.1156</text:p>
          </table:table-cell>
          <table:table-cell office:value-type="string" calcext:value-type="string">
            <text:p>deer.png</text:p>
          </table:table-cell>
          <table:table-cell office:value-type="string" calcext:value-type="string">
            <text:p>AVIF</text:p>
          </table:table-cell>
          <table:table-cell office:value-type="float" office:value="34" calcext:value-type="float">
            <text:p>34</text:p>
          </table:table-cell>
          <table:table-cell office:value-type="float" office:value="0.718469965141163" calcext:value-type="float">
            <text:p>0.718469965141163</text:p>
          </table:table-cell>
          <table:table-cell office:value-type="float" office:value="30.0634170717719" calcext:value-type="float">
            <text:p>30.0634170717719</text:p>
          </table:table-cell>
          <table:table-cell office:value-type="float" office:value="64.0823830618778" calcext:value-type="float">
            <text:p>64.0823830618778</text:p>
          </table:table-cell>
        </table:table-row>
        <table:table-row table:style-name="ro1">
          <table:table-cell office:value-type="string" calcext:value-type="string">
            <text:p>deer</text:p>
          </table:table-cell>
          <table:table-cell office:value-type="float" office:value="35" calcext:value-type="float">
            <text:p>35</text:p>
          </table:table-cell>
          <table:table-cell office:value-type="float" office:value="23.817510517" calcext:value-type="float">
            <text:p>23.817510517</text:p>
          </table:table-cell>
          <table:table-cell office:value-type="float" office:value="810.9" calcext:value-type="float">
            <text:p>810.9</text:p>
          </table:table-cell>
          <table:table-cell office:value-type="float" office:value="117048" calcext:value-type="float">
            <text:p>117048</text:p>
          </table:table-cell>
          <table:table-cell office:value-type="string" calcext:value-type="string">
            <text:p>4043x2641</text:p>
          </table:table-cell>
          <table:table-cell office:value-type="float" office:value="0.0876" calcext:value-type="float">
            <text:p>0.0876</text:p>
          </table:table-cell>
          <table:table-cell office:value-type="string" calcext:value-type="string">
            <text:p>deer.png</text:p>
          </table:table-cell>
          <table:table-cell office:value-type="string" calcext:value-type="string">
            <text:p>AVIF</text:p>
          </table:table-cell>
          <table:table-cell office:value-type="float" office:value="35" calcext:value-type="float">
            <text:p>35</text:p>
          </table:table-cell>
          <table:table-cell office:value-type="float" office:value="0.710974289063716" calcext:value-type="float">
            <text:p>0.710974289063716</text:p>
          </table:table-cell>
          <table:table-cell office:value-type="float" office:value="29.9273622788634" calcext:value-type="float">
            <text:p>29.9273622788634</text:p>
          </table:table-cell>
          <table:table-cell office:value-type="float" office:value="66.1217185981483" calcext:value-type="float">
            <text:p>66.1217185981483</text:p>
          </table:table-cell>
        </table:table-row>
        <table:table-row table:style-name="ro1">
          <table:table-cell office:value-type="string" calcext:value-type="string">
            <text:p>deer</text:p>
          </table:table-cell>
          <table:table-cell office:value-type="float" office:value="36" calcext:value-type="float">
            <text:p>36</text:p>
          </table:table-cell>
          <table:table-cell office:value-type="float" office:value="20.358917622" calcext:value-type="float">
            <text:p>20.358917622</text:p>
          </table:table-cell>
          <table:table-cell office:value-type="float" office:value="483.43" calcext:value-type="float">
            <text:p>483.43</text:p>
          </table:table-cell>
          <table:table-cell office:value-type="float" office:value="88841" calcext:value-type="float">
            <text:p>88841</text:p>
          </table:table-cell>
          <table:table-cell office:value-type="string" calcext:value-type="string">
            <text:p>4043x2641</text:p>
          </table:table-cell>
          <table:table-cell office:value-type="float" office:value="0.0665" calcext:value-type="float">
            <text:p>0.0665</text:p>
          </table:table-cell>
          <table:table-cell office:value-type="string" calcext:value-type="string">
            <text:p>deer.png</text:p>
          </table:table-cell>
          <table:table-cell office:value-type="string" calcext:value-type="string">
            <text:p>AVIF</text:p>
          </table:table-cell>
          <table:table-cell office:value-type="float" office:value="36" calcext:value-type="float">
            <text:p>36</text:p>
          </table:table-cell>
          <table:table-cell office:value-type="float" office:value="0.70916596201671" calcext:value-type="float">
            <text:p>0.70916596201671</text:p>
          </table:table-cell>
          <table:table-cell office:value-type="float" office:value="29.8076635911057" calcext:value-type="float">
            <text:p>29.8076635911057</text:p>
          </table:table-cell>
          <table:table-cell office:value-type="float" office:value="67.9694885121883" calcext:value-type="float">
            <text:p>67.9694885121883</text:p>
          </table:table-cell>
        </table:table-row>
        <table:table-row table:style-name="ro1">
          <table:table-cell office:value-type="string" calcext:value-type="string">
            <text:p>deer</text:p>
          </table:table-cell>
          <table:table-cell office:value-type="float" office:value="37" calcext:value-type="float">
            <text:p>37</text:p>
          </table:table-cell>
          <table:table-cell office:value-type="float" office:value="18.32037885" calcext:value-type="float">
            <text:p>18.32037885</text:p>
          </table:table-cell>
          <table:table-cell office:value-type="float" office:value="288.67" calcext:value-type="float">
            <text:p>288.67</text:p>
          </table:table-cell>
          <table:table-cell office:value-type="float" office:value="78599" calcext:value-type="float">
            <text:p>78599</text:p>
          </table:table-cell>
          <table:table-cell office:value-type="string" calcext:value-type="string">
            <text:p>4043x2641</text:p>
          </table:table-cell>
          <table:table-cell office:value-type="float" office:value="0.0588" calcext:value-type="float">
            <text:p>0.0588</text:p>
          </table:table-cell>
          <table:table-cell office:value-type="string" calcext:value-type="string">
            <text:p>deer.png</text:p>
          </table:table-cell>
          <table:table-cell office:value-type="string" calcext:value-type="string">
            <text:p>AVIF</text:p>
          </table:table-cell>
          <table:table-cell office:value-type="float" office:value="37" calcext:value-type="float">
            <text:p>37</text:p>
          </table:table-cell>
          <table:table-cell office:value-type="float" office:value="0.70574679789558" calcext:value-type="float">
            <text:p>0.70574679789558</text:p>
          </table:table-cell>
          <table:table-cell office:value-type="float" office:value="29.6997201525151" calcext:value-type="float">
            <text:p>29.6997201525151</text:p>
          </table:table-cell>
          <table:table-cell office:value-type="float" office:value="69.6800326691275" calcext:value-type="float">
            <text:p>69.6800326691275</text:p>
          </table:table-cell>
        </table:table-row>
        <table:table-row table:style-name="ro1">
          <table:table-cell office:value-type="string" calcext:value-type="string">
            <text:p>deer</text:p>
          </table:table-cell>
          <table:table-cell office:value-type="float" office:value="38" calcext:value-type="float">
            <text:p>38</text:p>
          </table:table-cell>
          <table:table-cell office:value-type="float" office:value="16.984263021" calcext:value-type="float">
            <text:p>16.984263021</text:p>
          </table:table-cell>
          <table:table-cell office:value-type="float" office:value="158.18" calcext:value-type="float">
            <text:p>158.18</text:p>
          </table:table-cell>
          <table:table-cell office:value-type="float" office:value="70204" calcext:value-type="float">
            <text:p>70204</text:p>
          </table:table-cell>
          <table:table-cell office:value-type="string" calcext:value-type="string">
            <text:p>4043x2641</text:p>
          </table:table-cell>
          <table:table-cell office:value-type="float" office:value="0.0525" calcext:value-type="float">
            <text:p>0.0525</text:p>
          </table:table-cell>
          <table:table-cell office:value-type="string" calcext:value-type="string">
            <text:p>deer.png</text:p>
          </table:table-cell>
          <table:table-cell office:value-type="string" calcext:value-type="string">
            <text:p>AVIF</text:p>
          </table:table-cell>
          <table:table-cell office:value-type="float" office:value="38" calcext:value-type="float">
            <text:p>38</text:p>
          </table:table-cell>
          <table:table-cell office:value-type="float" office:value="0.704198085905461" calcext:value-type="float">
            <text:p>0.704198085905461</text:p>
          </table:table-cell>
          <table:table-cell office:value-type="float" office:value="29.5942953363777" calcext:value-type="float">
            <text:p>29.5942953363777</text:p>
          </table:table-cell>
          <table:table-cell office:value-type="float" office:value="71.3922101887856" calcext:value-type="float">
            <text:p>71.3922101887856</text:p>
          </table:table-cell>
        </table:table-row>
        <table:table-row table:style-name="ro1">
          <table:table-cell office:value-type="string" calcext:value-type="string">
            <text:p>deer</text:p>
          </table:table-cell>
          <table:table-cell office:value-type="float" office:value="39" calcext:value-type="float">
            <text:p>39</text:p>
          </table:table-cell>
          <table:table-cell office:value-type="float" office:value="15.616635524" calcext:value-type="float">
            <text:p>15.616635524</text:p>
          </table:table-cell>
          <table:table-cell office:value-type="float" office:value="35.33" calcext:value-type="float">
            <text:p>35.33</text:p>
          </table:table-cell>
          <table:table-cell office:value-type="float" office:value="63426" calcext:value-type="float">
            <text:p>63426</text:p>
          </table:table-cell>
          <table:table-cell office:value-type="string" calcext:value-type="string">
            <text:p>4043x2641</text:p>
          </table:table-cell>
          <table:table-cell office:value-type="float" office:value="0.0475" calcext:value-type="float">
            <text:p>0.0475</text:p>
          </table:table-cell>
          <table:table-cell office:value-type="string" calcext:value-type="string">
            <text:p>deer.png</text:p>
          </table:table-cell>
          <table:table-cell office:value-type="string" calcext:value-type="string">
            <text:p>AVIF</text:p>
          </table:table-cell>
          <table:table-cell office:value-type="float" office:value="39" calcext:value-type="float">
            <text:p>39</text:p>
          </table:table-cell>
          <table:table-cell office:value-type="float" office:value="0.702465879899526" calcext:value-type="float">
            <text:p>0.702465879899526</text:p>
          </table:table-cell>
          <table:table-cell office:value-type="float" office:value="29.5208842305754" calcext:value-type="float">
            <text:p>29.5208842305754</text:p>
          </table:table-cell>
          <table:table-cell office:value-type="float" office:value="72.609247821811" calcext:value-type="float">
            <text:p>72.609247821811</text:p>
          </table:table-cell>
        </table:table-row>
        <table:table-row table:style-name="ro1">
          <table:table-cell office:value-type="string" calcext:value-type="string">
            <text:p>deer</text:p>
          </table:table-cell>
          <table:table-cell office:value-type="float" office:value="40" calcext:value-type="float">
            <text:p>40</text:p>
          </table:table-cell>
          <table:table-cell office:value-type="float" office:value="14.77087188" calcext:value-type="float">
            <text:p>14.77087188</text:p>
          </table:table-cell>
          <table:table-cell office:value-type="float" office:value="972.73" calcext:value-type="float">
            <text:p>972.73</text:p>
          </table:table-cell>
          <table:table-cell office:value-type="float" office:value="57814" calcext:value-type="float">
            <text:p>57814</text:p>
          </table:table-cell>
          <table:table-cell office:value-type="string" calcext:value-type="string">
            <text:p>4043x2641</text:p>
          </table:table-cell>
          <table:table-cell office:value-type="float" office:value="0.0433" calcext:value-type="float">
            <text:p>0.0433</text:p>
          </table:table-cell>
          <table:table-cell office:value-type="string" calcext:value-type="string">
            <text:p>deer.png</text:p>
          </table:table-cell>
          <table:table-cell office:value-type="string" calcext:value-type="string">
            <text:p>AVIF</text:p>
          </table:table-cell>
          <table:table-cell office:value-type="float" office:value="40" calcext:value-type="float">
            <text:p>40</text:p>
          </table:table-cell>
          <table:table-cell office:value-type="float" office:value="0.701798634170114" calcext:value-type="float">
            <text:p>0.701798634170114</text:p>
          </table:table-cell>
          <table:table-cell office:value-type="float" office:value="29.4570031769207" calcext:value-type="float">
            <text:p>29.4570031769207</text:p>
          </table:table-cell>
          <table:table-cell office:value-type="float" office:value="73.6851620855183" calcext:value-type="float">
            <text:p>73.6851620855183</text:p>
          </table:table-cell>
        </table:table-row>
        <table:table-row table:style-name="ro1">
          <table:table-cell office:value-type="string" calcext:value-type="string">
            <text:p>deer</text:p>
          </table:table-cell>
          <table:table-cell office:value-type="float" office:value="41" calcext:value-type="float">
            <text:p>41</text:p>
          </table:table-cell>
          <table:table-cell office:value-type="float" office:value="14.165628014" calcext:value-type="float">
            <text:p>14.165628014</text:p>
          </table:table-cell>
          <table:table-cell office:value-type="float" office:value="912.76" calcext:value-type="float">
            <text:p>912.76</text:p>
          </table:table-cell>
          <table:table-cell office:value-type="float" office:value="52657" calcext:value-type="float">
            <text:p>52657</text:p>
          </table:table-cell>
          <table:table-cell office:value-type="string" calcext:value-type="string">
            <text:p>4043x2641</text:p>
          </table:table-cell>
          <table:table-cell office:value-type="float" office:value="0.0394" calcext:value-type="float">
            <text:p>0.0394</text:p>
          </table:table-cell>
          <table:table-cell office:value-type="string" calcext:value-type="string">
            <text:p>deer.png</text:p>
          </table:table-cell>
          <table:table-cell office:value-type="string" calcext:value-type="string">
            <text:p>AVIF</text:p>
          </table:table-cell>
          <table:table-cell office:value-type="float" office:value="41" calcext:value-type="float">
            <text:p>41</text:p>
          </table:table-cell>
          <table:table-cell office:value-type="float" office:value="0.70095662068504" calcext:value-type="float">
            <text:p>0.70095662068504</text:p>
          </table:table-cell>
          <table:table-cell office:value-type="float" office:value="29.3985377184647" calcext:value-type="float">
            <text:p>29.3985377184647</text:p>
          </table:table-cell>
          <table:table-cell office:value-type="float" office:value="74.6838312575007" calcext:value-type="float">
            <text:p>74.6838312575007</text:p>
          </table:table-cell>
        </table:table-row>
        <table:table-row table:style-name="ro1">
          <table:table-cell office:value-type="string" calcext:value-type="string">
            <text:p>deer</text:p>
          </table:table-cell>
          <table:table-cell office:value-type="float" office:value="42" calcext:value-type="float">
            <text:p>42</text:p>
          </table:table-cell>
          <table:table-cell office:value-type="float" office:value="13.527244087" calcext:value-type="float">
            <text:p>13.527244087</text:p>
          </table:table-cell>
          <table:table-cell office:value-type="float" office:value="860.39" calcext:value-type="float">
            <text:p>860.39</text:p>
          </table:table-cell>
          <table:table-cell office:value-type="float" office:value="48411" calcext:value-type="float">
            <text:p>48411</text:p>
          </table:table-cell>
          <table:table-cell office:value-type="string" calcext:value-type="string">
            <text:p>4043x2641</text:p>
          </table:table-cell>
          <table:table-cell office:value-type="float" office:value="0.0362" calcext:value-type="float">
            <text:p>0.0362</text:p>
          </table:table-cell>
          <table:table-cell office:value-type="string" calcext:value-type="string">
            <text:p>deer.png</text:p>
          </table:table-cell>
          <table:table-cell office:value-type="string" calcext:value-type="string">
            <text:p>AVIF</text:p>
          </table:table-cell>
          <table:table-cell office:value-type="float" office:value="42" calcext:value-type="float">
            <text:p>42</text:p>
          </table:table-cell>
          <table:table-cell office:value-type="float" office:value="0.701363243710362" calcext:value-type="float">
            <text:p>0.701363243710362</text:p>
          </table:table-cell>
          <table:table-cell office:value-type="float" office:value="29.345501436904" calcext:value-type="float">
            <text:p>29.345501436904</text:p>
          </table:table-cell>
          <table:table-cell office:value-type="float" office:value="75.6014660211636" calcext:value-type="float">
            <text:p>75.6014660211636</text:p>
          </table:table-cell>
        </table:table-row>
        <table:table-row table:style-name="ro1">
          <table:table-cell office:value-type="string" calcext:value-type="string">
            <text:p>deer</text:p>
          </table:table-cell>
          <table:table-cell office:value-type="float" office:value="43" calcext:value-type="float">
            <text:p>43</text:p>
          </table:table-cell>
          <table:table-cell office:value-type="float" office:value="12.916433432" calcext:value-type="float">
            <text:p>12.916433432</text:p>
          </table:table-cell>
          <table:table-cell office:value-type="float" office:value="806.74" calcext:value-type="float">
            <text:p>806.74</text:p>
          </table:table-cell>
          <table:table-cell office:value-type="float" office:value="44215" calcext:value-type="float">
            <text:p>44215</text:p>
          </table:table-cell>
          <table:table-cell office:value-type="string" calcext:value-type="string">
            <text:p>4043x2641</text:p>
          </table:table-cell>
          <table:table-cell office:value-type="float" office:value="0.0331" calcext:value-type="float">
            <text:p>0.0331</text:p>
          </table:table-cell>
          <table:table-cell office:value-type="string" calcext:value-type="string">
            <text:p>deer.png</text:p>
          </table:table-cell>
          <table:table-cell office:value-type="string" calcext:value-type="string">
            <text:p>AVIF</text:p>
          </table:table-cell>
          <table:table-cell office:value-type="float" office:value="43" calcext:value-type="float">
            <text:p>43</text:p>
          </table:table-cell>
          <table:table-cell office:value-type="float" office:value="0.70195099901376" calcext:value-type="float">
            <text:p>0.70195099901376</text:p>
          </table:table-cell>
          <table:table-cell office:value-type="float" office:value="29.2842633751656" calcext:value-type="float">
            <text:p>29.2842633751656</text:p>
          </table:table-cell>
          <table:table-cell office:value-type="float" office:value="76.6750421421068" calcext:value-type="float">
            <text:p>76.6750421421068</text:p>
          </table:table-cell>
        </table:table-row>
        <table:table-row table:style-name="ro1">
          <table:table-cell office:value-type="string" calcext:value-type="string">
            <text:p>deer</text:p>
          </table:table-cell>
          <table:table-cell office:value-type="float" office:value="44" calcext:value-type="float">
            <text:p>44</text:p>
          </table:table-cell>
          <table:table-cell office:value-type="float" office:value="12.438452114" calcext:value-type="float">
            <text:p>12.438452114</text:p>
          </table:table-cell>
          <table:table-cell office:value-type="float" office:value="766.24" calcext:value-type="float">
            <text:p>766.24</text:p>
          </table:table-cell>
          <table:table-cell office:value-type="float" office:value="40692" calcext:value-type="float">
            <text:p>40692</text:p>
          </table:table-cell>
          <table:table-cell office:value-type="string" calcext:value-type="string">
            <text:p>4043x2641</text:p>
          </table:table-cell>
          <table:table-cell office:value-type="float" office:value="0.0304" calcext:value-type="float">
            <text:p>0.0304</text:p>
          </table:table-cell>
          <table:table-cell office:value-type="string" calcext:value-type="string">
            <text:p>deer.png</text:p>
          </table:table-cell>
          <table:table-cell office:value-type="string" calcext:value-type="string">
            <text:p>AVIF</text:p>
          </table:table-cell>
          <table:table-cell office:value-type="float" office:value="44" calcext:value-type="float">
            <text:p>44</text:p>
          </table:table-cell>
          <table:table-cell office:value-type="float" office:value="0.701943416211411" calcext:value-type="float">
            <text:p>0.701943416211411</text:p>
          </table:table-cell>
          <table:table-cell office:value-type="float" office:value="29.2366569354294" calcext:value-type="float">
            <text:p>29.2366569354294</text:p>
          </table:table-cell>
          <table:table-cell office:value-type="float" office:value="77.5201612327957" calcext:value-type="float">
            <text:p>77.5201612327957</text:p>
          </table:table-cell>
        </table:table-row>
        <table:table-row table:style-name="ro1">
          <table:table-cell office:value-type="string" calcext:value-type="string">
            <text:p>deer</text:p>
          </table:table-cell>
          <table:table-cell office:value-type="float" office:value="45" calcext:value-type="float">
            <text:p>45</text:p>
          </table:table-cell>
          <table:table-cell office:value-type="float" office:value="12.005750452" calcext:value-type="float">
            <text:p>12.005750452</text:p>
          </table:table-cell>
          <table:table-cell office:value-type="float" office:value="724.26" calcext:value-type="float">
            <text:p>724.26</text:p>
          </table:table-cell>
          <table:table-cell office:value-type="float" office:value="37329" calcext:value-type="float">
            <text:p>37329</text:p>
          </table:table-cell>
          <table:table-cell office:value-type="string" calcext:value-type="string">
            <text:p>4043x2641</text:p>
          </table:table-cell>
          <table:table-cell office:value-type="float" office:value="0.0279" calcext:value-type="float">
            <text:p>0.0279</text:p>
          </table:table-cell>
          <table:table-cell office:value-type="string" calcext:value-type="string">
            <text:p>deer.png</text:p>
          </table:table-cell>
          <table:table-cell office:value-type="string" calcext:value-type="string">
            <text:p>AVIF</text:p>
          </table:table-cell>
          <table:table-cell office:value-type="float" office:value="45" calcext:value-type="float">
            <text:p>45</text:p>
          </table:table-cell>
          <table:table-cell office:value-type="float" office:value="0.701433492544062" calcext:value-type="float">
            <text:p>0.701433492544062</text:p>
          </table:table-cell>
          <table:table-cell office:value-type="float" office:value="29.1939880804951" calcext:value-type="float">
            <text:p>29.1939880804951</text:p>
          </table:table-cell>
          <table:table-cell office:value-type="float" office:value="78.2855402179942" calcext:value-type="float">
            <text:p>78.2855402179942</text:p>
          </table:table-cell>
        </table:table-row>
        <table:table-row table:style-name="ro1">
          <table:table-cell office:value-type="string" calcext:value-type="string">
            <text:p>deer</text:p>
          </table:table-cell>
          <table:table-cell office:value-type="float" office:value="46" calcext:value-type="float">
            <text:p>46</text:p>
          </table:table-cell>
          <table:table-cell office:value-type="float" office:value="11.728894572" calcext:value-type="float">
            <text:p>11.728894572</text:p>
          </table:table-cell>
          <table:table-cell office:value-type="float" office:value="702.36" calcext:value-type="float">
            <text:p>702.36</text:p>
          </table:table-cell>
          <table:table-cell office:value-type="float" office:value="34337" calcext:value-type="float">
            <text:p>34337</text:p>
          </table:table-cell>
          <table:table-cell office:value-type="string" calcext:value-type="string">
            <text:p>4043x2641</text:p>
          </table:table-cell>
          <table:table-cell office:value-type="float" office:value="0.0257" calcext:value-type="float">
            <text:p>0.0257</text:p>
          </table:table-cell>
          <table:table-cell office:value-type="string" calcext:value-type="string">
            <text:p>deer.png</text:p>
          </table:table-cell>
          <table:table-cell office:value-type="string" calcext:value-type="string">
            <text:p>AVIF</text:p>
          </table:table-cell>
          <table:table-cell office:value-type="float" office:value="46" calcext:value-type="float">
            <text:p>46</text:p>
          </table:table-cell>
          <table:table-cell office:value-type="float" office:value="0.700574874604568" calcext:value-type="float">
            <text:p>0.700574874604568</text:p>
          </table:table-cell>
          <table:table-cell office:value-type="float" office:value="29.1507691859363" calcext:value-type="float">
            <text:p>29.1507691859363</text:p>
          </table:table-cell>
          <table:table-cell office:value-type="float" office:value="79.0684895045808" calcext:value-type="float">
            <text:p>79.0684895045808</text:p>
          </table:table-cell>
        </table:table-row>
        <table:table-row table:style-name="ro1">
          <table:table-cell office:value-type="string" calcext:value-type="string">
            <text:p>deer</text:p>
          </table:table-cell>
          <table:table-cell office:value-type="float" office:value="47" calcext:value-type="float">
            <text:p>47</text:p>
          </table:table-cell>
          <table:table-cell office:value-type="float" office:value="11.229270792" calcext:value-type="float">
            <text:p>11.229270792</text:p>
          </table:table-cell>
          <table:table-cell office:value-type="float" office:value="671.48" calcext:value-type="float">
            <text:p>671.48</text:p>
          </table:table-cell>
          <table:table-cell office:value-type="float" office:value="31987" calcext:value-type="float">
            <text:p>31987</text:p>
          </table:table-cell>
          <table:table-cell office:value-type="string" calcext:value-type="string">
            <text:p>4043x2641</text:p>
          </table:table-cell>
          <table:table-cell office:value-type="float" office:value="0.0239" calcext:value-type="float">
            <text:p>0.0239</text:p>
          </table:table-cell>
          <table:table-cell office:value-type="string" calcext:value-type="string">
            <text:p>deer.png</text:p>
          </table:table-cell>
          <table:table-cell office:value-type="string" calcext:value-type="string">
            <text:p>AVIF</text:p>
          </table:table-cell>
          <table:table-cell office:value-type="float" office:value="47" calcext:value-type="float">
            <text:p>47</text:p>
          </table:table-cell>
          <table:table-cell office:value-type="float" office:value="0.69963726931725" calcext:value-type="float">
            <text:p>0.69963726931725</text:p>
          </table:table-cell>
          <table:table-cell office:value-type="float" office:value="29.1112479039453" calcext:value-type="float">
            <text:p>29.1112479039453</text:p>
          </table:table-cell>
          <table:table-cell office:value-type="float" office:value="79.7913054380168" calcext:value-type="float">
            <text:p>79.7913054380168</text:p>
          </table:table-cell>
        </table:table-row>
        <table:table-row table:style-name="ro1">
          <table:table-cell office:value-type="string" calcext:value-type="string">
            <text:p>deer</text:p>
          </table:table-cell>
          <table:table-cell office:value-type="float" office:value="48" calcext:value-type="float">
            <text:p>48</text:p>
          </table:table-cell>
          <table:table-cell office:value-type="float" office:value="11.384112271" calcext:value-type="float">
            <text:p>11.384112271</text:p>
          </table:table-cell>
          <table:table-cell office:value-type="float" office:value="669.01" calcext:value-type="float">
            <text:p>669.01</text:p>
          </table:table-cell>
          <table:table-cell office:value-type="float" office:value="29719" calcext:value-type="float">
            <text:p>29719</text:p>
          </table:table-cell>
          <table:table-cell office:value-type="string" calcext:value-type="string">
            <text:p>4043x2641</text:p>
          </table:table-cell>
          <table:table-cell office:value-type="float" office:value="0.0222" calcext:value-type="float">
            <text:p>0.0222</text:p>
          </table:table-cell>
          <table:table-cell office:value-type="string" calcext:value-type="string">
            <text:p>deer.png</text:p>
          </table:table-cell>
          <table:table-cell office:value-type="string" calcext:value-type="string">
            <text:p>AVIF</text:p>
          </table:table-cell>
          <table:table-cell office:value-type="float" office:value="48" calcext:value-type="float">
            <text:p>48</text:p>
          </table:table-cell>
          <table:table-cell office:value-type="float" office:value="0.698629735940052" calcext:value-type="float">
            <text:p>0.698629735940052</text:p>
          </table:table-cell>
          <table:table-cell office:value-type="float" office:value="29.0703421731158" calcext:value-type="float">
            <text:p>29.0703421731158</text:p>
          </table:table-cell>
          <table:table-cell office:value-type="float" office:value="80.5464016773615" calcext:value-type="float">
            <text:p>80.5464016773615</text:p>
          </table:table-cell>
        </table:table-row>
        <table:table-row table:style-name="ro1">
          <table:table-cell office:value-type="string" calcext:value-type="string">
            <text:p>deer</text:p>
          </table:table-cell>
          <table:table-cell office:value-type="float" office:value="49" calcext:value-type="float">
            <text:p>49</text:p>
          </table:table-cell>
          <table:table-cell office:value-type="float" office:value="10.967600024" calcext:value-type="float">
            <text:p>10.967600024</text:p>
          </table:table-cell>
          <table:table-cell office:value-type="float" office:value="639.99" calcext:value-type="float">
            <text:p>639.99</text:p>
          </table:table-cell>
          <table:table-cell office:value-type="float" office:value="27666" calcext:value-type="float">
            <text:p>27666</text:p>
          </table:table-cell>
          <table:table-cell office:value-type="string" calcext:value-type="string">
            <text:p>4043x2641</text:p>
          </table:table-cell>
          <table:table-cell office:value-type="float" office:value="0.0207" calcext:value-type="float">
            <text:p>0.0207</text:p>
          </table:table-cell>
          <table:table-cell office:value-type="string" calcext:value-type="string">
            <text:p>deer.png</text:p>
          </table:table-cell>
          <table:table-cell office:value-type="string" calcext:value-type="string">
            <text:p>AVIF</text:p>
          </table:table-cell>
          <table:table-cell office:value-type="float" office:value="49" calcext:value-type="float">
            <text:p>49</text:p>
          </table:table-cell>
          <table:table-cell office:value-type="float" office:value="0.697604043321112" calcext:value-type="float">
            <text:p>0.697604043321112</text:p>
          </table:table-cell>
          <table:table-cell office:value-type="float" office:value="29.0295419004986" calcext:value-type="float">
            <text:p>29.0295419004986</text:p>
          </table:table-cell>
          <table:table-cell office:value-type="float" office:value="81.3066693214547" calcext:value-type="float">
            <text:p>81.3066693214547</text:p>
          </table:table-cell>
        </table:table-row>
        <table:table-row table:style-name="ro1">
          <table:table-cell office:value-type="string" calcext:value-type="string">
            <text:p>deer</text:p>
          </table:table-cell>
          <table:table-cell office:value-type="float" office:value="50" calcext:value-type="float">
            <text:p>50</text:p>
          </table:table-cell>
          <table:table-cell office:value-type="float" office:value="10.656828954" calcext:value-type="float">
            <text:p>10.656828954</text:p>
          </table:table-cell>
          <table:table-cell office:value-type="float" office:value="618.17" calcext:value-type="float">
            <text:p>618.17</text:p>
          </table:table-cell>
          <table:table-cell office:value-type="float" office:value="25685" calcext:value-type="float">
            <text:p>25685</text:p>
          </table:table-cell>
          <table:table-cell office:value-type="string" calcext:value-type="string">
            <text:p>4043x2641</text:p>
          </table:table-cell>
          <table:table-cell office:value-type="float" office:value="0.0192" calcext:value-type="float">
            <text:p>0.0192</text:p>
          </table:table-cell>
          <table:table-cell office:value-type="string" calcext:value-type="string">
            <text:p>deer.png</text:p>
          </table:table-cell>
          <table:table-cell office:value-type="string" calcext:value-type="string">
            <text:p>AVIF</text:p>
          </table:table-cell>
          <table:table-cell office:value-type="float" office:value="50" calcext:value-type="float">
            <text:p>50</text:p>
          </table:table-cell>
          <table:table-cell office:value-type="float" office:value="0.696521753128621" calcext:value-type="float">
            <text:p>0.696521753128621</text:p>
          </table:table-cell>
          <table:table-cell office:value-type="float" office:value="28.9779594413266" calcext:value-type="float">
            <text:p>28.9779594413266</text:p>
          </table:table-cell>
          <table:table-cell office:value-type="float" office:value="82.2781307869595" calcext:value-type="float">
            <text:p>82.2781307869595</text:p>
          </table:table-cell>
        </table:table-row>
        <table:table-row table:style-name="ro1">
          <table:table-cell office:value-type="string" calcext:value-type="string">
            <text:p>deer</text:p>
          </table:table-cell>
          <table:table-cell office:value-type="float" office:value="51" calcext:value-type="float">
            <text:p>51</text:p>
          </table:table-cell>
          <table:table-cell office:value-type="float" office:value="10.429034126" calcext:value-type="float">
            <text:p>10.429034126</text:p>
          </table:table-cell>
          <table:table-cell office:value-type="float" office:value="603.18" calcext:value-type="float">
            <text:p>603.18</text:p>
          </table:table-cell>
          <table:table-cell office:value-type="float" office:value="23626" calcext:value-type="float">
            <text:p>23626</text:p>
          </table:table-cell>
          <table:table-cell office:value-type="string" calcext:value-type="string">
            <text:p>4043x2641</text:p>
          </table:table-cell>
          <table:table-cell office:value-type="float" office:value="0.0177" calcext:value-type="float">
            <text:p>0.0177</text:p>
          </table:table-cell>
          <table:table-cell office:value-type="string" calcext:value-type="string">
            <text:p>deer.png</text:p>
          </table:table-cell>
          <table:table-cell office:value-type="string" calcext:value-type="string">
            <text:p>AVIF</text:p>
          </table:table-cell>
          <table:table-cell office:value-type="float" office:value="51" calcext:value-type="float">
            <text:p>51</text:p>
          </table:table-cell>
          <table:table-cell office:value-type="float" office:value="0.695451888692315" calcext:value-type="float">
            <text:p>0.695451888692315</text:p>
          </table:table-cell>
          <table:table-cell office:value-type="float" office:value="28.9337772395738" calcext:value-type="float">
            <text:p>28.9337772395738</text:p>
          </table:table-cell>
          <table:table-cell office:value-type="float" office:value="83.1194454202705" calcext:value-type="float">
            <text:p>83.1194454202705</text:p>
          </table:table-cell>
        </table:table-row>
        <table:table-row table:style-name="ro1">
          <table:table-cell office:value-type="string" calcext:value-type="string">
            <text:p>deer</text:p>
          </table:table-cell>
          <table:table-cell office:value-type="float" office:value="52" calcext:value-type="float">
            <text:p>52</text:p>
          </table:table-cell>
          <table:table-cell office:value-type="float" office:value="10.471808009" calcext:value-type="float">
            <text:p>10.471808009</text:p>
          </table:table-cell>
          <table:table-cell office:value-type="float" office:value="597.03" calcext:value-type="float">
            <text:p>597.03</text:p>
          </table:table-cell>
          <table:table-cell office:value-type="float" office:value="22133" calcext:value-type="float">
            <text:p>22133</text:p>
          </table:table-cell>
          <table:table-cell office:value-type="string" calcext:value-type="string">
            <text:p>4043x2641</text:p>
          </table:table-cell>
          <table:table-cell office:value-type="float" office:value="0.0165" calcext:value-type="float">
            <text:p>0.0165</text:p>
          </table:table-cell>
          <table:table-cell office:value-type="string" calcext:value-type="string">
            <text:p>deer.png</text:p>
          </table:table-cell>
          <table:table-cell office:value-type="string" calcext:value-type="string">
            <text:p>AVIF</text:p>
          </table:table-cell>
          <table:table-cell office:value-type="float" office:value="52" calcext:value-type="float">
            <text:p>52</text:p>
          </table:table-cell>
          <table:table-cell office:value-type="float" office:value="0.694411556811955" calcext:value-type="float">
            <text:p>0.694411556811955</text:p>
          </table:table-cell>
          <table:table-cell office:value-type="float" office:value="28.8862470439745" calcext:value-type="float">
            <text:p>28.8862470439745</text:p>
          </table:table-cell>
          <table:table-cell office:value-type="float" office:value="84.0341199891149" calcext:value-type="float">
            <text:p>84.0341199891149</text:p>
          </table:table-cell>
        </table:table-row>
        <table:table-row table:style-name="ro1">
          <table:table-cell office:value-type="string" calcext:value-type="string">
            <text:p>deer</text:p>
          </table:table-cell>
          <table:table-cell office:value-type="float" office:value="53" calcext:value-type="float">
            <text:p>53</text:p>
          </table:table-cell>
          <table:table-cell office:value-type="float" office:value="10.306884645" calcext:value-type="float">
            <text:p>10.306884645</text:p>
          </table:table-cell>
          <table:table-cell office:value-type="float" office:value="581.16" calcext:value-type="float">
            <text:p>581.16</text:p>
          </table:table-cell>
          <table:table-cell office:value-type="float" office:value="20632" calcext:value-type="float">
            <text:p>20632</text:p>
          </table:table-cell>
          <table:table-cell office:value-type="string" calcext:value-type="string">
            <text:p>4043x2641</text:p>
          </table:table-cell>
          <table:table-cell office:value-type="float" office:value="0.0154" calcext:value-type="float">
            <text:p>0.0154</text:p>
          </table:table-cell>
          <table:table-cell office:value-type="string" calcext:value-type="string">
            <text:p>deer.png</text:p>
          </table:table-cell>
          <table:table-cell office:value-type="string" calcext:value-type="string">
            <text:p>AVIF</text:p>
          </table:table-cell>
          <table:table-cell office:value-type="float" office:value="53" calcext:value-type="float">
            <text:p>53</text:p>
          </table:table-cell>
          <table:table-cell office:value-type="float" office:value="0.693300818170424" calcext:value-type="float">
            <text:p>0.693300818170424</text:p>
          </table:table-cell>
          <table:table-cell office:value-type="float" office:value="28.8355365705893" calcext:value-type="float">
            <text:p>28.8355365705893</text:p>
          </table:table-cell>
          <table:table-cell office:value-type="float" office:value="85.0210969175894" calcext:value-type="float">
            <text:p>85.0210969175894</text:p>
          </table:table-cell>
        </table:table-row>
        <table:table-row table:style-name="ro1">
          <table:table-cell office:value-type="string" calcext:value-type="string">
            <text:p>deer</text:p>
          </table:table-cell>
          <table:table-cell office:value-type="float" office:value="54" calcext:value-type="float">
            <text:p>54</text:p>
          </table:table-cell>
          <table:table-cell office:value-type="float" office:value="9.91233786" calcext:value-type="float">
            <text:p>9.91233786</text:p>
          </table:table-cell>
          <table:table-cell office:value-type="float" office:value="559.73" calcext:value-type="float">
            <text:p>559.73</text:p>
          </table:table-cell>
          <table:table-cell office:value-type="float" office:value="18963" calcext:value-type="float">
            <text:p>18963</text:p>
          </table:table-cell>
          <table:table-cell office:value-type="string" calcext:value-type="string">
            <text:p>4043x2641</text:p>
          </table:table-cell>
          <table:table-cell office:value-type="float" office:value="0.0142" calcext:value-type="float">
            <text:p>0.0142</text:p>
          </table:table-cell>
          <table:table-cell office:value-type="string" calcext:value-type="string">
            <text:p>deer.png</text:p>
          </table:table-cell>
          <table:table-cell office:value-type="string" calcext:value-type="string">
            <text:p>AVIF</text:p>
          </table:table-cell>
          <table:table-cell office:value-type="float" office:value="54" calcext:value-type="float">
            <text:p>54</text:p>
          </table:table-cell>
          <table:table-cell office:value-type="float" office:value="0.692201163493762" calcext:value-type="float">
            <text:p>0.692201163493762</text:p>
          </table:table-cell>
          <table:table-cell office:value-type="float" office:value="28.7763039078523" calcext:value-type="float">
            <text:p>28.7763039078523</text:p>
          </table:table-cell>
          <table:table-cell office:value-type="float" office:value="86.1886285288132" calcext:value-type="float">
            <text:p>86.1886285288132</text:p>
          </table:table-cell>
        </table:table-row>
        <table:table-row table:style-name="ro1">
          <table:table-cell office:value-type="string" calcext:value-type="string">
            <text:p>deer</text:p>
          </table:table-cell>
          <table:table-cell office:value-type="float" office:value="55" calcext:value-type="float">
            <text:p>55</text:p>
          </table:table-cell>
          <table:table-cell office:value-type="float" office:value="10.057539745" calcext:value-type="float">
            <text:p>10.057539745</text:p>
          </table:table-cell>
          <table:table-cell office:value-type="float" office:value="557.3" calcext:value-type="float">
            <text:p>557.3</text:p>
          </table:table-cell>
          <table:table-cell office:value-type="float" office:value="17391" calcext:value-type="float">
            <text:p>17391</text:p>
          </table:table-cell>
          <table:table-cell office:value-type="string" calcext:value-type="string">
            <text:p>4043x2641</text:p>
          </table:table-cell>
          <table:table-cell office:value-type="float" office:value="0.013" calcext:value-type="float">
            <text:p>0.013</text:p>
          </table:table-cell>
          <table:table-cell office:value-type="string" calcext:value-type="string">
            <text:p>deer.png</text:p>
          </table:table-cell>
          <table:table-cell office:value-type="string" calcext:value-type="string">
            <text:p>AVIF</text:p>
          </table:table-cell>
          <table:table-cell office:value-type="float" office:value="55" calcext:value-type="float">
            <text:p>55</text:p>
          </table:table-cell>
          <table:table-cell office:value-type="float" office:value="0.691072005004427" calcext:value-type="float">
            <text:p>0.691072005004427</text:p>
          </table:table-cell>
          <table:table-cell office:value-type="float" office:value="28.7163018528803" calcext:value-type="float">
            <text:p>28.7163018528803</text:p>
          </table:table-cell>
          <table:table-cell office:value-type="float" office:value="87.3876731360268" calcext:value-type="float">
            <text:p>87.3876731360268</text:p>
          </table:table-cell>
        </table:table-row>
        <table:table-row table:style-name="ro1">
          <table:table-cell office:value-type="string" calcext:value-type="string">
            <text:p>deer</text:p>
          </table:table-cell>
          <table:table-cell office:value-type="float" office:value="56" calcext:value-type="float">
            <text:p>56</text:p>
          </table:table-cell>
          <table:table-cell office:value-type="float" office:value="9.830668339" calcext:value-type="float">
            <text:p>9.830668339</text:p>
          </table:table-cell>
          <table:table-cell office:value-type="float" office:value="543.39" calcext:value-type="float">
            <text:p>543.39</text:p>
          </table:table-cell>
          <table:table-cell office:value-type="float" office:value="16047" calcext:value-type="float">
            <text:p>16047</text:p>
          </table:table-cell>
          <table:table-cell office:value-type="string" calcext:value-type="string">
            <text:p>4043x2641</text:p>
          </table:table-cell>
          <table:table-cell office:value-type="float" office:value="0.012" calcext:value-type="float">
            <text:p>0.012</text:p>
          </table:table-cell>
          <table:table-cell office:value-type="string" calcext:value-type="string">
            <text:p>deer.png</text:p>
          </table:table-cell>
          <table:table-cell office:value-type="string" calcext:value-type="string">
            <text:p>AVIF</text:p>
          </table:table-cell>
          <table:table-cell office:value-type="float" office:value="56" calcext:value-type="float">
            <text:p>56</text:p>
          </table:table-cell>
          <table:table-cell office:value-type="float" office:value="0.689830581350668" calcext:value-type="float">
            <text:p>0.689830581350668</text:p>
          </table:table-cell>
          <table:table-cell office:value-type="float" office:value="28.6415790157591" calcext:value-type="float">
            <text:p>28.6415790157591</text:p>
          </table:table-cell>
          <table:table-cell office:value-type="float" office:value="88.9042370436026" calcext:value-type="float">
            <text:p>88.9042370436026</text:p>
          </table:table-cell>
        </table:table-row>
        <table:table-row table:style-name="ro1">
          <table:table-cell office:value-type="string" calcext:value-type="string">
            <text:p>deer</text:p>
          </table:table-cell>
          <table:table-cell office:value-type="float" office:value="57" calcext:value-type="float">
            <text:p>57</text:p>
          </table:table-cell>
          <table:table-cell office:value-type="float" office:value="9.560606649" calcext:value-type="float">
            <text:p>9.560606649</text:p>
          </table:table-cell>
          <table:table-cell office:value-type="float" office:value="523.31" calcext:value-type="float">
            <text:p>523.31</text:p>
          </table:table-cell>
          <table:table-cell office:value-type="float" office:value="14759" calcext:value-type="float">
            <text:p>14759</text:p>
          </table:table-cell>
          <table:table-cell office:value-type="string" calcext:value-type="string">
            <text:p>4043x2641</text:p>
          </table:table-cell>
          <table:table-cell office:value-type="float" office:value="0.011" calcext:value-type="float">
            <text:p>0.011</text:p>
          </table:table-cell>
          <table:table-cell office:value-type="string" calcext:value-type="string">
            <text:p>deer.png</text:p>
          </table:table-cell>
          <table:table-cell office:value-type="string" calcext:value-type="string">
            <text:p>AVIF</text:p>
          </table:table-cell>
          <table:table-cell office:value-type="float" office:value="57" calcext:value-type="float">
            <text:p>57</text:p>
          </table:table-cell>
          <table:table-cell office:value-type="float" office:value="0.688407670916374" calcext:value-type="float">
            <text:p>0.688407670916374</text:p>
          </table:table-cell>
          <table:table-cell office:value-type="float" office:value="28.558451943422" calcext:value-type="float">
            <text:p>28.558451943422</text:p>
          </table:table-cell>
          <table:table-cell office:value-type="float" office:value="90.622317970246" calcext:value-type="float">
            <text:p>90.622317970246</text:p>
          </table:table-cell>
        </table:table-row>
        <table:table-row table:style-name="ro1">
          <table:table-cell office:value-type="string" calcext:value-type="string">
            <text:p>deer</text:p>
          </table:table-cell>
          <table:table-cell office:value-type="float" office:value="58" calcext:value-type="float">
            <text:p>58</text:p>
          </table:table-cell>
          <table:table-cell office:value-type="float" office:value="9.499788839" calcext:value-type="float">
            <text:p>9.499788839</text:p>
          </table:table-cell>
          <table:table-cell office:value-type="float" office:value="508.18" calcext:value-type="float">
            <text:p>508.18</text:p>
          </table:table-cell>
          <table:table-cell office:value-type="float" office:value="13276" calcext:value-type="float">
            <text:p>13276</text:p>
          </table:table-cell>
          <table:table-cell office:value-type="string" calcext:value-type="string">
            <text:p>4043x2641</text:p>
          </table:table-cell>
          <table:table-cell office:value-type="float" office:value="0.0099" calcext:value-type="float">
            <text:p>0.0099</text:p>
          </table:table-cell>
          <table:table-cell office:value-type="string" calcext:value-type="string">
            <text:p>deer.png</text:p>
          </table:table-cell>
          <table:table-cell office:value-type="string" calcext:value-type="string">
            <text:p>AVIF</text:p>
          </table:table-cell>
          <table:table-cell office:value-type="float" office:value="58" calcext:value-type="float">
            <text:p>58</text:p>
          </table:table-cell>
          <table:table-cell office:value-type="float" office:value="0.686805851729473" calcext:value-type="float">
            <text:p>0.686805851729473</text:p>
          </table:table-cell>
          <table:table-cell office:value-type="float" office:value="28.4521033914159" calcext:value-type="float">
            <text:p>28.4521033914159</text:p>
          </table:table-cell>
          <table:table-cell office:value-type="float" office:value="92.8688401713637" calcext:value-type="float">
            <text:p>92.8688401713637</text:p>
          </table:table-cell>
        </table:table-row>
        <table:table-row table:style-name="ro1">
          <table:table-cell office:value-type="string" calcext:value-type="string">
            <text:p>deer</text:p>
          </table:table-cell>
          <table:table-cell office:value-type="float" office:value="59" calcext:value-type="float">
            <text:p>59</text:p>
          </table:table-cell>
          <table:table-cell office:value-type="float" office:value="9.150400111" calcext:value-type="float">
            <text:p>9.150400111</text:p>
          </table:table-cell>
          <table:table-cell office:value-type="float" office:value="479.61" calcext:value-type="float">
            <text:p>479.61</text:p>
          </table:table-cell>
          <table:table-cell office:value-type="float" office:value="11987" calcext:value-type="float">
            <text:p>11987</text:p>
          </table:table-cell>
          <table:table-cell office:value-type="string" calcext:value-type="string">
            <text:p>4043x2641</text:p>
          </table:table-cell>
          <table:table-cell office:value-type="float" office:value="0.0089" calcext:value-type="float">
            <text:p>0.0089</text:p>
          </table:table-cell>
          <table:table-cell office:value-type="string" calcext:value-type="string">
            <text:p>deer.png</text:p>
          </table:table-cell>
          <table:table-cell office:value-type="string" calcext:value-type="string">
            <text:p>AVIF</text:p>
          </table:table-cell>
          <table:table-cell office:value-type="float" office:value="59" calcext:value-type="float">
            <text:p>59</text:p>
          </table:table-cell>
          <table:table-cell office:value-type="float" office:value="0.68510524783562" calcext:value-type="float">
            <text:p>0.68510524783562</text:p>
          </table:table-cell>
          <table:table-cell office:value-type="float" office:value="28.3455705423356" calcext:value-type="float">
            <text:p>28.3455705423356</text:p>
          </table:table-cell>
          <table:table-cell office:value-type="float" office:value="95.175092294" calcext:value-type="float">
            <text:p>95.175092294</text:p>
          </table:table-cell>
        </table:table-row>
        <table:table-row table:style-name="ro1">
          <table:table-cell office:value-type="string" calcext:value-type="string">
            <text:p>deer</text:p>
          </table:table-cell>
          <table:table-cell office:value-type="float" office:value="60" calcext:value-type="float">
            <text:p>60</text:p>
          </table:table-cell>
          <table:table-cell office:value-type="float" office:value="8.899548289" calcext:value-type="float">
            <text:p>8.899548289</text:p>
          </table:table-cell>
          <table:table-cell office:value-type="float" office:value="458.54" calcext:value-type="float">
            <text:p>458.54</text:p>
          </table:table-cell>
          <table:table-cell office:value-type="float" office:value="10471" calcext:value-type="float">
            <text:p>10471</text:p>
          </table:table-cell>
          <table:table-cell office:value-type="string" calcext:value-type="string">
            <text:p>4043x2641</text:p>
          </table:table-cell>
          <table:table-cell office:value-type="float" office:value="0.0078" calcext:value-type="float">
            <text:p>0.0078</text:p>
          </table:table-cell>
          <table:table-cell office:value-type="string" calcext:value-type="string">
            <text:p>deer.png</text:p>
          </table:table-cell>
          <table:table-cell office:value-type="string" calcext:value-type="string">
            <text:p>AVIF</text:p>
          </table:table-cell>
          <table:table-cell office:value-type="float" office:value="60" calcext:value-type="float">
            <text:p>60</text:p>
          </table:table-cell>
          <table:table-cell office:value-type="float" office:value="0.68326119913362" calcext:value-type="float">
            <text:p>0.68326119913362</text:p>
          </table:table-cell>
          <table:table-cell office:value-type="float" office:value="28.1979655309233" calcext:value-type="float">
            <text:p>28.1979655309233</text:p>
          </table:table-cell>
          <table:table-cell office:value-type="float" office:value="98.4654358864471" calcext:value-type="float">
            <text:p>98.4654358864471</text:p>
          </table:table-cell>
        </table:table-row>
        <table:table-row table:style-name="ro1">
          <table:table-cell office:value-type="string" calcext:value-type="string">
            <text:p>deer</text:p>
          </table:table-cell>
          <table:table-cell office:value-type="float" office:value="61" calcext:value-type="float">
            <text:p>61</text:p>
          </table:table-cell>
          <table:table-cell office:value-type="float" office:value="8.869387444" calcext:value-type="float">
            <text:p>8.869387444</text:p>
          </table:table-cell>
          <table:table-cell office:value-type="float" office:value="450.54" calcext:value-type="float">
            <text:p>450.54</text:p>
          </table:table-cell>
          <table:table-cell office:value-type="float" office:value="9279" calcext:value-type="float">
            <text:p>9279</text:p>
          </table:table-cell>
          <table:table-cell office:value-type="string" calcext:value-type="string">
            <text:p>4043x2641</text:p>
          </table:table-cell>
          <table:table-cell office:value-type="float" office:value="0.0069" calcext:value-type="float">
            <text:p>0.0069</text:p>
          </table:table-cell>
          <table:table-cell office:value-type="string" calcext:value-type="string">
            <text:p>deer.png</text:p>
          </table:table-cell>
          <table:table-cell office:value-type="string" calcext:value-type="string">
            <text:p>AVIF</text:p>
          </table:table-cell>
          <table:table-cell office:value-type="float" office:value="61" calcext:value-type="float">
            <text:p>61</text:p>
          </table:table-cell>
          <table:table-cell office:value-type="float" office:value="0.680897408753252" calcext:value-type="float">
            <text:p>0.680897408753252</text:p>
          </table:table-cell>
          <table:table-cell office:value-type="float" office:value="27.9998222509623" calcext:value-type="float">
            <text:p>27.9998222509623</text:p>
          </table:table-cell>
          <table:table-cell office:value-type="float" office:value="103.061897894367" calcext:value-type="float">
            <text:p>103.061897894367</text:p>
          </table:table-cell>
        </table:table-row>
        <table:table-row table:style-name="ro1">
          <table:table-cell office:value-type="string" calcext:value-type="string">
            <text:p>deer</text:p>
          </table:table-cell>
          <table:table-cell office:value-type="float" office:value="62" calcext:value-type="float">
            <text:p>62</text:p>
          </table:table-cell>
          <table:table-cell office:value-type="float" office:value="8.535500129" calcext:value-type="float">
            <text:p>8.535500129</text:p>
          </table:table-cell>
          <table:table-cell office:value-type="float" office:value="418.17" calcext:value-type="float">
            <text:p>418.17</text:p>
          </table:table-cell>
          <table:table-cell office:value-type="float" office:value="7760" calcext:value-type="float">
            <text:p>7760</text:p>
          </table:table-cell>
          <table:table-cell office:value-type="string" calcext:value-type="string">
            <text:p>4043x2641</text:p>
          </table:table-cell>
          <table:table-cell office:value-type="float" office:value="0.0058" calcext:value-type="float">
            <text:p>0.0058</text:p>
          </table:table-cell>
          <table:table-cell office:value-type="string" calcext:value-type="string">
            <text:p>deer.png</text:p>
          </table:table-cell>
          <table:table-cell office:value-type="string" calcext:value-type="string">
            <text:p>AVIF</text:p>
          </table:table-cell>
          <table:table-cell office:value-type="float" office:value="62" calcext:value-type="float">
            <text:p>62</text:p>
          </table:table-cell>
          <table:table-cell office:value-type="float" office:value="0.677731367615343" calcext:value-type="float">
            <text:p>0.677731367615343</text:p>
          </table:table-cell>
          <table:table-cell office:value-type="float" office:value="27.6917809610682" calcext:value-type="float">
            <text:p>27.6917809610682</text:p>
          </table:table-cell>
          <table:table-cell office:value-type="float" office:value="110.637477328238" calcext:value-type="float">
            <text:p>110.637477328238</text:p>
          </table:table-cell>
        </table:table-row>
        <table:table-row table:style-name="ro1">
          <table:table-cell office:value-type="string" calcext:value-type="string">
            <text:p>deer</text:p>
          </table:table-cell>
          <table:table-cell office:value-type="float" office:value="63" calcext:value-type="float">
            <text:p>63</text:p>
          </table:table-cell>
          <table:table-cell office:value-type="float" office:value="8.275050493" calcext:value-type="float">
            <text:p>8.275050493</text:p>
          </table:table-cell>
          <table:table-cell office:value-type="float" office:value="385.97" calcext:value-type="float">
            <text:p>385.97</text:p>
          </table:table-cell>
          <table:table-cell office:value-type="float" office:value="6034" calcext:value-type="float">
            <text:p>6034</text:p>
          </table:table-cell>
          <table:table-cell office:value-type="string" calcext:value-type="string">
            <text:p>4043x2641</text:p>
          </table:table-cell>
          <table:table-cell office:value-type="float" office:value="0.0045" calcext:value-type="float">
            <text:p>0.0045</text:p>
          </table:table-cell>
          <table:table-cell office:value-type="string" calcext:value-type="string">
            <text:p>deer.png</text:p>
          </table:table-cell>
          <table:table-cell office:value-type="string" calcext:value-type="string">
            <text:p>AVIF</text:p>
          </table:table-cell>
          <table:table-cell office:value-type="float" office:value="63" calcext:value-type="float">
            <text:p>63</text:p>
          </table:table-cell>
          <table:table-cell office:value-type="float" office:value="0.673098216903648" calcext:value-type="float">
            <text:p>0.673098216903648</text:p>
          </table:table-cell>
          <table:table-cell office:value-type="float" office:value="27.242190236662" calcext:value-type="float">
            <text:p>27.242190236662</text:p>
          </table:table-cell>
          <table:table-cell office:value-type="float" office:value="122.704739336744" calcext:value-type="float">
            <text:p>122.704739336744</text:p>
          </table:table-cell>
        </table:table-row>
        <table:table-row table:style-name="ro1">
          <table:table-cell office:value-type="string" calcext:value-type="string">
            <text:p>fireworks</text:p>
          </table:table-cell>
          <table:table-cell office:value-type="float" office:value="0" calcext:value-type="float">
            <text:p>0</text:p>
          </table:table-cell>
          <table:table-cell office:value-type="float" office:value="19.782601035" calcext:value-type="float">
            <text:p>19.782601035</text:p>
          </table:table-cell>
          <table:table-cell office:value-type="float" office:value="522.87" calcext:value-type="float">
            <text:p>522.87</text:p>
          </table:table-cell>
          <table:table-cell office:value-type="float" office:value="2296353" calcext:value-type="float">
            <text:p>2296353</text:p>
          </table:table-cell>
          <table:table-cell office:value-type="string" calcext:value-type="string">
            <text:p>3136x2352</text:p>
          </table:table-cell>
          <table:table-cell office:value-type="float" office:value="2.4906" calcext:value-type="float">
            <text:p>2.4906</text:p>
          </table:table-cell>
          <table:table-cell office:value-type="string" calcext:value-type="string">
            <text:p>fireworks.png</text:p>
          </table:table-cell>
          <table:table-cell office:value-type="string" calcext:value-type="string">
            <text:p>AVIF</text:p>
          </table:table-cell>
          <table:table-cell office:value-type="float" office:value="0" calcext:value-type="float">
            <text:p>0</text:p>
          </table:table-cell>
          <table:table-cell office:value-type="float" office:value="0.996991743995485" calcext:value-type="float">
            <text:p>0.996991743995485</text:p>
          </table:table-cell>
          <table:table-cell office:value-type="float" office:value="56.1265429848339" calcext:value-type="float">
            <text:p>56.1265429848339</text:p>
          </table:table-cell>
          <table:table-cell office:value-type="float" office:value="0.158644880677611" calcext:value-type="float">
            <text:p>0.158644880677611</text:p>
          </table:table-cell>
        </table:table-row>
        <table:table-row table:style-name="ro1">
          <table:table-cell office:value-type="string" calcext:value-type="string">
            <text:p>fireworks</text:p>
          </table:table-cell>
          <table:table-cell office:value-type="float" office:value="1" calcext:value-type="float">
            <text:p>1</text:p>
          </table:table-cell>
          <table:table-cell office:value-type="float" office:value="27.888696296" calcext:value-type="float">
            <text:p>27.888696296</text:p>
          </table:table-cell>
          <table:table-cell office:value-type="float" office:value="77.84" calcext:value-type="float">
            <text:p>77.84</text:p>
          </table:table-cell>
          <table:table-cell office:value-type="float" office:value="1856509" calcext:value-type="float">
            <text:p>1856509</text:p>
          </table:table-cell>
          <table:table-cell office:value-type="string" calcext:value-type="string">
            <text:p>3136x2352</text:p>
          </table:table-cell>
          <table:table-cell office:value-type="float" office:value="2.0136" calcext:value-type="float">
            <text:p>2.0136</text:p>
          </table:table-cell>
          <table:table-cell office:value-type="string" calcext:value-type="string">
            <text:p>fireworks.png</text:p>
          </table:table-cell>
          <table:table-cell office:value-type="string" calcext:value-type="string">
            <text:p>AVIF</text:p>
          </table:table-cell>
          <table:table-cell office:value-type="float" office:value="1" calcext:value-type="float">
            <text:p>1</text:p>
          </table:table-cell>
          <table:table-cell office:value-type="float" office:value="0.990835411144" calcext:value-type="float">
            <text:p>0.990835411144</text:p>
          </table:table-cell>
          <table:table-cell office:value-type="float" office:value="50.2637717434698" calcext:value-type="float">
            <text:p>50.2637717434698</text:p>
          </table:table-cell>
          <table:table-cell office:value-type="float" office:value="0.611932030996923" calcext:value-type="float">
            <text:p>0.611932030996923</text:p>
          </table:table-cell>
        </table:table-row>
        <table:table-row table:style-name="ro1">
          <table:table-cell office:value-type="string" calcext:value-type="string">
            <text:p>fireworks</text:p>
          </table:table-cell>
          <table:table-cell office:value-type="float" office:value="2" calcext:value-type="float">
            <text:p>2</text:p>
          </table:table-cell>
          <table:table-cell office:value-type="float" office:value="25.972368609" calcext:value-type="float">
            <text:p>25.972368609</text:p>
          </table:table-cell>
          <table:table-cell office:value-type="float" office:value="924.47" calcext:value-type="float">
            <text:p>924.47</text:p>
          </table:table-cell>
          <table:table-cell office:value-type="float" office:value="1483477" calcext:value-type="float">
            <text:p>1483477</text:p>
          </table:table-cell>
          <table:table-cell office:value-type="string" calcext:value-type="string">
            <text:p>3136x2352</text:p>
          </table:table-cell>
          <table:table-cell office:value-type="float" office:value="1.609" calcext:value-type="float">
            <text:p>1.609</text:p>
          </table:table-cell>
          <table:table-cell office:value-type="string" calcext:value-type="string">
            <text:p>fireworks.png</text:p>
          </table:table-cell>
          <table:table-cell office:value-type="string" calcext:value-type="string">
            <text:p>AVIF</text:p>
          </table:table-cell>
          <table:table-cell office:value-type="float" office:value="2" calcext:value-type="float">
            <text:p>2</text:p>
          </table:table-cell>
          <table:table-cell office:value-type="float" office:value="0.990894530118864" calcext:value-type="float">
            <text:p>0.990894530118864</text:p>
          </table:table-cell>
          <table:table-cell office:value-type="float" office:value="49.4857681185029" calcext:value-type="float">
            <text:p>49.4857681185029</text:p>
          </table:table-cell>
          <table:table-cell office:value-type="float" office:value="0.731987304913462" calcext:value-type="float">
            <text:p>0.731987304913462</text:p>
          </table:table-cell>
        </table:table-row>
        <table:table-row table:style-name="ro1">
          <table:table-cell office:value-type="string" calcext:value-type="string">
            <text:p>fireworks</text:p>
          </table:table-cell>
          <table:table-cell office:value-type="float" office:value="3" calcext:value-type="float">
            <text:p>3</text:p>
          </table:table-cell>
          <table:table-cell office:value-type="float" office:value="24.414257747" calcext:value-type="float">
            <text:p>24.414257747</text:p>
          </table:table-cell>
          <table:table-cell office:value-type="float" office:value="809.36" calcext:value-type="float">
            <text:p>809.36</text:p>
          </table:table-cell>
          <table:table-cell office:value-type="float" office:value="953933" calcext:value-type="float">
            <text:p>953933</text:p>
          </table:table-cell>
          <table:table-cell office:value-type="string" calcext:value-type="string">
            <text:p>3136x2352</text:p>
          </table:table-cell>
          <table:table-cell office:value-type="float" office:value="1.0346" calcext:value-type="float">
            <text:p>1.0346</text:p>
          </table:table-cell>
          <table:table-cell office:value-type="string" calcext:value-type="string">
            <text:p>fireworks.png</text:p>
          </table:table-cell>
          <table:table-cell office:value-type="string" calcext:value-type="string">
            <text:p>AVIF</text:p>
          </table:table-cell>
          <table:table-cell office:value-type="float" office:value="3" calcext:value-type="float">
            <text:p>3</text:p>
          </table:table-cell>
          <table:table-cell office:value-type="float" office:value="0.990535273189236" calcext:value-type="float">
            <text:p>0.990535273189236</text:p>
          </table:table-cell>
          <table:table-cell office:value-type="float" office:value="48.6541757470869" calcext:value-type="float">
            <text:p>48.6541757470869</text:p>
          </table:table-cell>
          <table:table-cell office:value-type="float" office:value="0.886467435082026" calcext:value-type="float">
            <text:p>0.886467435082026</text:p>
          </table:table-cell>
        </table:table-row>
        <table:table-row table:style-name="ro1">
          <table:table-cell office:value-type="string" calcext:value-type="string">
            <text:p>fireworks</text:p>
          </table:table-cell>
          <table:table-cell office:value-type="float" office:value="4" calcext:value-type="float">
            <text:p>4</text:p>
          </table:table-cell>
          <table:table-cell office:value-type="float" office:value="22.912073502" calcext:value-type="float">
            <text:p>22.912073502</text:p>
          </table:table-cell>
          <table:table-cell office:value-type="float" office:value="693.46" calcext:value-type="float">
            <text:p>693.46</text:p>
          </table:table-cell>
          <table:table-cell office:value-type="float" office:value="752680" calcext:value-type="float">
            <text:p>752680</text:p>
          </table:table-cell>
          <table:table-cell office:value-type="string" calcext:value-type="string">
            <text:p>3136x2352</text:p>
          </table:table-cell>
          <table:table-cell office:value-type="float" office:value="0.8163" calcext:value-type="float">
            <text:p>0.8163</text:p>
          </table:table-cell>
          <table:table-cell office:value-type="string" calcext:value-type="string">
            <text:p>fireworks.png</text:p>
          </table:table-cell>
          <table:table-cell office:value-type="string" calcext:value-type="string">
            <text:p>AVIF</text:p>
          </table:table-cell>
          <table:table-cell office:value-type="float" office:value="4" calcext:value-type="float">
            <text:p>4</text:p>
          </table:table-cell>
          <table:table-cell office:value-type="float" office:value="0.989642885688957" calcext:value-type="float">
            <text:p>0.989642885688957</text:p>
          </table:table-cell>
          <table:table-cell office:value-type="float" office:value="47.9049725153546" calcext:value-type="float">
            <text:p>47.9049725153546</text:p>
          </table:table-cell>
          <table:table-cell office:value-type="float" office:value="1.05337524837741" calcext:value-type="float">
            <text:p>1.05337524837741</text:p>
          </table:table-cell>
        </table:table-row>
        <table:table-row table:style-name="ro1">
          <table:table-cell office:value-type="string" calcext:value-type="string">
            <text:p>fireworks</text:p>
          </table:table-cell>
          <table:table-cell office:value-type="float" office:value="5" calcext:value-type="float">
            <text:p>5</text:p>
          </table:table-cell>
          <table:table-cell office:value-type="float" office:value="22.11185533" calcext:value-type="float">
            <text:p>22.11185533</text:p>
          </table:table-cell>
          <table:table-cell office:value-type="float" office:value="621.77" calcext:value-type="float">
            <text:p>621.77</text:p>
          </table:table-cell>
          <table:table-cell office:value-type="float" office:value="602892" calcext:value-type="float">
            <text:p>602892</text:p>
          </table:table-cell>
          <table:table-cell office:value-type="string" calcext:value-type="string">
            <text:p>3136x2352</text:p>
          </table:table-cell>
          <table:table-cell office:value-type="float" office:value="0.6539" calcext:value-type="float">
            <text:p>0.6539</text:p>
          </table:table-cell>
          <table:table-cell office:value-type="string" calcext:value-type="string">
            <text:p>fireworks.png</text:p>
          </table:table-cell>
          <table:table-cell office:value-type="string" calcext:value-type="string">
            <text:p>AVIF</text:p>
          </table:table-cell>
          <table:table-cell office:value-type="float" office:value="5" calcext:value-type="float">
            <text:p>5</text:p>
          </table:table-cell>
          <table:table-cell office:value-type="float" office:value="0.987947980215797" calcext:value-type="float">
            <text:p>0.987947980215797</text:p>
          </table:table-cell>
          <table:table-cell office:value-type="float" office:value="47.1159913177926" calcext:value-type="float">
            <text:p>47.1159913177926</text:p>
          </table:table-cell>
          <table:table-cell office:value-type="float" office:value="1.26322650393065" calcext:value-type="float">
            <text:p>1.26322650393065</text:p>
          </table:table-cell>
        </table:table-row>
        <table:table-row table:style-name="ro1">
          <table:table-cell office:value-type="string" calcext:value-type="string">
            <text:p>fireworks</text:p>
          </table:table-cell>
          <table:table-cell office:value-type="float" office:value="6" calcext:value-type="float">
            <text:p>6</text:p>
          </table:table-cell>
          <table:table-cell office:value-type="float" office:value="20.761295299" calcext:value-type="float">
            <text:p>20.761295299</text:p>
          </table:table-cell>
          <table:table-cell office:value-type="float" office:value="513.95" calcext:value-type="float">
            <text:p>513.95</text:p>
          </table:table-cell>
          <table:table-cell office:value-type="float" office:value="516140" calcext:value-type="float">
            <text:p>516140</text:p>
          </table:table-cell>
          <table:table-cell office:value-type="string" calcext:value-type="string">
            <text:p>3136x2352</text:p>
          </table:table-cell>
          <table:table-cell office:value-type="float" office:value="0.5598" calcext:value-type="float">
            <text:p>0.5598</text:p>
          </table:table-cell>
          <table:table-cell office:value-type="string" calcext:value-type="string">
            <text:p>fireworks.png</text:p>
          </table:table-cell>
          <table:table-cell office:value-type="string" calcext:value-type="string">
            <text:p>AVIF</text:p>
          </table:table-cell>
          <table:table-cell office:value-type="float" office:value="6" calcext:value-type="float">
            <text:p>6</text:p>
          </table:table-cell>
          <table:table-cell office:value-type="float" office:value="0.986341164473874" calcext:value-type="float">
            <text:p>0.986341164473874</text:p>
          </table:table-cell>
          <table:table-cell office:value-type="float" office:value="46.5024741284508" calcext:value-type="float">
            <text:p>46.5024741284508</text:p>
          </table:table-cell>
          <table:table-cell office:value-type="float" office:value="1.45489934387871" calcext:value-type="float">
            <text:p>1.45489934387871</text:p>
          </table:table-cell>
        </table:table-row>
        <table:table-row table:style-name="ro1">
          <table:table-cell office:value-type="string" calcext:value-type="string">
            <text:p>fireworks</text:p>
          </table:table-cell>
          <table:table-cell office:value-type="float" office:value="7" calcext:value-type="float">
            <text:p>7</text:p>
          </table:table-cell>
          <table:table-cell office:value-type="float" office:value="18.979410425" calcext:value-type="float">
            <text:p>18.979410425</text:p>
          </table:table-cell>
          <table:table-cell office:value-type="float" office:value="369.94" calcext:value-type="float">
            <text:p>369.94</text:p>
          </table:table-cell>
          <table:table-cell office:value-type="float" office:value="437493" calcext:value-type="float">
            <text:p>437493</text:p>
          </table:table-cell>
          <table:table-cell office:value-type="string" calcext:value-type="string">
            <text:p>3136x2352</text:p>
          </table:table-cell>
          <table:table-cell office:value-type="float" office:value="0.4745" calcext:value-type="float">
            <text:p>0.4745</text:p>
          </table:table-cell>
          <table:table-cell office:value-type="string" calcext:value-type="string">
            <text:p>fireworks.png</text:p>
          </table:table-cell>
          <table:table-cell office:value-type="string" calcext:value-type="string">
            <text:p>AVIF</text:p>
          </table:table-cell>
          <table:table-cell office:value-type="float" office:value="7" calcext:value-type="float">
            <text:p>7</text:p>
          </table:table-cell>
          <table:table-cell office:value-type="float" office:value="0.984206535646736" calcext:value-type="float">
            <text:p>0.984206535646736</text:p>
          </table:table-cell>
          <table:table-cell office:value-type="float" office:value="45.8890943955655" calcext:value-type="float">
            <text:p>45.8890943955655</text:p>
          </table:table-cell>
          <table:table-cell office:value-type="float" office:value="1.67560219772433" calcext:value-type="float">
            <text:p>1.67560219772433</text:p>
          </table:table-cell>
        </table:table-row>
        <table:table-row table:style-name="ro1">
          <table:table-cell office:value-type="string" calcext:value-type="string">
            <text:p>fireworks</text:p>
          </table:table-cell>
          <table:table-cell office:value-type="float" office:value="8" calcext:value-type="float">
            <text:p>8</text:p>
          </table:table-cell>
          <table:table-cell office:value-type="float" office:value="17.858931135" calcext:value-type="float">
            <text:p>17.858931135</text:p>
          </table:table-cell>
          <table:table-cell office:value-type="float" office:value="271.13" calcext:value-type="float">
            <text:p>271.13</text:p>
          </table:table-cell>
          <table:table-cell office:value-type="float" office:value="389736" calcext:value-type="float">
            <text:p>389736</text:p>
          </table:table-cell>
          <table:table-cell office:value-type="string" calcext:value-type="string">
            <text:p>3136x2352</text:p>
          </table:table-cell>
          <table:table-cell office:value-type="float" office:value="0.4227" calcext:value-type="float">
            <text:p>0.4227</text:p>
          </table:table-cell>
          <table:table-cell office:value-type="string" calcext:value-type="string">
            <text:p>fireworks.png</text:p>
          </table:table-cell>
          <table:table-cell office:value-type="string" calcext:value-type="string">
            <text:p>AVIF</text:p>
          </table:table-cell>
          <table:table-cell office:value-type="float" office:value="8" calcext:value-type="float">
            <text:p>8</text:p>
          </table:table-cell>
          <table:table-cell office:value-type="float" office:value="0.983581669226609" calcext:value-type="float">
            <text:p>0.983581669226609</text:p>
          </table:table-cell>
          <table:table-cell office:value-type="float" office:value="45.4409297070491" calcext:value-type="float">
            <text:p>45.4409297070491</text:p>
          </table:table-cell>
          <table:table-cell office:value-type="float" office:value="1.8577505141087" calcext:value-type="float">
            <text:p>1.8577505141087</text:p>
          </table:table-cell>
        </table:table-row>
        <table:table-row table:style-name="ro1">
          <table:table-cell office:value-type="string" calcext:value-type="string">
            <text:p>fireworks</text:p>
          </table:table-cell>
          <table:table-cell office:value-type="float" office:value="9" calcext:value-type="float">
            <text:p>9</text:p>
          </table:table-cell>
          <table:table-cell office:value-type="float" office:value="16.620832502" calcext:value-type="float">
            <text:p>16.620832502</text:p>
          </table:table-cell>
          <table:table-cell office:value-type="float" office:value="169.13" calcext:value-type="float">
            <text:p>169.13</text:p>
          </table:table-cell>
          <table:table-cell office:value-type="float" office:value="345764" calcext:value-type="float">
            <text:p>345764</text:p>
          </table:table-cell>
          <table:table-cell office:value-type="string" calcext:value-type="string">
            <text:p>3136x2352</text:p>
          </table:table-cell>
          <table:table-cell office:value-type="float" office:value="0.375" calcext:value-type="float">
            <text:p>0.375</text:p>
          </table:table-cell>
          <table:table-cell office:value-type="string" calcext:value-type="string">
            <text:p>fireworks.png</text:p>
          </table:table-cell>
          <table:table-cell office:value-type="string" calcext:value-type="string">
            <text:p>AVIF</text:p>
          </table:table-cell>
          <table:table-cell office:value-type="float" office:value="9" calcext:value-type="float">
            <text:p>9</text:p>
          </table:table-cell>
          <table:table-cell office:value-type="float" office:value="0.984014613464926" calcext:value-type="float">
            <text:p>0.984014613464926</text:p>
          </table:table-cell>
          <table:table-cell office:value-type="float" office:value="44.9429653003703" calcext:value-type="float">
            <text:p>44.9429653003703</text:p>
          </table:table-cell>
          <table:table-cell office:value-type="float" office:value="2.08345359030092" calcext:value-type="float">
            <text:p>2.08345359030092</text:p>
          </table:table-cell>
        </table:table-row>
        <table:table-row table:style-name="ro1">
          <table:table-cell office:value-type="string" calcext:value-type="string">
            <text:p>fireworks</text:p>
          </table:table-cell>
          <table:table-cell office:value-type="float" office:value="10" calcext:value-type="float">
            <text:p>10</text:p>
          </table:table-cell>
          <table:table-cell office:value-type="float" office:value="15.760897947" calcext:value-type="float">
            <text:p>15.760897947</text:p>
          </table:table-cell>
          <table:table-cell office:value-type="float" office:value="81.35" calcext:value-type="float">
            <text:p>81.35</text:p>
          </table:table-cell>
          <table:table-cell office:value-type="float" office:value="317062" calcext:value-type="float">
            <text:p>317062</text:p>
          </table:table-cell>
          <table:table-cell office:value-type="string" calcext:value-type="string">
            <text:p>3136x2352</text:p>
          </table:table-cell>
          <table:table-cell office:value-type="float" office:value="0.3438" calcext:value-type="float">
            <text:p>0.3438</text:p>
          </table:table-cell>
          <table:table-cell office:value-type="string" calcext:value-type="string">
            <text:p>fireworks.png</text:p>
          </table:table-cell>
          <table:table-cell office:value-type="string" calcext:value-type="string">
            <text:p>AVIF</text:p>
          </table:table-cell>
          <table:table-cell office:value-type="float" office:value="10" calcext:value-type="float">
            <text:p>10</text:p>
          </table:table-cell>
          <table:table-cell office:value-type="float" office:value="0.981680258610792" calcext:value-type="float">
            <text:p>0.981680258610792</text:p>
          </table:table-cell>
          <table:table-cell office:value-type="float" office:value="44.5526570579041" calcext:value-type="float">
            <text:p>44.5526570579041</text:p>
          </table:table-cell>
          <table:table-cell office:value-type="float" office:value="2.27936909244991" calcext:value-type="float">
            <text:p>2.27936909244991</text:p>
          </table:table-cell>
        </table:table-row>
        <table:table-row table:style-name="ro1">
          <table:table-cell office:value-type="string" calcext:value-type="string">
            <text:p>fireworks</text:p>
          </table:table-cell>
          <table:table-cell office:value-type="float" office:value="11" calcext:value-type="float">
            <text:p>11</text:p>
          </table:table-cell>
          <table:table-cell office:value-type="float" office:value="15.335063916" calcext:value-type="float">
            <text:p>15.335063916</text:p>
          </table:table-cell>
          <table:table-cell office:value-type="float" office:value="26.67" calcext:value-type="float">
            <text:p>26.67</text:p>
          </table:table-cell>
          <table:table-cell office:value-type="float" office:value="292642" calcext:value-type="float">
            <text:p>292642</text:p>
          </table:table-cell>
          <table:table-cell office:value-type="string" calcext:value-type="string">
            <text:p>3136x2352</text:p>
          </table:table-cell>
          <table:table-cell office:value-type="float" office:value="0.3174" calcext:value-type="float">
            <text:p>0.3174</text:p>
          </table:table-cell>
          <table:table-cell office:value-type="string" calcext:value-type="string">
            <text:p>fireworks.png</text:p>
          </table:table-cell>
          <table:table-cell office:value-type="string" calcext:value-type="string">
            <text:p>AVIF</text:p>
          </table:table-cell>
          <table:table-cell office:value-type="float" office:value="11" calcext:value-type="float">
            <text:p>11</text:p>
          </table:table-cell>
          <table:table-cell office:value-type="float" office:value="0.981302811536764" calcext:value-type="float">
            <text:p>0.981302811536764</text:p>
          </table:table-cell>
          <table:table-cell office:value-type="float" office:value="44.1910483314492" calcext:value-type="float">
            <text:p>44.1910483314492</text:p>
          </table:table-cell>
          <table:table-cell office:value-type="float" office:value="2.47728246007161" calcext:value-type="float">
            <text:p>2.47728246007161</text:p>
          </table:table-cell>
        </table:table-row>
        <table:table-row table:style-name="ro1">
          <table:table-cell office:value-type="string" calcext:value-type="string">
            <text:p>fireworks</text:p>
          </table:table-cell>
          <table:table-cell office:value-type="float" office:value="12" calcext:value-type="float">
            <text:p>12</text:p>
          </table:table-cell>
          <table:table-cell office:value-type="float" office:value="14.542068451" calcext:value-type="float">
            <text:p>14.542068451</text:p>
          </table:table-cell>
          <table:table-cell office:value-type="float" office:value="949.96" calcext:value-type="float">
            <text:p>949.96</text:p>
          </table:table-cell>
          <table:table-cell office:value-type="float" office:value="268709" calcext:value-type="float">
            <text:p>268709</text:p>
          </table:table-cell>
          <table:table-cell office:value-type="string" calcext:value-type="string">
            <text:p>3136x2352</text:p>
          </table:table-cell>
          <table:table-cell office:value-type="float" office:value="0.2914" calcext:value-type="float">
            <text:p>0.2914</text:p>
          </table:table-cell>
          <table:table-cell office:value-type="string" calcext:value-type="string">
            <text:p>fireworks.png</text:p>
          </table:table-cell>
          <table:table-cell office:value-type="string" calcext:value-type="string">
            <text:p>AVIF</text:p>
          </table:table-cell>
          <table:table-cell office:value-type="float" office:value="12" calcext:value-type="float">
            <text:p>12</text:p>
          </table:table-cell>
          <table:table-cell office:value-type="float" office:value="0.982365849505016" calcext:value-type="float">
            <text:p>0.982365849505016</text:p>
          </table:table-cell>
          <table:table-cell office:value-type="float" office:value="43.7879360099847" calcext:value-type="float">
            <text:p>43.7879360099847</text:p>
          </table:table-cell>
          <table:table-cell office:value-type="float" office:value="2.71823349609827" calcext:value-type="float">
            <text:p>2.71823349609827</text:p>
          </table:table-cell>
        </table:table-row>
        <table:table-row table:style-name="ro1">
          <table:table-cell office:value-type="string" calcext:value-type="string">
            <text:p>fireworks</text:p>
          </table:table-cell>
          <table:table-cell office:value-type="float" office:value="13" calcext:value-type="float">
            <text:p>13</text:p>
          </table:table-cell>
          <table:table-cell office:value-type="float" office:value="14.086385765" calcext:value-type="float">
            <text:p>14.086385765</text:p>
          </table:table-cell>
          <table:table-cell office:value-type="float" office:value="905.45" calcext:value-type="float">
            <text:p>905.45</text:p>
          </table:table-cell>
          <table:table-cell office:value-type="float" office:value="252029" calcext:value-type="float">
            <text:p>252029</text:p>
          </table:table-cell>
          <table:table-cell office:value-type="string" calcext:value-type="string">
            <text:p>3136x2352</text:p>
          </table:table-cell>
          <table:table-cell office:value-type="float" office:value="0.2733" calcext:value-type="float">
            <text:p>0.2733</text:p>
          </table:table-cell>
          <table:table-cell office:value-type="string" calcext:value-type="string">
            <text:p>fireworks.png</text:p>
          </table:table-cell>
          <table:table-cell office:value-type="string" calcext:value-type="string">
            <text:p>AVIF</text:p>
          </table:table-cell>
          <table:table-cell office:value-type="float" office:value="13" calcext:value-type="float">
            <text:p>13</text:p>
          </table:table-cell>
          <table:table-cell office:value-type="float" office:value="0.981615850344765" calcext:value-type="float">
            <text:p>0.981615850344765</text:p>
          </table:table-cell>
          <table:table-cell office:value-type="float" office:value="43.4614963707185" calcext:value-type="float">
            <text:p>43.4614963707185</text:p>
          </table:table-cell>
          <table:table-cell office:value-type="float" office:value="2.93042576299227" calcext:value-type="float">
            <text:p>2.93042576299227</text:p>
          </table:table-cell>
        </table:table-row>
        <table:table-row table:style-name="ro1">
          <table:table-cell office:value-type="string" calcext:value-type="string">
            <text:p>fireworks</text:p>
          </table:table-cell>
          <table:table-cell office:value-type="float" office:value="14" calcext:value-type="float">
            <text:p>14</text:p>
          </table:table-cell>
          <table:table-cell office:value-type="float" office:value="13.581905887" calcext:value-type="float">
            <text:p>13.581905887</text:p>
          </table:table-cell>
          <table:table-cell office:value-type="float" office:value="856.95" calcext:value-type="float">
            <text:p>856.95</text:p>
          </table:table-cell>
          <table:table-cell office:value-type="float" office:value="237985" calcext:value-type="float">
            <text:p>237985</text:p>
          </table:table-cell>
          <table:table-cell office:value-type="string" calcext:value-type="string">
            <text:p>3136x2352</text:p>
          </table:table-cell>
          <table:table-cell office:value-type="float" office:value="0.2581" calcext:value-type="float">
            <text:p>0.2581</text:p>
          </table:table-cell>
          <table:table-cell office:value-type="string" calcext:value-type="string">
            <text:p>fireworks.png</text:p>
          </table:table-cell>
          <table:table-cell office:value-type="string" calcext:value-type="string">
            <text:p>AVIF</text:p>
          </table:table-cell>
          <table:table-cell office:value-type="float" office:value="14" calcext:value-type="float">
            <text:p>14</text:p>
          </table:table-cell>
          <table:table-cell office:value-type="float" office:value="0.981651128116216" calcext:value-type="float">
            <text:p>0.981651128116216</text:p>
          </table:table-cell>
          <table:table-cell office:value-type="float" office:value="43.1777049264992" calcext:value-type="float">
            <text:p>43.1777049264992</text:p>
          </table:table-cell>
          <table:table-cell office:value-type="float" office:value="3.12831061421167" calcext:value-type="float">
            <text:p>3.12831061421167</text:p>
          </table:table-cell>
        </table:table-row>
        <table:table-row table:style-name="ro1">
          <table:table-cell office:value-type="string" calcext:value-type="string">
            <text:p>fireworks</text:p>
          </table:table-cell>
          <table:table-cell office:value-type="float" office:value="15" calcext:value-type="float">
            <text:p>15</text:p>
          </table:table-cell>
          <table:table-cell office:value-type="float" office:value="13.285281078" calcext:value-type="float">
            <text:p>13.285281078</text:p>
          </table:table-cell>
          <table:table-cell office:value-type="float" office:value="829.18" calcext:value-type="float">
            <text:p>829.18</text:p>
          </table:table-cell>
          <table:table-cell office:value-type="float" office:value="225842" calcext:value-type="float">
            <text:p>225842</text:p>
          </table:table-cell>
          <table:table-cell office:value-type="string" calcext:value-type="string">
            <text:p>3136x2352</text:p>
          </table:table-cell>
          <table:table-cell office:value-type="float" office:value="0.2449" calcext:value-type="float">
            <text:p>0.2449</text:p>
          </table:table-cell>
          <table:table-cell office:value-type="string" calcext:value-type="string">
            <text:p>fireworks.png</text:p>
          </table:table-cell>
          <table:table-cell office:value-type="string" calcext:value-type="string">
            <text:p>AVIF</text:p>
          </table:table-cell>
          <table:table-cell office:value-type="float" office:value="15" calcext:value-type="float">
            <text:p>15</text:p>
          </table:table-cell>
          <table:table-cell office:value-type="float" office:value="0.981436474847815" calcext:value-type="float">
            <text:p>0.981436474847815</text:p>
          </table:table-cell>
          <table:table-cell office:value-type="float" office:value="42.8726764496565" calcext:value-type="float">
            <text:p>42.8726764496565</text:p>
          </table:table-cell>
          <table:table-cell office:value-type="float" office:value="3.35592862782868" calcext:value-type="float">
            <text:p>3.35592862782868</text:p>
          </table:table-cell>
        </table:table-row>
        <table:table-row table:style-name="ro1">
          <table:table-cell office:value-type="string" calcext:value-type="string">
            <text:p>fireworks</text:p>
          </table:table-cell>
          <table:table-cell office:value-type="float" office:value="16" calcext:value-type="float">
            <text:p>16</text:p>
          </table:table-cell>
          <table:table-cell office:value-type="float" office:value="12.790885325" calcext:value-type="float">
            <text:p>12.790885325</text:p>
          </table:table-cell>
          <table:table-cell office:value-type="float" office:value="791.22" calcext:value-type="float">
            <text:p>791.22</text:p>
          </table:table-cell>
          <table:table-cell office:value-type="float" office:value="213636" calcext:value-type="float">
            <text:p>213636</text:p>
          </table:table-cell>
          <table:table-cell office:value-type="string" calcext:value-type="string">
            <text:p>3136x2352</text:p>
          </table:table-cell>
          <table:table-cell office:value-type="float" office:value="0.2317" calcext:value-type="float">
            <text:p>0.2317</text:p>
          </table:table-cell>
          <table:table-cell office:value-type="string" calcext:value-type="string">
            <text:p>fireworks.png</text:p>
          </table:table-cell>
          <table:table-cell office:value-type="string" calcext:value-type="string">
            <text:p>AVIF</text:p>
          </table:table-cell>
          <table:table-cell office:value-type="float" office:value="16" calcext:value-type="float">
            <text:p>16</text:p>
          </table:table-cell>
          <table:table-cell office:value-type="float" office:value="0.977047873945734" calcext:value-type="float">
            <text:p>0.977047873945734</text:p>
          </table:table-cell>
          <table:table-cell office:value-type="float" office:value="42.5057001270744" calcext:value-type="float">
            <text:p>42.5057001270744</text:p>
          </table:table-cell>
          <table:table-cell office:value-type="float" office:value="3.65182828552339" calcext:value-type="float">
            <text:p>3.65182828552339</text:p>
          </table:table-cell>
        </table:table-row>
        <table:table-row table:style-name="ro1">
          <table:table-cell office:value-type="string" calcext:value-type="string">
            <text:p>fireworks</text:p>
          </table:table-cell>
          <table:table-cell office:value-type="float" office:value="17" calcext:value-type="float">
            <text:p>17</text:p>
          </table:table-cell>
          <table:table-cell office:value-type="float" office:value="12.621699825" calcext:value-type="float">
            <text:p>12.621699825</text:p>
          </table:table-cell>
          <table:table-cell office:value-type="float" office:value="771.3" calcext:value-type="float">
            <text:p>771.3</text:p>
          </table:table-cell>
          <table:table-cell office:value-type="float" office:value="203901" calcext:value-type="float">
            <text:p>203901</text:p>
          </table:table-cell>
          <table:table-cell office:value-type="string" calcext:value-type="string">
            <text:p>3136x2352</text:p>
          </table:table-cell>
          <table:table-cell office:value-type="float" office:value="0.2211" calcext:value-type="float">
            <text:p>0.2211</text:p>
          </table:table-cell>
          <table:table-cell office:value-type="string" calcext:value-type="string">
            <text:p>fireworks.png</text:p>
          </table:table-cell>
          <table:table-cell office:value-type="string" calcext:value-type="string">
            <text:p>AVIF</text:p>
          </table:table-cell>
          <table:table-cell office:value-type="float" office:value="17" calcext:value-type="float">
            <text:p>17</text:p>
          </table:table-cell>
          <table:table-cell office:value-type="float" office:value="0.976182209238361" calcext:value-type="float">
            <text:p>0.976182209238361</text:p>
          </table:table-cell>
          <table:table-cell office:value-type="float" office:value="42.2565778210906" calcext:value-type="float">
            <text:p>42.2565778210906</text:p>
          </table:table-cell>
          <table:table-cell office:value-type="float" office:value="3.86743104182574" calcext:value-type="float">
            <text:p>3.86743104182574</text:p>
          </table:table-cell>
        </table:table-row>
        <table:table-row table:style-name="ro1">
          <table:table-cell office:value-type="string" calcext:value-type="string">
            <text:p>fireworks</text:p>
          </table:table-cell>
          <table:table-cell office:value-type="float" office:value="18" calcext:value-type="float">
            <text:p>18</text:p>
          </table:table-cell>
          <table:table-cell office:value-type="float" office:value="12.288767981" calcext:value-type="float">
            <text:p>12.288767981</text:p>
          </table:table-cell>
          <table:table-cell office:value-type="float" office:value="742.21" calcext:value-type="float">
            <text:p>742.21</text:p>
          </table:table-cell>
          <table:table-cell office:value-type="float" office:value="194520" calcext:value-type="float">
            <text:p>194520</text:p>
          </table:table-cell>
          <table:table-cell office:value-type="string" calcext:value-type="string">
            <text:p>3136x2352</text:p>
          </table:table-cell>
          <table:table-cell office:value-type="float" office:value="0.2109" calcext:value-type="float">
            <text:p>0.2109</text:p>
          </table:table-cell>
          <table:table-cell office:value-type="string" calcext:value-type="string">
            <text:p>fireworks.png</text:p>
          </table:table-cell>
          <table:table-cell office:value-type="string" calcext:value-type="string">
            <text:p>AVIF</text:p>
          </table:table-cell>
          <table:table-cell office:value-type="float" office:value="18" calcext:value-type="float">
            <text:p>18</text:p>
          </table:table-cell>
          <table:table-cell office:value-type="float" office:value="0.975816134334899" calcext:value-type="float">
            <text:p>0.975816134334899</text:p>
          </table:table-cell>
          <table:table-cell office:value-type="float" office:value="42.0440313514279" calcext:value-type="float">
            <text:p>42.0440313514279</text:p>
          </table:table-cell>
          <table:table-cell office:value-type="float" office:value="4.06141366516845" calcext:value-type="float">
            <text:p>4.06141366516845</text:p>
          </table:table-cell>
        </table:table-row>
        <table:table-row table:style-name="ro1">
          <table:table-cell office:value-type="string" calcext:value-type="string">
            <text:p>fireworks</text:p>
          </table:table-cell>
          <table:table-cell office:value-type="float" office:value="19" calcext:value-type="float">
            <text:p>19</text:p>
          </table:table-cell>
          <table:table-cell office:value-type="float" office:value="12.035432436" calcext:value-type="float">
            <text:p>12.035432436</text:p>
          </table:table-cell>
          <table:table-cell office:value-type="float" office:value="719.7" calcext:value-type="float">
            <text:p>719.7</text:p>
          </table:table-cell>
          <table:table-cell office:value-type="float" office:value="186710" calcext:value-type="float">
            <text:p>186710</text:p>
          </table:table-cell>
          <table:table-cell office:value-type="string" calcext:value-type="string">
            <text:p>3136x2352</text:p>
          </table:table-cell>
          <table:table-cell office:value-type="float" office:value="0.2025" calcext:value-type="float">
            <text:p>0.2025</text:p>
          </table:table-cell>
          <table:table-cell office:value-type="string" calcext:value-type="string">
            <text:p>fireworks.png</text:p>
          </table:table-cell>
          <table:table-cell office:value-type="string" calcext:value-type="string">
            <text:p>AVIF</text:p>
          </table:table-cell>
          <table:table-cell office:value-type="float" office:value="19" calcext:value-type="float">
            <text:p>19</text:p>
          </table:table-cell>
          <table:table-cell office:value-type="float" office:value="0.975247205643181" calcext:value-type="float">
            <text:p>0.975247205643181</text:p>
          </table:table-cell>
          <table:table-cell office:value-type="float" office:value="41.8324547909835" calcext:value-type="float">
            <text:p>41.8324547909835</text:p>
          </table:table-cell>
          <table:table-cell office:value-type="float" office:value="4.26417364618041" calcext:value-type="float">
            <text:p>4.26417364618041</text:p>
          </table:table-cell>
        </table:table-row>
        <table:table-row table:style-name="ro1">
          <table:table-cell office:value-type="string" calcext:value-type="string">
            <text:p>fireworks</text:p>
          </table:table-cell>
          <table:table-cell office:value-type="float" office:value="20" calcext:value-type="float">
            <text:p>20</text:p>
          </table:table-cell>
          <table:table-cell office:value-type="float" office:value="11.898397843" calcext:value-type="float">
            <text:p>11.898397843</text:p>
          </table:table-cell>
          <table:table-cell office:value-type="float" office:value="700.52" calcext:value-type="float">
            <text:p>700.52</text:p>
          </table:table-cell>
          <table:table-cell office:value-type="float" office:value="177906" calcext:value-type="float">
            <text:p>177906</text:p>
          </table:table-cell>
          <table:table-cell office:value-type="string" calcext:value-type="string">
            <text:p>3136x2352</text:p>
          </table:table-cell>
          <table:table-cell office:value-type="float" office:value="0.1929" calcext:value-type="float">
            <text:p>0.1929</text:p>
          </table:table-cell>
          <table:table-cell office:value-type="string" calcext:value-type="string">
            <text:p>fireworks.png</text:p>
          </table:table-cell>
          <table:table-cell office:value-type="string" calcext:value-type="string">
            <text:p>AVIF</text:p>
          </table:table-cell>
          <table:table-cell office:value-type="float" office:value="20" calcext:value-type="float">
            <text:p>20</text:p>
          </table:table-cell>
          <table:table-cell office:value-type="float" office:value="0.978223278666897" calcext:value-type="float">
            <text:p>0.978223278666897</text:p>
          </table:table-cell>
          <table:table-cell office:value-type="float" office:value="41.6315031294457" calcext:value-type="float">
            <text:p>41.6315031294457</text:p>
          </table:table-cell>
          <table:table-cell office:value-type="float" office:value="4.46611650346788" calcext:value-type="float">
            <text:p>4.46611650346788</text:p>
          </table:table-cell>
        </table:table-row>
        <table:table-row table:style-name="ro1">
          <table:table-cell office:value-type="string" calcext:value-type="string">
            <text:p>fireworks</text:p>
          </table:table-cell>
          <table:table-cell office:value-type="float" office:value="21" calcext:value-type="float">
            <text:p>21</text:p>
          </table:table-cell>
          <table:table-cell office:value-type="float" office:value="11.718844457" calcext:value-type="float">
            <text:p>11.718844457</text:p>
          </table:table-cell>
          <table:table-cell office:value-type="float" office:value="682.36" calcext:value-type="float">
            <text:p>682.36</text:p>
          </table:table-cell>
          <table:table-cell office:value-type="float" office:value="171061" calcext:value-type="float">
            <text:p>171061</text:p>
          </table:table-cell>
          <table:table-cell office:value-type="string" calcext:value-type="string">
            <text:p>3136x2352</text:p>
          </table:table-cell>
          <table:table-cell office:value-type="float" office:value="0.1855" calcext:value-type="float">
            <text:p>0.1855</text:p>
          </table:table-cell>
          <table:table-cell office:value-type="string" calcext:value-type="string">
            <text:p>fireworks.png</text:p>
          </table:table-cell>
          <table:table-cell office:value-type="string" calcext:value-type="string">
            <text:p>AVIF</text:p>
          </table:table-cell>
          <table:table-cell office:value-type="float" office:value="21" calcext:value-type="float">
            <text:p>21</text:p>
          </table:table-cell>
          <table:table-cell office:value-type="float" office:value="0.977745662718467" calcext:value-type="float">
            <text:p>0.977745662718467</text:p>
          </table:table-cell>
          <table:table-cell office:value-type="float" office:value="41.4470818551984" calcext:value-type="float">
            <text:p>41.4470818551984</text:p>
          </table:table-cell>
          <table:table-cell office:value-type="float" office:value="4.65985255709427" calcext:value-type="float">
            <text:p>4.65985255709427</text:p>
          </table:table-cell>
        </table:table-row>
        <table:table-row table:style-name="ro1">
          <table:table-cell office:value-type="string" calcext:value-type="string">
            <text:p>fireworks</text:p>
          </table:table-cell>
          <table:table-cell office:value-type="float" office:value="22" calcext:value-type="float">
            <text:p>22</text:p>
          </table:table-cell>
          <table:table-cell office:value-type="float" office:value="11.454917596" calcext:value-type="float">
            <text:p>11.454917596</text:p>
          </table:table-cell>
          <table:table-cell office:value-type="float" office:value="665.14" calcext:value-type="float">
            <text:p>665.14</text:p>
          </table:table-cell>
          <table:table-cell office:value-type="float" office:value="165500" calcext:value-type="float">
            <text:p>165500</text:p>
          </table:table-cell>
          <table:table-cell office:value-type="string" calcext:value-type="string">
            <text:p>3136x2352</text:p>
          </table:table-cell>
          <table:table-cell office:value-type="float" office:value="0.1795" calcext:value-type="float">
            <text:p>0.1795</text:p>
          </table:table-cell>
          <table:table-cell office:value-type="string" calcext:value-type="string">
            <text:p>fireworks.png</text:p>
          </table:table-cell>
          <table:table-cell office:value-type="string" calcext:value-type="string">
            <text:p>AVIF</text:p>
          </table:table-cell>
          <table:table-cell office:value-type="float" office:value="22" calcext:value-type="float">
            <text:p>22</text:p>
          </table:table-cell>
          <table:table-cell office:value-type="float" office:value="0.97710270848713" calcext:value-type="float">
            <text:p>0.97710270848713</text:p>
          </table:table-cell>
          <table:table-cell office:value-type="float" office:value="41.3262405751747" calcext:value-type="float">
            <text:p>41.3262405751747</text:p>
          </table:table-cell>
          <table:table-cell office:value-type="float" office:value="4.79133242370077" calcext:value-type="float">
            <text:p>4.79133242370077</text:p>
          </table:table-cell>
        </table:table-row>
        <table:table-row table:style-name="ro1">
          <table:table-cell office:value-type="string" calcext:value-type="string">
            <text:p>fireworks</text:p>
          </table:table-cell>
          <table:table-cell office:value-type="float" office:value="23" calcext:value-type="float">
            <text:p>23</text:p>
          </table:table-cell>
          <table:table-cell office:value-type="float" office:value="11.332497614" calcext:value-type="float">
            <text:p>11.332497614</text:p>
          </table:table-cell>
          <table:table-cell office:value-type="float" office:value="649.9" calcext:value-type="float">
            <text:p>649.9</text:p>
          </table:table-cell>
          <table:table-cell office:value-type="float" office:value="160157" calcext:value-type="float">
            <text:p>160157</text:p>
          </table:table-cell>
          <table:table-cell office:value-type="string" calcext:value-type="string">
            <text:p>3136x2352</text:p>
          </table:table-cell>
          <table:table-cell office:value-type="float" office:value="0.1737" calcext:value-type="float">
            <text:p>0.1737</text:p>
          </table:table-cell>
          <table:table-cell office:value-type="string" calcext:value-type="string">
            <text:p>fireworks.png</text:p>
          </table:table-cell>
          <table:table-cell office:value-type="string" calcext:value-type="string">
            <text:p>AVIF</text:p>
          </table:table-cell>
          <table:table-cell office:value-type="float" office:value="23" calcext:value-type="float">
            <text:p>23</text:p>
          </table:table-cell>
          <table:table-cell office:value-type="float" office:value="0.976536012837076" calcext:value-type="float">
            <text:p>0.976536012837076</text:p>
          </table:table-cell>
          <table:table-cell office:value-type="float" office:value="41.1663813019409" calcext:value-type="float">
            <text:p>41.1663813019409</text:p>
          </table:table-cell>
          <table:table-cell office:value-type="float" office:value="4.97098245920392" calcext:value-type="float">
            <text:p>4.97098245920392</text:p>
          </table:table-cell>
        </table:table-row>
        <table:table-row table:style-name="ro1">
          <table:table-cell office:value-type="string" calcext:value-type="string">
            <text:p>fireworks</text:p>
          </table:table-cell>
          <table:table-cell office:value-type="float" office:value="24" calcext:value-type="float">
            <text:p>24</text:p>
          </table:table-cell>
          <table:table-cell office:value-type="float" office:value="11.184468545" calcext:value-type="float">
            <text:p>11.184468545</text:p>
          </table:table-cell>
          <table:table-cell office:value-type="float" office:value="637.7" calcext:value-type="float">
            <text:p>637.7</text:p>
          </table:table-cell>
          <table:table-cell office:value-type="float" office:value="152550" calcext:value-type="float">
            <text:p>152550</text:p>
          </table:table-cell>
          <table:table-cell office:value-type="string" calcext:value-type="string">
            <text:p>3136x2352</text:p>
          </table:table-cell>
          <table:table-cell office:value-type="float" office:value="0.1654" calcext:value-type="float">
            <text:p>0.1654</text:p>
          </table:table-cell>
          <table:table-cell office:value-type="string" calcext:value-type="string">
            <text:p>fireworks.png</text:p>
          </table:table-cell>
          <table:table-cell office:value-type="string" calcext:value-type="string">
            <text:p>AVIF</text:p>
          </table:table-cell>
          <table:table-cell office:value-type="float" office:value="24" calcext:value-type="float">
            <text:p>24</text:p>
          </table:table-cell>
          <table:table-cell office:value-type="float" office:value="0.976129967666824" calcext:value-type="float">
            <text:p>0.976129967666824</text:p>
          </table:table-cell>
          <table:table-cell office:value-type="float" office:value="40.9698567989728" calcext:value-type="float">
            <text:p>40.9698567989728</text:p>
          </table:table-cell>
          <table:table-cell office:value-type="float" office:value="5.20109373734613" calcext:value-type="float">
            <text:p>5.20109373734613</text:p>
          </table:table-cell>
        </table:table-row>
        <table:table-row table:style-name="ro1">
          <table:table-cell office:value-type="string" calcext:value-type="string">
            <text:p>fireworks</text:p>
          </table:table-cell>
          <table:table-cell office:value-type="float" office:value="25" calcext:value-type="float">
            <text:p>25</text:p>
          </table:table-cell>
          <table:table-cell office:value-type="float" office:value="10.97840852" calcext:value-type="float">
            <text:p>10.97840852</text:p>
          </table:table-cell>
          <table:table-cell office:value-type="float" office:value="621.97" calcext:value-type="float">
            <text:p>621.97</text:p>
          </table:table-cell>
          <table:table-cell office:value-type="float" office:value="143672" calcext:value-type="float">
            <text:p>143672</text:p>
          </table:table-cell>
          <table:table-cell office:value-type="string" calcext:value-type="string">
            <text:p>3136x2352</text:p>
          </table:table-cell>
          <table:table-cell office:value-type="float" office:value="0.1558" calcext:value-type="float">
            <text:p>0.1558</text:p>
          </table:table-cell>
          <table:table-cell office:value-type="string" calcext:value-type="string">
            <text:p>fireworks.png</text:p>
          </table:table-cell>
          <table:table-cell office:value-type="string" calcext:value-type="string">
            <text:p>AVIF</text:p>
          </table:table-cell>
          <table:table-cell office:value-type="float" office:value="25" calcext:value-type="float">
            <text:p>25</text:p>
          </table:table-cell>
          <table:table-cell office:value-type="float" office:value="0.975803985838874" calcext:value-type="float">
            <text:p>0.975803985838874</text:p>
          </table:table-cell>
          <table:table-cell office:value-type="float" office:value="40.7450451267797" calcext:value-type="float">
            <text:p>40.7450451267797</text:p>
          </table:table-cell>
          <table:table-cell office:value-type="float" office:value="5.47741754014531" calcext:value-type="float">
            <text:p>5.47741754014531</text:p>
          </table:table-cell>
        </table:table-row>
        <table:table-row table:style-name="ro1">
          <table:table-cell office:value-type="string" calcext:value-type="string">
            <text:p>fireworks</text:p>
          </table:table-cell>
          <table:table-cell office:value-type="float" office:value="26" calcext:value-type="float">
            <text:p>26</text:p>
          </table:table-cell>
          <table:table-cell office:value-type="float" office:value="10.855016986" calcext:value-type="float">
            <text:p>10.855016986</text:p>
          </table:table-cell>
          <table:table-cell office:value-type="float" office:value="600.42" calcext:value-type="float">
            <text:p>600.42</text:p>
          </table:table-cell>
          <table:table-cell office:value-type="float" office:value="135072" calcext:value-type="float">
            <text:p>135072</text:p>
          </table:table-cell>
          <table:table-cell office:value-type="string" calcext:value-type="string">
            <text:p>3136x2352</text:p>
          </table:table-cell>
          <table:table-cell office:value-type="float" office:value="0.1465" calcext:value-type="float">
            <text:p>0.1465</text:p>
          </table:table-cell>
          <table:table-cell office:value-type="string" calcext:value-type="string">
            <text:p>fireworks.png</text:p>
          </table:table-cell>
          <table:table-cell office:value-type="string" calcext:value-type="string">
            <text:p>AVIF</text:p>
          </table:table-cell>
          <table:table-cell office:value-type="float" office:value="26" calcext:value-type="float">
            <text:p>26</text:p>
          </table:table-cell>
          <table:table-cell office:value-type="float" office:value="0.975289567141494" calcext:value-type="float">
            <text:p>0.975289567141494</text:p>
          </table:table-cell>
          <table:table-cell office:value-type="float" office:value="40.5623453825947" calcext:value-type="float">
            <text:p>40.5623453825947</text:p>
          </table:table-cell>
          <table:table-cell office:value-type="float" office:value="5.71275794012333" calcext:value-type="float">
            <text:p>5.71275794012333</text:p>
          </table:table-cell>
        </table:table-row>
        <table:table-row table:style-name="ro1">
          <table:table-cell office:value-type="string" calcext:value-type="string">
            <text:p>fireworks</text:p>
          </table:table-cell>
          <table:table-cell office:value-type="float" office:value="27" calcext:value-type="float">
            <text:p>27</text:p>
          </table:table-cell>
          <table:table-cell office:value-type="float" office:value="10.561689132" calcext:value-type="float">
            <text:p>10.561689132</text:p>
          </table:table-cell>
          <table:table-cell office:value-type="float" office:value="584.95" calcext:value-type="float">
            <text:p>584.95</text:p>
          </table:table-cell>
          <table:table-cell office:value-type="float" office:value="128109" calcext:value-type="float">
            <text:p>128109</text:p>
          </table:table-cell>
          <table:table-cell office:value-type="string" calcext:value-type="string">
            <text:p>3136x2352</text:p>
          </table:table-cell>
          <table:table-cell office:value-type="float" office:value="0.1389" calcext:value-type="float">
            <text:p>0.1389</text:p>
          </table:table-cell>
          <table:table-cell office:value-type="string" calcext:value-type="string">
            <text:p>fireworks.png</text:p>
          </table:table-cell>
          <table:table-cell office:value-type="string" calcext:value-type="string">
            <text:p>AVIF</text:p>
          </table:table-cell>
          <table:table-cell office:value-type="float" office:value="27" calcext:value-type="float">
            <text:p>27</text:p>
          </table:table-cell>
          <table:table-cell office:value-type="float" office:value="0.975575207726584" calcext:value-type="float">
            <text:p>0.975575207726584</text:p>
          </table:table-cell>
          <table:table-cell office:value-type="float" office:value="40.3796944299955" calcext:value-type="float">
            <text:p>40.3796944299955</text:p>
          </table:table-cell>
          <table:table-cell office:value-type="float" office:value="5.95814293776609" calcext:value-type="float">
            <text:p>5.95814293776609</text:p>
          </table:table-cell>
        </table:table-row>
        <table:table-row table:style-name="ro1">
          <table:table-cell office:value-type="string" calcext:value-type="string">
            <text:p>fireworks</text:p>
          </table:table-cell>
          <table:table-cell office:value-type="float" office:value="28" calcext:value-type="float">
            <text:p>28</text:p>
          </table:table-cell>
          <table:table-cell office:value-type="float" office:value="10.805029033" calcext:value-type="float">
            <text:p>10.805029033</text:p>
          </table:table-cell>
          <table:table-cell office:value-type="float" office:value="600.43" calcext:value-type="float">
            <text:p>600.43</text:p>
          </table:table-cell>
          <table:table-cell office:value-type="float" office:value="121985" calcext:value-type="float">
            <text:p>121985</text:p>
          </table:table-cell>
          <table:table-cell office:value-type="string" calcext:value-type="string">
            <text:p>3136x2352</text:p>
          </table:table-cell>
          <table:table-cell office:value-type="float" office:value="0.1323" calcext:value-type="float">
            <text:p>0.1323</text:p>
          </table:table-cell>
          <table:table-cell office:value-type="string" calcext:value-type="string">
            <text:p>fireworks.png</text:p>
          </table:table-cell>
          <table:table-cell office:value-type="string" calcext:value-type="string">
            <text:p>AVIF</text:p>
          </table:table-cell>
          <table:table-cell office:value-type="float" office:value="28" calcext:value-type="float">
            <text:p>28</text:p>
          </table:table-cell>
          <table:table-cell office:value-type="float" office:value="0.975549743774244" calcext:value-type="float">
            <text:p>0.975549743774244</text:p>
          </table:table-cell>
          <table:table-cell office:value-type="float" office:value="40.2103984574722" calcext:value-type="float">
            <text:p>40.2103984574722</text:p>
          </table:table-cell>
          <table:table-cell office:value-type="float" office:value="6.19498865128534" calcext:value-type="float">
            <text:p>6.19498865128534</text:p>
          </table:table-cell>
        </table:table-row>
        <table:table-row table:style-name="ro1">
          <table:table-cell office:value-type="string" calcext:value-type="string">
            <text:p>fireworks</text:p>
          </table:table-cell>
          <table:table-cell office:value-type="float" office:value="29" calcext:value-type="float">
            <text:p>29</text:p>
          </table:table-cell>
          <table:table-cell office:value-type="float" office:value="10.487080691" calcext:value-type="float">
            <text:p>10.487080691</text:p>
          </table:table-cell>
          <table:table-cell office:value-type="float" office:value="581.78" calcext:value-type="float">
            <text:p>581.78</text:p>
          </table:table-cell>
          <table:table-cell office:value-type="float" office:value="116341" calcext:value-type="float">
            <text:p>116341</text:p>
          </table:table-cell>
          <table:table-cell office:value-type="string" calcext:value-type="string">
            <text:p>3136x2352</text:p>
          </table:table-cell>
          <table:table-cell office:value-type="float" office:value="0.1261" calcext:value-type="float">
            <text:p>0.1261</text:p>
          </table:table-cell>
          <table:table-cell office:value-type="string" calcext:value-type="string">
            <text:p>fireworks.png</text:p>
          </table:table-cell>
          <table:table-cell office:value-type="string" calcext:value-type="string">
            <text:p>AVIF</text:p>
          </table:table-cell>
          <table:table-cell office:value-type="float" office:value="29" calcext:value-type="float">
            <text:p>29</text:p>
          </table:table-cell>
          <table:table-cell office:value-type="float" office:value="0.975059450346569" calcext:value-type="float">
            <text:p>0.975059450346569</text:p>
          </table:table-cell>
          <table:table-cell office:value-type="float" office:value="40.0454328074119" calcext:value-type="float">
            <text:p>40.0454328074119</text:p>
          </table:table-cell>
          <table:table-cell office:value-type="float" office:value="6.43483003320376" calcext:value-type="float">
            <text:p>6.43483003320376</text:p>
          </table:table-cell>
        </table:table-row>
        <table:table-row table:style-name="ro1">
          <table:table-cell office:value-type="string" calcext:value-type="string">
            <text:p>fireworks</text:p>
          </table:table-cell>
          <table:table-cell office:value-type="float" office:value="30" calcext:value-type="float">
            <text:p>30</text:p>
          </table:table-cell>
          <table:table-cell office:value-type="float" office:value="10.338894942" calcext:value-type="float">
            <text:p>10.338894942</text:p>
          </table:table-cell>
          <table:table-cell office:value-type="float" office:value="570.68" calcext:value-type="float">
            <text:p>570.68</text:p>
          </table:table-cell>
          <table:table-cell office:value-type="float" office:value="111141" calcext:value-type="float">
            <text:p>111141</text:p>
          </table:table-cell>
          <table:table-cell office:value-type="string" calcext:value-type="string">
            <text:p>3136x2352</text:p>
          </table:table-cell>
          <table:table-cell office:value-type="float" office:value="0.1205" calcext:value-type="float">
            <text:p>0.1205</text:p>
          </table:table-cell>
          <table:table-cell office:value-type="string" calcext:value-type="string">
            <text:p>fireworks.png</text:p>
          </table:table-cell>
          <table:table-cell office:value-type="string" calcext:value-type="string">
            <text:p>AVIF</text:p>
          </table:table-cell>
          <table:table-cell office:value-type="float" office:value="30" calcext:value-type="float">
            <text:p>30</text:p>
          </table:table-cell>
          <table:table-cell office:value-type="float" office:value="0.971197599494289" calcext:value-type="float">
            <text:p>0.971197599494289</text:p>
          </table:table-cell>
          <table:table-cell office:value-type="float" office:value="39.8685040286248" calcext:value-type="float">
            <text:p>39.8685040286248</text:p>
          </table:table-cell>
          <table:table-cell office:value-type="float" office:value="6.70239405817599" calcext:value-type="float">
            <text:p>6.70239405817599</text:p>
          </table:table-cell>
        </table:table-row>
        <table:table-row table:style-name="ro1">
          <table:table-cell office:value-type="string" calcext:value-type="string">
            <text:p>fireworks</text:p>
          </table:table-cell>
          <table:table-cell office:value-type="float" office:value="31" calcext:value-type="float">
            <text:p>31</text:p>
          </table:table-cell>
          <table:table-cell office:value-type="float" office:value="10.120614918" calcext:value-type="float">
            <text:p>10.120614918</text:p>
          </table:table-cell>
          <table:table-cell office:value-type="float" office:value="553.89" calcext:value-type="float">
            <text:p>553.89</text:p>
          </table:table-cell>
          <table:table-cell office:value-type="float" office:value="104661" calcext:value-type="float">
            <text:p>104661</text:p>
          </table:table-cell>
          <table:table-cell office:value-type="string" calcext:value-type="string">
            <text:p>3136x2352</text:p>
          </table:table-cell>
          <table:table-cell office:value-type="float" office:value="0.1135" calcext:value-type="float">
            <text:p>0.1135</text:p>
          </table:table-cell>
          <table:table-cell office:value-type="string" calcext:value-type="string">
            <text:p>fireworks.png</text:p>
          </table:table-cell>
          <table:table-cell office:value-type="string" calcext:value-type="string">
            <text:p>AVIF</text:p>
          </table:table-cell>
          <table:table-cell office:value-type="float" office:value="31" calcext:value-type="float">
            <text:p>31</text:p>
          </table:table-cell>
          <table:table-cell office:value-type="float" office:value="0.9677640820127" calcext:value-type="float">
            <text:p>0.9677640820127</text:p>
          </table:table-cell>
          <table:table-cell office:value-type="float" office:value="39.6158284270181" calcext:value-type="float">
            <text:p>39.6158284270181</text:p>
          </table:table-cell>
          <table:table-cell office:value-type="float" office:value="7.1039111036634" calcext:value-type="float">
            <text:p>7.1039111036634</text:p>
          </table:table-cell>
        </table:table-row>
        <table:table-row table:style-name="ro1">
          <table:table-cell office:value-type="string" calcext:value-type="string">
            <text:p>fireworks</text:p>
          </table:table-cell>
          <table:table-cell office:value-type="float" office:value="32" calcext:value-type="float">
            <text:p>32</text:p>
          </table:table-cell>
          <table:table-cell office:value-type="float" office:value="9.931230427" calcext:value-type="float">
            <text:p>9.931230427</text:p>
          </table:table-cell>
          <table:table-cell office:value-type="float" office:value="536.41" calcext:value-type="float">
            <text:p>536.41</text:p>
          </table:table-cell>
          <table:table-cell office:value-type="float" office:value="98615" calcext:value-type="float">
            <text:p>98615</text:p>
          </table:table-cell>
          <table:table-cell office:value-type="string" calcext:value-type="string">
            <text:p>3136x2352</text:p>
          </table:table-cell>
          <table:table-cell office:value-type="float" office:value="0.1069" calcext:value-type="float">
            <text:p>0.1069</text:p>
          </table:table-cell>
          <table:table-cell office:value-type="string" calcext:value-type="string">
            <text:p>fireworks.png</text:p>
          </table:table-cell>
          <table:table-cell office:value-type="string" calcext:value-type="string">
            <text:p>AVIF</text:p>
          </table:table-cell>
          <table:table-cell office:value-type="float" office:value="32" calcext:value-type="float">
            <text:p>32</text:p>
          </table:table-cell>
          <table:table-cell office:value-type="float" office:value="0.967867170599282" calcext:value-type="float">
            <text:p>0.967867170599282</text:p>
          </table:table-cell>
          <table:table-cell office:value-type="float" office:value="39.3640331916962" calcext:value-type="float">
            <text:p>39.3640331916962</text:p>
          </table:table-cell>
          <table:table-cell office:value-type="float" office:value="7.52795547428155" calcext:value-type="float">
            <text:p>7.52795547428155</text:p>
          </table:table-cell>
        </table:table-row>
        <table:table-row table:style-name="ro1">
          <table:table-cell office:value-type="string" calcext:value-type="string">
            <text:p>fireworks</text:p>
          </table:table-cell>
          <table:table-cell office:value-type="float" office:value="33" calcext:value-type="float">
            <text:p>33</text:p>
          </table:table-cell>
          <table:table-cell office:value-type="float" office:value="13.209697776" calcext:value-type="float">
            <text:p>13.209697776</text:p>
          </table:table-cell>
          <table:table-cell office:value-type="float" office:value="729.24" calcext:value-type="float">
            <text:p>729.24</text:p>
          </table:table-cell>
          <table:table-cell office:value-type="float" office:value="91874" calcext:value-type="float">
            <text:p>91874</text:p>
          </table:table-cell>
          <table:table-cell office:value-type="string" calcext:value-type="string">
            <text:p>3136x2352</text:p>
          </table:table-cell>
          <table:table-cell office:value-type="float" office:value="0.0996" calcext:value-type="float">
            <text:p>0.0996</text:p>
          </table:table-cell>
          <table:table-cell office:value-type="string" calcext:value-type="string">
            <text:p>fireworks.png</text:p>
          </table:table-cell>
          <table:table-cell office:value-type="string" calcext:value-type="string">
            <text:p>AVIF</text:p>
          </table:table-cell>
          <table:table-cell office:value-type="float" office:value="33" calcext:value-type="float">
            <text:p>33</text:p>
          </table:table-cell>
          <table:table-cell office:value-type="float" office:value="0.969585410263889" calcext:value-type="float">
            <text:p>0.969585410263889</text:p>
          </table:table-cell>
          <table:table-cell office:value-type="float" office:value="39.2110738291192" calcext:value-type="float">
            <text:p>39.2110738291192</text:p>
          </table:table-cell>
          <table:table-cell office:value-type="float" office:value="7.79781590569901" calcext:value-type="float">
            <text:p>7.79781590569901</text:p>
          </table:table-cell>
        </table:table-row>
        <table:table-row table:style-name="ro1">
          <table:table-cell office:value-type="string" calcext:value-type="string">
            <text:p>fireworks</text:p>
          </table:table-cell>
          <table:table-cell office:value-type="float" office:value="34" calcext:value-type="float">
            <text:p>34</text:p>
          </table:table-cell>
          <table:table-cell office:value-type="float" office:value="13.027490697" calcext:value-type="float">
            <text:p>13.027490697</text:p>
          </table:table-cell>
          <table:table-cell office:value-type="float" office:value="710.77" calcext:value-type="float">
            <text:p>710.77</text:p>
          </table:table-cell>
          <table:table-cell office:value-type="float" office:value="87316" calcext:value-type="float">
            <text:p>87316</text:p>
          </table:table-cell>
          <table:table-cell office:value-type="string" calcext:value-type="string">
            <text:p>3136x2352</text:p>
          </table:table-cell>
          <table:table-cell office:value-type="float" office:value="0.0947" calcext:value-type="float">
            <text:p>0.0947</text:p>
          </table:table-cell>
          <table:table-cell office:value-type="string" calcext:value-type="string">
            <text:p>fireworks.png</text:p>
          </table:table-cell>
          <table:table-cell office:value-type="string" calcext:value-type="string">
            <text:p>AVIF</text:p>
          </table:table-cell>
          <table:table-cell office:value-type="float" office:value="34" calcext:value-type="float">
            <text:p>34</text:p>
          </table:table-cell>
          <table:table-cell office:value-type="float" office:value="0.968999121444593" calcext:value-type="float">
            <text:p>0.968999121444593</text:p>
          </table:table-cell>
          <table:table-cell office:value-type="float" office:value="38.9876117579551" calcext:value-type="float">
            <text:p>38.9876117579551</text:p>
          </table:table-cell>
          <table:table-cell office:value-type="float" office:value="8.20954683956916" calcext:value-type="float">
            <text:p>8.20954683956916</text:p>
          </table:table-cell>
        </table:table-row>
        <table:table-row table:style-name="ro1">
          <table:table-cell office:value-type="string" calcext:value-type="string">
            <text:p>fireworks</text:p>
          </table:table-cell>
          <table:table-cell office:value-type="float" office:value="35" calcext:value-type="float">
            <text:p>35</text:p>
          </table:table-cell>
          <table:table-cell office:value-type="float" office:value="12.778900058" calcext:value-type="float">
            <text:p>12.778900058</text:p>
          </table:table-cell>
          <table:table-cell office:value-type="float" office:value="694" calcext:value-type="float">
            <text:p>694</text:p>
          </table:table-cell>
          <table:table-cell office:value-type="float" office:value="81914" calcext:value-type="float">
            <text:p>81914</text:p>
          </table:table-cell>
          <table:table-cell office:value-type="string" calcext:value-type="string">
            <text:p>3136x2352</text:p>
          </table:table-cell>
          <table:table-cell office:value-type="float" office:value="0.0888" calcext:value-type="float">
            <text:p>0.0888</text:p>
          </table:table-cell>
          <table:table-cell office:value-type="string" calcext:value-type="string">
            <text:p>fireworks.png</text:p>
          </table:table-cell>
          <table:table-cell office:value-type="string" calcext:value-type="string">
            <text:p>AVIF</text:p>
          </table:table-cell>
          <table:table-cell office:value-type="float" office:value="35" calcext:value-type="float">
            <text:p>35</text:p>
          </table:table-cell>
          <table:table-cell office:value-type="float" office:value="0.967450029993217" calcext:value-type="float">
            <text:p>0.967450029993217</text:p>
          </table:table-cell>
          <table:table-cell office:value-type="float" office:value="38.729519973108" calcext:value-type="float">
            <text:p>38.729519973108</text:p>
          </table:table-cell>
          <table:table-cell office:value-type="float" office:value="8.71221056981466" calcext:value-type="float">
            <text:p>8.71221056981466</text:p>
          </table:table-cell>
        </table:table-row>
        <table:table-row table:style-name="ro1">
          <table:table-cell office:value-type="string" calcext:value-type="string">
            <text:p>fireworks</text:p>
          </table:table-cell>
          <table:table-cell office:value-type="float" office:value="36" calcext:value-type="float">
            <text:p>36</text:p>
          </table:table-cell>
          <table:table-cell office:value-type="float" office:value="12.552151002" calcext:value-type="float">
            <text:p>12.552151002</text:p>
          </table:table-cell>
          <table:table-cell office:value-type="float" office:value="678.33" calcext:value-type="float">
            <text:p>678.33</text:p>
          </table:table-cell>
          <table:table-cell office:value-type="float" office:value="76984" calcext:value-type="float">
            <text:p>76984</text:p>
          </table:table-cell>
          <table:table-cell office:value-type="string" calcext:value-type="string">
            <text:p>3136x2352</text:p>
          </table:table-cell>
          <table:table-cell office:value-type="float" office:value="0.0834" calcext:value-type="float">
            <text:p>0.0834</text:p>
          </table:table-cell>
          <table:table-cell office:value-type="string" calcext:value-type="string">
            <text:p>fireworks.png</text:p>
          </table:table-cell>
          <table:table-cell office:value-type="string" calcext:value-type="string">
            <text:p>AVIF</text:p>
          </table:table-cell>
          <table:table-cell office:value-type="float" office:value="36" calcext:value-type="float">
            <text:p>36</text:p>
          </table:table-cell>
          <table:table-cell office:value-type="float" office:value="0.965851645620454" calcext:value-type="float">
            <text:p>0.965851645620454</text:p>
          </table:table-cell>
          <table:table-cell office:value-type="float" office:value="38.4404343254037" calcext:value-type="float">
            <text:p>38.4404343254037</text:p>
          </table:table-cell>
          <table:table-cell office:value-type="float" office:value="9.31187051510655" calcext:value-type="float">
            <text:p>9.31187051510655</text:p>
          </table:table-cell>
        </table:table-row>
        <table:table-row table:style-name="ro1">
          <table:table-cell office:value-type="string" calcext:value-type="string">
            <text:p>fireworks</text:p>
          </table:table-cell>
          <table:table-cell office:value-type="float" office:value="37" calcext:value-type="float">
            <text:p>37</text:p>
          </table:table-cell>
          <table:table-cell office:value-type="float" office:value="12.387104847" calcext:value-type="float">
            <text:p>12.387104847</text:p>
          </table:table-cell>
          <table:table-cell office:value-type="float" office:value="661.1" calcext:value-type="float">
            <text:p>661.1</text:p>
          </table:table-cell>
          <table:table-cell office:value-type="float" office:value="72928" calcext:value-type="float">
            <text:p>72928</text:p>
          </table:table-cell>
          <table:table-cell office:value-type="string" calcext:value-type="string">
            <text:p>3136x2352</text:p>
          </table:table-cell>
          <table:table-cell office:value-type="float" office:value="0.079" calcext:value-type="float">
            <text:p>0.079</text:p>
          </table:table-cell>
          <table:table-cell office:value-type="string" calcext:value-type="string">
            <text:p>fireworks.png</text:p>
          </table:table-cell>
          <table:table-cell office:value-type="string" calcext:value-type="string">
            <text:p>AVIF</text:p>
          </table:table-cell>
          <table:table-cell office:value-type="float" office:value="37" calcext:value-type="float">
            <text:p>37</text:p>
          </table:table-cell>
          <table:table-cell office:value-type="float" office:value="0.965685419202906" calcext:value-type="float">
            <text:p>0.965685419202906</text:p>
          </table:table-cell>
          <table:table-cell office:value-type="float" office:value="38.1780318863229" calcext:value-type="float">
            <text:p>38.1780318863229</text:p>
          </table:table-cell>
          <table:table-cell office:value-type="float" office:value="9.89184203124277" calcext:value-type="float">
            <text:p>9.89184203124277</text:p>
          </table:table-cell>
        </table:table-row>
        <table:table-row table:style-name="ro1">
          <table:table-cell office:value-type="string" calcext:value-type="string">
            <text:p>fireworks</text:p>
          </table:table-cell>
          <table:table-cell office:value-type="float" office:value="38" calcext:value-type="float">
            <text:p>38</text:p>
          </table:table-cell>
          <table:table-cell office:value-type="float" office:value="12.192469789" calcext:value-type="float">
            <text:p>12.192469789</text:p>
          </table:table-cell>
          <table:table-cell office:value-type="float" office:value="651.93" calcext:value-type="float">
            <text:p>651.93</text:p>
          </table:table-cell>
          <table:table-cell office:value-type="float" office:value="69001" calcext:value-type="float">
            <text:p>69001</text:p>
          </table:table-cell>
          <table:table-cell office:value-type="string" calcext:value-type="string">
            <text:p>3136x2352</text:p>
          </table:table-cell>
          <table:table-cell office:value-type="float" office:value="0.0748" calcext:value-type="float">
            <text:p>0.0748</text:p>
          </table:table-cell>
          <table:table-cell office:value-type="string" calcext:value-type="string">
            <text:p>fireworks.png</text:p>
          </table:table-cell>
          <table:table-cell office:value-type="string" calcext:value-type="string">
            <text:p>AVIF</text:p>
          </table:table-cell>
          <table:table-cell office:value-type="float" office:value="38" calcext:value-type="float">
            <text:p>38</text:p>
          </table:table-cell>
          <table:table-cell office:value-type="float" office:value="0.964744347416526" calcext:value-type="float">
            <text:p>0.964744347416526</text:p>
          </table:table-cell>
          <table:table-cell office:value-type="float" office:value="37.8599325002356" calcext:value-type="float">
            <text:p>37.8599325002356</text:p>
          </table:table-cell>
          <table:table-cell office:value-type="float" office:value="10.6435648557893" calcext:value-type="float">
            <text:p>10.6435648557893</text:p>
          </table:table-cell>
        </table:table-row>
        <table:table-row table:style-name="ro1">
          <table:table-cell office:value-type="string" calcext:value-type="string">
            <text:p>fireworks</text:p>
          </table:table-cell>
          <table:table-cell office:value-type="float" office:value="39" calcext:value-type="float">
            <text:p>39</text:p>
          </table:table-cell>
          <table:table-cell office:value-type="float" office:value="12.069388016" calcext:value-type="float">
            <text:p>12.069388016</text:p>
          </table:table-cell>
          <table:table-cell office:value-type="float" office:value="631.96" calcext:value-type="float">
            <text:p>631.96</text:p>
          </table:table-cell>
          <table:table-cell office:value-type="float" office:value="65179" calcext:value-type="float">
            <text:p>65179</text:p>
          </table:table-cell>
          <table:table-cell office:value-type="string" calcext:value-type="string">
            <text:p>3136x2352</text:p>
          </table:table-cell>
          <table:table-cell office:value-type="float" office:value="0.0706" calcext:value-type="float">
            <text:p>0.0706</text:p>
          </table:table-cell>
          <table:table-cell office:value-type="string" calcext:value-type="string">
            <text:p>fireworks.png</text:p>
          </table:table-cell>
          <table:table-cell office:value-type="string" calcext:value-type="string">
            <text:p>AVIF</text:p>
          </table:table-cell>
          <table:table-cell office:value-type="float" office:value="39" calcext:value-type="float">
            <text:p>39</text:p>
          </table:table-cell>
          <table:table-cell office:value-type="float" office:value="0.963518949045297" calcext:value-type="float">
            <text:p>0.963518949045297</text:p>
          </table:table-cell>
          <table:table-cell office:value-type="float" office:value="37.5396109953483" calcext:value-type="float">
            <text:p>37.5396109953483</text:p>
          </table:table-cell>
          <table:table-cell office:value-type="float" office:value="11.458275532258" calcext:value-type="float">
            <text:p>11.458275532258</text:p>
          </table:table-cell>
        </table:table-row>
        <table:table-row table:style-name="ro1">
          <table:table-cell office:value-type="string" calcext:value-type="string">
            <text:p>fireworks</text:p>
          </table:table-cell>
          <table:table-cell office:value-type="float" office:value="40" calcext:value-type="float">
            <text:p>40</text:p>
          </table:table-cell>
          <table:table-cell office:value-type="float" office:value="11.742332382" calcext:value-type="float">
            <text:p>11.742332382</text:p>
          </table:table-cell>
          <table:table-cell office:value-type="float" office:value="615.36" calcext:value-type="float">
            <text:p>615.36</text:p>
          </table:table-cell>
          <table:table-cell office:value-type="float" office:value="61789" calcext:value-type="float">
            <text:p>61789</text:p>
          </table:table-cell>
          <table:table-cell office:value-type="string" calcext:value-type="string">
            <text:p>3136x2352</text:p>
          </table:table-cell>
          <table:table-cell office:value-type="float" office:value="0.067" calcext:value-type="float">
            <text:p>0.067</text:p>
          </table:table-cell>
          <table:table-cell office:value-type="string" calcext:value-type="string">
            <text:p>fireworks.png</text:p>
          </table:table-cell>
          <table:table-cell office:value-type="string" calcext:value-type="string">
            <text:p>AVIF</text:p>
          </table:table-cell>
          <table:table-cell office:value-type="float" office:value="40" calcext:value-type="float">
            <text:p>40</text:p>
          </table:table-cell>
          <table:table-cell office:value-type="float" office:value="0.961107576812538" calcext:value-type="float">
            <text:p>0.961107576812538</text:p>
          </table:table-cell>
          <table:table-cell office:value-type="float" office:value="37.2072044606671" calcext:value-type="float">
            <text:p>37.2072044606671</text:p>
          </table:table-cell>
          <table:table-cell office:value-type="float" office:value="12.369721302105" calcext:value-type="float">
            <text:p>12.369721302105</text:p>
          </table:table-cell>
        </table:table-row>
        <table:table-row table:style-name="ro1">
          <table:table-cell office:value-type="string" calcext:value-type="string">
            <text:p>fireworks</text:p>
          </table:table-cell>
          <table:table-cell office:value-type="float" office:value="41" calcext:value-type="float">
            <text:p>41</text:p>
          </table:table-cell>
          <table:table-cell office:value-type="float" office:value="11.482299487" calcext:value-type="float">
            <text:p>11.482299487</text:p>
          </table:table-cell>
          <table:table-cell office:value-type="float" office:value="599.36" calcext:value-type="float">
            <text:p>599.36</text:p>
          </table:table-cell>
          <table:table-cell office:value-type="float" office:value="58193" calcext:value-type="float">
            <text:p>58193</text:p>
          </table:table-cell>
          <table:table-cell office:value-type="string" calcext:value-type="string">
            <text:p>3136x2352</text:p>
          </table:table-cell>
          <table:table-cell office:value-type="float" office:value="0.0631" calcext:value-type="float">
            <text:p>0.0631</text:p>
          </table:table-cell>
          <table:table-cell office:value-type="string" calcext:value-type="string">
            <text:p>fireworks.png</text:p>
          </table:table-cell>
          <table:table-cell office:value-type="string" calcext:value-type="string">
            <text:p>AVIF</text:p>
          </table:table-cell>
          <table:table-cell office:value-type="float" office:value="41" calcext:value-type="float">
            <text:p>41</text:p>
          </table:table-cell>
          <table:table-cell office:value-type="float" office:value="0.959258535445533" calcext:value-type="float">
            <text:p>0.959258535445533</text:p>
          </table:table-cell>
          <table:table-cell office:value-type="float" office:value="36.8348171915206" calcext:value-type="float">
            <text:p>36.8348171915206</text:p>
          </table:table-cell>
          <table:table-cell office:value-type="float" office:value="13.4771679877308" calcext:value-type="float">
            <text:p>13.4771679877308</text:p>
          </table:table-cell>
        </table:table-row>
        <table:table-row table:style-name="ro1">
          <table:table-cell office:value-type="string" calcext:value-type="string">
            <text:p>fireworks</text:p>
          </table:table-cell>
          <table:table-cell office:value-type="float" office:value="42" calcext:value-type="float">
            <text:p>42</text:p>
          </table:table-cell>
          <table:table-cell office:value-type="float" office:value="11.30893824" calcext:value-type="float">
            <text:p>11.30893824</text:p>
          </table:table-cell>
          <table:table-cell office:value-type="float" office:value="586.29" calcext:value-type="float">
            <text:p>586.29</text:p>
          </table:table-cell>
          <table:table-cell office:value-type="float" office:value="55184" calcext:value-type="float">
            <text:p>55184</text:p>
          </table:table-cell>
          <table:table-cell office:value-type="string" calcext:value-type="string">
            <text:p>3136x2352</text:p>
          </table:table-cell>
          <table:table-cell office:value-type="float" office:value="0.0598" calcext:value-type="float">
            <text:p>0.0598</text:p>
          </table:table-cell>
          <table:table-cell office:value-type="string" calcext:value-type="string">
            <text:p>fireworks.png</text:p>
          </table:table-cell>
          <table:table-cell office:value-type="string" calcext:value-type="string">
            <text:p>AVIF</text:p>
          </table:table-cell>
          <table:table-cell office:value-type="float" office:value="42" calcext:value-type="float">
            <text:p>42</text:p>
          </table:table-cell>
          <table:table-cell office:value-type="float" office:value="0.957696152836361" calcext:value-type="float">
            <text:p>0.957696152836361</text:p>
          </table:table-cell>
          <table:table-cell office:value-type="float" office:value="36.4937767732818" calcext:value-type="float">
            <text:p>36.4937767732818</text:p>
          </table:table-cell>
          <table:table-cell office:value-type="float" office:value="14.5781590298747" calcext:value-type="float">
            <text:p>14.5781590298747</text:p>
          </table:table-cell>
        </table:table-row>
        <table:table-row table:style-name="ro1">
          <table:table-cell office:value-type="string" calcext:value-type="string">
            <text:p>fireworks</text:p>
          </table:table-cell>
          <table:table-cell office:value-type="float" office:value="43" calcext:value-type="float">
            <text:p>43</text:p>
          </table:table-cell>
          <table:table-cell office:value-type="float" office:value="11.163756104" calcext:value-type="float">
            <text:p>11.163756104</text:p>
          </table:table-cell>
          <table:table-cell office:value-type="float" office:value="577.14" calcext:value-type="float">
            <text:p>577.14</text:p>
          </table:table-cell>
          <table:table-cell office:value-type="float" office:value="51995" calcext:value-type="float">
            <text:p>51995</text:p>
          </table:table-cell>
          <table:table-cell office:value-type="string" calcext:value-type="string">
            <text:p>3136x2352</text:p>
          </table:table-cell>
          <table:table-cell office:value-type="float" office:value="0.0563" calcext:value-type="float">
            <text:p>0.0563</text:p>
          </table:table-cell>
          <table:table-cell office:value-type="string" calcext:value-type="string">
            <text:p>fireworks.png</text:p>
          </table:table-cell>
          <table:table-cell office:value-type="string" calcext:value-type="string">
            <text:p>AVIF</text:p>
          </table:table-cell>
          <table:table-cell office:value-type="float" office:value="43" calcext:value-type="float">
            <text:p>43</text:p>
          </table:table-cell>
          <table:table-cell office:value-type="float" office:value="0.95606834208566" calcext:value-type="float">
            <text:p>0.95606834208566</text:p>
          </table:table-cell>
          <table:table-cell office:value-type="float" office:value="36.126040791367" calcext:value-type="float">
            <text:p>36.126040791367</text:p>
          </table:table-cell>
          <table:table-cell office:value-type="float" office:value="15.8663226531046" calcext:value-type="float">
            <text:p>15.8663226531046</text:p>
          </table:table-cell>
        </table:table-row>
        <table:table-row table:style-name="ro1">
          <table:table-cell office:value-type="string" calcext:value-type="string">
            <text:p>fireworks</text:p>
          </table:table-cell>
          <table:table-cell office:value-type="float" office:value="44" calcext:value-type="float">
            <text:p>44</text:p>
          </table:table-cell>
          <table:table-cell office:value-type="float" office:value="10.970819568" calcext:value-type="float">
            <text:p>10.970819568</text:p>
          </table:table-cell>
          <table:table-cell office:value-type="float" office:value="563.15" calcext:value-type="float">
            <text:p>563.15</text:p>
          </table:table-cell>
          <table:table-cell office:value-type="float" office:value="49195" calcext:value-type="float">
            <text:p>49195</text:p>
          </table:table-cell>
          <table:table-cell office:value-type="string" calcext:value-type="string">
            <text:p>3136x2352</text:p>
          </table:table-cell>
          <table:table-cell office:value-type="float" office:value="0.0533" calcext:value-type="float">
            <text:p>0.0533</text:p>
          </table:table-cell>
          <table:table-cell office:value-type="string" calcext:value-type="string">
            <text:p>fireworks.png</text:p>
          </table:table-cell>
          <table:table-cell office:value-type="string" calcext:value-type="string">
            <text:p>AVIF</text:p>
          </table:table-cell>
          <table:table-cell office:value-type="float" office:value="44" calcext:value-type="float">
            <text:p>44</text:p>
          </table:table-cell>
          <table:table-cell office:value-type="float" office:value="0.953985674289031" calcext:value-type="float">
            <text:p>0.953985674289031</text:p>
          </table:table-cell>
          <table:table-cell office:value-type="float" office:value="35.7396604963886" calcext:value-type="float">
            <text:p>35.7396604963886</text:p>
          </table:table-cell>
          <table:table-cell office:value-type="float" office:value="17.342604146782" calcext:value-type="float">
            <text:p>17.342604146782</text:p>
          </table:table-cell>
        </table:table-row>
        <table:table-row table:style-name="ro1">
          <table:table-cell office:value-type="string" calcext:value-type="string">
            <text:p>fireworks</text:p>
          </table:table-cell>
          <table:table-cell office:value-type="float" office:value="45" calcext:value-type="float">
            <text:p>45</text:p>
          </table:table-cell>
          <table:table-cell office:value-type="float" office:value="10.665967477" calcext:value-type="float">
            <text:p>10.665967477</text:p>
          </table:table-cell>
          <table:table-cell office:value-type="float" office:value="546.1" calcext:value-type="float">
            <text:p>546.1</text:p>
          </table:table-cell>
          <table:table-cell office:value-type="float" office:value="46489" calcext:value-type="float">
            <text:p>46489</text:p>
          </table:table-cell>
          <table:table-cell office:value-type="string" calcext:value-type="string">
            <text:p>3136x2352</text:p>
          </table:table-cell>
          <table:table-cell office:value-type="float" office:value="0.0504" calcext:value-type="float">
            <text:p>0.0504</text:p>
          </table:table-cell>
          <table:table-cell office:value-type="string" calcext:value-type="string">
            <text:p>fireworks.png</text:p>
          </table:table-cell>
          <table:table-cell office:value-type="string" calcext:value-type="string">
            <text:p>AVIF</text:p>
          </table:table-cell>
          <table:table-cell office:value-type="float" office:value="45" calcext:value-type="float">
            <text:p>45</text:p>
          </table:table-cell>
          <table:table-cell office:value-type="float" office:value="0.951212956027571" calcext:value-type="float">
            <text:p>0.951212956027571</text:p>
          </table:table-cell>
          <table:table-cell office:value-type="float" office:value="35.3719187513741" calcext:value-type="float">
            <text:p>35.3719187513741</text:p>
          </table:table-cell>
          <table:table-cell office:value-type="float" office:value="18.8750662972459" calcext:value-type="float">
            <text:p>18.8750662972459</text:p>
          </table:table-cell>
        </table:table-row>
        <table:table-row table:style-name="ro1">
          <table:table-cell office:value-type="string" calcext:value-type="string">
            <text:p>fireworks</text:p>
          </table:table-cell>
          <table:table-cell office:value-type="float" office:value="46" calcext:value-type="float">
            <text:p>46</text:p>
          </table:table-cell>
          <table:table-cell office:value-type="float" office:value="10.531128457" calcext:value-type="float">
            <text:p>10.531128457</text:p>
          </table:table-cell>
          <table:table-cell office:value-type="float" office:value="540.29" calcext:value-type="float">
            <text:p>540.29</text:p>
          </table:table-cell>
          <table:table-cell office:value-type="float" office:value="44372" calcext:value-type="float">
            <text:p>44372</text:p>
          </table:table-cell>
          <table:table-cell office:value-type="string" calcext:value-type="string">
            <text:p>3136x2352</text:p>
          </table:table-cell>
          <table:table-cell office:value-type="float" office:value="0.0481" calcext:value-type="float">
            <text:p>0.0481</text:p>
          </table:table-cell>
          <table:table-cell office:value-type="string" calcext:value-type="string">
            <text:p>fireworks.png</text:p>
          </table:table-cell>
          <table:table-cell office:value-type="string" calcext:value-type="string">
            <text:p>AVIF</text:p>
          </table:table-cell>
          <table:table-cell office:value-type="float" office:value="46" calcext:value-type="float">
            <text:p>46</text:p>
          </table:table-cell>
          <table:table-cell office:value-type="float" office:value="0.948335763378889" calcext:value-type="float">
            <text:p>0.948335763378889</text:p>
          </table:table-cell>
          <table:table-cell office:value-type="float" office:value="34.969531574638" calcext:value-type="float">
            <text:p>34.969531574638</text:p>
          </table:table-cell>
          <table:table-cell office:value-type="float" office:value="20.7074777508793" calcext:value-type="float">
            <text:p>20.7074777508793</text:p>
          </table:table-cell>
        </table:table-row>
        <table:table-row table:style-name="ro1">
          <table:table-cell office:value-type="string" calcext:value-type="string">
            <text:p>fireworks</text:p>
          </table:table-cell>
          <table:table-cell office:value-type="float" office:value="47" calcext:value-type="float">
            <text:p>47</text:p>
          </table:table-cell>
          <table:table-cell office:value-type="float" office:value="10.349237977" calcext:value-type="float">
            <text:p>10.349237977</text:p>
          </table:table-cell>
          <table:table-cell office:value-type="float" office:value="524.02" calcext:value-type="float">
            <text:p>524.02</text:p>
          </table:table-cell>
          <table:table-cell office:value-type="float" office:value="41909" calcext:value-type="float">
            <text:p>41909</text:p>
          </table:table-cell>
          <table:table-cell office:value-type="string" calcext:value-type="string">
            <text:p>3136x2352</text:p>
          </table:table-cell>
          <table:table-cell office:value-type="float" office:value="0.0454" calcext:value-type="float">
            <text:p>0.0454</text:p>
          </table:table-cell>
          <table:table-cell office:value-type="string" calcext:value-type="string">
            <text:p>fireworks.png</text:p>
          </table:table-cell>
          <table:table-cell office:value-type="string" calcext:value-type="string">
            <text:p>AVIF</text:p>
          </table:table-cell>
          <table:table-cell office:value-type="float" office:value="47" calcext:value-type="float">
            <text:p>47</text:p>
          </table:table-cell>
          <table:table-cell office:value-type="float" office:value="0.94586857092572" calcext:value-type="float">
            <text:p>0.94586857092572</text:p>
          </table:table-cell>
          <table:table-cell office:value-type="float" office:value="34.6229362772384" calcext:value-type="float">
            <text:p>34.6229362772384</text:p>
          </table:table-cell>
          <table:table-cell office:value-type="float" office:value="22.4278030222506" calcext:value-type="float">
            <text:p>22.4278030222506</text:p>
          </table:table-cell>
        </table:table-row>
        <table:table-row table:style-name="ro1">
          <table:table-cell office:value-type="string" calcext:value-type="string">
            <text:p>fireworks</text:p>
          </table:table-cell>
          <table:table-cell office:value-type="float" office:value="48" calcext:value-type="float">
            <text:p>48</text:p>
          </table:table-cell>
          <table:table-cell office:value-type="float" office:value="10.231728213" calcext:value-type="float">
            <text:p>10.231728213</text:p>
          </table:table-cell>
          <table:table-cell office:value-type="float" office:value="513.66" calcext:value-type="float">
            <text:p>513.66</text:p>
          </table:table-cell>
          <table:table-cell office:value-type="float" office:value="39677" calcext:value-type="float">
            <text:p>39677</text:p>
          </table:table-cell>
          <table:table-cell office:value-type="string" calcext:value-type="string">
            <text:p>3136x2352</text:p>
          </table:table-cell>
          <table:table-cell office:value-type="float" office:value="0.043" calcext:value-type="float">
            <text:p>0.043</text:p>
          </table:table-cell>
          <table:table-cell office:value-type="string" calcext:value-type="string">
            <text:p>fireworks.png</text:p>
          </table:table-cell>
          <table:table-cell office:value-type="string" calcext:value-type="string">
            <text:p>AVIF</text:p>
          </table:table-cell>
          <table:table-cell office:value-type="float" office:value="48" calcext:value-type="float">
            <text:p>48</text:p>
          </table:table-cell>
          <table:table-cell office:value-type="float" office:value="0.942444435667278" calcext:value-type="float">
            <text:p>0.942444435667278</text:p>
          </table:table-cell>
          <table:table-cell office:value-type="float" office:value="34.2476343205861" calcext:value-type="float">
            <text:p>34.2476343205861</text:p>
          </table:table-cell>
          <table:table-cell office:value-type="float" office:value="24.4521431047972" calcext:value-type="float">
            <text:p>24.4521431047972</text:p>
          </table:table-cell>
        </table:table-row>
        <table:table-row table:style-name="ro1">
          <table:table-cell office:value-type="string" calcext:value-type="string">
            <text:p>fireworks</text:p>
          </table:table-cell>
          <table:table-cell office:value-type="float" office:value="49" calcext:value-type="float">
            <text:p>49</text:p>
          </table:table-cell>
          <table:table-cell office:value-type="float" office:value="10.085484776" calcext:value-type="float">
            <text:p>10.085484776</text:p>
          </table:table-cell>
          <table:table-cell office:value-type="float" office:value="503.28" calcext:value-type="float">
            <text:p>503.28</text:p>
          </table:table-cell>
          <table:table-cell office:value-type="float" office:value="37633" calcext:value-type="float">
            <text:p>37633</text:p>
          </table:table-cell>
          <table:table-cell office:value-type="string" calcext:value-type="string">
            <text:p>3136x2352</text:p>
          </table:table-cell>
          <table:table-cell office:value-type="float" office:value="0.0408" calcext:value-type="float">
            <text:p>0.0408</text:p>
          </table:table-cell>
          <table:table-cell office:value-type="string" calcext:value-type="string">
            <text:p>fireworks.png</text:p>
          </table:table-cell>
          <table:table-cell office:value-type="string" calcext:value-type="string">
            <text:p>AVIF</text:p>
          </table:table-cell>
          <table:table-cell office:value-type="float" office:value="49" calcext:value-type="float">
            <text:p>49</text:p>
          </table:table-cell>
          <table:table-cell office:value-type="float" office:value="0.938221849062506" calcext:value-type="float">
            <text:p>0.938221849062506</text:p>
          </table:table-cell>
          <table:table-cell office:value-type="float" office:value="33.8498055581759" calcext:value-type="float">
            <text:p>33.8498055581759</text:p>
          </table:table-cell>
          <table:table-cell office:value-type="float" office:value="26.7978409422868" calcext:value-type="float">
            <text:p>26.7978409422868</text:p>
          </table:table-cell>
        </table:table-row>
        <table:table-row table:style-name="ro1">
          <table:table-cell office:value-type="string" calcext:value-type="string">
            <text:p>fireworks</text:p>
          </table:table-cell>
          <table:table-cell office:value-type="float" office:value="50" calcext:value-type="float">
            <text:p>50</text:p>
          </table:table-cell>
          <table:table-cell office:value-type="float" office:value="9.780765775" calcext:value-type="float">
            <text:p>9.780765775</text:p>
          </table:table-cell>
          <table:table-cell office:value-type="float" office:value="489.99" calcext:value-type="float">
            <text:p>489.99</text:p>
          </table:table-cell>
          <table:table-cell office:value-type="float" office:value="35675" calcext:value-type="float">
            <text:p>35675</text:p>
          </table:table-cell>
          <table:table-cell office:value-type="string" calcext:value-type="string">
            <text:p>3136x2352</text:p>
          </table:table-cell>
          <table:table-cell office:value-type="float" office:value="0.0386" calcext:value-type="float">
            <text:p>0.0386</text:p>
          </table:table-cell>
          <table:table-cell office:value-type="string" calcext:value-type="string">
            <text:p>fireworks.png</text:p>
          </table:table-cell>
          <table:table-cell office:value-type="string" calcext:value-type="string">
            <text:p>AVIF</text:p>
          </table:table-cell>
          <table:table-cell office:value-type="float" office:value="50" calcext:value-type="float">
            <text:p>50</text:p>
          </table:table-cell>
          <table:table-cell office:value-type="float" office:value="0.926419371476095" calcext:value-type="float">
            <text:p>0.926419371476095</text:p>
          </table:table-cell>
          <table:table-cell office:value-type="float" office:value="33.4678706075852" calcext:value-type="float">
            <text:p>33.4678706075852</text:p>
          </table:table-cell>
          <table:table-cell office:value-type="float" office:value="29.2612786664411" calcext:value-type="float">
            <text:p>29.2612786664411</text:p>
          </table:table-cell>
        </table:table-row>
        <table:table-row table:style-name="ro1">
          <table:table-cell office:value-type="string" calcext:value-type="string">
            <text:p>fireworks</text:p>
          </table:table-cell>
          <table:table-cell office:value-type="float" office:value="51" calcext:value-type="float">
            <text:p>51</text:p>
          </table:table-cell>
          <table:table-cell office:value-type="float" office:value="9.646187366" calcext:value-type="float">
            <text:p>9.646187366</text:p>
          </table:table-cell>
          <table:table-cell office:value-type="float" office:value="481.19" calcext:value-type="float">
            <text:p>481.19</text:p>
          </table:table-cell>
          <table:table-cell office:value-type="float" office:value="33596" calcext:value-type="float">
            <text:p>33596</text:p>
          </table:table-cell>
          <table:table-cell office:value-type="string" calcext:value-type="string">
            <text:p>3136x2352</text:p>
          </table:table-cell>
          <table:table-cell office:value-type="float" office:value="0.0364" calcext:value-type="float">
            <text:p>0.0364</text:p>
          </table:table-cell>
          <table:table-cell office:value-type="string" calcext:value-type="string">
            <text:p>fireworks.png</text:p>
          </table:table-cell>
          <table:table-cell office:value-type="string" calcext:value-type="string">
            <text:p>AVIF</text:p>
          </table:table-cell>
          <table:table-cell office:value-type="float" office:value="51" calcext:value-type="float">
            <text:p>51</text:p>
          </table:table-cell>
          <table:table-cell office:value-type="float" office:value="0.924616225619084" calcext:value-type="float">
            <text:p>0.924616225619084</text:p>
          </table:table-cell>
          <table:table-cell office:value-type="float" office:value="33.1193471473632" calcext:value-type="float">
            <text:p>33.1193471473632</text:p>
          </table:table-cell>
          <table:table-cell office:value-type="float" office:value="31.7063059572256" calcext:value-type="float">
            <text:p>31.7063059572256</text:p>
          </table:table-cell>
        </table:table-row>
        <table:table-row table:style-name="ro1">
          <table:table-cell office:value-type="string" calcext:value-type="string">
            <text:p>fireworks</text:p>
          </table:table-cell>
          <table:table-cell office:value-type="float" office:value="52" calcext:value-type="float">
            <text:p>52</text:p>
          </table:table-cell>
          <table:table-cell office:value-type="float" office:value="9.503736475" calcext:value-type="float">
            <text:p>9.503736475</text:p>
          </table:table-cell>
          <table:table-cell office:value-type="float" office:value="472.73" calcext:value-type="float">
            <text:p>472.73</text:p>
          </table:table-cell>
          <table:table-cell office:value-type="float" office:value="31913" calcext:value-type="float">
            <text:p>31913</text:p>
          </table:table-cell>
          <table:table-cell office:value-type="string" calcext:value-type="string">
            <text:p>3136x2352</text:p>
          </table:table-cell>
          <table:table-cell office:value-type="float" office:value="0.0346" calcext:value-type="float">
            <text:p>0.0346</text:p>
          </table:table-cell>
          <table:table-cell office:value-type="string" calcext:value-type="string">
            <text:p>fireworks.png</text:p>
          </table:table-cell>
          <table:table-cell office:value-type="string" calcext:value-type="string">
            <text:p>AVIF</text:p>
          </table:table-cell>
          <table:table-cell office:value-type="float" office:value="52" calcext:value-type="float">
            <text:p>52</text:p>
          </table:table-cell>
          <table:table-cell office:value-type="float" office:value="0.919301812984581" calcext:value-type="float">
            <text:p>0.919301812984581</text:p>
          </table:table-cell>
          <table:table-cell office:value-type="float" office:value="32.7733288299456" calcext:value-type="float">
            <text:p>32.7733288299456</text:p>
          </table:table-cell>
          <table:table-cell office:value-type="float" office:value="34.3358242930463" calcext:value-type="float">
            <text:p>34.3358242930463</text:p>
          </table:table-cell>
        </table:table-row>
        <table:table-row table:style-name="ro1">
          <table:table-cell office:value-type="string" calcext:value-type="string">
            <text:p>fireworks</text:p>
          </table:table-cell>
          <table:table-cell office:value-type="float" office:value="53" calcext:value-type="float">
            <text:p>53</text:p>
          </table:table-cell>
          <table:table-cell office:value-type="float" office:value="9.383825547" calcext:value-type="float">
            <text:p>9.383825547</text:p>
          </table:table-cell>
          <table:table-cell office:value-type="float" office:value="463.92" calcext:value-type="float">
            <text:p>463.92</text:p>
          </table:table-cell>
          <table:table-cell office:value-type="float" office:value="30044" calcext:value-type="float">
            <text:p>30044</text:p>
          </table:table-cell>
          <table:table-cell office:value-type="string" calcext:value-type="string">
            <text:p>3136x2352</text:p>
          </table:table-cell>
          <table:table-cell office:value-type="float" office:value="0.0325" calcext:value-type="float">
            <text:p>0.0325</text:p>
          </table:table-cell>
          <table:table-cell office:value-type="string" calcext:value-type="string">
            <text:p>fireworks.png</text:p>
          </table:table-cell>
          <table:table-cell office:value-type="string" calcext:value-type="string">
            <text:p>AVIF</text:p>
          </table:table-cell>
          <table:table-cell office:value-type="float" office:value="53" calcext:value-type="float">
            <text:p>53</text:p>
          </table:table-cell>
          <table:table-cell office:value-type="float" office:value="0.907991295869908" calcext:value-type="float">
            <text:p>0.907991295869908</text:p>
          </table:table-cell>
          <table:table-cell office:value-type="float" office:value="32.4143162850556" calcext:value-type="float">
            <text:p>32.4143162850556</text:p>
          </table:table-cell>
          <table:table-cell office:value-type="float" office:value="37.2948386306053" calcext:value-type="float">
            <text:p>37.2948386306053</text:p>
          </table:table-cell>
        </table:table-row>
        <table:table-row table:style-name="ro1">
          <table:table-cell office:value-type="string" calcext:value-type="string">
            <text:p>fireworks</text:p>
          </table:table-cell>
          <table:table-cell office:value-type="float" office:value="54" calcext:value-type="float">
            <text:p>54</text:p>
          </table:table-cell>
          <table:table-cell office:value-type="float" office:value="9.288146024" calcext:value-type="float">
            <text:p>9.288146024</text:p>
          </table:table-cell>
          <table:table-cell office:value-type="float" office:value="456.19" calcext:value-type="float">
            <text:p>456.19</text:p>
          </table:table-cell>
          <table:table-cell office:value-type="float" office:value="28336" calcext:value-type="float">
            <text:p>28336</text:p>
          </table:table-cell>
          <table:table-cell office:value-type="string" calcext:value-type="string">
            <text:p>3136x2352</text:p>
          </table:table-cell>
          <table:table-cell office:value-type="float" office:value="0.0307" calcext:value-type="float">
            <text:p>0.0307</text:p>
          </table:table-cell>
          <table:table-cell office:value-type="string" calcext:value-type="string">
            <text:p>fireworks.png</text:p>
          </table:table-cell>
          <table:table-cell office:value-type="string" calcext:value-type="string">
            <text:p>AVIF</text:p>
          </table:table-cell>
          <table:table-cell office:value-type="float" office:value="54" calcext:value-type="float">
            <text:p>54</text:p>
          </table:table-cell>
          <table:table-cell office:value-type="float" office:value="0.904849223074545" calcext:value-type="float">
            <text:p>0.904849223074545</text:p>
          </table:table-cell>
          <table:table-cell office:value-type="float" office:value="32.0995345724174" calcext:value-type="float">
            <text:p>32.0995345724174</text:p>
          </table:table-cell>
          <table:table-cell office:value-type="float" office:value="40.0983870562468" calcext:value-type="float">
            <text:p>40.0983870562468</text:p>
          </table:table-cell>
        </table:table-row>
        <table:table-row table:style-name="ro1">
          <table:table-cell office:value-type="string" calcext:value-type="string">
            <text:p>fireworks</text:p>
          </table:table-cell>
          <table:table-cell office:value-type="float" office:value="55" calcext:value-type="float">
            <text:p>55</text:p>
          </table:table-cell>
          <table:table-cell office:value-type="float" office:value="9.210015389" calcext:value-type="float">
            <text:p>9.210015389</text:p>
          </table:table-cell>
          <table:table-cell office:value-type="float" office:value="450.81" calcext:value-type="float">
            <text:p>450.81</text:p>
          </table:table-cell>
          <table:table-cell office:value-type="float" office:value="26612" calcext:value-type="float">
            <text:p>26612</text:p>
          </table:table-cell>
          <table:table-cell office:value-type="string" calcext:value-type="string">
            <text:p>3136x2352</text:p>
          </table:table-cell>
          <table:table-cell office:value-type="float" office:value="0.0288" calcext:value-type="float">
            <text:p>0.0288</text:p>
          </table:table-cell>
          <table:table-cell office:value-type="string" calcext:value-type="string">
            <text:p>fireworks.png</text:p>
          </table:table-cell>
          <table:table-cell office:value-type="string" calcext:value-type="string">
            <text:p>AVIF</text:p>
          </table:table-cell>
          <table:table-cell office:value-type="float" office:value="55" calcext:value-type="float">
            <text:p>55</text:p>
          </table:table-cell>
          <table:table-cell office:value-type="float" office:value="0.88022083368441" calcext:value-type="float">
            <text:p>0.88022083368441</text:p>
          </table:table-cell>
          <table:table-cell office:value-type="float" office:value="31.76266190923" calcext:value-type="float">
            <text:p>31.76266190923</text:p>
          </table:table-cell>
          <table:table-cell office:value-type="float" office:value="43.3325423308141" calcext:value-type="float">
            <text:p>43.3325423308141</text:p>
          </table:table-cell>
        </table:table-row>
        <table:table-row table:style-name="ro1">
          <table:table-cell office:value-type="string" calcext:value-type="string">
            <text:p>fireworks</text:p>
          </table:table-cell>
          <table:table-cell office:value-type="float" office:value="56" calcext:value-type="float">
            <text:p>56</text:p>
          </table:table-cell>
          <table:table-cell office:value-type="float" office:value="9.110697912" calcext:value-type="float">
            <text:p>9.110697912</text:p>
          </table:table-cell>
          <table:table-cell office:value-type="float" office:value="441.21" calcext:value-type="float">
            <text:p>441.21</text:p>
          </table:table-cell>
          <table:table-cell office:value-type="float" office:value="24950" calcext:value-type="float">
            <text:p>24950</text:p>
          </table:table-cell>
          <table:table-cell office:value-type="string" calcext:value-type="string">
            <text:p>3136x2352</text:p>
          </table:table-cell>
          <table:table-cell office:value-type="float" office:value="0.027" calcext:value-type="float">
            <text:p>0.027</text:p>
          </table:table-cell>
          <table:table-cell office:value-type="string" calcext:value-type="string">
            <text:p>fireworks.png</text:p>
          </table:table-cell>
          <table:table-cell office:value-type="string" calcext:value-type="string">
            <text:p>AVIF</text:p>
          </table:table-cell>
          <table:table-cell office:value-type="float" office:value="56" calcext:value-type="float">
            <text:p>56</text:p>
          </table:table-cell>
          <table:table-cell office:value-type="float" office:value="0.873964675649065" calcext:value-type="float">
            <text:p>0.873964675649065</text:p>
          </table:table-cell>
          <table:table-cell office:value-type="float" office:value="31.4078128206252" calcext:value-type="float">
            <text:p>31.4078128206252</text:p>
          </table:table-cell>
          <table:table-cell office:value-type="float" office:value="47.0217814698158" calcext:value-type="float">
            <text:p>47.0217814698158</text:p>
          </table:table-cell>
        </table:table-row>
        <table:table-row table:style-name="ro1">
          <table:table-cell office:value-type="string" calcext:value-type="string">
            <text:p>fireworks</text:p>
          </table:table-cell>
          <table:table-cell office:value-type="float" office:value="57" calcext:value-type="float">
            <text:p>57</text:p>
          </table:table-cell>
          <table:table-cell office:value-type="float" office:value="8.938745827" calcext:value-type="float">
            <text:p>8.938745827</text:p>
          </table:table-cell>
          <table:table-cell office:value-type="float" office:value="434.17" calcext:value-type="float">
            <text:p>434.17</text:p>
          </table:table-cell>
          <table:table-cell office:value-type="float" office:value="23293" calcext:value-type="float">
            <text:p>23293</text:p>
          </table:table-cell>
          <table:table-cell office:value-type="string" calcext:value-type="string">
            <text:p>3136x2352</text:p>
          </table:table-cell>
          <table:table-cell office:value-type="float" office:value="0.0252" calcext:value-type="float">
            <text:p>0.0252</text:p>
          </table:table-cell>
          <table:table-cell office:value-type="string" calcext:value-type="string">
            <text:p>fireworks.png</text:p>
          </table:table-cell>
          <table:table-cell office:value-type="string" calcext:value-type="string">
            <text:p>AVIF</text:p>
          </table:table-cell>
          <table:table-cell office:value-type="float" office:value="57" calcext:value-type="float">
            <text:p>57</text:p>
          </table:table-cell>
          <table:table-cell office:value-type="float" office:value="0.869068457251691" calcext:value-type="float">
            <text:p>0.869068457251691</text:p>
          </table:table-cell>
          <table:table-cell office:value-type="float" office:value="31.0037938555673" calcext:value-type="float">
            <text:p>31.0037938555673</text:p>
          </table:table-cell>
          <table:table-cell office:value-type="float" office:value="51.6060923598819" calcext:value-type="float">
            <text:p>51.6060923598819</text:p>
          </table:table-cell>
        </table:table-row>
        <table:table-row table:style-name="ro1">
          <table:table-cell office:value-type="string" calcext:value-type="string">
            <text:p>fireworks</text:p>
          </table:table-cell>
          <table:table-cell office:value-type="float" office:value="58" calcext:value-type="float">
            <text:p>58</text:p>
          </table:table-cell>
          <table:table-cell office:value-type="float" office:value="8.744063809" calcext:value-type="float">
            <text:p>8.744063809</text:p>
          </table:table-cell>
          <table:table-cell office:value-type="float" office:value="422.64" calcext:value-type="float">
            <text:p>422.64</text:p>
          </table:table-cell>
          <table:table-cell office:value-type="float" office:value="21391" calcext:value-type="float">
            <text:p>21391</text:p>
          </table:table-cell>
          <table:table-cell office:value-type="string" calcext:value-type="string">
            <text:p>3136x2352</text:p>
          </table:table-cell>
          <table:table-cell office:value-type="float" office:value="0.0232" calcext:value-type="float">
            <text:p>0.0232</text:p>
          </table:table-cell>
          <table:table-cell office:value-type="string" calcext:value-type="string">
            <text:p>fireworks.png</text:p>
          </table:table-cell>
          <table:table-cell office:value-type="string" calcext:value-type="string">
            <text:p>AVIF</text:p>
          </table:table-cell>
          <table:table-cell office:value-type="float" office:value="58" calcext:value-type="float">
            <text:p>58</text:p>
          </table:table-cell>
          <table:table-cell office:value-type="float" office:value="0.863461732333333" calcext:value-type="float">
            <text:p>0.863461732333333</text:p>
          </table:table-cell>
          <table:table-cell office:value-type="float" office:value="30.5315301910842" calcext:value-type="float">
            <text:p>30.5315301910842</text:p>
          </table:table-cell>
          <table:table-cell office:value-type="float" office:value="57.534367326331" calcext:value-type="float">
            <text:p>57.534367326331</text:p>
          </table:table-cell>
        </table:table-row>
        <table:table-row table:style-name="ro1">
          <table:table-cell office:value-type="string" calcext:value-type="string">
            <text:p>fireworks</text:p>
          </table:table-cell>
          <table:table-cell office:value-type="float" office:value="59" calcext:value-type="float">
            <text:p>59</text:p>
          </table:table-cell>
          <table:table-cell office:value-type="float" office:value="8.652281492" calcext:value-type="float">
            <text:p>8.652281492</text:p>
          </table:table-cell>
          <table:table-cell office:value-type="float" office:value="413.98" calcext:value-type="float">
            <text:p>413.98</text:p>
          </table:table-cell>
          <table:table-cell office:value-type="float" office:value="19768" calcext:value-type="float">
            <text:p>19768</text:p>
          </table:table-cell>
          <table:table-cell office:value-type="string" calcext:value-type="string">
            <text:p>3136x2352</text:p>
          </table:table-cell>
          <table:table-cell office:value-type="float" office:value="0.0214" calcext:value-type="float">
            <text:p>0.0214</text:p>
          </table:table-cell>
          <table:table-cell office:value-type="string" calcext:value-type="string">
            <text:p>fireworks.png</text:p>
          </table:table-cell>
          <table:table-cell office:value-type="string" calcext:value-type="string">
            <text:p>AVIF</text:p>
          </table:table-cell>
          <table:table-cell office:value-type="float" office:value="59" calcext:value-type="float">
            <text:p>59</text:p>
          </table:table-cell>
          <table:table-cell office:value-type="float" office:value="0.855021043708336" calcext:value-type="float">
            <text:p>0.855021043708336</text:p>
          </table:table-cell>
          <table:table-cell office:value-type="float" office:value="29.9435703331778" calcext:value-type="float">
            <text:p>29.9435703331778</text:p>
          </table:table-cell>
          <table:table-cell office:value-type="float" office:value="65.875409443114" calcext:value-type="float">
            <text:p>65.875409443114</text:p>
          </table:table-cell>
        </table:table-row>
        <table:table-row table:style-name="ro1">
          <table:table-cell office:value-type="string" calcext:value-type="string">
            <text:p>fireworks</text:p>
          </table:table-cell>
          <table:table-cell office:value-type="float" office:value="60" calcext:value-type="float">
            <text:p>60</text:p>
          </table:table-cell>
          <table:table-cell office:value-type="float" office:value="8.446101166" calcext:value-type="float">
            <text:p>8.446101166</text:p>
          </table:table-cell>
          <table:table-cell office:value-type="float" office:value="398.88" calcext:value-type="float">
            <text:p>398.88</text:p>
          </table:table-cell>
          <table:table-cell office:value-type="float" office:value="17792" calcext:value-type="float">
            <text:p>17792</text:p>
          </table:table-cell>
          <table:table-cell office:value-type="string" calcext:value-type="string">
            <text:p>3136x2352</text:p>
          </table:table-cell>
          <table:table-cell office:value-type="float" office:value="0.0192" calcext:value-type="float">
            <text:p>0.0192</text:p>
          </table:table-cell>
          <table:table-cell office:value-type="string" calcext:value-type="string">
            <text:p>fireworks.png</text:p>
          </table:table-cell>
          <table:table-cell office:value-type="string" calcext:value-type="string">
            <text:p>AVIF</text:p>
          </table:table-cell>
          <table:table-cell office:value-type="float" office:value="60" calcext:value-type="float">
            <text:p>60</text:p>
          </table:table-cell>
          <table:table-cell office:value-type="float" office:value="0.856236675086035" calcext:value-type="float">
            <text:p>0.856236675086035</text:p>
          </table:table-cell>
          <table:table-cell office:value-type="float" office:value="29.41315890761" calcext:value-type="float">
            <text:p>29.41315890761</text:p>
          </table:table-cell>
          <table:table-cell office:value-type="float" office:value="74.4328194686676" calcext:value-type="float">
            <text:p>74.4328194686676</text:p>
          </table:table-cell>
        </table:table-row>
        <table:table-row table:style-name="ro1">
          <table:table-cell office:value-type="string" calcext:value-type="string">
            <text:p>fireworks</text:p>
          </table:table-cell>
          <table:table-cell office:value-type="float" office:value="61" calcext:value-type="float">
            <text:p>61</text:p>
          </table:table-cell>
          <table:table-cell office:value-type="float" office:value="8.349067293" calcext:value-type="float">
            <text:p>8.349067293</text:p>
          </table:table-cell>
          <table:table-cell office:value-type="float" office:value="395.22" calcext:value-type="float">
            <text:p>395.22</text:p>
          </table:table-cell>
          <table:table-cell office:value-type="float" office:value="16026" calcext:value-type="float">
            <text:p>16026</text:p>
          </table:table-cell>
          <table:table-cell office:value-type="string" calcext:value-type="string">
            <text:p>3136x2352</text:p>
          </table:table-cell>
          <table:table-cell office:value-type="float" office:value="0.0173" calcext:value-type="float">
            <text:p>0.0173</text:p>
          </table:table-cell>
          <table:table-cell office:value-type="string" calcext:value-type="string">
            <text:p>fireworks.png</text:p>
          </table:table-cell>
          <table:table-cell office:value-type="string" calcext:value-type="string">
            <text:p>AVIF</text:p>
          </table:table-cell>
          <table:table-cell office:value-type="float" office:value="61" calcext:value-type="float">
            <text:p>61</text:p>
          </table:table-cell>
          <table:table-cell office:value-type="float" office:value="0.830012344826172" calcext:value-type="float">
            <text:p>0.830012344826172</text:p>
          </table:table-cell>
          <table:table-cell office:value-type="float" office:value="28.8001320495907" calcext:value-type="float">
            <text:p>28.8001320495907</text:p>
          </table:table-cell>
          <table:table-cell office:value-type="float" office:value="85.7170381120135" calcext:value-type="float">
            <text:p>85.7170381120135</text:p>
          </table:table-cell>
        </table:table-row>
        <table:table-row table:style-name="ro1">
          <table:table-cell office:value-type="string" calcext:value-type="string">
            <text:p>fireworks</text:p>
          </table:table-cell>
          <table:table-cell office:value-type="float" office:value="62" calcext:value-type="float">
            <text:p>62</text:p>
          </table:table-cell>
          <table:table-cell office:value-type="float" office:value="8.182995257" calcext:value-type="float">
            <text:p>8.182995257</text:p>
          </table:table-cell>
          <table:table-cell office:value-type="float" office:value="381.24" calcext:value-type="float">
            <text:p>381.24</text:p>
          </table:table-cell>
          <table:table-cell office:value-type="float" office:value="13587" calcext:value-type="float">
            <text:p>13587</text:p>
          </table:table-cell>
          <table:table-cell office:value-type="string" calcext:value-type="string">
            <text:p>3136x2352</text:p>
          </table:table-cell>
          <table:table-cell office:value-type="float" office:value="0.0147" calcext:value-type="float">
            <text:p>0.0147</text:p>
          </table:table-cell>
          <table:table-cell office:value-type="string" calcext:value-type="string">
            <text:p>fireworks.png</text:p>
          </table:table-cell>
          <table:table-cell office:value-type="string" calcext:value-type="string">
            <text:p>AVIF</text:p>
          </table:table-cell>
          <table:table-cell office:value-type="float" office:value="62" calcext:value-type="float">
            <text:p>62</text:p>
          </table:table-cell>
          <table:table-cell office:value-type="float" office:value="0.837611546711237" calcext:value-type="float">
            <text:p>0.837611546711237</text:p>
          </table:table-cell>
          <table:table-cell office:value-type="float" office:value="27.7591859472385" calcext:value-type="float">
            <text:p>27.7591859472385</text:p>
          </table:table-cell>
          <table:table-cell office:value-type="float" office:value="108.933577390352" calcext:value-type="float">
            <text:p>108.933577390352</text:p>
          </table:table-cell>
        </table:table-row>
        <table:table-row table:style-name="ro1">
          <table:table-cell office:value-type="string" calcext:value-type="string">
            <text:p>fireworks</text:p>
          </table:table-cell>
          <table:table-cell office:value-type="float" office:value="63" calcext:value-type="float">
            <text:p>63</text:p>
          </table:table-cell>
          <table:table-cell office:value-type="float" office:value="7.84808562" calcext:value-type="float">
            <text:p>7.84808562</text:p>
          </table:table-cell>
          <table:table-cell office:value-type="float" office:value="363.21" calcext:value-type="float">
            <text:p>363.21</text:p>
          </table:table-cell>
          <table:table-cell office:value-type="float" office:value="10780" calcext:value-type="float">
            <text:p>10780</text:p>
          </table:table-cell>
          <table:table-cell office:value-type="string" calcext:value-type="string">
            <text:p>3136x2352</text:p>
          </table:table-cell>
          <table:table-cell office:value-type="float" office:value="0.0116" calcext:value-type="float">
            <text:p>0.0116</text:p>
          </table:table-cell>
          <table:table-cell office:value-type="string" calcext:value-type="string">
            <text:p>fireworks.png</text:p>
          </table:table-cell>
          <table:table-cell office:value-type="string" calcext:value-type="string">
            <text:p>AVIF</text:p>
          </table:table-cell>
          <table:table-cell office:value-type="float" office:value="63" calcext:value-type="float">
            <text:p>63</text:p>
          </table:table-cell>
          <table:table-cell office:value-type="float" office:value="0.756186582714645" calcext:value-type="float">
            <text:p>0.756186582714645</text:p>
          </table:table-cell>
          <table:table-cell office:value-type="float" office:value="25.9954023936905" calcext:value-type="float">
            <text:p>25.9954023936905</text:p>
          </table:table-cell>
          <table:table-cell office:value-type="float" office:value="163.508419840619" calcext:value-type="float">
            <text:p>163.508419840619</text:p>
          </table:table-cell>
        </table:table-row>
        <table:table-row table:style-name="ro1">
          <table:table-cell office:value-type="string" calcext:value-type="string">
            <text:p>flower_foveon</text:p>
          </table:table-cell>
          <table:table-cell office:value-type="float" office:value="0" calcext:value-type="float">
            <text:p>0</text:p>
          </table:table-cell>
          <table:table-cell office:value-type="float" office:value="12.241714791" calcext:value-type="float">
            <text:p>12.241714791</text:p>
          </table:table-cell>
          <table:table-cell office:value-type="float" office:value="827.29" calcext:value-type="float">
            <text:p>827.29</text:p>
          </table:table-cell>
          <table:table-cell office:value-type="float" office:value="1246088" calcext:value-type="float">
            <text:p>1246088</text:p>
          </table:table-cell>
          <table:table-cell office:value-type="string" calcext:value-type="string">
            <text:p>2268x1512</text:p>
          </table:table-cell>
          <table:table-cell office:value-type="float" office:value="2.9069" calcext:value-type="float">
            <text:p>2.9069</text:p>
          </table:table-cell>
          <table:table-cell office:value-type="string" calcext:value-type="string">
            <text:p>flower_foveon.png</text:p>
          </table:table-cell>
          <table:table-cell office:value-type="string" calcext:value-type="string">
            <text:p>AVIF</text:p>
          </table:table-cell>
          <table:table-cell office:value-type="float" office:value="0" calcext:value-type="float">
            <text:p>0</text:p>
          </table:table-cell>
          <table:table-cell office:value-type="float" office:value="0.996828372903188" calcext:value-type="float">
            <text:p>0.996828372903188</text:p>
          </table:table-cell>
          <table:table-cell office:value-type="float" office:value="52.9662150373482" calcext:value-type="float">
            <text:p>52.9662150373482</text:p>
          </table:table-cell>
          <table:table-cell office:value-type="float" office:value="0.328442127879959" calcext:value-type="float">
            <text:p>0.328442127879959</text:p>
          </table:table-cell>
        </table:table-row>
        <table:table-row table:style-name="ro1">
          <table:table-cell office:value-type="string" calcext:value-type="string">
            <text:p>flower_foveon</text:p>
          </table:table-cell>
          <table:table-cell office:value-type="float" office:value="1" calcext:value-type="float">
            <text:p>1</text:p>
          </table:table-cell>
          <table:table-cell office:value-type="float" office:value="18.052062632" calcext:value-type="float">
            <text:p>18.052062632</text:p>
          </table:table-cell>
          <table:table-cell office:value-type="float" office:value="191.64" calcext:value-type="float">
            <text:p>191.64</text:p>
          </table:table-cell>
          <table:table-cell office:value-type="float" office:value="920421" calcext:value-type="float">
            <text:p>920421</text:p>
          </table:table-cell>
          <table:table-cell office:value-type="string" calcext:value-type="string">
            <text:p>2268x1512</text:p>
          </table:table-cell>
          <table:table-cell office:value-type="float" office:value="2.1472" calcext:value-type="float">
            <text:p>2.1472</text:p>
          </table:table-cell>
          <table:table-cell office:value-type="string" calcext:value-type="string">
            <text:p>flower_foveon.png</text:p>
          </table:table-cell>
          <table:table-cell office:value-type="string" calcext:value-type="string">
            <text:p>AVIF</text:p>
          </table:table-cell>
          <table:table-cell office:value-type="float" office:value="1" calcext:value-type="float">
            <text:p>1</text:p>
          </table:table-cell>
          <table:table-cell office:value-type="float" office:value="0.992765171721392" calcext:value-type="float">
            <text:p>0.992765171721392</text:p>
          </table:table-cell>
          <table:table-cell office:value-type="float" office:value="49.0490684921707" calcext:value-type="float">
            <text:p>49.0490684921707</text:p>
          </table:table-cell>
          <table:table-cell office:value-type="float" office:value="0.809419218075891" calcext:value-type="float">
            <text:p>0.809419218075891</text:p>
          </table:table-cell>
        </table:table-row>
        <table:table-row table:style-name="ro1">
          <table:table-cell office:value-type="string" calcext:value-type="string">
            <text:p>flower_foveon</text:p>
          </table:table-cell>
          <table:table-cell office:value-type="float" office:value="2" calcext:value-type="float">
            <text:p>2</text:p>
          </table:table-cell>
          <table:table-cell office:value-type="float" office:value="17.728932234" calcext:value-type="float">
            <text:p>17.728932234</text:p>
          </table:table-cell>
          <table:table-cell office:value-type="float" office:value="182.24" calcext:value-type="float">
            <text:p>182.24</text:p>
          </table:table-cell>
          <table:table-cell office:value-type="float" office:value="617596" calcext:value-type="float">
            <text:p>617596</text:p>
          </table:table-cell>
          <table:table-cell office:value-type="string" calcext:value-type="string">
            <text:p>2268x1512</text:p>
          </table:table-cell>
          <table:table-cell office:value-type="float" office:value="1.4407" calcext:value-type="float">
            <text:p>1.4407</text:p>
          </table:table-cell>
          <table:table-cell office:value-type="string" calcext:value-type="string">
            <text:p>flower_foveon.png</text:p>
          </table:table-cell>
          <table:table-cell office:value-type="string" calcext:value-type="string">
            <text:p>AVIF</text:p>
          </table:table-cell>
          <table:table-cell office:value-type="float" office:value="2" calcext:value-type="float">
            <text:p>2</text:p>
          </table:table-cell>
          <table:table-cell office:value-type="float" office:value="0.991742504123359" calcext:value-type="float">
            <text:p>0.991742504123359</text:p>
          </table:table-cell>
          <table:table-cell office:value-type="float" office:value="48.5015104445051" calcext:value-type="float">
            <text:p>48.5015104445051</text:p>
          </table:table-cell>
          <table:table-cell office:value-type="float" office:value="0.918183145457543" calcext:value-type="float">
            <text:p>0.918183145457543</text:p>
          </table:table-cell>
        </table:table-row>
        <table:table-row table:style-name="ro1">
          <table:table-cell office:value-type="string" calcext:value-type="string">
            <text:p>flower_foveon</text:p>
          </table:table-cell>
          <table:table-cell office:value-type="float" office:value="3" calcext:value-type="float">
            <text:p>3</text:p>
          </table:table-cell>
          <table:table-cell office:value-type="float" office:value="19.180127824" calcext:value-type="float">
            <text:p>19.180127824</text:p>
          </table:table-cell>
          <table:table-cell office:value-type="float" office:value="277.72" calcext:value-type="float">
            <text:p>277.72</text:p>
          </table:table-cell>
          <table:table-cell office:value-type="float" office:value="383039" calcext:value-type="float">
            <text:p>383039</text:p>
          </table:table-cell>
          <table:table-cell office:value-type="string" calcext:value-type="string">
            <text:p>2268x1512</text:p>
          </table:table-cell>
          <table:table-cell office:value-type="float" office:value="0.8935" calcext:value-type="float">
            <text:p>0.8935</text:p>
          </table:table-cell>
          <table:table-cell office:value-type="string" calcext:value-type="string">
            <text:p>flower_foveon.png</text:p>
          </table:table-cell>
          <table:table-cell office:value-type="string" calcext:value-type="string">
            <text:p>AVIF</text:p>
          </table:table-cell>
          <table:table-cell office:value-type="float" office:value="3" calcext:value-type="float">
            <text:p>3</text:p>
          </table:table-cell>
          <table:table-cell office:value-type="float" office:value="0.9905707444074" calcext:value-type="float">
            <text:p>0.9905707444074</text:p>
          </table:table-cell>
          <table:table-cell office:value-type="float" office:value="47.9091130507701" calcext:value-type="float">
            <text:p>47.9091130507701</text:p>
          </table:table-cell>
          <table:table-cell office:value-type="float" office:value="1.05237144583485" calcext:value-type="float">
            <text:p>1.05237144583485</text:p>
          </table:table-cell>
        </table:table-row>
        <table:table-row table:style-name="ro1">
          <table:table-cell office:value-type="string" calcext:value-type="string">
            <text:p>flower_foveon</text:p>
          </table:table-cell>
          <table:table-cell office:value-type="float" office:value="4" calcext:value-type="float">
            <text:p>4</text:p>
          </table:table-cell>
          <table:table-cell office:value-type="float" office:value="17.588178215" calcext:value-type="float">
            <text:p>17.588178215</text:p>
          </table:table-cell>
          <table:table-cell office:value-type="float" office:value="162.56" calcext:value-type="float">
            <text:p>162.56</text:p>
          </table:table-cell>
          <table:table-cell office:value-type="float" office:value="277002" calcext:value-type="float">
            <text:p>277002</text:p>
          </table:table-cell>
          <table:table-cell office:value-type="string" calcext:value-type="string">
            <text:p>2268x1512</text:p>
          </table:table-cell>
          <table:table-cell office:value-type="float" office:value="0.6462" calcext:value-type="float">
            <text:p>0.6462</text:p>
          </table:table-cell>
          <table:table-cell office:value-type="string" calcext:value-type="string">
            <text:p>flower_foveon.png</text:p>
          </table:table-cell>
          <table:table-cell office:value-type="string" calcext:value-type="string">
            <text:p>AVIF</text:p>
          </table:table-cell>
          <table:table-cell office:value-type="float" office:value="4" calcext:value-type="float">
            <text:p>4</text:p>
          </table:table-cell>
          <table:table-cell office:value-type="float" office:value="0.989428695641289" calcext:value-type="float">
            <text:p>0.989428695641289</text:p>
          </table:table-cell>
          <table:table-cell office:value-type="float" office:value="47.3945870214483" calcext:value-type="float">
            <text:p>47.3945870214483</text:p>
          </table:table-cell>
          <table:table-cell office:value-type="float" office:value="1.18473620014993" calcext:value-type="float">
            <text:p>1.18473620014993</text:p>
          </table:table-cell>
        </table:table-row>
        <table:table-row table:style-name="ro1">
          <table:table-cell office:value-type="string" calcext:value-type="string">
            <text:p>flower_foveon</text:p>
          </table:table-cell>
          <table:table-cell office:value-type="float" office:value="5" calcext:value-type="float">
            <text:p>5</text:p>
          </table:table-cell>
          <table:table-cell office:value-type="float" office:value="15.411035919" calcext:value-type="float">
            <text:p>15.411035919</text:p>
          </table:table-cell>
          <table:table-cell office:value-type="float" office:value="10.63" calcext:value-type="float">
            <text:p>10.63</text:p>
          </table:table-cell>
          <table:table-cell office:value-type="float" office:value="202903" calcext:value-type="float">
            <text:p>202903</text:p>
          </table:table-cell>
          <table:table-cell office:value-type="string" calcext:value-type="string">
            <text:p>2268x1512</text:p>
          </table:table-cell>
          <table:table-cell office:value-type="float" office:value="0.4733" calcext:value-type="float">
            <text:p>0.4733</text:p>
          </table:table-cell>
          <table:table-cell office:value-type="string" calcext:value-type="string">
            <text:p>flower_foveon.png</text:p>
          </table:table-cell>
          <table:table-cell office:value-type="string" calcext:value-type="string">
            <text:p>AVIF</text:p>
          </table:table-cell>
          <table:table-cell office:value-type="float" office:value="5" calcext:value-type="float">
            <text:p>5</text:p>
          </table:table-cell>
          <table:table-cell office:value-type="float" office:value="0.988519603462292" calcext:value-type="float">
            <text:p>0.988519603462292</text:p>
          </table:table-cell>
          <table:table-cell office:value-type="float" office:value="46.937888265388" calcext:value-type="float">
            <text:p>46.937888265388</text:p>
          </table:table-cell>
          <table:table-cell office:value-type="float" office:value="1.31610801613741" calcext:value-type="float">
            <text:p>1.31610801613741</text:p>
          </table:table-cell>
        </table:table-row>
        <table:table-row table:style-name="ro1">
          <table:table-cell office:value-type="string" calcext:value-type="string">
            <text:p>flower_foveon</text:p>
          </table:table-cell>
          <table:table-cell office:value-type="float" office:value="6" calcext:value-type="float">
            <text:p>6</text:p>
          </table:table-cell>
          <table:table-cell office:value-type="float" office:value="14.104868133" calcext:value-type="float">
            <text:p>14.104868133</text:p>
          </table:table-cell>
          <table:table-cell office:value-type="float" office:value="916.91" calcext:value-type="float">
            <text:p>916.91</text:p>
          </table:table-cell>
          <table:table-cell office:value-type="float" office:value="169952" calcext:value-type="float">
            <text:p>169952</text:p>
          </table:table-cell>
          <table:table-cell office:value-type="string" calcext:value-type="string">
            <text:p>2268x1512</text:p>
          </table:table-cell>
          <table:table-cell office:value-type="float" office:value="0.3964" calcext:value-type="float">
            <text:p>0.3964</text:p>
          </table:table-cell>
          <table:table-cell office:value-type="string" calcext:value-type="string">
            <text:p>flower_foveon.png</text:p>
          </table:table-cell>
          <table:table-cell office:value-type="string" calcext:value-type="string">
            <text:p>AVIF</text:p>
          </table:table-cell>
          <table:table-cell office:value-type="float" office:value="6" calcext:value-type="float">
            <text:p>6</text:p>
          </table:table-cell>
          <table:table-cell office:value-type="float" office:value="0.987819504916635" calcext:value-type="float">
            <text:p>0.987819504916635</text:p>
          </table:table-cell>
          <table:table-cell office:value-type="float" office:value="46.5608618367049" calcext:value-type="float">
            <text:p>46.5608618367049</text:p>
          </table:table-cell>
          <table:table-cell office:value-type="float" office:value="1.43547018716037" calcext:value-type="float">
            <text:p>1.43547018716037</text:p>
          </table:table-cell>
        </table:table-row>
        <table:table-row table:style-name="ro1">
          <table:table-cell office:value-type="string" calcext:value-type="string">
            <text:p>flower_foveon</text:p>
          </table:table-cell>
          <table:table-cell office:value-type="float" office:value="7" calcext:value-type="float">
            <text:p>7</text:p>
          </table:table-cell>
          <table:table-cell office:value-type="float" office:value="12.569650828" calcext:value-type="float">
            <text:p>12.569650828</text:p>
          </table:table-cell>
          <table:table-cell office:value-type="float" office:value="796.93" calcext:value-type="float">
            <text:p>796.93</text:p>
          </table:table-cell>
          <table:table-cell office:value-type="float" office:value="141520" calcext:value-type="float">
            <text:p>141520</text:p>
          </table:table-cell>
          <table:table-cell office:value-type="string" calcext:value-type="string">
            <text:p>2268x1512</text:p>
          </table:table-cell>
          <table:table-cell office:value-type="float" office:value="0.3301" calcext:value-type="float">
            <text:p>0.3301</text:p>
          </table:table-cell>
          <table:table-cell office:value-type="string" calcext:value-type="string">
            <text:p>flower_foveon.png</text:p>
          </table:table-cell>
          <table:table-cell office:value-type="string" calcext:value-type="string">
            <text:p>AVIF</text:p>
          </table:table-cell>
          <table:table-cell office:value-type="float" office:value="7" calcext:value-type="float">
            <text:p>7</text:p>
          </table:table-cell>
          <table:table-cell office:value-type="float" office:value="0.987473854456621" calcext:value-type="float">
            <text:p>0.987473854456621</text:p>
          </table:table-cell>
          <table:table-cell office:value-type="float" office:value="46.2898483260023" calcext:value-type="float">
            <text:p>46.2898483260023</text:p>
          </table:table-cell>
          <table:table-cell office:value-type="float" office:value="1.52790210162712" calcext:value-type="float">
            <text:p>1.52790210162712</text:p>
          </table:table-cell>
        </table:table-row>
        <table:table-row table:style-name="ro1">
          <table:table-cell office:value-type="string" calcext:value-type="string">
            <text:p>flower_foveon</text:p>
          </table:table-cell>
          <table:table-cell office:value-type="float" office:value="8" calcext:value-type="float">
            <text:p>8</text:p>
          </table:table-cell>
          <table:table-cell office:value-type="float" office:value="11.763284653" calcext:value-type="float">
            <text:p>11.763284653</text:p>
          </table:table-cell>
          <table:table-cell office:value-type="float" office:value="725.68" calcext:value-type="float">
            <text:p>725.68</text:p>
          </table:table-cell>
          <table:table-cell office:value-type="float" office:value="125655" calcext:value-type="float">
            <text:p>125655</text:p>
          </table:table-cell>
          <table:table-cell office:value-type="string" calcext:value-type="string">
            <text:p>2268x1512</text:p>
          </table:table-cell>
          <table:table-cell office:value-type="float" office:value="0.2931" calcext:value-type="float">
            <text:p>0.2931</text:p>
          </table:table-cell>
          <table:table-cell office:value-type="string" calcext:value-type="string">
            <text:p>flower_foveon.png</text:p>
          </table:table-cell>
          <table:table-cell office:value-type="string" calcext:value-type="string">
            <text:p>AVIF</text:p>
          </table:table-cell>
          <table:table-cell office:value-type="float" office:value="8" calcext:value-type="float">
            <text:p>8</text:p>
          </table:table-cell>
          <table:table-cell office:value-type="float" office:value="0.987083221838855" calcext:value-type="float">
            <text:p>0.987083221838855</text:p>
          </table:table-cell>
          <table:table-cell office:value-type="float" office:value="46.0225222145435" calcext:value-type="float">
            <text:p>46.0225222145435</text:p>
          </table:table-cell>
          <table:table-cell office:value-type="float" office:value="1.62490561496661" calcext:value-type="float">
            <text:p>1.62490561496661</text:p>
          </table:table-cell>
        </table:table-row>
        <table:table-row table:style-name="ro1">
          <table:table-cell office:value-type="string" calcext:value-type="string">
            <text:p>flower_foveon</text:p>
          </table:table-cell>
          <table:table-cell office:value-type="float" office:value="9" calcext:value-type="float">
            <text:p>9</text:p>
          </table:table-cell>
          <table:table-cell office:value-type="float" office:value="10.961353874" calcext:value-type="float">
            <text:p>10.961353874</text:p>
          </table:table-cell>
          <table:table-cell office:value-type="float" office:value="672.92" calcext:value-type="float">
            <text:p>672.92</text:p>
          </table:table-cell>
          <table:table-cell office:value-type="float" office:value="111151" calcext:value-type="float">
            <text:p>111151</text:p>
          </table:table-cell>
          <table:table-cell office:value-type="string" calcext:value-type="string">
            <text:p>2268x1512</text:p>
          </table:table-cell>
          <table:table-cell office:value-type="float" office:value="0.2593" calcext:value-type="float">
            <text:p>0.2593</text:p>
          </table:table-cell>
          <table:table-cell office:value-type="string" calcext:value-type="string">
            <text:p>flower_foveon.png</text:p>
          </table:table-cell>
          <table:table-cell office:value-type="string" calcext:value-type="string">
            <text:p>AVIF</text:p>
          </table:table-cell>
          <table:table-cell office:value-type="float" office:value="9" calcext:value-type="float">
            <text:p>9</text:p>
          </table:table-cell>
          <table:table-cell office:value-type="float" office:value="0.986639378445727" calcext:value-type="float">
            <text:p>0.986639378445727</text:p>
          </table:table-cell>
          <table:table-cell office:value-type="float" office:value="45.7281165532345" calcext:value-type="float">
            <text:p>45.7281165532345</text:p>
          </table:table-cell>
          <table:table-cell office:value-type="float" office:value="1.7388763690204" calcext:value-type="float">
            <text:p>1.7388763690204</text:p>
          </table:table-cell>
        </table:table-row>
        <table:table-row table:style-name="ro1">
          <table:table-cell office:value-type="string" calcext:value-type="string">
            <text:p>flower_foveon</text:p>
          </table:table-cell>
          <table:table-cell office:value-type="float" office:value="10" calcext:value-type="float">
            <text:p>10</text:p>
          </table:table-cell>
          <table:table-cell office:value-type="float" office:value="10.323533529" calcext:value-type="float">
            <text:p>10.323533529</text:p>
          </table:table-cell>
          <table:table-cell office:value-type="float" office:value="622.95" calcext:value-type="float">
            <text:p>622.95</text:p>
          </table:table-cell>
          <table:table-cell office:value-type="float" office:value="101821" calcext:value-type="float">
            <text:p>101821</text:p>
          </table:table-cell>
          <table:table-cell office:value-type="string" calcext:value-type="string">
            <text:p>2268x1512</text:p>
          </table:table-cell>
          <table:table-cell office:value-type="float" office:value="0.2375" calcext:value-type="float">
            <text:p>0.2375</text:p>
          </table:table-cell>
          <table:table-cell office:value-type="string" calcext:value-type="string">
            <text:p>flower_foveon.png</text:p>
          </table:table-cell>
          <table:table-cell office:value-type="string" calcext:value-type="string">
            <text:p>AVIF</text:p>
          </table:table-cell>
          <table:table-cell office:value-type="float" office:value="10" calcext:value-type="float">
            <text:p>10</text:p>
          </table:table-cell>
          <table:table-cell office:value-type="float" office:value="0.986331936204066" calcext:value-type="float">
            <text:p>0.986331936204066</text:p>
          </table:table-cell>
          <table:table-cell office:value-type="float" office:value="45.5126870905682" calcext:value-type="float">
            <text:p>45.5126870905682</text:p>
          </table:table-cell>
          <table:table-cell office:value-type="float" office:value="1.8273075634003" calcext:value-type="float">
            <text:p>1.8273075634003</text:p>
          </table:table-cell>
        </table:table-row>
        <table:table-row table:style-name="ro1">
          <table:table-cell office:value-type="string" calcext:value-type="string">
            <text:p>flower_foveon</text:p>
          </table:table-cell>
          <table:table-cell office:value-type="float" office:value="11" calcext:value-type="float">
            <text:p>11</text:p>
          </table:table-cell>
          <table:table-cell office:value-type="float" office:value="9.841377464" calcext:value-type="float">
            <text:p>9.841377464</text:p>
          </table:table-cell>
          <table:table-cell office:value-type="float" office:value="574.39" calcext:value-type="float">
            <text:p>574.39</text:p>
          </table:table-cell>
          <table:table-cell office:value-type="float" office:value="94048" calcext:value-type="float">
            <text:p>94048</text:p>
          </table:table-cell>
          <table:table-cell office:value-type="string" calcext:value-type="string">
            <text:p>2268x1512</text:p>
          </table:table-cell>
          <table:table-cell office:value-type="float" office:value="0.2194" calcext:value-type="float">
            <text:p>0.2194</text:p>
          </table:table-cell>
          <table:table-cell office:value-type="string" calcext:value-type="string">
            <text:p>flower_foveon.png</text:p>
          </table:table-cell>
          <table:table-cell office:value-type="string" calcext:value-type="string">
            <text:p>AVIF</text:p>
          </table:table-cell>
          <table:table-cell office:value-type="float" office:value="11" calcext:value-type="float">
            <text:p>11</text:p>
          </table:table-cell>
          <table:table-cell office:value-type="float" office:value="0.985996263433515" calcext:value-type="float">
            <text:p>0.985996263433515</text:p>
          </table:table-cell>
          <table:table-cell office:value-type="float" office:value="45.2855039221654" calcext:value-type="float">
            <text:p>45.2855039221654</text:p>
          </table:table-cell>
          <table:table-cell office:value-type="float" office:value="1.92543990618653" calcext:value-type="float">
            <text:p>1.92543990618653</text:p>
          </table:table-cell>
        </table:table-row>
        <table:table-row table:style-name="ro1">
          <table:table-cell office:value-type="string" calcext:value-type="string">
            <text:p>flower_foveon</text:p>
          </table:table-cell>
          <table:table-cell office:value-type="float" office:value="12" calcext:value-type="float">
            <text:p>12</text:p>
          </table:table-cell>
          <table:table-cell office:value-type="float" office:value="9.368358554" calcext:value-type="float">
            <text:p>9.368358554</text:p>
          </table:table-cell>
          <table:table-cell office:value-type="float" office:value="540.55" calcext:value-type="float">
            <text:p>540.55</text:p>
          </table:table-cell>
          <table:table-cell office:value-type="float" office:value="86087" calcext:value-type="float">
            <text:p>86087</text:p>
          </table:table-cell>
          <table:table-cell office:value-type="string" calcext:value-type="string">
            <text:p>2268x1512</text:p>
          </table:table-cell>
          <table:table-cell office:value-type="float" office:value="0.2008" calcext:value-type="float">
            <text:p>0.2008</text:p>
          </table:table-cell>
          <table:table-cell office:value-type="string" calcext:value-type="string">
            <text:p>flower_foveon.png</text:p>
          </table:table-cell>
          <table:table-cell office:value-type="string" calcext:value-type="string">
            <text:p>AVIF</text:p>
          </table:table-cell>
          <table:table-cell office:value-type="float" office:value="12" calcext:value-type="float">
            <text:p>12</text:p>
          </table:table-cell>
          <table:table-cell office:value-type="float" office:value="0.985633675559266" calcext:value-type="float">
            <text:p>0.985633675559266</text:p>
          </table:table-cell>
          <table:table-cell office:value-type="float" office:value="45.04064732475" calcext:value-type="float">
            <text:p>45.04064732475</text:p>
          </table:table-cell>
          <table:table-cell office:value-type="float" office:value="2.03711538341903" calcext:value-type="float">
            <text:p>2.03711538341903</text:p>
          </table:table-cell>
        </table:table-row>
        <table:table-row table:style-name="ro1">
          <table:table-cell office:value-type="string" calcext:value-type="string">
            <text:p>flower_foveon</text:p>
          </table:table-cell>
          <table:table-cell office:value-type="float" office:value="13" calcext:value-type="float">
            <text:p>13</text:p>
          </table:table-cell>
          <table:table-cell office:value-type="float" office:value="9.0895667" calcext:value-type="float">
            <text:p>9.0895667</text:p>
          </table:table-cell>
          <table:table-cell office:value-type="float" office:value="518.06" calcext:value-type="float">
            <text:p>518.06</text:p>
          </table:table-cell>
          <table:table-cell office:value-type="float" office:value="80399" calcext:value-type="float">
            <text:p>80399</text:p>
          </table:table-cell>
          <table:table-cell office:value-type="string" calcext:value-type="string">
            <text:p>2268x1512</text:p>
          </table:table-cell>
          <table:table-cell office:value-type="float" office:value="0.1875" calcext:value-type="float">
            <text:p>0.1875</text:p>
          </table:table-cell>
          <table:table-cell office:value-type="string" calcext:value-type="string">
            <text:p>flower_foveon.png</text:p>
          </table:table-cell>
          <table:table-cell office:value-type="string" calcext:value-type="string">
            <text:p>AVIF</text:p>
          </table:table-cell>
          <table:table-cell office:value-type="float" office:value="13" calcext:value-type="float">
            <text:p>13</text:p>
          </table:table-cell>
          <table:table-cell office:value-type="float" office:value="0.985359400704487" calcext:value-type="float">
            <text:p>0.985359400704487</text:p>
          </table:table-cell>
          <table:table-cell office:value-type="float" office:value="44.837864297911" calcext:value-type="float">
            <text:p>44.837864297911</text:p>
          </table:table-cell>
          <table:table-cell office:value-type="float" office:value="2.13448904939205" calcext:value-type="float">
            <text:p>2.13448904939205</text:p>
          </table:table-cell>
        </table:table-row>
        <table:table-row table:style-name="ro1">
          <table:table-cell office:value-type="string" calcext:value-type="string">
            <text:p>flower_foveon</text:p>
          </table:table-cell>
          <table:table-cell office:value-type="float" office:value="14" calcext:value-type="float">
            <text:p>14</text:p>
          </table:table-cell>
          <table:table-cell office:value-type="float" office:value="8.783568677" calcext:value-type="float">
            <text:p>8.783568677</text:p>
          </table:table-cell>
          <table:table-cell office:value-type="float" office:value="501.46" calcext:value-type="float">
            <text:p>501.46</text:p>
          </table:table-cell>
          <table:table-cell office:value-type="float" office:value="75592" calcext:value-type="float">
            <text:p>75592</text:p>
          </table:table-cell>
          <table:table-cell office:value-type="string" calcext:value-type="string">
            <text:p>2268x1512</text:p>
          </table:table-cell>
          <table:table-cell office:value-type="float" office:value="0.1763" calcext:value-type="float">
            <text:p>0.1763</text:p>
          </table:table-cell>
          <table:table-cell office:value-type="string" calcext:value-type="string">
            <text:p>flower_foveon.png</text:p>
          </table:table-cell>
          <table:table-cell office:value-type="string" calcext:value-type="string">
            <text:p>AVIF</text:p>
          </table:table-cell>
          <table:table-cell office:value-type="float" office:value="14" calcext:value-type="float">
            <text:p>14</text:p>
          </table:table-cell>
          <table:table-cell office:value-type="float" office:value="0.985069603223936" calcext:value-type="float">
            <text:p>0.985069603223936</text:p>
          </table:table-cell>
          <table:table-cell office:value-type="float" office:value="44.6596181043744" calcext:value-type="float">
            <text:p>44.6596181043744</text:p>
          </table:table-cell>
          <table:table-cell office:value-type="float" office:value="2.22391687584956" calcext:value-type="float">
            <text:p>2.22391687584956</text:p>
          </table:table-cell>
        </table:table-row>
        <table:table-row table:style-name="ro1">
          <table:table-cell office:value-type="string" calcext:value-type="string">
            <text:p>flower_foveon</text:p>
          </table:table-cell>
          <table:table-cell office:value-type="float" office:value="15" calcext:value-type="float">
            <text:p>15</text:p>
          </table:table-cell>
          <table:table-cell office:value-type="float" office:value="8.492591616" calcext:value-type="float">
            <text:p>8.492591616</text:p>
          </table:table-cell>
          <table:table-cell office:value-type="float" office:value="479.72" calcext:value-type="float">
            <text:p>479.72</text:p>
          </table:table-cell>
          <table:table-cell office:value-type="float" office:value="71267" calcext:value-type="float">
            <text:p>71267</text:p>
          </table:table-cell>
          <table:table-cell office:value-type="string" calcext:value-type="string">
            <text:p>2268x1512</text:p>
          </table:table-cell>
          <table:table-cell office:value-type="float" office:value="0.1662" calcext:value-type="float">
            <text:p>0.1662</text:p>
          </table:table-cell>
          <table:table-cell office:value-type="string" calcext:value-type="string">
            <text:p>flower_foveon.png</text:p>
          </table:table-cell>
          <table:table-cell office:value-type="string" calcext:value-type="string">
            <text:p>AVIF</text:p>
          </table:table-cell>
          <table:table-cell office:value-type="float" office:value="15" calcext:value-type="float">
            <text:p>15</text:p>
          </table:table-cell>
          <table:table-cell office:value-type="float" office:value="0.984774575206026" calcext:value-type="float">
            <text:p>0.984774575206026</text:p>
          </table:table-cell>
          <table:table-cell office:value-type="float" office:value="44.474192439944" calcext:value-type="float">
            <text:p>44.474192439944</text:p>
          </table:table-cell>
          <table:table-cell office:value-type="float" office:value="2.32092505497855" calcext:value-type="float">
            <text:p>2.32092505497855</text:p>
          </table:table-cell>
        </table:table-row>
        <table:table-row table:style-name="ro1">
          <table:table-cell office:value-type="string" calcext:value-type="string">
            <text:p>flower_foveon</text:p>
          </table:table-cell>
          <table:table-cell office:value-type="float" office:value="16" calcext:value-type="float">
            <text:p>16</text:p>
          </table:table-cell>
          <table:table-cell office:value-type="float" office:value="8.429106961" calcext:value-type="float">
            <text:p>8.429106961</text:p>
          </table:table-cell>
          <table:table-cell office:value-type="float" office:value="473.14" calcext:value-type="float">
            <text:p>473.14</text:p>
          </table:table-cell>
          <table:table-cell office:value-type="float" office:value="67132" calcext:value-type="float">
            <text:p>67132</text:p>
          </table:table-cell>
          <table:table-cell office:value-type="string" calcext:value-type="string">
            <text:p>2268x1512</text:p>
          </table:table-cell>
          <table:table-cell office:value-type="float" office:value="0.1566" calcext:value-type="float">
            <text:p>0.1566</text:p>
          </table:table-cell>
          <table:table-cell office:value-type="string" calcext:value-type="string">
            <text:p>flower_foveon.png</text:p>
          </table:table-cell>
          <table:table-cell office:value-type="string" calcext:value-type="string">
            <text:p>AVIF</text:p>
          </table:table-cell>
          <table:table-cell office:value-type="float" office:value="16" calcext:value-type="float">
            <text:p>16</text:p>
          </table:table-cell>
          <table:table-cell office:value-type="float" office:value="0.984447670922717" calcext:value-type="float">
            <text:p>0.984447670922717</text:p>
          </table:table-cell>
          <table:table-cell office:value-type="float" office:value="44.2547491230814" calcext:value-type="float">
            <text:p>44.2547491230814</text:p>
          </table:table-cell>
          <table:table-cell office:value-type="float" office:value="2.4412117327498" calcext:value-type="float">
            <text:p>2.4412117327498</text:p>
          </table:table-cell>
        </table:table-row>
        <table:table-row table:style-name="ro1">
          <table:table-cell office:value-type="string" calcext:value-type="string">
            <text:p>flower_foveon</text:p>
          </table:table-cell>
          <table:table-cell office:value-type="float" office:value="17" calcext:value-type="float">
            <text:p>17</text:p>
          </table:table-cell>
          <table:table-cell office:value-type="float" office:value="8.198994801" calcext:value-type="float">
            <text:p>8.198994801</text:p>
          </table:table-cell>
          <table:table-cell office:value-type="float" office:value="461.66" calcext:value-type="float">
            <text:p>461.66</text:p>
          </table:table-cell>
          <table:table-cell office:value-type="float" office:value="63168" calcext:value-type="float">
            <text:p>63168</text:p>
          </table:table-cell>
          <table:table-cell office:value-type="string" calcext:value-type="string">
            <text:p>2268x1512</text:p>
          </table:table-cell>
          <table:table-cell office:value-type="float" office:value="0.1473" calcext:value-type="float">
            <text:p>0.1473</text:p>
          </table:table-cell>
          <table:table-cell office:value-type="string" calcext:value-type="string">
            <text:p>flower_foveon.png</text:p>
          </table:table-cell>
          <table:table-cell office:value-type="string" calcext:value-type="string">
            <text:p>AVIF</text:p>
          </table:table-cell>
          <table:table-cell office:value-type="float" office:value="17" calcext:value-type="float">
            <text:p>17</text:p>
          </table:table-cell>
          <table:table-cell office:value-type="float" office:value="0.984164924127872" calcext:value-type="float">
            <text:p>0.984164924127872</text:p>
          </table:table-cell>
          <table:table-cell office:value-type="float" office:value="44.0765402446354" calcext:value-type="float">
            <text:p>44.0765402446354</text:p>
          </table:table-cell>
          <table:table-cell office:value-type="float" office:value="2.54346834184062" calcext:value-type="float">
            <text:p>2.54346834184062</text:p>
          </table:table-cell>
        </table:table-row>
        <table:table-row table:style-name="ro1">
          <table:table-cell office:value-type="string" calcext:value-type="string">
            <text:p>flower_foveon</text:p>
          </table:table-cell>
          <table:table-cell office:value-type="float" office:value="18" calcext:value-type="float">
            <text:p>18</text:p>
          </table:table-cell>
          <table:table-cell office:value-type="float" office:value="7.94257157" calcext:value-type="float">
            <text:p>7.94257157</text:p>
          </table:table-cell>
          <table:table-cell office:value-type="float" office:value="441.98" calcext:value-type="float">
            <text:p>441.98</text:p>
          </table:table-cell>
          <table:table-cell office:value-type="float" office:value="60688" calcext:value-type="float">
            <text:p>60688</text:p>
          </table:table-cell>
          <table:table-cell office:value-type="string" calcext:value-type="string">
            <text:p>2268x1512</text:p>
          </table:table-cell>
          <table:table-cell office:value-type="float" office:value="0.1415" calcext:value-type="float">
            <text:p>0.1415</text:p>
          </table:table-cell>
          <table:table-cell office:value-type="string" calcext:value-type="string">
            <text:p>flower_foveon.png</text:p>
          </table:table-cell>
          <table:table-cell office:value-type="string" calcext:value-type="string">
            <text:p>AVIF</text:p>
          </table:table-cell>
          <table:table-cell office:value-type="float" office:value="18" calcext:value-type="float">
            <text:p>18</text:p>
          </table:table-cell>
          <table:table-cell office:value-type="float" office:value="0.983887680140639" calcext:value-type="float">
            <text:p>0.983887680140639</text:p>
          </table:table-cell>
          <table:table-cell office:value-type="float" office:value="43.9239122210615" calcext:value-type="float">
            <text:p>43.9239122210615</text:p>
          </table:table-cell>
          <table:table-cell office:value-type="float" office:value="2.63444501600366" calcext:value-type="float">
            <text:p>2.63444501600366</text:p>
          </table:table-cell>
        </table:table-row>
        <table:table-row table:style-name="ro1">
          <table:table-cell office:value-type="string" calcext:value-type="string">
            <text:p>flower_foveon</text:p>
          </table:table-cell>
          <table:table-cell office:value-type="float" office:value="19" calcext:value-type="float">
            <text:p>19</text:p>
          </table:table-cell>
          <table:table-cell office:value-type="float" office:value="7.812795398" calcext:value-type="float">
            <text:p>7.812795398</text:p>
          </table:table-cell>
          <table:table-cell office:value-type="float" office:value="449.72" calcext:value-type="float">
            <text:p>449.72</text:p>
          </table:table-cell>
          <table:table-cell office:value-type="float" office:value="57858" calcext:value-type="float">
            <text:p>57858</text:p>
          </table:table-cell>
          <table:table-cell office:value-type="string" calcext:value-type="string">
            <text:p>2268x1512</text:p>
          </table:table-cell>
          <table:table-cell office:value-type="float" office:value="0.1349" calcext:value-type="float">
            <text:p>0.1349</text:p>
          </table:table-cell>
          <table:table-cell office:value-type="string" calcext:value-type="string">
            <text:p>flower_foveon.png</text:p>
          </table:table-cell>
          <table:table-cell office:value-type="string" calcext:value-type="string">
            <text:p>AVIF</text:p>
          </table:table-cell>
          <table:table-cell office:value-type="float" office:value="19" calcext:value-type="float">
            <text:p>19</text:p>
          </table:table-cell>
          <table:table-cell office:value-type="float" office:value="0.983617756815144" calcext:value-type="float">
            <text:p>0.983617756815144</text:p>
          </table:table-cell>
          <table:table-cell office:value-type="float" office:value="43.747261025616" calcext:value-type="float">
            <text:p>43.747261025616</text:p>
          </table:table-cell>
          <table:table-cell office:value-type="float" office:value="2.74381141345427" calcext:value-type="float">
            <text:p>2.74381141345427</text:p>
          </table:table-cell>
        </table:table-row>
        <table:table-row table:style-name="ro1">
          <table:table-cell office:value-type="string" calcext:value-type="string">
            <text:p>flower_foveon</text:p>
          </table:table-cell>
          <table:table-cell office:value-type="float" office:value="20" calcext:value-type="float">
            <text:p>20</text:p>
          </table:table-cell>
          <table:table-cell office:value-type="float" office:value="7.544987831" calcext:value-type="float">
            <text:p>7.544987831</text:p>
          </table:table-cell>
          <table:table-cell office:value-type="float" office:value="423.73" calcext:value-type="float">
            <text:p>423.73</text:p>
          </table:table-cell>
          <table:table-cell office:value-type="float" office:value="54765" calcext:value-type="float">
            <text:p>54765</text:p>
          </table:table-cell>
          <table:table-cell office:value-type="string" calcext:value-type="string">
            <text:p>2268x1512</text:p>
          </table:table-cell>
          <table:table-cell office:value-type="float" office:value="0.1277" calcext:value-type="float">
            <text:p>0.1277</text:p>
          </table:table-cell>
          <table:table-cell office:value-type="string" calcext:value-type="string">
            <text:p>flower_foveon.png</text:p>
          </table:table-cell>
          <table:table-cell office:value-type="string" calcext:value-type="string">
            <text:p>AVIF</text:p>
          </table:table-cell>
          <table:table-cell office:value-type="float" office:value="20" calcext:value-type="float">
            <text:p>20</text:p>
          </table:table-cell>
          <table:table-cell office:value-type="float" office:value="0.98330220851342" calcext:value-type="float">
            <text:p>0.98330220851342</text:p>
          </table:table-cell>
          <table:table-cell office:value-type="float" office:value="43.5754514060808" calcext:value-type="float">
            <text:p>43.5754514060808</text:p>
          </table:table-cell>
          <table:table-cell office:value-type="float" office:value="2.85453400038571" calcext:value-type="float">
            <text:p>2.85453400038571</text:p>
          </table:table-cell>
        </table:table-row>
        <table:table-row table:style-name="ro1">
          <table:table-cell office:value-type="string" calcext:value-type="string">
            <text:p>flower_foveon</text:p>
          </table:table-cell>
          <table:table-cell office:value-type="float" office:value="21" calcext:value-type="float">
            <text:p>21</text:p>
          </table:table-cell>
          <table:table-cell office:value-type="float" office:value="7.879158057" calcext:value-type="float">
            <text:p>7.879158057</text:p>
          </table:table-cell>
          <table:table-cell office:value-type="float" office:value="505.31" calcext:value-type="float">
            <text:p>505.31</text:p>
          </table:table-cell>
          <table:table-cell office:value-type="float" office:value="52471" calcext:value-type="float">
            <text:p>52471</text:p>
          </table:table-cell>
          <table:table-cell office:value-type="string" calcext:value-type="string">
            <text:p>2268x1512</text:p>
          </table:table-cell>
          <table:table-cell office:value-type="float" office:value="0.1224" calcext:value-type="float">
            <text:p>0.1224</text:p>
          </table:table-cell>
          <table:table-cell office:value-type="string" calcext:value-type="string">
            <text:p>flower_foveon.png</text:p>
          </table:table-cell>
          <table:table-cell office:value-type="string" calcext:value-type="string">
            <text:p>AVIF</text:p>
          </table:table-cell>
          <table:table-cell office:value-type="float" office:value="21" calcext:value-type="float">
            <text:p>21</text:p>
          </table:table-cell>
          <table:table-cell office:value-type="float" office:value="0.983014669977175" calcext:value-type="float">
            <text:p>0.983014669977175</text:p>
          </table:table-cell>
          <table:table-cell office:value-type="float" office:value="43.4214490168393" calcext:value-type="float">
            <text:p>43.4214490168393</text:p>
          </table:table-cell>
          <table:table-cell office:value-type="float" office:value="2.95757290684907" calcext:value-type="float">
            <text:p>2.95757290684907</text:p>
          </table:table-cell>
        </table:table-row>
        <table:table-row table:style-name="ro1">
          <table:table-cell office:value-type="string" calcext:value-type="string">
            <text:p>flower_foveon</text:p>
          </table:table-cell>
          <table:table-cell office:value-type="float" office:value="22" calcext:value-type="float">
            <text:p>22</text:p>
          </table:table-cell>
          <table:table-cell office:value-type="float" office:value="7.245566287" calcext:value-type="float">
            <text:p>7.245566287</text:p>
          </table:table-cell>
          <table:table-cell office:value-type="float" office:value="406.11" calcext:value-type="float">
            <text:p>406.11</text:p>
          </table:table-cell>
          <table:table-cell office:value-type="float" office:value="50411" calcext:value-type="float">
            <text:p>50411</text:p>
          </table:table-cell>
          <table:table-cell office:value-type="string" calcext:value-type="string">
            <text:p>2268x1512</text:p>
          </table:table-cell>
          <table:table-cell office:value-type="float" office:value="0.1176" calcext:value-type="float">
            <text:p>0.1176</text:p>
          </table:table-cell>
          <table:table-cell office:value-type="string" calcext:value-type="string">
            <text:p>flower_foveon.png</text:p>
          </table:table-cell>
          <table:table-cell office:value-type="string" calcext:value-type="string">
            <text:p>AVIF</text:p>
          </table:table-cell>
          <table:table-cell office:value-type="float" office:value="22" calcext:value-type="float">
            <text:p>22</text:p>
          </table:table-cell>
          <table:table-cell office:value-type="float" office:value="0.982764224603325" calcext:value-type="float">
            <text:p>0.982764224603325</text:p>
          </table:table-cell>
          <table:table-cell office:value-type="float" office:value="43.2887921096494" calcext:value-type="float">
            <text:p>43.2887921096494</text:p>
          </table:table-cell>
          <table:table-cell office:value-type="float" office:value="3.04930699417398" calcext:value-type="float">
            <text:p>3.04930699417398</text:p>
          </table:table-cell>
        </table:table-row>
        <table:table-row table:style-name="ro1">
          <table:table-cell office:value-type="string" calcext:value-type="string">
            <text:p>flower_foveon</text:p>
          </table:table-cell>
          <table:table-cell office:value-type="float" office:value="23" calcext:value-type="float">
            <text:p>23</text:p>
          </table:table-cell>
          <table:table-cell office:value-type="float" office:value="7.079244261" calcext:value-type="float">
            <text:p>7.079244261</text:p>
          </table:table-cell>
          <table:table-cell office:value-type="float" office:value="383.76" calcext:value-type="float">
            <text:p>383.76</text:p>
          </table:table-cell>
          <table:table-cell office:value-type="float" office:value="48385" calcext:value-type="float">
            <text:p>48385</text:p>
          </table:table-cell>
          <table:table-cell office:value-type="string" calcext:value-type="string">
            <text:p>2268x1512</text:p>
          </table:table-cell>
          <table:table-cell office:value-type="float" office:value="0.1128" calcext:value-type="float">
            <text:p>0.1128</text:p>
          </table:table-cell>
          <table:table-cell office:value-type="string" calcext:value-type="string">
            <text:p>flower_foveon.png</text:p>
          </table:table-cell>
          <table:table-cell office:value-type="string" calcext:value-type="string">
            <text:p>AVIF</text:p>
          </table:table-cell>
          <table:table-cell office:value-type="float" office:value="23" calcext:value-type="float">
            <text:p>23</text:p>
          </table:table-cell>
          <table:table-cell office:value-type="float" office:value="0.982491850534954" calcext:value-type="float">
            <text:p>0.982491850534954</text:p>
          </table:table-cell>
          <table:table-cell office:value-type="float" office:value="43.1480835456054" calcext:value-type="float">
            <text:p>43.1480835456054</text:p>
          </table:table-cell>
          <table:table-cell office:value-type="float" office:value="3.14972042200511" calcext:value-type="float">
            <text:p>3.14972042200511</text:p>
          </table:table-cell>
        </table:table-row>
        <table:table-row table:style-name="ro1">
          <table:table-cell office:value-type="string" calcext:value-type="string">
            <text:p>flower_foveon</text:p>
          </table:table-cell>
          <table:table-cell office:value-type="float" office:value="24" calcext:value-type="float">
            <text:p>24</text:p>
          </table:table-cell>
          <table:table-cell office:value-type="float" office:value="6.940416016" calcext:value-type="float">
            <text:p>6.940416016</text:p>
          </table:table-cell>
          <table:table-cell office:value-type="float" office:value="374.31" calcext:value-type="float">
            <text:p>374.31</text:p>
          </table:table-cell>
          <table:table-cell office:value-type="float" office:value="46235" calcext:value-type="float">
            <text:p>46235</text:p>
          </table:table-cell>
          <table:table-cell office:value-type="string" calcext:value-type="string">
            <text:p>2268x1512</text:p>
          </table:table-cell>
          <table:table-cell office:value-type="float" office:value="0.1078" calcext:value-type="float">
            <text:p>0.1078</text:p>
          </table:table-cell>
          <table:table-cell office:value-type="string" calcext:value-type="string">
            <text:p>flower_foveon.png</text:p>
          </table:table-cell>
          <table:table-cell office:value-type="string" calcext:value-type="string">
            <text:p>AVIF</text:p>
          </table:table-cell>
          <table:table-cell office:value-type="float" office:value="24" calcext:value-type="float">
            <text:p>24</text:p>
          </table:table-cell>
          <table:table-cell office:value-type="float" office:value="0.982129877717865" calcext:value-type="float">
            <text:p>0.982129877717865</text:p>
          </table:table-cell>
          <table:table-cell office:value-type="float" office:value="42.9547786003224" calcext:value-type="float">
            <text:p>42.9547786003224</text:p>
          </table:table-cell>
          <table:table-cell office:value-type="float" office:value="3.29308166453596" calcext:value-type="float">
            <text:p>3.29308166453596</text:p>
          </table:table-cell>
        </table:table-row>
        <table:table-row table:style-name="ro1">
          <table:table-cell office:value-type="string" calcext:value-type="string">
            <text:p>flower_foveon</text:p>
          </table:table-cell>
          <table:table-cell office:value-type="float" office:value="25" calcext:value-type="float">
            <text:p>25</text:p>
          </table:table-cell>
          <table:table-cell office:value-type="float" office:value="6.678389418" calcext:value-type="float">
            <text:p>6.678389418</text:p>
          </table:table-cell>
          <table:table-cell office:value-type="float" office:value="360.89" calcext:value-type="float">
            <text:p>360.89</text:p>
          </table:table-cell>
          <table:table-cell office:value-type="float" office:value="43314" calcext:value-type="float">
            <text:p>43314</text:p>
          </table:table-cell>
          <table:table-cell office:value-type="string" calcext:value-type="string">
            <text:p>2268x1512</text:p>
          </table:table-cell>
          <table:table-cell office:value-type="float" office:value="0.101" calcext:value-type="float">
            <text:p>0.101</text:p>
          </table:table-cell>
          <table:table-cell office:value-type="string" calcext:value-type="string">
            <text:p>flower_foveon.png</text:p>
          </table:table-cell>
          <table:table-cell office:value-type="string" calcext:value-type="string">
            <text:p>AVIF</text:p>
          </table:table-cell>
          <table:table-cell office:value-type="float" office:value="25" calcext:value-type="float">
            <text:p>25</text:p>
          </table:table-cell>
          <table:table-cell office:value-type="float" office:value="0.981577296585039" calcext:value-type="float">
            <text:p>0.981577296585039</text:p>
          </table:table-cell>
          <table:table-cell office:value-type="float" office:value="42.6926413647196" calcext:value-type="float">
            <text:p>42.6926413647196</text:p>
          </table:table-cell>
          <table:table-cell office:value-type="float" office:value="3.49797115919985" calcext:value-type="float">
            <text:p>3.49797115919985</text:p>
          </table:table-cell>
        </table:table-row>
        <table:table-row table:style-name="ro1">
          <table:table-cell office:value-type="string" calcext:value-type="string">
            <text:p>flower_foveon</text:p>
          </table:table-cell>
          <table:table-cell office:value-type="float" office:value="26" calcext:value-type="float">
            <text:p>26</text:p>
          </table:table-cell>
          <table:table-cell office:value-type="float" office:value="6.442321837" calcext:value-type="float">
            <text:p>6.442321837</text:p>
          </table:table-cell>
          <table:table-cell office:value-type="float" office:value="346.3" calcext:value-type="float">
            <text:p>346.3</text:p>
          </table:table-cell>
          <table:table-cell office:value-type="float" office:value="40565" calcext:value-type="float">
            <text:p>40565</text:p>
          </table:table-cell>
          <table:table-cell office:value-type="string" calcext:value-type="string">
            <text:p>2268x1512</text:p>
          </table:table-cell>
          <table:table-cell office:value-type="float" office:value="0.0946" calcext:value-type="float">
            <text:p>0.0946</text:p>
          </table:table-cell>
          <table:table-cell office:value-type="string" calcext:value-type="string">
            <text:p>flower_foveon.png</text:p>
          </table:table-cell>
          <table:table-cell office:value-type="string" calcext:value-type="string">
            <text:p>AVIF</text:p>
          </table:table-cell>
          <table:table-cell office:value-type="float" office:value="26" calcext:value-type="float">
            <text:p>26</text:p>
          </table:table-cell>
          <table:table-cell office:value-type="float" office:value="0.981061272872995" calcext:value-type="float">
            <text:p>0.981061272872995</text:p>
          </table:table-cell>
          <table:table-cell office:value-type="float" office:value="42.4560770599763" calcext:value-type="float">
            <text:p>42.4560770599763</text:p>
          </table:table-cell>
          <table:table-cell office:value-type="float" office:value="3.69379385842128" calcext:value-type="float">
            <text:p>3.69379385842128</text:p>
          </table:table-cell>
        </table:table-row>
        <table:table-row table:style-name="ro1">
          <table:table-cell office:value-type="string" calcext:value-type="string">
            <text:p>flower_foveon</text:p>
          </table:table-cell>
          <table:table-cell office:value-type="float" office:value="27" calcext:value-type="float">
            <text:p>27</text:p>
          </table:table-cell>
          <table:table-cell office:value-type="float" office:value="6.339282504" calcext:value-type="float">
            <text:p>6.339282504</text:p>
          </table:table-cell>
          <table:table-cell office:value-type="float" office:value="335.03" calcext:value-type="float">
            <text:p>335.03</text:p>
          </table:table-cell>
          <table:table-cell office:value-type="float" office:value="38288" calcext:value-type="float">
            <text:p>38288</text:p>
          </table:table-cell>
          <table:table-cell office:value-type="string" calcext:value-type="string">
            <text:p>2268x1512</text:p>
          </table:table-cell>
          <table:table-cell office:value-type="float" office:value="0.0893" calcext:value-type="float">
            <text:p>0.0893</text:p>
          </table:table-cell>
          <table:table-cell office:value-type="string" calcext:value-type="string">
            <text:p>flower_foveon.png</text:p>
          </table:table-cell>
          <table:table-cell office:value-type="string" calcext:value-type="string">
            <text:p>AVIF</text:p>
          </table:table-cell>
          <table:table-cell office:value-type="float" office:value="27" calcext:value-type="float">
            <text:p>27</text:p>
          </table:table-cell>
          <table:table-cell office:value-type="float" office:value="0.980601476825284" calcext:value-type="float">
            <text:p>0.980601476825284</text:p>
          </table:table-cell>
          <table:table-cell office:value-type="float" office:value="42.2208914077607" calcext:value-type="float">
            <text:p>42.2208914077607</text:p>
          </table:table-cell>
          <table:table-cell office:value-type="float" office:value="3.89934103499653" calcext:value-type="float">
            <text:p>3.89934103499653</text:p>
          </table:table-cell>
        </table:table-row>
        <table:table-row table:style-name="ro1">
          <table:table-cell office:value-type="string" calcext:value-type="string">
            <text:p>flower_foveon</text:p>
          </table:table-cell>
          <table:table-cell office:value-type="float" office:value="28" calcext:value-type="float">
            <text:p>28</text:p>
          </table:table-cell>
          <table:table-cell office:value-type="float" office:value="6.321976839" calcext:value-type="float">
            <text:p>6.321976839</text:p>
          </table:table-cell>
          <table:table-cell office:value-type="float" office:value="336.83" calcext:value-type="float">
            <text:p>336.83</text:p>
          </table:table-cell>
          <table:table-cell office:value-type="float" office:value="36095" calcext:value-type="float">
            <text:p>36095</text:p>
          </table:table-cell>
          <table:table-cell office:value-type="string" calcext:value-type="string">
            <text:p>2268x1512</text:p>
          </table:table-cell>
          <table:table-cell office:value-type="float" office:value="0.0842" calcext:value-type="float">
            <text:p>0.0842</text:p>
          </table:table-cell>
          <table:table-cell office:value-type="string" calcext:value-type="string">
            <text:p>flower_foveon.png</text:p>
          </table:table-cell>
          <table:table-cell office:value-type="string" calcext:value-type="string">
            <text:p>AVIF</text:p>
          </table:table-cell>
          <table:table-cell office:value-type="float" office:value="28" calcext:value-type="float">
            <text:p>28</text:p>
          </table:table-cell>
          <table:table-cell office:value-type="float" office:value="0.980093697780011" calcext:value-type="float">
            <text:p>0.980093697780011</text:p>
          </table:table-cell>
          <table:table-cell office:value-type="float" office:value="41.9825783475471" calcext:value-type="float">
            <text:p>41.9825783475471</text:p>
          </table:table-cell>
          <table:table-cell office:value-type="float" office:value="4.11929150375285" calcext:value-type="float">
            <text:p>4.11929150375285</text:p>
          </table:table-cell>
        </table:table-row>
        <table:table-row table:style-name="ro1">
          <table:table-cell office:value-type="string" calcext:value-type="string">
            <text:p>flower_foveon</text:p>
          </table:table-cell>
          <table:table-cell office:value-type="float" office:value="29" calcext:value-type="float">
            <text:p>29</text:p>
          </table:table-cell>
          <table:table-cell office:value-type="float" office:value="6.150110514" calcext:value-type="float">
            <text:p>6.150110514</text:p>
          </table:table-cell>
          <table:table-cell office:value-type="float" office:value="326.37" calcext:value-type="float">
            <text:p>326.37</text:p>
          </table:table-cell>
          <table:table-cell office:value-type="float" office:value="34344" calcext:value-type="float">
            <text:p>34344</text:p>
          </table:table-cell>
          <table:table-cell office:value-type="string" calcext:value-type="string">
            <text:p>2268x1512</text:p>
          </table:table-cell>
          <table:table-cell office:value-type="float" office:value="0.0801" calcext:value-type="float">
            <text:p>0.0801</text:p>
          </table:table-cell>
          <table:table-cell office:value-type="string" calcext:value-type="string">
            <text:p>flower_foveon.png</text:p>
          </table:table-cell>
          <table:table-cell office:value-type="string" calcext:value-type="string">
            <text:p>AVIF</text:p>
          </table:table-cell>
          <table:table-cell office:value-type="float" office:value="29" calcext:value-type="float">
            <text:p>29</text:p>
          </table:table-cell>
          <table:table-cell office:value-type="float" office:value="0.979630373410455" calcext:value-type="float">
            <text:p>0.979630373410455</text:p>
          </table:table-cell>
          <table:table-cell office:value-type="float" office:value="41.7644441347717" calcext:value-type="float">
            <text:p>41.7644441347717</text:p>
          </table:table-cell>
          <table:table-cell office:value-type="float" office:value="4.33147634911303" calcext:value-type="float">
            <text:p>4.33147634911303</text:p>
          </table:table-cell>
        </table:table-row>
        <table:table-row table:style-name="ro1">
          <table:table-cell office:value-type="string" calcext:value-type="string">
            <text:p>flower_foveon</text:p>
          </table:table-cell>
          <table:table-cell office:value-type="float" office:value="30" calcext:value-type="float">
            <text:p>30</text:p>
          </table:table-cell>
          <table:table-cell office:value-type="float" office:value="6.0052685" calcext:value-type="float">
            <text:p>6.0052685</text:p>
          </table:table-cell>
          <table:table-cell office:value-type="float" office:value="317.17" calcext:value-type="float">
            <text:p>317.17</text:p>
          </table:table-cell>
          <table:table-cell office:value-type="float" office:value="32591" calcext:value-type="float">
            <text:p>32591</text:p>
          </table:table-cell>
          <table:table-cell office:value-type="string" calcext:value-type="string">
            <text:p>2268x1512</text:p>
          </table:table-cell>
          <table:table-cell office:value-type="float" office:value="0.076" calcext:value-type="float">
            <text:p>0.076</text:p>
          </table:table-cell>
          <table:table-cell office:value-type="string" calcext:value-type="string">
            <text:p>flower_foveon.png</text:p>
          </table:table-cell>
          <table:table-cell office:value-type="string" calcext:value-type="string">
            <text:p>AVIF</text:p>
          </table:table-cell>
          <table:table-cell office:value-type="float" office:value="30" calcext:value-type="float">
            <text:p>30</text:p>
          </table:table-cell>
          <table:table-cell office:value-type="float" office:value="0.97914429824942" calcext:value-type="float">
            <text:p>0.97914429824942</text:p>
          </table:table-cell>
          <table:table-cell office:value-type="float" office:value="41.5469426845741" calcext:value-type="float">
            <text:p>41.5469426845741</text:p>
          </table:table-cell>
          <table:table-cell office:value-type="float" office:value="4.55392729222462" calcext:value-type="float">
            <text:p>4.55392729222462</text:p>
          </table:table-cell>
        </table:table-row>
        <table:table-row table:style-name="ro1">
          <table:table-cell office:value-type="string" calcext:value-type="string">
            <text:p>flower_foveon</text:p>
          </table:table-cell>
          <table:table-cell office:value-type="float" office:value="31" calcext:value-type="float">
            <text:p>31</text:p>
          </table:table-cell>
          <table:table-cell office:value-type="float" office:value="5.928421865" calcext:value-type="float">
            <text:p>5.928421865</text:p>
          </table:table-cell>
          <table:table-cell office:value-type="float" office:value="313.4" calcext:value-type="float">
            <text:p>313.4</text:p>
          </table:table-cell>
          <table:table-cell office:value-type="float" office:value="30628" calcext:value-type="float">
            <text:p>30628</text:p>
          </table:table-cell>
          <table:table-cell office:value-type="string" calcext:value-type="string">
            <text:p>2268x1512</text:p>
          </table:table-cell>
          <table:table-cell office:value-type="float" office:value="0.0714" calcext:value-type="float">
            <text:p>0.0714</text:p>
          </table:table-cell>
          <table:table-cell office:value-type="string" calcext:value-type="string">
            <text:p>flower_foveon.png</text:p>
          </table:table-cell>
          <table:table-cell office:value-type="string" calcext:value-type="string">
            <text:p>AVIF</text:p>
          </table:table-cell>
          <table:table-cell office:value-type="float" office:value="31" calcext:value-type="float">
            <text:p>31</text:p>
          </table:table-cell>
          <table:table-cell office:value-type="float" office:value="0.978446883971375" calcext:value-type="float">
            <text:p>0.978446883971375</text:p>
          </table:table-cell>
          <table:table-cell office:value-type="float" office:value="41.2364428550604" calcext:value-type="float">
            <text:p>41.2364428550604</text:p>
          </table:table-cell>
          <table:table-cell office:value-type="float" office:value="4.89143261900096" calcext:value-type="float">
            <text:p>4.89143261900096</text:p>
          </table:table-cell>
        </table:table-row>
        <table:table-row table:style-name="ro1">
          <table:table-cell office:value-type="string" calcext:value-type="string">
            <text:p>flower_foveon</text:p>
          </table:table-cell>
          <table:table-cell office:value-type="float" office:value="32" calcext:value-type="float">
            <text:p>32</text:p>
          </table:table-cell>
          <table:table-cell office:value-type="float" office:value="5.767228127" calcext:value-type="float">
            <text:p>5.767228127</text:p>
          </table:table-cell>
          <table:table-cell office:value-type="float" office:value="302.42" calcext:value-type="float">
            <text:p>302.42</text:p>
          </table:table-cell>
          <table:table-cell office:value-type="float" office:value="28685" calcext:value-type="float">
            <text:p>28685</text:p>
          </table:table-cell>
          <table:table-cell office:value-type="string" calcext:value-type="string">
            <text:p>2268x1512</text:p>
          </table:table-cell>
          <table:table-cell office:value-type="float" office:value="0.0669" calcext:value-type="float">
            <text:p>0.0669</text:p>
          </table:table-cell>
          <table:table-cell office:value-type="string" calcext:value-type="string">
            <text:p>flower_foveon.png</text:p>
          </table:table-cell>
          <table:table-cell office:value-type="string" calcext:value-type="string">
            <text:p>AVIF</text:p>
          </table:table-cell>
          <table:table-cell office:value-type="float" office:value="32" calcext:value-type="float">
            <text:p>32</text:p>
          </table:table-cell>
          <table:table-cell office:value-type="float" office:value="0.977651313683794" calcext:value-type="float">
            <text:p>0.977651313683794</text:p>
          </table:table-cell>
          <table:table-cell office:value-type="float" office:value="40.9188071633644" calcext:value-type="float">
            <text:p>40.9188071633644</text:p>
          </table:table-cell>
          <table:table-cell office:value-type="float" office:value="5.26259131338864" calcext:value-type="float">
            <text:p>5.26259131338864</text:p>
          </table:table-cell>
        </table:table-row>
        <table:table-row table:style-name="ro1">
          <table:table-cell office:value-type="string" calcext:value-type="string">
            <text:p>flower_foveon</text:p>
          </table:table-cell>
          <table:table-cell office:value-type="float" office:value="33" calcext:value-type="float">
            <text:p>33</text:p>
          </table:table-cell>
          <table:table-cell office:value-type="float" office:value="6.890950063" calcext:value-type="float">
            <text:p>6.890950063</text:p>
          </table:table-cell>
          <table:table-cell office:value-type="float" office:value="363.46" calcext:value-type="float">
            <text:p>363.46</text:p>
          </table:table-cell>
          <table:table-cell office:value-type="float" office:value="26893" calcext:value-type="float">
            <text:p>26893</text:p>
          </table:table-cell>
          <table:table-cell office:value-type="string" calcext:value-type="string">
            <text:p>2268x1512</text:p>
          </table:table-cell>
          <table:table-cell office:value-type="float" office:value="0.0627" calcext:value-type="float">
            <text:p>0.0627</text:p>
          </table:table-cell>
          <table:table-cell office:value-type="string" calcext:value-type="string">
            <text:p>flower_foveon.png</text:p>
          </table:table-cell>
          <table:table-cell office:value-type="string" calcext:value-type="string">
            <text:p>AVIF</text:p>
          </table:table-cell>
          <table:table-cell office:value-type="float" office:value="33" calcext:value-type="float">
            <text:p>33</text:p>
          </table:table-cell>
          <table:table-cell office:value-type="float" office:value="0.976989901828072" calcext:value-type="float">
            <text:p>0.976989901828072</text:p>
          </table:table-cell>
          <table:table-cell office:value-type="float" office:value="40.7323452323402" calcext:value-type="float">
            <text:p>40.7323452323402</text:p>
          </table:table-cell>
          <table:table-cell office:value-type="float" office:value="5.49345836871557" calcext:value-type="float">
            <text:p>5.49345836871557</text:p>
          </table:table-cell>
        </table:table-row>
        <table:table-row table:style-name="ro1">
          <table:table-cell office:value-type="string" calcext:value-type="string">
            <text:p>flower_foveon</text:p>
          </table:table-cell>
          <table:table-cell office:value-type="float" office:value="34" calcext:value-type="float">
            <text:p>34</text:p>
          </table:table-cell>
          <table:table-cell office:value-type="float" office:value="6.716200013" calcext:value-type="float">
            <text:p>6.716200013</text:p>
          </table:table-cell>
          <table:table-cell office:value-type="float" office:value="350.76" calcext:value-type="float">
            <text:p>350.76</text:p>
          </table:table-cell>
          <table:table-cell office:value-type="float" office:value="25407" calcext:value-type="float">
            <text:p>25407</text:p>
          </table:table-cell>
          <table:table-cell office:value-type="string" calcext:value-type="string">
            <text:p>2268x1512</text:p>
          </table:table-cell>
          <table:table-cell office:value-type="float" office:value="0.0592" calcext:value-type="float">
            <text:p>0.0592</text:p>
          </table:table-cell>
          <table:table-cell office:value-type="string" calcext:value-type="string">
            <text:p>flower_foveon.png</text:p>
          </table:table-cell>
          <table:table-cell office:value-type="string" calcext:value-type="string">
            <text:p>AVIF</text:p>
          </table:table-cell>
          <table:table-cell office:value-type="float" office:value="34" calcext:value-type="float">
            <text:p>34</text:p>
          </table:table-cell>
          <table:table-cell office:value-type="float" office:value="0.97633042969101" calcext:value-type="float">
            <text:p>0.97633042969101</text:p>
          </table:table-cell>
          <table:table-cell office:value-type="float" office:value="40.48724207548" calcext:value-type="float">
            <text:p>40.48724207548</text:p>
          </table:table-cell>
          <table:table-cell office:value-type="float" office:value="5.81240882269689" calcext:value-type="float">
            <text:p>5.81240882269689</text:p>
          </table:table-cell>
        </table:table-row>
        <table:table-row table:style-name="ro1">
          <table:table-cell office:value-type="string" calcext:value-type="string">
            <text:p>flower_foveon</text:p>
          </table:table-cell>
          <table:table-cell office:value-type="float" office:value="35" calcext:value-type="float">
            <text:p>35</text:p>
          </table:table-cell>
          <table:table-cell office:value-type="float" office:value="6.401211666" calcext:value-type="float">
            <text:p>6.401211666</text:p>
          </table:table-cell>
          <table:table-cell office:value-type="float" office:value="330.99" calcext:value-type="float">
            <text:p>330.99</text:p>
          </table:table-cell>
          <table:table-cell office:value-type="float" office:value="23873" calcext:value-type="float">
            <text:p>23873</text:p>
          </table:table-cell>
          <table:table-cell office:value-type="string" calcext:value-type="string">
            <text:p>2268x1512</text:p>
          </table:table-cell>
          <table:table-cell office:value-type="float" office:value="0.0556" calcext:value-type="float">
            <text:p>0.0556</text:p>
          </table:table-cell>
          <table:table-cell office:value-type="string" calcext:value-type="string">
            <text:p>flower_foveon.png</text:p>
          </table:table-cell>
          <table:table-cell office:value-type="string" calcext:value-type="string">
            <text:p>AVIF</text:p>
          </table:table-cell>
          <table:table-cell office:value-type="float" office:value="35" calcext:value-type="float">
            <text:p>35</text:p>
          </table:table-cell>
          <table:table-cell office:value-type="float" office:value="0.975631379919868" calcext:value-type="float">
            <text:p>0.975631379919868</text:p>
          </table:table-cell>
          <table:table-cell office:value-type="float" office:value="40.2145617761008" calcext:value-type="float">
            <text:p>40.2145617761008</text:p>
          </table:table-cell>
          <table:table-cell office:value-type="float" office:value="6.18905273586344" calcext:value-type="float">
            <text:p>6.18905273586344</text:p>
          </table:table-cell>
        </table:table-row>
        <table:table-row table:style-name="ro1">
          <table:table-cell office:value-type="string" calcext:value-type="string">
            <text:p>flower_foveon</text:p>
          </table:table-cell>
          <table:table-cell office:value-type="float" office:value="36" calcext:value-type="float">
            <text:p>36</text:p>
          </table:table-cell>
          <table:table-cell office:value-type="float" office:value="6.177982145" calcext:value-type="float">
            <text:p>6.177982145</text:p>
          </table:table-cell>
          <table:table-cell office:value-type="float" office:value="318.56" calcext:value-type="float">
            <text:p>318.56</text:p>
          </table:table-cell>
          <table:table-cell office:value-type="float" office:value="22350" calcext:value-type="float">
            <text:p>22350</text:p>
          </table:table-cell>
          <table:table-cell office:value-type="string" calcext:value-type="string">
            <text:p>2268x1512</text:p>
          </table:table-cell>
          <table:table-cell office:value-type="float" office:value="0.0521" calcext:value-type="float">
            <text:p>0.0521</text:p>
          </table:table-cell>
          <table:table-cell office:value-type="string" calcext:value-type="string">
            <text:p>flower_foveon.png</text:p>
          </table:table-cell>
          <table:table-cell office:value-type="string" calcext:value-type="string">
            <text:p>AVIF</text:p>
          </table:table-cell>
          <table:table-cell office:value-type="float" office:value="36" calcext:value-type="float">
            <text:p>36</text:p>
          </table:table-cell>
          <table:table-cell office:value-type="float" office:value="0.974771228159669" calcext:value-type="float">
            <text:p>0.974771228159669</text:p>
          </table:table-cell>
          <table:table-cell office:value-type="float" office:value="39.9356363447455" calcext:value-type="float">
            <text:p>39.9356363447455</text:p>
          </table:table-cell>
          <table:table-cell office:value-type="float" office:value="6.59958651384651" calcext:value-type="float">
            <text:p>6.59958651384651</text:p>
          </table:table-cell>
        </table:table-row>
        <table:table-row table:style-name="ro1">
          <table:table-cell office:value-type="string" calcext:value-type="string">
            <text:p>flower_foveon</text:p>
          </table:table-cell>
          <table:table-cell office:value-type="float" office:value="37" calcext:value-type="float">
            <text:p>37</text:p>
          </table:table-cell>
          <table:table-cell office:value-type="float" office:value="6.05951274" calcext:value-type="float">
            <text:p>6.05951274</text:p>
          </table:table-cell>
          <table:table-cell office:value-type="float" office:value="312.58" calcext:value-type="float">
            <text:p>312.58</text:p>
          </table:table-cell>
          <table:table-cell office:value-type="float" office:value="21249" calcext:value-type="float">
            <text:p>21249</text:p>
          </table:table-cell>
          <table:table-cell office:value-type="string" calcext:value-type="string">
            <text:p>2268x1512</text:p>
          </table:table-cell>
          <table:table-cell office:value-type="float" office:value="0.0495" calcext:value-type="float">
            <text:p>0.0495</text:p>
          </table:table-cell>
          <table:table-cell office:value-type="string" calcext:value-type="string">
            <text:p>flower_foveon.png</text:p>
          </table:table-cell>
          <table:table-cell office:value-type="string" calcext:value-type="string">
            <text:p>AVIF</text:p>
          </table:table-cell>
          <table:table-cell office:value-type="float" office:value="37" calcext:value-type="float">
            <text:p>37</text:p>
          </table:table-cell>
          <table:table-cell office:value-type="float" office:value="0.974134577929272" calcext:value-type="float">
            <text:p>0.974134577929272</text:p>
          </table:table-cell>
          <table:table-cell office:value-type="float" office:value="39.6952955070091" calcext:value-type="float">
            <text:p>39.6952955070091</text:p>
          </table:table-cell>
          <table:table-cell office:value-type="float" office:value="6.97510597174398" calcext:value-type="float">
            <text:p>6.97510597174398</text:p>
          </table:table-cell>
        </table:table-row>
        <table:table-row table:style-name="ro1">
          <table:table-cell office:value-type="string" calcext:value-type="string">
            <text:p>flower_foveon</text:p>
          </table:table-cell>
          <table:table-cell office:value-type="float" office:value="38" calcext:value-type="float">
            <text:p>38</text:p>
          </table:table-cell>
          <table:table-cell office:value-type="float" office:value="5.923497578" calcext:value-type="float">
            <text:p>5.923497578</text:p>
          </table:table-cell>
          <table:table-cell office:value-type="float" office:value="302" calcext:value-type="float">
            <text:p>302</text:p>
          </table:table-cell>
          <table:table-cell office:value-type="float" office:value="19807" calcext:value-type="float">
            <text:p>19807</text:p>
          </table:table-cell>
          <table:table-cell office:value-type="string" calcext:value-type="string">
            <text:p>2268x1512</text:p>
          </table:table-cell>
          <table:table-cell office:value-type="float" office:value="0.0462" calcext:value-type="float">
            <text:p>0.0462</text:p>
          </table:table-cell>
          <table:table-cell office:value-type="string" calcext:value-type="string">
            <text:p>flower_foveon.png</text:p>
          </table:table-cell>
          <table:table-cell office:value-type="string" calcext:value-type="string">
            <text:p>AVIF</text:p>
          </table:table-cell>
          <table:table-cell office:value-type="float" office:value="38" calcext:value-type="float">
            <text:p>38</text:p>
          </table:table-cell>
          <table:table-cell office:value-type="float" office:value="0.973181535890083" calcext:value-type="float">
            <text:p>0.973181535890083</text:p>
          </table:table-cell>
          <table:table-cell office:value-type="float" office:value="39.4076048059881" calcext:value-type="float">
            <text:p>39.4076048059881</text:p>
          </table:table-cell>
          <table:table-cell office:value-type="float" office:value="7.45280709448846" calcext:value-type="float">
            <text:p>7.45280709448846</text:p>
          </table:table-cell>
        </table:table-row>
        <table:table-row table:style-name="ro1">
          <table:table-cell office:value-type="string" calcext:value-type="string">
            <text:p>flower_foveon</text:p>
          </table:table-cell>
          <table:table-cell office:value-type="float" office:value="39" calcext:value-type="float">
            <text:p>39</text:p>
          </table:table-cell>
          <table:table-cell office:value-type="float" office:value="5.69496379" calcext:value-type="float">
            <text:p>5.69496379</text:p>
          </table:table-cell>
          <table:table-cell office:value-type="float" office:value="290.64" calcext:value-type="float">
            <text:p>290.64</text:p>
          </table:table-cell>
          <table:table-cell office:value-type="float" office:value="18746" calcext:value-type="float">
            <text:p>18746</text:p>
          </table:table-cell>
          <table:table-cell office:value-type="string" calcext:value-type="string">
            <text:p>2268x1512</text:p>
          </table:table-cell>
          <table:table-cell office:value-type="float" office:value="0.0437" calcext:value-type="float">
            <text:p>0.0437</text:p>
          </table:table-cell>
          <table:table-cell office:value-type="string" calcext:value-type="string">
            <text:p>flower_foveon.png</text:p>
          </table:table-cell>
          <table:table-cell office:value-type="string" calcext:value-type="string">
            <text:p>AVIF</text:p>
          </table:table-cell>
          <table:table-cell office:value-type="float" office:value="39" calcext:value-type="float">
            <text:p>39</text:p>
          </table:table-cell>
          <table:table-cell office:value-type="float" office:value="0.972263094857879" calcext:value-type="float">
            <text:p>0.972263094857879</text:p>
          </table:table-cell>
          <table:table-cell office:value-type="float" office:value="39.1121898226635" calcext:value-type="float">
            <text:p>39.1121898226635</text:p>
          </table:table-cell>
          <table:table-cell office:value-type="float" office:value="7.97740017932184" calcext:value-type="float">
            <text:p>7.97740017932184</text:p>
          </table:table-cell>
        </table:table-row>
        <table:table-row table:style-name="ro1">
          <table:table-cell office:value-type="string" calcext:value-type="string">
            <text:p>flower_foveon</text:p>
          </table:table-cell>
          <table:table-cell office:value-type="float" office:value="40" calcext:value-type="float">
            <text:p>40</text:p>
          </table:table-cell>
          <table:table-cell office:value-type="float" office:value="5.500746522" calcext:value-type="float">
            <text:p>5.500746522</text:p>
          </table:table-cell>
          <table:table-cell office:value-type="float" office:value="280.3" calcext:value-type="float">
            <text:p>280.3</text:p>
          </table:table-cell>
          <table:table-cell office:value-type="float" office:value="17741" calcext:value-type="float">
            <text:p>17741</text:p>
          </table:table-cell>
          <table:table-cell office:value-type="string" calcext:value-type="string">
            <text:p>2268x1512</text:p>
          </table:table-cell>
          <table:table-cell office:value-type="float" office:value="0.0413" calcext:value-type="float">
            <text:p>0.0413</text:p>
          </table:table-cell>
          <table:table-cell office:value-type="string" calcext:value-type="string">
            <text:p>flower_foveon.png</text:p>
          </table:table-cell>
          <table:table-cell office:value-type="string" calcext:value-type="string">
            <text:p>AVIF</text:p>
          </table:table-cell>
          <table:table-cell office:value-type="float" office:value="40" calcext:value-type="float">
            <text:p>40</text:p>
          </table:table-cell>
          <table:table-cell office:value-type="float" office:value="0.971415601378029" calcext:value-type="float">
            <text:p>0.971415601378029</text:p>
          </table:table-cell>
          <table:table-cell office:value-type="float" office:value="38.8592235336032" calcext:value-type="float">
            <text:p>38.8592235336032</text:p>
          </table:table-cell>
          <table:table-cell office:value-type="float" office:value="8.45586435305718" calcext:value-type="float">
            <text:p>8.45586435305718</text:p>
          </table:table-cell>
        </table:table-row>
        <table:table-row table:style-name="ro1">
          <table:table-cell office:value-type="string" calcext:value-type="string">
            <text:p>flower_foveon</text:p>
          </table:table-cell>
          <table:table-cell office:value-type="float" office:value="41" calcext:value-type="float">
            <text:p>41</text:p>
          </table:table-cell>
          <table:table-cell office:value-type="float" office:value="5.400240043" calcext:value-type="float">
            <text:p>5.400240043</text:p>
          </table:table-cell>
          <table:table-cell office:value-type="float" office:value="274.42" calcext:value-type="float">
            <text:p>274.42</text:p>
          </table:table-cell>
          <table:table-cell office:value-type="float" office:value="16513" calcext:value-type="float">
            <text:p>16513</text:p>
          </table:table-cell>
          <table:table-cell office:value-type="string" calcext:value-type="string">
            <text:p>2268x1512</text:p>
          </table:table-cell>
          <table:table-cell office:value-type="float" office:value="0.0385" calcext:value-type="float">
            <text:p>0.0385</text:p>
          </table:table-cell>
          <table:table-cell office:value-type="string" calcext:value-type="string">
            <text:p>flower_foveon.png</text:p>
          </table:table-cell>
          <table:table-cell office:value-type="string" calcext:value-type="string">
            <text:p>AVIF</text:p>
          </table:table-cell>
          <table:table-cell office:value-type="float" office:value="41" calcext:value-type="float">
            <text:p>41</text:p>
          </table:table-cell>
          <table:table-cell office:value-type="float" office:value="0.970325849578902" calcext:value-type="float">
            <text:p>0.970325849578902</text:p>
          </table:table-cell>
          <table:table-cell office:value-type="float" office:value="38.5710187429443" calcext:value-type="float">
            <text:p>38.5710187429443</text:p>
          </table:table-cell>
          <table:table-cell office:value-type="float" office:value="9.03604711203183" calcext:value-type="float">
            <text:p>9.03604711203183</text:p>
          </table:table-cell>
        </table:table-row>
        <table:table-row table:style-name="ro1">
          <table:table-cell office:value-type="string" calcext:value-type="string">
            <text:p>flower_foveon</text:p>
          </table:table-cell>
          <table:table-cell office:value-type="float" office:value="42" calcext:value-type="float">
            <text:p>42</text:p>
          </table:table-cell>
          <table:table-cell office:value-type="float" office:value="5.24331426" calcext:value-type="float">
            <text:p>5.24331426</text:p>
          </table:table-cell>
          <table:table-cell office:value-type="float" office:value="262.91" calcext:value-type="float">
            <text:p>262.91</text:p>
          </table:table-cell>
          <table:table-cell office:value-type="float" office:value="15762" calcext:value-type="float">
            <text:p>15762</text:p>
          </table:table-cell>
          <table:table-cell office:value-type="string" calcext:value-type="string">
            <text:p>2268x1512</text:p>
          </table:table-cell>
          <table:table-cell office:value-type="float" office:value="0.0367" calcext:value-type="float">
            <text:p>0.0367</text:p>
          </table:table-cell>
          <table:table-cell office:value-type="string" calcext:value-type="string">
            <text:p>flower_foveon.png</text:p>
          </table:table-cell>
          <table:table-cell office:value-type="string" calcext:value-type="string">
            <text:p>AVIF</text:p>
          </table:table-cell>
          <table:table-cell office:value-type="float" office:value="42" calcext:value-type="float">
            <text:p>42</text:p>
          </table:table-cell>
          <table:table-cell office:value-type="float" office:value="0.969364080529786" calcext:value-type="float">
            <text:p>0.969364080529786</text:p>
          </table:table-cell>
          <table:table-cell office:value-type="float" office:value="38.3167246615751" calcext:value-type="float">
            <text:p>38.3167246615751</text:p>
          </table:table-cell>
          <table:table-cell office:value-type="float" office:value="9.58093502032729" calcext:value-type="float">
            <text:p>9.58093502032729</text:p>
          </table:table-cell>
        </table:table-row>
        <table:table-row table:style-name="ro1">
          <table:table-cell office:value-type="string" calcext:value-type="string">
            <text:p>flower_foveon</text:p>
          </table:table-cell>
          <table:table-cell office:value-type="float" office:value="43" calcext:value-type="float">
            <text:p>43</text:p>
          </table:table-cell>
          <table:table-cell office:value-type="float" office:value="5.112461776" calcext:value-type="float">
            <text:p>5.112461776</text:p>
          </table:table-cell>
          <table:table-cell office:value-type="float" office:value="256.05" calcext:value-type="float">
            <text:p>256.05</text:p>
          </table:table-cell>
          <table:table-cell office:value-type="float" office:value="14804" calcext:value-type="float">
            <text:p>14804</text:p>
          </table:table-cell>
          <table:table-cell office:value-type="string" calcext:value-type="string">
            <text:p>2268x1512</text:p>
          </table:table-cell>
          <table:table-cell office:value-type="float" office:value="0.0345" calcext:value-type="float">
            <text:p>0.0345</text:p>
          </table:table-cell>
          <table:table-cell office:value-type="string" calcext:value-type="string">
            <text:p>flower_foveon.png</text:p>
          </table:table-cell>
          <table:table-cell office:value-type="string" calcext:value-type="string">
            <text:p>AVIF</text:p>
          </table:table-cell>
          <table:table-cell office:value-type="float" office:value="43" calcext:value-type="float">
            <text:p>43</text:p>
          </table:table-cell>
          <table:table-cell office:value-type="float" office:value="0.968265285155085" calcext:value-type="float">
            <text:p>0.968265285155085</text:p>
          </table:table-cell>
          <table:table-cell office:value-type="float" office:value="38.0244547350894" calcext:value-type="float">
            <text:p>38.0244547350894</text:p>
          </table:table-cell>
          <table:table-cell office:value-type="float" office:value="10.2479002003179" calcext:value-type="float">
            <text:p>10.2479002003179</text:p>
          </table:table-cell>
        </table:table-row>
        <table:table-row table:style-name="ro1">
          <table:table-cell office:value-type="string" calcext:value-type="string">
            <text:p>flower_foveon</text:p>
          </table:table-cell>
          <table:table-cell office:value-type="float" office:value="44" calcext:value-type="float">
            <text:p>44</text:p>
          </table:table-cell>
          <table:table-cell office:value-type="float" office:value="4.964037216" calcext:value-type="float">
            <text:p>4.964037216</text:p>
          </table:table-cell>
          <table:table-cell office:value-type="float" office:value="247.13" calcext:value-type="float">
            <text:p>247.13</text:p>
          </table:table-cell>
          <table:table-cell office:value-type="float" office:value="13939" calcext:value-type="float">
            <text:p>13939</text:p>
          </table:table-cell>
          <table:table-cell office:value-type="string" calcext:value-type="string">
            <text:p>2268x1512</text:p>
          </table:table-cell>
          <table:table-cell office:value-type="float" office:value="0.0325" calcext:value-type="float">
            <text:p>0.0325</text:p>
          </table:table-cell>
          <table:table-cell office:value-type="string" calcext:value-type="string">
            <text:p>flower_foveon.png</text:p>
          </table:table-cell>
          <table:table-cell office:value-type="string" calcext:value-type="string">
            <text:p>AVIF</text:p>
          </table:table-cell>
          <table:table-cell office:value-type="float" office:value="44" calcext:value-type="float">
            <text:p>44</text:p>
          </table:table-cell>
          <table:table-cell office:value-type="float" office:value="0.967127982060653" calcext:value-type="float">
            <text:p>0.967127982060653</text:p>
          </table:table-cell>
          <table:table-cell office:value-type="float" office:value="37.7412283536642" calcext:value-type="float">
            <text:p>37.7412283536642</text:p>
          </table:table-cell>
          <table:table-cell office:value-type="float" office:value="10.9384938131631" calcext:value-type="float">
            <text:p>10.9384938131631</text:p>
          </table:table-cell>
        </table:table-row>
        <table:table-row table:style-name="ro1">
          <table:table-cell office:value-type="string" calcext:value-type="string">
            <text:p>flower_foveon</text:p>
          </table:table-cell>
          <table:table-cell office:value-type="float" office:value="45" calcext:value-type="float">
            <text:p>45</text:p>
          </table:table-cell>
          <table:table-cell office:value-type="float" office:value="4.935387984" calcext:value-type="float">
            <text:p>4.935387984</text:p>
          </table:table-cell>
          <table:table-cell office:value-type="float" office:value="245.04" calcext:value-type="float">
            <text:p>245.04</text:p>
          </table:table-cell>
          <table:table-cell office:value-type="float" office:value="13153" calcext:value-type="float">
            <text:p>13153</text:p>
          </table:table-cell>
          <table:table-cell office:value-type="string" calcext:value-type="string">
            <text:p>2268x1512</text:p>
          </table:table-cell>
          <table:table-cell office:value-type="float" office:value="0.0306" calcext:value-type="float">
            <text:p>0.0306</text:p>
          </table:table-cell>
          <table:table-cell office:value-type="string" calcext:value-type="string">
            <text:p>flower_foveon.png</text:p>
          </table:table-cell>
          <table:table-cell office:value-type="string" calcext:value-type="string">
            <text:p>AVIF</text:p>
          </table:table-cell>
          <table:table-cell office:value-type="float" office:value="45" calcext:value-type="float">
            <text:p>45</text:p>
          </table:table-cell>
          <table:table-cell office:value-type="float" office:value="0.966186255699636" calcext:value-type="float">
            <text:p>0.966186255699636</text:p>
          </table:table-cell>
          <table:table-cell office:value-type="float" office:value="37.4764111219274" calcext:value-type="float">
            <text:p>37.4764111219274</text:p>
          </table:table-cell>
          <table:table-cell office:value-type="float" office:value="11.6262390587236" calcext:value-type="float">
            <text:p>11.6262390587236</text:p>
          </table:table-cell>
        </table:table-row>
        <table:table-row table:style-name="ro1">
          <table:table-cell office:value-type="string" calcext:value-type="string">
            <text:p>flower_foveon</text:p>
          </table:table-cell>
          <table:table-cell office:value-type="float" office:value="46" calcext:value-type="float">
            <text:p>46</text:p>
          </table:table-cell>
          <table:table-cell office:value-type="float" office:value="4.83155553" calcext:value-type="float">
            <text:p>4.83155553</text:p>
          </table:table-cell>
          <table:table-cell office:value-type="float" office:value="239.47" calcext:value-type="float">
            <text:p>239.47</text:p>
          </table:table-cell>
          <table:table-cell office:value-type="float" office:value="12414" calcext:value-type="float">
            <text:p>12414</text:p>
          </table:table-cell>
          <table:table-cell office:value-type="string" calcext:value-type="string">
            <text:p>2268x1512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flower_foveon.png</text:p>
          </table:table-cell>
          <table:table-cell office:value-type="string" calcext:value-type="string">
            <text:p>AVIF</text:p>
          </table:table-cell>
          <table:table-cell office:value-type="float" office:value="46" calcext:value-type="float">
            <text:p>46</text:p>
          </table:table-cell>
          <table:table-cell office:value-type="float" office:value="0.965080464246144" calcext:value-type="float">
            <text:p>0.965080464246144</text:p>
          </table:table-cell>
          <table:table-cell office:value-type="float" office:value="37.1790152757883" calcext:value-type="float">
            <text:p>37.1790152757883</text:p>
          </table:table-cell>
          <table:table-cell office:value-type="float" office:value="12.4502718211199" calcext:value-type="float">
            <text:p>12.4502718211199</text:p>
          </table:table-cell>
        </table:table-row>
        <table:table-row table:style-name="ro1">
          <table:table-cell office:value-type="string" calcext:value-type="string">
            <text:p>flower_foveon</text:p>
          </table:table-cell>
          <table:table-cell office:value-type="float" office:value="47" calcext:value-type="float">
            <text:p>47</text:p>
          </table:table-cell>
          <table:table-cell office:value-type="float" office:value="4.680721876" calcext:value-type="float">
            <text:p>4.680721876</text:p>
          </table:table-cell>
          <table:table-cell office:value-type="float" office:value="230.77" calcext:value-type="float">
            <text:p>230.77</text:p>
          </table:table-cell>
          <table:table-cell office:value-type="float" office:value="11711" calcext:value-type="float">
            <text:p>11711</text:p>
          </table:table-cell>
          <table:table-cell office:value-type="string" calcext:value-type="string">
            <text:p>2268x1512</text:p>
          </table:table-cell>
          <table:table-cell office:value-type="float" office:value="0.0273" calcext:value-type="float">
            <text:p>0.0273</text:p>
          </table:table-cell>
          <table:table-cell office:value-type="string" calcext:value-type="string">
            <text:p>flower_foveon.png</text:p>
          </table:table-cell>
          <table:table-cell office:value-type="string" calcext:value-type="string">
            <text:p>AVIF</text:p>
          </table:table-cell>
          <table:table-cell office:value-type="float" office:value="47" calcext:value-type="float">
            <text:p>47</text:p>
          </table:table-cell>
          <table:table-cell office:value-type="float" office:value="0.964059240956565" calcext:value-type="float">
            <text:p>0.964059240956565</text:p>
          </table:table-cell>
          <table:table-cell office:value-type="float" office:value="36.9065941642221" calcext:value-type="float">
            <text:p>36.9065941642221</text:p>
          </table:table-cell>
          <table:table-cell office:value-type="float" office:value="13.2562578929606" calcext:value-type="float">
            <text:p>13.2562578929606</text:p>
          </table:table-cell>
        </table:table-row>
        <table:table-row table:style-name="ro1">
          <table:table-cell office:value-type="string" calcext:value-type="string">
            <text:p>flower_foveon</text:p>
          </table:table-cell>
          <table:table-cell office:value-type="float" office:value="48" calcext:value-type="float">
            <text:p>48</text:p>
          </table:table-cell>
          <table:table-cell office:value-type="float" office:value="4.637327502" calcext:value-type="float">
            <text:p>4.637327502</text:p>
          </table:table-cell>
          <table:table-cell office:value-type="float" office:value="227.61" calcext:value-type="float">
            <text:p>227.61</text:p>
          </table:table-cell>
          <table:table-cell office:value-type="float" office:value="11001" calcext:value-type="float">
            <text:p>11001</text:p>
          </table:table-cell>
          <table:table-cell office:value-type="string" calcext:value-type="string">
            <text:p>2268x1512</text:p>
          </table:table-cell>
          <table:table-cell office:value-type="float" office:value="0.0256" calcext:value-type="float">
            <text:p>0.0256</text:p>
          </table:table-cell>
          <table:table-cell office:value-type="string" calcext:value-type="string">
            <text:p>flower_foveon.png</text:p>
          </table:table-cell>
          <table:table-cell office:value-type="string" calcext:value-type="string">
            <text:p>AVIF</text:p>
          </table:table-cell>
          <table:table-cell office:value-type="float" office:value="48" calcext:value-type="float">
            <text:p>48</text:p>
          </table:table-cell>
          <table:table-cell office:value-type="float" office:value="0.962756065862815" calcext:value-type="float">
            <text:p>0.962756065862815</text:p>
          </table:table-cell>
          <table:table-cell office:value-type="float" office:value="36.6105832283179" calcext:value-type="float">
            <text:p>36.6105832283179</text:p>
          </table:table-cell>
          <table:table-cell office:value-type="float" office:value="14.191295328145" calcext:value-type="float">
            <text:p>14.191295328145</text:p>
          </table:table-cell>
        </table:table-row>
        <table:table-row table:style-name="ro1">
          <table:table-cell office:value-type="string" calcext:value-type="string">
            <text:p>flower_foveon</text:p>
          </table:table-cell>
          <table:table-cell office:value-type="float" office:value="49" calcext:value-type="float">
            <text:p>49</text:p>
          </table:table-cell>
          <table:table-cell office:value-type="float" office:value="4.597307733" calcext:value-type="float">
            <text:p>4.597307733</text:p>
          </table:table-cell>
          <table:table-cell office:value-type="float" office:value="223.34" calcext:value-type="float">
            <text:p>223.34</text:p>
          </table:table-cell>
          <table:table-cell office:value-type="float" office:value="10473" calcext:value-type="float">
            <text:p>10473</text:p>
          </table:table-cell>
          <table:table-cell office:value-type="string" calcext:value-type="string">
            <text:p>2268x1512</text:p>
          </table:table-cell>
          <table:table-cell office:value-type="float" office:value="0.0244" calcext:value-type="float">
            <text:p>0.0244</text:p>
          </table:table-cell>
          <table:table-cell office:value-type="string" calcext:value-type="string">
            <text:p>flower_foveon.png</text:p>
          </table:table-cell>
          <table:table-cell office:value-type="string" calcext:value-type="string">
            <text:p>AVIF</text:p>
          </table:table-cell>
          <table:table-cell office:value-type="float" office:value="49" calcext:value-type="float">
            <text:p>49</text:p>
          </table:table-cell>
          <table:table-cell office:value-type="float" office:value="0.961359777706584" calcext:value-type="float">
            <text:p>0.961359777706584</text:p>
          </table:table-cell>
          <table:table-cell office:value-type="float" office:value="36.3000408004354" calcext:value-type="float">
            <text:p>36.3000408004354</text:p>
          </table:table-cell>
          <table:table-cell office:value-type="float" office:value="15.2432046664116" calcext:value-type="float">
            <text:p>15.2432046664116</text:p>
          </table:table-cell>
        </table:table-row>
        <table:table-row table:style-name="ro1">
          <table:table-cell office:value-type="string" calcext:value-type="string">
            <text:p>flower_foveon</text:p>
          </table:table-cell>
          <table:table-cell office:value-type="float" office:value="50" calcext:value-type="float">
            <text:p>50</text:p>
          </table:table-cell>
          <table:table-cell office:value-type="float" office:value="4.401240963" calcext:value-type="float">
            <text:p>4.401240963</text:p>
          </table:table-cell>
          <table:table-cell office:value-type="float" office:value="214.05" calcext:value-type="float">
            <text:p>214.05</text:p>
          </table:table-cell>
          <table:table-cell office:value-type="float" office:value="9840" calcext:value-type="float">
            <text:p>9840</text:p>
          </table:table-cell>
          <table:table-cell office:value-type="string" calcext:value-type="string">
            <text:p>2268x1512</text:p>
          </table:table-cell>
          <table:table-cell office:value-type="float" office:value="0.0229" calcext:value-type="float">
            <text:p>0.0229</text:p>
          </table:table-cell>
          <table:table-cell office:value-type="string" calcext:value-type="string">
            <text:p>flower_foveon.png</text:p>
          </table:table-cell>
          <table:table-cell office:value-type="string" calcext:value-type="string">
            <text:p>AVIF</text:p>
          </table:table-cell>
          <table:table-cell office:value-type="float" office:value="50" calcext:value-type="float">
            <text:p>50</text:p>
          </table:table-cell>
          <table:table-cell office:value-type="float" office:value="0.959994300819864" calcext:value-type="float">
            <text:p>0.959994300819864</text:p>
          </table:table-cell>
          <table:table-cell office:value-type="float" office:value="35.9948761921896" calcext:value-type="float">
            <text:p>35.9948761921896</text:p>
          </table:table-cell>
          <table:table-cell office:value-type="float" office:value="16.352823210903" calcext:value-type="float">
            <text:p>16.352823210903</text:p>
          </table:table-cell>
        </table:table-row>
        <table:table-row table:style-name="ro1">
          <table:table-cell office:value-type="string" calcext:value-type="string">
            <text:p>flower_foveon</text:p>
          </table:table-cell>
          <table:table-cell office:value-type="float" office:value="51" calcext:value-type="float">
            <text:p>51</text:p>
          </table:table-cell>
          <table:table-cell office:value-type="float" office:value="4.425997729" calcext:value-type="float">
            <text:p>4.425997729</text:p>
          </table:table-cell>
          <table:table-cell office:value-type="float" office:value="212.24" calcext:value-type="float">
            <text:p>212.24</text:p>
          </table:table-cell>
          <table:table-cell office:value-type="float" office:value="9382" calcext:value-type="float">
            <text:p>9382</text:p>
          </table:table-cell>
          <table:table-cell office:value-type="string" calcext:value-type="string">
            <text:p>2268x1512</text:p>
          </table:table-cell>
          <table:table-cell office:value-type="float" office:value="0.0218" calcext:value-type="float">
            <text:p>0.0218</text:p>
          </table:table-cell>
          <table:table-cell office:value-type="string" calcext:value-type="string">
            <text:p>flower_foveon.png</text:p>
          </table:table-cell>
          <table:table-cell office:value-type="string" calcext:value-type="string">
            <text:p>AVIF</text:p>
          </table:table-cell>
          <table:table-cell office:value-type="float" office:value="51" calcext:value-type="float">
            <text:p>51</text:p>
          </table:table-cell>
          <table:table-cell office:value-type="float" office:value="0.958547275131431" calcext:value-type="float">
            <text:p>0.958547275131431</text:p>
          </table:table-cell>
          <table:table-cell office:value-type="float" office:value="35.7398943517355" calcext:value-type="float">
            <text:p>35.7398943517355</text:p>
          </table:table-cell>
          <table:table-cell office:value-type="float" office:value="17.3416703215351" calcext:value-type="float">
            <text:p>17.3416703215351</text:p>
          </table:table-cell>
        </table:table-row>
        <table:table-row table:style-name="ro1">
          <table:table-cell office:value-type="string" calcext:value-type="string">
            <text:p>flower_foveon</text:p>
          </table:table-cell>
          <table:table-cell office:value-type="float" office:value="52" calcext:value-type="float">
            <text:p>52</text:p>
          </table:table-cell>
          <table:table-cell office:value-type="float" office:value="4.180382835" calcext:value-type="float">
            <text:p>4.180382835</text:p>
          </table:table-cell>
          <table:table-cell office:value-type="float" office:value="206" calcext:value-type="float">
            <text:p>206</text:p>
          </table:table-cell>
          <table:table-cell office:value-type="float" office:value="8915" calcext:value-type="float">
            <text:p>8915</text:p>
          </table:table-cell>
          <table:table-cell office:value-type="string" calcext:value-type="string">
            <text:p>2268x1512</text:p>
          </table:table-cell>
          <table:table-cell office:value-type="float" office:value="0.0207" calcext:value-type="float">
            <text:p>0.0207</text:p>
          </table:table-cell>
          <table:table-cell office:value-type="string" calcext:value-type="string">
            <text:p>flower_foveon.png</text:p>
          </table:table-cell>
          <table:table-cell office:value-type="string" calcext:value-type="string">
            <text:p>AVIF</text:p>
          </table:table-cell>
          <table:table-cell office:value-type="float" office:value="52" calcext:value-type="float">
            <text:p>52</text:p>
          </table:table-cell>
          <table:table-cell office:value-type="float" office:value="0.95726857661341" calcext:value-type="float">
            <text:p>0.95726857661341</text:p>
          </table:table-cell>
          <table:table-cell office:value-type="float" office:value="35.4763552507711" calcext:value-type="float">
            <text:p>35.4763552507711</text:p>
          </table:table-cell>
          <table:table-cell office:value-type="float" office:value="18.426584191061" calcext:value-type="float">
            <text:p>18.426584191061</text:p>
          </table:table-cell>
        </table:table-row>
        <table:table-row table:style-name="ro1">
          <table:table-cell office:value-type="string" calcext:value-type="string">
            <text:p>flower_foveon</text:p>
          </table:table-cell>
          <table:table-cell office:value-type="float" office:value="53" calcext:value-type="float">
            <text:p>53</text:p>
          </table:table-cell>
          <table:table-cell office:value-type="float" office:value="4.211792572" calcext:value-type="float">
            <text:p>4.211792572</text:p>
          </table:table-cell>
          <table:table-cell office:value-type="float" office:value="201.64" calcext:value-type="float">
            <text:p>201.64</text:p>
          </table:table-cell>
          <table:table-cell office:value-type="float" office:value="8315" calcext:value-type="float">
            <text:p>8315</text:p>
          </table:table-cell>
          <table:table-cell office:value-type="string" calcext:value-type="string">
            <text:p>2268x1512</text:p>
          </table:table-cell>
          <table:table-cell office:value-type="float" office:value="0.0193" calcext:value-type="float">
            <text:p>0.0193</text:p>
          </table:table-cell>
          <table:table-cell office:value-type="string" calcext:value-type="string">
            <text:p>flower_foveon.png</text:p>
          </table:table-cell>
          <table:table-cell office:value-type="string" calcext:value-type="string">
            <text:p>AVIF</text:p>
          </table:table-cell>
          <table:table-cell office:value-type="float" office:value="53" calcext:value-type="float">
            <text:p>53</text:p>
          </table:table-cell>
          <table:table-cell office:value-type="float" office:value="0.955633725261862" calcext:value-type="float">
            <text:p>0.955633725261862</text:p>
          </table:table-cell>
          <table:table-cell office:value-type="float" office:value="35.1790115286895" calcext:value-type="float">
            <text:p>35.1790115286895</text:p>
          </table:table-cell>
          <table:table-cell office:value-type="float" office:value="19.7323680786901" calcext:value-type="float">
            <text:p>19.7323680786901</text:p>
          </table:table-cell>
        </table:table-row>
        <table:table-row table:style-name="ro1">
          <table:table-cell office:value-type="string" calcext:value-type="string">
            <text:p>flower_foveon</text:p>
          </table:table-cell>
          <table:table-cell office:value-type="float" office:value="54" calcext:value-type="float">
            <text:p>54</text:p>
          </table:table-cell>
          <table:table-cell office:value-type="float" office:value="4.157220641" calcext:value-type="float">
            <text:p>4.157220641</text:p>
          </table:table-cell>
          <table:table-cell office:value-type="float" office:value="198.47" calcext:value-type="float">
            <text:p>198.47</text:p>
          </table:table-cell>
          <table:table-cell office:value-type="float" office:value="7889" calcext:value-type="float">
            <text:p>7889</text:p>
          </table:table-cell>
          <table:table-cell office:value-type="string" calcext:value-type="string">
            <text:p>2268x1512</text:p>
          </table:table-cell>
          <table:table-cell office:value-type="float" office:value="0.0184" calcext:value-type="float">
            <text:p>0.0184</text:p>
          </table:table-cell>
          <table:table-cell office:value-type="string" calcext:value-type="string">
            <text:p>flower_foveon.png</text:p>
          </table:table-cell>
          <table:table-cell office:value-type="string" calcext:value-type="string">
            <text:p>AVIF</text:p>
          </table:table-cell>
          <table:table-cell office:value-type="float" office:value="54" calcext:value-type="float">
            <text:p>54</text:p>
          </table:table-cell>
          <table:table-cell office:value-type="float" office:value="0.954022543723073" calcext:value-type="float">
            <text:p>0.954022543723073</text:p>
          </table:table-cell>
          <table:table-cell office:value-type="float" office:value="34.8595288670487" calcext:value-type="float">
            <text:p>34.8595288670487</text:p>
          </table:table-cell>
          <table:table-cell office:value-type="float" office:value="21.2386776841509" calcext:value-type="float">
            <text:p>21.2386776841509</text:p>
          </table:table-cell>
        </table:table-row>
        <table:table-row table:style-name="ro1">
          <table:table-cell office:value-type="string" calcext:value-type="string">
            <text:p>flower_foveon</text:p>
          </table:table-cell>
          <table:table-cell office:value-type="float" office:value="55" calcext:value-type="float">
            <text:p>55</text:p>
          </table:table-cell>
          <table:table-cell office:value-type="float" office:value="4.088677809" calcext:value-type="float">
            <text:p>4.088677809</text:p>
          </table:table-cell>
          <table:table-cell office:value-type="float" office:value="194.26" calcext:value-type="float">
            <text:p>194.26</text:p>
          </table:table-cell>
          <table:table-cell office:value-type="float" office:value="7317" calcext:value-type="float">
            <text:p>7317</text:p>
          </table:table-cell>
          <table:table-cell office:value-type="string" calcext:value-type="string">
            <text:p>2268x1512</text:p>
          </table:table-cell>
          <table:table-cell office:value-type="float" office:value="0.017" calcext:value-type="float">
            <text:p>0.017</text:p>
          </table:table-cell>
          <table:table-cell office:value-type="string" calcext:value-type="string">
            <text:p>flower_foveon.png</text:p>
          </table:table-cell>
          <table:table-cell office:value-type="string" calcext:value-type="string">
            <text:p>AVIF</text:p>
          </table:table-cell>
          <table:table-cell office:value-type="float" office:value="55" calcext:value-type="float">
            <text:p>55</text:p>
          </table:table-cell>
          <table:table-cell office:value-type="float" office:value="0.952475536062418" calcext:value-type="float">
            <text:p>0.952475536062418</text:p>
          </table:table-cell>
          <table:table-cell office:value-type="float" office:value="34.540463728313" calcext:value-type="float">
            <text:p>34.540463728313</text:p>
          </table:table-cell>
          <table:table-cell office:value-type="float" office:value="22.8577768212909" calcext:value-type="float">
            <text:p>22.8577768212909</text:p>
          </table:table-cell>
        </table:table-row>
        <table:table-row table:style-name="ro1">
          <table:table-cell office:value-type="string" calcext:value-type="string">
            <text:p>flower_foveon</text:p>
          </table:table-cell>
          <table:table-cell office:value-type="float" office:value="56" calcext:value-type="float">
            <text:p>56</text:p>
          </table:table-cell>
          <table:table-cell office:value-type="float" office:value="4.023133492" calcext:value-type="float">
            <text:p>4.023133492</text:p>
          </table:table-cell>
          <table:table-cell office:value-type="float" office:value="188.96" calcext:value-type="float">
            <text:p>188.96</text:p>
          </table:table-cell>
          <table:table-cell office:value-type="float" office:value="6845" calcext:value-type="float">
            <text:p>6845</text:p>
          </table:table-cell>
          <table:table-cell office:value-type="string" calcext:value-type="string">
            <text:p>2268x1512</text:p>
          </table:table-cell>
          <table:table-cell office:value-type="float" office:value="0.0159" calcext:value-type="float">
            <text:p>0.0159</text:p>
          </table:table-cell>
          <table:table-cell office:value-type="string" calcext:value-type="string">
            <text:p>flower_foveon.png</text:p>
          </table:table-cell>
          <table:table-cell office:value-type="string" calcext:value-type="string">
            <text:p>AVIF</text:p>
          </table:table-cell>
          <table:table-cell office:value-type="float" office:value="56" calcext:value-type="float">
            <text:p>56</text:p>
          </table:table-cell>
          <table:table-cell office:value-type="float" office:value="0.950715543307195" calcext:value-type="float">
            <text:p>0.950715543307195</text:p>
          </table:table-cell>
          <table:table-cell office:value-type="float" office:value="34.1903104966095" calcext:value-type="float">
            <text:p>34.1903104966095</text:p>
          </table:table-cell>
          <table:table-cell office:value-type="float" office:value="24.7770336815568" calcext:value-type="float">
            <text:p>24.7770336815568</text:p>
          </table:table-cell>
        </table:table-row>
        <table:table-row table:style-name="ro1">
          <table:table-cell office:value-type="string" calcext:value-type="string">
            <text:p>flower_foveon</text:p>
          </table:table-cell>
          <table:table-cell office:value-type="float" office:value="57" calcext:value-type="float">
            <text:p>57</text:p>
          </table:table-cell>
          <table:table-cell office:value-type="float" office:value="3.896685064" calcext:value-type="float">
            <text:p>3.896685064</text:p>
          </table:table-cell>
          <table:table-cell office:value-type="float" office:value="183.97" calcext:value-type="float">
            <text:p>183.97</text:p>
          </table:table-cell>
          <table:table-cell office:value-type="float" office:value="6322" calcext:value-type="float">
            <text:p>6322</text:p>
          </table:table-cell>
          <table:table-cell office:value-type="string" calcext:value-type="string">
            <text:p>2268x1512</text:p>
          </table:table-cell>
          <table:table-cell office:value-type="float" office:value="0.0147" calcext:value-type="float">
            <text:p>0.0147</text:p>
          </table:table-cell>
          <table:table-cell office:value-type="string" calcext:value-type="string">
            <text:p>flower_foveon.png</text:p>
          </table:table-cell>
          <table:table-cell office:value-type="string" calcext:value-type="string">
            <text:p>AVIF</text:p>
          </table:table-cell>
          <table:table-cell office:value-type="float" office:value="57" calcext:value-type="float">
            <text:p>57</text:p>
          </table:table-cell>
          <table:table-cell office:value-type="float" office:value="0.94858145385506" calcext:value-type="float">
            <text:p>0.94858145385506</text:p>
          </table:table-cell>
          <table:table-cell office:value-type="float" office:value="33.8714665854694" calcext:value-type="float">
            <text:p>33.8714665854694</text:p>
          </table:table-cell>
          <table:table-cell office:value-type="float" office:value="26.6645158349119" calcext:value-type="float">
            <text:p>26.6645158349119</text:p>
          </table:table-cell>
        </table:table-row>
        <table:table-row table:style-name="ro1">
          <table:table-cell office:value-type="string" calcext:value-type="string">
            <text:p>flower_foveon</text:p>
          </table:table-cell>
          <table:table-cell office:value-type="float" office:value="58" calcext:value-type="float">
            <text:p>58</text:p>
          </table:table-cell>
          <table:table-cell office:value-type="float" office:value="3.896828985" calcext:value-type="float">
            <text:p>3.896828985</text:p>
          </table:table-cell>
          <table:table-cell office:value-type="float" office:value="183.55" calcext:value-type="float">
            <text:p>183.55</text:p>
          </table:table-cell>
          <table:table-cell office:value-type="float" office:value="5813" calcext:value-type="float">
            <text:p>5813</text:p>
          </table:table-cell>
          <table:table-cell office:value-type="string" calcext:value-type="string">
            <text:p>2268x1512</text:p>
          </table:table-cell>
          <table:table-cell office:value-type="float" office:value="0.0135" calcext:value-type="float">
            <text:p>0.0135</text:p>
          </table:table-cell>
          <table:table-cell office:value-type="string" calcext:value-type="string">
            <text:p>flower_foveon.png</text:p>
          </table:table-cell>
          <table:table-cell office:value-type="string" calcext:value-type="string">
            <text:p>AVIF</text:p>
          </table:table-cell>
          <table:table-cell office:value-type="float" office:value="58" calcext:value-type="float">
            <text:p>58</text:p>
          </table:table-cell>
          <table:table-cell office:value-type="float" office:value="0.946180541462354" calcext:value-type="float">
            <text:p>0.946180541462354</text:p>
          </table:table-cell>
          <table:table-cell office:value-type="float" office:value="33.5187586432892" calcext:value-type="float">
            <text:p>33.5187586432892</text:p>
          </table:table-cell>
          <table:table-cell office:value-type="float" office:value="28.9204133928377" calcext:value-type="float">
            <text:p>28.9204133928377</text:p>
          </table:table-cell>
        </table:table-row>
        <table:table-row table:style-name="ro1">
          <table:table-cell office:value-type="string" calcext:value-type="string">
            <text:p>flower_foveon</text:p>
          </table:table-cell>
          <table:table-cell office:value-type="float" office:value="59" calcext:value-type="float">
            <text:p>59</text:p>
          </table:table-cell>
          <table:table-cell office:value-type="float" office:value="3.753990873" calcext:value-type="float">
            <text:p>3.753990873</text:p>
          </table:table-cell>
          <table:table-cell office:value-type="float" office:value="174.94" calcext:value-type="float">
            <text:p>174.94</text:p>
          </table:table-cell>
          <table:table-cell office:value-type="float" office:value="5297" calcext:value-type="float">
            <text:p>5297</text:p>
          </table:table-cell>
          <table:table-cell office:value-type="string" calcext:value-type="string">
            <text:p>2268x1512</text:p>
          </table:table-cell>
          <table:table-cell office:value-type="float" office:value="0.0123" calcext:value-type="float">
            <text:p>0.0123</text:p>
          </table:table-cell>
          <table:table-cell office:value-type="string" calcext:value-type="string">
            <text:p>flower_foveon.png</text:p>
          </table:table-cell>
          <table:table-cell office:value-type="string" calcext:value-type="string">
            <text:p>AVIF</text:p>
          </table:table-cell>
          <table:table-cell office:value-type="float" office:value="59" calcext:value-type="float">
            <text:p>59</text:p>
          </table:table-cell>
          <table:table-cell office:value-type="float" office:value="0.944219402915168" calcext:value-type="float">
            <text:p>0.944219402915168</text:p>
          </table:table-cell>
          <table:table-cell office:value-type="float" office:value="33.168422175528" calcext:value-type="float">
            <text:p>33.168422175528</text:p>
          </table:table-cell>
          <table:table-cell office:value-type="float" office:value="31.3500431779936" calcext:value-type="float">
            <text:p>31.3500431779936</text:p>
          </table:table-cell>
        </table:table-row>
        <table:table-row table:style-name="ro1">
          <table:table-cell office:value-type="string" calcext:value-type="string">
            <text:p>flower_foveon</text:p>
          </table:table-cell>
          <table:table-cell office:value-type="float" office:value="60" calcext:value-type="float">
            <text:p>60</text:p>
          </table:table-cell>
          <table:table-cell office:value-type="float" office:value="3.791707959" calcext:value-type="float">
            <text:p>3.791707959</text:p>
          </table:table-cell>
          <table:table-cell office:value-type="float" office:value="177.78" calcext:value-type="float">
            <text:p>177.78</text:p>
          </table:table-cell>
          <table:table-cell office:value-type="float" office:value="4639" calcext:value-type="float">
            <text:p>4639</text:p>
          </table:table-cell>
          <table:table-cell office:value-type="string" calcext:value-type="string">
            <text:p>2268x1512</text:p>
          </table:table-cell>
          <table:table-cell office:value-type="float" office:value="0.0108" calcext:value-type="float">
            <text:p>0.0108</text:p>
          </table:table-cell>
          <table:table-cell office:value-type="string" calcext:value-type="string">
            <text:p>flower_foveon.png</text:p>
          </table:table-cell>
          <table:table-cell office:value-type="string" calcext:value-type="string">
            <text:p>AVIF</text:p>
          </table:table-cell>
          <table:table-cell office:value-type="float" office:value="60" calcext:value-type="float">
            <text:p>60</text:p>
          </table:table-cell>
          <table:table-cell office:value-type="float" office:value="0.941342603929553" calcext:value-type="float">
            <text:p>0.941342603929553</text:p>
          </table:table-cell>
          <table:table-cell office:value-type="float" office:value="32.7056149882758" calcext:value-type="float">
            <text:p>32.7056149882758</text:p>
          </table:table-cell>
          <table:table-cell office:value-type="float" office:value="34.875373068752" calcext:value-type="float">
            <text:p>34.875373068752</text:p>
          </table:table-cell>
        </table:table-row>
        <table:table-row table:style-name="ro1">
          <table:table-cell office:value-type="string" calcext:value-type="string">
            <text:p>flower_foveon</text:p>
          </table:table-cell>
          <table:table-cell office:value-type="float" office:value="61" calcext:value-type="float">
            <text:p>61</text:p>
          </table:table-cell>
          <table:table-cell office:value-type="float" office:value="3.714134384" calcext:value-type="float">
            <text:p>3.714134384</text:p>
          </table:table-cell>
          <table:table-cell office:value-type="float" office:value="171.42" calcext:value-type="float">
            <text:p>171.42</text:p>
          </table:table-cell>
          <table:table-cell office:value-type="float" office:value="4199" calcext:value-type="float">
            <text:p>4199</text:p>
          </table:table-cell>
          <table:table-cell office:value-type="string" calcext:value-type="string">
            <text:p>2268x1512</text:p>
          </table:table-cell>
          <table:table-cell office:value-type="float" office:value="0.0097" calcext:value-type="float">
            <text:p>0.0097</text:p>
          </table:table-cell>
          <table:table-cell office:value-type="string" calcext:value-type="string">
            <text:p>flower_foveon.png</text:p>
          </table:table-cell>
          <table:table-cell office:value-type="string" calcext:value-type="string">
            <text:p>AVIF</text:p>
          </table:table-cell>
          <table:table-cell office:value-type="float" office:value="61" calcext:value-type="float">
            <text:p>61</text:p>
          </table:table-cell>
          <table:table-cell office:value-type="float" office:value="0.938119259718268" calcext:value-type="float">
            <text:p>0.938119259718268</text:p>
          </table:table-cell>
          <table:table-cell office:value-type="float" office:value="32.2225425366522" calcext:value-type="float">
            <text:p>32.2225425366522</text:p>
          </table:table-cell>
          <table:table-cell office:value-type="float" office:value="38.9785884003807" calcext:value-type="float">
            <text:p>38.9785884003807</text:p>
          </table:table-cell>
        </table:table-row>
        <table:table-row table:style-name="ro1">
          <table:table-cell office:value-type="string" calcext:value-type="string">
            <text:p>flower_foveon</text:p>
          </table:table-cell>
          <table:table-cell office:value-type="float" office:value="62" calcext:value-type="float">
            <text:p>62</text:p>
          </table:table-cell>
          <table:table-cell office:value-type="float" office:value="3.532043694" calcext:value-type="float">
            <text:p>3.532043694</text:p>
          </table:table-cell>
          <table:table-cell office:value-type="float" office:value="161.92" calcext:value-type="float">
            <text:p>161.92</text:p>
          </table:table-cell>
          <table:table-cell office:value-type="float" office:value="3463" calcext:value-type="float">
            <text:p>3463</text:p>
          </table:table-cell>
          <table:table-cell office:value-type="string" calcext:value-type="string">
            <text:p>2268x1512</text:p>
          </table:table-cell>
          <table:table-cell office:value-type="float" office:value="0.008" calcext:value-type="float">
            <text:p>0.008</text:p>
          </table:table-cell>
          <table:table-cell office:value-type="string" calcext:value-type="string">
            <text:p>flower_foveon.png</text:p>
          </table:table-cell>
          <table:table-cell office:value-type="string" calcext:value-type="string">
            <text:p>AVIF</text:p>
          </table:table-cell>
          <table:table-cell office:value-type="float" office:value="62" calcext:value-type="float">
            <text:p>62</text:p>
          </table:table-cell>
          <table:table-cell office:value-type="float" office:value="0.933536805922763" calcext:value-type="float">
            <text:p>0.933536805922763</text:p>
          </table:table-cell>
          <table:table-cell office:value-type="float" office:value="31.556034424974" calcext:value-type="float">
            <text:p>31.556034424974</text:p>
          </table:table-cell>
          <table:table-cell office:value-type="float" office:value="45.4440384235542" calcext:value-type="float">
            <text:p>45.4440384235542</text:p>
          </table:table-cell>
        </table:table-row>
        <table:table-row table:style-name="ro1">
          <table:table-cell office:value-type="string" calcext:value-type="string">
            <text:p>flower_foveon</text:p>
          </table:table-cell>
          <table:table-cell office:value-type="float" office:value="63" calcext:value-type="float">
            <text:p>63</text:p>
          </table:table-cell>
          <table:table-cell office:value-type="float" office:value="2.751255938" calcext:value-type="float">
            <text:p>2.751255938</text:p>
          </table:table-cell>
          <table:table-cell office:value-type="float" office:value="132.63" calcext:value-type="float">
            <text:p>132.63</text:p>
          </table:table-cell>
          <table:table-cell office:value-type="float" office:value="2719" calcext:value-type="float">
            <text:p>2719</text:p>
          </table:table-cell>
          <table:table-cell office:value-type="string" calcext:value-type="string">
            <text:p>2268x1512</text:p>
          </table:table-cell>
          <table:table-cell office:value-type="float" office:value="0.0063" calcext:value-type="float">
            <text:p>0.0063</text:p>
          </table:table-cell>
          <table:table-cell office:value-type="string" calcext:value-type="string">
            <text:p>flower_foveon.png</text:p>
          </table:table-cell>
          <table:table-cell office:value-type="string" calcext:value-type="string">
            <text:p>AVIF</text:p>
          </table:table-cell>
          <table:table-cell office:value-type="float" office:value="63" calcext:value-type="float">
            <text:p>63</text:p>
          </table:table-cell>
          <table:table-cell office:value-type="float" office:value="0.926486055501376" calcext:value-type="float">
            <text:p>0.926486055501376</text:p>
          </table:table-cell>
          <table:table-cell office:value-type="float" office:value="30.4400040754008" calcext:value-type="float">
            <text:p>30.4400040754008</text:p>
          </table:table-cell>
          <table:table-cell office:value-type="float" office:value="58.7597518888671" calcext:value-type="float">
            <text:p>58.7597518888671</text:p>
          </table:table-cell>
        </table:table-row>
        <table:table-row table:style-name="ro1">
          <table:table-cell office:value-type="string" calcext:value-type="string">
            <text:p>hdr</text:p>
          </table:table-cell>
          <table:table-cell office:value-type="float" office:value="0" calcext:value-type="float">
            <text:p>0</text:p>
          </table:table-cell>
          <table:table-cell office:value-type="float" office:value="28.082998048" calcext:value-type="float">
            <text:p>28.082998048</text:p>
          </table:table-cell>
          <table:table-cell office:value-type="float" office:value="77.88" calcext:value-type="float">
            <text:p>77.88</text:p>
          </table:table-cell>
          <table:table-cell office:value-type="float" office:value="2440945" calcext:value-type="float">
            <text:p>2440945</text:p>
          </table:table-cell>
          <table:table-cell office:value-type="string" calcext:value-type="string">
            <text:p>3072x2048</text:p>
          </table:table-cell>
          <table:table-cell office:value-type="float" office:value="3.1038" calcext:value-type="float">
            <text:p>3.1038</text:p>
          </table:table-cell>
          <table:table-cell office:value-type="string" calcext:value-type="string">
            <text:p>hdr.png</text:p>
          </table:table-cell>
          <table:table-cell office:value-type="string" calcext:value-type="string">
            <text:p>AVIF</text:p>
          </table:table-cell>
          <table:table-cell office:value-type="float" office:value="0" calcext:value-type="float">
            <text:p>0</text:p>
          </table:table-cell>
          <table:table-cell office:value-type="float" office:value="0.996535668605267" calcext:value-type="float">
            <text:p>0.996535668605267</text:p>
          </table:table-cell>
          <table:table-cell office:value-type="float" office:value="52.9740345679132" calcext:value-type="float">
            <text:p>52.9740345679132</text:p>
          </table:table-cell>
          <table:table-cell office:value-type="float" office:value="0.327851295471191" calcext:value-type="float">
            <text:p>0.327851295471191</text:p>
          </table:table-cell>
        </table:table-row>
        <table:table-row table:style-name="ro1">
          <table:table-cell office:value-type="string" calcext:value-type="string">
            <text:p>hdr</text:p>
          </table:table-cell>
          <table:table-cell office:value-type="float" office:value="1" calcext:value-type="float">
            <text:p>1</text:p>
          </table:table-cell>
          <table:table-cell office:value-type="float" office:value="40.985678199" calcext:value-type="float">
            <text:p>40.985678199</text:p>
          </table:table-cell>
          <table:table-cell office:value-type="float" office:value="989.2" calcext:value-type="float">
            <text:p>989.2</text:p>
          </table:table-cell>
          <table:table-cell office:value-type="float" office:value="1927100" calcext:value-type="float">
            <text:p>1927100</text:p>
          </table:table-cell>
          <table:table-cell office:value-type="string" calcext:value-type="string">
            <text:p>3072x2048</text:p>
          </table:table-cell>
          <table:table-cell office:value-type="float" office:value="2.4504" calcext:value-type="float">
            <text:p>2.4504</text:p>
          </table:table-cell>
          <table:table-cell office:value-type="string" calcext:value-type="string">
            <text:p>hdr.png</text:p>
          </table:table-cell>
          <table:table-cell office:value-type="string" calcext:value-type="string">
            <text:p>AVIF</text:p>
          </table:table-cell>
          <table:table-cell office:value-type="float" office:value="1" calcext:value-type="float">
            <text:p>1</text:p>
          </table:table-cell>
          <table:table-cell office:value-type="float" office:value="0.99220996050735" calcext:value-type="float">
            <text:p>0.99220996050735</text:p>
          </table:table-cell>
          <table:table-cell office:value-type="float" office:value="48.0764268861116" calcext:value-type="float">
            <text:p>48.0764268861116</text:p>
          </table:table-cell>
          <table:table-cell office:value-type="float" office:value="1.01259941524929" calcext:value-type="float">
            <text:p>1.01259941524929</text:p>
          </table:table-cell>
        </table:table-row>
        <table:table-row table:style-name="ro1">
          <table:table-cell office:value-type="string" calcext:value-type="string">
            <text:p>hdr</text:p>
          </table:table-cell>
          <table:table-cell office:value-type="float" office:value="2" calcext:value-type="float">
            <text:p>2</text:p>
          </table:table-cell>
          <table:table-cell office:value-type="float" office:value="39.665624463" calcext:value-type="float">
            <text:p>39.665624463</text:p>
          </table:table-cell>
          <table:table-cell office:value-type="float" office:value="930.87" calcext:value-type="float">
            <text:p>930.87</text:p>
          </table:table-cell>
          <table:table-cell office:value-type="float" office:value="1313727" calcext:value-type="float">
            <text:p>1313727</text:p>
          </table:table-cell>
          <table:table-cell office:value-type="string" calcext:value-type="string">
            <text:p>3072x2048</text:p>
          </table:table-cell>
          <table:table-cell office:value-type="float" office:value="1.6704" calcext:value-type="float">
            <text:p>1.6704</text:p>
          </table:table-cell>
          <table:table-cell office:value-type="string" calcext:value-type="string">
            <text:p>hdr.png</text:p>
          </table:table-cell>
          <table:table-cell office:value-type="string" calcext:value-type="string">
            <text:p>AVIF</text:p>
          </table:table-cell>
          <table:table-cell office:value-type="float" office:value="2" calcext:value-type="float">
            <text:p>2</text:p>
          </table:table-cell>
          <table:table-cell office:value-type="float" office:value="0.991246864268516" calcext:value-type="float">
            <text:p>0.991246864268516</text:p>
          </table:table-cell>
          <table:table-cell office:value-type="float" office:value="47.5184143231458" calcext:value-type="float">
            <text:p>47.5184143231458</text:p>
          </table:table-cell>
          <table:table-cell office:value-type="float" office:value="1.15143367979262" calcext:value-type="float">
            <text:p>1.15143367979262</text:p>
          </table:table-cell>
        </table:table-row>
        <table:table-row table:style-name="ro1">
          <table:table-cell office:value-type="string" calcext:value-type="string">
            <text:p>hdr</text:p>
          </table:table-cell>
          <table:table-cell office:value-type="float" office:value="3" calcext:value-type="float">
            <text:p>3</text:p>
          </table:table-cell>
          <table:table-cell office:value-type="float" office:value="42.260036658" calcext:value-type="float">
            <text:p>42.260036658</text:p>
          </table:table-cell>
          <table:table-cell office:value-type="float" office:value="91.89" calcext:value-type="float">
            <text:p>91.89</text:p>
          </table:table-cell>
          <table:table-cell office:value-type="float" office:value="819158" calcext:value-type="float">
            <text:p>819158</text:p>
          </table:table-cell>
          <table:table-cell office:value-type="string" calcext:value-type="string">
            <text:p>3072x2048</text:p>
          </table:table-cell>
          <table:table-cell office:value-type="float" office:value="1.0416" calcext:value-type="float">
            <text:p>1.0416</text:p>
          </table:table-cell>
          <table:table-cell office:value-type="string" calcext:value-type="string">
            <text:p>hdr.png</text:p>
          </table:table-cell>
          <table:table-cell office:value-type="string" calcext:value-type="string">
            <text:p>AVIF</text:p>
          </table:table-cell>
          <table:table-cell office:value-type="float" office:value="3" calcext:value-type="float">
            <text:p>3</text:p>
          </table:table-cell>
          <table:table-cell office:value-type="float" office:value="0.990883665214656" calcext:value-type="float">
            <text:p>0.990883665214656</text:p>
          </table:table-cell>
          <table:table-cell office:value-type="float" office:value="47.126376273825" calcext:value-type="float">
            <text:p>47.126376273825</text:p>
          </table:table-cell>
          <table:table-cell office:value-type="float" office:value="1.26020945443047" calcext:value-type="float">
            <text:p>1.26020945443047</text:p>
          </table:table-cell>
        </table:table-row>
        <table:table-row table:style-name="ro1">
          <table:table-cell office:value-type="string" calcext:value-type="string">
            <text:p>hdr</text:p>
          </table:table-cell>
          <table:table-cell office:value-type="float" office:value="4" calcext:value-type="float">
            <text:p>4</text:p>
          </table:table-cell>
          <table:table-cell office:value-type="float" office:value="37.887991919" calcext:value-type="float">
            <text:p>37.887991919</text:p>
          </table:table-cell>
          <table:table-cell office:value-type="float" office:value="753.4" calcext:value-type="float">
            <text:p>753.4</text:p>
          </table:table-cell>
          <table:table-cell office:value-type="float" office:value="635952" calcext:value-type="float">
            <text:p>635952</text:p>
          </table:table-cell>
          <table:table-cell office:value-type="string" calcext:value-type="string">
            <text:p>3072x2048</text:p>
          </table:table-cell>
          <table:table-cell office:value-type="float" office:value="0.8086" calcext:value-type="float">
            <text:p>0.8086</text:p>
          </table:table-cell>
          <table:table-cell office:value-type="string" calcext:value-type="string">
            <text:p>hdr.png</text:p>
          </table:table-cell>
          <table:table-cell office:value-type="string" calcext:value-type="string">
            <text:p>AVIF</text:p>
          </table:table-cell>
          <table:table-cell office:value-type="float" office:value="4" calcext:value-type="float">
            <text:p>4</text:p>
          </table:table-cell>
          <table:table-cell office:value-type="float" office:value="0.990147246101531" calcext:value-type="float">
            <text:p>0.990147246101531</text:p>
          </table:table-cell>
          <table:table-cell office:value-type="float" office:value="46.6622261240847" calcext:value-type="float">
            <text:p>46.6622261240847</text:p>
          </table:table-cell>
          <table:table-cell office:value-type="float" office:value="1.40235429339939" calcext:value-type="float">
            <text:p>1.40235429339939</text:p>
          </table:table-cell>
        </table:table-row>
        <table:table-row table:style-name="ro1">
          <table:table-cell office:value-type="string" calcext:value-type="string">
            <text:p>hdr</text:p>
          </table:table-cell>
          <table:table-cell office:value-type="float" office:value="5" calcext:value-type="float">
            <text:p>5</text:p>
          </table:table-cell>
          <table:table-cell office:value-type="float" office:value="35.081048419" calcext:value-type="float">
            <text:p>35.081048419</text:p>
          </table:table-cell>
          <table:table-cell office:value-type="float" office:value="511.53" calcext:value-type="float">
            <text:p>511.53</text:p>
          </table:table-cell>
          <table:table-cell office:value-type="float" office:value="506653" calcext:value-type="float">
            <text:p>506653</text:p>
          </table:table-cell>
          <table:table-cell office:value-type="string" calcext:value-type="string">
            <text:p>3072x2048</text:p>
          </table:table-cell>
          <table:table-cell office:value-type="float" office:value="0.6442" calcext:value-type="float">
            <text:p>0.6442</text:p>
          </table:table-cell>
          <table:table-cell office:value-type="string" calcext:value-type="string">
            <text:p>hdr.png</text:p>
          </table:table-cell>
          <table:table-cell office:value-type="string" calcext:value-type="string">
            <text:p>AVIF</text:p>
          </table:table-cell>
          <table:table-cell office:value-type="float" office:value="5" calcext:value-type="float">
            <text:p>5</text:p>
          </table:table-cell>
          <table:table-cell office:value-type="float" office:value="0.98922027750635" calcext:value-type="float">
            <text:p>0.98922027750635</text:p>
          </table:table-cell>
          <table:table-cell office:value-type="float" office:value="46.1617319742276" calcext:value-type="float">
            <text:p>46.1617319742276</text:p>
          </table:table-cell>
          <table:table-cell office:value-type="float" office:value="1.57364643944634" calcext:value-type="float">
            <text:p>1.57364643944634</text:p>
          </table:table-cell>
        </table:table-row>
        <table:table-row table:style-name="ro1">
          <table:table-cell office:value-type="string" calcext:value-type="string">
            <text:p>hdr</text:p>
          </table:table-cell>
          <table:table-cell office:value-type="float" office:value="6" calcext:value-type="float">
            <text:p>6</text:p>
          </table:table-cell>
          <table:table-cell office:value-type="float" office:value="31.953365684" calcext:value-type="float">
            <text:p>31.953365684</text:p>
          </table:table-cell>
          <table:table-cell office:value-type="float" office:value="283.31" calcext:value-type="float">
            <text:p>283.31</text:p>
          </table:table-cell>
          <table:table-cell office:value-type="float" office:value="435225" calcext:value-type="float">
            <text:p>435225</text:p>
          </table:table-cell>
          <table:table-cell office:value-type="string" calcext:value-type="string">
            <text:p>3072x2048</text:p>
          </table:table-cell>
          <table:table-cell office:value-type="float" office:value="0.5534" calcext:value-type="float">
            <text:p>0.5534</text:p>
          </table:table-cell>
          <table:table-cell office:value-type="string" calcext:value-type="string">
            <text:p>hdr.png</text:p>
          </table:table-cell>
          <table:table-cell office:value-type="string" calcext:value-type="string">
            <text:p>AVIF</text:p>
          </table:table-cell>
          <table:table-cell office:value-type="float" office:value="6" calcext:value-type="float">
            <text:p>6</text:p>
          </table:table-cell>
          <table:table-cell office:value-type="float" office:value="0.988288008099352" calcext:value-type="float">
            <text:p>0.988288008099352</text:p>
          </table:table-cell>
          <table:table-cell office:value-type="float" office:value="45.7340677945576" calcext:value-type="float">
            <text:p>45.7340677945576</text:p>
          </table:table-cell>
          <table:table-cell office:value-type="float" office:value="1.73649517695109" calcext:value-type="float">
            <text:p>1.73649517695109</text:p>
          </table:table-cell>
        </table:table-row>
        <table:table-row table:style-name="ro1">
          <table:table-cell office:value-type="string" calcext:value-type="string">
            <text:p>hdr</text:p>
          </table:table-cell>
          <table:table-cell office:value-type="float" office:value="7" calcext:value-type="float">
            <text:p>7</text:p>
          </table:table-cell>
          <table:table-cell office:value-type="float" office:value="29.365172728" calcext:value-type="float">
            <text:p>29.365172728</text:p>
          </table:table-cell>
          <table:table-cell office:value-type="float" office:value="65.13" calcext:value-type="float">
            <text:p>65.13</text:p>
          </table:table-cell>
          <table:table-cell office:value-type="float" office:value="370334" calcext:value-type="float">
            <text:p>370334</text:p>
          </table:table-cell>
          <table:table-cell office:value-type="string" calcext:value-type="string">
            <text:p>3072x2048</text:p>
          </table:table-cell>
          <table:table-cell office:value-type="float" office:value="0.4709" calcext:value-type="float">
            <text:p>0.4709</text:p>
          </table:table-cell>
          <table:table-cell office:value-type="string" calcext:value-type="string">
            <text:p>hdr.png</text:p>
          </table:table-cell>
          <table:table-cell office:value-type="string" calcext:value-type="string">
            <text:p>AVIF</text:p>
          </table:table-cell>
          <table:table-cell office:value-type="float" office:value="7" calcext:value-type="float">
            <text:p>7</text:p>
          </table:table-cell>
          <table:table-cell office:value-type="float" office:value="0.987444102972895" calcext:value-type="float">
            <text:p>0.987444102972895</text:p>
          </table:table-cell>
          <table:table-cell office:value-type="float" office:value="45.3558634852701" calcext:value-type="float">
            <text:p>45.3558634852701</text:p>
          </table:table-cell>
          <table:table-cell office:value-type="float" office:value="1.89449739456177" calcext:value-type="float">
            <text:p>1.89449739456177</text:p>
          </table:table-cell>
        </table:table-row>
        <table:table-row table:style-name="ro1">
          <table:table-cell office:value-type="string" calcext:value-type="string">
            <text:p>hdr</text:p>
          </table:table-cell>
          <table:table-cell office:value-type="float" office:value="8" calcext:value-type="float">
            <text:p>8</text:p>
          </table:table-cell>
          <table:table-cell office:value-type="float" office:value="27.271890226" calcext:value-type="float">
            <text:p>27.271890226</text:p>
          </table:table-cell>
          <table:table-cell office:value-type="float" office:value="905.86" calcext:value-type="float">
            <text:p>905.86</text:p>
          </table:table-cell>
          <table:table-cell office:value-type="float" office:value="330300" calcext:value-type="float">
            <text:p>330300</text:p>
          </table:table-cell>
          <table:table-cell office:value-type="string" calcext:value-type="string">
            <text:p>3072x2048</text:p>
          </table:table-cell>
          <table:table-cell office:value-type="float" office:value="0.4199" calcext:value-type="float">
            <text:p>0.4199</text:p>
          </table:table-cell>
          <table:table-cell office:value-type="string" calcext:value-type="string">
            <text:p>hdr.png</text:p>
          </table:table-cell>
          <table:table-cell office:value-type="string" calcext:value-type="string">
            <text:p>AVIF</text:p>
          </table:table-cell>
          <table:table-cell office:value-type="float" office:value="8" calcext:value-type="float">
            <text:p>8</text:p>
          </table:table-cell>
          <table:table-cell office:value-type="float" office:value="0.986663119844543" calcext:value-type="float">
            <text:p>0.986663119844543</text:p>
          </table:table-cell>
          <table:table-cell office:value-type="float" office:value="45.0277888110061" calcext:value-type="float">
            <text:p>45.0277888110061</text:p>
          </table:table-cell>
          <table:table-cell office:value-type="float" office:value="2.04315577612983" calcext:value-type="float">
            <text:p>2.04315577612983</text:p>
          </table:table-cell>
        </table:table-row>
        <table:table-row table:style-name="ro1">
          <table:table-cell office:value-type="string" calcext:value-type="string">
            <text:p>hdr</text:p>
          </table:table-cell>
          <table:table-cell office:value-type="float" office:value="9" calcext:value-type="float">
            <text:p>9</text:p>
          </table:table-cell>
          <table:table-cell office:value-type="float" office:value="25.179534475" calcext:value-type="float">
            <text:p>25.179534475</text:p>
          </table:table-cell>
          <table:table-cell office:value-type="float" office:value="758.72" calcext:value-type="float">
            <text:p>758.72</text:p>
          </table:table-cell>
          <table:table-cell office:value-type="float" office:value="292300" calcext:value-type="float">
            <text:p>292300</text:p>
          </table:table-cell>
          <table:table-cell office:value-type="string" calcext:value-type="string">
            <text:p>3072x2048</text:p>
          </table:table-cell>
          <table:table-cell office:value-type="float" office:value="0.3716" calcext:value-type="float">
            <text:p>0.3716</text:p>
          </table:table-cell>
          <table:table-cell office:value-type="string" calcext:value-type="string">
            <text:p>hdr.png</text:p>
          </table:table-cell>
          <table:table-cell office:value-type="string" calcext:value-type="string">
            <text:p>AVIF</text:p>
          </table:table-cell>
          <table:table-cell office:value-type="float" office:value="9" calcext:value-type="float">
            <text:p>9</text:p>
          </table:table-cell>
          <table:table-cell office:value-type="float" office:value="0.985701259355249" calcext:value-type="float">
            <text:p>0.985701259355249</text:p>
          </table:table-cell>
          <table:table-cell office:value-type="float" office:value="44.6855311360213" calcext:value-type="float">
            <text:p>44.6855311360213</text:p>
          </table:table-cell>
          <table:table-cell office:value-type="float" office:value="2.21068694856432" calcext:value-type="float">
            <text:p>2.21068694856432</text:p>
          </table:table-cell>
        </table:table-row>
        <table:table-row table:style-name="ro1">
          <table:table-cell office:value-type="string" calcext:value-type="string">
            <text:p>hdr</text:p>
          </table:table-cell>
          <table:table-cell office:value-type="float" office:value="10" calcext:value-type="float">
            <text:p>10</text:p>
          </table:table-cell>
          <table:table-cell office:value-type="float" office:value="23.402910062" calcext:value-type="float">
            <text:p>23.402910062</text:p>
          </table:table-cell>
          <table:table-cell office:value-type="float" office:value="612.04" calcext:value-type="float">
            <text:p>612.04</text:p>
          </table:table-cell>
          <table:table-cell office:value-type="float" office:value="266387" calcext:value-type="float">
            <text:p>266387</text:p>
          </table:table-cell>
          <table:table-cell office:value-type="string" calcext:value-type="string">
            <text:p>3072x2048</text:p>
          </table:table-cell>
          <table:table-cell office:value-type="float" office:value="0.3387" calcext:value-type="float">
            <text:p>0.3387</text:p>
          </table:table-cell>
          <table:table-cell office:value-type="string" calcext:value-type="string">
            <text:p>hdr.png</text:p>
          </table:table-cell>
          <table:table-cell office:value-type="string" calcext:value-type="string">
            <text:p>AVIF</text:p>
          </table:table-cell>
          <table:table-cell office:value-type="float" office:value="10" calcext:value-type="float">
            <text:p>10</text:p>
          </table:table-cell>
          <table:table-cell office:value-type="float" office:value="0.98494737772127" calcext:value-type="float">
            <text:p>0.98494737772127</text:p>
          </table:table-cell>
          <table:table-cell office:value-type="float" office:value="44.4210014814964" calcext:value-type="float">
            <text:p>44.4210014814964</text:p>
          </table:table-cell>
          <table:table-cell office:value-type="float" office:value="2.3495257695516" calcext:value-type="float">
            <text:p>2.3495257695516</text:p>
          </table:table-cell>
        </table:table-row>
        <table:table-row table:style-name="ro1">
          <table:table-cell office:value-type="string" calcext:value-type="string">
            <text:p>hdr</text:p>
          </table:table-cell>
          <table:table-cell office:value-type="float" office:value="11" calcext:value-type="float">
            <text:p>11</text:p>
          </table:table-cell>
          <table:table-cell office:value-type="float" office:value="22.185105447" calcext:value-type="float">
            <text:p>22.185105447</text:p>
          </table:table-cell>
          <table:table-cell office:value-type="float" office:value="524.73" calcext:value-type="float">
            <text:p>524.73</text:p>
          </table:table-cell>
          <table:table-cell office:value-type="float" office:value="244952" calcext:value-type="float">
            <text:p>244952</text:p>
          </table:table-cell>
          <table:table-cell office:value-type="string" calcext:value-type="string">
            <text:p>3072x2048</text:p>
          </table:table-cell>
          <table:table-cell office:value-type="float" office:value="0.3114" calcext:value-type="float">
            <text:p>0.3114</text:p>
          </table:table-cell>
          <table:table-cell office:value-type="string" calcext:value-type="string">
            <text:p>hdr.png</text:p>
          </table:table-cell>
          <table:table-cell office:value-type="string" calcext:value-type="string">
            <text:p>AVIF</text:p>
          </table:table-cell>
          <table:table-cell office:value-type="float" office:value="11" calcext:value-type="float">
            <text:p>11</text:p>
          </table:table-cell>
          <table:table-cell office:value-type="float" office:value="0.984107486756589" calcext:value-type="float">
            <text:p>0.984107486756589</text:p>
          </table:table-cell>
          <table:table-cell office:value-type="float" office:value="44.1448047395381" calcext:value-type="float">
            <text:p>44.1448047395381</text:p>
          </table:table-cell>
          <table:table-cell office:value-type="float" office:value="2.50380145178901" calcext:value-type="float">
            <text:p>2.50380145178901</text:p>
          </table:table-cell>
        </table:table-row>
        <table:table-row table:style-name="ro1">
          <table:table-cell office:value-type="string" calcext:value-type="string">
            <text:p>hdr</text:p>
          </table:table-cell>
          <table:table-cell office:value-type="float" office:value="12" calcext:value-type="float">
            <text:p>12</text:p>
          </table:table-cell>
          <table:table-cell office:value-type="float" office:value="20.481509353" calcext:value-type="float">
            <text:p>20.481509353</text:p>
          </table:table-cell>
          <table:table-cell office:value-type="float" office:value="398.26" calcext:value-type="float">
            <text:p>398.26</text:p>
          </table:table-cell>
          <table:table-cell office:value-type="float" office:value="223099" calcext:value-type="float">
            <text:p>223099</text:p>
          </table:table-cell>
          <table:table-cell office:value-type="string" calcext:value-type="string">
            <text:p>3072x2048</text:p>
          </table:table-cell>
          <table:table-cell office:value-type="float" office:value="0.2836" calcext:value-type="float">
            <text:p>0.2836</text:p>
          </table:table-cell>
          <table:table-cell office:value-type="string" calcext:value-type="string">
            <text:p>hdr.png</text:p>
          </table:table-cell>
          <table:table-cell office:value-type="string" calcext:value-type="string">
            <text:p>AVIF</text:p>
          </table:table-cell>
          <table:table-cell office:value-type="float" office:value="12" calcext:value-type="float">
            <text:p>12</text:p>
          </table:table-cell>
          <table:table-cell office:value-type="float" office:value="0.983235542765775" calcext:value-type="float">
            <text:p>0.983235542765775</text:p>
          </table:table-cell>
          <table:table-cell office:value-type="float" office:value="43.8719895937537" calcext:value-type="float">
            <text:p>43.8719895937537</text:p>
          </table:table-cell>
          <table:table-cell office:value-type="float" office:value="2.66613048977322" calcext:value-type="float">
            <text:p>2.66613048977322</text:p>
          </table:table-cell>
        </table:table-row>
        <table:table-row table:style-name="ro1">
          <table:table-cell office:value-type="string" calcext:value-type="string">
            <text:p>hdr</text:p>
          </table:table-cell>
          <table:table-cell office:value-type="float" office:value="13" calcext:value-type="float">
            <text:p>13</text:p>
          </table:table-cell>
          <table:table-cell office:value-type="float" office:value="19.579896326" calcext:value-type="float">
            <text:p>19.579896326</text:p>
          </table:table-cell>
          <table:table-cell office:value-type="float" office:value="336.03" calcext:value-type="float">
            <text:p>336.03</text:p>
          </table:table-cell>
          <table:table-cell office:value-type="float" office:value="207369" calcext:value-type="float">
            <text:p>207369</text:p>
          </table:table-cell>
          <table:table-cell office:value-type="string" calcext:value-type="string">
            <text:p>3072x2048</text:p>
          </table:table-cell>
          <table:table-cell office:value-type="float" office:value="0.2636" calcext:value-type="float">
            <text:p>0.2636</text:p>
          </table:table-cell>
          <table:table-cell office:value-type="string" calcext:value-type="string">
            <text:p>hdr.png</text:p>
          </table:table-cell>
          <table:table-cell office:value-type="string" calcext:value-type="string">
            <text:p>AVIF</text:p>
          </table:table-cell>
          <table:table-cell office:value-type="float" office:value="13" calcext:value-type="float">
            <text:p>13</text:p>
          </table:table-cell>
          <table:table-cell office:value-type="float" office:value="0.982439781292342" calcext:value-type="float">
            <text:p>0.982439781292342</text:p>
          </table:table-cell>
          <table:table-cell office:value-type="float" office:value="43.6477584992469" calcext:value-type="float">
            <text:p>43.6477584992469</text:p>
          </table:table-cell>
          <table:table-cell office:value-type="float" office:value="2.80740139219496" calcext:value-type="float">
            <text:p>2.80740139219496</text:p>
          </table:table-cell>
        </table:table-row>
        <table:table-row table:style-name="ro1">
          <table:table-cell office:value-type="string" calcext:value-type="string">
            <text:p>hdr</text:p>
          </table:table-cell>
          <table:table-cell office:value-type="float" office:value="14" calcext:value-type="float">
            <text:p>14</text:p>
          </table:table-cell>
          <table:table-cell office:value-type="float" office:value="18.802428085" calcext:value-type="float">
            <text:p>18.802428085</text:p>
          </table:table-cell>
          <table:table-cell office:value-type="float" office:value="259.06" calcext:value-type="float">
            <text:p>259.06</text:p>
          </table:table-cell>
          <table:table-cell office:value-type="float" office:value="194240" calcext:value-type="float">
            <text:p>194240</text:p>
          </table:table-cell>
          <table:table-cell office:value-type="string" calcext:value-type="string">
            <text:p>3072x2048</text:p>
          </table:table-cell>
          <table:table-cell office:value-type="float" office:value="0.2469" calcext:value-type="float">
            <text:p>0.2469</text:p>
          </table:table-cell>
          <table:table-cell office:value-type="string" calcext:value-type="string">
            <text:p>hdr.png</text:p>
          </table:table-cell>
          <table:table-cell office:value-type="string" calcext:value-type="string">
            <text:p>AVIF</text:p>
          </table:table-cell>
          <table:table-cell office:value-type="float" office:value="14" calcext:value-type="float">
            <text:p>14</text:p>
          </table:table-cell>
          <table:table-cell office:value-type="float" office:value="0.98172799156051" calcext:value-type="float">
            <text:p>0.98172799156051</text:p>
          </table:table-cell>
          <table:table-cell office:value-type="float" office:value="43.4458558897526" calcext:value-type="float">
            <text:p>43.4458558897526</text:p>
          </table:table-cell>
          <table:table-cell office:value-type="float" office:value="2.9409982893202" calcext:value-type="float">
            <text:p>2.9409982893202</text:p>
          </table:table-cell>
        </table:table-row>
        <table:table-row table:style-name="ro1">
          <table:table-cell office:value-type="string" calcext:value-type="string">
            <text:p>hdr</text:p>
          </table:table-cell>
          <table:table-cell office:value-type="float" office:value="15" calcext:value-type="float">
            <text:p>15</text:p>
          </table:table-cell>
          <table:table-cell office:value-type="float" office:value="17.791731507" calcext:value-type="float">
            <text:p>17.791731507</text:p>
          </table:table-cell>
          <table:table-cell office:value-type="float" office:value="195.11" calcext:value-type="float">
            <text:p>195.11</text:p>
          </table:table-cell>
          <table:table-cell office:value-type="float" office:value="182281" calcext:value-type="float">
            <text:p>182281</text:p>
          </table:table-cell>
          <table:table-cell office:value-type="string" calcext:value-type="string">
            <text:p>3072x2048</text:p>
          </table:table-cell>
          <table:table-cell office:value-type="float" office:value="0.2317" calcext:value-type="float">
            <text:p>0.2317</text:p>
          </table:table-cell>
          <table:table-cell office:value-type="string" calcext:value-type="string">
            <text:p>hdr.png</text:p>
          </table:table-cell>
          <table:table-cell office:value-type="string" calcext:value-type="string">
            <text:p>AVIF</text:p>
          </table:table-cell>
          <table:table-cell office:value-type="float" office:value="15" calcext:value-type="float">
            <text:p>15</text:p>
          </table:table-cell>
          <table:table-cell office:value-type="float" office:value="0.980936713228624" calcext:value-type="float">
            <text:p>0.980936713228624</text:p>
          </table:table-cell>
          <table:table-cell office:value-type="float" office:value="43.236080696521" calcext:value-type="float">
            <text:p>43.236080696521</text:p>
          </table:table-cell>
          <table:table-cell office:value-type="float" office:value="3.08654271231757" calcext:value-type="float">
            <text:p>3.08654271231757</text:p>
          </table:table-cell>
        </table:table-row>
        <table:table-row table:style-name="ro1">
          <table:table-cell office:value-type="string" calcext:value-type="string">
            <text:p>hdr</text:p>
          </table:table-cell>
          <table:table-cell office:value-type="float" office:value="16" calcext:value-type="float">
            <text:p>16</text:p>
          </table:table-cell>
          <table:table-cell office:value-type="float" office:value="17.139832351" calcext:value-type="float">
            <text:p>17.139832351</text:p>
          </table:table-cell>
          <table:table-cell office:value-type="float" office:value="145.61" calcext:value-type="float">
            <text:p>145.61</text:p>
          </table:table-cell>
          <table:table-cell office:value-type="float" office:value="170198" calcext:value-type="float">
            <text:p>170198</text:p>
          </table:table-cell>
          <table:table-cell office:value-type="string" calcext:value-type="string">
            <text:p>3072x2048</text:p>
          </table:table-cell>
          <table:table-cell office:value-type="float" office:value="0.2164" calcext:value-type="float">
            <text:p>0.2164</text:p>
          </table:table-cell>
          <table:table-cell office:value-type="string" calcext:value-type="string">
            <text:p>hdr.png</text:p>
          </table:table-cell>
          <table:table-cell office:value-type="string" calcext:value-type="string">
            <text:p>AVIF</text:p>
          </table:table-cell>
          <table:table-cell office:value-type="float" office:value="16" calcext:value-type="float">
            <text:p>16</text:p>
          </table:table-cell>
          <table:table-cell office:value-type="float" office:value="0.980051018137037" calcext:value-type="float">
            <text:p>0.980051018137037</text:p>
          </table:table-cell>
          <table:table-cell office:value-type="float" office:value="43.000827055577" calcext:value-type="float">
            <text:p>43.000827055577</text:p>
          </table:table-cell>
          <table:table-cell office:value-type="float" office:value="3.25834941864014" calcext:value-type="float">
            <text:p>3.25834941864014</text:p>
          </table:table-cell>
        </table:table-row>
        <table:table-row table:style-name="ro1">
          <table:table-cell office:value-type="string" calcext:value-type="string">
            <text:p>hdr</text:p>
          </table:table-cell>
          <table:table-cell office:value-type="float" office:value="17" calcext:value-type="float">
            <text:p>17</text:p>
          </table:table-cell>
          <table:table-cell office:value-type="float" office:value="16.392908094" calcext:value-type="float">
            <text:p>16.392908094</text:p>
          </table:table-cell>
          <table:table-cell office:value-type="float" office:value="92.52" calcext:value-type="float">
            <text:p>92.52</text:p>
          </table:table-cell>
          <table:table-cell office:value-type="float" office:value="161316" calcext:value-type="float">
            <text:p>161316</text:p>
          </table:table-cell>
          <table:table-cell office:value-type="string" calcext:value-type="string">
            <text:p>3072x2048</text:p>
          </table:table-cell>
          <table:table-cell office:value-type="float" office:value="0.2051" calcext:value-type="float">
            <text:p>0.2051</text:p>
          </table:table-cell>
          <table:table-cell office:value-type="string" calcext:value-type="string">
            <text:p>hdr.png</text:p>
          </table:table-cell>
          <table:table-cell office:value-type="string" calcext:value-type="string">
            <text:p>AVIF</text:p>
          </table:table-cell>
          <table:table-cell office:value-type="float" office:value="17" calcext:value-type="float">
            <text:p>17</text:p>
          </table:table-cell>
          <table:table-cell office:value-type="float" office:value="0.979265167810297" calcext:value-type="float">
            <text:p>0.979265167810297</text:p>
          </table:table-cell>
          <table:table-cell office:value-type="float" office:value="42.8093499889066" calcext:value-type="float">
            <text:p>42.8093499889066</text:p>
          </table:table-cell>
          <table:table-cell office:value-type="float" office:value="3.40522146224976" calcext:value-type="float">
            <text:p>3.40522146224976</text:p>
          </table:table-cell>
        </table:table-row>
        <table:table-row table:style-name="ro1">
          <table:table-cell office:value-type="string" calcext:value-type="string">
            <text:p>hdr</text:p>
          </table:table-cell>
          <table:table-cell office:value-type="float" office:value="18" calcext:value-type="float">
            <text:p>18</text:p>
          </table:table-cell>
          <table:table-cell office:value-type="float" office:value="16.036986866" calcext:value-type="float">
            <text:p>16.036986866</text:p>
          </table:table-cell>
          <table:table-cell office:value-type="float" office:value="53.16" calcext:value-type="float">
            <text:p>53.16</text:p>
          </table:table-cell>
          <table:table-cell office:value-type="float" office:value="153125" calcext:value-type="float">
            <text:p>153125</text:p>
          </table:table-cell>
          <table:table-cell office:value-type="string" calcext:value-type="string">
            <text:p>3072x2048</text:p>
          </table:table-cell>
          <table:table-cell office:value-type="float" office:value="0.1947" calcext:value-type="float">
            <text:p>0.1947</text:p>
          </table:table-cell>
          <table:table-cell office:value-type="string" calcext:value-type="string">
            <text:p>hdr.png</text:p>
          </table:table-cell>
          <table:table-cell office:value-type="string" calcext:value-type="string">
            <text:p>AVIF</text:p>
          </table:table-cell>
          <table:table-cell office:value-type="float" office:value="18" calcext:value-type="float">
            <text:p>18</text:p>
          </table:table-cell>
          <table:table-cell office:value-type="float" office:value="0.97855935322315" calcext:value-type="float">
            <text:p>0.97855935322315</text:p>
          </table:table-cell>
          <table:table-cell office:value-type="float" office:value="42.6397029031959" calcext:value-type="float">
            <text:p>42.6397029031959</text:p>
          </table:table-cell>
          <table:table-cell office:value-type="float" office:value="3.54087071948581" calcext:value-type="float">
            <text:p>3.54087071948581</text:p>
          </table:table-cell>
        </table:table-row>
        <table:table-row table:style-name="ro1">
          <table:table-cell office:value-type="string" calcext:value-type="string">
            <text:p>hdr</text:p>
          </table:table-cell>
          <table:table-cell office:value-type="float" office:value="19" calcext:value-type="float">
            <text:p>19</text:p>
          </table:table-cell>
          <table:table-cell office:value-type="float" office:value="15.260544606" calcext:value-type="float">
            <text:p>15.260544606</text:p>
          </table:table-cell>
          <table:table-cell office:value-type="float" office:value="5.12" calcext:value-type="float">
            <text:p>5.12</text:p>
          </table:table-cell>
          <table:table-cell office:value-type="float" office:value="146193" calcext:value-type="float">
            <text:p>146193</text:p>
          </table:table-cell>
          <table:table-cell office:value-type="string" calcext:value-type="string">
            <text:p>3072x2048</text:p>
          </table:table-cell>
          <table:table-cell office:value-type="float" office:value="0.1858" calcext:value-type="float">
            <text:p>0.1858</text:p>
          </table:table-cell>
          <table:table-cell office:value-type="string" calcext:value-type="string">
            <text:p>hdr.png</text:p>
          </table:table-cell>
          <table:table-cell office:value-type="string" calcext:value-type="string">
            <text:p>AVIF</text:p>
          </table:table-cell>
          <table:table-cell office:value-type="float" office:value="19" calcext:value-type="float">
            <text:p>19</text:p>
          </table:table-cell>
          <table:table-cell office:value-type="float" office:value="0.97777800466712" calcext:value-type="float">
            <text:p>0.97777800466712</text:p>
          </table:table-cell>
          <table:table-cell office:value-type="float" office:value="42.4592159920742" calcext:value-type="float">
            <text:p>42.4592159920742</text:p>
          </table:table-cell>
          <table:table-cell office:value-type="float" office:value="3.69112507502238" calcext:value-type="float">
            <text:p>3.69112507502238</text:p>
          </table:table-cell>
        </table:table-row>
        <table:table-row table:style-name="ro1">
          <table:table-cell office:value-type="string" calcext:value-type="string">
            <text:p>hdr</text:p>
          </table:table-cell>
          <table:table-cell office:value-type="float" office:value="20" calcext:value-type="float">
            <text:p>20</text:p>
          </table:table-cell>
          <table:table-cell office:value-type="float" office:value="14.688038117" calcext:value-type="float">
            <text:p>14.688038117</text:p>
          </table:table-cell>
          <table:table-cell office:value-type="float" office:value="962.52" calcext:value-type="float">
            <text:p>962.52</text:p>
          </table:table-cell>
          <table:table-cell office:value-type="float" office:value="137779" calcext:value-type="float">
            <text:p>137779</text:p>
          </table:table-cell>
          <table:table-cell office:value-type="string" calcext:value-type="string">
            <text:p>3072x2048</text:p>
          </table:table-cell>
          <table:table-cell office:value-type="float" office:value="0.1751" calcext:value-type="float">
            <text:p>0.1751</text:p>
          </table:table-cell>
          <table:table-cell office:value-type="string" calcext:value-type="string">
            <text:p>hdr.png</text:p>
          </table:table-cell>
          <table:table-cell office:value-type="string" calcext:value-type="string">
            <text:p>AVIF</text:p>
          </table:table-cell>
          <table:table-cell office:value-type="float" office:value="20" calcext:value-type="float">
            <text:p>20</text:p>
          </table:table-cell>
          <table:table-cell office:value-type="float" office:value="0.97685197707398" calcext:value-type="float">
            <text:p>0.97685197707398</text:p>
          </table:table-cell>
          <table:table-cell office:value-type="float" office:value="42.2705570176715" calcext:value-type="float">
            <text:p>42.2705570176715</text:p>
          </table:table-cell>
          <table:table-cell office:value-type="float" office:value="3.85500245624118" calcext:value-type="float">
            <text:p>3.85500245624118</text:p>
          </table:table-cell>
        </table:table-row>
        <table:table-row table:style-name="ro1">
          <table:table-cell office:value-type="string" calcext:value-type="string">
            <text:p>hdr</text:p>
          </table:table-cell>
          <table:table-cell office:value-type="float" office:value="21" calcext:value-type="float">
            <text:p>21</text:p>
          </table:table-cell>
          <table:table-cell office:value-type="float" office:value="14.254834166" calcext:value-type="float">
            <text:p>14.254834166</text:p>
          </table:table-cell>
          <table:table-cell office:value-type="float" office:value="928.13" calcext:value-type="float">
            <text:p>928.13</text:p>
          </table:table-cell>
          <table:table-cell office:value-type="float" office:value="131922" calcext:value-type="float">
            <text:p>131922</text:p>
          </table:table-cell>
          <table:table-cell office:value-type="string" calcext:value-type="string">
            <text:p>3072x2048</text:p>
          </table:table-cell>
          <table:table-cell office:value-type="float" office:value="0.1677" calcext:value-type="float">
            <text:p>0.1677</text:p>
          </table:table-cell>
          <table:table-cell office:value-type="string" calcext:value-type="string">
            <text:p>hdr.png</text:p>
          </table:table-cell>
          <table:table-cell office:value-type="string" calcext:value-type="string">
            <text:p>AVIF</text:p>
          </table:table-cell>
          <table:table-cell office:value-type="float" office:value="21" calcext:value-type="float">
            <text:p>21</text:p>
          </table:table-cell>
          <table:table-cell office:value-type="float" office:value="0.97612046300945" calcext:value-type="float">
            <text:p>0.97612046300945</text:p>
          </table:table-cell>
          <table:table-cell office:value-type="float" office:value="42.1141338126329" calcext:value-type="float">
            <text:p>42.1141338126329</text:p>
          </table:table-cell>
          <table:table-cell office:value-type="float" office:value="3.99638186560737" calcext:value-type="float">
            <text:p>3.99638186560737</text:p>
          </table:table-cell>
        </table:table-row>
        <table:table-row table:style-name="ro1">
          <table:table-cell office:value-type="string" calcext:value-type="string">
            <text:p>hdr</text:p>
          </table:table-cell>
          <table:table-cell office:value-type="float" office:value="22" calcext:value-type="float">
            <text:p>22</text:p>
          </table:table-cell>
          <table:table-cell office:value-type="float" office:value="13.763881878" calcext:value-type="float">
            <text:p>13.763881878</text:p>
          </table:table-cell>
          <table:table-cell office:value-type="float" office:value="893.46" calcext:value-type="float">
            <text:p>893.46</text:p>
          </table:table-cell>
          <table:table-cell office:value-type="float" office:value="126246" calcext:value-type="float">
            <text:p>126246</text:p>
          </table:table-cell>
          <table:table-cell office:value-type="string" calcext:value-type="string">
            <text:p>3072x2048</text:p>
          </table:table-cell>
          <table:table-cell office:value-type="float" office:value="0.1605" calcext:value-type="float">
            <text:p>0.1605</text:p>
          </table:table-cell>
          <table:table-cell office:value-type="string" calcext:value-type="string">
            <text:p>hdr.png</text:p>
          </table:table-cell>
          <table:table-cell office:value-type="string" calcext:value-type="string">
            <text:p>AVIF</text:p>
          </table:table-cell>
          <table:table-cell office:value-type="float" office:value="22" calcext:value-type="float">
            <text:p>22</text:p>
          </table:table-cell>
          <table:table-cell office:value-type="float" office:value="0.975427881227021" calcext:value-type="float">
            <text:p>0.975427881227021</text:p>
          </table:table-cell>
          <table:table-cell office:value-type="float" office:value="41.9750041595259" calcext:value-type="float">
            <text:p>41.9750041595259</text:p>
          </table:table-cell>
          <table:table-cell office:value-type="float" office:value="4.12648190392388" calcext:value-type="float">
            <text:p>4.12648190392388</text:p>
          </table:table-cell>
        </table:table-row>
        <table:table-row table:style-name="ro1">
          <table:table-cell office:value-type="string" calcext:value-type="string">
            <text:p>hdr</text:p>
          </table:table-cell>
          <table:table-cell office:value-type="float" office:value="23" calcext:value-type="float">
            <text:p>23</text:p>
          </table:table-cell>
          <table:table-cell office:value-type="float" office:value="13.397137014" calcext:value-type="float">
            <text:p>13.397137014</text:p>
          </table:table-cell>
          <table:table-cell office:value-type="float" office:value="869.19" calcext:value-type="float">
            <text:p>869.19</text:p>
          </table:table-cell>
          <table:table-cell office:value-type="float" office:value="121188" calcext:value-type="float">
            <text:p>121188</text:p>
          </table:table-cell>
          <table:table-cell office:value-type="string" calcext:value-type="string">
            <text:p>3072x2048</text:p>
          </table:table-cell>
          <table:table-cell office:value-type="float" office:value="0.154" calcext:value-type="float">
            <text:p>0.154</text:p>
          </table:table-cell>
          <table:table-cell office:value-type="string" calcext:value-type="string">
            <text:p>hdr.png</text:p>
          </table:table-cell>
          <table:table-cell office:value-type="string" calcext:value-type="string">
            <text:p>AVIF</text:p>
          </table:table-cell>
          <table:table-cell office:value-type="float" office:value="23" calcext:value-type="float">
            <text:p>23</text:p>
          </table:table-cell>
          <table:table-cell office:value-type="float" office:value="0.974681962229367" calcext:value-type="float">
            <text:p>0.974681962229367</text:p>
          </table:table-cell>
          <table:table-cell office:value-type="float" office:value="41.8266784584985" calcext:value-type="float">
            <text:p>41.8266784584985</text:p>
          </table:table-cell>
          <table:table-cell office:value-type="float" office:value="4.26984898249308" calcext:value-type="float">
            <text:p>4.26984898249308</text:p>
          </table:table-cell>
        </table:table-row>
        <table:table-row table:style-name="ro1">
          <table:table-cell office:value-type="string" calcext:value-type="string">
            <text:p>hdr</text:p>
          </table:table-cell>
          <table:table-cell office:value-type="float" office:value="24" calcext:value-type="float">
            <text:p>24</text:p>
          </table:table-cell>
          <table:table-cell office:value-type="float" office:value="13.096790579" calcext:value-type="float">
            <text:p>13.096790579</text:p>
          </table:table-cell>
          <table:table-cell office:value-type="float" office:value="840.29" calcext:value-type="float">
            <text:p>840.29</text:p>
          </table:table-cell>
          <table:table-cell office:value-type="float" office:value="115124" calcext:value-type="float">
            <text:p>115124</text:p>
          </table:table-cell>
          <table:table-cell office:value-type="string" calcext:value-type="string">
            <text:p>3072x2048</text:p>
          </table:table-cell>
          <table:table-cell office:value-type="float" office:value="0.1463" calcext:value-type="float">
            <text:p>0.1463</text:p>
          </table:table-cell>
          <table:table-cell office:value-type="string" calcext:value-type="string">
            <text:p>hdr.png</text:p>
          </table:table-cell>
          <table:table-cell office:value-type="string" calcext:value-type="string">
            <text:p>AVIF</text:p>
          </table:table-cell>
          <table:table-cell office:value-type="float" office:value="24" calcext:value-type="float">
            <text:p>24</text:p>
          </table:table-cell>
          <table:table-cell office:value-type="float" office:value="0.973673015723427" calcext:value-type="float">
            <text:p>0.973673015723427</text:p>
          </table:table-cell>
          <table:table-cell office:value-type="float" office:value="41.6280144365753" calcext:value-type="float">
            <text:p>41.6280144365753</text:p>
          </table:table-cell>
          <table:table-cell office:value-type="float" office:value="4.46970558166504" calcext:value-type="float">
            <text:p>4.46970558166504</text:p>
          </table:table-cell>
        </table:table-row>
        <table:table-row table:style-name="ro1">
          <table:table-cell office:value-type="string" calcext:value-type="string">
            <text:p>hdr</text:p>
          </table:table-cell>
          <table:table-cell office:value-type="float" office:value="25" calcext:value-type="float">
            <text:p>25</text:p>
          </table:table-cell>
          <table:table-cell office:value-type="float" office:value="12.520549376" calcext:value-type="float">
            <text:p>12.520549376</text:p>
          </table:table-cell>
          <table:table-cell office:value-type="float" office:value="790.25" calcext:value-type="float">
            <text:p>790.25</text:p>
          </table:table-cell>
          <table:table-cell office:value-type="float" office:value="106179" calcext:value-type="float">
            <text:p>106179</text:p>
          </table:table-cell>
          <table:table-cell office:value-type="string" calcext:value-type="string">
            <text:p>3072x2048</text:p>
          </table:table-cell>
          <table:table-cell office:value-type="float" office:value="0.135" calcext:value-type="float">
            <text:p>0.135</text:p>
          </table:table-cell>
          <table:table-cell office:value-type="string" calcext:value-type="string">
            <text:p>hdr.png</text:p>
          </table:table-cell>
          <table:table-cell office:value-type="string" calcext:value-type="string">
            <text:p>AVIF</text:p>
          </table:table-cell>
          <table:table-cell office:value-type="float" office:value="25" calcext:value-type="float">
            <text:p>25</text:p>
          </table:table-cell>
          <table:table-cell office:value-type="float" office:value="0.972289524421751" calcext:value-type="float">
            <text:p>0.972289524421751</text:p>
          </table:table-cell>
          <table:table-cell office:value-type="float" office:value="41.3608763064824" calcext:value-type="float">
            <text:p>41.3608763064824</text:p>
          </table:table-cell>
          <table:table-cell office:value-type="float" office:value="4.75327269236247" calcext:value-type="float">
            <text:p>4.75327269236247</text:p>
          </table:table-cell>
        </table:table-row>
        <table:table-row table:style-name="ro1">
          <table:table-cell office:value-type="string" calcext:value-type="string">
            <text:p>hdr</text:p>
          </table:table-cell>
          <table:table-cell office:value-type="float" office:value="26" calcext:value-type="float">
            <text:p>26</text:p>
          </table:table-cell>
          <table:table-cell office:value-type="float" office:value="11.616822656" calcext:value-type="float">
            <text:p>11.616822656</text:p>
          </table:table-cell>
          <table:table-cell office:value-type="float" office:value="735.92" calcext:value-type="float">
            <text:p>735.92</text:p>
          </table:table-cell>
          <table:table-cell office:value-type="float" office:value="98804" calcext:value-type="float">
            <text:p>98804</text:p>
          </table:table-cell>
          <table:table-cell office:value-type="string" calcext:value-type="string">
            <text:p>3072x2048</text:p>
          </table:table-cell>
          <table:table-cell office:value-type="float" office:value="0.1256" calcext:value-type="float">
            <text:p>0.1256</text:p>
          </table:table-cell>
          <table:table-cell office:value-type="string" calcext:value-type="string">
            <text:p>hdr.png</text:p>
          </table:table-cell>
          <table:table-cell office:value-type="string" calcext:value-type="string">
            <text:p>AVIF</text:p>
          </table:table-cell>
          <table:table-cell office:value-type="float" office:value="26" calcext:value-type="float">
            <text:p>26</text:p>
          </table:table-cell>
          <table:table-cell office:value-type="float" office:value="0.97099006874997" calcext:value-type="float">
            <text:p>0.97099006874997</text:p>
          </table:table-cell>
          <table:table-cell office:value-type="float" office:value="41.1142684121421" calcext:value-type="float">
            <text:p>41.1142684121421</text:p>
          </table:table-cell>
          <table:table-cell office:value-type="float" office:value="5.03099075953166" calcext:value-type="float">
            <text:p>5.03099075953166</text:p>
          </table:table-cell>
        </table:table-row>
        <table:table-row table:style-name="ro1">
          <table:table-cell office:value-type="string" calcext:value-type="string">
            <text:p>hdr</text:p>
          </table:table-cell>
          <table:table-cell office:value-type="float" office:value="27" calcext:value-type="float">
            <text:p>27</text:p>
          </table:table-cell>
          <table:table-cell office:value-type="float" office:value="11.453539473" calcext:value-type="float">
            <text:p>11.453539473</text:p>
          </table:table-cell>
          <table:table-cell office:value-type="float" office:value="715.46" calcext:value-type="float">
            <text:p>715.46</text:p>
          </table:table-cell>
          <table:table-cell office:value-type="float" office:value="92695" calcext:value-type="float">
            <text:p>92695</text:p>
          </table:table-cell>
          <table:table-cell office:value-type="string" calcext:value-type="string">
            <text:p>3072x2048</text:p>
          </table:table-cell>
          <table:table-cell office:value-type="float" office:value="0.1178" calcext:value-type="float">
            <text:p>0.1178</text:p>
          </table:table-cell>
          <table:table-cell office:value-type="string" calcext:value-type="string">
            <text:p>hdr.png</text:p>
          </table:table-cell>
          <table:table-cell office:value-type="string" calcext:value-type="string">
            <text:p>AVIF</text:p>
          </table:table-cell>
          <table:table-cell office:value-type="float" office:value="27" calcext:value-type="float">
            <text:p>27</text:p>
          </table:table-cell>
          <table:table-cell office:value-type="float" office:value="0.969640666418227" calcext:value-type="float">
            <text:p>0.969640666418227</text:p>
          </table:table-cell>
          <table:table-cell office:value-type="float" office:value="40.8828348286674" calcext:value-type="float">
            <text:p>40.8828348286674</text:p>
          </table:table-cell>
          <table:table-cell office:value-type="float" office:value="5.3063620461358" calcext:value-type="float">
            <text:p>5.3063620461358</text:p>
          </table:table-cell>
        </table:table-row>
        <table:table-row table:style-name="ro1">
          <table:table-cell office:value-type="string" calcext:value-type="string">
            <text:p>hdr</text:p>
          </table:table-cell>
          <table:table-cell office:value-type="float" office:value="28" calcext:value-type="float">
            <text:p>28</text:p>
          </table:table-cell>
          <table:table-cell office:value-type="float" office:value="11.47784217" calcext:value-type="float">
            <text:p>11.47784217</text:p>
          </table:table-cell>
          <table:table-cell office:value-type="float" office:value="721.09" calcext:value-type="float">
            <text:p>721.09</text:p>
          </table:table-cell>
          <table:table-cell office:value-type="float" office:value="87143" calcext:value-type="float">
            <text:p>87143</text:p>
          </table:table-cell>
          <table:table-cell office:value-type="string" calcext:value-type="string">
            <text:p>3072x2048</text:p>
          </table:table-cell>
          <table:table-cell office:value-type="float" office:value="0.1108" calcext:value-type="float">
            <text:p>0.1108</text:p>
          </table:table-cell>
          <table:table-cell office:value-type="string" calcext:value-type="string">
            <text:p>hdr.png</text:p>
          </table:table-cell>
          <table:table-cell office:value-type="string" calcext:value-type="string">
            <text:p>AVIF</text:p>
          </table:table-cell>
          <table:table-cell office:value-type="float" office:value="28" calcext:value-type="float">
            <text:p>28</text:p>
          </table:table-cell>
          <table:table-cell office:value-type="float" office:value="0.968359474303258" calcext:value-type="float">
            <text:p>0.968359474303258</text:p>
          </table:table-cell>
          <table:table-cell office:value-type="float" office:value="40.6525457946292" calcext:value-type="float">
            <text:p>40.6525457946292</text:p>
          </table:table-cell>
          <table:table-cell office:value-type="float" office:value="5.59533098008898" calcext:value-type="float">
            <text:p>5.59533098008898</text:p>
          </table:table-cell>
        </table:table-row>
        <table:table-row table:style-name="ro1">
          <table:table-cell office:value-type="string" calcext:value-type="string">
            <text:p>hdr</text:p>
          </table:table-cell>
          <table:table-cell office:value-type="float" office:value="29" calcext:value-type="float">
            <text:p>29</text:p>
          </table:table-cell>
          <table:table-cell office:value-type="float" office:value="10.957883789" calcext:value-type="float">
            <text:p>10.957883789</text:p>
          </table:table-cell>
          <table:table-cell office:value-type="float" office:value="687.78" calcext:value-type="float">
            <text:p>687.78</text:p>
          </table:table-cell>
          <table:table-cell office:value-type="float" office:value="82326" calcext:value-type="float">
            <text:p>82326</text:p>
          </table:table-cell>
          <table:table-cell office:value-type="string" calcext:value-type="string">
            <text:p>3072x2048</text:p>
          </table:table-cell>
          <table:table-cell office:value-type="float" office:value="0.1046" calcext:value-type="float">
            <text:p>0.1046</text:p>
          </table:table-cell>
          <table:table-cell office:value-type="string" calcext:value-type="string">
            <text:p>hdr.png</text:p>
          </table:table-cell>
          <table:table-cell office:value-type="string" calcext:value-type="string">
            <text:p>AVIF</text:p>
          </table:table-cell>
          <table:table-cell office:value-type="float" office:value="29" calcext:value-type="float">
            <text:p>29</text:p>
          </table:table-cell>
          <table:table-cell office:value-type="float" office:value="0.967077258348744" calcext:value-type="float">
            <text:p>0.967077258348744</text:p>
          </table:table-cell>
          <table:table-cell office:value-type="float" office:value="40.4220447122203" calcext:value-type="float">
            <text:p>40.4220447122203</text:p>
          </table:table-cell>
          <table:table-cell office:value-type="float" office:value="5.90032439761692" calcext:value-type="float">
            <text:p>5.90032439761692</text:p>
          </table:table-cell>
        </table:table-row>
        <table:table-row table:style-name="ro1">
          <table:table-cell office:value-type="string" calcext:value-type="string">
            <text:p>hdr</text:p>
          </table:table-cell>
          <table:table-cell office:value-type="float" office:value="30" calcext:value-type="float">
            <text:p>30</text:p>
          </table:table-cell>
          <table:table-cell office:value-type="float" office:value="10.656261932" calcext:value-type="float">
            <text:p>10.656261932</text:p>
          </table:table-cell>
          <table:table-cell office:value-type="float" office:value="664.98" calcext:value-type="float">
            <text:p>664.98</text:p>
          </table:table-cell>
          <table:table-cell office:value-type="float" office:value="77807" calcext:value-type="float">
            <text:p>77807</text:p>
          </table:table-cell>
          <table:table-cell office:value-type="string" calcext:value-type="string">
            <text:p>3072x2048</text:p>
          </table:table-cell>
          <table:table-cell office:value-type="float" office:value="0.0989" calcext:value-type="float">
            <text:p>0.0989</text:p>
          </table:table-cell>
          <table:table-cell office:value-type="string" calcext:value-type="string">
            <text:p>hdr.png</text:p>
          </table:table-cell>
          <table:table-cell office:value-type="string" calcext:value-type="string">
            <text:p>AVIF</text:p>
          </table:table-cell>
          <table:table-cell office:value-type="float" office:value="30" calcext:value-type="float">
            <text:p>30</text:p>
          </table:table-cell>
          <table:table-cell office:value-type="float" office:value="0.965898794978447" calcext:value-type="float">
            <text:p>0.965898794978447</text:p>
          </table:table-cell>
          <table:table-cell office:value-type="float" office:value="40.205961694098" calcext:value-type="float">
            <text:p>40.205961694098</text:p>
          </table:table-cell>
          <table:table-cell office:value-type="float" office:value="6.20132070117527" calcext:value-type="float">
            <text:p>6.20132070117527</text:p>
          </table:table-cell>
        </table:table-row>
        <table:table-row table:style-name="ro1">
          <table:table-cell office:value-type="string" calcext:value-type="string">
            <text:p>hdr</text:p>
          </table:table-cell>
          <table:table-cell office:value-type="float" office:value="31" calcext:value-type="float">
            <text:p>31</text:p>
          </table:table-cell>
          <table:table-cell office:value-type="float" office:value="10.286027344" calcext:value-type="float">
            <text:p>10.286027344</text:p>
          </table:table-cell>
          <table:table-cell office:value-type="float" office:value="634.64" calcext:value-type="float">
            <text:p>634.64</text:p>
          </table:table-cell>
          <table:table-cell office:value-type="float" office:value="72469" calcext:value-type="float">
            <text:p>72469</text:p>
          </table:table-cell>
          <table:table-cell office:value-type="string" calcext:value-type="string">
            <text:p>3072x2048</text:p>
          </table:table-cell>
          <table:table-cell office:value-type="float" office:value="0.0921" calcext:value-type="float">
            <text:p>0.0921</text:p>
          </table:table-cell>
          <table:table-cell office:value-type="string" calcext:value-type="string">
            <text:p>hdr.png</text:p>
          </table:table-cell>
          <table:table-cell office:value-type="string" calcext:value-type="string">
            <text:p>AVIF</text:p>
          </table:table-cell>
          <table:table-cell office:value-type="float" office:value="31" calcext:value-type="float">
            <text:p>31</text:p>
          </table:table-cell>
          <table:table-cell office:value-type="float" office:value="0.964167517136615" calcext:value-type="float">
            <text:p>0.964167517136615</text:p>
          </table:table-cell>
          <table:table-cell office:value-type="float" office:value="39.9160328462919" calcext:value-type="float">
            <text:p>39.9160328462919</text:p>
          </table:table-cell>
          <table:table-cell office:value-type="float" office:value="6.62944353951348" calcext:value-type="float">
            <text:p>6.62944353951348</text:p>
          </table:table-cell>
        </table:table-row>
        <table:table-row table:style-name="ro1">
          <table:table-cell office:value-type="string" calcext:value-type="string">
            <text:p>hdr</text:p>
          </table:table-cell>
          <table:table-cell office:value-type="float" office:value="32" calcext:value-type="float">
            <text:p>32</text:p>
          </table:table-cell>
          <table:table-cell office:value-type="float" office:value="9.99320546" calcext:value-type="float">
            <text:p>9.99320546</text:p>
          </table:table-cell>
          <table:table-cell office:value-type="float" office:value="610.3" calcext:value-type="float">
            <text:p>610.3</text:p>
          </table:table-cell>
          <table:table-cell office:value-type="float" office:value="67626" calcext:value-type="float">
            <text:p>67626</text:p>
          </table:table-cell>
          <table:table-cell office:value-type="string" calcext:value-type="string">
            <text:p>3072x2048</text:p>
          </table:table-cell>
          <table:table-cell office:value-type="float" office:value="0.0859" calcext:value-type="float">
            <text:p>0.0859</text:p>
          </table:table-cell>
          <table:table-cell office:value-type="string" calcext:value-type="string">
            <text:p>hdr.png</text:p>
          </table:table-cell>
          <table:table-cell office:value-type="string" calcext:value-type="string">
            <text:p>AVIF</text:p>
          </table:table-cell>
          <table:table-cell office:value-type="float" office:value="32" calcext:value-type="float">
            <text:p>32</text:p>
          </table:table-cell>
          <table:table-cell office:value-type="float" office:value="0.962446018624836" calcext:value-type="float">
            <text:p>0.962446018624836</text:p>
          </table:table-cell>
          <table:table-cell office:value-type="float" office:value="39.6188506279124" calcext:value-type="float">
            <text:p>39.6188506279124</text:p>
          </table:table-cell>
          <table:table-cell office:value-type="float" office:value="7.09896930058797" calcext:value-type="float">
            <text:p>7.09896930058797</text:p>
          </table:table-cell>
        </table:table-row>
        <table:table-row table:style-name="ro1">
          <table:table-cell office:value-type="string" calcext:value-type="string">
            <text:p>hdr</text:p>
          </table:table-cell>
          <table:table-cell office:value-type="float" office:value="33" calcext:value-type="float">
            <text:p>33</text:p>
          </table:table-cell>
          <table:table-cell office:value-type="float" office:value="12.089546516" calcext:value-type="float">
            <text:p>12.089546516</text:p>
          </table:table-cell>
          <table:table-cell office:value-type="float" office:value="751.26" calcext:value-type="float">
            <text:p>751.26</text:p>
          </table:table-cell>
          <table:table-cell office:value-type="float" office:value="62421" calcext:value-type="float">
            <text:p>62421</text:p>
          </table:table-cell>
          <table:table-cell office:value-type="string" calcext:value-type="string">
            <text:p>3072x2048</text:p>
          </table:table-cell>
          <table:table-cell office:value-type="float" office:value="0.0793" calcext:value-type="float">
            <text:p>0.0793</text:p>
          </table:table-cell>
          <table:table-cell office:value-type="string" calcext:value-type="string">
            <text:p>hdr.png</text:p>
          </table:table-cell>
          <table:table-cell office:value-type="string" calcext:value-type="string">
            <text:p>AVIF</text:p>
          </table:table-cell>
          <table:table-cell office:value-type="float" office:value="33" calcext:value-type="float">
            <text:p>33</text:p>
          </table:table-cell>
          <table:table-cell office:value-type="float" office:value="0.960734607301575" calcext:value-type="float">
            <text:p>0.960734607301575</text:p>
          </table:table-cell>
          <table:table-cell office:value-type="float" office:value="39.4004723566215" calcext:value-type="float">
            <text:p>39.4004723566215</text:p>
          </table:table-cell>
          <table:table-cell office:value-type="float" office:value="7.46505694919162" calcext:value-type="float">
            <text:p>7.46505694919162</text:p>
          </table:table-cell>
        </table:table-row>
        <table:table-row table:style-name="ro1">
          <table:table-cell office:value-type="string" calcext:value-type="string">
            <text:p>hdr</text:p>
          </table:table-cell>
          <table:table-cell office:value-type="float" office:value="34" calcext:value-type="float">
            <text:p>34</text:p>
          </table:table-cell>
          <table:table-cell office:value-type="float" office:value="11.753399288" calcext:value-type="float">
            <text:p>11.753399288</text:p>
          </table:table-cell>
          <table:table-cell office:value-type="float" office:value="718.75" calcext:value-type="float">
            <text:p>718.75</text:p>
          </table:table-cell>
          <table:table-cell office:value-type="float" office:value="59089" calcext:value-type="float">
            <text:p>59089</text:p>
          </table:table-cell>
          <table:table-cell office:value-type="string" calcext:value-type="string">
            <text:p>3072x2048</text:p>
          </table:table-cell>
          <table:table-cell office:value-type="float" office:value="0.0751" calcext:value-type="float">
            <text:p>0.0751</text:p>
          </table:table-cell>
          <table:table-cell office:value-type="string" calcext:value-type="string">
            <text:p>hdr.png</text:p>
          </table:table-cell>
          <table:table-cell office:value-type="string" calcext:value-type="string">
            <text:p>AVIF</text:p>
          </table:table-cell>
          <table:table-cell office:value-type="float" office:value="34" calcext:value-type="float">
            <text:p>34</text:p>
          </table:table-cell>
          <table:table-cell office:value-type="float" office:value="0.959234745572221" calcext:value-type="float">
            <text:p>0.959234745572221</text:p>
          </table:table-cell>
          <table:table-cell office:value-type="float" office:value="39.1722314078309" calcext:value-type="float">
            <text:p>39.1722314078309</text:p>
          </table:table-cell>
          <table:table-cell office:value-type="float" office:value="7.86787080764771" calcext:value-type="float">
            <text:p>7.86787080764771</text:p>
          </table:table-cell>
        </table:table-row>
        <table:table-row table:style-name="ro1">
          <table:table-cell office:value-type="string" calcext:value-type="string">
            <text:p>hdr</text:p>
          </table:table-cell>
          <table:table-cell office:value-type="float" office:value="35" calcext:value-type="float">
            <text:p>35</text:p>
          </table:table-cell>
          <table:table-cell office:value-type="float" office:value="11.137702086" calcext:value-type="float">
            <text:p>11.137702086</text:p>
          </table:table-cell>
          <table:table-cell office:value-type="float" office:value="681" calcext:value-type="float">
            <text:p>681</text:p>
          </table:table-cell>
          <table:table-cell office:value-type="float" office:value="55028" calcext:value-type="float">
            <text:p>55028</text:p>
          </table:table-cell>
          <table:table-cell office:value-type="string" calcext:value-type="string">
            <text:p>3072x2048</text:p>
          </table:table-cell>
          <table:table-cell office:value-type="float" office:value="0.0699" calcext:value-type="float">
            <text:p>0.0699</text:p>
          </table:table-cell>
          <table:table-cell office:value-type="string" calcext:value-type="string">
            <text:p>hdr.png</text:p>
          </table:table-cell>
          <table:table-cell office:value-type="string" calcext:value-type="string">
            <text:p>AVIF</text:p>
          </table:table-cell>
          <table:table-cell office:value-type="float" office:value="35" calcext:value-type="float">
            <text:p>35</text:p>
          </table:table-cell>
          <table:table-cell office:value-type="float" office:value="0.957571721750302" calcext:value-type="float">
            <text:p>0.957571721750302</text:p>
          </table:table-cell>
          <table:table-cell office:value-type="float" office:value="38.9230648929109" calcext:value-type="float">
            <text:p>38.9230648929109</text:p>
          </table:table-cell>
          <table:table-cell office:value-type="float" office:value="8.33247216542562" calcext:value-type="float">
            <text:p>8.33247216542562</text:p>
          </table:table-cell>
        </table:table-row>
        <table:table-row table:style-name="ro1">
          <table:table-cell office:value-type="string" calcext:value-type="string">
            <text:p>hdr</text:p>
          </table:table-cell>
          <table:table-cell office:value-type="float" office:value="36" calcext:value-type="float">
            <text:p>36</text:p>
          </table:table-cell>
          <table:table-cell office:value-type="float" office:value="10.743305321" calcext:value-type="float">
            <text:p>10.743305321</text:p>
          </table:table-cell>
          <table:table-cell office:value-type="float" office:value="650.96" calcext:value-type="float">
            <text:p>650.96</text:p>
          </table:table-cell>
          <table:table-cell office:value-type="float" office:value="51487" calcext:value-type="float">
            <text:p>51487</text:p>
          </table:table-cell>
          <table:table-cell office:value-type="string" calcext:value-type="string">
            <text:p>3072x2048</text:p>
          </table:table-cell>
          <table:table-cell office:value-type="float" office:value="0.0654" calcext:value-type="float">
            <text:p>0.0654</text:p>
          </table:table-cell>
          <table:table-cell office:value-type="string" calcext:value-type="string">
            <text:p>hdr.png</text:p>
          </table:table-cell>
          <table:table-cell office:value-type="string" calcext:value-type="string">
            <text:p>AVIF</text:p>
          </table:table-cell>
          <table:table-cell office:value-type="float" office:value="36" calcext:value-type="float">
            <text:p>36</text:p>
          </table:table-cell>
          <table:table-cell office:value-type="float" office:value="0.955782912486062" calcext:value-type="float">
            <text:p>0.955782912486062</text:p>
          </table:table-cell>
          <table:table-cell office:value-type="float" office:value="38.6529492309999" calcext:value-type="float">
            <text:p>38.6529492309999</text:p>
          </table:table-cell>
          <table:table-cell office:value-type="float" office:value="8.86717822816637" calcext:value-type="float">
            <text:p>8.86717822816637</text:p>
          </table:table-cell>
        </table:table-row>
        <table:table-row table:style-name="ro1">
          <table:table-cell office:value-type="string" calcext:value-type="string">
            <text:p>hdr</text:p>
          </table:table-cell>
          <table:table-cell office:value-type="float" office:value="37" calcext:value-type="float">
            <text:p>37</text:p>
          </table:table-cell>
          <table:table-cell office:value-type="float" office:value="10.354593966" calcext:value-type="float">
            <text:p>10.354593966</text:p>
          </table:table-cell>
          <table:table-cell office:value-type="float" office:value="622.36" calcext:value-type="float">
            <text:p>622.36</text:p>
          </table:table-cell>
          <table:table-cell office:value-type="float" office:value="48227" calcext:value-type="float">
            <text:p>48227</text:p>
          </table:table-cell>
          <table:table-cell office:value-type="string" calcext:value-type="string">
            <text:p>3072x2048</text:p>
          </table:table-cell>
          <table:table-cell office:value-type="float" office:value="0.0613" calcext:value-type="float">
            <text:p>0.0613</text:p>
          </table:table-cell>
          <table:table-cell office:value-type="string" calcext:value-type="string">
            <text:p>hdr.png</text:p>
          </table:table-cell>
          <table:table-cell office:value-type="string" calcext:value-type="string">
            <text:p>AVIF</text:p>
          </table:table-cell>
          <table:table-cell office:value-type="float" office:value="37" calcext:value-type="float">
            <text:p>37</text:p>
          </table:table-cell>
          <table:table-cell office:value-type="float" office:value="0.954147918556569" calcext:value-type="float">
            <text:p>0.954147918556569</text:p>
          </table:table-cell>
          <table:table-cell office:value-type="float" office:value="38.4013754800731" calcext:value-type="float">
            <text:p>38.4013754800731</text:p>
          </table:table-cell>
          <table:table-cell office:value-type="float" office:value="9.39599577585856" calcext:value-type="float">
            <text:p>9.39599577585856</text:p>
          </table:table-cell>
        </table:table-row>
        <table:table-row table:style-name="ro1">
          <table:table-cell office:value-type="string" calcext:value-type="string">
            <text:p>hdr</text:p>
          </table:table-cell>
          <table:table-cell office:value-type="float" office:value="38" calcext:value-type="float">
            <text:p>38</text:p>
          </table:table-cell>
          <table:table-cell office:value-type="float" office:value="10.066688558" calcext:value-type="float">
            <text:p>10.066688558</text:p>
          </table:table-cell>
          <table:table-cell office:value-type="float" office:value="603.32" calcext:value-type="float">
            <text:p>603.32</text:p>
          </table:table-cell>
          <table:table-cell office:value-type="float" office:value="45339" calcext:value-type="float">
            <text:p>45339</text:p>
          </table:table-cell>
          <table:table-cell office:value-type="string" calcext:value-type="string">
            <text:p>3072x2048</text:p>
          </table:table-cell>
          <table:table-cell office:value-type="float" office:value="0.0576" calcext:value-type="float">
            <text:p>0.0576</text:p>
          </table:table-cell>
          <table:table-cell office:value-type="string" calcext:value-type="string">
            <text:p>hdr.png</text:p>
          </table:table-cell>
          <table:table-cell office:value-type="string" calcext:value-type="string">
            <text:p>AVIF</text:p>
          </table:table-cell>
          <table:table-cell office:value-type="float" office:value="38" calcext:value-type="float">
            <text:p>38</text:p>
          </table:table-cell>
          <table:table-cell office:value-type="float" office:value="0.95209950135867" calcext:value-type="float">
            <text:p>0.95209950135867</text:p>
          </table:table-cell>
          <table:table-cell office:value-type="float" office:value="38.1299457288809" calcext:value-type="float">
            <text:p>38.1299457288809</text:p>
          </table:table-cell>
          <table:table-cell office:value-type="float" office:value="10.0019755363464" calcext:value-type="float">
            <text:p>10.0019755363464</text:p>
          </table:table-cell>
        </table:table-row>
        <table:table-row table:style-name="ro1">
          <table:table-cell office:value-type="string" calcext:value-type="string">
            <text:p>hdr</text:p>
          </table:table-cell>
          <table:table-cell office:value-type="float" office:value="39" calcext:value-type="float">
            <text:p>39</text:p>
          </table:table-cell>
          <table:table-cell office:value-type="float" office:value="9.698806663" calcext:value-type="float">
            <text:p>9.698806663</text:p>
          </table:table-cell>
          <table:table-cell office:value-type="float" office:value="576.08" calcext:value-type="float">
            <text:p>576.08</text:p>
          </table:table-cell>
          <table:table-cell office:value-type="float" office:value="42608" calcext:value-type="float">
            <text:p>42608</text:p>
          </table:table-cell>
          <table:table-cell office:value-type="string" calcext:value-type="string">
            <text:p>3072x2048</text:p>
          </table:table-cell>
          <table:table-cell office:value-type="float" office:value="0.0541" calcext:value-type="float">
            <text:p>0.0541</text:p>
          </table:table-cell>
          <table:table-cell office:value-type="string" calcext:value-type="string">
            <text:p>hdr.png</text:p>
          </table:table-cell>
          <table:table-cell office:value-type="string" calcext:value-type="string">
            <text:p>AVIF</text:p>
          </table:table-cell>
          <table:table-cell office:value-type="float" office:value="39" calcext:value-type="float">
            <text:p>39</text:p>
          </table:table-cell>
          <table:table-cell office:value-type="float" office:value="0.950172261193769" calcext:value-type="float">
            <text:p>0.950172261193769</text:p>
          </table:table-cell>
          <table:table-cell office:value-type="float" office:value="37.8764548607603" calcext:value-type="float">
            <text:p>37.8764548607603</text:p>
          </table:table-cell>
          <table:table-cell office:value-type="float" office:value="10.6031492551168" calcext:value-type="float">
            <text:p>10.6031492551168</text:p>
          </table:table-cell>
        </table:table-row>
        <table:table-row table:style-name="ro1">
          <table:table-cell office:value-type="string" calcext:value-type="string">
            <text:p>hdr</text:p>
          </table:table-cell>
          <table:table-cell office:value-type="float" office:value="40" calcext:value-type="float">
            <text:p>40</text:p>
          </table:table-cell>
          <table:table-cell office:value-type="float" office:value="9.432248768" calcext:value-type="float">
            <text:p>9.432248768</text:p>
          </table:table-cell>
          <table:table-cell office:value-type="float" office:value="556.32" calcext:value-type="float">
            <text:p>556.32</text:p>
          </table:table-cell>
          <table:table-cell office:value-type="float" office:value="40112" calcext:value-type="float">
            <text:p>40112</text:p>
          </table:table-cell>
          <table:table-cell office:value-type="string" calcext:value-type="string">
            <text:p>3072x2048</text:p>
          </table:table-cell>
          <table:table-cell office:value-type="float" office:value="0.051" calcext:value-type="float">
            <text:p>0.051</text:p>
          </table:table-cell>
          <table:table-cell office:value-type="string" calcext:value-type="string">
            <text:p>hdr.png</text:p>
          </table:table-cell>
          <table:table-cell office:value-type="string" calcext:value-type="string">
            <text:p>AVIF</text:p>
          </table:table-cell>
          <table:table-cell office:value-type="float" office:value="40" calcext:value-type="float">
            <text:p>40</text:p>
          </table:table-cell>
          <table:table-cell office:value-type="float" office:value="0.948343574177928" calcext:value-type="float">
            <text:p>0.948343574177928</text:p>
          </table:table-cell>
          <table:table-cell office:value-type="float" office:value="37.6329362333068" calcext:value-type="float">
            <text:p>37.6329362333068</text:p>
          </table:table-cell>
          <table:table-cell office:value-type="float" office:value="11.2146761682298" calcext:value-type="float">
            <text:p>11.2146761682298</text:p>
          </table:table-cell>
        </table:table-row>
        <table:table-row table:style-name="ro1">
          <table:table-cell office:value-type="string" calcext:value-type="string">
            <text:p>hdr</text:p>
          </table:table-cell>
          <table:table-cell office:value-type="float" office:value="41" calcext:value-type="float">
            <text:p>41</text:p>
          </table:table-cell>
          <table:table-cell office:value-type="float" office:value="9.196155599" calcext:value-type="float">
            <text:p>9.196155599</text:p>
          </table:table-cell>
          <table:table-cell office:value-type="float" office:value="534.85" calcext:value-type="float">
            <text:p>534.85</text:p>
          </table:table-cell>
          <table:table-cell office:value-type="float" office:value="37292" calcext:value-type="float">
            <text:p>37292</text:p>
          </table:table-cell>
          <table:table-cell office:value-type="string" calcext:value-type="string">
            <text:p>3072x2048</text:p>
          </table:table-cell>
          <table:table-cell office:value-type="float" office:value="0.0474" calcext:value-type="float">
            <text:p>0.0474</text:p>
          </table:table-cell>
          <table:table-cell office:value-type="string" calcext:value-type="string">
            <text:p>hdr.png</text:p>
          </table:table-cell>
          <table:table-cell office:value-type="string" calcext:value-type="string">
            <text:p>AVIF</text:p>
          </table:table-cell>
          <table:table-cell office:value-type="float" office:value="41" calcext:value-type="float">
            <text:p>41</text:p>
          </table:table-cell>
          <table:table-cell office:value-type="float" office:value="0.946273090150067" calcext:value-type="float">
            <text:p>0.946273090150067</text:p>
          </table:table-cell>
          <table:table-cell office:value-type="float" office:value="37.3641360286474" calcext:value-type="float">
            <text:p>37.3641360286474</text:p>
          </table:table-cell>
          <table:table-cell office:value-type="float" office:value="11.9307228724162" calcext:value-type="float">
            <text:p>11.9307228724162</text:p>
          </table:table-cell>
        </table:table-row>
        <table:table-row table:style-name="ro1">
          <table:table-cell office:value-type="string" calcext:value-type="string">
            <text:p>hdr</text:p>
          </table:table-cell>
          <table:table-cell office:value-type="float" office:value="42" calcext:value-type="float">
            <text:p>42</text:p>
          </table:table-cell>
          <table:table-cell office:value-type="float" office:value="8.928039771" calcext:value-type="float">
            <text:p>8.928039771</text:p>
          </table:table-cell>
          <table:table-cell office:value-type="float" office:value="514.56" calcext:value-type="float">
            <text:p>514.56</text:p>
          </table:table-cell>
          <table:table-cell office:value-type="float" office:value="35326" calcext:value-type="float">
            <text:p>35326</text:p>
          </table:table-cell>
          <table:table-cell office:value-type="string" calcext:value-type="string">
            <text:p>3072x2048</text:p>
          </table:table-cell>
          <table:table-cell office:value-type="float" office:value="0.0449" calcext:value-type="float">
            <text:p>0.0449</text:p>
          </table:table-cell>
          <table:table-cell office:value-type="string" calcext:value-type="string">
            <text:p>hdr.png</text:p>
          </table:table-cell>
          <table:table-cell office:value-type="string" calcext:value-type="string">
            <text:p>AVIF</text:p>
          </table:table-cell>
          <table:table-cell office:value-type="float" office:value="42" calcext:value-type="float">
            <text:p>42</text:p>
          </table:table-cell>
          <table:table-cell office:value-type="float" office:value="0.944284106705321" calcext:value-type="float">
            <text:p>0.944284106705321</text:p>
          </table:table-cell>
          <table:table-cell office:value-type="float" office:value="37.1086282228727" calcext:value-type="float">
            <text:p>37.1086282228727</text:p>
          </table:table-cell>
          <table:table-cell office:value-type="float" office:value="12.6537001397875" calcext:value-type="float">
            <text:p>12.6537001397875</text:p>
          </table:table-cell>
        </table:table-row>
        <table:table-row table:style-name="ro1">
          <table:table-cell office:value-type="string" calcext:value-type="string">
            <text:p>hdr</text:p>
          </table:table-cell>
          <table:table-cell office:value-type="float" office:value="43" calcext:value-type="float">
            <text:p>43</text:p>
          </table:table-cell>
          <table:table-cell office:value-type="float" office:value="8.580982167" calcext:value-type="float">
            <text:p>8.580982167</text:p>
          </table:table-cell>
          <table:table-cell office:value-type="float" office:value="497.98" calcext:value-type="float">
            <text:p>497.98</text:p>
          </table:table-cell>
          <table:table-cell office:value-type="float" office:value="33082" calcext:value-type="float">
            <text:p>33082</text:p>
          </table:table-cell>
          <table:table-cell office:value-type="string" calcext:value-type="string">
            <text:p>3072x2048</text:p>
          </table:table-cell>
          <table:table-cell office:value-type="float" office:value="0.042" calcext:value-type="float">
            <text:p>0.042</text:p>
          </table:table-cell>
          <table:table-cell office:value-type="string" calcext:value-type="string">
            <text:p>hdr.png</text:p>
          </table:table-cell>
          <table:table-cell office:value-type="string" calcext:value-type="string">
            <text:p>AVIF</text:p>
          </table:table-cell>
          <table:table-cell office:value-type="float" office:value="43" calcext:value-type="float">
            <text:p>43</text:p>
          </table:table-cell>
          <table:table-cell office:value-type="float" office:value="0.942282931856453" calcext:value-type="float">
            <text:p>0.942282931856453</text:p>
          </table:table-cell>
          <table:table-cell office:value-type="float" office:value="36.8422047368253" calcext:value-type="float">
            <text:p>36.8422047368253</text:p>
          </table:table-cell>
          <table:table-cell office:value-type="float" office:value="13.4542622036404" calcext:value-type="float">
            <text:p>13.4542622036404</text:p>
          </table:table-cell>
        </table:table-row>
        <table:table-row table:style-name="ro1">
          <table:table-cell office:value-type="string" calcext:value-type="string">
            <text:p>hdr</text:p>
          </table:table-cell>
          <table:table-cell office:value-type="float" office:value="44" calcext:value-type="float">
            <text:p>44</text:p>
          </table:table-cell>
          <table:table-cell office:value-type="float" office:value="8.462812982" calcext:value-type="float">
            <text:p>8.462812982</text:p>
          </table:table-cell>
          <table:table-cell office:value-type="float" office:value="479.7" calcext:value-type="float">
            <text:p>479.7</text:p>
          </table:table-cell>
          <table:table-cell office:value-type="float" office:value="30989" calcext:value-type="float">
            <text:p>30989</text:p>
          </table:table-cell>
          <table:table-cell office:value-type="string" calcext:value-type="string">
            <text:p>3072x2048</text:p>
          </table:table-cell>
          <table:table-cell office:value-type="float" office:value="0.0394" calcext:value-type="float">
            <text:p>0.0394</text:p>
          </table:table-cell>
          <table:table-cell office:value-type="string" calcext:value-type="string">
            <text:p>hdr.png</text:p>
          </table:table-cell>
          <table:table-cell office:value-type="string" calcext:value-type="string">
            <text:p>AVIF</text:p>
          </table:table-cell>
          <table:table-cell office:value-type="float" office:value="44" calcext:value-type="float">
            <text:p>44</text:p>
          </table:table-cell>
          <table:table-cell office:value-type="float" office:value="0.940067692186347" calcext:value-type="float">
            <text:p>0.940067692186347</text:p>
          </table:table-cell>
          <table:table-cell office:value-type="float" office:value="36.5814424218136" calcext:value-type="float">
            <text:p>36.5814424218136</text:p>
          </table:table-cell>
          <table:table-cell office:value-type="float" office:value="14.2868379486932" calcext:value-type="float">
            <text:p>14.2868379486932</text:p>
          </table:table-cell>
        </table:table-row>
        <table:table-row table:style-name="ro1">
          <table:table-cell office:value-type="string" calcext:value-type="string">
            <text:p>hdr</text:p>
          </table:table-cell>
          <table:table-cell office:value-type="float" office:value="45" calcext:value-type="float">
            <text:p>45</text:p>
          </table:table-cell>
          <table:table-cell office:value-type="float" office:value="8.213024592" calcext:value-type="float">
            <text:p>8.213024592</text:p>
          </table:table-cell>
          <table:table-cell office:value-type="float" office:value="464.46" calcext:value-type="float">
            <text:p>464.46</text:p>
          </table:table-cell>
          <table:table-cell office:value-type="float" office:value="29210" calcext:value-type="float">
            <text:p>29210</text:p>
          </table:table-cell>
          <table:table-cell office:value-type="string" calcext:value-type="string">
            <text:p>3072x2048</text:p>
          </table:table-cell>
          <table:table-cell office:value-type="float" office:value="0.0371" calcext:value-type="float">
            <text:p>0.0371</text:p>
          </table:table-cell>
          <table:table-cell office:value-type="string" calcext:value-type="string">
            <text:p>hdr.png</text:p>
          </table:table-cell>
          <table:table-cell office:value-type="string" calcext:value-type="string">
            <text:p>AVIF</text:p>
          </table:table-cell>
          <table:table-cell office:value-type="float" office:value="45" calcext:value-type="float">
            <text:p>45</text:p>
          </table:table-cell>
          <table:table-cell office:value-type="float" office:value="0.937708460259323" calcext:value-type="float">
            <text:p>0.937708460259323</text:p>
          </table:table-cell>
          <table:table-cell office:value-type="float" office:value="36.3119495259749" calcext:value-type="float">
            <text:p>36.3119495259749</text:p>
          </table:table-cell>
          <table:table-cell office:value-type="float" office:value="15.2014637523227" calcext:value-type="float">
            <text:p>15.2014637523227</text:p>
          </table:table-cell>
        </table:table-row>
        <table:table-row table:style-name="ro1">
          <table:table-cell office:value-type="string" calcext:value-type="string">
            <text:p>hdr</text:p>
          </table:table-cell>
          <table:table-cell office:value-type="float" office:value="46" calcext:value-type="float">
            <text:p>46</text:p>
          </table:table-cell>
          <table:table-cell office:value-type="float" office:value="7.911663345" calcext:value-type="float">
            <text:p>7.911663345</text:p>
          </table:table-cell>
          <table:table-cell office:value-type="float" office:value="448.16" calcext:value-type="float">
            <text:p>448.16</text:p>
          </table:table-cell>
          <table:table-cell office:value-type="float" office:value="27434" calcext:value-type="float">
            <text:p>27434</text:p>
          </table:table-cell>
          <table:table-cell office:value-type="string" calcext:value-type="string">
            <text:p>3072x2048</text:p>
          </table:table-cell>
          <table:table-cell office:value-type="float" office:value="0.0348" calcext:value-type="float">
            <text:p>0.0348</text:p>
          </table:table-cell>
          <table:table-cell office:value-type="string" calcext:value-type="string">
            <text:p>hdr.png</text:p>
          </table:table-cell>
          <table:table-cell office:value-type="string" calcext:value-type="string">
            <text:p>AVIF</text:p>
          </table:table-cell>
          <table:table-cell office:value-type="float" office:value="46" calcext:value-type="float">
            <text:p>46</text:p>
          </table:table-cell>
          <table:table-cell office:value-type="float" office:value="0.935611686285779" calcext:value-type="float">
            <text:p>0.935611686285779</text:p>
          </table:table-cell>
          <table:table-cell office:value-type="float" office:value="36.040940849668" calcext:value-type="float">
            <text:p>36.040940849668</text:p>
          </table:table-cell>
          <table:table-cell office:value-type="float" office:value="16.180289056566" calcext:value-type="float">
            <text:p>16.180289056566</text:p>
          </table:table-cell>
        </table:table-row>
        <table:table-row table:style-name="ro1">
          <table:table-cell office:value-type="string" calcext:value-type="string">
            <text:p>hdr</text:p>
          </table:table-cell>
          <table:table-cell office:value-type="float" office:value="47" calcext:value-type="float">
            <text:p>47</text:p>
          </table:table-cell>
          <table:table-cell office:value-type="float" office:value="7.855445701" calcext:value-type="float">
            <text:p>7.855445701</text:p>
          </table:table-cell>
          <table:table-cell office:value-type="float" office:value="438.91" calcext:value-type="float">
            <text:p>438.91</text:p>
          </table:table-cell>
          <table:table-cell office:value-type="float" office:value="25853" calcext:value-type="float">
            <text:p>25853</text:p>
          </table:table-cell>
          <table:table-cell office:value-type="string" calcext:value-type="string">
            <text:p>3072x2048</text:p>
          </table:table-cell>
          <table:table-cell office:value-type="float" office:value="0.0328" calcext:value-type="float">
            <text:p>0.0328</text:p>
          </table:table-cell>
          <table:table-cell office:value-type="string" calcext:value-type="string">
            <text:p>hdr.png</text:p>
          </table:table-cell>
          <table:table-cell office:value-type="string" calcext:value-type="string">
            <text:p>AVIF</text:p>
          </table:table-cell>
          <table:table-cell office:value-type="float" office:value="47" calcext:value-type="float">
            <text:p>47</text:p>
          </table:table-cell>
          <table:table-cell office:value-type="float" office:value="0.93350755379648" calcext:value-type="float">
            <text:p>0.93350755379648</text:p>
          </table:table-cell>
          <table:table-cell office:value-type="float" office:value="35.7920031381518" calcext:value-type="float">
            <text:p>35.7920031381518</text:p>
          </table:table-cell>
          <table:table-cell office:value-type="float" office:value="17.1348397466872" calcext:value-type="float">
            <text:p>17.1348397466872</text:p>
          </table:table-cell>
        </table:table-row>
        <table:table-row table:style-name="ro1">
          <table:table-cell office:value-type="string" calcext:value-type="string">
            <text:p>hdr</text:p>
          </table:table-cell>
          <table:table-cell office:value-type="float" office:value="48" calcext:value-type="float">
            <text:p>48</text:p>
          </table:table-cell>
          <table:table-cell office:value-type="float" office:value="7.589483868" calcext:value-type="float">
            <text:p>7.589483868</text:p>
          </table:table-cell>
          <table:table-cell office:value-type="float" office:value="422.09" calcext:value-type="float">
            <text:p>422.09</text:p>
          </table:table-cell>
          <table:table-cell office:value-type="float" office:value="24188" calcext:value-type="float">
            <text:p>24188</text:p>
          </table:table-cell>
          <table:table-cell office:value-type="string" calcext:value-type="string">
            <text:p>3072x2048</text:p>
          </table:table-cell>
          <table:table-cell office:value-type="float" office:value="0.0307" calcext:value-type="float">
            <text:p>0.0307</text:p>
          </table:table-cell>
          <table:table-cell office:value-type="string" calcext:value-type="string">
            <text:p>hdr.png</text:p>
          </table:table-cell>
          <table:table-cell office:value-type="string" calcext:value-type="string">
            <text:p>AVIF</text:p>
          </table:table-cell>
          <table:table-cell office:value-type="float" office:value="48" calcext:value-type="float">
            <text:p>48</text:p>
          </table:table-cell>
          <table:table-cell office:value-type="float" office:value="0.930912758745704" calcext:value-type="float">
            <text:p>0.930912758745704</text:p>
          </table:table-cell>
          <table:table-cell office:value-type="float" office:value="35.5093179173103" calcext:value-type="float">
            <text:p>35.5093179173103</text:p>
          </table:table-cell>
          <table:table-cell office:value-type="float" office:value="18.2872570355733" calcext:value-type="float">
            <text:p>18.2872570355733</text:p>
          </table:table-cell>
        </table:table-row>
        <table:table-row table:style-name="ro1">
          <table:table-cell office:value-type="string" calcext:value-type="string">
            <text:p>hdr</text:p>
          </table:table-cell>
          <table:table-cell office:value-type="float" office:value="49" calcext:value-type="float">
            <text:p>49</text:p>
          </table:table-cell>
          <table:table-cell office:value-type="float" office:value="7.568534156" calcext:value-type="float">
            <text:p>7.568534156</text:p>
          </table:table-cell>
          <table:table-cell office:value-type="float" office:value="416.19" calcext:value-type="float">
            <text:p>416.19</text:p>
          </table:table-cell>
          <table:table-cell office:value-type="float" office:value="22943" calcext:value-type="float">
            <text:p>22943</text:p>
          </table:table-cell>
          <table:table-cell office:value-type="string" calcext:value-type="string">
            <text:p>3072x2048</text:p>
          </table:table-cell>
          <table:table-cell office:value-type="float" office:value="0.0291" calcext:value-type="float">
            <text:p>0.0291</text:p>
          </table:table-cell>
          <table:table-cell office:value-type="string" calcext:value-type="string">
            <text:p>hdr.png</text:p>
          </table:table-cell>
          <table:table-cell office:value-type="string" calcext:value-type="string">
            <text:p>AVIF</text:p>
          </table:table-cell>
          <table:table-cell office:value-type="float" office:value="49" calcext:value-type="float">
            <text:p>49</text:p>
          </table:table-cell>
          <table:table-cell office:value-type="float" office:value="0.928431314694241" calcext:value-type="float">
            <text:p>0.928431314694241</text:p>
          </table:table-cell>
          <table:table-cell office:value-type="float" office:value="35.2403669016253" calcext:value-type="float">
            <text:p>35.2403669016253</text:p>
          </table:table-cell>
          <table:table-cell office:value-type="float" office:value="19.4555570814345" calcext:value-type="float">
            <text:p>19.4555570814345</text:p>
          </table:table-cell>
        </table:table-row>
        <table:table-row table:style-name="ro1">
          <table:table-cell office:value-type="string" calcext:value-type="string">
            <text:p>hdr</text:p>
          </table:table-cell>
          <table:table-cell office:value-type="float" office:value="50" calcext:value-type="float">
            <text:p>50</text:p>
          </table:table-cell>
          <table:table-cell office:value-type="float" office:value="7.368388519" calcext:value-type="float">
            <text:p>7.368388519</text:p>
          </table:table-cell>
          <table:table-cell office:value-type="float" office:value="408.08" calcext:value-type="float">
            <text:p>408.08</text:p>
          </table:table-cell>
          <table:table-cell office:value-type="float" office:value="21647" calcext:value-type="float">
            <text:p>21647</text:p>
          </table:table-cell>
          <table:table-cell office:value-type="string" calcext:value-type="string">
            <text:p>3072x2048</text:p>
          </table:table-cell>
          <table:table-cell office:value-type="float" office:value="0.0275" calcext:value-type="float">
            <text:p>0.0275</text:p>
          </table:table-cell>
          <table:table-cell office:value-type="string" calcext:value-type="string">
            <text:p>hdr.png</text:p>
          </table:table-cell>
          <table:table-cell office:value-type="string" calcext:value-type="string">
            <text:p>AVIF</text:p>
          </table:table-cell>
          <table:table-cell office:value-type="float" office:value="50" calcext:value-type="float">
            <text:p>50</text:p>
          </table:table-cell>
          <table:table-cell office:value-type="float" office:value="0.925981146871692" calcext:value-type="float">
            <text:p>0.925981146871692</text:p>
          </table:table-cell>
          <table:table-cell office:value-type="float" office:value="34.9655829275437" calcext:value-type="float">
            <text:p>34.9655829275437</text:p>
          </table:table-cell>
          <table:table-cell office:value-type="float" office:value="20.7263137499491" calcext:value-type="float">
            <text:p>20.7263137499491</text:p>
          </table:table-cell>
        </table:table-row>
        <table:table-row table:style-name="ro1">
          <table:table-cell office:value-type="string" calcext:value-type="string">
            <text:p>hdr</text:p>
          </table:table-cell>
          <table:table-cell office:value-type="float" office:value="51" calcext:value-type="float">
            <text:p>51</text:p>
          </table:table-cell>
          <table:table-cell office:value-type="float" office:value="7.312415837" calcext:value-type="float">
            <text:p>7.312415837</text:p>
          </table:table-cell>
          <table:table-cell office:value-type="float" office:value="401.44" calcext:value-type="float">
            <text:p>401.44</text:p>
          </table:table-cell>
          <table:table-cell office:value-type="float" office:value="20249" calcext:value-type="float">
            <text:p>20249</text:p>
          </table:table-cell>
          <table:table-cell office:value-type="string" calcext:value-type="string">
            <text:p>3072x2048</text:p>
          </table:table-cell>
          <table:table-cell office:value-type="float" office:value="0.0257" calcext:value-type="float">
            <text:p>0.0257</text:p>
          </table:table-cell>
          <table:table-cell office:value-type="string" calcext:value-type="string">
            <text:p>hdr.png</text:p>
          </table:table-cell>
          <table:table-cell office:value-type="string" calcext:value-type="string">
            <text:p>AVIF</text:p>
          </table:table-cell>
          <table:table-cell office:value-type="float" office:value="51" calcext:value-type="float">
            <text:p>51</text:p>
          </table:table-cell>
          <table:table-cell office:value-type="float" office:value="0.923256706285691" calcext:value-type="float">
            <text:p>0.923256706285691</text:p>
          </table:table-cell>
          <table:table-cell office:value-type="float" office:value="34.727789816218" calcext:value-type="float">
            <text:p>34.727789816218</text:p>
          </table:table-cell>
          <table:table-cell office:value-type="float" office:value="21.8928035100301" calcext:value-type="float">
            <text:p>21.8928035100301</text:p>
          </table:table-cell>
        </table:table-row>
        <table:table-row table:style-name="ro1">
          <table:table-cell office:value-type="string" calcext:value-type="string">
            <text:p>hdr</text:p>
          </table:table-cell>
          <table:table-cell office:value-type="float" office:value="52" calcext:value-type="float">
            <text:p>52</text:p>
          </table:table-cell>
          <table:table-cell office:value-type="float" office:value="7.119775092" calcext:value-type="float">
            <text:p>7.119775092</text:p>
          </table:table-cell>
          <table:table-cell office:value-type="float" office:value="388.86" calcext:value-type="float">
            <text:p>388.86</text:p>
          </table:table-cell>
          <table:table-cell office:value-type="float" office:value="18931" calcext:value-type="float">
            <text:p>18931</text:p>
          </table:table-cell>
          <table:table-cell office:value-type="string" calcext:value-type="string">
            <text:p>3072x2048</text:p>
          </table:table-cell>
          <table:table-cell office:value-type="float" office:value="0.024" calcext:value-type="float">
            <text:p>0.024</text:p>
          </table:table-cell>
          <table:table-cell office:value-type="string" calcext:value-type="string">
            <text:p>hdr.png</text:p>
          </table:table-cell>
          <table:table-cell office:value-type="string" calcext:value-type="string">
            <text:p>AVIF</text:p>
          </table:table-cell>
          <table:table-cell office:value-type="float" office:value="52" calcext:value-type="float">
            <text:p>52</text:p>
          </table:table-cell>
          <table:table-cell office:value-type="float" office:value="0.920778777910265" calcext:value-type="float">
            <text:p>0.920778777910265</text:p>
          </table:table-cell>
          <table:table-cell office:value-type="float" office:value="34.465264321045" calcext:value-type="float">
            <text:p>34.465264321045</text:p>
          </table:table-cell>
          <table:table-cell office:value-type="float" office:value="23.2570126321581" calcext:value-type="float">
            <text:p>23.2570126321581</text:p>
          </table:table-cell>
        </table:table-row>
        <table:table-row table:style-name="ro1">
          <table:table-cell office:value-type="string" calcext:value-type="string">
            <text:p>hdr</text:p>
          </table:table-cell>
          <table:table-cell office:value-type="float" office:value="53" calcext:value-type="float">
            <text:p>53</text:p>
          </table:table-cell>
          <table:table-cell office:value-type="float" office:value="7.178587368" calcext:value-type="float">
            <text:p>7.178587368</text:p>
          </table:table-cell>
          <table:table-cell office:value-type="float" office:value="383.31" calcext:value-type="float">
            <text:p>383.31</text:p>
          </table:table-cell>
          <table:table-cell office:value-type="float" office:value="17819" calcext:value-type="float">
            <text:p>17819</text:p>
          </table:table-cell>
          <table:table-cell office:value-type="string" calcext:value-type="string">
            <text:p>3072x2048</text:p>
          </table:table-cell>
          <table:table-cell office:value-type="float" office:value="0.0226" calcext:value-type="float">
            <text:p>0.0226</text:p>
          </table:table-cell>
          <table:table-cell office:value-type="string" calcext:value-type="string">
            <text:p>hdr.png</text:p>
          </table:table-cell>
          <table:table-cell office:value-type="string" calcext:value-type="string">
            <text:p>AVIF</text:p>
          </table:table-cell>
          <table:table-cell office:value-type="float" office:value="53" calcext:value-type="float">
            <text:p>53</text:p>
          </table:table-cell>
          <table:table-cell office:value-type="float" office:value="0.918216663861893" calcext:value-type="float">
            <text:p>0.918216663861893</text:p>
          </table:table-cell>
          <table:table-cell office:value-type="float" office:value="34.1933331016712" calcext:value-type="float">
            <text:p>34.1933331016712</text:p>
          </table:table-cell>
          <table:table-cell office:value-type="float" office:value="24.7597953478495" calcext:value-type="float">
            <text:p>24.7597953478495</text:p>
          </table:table-cell>
        </table:table-row>
        <table:table-row table:style-name="ro1">
          <table:table-cell office:value-type="string" calcext:value-type="string">
            <text:p>hdr</text:p>
          </table:table-cell>
          <table:table-cell office:value-type="float" office:value="54" calcext:value-type="float">
            <text:p>54</text:p>
          </table:table-cell>
          <table:table-cell office:value-type="float" office:value="7.019256262" calcext:value-type="float">
            <text:p>7.019256262</text:p>
          </table:table-cell>
          <table:table-cell office:value-type="float" office:value="374.81" calcext:value-type="float">
            <text:p>374.81</text:p>
          </table:table-cell>
          <table:table-cell office:value-type="float" office:value="16712" calcext:value-type="float">
            <text:p>16712</text:p>
          </table:table-cell>
          <table:table-cell office:value-type="string" calcext:value-type="string">
            <text:p>3072x2048</text:p>
          </table:table-cell>
          <table:table-cell office:value-type="float" office:value="0.0212" calcext:value-type="float">
            <text:p>0.0212</text:p>
          </table:table-cell>
          <table:table-cell office:value-type="string" calcext:value-type="string">
            <text:p>hdr.png</text:p>
          </table:table-cell>
          <table:table-cell office:value-type="string" calcext:value-type="string">
            <text:p>AVIF</text:p>
          </table:table-cell>
          <table:table-cell office:value-type="float" office:value="54" calcext:value-type="float">
            <text:p>54</text:p>
          </table:table-cell>
          <table:table-cell office:value-type="float" office:value="0.915396437010579" calcext:value-type="float">
            <text:p>0.915396437010579</text:p>
          </table:table-cell>
          <table:table-cell office:value-type="float" office:value="33.9346821506218" calcext:value-type="float">
            <text:p>33.9346821506218</text:p>
          </table:table-cell>
          <table:table-cell office:value-type="float" office:value="26.2792003419664" calcext:value-type="float">
            <text:p>26.2792003419664</text:p>
          </table:table-cell>
        </table:table-row>
        <table:table-row table:style-name="ro1">
          <table:table-cell office:value-type="string" calcext:value-type="string">
            <text:p>hdr</text:p>
          </table:table-cell>
          <table:table-cell office:value-type="float" office:value="55" calcext:value-type="float">
            <text:p>55</text:p>
          </table:table-cell>
          <table:table-cell office:value-type="float" office:value="6.901282288" calcext:value-type="float">
            <text:p>6.901282288</text:p>
          </table:table-cell>
          <table:table-cell office:value-type="float" office:value="366.09" calcext:value-type="float">
            <text:p>366.09</text:p>
          </table:table-cell>
          <table:table-cell office:value-type="float" office:value="15481" calcext:value-type="float">
            <text:p>15481</text:p>
          </table:table-cell>
          <table:table-cell office:value-type="string" calcext:value-type="string">
            <text:p>3072x2048</text:p>
          </table:table-cell>
          <table:table-cell office:value-type="float" office:value="0.0196" calcext:value-type="float">
            <text:p>0.0196</text:p>
          </table:table-cell>
          <table:table-cell office:value-type="string" calcext:value-type="string">
            <text:p>hdr.png</text:p>
          </table:table-cell>
          <table:table-cell office:value-type="string" calcext:value-type="string">
            <text:p>AVIF</text:p>
          </table:table-cell>
          <table:table-cell office:value-type="float" office:value="55" calcext:value-type="float">
            <text:p>55</text:p>
          </table:table-cell>
          <table:table-cell office:value-type="float" office:value="0.91261655552395" calcext:value-type="float">
            <text:p>0.91261655552395</text:p>
          </table:table-cell>
          <table:table-cell office:value-type="float" office:value="33.6490417394847" calcext:value-type="float">
            <text:p>33.6490417394847</text:p>
          </table:table-cell>
          <table:table-cell office:value-type="float" office:value="28.0657199223836" calcext:value-type="float">
            <text:p>28.0657199223836</text:p>
          </table:table-cell>
        </table:table-row>
        <table:table-row table:style-name="ro1">
          <table:table-cell office:value-type="string" calcext:value-type="string">
            <text:p>hdr</text:p>
          </table:table-cell>
          <table:table-cell office:value-type="float" office:value="56" calcext:value-type="float">
            <text:p>56</text:p>
          </table:table-cell>
          <table:table-cell office:value-type="float" office:value="6.886826326" calcext:value-type="float">
            <text:p>6.886826326</text:p>
          </table:table-cell>
          <table:table-cell office:value-type="float" office:value="360.92" calcext:value-type="float">
            <text:p>360.92</text:p>
          </table:table-cell>
          <table:table-cell office:value-type="float" office:value="14385" calcext:value-type="float">
            <text:p>14385</text:p>
          </table:table-cell>
          <table:table-cell office:value-type="string" calcext:value-type="string">
            <text:p>3072x2048</text:p>
          </table:table-cell>
          <table:table-cell office:value-type="float" office:value="0.0182" calcext:value-type="float">
            <text:p>0.0182</text:p>
          </table:table-cell>
          <table:table-cell office:value-type="string" calcext:value-type="string">
            <text:p>hdr.png</text:p>
          </table:table-cell>
          <table:table-cell office:value-type="string" calcext:value-type="string">
            <text:p>AVIF</text:p>
          </table:table-cell>
          <table:table-cell office:value-type="float" office:value="56" calcext:value-type="float">
            <text:p>56</text:p>
          </table:table-cell>
          <table:table-cell office:value-type="float" office:value="0.909807954987423" calcext:value-type="float">
            <text:p>0.909807954987423</text:p>
          </table:table-cell>
          <table:table-cell office:value-type="float" office:value="33.3395868603492" calcext:value-type="float">
            <text:p>33.3395868603492</text:p>
          </table:table-cell>
          <table:table-cell office:value-type="float" office:value="30.1385028627184" calcext:value-type="float">
            <text:p>30.1385028627184</text:p>
          </table:table-cell>
        </table:table-row>
        <table:table-row table:style-name="ro1">
          <table:table-cell office:value-type="string" calcext:value-type="string">
            <text:p>hdr</text:p>
          </table:table-cell>
          <table:table-cell office:value-type="float" office:value="57" calcext:value-type="float">
            <text:p>57</text:p>
          </table:table-cell>
          <table:table-cell office:value-type="float" office:value="6.755947123" calcext:value-type="float">
            <text:p>6.755947123</text:p>
          </table:table-cell>
          <table:table-cell office:value-type="float" office:value="354.22" calcext:value-type="float">
            <text:p>354.22</text:p>
          </table:table-cell>
          <table:table-cell office:value-type="float" office:value="13214" calcext:value-type="float">
            <text:p>13214</text:p>
          </table:table-cell>
          <table:table-cell office:value-type="string" calcext:value-type="string">
            <text:p>3072x2048</text:p>
          </table:table-cell>
          <table:table-cell office:value-type="float" office:value="0.0168" calcext:value-type="float">
            <text:p>0.0168</text:p>
          </table:table-cell>
          <table:table-cell office:value-type="string" calcext:value-type="string">
            <text:p>hdr.png</text:p>
          </table:table-cell>
          <table:table-cell office:value-type="string" calcext:value-type="string">
            <text:p>AVIF</text:p>
          </table:table-cell>
          <table:table-cell office:value-type="float" office:value="57" calcext:value-type="float">
            <text:p>57</text:p>
          </table:table-cell>
          <table:table-cell office:value-type="float" office:value="0.906809616410774" calcext:value-type="float">
            <text:p>0.906809616410774</text:p>
          </table:table-cell>
          <table:table-cell office:value-type="float" office:value="33.0316186013243" calcext:value-type="float">
            <text:p>33.0316186013243</text:p>
          </table:table-cell>
          <table:table-cell office:value-type="float" office:value="32.3532937367757" calcext:value-type="float">
            <text:p>32.3532937367757</text:p>
          </table:table-cell>
        </table:table-row>
        <table:table-row table:style-name="ro1">
          <table:table-cell office:value-type="string" calcext:value-type="string">
            <text:p>hdr</text:p>
          </table:table-cell>
          <table:table-cell office:value-type="float" office:value="58" calcext:value-type="float">
            <text:p>58</text:p>
          </table:table-cell>
          <table:table-cell office:value-type="float" office:value="6.724104295" calcext:value-type="float">
            <text:p>6.724104295</text:p>
          </table:table-cell>
          <table:table-cell office:value-type="float" office:value="347.49" calcext:value-type="float">
            <text:p>347.49</text:p>
          </table:table-cell>
          <table:table-cell office:value-type="float" office:value="12154" calcext:value-type="float">
            <text:p>12154</text:p>
          </table:table-cell>
          <table:table-cell office:value-type="string" calcext:value-type="string">
            <text:p>3072x2048</text:p>
          </table:table-cell>
          <table:table-cell office:value-type="float" office:value="0.0154" calcext:value-type="float">
            <text:p>0.0154</text:p>
          </table:table-cell>
          <table:table-cell office:value-type="string" calcext:value-type="string">
            <text:p>hdr.png</text:p>
          </table:table-cell>
          <table:table-cell office:value-type="string" calcext:value-type="string">
            <text:p>AVIF</text:p>
          </table:table-cell>
          <table:table-cell office:value-type="float" office:value="58" calcext:value-type="float">
            <text:p>58</text:p>
          </table:table-cell>
          <table:table-cell office:value-type="float" office:value="0.90360068162069" calcext:value-type="float">
            <text:p>0.90360068162069</text:p>
          </table:table-cell>
          <table:table-cell office:value-type="float" office:value="32.6964139695753" calcext:value-type="float">
            <text:p>32.6964139695753</text:p>
          </table:table-cell>
          <table:table-cell office:value-type="float" office:value="34.9493388070001" calcext:value-type="float">
            <text:p>34.9493388070001</text:p>
          </table:table-cell>
        </table:table-row>
        <table:table-row table:style-name="ro1">
          <table:table-cell office:value-type="string" calcext:value-type="string">
            <text:p>hdr</text:p>
          </table:table-cell>
          <table:table-cell office:value-type="float" office:value="59" calcext:value-type="float">
            <text:p>59</text:p>
          </table:table-cell>
          <table:table-cell office:value-type="float" office:value="6.658787578" calcext:value-type="float">
            <text:p>6.658787578</text:p>
          </table:table-cell>
          <table:table-cell office:value-type="float" office:value="339.74" calcext:value-type="float">
            <text:p>339.74</text:p>
          </table:table-cell>
          <table:table-cell office:value-type="float" office:value="10857" calcext:value-type="float">
            <text:p>10857</text:p>
          </table:table-cell>
          <table:table-cell office:value-type="string" calcext:value-type="string">
            <text:p>3072x2048</text:p>
          </table:table-cell>
          <table:table-cell office:value-type="float" office:value="0.0138" calcext:value-type="float">
            <text:p>0.0138</text:p>
          </table:table-cell>
          <table:table-cell office:value-type="string" calcext:value-type="string">
            <text:p>hdr.png</text:p>
          </table:table-cell>
          <table:table-cell office:value-type="string" calcext:value-type="string">
            <text:p>AVIF</text:p>
          </table:table-cell>
          <table:table-cell office:value-type="float" office:value="59" calcext:value-type="float">
            <text:p>59</text:p>
          </table:table-cell>
          <table:table-cell office:value-type="float" office:value="0.900219927825812" calcext:value-type="float">
            <text:p>0.900219927825812</text:p>
          </table:table-cell>
          <table:table-cell office:value-type="float" office:value="32.336550393678" calcext:value-type="float">
            <text:p>32.336550393678</text:p>
          </table:table-cell>
          <table:table-cell office:value-type="float" office:value="37.968664487203" calcext:value-type="float">
            <text:p>37.968664487203</text:p>
          </table:table-cell>
        </table:table-row>
        <table:table-row table:style-name="ro1">
          <table:table-cell office:value-type="string" calcext:value-type="string">
            <text:p>hdr</text:p>
          </table:table-cell>
          <table:table-cell office:value-type="float" office:value="60" calcext:value-type="float">
            <text:p>60</text:p>
          </table:table-cell>
          <table:table-cell office:value-type="float" office:value="6.447466835" calcext:value-type="float">
            <text:p>6.447466835</text:p>
          </table:table-cell>
          <table:table-cell office:value-type="float" office:value="329.99" calcext:value-type="float">
            <text:p>329.99</text:p>
          </table:table-cell>
          <table:table-cell office:value-type="float" office:value="9617" calcext:value-type="float">
            <text:p>9617</text:p>
          </table:table-cell>
          <table:table-cell office:value-type="string" calcext:value-type="string">
            <text:p>3072x2048</text:p>
          </table:table-cell>
          <table:table-cell office:value-type="float" office:value="0.0122" calcext:value-type="float">
            <text:p>0.0122</text:p>
          </table:table-cell>
          <table:table-cell office:value-type="string" calcext:value-type="string">
            <text:p>hdr.png</text:p>
          </table:table-cell>
          <table:table-cell office:value-type="string" calcext:value-type="string">
            <text:p>AVIF</text:p>
          </table:table-cell>
          <table:table-cell office:value-type="float" office:value="60" calcext:value-type="float">
            <text:p>60</text:p>
          </table:table-cell>
          <table:table-cell office:value-type="float" office:value="0.897014320863307" calcext:value-type="float">
            <text:p>0.897014320863307</text:p>
          </table:table-cell>
          <table:table-cell office:value-type="float" office:value="31.9678936081382" calcext:value-type="float">
            <text:p>31.9678936081382</text:p>
          </table:table-cell>
          <table:table-cell office:value-type="float" office:value="41.3324358198378" calcext:value-type="float">
            <text:p>41.3324358198378</text:p>
          </table:table-cell>
        </table:table-row>
        <table:table-row table:style-name="ro1">
          <table:table-cell office:value-type="string" calcext:value-type="string">
            <text:p>hdr</text:p>
          </table:table-cell>
          <table:table-cell office:value-type="float" office:value="61" calcext:value-type="float">
            <text:p>61</text:p>
          </table:table-cell>
          <table:table-cell office:value-type="float" office:value="6.440711076" calcext:value-type="float">
            <text:p>6.440711076</text:p>
          </table:table-cell>
          <table:table-cell office:value-type="float" office:value="324.05" calcext:value-type="float">
            <text:p>324.05</text:p>
          </table:table-cell>
          <table:table-cell office:value-type="float" office:value="8569" calcext:value-type="float">
            <text:p>8569</text:p>
          </table:table-cell>
          <table:table-cell office:value-type="string" calcext:value-type="string">
            <text:p>3072x2048</text:p>
          </table:table-cell>
          <table:table-cell office:value-type="float" office:value="0.0108" calcext:value-type="float">
            <text:p>0.0108</text:p>
          </table:table-cell>
          <table:table-cell office:value-type="string" calcext:value-type="string">
            <text:p>hdr.png</text:p>
          </table:table-cell>
          <table:table-cell office:value-type="string" calcext:value-type="string">
            <text:p>AVIF</text:p>
          </table:table-cell>
          <table:table-cell office:value-type="float" office:value="61" calcext:value-type="float">
            <text:p>61</text:p>
          </table:table-cell>
          <table:table-cell office:value-type="float" office:value="0.893851073744961" calcext:value-type="float">
            <text:p>0.893851073744961</text:p>
          </table:table-cell>
          <table:table-cell office:value-type="float" office:value="31.5303280486309" calcext:value-type="float">
            <text:p>31.5303280486309</text:p>
          </table:table-cell>
          <table:table-cell office:value-type="float" office:value="45.7138244311015" calcext:value-type="float">
            <text:p>45.7138244311015</text:p>
          </table:table-cell>
        </table:table-row>
        <table:table-row table:style-name="ro1">
          <table:table-cell office:value-type="string" calcext:value-type="string">
            <text:p>hdr</text:p>
          </table:table-cell>
          <table:table-cell office:value-type="float" office:value="62" calcext:value-type="float">
            <text:p>62</text:p>
          </table:table-cell>
          <table:table-cell office:value-type="float" office:value="6.353452425" calcext:value-type="float">
            <text:p>6.353452425</text:p>
          </table:table-cell>
          <table:table-cell office:value-type="float" office:value="316.3" calcext:value-type="float">
            <text:p>316.3</text:p>
          </table:table-cell>
          <table:table-cell office:value-type="float" office:value="6987" calcext:value-type="float">
            <text:p>6987</text:p>
          </table:table-cell>
          <table:table-cell office:value-type="string" calcext:value-type="string">
            <text:p>3072x2048</text:p>
          </table:table-cell>
          <table:table-cell office:value-type="float" office:value="0.0088" calcext:value-type="float">
            <text:p>0.0088</text:p>
          </table:table-cell>
          <table:table-cell office:value-type="string" calcext:value-type="string">
            <text:p>hdr.png</text:p>
          </table:table-cell>
          <table:table-cell office:value-type="string" calcext:value-type="string">
            <text:p>AVIF</text:p>
          </table:table-cell>
          <table:table-cell office:value-type="float" office:value="62" calcext:value-type="float">
            <text:p>62</text:p>
          </table:table-cell>
          <table:table-cell office:value-type="float" office:value="0.889346697488533" calcext:value-type="float">
            <text:p>0.889346697488533</text:p>
          </table:table-cell>
          <table:table-cell office:value-type="float" office:value="30.8866541699607" calcext:value-type="float">
            <text:p>30.8866541699607</text:p>
          </table:table-cell>
          <table:table-cell office:value-type="float" office:value="53.0169749259949" calcext:value-type="float">
            <text:p>53.0169749259949</text:p>
          </table:table-cell>
        </table:table-row>
        <table:table-row table:style-name="ro1">
          <table:table-cell office:value-type="string" calcext:value-type="string">
            <text:p>hdr</text:p>
          </table:table-cell>
          <table:table-cell office:value-type="float" office:value="63" calcext:value-type="float">
            <text:p>63</text:p>
          </table:table-cell>
          <table:table-cell office:value-type="float" office:value="4.765197272" calcext:value-type="float">
            <text:p>4.765197272</text:p>
          </table:table-cell>
          <table:table-cell office:value-type="float" office:value="257.02" calcext:value-type="float">
            <text:p>257.02</text:p>
          </table:table-cell>
          <table:table-cell office:value-type="float" office:value="5322" calcext:value-type="float">
            <text:p>5322</text:p>
          </table:table-cell>
          <table:table-cell office:value-type="string" calcext:value-type="string">
            <text:p>3072x2048</text:p>
          </table:table-cell>
          <table:table-cell office:value-type="float" office:value="0.0067" calcext:value-type="float">
            <text:p>0.0067</text:p>
          </table:table-cell>
          <table:table-cell office:value-type="string" calcext:value-type="string">
            <text:p>hdr.png</text:p>
          </table:table-cell>
          <table:table-cell office:value-type="string" calcext:value-type="string">
            <text:p>AVIF</text:p>
          </table:table-cell>
          <table:table-cell office:value-type="float" office:value="63" calcext:value-type="float">
            <text:p>63</text:p>
          </table:table-cell>
          <table:table-cell office:value-type="float" office:value="0.882127058360164" calcext:value-type="float">
            <text:p>0.882127058360164</text:p>
          </table:table-cell>
          <table:table-cell office:value-type="float" office:value="29.8417580449911" calcext:value-type="float">
            <text:p>29.8417580449911</text:p>
          </table:table-cell>
          <table:table-cell office:value-type="float" office:value="67.4379804929097" calcext:value-type="float">
            <text:p>67.4379804929097</text:p>
          </table:table-cell>
        </table:table-row>
        <table:table-row table:style-name="ro1">
          <table:table-cell office:value-type="string" calcext:value-type="string">
            <text:p>leaves_iso_1600</text:p>
          </table:table-cell>
          <table:table-cell office:value-type="float" office:value="0" calcext:value-type="float">
            <text:p>0</text:p>
          </table:table-cell>
          <table:table-cell office:value-type="float" office:value="22.793239759" calcext:value-type="float">
            <text:p>22.793239759</text:p>
          </table:table-cell>
          <table:table-cell office:value-type="float" office:value="703.85" calcext:value-type="float">
            <text:p>703.85</text:p>
          </table:table-cell>
          <table:table-cell office:value-type="float" office:value="5126561" calcext:value-type="float">
            <text:p>5126561</text:p>
          </table:table-cell>
          <table:table-cell office:value-type="string" calcext:value-type="string">
            <text:p>3008x2000</text:p>
          </table:table-cell>
          <table:table-cell office:value-type="float" office:value="6.8172" calcext:value-type="float">
            <text:p>6.8172</text:p>
          </table:table-cell>
          <table:table-cell office:value-type="string" calcext:value-type="string">
            <text:p>leaves_iso_200.png</text:p>
          </table:table-cell>
          <table:table-cell office:value-type="string" calcext:value-type="string">
            <text:p>AVIF</text:p>
          </table:table-cell>
          <table:table-cell office:value-type="float" office:value="0" calcext:value-type="float">
            <text:p>0</text:p>
          </table:table-cell>
          <table:table-cell office:value-type="float" office:value="0.998491137206641" calcext:value-type="float">
            <text:p>0.998491137206641</text:p>
          </table:table-cell>
          <table:table-cell office:value-type="float" office:value="53.1096867547468" calcext:value-type="float">
            <text:p>53.1096867547468</text:p>
          </table:table-cell>
          <table:table-cell office:value-type="float" office:value="0.317769115691489" calcext:value-type="float">
            <text:p>0.317769115691489</text:p>
          </table:table-cell>
        </table:table-row>
        <table:table-row table:style-name="ro1">
          <table:table-cell office:value-type="string" calcext:value-type="string">
            <text:p>leaves_iso_1600</text:p>
          </table:table-cell>
          <table:table-cell office:value-type="float" office:value="1" calcext:value-type="float">
            <text:p>1</text:p>
          </table:table-cell>
          <table:table-cell office:value-type="float" office:value="26.637989107" calcext:value-type="float">
            <text:p>26.637989107</text:p>
          </table:table-cell>
          <table:table-cell office:value-type="float" office:value="953.04" calcext:value-type="float">
            <text:p>953.04</text:p>
          </table:table-cell>
          <table:table-cell office:value-type="float" office:value="4634575" calcext:value-type="float">
            <text:p>4634575</text:p>
          </table:table-cell>
          <table:table-cell office:value-type="string" calcext:value-type="string">
            <text:p>3008x2000</text:p>
          </table:table-cell>
          <table:table-cell office:value-type="float" office:value="6.1629" calcext:value-type="float">
            <text:p>6.1629</text:p>
          </table:table-cell>
          <table:table-cell office:value-type="string" calcext:value-type="string">
            <text:p>leaves_iso_200.png</text:p>
          </table:table-cell>
          <table:table-cell office:value-type="string" calcext:value-type="string">
            <text:p>AVIF</text:p>
          </table:table-cell>
          <table:table-cell office:value-type="float" office:value="1" calcext:value-type="float">
            <text:p>1</text:p>
          </table:table-cell>
          <table:table-cell office:value-type="float" office:value="0.997023500398557" calcext:value-type="float">
            <text:p>0.997023500398557</text:p>
          </table:table-cell>
          <table:table-cell office:value-type="float" office:value="48.2831283005185" calcext:value-type="float">
            <text:p>48.2831283005185</text:p>
          </table:table-cell>
          <table:table-cell office:value-type="float" office:value="0.965533909574468" calcext:value-type="float">
            <text:p>0.965533909574468</text:p>
          </table:table-cell>
        </table:table-row>
        <table:table-row table:style-name="ro1">
          <table:table-cell office:value-type="string" calcext:value-type="string">
            <text:p>leaves_iso_1600</text:p>
          </table:table-cell>
          <table:table-cell office:value-type="float" office:value="2" calcext:value-type="float">
            <text:p>2</text:p>
          </table:table-cell>
          <table:table-cell office:value-type="float" office:value="28.088829507" calcext:value-type="float">
            <text:p>28.088829507</text:p>
          </table:table-cell>
          <table:table-cell office:value-type="float" office:value="56.94" calcext:value-type="float">
            <text:p>56.94</text:p>
          </table:table-cell>
          <table:table-cell office:value-type="float" office:value="4065643" calcext:value-type="float">
            <text:p>4065643</text:p>
          </table:table-cell>
          <table:table-cell office:value-type="string" calcext:value-type="string">
            <text:p>3008x2000</text:p>
          </table:table-cell>
          <table:table-cell office:value-type="float" office:value="5.4064" calcext:value-type="float">
            <text:p>5.4064</text:p>
          </table:table-cell>
          <table:table-cell office:value-type="string" calcext:value-type="string">
            <text:p>leaves_iso_200.png</text:p>
          </table:table-cell>
          <table:table-cell office:value-type="string" calcext:value-type="string">
            <text:p>AVIF</text:p>
          </table:table-cell>
          <table:table-cell office:value-type="float" office:value="2" calcext:value-type="float">
            <text:p>2</text:p>
          </table:table-cell>
          <table:table-cell office:value-type="float" office:value="0.996217439252515" calcext:value-type="float">
            <text:p>0.996217439252515</text:p>
          </table:table-cell>
          <table:table-cell office:value-type="float" office:value="46.9189972922175" calcext:value-type="float">
            <text:p>46.9189972922175</text:p>
          </table:table-cell>
          <table:table-cell office:value-type="float" office:value="1.32184530141844" calcext:value-type="float">
            <text:p>1.32184530141844</text:p>
          </table:table-cell>
        </table:table-row>
        <table:table-row table:style-name="ro1">
          <table:table-cell office:value-type="string" calcext:value-type="string">
            <text:p>leaves_iso_1600</text:p>
          </table:table-cell>
          <table:table-cell office:value-type="float" office:value="3" calcext:value-type="float">
            <text:p>3</text:p>
          </table:table-cell>
          <table:table-cell office:value-type="float" office:value="30.410083157" calcext:value-type="float">
            <text:p>30.410083157</text:p>
          </table:table-cell>
          <table:table-cell office:value-type="float" office:value="219.96" calcext:value-type="float">
            <text:p>219.96</text:p>
          </table:table-cell>
          <table:table-cell office:value-type="float" office:value="3620380" calcext:value-type="float">
            <text:p>3620380</text:p>
          </table:table-cell>
          <table:table-cell office:value-type="string" calcext:value-type="string">
            <text:p>3008x2000</text:p>
          </table:table-cell>
          <table:table-cell office:value-type="float" office:value="4.8143" calcext:value-type="float">
            <text:p>4.8143</text:p>
          </table:table-cell>
          <table:table-cell office:value-type="string" calcext:value-type="string">
            <text:p>leaves_iso_200.png</text:p>
          </table:table-cell>
          <table:table-cell office:value-type="string" calcext:value-type="string">
            <text:p>AVIF</text:p>
          </table:table-cell>
          <table:table-cell office:value-type="float" office:value="3" calcext:value-type="float">
            <text:p>3</text:p>
          </table:table-cell>
          <table:table-cell office:value-type="float" office:value="0.995367958307847" calcext:value-type="float">
            <text:p>0.995367958307847</text:p>
          </table:table-cell>
          <table:table-cell office:value-type="float" office:value="45.7544207872076" calcext:value-type="float">
            <text:p>45.7544207872076</text:p>
          </table:table-cell>
          <table:table-cell office:value-type="float" office:value="1.72837621897163" calcext:value-type="float">
            <text:p>1.72837621897163</text:p>
          </table:table-cell>
        </table:table-row>
        <table:table-row table:style-name="ro1">
          <table:table-cell office:value-type="string" calcext:value-type="string">
            <text:p>leaves_iso_1600</text:p>
          </table:table-cell>
          <table:table-cell office:value-type="float" office:value="4" calcext:value-type="float">
            <text:p>4</text:p>
          </table:table-cell>
          <table:table-cell office:value-type="float" office:value="29.696377129" calcext:value-type="float">
            <text:p>29.696377129</text:p>
          </table:table-cell>
          <table:table-cell office:value-type="float" office:value="165.27" calcext:value-type="float">
            <text:p>165.27</text:p>
          </table:table-cell>
          <table:table-cell office:value-type="float" office:value="3303525" calcext:value-type="float">
            <text:p>3303525</text:p>
          </table:table-cell>
          <table:table-cell office:value-type="string" calcext:value-type="string">
            <text:p>3008x2000</text:p>
          </table:table-cell>
          <table:table-cell office:value-type="float" office:value="4.3929" calcext:value-type="float">
            <text:p>4.3929</text:p>
          </table:table-cell>
          <table:table-cell office:value-type="string" calcext:value-type="string">
            <text:p>leaves_iso_200.png</text:p>
          </table:table-cell>
          <table:table-cell office:value-type="string" calcext:value-type="string">
            <text:p>AVIF</text:p>
          </table:table-cell>
          <table:table-cell office:value-type="float" office:value="4" calcext:value-type="float">
            <text:p>4</text:p>
          </table:table-cell>
          <table:table-cell office:value-type="float" office:value="0.994482393631637" calcext:value-type="float">
            <text:p>0.994482393631637</text:p>
          </table:table-cell>
          <table:table-cell office:value-type="float" office:value="44.7833703313643" calcext:value-type="float">
            <text:p>44.7833703313643</text:p>
          </table:table-cell>
          <table:table-cell office:value-type="float" office:value="2.16144071365248" calcext:value-type="float">
            <text:p>2.16144071365248</text:p>
          </table:table-cell>
        </table:table-row>
        <table:table-row table:style-name="ro1">
          <table:table-cell office:value-type="string" calcext:value-type="string">
            <text:p>leaves_iso_1600</text:p>
          </table:table-cell>
          <table:table-cell office:value-type="float" office:value="5" calcext:value-type="float">
            <text:p>5</text:p>
          </table:table-cell>
          <table:table-cell office:value-type="float" office:value="32.101382243" calcext:value-type="float">
            <text:p>32.101382243</text:p>
          </table:table-cell>
          <table:table-cell office:value-type="float" office:value="334.7" calcext:value-type="float">
            <text:p>334.7</text:p>
          </table:table-cell>
          <table:table-cell office:value-type="float" office:value="3016353" calcext:value-type="float">
            <text:p>3016353</text:p>
          </table:table-cell>
          <table:table-cell office:value-type="string" calcext:value-type="string">
            <text:p>3008x2000</text:p>
          </table:table-cell>
          <table:table-cell office:value-type="float" office:value="4.0111" calcext:value-type="float">
            <text:p>4.0111</text:p>
          </table:table-cell>
          <table:table-cell office:value-type="string" calcext:value-type="string">
            <text:p>leaves_iso_200.png</text:p>
          </table:table-cell>
          <table:table-cell office:value-type="string" calcext:value-type="string">
            <text:p>AVIF</text:p>
          </table:table-cell>
          <table:table-cell office:value-type="float" office:value="5" calcext:value-type="float">
            <text:p>5</text:p>
          </table:table-cell>
          <table:table-cell office:value-type="float" office:value="0.99347549125597" calcext:value-type="float">
            <text:p>0.99347549125597</text:p>
          </table:table-cell>
          <table:table-cell office:value-type="float" office:value="43.8426403296151" calcext:value-type="float">
            <text:p>43.8426403296151</text:p>
          </table:table-cell>
          <table:table-cell office:value-type="float" office:value="2.68420899822695" calcext:value-type="float">
            <text:p>2.68420899822695</text:p>
          </table:table-cell>
        </table:table-row>
        <table:table-row table:style-name="ro1">
          <table:table-cell office:value-type="string" calcext:value-type="string">
            <text:p>leaves_iso_1600</text:p>
          </table:table-cell>
          <table:table-cell office:value-type="float" office:value="6" calcext:value-type="float">
            <text:p>6</text:p>
          </table:table-cell>
          <table:table-cell office:value-type="float" office:value="31.369291378" calcext:value-type="float">
            <text:p>31.369291378</text:p>
          </table:table-cell>
          <table:table-cell office:value-type="float" office:value="281.9" calcext:value-type="float">
            <text:p>281.9</text:p>
          </table:table-cell>
          <table:table-cell office:value-type="float" office:value="2788737" calcext:value-type="float">
            <text:p>2788737</text:p>
          </table:table-cell>
          <table:table-cell office:value-type="string" calcext:value-type="string">
            <text:p>3008x2000</text:p>
          </table:table-cell>
          <table:table-cell office:value-type="float" office:value="3.7084" calcext:value-type="float">
            <text:p>3.7084</text:p>
          </table:table-cell>
          <table:table-cell office:value-type="string" calcext:value-type="string">
            <text:p>leaves_iso_200.png</text:p>
          </table:table-cell>
          <table:table-cell office:value-type="string" calcext:value-type="string">
            <text:p>AVIF</text:p>
          </table:table-cell>
          <table:table-cell office:value-type="float" office:value="6" calcext:value-type="float">
            <text:p>6</text:p>
          </table:table-cell>
          <table:table-cell office:value-type="float" office:value="0.992452535070351" calcext:value-type="float">
            <text:p>0.992452535070351</text:p>
          </table:table-cell>
          <table:table-cell office:value-type="float" office:value="43.0712769624032" calcext:value-type="float">
            <text:p>43.0712769624032</text:p>
          </table:table-cell>
          <table:table-cell office:value-type="float" office:value="3.20591988031915" calcext:value-type="float">
            <text:p>3.20591988031915</text:p>
          </table:table-cell>
        </table:table-row>
        <table:table-row table:style-name="ro1">
          <table:table-cell office:value-type="string" calcext:value-type="string">
            <text:p>leaves_iso_1600</text:p>
          </table:table-cell>
          <table:table-cell office:value-type="float" office:value="7" calcext:value-type="float">
            <text:p>7</text:p>
          </table:table-cell>
          <table:table-cell office:value-type="float" office:value="32.778079496" calcext:value-type="float">
            <text:p>32.778079496</text:p>
          </table:table-cell>
          <table:table-cell office:value-type="float" office:value="393.7" calcext:value-type="float">
            <text:p>393.7</text:p>
          </table:table-cell>
          <table:table-cell office:value-type="float" office:value="2573753" calcext:value-type="float">
            <text:p>2573753</text:p>
          </table:table-cell>
          <table:table-cell office:value-type="string" calcext:value-type="string">
            <text:p>3008x2000</text:p>
          </table:table-cell>
          <table:table-cell office:value-type="float" office:value="3.4225" calcext:value-type="float">
            <text:p>3.4225</text:p>
          </table:table-cell>
          <table:table-cell office:value-type="string" calcext:value-type="string">
            <text:p>leaves_iso_200.png</text:p>
          </table:table-cell>
          <table:table-cell office:value-type="string" calcext:value-type="string">
            <text:p>AVIF</text:p>
          </table:table-cell>
          <table:table-cell office:value-type="float" office:value="7" calcext:value-type="float">
            <text:p>7</text:p>
          </table:table-cell>
          <table:table-cell office:value-type="float" office:value="0.991437083454215" calcext:value-type="float">
            <text:p>0.991437083454215</text:p>
          </table:table-cell>
          <table:table-cell office:value-type="float" office:value="42.3637997124271" calcext:value-type="float">
            <text:p>42.3637997124271</text:p>
          </table:table-cell>
          <table:table-cell office:value-type="float" office:value="3.77311801861702" calcext:value-type="float">
            <text:p>3.77311801861702</text:p>
          </table:table-cell>
        </table:table-row>
        <table:table-row table:style-name="ro1">
          <table:table-cell office:value-type="string" calcext:value-type="string">
            <text:p>leaves_iso_1600</text:p>
          </table:table-cell>
          <table:table-cell office:value-type="float" office:value="8" calcext:value-type="float">
            <text:p>8</text:p>
          </table:table-cell>
          <table:table-cell office:value-type="float" office:value="33.237395486" calcext:value-type="float">
            <text:p>33.237395486</text:p>
          </table:table-cell>
          <table:table-cell office:value-type="float" office:value="478.07" calcext:value-type="float">
            <text:p>478.07</text:p>
          </table:table-cell>
          <table:table-cell office:value-type="float" office:value="2403474" calcext:value-type="float">
            <text:p>2403474</text:p>
          </table:table-cell>
          <table:table-cell office:value-type="string" calcext:value-type="string">
            <text:p>3008x2000</text:p>
          </table:table-cell>
          <table:table-cell office:value-type="float" office:value="3.1961" calcext:value-type="float">
            <text:p>3.1961</text:p>
          </table:table-cell>
          <table:table-cell office:value-type="string" calcext:value-type="string">
            <text:p>leaves_iso_200.png</text:p>
          </table:table-cell>
          <table:table-cell office:value-type="string" calcext:value-type="string">
            <text:p>AVIF</text:p>
          </table:table-cell>
          <table:table-cell office:value-type="float" office:value="8" calcext:value-type="float">
            <text:p>8</text:p>
          </table:table-cell>
          <table:table-cell office:value-type="float" office:value="0.990400276288002" calcext:value-type="float">
            <text:p>0.990400276288002</text:p>
          </table:table-cell>
          <table:table-cell office:value-type="float" office:value="41.7687576473767" calcext:value-type="float">
            <text:p>41.7687576473767</text:p>
          </table:table-cell>
          <table:table-cell office:value-type="float" office:value="4.32717636303192" calcext:value-type="float">
            <text:p>4.32717636303192</text:p>
          </table:table-cell>
        </table:table-row>
        <table:table-row table:style-name="ro1">
          <table:table-cell office:value-type="string" calcext:value-type="string">
            <text:p>leaves_iso_1600</text:p>
          </table:table-cell>
          <table:table-cell office:value-type="float" office:value="9" calcext:value-type="float">
            <text:p>9</text:p>
          </table:table-cell>
          <table:table-cell office:value-type="float" office:value="33.747813673" calcext:value-type="float">
            <text:p>33.747813673</text:p>
          </table:table-cell>
          <table:table-cell office:value-type="float" office:value="446.28" calcext:value-type="float">
            <text:p>446.28</text:p>
          </table:table-cell>
          <table:table-cell office:value-type="float" office:value="2228280" calcext:value-type="float">
            <text:p>2228280</text:p>
          </table:table-cell>
          <table:table-cell office:value-type="string" calcext:value-type="string">
            <text:p>3008x2000</text:p>
          </table:table-cell>
          <table:table-cell office:value-type="float" office:value="2.9631" calcext:value-type="float">
            <text:p>2.9631</text:p>
          </table:table-cell>
          <table:table-cell office:value-type="string" calcext:value-type="string">
            <text:p>leaves_iso_200.png</text:p>
          </table:table-cell>
          <table:table-cell office:value-type="string" calcext:value-type="string">
            <text:p>AVIF</text:p>
          </table:table-cell>
          <table:table-cell office:value-type="float" office:value="9" calcext:value-type="float">
            <text:p>9</text:p>
          </table:table-cell>
          <table:table-cell office:value-type="float" office:value="0.989237986795615" calcext:value-type="float">
            <text:p>0.989237986795615</text:p>
          </table:table-cell>
          <table:table-cell office:value-type="float" office:value="41.1715742464632" calcext:value-type="float">
            <text:p>41.1715742464632</text:p>
          </table:table-cell>
          <table:table-cell office:value-type="float" office:value="4.96504210992908" calcext:value-type="float">
            <text:p>4.96504210992908</text:p>
          </table:table-cell>
        </table:table-row>
        <table:table-row table:style-name="ro1">
          <table:table-cell office:value-type="string" calcext:value-type="string">
            <text:p>leaves_iso_1600</text:p>
          </table:table-cell>
          <table:table-cell office:value-type="float" office:value="10" calcext:value-type="float">
            <text:p>10</text:p>
          </table:table-cell>
          <table:table-cell office:value-type="float" office:value="32.656692726" calcext:value-type="float">
            <text:p>32.656692726</text:p>
          </table:table-cell>
          <table:table-cell office:value-type="float" office:value="377.09" calcext:value-type="float">
            <text:p>377.09</text:p>
          </table:table-cell>
          <table:table-cell office:value-type="float" office:value="2091759" calcext:value-type="float">
            <text:p>2091759</text:p>
          </table:table-cell>
          <table:table-cell office:value-type="string" calcext:value-type="string">
            <text:p>3008x2000</text:p>
          </table:table-cell>
          <table:table-cell office:value-type="float" office:value="2.7815" calcext:value-type="float">
            <text:p>2.7815</text:p>
          </table:table-cell>
          <table:table-cell office:value-type="string" calcext:value-type="string">
            <text:p>leaves_iso_200.png</text:p>
          </table:table-cell>
          <table:table-cell office:value-type="string" calcext:value-type="string">
            <text:p>AVIF</text:p>
          </table:table-cell>
          <table:table-cell office:value-type="float" office:value="10" calcext:value-type="float">
            <text:p>10</text:p>
          </table:table-cell>
          <table:table-cell office:value-type="float" office:value="0.988253366474264" calcext:value-type="float">
            <text:p>0.988253366474264</text:p>
          </table:table-cell>
          <table:table-cell office:value-type="float" office:value="40.7145863795792" calcext:value-type="float">
            <text:p>40.7145863795792</text:p>
          </table:table-cell>
          <table:table-cell office:value-type="float" office:value="5.51596780806738" calcext:value-type="float">
            <text:p>5.51596780806738</text:p>
          </table:table-cell>
        </table:table-row>
        <table:table-row table:style-name="ro1">
          <table:table-cell office:value-type="string" calcext:value-type="string">
            <text:p>leaves_iso_1600</text:p>
          </table:table-cell>
          <table:table-cell office:value-type="float" office:value="11" calcext:value-type="float">
            <text:p>11</text:p>
          </table:table-cell>
          <table:table-cell office:value-type="float" office:value="32.992873834" calcext:value-type="float">
            <text:p>32.992873834</text:p>
          </table:table-cell>
          <table:table-cell office:value-type="float" office:value="427.74" calcext:value-type="float">
            <text:p>427.74</text:p>
          </table:table-cell>
          <table:table-cell office:value-type="float" office:value="1966065" calcext:value-type="float">
            <text:p>1966065</text:p>
          </table:table-cell>
          <table:table-cell office:value-type="string" calcext:value-type="string">
            <text:p>3008x2000</text:p>
          </table:table-cell>
          <table:table-cell office:value-type="float" office:value="2.6144" calcext:value-type="float">
            <text:p>2.6144</text:p>
          </table:table-cell>
          <table:table-cell office:value-type="string" calcext:value-type="string">
            <text:p>leaves_iso_200.png</text:p>
          </table:table-cell>
          <table:table-cell office:value-type="string" calcext:value-type="string">
            <text:p>AVIF</text:p>
          </table:table-cell>
          <table:table-cell office:value-type="float" office:value="11" calcext:value-type="float">
            <text:p>11</text:p>
          </table:table-cell>
          <table:table-cell office:value-type="float" office:value="0.9871451954507" calcext:value-type="float">
            <text:p>0.9871451954507</text:p>
          </table:table-cell>
          <table:table-cell office:value-type="float" office:value="40.2624610516506" calcext:value-type="float">
            <text:p>40.2624610516506</text:p>
          </table:table-cell>
          <table:table-cell office:value-type="float" office:value="6.12116738696809" calcext:value-type="float">
            <text:p>6.12116738696809</text:p>
          </table:table-cell>
        </table:table-row>
        <table:table-row table:style-name="ro1">
          <table:table-cell office:value-type="string" calcext:value-type="string">
            <text:p>leaves_iso_1600</text:p>
          </table:table-cell>
          <table:table-cell office:value-type="float" office:value="12" calcext:value-type="float">
            <text:p>12</text:p>
          </table:table-cell>
          <table:table-cell office:value-type="float" office:value="32.408633789" calcext:value-type="float">
            <text:p>32.408633789</text:p>
          </table:table-cell>
          <table:table-cell office:value-type="float" office:value="381.9" calcext:value-type="float">
            <text:p>381.9</text:p>
          </table:table-cell>
          <table:table-cell office:value-type="float" office:value="1839273" calcext:value-type="float">
            <text:p>1839273</text:p>
          </table:table-cell>
          <table:table-cell office:value-type="string" calcext:value-type="string">
            <text:p>3008x2000</text:p>
          </table:table-cell>
          <table:table-cell office:value-type="float" office:value="2.4458" calcext:value-type="float">
            <text:p>2.4458</text:p>
          </table:table-cell>
          <table:table-cell office:value-type="string" calcext:value-type="string">
            <text:p>leaves_iso_200.png</text:p>
          </table:table-cell>
          <table:table-cell office:value-type="string" calcext:value-type="string">
            <text:p>AVIF</text:p>
          </table:table-cell>
          <table:table-cell office:value-type="float" office:value="12" calcext:value-type="float">
            <text:p>12</text:p>
          </table:table-cell>
          <table:table-cell office:value-type="float" office:value="0.985928587197477" calcext:value-type="float">
            <text:p>0.985928587197477</text:p>
          </table:table-cell>
          <table:table-cell office:value-type="float" office:value="39.7971398551069" calcext:value-type="float">
            <text:p>39.7971398551069</text:p>
          </table:table-cell>
          <table:table-cell office:value-type="float" office:value="6.81343905141844" calcext:value-type="float">
            <text:p>6.81343905141844</text:p>
          </table:table-cell>
        </table:table-row>
        <table:table-row table:style-name="ro1">
          <table:table-cell office:value-type="string" calcext:value-type="string">
            <text:p>leaves_iso_1600</text:p>
          </table:table-cell>
          <table:table-cell office:value-type="float" office:value="13" calcext:value-type="float">
            <text:p>13</text:p>
          </table:table-cell>
          <table:table-cell office:value-type="float" office:value="32.753126439" calcext:value-type="float">
            <text:p>32.753126439</text:p>
          </table:table-cell>
          <table:table-cell office:value-type="float" office:value="390.94" calcext:value-type="float">
            <text:p>390.94</text:p>
          </table:table-cell>
          <table:table-cell office:value-type="float" office:value="1735553" calcext:value-type="float">
            <text:p>1735553</text:p>
          </table:table-cell>
          <table:table-cell office:value-type="string" calcext:value-type="string">
            <text:p>3008x2000</text:p>
          </table:table-cell>
          <table:table-cell office:value-type="float" office:value="2.3079" calcext:value-type="float">
            <text:p>2.3079</text:p>
          </table:table-cell>
          <table:table-cell office:value-type="string" calcext:value-type="string">
            <text:p>leaves_iso_200.png</text:p>
          </table:table-cell>
          <table:table-cell office:value-type="string" calcext:value-type="string">
            <text:p>AVIF</text:p>
          </table:table-cell>
          <table:table-cell office:value-type="float" office:value="13" calcext:value-type="float">
            <text:p>13</text:p>
          </table:table-cell>
          <table:table-cell office:value-type="float" office:value="0.984839027538356" calcext:value-type="float">
            <text:p>0.984839027538356</text:p>
          </table:table-cell>
          <table:table-cell office:value-type="float" office:value="39.4220676828458" calcext:value-type="float">
            <text:p>39.4220676828458</text:p>
          </table:table-cell>
          <table:table-cell office:value-type="float" office:value="7.42802903368794" calcext:value-type="float">
            <text:p>7.42802903368794</text:p>
          </table:table-cell>
        </table:table-row>
        <table:table-row table:style-name="ro1">
          <table:table-cell office:value-type="string" calcext:value-type="string">
            <text:p>leaves_iso_1600</text:p>
          </table:table-cell>
          <table:table-cell office:value-type="float" office:value="14" calcext:value-type="float">
            <text:p>14</text:p>
          </table:table-cell>
          <table:table-cell office:value-type="float" office:value="32.493105134" calcext:value-type="float">
            <text:p>32.493105134</text:p>
          </table:table-cell>
          <table:table-cell office:value-type="float" office:value="366.34" calcext:value-type="float">
            <text:p>366.34</text:p>
          </table:table-cell>
          <table:table-cell office:value-type="float" office:value="1644285" calcext:value-type="float">
            <text:p>1644285</text:p>
          </table:table-cell>
          <table:table-cell office:value-type="string" calcext:value-type="string">
            <text:p>3008x2000</text:p>
          </table:table-cell>
          <table:table-cell office:value-type="float" office:value="2.1865" calcext:value-type="float">
            <text:p>2.1865</text:p>
          </table:table-cell>
          <table:table-cell office:value-type="string" calcext:value-type="string">
            <text:p>leaves_iso_200.png</text:p>
          </table:table-cell>
          <table:table-cell office:value-type="string" calcext:value-type="string">
            <text:p>AVIF</text:p>
          </table:table-cell>
          <table:table-cell office:value-type="float" office:value="14" calcext:value-type="float">
            <text:p>14</text:p>
          </table:table-cell>
          <table:table-cell office:value-type="float" office:value="0.9838720804448" calcext:value-type="float">
            <text:p>0.9838720804448</text:p>
          </table:table-cell>
          <table:table-cell office:value-type="float" office:value="39.0987211283186" calcext:value-type="float">
            <text:p>39.0987211283186</text:p>
          </table:table-cell>
          <table:table-cell office:value-type="float" office:value="8.00217874556738" calcext:value-type="float">
            <text:p>8.00217874556738</text:p>
          </table:table-cell>
        </table:table-row>
        <table:table-row table:style-name="ro1">
          <table:table-cell office:value-type="string" calcext:value-type="string">
            <text:p>leaves_iso_1600</text:p>
          </table:table-cell>
          <table:table-cell office:value-type="float" office:value="15" calcext:value-type="float">
            <text:p>15</text:p>
          </table:table-cell>
          <table:table-cell office:value-type="float" office:value="32.184909177" calcext:value-type="float">
            <text:p>32.184909177</text:p>
          </table:table-cell>
          <table:table-cell office:value-type="float" office:value="369.12" calcext:value-type="float">
            <text:p>369.12</text:p>
          </table:table-cell>
          <table:table-cell office:value-type="float" office:value="1557494" calcext:value-type="float">
            <text:p>1557494</text:p>
          </table:table-cell>
          <table:table-cell office:value-type="string" calcext:value-type="string">
            <text:p>3008x2000</text:p>
          </table:table-cell>
          <table:table-cell office:value-type="float" office:value="2.0711" calcext:value-type="float">
            <text:p>2.0711</text:p>
          </table:table-cell>
          <table:table-cell office:value-type="string" calcext:value-type="string">
            <text:p>leaves_iso_200.png</text:p>
          </table:table-cell>
          <table:table-cell office:value-type="string" calcext:value-type="string">
            <text:p>AVIF</text:p>
          </table:table-cell>
          <table:table-cell office:value-type="float" office:value="15" calcext:value-type="float">
            <text:p>15</text:p>
          </table:table-cell>
          <table:table-cell office:value-type="float" office:value="0.982751325920457" calcext:value-type="float">
            <text:p>0.982751325920457</text:p>
          </table:table-cell>
          <table:table-cell office:value-type="float" office:value="38.7686926135521" calcext:value-type="float">
            <text:p>38.7686926135521</text:p>
          </table:table-cell>
          <table:table-cell office:value-type="float" office:value="8.63398121675532" calcext:value-type="float">
            <text:p>8.63398121675532</text:p>
          </table:table-cell>
        </table:table-row>
        <table:table-row table:style-name="ro1">
          <table:table-cell office:value-type="string" calcext:value-type="string">
            <text:p>leaves_iso_1600</text:p>
          </table:table-cell>
          <table:table-cell office:value-type="float" office:value="16" calcext:value-type="float">
            <text:p>16</text:p>
          </table:table-cell>
          <table:table-cell office:value-type="float" office:value="31.881651898" calcext:value-type="float">
            <text:p>31.881651898</text:p>
          </table:table-cell>
          <table:table-cell office:value-type="float" office:value="336.56" calcext:value-type="float">
            <text:p>336.56</text:p>
          </table:table-cell>
          <table:table-cell office:value-type="float" office:value="1469297" calcext:value-type="float">
            <text:p>1469297</text:p>
          </table:table-cell>
          <table:table-cell office:value-type="string" calcext:value-type="string">
            <text:p>3008x2000</text:p>
          </table:table-cell>
          <table:table-cell office:value-type="float" office:value="1.9538" calcext:value-type="float">
            <text:p>1.9538</text:p>
          </table:table-cell>
          <table:table-cell office:value-type="string" calcext:value-type="string">
            <text:p>leaves_iso_200.png</text:p>
          </table:table-cell>
          <table:table-cell office:value-type="string" calcext:value-type="string">
            <text:p>AVIF</text:p>
          </table:table-cell>
          <table:table-cell office:value-type="float" office:value="16" calcext:value-type="float">
            <text:p>16</text:p>
          </table:table-cell>
          <table:table-cell office:value-type="float" office:value="0.98151930228487" calcext:value-type="float">
            <text:p>0.98151930228487</text:p>
          </table:table-cell>
          <table:table-cell office:value-type="float" office:value="38.4177355229843" calcext:value-type="float">
            <text:p>38.4177355229843</text:p>
          </table:table-cell>
          <table:table-cell office:value-type="float" office:value="9.36066727615248" calcext:value-type="float">
            <text:p>9.36066727615248</text:p>
          </table:table-cell>
        </table:table-row>
        <table:table-row table:style-name="ro1">
          <table:table-cell office:value-type="string" calcext:value-type="string">
            <text:p>leaves_iso_1600</text:p>
          </table:table-cell>
          <table:table-cell office:value-type="float" office:value="17" calcext:value-type="float">
            <text:p>17</text:p>
          </table:table-cell>
          <table:table-cell office:value-type="float" office:value="32.022479776" calcext:value-type="float">
            <text:p>32.022479776</text:p>
          </table:table-cell>
          <table:table-cell office:value-type="float" office:value="339.16" calcext:value-type="float">
            <text:p>339.16</text:p>
          </table:table-cell>
          <table:table-cell office:value-type="float" office:value="1397970" calcext:value-type="float">
            <text:p>1397970</text:p>
          </table:table-cell>
          <table:table-cell office:value-type="string" calcext:value-type="string">
            <text:p>3008x2000</text:p>
          </table:table-cell>
          <table:table-cell office:value-type="float" office:value="1.859" calcext:value-type="float">
            <text:p>1.859</text:p>
          </table:table-cell>
          <table:table-cell office:value-type="string" calcext:value-type="string">
            <text:p>leaves_iso_200.png</text:p>
          </table:table-cell>
          <table:table-cell office:value-type="string" calcext:value-type="string">
            <text:p>AVIF</text:p>
          </table:table-cell>
          <table:table-cell office:value-type="float" office:value="17" calcext:value-type="float">
            <text:p>17</text:p>
          </table:table-cell>
          <table:table-cell office:value-type="float" office:value="0.980343289234494" calcext:value-type="float">
            <text:p>0.980343289234494</text:p>
          </table:table-cell>
          <table:table-cell office:value-type="float" office:value="38.1205212450945" calcext:value-type="float">
            <text:p>38.1205212450945</text:p>
          </table:table-cell>
          <table:table-cell office:value-type="float" office:value="10.0237040669326" calcext:value-type="float">
            <text:p>10.0237040669326</text:p>
          </table:table-cell>
        </table:table-row>
        <table:table-row table:style-name="ro1">
          <table:table-cell office:value-type="string" calcext:value-type="string">
            <text:p>leaves_iso_1600</text:p>
          </table:table-cell>
          <table:table-cell office:value-type="float" office:value="18" calcext:value-type="float">
            <text:p>18</text:p>
          </table:table-cell>
          <table:table-cell office:value-type="float" office:value="31.238456385" calcext:value-type="float">
            <text:p>31.238456385</text:p>
          </table:table-cell>
          <table:table-cell office:value-type="float" office:value="299.38" calcext:value-type="float">
            <text:p>299.38</text:p>
          </table:table-cell>
          <table:table-cell office:value-type="float" office:value="1333847" calcext:value-type="float">
            <text:p>1333847</text:p>
          </table:table-cell>
          <table:table-cell office:value-type="string" calcext:value-type="string">
            <text:p>3008x2000</text:p>
          </table:table-cell>
          <table:table-cell office:value-type="float" office:value="1.7737" calcext:value-type="float">
            <text:p>1.7737</text:p>
          </table:table-cell>
          <table:table-cell office:value-type="string" calcext:value-type="string">
            <text:p>leaves_iso_200.png</text:p>
          </table:table-cell>
          <table:table-cell office:value-type="string" calcext:value-type="string">
            <text:p>AVIF</text:p>
          </table:table-cell>
          <table:table-cell office:value-type="float" office:value="18" calcext:value-type="float">
            <text:p>18</text:p>
          </table:table-cell>
          <table:table-cell office:value-type="float" office:value="0.979389548960193" calcext:value-type="float">
            <text:p>0.979389548960193</text:p>
          </table:table-cell>
          <table:table-cell office:value-type="float" office:value="37.8681802994463" calcext:value-type="float">
            <text:p>37.8681802994463</text:p>
          </table:table-cell>
          <table:table-cell office:value-type="float" office:value="10.6233705673759" calcext:value-type="float">
            <text:p>10.6233705673759</text:p>
          </table:table-cell>
        </table:table-row>
        <table:table-row table:style-name="ro1">
          <table:table-cell office:value-type="string" calcext:value-type="string">
            <text:p>leaves_iso_1600</text:p>
          </table:table-cell>
          <table:table-cell office:value-type="float" office:value="19" calcext:value-type="float">
            <text:p>19</text:p>
          </table:table-cell>
          <table:table-cell office:value-type="float" office:value="31.052107128" calcext:value-type="float">
            <text:p>31.052107128</text:p>
          </table:table-cell>
          <table:table-cell office:value-type="float" office:value="301.88" calcext:value-type="float">
            <text:p>301.88</text:p>
          </table:table-cell>
          <table:table-cell office:value-type="float" office:value="1272006" calcext:value-type="float">
            <text:p>1272006</text:p>
          </table:table-cell>
          <table:table-cell office:value-type="string" calcext:value-type="string">
            <text:p>3008x2000</text:p>
          </table:table-cell>
          <table:table-cell office:value-type="float" office:value="1.6914" calcext:value-type="float">
            <text:p>1.6914</text:p>
          </table:table-cell>
          <table:table-cell office:value-type="string" calcext:value-type="string">
            <text:p>leaves_iso_200.png</text:p>
          </table:table-cell>
          <table:table-cell office:value-type="string" calcext:value-type="string">
            <text:p>AVIF</text:p>
          </table:table-cell>
          <table:table-cell office:value-type="float" office:value="19" calcext:value-type="float">
            <text:p>19</text:p>
          </table:table-cell>
          <table:table-cell office:value-type="float" office:value="0.978234852917243" calcext:value-type="float">
            <text:p>0.978234852917243</text:p>
          </table:table-cell>
          <table:table-cell office:value-type="float" office:value="37.6037656141322" calcext:value-type="float">
            <text:p>37.6037656141322</text:p>
          </table:table-cell>
          <table:table-cell office:value-type="float" office:value="11.2902562610816" calcext:value-type="float">
            <text:p>11.2902562610816</text:p>
          </table:table-cell>
        </table:table-row>
        <table:table-row table:style-name="ro1">
          <table:table-cell office:value-type="string" calcext:value-type="string">
            <text:p>leaves_iso_1600</text:p>
          </table:table-cell>
          <table:table-cell office:value-type="float" office:value="20" calcext:value-type="float">
            <text:p>20</text:p>
          </table:table-cell>
          <table:table-cell office:value-type="float" office:value="30.766060734" calcext:value-type="float">
            <text:p>30.766060734</text:p>
          </table:table-cell>
          <table:table-cell office:value-type="float" office:value="273.58" calcext:value-type="float">
            <text:p>273.58</text:p>
          </table:table-cell>
          <table:table-cell office:value-type="float" office:value="1205242" calcext:value-type="float">
            <text:p>1205242</text:p>
          </table:table-cell>
          <table:table-cell office:value-type="string" calcext:value-type="string">
            <text:p>3008x2000</text:p>
          </table:table-cell>
          <table:table-cell office:value-type="float" office:value="1.6027" calcext:value-type="float">
            <text:p>1.6027</text:p>
          </table:table-cell>
          <table:table-cell office:value-type="string" calcext:value-type="string">
            <text:p>leaves_iso_200.png</text:p>
          </table:table-cell>
          <table:table-cell office:value-type="string" calcext:value-type="string">
            <text:p>AVIF</text:p>
          </table:table-cell>
          <table:table-cell office:value-type="float" office:value="20" calcext:value-type="float">
            <text:p>20</text:p>
          </table:table-cell>
          <table:table-cell office:value-type="float" office:value="0.976959777445462" calcext:value-type="float">
            <text:p>0.976959777445462</text:p>
          </table:table-cell>
          <table:table-cell office:value-type="float" office:value="37.3187381027513" calcext:value-type="float">
            <text:p>37.3187381027513</text:p>
          </table:table-cell>
          <table:table-cell office:value-type="float" office:value="12.0560919215426" calcext:value-type="float">
            <text:p>12.0560919215426</text:p>
          </table:table-cell>
        </table:table-row>
        <table:table-row table:style-name="ro1">
          <table:table-cell office:value-type="string" calcext:value-type="string">
            <text:p>leaves_iso_1600</text:p>
          </table:table-cell>
          <table:table-cell office:value-type="float" office:value="21" calcext:value-type="float">
            <text:p>21</text:p>
          </table:table-cell>
          <table:table-cell office:value-type="float" office:value="30.900527842" calcext:value-type="float">
            <text:p>30.900527842</text:p>
          </table:table-cell>
          <table:table-cell office:value-type="float" office:value="278.82" calcext:value-type="float">
            <text:p>278.82</text:p>
          </table:table-cell>
          <table:table-cell office:value-type="float" office:value="1155122" calcext:value-type="float">
            <text:p>1155122</text:p>
          </table:table-cell>
          <table:table-cell office:value-type="string" calcext:value-type="string">
            <text:p>3008x2000</text:p>
          </table:table-cell>
          <table:table-cell office:value-type="float" office:value="1.536" calcext:value-type="float">
            <text:p>1.536</text:p>
          </table:table-cell>
          <table:table-cell office:value-type="string" calcext:value-type="string">
            <text:p>leaves_iso_200.png</text:p>
          </table:table-cell>
          <table:table-cell office:value-type="string" calcext:value-type="string">
            <text:p>AVIF</text:p>
          </table:table-cell>
          <table:table-cell office:value-type="float" office:value="21" calcext:value-type="float">
            <text:p>21</text:p>
          </table:table-cell>
          <table:table-cell office:value-type="float" office:value="0.975783303478044" calcext:value-type="float">
            <text:p>0.975783303478044</text:p>
          </table:table-cell>
          <table:table-cell office:value-type="float" office:value="37.0782762214744" calcext:value-type="float">
            <text:p>37.0782762214744</text:p>
          </table:table-cell>
          <table:table-cell office:value-type="float" office:value="12.7424441489362" calcext:value-type="float">
            <text:p>12.7424441489362</text:p>
          </table:table-cell>
        </table:table-row>
        <table:table-row table:style-name="ro1">
          <table:table-cell office:value-type="string" calcext:value-type="string">
            <text:p>leaves_iso_1600</text:p>
          </table:table-cell>
          <table:table-cell office:value-type="float" office:value="22" calcext:value-type="float">
            <text:p>22</text:p>
          </table:table-cell>
          <table:table-cell office:value-type="float" office:value="30.476308704" calcext:value-type="float">
            <text:p>30.476308704</text:p>
          </table:table-cell>
          <table:table-cell office:value-type="float" office:value="251.31" calcext:value-type="float">
            <text:p>251.31</text:p>
          </table:table-cell>
          <table:table-cell office:value-type="float" office:value="1106530" calcext:value-type="float">
            <text:p>1106530</text:p>
          </table:table-cell>
          <table:table-cell office:value-type="string" calcext:value-type="string">
            <text:p>3008x2000</text:p>
          </table:table-cell>
          <table:table-cell office:value-type="float" office:value="1.4714" calcext:value-type="float">
            <text:p>1.4714</text:p>
          </table:table-cell>
          <table:table-cell office:value-type="string" calcext:value-type="string">
            <text:p>leaves_iso_200.png</text:p>
          </table:table-cell>
          <table:table-cell office:value-type="string" calcext:value-type="string">
            <text:p>AVIF</text:p>
          </table:table-cell>
          <table:table-cell office:value-type="float" office:value="22" calcext:value-type="float">
            <text:p>22</text:p>
          </table:table-cell>
          <table:table-cell office:value-type="float" office:value="0.974770666273359" calcext:value-type="float">
            <text:p>0.974770666273359</text:p>
          </table:table-cell>
          <table:table-cell office:value-type="float" office:value="36.8747391734438" calcext:value-type="float">
            <text:p>36.8747391734438</text:p>
          </table:table-cell>
          <table:table-cell office:value-type="float" office:value="13.3538484596631" calcext:value-type="float">
            <text:p>13.3538484596631</text:p>
          </table:table-cell>
        </table:table-row>
        <table:table-row table:style-name="ro1">
          <table:table-cell office:value-type="string" calcext:value-type="string">
            <text:p>leaves_iso_1600</text:p>
          </table:table-cell>
          <table:table-cell office:value-type="float" office:value="23" calcext:value-type="float">
            <text:p>23</text:p>
          </table:table-cell>
          <table:table-cell office:value-type="float" office:value="30.261918477" calcext:value-type="float">
            <text:p>30.261918477</text:p>
          </table:table-cell>
          <table:table-cell office:value-type="float" office:value="238.73" calcext:value-type="float">
            <text:p>238.73</text:p>
          </table:table-cell>
          <table:table-cell office:value-type="float" office:value="1061129" calcext:value-type="float">
            <text:p>1061129</text:p>
          </table:table-cell>
          <table:table-cell office:value-type="string" calcext:value-type="string">
            <text:p>3008x2000</text:p>
          </table:table-cell>
          <table:table-cell office:value-type="float" office:value="1.411" calcext:value-type="float">
            <text:p>1.411</text:p>
          </table:table-cell>
          <table:table-cell office:value-type="string" calcext:value-type="string">
            <text:p>leaves_iso_200.png</text:p>
          </table:table-cell>
          <table:table-cell office:value-type="string" calcext:value-type="string">
            <text:p>AVIF</text:p>
          </table:table-cell>
          <table:table-cell office:value-type="float" office:value="23" calcext:value-type="float">
            <text:p>23</text:p>
          </table:table-cell>
          <table:table-cell office:value-type="float" office:value="0.973510898705775" calcext:value-type="float">
            <text:p>0.973510898705775</text:p>
          </table:table-cell>
          <table:table-cell office:value-type="float" office:value="36.6455171043968" calcext:value-type="float">
            <text:p>36.6455171043968</text:p>
          </table:table-cell>
          <table:table-cell office:value-type="float" office:value="14.0776009530142" calcext:value-type="float">
            <text:p>14.0776009530142</text:p>
          </table:table-cell>
        </table:table-row>
        <table:table-row table:style-name="ro1">
          <table:table-cell office:value-type="string" calcext:value-type="string">
            <text:p>leaves_iso_1600</text:p>
          </table:table-cell>
          <table:table-cell office:value-type="float" office:value="24" calcext:value-type="float">
            <text:p>24</text:p>
          </table:table-cell>
          <table:table-cell office:value-type="float" office:value="29.998131266" calcext:value-type="float">
            <text:p>29.998131266</text:p>
          </table:table-cell>
          <table:table-cell office:value-type="float" office:value="217.74" calcext:value-type="float">
            <text:p>217.74</text:p>
          </table:table-cell>
          <table:table-cell office:value-type="float" office:value="1006861" calcext:value-type="float">
            <text:p>1006861</text:p>
          </table:table-cell>
          <table:table-cell office:value-type="string" calcext:value-type="string">
            <text:p>3008x2000</text:p>
          </table:table-cell>
          <table:table-cell office:value-type="float" office:value="1.3389" calcext:value-type="float">
            <text:p>1.3389</text:p>
          </table:table-cell>
          <table:table-cell office:value-type="string" calcext:value-type="string">
            <text:p>leaves_iso_200.png</text:p>
          </table:table-cell>
          <table:table-cell office:value-type="string" calcext:value-type="string">
            <text:p>AVIF</text:p>
          </table:table-cell>
          <table:table-cell office:value-type="float" office:value="24" calcext:value-type="float">
            <text:p>24</text:p>
          </table:table-cell>
          <table:table-cell office:value-type="float" office:value="0.972001471941351" calcext:value-type="float">
            <text:p>0.972001471941351</text:p>
          </table:table-cell>
          <table:table-cell office:value-type="float" office:value="36.3778670447916" calcext:value-type="float">
            <text:p>36.3778670447916</text:p>
          </table:table-cell>
          <table:table-cell office:value-type="float" office:value="14.9724770611702" calcext:value-type="float">
            <text:p>14.9724770611702</text:p>
          </table:table-cell>
        </table:table-row>
        <table:table-row table:style-name="ro1">
          <table:table-cell office:value-type="string" calcext:value-type="string">
            <text:p>leaves_iso_1600</text:p>
          </table:table-cell>
          <table:table-cell office:value-type="float" office:value="25" calcext:value-type="float">
            <text:p>25</text:p>
          </table:table-cell>
          <table:table-cell office:value-type="float" office:value="29.8185711" calcext:value-type="float">
            <text:p>29.8185711</text:p>
          </table:table-cell>
          <table:table-cell office:value-type="float" office:value="202.79" calcext:value-type="float">
            <text:p>202.79</text:p>
          </table:table-cell>
          <table:table-cell office:value-type="float" office:value="934250" calcext:value-type="float">
            <text:p>934250</text:p>
          </table:table-cell>
          <table:table-cell office:value-type="string" calcext:value-type="string">
            <text:p>3008x2000</text:p>
          </table:table-cell>
          <table:table-cell office:value-type="float" office:value="1.2423" calcext:value-type="float">
            <text:p>1.2423</text:p>
          </table:table-cell>
          <table:table-cell office:value-type="string" calcext:value-type="string">
            <text:p>leaves_iso_200.png</text:p>
          </table:table-cell>
          <table:table-cell office:value-type="string" calcext:value-type="string">
            <text:p>AVIF</text:p>
          </table:table-cell>
          <table:table-cell office:value-type="float" office:value="25" calcext:value-type="float">
            <text:p>25</text:p>
          </table:table-cell>
          <table:table-cell office:value-type="float" office:value="0.969799454103295" calcext:value-type="float">
            <text:p>0.969799454103295</text:p>
          </table:table-cell>
          <table:table-cell office:value-type="float" office:value="35.9986452736632" calcext:value-type="float">
            <text:p>35.9986452736632</text:p>
          </table:table-cell>
          <table:table-cell office:value-type="float" office:value="16.3386373559397" calcext:value-type="float">
            <text:p>16.3386373559397</text:p>
          </table:table-cell>
        </table:table-row>
        <table:table-row table:style-name="ro1">
          <table:table-cell office:value-type="string" calcext:value-type="string">
            <text:p>leaves_iso_1600</text:p>
          </table:table-cell>
          <table:table-cell office:value-type="float" office:value="26" calcext:value-type="float">
            <text:p>26</text:p>
          </table:table-cell>
          <table:table-cell office:value-type="float" office:value="29.249915927" calcext:value-type="float">
            <text:p>29.249915927</text:p>
          </table:table-cell>
          <table:table-cell office:value-type="float" office:value="167.01" calcext:value-type="float">
            <text:p>167.01</text:p>
          </table:table-cell>
          <table:table-cell office:value-type="float" office:value="868549" calcext:value-type="float">
            <text:p>868549</text:p>
          </table:table-cell>
          <table:table-cell office:value-type="string" calcext:value-type="string">
            <text:p>3008x2000</text:p>
          </table:table-cell>
          <table:table-cell office:value-type="float" office:value="1.1549" calcext:value-type="float">
            <text:p>1.1549</text:p>
          </table:table-cell>
          <table:table-cell office:value-type="string" calcext:value-type="string">
            <text:p>leaves_iso_200.png</text:p>
          </table:table-cell>
          <table:table-cell office:value-type="string" calcext:value-type="string">
            <text:p>AVIF</text:p>
          </table:table-cell>
          <table:table-cell office:value-type="float" office:value="26" calcext:value-type="float">
            <text:p>26</text:p>
          </table:table-cell>
          <table:table-cell office:value-type="float" office:value="0.967391760074073" calcext:value-type="float">
            <text:p>0.967391760074073</text:p>
          </table:table-cell>
          <table:table-cell office:value-type="float" office:value="35.6427558354449" calcext:value-type="float">
            <text:p>35.6427558354449</text:p>
          </table:table-cell>
          <table:table-cell office:value-type="float" office:value="17.733921320922" calcext:value-type="float">
            <text:p>17.733921320922</text:p>
          </table:table-cell>
        </table:table-row>
        <table:table-row table:style-name="ro1">
          <table:table-cell office:value-type="string" calcext:value-type="string">
            <text:p>leaves_iso_1600</text:p>
          </table:table-cell>
          <table:table-cell office:value-type="float" office:value="27" calcext:value-type="float">
            <text:p>27</text:p>
          </table:table-cell>
          <table:table-cell office:value-type="float" office:value="28.913636789" calcext:value-type="float">
            <text:p>28.913636789</text:p>
          </table:table-cell>
          <table:table-cell office:value-type="float" office:value="149.75" calcext:value-type="float">
            <text:p>149.75</text:p>
          </table:table-cell>
          <table:table-cell office:value-type="float" office:value="812051" calcext:value-type="float">
            <text:p>812051</text:p>
          </table:table-cell>
          <table:table-cell office:value-type="string" calcext:value-type="string">
            <text:p>3008x2000</text:p>
          </table:table-cell>
          <table:table-cell office:value-type="float" office:value="1.0798" calcext:value-type="float">
            <text:p>1.0798</text:p>
          </table:table-cell>
          <table:table-cell office:value-type="string" calcext:value-type="string">
            <text:p>leaves_iso_200.png</text:p>
          </table:table-cell>
          <table:table-cell office:value-type="string" calcext:value-type="string">
            <text:p>AVIF</text:p>
          </table:table-cell>
          <table:table-cell office:value-type="float" office:value="27" calcext:value-type="float">
            <text:p>27</text:p>
          </table:table-cell>
          <table:table-cell office:value-type="float" office:value="0.965187002169412" calcext:value-type="float">
            <text:p>0.965187002169412</text:p>
          </table:table-cell>
          <table:table-cell office:value-type="float" office:value="35.3237074174056" calcext:value-type="float">
            <text:p>35.3237074174056</text:p>
          </table:table-cell>
          <table:table-cell office:value-type="float" office:value="19.0857670656028" calcext:value-type="float">
            <text:p>19.0857670656028</text:p>
          </table:table-cell>
        </table:table-row>
        <table:table-row table:style-name="ro1">
          <table:table-cell office:value-type="string" calcext:value-type="string">
            <text:p>leaves_iso_1600</text:p>
          </table:table-cell>
          <table:table-cell office:value-type="float" office:value="28" calcext:value-type="float">
            <text:p>28</text:p>
          </table:table-cell>
          <table:table-cell office:value-type="float" office:value="28.252340929" calcext:value-type="float">
            <text:p>28.252340929</text:p>
          </table:table-cell>
          <table:table-cell office:value-type="float" office:value="107.89" calcext:value-type="float">
            <text:p>107.89</text:p>
          </table:table-cell>
          <table:table-cell office:value-type="float" office:value="761857" calcext:value-type="float">
            <text:p>761857</text:p>
          </table:table-cell>
          <table:table-cell office:value-type="string" calcext:value-type="string">
            <text:p>3008x2000</text:p>
          </table:table-cell>
          <table:table-cell office:value-type="float" office:value="1.0131" calcext:value-type="float">
            <text:p>1.0131</text:p>
          </table:table-cell>
          <table:table-cell office:value-type="string" calcext:value-type="string">
            <text:p>leaves_iso_200.png</text:p>
          </table:table-cell>
          <table:table-cell office:value-type="string" calcext:value-type="string">
            <text:p>AVIF</text:p>
          </table:table-cell>
          <table:table-cell office:value-type="float" office:value="28" calcext:value-type="float">
            <text:p>28</text:p>
          </table:table-cell>
          <table:table-cell office:value-type="float" office:value="0.962996101023441" calcext:value-type="float">
            <text:p>0.962996101023441</text:p>
          </table:table-cell>
          <table:table-cell office:value-type="float" office:value="35.0233226531197" calcext:value-type="float">
            <text:p>35.0233226531197</text:p>
          </table:table-cell>
          <table:table-cell office:value-type="float" office:value="20.452579787234" calcext:value-type="float">
            <text:p>20.452579787234</text:p>
          </table:table-cell>
        </table:table-row>
        <table:table-row table:style-name="ro1">
          <table:table-cell office:value-type="string" calcext:value-type="string">
            <text:p>leaves_iso_1600</text:p>
          </table:table-cell>
          <table:table-cell office:value-type="float" office:value="29" calcext:value-type="float">
            <text:p>29</text:p>
          </table:table-cell>
          <table:table-cell office:value-type="float" office:value="27.885635936" calcext:value-type="float">
            <text:p>27.885635936</text:p>
          </table:table-cell>
          <table:table-cell office:value-type="float" office:value="74.94" calcext:value-type="float">
            <text:p>74.94</text:p>
          </table:table-cell>
          <table:table-cell office:value-type="float" office:value="715478" calcext:value-type="float">
            <text:p>715478</text:p>
          </table:table-cell>
          <table:table-cell office:value-type="string" calcext:value-type="string">
            <text:p>3008x2000</text:p>
          </table:table-cell>
          <table:table-cell office:value-type="float" office:value="0.9514" calcext:value-type="float">
            <text:p>0.9514</text:p>
          </table:table-cell>
          <table:table-cell office:value-type="string" calcext:value-type="string">
            <text:p>leaves_iso_200.png</text:p>
          </table:table-cell>
          <table:table-cell office:value-type="string" calcext:value-type="string">
            <text:p>AVIF</text:p>
          </table:table-cell>
          <table:table-cell office:value-type="float" office:value="29" calcext:value-type="float">
            <text:p>29</text:p>
          </table:table-cell>
          <table:table-cell office:value-type="float" office:value="0.960522641270103" calcext:value-type="float">
            <text:p>0.960522641270103</text:p>
          </table:table-cell>
          <table:table-cell office:value-type="float" office:value="34.7200991697995" calcext:value-type="float">
            <text:p>34.7200991697995</text:p>
          </table:table-cell>
          <table:table-cell office:value-type="float" office:value="21.9316064383865" calcext:value-type="float">
            <text:p>21.9316064383865</text:p>
          </table:table-cell>
        </table:table-row>
        <table:table-row table:style-name="ro1">
          <table:table-cell office:value-type="string" calcext:value-type="string">
            <text:p>leaves_iso_1600</text:p>
          </table:table-cell>
          <table:table-cell office:value-type="float" office:value="30" calcext:value-type="float">
            <text:p>30</text:p>
          </table:table-cell>
          <table:table-cell office:value-type="float" office:value="27.534846916" calcext:value-type="float">
            <text:p>27.534846916</text:p>
          </table:table-cell>
          <table:table-cell office:value-type="float" office:value="41" calcext:value-type="float">
            <text:p>41</text:p>
          </table:table-cell>
          <table:table-cell office:value-type="float" office:value="676439" calcext:value-type="float">
            <text:p>676439</text:p>
          </table:table-cell>
          <table:table-cell office:value-type="string" calcext:value-type="string">
            <text:p>3008x2000</text:p>
          </table:table-cell>
          <table:table-cell office:value-type="float" office:value="0.8995" calcext:value-type="float">
            <text:p>0.8995</text:p>
          </table:table-cell>
          <table:table-cell office:value-type="string" calcext:value-type="string">
            <text:p>leaves_iso_200.png</text:p>
          </table:table-cell>
          <table:table-cell office:value-type="string" calcext:value-type="string">
            <text:p>AVIF</text:p>
          </table:table-cell>
          <table:table-cell office:value-type="float" office:value="30" calcext:value-type="float">
            <text:p>30</text:p>
          </table:table-cell>
          <table:table-cell office:value-type="float" office:value="0.958298979593422" calcext:value-type="float">
            <text:p>0.958298979593422</text:p>
          </table:table-cell>
          <table:table-cell office:value-type="float" office:value="34.4465153289398" calcext:value-type="float">
            <text:p>34.4465153289398</text:p>
          </table:table-cell>
          <table:table-cell office:value-type="float" office:value="23.3576328679078" calcext:value-type="float">
            <text:p>23.3576328679078</text:p>
          </table:table-cell>
        </table:table-row>
        <table:table-row table:style-name="ro1">
          <table:table-cell office:value-type="string" calcext:value-type="string">
            <text:p>leaves_iso_1600</text:p>
          </table:table-cell>
          <table:table-cell office:value-type="float" office:value="31" calcext:value-type="float">
            <text:p>31</text:p>
          </table:table-cell>
          <table:table-cell office:value-type="float" office:value="26.607775202" calcext:value-type="float">
            <text:p>26.607775202</text:p>
          </table:table-cell>
          <table:table-cell office:value-type="float" office:value="951.83" calcext:value-type="float">
            <text:p>951.83</text:p>
          </table:table-cell>
          <table:table-cell office:value-type="float" office:value="626615" calcext:value-type="float">
            <text:p>626615</text:p>
          </table:table-cell>
          <table:table-cell office:value-type="string" calcext:value-type="string">
            <text:p>3008x2000</text:p>
          </table:table-cell>
          <table:table-cell office:value-type="float" office:value="0.8332" calcext:value-type="float">
            <text:p>0.8332</text:p>
          </table:table-cell>
          <table:table-cell office:value-type="string" calcext:value-type="string">
            <text:p>leaves_iso_200.png</text:p>
          </table:table-cell>
          <table:table-cell office:value-type="string" calcext:value-type="string">
            <text:p>AVIF</text:p>
          </table:table-cell>
          <table:table-cell office:value-type="float" office:value="31" calcext:value-type="float">
            <text:p>31</text:p>
          </table:table-cell>
          <table:table-cell office:value-type="float" office:value="0.954641628512096" calcext:value-type="float">
            <text:p>0.954641628512096</text:p>
          </table:table-cell>
          <table:table-cell office:value-type="float" office:value="34.0631578442368" calcext:value-type="float">
            <text:p>34.0631578442368</text:p>
          </table:table-cell>
          <table:table-cell office:value-type="float" office:value="25.5131790226064" calcext:value-type="float">
            <text:p>25.5131790226064</text:p>
          </table:table-cell>
        </table:table-row>
        <table:table-row table:style-name="ro1">
          <table:table-cell office:value-type="string" calcext:value-type="string">
            <text:p>leaves_iso_1600</text:p>
          </table:table-cell>
          <table:table-cell office:value-type="float" office:value="32" calcext:value-type="float">
            <text:p>32</text:p>
          </table:table-cell>
          <table:table-cell office:value-type="float" office:value="26.251512684" calcext:value-type="float">
            <text:p>26.251512684</text:p>
          </table:table-cell>
          <table:table-cell office:value-type="float" office:value="920.44" calcext:value-type="float">
            <text:p>920.44</text:p>
          </table:table-cell>
          <table:table-cell office:value-type="float" office:value="580307" calcext:value-type="float">
            <text:p>580307</text:p>
          </table:table-cell>
          <table:table-cell office:value-type="string" calcext:value-type="string">
            <text:p>3008x2000</text:p>
          </table:table-cell>
          <table:table-cell office:value-type="float" office:value="0.7716" calcext:value-type="float">
            <text:p>0.7716</text:p>
          </table:table-cell>
          <table:table-cell office:value-type="string" calcext:value-type="string">
            <text:p>leaves_iso_200.png</text:p>
          </table:table-cell>
          <table:table-cell office:value-type="string" calcext:value-type="string">
            <text:p>AVIF</text:p>
          </table:table-cell>
          <table:table-cell office:value-type="float" office:value="32" calcext:value-type="float">
            <text:p>32</text:p>
          </table:table-cell>
          <table:table-cell office:value-type="float" office:value="0.951055286590783" calcext:value-type="float">
            <text:p>0.951055286590783</text:p>
          </table:table-cell>
          <table:table-cell office:value-type="float" office:value="33.6972279715293" calcext:value-type="float">
            <text:p>33.6972279715293</text:p>
          </table:table-cell>
          <table:table-cell office:value-type="float" office:value="27.7560437721631" calcext:value-type="float">
            <text:p>27.7560437721631</text:p>
          </table:table-cell>
        </table:table-row>
        <table:table-row table:style-name="ro1">
          <table:table-cell office:value-type="string" calcext:value-type="string">
            <text:p>leaves_iso_1600</text:p>
          </table:table-cell>
          <table:table-cell office:value-type="float" office:value="33" calcext:value-type="float">
            <text:p>33</text:p>
          </table:table-cell>
          <table:table-cell office:value-type="float" office:value="36.214687899" calcext:value-type="float">
            <text:p>36.214687899</text:p>
          </table:table-cell>
          <table:table-cell office:value-type="float" office:value="691.09" calcext:value-type="float">
            <text:p>691.09</text:p>
          </table:table-cell>
          <table:table-cell office:value-type="float" office:value="539988" calcext:value-type="float">
            <text:p>539988</text:p>
          </table:table-cell>
          <table:table-cell office:value-type="string" calcext:value-type="string">
            <text:p>3008x2000</text:p>
          </table:table-cell>
          <table:table-cell office:value-type="float" office:value="0.718" calcext:value-type="float">
            <text:p>0.718</text:p>
          </table:table-cell>
          <table:table-cell office:value-type="string" calcext:value-type="string">
            <text:p>leaves_iso_200.png</text:p>
          </table:table-cell>
          <table:table-cell office:value-type="string" calcext:value-type="string">
            <text:p>AVIF</text:p>
          </table:table-cell>
          <table:table-cell office:value-type="float" office:value="33" calcext:value-type="float">
            <text:p>33</text:p>
          </table:table-cell>
          <table:table-cell office:value-type="float" office:value="0.947658590575126" calcext:value-type="float">
            <text:p>0.947658590575126</text:p>
          </table:table-cell>
          <table:table-cell office:value-type="float" office:value="33.37812886419" calcext:value-type="float">
            <text:p>33.37812886419</text:p>
          </table:table-cell>
          <table:table-cell office:value-type="float" office:value="29.8722183067376" calcext:value-type="float">
            <text:p>29.8722183067376</text:p>
          </table:table-cell>
        </table:table-row>
        <table:table-row table:style-name="ro1">
          <table:table-cell office:value-type="string" calcext:value-type="string">
            <text:p>leaves_iso_1600</text:p>
          </table:table-cell>
          <table:table-cell office:value-type="float" office:value="34" calcext:value-type="float">
            <text:p>34</text:p>
          </table:table-cell>
          <table:table-cell office:value-type="float" office:value="34.667150826" calcext:value-type="float">
            <text:p>34.667150826</text:p>
          </table:table-cell>
          <table:table-cell office:value-type="float" office:value="585.18" calcext:value-type="float">
            <text:p>585.18</text:p>
          </table:table-cell>
          <table:table-cell office:value-type="float" office:value="509271" calcext:value-type="float">
            <text:p>509271</text:p>
          </table:table-cell>
          <table:table-cell office:value-type="string" calcext:value-type="string">
            <text:p>3008x2000</text:p>
          </table:table-cell>
          <table:table-cell office:value-type="float" office:value="0.6772" calcext:value-type="float">
            <text:p>0.6772</text:p>
          </table:table-cell>
          <table:table-cell office:value-type="string" calcext:value-type="string">
            <text:p>leaves_iso_200.png</text:p>
          </table:table-cell>
          <table:table-cell office:value-type="string" calcext:value-type="string">
            <text:p>AVIF</text:p>
          </table:table-cell>
          <table:table-cell office:value-type="float" office:value="34" calcext:value-type="float">
            <text:p>34</text:p>
          </table:table-cell>
          <table:table-cell office:value-type="float" office:value="0.944244060237347" calcext:value-type="float">
            <text:p>0.944244060237347</text:p>
          </table:table-cell>
          <table:table-cell office:value-type="float" office:value="33.0719827391375" calcext:value-type="float">
            <text:p>33.0719827391375</text:p>
          </table:table-cell>
          <table:table-cell office:value-type="float" office:value="32.0539892508865" calcext:value-type="float">
            <text:p>32.0539892508865</text:p>
          </table:table-cell>
        </table:table-row>
        <table:table-row table:style-name="ro1">
          <table:table-cell office:value-type="string" calcext:value-type="string">
            <text:p>leaves_iso_1600</text:p>
          </table:table-cell>
          <table:table-cell office:value-type="float" office:value="35" calcext:value-type="float">
            <text:p>35</text:p>
          </table:table-cell>
          <table:table-cell office:value-type="float" office:value="33.7044553" calcext:value-type="float">
            <text:p>33.7044553</text:p>
          </table:table-cell>
          <table:table-cell office:value-type="float" office:value="494.75" calcext:value-type="float">
            <text:p>494.75</text:p>
          </table:table-cell>
          <table:table-cell office:value-type="float" office:value="473702" calcext:value-type="float">
            <text:p>473702</text:p>
          </table:table-cell>
          <table:table-cell office:value-type="string" calcext:value-type="string">
            <text:p>3008x2000</text:p>
          </table:table-cell>
          <table:table-cell office:value-type="float" office:value="0.6299" calcext:value-type="float">
            <text:p>0.6299</text:p>
          </table:table-cell>
          <table:table-cell office:value-type="string" calcext:value-type="string">
            <text:p>leaves_iso_200.png</text:p>
          </table:table-cell>
          <table:table-cell office:value-type="string" calcext:value-type="string">
            <text:p>AVIF</text:p>
          </table:table-cell>
          <table:table-cell office:value-type="float" office:value="35" calcext:value-type="float">
            <text:p>35</text:p>
          </table:table-cell>
          <table:table-cell office:value-type="float" office:value="0.939917788965813" calcext:value-type="float">
            <text:p>0.939917788965813</text:p>
          </table:table-cell>
          <table:table-cell office:value-type="float" office:value="32.7222891872262" calcext:value-type="float">
            <text:p>32.7222891872262</text:p>
          </table:table-cell>
          <table:table-cell office:value-type="float" office:value="34.7417301085993" calcext:value-type="float">
            <text:p>34.7417301085993</text:p>
          </table:table-cell>
        </table:table-row>
        <table:table-row table:style-name="ro1">
          <table:table-cell office:value-type="string" calcext:value-type="string">
            <text:p>leaves_iso_1600</text:p>
          </table:table-cell>
          <table:table-cell office:value-type="float" office:value="36" calcext:value-type="float">
            <text:p>36</text:p>
          </table:table-cell>
          <table:table-cell office:value-type="float" office:value="32.359662227" calcext:value-type="float">
            <text:p>32.359662227</text:p>
          </table:table-cell>
          <table:table-cell office:value-type="float" office:value="399.79" calcext:value-type="float">
            <text:p>399.79</text:p>
          </table:table-cell>
          <table:table-cell office:value-type="float" office:value="439158" calcext:value-type="float">
            <text:p>439158</text:p>
          </table:table-cell>
          <table:table-cell office:value-type="string" calcext:value-type="string">
            <text:p>3008x2000</text:p>
          </table:table-cell>
          <table:table-cell office:value-type="float" office:value="0.5839" calcext:value-type="float">
            <text:p>0.5839</text:p>
          </table:table-cell>
          <table:table-cell office:value-type="string" calcext:value-type="string">
            <text:p>leaves_iso_200.png</text:p>
          </table:table-cell>
          <table:table-cell office:value-type="string" calcext:value-type="string">
            <text:p>AVIF</text:p>
          </table:table-cell>
          <table:table-cell office:value-type="float" office:value="36" calcext:value-type="float">
            <text:p>36</text:p>
          </table:table-cell>
          <table:table-cell office:value-type="float" office:value="0.935205424766505" calcext:value-type="float">
            <text:p>0.935205424766505</text:p>
          </table:table-cell>
          <table:table-cell office:value-type="float" office:value="32.3620845692869" calcext:value-type="float">
            <text:p>32.3620845692869</text:p>
          </table:table-cell>
          <table:table-cell office:value-type="float" office:value="37.7460841644504" calcext:value-type="float">
            <text:p>37.7460841644504</text:p>
          </table:table-cell>
        </table:table-row>
        <table:table-row table:style-name="ro1">
          <table:table-cell office:value-type="string" calcext:value-type="string">
            <text:p>leaves_iso_1600</text:p>
          </table:table-cell>
          <table:table-cell office:value-type="float" office:value="37" calcext:value-type="float">
            <text:p>37</text:p>
          </table:table-cell>
          <table:table-cell office:value-type="float" office:value="31.269942482" calcext:value-type="float">
            <text:p>31.269942482</text:p>
          </table:table-cell>
          <table:table-cell office:value-type="float" office:value="313.99" calcext:value-type="float">
            <text:p>313.99</text:p>
          </table:table-cell>
          <table:table-cell office:value-type="float" office:value="411753" calcext:value-type="float">
            <text:p>411753</text:p>
          </table:table-cell>
          <table:table-cell office:value-type="string" calcext:value-type="string">
            <text:p>3008x2000</text:p>
          </table:table-cell>
          <table:table-cell office:value-type="float" office:value="0.5475" calcext:value-type="float">
            <text:p>0.5475</text:p>
          </table:table-cell>
          <table:table-cell office:value-type="string" calcext:value-type="string">
            <text:p>leaves_iso_200.png</text:p>
          </table:table-cell>
          <table:table-cell office:value-type="string" calcext:value-type="string">
            <text:p>AVIF</text:p>
          </table:table-cell>
          <table:table-cell office:value-type="float" office:value="37" calcext:value-type="float">
            <text:p>37</text:p>
          </table:table-cell>
          <table:table-cell office:value-type="float" office:value="0.931067020664884" calcext:value-type="float">
            <text:p>0.931067020664884</text:p>
          </table:table-cell>
          <table:table-cell office:value-type="float" office:value="32.048470742175" calcext:value-type="float">
            <text:p>32.048470742175</text:p>
          </table:table-cell>
          <table:table-cell office:value-type="float" office:value="40.5726417885638" calcext:value-type="float">
            <text:p>40.5726417885638</text:p>
          </table:table-cell>
        </table:table-row>
        <table:table-row table:style-name="ro1">
          <table:table-cell office:value-type="string" calcext:value-type="string">
            <text:p>leaves_iso_1600</text:p>
          </table:table-cell>
          <table:table-cell office:value-type="float" office:value="38" calcext:value-type="float">
            <text:p>38</text:p>
          </table:table-cell>
          <table:table-cell office:value-type="float" office:value="30.362258256" calcext:value-type="float">
            <text:p>30.362258256</text:p>
          </table:table-cell>
          <table:table-cell office:value-type="float" office:value="244.66" calcext:value-type="float">
            <text:p>244.66</text:p>
          </table:table-cell>
          <table:table-cell office:value-type="float" office:value="384251" calcext:value-type="float">
            <text:p>384251</text:p>
          </table:table-cell>
          <table:table-cell office:value-type="string" calcext:value-type="string">
            <text:p>3008x2000</text:p>
          </table:table-cell>
          <table:table-cell office:value-type="float" office:value="0.5109" calcext:value-type="float">
            <text:p>0.5109</text:p>
          </table:table-cell>
          <table:table-cell office:value-type="string" calcext:value-type="string">
            <text:p>leaves_iso_200.png</text:p>
          </table:table-cell>
          <table:table-cell office:value-type="string" calcext:value-type="string">
            <text:p>AVIF</text:p>
          </table:table-cell>
          <table:table-cell office:value-type="float" office:value="38" calcext:value-type="float">
            <text:p>38</text:p>
          </table:table-cell>
          <table:table-cell office:value-type="float" office:value="0.925882098957922" calcext:value-type="float">
            <text:p>0.925882098957922</text:p>
          </table:table-cell>
          <table:table-cell office:value-type="float" office:value="31.694600113957" calcext:value-type="float">
            <text:p>31.694600113957</text:p>
          </table:table-cell>
          <table:table-cell office:value-type="float" office:value="44.0169908577128" calcext:value-type="float">
            <text:p>44.0169908577128</text:p>
          </table:table-cell>
        </table:table-row>
        <table:table-row table:style-name="ro1">
          <table:table-cell office:value-type="string" calcext:value-type="string">
            <text:p>leaves_iso_1600</text:p>
          </table:table-cell>
          <table:table-cell office:value-type="float" office:value="39" calcext:value-type="float">
            <text:p>39</text:p>
          </table:table-cell>
          <table:table-cell office:value-type="float" office:value="28.805180708" calcext:value-type="float">
            <text:p>28.805180708</text:p>
          </table:table-cell>
          <table:table-cell office:value-type="float" office:value="139.18" calcext:value-type="float">
            <text:p>139.18</text:p>
          </table:table-cell>
          <table:table-cell office:value-type="float" office:value="358626" calcext:value-type="float">
            <text:p>358626</text:p>
          </table:table-cell>
          <table:table-cell office:value-type="string" calcext:value-type="string">
            <text:p>3008x2000</text:p>
          </table:table-cell>
          <table:table-cell office:value-type="float" office:value="0.4768" calcext:value-type="float">
            <text:p>0.4768</text:p>
          </table:table-cell>
          <table:table-cell office:value-type="string" calcext:value-type="string">
            <text:p>leaves_iso_200.png</text:p>
          </table:table-cell>
          <table:table-cell office:value-type="string" calcext:value-type="string">
            <text:p>AVIF</text:p>
          </table:table-cell>
          <table:table-cell office:value-type="float" office:value="39" calcext:value-type="float">
            <text:p>39</text:p>
          </table:table-cell>
          <table:table-cell office:value-type="float" office:value="0.920309702666733" calcext:value-type="float">
            <text:p>0.920309702666733</text:p>
          </table:table-cell>
          <table:table-cell office:value-type="float" office:value="31.3439766510138" calcext:value-type="float">
            <text:p>31.3439766510138</text:p>
          </table:table-cell>
          <table:table-cell office:value-type="float" office:value="47.7180508643617" calcext:value-type="float">
            <text:p>47.7180508643617</text:p>
          </table:table-cell>
        </table:table-row>
        <table:table-row table:style-name="ro1">
          <table:table-cell office:value-type="string" calcext:value-type="string">
            <text:p>leaves_iso_1600</text:p>
          </table:table-cell>
          <table:table-cell office:value-type="float" office:value="40" calcext:value-type="float">
            <text:p>40</text:p>
          </table:table-cell>
          <table:table-cell office:value-type="float" office:value="28.28643015" calcext:value-type="float">
            <text:p>28.28643015</text:p>
          </table:table-cell>
          <table:table-cell office:value-type="float" office:value="72.3" calcext:value-type="float">
            <text:p>72.3</text:p>
          </table:table-cell>
          <table:table-cell office:value-type="float" office:value="336808" calcext:value-type="float">
            <text:p>336808</text:p>
          </table:table-cell>
          <table:table-cell office:value-type="string" calcext:value-type="string">
            <text:p>3008x2000</text:p>
          </table:table-cell>
          <table:table-cell office:value-type="float" office:value="0.4478" calcext:value-type="float">
            <text:p>0.4478</text:p>
          </table:table-cell>
          <table:table-cell office:value-type="string" calcext:value-type="string">
            <text:p>leaves_iso_200.png</text:p>
          </table:table-cell>
          <table:table-cell office:value-type="string" calcext:value-type="string">
            <text:p>AVIF</text:p>
          </table:table-cell>
          <table:table-cell office:value-type="float" office:value="40" calcext:value-type="float">
            <text:p>40</text:p>
          </table:table-cell>
          <table:table-cell office:value-type="float" office:value="0.915074565501225" calcext:value-type="float">
            <text:p>0.915074565501225</text:p>
          </table:table-cell>
          <table:table-cell office:value-type="float" office:value="31.0288713402626" calcext:value-type="float">
            <text:p>31.0288713402626</text:p>
          </table:table-cell>
          <table:table-cell office:value-type="float" office:value="51.308961768617" calcext:value-type="float">
            <text:p>51.308961768617</text:p>
          </table:table-cell>
        </table:table-row>
        <table:table-row table:style-name="ro1">
          <table:table-cell office:value-type="string" calcext:value-type="string">
            <text:p>leaves_iso_1600</text:p>
          </table:table-cell>
          <table:table-cell office:value-type="float" office:value="41" calcext:value-type="float">
            <text:p>41</text:p>
          </table:table-cell>
          <table:table-cell office:value-type="float" office:value="27.262973643" calcext:value-type="float">
            <text:p>27.262973643</text:p>
          </table:table-cell>
          <table:table-cell office:value-type="float" office:value="2.4" calcext:value-type="float">
            <text:p>2.4</text:p>
          </table:table-cell>
          <table:table-cell office:value-type="float" office:value="314663" calcext:value-type="float">
            <text:p>314663</text:p>
          </table:table-cell>
          <table:table-cell office:value-type="string" calcext:value-type="string">
            <text:p>3008x2000</text:p>
          </table:table-cell>
          <table:table-cell office:value-type="float" office:value="0.4184" calcext:value-type="float">
            <text:p>0.4184</text:p>
          </table:table-cell>
          <table:table-cell office:value-type="string" calcext:value-type="string">
            <text:p>leaves_iso_200.png</text:p>
          </table:table-cell>
          <table:table-cell office:value-type="string" calcext:value-type="string">
            <text:p>AVIF</text:p>
          </table:table-cell>
          <table:table-cell office:value-type="float" office:value="41" calcext:value-type="float">
            <text:p>41</text:p>
          </table:table-cell>
          <table:table-cell office:value-type="float" office:value="0.908420701873095" calcext:value-type="float">
            <text:p>0.908420701873095</text:p>
          </table:table-cell>
          <table:table-cell office:value-type="float" office:value="30.6730651418688" calcext:value-type="float">
            <text:p>30.6730651418688</text:p>
          </table:table-cell>
          <table:table-cell office:value-type="float" office:value="55.6895677083333" calcext:value-type="float">
            <text:p>55.6895677083333</text:p>
          </table:table-cell>
        </table:table-row>
        <table:table-row table:style-name="ro1">
          <table:table-cell office:value-type="string" calcext:value-type="string">
            <text:p>leaves_iso_1600</text:p>
          </table:table-cell>
          <table:table-cell office:value-type="float" office:value="42" calcext:value-type="float">
            <text:p>42</text:p>
          </table:table-cell>
          <table:table-cell office:value-type="float" office:value="26.265690945" calcext:value-type="float">
            <text:p>26.265690945</text:p>
          </table:table-cell>
          <table:table-cell office:value-type="float" office:value="923.87" calcext:value-type="float">
            <text:p>923.87</text:p>
          </table:table-cell>
          <table:table-cell office:value-type="float" office:value="296184" calcext:value-type="float">
            <text:p>296184</text:p>
          </table:table-cell>
          <table:table-cell office:value-type="string" calcext:value-type="string">
            <text:p>3008x2000</text:p>
          </table:table-cell>
          <table:table-cell office:value-type="float" office:value="0.3938" calcext:value-type="float">
            <text:p>0.3938</text:p>
          </table:table-cell>
          <table:table-cell office:value-type="string" calcext:value-type="string">
            <text:p>leaves_iso_200.png</text:p>
          </table:table-cell>
          <table:table-cell office:value-type="string" calcext:value-type="string">
            <text:p>AVIF</text:p>
          </table:table-cell>
          <table:table-cell office:value-type="float" office:value="42" calcext:value-type="float">
            <text:p>42</text:p>
          </table:table-cell>
          <table:table-cell office:value-type="float" office:value="0.902079394474136" calcext:value-type="float">
            <text:p>0.902079394474136</text:p>
          </table:table-cell>
          <table:table-cell office:value-type="float" office:value="30.3543920663384" calcext:value-type="float">
            <text:p>30.3543920663384</text:p>
          </table:table-cell>
          <table:table-cell office:value-type="float" office:value="59.9295689827128" calcext:value-type="float">
            <text:p>59.9295689827128</text:p>
          </table:table-cell>
        </table:table-row>
        <table:table-row table:style-name="ro1">
          <table:table-cell office:value-type="string" calcext:value-type="string">
            <text:p>leaves_iso_1600</text:p>
          </table:table-cell>
          <table:table-cell office:value-type="float" office:value="43" calcext:value-type="float">
            <text:p>43</text:p>
          </table:table-cell>
          <table:table-cell office:value-type="float" office:value="25.617058184" calcext:value-type="float">
            <text:p>25.617058184</text:p>
          </table:table-cell>
          <table:table-cell office:value-type="float" office:value="859.22" calcext:value-type="float">
            <text:p>859.22</text:p>
          </table:table-cell>
          <table:table-cell office:value-type="float" office:value="278688" calcext:value-type="float">
            <text:p>278688</text:p>
          </table:table-cell>
          <table:table-cell office:value-type="string" calcext:value-type="string">
            <text:p>3008x2000</text:p>
          </table:table-cell>
          <table:table-cell office:value-type="float" office:value="0.3705" calcext:value-type="float">
            <text:p>0.3705</text:p>
          </table:table-cell>
          <table:table-cell office:value-type="string" calcext:value-type="string">
            <text:p>leaves_iso_200.png</text:p>
          </table:table-cell>
          <table:table-cell office:value-type="string" calcext:value-type="string">
            <text:p>AVIF</text:p>
          </table:table-cell>
          <table:table-cell office:value-type="float" office:value="43" calcext:value-type="float">
            <text:p>43</text:p>
          </table:table-cell>
          <table:table-cell office:value-type="float" office:value="0.894855152524076" calcext:value-type="float">
            <text:p>0.894855152524076</text:p>
          </table:table-cell>
          <table:table-cell office:value-type="float" office:value="30.0061299805371" calcext:value-type="float">
            <text:p>30.0061299805371</text:p>
          </table:table-cell>
          <table:table-cell office:value-type="float" office:value="64.9332832446809" calcext:value-type="float">
            <text:p>64.9332832446809</text:p>
          </table:table-cell>
        </table:table-row>
        <table:table-row table:style-name="ro1">
          <table:table-cell office:value-type="string" calcext:value-type="string">
            <text:p>leaves_iso_1600</text:p>
          </table:table-cell>
          <table:table-cell office:value-type="float" office:value="44" calcext:value-type="float">
            <text:p>44</text:p>
          </table:table-cell>
          <table:table-cell office:value-type="float" office:value="24.427562171" calcext:value-type="float">
            <text:p>24.427562171</text:p>
          </table:table-cell>
          <table:table-cell office:value-type="float" office:value="776.94" calcext:value-type="float">
            <text:p>776.94</text:p>
          </table:table-cell>
          <table:table-cell office:value-type="float" office:value="262442" calcext:value-type="float">
            <text:p>262442</text:p>
          </table:table-cell>
          <table:table-cell office:value-type="string" calcext:value-type="string">
            <text:p>3008x2000</text:p>
          </table:table-cell>
          <table:table-cell office:value-type="float" office:value="0.3489" calcext:value-type="float">
            <text:p>0.3489</text:p>
          </table:table-cell>
          <table:table-cell office:value-type="string" calcext:value-type="string">
            <text:p>leaves_iso_200.png</text:p>
          </table:table-cell>
          <table:table-cell office:value-type="string" calcext:value-type="string">
            <text:p>AVIF</text:p>
          </table:table-cell>
          <table:table-cell office:value-type="float" office:value="44" calcext:value-type="float">
            <text:p>44</text:p>
          </table:table-cell>
          <table:table-cell office:value-type="float" office:value="0.887648664682344" calcext:value-type="float">
            <text:p>0.887648664682344</text:p>
          </table:table-cell>
          <table:table-cell office:value-type="float" office:value="29.6743796489405" calcext:value-type="float">
            <text:p>29.6743796489405</text:p>
          </table:table-cell>
          <table:table-cell office:value-type="float" office:value="70.0877948249113" calcext:value-type="float">
            <text:p>70.0877948249113</text:p>
          </table:table-cell>
        </table:table-row>
        <table:table-row table:style-name="ro1">
          <table:table-cell office:value-type="string" calcext:value-type="string">
            <text:p>leaves_iso_1600</text:p>
          </table:table-cell>
          <table:table-cell office:value-type="float" office:value="45" calcext:value-type="float">
            <text:p>45</text:p>
          </table:table-cell>
          <table:table-cell office:value-type="float" office:value="24.081343328" calcext:value-type="float">
            <text:p>24.081343328</text:p>
          </table:table-cell>
          <table:table-cell office:value-type="float" office:value="740.84" calcext:value-type="float">
            <text:p>740.84</text:p>
          </table:table-cell>
          <table:table-cell office:value-type="float" office:value="246963" calcext:value-type="float">
            <text:p>246963</text:p>
          </table:table-cell>
          <table:table-cell office:value-type="string" calcext:value-type="string">
            <text:p>3008x2000</text:p>
          </table:table-cell>
          <table:table-cell office:value-type="float" office:value="0.3284" calcext:value-type="float">
            <text:p>0.3284</text:p>
          </table:table-cell>
          <table:table-cell office:value-type="string" calcext:value-type="string">
            <text:p>leaves_iso_200.png</text:p>
          </table:table-cell>
          <table:table-cell office:value-type="string" calcext:value-type="string">
            <text:p>AVIF</text:p>
          </table:table-cell>
          <table:table-cell office:value-type="float" office:value="45" calcext:value-type="float">
            <text:p>45</text:p>
          </table:table-cell>
          <table:table-cell office:value-type="float" office:value="0.879891383557885" calcext:value-type="float">
            <text:p>0.879891383557885</text:p>
          </table:table-cell>
          <table:table-cell office:value-type="float" office:value="29.3404660982005" calcext:value-type="float">
            <text:p>29.3404660982005</text:p>
          </table:table-cell>
          <table:table-cell office:value-type="float" office:value="75.6891714317376" calcext:value-type="float">
            <text:p>75.6891714317376</text:p>
          </table:table-cell>
        </table:table-row>
        <table:table-row table:style-name="ro1">
          <table:table-cell office:value-type="string" calcext:value-type="string">
            <text:p>leaves_iso_1600</text:p>
          </table:table-cell>
          <table:table-cell office:value-type="float" office:value="46" calcext:value-type="float">
            <text:p>46</text:p>
          </table:table-cell>
          <table:table-cell office:value-type="float" office:value="23.153868924" calcext:value-type="float">
            <text:p>23.153868924</text:p>
          </table:table-cell>
          <table:table-cell office:value-type="float" office:value="675.46" calcext:value-type="float">
            <text:p>675.46</text:p>
          </table:table-cell>
          <table:table-cell office:value-type="float" office:value="231021" calcext:value-type="float">
            <text:p>231021</text:p>
          </table:table-cell>
          <table:table-cell office:value-type="string" calcext:value-type="string">
            <text:p>3008x2000</text:p>
          </table:table-cell>
          <table:table-cell office:value-type="float" office:value="0.3072" calcext:value-type="float">
            <text:p>0.3072</text:p>
          </table:table-cell>
          <table:table-cell office:value-type="string" calcext:value-type="string">
            <text:p>leaves_iso_200.png</text:p>
          </table:table-cell>
          <table:table-cell office:value-type="string" calcext:value-type="string">
            <text:p>AVIF</text:p>
          </table:table-cell>
          <table:table-cell office:value-type="float" office:value="46" calcext:value-type="float">
            <text:p>46</text:p>
          </table:table-cell>
          <table:table-cell office:value-type="float" office:value="0.871362352922666" calcext:value-type="float">
            <text:p>0.871362352922666</text:p>
          </table:table-cell>
          <table:table-cell office:value-type="float" office:value="28.9964866712214" calcext:value-type="float">
            <text:p>28.9964866712214</text:p>
          </table:table-cell>
          <table:table-cell office:value-type="float" office:value="81.9278756094858" calcext:value-type="float">
            <text:p>81.9278756094858</text:p>
          </table:table-cell>
        </table:table-row>
        <table:table-row table:style-name="ro1">
          <table:table-cell office:value-type="string" calcext:value-type="string">
            <text:p>leaves_iso_1600</text:p>
          </table:table-cell>
          <table:table-cell office:value-type="float" office:value="47" calcext:value-type="float">
            <text:p>47</text:p>
          </table:table-cell>
          <table:table-cell office:value-type="float" office:value="22.371488074" calcext:value-type="float">
            <text:p>22.371488074</text:p>
          </table:table-cell>
          <table:table-cell office:value-type="float" office:value="611.75" calcext:value-type="float">
            <text:p>611.75</text:p>
          </table:table-cell>
          <table:table-cell office:value-type="float" office:value="218274" calcext:value-type="float">
            <text:p>218274</text:p>
          </table:table-cell>
          <table:table-cell office:value-type="string" calcext:value-type="string">
            <text:p>3008x2000</text:p>
          </table:table-cell>
          <table:table-cell office:value-type="float" office:value="0.2902" calcext:value-type="float">
            <text:p>0.2902</text:p>
          </table:table-cell>
          <table:table-cell office:value-type="string" calcext:value-type="string">
            <text:p>leaves_iso_200.png</text:p>
          </table:table-cell>
          <table:table-cell office:value-type="string" calcext:value-type="string">
            <text:p>AVIF</text:p>
          </table:table-cell>
          <table:table-cell office:value-type="float" office:value="47" calcext:value-type="float">
            <text:p>47</text:p>
          </table:table-cell>
          <table:table-cell office:value-type="float" office:value="0.863353681769959" calcext:value-type="float">
            <text:p>0.863353681769959</text:p>
          </table:table-cell>
          <table:table-cell office:value-type="float" office:value="28.6798108887793" calcext:value-type="float">
            <text:p>28.6798108887793</text:p>
          </table:table-cell>
          <table:table-cell office:value-type="float" office:value="88.1250288120567" calcext:value-type="float">
            <text:p>88.1250288120567</text:p>
          </table:table-cell>
        </table:table-row>
        <table:table-row table:style-name="ro1">
          <table:table-cell office:value-type="string" calcext:value-type="string">
            <text:p>leaves_iso_1600</text:p>
          </table:table-cell>
          <table:table-cell office:value-type="float" office:value="48" calcext:value-type="float">
            <text:p>48</text:p>
          </table:table-cell>
          <table:table-cell office:value-type="float" office:value="21.617880347" calcext:value-type="float">
            <text:p>21.617880347</text:p>
          </table:table-cell>
          <table:table-cell office:value-type="float" office:value="549.16" calcext:value-type="float">
            <text:p>549.16</text:p>
          </table:table-cell>
          <table:table-cell office:value-type="float" office:value="204927" calcext:value-type="float">
            <text:p>204927</text:p>
          </table:table-cell>
          <table:table-cell office:value-type="string" calcext:value-type="string">
            <text:p>3008x2000</text:p>
          </table:table-cell>
          <table:table-cell office:value-type="float" office:value="0.2725" calcext:value-type="float">
            <text:p>0.2725</text:p>
          </table:table-cell>
          <table:table-cell office:value-type="string" calcext:value-type="string">
            <text:p>leaves_iso_200.png</text:p>
          </table:table-cell>
          <table:table-cell office:value-type="string" calcext:value-type="string">
            <text:p>AVIF</text:p>
          </table:table-cell>
          <table:table-cell office:value-type="float" office:value="48" calcext:value-type="float">
            <text:p>48</text:p>
          </table:table-cell>
          <table:table-cell office:value-type="float" office:value="0.853718035708785" calcext:value-type="float">
            <text:p>0.853718035708785</text:p>
          </table:table-cell>
          <table:table-cell office:value-type="float" office:value="28.3330835794917" calcext:value-type="float">
            <text:p>28.3330835794917</text:p>
          </table:table-cell>
          <table:table-cell office:value-type="float" office:value="95.4491363031915" calcext:value-type="float">
            <text:p>95.4491363031915</text:p>
          </table:table-cell>
        </table:table-row>
        <table:table-row table:style-name="ro1">
          <table:table-cell office:value-type="string" calcext:value-type="string">
            <text:p>leaves_iso_1600</text:p>
          </table:table-cell>
          <table:table-cell office:value-type="float" office:value="49" calcext:value-type="float">
            <text:p>49</text:p>
          </table:table-cell>
          <table:table-cell office:value-type="float" office:value="20.74910996" calcext:value-type="float">
            <text:p>20.74910996</text:p>
          </table:table-cell>
          <table:table-cell office:value-type="float" office:value="487.66" calcext:value-type="float">
            <text:p>487.66</text:p>
          </table:table-cell>
          <table:table-cell office:value-type="float" office:value="192527" calcext:value-type="float">
            <text:p>192527</text:p>
          </table:table-cell>
          <table:table-cell office:value-type="string" calcext:value-type="string">
            <text:p>3008x2000</text:p>
          </table:table-cell>
          <table:table-cell office:value-type="float" office:value="0.256" calcext:value-type="float">
            <text:p>0.256</text:p>
          </table:table-cell>
          <table:table-cell office:value-type="string" calcext:value-type="string">
            <text:p>leaves_iso_200.png</text:p>
          </table:table-cell>
          <table:table-cell office:value-type="string" calcext:value-type="string">
            <text:p>AVIF</text:p>
          </table:table-cell>
          <table:table-cell office:value-type="float" office:value="49" calcext:value-type="float">
            <text:p>49</text:p>
          </table:table-cell>
          <table:table-cell office:value-type="float" office:value="0.84440758371414" calcext:value-type="float">
            <text:p>0.84440758371414</text:p>
          </table:table-cell>
          <table:table-cell office:value-type="float" office:value="28.0056460345848" calcext:value-type="float">
            <text:p>28.0056460345848</text:p>
          </table:table-cell>
          <table:table-cell office:value-type="float" office:value="102.923787012411" calcext:value-type="float">
            <text:p>102.923787012411</text:p>
          </table:table-cell>
        </table:table-row>
        <table:table-row table:style-name="ro1">
          <table:table-cell office:value-type="string" calcext:value-type="string">
            <text:p>leaves_iso_1600</text:p>
          </table:table-cell>
          <table:table-cell office:value-type="float" office:value="50" calcext:value-type="float">
            <text:p>50</text:p>
          </table:table-cell>
          <table:table-cell office:value-type="float" office:value="20.238165862" calcext:value-type="float">
            <text:p>20.238165862</text:p>
          </table:table-cell>
          <table:table-cell office:value-type="float" office:value="436.87" calcext:value-type="float">
            <text:p>436.87</text:p>
          </table:table-cell>
          <table:table-cell office:value-type="float" office:value="181003" calcext:value-type="float">
            <text:p>181003</text:p>
          </table:table-cell>
          <table:table-cell office:value-type="string" calcext:value-type="string">
            <text:p>3008x2000</text:p>
          </table:table-cell>
          <table:table-cell office:value-type="float" office:value="0.2406" calcext:value-type="float">
            <text:p>0.2406</text:p>
          </table:table-cell>
          <table:table-cell office:value-type="string" calcext:value-type="string">
            <text:p>leaves_iso_200.png</text:p>
          </table:table-cell>
          <table:table-cell office:value-type="string" calcext:value-type="string">
            <text:p>AVIF</text:p>
          </table:table-cell>
          <table:table-cell office:value-type="float" office:value="50" calcext:value-type="float">
            <text:p>50</text:p>
          </table:table-cell>
          <table:table-cell office:value-type="float" office:value="0.83417812060018" calcext:value-type="float">
            <text:p>0.83417812060018</text:p>
          </table:table-cell>
          <table:table-cell office:value-type="float" office:value="27.6667380392702" calcext:value-type="float">
            <text:p>27.6667380392702</text:p>
          </table:table-cell>
          <table:table-cell office:value-type="float" office:value="111.277294215426" calcext:value-type="float">
            <text:p>111.277294215426</text:p>
          </table:table-cell>
        </table:table-row>
        <table:table-row table:style-name="ro1">
          <table:table-cell office:value-type="string" calcext:value-type="string">
            <text:p>leaves_iso_1600</text:p>
          </table:table-cell>
          <table:table-cell office:value-type="float" office:value="51" calcext:value-type="float">
            <text:p>51</text:p>
          </table:table-cell>
          <table:table-cell office:value-type="float" office:value="19.235488166" calcext:value-type="float">
            <text:p>19.235488166</text:p>
          </table:table-cell>
          <table:table-cell office:value-type="float" office:value="366.81" calcext:value-type="float">
            <text:p>366.81</text:p>
          </table:table-cell>
          <table:table-cell office:value-type="float" office:value="170077" calcext:value-type="float">
            <text:p>170077</text:p>
          </table:table-cell>
          <table:table-cell office:value-type="string" calcext:value-type="string">
            <text:p>3008x2000</text:p>
          </table:table-cell>
          <table:table-cell office:value-type="float" office:value="0.2261" calcext:value-type="float">
            <text:p>0.2261</text:p>
          </table:table-cell>
          <table:table-cell office:value-type="string" calcext:value-type="string">
            <text:p>leaves_iso_200.png</text:p>
          </table:table-cell>
          <table:table-cell office:value-type="string" calcext:value-type="string">
            <text:p>AVIF</text:p>
          </table:table-cell>
          <table:table-cell office:value-type="float" office:value="51" calcext:value-type="float">
            <text:p>51</text:p>
          </table:table-cell>
          <table:table-cell office:value-type="float" office:value="0.823914500543541" calcext:value-type="float">
            <text:p>0.823914500543541</text:p>
          </table:table-cell>
          <table:table-cell office:value-type="float" office:value="27.3295800661759" calcext:value-type="float">
            <text:p>27.3295800661759</text:p>
          </table:table-cell>
          <table:table-cell office:value-type="float" office:value="120.260319758422" calcext:value-type="float">
            <text:p>120.260319758422</text:p>
          </table:table-cell>
        </table:table-row>
        <table:table-row table:style-name="ro1">
          <table:table-cell office:value-type="string" calcext:value-type="string">
            <text:p>leaves_iso_1600</text:p>
          </table:table-cell>
          <table:table-cell office:value-type="float" office:value="52" calcext:value-type="float">
            <text:p>52</text:p>
          </table:table-cell>
          <table:table-cell office:value-type="float" office:value="18.592005803" calcext:value-type="float">
            <text:p>18.592005803</text:p>
          </table:table-cell>
          <table:table-cell office:value-type="float" office:value="314.33" calcext:value-type="float">
            <text:p>314.33</text:p>
          </table:table-cell>
          <table:table-cell office:value-type="float" office:value="158880" calcext:value-type="float">
            <text:p>158880</text:p>
          </table:table-cell>
          <table:table-cell office:value-type="string" calcext:value-type="string">
            <text:p>3008x2000</text:p>
          </table:table-cell>
          <table:table-cell office:value-type="float" office:value="0.2112" calcext:value-type="float">
            <text:p>0.2112</text:p>
          </table:table-cell>
          <table:table-cell office:value-type="string" calcext:value-type="string">
            <text:p>leaves_iso_200.png</text:p>
          </table:table-cell>
          <table:table-cell office:value-type="string" calcext:value-type="string">
            <text:p>AVIF</text:p>
          </table:table-cell>
          <table:table-cell office:value-type="float" office:value="52" calcext:value-type="float">
            <text:p>52</text:p>
          </table:table-cell>
          <table:table-cell office:value-type="float" office:value="0.813717919505629" calcext:value-type="float">
            <text:p>0.813717919505629</text:p>
          </table:table-cell>
          <table:table-cell office:value-type="float" office:value="26.9995995881694" calcext:value-type="float">
            <text:p>26.9995995881694</text:p>
          </table:table-cell>
          <table:table-cell office:value-type="float" office:value="129.753894558954" calcext:value-type="float">
            <text:p>129.753894558954</text:p>
          </table:table-cell>
        </table:table-row>
        <table:table-row table:style-name="ro1">
          <table:table-cell office:value-type="string" calcext:value-type="string">
            <text:p>leaves_iso_1600</text:p>
          </table:table-cell>
          <table:table-cell office:value-type="float" office:value="53" calcext:value-type="float">
            <text:p>53</text:p>
          </table:table-cell>
          <table:table-cell office:value-type="float" office:value="18.048051767" calcext:value-type="float">
            <text:p>18.048051767</text:p>
          </table:table-cell>
          <table:table-cell office:value-type="float" office:value="271.42" calcext:value-type="float">
            <text:p>271.42</text:p>
          </table:table-cell>
          <table:table-cell office:value-type="float" office:value="148601" calcext:value-type="float">
            <text:p>148601</text:p>
          </table:table-cell>
          <table:table-cell office:value-type="string" calcext:value-type="string">
            <text:p>3008x2000</text:p>
          </table:table-cell>
          <table:table-cell office:value-type="float" office:value="0.1976" calcext:value-type="float">
            <text:p>0.1976</text:p>
          </table:table-cell>
          <table:table-cell office:value-type="string" calcext:value-type="string">
            <text:p>leaves_iso_200.png</text:p>
          </table:table-cell>
          <table:table-cell office:value-type="string" calcext:value-type="string">
            <text:p>AVIF</text:p>
          </table:table-cell>
          <table:table-cell office:value-type="float" office:value="53" calcext:value-type="float">
            <text:p>53</text:p>
          </table:table-cell>
          <table:table-cell office:value-type="float" office:value="0.802635060412391" calcext:value-type="float">
            <text:p>0.802635060412391</text:p>
          </table:table-cell>
          <table:table-cell office:value-type="float" office:value="26.6624288799482" calcext:value-type="float">
            <text:p>26.6624288799482</text:p>
          </table:table-cell>
          <table:table-cell office:value-type="float" office:value="140.228882424645" calcext:value-type="float">
            <text:p>140.228882424645</text:p>
          </table:table-cell>
        </table:table-row>
        <table:table-row table:style-name="ro1">
          <table:table-cell office:value-type="string" calcext:value-type="string">
            <text:p>leaves_iso_1600</text:p>
          </table:table-cell>
          <table:table-cell office:value-type="float" office:value="54" calcext:value-type="float">
            <text:p>54</text:p>
          </table:table-cell>
          <table:table-cell office:value-type="float" office:value="17.378228194" calcext:value-type="float">
            <text:p>17.378228194</text:p>
          </table:table-cell>
          <table:table-cell office:value-type="float" office:value="218.75" calcext:value-type="float">
            <text:p>218.75</text:p>
          </table:table-cell>
          <table:table-cell office:value-type="float" office:value="138820" calcext:value-type="float">
            <text:p>138820</text:p>
          </table:table-cell>
          <table:table-cell office:value-type="string" calcext:value-type="string">
            <text:p>3008x2000</text:p>
          </table:table-cell>
          <table:table-cell office:value-type="float" office:value="0.1846" calcext:value-type="float">
            <text:p>0.1846</text:p>
          </table:table-cell>
          <table:table-cell office:value-type="string" calcext:value-type="string">
            <text:p>leaves_iso_200.png</text:p>
          </table:table-cell>
          <table:table-cell office:value-type="string" calcext:value-type="string">
            <text:p>AVIF</text:p>
          </table:table-cell>
          <table:table-cell office:value-type="float" office:value="54" calcext:value-type="float">
            <text:p>54</text:p>
          </table:table-cell>
          <table:table-cell office:value-type="float" office:value="0.790946862403615" calcext:value-type="float">
            <text:p>0.790946862403615</text:p>
          </table:table-cell>
          <table:table-cell office:value-type="float" office:value="26.3294025791335" calcext:value-type="float">
            <text:p>26.3294025791335</text:p>
          </table:table-cell>
          <table:table-cell office:value-type="float" office:value="151.404960050975" calcext:value-type="float">
            <text:p>151.404960050975</text:p>
          </table:table-cell>
        </table:table-row>
        <table:table-row table:style-name="ro1">
          <table:table-cell office:value-type="string" calcext:value-type="string">
            <text:p>leaves_iso_1600</text:p>
          </table:table-cell>
          <table:table-cell office:value-type="float" office:value="55" calcext:value-type="float">
            <text:p>55</text:p>
          </table:table-cell>
          <table:table-cell office:value-type="float" office:value="16.68029601" calcext:value-type="float">
            <text:p>16.68029601</text:p>
          </table:table-cell>
          <table:table-cell office:value-type="float" office:value="167.16" calcext:value-type="float">
            <text:p>167.16</text:p>
          </table:table-cell>
          <table:table-cell office:value-type="float" office:value="128160" calcext:value-type="float">
            <text:p>128160</text:p>
          </table:table-cell>
          <table:table-cell office:value-type="string" calcext:value-type="string">
            <text:p>3008x2000</text:p>
          </table:table-cell>
          <table:table-cell office:value-type="float" office:value="0.1704" calcext:value-type="float">
            <text:p>0.1704</text:p>
          </table:table-cell>
          <table:table-cell office:value-type="string" calcext:value-type="string">
            <text:p>leaves_iso_200.png</text:p>
          </table:table-cell>
          <table:table-cell office:value-type="string" calcext:value-type="string">
            <text:p>AVIF</text:p>
          </table:table-cell>
          <table:table-cell office:value-type="float" office:value="55" calcext:value-type="float">
            <text:p>55</text:p>
          </table:table-cell>
          <table:table-cell office:value-type="float" office:value="0.778890294828468" calcext:value-type="float">
            <text:p>0.778890294828468</text:p>
          </table:table-cell>
          <table:table-cell office:value-type="float" office:value="25.9742668967199" calcext:value-type="float">
            <text:p>25.9742668967199</text:p>
          </table:table-cell>
          <table:table-cell office:value-type="float" office:value="164.306093916223" calcext:value-type="float">
            <text:p>164.306093916223</text:p>
          </table:table-cell>
        </table:table-row>
        <table:table-row table:style-name="ro1">
          <table:table-cell office:value-type="string" calcext:value-type="string">
            <text:p>leaves_iso_1600</text:p>
          </table:table-cell>
          <table:table-cell office:value-type="float" office:value="56" calcext:value-type="float">
            <text:p>56</text:p>
          </table:table-cell>
          <table:table-cell office:value-type="float" office:value="15.924394939" calcext:value-type="float">
            <text:p>15.924394939</text:p>
          </table:table-cell>
          <table:table-cell office:value-type="float" office:value="109.4" calcext:value-type="float">
            <text:p>109.4</text:p>
          </table:table-cell>
          <table:table-cell office:value-type="float" office:value="118132" calcext:value-type="float">
            <text:p>118132</text:p>
          </table:table-cell>
          <table:table-cell office:value-type="string" calcext:value-type="string">
            <text:p>3008x2000</text:p>
          </table:table-cell>
          <table:table-cell office:value-type="float" office:value="0.157" calcext:value-type="float">
            <text:p>0.157</text:p>
          </table:table-cell>
          <table:table-cell office:value-type="string" calcext:value-type="string">
            <text:p>leaves_iso_200.png</text:p>
          </table:table-cell>
          <table:table-cell office:value-type="string" calcext:value-type="string">
            <text:p>AVIF</text:p>
          </table:table-cell>
          <table:table-cell office:value-type="float" office:value="56" calcext:value-type="float">
            <text:p>56</text:p>
          </table:table-cell>
          <table:table-cell office:value-type="float" office:value="0.765412188772035" calcext:value-type="float">
            <text:p>0.765412188772035</text:p>
          </table:table-cell>
          <table:table-cell office:value-type="float" office:value="25.5973842432499" calcext:value-type="float">
            <text:p>25.5973842432499</text:p>
          </table:table-cell>
          <table:table-cell office:value-type="float" office:value="179.201622118794" calcext:value-type="float">
            <text:p>179.201622118794</text:p>
          </table:table-cell>
        </table:table-row>
        <table:table-row table:style-name="ro1">
          <table:table-cell office:value-type="string" calcext:value-type="string">
            <text:p>leaves_iso_1600</text:p>
          </table:table-cell>
          <table:table-cell office:value-type="float" office:value="57" calcext:value-type="float">
            <text:p>57</text:p>
          </table:table-cell>
          <table:table-cell office:value-type="float" office:value="15.129806212" calcext:value-type="float">
            <text:p>15.129806212</text:p>
          </table:table-cell>
          <table:table-cell office:value-type="float" office:value="49.38" calcext:value-type="float">
            <text:p>49.38</text:p>
          </table:table-cell>
          <table:table-cell office:value-type="float" office:value="107547" calcext:value-type="float">
            <text:p>107547</text:p>
          </table:table-cell>
          <table:table-cell office:value-type="string" calcext:value-type="string">
            <text:p>3008x2000</text:p>
          </table:table-cell>
          <table:table-cell office:value-type="float" office:value="0.143" calcext:value-type="float">
            <text:p>0.143</text:p>
          </table:table-cell>
          <table:table-cell office:value-type="string" calcext:value-type="string">
            <text:p>leaves_iso_200.png</text:p>
          </table:table-cell>
          <table:table-cell office:value-type="string" calcext:value-type="string">
            <text:p>AVIF</text:p>
          </table:table-cell>
          <table:table-cell office:value-type="float" office:value="57" calcext:value-type="float">
            <text:p>57</text:p>
          </table:table-cell>
          <table:table-cell office:value-type="float" office:value="0.751745538134793" calcext:value-type="float">
            <text:p>0.751745538134793</text:p>
          </table:table-cell>
          <table:table-cell office:value-type="float" office:value="25.2226827073085" calcext:value-type="float">
            <text:p>25.2226827073085</text:p>
          </table:table-cell>
          <table:table-cell office:value-type="float" office:value="195.349403812057" calcext:value-type="float">
            <text:p>195.349403812057</text:p>
          </table:table-cell>
        </table:table-row>
        <table:table-row table:style-name="ro1">
          <table:table-cell office:value-type="string" calcext:value-type="string">
            <text:p>leaves_iso_1600</text:p>
          </table:table-cell>
          <table:table-cell office:value-type="float" office:value="58" calcext:value-type="float">
            <text:p>58</text:p>
          </table:table-cell>
          <table:table-cell office:value-type="float" office:value="14.393499181" calcext:value-type="float">
            <text:p>14.393499181</text:p>
          </table:table-cell>
          <table:table-cell office:value-type="float" office:value="985.76" calcext:value-type="float">
            <text:p>985.76</text:p>
          </table:table-cell>
          <table:table-cell office:value-type="float" office:value="97502" calcext:value-type="float">
            <text:p>97502</text:p>
          </table:table-cell>
          <table:table-cell office:value-type="string" calcext:value-type="string">
            <text:p>3008x2000</text:p>
          </table:table-cell>
          <table:table-cell office:value-type="float" office:value="0.1296" calcext:value-type="float">
            <text:p>0.1296</text:p>
          </table:table-cell>
          <table:table-cell office:value-type="string" calcext:value-type="string">
            <text:p>leaves_iso_200.png</text:p>
          </table:table-cell>
          <table:table-cell office:value-type="string" calcext:value-type="string">
            <text:p>AVIF</text:p>
          </table:table-cell>
          <table:table-cell office:value-type="float" office:value="58" calcext:value-type="float">
            <text:p>58</text:p>
          </table:table-cell>
          <table:table-cell office:value-type="float" office:value="0.737709804914525" calcext:value-type="float">
            <text:p>0.737709804914525</text:p>
          </table:table-cell>
          <table:table-cell office:value-type="float" office:value="24.8139489855794" calcext:value-type="float">
            <text:p>24.8139489855794</text:p>
          </table:table-cell>
          <table:table-cell office:value-type="float" office:value="214.627547152039" calcext:value-type="float">
            <text:p>214.627547152039</text:p>
          </table:table-cell>
        </table:table-row>
        <table:table-row table:style-name="ro1">
          <table:table-cell office:value-type="string" calcext:value-type="string">
            <text:p>leaves_iso_1600</text:p>
          </table:table-cell>
          <table:table-cell office:value-type="float" office:value="59" calcext:value-type="float">
            <text:p>59</text:p>
          </table:table-cell>
          <table:table-cell office:value-type="float" office:value="13.844754757" calcext:value-type="float">
            <text:p>13.844754757</text:p>
          </table:table-cell>
          <table:table-cell office:value-type="float" office:value="942.19" calcext:value-type="float">
            <text:p>942.19</text:p>
          </table:table-cell>
          <table:table-cell office:value-type="float" office:value="87144" calcext:value-type="float">
            <text:p>87144</text:p>
          </table:table-cell>
          <table:table-cell office:value-type="string" calcext:value-type="string">
            <text:p>3008x2000</text:p>
          </table:table-cell>
          <table:table-cell office:value-type="float" office:value="0.1158" calcext:value-type="float">
            <text:p>0.1158</text:p>
          </table:table-cell>
          <table:table-cell office:value-type="string" calcext:value-type="string">
            <text:p>leaves_iso_200.png</text:p>
          </table:table-cell>
          <table:table-cell office:value-type="string" calcext:value-type="string">
            <text:p>AVIF</text:p>
          </table:table-cell>
          <table:table-cell office:value-type="float" office:value="59" calcext:value-type="float">
            <text:p>59</text:p>
          </table:table-cell>
          <table:table-cell office:value-type="float" office:value="0.722151796186516" calcext:value-type="float">
            <text:p>0.722151796186516</text:p>
          </table:table-cell>
          <table:table-cell office:value-type="float" office:value="24.3994236400614" calcext:value-type="float">
            <text:p>24.3994236400614</text:p>
          </table:table-cell>
          <table:table-cell office:value-type="float" office:value="236.122839317376" calcext:value-type="float">
            <text:p>236.122839317376</text:p>
          </table:table-cell>
        </table:table-row>
        <table:table-row table:style-name="ro1">
          <table:table-cell office:value-type="string" calcext:value-type="string">
            <text:p>leaves_iso_1600</text:p>
          </table:table-cell>
          <table:table-cell office:value-type="float" office:value="60" calcext:value-type="float">
            <text:p>60</text:p>
          </table:table-cell>
          <table:table-cell office:value-type="float" office:value="13.101522986" calcext:value-type="float">
            <text:p>13.101522986</text:p>
          </table:table-cell>
          <table:table-cell office:value-type="float" office:value="875.71" calcext:value-type="float">
            <text:p>875.71</text:p>
          </table:table-cell>
          <table:table-cell office:value-type="float" office:value="77056" calcext:value-type="float">
            <text:p>77056</text:p>
          </table:table-cell>
          <table:table-cell office:value-type="string" calcext:value-type="string">
            <text:p>3008x2000</text:p>
          </table:table-cell>
          <table:table-cell office:value-type="float" office:value="0.1024" calcext:value-type="float">
            <text:p>0.1024</text:p>
          </table:table-cell>
          <table:table-cell office:value-type="string" calcext:value-type="string">
            <text:p>leaves_iso_200.png</text:p>
          </table:table-cell>
          <table:table-cell office:value-type="string" calcext:value-type="string">
            <text:p>AVIF</text:p>
          </table:table-cell>
          <table:table-cell office:value-type="float" office:value="60" calcext:value-type="float">
            <text:p>60</text:p>
          </table:table-cell>
          <table:table-cell office:value-type="float" office:value="0.704580984857367" calcext:value-type="float">
            <text:p>0.704580984857367</text:p>
          </table:table-cell>
          <table:table-cell office:value-type="float" office:value="23.9453498637417" calcext:value-type="float">
            <text:p>23.9453498637417</text:p>
          </table:table-cell>
          <table:table-cell office:value-type="float" office:value="262.147291223404" calcext:value-type="float">
            <text:p>262.147291223404</text:p>
          </table:table-cell>
        </table:table-row>
        <table:table-row table:style-name="ro1">
          <table:table-cell office:value-type="string" calcext:value-type="string">
            <text:p>leaves_iso_1600</text:p>
          </table:table-cell>
          <table:table-cell office:value-type="float" office:value="61" calcext:value-type="float">
            <text:p>61</text:p>
          </table:table-cell>
          <table:table-cell office:value-type="float" office:value="12.090207427" calcext:value-type="float">
            <text:p>12.090207427</text:p>
          </table:table-cell>
          <table:table-cell office:value-type="float" office:value="808.92" calcext:value-type="float">
            <text:p>808.92</text:p>
          </table:table-cell>
          <table:table-cell office:value-type="float" office:value="66646" calcext:value-type="float">
            <text:p>66646</text:p>
          </table:table-cell>
          <table:table-cell office:value-type="string" calcext:value-type="string">
            <text:p>3008x2000</text:p>
          </table:table-cell>
          <table:table-cell office:value-type="float" office:value="0.0886" calcext:value-type="float">
            <text:p>0.0886</text:p>
          </table:table-cell>
          <table:table-cell office:value-type="string" calcext:value-type="string">
            <text:p>leaves_iso_200.png</text:p>
          </table:table-cell>
          <table:table-cell office:value-type="string" calcext:value-type="string">
            <text:p>AVIF</text:p>
          </table:table-cell>
          <table:table-cell office:value-type="float" office:value="61" calcext:value-type="float">
            <text:p>61</text:p>
          </table:table-cell>
          <table:table-cell office:value-type="float" office:value="0.686859278359346" calcext:value-type="float">
            <text:p>0.686859278359346</text:p>
          </table:table-cell>
          <table:table-cell office:value-type="float" office:value="23.4771672579254" calcext:value-type="float">
            <text:p>23.4771672579254</text:p>
          </table:table-cell>
          <table:table-cell office:value-type="float" office:value="291.987080064273" calcext:value-type="float">
            <text:p>291.987080064273</text:p>
          </table:table-cell>
        </table:table-row>
        <table:table-row table:style-name="ro1">
          <table:table-cell office:value-type="string" calcext:value-type="string">
            <text:p>leaves_iso_1600</text:p>
          </table:table-cell>
          <table:table-cell office:value-type="float" office:value="62" calcext:value-type="float">
            <text:p>62</text:p>
          </table:table-cell>
          <table:table-cell office:value-type="float" office:value="11.102613683" calcext:value-type="float">
            <text:p>11.102613683</text:p>
          </table:table-cell>
          <table:table-cell office:value-type="float" office:value="724.88" calcext:value-type="float">
            <text:p>724.88</text:p>
          </table:table-cell>
          <table:table-cell office:value-type="float" office:value="53873" calcext:value-type="float">
            <text:p>53873</text:p>
          </table:table-cell>
          <table:table-cell office:value-type="string" calcext:value-type="string">
            <text:p>3008x2000</text:p>
          </table:table-cell>
          <table:table-cell office:value-type="float" office:value="0.0716" calcext:value-type="float">
            <text:p>0.0716</text:p>
          </table:table-cell>
          <table:table-cell office:value-type="string" calcext:value-type="string">
            <text:p>leaves_iso_200.png</text:p>
          </table:table-cell>
          <table:table-cell office:value-type="string" calcext:value-type="string">
            <text:p>AVIF</text:p>
          </table:table-cell>
          <table:table-cell office:value-type="float" office:value="62" calcext:value-type="float">
            <text:p>62</text:p>
          </table:table-cell>
          <table:table-cell office:value-type="float" office:value="0.659044247700022" calcext:value-type="float">
            <text:p>0.659044247700022</text:p>
          </table:table-cell>
          <table:table-cell office:value-type="float" office:value="22.7840854273983" calcext:value-type="float">
            <text:p>22.7840854273983</text:p>
          </table:table-cell>
          <table:table-cell office:value-type="float" office:value="342.50886619016" calcext:value-type="float">
            <text:p>342.50886619016</text:p>
          </table:table-cell>
        </table:table-row>
        <table:table-row table:style-name="ro1">
          <table:table-cell office:value-type="string" calcext:value-type="string">
            <text:p>leaves_iso_1600</text:p>
          </table:table-cell>
          <table:table-cell office:value-type="float" office:value="63" calcext:value-type="float">
            <text:p>63</text:p>
          </table:table-cell>
          <table:table-cell office:value-type="float" office:value="9.672667635" calcext:value-type="float">
            <text:p>9.672667635</text:p>
          </table:table-cell>
          <table:table-cell office:value-type="float" office:value="614.63" calcext:value-type="float">
            <text:p>614.63</text:p>
          </table:table-cell>
          <table:table-cell office:value-type="float" office:value="40045" calcext:value-type="float">
            <text:p>40045</text:p>
          </table:table-cell>
          <table:table-cell office:value-type="string" calcext:value-type="string">
            <text:p>3008x2000</text:p>
          </table:table-cell>
          <table:table-cell office:value-type="float" office:value="0.0532" calcext:value-type="float">
            <text:p>0.0532</text:p>
          </table:table-cell>
          <table:table-cell office:value-type="string" calcext:value-type="string">
            <text:p>leaves_iso_200.png</text:p>
          </table:table-cell>
          <table:table-cell office:value-type="string" calcext:value-type="string">
            <text:p>AVIF</text:p>
          </table:table-cell>
          <table:table-cell office:value-type="float" office:value="63" calcext:value-type="float">
            <text:p>63</text:p>
          </table:table-cell>
          <table:table-cell office:value-type="float" office:value="0.617426835542722" calcext:value-type="float">
            <text:p>0.617426835542722</text:p>
          </table:table-cell>
          <table:table-cell office:value-type="float" office:value="21.7958713797316" calcext:value-type="float">
            <text:p>21.7958713797316</text:p>
          </table:table-cell>
          <table:table-cell office:value-type="float" office:value="430.024523105053" calcext:value-type="float">
            <text:p>430.024523105053</text:p>
          </table:table-cell>
        </table:table-row>
        <table:table-row table:style-name="ro1">
          <table:table-cell office:value-type="string" calcext:value-type="string">
            <text:p>leaves_iso_200</text:p>
          </table:table-cell>
          <table:table-cell office:value-type="float" office:value="0" calcext:value-type="float">
            <text:p>0</text:p>
          </table:table-cell>
          <table:table-cell office:value-type="float" office:value="18.844110676" calcext:value-type="float">
            <text:p>18.844110676</text:p>
          </table:table-cell>
          <table:table-cell office:value-type="float" office:value="430.26" calcext:value-type="float">
            <text:p>430.26</text:p>
          </table:table-cell>
          <table:table-cell office:value-type="float" office:value="4407887" calcext:value-type="float">
            <text:p>4407887</text:p>
          </table:table-cell>
          <table:table-cell office:value-type="string" calcext:value-type="string">
            <text:p>3008x2000</text:p>
          </table:table-cell>
          <table:table-cell office:value-type="float" office:value="5.8615" calcext:value-type="float">
            <text:p>5.8615</text:p>
          </table:table-cell>
          <table:table-cell office:value-type="string" calcext:value-type="string">
            <text:p>leaves_iso_1600.png</text:p>
          </table:table-cell>
          <table:table-cell office:value-type="string" calcext:value-type="string">
            <text:p>AVIF</text:p>
          </table:table-cell>
          <table:table-cell office:value-type="float" office:value="0" calcext:value-type="float">
            <text:p>0</text:p>
          </table:table-cell>
          <table:table-cell office:value-type="float" office:value="0.998788113132639" calcext:value-type="float">
            <text:p>0.998788113132639</text:p>
          </table:table-cell>
          <table:table-cell office:value-type="float" office:value="53.1790543291496" calcext:value-type="float">
            <text:p>53.1790543291496</text:p>
          </table:table-cell>
          <table:table-cell office:value-type="float" office:value="0.312733876329787" calcext:value-type="float">
            <text:p>0.312733876329787</text:p>
          </table:table-cell>
        </table:table-row>
        <table:table-row table:style-name="ro1">
          <table:table-cell office:value-type="string" calcext:value-type="string">
            <text:p>leaves_iso_200</text:p>
          </table:table-cell>
          <table:table-cell office:value-type="float" office:value="1" calcext:value-type="float">
            <text:p>1</text:p>
          </table:table-cell>
          <table:table-cell office:value-type="float" office:value="25.622229631" calcext:value-type="float">
            <text:p>25.622229631</text:p>
          </table:table-cell>
          <table:table-cell office:value-type="float" office:value="841.92" calcext:value-type="float">
            <text:p>841.92</text:p>
          </table:table-cell>
          <table:table-cell office:value-type="float" office:value="3798588" calcext:value-type="float">
            <text:p>3798588</text:p>
          </table:table-cell>
          <table:table-cell office:value-type="string" calcext:value-type="string">
            <text:p>3008x2000</text:p>
          </table:table-cell>
          <table:table-cell office:value-type="float" office:value="5.0513" calcext:value-type="float">
            <text:p>5.0513</text:p>
          </table:table-cell>
          <table:table-cell office:value-type="string" calcext:value-type="string">
            <text:p>leaves_iso_1600.png</text:p>
          </table:table-cell>
          <table:table-cell office:value-type="string" calcext:value-type="string">
            <text:p>AVIF</text:p>
          </table:table-cell>
          <table:table-cell office:value-type="float" office:value="1" calcext:value-type="float">
            <text:p>1</text:p>
          </table:table-cell>
          <table:table-cell office:value-type="float" office:value="0.997494067368087" calcext:value-type="float">
            <text:p>0.997494067368087</text:p>
          </table:table-cell>
          <table:table-cell office:value-type="float" office:value="48.1196840066637" calcext:value-type="float">
            <text:p>48.1196840066637</text:p>
          </table:table-cell>
          <table:table-cell office:value-type="float" office:value="1.00256366356383" calcext:value-type="float">
            <text:p>1.00256366356383</text:p>
          </table:table-cell>
        </table:table-row>
        <table:table-row table:style-name="ro1">
          <table:table-cell office:value-type="string" calcext:value-type="string">
            <text:p>leaves_iso_200</text:p>
          </table:table-cell>
          <table:table-cell office:value-type="float" office:value="2" calcext:value-type="float">
            <text:p>2</text:p>
          </table:table-cell>
          <table:table-cell office:value-type="float" office:value="26.369907399" calcext:value-type="float">
            <text:p>26.369907399</text:p>
          </table:table-cell>
          <table:table-cell office:value-type="float" office:value="910.49" calcext:value-type="float">
            <text:p>910.49</text:p>
          </table:table-cell>
          <table:table-cell office:value-type="float" office:value="3223037" calcext:value-type="float">
            <text:p>3223037</text:p>
          </table:table-cell>
          <table:table-cell office:value-type="string" calcext:value-type="string">
            <text:p>3008x2000</text:p>
          </table:table-cell>
          <table:table-cell office:value-type="float" office:value="4.2859" calcext:value-type="float">
            <text:p>4.2859</text:p>
          </table:table-cell>
          <table:table-cell office:value-type="string" calcext:value-type="string">
            <text:p>leaves_iso_1600.png</text:p>
          </table:table-cell>
          <table:table-cell office:value-type="string" calcext:value-type="string">
            <text:p>AVIF</text:p>
          </table:table-cell>
          <table:table-cell office:value-type="float" office:value="2" calcext:value-type="float">
            <text:p>2</text:p>
          </table:table-cell>
          <table:table-cell office:value-type="float" office:value="0.996716107615435" calcext:value-type="float">
            <text:p>0.996716107615435</text:p>
          </table:table-cell>
          <table:table-cell office:value-type="float" office:value="46.6272044071408" calcext:value-type="float">
            <text:p>46.6272044071408</text:p>
          </table:table-cell>
          <table:table-cell office:value-type="float" office:value="1.41370866578014" calcext:value-type="float">
            <text:p>1.41370866578014</text:p>
          </table:table-cell>
        </table:table-row>
        <table:table-row table:style-name="ro1">
          <table:table-cell office:value-type="string" calcext:value-type="string">
            <text:p>leaves_iso_200</text:p>
          </table:table-cell>
          <table:table-cell office:value-type="float" office:value="3" calcext:value-type="float">
            <text:p>3</text:p>
          </table:table-cell>
          <table:table-cell office:value-type="float" office:value="27.82119671" calcext:value-type="float">
            <text:p>27.82119671</text:p>
          </table:table-cell>
          <table:table-cell office:value-type="float" office:value="29.26" calcext:value-type="float">
            <text:p>29.26</text:p>
          </table:table-cell>
          <table:table-cell office:value-type="float" office:value="2772733" calcext:value-type="float">
            <text:p>2772733</text:p>
          </table:table-cell>
          <table:table-cell office:value-type="string" calcext:value-type="string">
            <text:p>3008x2000</text:p>
          </table:table-cell>
          <table:table-cell office:value-type="float" office:value="3.6871" calcext:value-type="float">
            <text:p>3.6871</text:p>
          </table:table-cell>
          <table:table-cell office:value-type="string" calcext:value-type="string">
            <text:p>leaves_iso_1600.png</text:p>
          </table:table-cell>
          <table:table-cell office:value-type="string" calcext:value-type="string">
            <text:p>AVIF</text:p>
          </table:table-cell>
          <table:table-cell office:value-type="float" office:value="3" calcext:value-type="float">
            <text:p>3</text:p>
          </table:table-cell>
          <table:table-cell office:value-type="float" office:value="0.995838564386518" calcext:value-type="float">
            <text:p>0.995838564386518</text:p>
          </table:table-cell>
          <table:table-cell office:value-type="float" office:value="45.3363696985064" calcext:value-type="float">
            <text:p>45.3363696985064</text:p>
          </table:table-cell>
          <table:table-cell office:value-type="float" office:value="1.90302016843972" calcext:value-type="float">
            <text:p>1.90302016843972</text:p>
          </table:table-cell>
        </table:table-row>
        <table:table-row table:style-name="ro1">
          <table:table-cell office:value-type="string" calcext:value-type="string">
            <text:p>leaves_iso_200</text:p>
          </table:table-cell>
          <table:table-cell office:value-type="float" office:value="4" calcext:value-type="float">
            <text:p>4</text:p>
          </table:table-cell>
          <table:table-cell office:value-type="float" office:value="26.847698498" calcext:value-type="float">
            <text:p>26.847698498</text:p>
          </table:table-cell>
          <table:table-cell office:value-type="float" office:value="957.4" calcext:value-type="float">
            <text:p>957.4</text:p>
          </table:table-cell>
          <table:table-cell office:value-type="float" office:value="2467206" calcext:value-type="float">
            <text:p>2467206</text:p>
          </table:table-cell>
          <table:table-cell office:value-type="string" calcext:value-type="string">
            <text:p>3008x2000</text:p>
          </table:table-cell>
          <table:table-cell office:value-type="float" office:value="3.2808" calcext:value-type="float">
            <text:p>3.2808</text:p>
          </table:table-cell>
          <table:table-cell office:value-type="string" calcext:value-type="string">
            <text:p>leaves_iso_1600.png</text:p>
          </table:table-cell>
          <table:table-cell office:value-type="string" calcext:value-type="string">
            <text:p>AVIF</text:p>
          </table:table-cell>
          <table:table-cell office:value-type="float" office:value="4" calcext:value-type="float">
            <text:p>4</text:p>
          </table:table-cell>
          <table:table-cell office:value-type="float" office:value="0.994830476276784" calcext:value-type="float">
            <text:p>0.994830476276784</text:p>
          </table:table-cell>
          <table:table-cell office:value-type="float" office:value="44.1920748720551" calcext:value-type="float">
            <text:p>44.1920748720551</text:p>
          </table:table-cell>
          <table:table-cell office:value-type="float" office:value="2.47669697473404" calcext:value-type="float">
            <text:p>2.47669697473404</text:p>
          </table:table-cell>
        </table:table-row>
        <table:table-row table:style-name="ro1">
          <table:table-cell office:value-type="string" calcext:value-type="string">
            <text:p>leaves_iso_200</text:p>
          </table:table-cell>
          <table:table-cell office:value-type="float" office:value="5" calcext:value-type="float">
            <text:p>5</text:p>
          </table:table-cell>
          <table:table-cell office:value-type="float" office:value="26.988781266" calcext:value-type="float">
            <text:p>26.988781266</text:p>
          </table:table-cell>
          <table:table-cell office:value-type="float" office:value="982.42" calcext:value-type="float">
            <text:p>982.42</text:p>
          </table:table-cell>
          <table:table-cell office:value-type="float" office:value="2190961" calcext:value-type="float">
            <text:p>2190961</text:p>
          </table:table-cell>
          <table:table-cell office:value-type="string" calcext:value-type="string">
            <text:p>3008x2000</text:p>
          </table:table-cell>
          <table:table-cell office:value-type="float" office:value="2.9135" calcext:value-type="float">
            <text:p>2.9135</text:p>
          </table:table-cell>
          <table:table-cell office:value-type="string" calcext:value-type="string">
            <text:p>leaves_iso_1600.png</text:p>
          </table:table-cell>
          <table:table-cell office:value-type="string" calcext:value-type="string">
            <text:p>AVIF</text:p>
          </table:table-cell>
          <table:table-cell office:value-type="float" office:value="5" calcext:value-type="float">
            <text:p>5</text:p>
          </table:table-cell>
          <table:table-cell office:value-type="float" office:value="0.993609890624512" calcext:value-type="float">
            <text:p>0.993609890624512</text:p>
          </table:table-cell>
          <table:table-cell office:value-type="float" office:value="43.1030853092403" calcext:value-type="float">
            <text:p>43.1030853092403</text:p>
          </table:table-cell>
          <table:table-cell office:value-type="float" office:value="3.18252504432624" calcext:value-type="float">
            <text:p>3.18252504432624</text:p>
          </table:table-cell>
        </table:table-row>
        <table:table-row table:style-name="ro1">
          <table:table-cell office:value-type="string" calcext:value-type="string">
            <text:p>leaves_iso_200</text:p>
          </table:table-cell>
          <table:table-cell office:value-type="float" office:value="6" calcext:value-type="float">
            <text:p>6</text:p>
          </table:table-cell>
          <table:table-cell office:value-type="float" office:value="26.465913531" calcext:value-type="float">
            <text:p>26.465913531</text:p>
          </table:table-cell>
          <table:table-cell office:value-type="float" office:value="946.85" calcext:value-type="float">
            <text:p>946.85</text:p>
          </table:table-cell>
          <table:table-cell office:value-type="float" office:value="1993524" calcext:value-type="float">
            <text:p>1993524</text:p>
          </table:table-cell>
          <table:table-cell office:value-type="string" calcext:value-type="string">
            <text:p>3008x2000</text:p>
          </table:table-cell>
          <table:table-cell office:value-type="float" office:value="2.6509" calcext:value-type="float">
            <text:p>2.6509</text:p>
          </table:table-cell>
          <table:table-cell office:value-type="string" calcext:value-type="string">
            <text:p>leaves_iso_1600.png</text:p>
          </table:table-cell>
          <table:table-cell office:value-type="string" calcext:value-type="string">
            <text:p>AVIF</text:p>
          </table:table-cell>
          <table:table-cell office:value-type="float" office:value="6" calcext:value-type="float">
            <text:p>6</text:p>
          </table:table-cell>
          <table:table-cell office:value-type="float" office:value="0.992257485722142" calcext:value-type="float">
            <text:p>0.992257485722142</text:p>
          </table:table-cell>
          <table:table-cell office:value-type="float" office:value="42.1746209905937" calcext:value-type="float">
            <text:p>42.1746209905937</text:p>
          </table:table-cell>
          <table:table-cell office:value-type="float" office:value="3.94110732491135" calcext:value-type="float">
            <text:p>3.94110732491135</text:p>
          </table:table-cell>
        </table:table-row>
        <table:table-row table:style-name="ro1">
          <table:table-cell office:value-type="string" calcext:value-type="string">
            <text:p>leaves_iso_200</text:p>
          </table:table-cell>
          <table:table-cell office:value-type="float" office:value="7" calcext:value-type="float">
            <text:p>7</text:p>
          </table:table-cell>
          <table:table-cell office:value-type="float" office:value="26.578115288" calcext:value-type="float">
            <text:p>26.578115288</text:p>
          </table:table-cell>
          <table:table-cell office:value-type="float" office:value="943.56" calcext:value-type="float">
            <text:p>943.56</text:p>
          </table:table-cell>
          <table:table-cell office:value-type="float" office:value="1810073" calcext:value-type="float">
            <text:p>1810073</text:p>
          </table:table-cell>
          <table:table-cell office:value-type="string" calcext:value-type="string">
            <text:p>3008x2000</text:p>
          </table:table-cell>
          <table:table-cell office:value-type="float" office:value="2.407" calcext:value-type="float">
            <text:p>2.407</text:p>
          </table:table-cell>
          <table:table-cell office:value-type="string" calcext:value-type="string">
            <text:p>leaves_iso_1600.png</text:p>
          </table:table-cell>
          <table:table-cell office:value-type="string" calcext:value-type="string">
            <text:p>AVIF</text:p>
          </table:table-cell>
          <table:table-cell office:value-type="float" office:value="7" calcext:value-type="float">
            <text:p>7</text:p>
          </table:table-cell>
          <table:table-cell office:value-type="float" office:value="0.990692077741218" calcext:value-type="float">
            <text:p>0.990692077741218</text:p>
          </table:table-cell>
          <table:table-cell office:value-type="float" office:value="41.2814633699373" calcext:value-type="float">
            <text:p>41.2814633699373</text:p>
          </table:table-cell>
          <table:table-cell office:value-type="float" office:value="4.8409881981383" calcext:value-type="float">
            <text:p>4.8409881981383</text:p>
          </table:table-cell>
        </table:table-row>
        <table:table-row table:style-name="ro1">
          <table:table-cell office:value-type="string" calcext:value-type="string">
            <text:p>leaves_iso_200</text:p>
          </table:table-cell>
          <table:table-cell office:value-type="float" office:value="8" calcext:value-type="float">
            <text:p>8</text:p>
          </table:table-cell>
          <table:table-cell office:value-type="float" office:value="25.562909213" calcext:value-type="float">
            <text:p>25.562909213</text:p>
          </table:table-cell>
          <table:table-cell office:value-type="float" office:value="880.68" calcext:value-type="float">
            <text:p>880.68</text:p>
          </table:table-cell>
          <table:table-cell office:value-type="float" office:value="1677945" calcext:value-type="float">
            <text:p>1677945</text:p>
          </table:table-cell>
          <table:table-cell office:value-type="string" calcext:value-type="string">
            <text:p>3008x2000</text:p>
          </table:table-cell>
          <table:table-cell office:value-type="float" office:value="2.2313" calcext:value-type="float">
            <text:p>2.2313</text:p>
          </table:table-cell>
          <table:table-cell office:value-type="string" calcext:value-type="string">
            <text:p>leaves_iso_1600.png</text:p>
          </table:table-cell>
          <table:table-cell office:value-type="string" calcext:value-type="string">
            <text:p>AVIF</text:p>
          </table:table-cell>
          <table:table-cell office:value-type="float" office:value="8" calcext:value-type="float">
            <text:p>8</text:p>
          </table:table-cell>
          <table:table-cell office:value-type="float" office:value="0.989071130356753" calcext:value-type="float">
            <text:p>0.989071130356753</text:p>
          </table:table-cell>
          <table:table-cell office:value-type="float" office:value="40.5554628871519" calcext:value-type="float">
            <text:p>40.5554628871519</text:p>
          </table:table-cell>
          <table:table-cell office:value-type="float" office:value="5.72181842863475" calcext:value-type="float">
            <text:p>5.72181842863475</text:p>
          </table:table-cell>
        </table:table-row>
        <table:table-row table:style-name="ro1">
          <table:table-cell office:value-type="string" calcext:value-type="string">
            <text:p>leaves_iso_200</text:p>
          </table:table-cell>
          <table:table-cell office:value-type="float" office:value="9" calcext:value-type="float">
            <text:p>9</text:p>
          </table:table-cell>
          <table:table-cell office:value-type="float" office:value="26.396743769" calcext:value-type="float">
            <text:p>26.396743769</text:p>
          </table:table-cell>
          <table:table-cell office:value-type="float" office:value="941.27" calcext:value-type="float">
            <text:p>941.27</text:p>
          </table:table-cell>
          <table:table-cell office:value-type="float" office:value="1544956" calcext:value-type="float">
            <text:p>1544956</text:p>
          </table:table-cell>
          <table:table-cell office:value-type="string" calcext:value-type="string">
            <text:p>3008x2000</text:p>
          </table:table-cell>
          <table:table-cell office:value-type="float" office:value="2.0544" calcext:value-type="float">
            <text:p>2.0544</text:p>
          </table:table-cell>
          <table:table-cell office:value-type="string" calcext:value-type="string">
            <text:p>leaves_iso_1600.png</text:p>
          </table:table-cell>
          <table:table-cell office:value-type="string" calcext:value-type="string">
            <text:p>AVIF</text:p>
          </table:table-cell>
          <table:table-cell office:value-type="float" office:value="9" calcext:value-type="float">
            <text:p>9</text:p>
          </table:table-cell>
          <table:table-cell office:value-type="float" office:value="0.987226704278179" calcext:value-type="float">
            <text:p>0.987226704278179</text:p>
          </table:table-cell>
          <table:table-cell office:value-type="float" office:value="39.8356188238313" calcext:value-type="float">
            <text:p>39.8356188238313</text:p>
          </table:table-cell>
          <table:table-cell office:value-type="float" office:value="6.75333787677305" calcext:value-type="float">
            <text:p>6.75333787677305</text:p>
          </table:table-cell>
        </table:table-row>
        <table:table-row table:style-name="ro1">
          <table:table-cell office:value-type="string" calcext:value-type="string">
            <text:p>leaves_iso_200</text:p>
          </table:table-cell>
          <table:table-cell office:value-type="float" office:value="10" calcext:value-type="float">
            <text:p>10</text:p>
          </table:table-cell>
          <table:table-cell office:value-type="float" office:value="25.577533285" calcext:value-type="float">
            <text:p>25.577533285</text:p>
          </table:table-cell>
          <table:table-cell office:value-type="float" office:value="878.62" calcext:value-type="float">
            <text:p>878.62</text:p>
          </table:table-cell>
          <table:table-cell office:value-type="float" office:value="1449332" calcext:value-type="float">
            <text:p>1449332</text:p>
          </table:table-cell>
          <table:table-cell office:value-type="string" calcext:value-type="string">
            <text:p>3008x2000</text:p>
          </table:table-cell>
          <table:table-cell office:value-type="float" office:value="1.9273" calcext:value-type="float">
            <text:p>1.9273</text:p>
          </table:table-cell>
          <table:table-cell office:value-type="string" calcext:value-type="string">
            <text:p>leaves_iso_1600.png</text:p>
          </table:table-cell>
          <table:table-cell office:value-type="string" calcext:value-type="string">
            <text:p>AVIF</text:p>
          </table:table-cell>
          <table:table-cell office:value-type="float" office:value="10" calcext:value-type="float">
            <text:p>10</text:p>
          </table:table-cell>
          <table:table-cell office:value-type="float" office:value="0.985386975517302" calcext:value-type="float">
            <text:p>0.985386975517302</text:p>
          </table:table-cell>
          <table:table-cell office:value-type="float" office:value="39.2613938540052" calcext:value-type="float">
            <text:p>39.2613938540052</text:p>
          </table:table-cell>
          <table:table-cell office:value-type="float" office:value="7.70798703457447" calcext:value-type="float">
            <text:p>7.70798703457447</text:p>
          </table:table-cell>
        </table:table-row>
        <table:table-row table:style-name="ro1">
          <table:table-cell office:value-type="string" calcext:value-type="string">
            <text:p>leaves_iso_200</text:p>
          </table:table-cell>
          <table:table-cell office:value-type="float" office:value="11" calcext:value-type="float">
            <text:p>11</text:p>
          </table:table-cell>
          <table:table-cell office:value-type="float" office:value="25.620223598" calcext:value-type="float">
            <text:p>25.620223598</text:p>
          </table:table-cell>
          <table:table-cell office:value-type="float" office:value="883.31" calcext:value-type="float">
            <text:p>883.31</text:p>
          </table:table-cell>
          <table:table-cell office:value-type="float" office:value="1364235" calcext:value-type="float">
            <text:p>1364235</text:p>
          </table:table-cell>
          <table:table-cell office:value-type="string" calcext:value-type="string">
            <text:p>3008x2000</text:p>
          </table:table-cell>
          <table:table-cell office:value-type="float" office:value="1.8141" calcext:value-type="float">
            <text:p>1.8141</text:p>
          </table:table-cell>
          <table:table-cell office:value-type="string" calcext:value-type="string">
            <text:p>leaves_iso_1600.png</text:p>
          </table:table-cell>
          <table:table-cell office:value-type="string" calcext:value-type="string">
            <text:p>AVIF</text:p>
          </table:table-cell>
          <table:table-cell office:value-type="float" office:value="11" calcext:value-type="float">
            <text:p>11</text:p>
          </table:table-cell>
          <table:table-cell office:value-type="float" office:value="0.983489563809665" calcext:value-type="float">
            <text:p>0.983489563809665</text:p>
          </table:table-cell>
          <table:table-cell office:value-type="float" office:value="38.7289297519132" calcext:value-type="float">
            <text:p>38.7289297519132</text:p>
          </table:table-cell>
          <table:table-cell office:value-type="float" office:value="8.7133946697695" calcext:value-type="float">
            <text:p>8.7133946697695</text:p>
          </table:table-cell>
        </table:table-row>
        <table:table-row table:style-name="ro1">
          <table:table-cell office:value-type="string" calcext:value-type="string">
            <text:p>leaves_iso_200</text:p>
          </table:table-cell>
          <table:table-cell office:value-type="float" office:value="12" calcext:value-type="float">
            <text:p>12</text:p>
          </table:table-cell>
          <table:table-cell office:value-type="float" office:value="25.391371729" calcext:value-type="float">
            <text:p>25.391371729</text:p>
          </table:table-cell>
          <table:table-cell office:value-type="float" office:value="845.88" calcext:value-type="float">
            <text:p>845.88</text:p>
          </table:table-cell>
          <table:table-cell office:value-type="float" office:value="1275851" calcext:value-type="float">
            <text:p>1275851</text:p>
          </table:table-cell>
          <table:table-cell office:value-type="string" calcext:value-type="string">
            <text:p>3008x2000</text:p>
          </table:table-cell>
          <table:table-cell office:value-type="float" office:value="1.6966" calcext:value-type="float">
            <text:p>1.6966</text:p>
          </table:table-cell>
          <table:table-cell office:value-type="string" calcext:value-type="string">
            <text:p>leaves_iso_1600.png</text:p>
          </table:table-cell>
          <table:table-cell office:value-type="string" calcext:value-type="string">
            <text:p>AVIF</text:p>
          </table:table-cell>
          <table:table-cell office:value-type="float" office:value="12" calcext:value-type="float">
            <text:p>12</text:p>
          </table:table-cell>
          <table:table-cell office:value-type="float" office:value="0.981350673205701" calcext:value-type="float">
            <text:p>0.981350673205701</text:p>
          </table:table-cell>
          <table:table-cell office:value-type="float" office:value="38.1850792698656" calcext:value-type="float">
            <text:p>38.1850792698656</text:p>
          </table:table-cell>
          <table:table-cell office:value-type="float" office:value="9.87580335771277" calcext:value-type="float">
            <text:p>9.87580335771277</text:p>
          </table:table-cell>
        </table:table-row>
        <table:table-row table:style-name="ro1">
          <table:table-cell office:value-type="string" calcext:value-type="string">
            <text:p>leaves_iso_200</text:p>
          </table:table-cell>
          <table:table-cell office:value-type="float" office:value="13" calcext:value-type="float">
            <text:p>13</text:p>
          </table:table-cell>
          <table:table-cell office:value-type="float" office:value="25.437285107" calcext:value-type="float">
            <text:p>25.437285107</text:p>
          </table:table-cell>
          <table:table-cell office:value-type="float" office:value="861.58" calcext:value-type="float">
            <text:p>861.58</text:p>
          </table:table-cell>
          <table:table-cell office:value-type="float" office:value="1208709" calcext:value-type="float">
            <text:p>1208709</text:p>
          </table:table-cell>
          <table:table-cell office:value-type="string" calcext:value-type="string">
            <text:p>3008x2000</text:p>
          </table:table-cell>
          <table:table-cell office:value-type="float" office:value="1.6073" calcext:value-type="float">
            <text:p>1.6073</text:p>
          </table:table-cell>
          <table:table-cell office:value-type="string" calcext:value-type="string">
            <text:p>leaves_iso_1600.png</text:p>
          </table:table-cell>
          <table:table-cell office:value-type="string" calcext:value-type="string">
            <text:p>AVIF</text:p>
          </table:table-cell>
          <table:table-cell office:value-type="float" office:value="13" calcext:value-type="float">
            <text:p>13</text:p>
          </table:table-cell>
          <table:table-cell office:value-type="float" office:value="0.97934341273411" calcext:value-type="float">
            <text:p>0.97934341273411</text:p>
          </table:table-cell>
          <table:table-cell office:value-type="float" office:value="37.7436347433377" calcext:value-type="float">
            <text:p>37.7436347433377</text:p>
          </table:table-cell>
          <table:table-cell office:value-type="float" office:value="10.9324345633865" calcext:value-type="float">
            <text:p>10.9324345633865</text:p>
          </table:table-cell>
        </table:table-row>
        <table:table-row table:style-name="ro1">
          <table:table-cell office:value-type="string" calcext:value-type="string">
            <text:p>leaves_iso_200</text:p>
          </table:table-cell>
          <table:table-cell office:value-type="float" office:value="14" calcext:value-type="float">
            <text:p>14</text:p>
          </table:table-cell>
          <table:table-cell office:value-type="float" office:value="25.076705823" calcext:value-type="float">
            <text:p>25.076705823</text:p>
          </table:table-cell>
          <table:table-cell office:value-type="float" office:value="830.87" calcext:value-type="float">
            <text:p>830.87</text:p>
          </table:table-cell>
          <table:table-cell office:value-type="float" office:value="1151416" calcext:value-type="float">
            <text:p>1151416</text:p>
          </table:table-cell>
          <table:table-cell office:value-type="string" calcext:value-type="string">
            <text:p>3008x2000</text:p>
          </table:table-cell>
          <table:table-cell office:value-type="float" office:value="1.5311" calcext:value-type="float">
            <text:p>1.5311</text:p>
          </table:table-cell>
          <table:table-cell office:value-type="string" calcext:value-type="string">
            <text:p>leaves_iso_1600.png</text:p>
          </table:table-cell>
          <table:table-cell office:value-type="string" calcext:value-type="string">
            <text:p>AVIF</text:p>
          </table:table-cell>
          <table:table-cell office:value-type="float" office:value="14" calcext:value-type="float">
            <text:p>14</text:p>
          </table:table-cell>
          <table:table-cell office:value-type="float" office:value="0.977346533558734" calcext:value-type="float">
            <text:p>0.977346533558734</text:p>
          </table:table-cell>
          <table:table-cell office:value-type="float" office:value="37.3557170505454" calcext:value-type="float">
            <text:p>37.3557170505454</text:p>
          </table:table-cell>
          <table:table-cell office:value-type="float" office:value="11.9538735039894" calcext:value-type="float">
            <text:p>11.9538735039894</text:p>
          </table:table-cell>
        </table:table-row>
        <table:table-row table:style-name="ro1">
          <table:table-cell office:value-type="string" calcext:value-type="string">
            <text:p>leaves_iso_200</text:p>
          </table:table-cell>
          <table:table-cell office:value-type="float" office:value="15" calcext:value-type="float">
            <text:p>15</text:p>
          </table:table-cell>
          <table:table-cell office:value-type="float" office:value="24.915149344" calcext:value-type="float">
            <text:p>24.915149344</text:p>
          </table:table-cell>
          <table:table-cell office:value-type="float" office:value="818.51" calcext:value-type="float">
            <text:p>818.51</text:p>
          </table:table-cell>
          <table:table-cell office:value-type="float" office:value="1097929" calcext:value-type="float">
            <text:p>1097929</text:p>
          </table:table-cell>
          <table:table-cell office:value-type="string" calcext:value-type="string">
            <text:p>3008x2000</text:p>
          </table:table-cell>
          <table:table-cell office:value-type="float" office:value="1.46" calcext:value-type="float">
            <text:p>1.46</text:p>
          </table:table-cell>
          <table:table-cell office:value-type="string" calcext:value-type="string">
            <text:p>leaves_iso_1600.png</text:p>
          </table:table-cell>
          <table:table-cell office:value-type="string" calcext:value-type="string">
            <text:p>AVIF</text:p>
          </table:table-cell>
          <table:table-cell office:value-type="float" office:value="15" calcext:value-type="float">
            <text:p>15</text:p>
          </table:table-cell>
          <table:table-cell office:value-type="float" office:value="0.975299421389653" calcext:value-type="float">
            <text:p>0.975299421389653</text:p>
          </table:table-cell>
          <table:table-cell office:value-type="float" office:value="36.980414012579" calcext:value-type="float">
            <text:p>36.980414012579</text:p>
          </table:table-cell>
          <table:table-cell office:value-type="float" office:value="13.0328368794326" calcext:value-type="float">
            <text:p>13.0328368794326</text:p>
          </table:table-cell>
        </table:table-row>
        <table:table-row table:style-name="ro1">
          <table:table-cell office:value-type="string" calcext:value-type="string">
            <text:p>leaves_iso_200</text:p>
          </table:table-cell>
          <table:table-cell office:value-type="float" office:value="16" calcext:value-type="float">
            <text:p>16</text:p>
          </table:table-cell>
          <table:table-cell office:value-type="float" office:value="24.891521768" calcext:value-type="float">
            <text:p>24.891521768</text:p>
          </table:table-cell>
          <table:table-cell office:value-type="float" office:value="798.39" calcext:value-type="float">
            <text:p>798.39</text:p>
          </table:table-cell>
          <table:table-cell office:value-type="float" office:value="1040382" calcext:value-type="float">
            <text:p>1040382</text:p>
          </table:table-cell>
          <table:table-cell office:value-type="string" calcext:value-type="string">
            <text:p>3008x2000</text:p>
          </table:table-cell>
          <table:table-cell office:value-type="float" office:value="1.3834" calcext:value-type="float">
            <text:p>1.3834</text:p>
          </table:table-cell>
          <table:table-cell office:value-type="string" calcext:value-type="string">
            <text:p>leaves_iso_1600.png</text:p>
          </table:table-cell>
          <table:table-cell office:value-type="string" calcext:value-type="string">
            <text:p>AVIF</text:p>
          </table:table-cell>
          <table:table-cell office:value-type="float" office:value="16" calcext:value-type="float">
            <text:p>16</text:p>
          </table:table-cell>
          <table:table-cell office:value-type="float" office:value="0.973065664246544" calcext:value-type="float">
            <text:p>0.973065664246544</text:p>
          </table:table-cell>
          <table:table-cell office:value-type="float" office:value="36.5908666955241" calcext:value-type="float">
            <text:p>36.5908666955241</text:p>
          </table:table-cell>
          <table:table-cell office:value-type="float" office:value="14.255868849734" calcext:value-type="float">
            <text:p>14.255868849734</text:p>
          </table:table-cell>
        </table:table-row>
        <table:table-row table:style-name="ro1">
          <table:table-cell office:value-type="string" calcext:value-type="string">
            <text:p>leaves_iso_200</text:p>
          </table:table-cell>
          <table:table-cell office:value-type="float" office:value="17" calcext:value-type="float">
            <text:p>17</text:p>
          </table:table-cell>
          <table:table-cell office:value-type="float" office:value="24.62304073" calcext:value-type="float">
            <text:p>24.62304073</text:p>
          </table:table-cell>
          <table:table-cell office:value-type="float" office:value="798.16" calcext:value-type="float">
            <text:p>798.16</text:p>
          </table:table-cell>
          <table:table-cell office:value-type="float" office:value="997936" calcext:value-type="float">
            <text:p>997936</text:p>
          </table:table-cell>
          <table:table-cell office:value-type="string" calcext:value-type="string">
            <text:p>3008x2000</text:p>
          </table:table-cell>
          <table:table-cell office:value-type="float" office:value="1.327" calcext:value-type="float">
            <text:p>1.327</text:p>
          </table:table-cell>
          <table:table-cell office:value-type="string" calcext:value-type="string">
            <text:p>leaves_iso_1600.png</text:p>
          </table:table-cell>
          <table:table-cell office:value-type="string" calcext:value-type="string">
            <text:p>AVIF</text:p>
          </table:table-cell>
          <table:table-cell office:value-type="float" office:value="17" calcext:value-type="float">
            <text:p>17</text:p>
          </table:table-cell>
          <table:table-cell office:value-type="float" office:value="0.970965233301903" calcext:value-type="float">
            <text:p>0.970965233301903</text:p>
          </table:table-cell>
          <table:table-cell office:value-type="float" office:value="36.2664886920769" calcext:value-type="float">
            <text:p>36.2664886920769</text:p>
          </table:table-cell>
          <table:table-cell office:value-type="float" office:value="15.3614245345745" calcext:value-type="float">
            <text:p>15.3614245345745</text:p>
          </table:table-cell>
        </table:table-row>
        <table:table-row table:style-name="ro1">
          <table:table-cell office:value-type="string" calcext:value-type="string">
            <text:p>leaves_iso_200</text:p>
          </table:table-cell>
          <table:table-cell office:value-type="float" office:value="18" calcext:value-type="float">
            <text:p>18</text:p>
          </table:table-cell>
          <table:table-cell office:value-type="float" office:value="24.34642836" calcext:value-type="float">
            <text:p>24.34642836</text:p>
          </table:table-cell>
          <table:table-cell office:value-type="float" office:value="765.47" calcext:value-type="float">
            <text:p>765.47</text:p>
          </table:table-cell>
          <table:table-cell office:value-type="float" office:value="958867" calcext:value-type="float">
            <text:p>958867</text:p>
          </table:table-cell>
          <table:table-cell office:value-type="string" calcext:value-type="string">
            <text:p>3008x2000</text:p>
          </table:table-cell>
          <table:table-cell office:value-type="float" office:value="1.275" calcext:value-type="float">
            <text:p>1.275</text:p>
          </table:table-cell>
          <table:table-cell office:value-type="string" calcext:value-type="string">
            <text:p>leaves_iso_1600.png</text:p>
          </table:table-cell>
          <table:table-cell office:value-type="string" calcext:value-type="string">
            <text:p>AVIF</text:p>
          </table:table-cell>
          <table:table-cell office:value-type="float" office:value="18" calcext:value-type="float">
            <text:p>18</text:p>
          </table:table-cell>
          <table:table-cell office:value-type="float" office:value="0.968973237666655" calcext:value-type="float">
            <text:p>0.968973237666655</text:p>
          </table:table-cell>
          <table:table-cell office:value-type="float" office:value="35.982630258131" calcext:value-type="float">
            <text:p>35.982630258131</text:p>
          </table:table-cell>
          <table:table-cell office:value-type="float" office:value="16.3989988364362" calcext:value-type="float">
            <text:p>16.3989988364362</text:p>
          </table:table-cell>
        </table:table-row>
        <table:table-row table:style-name="ro1">
          <table:table-cell office:value-type="string" calcext:value-type="string">
            <text:p>leaves_iso_200</text:p>
          </table:table-cell>
          <table:table-cell office:value-type="float" office:value="19" calcext:value-type="float">
            <text:p>19</text:p>
          </table:table-cell>
          <table:table-cell office:value-type="float" office:value="24.037025722" calcext:value-type="float">
            <text:p>24.037025722</text:p>
          </table:table-cell>
          <table:table-cell office:value-type="float" office:value="756.6" calcext:value-type="float">
            <text:p>756.6</text:p>
          </table:table-cell>
          <table:table-cell office:value-type="float" office:value="921365" calcext:value-type="float">
            <text:p>921365</text:p>
          </table:table-cell>
          <table:table-cell office:value-type="string" calcext:value-type="string">
            <text:p>3008x2000</text:p>
          </table:table-cell>
          <table:table-cell office:value-type="float" office:value="1.2252" calcext:value-type="float">
            <text:p>1.2252</text:p>
          </table:table-cell>
          <table:table-cell office:value-type="string" calcext:value-type="string">
            <text:p>leaves_iso_1600.png</text:p>
          </table:table-cell>
          <table:table-cell office:value-type="string" calcext:value-type="string">
            <text:p>AVIF</text:p>
          </table:table-cell>
          <table:table-cell office:value-type="float" office:value="19" calcext:value-type="float">
            <text:p>19</text:p>
          </table:table-cell>
          <table:table-cell office:value-type="float" office:value="0.966912236503271" calcext:value-type="float">
            <text:p>0.966912236503271</text:p>
          </table:table-cell>
          <table:table-cell office:value-type="float" office:value="35.6961182137517" calcext:value-type="float">
            <text:p>35.6961182137517</text:p>
          </table:table-cell>
          <table:table-cell office:value-type="float" office:value="17.5173553302305" calcext:value-type="float">
            <text:p>17.5173553302305</text:p>
          </table:table-cell>
        </table:table-row>
        <table:table-row table:style-name="ro1">
          <table:table-cell office:value-type="string" calcext:value-type="string">
            <text:p>leaves_iso_200</text:p>
          </table:table-cell>
          <table:table-cell office:value-type="float" office:value="20" calcext:value-type="float">
            <text:p>20</text:p>
          </table:table-cell>
          <table:table-cell office:value-type="float" office:value="23.887979991" calcext:value-type="float">
            <text:p>23.887979991</text:p>
          </table:table-cell>
          <table:table-cell office:value-type="float" office:value="747.21" calcext:value-type="float">
            <text:p>747.21</text:p>
          </table:table-cell>
          <table:table-cell office:value-type="float" office:value="881395" calcext:value-type="float">
            <text:p>881395</text:p>
          </table:table-cell>
          <table:table-cell office:value-type="string" calcext:value-type="string">
            <text:p>3008x2000</text:p>
          </table:table-cell>
          <table:table-cell office:value-type="float" office:value="1.172" calcext:value-type="float">
            <text:p>1.172</text:p>
          </table:table-cell>
          <table:table-cell office:value-type="string" calcext:value-type="string">
            <text:p>leaves_iso_1600.png</text:p>
          </table:table-cell>
          <table:table-cell office:value-type="string" calcext:value-type="string">
            <text:p>AVIF</text:p>
          </table:table-cell>
          <table:table-cell office:value-type="float" office:value="20" calcext:value-type="float">
            <text:p>20</text:p>
          </table:table-cell>
          <table:table-cell office:value-type="float" office:value="0.964692565406835" calcext:value-type="float">
            <text:p>0.964692565406835</text:p>
          </table:table-cell>
          <table:table-cell office:value-type="float" office:value="35.3937932477381" calcext:value-type="float">
            <text:p>35.3937932477381</text:p>
          </table:table-cell>
          <table:table-cell office:value-type="float" office:value="18.7802355939716" calcext:value-type="float">
            <text:p>18.7802355939716</text:p>
          </table:table-cell>
        </table:table-row>
        <table:table-row table:style-name="ro1">
          <table:table-cell office:value-type="string" calcext:value-type="string">
            <text:p>leaves_iso_200</text:p>
          </table:table-cell>
          <table:table-cell office:value-type="float" office:value="21" calcext:value-type="float">
            <text:p>21</text:p>
          </table:table-cell>
          <table:table-cell office:value-type="float" office:value="23.837401977" calcext:value-type="float">
            <text:p>23.837401977</text:p>
          </table:table-cell>
          <table:table-cell office:value-type="float" office:value="742.51" calcext:value-type="float">
            <text:p>742.51</text:p>
          </table:table-cell>
          <table:table-cell office:value-type="float" office:value="851366" calcext:value-type="float">
            <text:p>851366</text:p>
          </table:table-cell>
          <table:table-cell office:value-type="string" calcext:value-type="string">
            <text:p>3008x2000</text:p>
          </table:table-cell>
          <table:table-cell office:value-type="float" office:value="1.1321" calcext:value-type="float">
            <text:p>1.1321</text:p>
          </table:table-cell>
          <table:table-cell office:value-type="string" calcext:value-type="string">
            <text:p>leaves_iso_1600.png</text:p>
          </table:table-cell>
          <table:table-cell office:value-type="string" calcext:value-type="string">
            <text:p>AVIF</text:p>
          </table:table-cell>
          <table:table-cell office:value-type="float" office:value="21" calcext:value-type="float">
            <text:p>21</text:p>
          </table:table-cell>
          <table:table-cell office:value-type="float" office:value="0.962622508688108" calcext:value-type="float">
            <text:p>0.962622508688108</text:p>
          </table:table-cell>
          <table:table-cell office:value-type="float" office:value="35.1417583194302" calcext:value-type="float">
            <text:p>35.1417583194302</text:p>
          </table:table-cell>
          <table:table-cell office:value-type="float" office:value="19.9023577681738" calcext:value-type="float">
            <text:p>19.9023577681738</text:p>
          </table:table-cell>
        </table:table-row>
        <table:table-row table:style-name="ro1">
          <table:table-cell office:value-type="string" calcext:value-type="string">
            <text:p>leaves_iso_200</text:p>
          </table:table-cell>
          <table:table-cell office:value-type="float" office:value="22" calcext:value-type="float">
            <text:p>22</text:p>
          </table:table-cell>
          <table:table-cell office:value-type="float" office:value="23.296170404" calcext:value-type="float">
            <text:p>23.296170404</text:p>
          </table:table-cell>
          <table:table-cell office:value-type="float" office:value="706.16" calcext:value-type="float">
            <text:p>706.16</text:p>
          </table:table-cell>
          <table:table-cell office:value-type="float" office:value="822564" calcext:value-type="float">
            <text:p>822564</text:p>
          </table:table-cell>
          <table:table-cell office:value-type="string" calcext:value-type="string">
            <text:p>3008x2000</text:p>
          </table:table-cell>
          <table:table-cell office:value-type="float" office:value="1.0938" calcext:value-type="float">
            <text:p>1.0938</text:p>
          </table:table-cell>
          <table:table-cell office:value-type="string" calcext:value-type="string">
            <text:p>leaves_iso_1600.png</text:p>
          </table:table-cell>
          <table:table-cell office:value-type="string" calcext:value-type="string">
            <text:p>AVIF</text:p>
          </table:table-cell>
          <table:table-cell office:value-type="float" office:value="22" calcext:value-type="float">
            <text:p>22</text:p>
          </table:table-cell>
          <table:table-cell office:value-type="float" office:value="0.960756942083039" calcext:value-type="float">
            <text:p>0.960756942083039</text:p>
          </table:table-cell>
          <table:table-cell office:value-type="float" office:value="34.9199518009025" calcext:value-type="float">
            <text:p>34.9199518009025</text:p>
          </table:table-cell>
          <table:table-cell office:value-type="float" office:value="20.9452322695035" calcext:value-type="float">
            <text:p>20.9452322695035</text:p>
          </table:table-cell>
        </table:table-row>
        <table:table-row table:style-name="ro1">
          <table:table-cell office:value-type="string" calcext:value-type="string">
            <text:p>leaves_iso_200</text:p>
          </table:table-cell>
          <table:table-cell office:value-type="float" office:value="23" calcext:value-type="float">
            <text:p>23</text:p>
          </table:table-cell>
          <table:table-cell office:value-type="float" office:value="23.525577955" calcext:value-type="float">
            <text:p>23.525577955</text:p>
          </table:table-cell>
          <table:table-cell office:value-type="float" office:value="718.25" calcext:value-type="float">
            <text:p>718.25</text:p>
          </table:table-cell>
          <table:table-cell office:value-type="float" office:value="794082" calcext:value-type="float">
            <text:p>794082</text:p>
          </table:table-cell>
          <table:table-cell office:value-type="string" calcext:value-type="string">
            <text:p>3008x2000</text:p>
          </table:table-cell>
          <table:table-cell office:value-type="float" office:value="1.0559" calcext:value-type="float">
            <text:p>1.0559</text:p>
          </table:table-cell>
          <table:table-cell office:value-type="string" calcext:value-type="string">
            <text:p>leaves_iso_1600.png</text:p>
          </table:table-cell>
          <table:table-cell office:value-type="string" calcext:value-type="string">
            <text:p>AVIF</text:p>
          </table:table-cell>
          <table:table-cell office:value-type="float" office:value="23" calcext:value-type="float">
            <text:p>23</text:p>
          </table:table-cell>
          <table:table-cell office:value-type="float" office:value="0.958745283155123" calcext:value-type="float">
            <text:p>0.958745283155123</text:p>
          </table:table-cell>
          <table:table-cell office:value-type="float" office:value="34.6932570553672" calcext:value-type="float">
            <text:p>34.6932570553672</text:p>
          </table:table-cell>
          <table:table-cell office:value-type="float" office:value="22.0675772384752" calcext:value-type="float">
            <text:p>22.0675772384752</text:p>
          </table:table-cell>
        </table:table-row>
        <table:table-row table:style-name="ro1">
          <table:table-cell office:value-type="string" calcext:value-type="string">
            <text:p>leaves_iso_200</text:p>
          </table:table-cell>
          <table:table-cell office:value-type="float" office:value="24" calcext:value-type="float">
            <text:p>24</text:p>
          </table:table-cell>
          <table:table-cell office:value-type="float" office:value="23.473359526" calcext:value-type="float">
            <text:p>23.473359526</text:p>
          </table:table-cell>
          <table:table-cell office:value-type="float" office:value="712.17" calcext:value-type="float">
            <text:p>712.17</text:p>
          </table:table-cell>
          <table:table-cell office:value-type="float" office:value="762554" calcext:value-type="float">
            <text:p>762554</text:p>
          </table:table-cell>
          <table:table-cell office:value-type="string" calcext:value-type="string">
            <text:p>3008x2000</text:p>
          </table:table-cell>
          <table:table-cell office:value-type="float" office:value="1.014" calcext:value-type="float">
            <text:p>1.014</text:p>
          </table:table-cell>
          <table:table-cell office:value-type="string" calcext:value-type="string">
            <text:p>leaves_iso_1600.png</text:p>
          </table:table-cell>
          <table:table-cell office:value-type="string" calcext:value-type="string">
            <text:p>AVIF</text:p>
          </table:table-cell>
          <table:table-cell office:value-type="float" office:value="24" calcext:value-type="float">
            <text:p>24</text:p>
          </table:table-cell>
          <table:table-cell office:value-type="float" office:value="0.956226979687786" calcext:value-type="float">
            <text:p>0.956226979687786</text:p>
          </table:table-cell>
          <table:table-cell office:value-type="float" office:value="34.4198703627278" calcext:value-type="float">
            <text:p>34.4198703627278</text:p>
          </table:table-cell>
          <table:table-cell office:value-type="float" office:value="23.5013778257979" calcext:value-type="float">
            <text:p>23.5013778257979</text:p>
          </table:table-cell>
        </table:table-row>
        <table:table-row table:style-name="ro1">
          <table:table-cell office:value-type="string" calcext:value-type="string">
            <text:p>leaves_iso_200</text:p>
          </table:table-cell>
          <table:table-cell office:value-type="float" office:value="25" calcext:value-type="float">
            <text:p>25</text:p>
          </table:table-cell>
          <table:table-cell office:value-type="float" office:value="23.27291682" calcext:value-type="float">
            <text:p>23.27291682</text:p>
          </table:table-cell>
          <table:table-cell office:value-type="float" office:value="693.02" calcext:value-type="float">
            <text:p>693.02</text:p>
          </table:table-cell>
          <table:table-cell office:value-type="float" office:value="719056" calcext:value-type="float">
            <text:p>719056</text:p>
          </table:table-cell>
          <table:table-cell office:value-type="string" calcext:value-type="string">
            <text:p>3008x2000</text:p>
          </table:table-cell>
          <table:table-cell office:value-type="float" office:value="0.9561" calcext:value-type="float">
            <text:p>0.9561</text:p>
          </table:table-cell>
          <table:table-cell office:value-type="string" calcext:value-type="string">
            <text:p>leaves_iso_1600.png</text:p>
          </table:table-cell>
          <table:table-cell office:value-type="string" calcext:value-type="string">
            <text:p>AVIF</text:p>
          </table:table-cell>
          <table:table-cell office:value-type="float" office:value="25" calcext:value-type="float">
            <text:p>25</text:p>
          </table:table-cell>
          <table:table-cell office:value-type="float" office:value="0.952587111872136" calcext:value-type="float">
            <text:p>0.952587111872136</text:p>
          </table:table-cell>
          <table:table-cell office:value-type="float" office:value="34.0387196096275" calcext:value-type="float">
            <text:p>34.0387196096275</text:p>
          </table:table-cell>
          <table:table-cell office:value-type="float" office:value="25.6571492132092" calcext:value-type="float">
            <text:p>25.6571492132092</text:p>
          </table:table-cell>
        </table:table-row>
        <table:table-row table:style-name="ro1">
          <table:table-cell office:value-type="string" calcext:value-type="string">
            <text:p>leaves_iso_200</text:p>
          </table:table-cell>
          <table:table-cell office:value-type="float" office:value="26" calcext:value-type="float">
            <text:p>26</text:p>
          </table:table-cell>
          <table:table-cell office:value-type="float" office:value="23.079367052" calcext:value-type="float">
            <text:p>23.079367052</text:p>
          </table:table-cell>
          <table:table-cell office:value-type="float" office:value="675.6" calcext:value-type="float">
            <text:p>675.6</text:p>
          </table:table-cell>
          <table:table-cell office:value-type="float" office:value="678814" calcext:value-type="float">
            <text:p>678814</text:p>
          </table:table-cell>
          <table:table-cell office:value-type="string" calcext:value-type="string">
            <text:p>3008x2000</text:p>
          </table:table-cell>
          <table:table-cell office:value-type="float" office:value="0.9026" calcext:value-type="float">
            <text:p>0.9026</text:p>
          </table:table-cell>
          <table:table-cell office:value-type="string" calcext:value-type="string">
            <text:p>leaves_iso_1600.png</text:p>
          </table:table-cell>
          <table:table-cell office:value-type="string" calcext:value-type="string">
            <text:p>AVIF</text:p>
          </table:table-cell>
          <table:table-cell office:value-type="float" office:value="26" calcext:value-type="float">
            <text:p>26</text:p>
          </table:table-cell>
          <table:table-cell office:value-type="float" office:value="0.948771804930086" calcext:value-type="float">
            <text:p>0.948771804930086</text:p>
          </table:table-cell>
          <table:table-cell office:value-type="float" office:value="33.6764384735832" calcext:value-type="float">
            <text:p>33.6764384735832</text:p>
          </table:table-cell>
          <table:table-cell office:value-type="float" office:value="27.8892293328901" calcext:value-type="float">
            <text:p>27.8892293328901</text:p>
          </table:table-cell>
        </table:table-row>
        <table:table-row table:style-name="ro1">
          <table:table-cell office:value-type="string" calcext:value-type="string">
            <text:p>leaves_iso_200</text:p>
          </table:table-cell>
          <table:table-cell office:value-type="float" office:value="27" calcext:value-type="float">
            <text:p>27</text:p>
          </table:table-cell>
          <table:table-cell office:value-type="float" office:value="22.609174516" calcext:value-type="float">
            <text:p>22.609174516</text:p>
          </table:table-cell>
          <table:table-cell office:value-type="float" office:value="648.47" calcext:value-type="float">
            <text:p>648.47</text:p>
          </table:table-cell>
          <table:table-cell office:value-type="float" office:value="644652" calcext:value-type="float">
            <text:p>644652</text:p>
          </table:table-cell>
          <table:table-cell office:value-type="string" calcext:value-type="string">
            <text:p>3008x2000</text:p>
          </table:table-cell>
          <table:table-cell office:value-type="float" office:value="0.8572" calcext:value-type="float">
            <text:p>0.8572</text:p>
          </table:table-cell>
          <table:table-cell office:value-type="string" calcext:value-type="string">
            <text:p>leaves_iso_1600.png</text:p>
          </table:table-cell>
          <table:table-cell office:value-type="string" calcext:value-type="string">
            <text:p>AVIF</text:p>
          </table:table-cell>
          <table:table-cell office:value-type="float" office:value="27" calcext:value-type="float">
            <text:p>27</text:p>
          </table:table-cell>
          <table:table-cell office:value-type="float" office:value="0.945381105045115" calcext:value-type="float">
            <text:p>0.945381105045115</text:p>
          </table:table-cell>
          <table:table-cell office:value-type="float" office:value="33.3614333536003" calcext:value-type="float">
            <text:p>33.3614333536003</text:p>
          </table:table-cell>
          <table:table-cell office:value-type="float" office:value="29.9872765957447" calcext:value-type="float">
            <text:p>29.9872765957447</text:p>
          </table:table-cell>
        </table:table-row>
        <table:table-row table:style-name="ro1">
          <table:table-cell office:value-type="string" calcext:value-type="string">
            <text:p>leaves_iso_200</text:p>
          </table:table-cell>
          <table:table-cell office:value-type="float" office:value="28" calcext:value-type="float">
            <text:p>28</text:p>
          </table:table-cell>
          <table:table-cell office:value-type="float" office:value="22.377770003" calcext:value-type="float">
            <text:p>22.377770003</text:p>
          </table:table-cell>
          <table:table-cell office:value-type="float" office:value="643.33" calcext:value-type="float">
            <text:p>643.33</text:p>
          </table:table-cell>
          <table:table-cell office:value-type="float" office:value="613517" calcext:value-type="float">
            <text:p>613517</text:p>
          </table:table-cell>
          <table:table-cell office:value-type="string" calcext:value-type="string">
            <text:p>3008x2000</text:p>
          </table:table-cell>
          <table:table-cell office:value-type="float" office:value="0.8158" calcext:value-type="float">
            <text:p>0.8158</text:p>
          </table:table-cell>
          <table:table-cell office:value-type="string" calcext:value-type="string">
            <text:p>leaves_iso_1600.png</text:p>
          </table:table-cell>
          <table:table-cell office:value-type="string" calcext:value-type="string">
            <text:p>AVIF</text:p>
          </table:table-cell>
          <table:table-cell office:value-type="float" office:value="28" calcext:value-type="float">
            <text:p>28</text:p>
          </table:table-cell>
          <table:table-cell office:value-type="float" office:value="0.942028018599901" calcext:value-type="float">
            <text:p>0.942028018599901</text:p>
          </table:table-cell>
          <table:table-cell office:value-type="float" office:value="33.0661922934193" calcext:value-type="float">
            <text:p>33.0661922934193</text:p>
          </table:table-cell>
          <table:table-cell office:value-type="float" office:value="32.0967553191489" calcext:value-type="float">
            <text:p>32.0967553191489</text:p>
          </table:table-cell>
        </table:table-row>
        <table:table-row table:style-name="ro1">
          <table:table-cell office:value-type="string" calcext:value-type="string">
            <text:p>leaves_iso_200</text:p>
          </table:table-cell>
          <table:table-cell office:value-type="float" office:value="29" calcext:value-type="float">
            <text:p>29</text:p>
          </table:table-cell>
          <table:table-cell office:value-type="float" office:value="22.293630058" calcext:value-type="float">
            <text:p>22.293630058</text:p>
          </table:table-cell>
          <table:table-cell office:value-type="float" office:value="625.04" calcext:value-type="float">
            <text:p>625.04</text:p>
          </table:table-cell>
          <table:table-cell office:value-type="float" office:value="585160" calcext:value-type="float">
            <text:p>585160</text:p>
          </table:table-cell>
          <table:table-cell office:value-type="string" calcext:value-type="string">
            <text:p>3008x2000</text:p>
          </table:table-cell>
          <table:table-cell office:value-type="float" office:value="0.7781" calcext:value-type="float">
            <text:p>0.7781</text:p>
          </table:table-cell>
          <table:table-cell office:value-type="string" calcext:value-type="string">
            <text:p>leaves_iso_1600.png</text:p>
          </table:table-cell>
          <table:table-cell office:value-type="string" calcext:value-type="string">
            <text:p>AVIF</text:p>
          </table:table-cell>
          <table:table-cell office:value-type="float" office:value="29" calcext:value-type="float">
            <text:p>29</text:p>
          </table:table-cell>
          <table:table-cell office:value-type="float" office:value="0.938534780891128" calcext:value-type="float">
            <text:p>0.938534780891128</text:p>
          </table:table-cell>
          <table:table-cell office:value-type="float" office:value="32.779351831265" calcext:value-type="float">
            <text:p>32.779351831265</text:p>
          </table:table-cell>
          <table:table-cell office:value-type="float" office:value="34.2882387522163" calcext:value-type="float">
            <text:p>34.2882387522163</text:p>
          </table:table-cell>
        </table:table-row>
        <table:table-row table:style-name="ro1">
          <table:table-cell office:value-type="string" calcext:value-type="string">
            <text:p>leaves_iso_200</text:p>
          </table:table-cell>
          <table:table-cell office:value-type="float" office:value="30" calcext:value-type="float">
            <text:p>30</text:p>
          </table:table-cell>
          <table:table-cell office:value-type="float" office:value="22.11982546" calcext:value-type="float">
            <text:p>22.11982546</text:p>
          </table:table-cell>
          <table:table-cell office:value-type="float" office:value="609.21" calcext:value-type="float">
            <text:p>609.21</text:p>
          </table:table-cell>
          <table:table-cell office:value-type="float" office:value="559637" calcext:value-type="float">
            <text:p>559637</text:p>
          </table:table-cell>
          <table:table-cell office:value-type="string" calcext:value-type="string">
            <text:p>3008x2000</text:p>
          </table:table-cell>
          <table:table-cell office:value-type="float" office:value="0.7441" calcext:value-type="float">
            <text:p>0.7441</text:p>
          </table:table-cell>
          <table:table-cell office:value-type="string" calcext:value-type="string">
            <text:p>leaves_iso_1600.png</text:p>
          </table:table-cell>
          <table:table-cell office:value-type="string" calcext:value-type="string">
            <text:p>AVIF</text:p>
          </table:table-cell>
          <table:table-cell office:value-type="float" office:value="30" calcext:value-type="float">
            <text:p>30</text:p>
          </table:table-cell>
          <table:table-cell office:value-type="float" office:value="0.93545498559522" calcext:value-type="float">
            <text:p>0.93545498559522</text:p>
          </table:table-cell>
          <table:table-cell office:value-type="float" office:value="32.5256455696236" calcext:value-type="float">
            <text:p>32.5256455696236</text:p>
          </table:table-cell>
          <table:table-cell office:value-type="float" office:value="36.3509532358156" calcext:value-type="float">
            <text:p>36.3509532358156</text:p>
          </table:table-cell>
        </table:table-row>
        <table:table-row table:style-name="ro1">
          <table:table-cell office:value-type="string" calcext:value-type="string">
            <text:p>leaves_iso_200</text:p>
          </table:table-cell>
          <table:table-cell office:value-type="float" office:value="31" calcext:value-type="float">
            <text:p>31</text:p>
          </table:table-cell>
          <table:table-cell office:value-type="float" office:value="21.624162176" calcext:value-type="float">
            <text:p>21.624162176</text:p>
          </table:table-cell>
          <table:table-cell office:value-type="float" office:value="553.32" calcext:value-type="float">
            <text:p>553.32</text:p>
          </table:table-cell>
          <table:table-cell office:value-type="float" office:value="526876" calcext:value-type="float">
            <text:p>526876</text:p>
          </table:table-cell>
          <table:table-cell office:value-type="string" calcext:value-type="string">
            <text:p>3008x2000</text:p>
          </table:table-cell>
          <table:table-cell office:value-type="float" office:value="0.7006" calcext:value-type="float">
            <text:p>0.7006</text:p>
          </table:table-cell>
          <table:table-cell office:value-type="string" calcext:value-type="string">
            <text:p>leaves_iso_1600.png</text:p>
          </table:table-cell>
          <table:table-cell office:value-type="string" calcext:value-type="string">
            <text:p>AVIF</text:p>
          </table:table-cell>
          <table:table-cell office:value-type="float" office:value="31" calcext:value-type="float">
            <text:p>31</text:p>
          </table:table-cell>
          <table:table-cell office:value-type="float" office:value="0.930719275858866" calcext:value-type="float">
            <text:p>0.930719275858866</text:p>
          </table:table-cell>
          <table:table-cell office:value-type="float" office:value="32.1743967637724" calcext:value-type="float">
            <text:p>32.1743967637724</text:p>
          </table:table-cell>
          <table:table-cell office:value-type="float" office:value="39.4131081006206" calcext:value-type="float">
            <text:p>39.4131081006206</text:p>
          </table:table-cell>
        </table:table-row>
        <table:table-row table:style-name="ro1">
          <table:table-cell office:value-type="string" calcext:value-type="string">
            <text:p>leaves_iso_200</text:p>
          </table:table-cell>
          <table:table-cell office:value-type="float" office:value="32" calcext:value-type="float">
            <text:p>32</text:p>
          </table:table-cell>
          <table:table-cell office:value-type="float" office:value="21.0866243" calcext:value-type="float">
            <text:p>21.0866243</text:p>
          </table:table-cell>
          <table:table-cell office:value-type="float" office:value="510.58" calcext:value-type="float">
            <text:p>510.58</text:p>
          </table:table-cell>
          <table:table-cell office:value-type="float" office:value="496681" calcext:value-type="float">
            <text:p>496681</text:p>
          </table:table-cell>
          <table:table-cell office:value-type="string" calcext:value-type="string">
            <text:p>3008x2000</text:p>
          </table:table-cell>
          <table:table-cell office:value-type="float" office:value="0.6604" calcext:value-type="float">
            <text:p>0.6604</text:p>
          </table:table-cell>
          <table:table-cell office:value-type="string" calcext:value-type="string">
            <text:p>leaves_iso_1600.png</text:p>
          </table:table-cell>
          <table:table-cell office:value-type="string" calcext:value-type="string">
            <text:p>AVIF</text:p>
          </table:table-cell>
          <table:table-cell office:value-type="float" office:value="32" calcext:value-type="float">
            <text:p>32</text:p>
          </table:table-cell>
          <table:table-cell office:value-type="float" office:value="0.926112765784612" calcext:value-type="float">
            <text:p>0.926112765784612</text:p>
          </table:table-cell>
          <table:table-cell office:value-type="float" office:value="31.8434906687134" calcext:value-type="float">
            <text:p>31.8434906687134</text:p>
          </table:table-cell>
          <table:table-cell office:value-type="float" office:value="42.5335168993794" calcext:value-type="float">
            <text:p>42.5335168993794</text:p>
          </table:table-cell>
        </table:table-row>
        <table:table-row table:style-name="ro1">
          <table:table-cell office:value-type="string" calcext:value-type="string">
            <text:p>leaves_iso_200</text:p>
          </table:table-cell>
          <table:table-cell office:value-type="float" office:value="33" calcext:value-type="float">
            <text:p>33</text:p>
          </table:table-cell>
          <table:table-cell office:value-type="float" office:value="29.449450393" calcext:value-type="float">
            <text:p>29.449450393</text:p>
          </table:table-cell>
          <table:table-cell office:value-type="float" office:value="158.09" calcext:value-type="float">
            <text:p>158.09</text:p>
          </table:table-cell>
          <table:table-cell office:value-type="float" office:value="469266" calcext:value-type="float">
            <text:p>469266</text:p>
          </table:table-cell>
          <table:table-cell office:value-type="string" calcext:value-type="string">
            <text:p>3008x2000</text:p>
          </table:table-cell>
          <table:table-cell office:value-type="float" office:value="0.624" calcext:value-type="float">
            <text:p>0.624</text:p>
          </table:table-cell>
          <table:table-cell office:value-type="string" calcext:value-type="string">
            <text:p>leaves_iso_1600.png</text:p>
          </table:table-cell>
          <table:table-cell office:value-type="string" calcext:value-type="string">
            <text:p>AVIF</text:p>
          </table:table-cell>
          <table:table-cell office:value-type="float" office:value="33" calcext:value-type="float">
            <text:p>33</text:p>
          </table:table-cell>
          <table:table-cell office:value-type="float" office:value="0.92189178117397" calcext:value-type="float">
            <text:p>0.92189178117397</text:p>
          </table:table-cell>
          <table:table-cell office:value-type="float" office:value="31.5568864319056" calcext:value-type="float">
            <text:p>31.5568864319056</text:p>
          </table:table-cell>
          <table:table-cell office:value-type="float" office:value="45.4351240026596" calcext:value-type="float">
            <text:p>45.4351240026596</text:p>
          </table:table-cell>
        </table:table-row>
        <table:table-row table:style-name="ro1">
          <table:table-cell office:value-type="string" calcext:value-type="string">
            <text:p>leaves_iso_200</text:p>
          </table:table-cell>
          <table:table-cell office:value-type="float" office:value="34" calcext:value-type="float">
            <text:p>34</text:p>
          </table:table-cell>
          <table:table-cell office:value-type="float" office:value="29.317307688" calcext:value-type="float">
            <text:p>29.317307688</text:p>
          </table:table-cell>
          <table:table-cell office:value-type="float" office:value="122.16" calcext:value-type="float">
            <text:p>122.16</text:p>
          </table:table-cell>
          <table:table-cell office:value-type="float" office:value="446660" calcext:value-type="float">
            <text:p>446660</text:p>
          </table:table-cell>
          <table:table-cell office:value-type="string" calcext:value-type="string">
            <text:p>3008x2000</text:p>
          </table:table-cell>
          <table:table-cell office:value-type="float" office:value="0.5939" calcext:value-type="float">
            <text:p>0.5939</text:p>
          </table:table-cell>
          <table:table-cell office:value-type="string" calcext:value-type="string">
            <text:p>leaves_iso_1600.png</text:p>
          </table:table-cell>
          <table:table-cell office:value-type="string" calcext:value-type="string">
            <text:p>AVIF</text:p>
          </table:table-cell>
          <table:table-cell office:value-type="float" office:value="34" calcext:value-type="float">
            <text:p>34</text:p>
          </table:table-cell>
          <table:table-cell office:value-type="float" office:value="0.917633977610477" calcext:value-type="float">
            <text:p>0.917633977610477</text:p>
          </table:table-cell>
          <table:table-cell office:value-type="float" office:value="31.2840914853495" calcext:value-type="float">
            <text:p>31.2840914853495</text:p>
          </table:table-cell>
          <table:table-cell office:value-type="float" office:value="48.3805958000887" calcext:value-type="float">
            <text:p>48.3805958000887</text:p>
          </table:table-cell>
        </table:table-row>
        <table:table-row table:style-name="ro1">
          <table:table-cell office:value-type="string" calcext:value-type="string">
            <text:p>leaves_iso_200</text:p>
          </table:table-cell>
          <table:table-cell office:value-type="float" office:value="35" calcext:value-type="float">
            <text:p>35</text:p>
          </table:table-cell>
          <table:table-cell office:value-type="float" office:value="28.354799321" calcext:value-type="float">
            <text:p>28.354799321</text:p>
          </table:table-cell>
          <table:table-cell office:value-type="float" office:value="70.25" calcext:value-type="float">
            <text:p>70.25</text:p>
          </table:table-cell>
          <table:table-cell office:value-type="float" office:value="421381" calcext:value-type="float">
            <text:p>421381</text:p>
          </table:table-cell>
          <table:table-cell office:value-type="string" calcext:value-type="string">
            <text:p>3008x2000</text:p>
          </table:table-cell>
          <table:table-cell office:value-type="float" office:value="0.5603" calcext:value-type="float">
            <text:p>0.5603</text:p>
          </table:table-cell>
          <table:table-cell office:value-type="string" calcext:value-type="string">
            <text:p>leaves_iso_1600.png</text:p>
          </table:table-cell>
          <table:table-cell office:value-type="string" calcext:value-type="string">
            <text:p>AVIF</text:p>
          </table:table-cell>
          <table:table-cell office:value-type="float" office:value="35" calcext:value-type="float">
            <text:p>35</text:p>
          </table:table-cell>
          <table:table-cell office:value-type="float" office:value="0.912644982863866" calcext:value-type="float">
            <text:p>0.912644982863866</text:p>
          </table:table-cell>
          <table:table-cell office:value-type="float" office:value="30.9790948441324" calcext:value-type="float">
            <text:p>30.9790948441324</text:p>
          </table:table-cell>
          <table:table-cell office:value-type="float" office:value="51.900420489805" calcext:value-type="float">
            <text:p>51.900420489805</text:p>
          </table:table-cell>
        </table:table-row>
        <table:table-row table:style-name="ro1">
          <table:table-cell office:value-type="string" calcext:value-type="string">
            <text:p>leaves_iso_200</text:p>
          </table:table-cell>
          <table:table-cell office:value-type="float" office:value="36" calcext:value-type="float">
            <text:p>36</text:p>
          </table:table-cell>
          <table:table-cell office:value-type="float" office:value="27.43613851" calcext:value-type="float">
            <text:p>27.43613851</text:p>
          </table:table-cell>
          <table:table-cell office:value-type="float" office:value="998.01" calcext:value-type="float">
            <text:p>998.01</text:p>
          </table:table-cell>
          <table:table-cell office:value-type="float" office:value="396711" calcext:value-type="float">
            <text:p>396711</text:p>
          </table:table-cell>
          <table:table-cell office:value-type="string" calcext:value-type="string">
            <text:p>3008x2000</text:p>
          </table:table-cell>
          <table:table-cell office:value-type="float" office:value="0.5275" calcext:value-type="float">
            <text:p>0.5275</text:p>
          </table:table-cell>
          <table:table-cell office:value-type="string" calcext:value-type="string">
            <text:p>leaves_iso_1600.png</text:p>
          </table:table-cell>
          <table:table-cell office:value-type="string" calcext:value-type="string">
            <text:p>AVIF</text:p>
          </table:table-cell>
          <table:table-cell office:value-type="float" office:value="36" calcext:value-type="float">
            <text:p>36</text:p>
          </table:table-cell>
          <table:table-cell office:value-type="float" office:value="0.907268479234767" calcext:value-type="float">
            <text:p>0.907268479234767</text:p>
          </table:table-cell>
          <table:table-cell office:value-type="float" office:value="30.6681229749134" calcext:value-type="float">
            <text:p>30.6681229749134</text:p>
          </table:table-cell>
          <table:table-cell office:value-type="float" office:value="55.7529771719858" calcext:value-type="float">
            <text:p>55.7529771719858</text:p>
          </table:table-cell>
        </table:table-row>
        <table:table-row table:style-name="ro1">
          <table:table-cell office:value-type="string" calcext:value-type="string">
            <text:p>leaves_iso_200</text:p>
          </table:table-cell>
          <table:table-cell office:value-type="float" office:value="37" calcext:value-type="float">
            <text:p>37</text:p>
          </table:table-cell>
          <table:table-cell office:value-type="float" office:value="26.74788142" calcext:value-type="float">
            <text:p>26.74788142</text:p>
          </table:table-cell>
          <table:table-cell office:value-type="float" office:value="946.46" calcext:value-type="float">
            <text:p>946.46</text:p>
          </table:table-cell>
          <table:table-cell office:value-type="float" office:value="375914" calcext:value-type="float">
            <text:p>375914</text:p>
          </table:table-cell>
          <table:table-cell office:value-type="string" calcext:value-type="string">
            <text:p>3008x2000</text:p>
          </table:table-cell>
          <table:table-cell office:value-type="float" office:value="0.4998" calcext:value-type="float">
            <text:p>0.4998</text:p>
          </table:table-cell>
          <table:table-cell office:value-type="string" calcext:value-type="string">
            <text:p>leaves_iso_1600.png</text:p>
          </table:table-cell>
          <table:table-cell office:value-type="string" calcext:value-type="string">
            <text:p>AVIF</text:p>
          </table:table-cell>
          <table:table-cell office:value-type="float" office:value="37" calcext:value-type="float">
            <text:p>37</text:p>
          </table:table-cell>
          <table:table-cell office:value-type="float" office:value="0.902172777359796" calcext:value-type="float">
            <text:p>0.902172777359796</text:p>
          </table:table-cell>
          <table:table-cell office:value-type="float" office:value="30.3882283659687" calcext:value-type="float">
            <text:p>30.3882283659687</text:p>
          </table:table-cell>
          <table:table-cell office:value-type="float" office:value="59.4644661458333" calcext:value-type="float">
            <text:p>59.4644661458333</text:p>
          </table:table-cell>
        </table:table-row>
        <table:table-row table:style-name="ro1">
          <table:table-cell office:value-type="string" calcext:value-type="string">
            <text:p>leaves_iso_200</text:p>
          </table:table-cell>
          <table:table-cell office:value-type="float" office:value="38" calcext:value-type="float">
            <text:p>38</text:p>
          </table:table-cell>
          <table:table-cell office:value-type="float" office:value="26.089777834" calcext:value-type="float">
            <text:p>26.089777834</text:p>
          </table:table-cell>
          <table:table-cell office:value-type="float" office:value="895.83" calcext:value-type="float">
            <text:p>895.83</text:p>
          </table:table-cell>
          <table:table-cell office:value-type="float" office:value="353497" calcext:value-type="float">
            <text:p>353497</text:p>
          </table:table-cell>
          <table:table-cell office:value-type="string" calcext:value-type="string">
            <text:p>3008x2000</text:p>
          </table:table-cell>
          <table:table-cell office:value-type="float" office:value="0.47" calcext:value-type="float">
            <text:p>0.47</text:p>
          </table:table-cell>
          <table:table-cell office:value-type="string" calcext:value-type="string">
            <text:p>leaves_iso_1600.png</text:p>
          </table:table-cell>
          <table:table-cell office:value-type="string" calcext:value-type="string">
            <text:p>AVIF</text:p>
          </table:table-cell>
          <table:table-cell office:value-type="float" office:value="38" calcext:value-type="float">
            <text:p>38</text:p>
          </table:table-cell>
          <table:table-cell office:value-type="float" office:value="0.896733297126738" calcext:value-type="float">
            <text:p>0.896733297126738</text:p>
          </table:table-cell>
          <table:table-cell office:value-type="float" office:value="30.0966190145698" calcext:value-type="float">
            <text:p>30.0966190145698</text:p>
          </table:table-cell>
          <table:table-cell office:value-type="float" office:value="63.5943392619681" calcext:value-type="float">
            <text:p>63.5943392619681</text:p>
          </table:table-cell>
        </table:table-row>
        <table:table-row table:style-name="ro1">
          <table:table-cell office:value-type="string" calcext:value-type="string">
            <text:p>leaves_iso_200</text:p>
          </table:table-cell>
          <table:table-cell office:value-type="float" office:value="39" calcext:value-type="float">
            <text:p>39</text:p>
          </table:table-cell>
          <table:table-cell office:value-type="float" office:value="24.828549525" calcext:value-type="float">
            <text:p>24.828549525</text:p>
          </table:table-cell>
          <table:table-cell office:value-type="float" office:value="812.09" calcext:value-type="float">
            <text:p>812.09</text:p>
          </table:table-cell>
          <table:table-cell office:value-type="float" office:value="334423" calcext:value-type="float">
            <text:p>334423</text:p>
          </table:table-cell>
          <table:table-cell office:value-type="string" calcext:value-type="string">
            <text:p>3008x2000</text:p>
          </table:table-cell>
          <table:table-cell office:value-type="float" office:value="0.4447" calcext:value-type="float">
            <text:p>0.4447</text:p>
          </table:table-cell>
          <table:table-cell office:value-type="string" calcext:value-type="string">
            <text:p>leaves_iso_1600.png</text:p>
          </table:table-cell>
          <table:table-cell office:value-type="string" calcext:value-type="string">
            <text:p>AVIF</text:p>
          </table:table-cell>
          <table:table-cell office:value-type="float" office:value="39" calcext:value-type="float">
            <text:p>39</text:p>
          </table:table-cell>
          <table:table-cell office:value-type="float" office:value="0.890785098471501" calcext:value-type="float">
            <text:p>0.890785098471501</text:p>
          </table:table-cell>
          <table:table-cell office:value-type="float" office:value="29.8034760885871" calcext:value-type="float">
            <text:p>29.8034760885871</text:p>
          </table:table-cell>
          <table:table-cell office:value-type="float" office:value="68.0350568484043" calcext:value-type="float">
            <text:p>68.0350568484043</text:p>
          </table:table-cell>
        </table:table-row>
        <table:table-row table:style-name="ro1">
          <table:table-cell office:value-type="string" calcext:value-type="string">
            <text:p>leaves_iso_200</text:p>
          </table:table-cell>
          <table:table-cell office:value-type="float" office:value="40" calcext:value-type="float">
            <text:p>40</text:p>
          </table:table-cell>
          <table:table-cell office:value-type="float" office:value="24.610209751" calcext:value-type="float">
            <text:p>24.610209751</text:p>
          </table:table-cell>
          <table:table-cell office:value-type="float" office:value="772.64" calcext:value-type="float">
            <text:p>772.64</text:p>
          </table:table-cell>
          <table:table-cell office:value-type="float" office:value="316789" calcext:value-type="float">
            <text:p>316789</text:p>
          </table:table-cell>
          <table:table-cell office:value-type="string" calcext:value-type="string">
            <text:p>3008x2000</text:p>
          </table:table-cell>
          <table:table-cell office:value-type="float" office:value="0.4212" calcext:value-type="float">
            <text:p>0.4212</text:p>
          </table:table-cell>
          <table:table-cell office:value-type="string" calcext:value-type="string">
            <text:p>leaves_iso_1600.png</text:p>
          </table:table-cell>
          <table:table-cell office:value-type="string" calcext:value-type="string">
            <text:p>AVIF</text:p>
          </table:table-cell>
          <table:table-cell office:value-type="float" office:value="40" calcext:value-type="float">
            <text:p>40</text:p>
          </table:table-cell>
          <table:table-cell office:value-type="float" office:value="0.885059658134245" calcext:value-type="float">
            <text:p>0.885059658134245</text:p>
          </table:table-cell>
          <table:table-cell office:value-type="float" office:value="29.5381086184554" calcext:value-type="float">
            <text:p>29.5381086184554</text:p>
          </table:table-cell>
          <table:table-cell office:value-type="float" office:value="72.3218453568262" calcext:value-type="float">
            <text:p>72.3218453568262</text:p>
          </table:table-cell>
        </table:table-row>
        <table:table-row table:style-name="ro1">
          <table:table-cell office:value-type="string" calcext:value-type="string">
            <text:p>leaves_iso_200</text:p>
          </table:table-cell>
          <table:table-cell office:value-type="float" office:value="41" calcext:value-type="float">
            <text:p>41</text:p>
          </table:table-cell>
          <table:table-cell office:value-type="float" office:value="23.64406476" calcext:value-type="float">
            <text:p>23.64406476</text:p>
          </table:table-cell>
          <table:table-cell office:value-type="float" office:value="713.71" calcext:value-type="float">
            <text:p>713.71</text:p>
          </table:table-cell>
          <table:table-cell office:value-type="float" office:value="298048" calcext:value-type="float">
            <text:p>298048</text:p>
          </table:table-cell>
          <table:table-cell office:value-type="string" calcext:value-type="string">
            <text:p>3008x2000</text:p>
          </table:table-cell>
          <table:table-cell office:value-type="float" office:value="0.3963" calcext:value-type="float">
            <text:p>0.3963</text:p>
          </table:table-cell>
          <table:table-cell office:value-type="string" calcext:value-type="string">
            <text:p>leaves_iso_1600.png</text:p>
          </table:table-cell>
          <table:table-cell office:value-type="string" calcext:value-type="string">
            <text:p>AVIF</text:p>
          </table:table-cell>
          <table:table-cell office:value-type="float" office:value="41" calcext:value-type="float">
            <text:p>41</text:p>
          </table:table-cell>
          <table:table-cell office:value-type="float" office:value="0.878329251638296" calcext:value-type="float">
            <text:p>0.878329251638296</text:p>
          </table:table-cell>
          <table:table-cell office:value-type="float" office:value="29.2441898736741" calcext:value-type="float">
            <text:p>29.2441898736741</text:p>
          </table:table-cell>
          <table:table-cell office:value-type="float" office:value="77.3858172650709" calcext:value-type="float">
            <text:p>77.3858172650709</text:p>
          </table:table-cell>
        </table:table-row>
        <table:table-row table:style-name="ro1">
          <table:table-cell office:value-type="string" calcext:value-type="string">
            <text:p>leaves_iso_200</text:p>
          </table:table-cell>
          <table:table-cell office:value-type="float" office:value="42" calcext:value-type="float">
            <text:p>42</text:p>
          </table:table-cell>
          <table:table-cell office:value-type="float" office:value="23.167737045" calcext:value-type="float">
            <text:p>23.167737045</text:p>
          </table:table-cell>
          <table:table-cell office:value-type="float" office:value="663.01" calcext:value-type="float">
            <text:p>663.01</text:p>
          </table:table-cell>
          <table:table-cell office:value-type="float" office:value="281898" calcext:value-type="float">
            <text:p>281898</text:p>
          </table:table-cell>
          <table:table-cell office:value-type="string" calcext:value-type="string">
            <text:p>3008x2000</text:p>
          </table:table-cell>
          <table:table-cell office:value-type="float" office:value="0.3748" calcext:value-type="float">
            <text:p>0.3748</text:p>
          </table:table-cell>
          <table:table-cell office:value-type="string" calcext:value-type="string">
            <text:p>leaves_iso_1600.png</text:p>
          </table:table-cell>
          <table:table-cell office:value-type="string" calcext:value-type="string">
            <text:p>AVIF</text:p>
          </table:table-cell>
          <table:table-cell office:value-type="float" office:value="42" calcext:value-type="float">
            <text:p>42</text:p>
          </table:table-cell>
          <table:table-cell office:value-type="float" office:value="0.872032152893786" calcext:value-type="float">
            <text:p>0.872032152893786</text:p>
          </table:table-cell>
          <table:table-cell office:value-type="float" office:value="28.9874150849237" calcext:value-type="float">
            <text:p>28.9874150849237</text:p>
          </table:table-cell>
          <table:table-cell office:value-type="float" office:value="82.0991862256206" calcext:value-type="float">
            <text:p>82.0991862256206</text:p>
          </table:table-cell>
        </table:table-row>
        <table:table-row table:style-name="ro1">
          <table:table-cell office:value-type="string" calcext:value-type="string">
            <text:p>leaves_iso_200</text:p>
          </table:table-cell>
          <table:table-cell office:value-type="float" office:value="43" calcext:value-type="float">
            <text:p>43</text:p>
          </table:table-cell>
          <table:table-cell office:value-type="float" office:value="22.443982801" calcext:value-type="float">
            <text:p>22.443982801</text:p>
          </table:table-cell>
          <table:table-cell office:value-type="float" office:value="611.63" calcext:value-type="float">
            <text:p>611.63</text:p>
          </table:table-cell>
          <table:table-cell office:value-type="float" office:value="265942" calcext:value-type="float">
            <text:p>265942</text:p>
          </table:table-cell>
          <table:table-cell office:value-type="string" calcext:value-type="string">
            <text:p>3008x2000</text:p>
          </table:table-cell>
          <table:table-cell office:value-type="float" office:value="0.3536" calcext:value-type="float">
            <text:p>0.3536</text:p>
          </table:table-cell>
          <table:table-cell office:value-type="string" calcext:value-type="string">
            <text:p>leaves_iso_1600.png</text:p>
          </table:table-cell>
          <table:table-cell office:value-type="string" calcext:value-type="string">
            <text:p>AVIF</text:p>
          </table:table-cell>
          <table:table-cell office:value-type="float" office:value="43" calcext:value-type="float">
            <text:p>43</text:p>
          </table:table-cell>
          <table:table-cell office:value-type="float" office:value="0.864960119196866" calcext:value-type="float">
            <text:p>0.864960119196866</text:p>
          </table:table-cell>
          <table:table-cell office:value-type="float" office:value="28.7038830329812" calcext:value-type="float">
            <text:p>28.7038830329812</text:p>
          </table:table-cell>
          <table:table-cell office:value-type="float" office:value="87.6379192154255" calcext:value-type="float">
            <text:p>87.6379192154255</text:p>
          </table:table-cell>
        </table:table-row>
        <table:table-row table:style-name="ro1">
          <table:table-cell office:value-type="string" calcext:value-type="string">
            <text:p>leaves_iso_200</text:p>
          </table:table-cell>
          <table:table-cell office:value-type="float" office:value="44" calcext:value-type="float">
            <text:p>44</text:p>
          </table:table-cell>
          <table:table-cell office:value-type="float" office:value="21.87660028" calcext:value-type="float">
            <text:p>21.87660028</text:p>
          </table:table-cell>
          <table:table-cell office:value-type="float" office:value="570.6" calcext:value-type="float">
            <text:p>570.6</text:p>
          </table:table-cell>
          <table:table-cell office:value-type="float" office:value="251134" calcext:value-type="float">
            <text:p>251134</text:p>
          </table:table-cell>
          <table:table-cell office:value-type="string" calcext:value-type="string">
            <text:p>3008x2000</text:p>
          </table:table-cell>
          <table:table-cell office:value-type="float" office:value="0.3339" calcext:value-type="float">
            <text:p>0.3339</text:p>
          </table:table-cell>
          <table:table-cell office:value-type="string" calcext:value-type="string">
            <text:p>leaves_iso_1600.png</text:p>
          </table:table-cell>
          <table:table-cell office:value-type="string" calcext:value-type="string">
            <text:p>AVIF</text:p>
          </table:table-cell>
          <table:table-cell office:value-type="float" office:value="44" calcext:value-type="float">
            <text:p>44</text:p>
          </table:table-cell>
          <table:table-cell office:value-type="float" office:value="0.858009529818968" calcext:value-type="float">
            <text:p>0.858009529818968</text:p>
          </table:table-cell>
          <table:table-cell office:value-type="float" office:value="28.4372660625153" calcext:value-type="float">
            <text:p>28.4372660625153</text:p>
          </table:table-cell>
          <table:table-cell office:value-type="float" office:value="93.186661846188" calcext:value-type="float">
            <text:p>93.186661846188</text:p>
          </table:table-cell>
        </table:table-row>
        <table:table-row table:style-name="ro1">
          <table:table-cell office:value-type="string" calcext:value-type="string">
            <text:p>leaves_iso_200</text:p>
          </table:table-cell>
          <table:table-cell office:value-type="float" office:value="45" calcext:value-type="float">
            <text:p>45</text:p>
          </table:table-cell>
          <table:table-cell office:value-type="float" office:value="21.422220247" calcext:value-type="float">
            <text:p>21.422220247</text:p>
          </table:table-cell>
          <table:table-cell office:value-type="float" office:value="528.29" calcext:value-type="float">
            <text:p>528.29</text:p>
          </table:table-cell>
          <table:table-cell office:value-type="float" office:value="237434" calcext:value-type="float">
            <text:p>237434</text:p>
          </table:table-cell>
          <table:table-cell office:value-type="string" calcext:value-type="string">
            <text:p>3008x2000</text:p>
          </table:table-cell>
          <table:table-cell office:value-type="float" office:value="0.3157" calcext:value-type="float">
            <text:p>0.3157</text:p>
          </table:table-cell>
          <table:table-cell office:value-type="string" calcext:value-type="string">
            <text:p>leaves_iso_1600.png</text:p>
          </table:table-cell>
          <table:table-cell office:value-type="string" calcext:value-type="string">
            <text:p>AVIF</text:p>
          </table:table-cell>
          <table:table-cell office:value-type="float" office:value="45" calcext:value-type="float">
            <text:p>45</text:p>
          </table:table-cell>
          <table:table-cell office:value-type="float" office:value="0.850116939849214" calcext:value-type="float">
            <text:p>0.850116939849214</text:p>
          </table:table-cell>
          <table:table-cell office:value-type="float" office:value="28.1547229408411" calcext:value-type="float">
            <text:p>28.1547229408411</text:p>
          </table:table-cell>
          <table:table-cell office:value-type="float" office:value="99.4507509419326" calcext:value-type="float">
            <text:p>99.4507509419326</text:p>
          </table:table-cell>
        </table:table-row>
        <table:table-row table:style-name="ro1">
          <table:table-cell office:value-type="string" calcext:value-type="string">
            <text:p>leaves_iso_200</text:p>
          </table:table-cell>
          <table:table-cell office:value-type="float" office:value="46" calcext:value-type="float">
            <text:p>46</text:p>
          </table:table-cell>
          <table:table-cell office:value-type="float" office:value="20.923402239" calcext:value-type="float">
            <text:p>20.923402239</text:p>
          </table:table-cell>
          <table:table-cell office:value-type="float" office:value="490.76" calcext:value-type="float">
            <text:p>490.76</text:p>
          </table:table-cell>
          <table:table-cell office:value-type="float" office:value="223641" calcext:value-type="float">
            <text:p>223641</text:p>
          </table:table-cell>
          <table:table-cell office:value-type="string" calcext:value-type="string">
            <text:p>3008x2000</text:p>
          </table:table-cell>
          <table:table-cell office:value-type="float" office:value="0.2973" calcext:value-type="float">
            <text:p>0.2973</text:p>
          </table:table-cell>
          <table:table-cell office:value-type="string" calcext:value-type="string">
            <text:p>leaves_iso_1600.png</text:p>
          </table:table-cell>
          <table:table-cell office:value-type="string" calcext:value-type="string">
            <text:p>AVIF</text:p>
          </table:table-cell>
          <table:table-cell office:value-type="float" office:value="46" calcext:value-type="float">
            <text:p>46</text:p>
          </table:table-cell>
          <table:table-cell office:value-type="float" office:value="0.84180149626791" calcext:value-type="float">
            <text:p>0.84180149626791</text:p>
          </table:table-cell>
          <table:table-cell office:value-type="float" office:value="27.8781338023537" calcext:value-type="float">
            <text:p>27.8781338023537</text:p>
          </table:table-cell>
          <table:table-cell office:value-type="float" office:value="105.990509696365" calcext:value-type="float">
            <text:p>105.990509696365</text:p>
          </table:table-cell>
        </table:table-row>
        <table:table-row table:style-name="ro1">
          <table:table-cell office:value-type="string" calcext:value-type="string">
            <text:p>leaves_iso_200</text:p>
          </table:table-cell>
          <table:table-cell office:value-type="float" office:value="47" calcext:value-type="float">
            <text:p>47</text:p>
          </table:table-cell>
          <table:table-cell office:value-type="float" office:value="20.143605922" calcext:value-type="float">
            <text:p>20.143605922</text:p>
          </table:table-cell>
          <table:table-cell office:value-type="float" office:value="429.53" calcext:value-type="float">
            <text:p>429.53</text:p>
          </table:table-cell>
          <table:table-cell office:value-type="float" office:value="212114" calcext:value-type="float">
            <text:p>212114</text:p>
          </table:table-cell>
          <table:table-cell office:value-type="string" calcext:value-type="string">
            <text:p>3008x2000</text:p>
          </table:table-cell>
          <table:table-cell office:value-type="float" office:value="0.282" calcext:value-type="float">
            <text:p>0.282</text:p>
          </table:table-cell>
          <table:table-cell office:value-type="string" calcext:value-type="string">
            <text:p>leaves_iso_1600.png</text:p>
          </table:table-cell>
          <table:table-cell office:value-type="string" calcext:value-type="string">
            <text:p>AVIF</text:p>
          </table:table-cell>
          <table:table-cell office:value-type="float" office:value="47" calcext:value-type="float">
            <text:p>47</text:p>
          </table:table-cell>
          <table:table-cell office:value-type="float" office:value="0.833925565634475" calcext:value-type="float">
            <text:p>0.833925565634475</text:p>
          </table:table-cell>
          <table:table-cell office:value-type="float" office:value="27.6178184491796" calcext:value-type="float">
            <text:p>27.6178184491796</text:p>
          </table:table-cell>
          <table:table-cell office:value-type="float" office:value="112.537824634309" calcext:value-type="float">
            <text:p>112.537824634309</text:p>
          </table:table-cell>
        </table:table-row>
        <table:table-row table:style-name="ro1">
          <table:table-cell office:value-type="string" calcext:value-type="string">
            <text:p>leaves_iso_200</text:p>
          </table:table-cell>
          <table:table-cell office:value-type="float" office:value="48" calcext:value-type="float">
            <text:p>48</text:p>
          </table:table-cell>
          <table:table-cell office:value-type="float" office:value="19.783335219" calcext:value-type="float">
            <text:p>19.783335219</text:p>
          </table:table-cell>
          <table:table-cell office:value-type="float" office:value="400.92" calcext:value-type="float">
            <text:p>400.92</text:p>
          </table:table-cell>
          <table:table-cell office:value-type="float" office:value="199278" calcext:value-type="float">
            <text:p>199278</text:p>
          </table:table-cell>
          <table:table-cell office:value-type="string" calcext:value-type="string">
            <text:p>3008x2000</text:p>
          </table:table-cell>
          <table:table-cell office:value-type="float" office:value="0.2649" calcext:value-type="float">
            <text:p>0.2649</text:p>
          </table:table-cell>
          <table:table-cell office:value-type="string" calcext:value-type="string">
            <text:p>leaves_iso_1600.png</text:p>
          </table:table-cell>
          <table:table-cell office:value-type="string" calcext:value-type="string">
            <text:p>AVIF</text:p>
          </table:table-cell>
          <table:table-cell office:value-type="float" office:value="48" calcext:value-type="float">
            <text:p>48</text:p>
          </table:table-cell>
          <table:table-cell office:value-type="float" office:value="0.825018111079391" calcext:value-type="float">
            <text:p>0.825018111079391</text:p>
          </table:table-cell>
          <table:table-cell office:value-type="float" office:value="27.3319730246066" calcext:value-type="float">
            <text:p>27.3319730246066</text:p>
          </table:table-cell>
          <table:table-cell office:value-type="float" office:value="120.194074689716" calcext:value-type="float">
            <text:p>120.194074689716</text:p>
          </table:table-cell>
        </table:table-row>
        <table:table-row table:style-name="ro1">
          <table:table-cell office:value-type="string" calcext:value-type="string">
            <text:p>leaves_iso_200</text:p>
          </table:table-cell>
          <table:table-cell office:value-type="float" office:value="49" calcext:value-type="float">
            <text:p>49</text:p>
          </table:table-cell>
          <table:table-cell office:value-type="float" office:value="18.83980223" calcext:value-type="float">
            <text:p>18.83980223</text:p>
          </table:table-cell>
          <table:table-cell office:value-type="float" office:value="335.27" calcext:value-type="float">
            <text:p>335.27</text:p>
          </table:table-cell>
          <table:table-cell office:value-type="float" office:value="187860" calcext:value-type="float">
            <text:p>187860</text:p>
          </table:table-cell>
          <table:table-cell office:value-type="string" calcext:value-type="string">
            <text:p>3008x2000</text:p>
          </table:table-cell>
          <table:table-cell office:value-type="float" office:value="0.2498" calcext:value-type="float">
            <text:p>0.2498</text:p>
          </table:table-cell>
          <table:table-cell office:value-type="string" calcext:value-type="string">
            <text:p>leaves_iso_1600.png</text:p>
          </table:table-cell>
          <table:table-cell office:value-type="string" calcext:value-type="string">
            <text:p>AVIF</text:p>
          </table:table-cell>
          <table:table-cell office:value-type="float" office:value="49" calcext:value-type="float">
            <text:p>49</text:p>
          </table:table-cell>
          <table:table-cell office:value-type="float" office:value="0.815887663169846" calcext:value-type="float">
            <text:p>0.815887663169846</text:p>
          </table:table-cell>
          <table:table-cell office:value-type="float" office:value="27.0564143267493" calcext:value-type="float">
            <text:p>27.0564143267493</text:p>
          </table:table-cell>
          <table:table-cell office:value-type="float" office:value="128.067498947252" calcext:value-type="float">
            <text:p>128.067498947252</text:p>
          </table:table-cell>
        </table:table-row>
        <table:table-row table:style-name="ro1">
          <table:table-cell office:value-type="string" calcext:value-type="string">
            <text:p>leaves_iso_200</text:p>
          </table:table-cell>
          <table:table-cell office:value-type="float" office:value="50" calcext:value-type="float">
            <text:p>50</text:p>
          </table:table-cell>
          <table:table-cell office:value-type="float" office:value="18.26659028" calcext:value-type="float">
            <text:p>18.26659028</text:p>
          </table:table-cell>
          <table:table-cell office:value-type="float" office:value="300.55" calcext:value-type="float">
            <text:p>300.55</text:p>
          </table:table-cell>
          <table:table-cell office:value-type="float" office:value="177222" calcext:value-type="float">
            <text:p>177222</text:p>
          </table:table-cell>
          <table:table-cell office:value-type="string" calcext:value-type="string">
            <text:p>3008x2000</text:p>
          </table:table-cell>
          <table:table-cell office:value-type="float" office:value="0.2356" calcext:value-type="float">
            <text:p>0.2356</text:p>
          </table:table-cell>
          <table:table-cell office:value-type="string" calcext:value-type="string">
            <text:p>leaves_iso_1600.png</text:p>
          </table:table-cell>
          <table:table-cell office:value-type="string" calcext:value-type="string">
            <text:p>AVIF</text:p>
          </table:table-cell>
          <table:table-cell office:value-type="float" office:value="50" calcext:value-type="float">
            <text:p>50</text:p>
          </table:table-cell>
          <table:table-cell office:value-type="float" office:value="0.80619840813549" calcext:value-type="float">
            <text:p>0.80619840813549</text:p>
          </table:table-cell>
          <table:table-cell office:value-type="float" office:value="26.7724231121146" calcext:value-type="float">
            <text:p>26.7724231121146</text:p>
          </table:table-cell>
          <table:table-cell office:value-type="float" office:value="136.72188885195" calcext:value-type="float">
            <text:p>136.72188885195</text:p>
          </table:table-cell>
        </table:table-row>
        <table:table-row table:style-name="ro1">
          <table:table-cell office:value-type="string" calcext:value-type="string">
            <text:p>leaves_iso_200</text:p>
          </table:table-cell>
          <table:table-cell office:value-type="float" office:value="51" calcext:value-type="float">
            <text:p>51</text:p>
          </table:table-cell>
          <table:table-cell office:value-type="float" office:value="17.910445093" calcext:value-type="float">
            <text:p>17.910445093</text:p>
          </table:table-cell>
          <table:table-cell office:value-type="float" office:value="261.26" calcext:value-type="float">
            <text:p>261.26</text:p>
          </table:table-cell>
          <table:table-cell office:value-type="float" office:value="166452" calcext:value-type="float">
            <text:p>166452</text:p>
          </table:table-cell>
          <table:table-cell office:value-type="string" calcext:value-type="string">
            <text:p>3008x2000</text:p>
          </table:table-cell>
          <table:table-cell office:value-type="float" office:value="0.2213" calcext:value-type="float">
            <text:p>0.2213</text:p>
          </table:table-cell>
          <table:table-cell office:value-type="string" calcext:value-type="string">
            <text:p>leaves_iso_1600.png</text:p>
          </table:table-cell>
          <table:table-cell office:value-type="string" calcext:value-type="string">
            <text:p>AVIF</text:p>
          </table:table-cell>
          <table:table-cell office:value-type="float" office:value="51" calcext:value-type="float">
            <text:p>51</text:p>
          </table:table-cell>
          <table:table-cell office:value-type="float" office:value="0.796034910878854" calcext:value-type="float">
            <text:p>0.796034910878854</text:p>
          </table:table-cell>
          <table:table-cell office:value-type="float" office:value="26.483811903194" calcext:value-type="float">
            <text:p>26.483811903194</text:p>
          </table:table-cell>
          <table:table-cell office:value-type="float" office:value="146.116469636525" calcext:value-type="float">
            <text:p>146.116469636525</text:p>
          </table:table-cell>
        </table:table-row>
        <table:table-row table:style-name="ro1">
          <table:table-cell office:value-type="string" calcext:value-type="string">
            <text:p>leaves_iso_200</text:p>
          </table:table-cell>
          <table:table-cell office:value-type="float" office:value="52" calcext:value-type="float">
            <text:p>52</text:p>
          </table:table-cell>
          <table:table-cell office:value-type="float" office:value="17.18006005" calcext:value-type="float">
            <text:p>17.18006005</text:p>
          </table:table-cell>
          <table:table-cell office:value-type="float" office:value="210.11" calcext:value-type="float">
            <text:p>210.11</text:p>
          </table:table-cell>
          <table:table-cell office:value-type="float" office:value="156107" calcext:value-type="float">
            <text:p>156107</text:p>
          </table:table-cell>
          <table:table-cell office:value-type="string" calcext:value-type="string">
            <text:p>3008x2000</text:p>
          </table:table-cell>
          <table:table-cell office:value-type="float" office:value="0.2075" calcext:value-type="float">
            <text:p>0.2075</text:p>
          </table:table-cell>
          <table:table-cell office:value-type="string" calcext:value-type="string">
            <text:p>leaves_iso_1600.png</text:p>
          </table:table-cell>
          <table:table-cell office:value-type="string" calcext:value-type="string">
            <text:p>AVIF</text:p>
          </table:table-cell>
          <table:table-cell office:value-type="float" office:value="52" calcext:value-type="float">
            <text:p>52</text:p>
          </table:table-cell>
          <table:table-cell office:value-type="float" office:value="0.785971080910023" calcext:value-type="float">
            <text:p>0.785971080910023</text:p>
          </table:table-cell>
          <table:table-cell office:value-type="float" office:value="26.2062576595419" calcext:value-type="float">
            <text:p>26.2062576595419</text:p>
          </table:table-cell>
          <table:table-cell office:value-type="float" office:value="155.759518118351" calcext:value-type="float">
            <text:p>155.759518118351</text:p>
          </table:table-cell>
        </table:table-row>
        <table:table-row table:style-name="ro1">
          <table:table-cell office:value-type="string" calcext:value-type="string">
            <text:p>leaves_iso_200</text:p>
          </table:table-cell>
          <table:table-cell office:value-type="float" office:value="53" calcext:value-type="float">
            <text:p>53</text:p>
          </table:table-cell>
          <table:table-cell office:value-type="float" office:value="16.668190891" calcext:value-type="float">
            <text:p>16.668190891</text:p>
          </table:table-cell>
          <table:table-cell office:value-type="float" office:value="164.25" calcext:value-type="float">
            <text:p>164.25</text:p>
          </table:table-cell>
          <table:table-cell office:value-type="float" office:value="145514" calcext:value-type="float">
            <text:p>145514</text:p>
          </table:table-cell>
          <table:table-cell office:value-type="string" calcext:value-type="string">
            <text:p>3008x2000</text:p>
          </table:table-cell>
          <table:table-cell office:value-type="float" office:value="0.1935" calcext:value-type="float">
            <text:p>0.1935</text:p>
          </table:table-cell>
          <table:table-cell office:value-type="string" calcext:value-type="string">
            <text:p>leaves_iso_1600.png</text:p>
          </table:table-cell>
          <table:table-cell office:value-type="string" calcext:value-type="string">
            <text:p>AVIF</text:p>
          </table:table-cell>
          <table:table-cell office:value-type="float" office:value="53" calcext:value-type="float">
            <text:p>53</text:p>
          </table:table-cell>
          <table:table-cell office:value-type="float" office:value="0.775415683132316" calcext:value-type="float">
            <text:p>0.775415683132316</text:p>
          </table:table-cell>
          <table:table-cell office:value-type="float" office:value="25.9145300120453" calcext:value-type="float">
            <text:p>25.9145300120453</text:p>
          </table:table-cell>
          <table:table-cell office:value-type="float" office:value="166.581726784131" calcext:value-type="float">
            <text:p>166.581726784131</text:p>
          </table:table-cell>
        </table:table-row>
        <table:table-row table:style-name="ro1">
          <table:table-cell office:value-type="string" calcext:value-type="string">
            <text:p>leaves_iso_200</text:p>
          </table:table-cell>
          <table:table-cell office:value-type="float" office:value="54" calcext:value-type="float">
            <text:p>54</text:p>
          </table:table-cell>
          <table:table-cell office:value-type="float" office:value="16.060203571" calcext:value-type="float">
            <text:p>16.060203571</text:p>
          </table:table-cell>
          <table:table-cell office:value-type="float" office:value="119.74" calcext:value-type="float">
            <text:p>119.74</text:p>
          </table:table-cell>
          <table:table-cell office:value-type="float" office:value="135727" calcext:value-type="float">
            <text:p>135727</text:p>
          </table:table-cell>
          <table:table-cell office:value-type="string" calcext:value-type="string">
            <text:p>3008x2000</text:p>
          </table:table-cell>
          <table:table-cell office:value-type="float" office:value="0.1804" calcext:value-type="float">
            <text:p>0.1804</text:p>
          </table:table-cell>
          <table:table-cell office:value-type="string" calcext:value-type="string">
            <text:p>leaves_iso_1600.png</text:p>
          </table:table-cell>
          <table:table-cell office:value-type="string" calcext:value-type="string">
            <text:p>AVIF</text:p>
          </table:table-cell>
          <table:table-cell office:value-type="float" office:value="54" calcext:value-type="float">
            <text:p>54</text:p>
          </table:table-cell>
          <table:table-cell office:value-type="float" office:value="0.763859516525249" calcext:value-type="float">
            <text:p>0.763859516525249</text:p>
          </table:table-cell>
          <table:table-cell office:value-type="float" office:value="25.6244767726193" calcext:value-type="float">
            <text:p>25.6244767726193</text:p>
          </table:table-cell>
          <table:table-cell office:value-type="float" office:value="178.087190935284" calcext:value-type="float">
            <text:p>178.087190935284</text:p>
          </table:table-cell>
        </table:table-row>
        <table:table-row table:style-name="ro1">
          <table:table-cell office:value-type="string" calcext:value-type="string">
            <text:p>leaves_iso_200</text:p>
          </table:table-cell>
          <table:table-cell office:value-type="float" office:value="55" calcext:value-type="float">
            <text:p>55</text:p>
          </table:table-cell>
          <table:table-cell office:value-type="float" office:value="15.618600016" calcext:value-type="float">
            <text:p>15.618600016</text:p>
          </table:table-cell>
          <table:table-cell office:value-type="float" office:value="85.73" calcext:value-type="float">
            <text:p>85.73</text:p>
          </table:table-cell>
          <table:table-cell office:value-type="float" office:value="125581" calcext:value-type="float">
            <text:p>125581</text:p>
          </table:table-cell>
          <table:table-cell office:value-type="string" calcext:value-type="string">
            <text:p>3008x2000</text:p>
          </table:table-cell>
          <table:table-cell office:value-type="float" office:value="0.1669" calcext:value-type="float">
            <text:p>0.1669</text:p>
          </table:table-cell>
          <table:table-cell office:value-type="string" calcext:value-type="string">
            <text:p>leaves_iso_1600.png</text:p>
          </table:table-cell>
          <table:table-cell office:value-type="string" calcext:value-type="string">
            <text:p>AVIF</text:p>
          </table:table-cell>
          <table:table-cell office:value-type="float" office:value="55" calcext:value-type="float">
            <text:p>55</text:p>
          </table:table-cell>
          <table:table-cell office:value-type="float" office:value="0.75164215927016" calcext:value-type="float">
            <text:p>0.75164215927016</text:p>
          </table:table-cell>
          <table:table-cell office:value-type="float" office:value="25.3055482725833" calcext:value-type="float">
            <text:p>25.3055482725833</text:p>
          </table:table-cell>
          <table:table-cell office:value-type="float" office:value="191.657374113475" calcext:value-type="float">
            <text:p>191.657374113475</text:p>
          </table:table-cell>
        </table:table-row>
        <table:table-row table:style-name="ro1">
          <table:table-cell office:value-type="string" calcext:value-type="string">
            <text:p>leaves_iso_200</text:p>
          </table:table-cell>
          <table:table-cell office:value-type="float" office:value="56" calcext:value-type="float">
            <text:p>56</text:p>
          </table:table-cell>
          <table:table-cell office:value-type="float" office:value="14.89233752" calcext:value-type="float">
            <text:p>14.89233752</text:p>
          </table:table-cell>
          <table:table-cell office:value-type="float" office:value="34.45" calcext:value-type="float">
            <text:p>34.45</text:p>
          </table:table-cell>
          <table:table-cell office:value-type="float" office:value="115664" calcext:value-type="float">
            <text:p>115664</text:p>
          </table:table-cell>
          <table:table-cell office:value-type="string" calcext:value-type="string">
            <text:p>3008x2000</text:p>
          </table:table-cell>
          <table:table-cell office:value-type="float" office:value="0.1538" calcext:value-type="float">
            <text:p>0.1538</text:p>
          </table:table-cell>
          <table:table-cell office:value-type="string" calcext:value-type="string">
            <text:p>leaves_iso_1600.png</text:p>
          </table:table-cell>
          <table:table-cell office:value-type="string" calcext:value-type="string">
            <text:p>AVIF</text:p>
          </table:table-cell>
          <table:table-cell office:value-type="float" office:value="56" calcext:value-type="float">
            <text:p>56</text:p>
          </table:table-cell>
          <table:table-cell office:value-type="float" office:value="0.739115176654998" calcext:value-type="float">
            <text:p>0.739115176654998</text:p>
          </table:table-cell>
          <table:table-cell office:value-type="float" office:value="24.9912469198874" calcext:value-type="float">
            <text:p>24.9912469198874</text:p>
          </table:table-cell>
          <table:table-cell office:value-type="float" office:value="206.041958277926" calcext:value-type="float">
            <text:p>206.041958277926</text:p>
          </table:table-cell>
        </table:table-row>
        <table:table-row table:style-name="ro1">
          <table:table-cell office:value-type="string" calcext:value-type="string">
            <text:p>leaves_iso_200</text:p>
          </table:table-cell>
          <table:table-cell office:value-type="float" office:value="57" calcext:value-type="float">
            <text:p>57</text:p>
          </table:table-cell>
          <table:table-cell office:value-type="float" office:value="14.32543731" calcext:value-type="float">
            <text:p>14.32543731</text:p>
          </table:table-cell>
          <table:table-cell office:value-type="float" office:value="988.82" calcext:value-type="float">
            <text:p>988.82</text:p>
          </table:table-cell>
          <table:table-cell office:value-type="float" office:value="105828" calcext:value-type="float">
            <text:p>105828</text:p>
          </table:table-cell>
          <table:table-cell office:value-type="string" calcext:value-type="string">
            <text:p>3008x2000</text:p>
          </table:table-cell>
          <table:table-cell office:value-type="float" office:value="0.1407" calcext:value-type="float">
            <text:p>0.1407</text:p>
          </table:table-cell>
          <table:table-cell office:value-type="string" calcext:value-type="string">
            <text:p>leaves_iso_1600.png</text:p>
          </table:table-cell>
          <table:table-cell office:value-type="string" calcext:value-type="string">
            <text:p>AVIF</text:p>
          </table:table-cell>
          <table:table-cell office:value-type="float" office:value="57" calcext:value-type="float">
            <text:p>57</text:p>
          </table:table-cell>
          <table:table-cell office:value-type="float" office:value="0.725479314040276" calcext:value-type="float">
            <text:p>0.725479314040276</text:p>
          </table:table-cell>
          <table:table-cell office:value-type="float" office:value="24.6471010451429" calcext:value-type="float">
            <text:p>24.6471010451429</text:p>
          </table:table-cell>
          <table:table-cell office:value-type="float" office:value="223.033580452128" calcext:value-type="float">
            <text:p>223.033580452128</text:p>
          </table:table-cell>
        </table:table-row>
        <table:table-row table:style-name="ro1">
          <table:table-cell office:value-type="string" calcext:value-type="string">
            <text:p>leaves_iso_200</text:p>
          </table:table-cell>
          <table:table-cell office:value-type="float" office:value="58" calcext:value-type="float">
            <text:p>58</text:p>
          </table:table-cell>
          <table:table-cell office:value-type="float" office:value="13.739434312" calcext:value-type="float">
            <text:p>13.739434312</text:p>
          </table:table-cell>
          <table:table-cell office:value-type="float" office:value="939.13" calcext:value-type="float">
            <text:p>939.13</text:p>
          </table:table-cell>
          <table:table-cell office:value-type="float" office:value="95738" calcext:value-type="float">
            <text:p>95738</text:p>
          </table:table-cell>
          <table:table-cell office:value-type="string" calcext:value-type="string">
            <text:p>3008x2000</text:p>
          </table:table-cell>
          <table:table-cell office:value-type="float" office:value="0.1273" calcext:value-type="float">
            <text:p>0.1273</text:p>
          </table:table-cell>
          <table:table-cell office:value-type="string" calcext:value-type="string">
            <text:p>leaves_iso_1600.png</text:p>
          </table:table-cell>
          <table:table-cell office:value-type="string" calcext:value-type="string">
            <text:p>AVIF</text:p>
          </table:table-cell>
          <table:table-cell office:value-type="float" office:value="58" calcext:value-type="float">
            <text:p>58</text:p>
          </table:table-cell>
          <table:table-cell office:value-type="float" office:value="0.711224548006011" calcext:value-type="float">
            <text:p>0.711224548006011</text:p>
          </table:table-cell>
          <table:table-cell office:value-type="float" office:value="24.2918123900642" calcext:value-type="float">
            <text:p>24.2918123900642</text:p>
          </table:table-cell>
          <table:table-cell office:value-type="float" office:value="242.046675421099" calcext:value-type="float">
            <text:p>242.046675421099</text:p>
          </table:table-cell>
        </table:table-row>
        <table:table-row table:style-name="ro1">
          <table:table-cell office:value-type="string" calcext:value-type="string">
            <text:p>leaves_iso_200</text:p>
          </table:table-cell>
          <table:table-cell office:value-type="float" office:value="59" calcext:value-type="float">
            <text:p>59</text:p>
          </table:table-cell>
          <table:table-cell office:value-type="float" office:value="13.127255074" calcext:value-type="float">
            <text:p>13.127255074</text:p>
          </table:table-cell>
          <table:table-cell office:value-type="float" office:value="890.47" calcext:value-type="float">
            <text:p>890.47</text:p>
          </table:table-cell>
          <table:table-cell office:value-type="float" office:value="85593" calcext:value-type="float">
            <text:p>85593</text:p>
          </table:table-cell>
          <table:table-cell office:value-type="string" calcext:value-type="string">
            <text:p>3008x2000</text:p>
          </table:table-cell>
          <table:table-cell office:value-type="float" office:value="0.1138" calcext:value-type="float">
            <text:p>0.1138</text:p>
          </table:table-cell>
          <table:table-cell office:value-type="string" calcext:value-type="string">
            <text:p>leaves_iso_1600.png</text:p>
          </table:table-cell>
          <table:table-cell office:value-type="string" calcext:value-type="string">
            <text:p>AVIF</text:p>
          </table:table-cell>
          <table:table-cell office:value-type="float" office:value="59" calcext:value-type="float">
            <text:p>59</text:p>
          </table:table-cell>
          <table:table-cell office:value-type="float" office:value="0.695900176121132" calcext:value-type="float">
            <text:p>0.695900176121132</text:p>
          </table:table-cell>
          <table:table-cell office:value-type="float" office:value="23.9228799529903" calcext:value-type="float">
            <text:p>23.9228799529903</text:p>
          </table:table-cell>
          <table:table-cell office:value-type="float" office:value="263.50712677305" calcext:value-type="float">
            <text:p>263.50712677305</text:p>
          </table:table-cell>
        </table:table-row>
        <table:table-row table:style-name="ro1">
          <table:table-cell office:value-type="string" calcext:value-type="string">
            <text:p>leaves_iso_200</text:p>
          </table:table-cell>
          <table:table-cell office:value-type="float" office:value="60" calcext:value-type="float">
            <text:p>60</text:p>
          </table:table-cell>
          <table:table-cell office:value-type="float" office:value="12.589338125" calcext:value-type="float">
            <text:p>12.589338125</text:p>
          </table:table-cell>
          <table:table-cell office:value-type="float" office:value="839.95" calcext:value-type="float">
            <text:p>839.95</text:p>
          </table:table-cell>
          <table:table-cell office:value-type="float" office:value="75275" calcext:value-type="float">
            <text:p>75275</text:p>
          </table:table-cell>
          <table:table-cell office:value-type="string" calcext:value-type="string">
            <text:p>3008x200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leaves_iso_1600.png</text:p>
          </table:table-cell>
          <table:table-cell office:value-type="string" calcext:value-type="string">
            <text:p>AVIF</text:p>
          </table:table-cell>
          <table:table-cell office:value-type="float" office:value="60" calcext:value-type="float">
            <text:p>60</text:p>
          </table:table-cell>
          <table:table-cell office:value-type="float" office:value="0.678743857651857" calcext:value-type="float">
            <text:p>0.678743857651857</text:p>
          </table:table-cell>
          <table:table-cell office:value-type="float" office:value="23.5157567536993" calcext:value-type="float">
            <text:p>23.5157567536993</text:p>
          </table:table-cell>
          <table:table-cell office:value-type="float" office:value="289.404104000443" calcext:value-type="float">
            <text:p>289.404104000443</text:p>
          </table:table-cell>
        </table:table-row>
        <table:table-row table:style-name="ro1">
          <table:table-cell office:value-type="string" calcext:value-type="string">
            <text:p>leaves_iso_200</text:p>
          </table:table-cell>
          <table:table-cell office:value-type="float" office:value="61" calcext:value-type="float">
            <text:p>61</text:p>
          </table:table-cell>
          <table:table-cell office:value-type="float" office:value="11.627263241" calcext:value-type="float">
            <text:p>11.627263241</text:p>
          </table:table-cell>
          <table:table-cell office:value-type="float" office:value="774.93" calcext:value-type="float">
            <text:p>774.93</text:p>
          </table:table-cell>
          <table:table-cell office:value-type="float" office:value="65151" calcext:value-type="float">
            <text:p>65151</text:p>
          </table:table-cell>
          <table:table-cell office:value-type="string" calcext:value-type="string">
            <text:p>3008x2000</text:p>
          </table:table-cell>
          <table:table-cell office:value-type="float" office:value="0.0866" calcext:value-type="float">
            <text:p>0.0866</text:p>
          </table:table-cell>
          <table:table-cell office:value-type="string" calcext:value-type="string">
            <text:p>leaves_iso_1600.png</text:p>
          </table:table-cell>
          <table:table-cell office:value-type="string" calcext:value-type="string">
            <text:p>AVIF</text:p>
          </table:table-cell>
          <table:table-cell office:value-type="float" office:value="61" calcext:value-type="float">
            <text:p>61</text:p>
          </table:table-cell>
          <table:table-cell office:value-type="float" office:value="0.660162840128972" calcext:value-type="float">
            <text:p>0.660162840128972</text:p>
          </table:table-cell>
          <table:table-cell office:value-type="float" office:value="23.0803960524817" calcext:value-type="float">
            <text:p>23.0803960524817</text:p>
          </table:table-cell>
          <table:table-cell office:value-type="float" office:value="319.919531859486" calcext:value-type="float">
            <text:p>319.919531859486</text:p>
          </table:table-cell>
        </table:table-row>
        <table:table-row table:style-name="ro1">
          <table:table-cell office:value-type="string" calcext:value-type="string">
            <text:p>leaves_iso_200</text:p>
          </table:table-cell>
          <table:table-cell office:value-type="float" office:value="62" calcext:value-type="float">
            <text:p>62</text:p>
          </table:table-cell>
          <table:table-cell office:value-type="float" office:value="10.718544164" calcext:value-type="float">
            <text:p>10.718544164</text:p>
          </table:table-cell>
          <table:table-cell office:value-type="float" office:value="700.32" calcext:value-type="float">
            <text:p>700.32</text:p>
          </table:table-cell>
          <table:table-cell office:value-type="float" office:value="52868" calcext:value-type="float">
            <text:p>52868</text:p>
          </table:table-cell>
          <table:table-cell office:value-type="string" calcext:value-type="string">
            <text:p>3008x2000</text:p>
          </table:table-cell>
          <table:table-cell office:value-type="float" office:value="0.0703" calcext:value-type="float">
            <text:p>0.0703</text:p>
          </table:table-cell>
          <table:table-cell office:value-type="string" calcext:value-type="string">
            <text:p>leaves_iso_1600.png</text:p>
          </table:table-cell>
          <table:table-cell office:value-type="string" calcext:value-type="string">
            <text:p>AVIF</text:p>
          </table:table-cell>
          <table:table-cell office:value-type="float" office:value="62" calcext:value-type="float">
            <text:p>62</text:p>
          </table:table-cell>
          <table:table-cell office:value-type="float" office:value="0.632392589700533" calcext:value-type="float">
            <text:p>0.632392589700533</text:p>
          </table:table-cell>
          <table:table-cell office:value-type="float" office:value="22.4578973987407" calcext:value-type="float">
            <text:p>22.4578973987407</text:p>
          </table:table-cell>
          <table:table-cell office:value-type="float" office:value="369.224593472961" calcext:value-type="float">
            <text:p>369.224593472961</text:p>
          </table:table-cell>
        </table:table-row>
        <table:table-row table:style-name="ro1">
          <table:table-cell office:value-type="string" calcext:value-type="string">
            <text:p>leaves_iso_200</text:p>
          </table:table-cell>
          <table:table-cell office:value-type="float" office:value="63" calcext:value-type="float">
            <text:p>63</text:p>
          </table:table-cell>
          <table:table-cell office:value-type="float" office:value="9.693920466" calcext:value-type="float">
            <text:p>9.693920466</text:p>
          </table:table-cell>
          <table:table-cell office:value-type="float" office:value="613.52" calcext:value-type="float">
            <text:p>613.52</text:p>
          </table:table-cell>
          <table:table-cell office:value-type="float" office:value="39245" calcext:value-type="float">
            <text:p>39245</text:p>
          </table:table-cell>
          <table:table-cell office:value-type="string" calcext:value-type="string">
            <text:p>3008x2000</text:p>
          </table:table-cell>
          <table:table-cell office:value-type="float" office:value="0.0521" calcext:value-type="float">
            <text:p>0.0521</text:p>
          </table:table-cell>
          <table:table-cell office:value-type="string" calcext:value-type="string">
            <text:p>leaves_iso_1600.png</text:p>
          </table:table-cell>
          <table:table-cell office:value-type="string" calcext:value-type="string">
            <text:p>AVIF</text:p>
          </table:table-cell>
          <table:table-cell office:value-type="float" office:value="63" calcext:value-type="float">
            <text:p>63</text:p>
          </table:table-cell>
          <table:table-cell office:value-type="float" office:value="0.589145138886528" calcext:value-type="float">
            <text:p>0.589145138886528</text:p>
          </table:table-cell>
          <table:table-cell office:value-type="float" office:value="21.4929246808456" calcext:value-type="float">
            <text:p>21.4929246808456</text:p>
          </table:table-cell>
          <table:table-cell office:value-type="float" office:value="461.092324412677" calcext:value-type="float">
            <text:p>461.092324412677</text:p>
          </table:table-cell>
        </table:table-row>
        <table:table-row table:style-name="ro1">
          <table:table-cell office:value-type="string" calcext:value-type="string">
            <text:p>nightshot_iso_100</text:p>
          </table:table-cell>
          <table:table-cell office:value-type="float" office:value="0" calcext:value-type="float">
            <text:p>0</text:p>
          </table:table-cell>
          <table:table-cell office:value-type="float" office:value="25.600572279" calcext:value-type="float">
            <text:p>25.600572279</text:p>
          </table:table-cell>
          <table:table-cell office:value-type="float" office:value="924.71" calcext:value-type="float">
            <text:p>924.71</text:p>
          </table:table-cell>
          <table:table-cell office:value-type="float" office:value="3074368" calcext:value-type="float">
            <text:p>3074368</text:p>
          </table:table-cell>
          <table:table-cell office:value-type="string" calcext:value-type="string">
            <text:p>3136x2352</text:p>
          </table:table-cell>
          <table:table-cell office:value-type="float" office:value="3.3345" calcext:value-type="float">
            <text:p>3.3345</text:p>
          </table:table-cell>
          <table:table-cell office:value-type="string" calcext:value-type="string">
            <text:p>nightshot_iso_100.png</text:p>
          </table:table-cell>
          <table:table-cell office:value-type="string" calcext:value-type="string">
            <text:p>AVIF</text:p>
          </table:table-cell>
          <table:table-cell office:value-type="float" office:value="0" calcext:value-type="float">
            <text:p>0</text:p>
          </table:table-cell>
          <table:table-cell office:value-type="float" office:value="0.996908435149164" calcext:value-type="float">
            <text:p>0.996908435149164</text:p>
          </table:table-cell>
          <table:table-cell office:value-type="float" office:value="53.3023158677022" calcext:value-type="float">
            <text:p>53.3023158677022</text:p>
          </table:table-cell>
          <table:table-cell office:value-type="float" office:value="0.30398263418888" calcext:value-type="float">
            <text:p>0.30398263418888</text:p>
          </table:table-cell>
        </table:table-row>
        <table:table-row table:style-name="ro1">
          <table:table-cell office:value-type="string" calcext:value-type="string">
            <text:p>nightshot_iso_100</text:p>
          </table:table-cell>
          <table:table-cell office:value-type="float" office:value="1" calcext:value-type="float">
            <text:p>1</text:p>
          </table:table-cell>
          <table:table-cell office:value-type="float" office:value="36.677018503" calcext:value-type="float">
            <text:p>36.677018503</text:p>
          </table:table-cell>
          <table:table-cell office:value-type="float" office:value="658.93" calcext:value-type="float">
            <text:p>658.93</text:p>
          </table:table-cell>
          <table:table-cell office:value-type="float" office:value="2441804" calcext:value-type="float">
            <text:p>2441804</text:p>
          </table:table-cell>
          <table:table-cell office:value-type="string" calcext:value-type="string">
            <text:p>3136x2352</text:p>
          </table:table-cell>
          <table:table-cell office:value-type="float" office:value="2.6484" calcext:value-type="float">
            <text:p>2.6484</text:p>
          </table:table-cell>
          <table:table-cell office:value-type="string" calcext:value-type="string">
            <text:p>nightshot_iso_100.png</text:p>
          </table:table-cell>
          <table:table-cell office:value-type="string" calcext:value-type="string">
            <text:p>AVIF</text:p>
          </table:table-cell>
          <table:table-cell office:value-type="float" office:value="1" calcext:value-type="float">
            <text:p>1</text:p>
          </table:table-cell>
          <table:table-cell office:value-type="float" office:value="0.99248220682818" calcext:value-type="float">
            <text:p>0.99248220682818</text:p>
          </table:table-cell>
          <table:table-cell office:value-type="float" office:value="48.3695552368531" calcext:value-type="float">
            <text:p>48.3695552368531</text:p>
          </table:table-cell>
          <table:table-cell office:value-type="float" office:value="0.94650919466426" calcext:value-type="float">
            <text:p>0.94650919466426</text:p>
          </table:table-cell>
        </table:table-row>
        <table:table-row table:style-name="ro1">
          <table:table-cell office:value-type="string" calcext:value-type="string">
            <text:p>nightshot_iso_100</text:p>
          </table:table-cell>
          <table:table-cell office:value-type="float" office:value="2" calcext:value-type="float">
            <text:p>2</text:p>
          </table:table-cell>
          <table:table-cell office:value-type="float" office:value="34.233543163" calcext:value-type="float">
            <text:p>34.233543163</text:p>
          </table:table-cell>
          <table:table-cell office:value-type="float" office:value="529.27" calcext:value-type="float">
            <text:p>529.27</text:p>
          </table:table-cell>
          <table:table-cell office:value-type="float" office:value="1838932" calcext:value-type="float">
            <text:p>1838932</text:p>
          </table:table-cell>
          <table:table-cell office:value-type="string" calcext:value-type="string">
            <text:p>3136x2352</text:p>
          </table:table-cell>
          <table:table-cell office:value-type="float" office:value="1.9945" calcext:value-type="float">
            <text:p>1.9945</text:p>
          </table:table-cell>
          <table:table-cell office:value-type="string" calcext:value-type="string">
            <text:p>nightshot_iso_100.png</text:p>
          </table:table-cell>
          <table:table-cell office:value-type="string" calcext:value-type="string">
            <text:p>AVIF</text:p>
          </table:table-cell>
          <table:table-cell office:value-type="float" office:value="2" calcext:value-type="float">
            <text:p>2</text:p>
          </table:table-cell>
          <table:table-cell office:value-type="float" office:value="0.991850705165535" calcext:value-type="float">
            <text:p>0.991850705165535</text:p>
          </table:table-cell>
          <table:table-cell office:value-type="float" office:value="47.7751358876357" calcext:value-type="float">
            <text:p>47.7751358876357</text:p>
          </table:table-cell>
          <table:table-cell office:value-type="float" office:value="1.08534240652043" calcext:value-type="float">
            <text:p>1.08534240652043</text:p>
          </table:table-cell>
        </table:table-row>
        <table:table-row table:style-name="ro1">
          <table:table-cell office:value-type="string" calcext:value-type="string">
            <text:p>nightshot_iso_100</text:p>
          </table:table-cell>
          <table:table-cell office:value-type="float" office:value="3" calcext:value-type="float">
            <text:p>3</text:p>
          </table:table-cell>
          <table:table-cell office:value-type="float" office:value="34.04983621" calcext:value-type="float">
            <text:p>34.04983621</text:p>
          </table:table-cell>
          <table:table-cell office:value-type="float" office:value="492.12" calcext:value-type="float">
            <text:p>492.12</text:p>
          </table:table-cell>
          <table:table-cell office:value-type="float" office:value="1126698" calcext:value-type="float">
            <text:p>1126698</text:p>
          </table:table-cell>
          <table:table-cell office:value-type="string" calcext:value-type="string">
            <text:p>3136x2352</text:p>
          </table:table-cell>
          <table:table-cell office:value-type="float" office:value="1.222" calcext:value-type="float">
            <text:p>1.222</text:p>
          </table:table-cell>
          <table:table-cell office:value-type="string" calcext:value-type="string">
            <text:p>nightshot_iso_100.png</text:p>
          </table:table-cell>
          <table:table-cell office:value-type="string" calcext:value-type="string">
            <text:p>AVIF</text:p>
          </table:table-cell>
          <table:table-cell office:value-type="float" office:value="3" calcext:value-type="float">
            <text:p>3</text:p>
          </table:table-cell>
          <table:table-cell office:value-type="float" office:value="0.990974704578064" calcext:value-type="float">
            <text:p>0.990974704578064</text:p>
          </table:table-cell>
          <table:table-cell office:value-type="float" office:value="47.0896980235452" calcext:value-type="float">
            <text:p>47.0896980235452</text:p>
          </table:table-cell>
          <table:table-cell office:value-type="float" office:value="1.27089759692142" calcext:value-type="float">
            <text:p>1.27089759692142</text:p>
          </table:table-cell>
        </table:table-row>
        <table:table-row table:style-name="ro1">
          <table:table-cell office:value-type="string" calcext:value-type="string">
            <text:p>nightshot_iso_100</text:p>
          </table:table-cell>
          <table:table-cell office:value-type="float" office:value="4" calcext:value-type="float">
            <text:p>4</text:p>
          </table:table-cell>
          <table:table-cell office:value-type="float" office:value="32.872644546" calcext:value-type="float">
            <text:p>32.872644546</text:p>
          </table:table-cell>
          <table:table-cell office:value-type="float" office:value="386.13" calcext:value-type="float">
            <text:p>386.13</text:p>
          </table:table-cell>
          <table:table-cell office:value-type="float" office:value="865032" calcext:value-type="float">
            <text:p>865032</text:p>
          </table:table-cell>
          <table:table-cell office:value-type="string" calcext:value-type="string">
            <text:p>3136x2352</text:p>
          </table:table-cell>
          <table:table-cell office:value-type="float" office:value="0.9382" calcext:value-type="float">
            <text:p>0.9382</text:p>
          </table:table-cell>
          <table:table-cell office:value-type="string" calcext:value-type="string">
            <text:p>nightshot_iso_100.png</text:p>
          </table:table-cell>
          <table:table-cell office:value-type="string" calcext:value-type="string">
            <text:p>AVIF</text:p>
          </table:table-cell>
          <table:table-cell office:value-type="float" office:value="4" calcext:value-type="float">
            <text:p>4</text:p>
          </table:table-cell>
          <table:table-cell office:value-type="float" office:value="0.990125480640604" calcext:value-type="float">
            <text:p>0.990125480640604</text:p>
          </table:table-cell>
          <table:table-cell office:value-type="float" office:value="46.4438215485464" calcext:value-type="float">
            <text:p>46.4438215485464</text:p>
          </table:table-cell>
          <table:table-cell office:value-type="float" office:value="1.47468141168032" calcext:value-type="float">
            <text:p>1.47468141168032</text:p>
          </table:table-cell>
        </table:table-row>
        <table:table-row table:style-name="ro1">
          <table:table-cell office:value-type="string" calcext:value-type="string">
            <text:p>nightshot_iso_100</text:p>
          </table:table-cell>
          <table:table-cell office:value-type="float" office:value="5" calcext:value-type="float">
            <text:p>5</text:p>
          </table:table-cell>
          <table:table-cell office:value-type="float" office:value="31.897630961" calcext:value-type="float">
            <text:p>31.897630961</text:p>
          </table:table-cell>
          <table:table-cell office:value-type="float" office:value="308.66" calcext:value-type="float">
            <text:p>308.66</text:p>
          </table:table-cell>
          <table:table-cell office:value-type="float" office:value="669089" calcext:value-type="float">
            <text:p>669089</text:p>
          </table:table-cell>
          <table:table-cell office:value-type="string" calcext:value-type="string">
            <text:p>3136x2352</text:p>
          </table:table-cell>
          <table:table-cell office:value-type="float" office:value="0.7257" calcext:value-type="float">
            <text:p>0.7257</text:p>
          </table:table-cell>
          <table:table-cell office:value-type="string" calcext:value-type="string">
            <text:p>nightshot_iso_100.png</text:p>
          </table:table-cell>
          <table:table-cell office:value-type="string" calcext:value-type="string">
            <text:p>AVIF</text:p>
          </table:table-cell>
          <table:table-cell office:value-type="float" office:value="5" calcext:value-type="float">
            <text:p>5</text:p>
          </table:table-cell>
          <table:table-cell office:value-type="float" office:value="0.989318764833965" calcext:value-type="float">
            <text:p>0.989318764833965</text:p>
          </table:table-cell>
          <table:table-cell office:value-type="float" office:value="45.8128005870132" calcext:value-type="float">
            <text:p>45.8128005870132</text:p>
          </table:table-cell>
          <table:table-cell office:value-type="float" office:value="1.70529807639467" calcext:value-type="float">
            <text:p>1.70529807639467</text:p>
          </table:table-cell>
        </table:table-row>
        <table:table-row table:style-name="ro1">
          <table:table-cell office:value-type="string" calcext:value-type="string">
            <text:p>nightshot_iso_100</text:p>
          </table:table-cell>
          <table:table-cell office:value-type="float" office:value="6" calcext:value-type="float">
            <text:p>6</text:p>
          </table:table-cell>
          <table:table-cell office:value-type="float" office:value="29.442804663" calcext:value-type="float">
            <text:p>29.442804663</text:p>
          </table:table-cell>
          <table:table-cell office:value-type="float" office:value="121.26" calcext:value-type="float">
            <text:p>121.26</text:p>
          </table:table-cell>
          <table:table-cell office:value-type="float" office:value="561481" calcext:value-type="float">
            <text:p>561481</text:p>
          </table:table-cell>
          <table:table-cell office:value-type="string" calcext:value-type="string">
            <text:p>3136x2352</text:p>
          </table:table-cell>
          <table:table-cell office:value-type="float" office:value="0.6089" calcext:value-type="float">
            <text:p>0.6089</text:p>
          </table:table-cell>
          <table:table-cell office:value-type="string" calcext:value-type="string">
            <text:p>nightshot_iso_100.png</text:p>
          </table:table-cell>
          <table:table-cell office:value-type="string" calcext:value-type="string">
            <text:p>AVIF</text:p>
          </table:table-cell>
          <table:table-cell office:value-type="float" office:value="6" calcext:value-type="float">
            <text:p>6</text:p>
          </table:table-cell>
          <table:table-cell office:value-type="float" office:value="0.988600847007055" calcext:value-type="float">
            <text:p>0.988600847007055</text:p>
          </table:table-cell>
          <table:table-cell office:value-type="float" office:value="45.2989863416098" calcext:value-type="float">
            <text:p>45.2989863416098</text:p>
          </table:table-cell>
          <table:table-cell office:value-type="float" office:value="1.919471758729" calcext:value-type="float">
            <text:p>1.919471758729</text:p>
          </table:table-cell>
        </table:table-row>
        <table:table-row table:style-name="ro1">
          <table:table-cell office:value-type="string" calcext:value-type="string">
            <text:p>nightshot_iso_100</text:p>
          </table:table-cell>
          <table:table-cell office:value-type="float" office:value="7" calcext:value-type="float">
            <text:p>7</text:p>
          </table:table-cell>
          <table:table-cell office:value-type="float" office:value="27.752750848" calcext:value-type="float">
            <text:p>27.752750848</text:p>
          </table:table-cell>
          <table:table-cell office:value-type="float" office:value="177.69" calcext:value-type="float">
            <text:p>177.69</text:p>
          </table:table-cell>
          <table:table-cell office:value-type="float" office:value="468810" calcext:value-type="float">
            <text:p>468810</text:p>
          </table:table-cell>
          <table:table-cell office:value-type="string" calcext:value-type="string">
            <text:p>3136x2352</text:p>
          </table:table-cell>
          <table:table-cell office:value-type="float" office:value="0.5084" calcext:value-type="float">
            <text:p>0.5084</text:p>
          </table:table-cell>
          <table:table-cell office:value-type="string" calcext:value-type="string">
            <text:p>nightshot_iso_100.png</text:p>
          </table:table-cell>
          <table:table-cell office:value-type="string" calcext:value-type="string">
            <text:p>AVIF</text:p>
          </table:table-cell>
          <table:table-cell office:value-type="float" office:value="7" calcext:value-type="float">
            <text:p>7</text:p>
          </table:table-cell>
          <table:table-cell office:value-type="float" office:value="0.988045353382424" calcext:value-type="float">
            <text:p>0.988045353382424</text:p>
          </table:table-cell>
          <table:table-cell office:value-type="float" office:value="44.8247165855559" calcext:value-type="float">
            <text:p>44.8247165855559</text:p>
          </table:table-cell>
          <table:table-cell office:value-type="float" office:value="2.14096073431498" calcext:value-type="float">
            <text:p>2.14096073431498</text:p>
          </table:table-cell>
        </table:table-row>
        <table:table-row table:style-name="ro1">
          <table:table-cell office:value-type="string" calcext:value-type="string">
            <text:p>nightshot_iso_100</text:p>
          </table:table-cell>
          <table:table-cell office:value-type="float" office:value="8" calcext:value-type="float">
            <text:p>8</text:p>
          </table:table-cell>
          <table:table-cell office:value-type="float" office:value="25.205592674" calcext:value-type="float">
            <text:p>25.205592674</text:p>
          </table:table-cell>
          <table:table-cell office:value-type="float" office:value="842.68" calcext:value-type="float">
            <text:p>842.68</text:p>
          </table:table-cell>
          <table:table-cell office:value-type="float" office:value="412615" calcext:value-type="float">
            <text:p>412615</text:p>
          </table:table-cell>
          <table:table-cell office:value-type="string" calcext:value-type="string">
            <text:p>3136x2352</text:p>
          </table:table-cell>
          <table:table-cell office:value-type="float" office:value="0.4475" calcext:value-type="float">
            <text:p>0.4475</text:p>
          </table:table-cell>
          <table:table-cell office:value-type="string" calcext:value-type="string">
            <text:p>nightshot_iso_100.png</text:p>
          </table:table-cell>
          <table:table-cell office:value-type="string" calcext:value-type="string">
            <text:p>AVIF</text:p>
          </table:table-cell>
          <table:table-cell office:value-type="float" office:value="8" calcext:value-type="float">
            <text:p>8</text:p>
          </table:table-cell>
          <table:table-cell office:value-type="float" office:value="0.987561180771168" calcext:value-type="float">
            <text:p>0.987561180771168</text:p>
          </table:table-cell>
          <table:table-cell office:value-type="float" office:value="44.4420472096198" calcext:value-type="float">
            <text:p>44.4420472096198</text:p>
          </table:table-cell>
          <table:table-cell office:value-type="float" office:value="2.33816760919929" calcext:value-type="float">
            <text:p>2.33816760919929</text:p>
          </table:table-cell>
        </table:table-row>
        <table:table-row table:style-name="ro1">
          <table:table-cell office:value-type="string" calcext:value-type="string">
            <text:p>nightshot_iso_100</text:p>
          </table:table-cell>
          <table:table-cell office:value-type="float" office:value="9" calcext:value-type="float">
            <text:p>9</text:p>
          </table:table-cell>
          <table:table-cell office:value-type="float" office:value="23.212782471" calcext:value-type="float">
            <text:p>23.212782471</text:p>
          </table:table-cell>
          <table:table-cell office:value-type="float" office:value="621.69" calcext:value-type="float">
            <text:p>621.69</text:p>
          </table:table-cell>
          <table:table-cell office:value-type="float" office:value="363257" calcext:value-type="float">
            <text:p>363257</text:p>
          </table:table-cell>
          <table:table-cell office:value-type="string" calcext:value-type="string">
            <text:p>3136x2352</text:p>
          </table:table-cell>
          <table:table-cell office:value-type="float" office:value="0.3939" calcext:value-type="float">
            <text:p>0.3939</text:p>
          </table:table-cell>
          <table:table-cell office:value-type="string" calcext:value-type="string">
            <text:p>nightshot_iso_100.png</text:p>
          </table:table-cell>
          <table:table-cell office:value-type="string" calcext:value-type="string">
            <text:p>AVIF</text:p>
          </table:table-cell>
          <table:table-cell office:value-type="float" office:value="9" calcext:value-type="float">
            <text:p>9</text:p>
          </table:table-cell>
          <table:table-cell office:value-type="float" office:value="0.986948411517014" calcext:value-type="float">
            <text:p>0.986948411517014</text:p>
          </table:table-cell>
          <table:table-cell office:value-type="float" office:value="44.0002379813569" calcext:value-type="float">
            <text:p>44.0002379813569</text:p>
          </table:table-cell>
          <table:table-cell office:value-type="float" office:value="2.58855002726005" calcext:value-type="float">
            <text:p>2.58855002726005</text:p>
          </table:table-cell>
        </table:table-row>
        <table:table-row table:style-name="ro1">
          <table:table-cell office:value-type="string" calcext:value-type="string">
            <text:p>nightshot_iso_100</text:p>
          </table:table-cell>
          <table:table-cell office:value-type="float" office:value="10" calcext:value-type="float">
            <text:p>10</text:p>
          </table:table-cell>
          <table:table-cell office:value-type="float" office:value="21.261728879" calcext:value-type="float">
            <text:p>21.261728879</text:p>
          </table:table-cell>
          <table:table-cell office:value-type="float" office:value="477.58" calcext:value-type="float">
            <text:p>477.58</text:p>
          </table:table-cell>
          <table:table-cell office:value-type="float" office:value="330554" calcext:value-type="float">
            <text:p>330554</text:p>
          </table:table-cell>
          <table:table-cell office:value-type="string" calcext:value-type="string">
            <text:p>3136x2352</text:p>
          </table:table-cell>
          <table:table-cell office:value-type="float" office:value="0.3585" calcext:value-type="float">
            <text:p>0.3585</text:p>
          </table:table-cell>
          <table:table-cell office:value-type="string" calcext:value-type="string">
            <text:p>nightshot_iso_100.png</text:p>
          </table:table-cell>
          <table:table-cell office:value-type="string" calcext:value-type="string">
            <text:p>AVIF</text:p>
          </table:table-cell>
          <table:table-cell office:value-type="float" office:value="10" calcext:value-type="float">
            <text:p>10</text:p>
          </table:table-cell>
          <table:table-cell office:value-type="float" office:value="0.986516261228942" calcext:value-type="float">
            <text:p>0.986516261228942</text:p>
          </table:table-cell>
          <table:table-cell office:value-type="float" office:value="43.6995532333183" calcext:value-type="float">
            <text:p>43.6995532333183</text:p>
          </table:table-cell>
          <table:table-cell office:value-type="float" office:value="2.77411868499526" calcext:value-type="float">
            <text:p>2.77411868499526</text:p>
          </table:table-cell>
        </table:table-row>
        <table:table-row table:style-name="ro1">
          <table:table-cell office:value-type="string" calcext:value-type="string">
            <text:p>nightshot_iso_100</text:p>
          </table:table-cell>
          <table:table-cell office:value-type="float" office:value="11" calcext:value-type="float">
            <text:p>11</text:p>
          </table:table-cell>
          <table:table-cell office:value-type="float" office:value="19.939274909" calcext:value-type="float">
            <text:p>19.939274909</text:p>
          </table:table-cell>
          <table:table-cell office:value-type="float" office:value="381.45" calcext:value-type="float">
            <text:p>381.45</text:p>
          </table:table-cell>
          <table:table-cell office:value-type="float" office:value="304556" calcext:value-type="float">
            <text:p>304556</text:p>
          </table:table-cell>
          <table:table-cell office:value-type="string" calcext:value-type="string">
            <text:p>3136x2352</text:p>
          </table:table-cell>
          <table:table-cell office:value-type="float" office:value="0.3303" calcext:value-type="float">
            <text:p>0.3303</text:p>
          </table:table-cell>
          <table:table-cell office:value-type="string" calcext:value-type="string">
            <text:p>nightshot_iso_100.png</text:p>
          </table:table-cell>
          <table:table-cell office:value-type="string" calcext:value-type="string">
            <text:p>AVIF</text:p>
          </table:table-cell>
          <table:table-cell office:value-type="float" office:value="11" calcext:value-type="float">
            <text:p>11</text:p>
          </table:table-cell>
          <table:table-cell office:value-type="float" office:value="0.986010022530856" calcext:value-type="float">
            <text:p>0.986010022530856</text:p>
          </table:table-cell>
          <table:table-cell office:value-type="float" office:value="43.3853066576131" calcext:value-type="float">
            <text:p>43.3853066576131</text:p>
          </table:table-cell>
          <table:table-cell office:value-type="float" office:value="2.98228878339176" calcext:value-type="float">
            <text:p>2.98228878339176</text:p>
          </table:table-cell>
        </table:table-row>
        <table:table-row table:style-name="ro1">
          <table:table-cell office:value-type="string" calcext:value-type="string">
            <text:p>nightshot_iso_100</text:p>
          </table:table-cell>
          <table:table-cell office:value-type="float" office:value="12" calcext:value-type="float">
            <text:p>12</text:p>
          </table:table-cell>
          <table:table-cell office:value-type="float" office:value="18.150160118" calcext:value-type="float">
            <text:p>18.150160118</text:p>
          </table:table-cell>
          <table:table-cell office:value-type="float" office:value="261.61" calcext:value-type="float">
            <text:p>261.61</text:p>
          </table:table-cell>
          <table:table-cell office:value-type="float" office:value="277665" calcext:value-type="float">
            <text:p>277665</text:p>
          </table:table-cell>
          <table:table-cell office:value-type="string" calcext:value-type="string">
            <text:p>3136x2352</text:p>
          </table:table-cell>
          <table:table-cell office:value-type="float" office:value="0.3011" calcext:value-type="float">
            <text:p>0.3011</text:p>
          </table:table-cell>
          <table:table-cell office:value-type="string" calcext:value-type="string">
            <text:p>nightshot_iso_100.png</text:p>
          </table:table-cell>
          <table:table-cell office:value-type="string" calcext:value-type="string">
            <text:p>AVIF</text:p>
          </table:table-cell>
          <table:table-cell office:value-type="float" office:value="12" calcext:value-type="float">
            <text:p>12</text:p>
          </table:table-cell>
          <table:table-cell office:value-type="float" office:value="0.985486523602223" calcext:value-type="float">
            <text:p>0.985486523602223</text:p>
          </table:table-cell>
          <table:table-cell office:value-type="float" office:value="43.0647782510902" calcext:value-type="float">
            <text:p>43.0647782510902</text:p>
          </table:table-cell>
          <table:table-cell office:value-type="float" office:value="3.21072075726549" calcext:value-type="float">
            <text:p>3.21072075726549</text:p>
          </table:table-cell>
        </table:table-row>
        <table:table-row table:style-name="ro1">
          <table:table-cell office:value-type="string" calcext:value-type="string">
            <text:p>nightshot_iso_100</text:p>
          </table:table-cell>
          <table:table-cell office:value-type="float" office:value="13" calcext:value-type="float">
            <text:p>13</text:p>
          </table:table-cell>
          <table:table-cell office:value-type="float" office:value="17.346011076" calcext:value-type="float">
            <text:p>17.346011076</text:p>
          </table:table-cell>
          <table:table-cell office:value-type="float" office:value="200.81" calcext:value-type="float">
            <text:p>200.81</text:p>
          </table:table-cell>
          <table:table-cell office:value-type="float" office:value="258695" calcext:value-type="float">
            <text:p>258695</text:p>
          </table:table-cell>
          <table:table-cell office:value-type="string" calcext:value-type="string">
            <text:p>3136x2352</text:p>
          </table:table-cell>
          <table:table-cell office:value-type="float" office:value="0.2805" calcext:value-type="float">
            <text:p>0.2805</text:p>
          </table:table-cell>
          <table:table-cell office:value-type="string" calcext:value-type="string">
            <text:p>nightshot_iso_100.png</text:p>
          </table:table-cell>
          <table:table-cell office:value-type="string" calcext:value-type="string">
            <text:p>AVIF</text:p>
          </table:table-cell>
          <table:table-cell office:value-type="float" office:value="13" calcext:value-type="float">
            <text:p>13</text:p>
          </table:table-cell>
          <table:table-cell office:value-type="float" office:value="0.985024787349792" calcext:value-type="float">
            <text:p>0.985024787349792</text:p>
          </table:table-cell>
          <table:table-cell office:value-type="float" office:value="42.807197645372" calcext:value-type="float">
            <text:p>42.807197645372</text:p>
          </table:table-cell>
          <table:table-cell office:value-type="float" office:value="3.40690949264485" calcext:value-type="float">
            <text:p>3.40690949264485</text:p>
          </table:table-cell>
        </table:table-row>
        <table:table-row table:style-name="ro1">
          <table:table-cell office:value-type="string" calcext:value-type="string">
            <text:p>nightshot_iso_100</text:p>
          </table:table-cell>
          <table:table-cell office:value-type="float" office:value="14" calcext:value-type="float">
            <text:p>14</text:p>
          </table:table-cell>
          <table:table-cell office:value-type="float" office:value="16.658612488" calcext:value-type="float">
            <text:p>16.658612488</text:p>
          </table:table-cell>
          <table:table-cell office:value-type="float" office:value="136.79" calcext:value-type="float">
            <text:p>136.79</text:p>
          </table:table-cell>
          <table:table-cell office:value-type="float" office:value="243577" calcext:value-type="float">
            <text:p>243577</text:p>
          </table:table-cell>
          <table:table-cell office:value-type="string" calcext:value-type="string">
            <text:p>3136x2352</text:p>
          </table:table-cell>
          <table:table-cell office:value-type="float" office:value="0.2641" calcext:value-type="float">
            <text:p>0.2641</text:p>
          </table:table-cell>
          <table:table-cell office:value-type="string" calcext:value-type="string">
            <text:p>nightshot_iso_100.png</text:p>
          </table:table-cell>
          <table:table-cell office:value-type="string" calcext:value-type="string">
            <text:p>AVIF</text:p>
          </table:table-cell>
          <table:table-cell office:value-type="float" office:value="14" calcext:value-type="float">
            <text:p>14</text:p>
          </table:table-cell>
          <table:table-cell office:value-type="float" office:value="0.984644316281729" calcext:value-type="float">
            <text:p>0.984644316281729</text:p>
          </table:table-cell>
          <table:table-cell office:value-type="float" office:value="42.6004175805368" calcext:value-type="float">
            <text:p>42.6004175805368</text:p>
          </table:table-cell>
          <table:table-cell office:value-type="float" office:value="3.57304596211359" calcext:value-type="float">
            <text:p>3.57304596211359</text:p>
          </table:table-cell>
        </table:table-row>
        <table:table-row table:style-name="ro1">
          <table:table-cell office:value-type="string" calcext:value-type="string">
            <text:p>nightshot_iso_100</text:p>
          </table:table-cell>
          <table:table-cell office:value-type="float" office:value="15" calcext:value-type="float">
            <text:p>15</text:p>
          </table:table-cell>
          <table:table-cell office:value-type="float" office:value="15.934263844" calcext:value-type="float">
            <text:p>15.934263844</text:p>
          </table:table-cell>
          <table:table-cell office:value-type="float" office:value="84.49" calcext:value-type="float">
            <text:p>84.49</text:p>
          </table:table-cell>
          <table:table-cell office:value-type="float" office:value="229603" calcext:value-type="float">
            <text:p>229603</text:p>
          </table:table-cell>
          <table:table-cell office:value-type="string" calcext:value-type="string">
            <text:p>3136x2352</text:p>
          </table:table-cell>
          <table:table-cell office:value-type="float" office:value="0.249" calcext:value-type="float">
            <text:p>0.249</text:p>
          </table:table-cell>
          <table:table-cell office:value-type="string" calcext:value-type="string">
            <text:p>nightshot_iso_100.png</text:p>
          </table:table-cell>
          <table:table-cell office:value-type="string" calcext:value-type="string">
            <text:p>AVIF</text:p>
          </table:table-cell>
          <table:table-cell office:value-type="float" office:value="15" calcext:value-type="float">
            <text:p>15</text:p>
          </table:table-cell>
          <table:table-cell office:value-type="float" office:value="0.984242361525063" calcext:value-type="float">
            <text:p>0.984242361525063</text:p>
          </table:table-cell>
          <table:table-cell office:value-type="float" office:value="42.3824539978755" calcext:value-type="float">
            <text:p>42.3824539978755</text:p>
          </table:table-cell>
          <table:table-cell office:value-type="float" office:value="3.75694607137073" calcext:value-type="float">
            <text:p>3.75694607137073</text:p>
          </table:table-cell>
        </table:table-row>
        <table:table-row table:style-name="ro1">
          <table:table-cell office:value-type="string" calcext:value-type="string">
            <text:p>nightshot_iso_100</text:p>
          </table:table-cell>
          <table:table-cell office:value-type="float" office:value="16" calcext:value-type="float">
            <text:p>16</text:p>
          </table:table-cell>
          <table:table-cell office:value-type="float" office:value="15.438295939" calcext:value-type="float">
            <text:p>15.438295939</text:p>
          </table:table-cell>
          <table:table-cell office:value-type="float" office:value="40.74" calcext:value-type="float">
            <text:p>40.74</text:p>
          </table:table-cell>
          <table:table-cell office:value-type="float" office:value="215564" calcext:value-type="float">
            <text:p>215564</text:p>
          </table:table-cell>
          <table:table-cell office:value-type="string" calcext:value-type="string">
            <text:p>3136x2352</text:p>
          </table:table-cell>
          <table:table-cell office:value-type="float" office:value="0.2338" calcext:value-type="float">
            <text:p>0.2338</text:p>
          </table:table-cell>
          <table:table-cell office:value-type="string" calcext:value-type="string">
            <text:p>nightshot_iso_100.png</text:p>
          </table:table-cell>
          <table:table-cell office:value-type="string" calcext:value-type="string">
            <text:p>AVIF</text:p>
          </table:table-cell>
          <table:table-cell office:value-type="float" office:value="16" calcext:value-type="float">
            <text:p>16</text:p>
          </table:table-cell>
          <table:table-cell office:value-type="float" office:value="0.983729463578942" calcext:value-type="float">
            <text:p>0.983729463578942</text:p>
          </table:table-cell>
          <table:table-cell office:value-type="float" office:value="42.1532537855265" calcext:value-type="float">
            <text:p>42.1532537855265</text:p>
          </table:table-cell>
          <table:table-cell office:value-type="float" office:value="3.96054527518916" calcext:value-type="float">
            <text:p>3.96054527518916</text:p>
          </table:table-cell>
        </table:table-row>
        <table:table-row table:style-name="ro1">
          <table:table-cell office:value-type="string" calcext:value-type="string">
            <text:p>nightshot_iso_100</text:p>
          </table:table-cell>
          <table:table-cell office:value-type="float" office:value="17" calcext:value-type="float">
            <text:p>17</text:p>
          </table:table-cell>
          <table:table-cell office:value-type="float" office:value="14.903815097" calcext:value-type="float">
            <text:p>14.903815097</text:p>
          </table:table-cell>
          <table:table-cell office:value-type="float" office:value="3.97" calcext:value-type="float">
            <text:p>3.97</text:p>
          </table:table-cell>
          <table:table-cell office:value-type="float" office:value="204842" calcext:value-type="float">
            <text:p>204842</text:p>
          </table:table-cell>
          <table:table-cell office:value-type="string" calcext:value-type="string">
            <text:p>3136x2352</text:p>
          </table:table-cell>
          <table:table-cell office:value-type="float" office:value="0.2221" calcext:value-type="float">
            <text:p>0.2221</text:p>
          </table:table-cell>
          <table:table-cell office:value-type="string" calcext:value-type="string">
            <text:p>nightshot_iso_100.png</text:p>
          </table:table-cell>
          <table:table-cell office:value-type="string" calcext:value-type="string">
            <text:p>AVIF</text:p>
          </table:table-cell>
          <table:table-cell office:value-type="float" office:value="17" calcext:value-type="float">
            <text:p>17</text:p>
          </table:table-cell>
          <table:table-cell office:value-type="float" office:value="0.9832619332286" calcext:value-type="float">
            <text:p>0.9832619332286</text:p>
          </table:table-cell>
          <table:table-cell office:value-type="float" office:value="41.9575696243859" calcext:value-type="float">
            <text:p>41.9575696243859</text:p>
          </table:table-cell>
          <table:table-cell office:value-type="float" office:value="4.14308075483595" calcext:value-type="float">
            <text:p>4.14308075483595</text:p>
          </table:table-cell>
        </table:table-row>
        <table:table-row table:style-name="ro1">
          <table:table-cell office:value-type="string" calcext:value-type="string">
            <text:p>nightshot_iso_100</text:p>
          </table:table-cell>
          <table:table-cell office:value-type="float" office:value="18" calcext:value-type="float">
            <text:p>18</text:p>
          </table:table-cell>
          <table:table-cell office:value-type="float" office:value="14.235203256" calcext:value-type="float">
            <text:p>14.235203256</text:p>
          </table:table-cell>
          <table:table-cell office:value-type="float" office:value="954.5" calcext:value-type="float">
            <text:p>954.5</text:p>
          </table:table-cell>
          <table:table-cell office:value-type="float" office:value="195309" calcext:value-type="float">
            <text:p>195309</text:p>
          </table:table-cell>
          <table:table-cell office:value-type="string" calcext:value-type="string">
            <text:p>3136x2352</text:p>
          </table:table-cell>
          <table:table-cell office:value-type="float" office:value="0.2118" calcext:value-type="float">
            <text:p>0.2118</text:p>
          </table:table-cell>
          <table:table-cell office:value-type="string" calcext:value-type="string">
            <text:p>nightshot_iso_100.png</text:p>
          </table:table-cell>
          <table:table-cell office:value-type="string" calcext:value-type="string">
            <text:p>AVIF</text:p>
          </table:table-cell>
          <table:table-cell office:value-type="float" office:value="18" calcext:value-type="float">
            <text:p>18</text:p>
          </table:table-cell>
          <table:table-cell office:value-type="float" office:value="0.982871348309241" calcext:value-type="float">
            <text:p>0.982871348309241</text:p>
          </table:table-cell>
          <table:table-cell office:value-type="float" office:value="41.7951872354724" calcext:value-type="float">
            <text:p>41.7951872354724</text:p>
          </table:table-cell>
          <table:table-cell office:value-type="float" office:value="4.30092270220163" calcext:value-type="float">
            <text:p>4.30092270220163</text:p>
          </table:table-cell>
        </table:table-row>
        <table:table-row table:style-name="ro1">
          <table:table-cell office:value-type="string" calcext:value-type="string">
            <text:p>nightshot_iso_100</text:p>
          </table:table-cell>
          <table:table-cell office:value-type="float" office:value="19" calcext:value-type="float">
            <text:p>19</text:p>
          </table:table-cell>
          <table:table-cell office:value-type="float" office:value="14.032231836" calcext:value-type="float">
            <text:p>14.032231836</text:p>
          </table:table-cell>
          <table:table-cell office:value-type="float" office:value="932.83" calcext:value-type="float">
            <text:p>932.83</text:p>
          </table:table-cell>
          <table:table-cell office:value-type="float" office:value="186945" calcext:value-type="float">
            <text:p>186945</text:p>
          </table:table-cell>
          <table:table-cell office:value-type="string" calcext:value-type="string">
            <text:p>3136x2352</text:p>
          </table:table-cell>
          <table:table-cell office:value-type="float" office:value="0.2027" calcext:value-type="float">
            <text:p>0.2027</text:p>
          </table:table-cell>
          <table:table-cell office:value-type="string" calcext:value-type="string">
            <text:p>nightshot_iso_100.png</text:p>
          </table:table-cell>
          <table:table-cell office:value-type="string" calcext:value-type="string">
            <text:p>AVIF</text:p>
          </table:table-cell>
          <table:table-cell office:value-type="float" office:value="19" calcext:value-type="float">
            <text:p>19</text:p>
          </table:table-cell>
          <table:table-cell office:value-type="float" office:value="0.982440524748464" calcext:value-type="float">
            <text:p>0.982440524748464</text:p>
          </table:table-cell>
          <table:table-cell office:value-type="float" office:value="41.6151663283448" calcext:value-type="float">
            <text:p>41.6151663283448</text:p>
          </table:table-cell>
          <table:table-cell office:value-type="float" office:value="4.48294827603661" calcext:value-type="float">
            <text:p>4.48294827603661</text:p>
          </table:table-cell>
        </table:table-row>
        <table:table-row table:style-name="ro1">
          <table:table-cell office:value-type="string" calcext:value-type="string">
            <text:p>nightshot_iso_100</text:p>
          </table:table-cell>
          <table:table-cell office:value-type="float" office:value="20" calcext:value-type="float">
            <text:p>20</text:p>
          </table:table-cell>
          <table:table-cell office:value-type="float" office:value="13.395531602" calcext:value-type="float">
            <text:p>13.395531602</text:p>
          </table:table-cell>
          <table:table-cell office:value-type="float" office:value="887.95" calcext:value-type="float">
            <text:p>887.95</text:p>
          </table:table-cell>
          <table:table-cell office:value-type="float" office:value="177041" calcext:value-type="float">
            <text:p>177041</text:p>
          </table:table-cell>
          <table:table-cell office:value-type="string" calcext:value-type="string">
            <text:p>3136x2352</text:p>
          </table:table-cell>
          <table:table-cell office:value-type="float" office:value="0.192" calcext:value-type="float">
            <text:p>0.192</text:p>
          </table:table-cell>
          <table:table-cell office:value-type="string" calcext:value-type="string">
            <text:p>nightshot_iso_100.png</text:p>
          </table:table-cell>
          <table:table-cell office:value-type="string" calcext:value-type="string">
            <text:p>AVIF</text:p>
          </table:table-cell>
          <table:table-cell office:value-type="float" office:value="20" calcext:value-type="float">
            <text:p>20</text:p>
          </table:table-cell>
          <table:table-cell office:value-type="float" office:value="0.981906712810773" calcext:value-type="float">
            <text:p>0.981906712810773</text:p>
          </table:table-cell>
          <table:table-cell office:value-type="float" office:value="41.429704987476" calcext:value-type="float">
            <text:p>41.429704987476</text:p>
          </table:table-cell>
          <table:table-cell office:value-type="float" office:value="4.67853477753772" calcext:value-type="float">
            <text:p>4.67853477753772</text:p>
          </table:table-cell>
        </table:table-row>
        <table:table-row table:style-name="ro1">
          <table:table-cell office:value-type="string" calcext:value-type="string">
            <text:p>nightshot_iso_100</text:p>
          </table:table-cell>
          <table:table-cell office:value-type="float" office:value="21" calcext:value-type="float">
            <text:p>21</text:p>
          </table:table-cell>
          <table:table-cell office:value-type="float" office:value="13.082221027" calcext:value-type="float">
            <text:p>13.082221027</text:p>
          </table:table-cell>
          <table:table-cell office:value-type="float" office:value="863.73" calcext:value-type="float">
            <text:p>863.73</text:p>
          </table:table-cell>
          <table:table-cell office:value-type="float" office:value="169815" calcext:value-type="float">
            <text:p>169815</text:p>
          </table:table-cell>
          <table:table-cell office:value-type="string" calcext:value-type="string">
            <text:p>3136x2352</text:p>
          </table:table-cell>
          <table:table-cell office:value-type="float" office:value="0.1841" calcext:value-type="float">
            <text:p>0.1841</text:p>
          </table:table-cell>
          <table:table-cell office:value-type="string" calcext:value-type="string">
            <text:p>nightshot_iso_100.png</text:p>
          </table:table-cell>
          <table:table-cell office:value-type="string" calcext:value-type="string">
            <text:p>AVIF</text:p>
          </table:table-cell>
          <table:table-cell office:value-type="float" office:value="21" calcext:value-type="float">
            <text:p>21</text:p>
          </table:table-cell>
          <table:table-cell office:value-type="float" office:value="0.981473069127963" calcext:value-type="float">
            <text:p>0.981473069127963</text:p>
          </table:table-cell>
          <table:table-cell office:value-type="float" office:value="41.2747414770468" calcext:value-type="float">
            <text:p>41.2747414770468</text:p>
          </table:table-cell>
          <table:table-cell office:value-type="float" office:value="4.84848675067391" calcext:value-type="float">
            <text:p>4.84848675067391</text:p>
          </table:table-cell>
        </table:table-row>
        <table:table-row table:style-name="ro1">
          <table:table-cell office:value-type="string" calcext:value-type="string">
            <text:p>nightshot_iso_100</text:p>
          </table:table-cell>
          <table:table-cell office:value-type="float" office:value="22" calcext:value-type="float">
            <text:p>22</text:p>
          </table:table-cell>
          <table:table-cell office:value-type="float" office:value="12.603418368" calcext:value-type="float">
            <text:p>12.603418368</text:p>
          </table:table-cell>
          <table:table-cell office:value-type="float" office:value="829.39" calcext:value-type="float">
            <text:p>829.39</text:p>
          </table:table-cell>
          <table:table-cell office:value-type="float" office:value="163667" calcext:value-type="float">
            <text:p>163667</text:p>
          </table:table-cell>
          <table:table-cell office:value-type="string" calcext:value-type="string">
            <text:p>3136x2352</text:p>
          </table:table-cell>
          <table:table-cell office:value-type="float" office:value="0.1775" calcext:value-type="float">
            <text:p>0.1775</text:p>
          </table:table-cell>
          <table:table-cell office:value-type="string" calcext:value-type="string">
            <text:p>nightshot_iso_100.png</text:p>
          </table:table-cell>
          <table:table-cell office:value-type="string" calcext:value-type="string">
            <text:p>AVIF</text:p>
          </table:table-cell>
          <table:table-cell office:value-type="float" office:value="22" calcext:value-type="float">
            <text:p>22</text:p>
          </table:table-cell>
          <table:table-cell office:value-type="float" office:value="0.981144585643515" calcext:value-type="float">
            <text:p>0.981144585643515</text:p>
          </table:table-cell>
          <table:table-cell office:value-type="float" office:value="41.1547106935702" calcext:value-type="float">
            <text:p>41.1547106935702</text:p>
          </table:table-cell>
          <table:table-cell office:value-type="float" office:value="4.98435873073719" calcext:value-type="float">
            <text:p>4.98435873073719</text:p>
          </table:table-cell>
        </table:table-row>
        <table:table-row table:style-name="ro1">
          <table:table-cell office:value-type="string" calcext:value-type="string">
            <text:p>nightshot_iso_100</text:p>
          </table:table-cell>
          <table:table-cell office:value-type="float" office:value="23" calcext:value-type="float">
            <text:p>23</text:p>
          </table:table-cell>
          <table:table-cell office:value-type="float" office:value="12.513802225" calcext:value-type="float">
            <text:p>12.513802225</text:p>
          </table:table-cell>
          <table:table-cell office:value-type="float" office:value="811.16" calcext:value-type="float">
            <text:p>811.16</text:p>
          </table:table-cell>
          <table:table-cell office:value-type="float" office:value="157466" calcext:value-type="float">
            <text:p>157466</text:p>
          </table:table-cell>
          <table:table-cell office:value-type="string" calcext:value-type="string">
            <text:p>3136x2352</text:p>
          </table:table-cell>
          <table:table-cell office:value-type="float" office:value="0.1707" calcext:value-type="float">
            <text:p>0.1707</text:p>
          </table:table-cell>
          <table:table-cell office:value-type="string" calcext:value-type="string">
            <text:p>nightshot_iso_100.png</text:p>
          </table:table-cell>
          <table:table-cell office:value-type="string" calcext:value-type="string">
            <text:p>AVIF</text:p>
          </table:table-cell>
          <table:table-cell office:value-type="float" office:value="23" calcext:value-type="float">
            <text:p>23</text:p>
          </table:table-cell>
          <table:table-cell office:value-type="float" office:value="0.980667796102356" calcext:value-type="float">
            <text:p>0.980667796102356</text:p>
          </table:table-cell>
          <table:table-cell office:value-type="float" office:value="41.0127871273605" calcext:value-type="float">
            <text:p>41.0127871273605</text:p>
          </table:table-cell>
          <table:table-cell office:value-type="float" office:value="5.14993382025429" calcext:value-type="float">
            <text:p>5.14993382025429</text:p>
          </table:table-cell>
        </table:table-row>
        <table:table-row table:style-name="ro1">
          <table:table-cell office:value-type="string" calcext:value-type="string">
            <text:p>nightshot_iso_100</text:p>
          </table:table-cell>
          <table:table-cell office:value-type="float" office:value="24" calcext:value-type="float">
            <text:p>24</text:p>
          </table:table-cell>
          <table:table-cell office:value-type="float" office:value="11.968124936" calcext:value-type="float">
            <text:p>11.968124936</text:p>
          </table:table-cell>
          <table:table-cell office:value-type="float" office:value="780.42" calcext:value-type="float">
            <text:p>780.42</text:p>
          </table:table-cell>
          <table:table-cell office:value-type="float" office:value="150254" calcext:value-type="float">
            <text:p>150254</text:p>
          </table:table-cell>
          <table:table-cell office:value-type="string" calcext:value-type="string">
            <text:p>3136x2352</text:p>
          </table:table-cell>
          <table:table-cell office:value-type="float" office:value="0.1629" calcext:value-type="float">
            <text:p>0.1629</text:p>
          </table:table-cell>
          <table:table-cell office:value-type="string" calcext:value-type="string">
            <text:p>nightshot_iso_100.png</text:p>
          </table:table-cell>
          <table:table-cell office:value-type="string" calcext:value-type="string">
            <text:p>AVIF</text:p>
          </table:table-cell>
          <table:table-cell office:value-type="float" office:value="24" calcext:value-type="float">
            <text:p>24</text:p>
          </table:table-cell>
          <table:table-cell office:value-type="float" office:value="0.980090589330695" calcext:value-type="float">
            <text:p>0.980090589330695</text:p>
          </table:table-cell>
          <table:table-cell office:value-type="float" office:value="40.8416395339337" calcext:value-type="float">
            <text:p>40.8416395339337</text:p>
          </table:table-cell>
          <table:table-cell office:value-type="float" office:value="5.35693537884967" calcext:value-type="float">
            <text:p>5.35693537884967</text:p>
          </table:table-cell>
        </table:table-row>
        <table:table-row table:style-name="ro1">
          <table:table-cell office:value-type="string" calcext:value-type="string">
            <text:p>nightshot_iso_100</text:p>
          </table:table-cell>
          <table:table-cell office:value-type="float" office:value="25" calcext:value-type="float">
            <text:p>25</text:p>
          </table:table-cell>
          <table:table-cell office:value-type="float" office:value="11.605212949" calcext:value-type="float">
            <text:p>11.605212949</text:p>
          </table:table-cell>
          <table:table-cell office:value-type="float" office:value="740.73" calcext:value-type="float">
            <text:p>740.73</text:p>
          </table:table-cell>
          <table:table-cell office:value-type="float" office:value="141153" calcext:value-type="float">
            <text:p>141153</text:p>
          </table:table-cell>
          <table:table-cell office:value-type="string" calcext:value-type="string">
            <text:p>3136x2352</text:p>
          </table:table-cell>
          <table:table-cell office:value-type="float" office:value="0.153" calcext:value-type="float">
            <text:p>0.153</text:p>
          </table:table-cell>
          <table:table-cell office:value-type="string" calcext:value-type="string">
            <text:p>nightshot_iso_100.png</text:p>
          </table:table-cell>
          <table:table-cell office:value-type="string" calcext:value-type="string">
            <text:p>AVIF</text:p>
          </table:table-cell>
          <table:table-cell office:value-type="float" office:value="25" calcext:value-type="float">
            <text:p>25</text:p>
          </table:table-cell>
          <table:table-cell office:value-type="float" office:value="0.979220549898964" calcext:value-type="float">
            <text:p>0.979220549898964</text:p>
          </table:table-cell>
          <table:table-cell office:value-type="float" office:value="40.5932207622913" calcext:value-type="float">
            <text:p>40.5932207622913</text:p>
          </table:table-cell>
          <table:table-cell office:value-type="float" office:value="5.67228814889051" calcext:value-type="float">
            <text:p>5.67228814889051</text:p>
          </table:table-cell>
        </table:table-row>
        <table:table-row table:style-name="ro1">
          <table:table-cell office:value-type="string" calcext:value-type="string">
            <text:p>nightshot_iso_100</text:p>
          </table:table-cell>
          <table:table-cell office:value-type="float" office:value="26" calcext:value-type="float">
            <text:p>26</text:p>
          </table:table-cell>
          <table:table-cell office:value-type="float" office:value="11.272117944" calcext:value-type="float">
            <text:p>11.272117944</text:p>
          </table:table-cell>
          <table:table-cell office:value-type="float" office:value="710.22" calcext:value-type="float">
            <text:p>710.22</text:p>
          </table:table-cell>
          <table:table-cell office:value-type="float" office:value="132402" calcext:value-type="float">
            <text:p>132402</text:p>
          </table:table-cell>
          <table:table-cell office:value-type="string" calcext:value-type="string">
            <text:p>3136x2352</text:p>
          </table:table-cell>
          <table:table-cell office:value-type="float" office:value="0.1436" calcext:value-type="float">
            <text:p>0.1436</text:p>
          </table:table-cell>
          <table:table-cell office:value-type="string" calcext:value-type="string">
            <text:p>nightshot_iso_100.png</text:p>
          </table:table-cell>
          <table:table-cell office:value-type="string" calcext:value-type="string">
            <text:p>AVIF</text:p>
          </table:table-cell>
          <table:table-cell office:value-type="float" office:value="26" calcext:value-type="float">
            <text:p>26</text:p>
          </table:table-cell>
          <table:table-cell office:value-type="float" office:value="0.97840516236772" calcext:value-type="float">
            <text:p>0.97840516236772</text:p>
          </table:table-cell>
          <table:table-cell office:value-type="float" office:value="40.3709914403804" calcext:value-type="float">
            <text:p>40.3709914403804</text:p>
          </table:table-cell>
          <table:table-cell office:value-type="float" office:value="5.97009465457101" calcext:value-type="float">
            <text:p>5.97009465457101</text:p>
          </table:table-cell>
        </table:table-row>
        <table:table-row table:style-name="ro1">
          <table:table-cell office:value-type="string" calcext:value-type="string">
            <text:p>nightshot_iso_100</text:p>
          </table:table-cell>
          <table:table-cell office:value-type="float" office:value="27" calcext:value-type="float">
            <text:p>27</text:p>
          </table:table-cell>
          <table:table-cell office:value-type="float" office:value="10.991673269" calcext:value-type="float">
            <text:p>10.991673269</text:p>
          </table:table-cell>
          <table:table-cell office:value-type="float" office:value="685.9" calcext:value-type="float">
            <text:p>685.9</text:p>
          </table:table-cell>
          <table:table-cell office:value-type="float" office:value="125188" calcext:value-type="float">
            <text:p>125188</text:p>
          </table:table-cell>
          <table:table-cell office:value-type="string" calcext:value-type="string">
            <text:p>3136x2352</text:p>
          </table:table-cell>
          <table:table-cell office:value-type="float" office:value="0.1357" calcext:value-type="float">
            <text:p>0.1357</text:p>
          </table:table-cell>
          <table:table-cell office:value-type="string" calcext:value-type="string">
            <text:p>nightshot_iso_100.png</text:p>
          </table:table-cell>
          <table:table-cell office:value-type="string" calcext:value-type="string">
            <text:p>AVIF</text:p>
          </table:table-cell>
          <table:table-cell office:value-type="float" office:value="27" calcext:value-type="float">
            <text:p>27</text:p>
          </table:table-cell>
          <table:table-cell office:value-type="float" office:value="0.977607837919847" calcext:value-type="float">
            <text:p>0.977607837919847</text:p>
          </table:table-cell>
          <table:table-cell office:value-type="float" office:value="40.1556209286572" calcext:value-type="float">
            <text:p>40.1556209286572</text:p>
          </table:table-cell>
          <table:table-cell office:value-type="float" office:value="6.27362084555336" calcext:value-type="float">
            <text:p>6.27362084555336</text:p>
          </table:table-cell>
        </table:table-row>
        <table:table-row table:style-name="ro1">
          <table:table-cell office:value-type="string" calcext:value-type="string">
            <text:p>nightshot_iso_100</text:p>
          </table:table-cell>
          <table:table-cell office:value-type="float" office:value="28" calcext:value-type="float">
            <text:p>28</text:p>
          </table:table-cell>
          <table:table-cell office:value-type="float" office:value="10.975805296" calcext:value-type="float">
            <text:p>10.975805296</text:p>
          </table:table-cell>
          <table:table-cell office:value-type="float" office:value="687.69" calcext:value-type="float">
            <text:p>687.69</text:p>
          </table:table-cell>
          <table:table-cell office:value-type="float" office:value="118119" calcext:value-type="float">
            <text:p>118119</text:p>
          </table:table-cell>
          <table:table-cell office:value-type="string" calcext:value-type="string">
            <text:p>3136x2352</text:p>
          </table:table-cell>
          <table:table-cell office:value-type="float" office:value="0.1281" calcext:value-type="float">
            <text:p>0.1281</text:p>
          </table:table-cell>
          <table:table-cell office:value-type="string" calcext:value-type="string">
            <text:p>nightshot_iso_100.png</text:p>
          </table:table-cell>
          <table:table-cell office:value-type="string" calcext:value-type="string">
            <text:p>AVIF</text:p>
          </table:table-cell>
          <table:table-cell office:value-type="float" office:value="28" calcext:value-type="float">
            <text:p>28</text:p>
          </table:table-cell>
          <table:table-cell office:value-type="float" office:value="0.976744713095256" calcext:value-type="float">
            <text:p>0.976744713095256</text:p>
          </table:table-cell>
          <table:table-cell office:value-type="float" office:value="39.9421308265756" calcext:value-type="float">
            <text:p>39.9421308265756</text:p>
          </table:table-cell>
          <table:table-cell office:value-type="float" office:value="6.58972480361192" calcext:value-type="float">
            <text:p>6.58972480361192</text:p>
          </table:table-cell>
        </table:table-row>
        <table:table-row table:style-name="ro1">
          <table:table-cell office:value-type="string" calcext:value-type="string">
            <text:p>nightshot_iso_100</text:p>
          </table:table-cell>
          <table:table-cell office:value-type="float" office:value="29" calcext:value-type="float">
            <text:p>29</text:p>
          </table:table-cell>
          <table:table-cell office:value-type="float" office:value="10.669661982" calcext:value-type="float">
            <text:p>10.669661982</text:p>
          </table:table-cell>
          <table:table-cell office:value-type="float" office:value="664.19" calcext:value-type="float">
            <text:p>664.19</text:p>
          </table:table-cell>
          <table:table-cell office:value-type="float" office:value="111960" calcext:value-type="float">
            <text:p>111960</text:p>
          </table:table-cell>
          <table:table-cell office:value-type="string" calcext:value-type="string">
            <text:p>3136x2352</text:p>
          </table:table-cell>
          <table:table-cell office:value-type="float" office:value="0.1214" calcext:value-type="float">
            <text:p>0.1214</text:p>
          </table:table-cell>
          <table:table-cell office:value-type="string" calcext:value-type="string">
            <text:p>nightshot_iso_100.png</text:p>
          </table:table-cell>
          <table:table-cell office:value-type="string" calcext:value-type="string">
            <text:p>AVIF</text:p>
          </table:table-cell>
          <table:table-cell office:value-type="float" office:value="29" calcext:value-type="float">
            <text:p>29</text:p>
          </table:table-cell>
          <table:table-cell office:value-type="float" office:value="0.975859359856856" calcext:value-type="float">
            <text:p>0.975859359856856</text:p>
          </table:table-cell>
          <table:table-cell office:value-type="float" office:value="39.7153868789594" calcext:value-type="float">
            <text:p>39.7153868789594</text:p>
          </table:table-cell>
          <table:table-cell office:value-type="float" office:value="6.94291219623479" calcext:value-type="float">
            <text:p>6.94291219623479</text:p>
          </table:table-cell>
        </table:table-row>
        <table:table-row table:style-name="ro1">
          <table:table-cell office:value-type="string" calcext:value-type="string">
            <text:p>nightshot_iso_100</text:p>
          </table:table-cell>
          <table:table-cell office:value-type="float" office:value="30" calcext:value-type="float">
            <text:p>30</text:p>
          </table:table-cell>
          <table:table-cell office:value-type="float" office:value="10.387815634" calcext:value-type="float">
            <text:p>10.387815634</text:p>
          </table:table-cell>
          <table:table-cell office:value-type="float" office:value="643.03" calcext:value-type="float">
            <text:p>643.03</text:p>
          </table:table-cell>
          <table:table-cell office:value-type="float" office:value="107658" calcext:value-type="float">
            <text:p>107658</text:p>
          </table:table-cell>
          <table:table-cell office:value-type="string" calcext:value-type="string">
            <text:p>3136x2352</text:p>
          </table:table-cell>
          <table:table-cell office:value-type="float" office:value="0.1167" calcext:value-type="float">
            <text:p>0.1167</text:p>
          </table:table-cell>
          <table:table-cell office:value-type="string" calcext:value-type="string">
            <text:p>nightshot_iso_100.png</text:p>
          </table:table-cell>
          <table:table-cell office:value-type="string" calcext:value-type="string">
            <text:p>AVIF</text:p>
          </table:table-cell>
          <table:table-cell office:value-type="float" office:value="30" calcext:value-type="float">
            <text:p>30</text:p>
          </table:table-cell>
          <table:table-cell office:value-type="float" office:value="0.975005906067335" calcext:value-type="float">
            <text:p>0.975005906067335</text:p>
          </table:table-cell>
          <table:table-cell office:value-type="float" office:value="39.5069919571744" calcext:value-type="float">
            <text:p>39.5069919571744</text:p>
          </table:table-cell>
          <table:table-cell office:value-type="float" office:value="7.28418831924777" calcext:value-type="float">
            <text:p>7.28418831924777</text:p>
          </table:table-cell>
        </table:table-row>
        <table:table-row table:style-name="ro1">
          <table:table-cell office:value-type="string" calcext:value-type="string">
            <text:p>nightshot_iso_100</text:p>
          </table:table-cell>
          <table:table-cell office:value-type="float" office:value="31" calcext:value-type="float">
            <text:p>31</text:p>
          </table:table-cell>
          <table:table-cell office:value-type="float" office:value="10.289722069" calcext:value-type="float">
            <text:p>10.289722069</text:p>
          </table:table-cell>
          <table:table-cell office:value-type="float" office:value="624.72" calcext:value-type="float">
            <text:p>624.72</text:p>
          </table:table-cell>
          <table:table-cell office:value-type="float" office:value="100649" calcext:value-type="float">
            <text:p>100649</text:p>
          </table:table-cell>
          <table:table-cell office:value-type="string" calcext:value-type="string">
            <text:p>3136x2352</text:p>
          </table:table-cell>
          <table:table-cell office:value-type="float" office:value="0.1091" calcext:value-type="float">
            <text:p>0.1091</text:p>
          </table:table-cell>
          <table:table-cell office:value-type="string" calcext:value-type="string">
            <text:p>nightshot_iso_100.png</text:p>
          </table:table-cell>
          <table:table-cell office:value-type="string" calcext:value-type="string">
            <text:p>AVIF</text:p>
          </table:table-cell>
          <table:table-cell office:value-type="float" office:value="31" calcext:value-type="float">
            <text:p>31</text:p>
          </table:table-cell>
          <table:table-cell office:value-type="float" office:value="0.97381434386859" calcext:value-type="float">
            <text:p>0.97381434386859</text:p>
          </table:table-cell>
          <table:table-cell office:value-type="float" office:value="39.2195704394306" calcext:value-type="float">
            <text:p>39.2195704394306</text:p>
          </table:table-cell>
          <table:table-cell office:value-type="float" office:value="7.78257504107085" calcext:value-type="float">
            <text:p>7.78257504107085</text:p>
          </table:table-cell>
        </table:table-row>
        <table:table-row table:style-name="ro1">
          <table:table-cell office:value-type="string" calcext:value-type="string">
            <text:p>nightshot_iso_100</text:p>
          </table:table-cell>
          <table:table-cell office:value-type="float" office:value="32" calcext:value-type="float">
            <text:p>32</text:p>
          </table:table-cell>
          <table:table-cell office:value-type="float" office:value="9.977041756" calcext:value-type="float">
            <text:p>9.977041756</text:p>
          </table:table-cell>
          <table:table-cell office:value-type="float" office:value="604.14" calcext:value-type="float">
            <text:p>604.14</text:p>
          </table:table-cell>
          <table:table-cell office:value-type="float" office:value="94457" calcext:value-type="float">
            <text:p>94457</text:p>
          </table:table-cell>
          <table:table-cell office:value-type="string" calcext:value-type="string">
            <text:p>3136x2352</text:p>
          </table:table-cell>
          <table:table-cell office:value-type="float" office:value="0.1024" calcext:value-type="float">
            <text:p>0.1024</text:p>
          </table:table-cell>
          <table:table-cell office:value-type="string" calcext:value-type="string">
            <text:p>nightshot_iso_100.png</text:p>
          </table:table-cell>
          <table:table-cell office:value-type="string" calcext:value-type="string">
            <text:p>AVIF</text:p>
          </table:table-cell>
          <table:table-cell office:value-type="float" office:value="32" calcext:value-type="float">
            <text:p>32</text:p>
          </table:table-cell>
          <table:table-cell office:value-type="float" office:value="0.972609668889105" calcext:value-type="float">
            <text:p>0.972609668889105</text:p>
          </table:table-cell>
          <table:table-cell office:value-type="float" office:value="38.9242682619503" calcext:value-type="float">
            <text:p>38.9242682619503</text:p>
          </table:table-cell>
          <table:table-cell office:value-type="float" office:value="8.33016367420693" calcext:value-type="float">
            <text:p>8.33016367420693</text:p>
          </table:table-cell>
        </table:table-row>
        <table:table-row table:style-name="ro1">
          <table:table-cell office:value-type="string" calcext:value-type="string">
            <text:p>nightshot_iso_100</text:p>
          </table:table-cell>
          <table:table-cell office:value-type="float" office:value="33" calcext:value-type="float">
            <text:p>33</text:p>
          </table:table-cell>
          <table:table-cell office:value-type="float" office:value="12.45597787" calcext:value-type="float">
            <text:p>12.45597787</text:p>
          </table:table-cell>
          <table:table-cell office:value-type="float" office:value="773.83" calcext:value-type="float">
            <text:p>773.83</text:p>
          </table:table-cell>
          <table:table-cell office:value-type="float" office:value="87951" calcext:value-type="float">
            <text:p>87951</text:p>
          </table:table-cell>
          <table:table-cell office:value-type="string" calcext:value-type="string">
            <text:p>3136x2352</text:p>
          </table:table-cell>
          <table:table-cell office:value-type="float" office:value="0.0953" calcext:value-type="float">
            <text:p>0.0953</text:p>
          </table:table-cell>
          <table:table-cell office:value-type="string" calcext:value-type="string">
            <text:p>nightshot_iso_100.png</text:p>
          </table:table-cell>
          <table:table-cell office:value-type="string" calcext:value-type="string">
            <text:p>AVIF</text:p>
          </table:table-cell>
          <table:table-cell office:value-type="float" office:value="33" calcext:value-type="float">
            <text:p>33</text:p>
          </table:table-cell>
          <table:table-cell office:value-type="float" office:value="0.971261021675711" calcext:value-type="float">
            <text:p>0.971261021675711</text:p>
          </table:table-cell>
          <table:table-cell office:value-type="float" office:value="38.6864714172333" calcext:value-type="float">
            <text:p>38.6864714172333</text:p>
          </table:table-cell>
          <table:table-cell office:value-type="float" office:value="8.79899800321915" calcext:value-type="float">
            <text:p>8.79899800321915</text:p>
          </table:table-cell>
        </table:table-row>
        <table:table-row table:style-name="ro1">
          <table:table-cell office:value-type="string" calcext:value-type="string">
            <text:p>nightshot_iso_100</text:p>
          </table:table-cell>
          <table:table-cell office:value-type="float" office:value="34" calcext:value-type="float">
            <text:p>34</text:p>
          </table:table-cell>
          <table:table-cell office:value-type="float" office:value="12.035379696" calcext:value-type="float">
            <text:p>12.035379696</text:p>
          </table:table-cell>
          <table:table-cell office:value-type="float" office:value="742.86" calcext:value-type="float">
            <text:p>742.86</text:p>
          </table:table-cell>
          <table:table-cell office:value-type="float" office:value="83822" calcext:value-type="float">
            <text:p>83822</text:p>
          </table:table-cell>
          <table:table-cell office:value-type="string" calcext:value-type="string">
            <text:p>3136x2352</text:p>
          </table:table-cell>
          <table:table-cell office:value-type="float" office:value="0.0909" calcext:value-type="float">
            <text:p>0.0909</text:p>
          </table:table-cell>
          <table:table-cell office:value-type="string" calcext:value-type="string">
            <text:p>nightshot_iso_100.png</text:p>
          </table:table-cell>
          <table:table-cell office:value-type="string" calcext:value-type="string">
            <text:p>AVIF</text:p>
          </table:table-cell>
          <table:table-cell office:value-type="float" office:value="34" calcext:value-type="float">
            <text:p>34</text:p>
          </table:table-cell>
          <table:table-cell office:value-type="float" office:value="0.970208912289783" calcext:value-type="float">
            <text:p>0.970208912289783</text:p>
          </table:table-cell>
          <table:table-cell office:value-type="float" office:value="38.4614916443445" calcext:value-type="float">
            <text:p>38.4614916443445</text:p>
          </table:table-cell>
          <table:table-cell office:value-type="float" office:value="9.26683001006525" calcext:value-type="float">
            <text:p>9.26683001006525</text:p>
          </table:table-cell>
        </table:table-row>
        <table:table-row table:style-name="ro1">
          <table:table-cell office:value-type="string" calcext:value-type="string">
            <text:p>nightshot_iso_100</text:p>
          </table:table-cell>
          <table:table-cell office:value-type="float" office:value="35" calcext:value-type="float">
            <text:p>35</text:p>
          </table:table-cell>
          <table:table-cell office:value-type="float" office:value="11.866545375" calcext:value-type="float">
            <text:p>11.866545375</text:p>
          </table:table-cell>
          <table:table-cell office:value-type="float" office:value="717.69" calcext:value-type="float">
            <text:p>717.69</text:p>
          </table:table-cell>
          <table:table-cell office:value-type="float" office:value="78548" calcext:value-type="float">
            <text:p>78548</text:p>
          </table:table-cell>
          <table:table-cell office:value-type="string" calcext:value-type="string">
            <text:p>3136x2352</text:p>
          </table:table-cell>
          <table:table-cell office:value-type="float" office:value="0.0851" calcext:value-type="float">
            <text:p>0.0851</text:p>
          </table:table-cell>
          <table:table-cell office:value-type="string" calcext:value-type="string">
            <text:p>nightshot_iso_100.png</text:p>
          </table:table-cell>
          <table:table-cell office:value-type="string" calcext:value-type="string">
            <text:p>AVIF</text:p>
          </table:table-cell>
          <table:table-cell office:value-type="float" office:value="35" calcext:value-type="float">
            <text:p>35</text:p>
          </table:table-cell>
          <table:table-cell office:value-type="float" office:value="0.968859075874419" calcext:value-type="float">
            <text:p>0.968859075874419</text:p>
          </table:table-cell>
          <table:table-cell office:value-type="float" office:value="38.1896368040646" calcext:value-type="float">
            <text:p>38.1896368040646</text:p>
          </table:table-cell>
          <table:table-cell office:value-type="float" office:value="9.86544501676096" calcext:value-type="float">
            <text:p>9.86544501676096</text:p>
          </table:table-cell>
        </table:table-row>
        <table:table-row table:style-name="ro1">
          <table:table-cell office:value-type="string" calcext:value-type="string">
            <text:p>nightshot_iso_100</text:p>
          </table:table-cell>
          <table:table-cell office:value-type="float" office:value="36" calcext:value-type="float">
            <text:p>36</text:p>
          </table:table-cell>
          <table:table-cell office:value-type="float" office:value="11.372092904" calcext:value-type="float">
            <text:p>11.372092904</text:p>
          </table:table-cell>
          <table:table-cell office:value-type="float" office:value="684.41" calcext:value-type="float">
            <text:p>684.41</text:p>
          </table:table-cell>
          <table:table-cell office:value-type="float" office:value="73787" calcext:value-type="float">
            <text:p>73787</text:p>
          </table:table-cell>
          <table:table-cell office:value-type="string" calcext:value-type="string">
            <text:p>3136x2352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nightshot_iso_100.png</text:p>
          </table:table-cell>
          <table:table-cell office:value-type="string" calcext:value-type="string">
            <text:p>AVIF</text:p>
          </table:table-cell>
          <table:table-cell office:value-type="float" office:value="36" calcext:value-type="float">
            <text:p>36</text:p>
          </table:table-cell>
          <table:table-cell office:value-type="float" office:value="0.967395413024212" calcext:value-type="float">
            <text:p>0.967395413024212</text:p>
          </table:table-cell>
          <table:table-cell office:value-type="float" office:value="37.8914986189631" calcext:value-type="float">
            <text:p>37.8914986189631</text:p>
          </table:table-cell>
          <table:table-cell office:value-type="float" office:value="10.5664839809223" calcext:value-type="float">
            <text:p>10.5664839809223</text:p>
          </table:table-cell>
        </table:table-row>
        <table:table-row table:style-name="ro1">
          <table:table-cell office:value-type="string" calcext:value-type="string">
            <text:p>nightshot_iso_100</text:p>
          </table:table-cell>
          <table:table-cell office:value-type="float" office:value="37" calcext:value-type="float">
            <text:p>37</text:p>
          </table:table-cell>
          <table:table-cell office:value-type="float" office:value="11.190830094" calcext:value-type="float">
            <text:p>11.190830094</text:p>
          </table:table-cell>
          <table:table-cell office:value-type="float" office:value="666.42" calcext:value-type="float">
            <text:p>666.42</text:p>
          </table:table-cell>
          <table:table-cell office:value-type="float" office:value="69607" calcext:value-type="float">
            <text:p>69607</text:p>
          </table:table-cell>
          <table:table-cell office:value-type="string" calcext:value-type="string">
            <text:p>3136x2352</text:p>
          </table:table-cell>
          <table:table-cell office:value-type="float" office:value="0.0754" calcext:value-type="float">
            <text:p>0.0754</text:p>
          </table:table-cell>
          <table:table-cell office:value-type="string" calcext:value-type="string">
            <text:p>nightshot_iso_100.png</text:p>
          </table:table-cell>
          <table:table-cell office:value-type="string" calcext:value-type="string">
            <text:p>AVIF</text:p>
          </table:table-cell>
          <table:table-cell office:value-type="float" office:value="37" calcext:value-type="float">
            <text:p>37</text:p>
          </table:table-cell>
          <table:table-cell office:value-type="float" office:value="0.966208149258624" calcext:value-type="float">
            <text:p>0.966208149258624</text:p>
          </table:table-cell>
          <table:table-cell office:value-type="float" office:value="37.6444578318131" calcext:value-type="float">
            <text:p>37.6444578318131</text:p>
          </table:table-cell>
          <table:table-cell office:value-type="float" office:value="11.1849636671208" calcext:value-type="float">
            <text:p>11.1849636671208</text:p>
          </table:table-cell>
        </table:table-row>
        <table:table-row table:style-name="ro1">
          <table:table-cell office:value-type="string" calcext:value-type="string">
            <text:p>nightshot_iso_100</text:p>
          </table:table-cell>
          <table:table-cell office:value-type="float" office:value="38" calcext:value-type="float">
            <text:p>38</text:p>
          </table:table-cell>
          <table:table-cell office:value-type="float" office:value="10.926468122" calcext:value-type="float">
            <text:p>10.926468122</text:p>
          </table:table-cell>
          <table:table-cell office:value-type="float" office:value="644.27" calcext:value-type="float">
            <text:p>644.27</text:p>
          </table:table-cell>
          <table:table-cell office:value-type="float" office:value="65502" calcext:value-type="float">
            <text:p>65502</text:p>
          </table:table-cell>
          <table:table-cell office:value-type="string" calcext:value-type="string">
            <text:p>3136x2352</text:p>
          </table:table-cell>
          <table:table-cell office:value-type="float" office:value="0.071" calcext:value-type="float">
            <text:p>0.071</text:p>
          </table:table-cell>
          <table:table-cell office:value-type="string" calcext:value-type="string">
            <text:p>nightshot_iso_100.png</text:p>
          </table:table-cell>
          <table:table-cell office:value-type="string" calcext:value-type="string">
            <text:p>AVIF</text:p>
          </table:table-cell>
          <table:table-cell office:value-type="float" office:value="38" calcext:value-type="float">
            <text:p>38</text:p>
          </table:table-cell>
          <table:table-cell office:value-type="float" office:value="0.964544458936357" calcext:value-type="float">
            <text:p>0.964544458936357</text:p>
          </table:table-cell>
          <table:table-cell office:value-type="float" office:value="37.3374450599085" calcext:value-type="float">
            <text:p>37.3374450599085</text:p>
          </table:table-cell>
          <table:table-cell office:value-type="float" office:value="12.0042727603371" calcext:value-type="float">
            <text:p>12.0042727603371</text:p>
          </table:table-cell>
        </table:table-row>
        <table:table-row table:style-name="ro1">
          <table:table-cell office:value-type="string" calcext:value-type="string">
            <text:p>nightshot_iso_100</text:p>
          </table:table-cell>
          <table:table-cell office:value-type="float" office:value="39" calcext:value-type="float">
            <text:p>39</text:p>
          </table:table-cell>
          <table:table-cell office:value-type="float" office:value="10.597261544" calcext:value-type="float">
            <text:p>10.597261544</text:p>
          </table:table-cell>
          <table:table-cell office:value-type="float" office:value="621.01" calcext:value-type="float">
            <text:p>621.01</text:p>
          </table:table-cell>
          <table:table-cell office:value-type="float" office:value="61660" calcext:value-type="float">
            <text:p>61660</text:p>
          </table:table-cell>
          <table:table-cell office:value-type="string" calcext:value-type="string">
            <text:p>3136x2352</text:p>
          </table:table-cell>
          <table:table-cell office:value-type="float" office:value="0.0668" calcext:value-type="float">
            <text:p>0.0668</text:p>
          </table:table-cell>
          <table:table-cell office:value-type="string" calcext:value-type="string">
            <text:p>nightshot_iso_100.png</text:p>
          </table:table-cell>
          <table:table-cell office:value-type="string" calcext:value-type="string">
            <text:p>AVIF</text:p>
          </table:table-cell>
          <table:table-cell office:value-type="float" office:value="39" calcext:value-type="float">
            <text:p>39</text:p>
          </table:table-cell>
          <table:table-cell office:value-type="float" office:value="0.962805771673843" calcext:value-type="float">
            <text:p>0.962805771673843</text:p>
          </table:table-cell>
          <table:table-cell office:value-type="float" office:value="37.0318370462477" calcext:value-type="float">
            <text:p>37.0318370462477</text:p>
          </table:table-cell>
          <table:table-cell office:value-type="float" office:value="12.8794303914168" calcext:value-type="float">
            <text:p>12.8794303914168</text:p>
          </table:table-cell>
        </table:table-row>
        <table:table-row table:style-name="ro1">
          <table:table-cell office:value-type="string" calcext:value-type="string">
            <text:p>nightshot_iso_100</text:p>
          </table:table-cell>
          <table:table-cell office:value-type="float" office:value="40" calcext:value-type="float">
            <text:p>40</text:p>
          </table:table-cell>
          <table:table-cell office:value-type="float" office:value="10.401931905" calcext:value-type="float">
            <text:p>10.401931905</text:p>
          </table:table-cell>
          <table:table-cell office:value-type="float" office:value="605.75" calcext:value-type="float">
            <text:p>605.75</text:p>
          </table:table-cell>
          <table:table-cell office:value-type="float" office:value="58194" calcext:value-type="float">
            <text:p>58194</text:p>
          </table:table-cell>
          <table:table-cell office:value-type="string" calcext:value-type="string">
            <text:p>3136x2352</text:p>
          </table:table-cell>
          <table:table-cell office:value-type="float" office:value="0.0631" calcext:value-type="float">
            <text:p>0.0631</text:p>
          </table:table-cell>
          <table:table-cell office:value-type="string" calcext:value-type="string">
            <text:p>nightshot_iso_100.png</text:p>
          </table:table-cell>
          <table:table-cell office:value-type="string" calcext:value-type="string">
            <text:p>AVIF</text:p>
          </table:table-cell>
          <table:table-cell office:value-type="float" office:value="40" calcext:value-type="float">
            <text:p>40</text:p>
          </table:table-cell>
          <table:table-cell office:value-type="float" office:value="0.961119227483209" calcext:value-type="float">
            <text:p>0.961119227483209</text:p>
          </table:table-cell>
          <table:table-cell office:value-type="float" office:value="36.7673630909497" calcext:value-type="float">
            <text:p>36.7673630909497</text:p>
          </table:table-cell>
          <table:table-cell office:value-type="float" office:value="13.6881278127748" calcext:value-type="float">
            <text:p>13.6881278127748</text:p>
          </table:table-cell>
        </table:table-row>
        <table:table-row table:style-name="ro1">
          <table:table-cell office:value-type="string" calcext:value-type="string">
            <text:p>nightshot_iso_100</text:p>
          </table:table-cell>
          <table:table-cell office:value-type="float" office:value="41" calcext:value-type="float">
            <text:p>41</text:p>
          </table:table-cell>
          <table:table-cell office:value-type="float" office:value="10.154220219" calcext:value-type="float">
            <text:p>10.154220219</text:p>
          </table:table-cell>
          <table:table-cell office:value-type="float" office:value="582.49" calcext:value-type="float">
            <text:p>582.49</text:p>
          </table:table-cell>
          <table:table-cell office:value-type="float" office:value="54631" calcext:value-type="float">
            <text:p>54631</text:p>
          </table:table-cell>
          <table:table-cell office:value-type="string" calcext:value-type="string">
            <text:p>3136x2352</text:p>
          </table:table-cell>
          <table:table-cell office:value-type="float" office:value="0.0592" calcext:value-type="float">
            <text:p>0.0592</text:p>
          </table:table-cell>
          <table:table-cell office:value-type="string" calcext:value-type="string">
            <text:p>nightshot_iso_100.png</text:p>
          </table:table-cell>
          <table:table-cell office:value-type="string" calcext:value-type="string">
            <text:p>AVIF</text:p>
          </table:table-cell>
          <table:table-cell office:value-type="float" office:value="41" calcext:value-type="float">
            <text:p>41</text:p>
          </table:table-cell>
          <table:table-cell office:value-type="float" office:value="0.959190946410664" calcext:value-type="float">
            <text:p>0.959190946410664</text:p>
          </table:table-cell>
          <table:table-cell office:value-type="float" office:value="36.4250902069685" calcext:value-type="float">
            <text:p>36.4250902069685</text:p>
          </table:table-cell>
          <table:table-cell office:value-type="float" office:value="14.8105552355934" calcext:value-type="float">
            <text:p>14.8105552355934</text:p>
          </table:table-cell>
        </table:table-row>
        <table:table-row table:style-name="ro1">
          <table:table-cell office:value-type="string" calcext:value-type="string">
            <text:p>nightshot_iso_100</text:p>
          </table:table-cell>
          <table:table-cell office:value-type="float" office:value="42" calcext:value-type="float">
            <text:p>42</text:p>
          </table:table-cell>
          <table:table-cell office:value-type="float" office:value="9.834303054" calcext:value-type="float">
            <text:p>9.834303054</text:p>
          </table:table-cell>
          <table:table-cell office:value-type="float" office:value="564.57" calcext:value-type="float">
            <text:p>564.57</text:p>
          </table:table-cell>
          <table:table-cell office:value-type="float" office:value="51466" calcext:value-type="float">
            <text:p>51466</text:p>
          </table:table-cell>
          <table:table-cell office:value-type="string" calcext:value-type="string">
            <text:p>3136x2352</text:p>
          </table:table-cell>
          <table:table-cell office:value-type="float" office:value="0.0558" calcext:value-type="float">
            <text:p>0.0558</text:p>
          </table:table-cell>
          <table:table-cell office:value-type="string" calcext:value-type="string">
            <text:p>nightshot_iso_100.png</text:p>
          </table:table-cell>
          <table:table-cell office:value-type="string" calcext:value-type="string">
            <text:p>AVIF</text:p>
          </table:table-cell>
          <table:table-cell office:value-type="float" office:value="42" calcext:value-type="float">
            <text:p>42</text:p>
          </table:table-cell>
          <table:table-cell office:value-type="float" office:value="0.957424280365686" calcext:value-type="float">
            <text:p>0.957424280365686</text:p>
          </table:table-cell>
          <table:table-cell office:value-type="float" office:value="36.1482150401465" calcext:value-type="float">
            <text:p>36.1482150401465</text:p>
          </table:table-cell>
          <table:table-cell office:value-type="float" office:value="15.7855186930214" calcext:value-type="float">
            <text:p>15.7855186930214</text:p>
          </table:table-cell>
        </table:table-row>
        <table:table-row table:style-name="ro1">
          <table:table-cell office:value-type="string" calcext:value-type="string">
            <text:p>nightshot_iso_100</text:p>
          </table:table-cell>
          <table:table-cell office:value-type="float" office:value="43" calcext:value-type="float">
            <text:p>43</text:p>
          </table:table-cell>
          <table:table-cell office:value-type="float" office:value="9.794470915" calcext:value-type="float">
            <text:p>9.794470915</text:p>
          </table:table-cell>
          <table:table-cell office:value-type="float" office:value="551.61" calcext:value-type="float">
            <text:p>551.61</text:p>
          </table:table-cell>
          <table:table-cell office:value-type="float" office:value="48503" calcext:value-type="float">
            <text:p>48503</text:p>
          </table:table-cell>
          <table:table-cell office:value-type="string" calcext:value-type="string">
            <text:p>3136x2352</text:p>
          </table:table-cell>
          <table:table-cell office:value-type="float" office:value="0.0526" calcext:value-type="float">
            <text:p>0.0526</text:p>
          </table:table-cell>
          <table:table-cell office:value-type="string" calcext:value-type="string">
            <text:p>nightshot_iso_100.png</text:p>
          </table:table-cell>
          <table:table-cell office:value-type="string" calcext:value-type="string">
            <text:p>AVIF</text:p>
          </table:table-cell>
          <table:table-cell office:value-type="float" office:value="43" calcext:value-type="float">
            <text:p>43</text:p>
          </table:table-cell>
          <table:table-cell office:value-type="float" office:value="0.955443575810519" calcext:value-type="float">
            <text:p>0.955443575810519</text:p>
          </table:table-cell>
          <table:table-cell office:value-type="float" office:value="35.8235051603179" calcext:value-type="float">
            <text:p>35.8235051603179</text:p>
          </table:table-cell>
          <table:table-cell office:value-type="float" office:value="17.0110000101231" calcext:value-type="float">
            <text:p>17.0110000101231</text:p>
          </table:table-cell>
        </table:table-row>
        <table:table-row table:style-name="ro1">
          <table:table-cell office:value-type="string" calcext:value-type="string">
            <text:p>nightshot_iso_100</text:p>
          </table:table-cell>
          <table:table-cell office:value-type="float" office:value="44" calcext:value-type="float">
            <text:p>44</text:p>
          </table:table-cell>
          <table:table-cell office:value-type="float" office:value="9.627040057" calcext:value-type="float">
            <text:p>9.627040057</text:p>
          </table:table-cell>
          <table:table-cell office:value-type="float" office:value="539.34" calcext:value-type="float">
            <text:p>539.34</text:p>
          </table:table-cell>
          <table:table-cell office:value-type="float" office:value="45778" calcext:value-type="float">
            <text:p>45778</text:p>
          </table:table-cell>
          <table:table-cell office:value-type="string" calcext:value-type="string">
            <text:p>3136x2352</text:p>
          </table:table-cell>
          <table:table-cell office:value-type="float" office:value="0.0496" calcext:value-type="float">
            <text:p>0.0496</text:p>
          </table:table-cell>
          <table:table-cell office:value-type="string" calcext:value-type="string">
            <text:p>nightshot_iso_100.png</text:p>
          </table:table-cell>
          <table:table-cell office:value-type="string" calcext:value-type="string">
            <text:p>AVIF</text:p>
          </table:table-cell>
          <table:table-cell office:value-type="float" office:value="44" calcext:value-type="float">
            <text:p>44</text:p>
          </table:table-cell>
          <table:table-cell office:value-type="float" office:value="0.953577859498176" calcext:value-type="float">
            <text:p>0.953577859498176</text:p>
          </table:table-cell>
          <table:table-cell office:value-type="float" office:value="35.5233616989061" calcext:value-type="float">
            <text:p>35.5233616989061</text:p>
          </table:table-cell>
          <table:table-cell office:value-type="float" office:value="18.2282170388351" calcext:value-type="float">
            <text:p>18.2282170388351</text:p>
          </table:table-cell>
        </table:table-row>
        <table:table-row table:style-name="ro1">
          <table:table-cell office:value-type="string" calcext:value-type="string">
            <text:p>nightshot_iso_100</text:p>
          </table:table-cell>
          <table:table-cell office:value-type="float" office:value="45" calcext:value-type="float">
            <text:p>45</text:p>
          </table:table-cell>
          <table:table-cell office:value-type="float" office:value="9.394731283" calcext:value-type="float">
            <text:p>9.394731283</text:p>
          </table:table-cell>
          <table:table-cell office:value-type="float" office:value="528.53" calcext:value-type="float">
            <text:p>528.53</text:p>
          </table:table-cell>
          <table:table-cell office:value-type="float" office:value="43029" calcext:value-type="float">
            <text:p>43029</text:p>
          </table:table-cell>
          <table:table-cell office:value-type="string" calcext:value-type="string">
            <text:p>3136x2352</text:p>
          </table:table-cell>
          <table:table-cell office:value-type="float" office:value="0.0466" calcext:value-type="float">
            <text:p>0.0466</text:p>
          </table:table-cell>
          <table:table-cell office:value-type="string" calcext:value-type="string">
            <text:p>nightshot_iso_100.png</text:p>
          </table:table-cell>
          <table:table-cell office:value-type="string" calcext:value-type="string">
            <text:p>AVIF</text:p>
          </table:table-cell>
          <table:table-cell office:value-type="float" office:value="45" calcext:value-type="float">
            <text:p>45</text:p>
          </table:table-cell>
          <table:table-cell office:value-type="float" office:value="0.951433187761272" calcext:value-type="float">
            <text:p>0.951433187761272</text:p>
          </table:table-cell>
          <table:table-cell office:value-type="float" office:value="35.212514643251" calcext:value-type="float">
            <text:p>35.212514643251</text:p>
          </table:table-cell>
          <table:table-cell office:value-type="float" office:value="19.580730793593" calcext:value-type="float">
            <text:p>19.580730793593</text:p>
          </table:table-cell>
        </table:table-row>
        <table:table-row table:style-name="ro1">
          <table:table-cell office:value-type="string" calcext:value-type="string">
            <text:p>nightshot_iso_100</text:p>
          </table:table-cell>
          <table:table-cell office:value-type="float" office:value="46" calcext:value-type="float">
            <text:p>46</text:p>
          </table:table-cell>
          <table:table-cell office:value-type="float" office:value="9.337470028" calcext:value-type="float">
            <text:p>9.337470028</text:p>
          </table:table-cell>
          <table:table-cell office:value-type="float" office:value="517.07" calcext:value-type="float">
            <text:p>517.07</text:p>
          </table:table-cell>
          <table:table-cell office:value-type="float" office:value="40422" calcext:value-type="float">
            <text:p>40422</text:p>
          </table:table-cell>
          <table:table-cell office:value-type="string" calcext:value-type="string">
            <text:p>3136x2352</text:p>
          </table:table-cell>
          <table:table-cell office:value-type="float" office:value="0.0438" calcext:value-type="float">
            <text:p>0.0438</text:p>
          </table:table-cell>
          <table:table-cell office:value-type="string" calcext:value-type="string">
            <text:p>nightshot_iso_100.png</text:p>
          </table:table-cell>
          <table:table-cell office:value-type="string" calcext:value-type="string">
            <text:p>AVIF</text:p>
          </table:table-cell>
          <table:table-cell office:value-type="float" office:value="46" calcext:value-type="float">
            <text:p>46</text:p>
          </table:table-cell>
          <table:table-cell office:value-type="float" office:value="0.949094882327207" calcext:value-type="float">
            <text:p>0.949094882327207</text:p>
          </table:table-cell>
          <table:table-cell office:value-type="float" office:value="34.8772464422392" calcext:value-type="float">
            <text:p>34.8772464422392</text:p>
          </table:table-cell>
          <table:table-cell office:value-type="float" office:value="21.1522083987719" calcext:value-type="float">
            <text:p>21.1522083987719</text:p>
          </table:table-cell>
        </table:table-row>
        <table:table-row table:style-name="ro1">
          <table:table-cell office:value-type="string" calcext:value-type="string">
            <text:p>nightshot_iso_100</text:p>
          </table:table-cell>
          <table:table-cell office:value-type="float" office:value="47" calcext:value-type="float">
            <text:p>47</text:p>
          </table:table-cell>
          <table:table-cell office:value-type="float" office:value="9.067330048" calcext:value-type="float">
            <text:p>9.067330048</text:p>
          </table:table-cell>
          <table:table-cell office:value-type="float" office:value="501.41" calcext:value-type="float">
            <text:p>501.41</text:p>
          </table:table-cell>
          <table:table-cell office:value-type="float" office:value="38226" calcext:value-type="float">
            <text:p>38226</text:p>
          </table:table-cell>
          <table:table-cell office:value-type="string" calcext:value-type="string">
            <text:p>3136x2352</text:p>
          </table:table-cell>
          <table:table-cell office:value-type="float" office:value="0.0414" calcext:value-type="float">
            <text:p>0.0414</text:p>
          </table:table-cell>
          <table:table-cell office:value-type="string" calcext:value-type="string">
            <text:p>nightshot_iso_100.png</text:p>
          </table:table-cell>
          <table:table-cell office:value-type="string" calcext:value-type="string">
            <text:p>AVIF</text:p>
          </table:table-cell>
          <table:table-cell office:value-type="float" office:value="47" calcext:value-type="float">
            <text:p>47</text:p>
          </table:table-cell>
          <table:table-cell office:value-type="float" office:value="0.946913405334292" calcext:value-type="float">
            <text:p>0.946913405334292</text:p>
          </table:table-cell>
          <table:table-cell office:value-type="float" office:value="34.5753794940382" calcext:value-type="float">
            <text:p>34.5753794940382</text:p>
          </table:table-cell>
          <table:table-cell office:value-type="float" office:value="22.674744988344" calcext:value-type="float">
            <text:p>22.674744988344</text:p>
          </table:table-cell>
        </table:table-row>
        <table:table-row table:style-name="ro1">
          <table:table-cell office:value-type="string" calcext:value-type="string">
            <text:p>nightshot_iso_100</text:p>
          </table:table-cell>
          <table:table-cell office:value-type="float" office:value="48" calcext:value-type="float">
            <text:p>48</text:p>
          </table:table-cell>
          <table:table-cell office:value-type="float" office:value="9.001966721" calcext:value-type="float">
            <text:p>9.001966721</text:p>
          </table:table-cell>
          <table:table-cell office:value-type="float" office:value="492.15" calcext:value-type="float">
            <text:p>492.15</text:p>
          </table:table-cell>
          <table:table-cell office:value-type="float" office:value="35975" calcext:value-type="float">
            <text:p>35975</text:p>
          </table:table-cell>
          <table:table-cell office:value-type="string" calcext:value-type="string">
            <text:p>3136x2352</text:p>
          </table:table-cell>
          <table:table-cell office:value-type="float" office:value="0.039" calcext:value-type="float">
            <text:p>0.039</text:p>
          </table:table-cell>
          <table:table-cell office:value-type="string" calcext:value-type="string">
            <text:p>nightshot_iso_100.png</text:p>
          </table:table-cell>
          <table:table-cell office:value-type="string" calcext:value-type="string">
            <text:p>AVIF</text:p>
          </table:table-cell>
          <table:table-cell office:value-type="float" office:value="48" calcext:value-type="float">
            <text:p>48</text:p>
          </table:table-cell>
          <table:table-cell office:value-type="float" office:value="0.944461788723126" calcext:value-type="float">
            <text:p>0.944461788723126</text:p>
          </table:table-cell>
          <table:table-cell office:value-type="float" office:value="34.2593309179258" calcext:value-type="float">
            <text:p>34.2593309179258</text:p>
          </table:table-cell>
          <table:table-cell office:value-type="float" office:value="24.3863761916331" calcext:value-type="float">
            <text:p>24.3863761916331</text:p>
          </table:table-cell>
        </table:table-row>
        <table:table-row table:style-name="ro1">
          <table:table-cell office:value-type="string" calcext:value-type="string">
            <text:p>nightshot_iso_100</text:p>
          </table:table-cell>
          <table:table-cell office:value-type="float" office:value="49" calcext:value-type="float">
            <text:p>49</text:p>
          </table:table-cell>
          <table:table-cell office:value-type="float" office:value="8.888794143" calcext:value-type="float">
            <text:p>8.888794143</text:p>
          </table:table-cell>
          <table:table-cell office:value-type="float" office:value="482.07" calcext:value-type="float">
            <text:p>482.07</text:p>
          </table:table-cell>
          <table:table-cell office:value-type="float" office:value="33763" calcext:value-type="float">
            <text:p>33763</text:p>
          </table:table-cell>
          <table:table-cell office:value-type="string" calcext:value-type="string">
            <text:p>3136x2352</text:p>
          </table:table-cell>
          <table:table-cell office:value-type="float" office:value="0.0366" calcext:value-type="float">
            <text:p>0.0366</text:p>
          </table:table-cell>
          <table:table-cell office:value-type="string" calcext:value-type="string">
            <text:p>nightshot_iso_100.png</text:p>
          </table:table-cell>
          <table:table-cell office:value-type="string" calcext:value-type="string">
            <text:p>AVIF</text:p>
          </table:table-cell>
          <table:table-cell office:value-type="float" office:value="49" calcext:value-type="float">
            <text:p>49</text:p>
          </table:table-cell>
          <table:table-cell office:value-type="float" office:value="0.941803396063411" calcext:value-type="float">
            <text:p>0.941803396063411</text:p>
          </table:table-cell>
          <table:table-cell office:value-type="float" office:value="33.9138269592075" calcext:value-type="float">
            <text:p>33.9138269592075</text:p>
          </table:table-cell>
          <table:table-cell office:value-type="float" office:value="26.4056987883376" calcext:value-type="float">
            <text:p>26.4056987883376</text:p>
          </table:table-cell>
        </table:table-row>
        <table:table-row table:style-name="ro1">
          <table:table-cell office:value-type="string" calcext:value-type="string">
            <text:p>nightshot_iso_100</text:p>
          </table:table-cell>
          <table:table-cell office:value-type="float" office:value="50" calcext:value-type="float">
            <text:p>50</text:p>
          </table:table-cell>
          <table:table-cell office:value-type="float" office:value="8.66467967" calcext:value-type="float">
            <text:p>8.66467967</text:p>
          </table:table-cell>
          <table:table-cell office:value-type="float" office:value="469.71" calcext:value-type="float">
            <text:p>469.71</text:p>
          </table:table-cell>
          <table:table-cell office:value-type="float" office:value="31733" calcext:value-type="float">
            <text:p>31733</text:p>
          </table:table-cell>
          <table:table-cell office:value-type="string" calcext:value-type="string">
            <text:p>3136x2352</text:p>
          </table:table-cell>
          <table:table-cell office:value-type="float" office:value="0.0344" calcext:value-type="float">
            <text:p>0.0344</text:p>
          </table:table-cell>
          <table:table-cell office:value-type="string" calcext:value-type="string">
            <text:p>nightshot_iso_100.png</text:p>
          </table:table-cell>
          <table:table-cell office:value-type="string" calcext:value-type="string">
            <text:p>AVIF</text:p>
          </table:table-cell>
          <table:table-cell office:value-type="float" office:value="50" calcext:value-type="float">
            <text:p>50</text:p>
          </table:table-cell>
          <table:table-cell office:value-type="float" office:value="0.939074187031117" calcext:value-type="float">
            <text:p>0.939074187031117</text:p>
          </table:table-cell>
          <table:table-cell office:value-type="float" office:value="33.6026717641189" calcext:value-type="float">
            <text:p>33.6026717641189</text:p>
          </table:table-cell>
          <table:table-cell office:value-type="float" office:value="28.3669853544096" calcext:value-type="float">
            <text:p>28.3669853544096</text:p>
          </table:table-cell>
        </table:table-row>
        <table:table-row table:style-name="ro1">
          <table:table-cell office:value-type="string" calcext:value-type="string">
            <text:p>nightshot_iso_100</text:p>
          </table:table-cell>
          <table:table-cell office:value-type="float" office:value="51" calcext:value-type="float">
            <text:p>51</text:p>
          </table:table-cell>
          <table:table-cell office:value-type="float" office:value="8.611819052" calcext:value-type="float">
            <text:p>8.611819052</text:p>
          </table:table-cell>
          <table:table-cell office:value-type="float" office:value="458.28" calcext:value-type="float">
            <text:p>458.28</text:p>
          </table:table-cell>
          <table:table-cell office:value-type="float" office:value="29659" calcext:value-type="float">
            <text:p>29659</text:p>
          </table:table-cell>
          <table:table-cell office:value-type="string" calcext:value-type="string">
            <text:p>3136x2352</text:p>
          </table:table-cell>
          <table:table-cell office:value-type="float" office:value="0.0321" calcext:value-type="float">
            <text:p>0.0321</text:p>
          </table:table-cell>
          <table:table-cell office:value-type="string" calcext:value-type="string">
            <text:p>nightshot_iso_100.png</text:p>
          </table:table-cell>
          <table:table-cell office:value-type="string" calcext:value-type="string">
            <text:p>AVIF</text:p>
          </table:table-cell>
          <table:table-cell office:value-type="float" office:value="51" calcext:value-type="float">
            <text:p>51</text:p>
          </table:table-cell>
          <table:table-cell office:value-type="float" office:value="0.936441542139003" calcext:value-type="float">
            <text:p>0.936441542139003</text:p>
          </table:table-cell>
          <table:table-cell office:value-type="float" office:value="33.3119082599" calcext:value-type="float">
            <text:p>33.3119082599</text:p>
          </table:table-cell>
          <table:table-cell office:value-type="float" office:value="30.331195958932" calcext:value-type="float">
            <text:p>30.331195958932</text:p>
          </table:table-cell>
        </table:table-row>
        <table:table-row table:style-name="ro1">
          <table:table-cell office:value-type="string" calcext:value-type="string">
            <text:p>nightshot_iso_100</text:p>
          </table:table-cell>
          <table:table-cell office:value-type="float" office:value="52" calcext:value-type="float">
            <text:p>52</text:p>
          </table:table-cell>
          <table:table-cell office:value-type="float" office:value="8.44790302" calcext:value-type="float">
            <text:p>8.44790302</text:p>
          </table:table-cell>
          <table:table-cell office:value-type="float" office:value="449.89" calcext:value-type="float">
            <text:p>449.89</text:p>
          </table:table-cell>
          <table:table-cell office:value-type="float" office:value="27943" calcext:value-type="float">
            <text:p>27943</text:p>
          </table:table-cell>
          <table:table-cell office:value-type="string" calcext:value-type="string">
            <text:p>3136x2352</text:p>
          </table:table-cell>
          <table:table-cell office:value-type="float" office:value="0.0303" calcext:value-type="float">
            <text:p>0.0303</text:p>
          </table:table-cell>
          <table:table-cell office:value-type="string" calcext:value-type="string">
            <text:p>nightshot_iso_100.png</text:p>
          </table:table-cell>
          <table:table-cell office:value-type="string" calcext:value-type="string">
            <text:p>AVIF</text:p>
          </table:table-cell>
          <table:table-cell office:value-type="float" office:value="52" calcext:value-type="float">
            <text:p>52</text:p>
          </table:table-cell>
          <table:table-cell office:value-type="float" office:value="0.933800630145121" calcext:value-type="float">
            <text:p>0.933800630145121</text:p>
          </table:table-cell>
          <table:table-cell office:value-type="float" office:value="33.0117244352049" calcext:value-type="float">
            <text:p>33.0117244352049</text:p>
          </table:table-cell>
          <table:table-cell office:value-type="float" office:value="32.5018377036189" calcext:value-type="float">
            <text:p>32.5018377036189</text:p>
          </table:table-cell>
        </table:table-row>
        <table:table-row table:style-name="ro1">
          <table:table-cell office:value-type="string" calcext:value-type="string">
            <text:p>nightshot_iso_100</text:p>
          </table:table-cell>
          <table:table-cell office:value-type="float" office:value="53" calcext:value-type="float">
            <text:p>53</text:p>
          </table:table-cell>
          <table:table-cell office:value-type="float" office:value="8.212930961" calcext:value-type="float">
            <text:p>8.212930961</text:p>
          </table:table-cell>
          <table:table-cell office:value-type="float" office:value="432.31" calcext:value-type="float">
            <text:p>432.31</text:p>
          </table:table-cell>
          <table:table-cell office:value-type="float" office:value="25904" calcext:value-type="float">
            <text:p>25904</text:p>
          </table:table-cell>
          <table:table-cell office:value-type="string" calcext:value-type="string">
            <text:p>3136x2352</text:p>
          </table:table-cell>
          <table:table-cell office:value-type="float" office:value="0.028" calcext:value-type="float">
            <text:p>0.028</text:p>
          </table:table-cell>
          <table:table-cell office:value-type="string" calcext:value-type="string">
            <text:p>nightshot_iso_100.png</text:p>
          </table:table-cell>
          <table:table-cell office:value-type="string" calcext:value-type="string">
            <text:p>AVIF</text:p>
          </table:table-cell>
          <table:table-cell office:value-type="float" office:value="53" calcext:value-type="float">
            <text:p>53</text:p>
          </table:table-cell>
          <table:table-cell office:value-type="float" office:value="0.931125018733729" calcext:value-type="float">
            <text:p>0.931125018733729</text:p>
          </table:table-cell>
          <table:table-cell office:value-type="float" office:value="32.706372965401" calcext:value-type="float">
            <text:p>32.706372965401</text:p>
          </table:table-cell>
          <table:table-cell office:value-type="float" office:value="34.8692867772109" calcext:value-type="float">
            <text:p>34.8692867772109</text:p>
          </table:table-cell>
        </table:table-row>
        <table:table-row table:style-name="ro1">
          <table:table-cell office:value-type="string" calcext:value-type="string">
            <text:p>nightshot_iso_100</text:p>
          </table:table-cell>
          <table:table-cell office:value-type="float" office:value="54" calcext:value-type="float">
            <text:p>54</text:p>
          </table:table-cell>
          <table:table-cell office:value-type="float" office:value="8.069430589" calcext:value-type="float">
            <text:p>8.069430589</text:p>
          </table:table-cell>
          <table:table-cell office:value-type="float" office:value="424.29" calcext:value-type="float">
            <text:p>424.29</text:p>
          </table:table-cell>
          <table:table-cell office:value-type="float" office:value="24182" calcext:value-type="float">
            <text:p>24182</text:p>
          </table:table-cell>
          <table:table-cell office:value-type="string" calcext:value-type="string">
            <text:p>3136x2352</text:p>
          </table:table-cell>
          <table:table-cell office:value-type="float" office:value="0.0262" calcext:value-type="float">
            <text:p>0.0262</text:p>
          </table:table-cell>
          <table:table-cell office:value-type="string" calcext:value-type="string">
            <text:p>nightshot_iso_100.png</text:p>
          </table:table-cell>
          <table:table-cell office:value-type="string" calcext:value-type="string">
            <text:p>AVIF</text:p>
          </table:table-cell>
          <table:table-cell office:value-type="float" office:value="54" calcext:value-type="float">
            <text:p>54</text:p>
          </table:table-cell>
          <table:table-cell office:value-type="float" office:value="0.928165006994239" calcext:value-type="float">
            <text:p>0.928165006994239</text:p>
          </table:table-cell>
          <table:table-cell office:value-type="float" office:value="32.4073813512664" calcext:value-type="float">
            <text:p>32.4073813512664</text:p>
          </table:table-cell>
          <table:table-cell office:value-type="float" office:value="37.3544396287427" calcext:value-type="float">
            <text:p>37.3544396287427</text:p>
          </table:table-cell>
        </table:table-row>
        <table:table-row table:style-name="ro1">
          <table:table-cell office:value-type="string" calcext:value-type="string">
            <text:p>nightshot_iso_100</text:p>
          </table:table-cell>
          <table:table-cell office:value-type="float" office:value="55" calcext:value-type="float">
            <text:p>55</text:p>
          </table:table-cell>
          <table:table-cell office:value-type="float" office:value="7.96217846" calcext:value-type="float">
            <text:p>7.96217846</text:p>
          </table:table-cell>
          <table:table-cell office:value-type="float" office:value="418.7" calcext:value-type="float">
            <text:p>418.7</text:p>
          </table:table-cell>
          <table:table-cell office:value-type="float" office:value="22419" calcext:value-type="float">
            <text:p>22419</text:p>
          </table:table-cell>
          <table:table-cell office:value-type="string" calcext:value-type="string">
            <text:p>3136x2352</text:p>
          </table:table-cell>
          <table:table-cell office:value-type="float" office:value="0.0243" calcext:value-type="float">
            <text:p>0.0243</text:p>
          </table:table-cell>
          <table:table-cell office:value-type="string" calcext:value-type="string">
            <text:p>nightshot_iso_100.png</text:p>
          </table:table-cell>
          <table:table-cell office:value-type="string" calcext:value-type="string">
            <text:p>AVIF</text:p>
          </table:table-cell>
          <table:table-cell office:value-type="float" office:value="55" calcext:value-type="float">
            <text:p>55</text:p>
          </table:table-cell>
          <table:table-cell office:value-type="float" office:value="0.925431751705766" calcext:value-type="float">
            <text:p>0.925431751705766</text:p>
          </table:table-cell>
          <table:table-cell office:value-type="float" office:value="32.0659935614891" calcext:value-type="float">
            <text:p>32.0659935614891</text:p>
          </table:table-cell>
          <table:table-cell office:value-type="float" office:value="40.4092699819086" calcext:value-type="float">
            <text:p>40.4092699819086</text:p>
          </table:table-cell>
        </table:table-row>
        <table:table-row table:style-name="ro1">
          <table:table-cell office:value-type="string" calcext:value-type="string">
            <text:p>nightshot_iso_100</text:p>
          </table:table-cell>
          <table:table-cell office:value-type="float" office:value="56" calcext:value-type="float">
            <text:p>56</text:p>
          </table:table-cell>
          <table:table-cell office:value-type="float" office:value="7.853329298" calcext:value-type="float">
            <text:p>7.853329298</text:p>
          </table:table-cell>
          <table:table-cell office:value-type="float" office:value="408.07" calcext:value-type="float">
            <text:p>408.07</text:p>
          </table:table-cell>
          <table:table-cell office:value-type="float" office:value="20802" calcext:value-type="float">
            <text:p>20802</text:p>
          </table:table-cell>
          <table:table-cell office:value-type="string" calcext:value-type="string">
            <text:p>3136x2352</text:p>
          </table:table-cell>
          <table:table-cell office:value-type="float" office:value="0.0225" calcext:value-type="float">
            <text:p>0.0225</text:p>
          </table:table-cell>
          <table:table-cell office:value-type="string" calcext:value-type="string">
            <text:p>nightshot_iso_100.png</text:p>
          </table:table-cell>
          <table:table-cell office:value-type="string" calcext:value-type="string">
            <text:p>AVIF</text:p>
          </table:table-cell>
          <table:table-cell office:value-type="float" office:value="56" calcext:value-type="float">
            <text:p>56</text:p>
          </table:table-cell>
          <table:table-cell office:value-type="float" office:value="0.922007776443878" calcext:value-type="float">
            <text:p>0.922007776443878</text:p>
          </table:table-cell>
          <table:table-cell office:value-type="float" office:value="31.6985896492458" calcext:value-type="float">
            <text:p>31.6985896492458</text:p>
          </table:table-cell>
          <table:table-cell office:value-type="float" office:value="43.9765743404079" calcext:value-type="float">
            <text:p>43.9765743404079</text:p>
          </table:table-cell>
        </table:table-row>
        <table:table-row table:style-name="ro1">
          <table:table-cell office:value-type="string" calcext:value-type="string">
            <text:p>nightshot_iso_100</text:p>
          </table:table-cell>
          <table:table-cell office:value-type="float" office:value="57" calcext:value-type="float">
            <text:p>57</text:p>
          </table:table-cell>
          <table:table-cell office:value-type="float" office:value="7.823027774" calcext:value-type="float">
            <text:p>7.823027774</text:p>
          </table:table-cell>
          <table:table-cell office:value-type="float" office:value="400.68" calcext:value-type="float">
            <text:p>400.68</text:p>
          </table:table-cell>
          <table:table-cell office:value-type="float" office:value="19222" calcext:value-type="float">
            <text:p>19222</text:p>
          </table:table-cell>
          <table:table-cell office:value-type="string" calcext:value-type="string">
            <text:p>3136x2352</text:p>
          </table:table-cell>
          <table:table-cell office:value-type="float" office:value="0.0208" calcext:value-type="float">
            <text:p>0.0208</text:p>
          </table:table-cell>
          <table:table-cell office:value-type="string" calcext:value-type="string">
            <text:p>nightshot_iso_100.png</text:p>
          </table:table-cell>
          <table:table-cell office:value-type="string" calcext:value-type="string">
            <text:p>AVIF</text:p>
          </table:table-cell>
          <table:table-cell office:value-type="float" office:value="57" calcext:value-type="float">
            <text:p>57</text:p>
          </table:table-cell>
          <table:table-cell office:value-type="float" office:value="0.918835064771237" calcext:value-type="float">
            <text:p>0.918835064771237</text:p>
          </table:table-cell>
          <table:table-cell office:value-type="float" office:value="31.3689399252352" calcext:value-type="float">
            <text:p>31.3689399252352</text:p>
          </table:table-cell>
          <table:table-cell office:value-type="float" office:value="47.444553990814" calcext:value-type="float">
            <text:p>47.444553990814</text:p>
          </table:table-cell>
        </table:table-row>
        <table:table-row table:style-name="ro1">
          <table:table-cell office:value-type="string" calcext:value-type="string">
            <text:p>nightshot_iso_100</text:p>
          </table:table-cell>
          <table:table-cell office:value-type="float" office:value="58" calcext:value-type="float">
            <text:p>58</text:p>
          </table:table-cell>
          <table:table-cell office:value-type="float" office:value="7.714057812" calcext:value-type="float">
            <text:p>7.714057812</text:p>
          </table:table-cell>
          <table:table-cell office:value-type="float" office:value="391.98" calcext:value-type="float">
            <text:p>391.98</text:p>
          </table:table-cell>
          <table:table-cell office:value-type="float" office:value="17390" calcext:value-type="float">
            <text:p>17390</text:p>
          </table:table-cell>
          <table:table-cell office:value-type="string" calcext:value-type="string">
            <text:p>3136x2352</text:p>
          </table:table-cell>
          <table:table-cell office:value-type="float" office:value="0.0188" calcext:value-type="float">
            <text:p>0.0188</text:p>
          </table:table-cell>
          <table:table-cell office:value-type="string" calcext:value-type="string">
            <text:p>nightshot_iso_100.png</text:p>
          </table:table-cell>
          <table:table-cell office:value-type="string" calcext:value-type="string">
            <text:p>AVIF</text:p>
          </table:table-cell>
          <table:table-cell office:value-type="float" office:value="58" calcext:value-type="float">
            <text:p>58</text:p>
          </table:table-cell>
          <table:table-cell office:value-type="float" office:value="0.915083273042329" calcext:value-type="float">
            <text:p>0.915083273042329</text:p>
          </table:table-cell>
          <table:table-cell office:value-type="float" office:value="30.956672518121" calcext:value-type="float">
            <text:p>30.956672518121</text:p>
          </table:table-cell>
          <table:table-cell office:value-type="float" office:value="52.1690717156335" calcext:value-type="float">
            <text:p>52.1690717156335</text:p>
          </table:table-cell>
        </table:table-row>
        <table:table-row table:style-name="ro1">
          <table:table-cell office:value-type="string" calcext:value-type="string">
            <text:p>nightshot_iso_100</text:p>
          </table:table-cell>
          <table:table-cell office:value-type="float" office:value="59" calcext:value-type="float">
            <text:p>59</text:p>
          </table:table-cell>
          <table:table-cell office:value-type="float" office:value="7.387586849" calcext:value-type="float">
            <text:p>7.387586849</text:p>
          </table:table-cell>
          <table:table-cell office:value-type="float" office:value="378.02" calcext:value-type="float">
            <text:p>378.02</text:p>
          </table:table-cell>
          <table:table-cell office:value-type="float" office:value="15523" calcext:value-type="float">
            <text:p>15523</text:p>
          </table:table-cell>
          <table:table-cell office:value-type="string" calcext:value-type="string">
            <text:p>3136x2352</text:p>
          </table:table-cell>
          <table:table-cell office:value-type="float" office:value="0.0168" calcext:value-type="float">
            <text:p>0.0168</text:p>
          </table:table-cell>
          <table:table-cell office:value-type="string" calcext:value-type="string">
            <text:p>nightshot_iso_100.png</text:p>
          </table:table-cell>
          <table:table-cell office:value-type="string" calcext:value-type="string">
            <text:p>AVIF</text:p>
          </table:table-cell>
          <table:table-cell office:value-type="float" office:value="59" calcext:value-type="float">
            <text:p>59</text:p>
          </table:table-cell>
          <table:table-cell office:value-type="float" office:value="0.911046648001955" calcext:value-type="float">
            <text:p>0.911046648001955</text:p>
          </table:table-cell>
          <table:table-cell office:value-type="float" office:value="30.53157454187" calcext:value-type="float">
            <text:p>30.53157454187</text:p>
          </table:table-cell>
          <table:table-cell office:value-type="float" office:value="57.5337797799817" calcext:value-type="float">
            <text:p>57.5337797799817</text:p>
          </table:table-cell>
        </table:table-row>
        <table:table-row table:style-name="ro1">
          <table:table-cell office:value-type="string" calcext:value-type="string">
            <text:p>nightshot_iso_100</text:p>
          </table:table-cell>
          <table:table-cell office:value-type="float" office:value="60" calcext:value-type="float">
            <text:p>60</text:p>
          </table:table-cell>
          <table:table-cell office:value-type="float" office:value="7.482350269" calcext:value-type="float">
            <text:p>7.482350269</text:p>
          </table:table-cell>
          <table:table-cell office:value-type="float" office:value="372.57" calcext:value-type="float">
            <text:p>372.57</text:p>
          </table:table-cell>
          <table:table-cell office:value-type="float" office:value="13876" calcext:value-type="float">
            <text:p>13876</text:p>
          </table:table-cell>
          <table:table-cell office:value-type="string" calcext:value-type="string">
            <text:p>3136x2352</text:p>
          </table:table-cell>
          <table:table-cell office:value-type="float" office:value="0.015" calcext:value-type="float">
            <text:p>0.015</text:p>
          </table:table-cell>
          <table:table-cell office:value-type="string" calcext:value-type="string">
            <text:p>nightshot_iso_100.png</text:p>
          </table:table-cell>
          <table:table-cell office:value-type="string" calcext:value-type="string">
            <text:p>AVIF</text:p>
          </table:table-cell>
          <table:table-cell office:value-type="float" office:value="60" calcext:value-type="float">
            <text:p>60</text:p>
          </table:table-cell>
          <table:table-cell office:value-type="float" office:value="0.906394829351517" calcext:value-type="float">
            <text:p>0.906394829351517</text:p>
          </table:table-cell>
          <table:table-cell office:value-type="float" office:value="29.999690643619" calcext:value-type="float">
            <text:p>29.999690643619</text:p>
          </table:table-cell>
          <table:table-cell office:value-type="float" office:value="65.0296320218138" calcext:value-type="float">
            <text:p>65.0296320218138</text:p>
          </table:table-cell>
        </table:table-row>
        <table:table-row table:style-name="ro1">
          <table:table-cell office:value-type="string" calcext:value-type="string">
            <text:p>nightshot_iso_100</text:p>
          </table:table-cell>
          <table:table-cell office:value-type="float" office:value="61" calcext:value-type="float">
            <text:p>61</text:p>
          </table:table-cell>
          <table:table-cell office:value-type="float" office:value="7.250621695" calcext:value-type="float">
            <text:p>7.250621695</text:p>
          </table:table-cell>
          <table:table-cell office:value-type="float" office:value="358.61" calcext:value-type="float">
            <text:p>358.61</text:p>
          </table:table-cell>
          <table:table-cell office:value-type="float" office:value="12226" calcext:value-type="float">
            <text:p>12226</text:p>
          </table:table-cell>
          <table:table-cell office:value-type="string" calcext:value-type="string">
            <text:p>3136x2352</text:p>
          </table:table-cell>
          <table:table-cell office:value-type="float" office:value="0.0132" calcext:value-type="float">
            <text:p>0.0132</text:p>
          </table:table-cell>
          <table:table-cell office:value-type="string" calcext:value-type="string">
            <text:p>nightshot_iso_100.png</text:p>
          </table:table-cell>
          <table:table-cell office:value-type="string" calcext:value-type="string">
            <text:p>AVIF</text:p>
          </table:table-cell>
          <table:table-cell office:value-type="float" office:value="61" calcext:value-type="float">
            <text:p>61</text:p>
          </table:table-cell>
          <table:table-cell office:value-type="float" office:value="0.901953319061903" calcext:value-type="float">
            <text:p>0.901953319061903</text:p>
          </table:table-cell>
          <table:table-cell office:value-type="float" office:value="29.4495969138223" calcext:value-type="float">
            <text:p>29.4495969138223</text:p>
          </table:table-cell>
          <table:table-cell office:value-type="float" office:value="73.8109286603672" calcext:value-type="float">
            <text:p>73.8109286603672</text:p>
          </table:table-cell>
        </table:table-row>
        <table:table-row table:style-name="ro1">
          <table:table-cell office:value-type="string" calcext:value-type="string">
            <text:p>nightshot_iso_100</text:p>
          </table:table-cell>
          <table:table-cell office:value-type="float" office:value="62" calcext:value-type="float">
            <text:p>62</text:p>
          </table:table-cell>
          <table:table-cell office:value-type="float" office:value="7.120467512" calcext:value-type="float">
            <text:p>7.120467512</text:p>
          </table:table-cell>
          <table:table-cell office:value-type="float" office:value="349.54" calcext:value-type="float">
            <text:p>349.54</text:p>
          </table:table-cell>
          <table:table-cell office:value-type="float" office:value="10069" calcext:value-type="float">
            <text:p>10069</text:p>
          </table:table-cell>
          <table:table-cell office:value-type="string" calcext:value-type="string">
            <text:p>3136x2352</text:p>
          </table:table-cell>
          <table:table-cell office:value-type="float" office:value="0.0109" calcext:value-type="float">
            <text:p>0.0109</text:p>
          </table:table-cell>
          <table:table-cell office:value-type="string" calcext:value-type="string">
            <text:p>nightshot_iso_100.png</text:p>
          </table:table-cell>
          <table:table-cell office:value-type="string" calcext:value-type="string">
            <text:p>AVIF</text:p>
          </table:table-cell>
          <table:table-cell office:value-type="float" office:value="62" calcext:value-type="float">
            <text:p>62</text:p>
          </table:table-cell>
          <table:table-cell office:value-type="float" office:value="0.894741888005539" calcext:value-type="float">
            <text:p>0.894741888005539</text:p>
          </table:table-cell>
          <table:table-cell office:value-type="float" office:value="28.6180790573226" calcext:value-type="float">
            <text:p>28.6180790573226</text:p>
          </table:table-cell>
          <table:table-cell office:value-type="float" office:value="89.3866075767042" calcext:value-type="float">
            <text:p>89.3866075767042</text:p>
          </table:table-cell>
        </table:table-row>
        <table:table-row table:style-name="ro1">
          <table:table-cell office:value-type="string" calcext:value-type="string">
            <text:p>nightshot_iso_100</text:p>
          </table:table-cell>
          <table:table-cell office:value-type="float" office:value="63" calcext:value-type="float">
            <text:p>63</text:p>
          </table:table-cell>
          <table:table-cell office:value-type="float" office:value="6.956299899" calcext:value-type="float">
            <text:p>6.956299899</text:p>
          </table:table-cell>
          <table:table-cell office:value-type="float" office:value="333.63" calcext:value-type="float">
            <text:p>333.63</text:p>
          </table:table-cell>
          <table:table-cell office:value-type="float" office:value="7698" calcext:value-type="float">
            <text:p>7698</text:p>
          </table:table-cell>
          <table:table-cell office:value-type="string" calcext:value-type="string">
            <text:p>3136x2352</text:p>
          </table:table-cell>
          <table:table-cell office:value-type="float" office:value="0.0083" calcext:value-type="float">
            <text:p>0.0083</text:p>
          </table:table-cell>
          <table:table-cell office:value-type="string" calcext:value-type="string">
            <text:p>nightshot_iso_100.png</text:p>
          </table:table-cell>
          <table:table-cell office:value-type="string" calcext:value-type="string">
            <text:p>AVIF</text:p>
          </table:table-cell>
          <table:table-cell office:value-type="float" office:value="63" calcext:value-type="float">
            <text:p>63</text:p>
          </table:table-cell>
          <table:table-cell office:value-type="float" office:value="0.884878849674841" calcext:value-type="float">
            <text:p>0.884878849674841</text:p>
          </table:table-cell>
          <table:table-cell office:value-type="float" office:value="27.4844278929955" calcext:value-type="float">
            <text:p>27.4844278929955</text:p>
          </table:table-cell>
          <table:table-cell office:value-type="float" office:value="116.047976338707" calcext:value-type="float">
            <text:p>116.047976338707</text:p>
          </table:table-cell>
        </table:table-row>
        <table:table-row table:style-name="ro1">
          <table:table-cell office:value-type="string" calcext:value-type="string">
            <text:p>nightshot_iso_1600</text:p>
          </table:table-cell>
          <table:table-cell office:value-type="float" office:value="0" calcext:value-type="float">
            <text:p>0</text:p>
          </table:table-cell>
          <table:table-cell office:value-type="float" office:value="26.16141056" calcext:value-type="float">
            <text:p>26.16141056</text:p>
          </table:table-cell>
          <table:table-cell office:value-type="float" office:value="14.44" calcext:value-type="float">
            <text:p>14.44</text:p>
          </table:table-cell>
          <table:table-cell office:value-type="float" office:value="5507454" calcext:value-type="float">
            <text:p>5507454</text:p>
          </table:table-cell>
          <table:table-cell office:value-type="string" calcext:value-type="string">
            <text:p>3136x2352</text:p>
          </table:table-cell>
          <table:table-cell office:value-type="float" office:value="5.9734" calcext:value-type="float">
            <text:p>5.9734</text:p>
          </table:table-cell>
          <table:table-cell office:value-type="string" calcext:value-type="string">
            <text:p>nightshot_iso_1600.png</text:p>
          </table:table-cell>
          <table:table-cell office:value-type="string" calcext:value-type="string">
            <text:p>AVIF</text:p>
          </table:table-cell>
          <table:table-cell office:value-type="float" office:value="0" calcext:value-type="float">
            <text:p>0</text:p>
          </table:table-cell>
          <table:table-cell office:value-type="float" office:value="0.997738203141578" calcext:value-type="float">
            <text:p>0.997738203141578</text:p>
          </table:table-cell>
          <table:table-cell office:value-type="float" office:value="53.4711278719491" calcext:value-type="float">
            <text:p>53.4711278719491</text:p>
          </table:table-cell>
          <table:table-cell office:value-type="float" office:value="0.292393405597783" calcext:value-type="float">
            <text:p>0.292393405597783</text:p>
          </table:table-cell>
        </table:table-row>
        <table:table-row table:style-name="ro1">
          <table:table-cell office:value-type="string" calcext:value-type="string">
            <text:p>nightshot_iso_1600</text:p>
          </table:table-cell>
          <table:table-cell office:value-type="float" office:value="1" calcext:value-type="float">
            <text:p>1</text:p>
          </table:table-cell>
          <table:table-cell office:value-type="float" office:value="22.496367948" calcext:value-type="float">
            <text:p>22.496367948</text:p>
          </table:table-cell>
          <table:table-cell office:value-type="float" office:value="640.68" calcext:value-type="float">
            <text:p>640.68</text:p>
          </table:table-cell>
          <table:table-cell office:value-type="float" office:value="5002607" calcext:value-type="float">
            <text:p>5002607</text:p>
          </table:table-cell>
          <table:table-cell office:value-type="string" calcext:value-type="string">
            <text:p>3136x2352</text:p>
          </table:table-cell>
          <table:table-cell office:value-type="float" office:value="5.4259" calcext:value-type="float">
            <text:p>5.4259</text:p>
          </table:table-cell>
          <table:table-cell office:value-type="string" calcext:value-type="string">
            <text:p>nightshot_iso_1600.png</text:p>
          </table:table-cell>
          <table:table-cell office:value-type="string" calcext:value-type="string">
            <text:p>AVIF</text:p>
          </table:table-cell>
          <table:table-cell office:value-type="float" office:value="1" calcext:value-type="float">
            <text:p>1</text:p>
          </table:table-cell>
          <table:table-cell office:value-type="float" office:value="0.994445452941162" calcext:value-type="float">
            <text:p>0.994445452941162</text:p>
          </table:table-cell>
          <table:table-cell office:value-type="float" office:value="47.7543488008114" calcext:value-type="float">
            <text:p>47.7543488008114</text:p>
          </table:table-cell>
          <table:table-cell office:value-type="float" office:value="1.09054974562104" calcext:value-type="float">
            <text:p>1.09054974562104</text:p>
          </table:table-cell>
        </table:table-row>
        <table:table-row table:style-name="ro1">
          <table:table-cell office:value-type="string" calcext:value-type="string">
            <text:p>nightshot_iso_1600</text:p>
          </table:table-cell>
          <table:table-cell office:value-type="float" office:value="2" calcext:value-type="float">
            <text:p>2</text:p>
          </table:table-cell>
          <table:table-cell office:value-type="float" office:value="22.985815364" calcext:value-type="float">
            <text:p>22.985815364</text:p>
          </table:table-cell>
          <table:table-cell office:value-type="float" office:value="685.32" calcext:value-type="float">
            <text:p>685.32</text:p>
          </table:table-cell>
          <table:table-cell office:value-type="float" office:value="4321429" calcext:value-type="float">
            <text:p>4321429</text:p>
          </table:table-cell>
          <table:table-cell office:value-type="string" calcext:value-type="string">
            <text:p>3136x2352</text:p>
          </table:table-cell>
          <table:table-cell office:value-type="float" office:value="4.687" calcext:value-type="float">
            <text:p>4.687</text:p>
          </table:table-cell>
          <table:table-cell office:value-type="string" calcext:value-type="string">
            <text:p>nightshot_iso_1600.png</text:p>
          </table:table-cell>
          <table:table-cell office:value-type="string" calcext:value-type="string">
            <text:p>AVIF</text:p>
          </table:table-cell>
          <table:table-cell office:value-type="float" office:value="2" calcext:value-type="float">
            <text:p>2</text:p>
          </table:table-cell>
          <table:table-cell office:value-type="float" office:value="0.992854665183566" calcext:value-type="float">
            <text:p>0.992854665183566</text:p>
          </table:table-cell>
          <table:table-cell office:value-type="float" office:value="46.3664388573044" calcext:value-type="float">
            <text:p>46.3664388573044</text:p>
          </table:table-cell>
          <table:table-cell office:value-type="float" office:value="1.50119280811815" calcext:value-type="float">
            <text:p>1.50119280811815</text:p>
          </table:table-cell>
        </table:table-row>
        <table:table-row table:style-name="ro1">
          <table:table-cell office:value-type="string" calcext:value-type="string">
            <text:p>nightshot_iso_1600</text:p>
          </table:table-cell>
          <table:table-cell office:value-type="float" office:value="3" calcext:value-type="float">
            <text:p>3</text:p>
          </table:table-cell>
          <table:table-cell office:value-type="float" office:value="26.065479048" calcext:value-type="float">
            <text:p>26.065479048</text:p>
          </table:table-cell>
          <table:table-cell office:value-type="float" office:value="862.9" calcext:value-type="float">
            <text:p>862.9</text:p>
          </table:table-cell>
          <table:table-cell office:value-type="float" office:value="3786033" calcext:value-type="float">
            <text:p>3786033</text:p>
          </table:table-cell>
          <table:table-cell office:value-type="string" calcext:value-type="string">
            <text:p>3136x2352</text:p>
          </table:table-cell>
          <table:table-cell office:value-type="float" office:value="4.1063" calcext:value-type="float">
            <text:p>4.1063</text:p>
          </table:table-cell>
          <table:table-cell office:value-type="string" calcext:value-type="string">
            <text:p>nightshot_iso_1600.png</text:p>
          </table:table-cell>
          <table:table-cell office:value-type="string" calcext:value-type="string">
            <text:p>AVIF</text:p>
          </table:table-cell>
          <table:table-cell office:value-type="float" office:value="3" calcext:value-type="float">
            <text:p>3</text:p>
          </table:table-cell>
          <table:table-cell office:value-type="float" office:value="0.99108576674603" calcext:value-type="float">
            <text:p>0.99108576674603</text:p>
          </table:table-cell>
          <table:table-cell office:value-type="float" office:value="45.1822108423294" calcext:value-type="float">
            <text:p>45.1822108423294</text:p>
          </table:table-cell>
          <table:table-cell office:value-type="float" office:value="1.97178372039717" calcext:value-type="float">
            <text:p>1.97178372039717</text:p>
          </table:table-cell>
        </table:table-row>
        <table:table-row table:style-name="ro1">
          <table:table-cell office:value-type="string" calcext:value-type="string">
            <text:p>nightshot_iso_1600</text:p>
          </table:table-cell>
          <table:table-cell office:value-type="float" office:value="4" calcext:value-type="float">
            <text:p>4</text:p>
          </table:table-cell>
          <table:table-cell office:value-type="float" office:value="25.292438872" calcext:value-type="float">
            <text:p>25.292438872</text:p>
          </table:table-cell>
          <table:table-cell office:value-type="float" office:value="808.01" calcext:value-type="float">
            <text:p>808.01</text:p>
          </table:table-cell>
          <table:table-cell office:value-type="float" office:value="3402129" calcext:value-type="float">
            <text:p>3402129</text:p>
          </table:table-cell>
          <table:table-cell office:value-type="string" calcext:value-type="string">
            <text:p>3136x2352</text:p>
          </table:table-cell>
          <table:table-cell office:value-type="float" office:value="3.69" calcext:value-type="float">
            <text:p>3.69</text:p>
          </table:table-cell>
          <table:table-cell office:value-type="string" calcext:value-type="string">
            <text:p>nightshot_iso_1600.png</text:p>
          </table:table-cell>
          <table:table-cell office:value-type="string" calcext:value-type="string">
            <text:p>AVIF</text:p>
          </table:table-cell>
          <table:table-cell office:value-type="float" office:value="4" calcext:value-type="float">
            <text:p>4</text:p>
          </table:table-cell>
          <table:table-cell office:value-type="float" office:value="0.989022743859538" calcext:value-type="float">
            <text:p>0.989022743859538</text:p>
          </table:table-cell>
          <table:table-cell office:value-type="float" office:value="44.1102751881387" calcext:value-type="float">
            <text:p>44.1102751881387</text:p>
          </table:table-cell>
          <table:table-cell office:value-type="float" office:value="2.52378783145911" calcext:value-type="float">
            <text:p>2.52378783145911</text:p>
          </table:table-cell>
        </table:table-row>
        <table:table-row table:style-name="ro1">
          <table:table-cell office:value-type="string" calcext:value-type="string">
            <text:p>nightshot_iso_1600</text:p>
          </table:table-cell>
          <table:table-cell office:value-type="float" office:value="5" calcext:value-type="float">
            <text:p>5</text:p>
          </table:table-cell>
          <table:table-cell office:value-type="float" office:value="29.158458672" calcext:value-type="float">
            <text:p>29.158458672</text:p>
          </table:table-cell>
          <table:table-cell office:value-type="float" office:value="124.09" calcext:value-type="float">
            <text:p>124.09</text:p>
          </table:table-cell>
          <table:table-cell office:value-type="float" office:value="3045682" calcext:value-type="float">
            <text:p>3045682</text:p>
          </table:table-cell>
          <table:table-cell office:value-type="string" calcext:value-type="string">
            <text:p>3136x2352</text:p>
          </table:table-cell>
          <table:table-cell office:value-type="float" office:value="3.3034" calcext:value-type="float">
            <text:p>3.3034</text:p>
          </table:table-cell>
          <table:table-cell office:value-type="string" calcext:value-type="string">
            <text:p>nightshot_iso_1600.png</text:p>
          </table:table-cell>
          <table:table-cell office:value-type="string" calcext:value-type="string">
            <text:p>AVIF</text:p>
          </table:table-cell>
          <table:table-cell office:value-type="float" office:value="5" calcext:value-type="float">
            <text:p>5</text:p>
          </table:table-cell>
          <table:table-cell office:value-type="float" office:value="0.986503353116018" calcext:value-type="float">
            <text:p>0.986503353116018</text:p>
          </table:table-cell>
          <table:table-cell office:value-type="float" office:value="43.0803105030172" calcext:value-type="float">
            <text:p>43.0803105030172</text:p>
          </table:table-cell>
          <table:table-cell office:value-type="float" office:value="3.1992583385395" calcext:value-type="float">
            <text:p>3.1992583385395</text:p>
          </table:table-cell>
        </table:table-row>
        <table:table-row table:style-name="ro1">
          <table:table-cell office:value-type="string" calcext:value-type="string">
            <text:p>nightshot_iso_1600</text:p>
          </table:table-cell>
          <table:table-cell office:value-type="float" office:value="6" calcext:value-type="float">
            <text:p>6</text:p>
          </table:table-cell>
          <table:table-cell office:value-type="float" office:value="29.273956482" calcext:value-type="float">
            <text:p>29.273956482</text:p>
          </table:table-cell>
          <table:table-cell office:value-type="float" office:value="122.91" calcext:value-type="float">
            <text:p>122.91</text:p>
          </table:table-cell>
          <table:table-cell office:value-type="float" office:value="2767807" calcext:value-type="float">
            <text:p>2767807</text:p>
          </table:table-cell>
          <table:table-cell office:value-type="string" calcext:value-type="string">
            <text:p>3136x2352</text:p>
          </table:table-cell>
          <table:table-cell office:value-type="float" office:value="3.002" calcext:value-type="float">
            <text:p>3.002</text:p>
          </table:table-cell>
          <table:table-cell office:value-type="string" calcext:value-type="string">
            <text:p>nightshot_iso_1600.png</text:p>
          </table:table-cell>
          <table:table-cell office:value-type="string" calcext:value-type="string">
            <text:p>AVIF</text:p>
          </table:table-cell>
          <table:table-cell office:value-type="float" office:value="6" calcext:value-type="float">
            <text:p>6</text:p>
          </table:table-cell>
          <table:table-cell office:value-type="float" office:value="0.983701065565804" calcext:value-type="float">
            <text:p>0.983701065565804</text:p>
          </table:table-cell>
          <table:table-cell office:value-type="float" office:value="42.1699398765911" calcext:value-type="float">
            <text:p>42.1699398765911</text:p>
          </table:table-cell>
          <table:table-cell office:value-type="float" office:value="3.94535760201189" calcext:value-type="float">
            <text:p>3.94535760201189</text:p>
          </table:table-cell>
        </table:table-row>
        <table:table-row table:style-name="ro1">
          <table:table-cell office:value-type="string" calcext:value-type="string">
            <text:p>nightshot_iso_1600</text:p>
          </table:table-cell>
          <table:table-cell office:value-type="float" office:value="7" calcext:value-type="float">
            <text:p>7</text:p>
          </table:table-cell>
          <table:table-cell office:value-type="float" office:value="33.312504618" calcext:value-type="float">
            <text:p>33.312504618</text:p>
          </table:table-cell>
          <table:table-cell office:value-type="float" office:value="450.22" calcext:value-type="float">
            <text:p>450.22</text:p>
          </table:table-cell>
          <table:table-cell office:value-type="float" office:value="2501717" calcext:value-type="float">
            <text:p>2501717</text:p>
          </table:table-cell>
          <table:table-cell office:value-type="string" calcext:value-type="string">
            <text:p>3136x2352</text:p>
          </table:table-cell>
          <table:table-cell office:value-type="float" office:value="2.7134" calcext:value-type="float">
            <text:p>2.7134</text:p>
          </table:table-cell>
          <table:table-cell office:value-type="string" calcext:value-type="string">
            <text:p>nightshot_iso_1600.png</text:p>
          </table:table-cell>
          <table:table-cell office:value-type="string" calcext:value-type="string">
            <text:p>AVIF</text:p>
          </table:table-cell>
          <table:table-cell office:value-type="float" office:value="7" calcext:value-type="float">
            <text:p>7</text:p>
          </table:table-cell>
          <table:table-cell office:value-type="float" office:value="0.980434385014088" calcext:value-type="float">
            <text:p>0.980434385014088</text:p>
          </table:table-cell>
          <table:table-cell office:value-type="float" office:value="41.2996403216688" calcext:value-type="float">
            <text:p>41.2996403216688</text:p>
          </table:table-cell>
          <table:table-cell office:value-type="float" office:value="4.82076907878373" calcext:value-type="float">
            <text:p>4.82076907878373</text:p>
          </table:table-cell>
        </table:table-row>
        <table:table-row table:style-name="ro1">
          <table:table-cell office:value-type="string" calcext:value-type="string">
            <text:p>nightshot_iso_1600</text:p>
          </table:table-cell>
          <table:table-cell office:value-type="float" office:value="8" calcext:value-type="float">
            <text:p>8</text:p>
          </table:table-cell>
          <table:table-cell office:value-type="float" office:value="32.884914235" calcext:value-type="float">
            <text:p>32.884914235</text:p>
          </table:table-cell>
          <table:table-cell office:value-type="float" office:value="404.44" calcext:value-type="float">
            <text:p>404.44</text:p>
          </table:table-cell>
          <table:table-cell office:value-type="float" office:value="2292322" calcext:value-type="float">
            <text:p>2292322</text:p>
          </table:table-cell>
          <table:table-cell office:value-type="string" calcext:value-type="string">
            <text:p>3136x2352</text:p>
          </table:table-cell>
          <table:table-cell office:value-type="float" office:value="2.4862" calcext:value-type="float">
            <text:p>2.4862</text:p>
          </table:table-cell>
          <table:table-cell office:value-type="string" calcext:value-type="string">
            <text:p>nightshot_iso_1600.png</text:p>
          </table:table-cell>
          <table:table-cell office:value-type="string" calcext:value-type="string">
            <text:p>AVIF</text:p>
          </table:table-cell>
          <table:table-cell office:value-type="float" office:value="8" calcext:value-type="float">
            <text:p>8</text:p>
          </table:table-cell>
          <table:table-cell office:value-type="float" office:value="0.977003202893885" calcext:value-type="float">
            <text:p>0.977003202893885</text:p>
          </table:table-cell>
          <table:table-cell office:value-type="float" office:value="40.5606409673933" calcext:value-type="float">
            <text:p>40.5606409673933</text:p>
          </table:table-cell>
          <table:table-cell office:value-type="float" office:value="5.71500038684692" calcext:value-type="float">
            <text:p>5.71500038684692</text:p>
          </table:table-cell>
        </table:table-row>
        <table:table-row table:style-name="ro1">
          <table:table-cell office:value-type="string" calcext:value-type="string">
            <text:p>nightshot_iso_1600</text:p>
          </table:table-cell>
          <table:table-cell office:value-type="float" office:value="9" calcext:value-type="float">
            <text:p>9</text:p>
          </table:table-cell>
          <table:table-cell office:value-type="float" office:value="35.380332123" calcext:value-type="float">
            <text:p>35.380332123</text:p>
          </table:table-cell>
          <table:table-cell office:value-type="float" office:value="588.12" calcext:value-type="float">
            <text:p>588.12</text:p>
          </table:table-cell>
          <table:table-cell office:value-type="float" office:value="2080542" calcext:value-type="float">
            <text:p>2080542</text:p>
          </table:table-cell>
          <table:table-cell office:value-type="string" calcext:value-type="string">
            <text:p>3136x2352</text:p>
          </table:table-cell>
          <table:table-cell office:value-type="float" office:value="2.2565" calcext:value-type="float">
            <text:p>2.2565</text:p>
          </table:table-cell>
          <table:table-cell office:value-type="string" calcext:value-type="string">
            <text:p>nightshot_iso_1600.png</text:p>
          </table:table-cell>
          <table:table-cell office:value-type="string" calcext:value-type="string">
            <text:p>AVIF</text:p>
          </table:table-cell>
          <table:table-cell office:value-type="float" office:value="9" calcext:value-type="float">
            <text:p>9</text:p>
          </table:table-cell>
          <table:table-cell office:value-type="float" office:value="0.973153040376601" calcext:value-type="float">
            <text:p>0.973153040376601</text:p>
          </table:table-cell>
          <table:table-cell office:value-type="float" office:value="39.8537952578744" calcext:value-type="float">
            <text:p>39.8537952578744</text:p>
          </table:table-cell>
          <table:table-cell office:value-type="float" office:value="6.72513234141446" calcext:value-type="float">
            <text:p>6.72513234141446</text:p>
          </table:table-cell>
        </table:table-row>
        <table:table-row table:style-name="ro1">
          <table:table-cell office:value-type="string" calcext:value-type="string">
            <text:p>nightshot_iso_1600</text:p>
          </table:table-cell>
          <table:table-cell office:value-type="float" office:value="10" calcext:value-type="float">
            <text:p>10</text:p>
          </table:table-cell>
          <table:table-cell office:value-type="float" office:value="34.080820356" calcext:value-type="float">
            <text:p>34.080820356</text:p>
          </table:table-cell>
          <table:table-cell office:value-type="float" office:value="498.08" calcext:value-type="float">
            <text:p>498.08</text:p>
          </table:table-cell>
          <table:table-cell office:value-type="float" office:value="1918845" calcext:value-type="float">
            <text:p>1918845</text:p>
          </table:table-cell>
          <table:table-cell office:value-type="string" calcext:value-type="string">
            <text:p>3136x2352</text:p>
          </table:table-cell>
          <table:table-cell office:value-type="float" office:value="2.0812" calcext:value-type="float">
            <text:p>2.0812</text:p>
          </table:table-cell>
          <table:table-cell office:value-type="string" calcext:value-type="string">
            <text:p>nightshot_iso_1600.png</text:p>
          </table:table-cell>
          <table:table-cell office:value-type="string" calcext:value-type="string">
            <text:p>AVIF</text:p>
          </table:table-cell>
          <table:table-cell office:value-type="float" office:value="10" calcext:value-type="float">
            <text:p>10</text:p>
          </table:table-cell>
          <table:table-cell office:value-type="float" office:value="0.969191795704009" calcext:value-type="float">
            <text:p>0.969191795704009</text:p>
          </table:table-cell>
          <table:table-cell office:value-type="float" office:value="39.2431685235672" calcext:value-type="float">
            <text:p>39.2431685235672</text:p>
          </table:table-cell>
          <table:table-cell office:value-type="float" office:value="7.74040185802212" calcext:value-type="float">
            <text:p>7.74040185802212</text:p>
          </table:table-cell>
        </table:table-row>
        <table:table-row table:style-name="ro1">
          <table:table-cell office:value-type="string" calcext:value-type="string">
            <text:p>nightshot_iso_1600</text:p>
          </table:table-cell>
          <table:table-cell office:value-type="float" office:value="11" calcext:value-type="float">
            <text:p>11</text:p>
          </table:table-cell>
          <table:table-cell office:value-type="float" office:value="34.102541989" calcext:value-type="float">
            <text:p>34.102541989</text:p>
          </table:table-cell>
          <table:table-cell office:value-type="float" office:value="500.18" calcext:value-type="float">
            <text:p>500.18</text:p>
          </table:table-cell>
          <table:table-cell office:value-type="float" office:value="1773178" calcext:value-type="float">
            <text:p>1773178</text:p>
          </table:table-cell>
          <table:table-cell office:value-type="string" calcext:value-type="string">
            <text:p>3136x2352</text:p>
          </table:table-cell>
          <table:table-cell office:value-type="float" office:value="1.9232" calcext:value-type="float">
            <text:p>1.9232</text:p>
          </table:table-cell>
          <table:table-cell office:value-type="string" calcext:value-type="string">
            <text:p>nightshot_iso_1600.png</text:p>
          </table:table-cell>
          <table:table-cell office:value-type="string" calcext:value-type="string">
            <text:p>AVIF</text:p>
          </table:table-cell>
          <table:table-cell office:value-type="float" office:value="11" calcext:value-type="float">
            <text:p>11</text:p>
          </table:table-cell>
          <table:table-cell office:value-type="float" office:value="0.964969989220151" calcext:value-type="float">
            <text:p>0.964969989220151</text:p>
          </table:table-cell>
          <table:table-cell office:value-type="float" office:value="38.6763881600025" calcext:value-type="float">
            <text:p>38.6763881600025</text:p>
          </table:table-cell>
          <table:table-cell office:value-type="float" office:value="8.81945086176477" calcext:value-type="float">
            <text:p>8.81945086176477</text:p>
          </table:table-cell>
        </table:table-row>
        <table:table-row table:style-name="ro1">
          <table:table-cell office:value-type="string" calcext:value-type="string">
            <text:p>nightshot_iso_1600</text:p>
          </table:table-cell>
          <table:table-cell office:value-type="float" office:value="12" calcext:value-type="float">
            <text:p>12</text:p>
          </table:table-cell>
          <table:table-cell office:value-type="float" office:value="33.897965155" calcext:value-type="float">
            <text:p>33.897965155</text:p>
          </table:table-cell>
          <table:table-cell office:value-type="float" office:value="489.51" calcext:value-type="float">
            <text:p>489.51</text:p>
          </table:table-cell>
          <table:table-cell office:value-type="float" office:value="1620670" calcext:value-type="float">
            <text:p>1620670</text:p>
          </table:table-cell>
          <table:table-cell office:value-type="string" calcext:value-type="string">
            <text:p>3136x2352</text:p>
          </table:table-cell>
          <table:table-cell office:value-type="float" office:value="1.7578" calcext:value-type="float">
            <text:p>1.7578</text:p>
          </table:table-cell>
          <table:table-cell office:value-type="string" calcext:value-type="string">
            <text:p>nightshot_iso_1600.png</text:p>
          </table:table-cell>
          <table:table-cell office:value-type="string" calcext:value-type="string">
            <text:p>AVIF</text:p>
          </table:table-cell>
          <table:table-cell office:value-type="float" office:value="12" calcext:value-type="float">
            <text:p>12</text:p>
          </table:table-cell>
          <table:table-cell office:value-type="float" office:value="0.960153173493183" calcext:value-type="float">
            <text:p>0.960153173493183</text:p>
          </table:table-cell>
          <table:table-cell office:value-type="float" office:value="38.1159875688705" calcext:value-type="float">
            <text:p>38.1159875688705</text:p>
          </table:table-cell>
          <table:table-cell office:value-type="float" office:value="10.0341734509493" calcext:value-type="float">
            <text:p>10.0341734509493</text:p>
          </table:table-cell>
        </table:table-row>
        <table:table-row table:style-name="ro1">
          <table:table-cell office:value-type="string" calcext:value-type="string">
            <text:p>nightshot_iso_1600</text:p>
          </table:table-cell>
          <table:table-cell office:value-type="float" office:value="13" calcext:value-type="float">
            <text:p>13</text:p>
          </table:table-cell>
          <table:table-cell office:value-type="float" office:value="33.719006001" calcext:value-type="float">
            <text:p>33.719006001</text:p>
          </table:table-cell>
          <table:table-cell office:value-type="float" office:value="463.1" calcext:value-type="float">
            <text:p>463.1</text:p>
          </table:table-cell>
          <table:table-cell office:value-type="float" office:value="1498678" calcext:value-type="float">
            <text:p>1498678</text:p>
          </table:table-cell>
          <table:table-cell office:value-type="string" calcext:value-type="string">
            <text:p>3136x2352</text:p>
          </table:table-cell>
          <table:table-cell office:value-type="float" office:value="1.6254" calcext:value-type="float">
            <text:p>1.6254</text:p>
          </table:table-cell>
          <table:table-cell office:value-type="string" calcext:value-type="string">
            <text:p>nightshot_iso_1600.png</text:p>
          </table:table-cell>
          <table:table-cell office:value-type="string" calcext:value-type="string">
            <text:p>AVIF</text:p>
          </table:table-cell>
          <table:table-cell office:value-type="float" office:value="13" calcext:value-type="float">
            <text:p>13</text:p>
          </table:table-cell>
          <table:table-cell office:value-type="float" office:value="0.955570793299859" calcext:value-type="float">
            <text:p>0.955570793299859</text:p>
          </table:table-cell>
          <table:table-cell office:value-type="float" office:value="37.6565263793386" calcext:value-type="float">
            <text:p>37.6565263793386</text:p>
          </table:table-cell>
          <table:table-cell office:value-type="float" office:value="11.1539250771525" calcext:value-type="float">
            <text:p>11.1539250771525</text:p>
          </table:table-cell>
        </table:table-row>
        <table:table-row table:style-name="ro1">
          <table:table-cell office:value-type="string" calcext:value-type="string">
            <text:p>nightshot_iso_1600</text:p>
          </table:table-cell>
          <table:table-cell office:value-type="float" office:value="14" calcext:value-type="float">
            <text:p>14</text:p>
          </table:table-cell>
          <table:table-cell office:value-type="float" office:value="32.881903149" calcext:value-type="float">
            <text:p>32.881903149</text:p>
          </table:table-cell>
          <table:table-cell office:value-type="float" office:value="403.93" calcext:value-type="float">
            <text:p>403.93</text:p>
          </table:table-cell>
          <table:table-cell office:value-type="float" office:value="1392662" calcext:value-type="float">
            <text:p>1392662</text:p>
          </table:table-cell>
          <table:table-cell office:value-type="string" calcext:value-type="string">
            <text:p>3136x2352</text:p>
          </table:table-cell>
          <table:table-cell office:value-type="float" office:value="1.5105" calcext:value-type="float">
            <text:p>1.5105</text:p>
          </table:table-cell>
          <table:table-cell office:value-type="string" calcext:value-type="string">
            <text:p>nightshot_iso_1600.png</text:p>
          </table:table-cell>
          <table:table-cell office:value-type="string" calcext:value-type="string">
            <text:p>AVIF</text:p>
          </table:table-cell>
          <table:table-cell office:value-type="float" office:value="14" calcext:value-type="float">
            <text:p>14</text:p>
          </table:table-cell>
          <table:table-cell office:value-type="float" office:value="0.950845446252221" calcext:value-type="float">
            <text:p>0.950845446252221</text:p>
          </table:table-cell>
          <table:table-cell office:value-type="float" office:value="37.2406892926205" calcext:value-type="float">
            <text:p>37.2406892926205</text:p>
          </table:table-cell>
          <table:table-cell office:value-type="float" office:value="12.2747154054011" calcext:value-type="float">
            <text:p>12.2747154054011</text:p>
          </table:table-cell>
        </table:table-row>
        <table:table-row table:style-name="ro1">
          <table:table-cell office:value-type="string" calcext:value-type="string">
            <text:p>nightshot_iso_1600</text:p>
          </table:table-cell>
          <table:table-cell office:value-type="float" office:value="15" calcext:value-type="float">
            <text:p>15</text:p>
          </table:table-cell>
          <table:table-cell office:value-type="float" office:value="32.257081344" calcext:value-type="float">
            <text:p>32.257081344</text:p>
          </table:table-cell>
          <table:table-cell office:value-type="float" office:value="363.03" calcext:value-type="float">
            <text:p>363.03</text:p>
          </table:table-cell>
          <table:table-cell office:value-type="float" office:value="1292145" calcext:value-type="float">
            <text:p>1292145</text:p>
          </table:table-cell>
          <table:table-cell office:value-type="string" calcext:value-type="string">
            <text:p>3136x2352</text:p>
          </table:table-cell>
          <table:table-cell office:value-type="float" office:value="1.4014" calcext:value-type="float">
            <text:p>1.4014</text:p>
          </table:table-cell>
          <table:table-cell office:value-type="string" calcext:value-type="string">
            <text:p>nightshot_iso_1600.png</text:p>
          </table:table-cell>
          <table:table-cell office:value-type="string" calcext:value-type="string">
            <text:p>AVIF</text:p>
          </table:table-cell>
          <table:table-cell office:value-type="float" office:value="15" calcext:value-type="float">
            <text:p>15</text:p>
          </table:table-cell>
          <table:table-cell office:value-type="float" office:value="0.946116231308629" calcext:value-type="float">
            <text:p>0.946116231308629</text:p>
          </table:table-cell>
          <table:table-cell office:value-type="float" office:value="36.8611889319869" calcext:value-type="float">
            <text:p>36.8611889319869</text:p>
          </table:table-cell>
          <table:table-cell office:value-type="float" office:value="13.3955783126388" calcext:value-type="float">
            <text:p>13.3955783126388</text:p>
          </table:table-cell>
        </table:table-row>
        <table:table-row table:style-name="ro1">
          <table:table-cell office:value-type="string" calcext:value-type="string">
            <text:p>nightshot_iso_1600</text:p>
          </table:table-cell>
          <table:table-cell office:value-type="float" office:value="16" calcext:value-type="float">
            <text:p>16</text:p>
          </table:table-cell>
          <table:table-cell office:value-type="float" office:value="31.831096063" calcext:value-type="float">
            <text:p>31.831096063</text:p>
          </table:table-cell>
          <table:table-cell office:value-type="float" office:value="323.8" calcext:value-type="float">
            <text:p>323.8</text:p>
          </table:table-cell>
          <table:table-cell office:value-type="float" office:value="1187038" calcext:value-type="float">
            <text:p>1187038</text:p>
          </table:table-cell>
          <table:table-cell office:value-type="string" calcext:value-type="string">
            <text:p>3136x2352</text:p>
          </table:table-cell>
          <table:table-cell office:value-type="float" office:value="1.2874" calcext:value-type="float">
            <text:p>1.2874</text:p>
          </table:table-cell>
          <table:table-cell office:value-type="string" calcext:value-type="string">
            <text:p>nightshot_iso_1600.png</text:p>
          </table:table-cell>
          <table:table-cell office:value-type="string" calcext:value-type="string">
            <text:p>AVIF</text:p>
          </table:table-cell>
          <table:table-cell office:value-type="float" office:value="16" calcext:value-type="float">
            <text:p>16</text:p>
          </table:table-cell>
          <table:table-cell office:value-type="float" office:value="0.940709645665951" calcext:value-type="float">
            <text:p>0.940709645665951</text:p>
          </table:table-cell>
          <table:table-cell office:value-type="float" office:value="36.4762864658307" calcext:value-type="float">
            <text:p>36.4762864658307</text:p>
          </table:table-cell>
          <table:table-cell office:value-type="float" office:value="14.6369879159147" calcext:value-type="float">
            <text:p>14.6369879159147</text:p>
          </table:table-cell>
        </table:table-row>
        <table:table-row table:style-name="ro1">
          <table:table-cell office:value-type="string" calcext:value-type="string">
            <text:p>nightshot_iso_1600</text:p>
          </table:table-cell>
          <table:table-cell office:value-type="float" office:value="17" calcext:value-type="float">
            <text:p>17</text:p>
          </table:table-cell>
          <table:table-cell office:value-type="float" office:value="31.209840592" calcext:value-type="float">
            <text:p>31.209840592</text:p>
          </table:table-cell>
          <table:table-cell office:value-type="float" office:value="278.29" calcext:value-type="float">
            <text:p>278.29</text:p>
          </table:table-cell>
          <table:table-cell office:value-type="float" office:value="1105301" calcext:value-type="float">
            <text:p>1105301</text:p>
          </table:table-cell>
          <table:table-cell office:value-type="string" calcext:value-type="string">
            <text:p>3136x2352</text:p>
          </table:table-cell>
          <table:table-cell office:value-type="float" office:value="1.1988" calcext:value-type="float">
            <text:p>1.1988</text:p>
          </table:table-cell>
          <table:table-cell office:value-type="string" calcext:value-type="string">
            <text:p>nightshot_iso_1600.png</text:p>
          </table:table-cell>
          <table:table-cell office:value-type="string" calcext:value-type="string">
            <text:p>AVIF</text:p>
          </table:table-cell>
          <table:table-cell office:value-type="float" office:value="17" calcext:value-type="float">
            <text:p>17</text:p>
          </table:table-cell>
          <table:table-cell office:value-type="float" office:value="0.935624246624792" calcext:value-type="float">
            <text:p>0.935624246624792</text:p>
          </table:table-cell>
          <table:table-cell office:value-type="float" office:value="36.1511453562068" calcext:value-type="float">
            <text:p>36.1511453562068</text:p>
          </table:table-cell>
          <table:table-cell office:value-type="float" office:value="15.7748713191697" calcext:value-type="float">
            <text:p>15.7748713191697</text:p>
          </table:table-cell>
        </table:table-row>
        <table:table-row table:style-name="ro1">
          <table:table-cell office:value-type="string" calcext:value-type="string">
            <text:p>nightshot_iso_1600</text:p>
          </table:table-cell>
          <table:table-cell office:value-type="float" office:value="18" calcext:value-type="float">
            <text:p>18</text:p>
          </table:table-cell>
          <table:table-cell office:value-type="float" office:value="31.234957719" calcext:value-type="float">
            <text:p>31.234957719</text:p>
          </table:table-cell>
          <table:table-cell office:value-type="float" office:value="259.79" calcext:value-type="float">
            <text:p>259.79</text:p>
          </table:table-cell>
          <table:table-cell office:value-type="float" office:value="1032544" calcext:value-type="float">
            <text:p>1032544</text:p>
          </table:table-cell>
          <table:table-cell office:value-type="string" calcext:value-type="string">
            <text:p>3136x2352</text:p>
          </table:table-cell>
          <table:table-cell office:value-type="float" office:value="1.1199" calcext:value-type="float">
            <text:p>1.1199</text:p>
          </table:table-cell>
          <table:table-cell office:value-type="string" calcext:value-type="string">
            <text:p>nightshot_iso_1600.png</text:p>
          </table:table-cell>
          <table:table-cell office:value-type="string" calcext:value-type="string">
            <text:p>AVIF</text:p>
          </table:table-cell>
          <table:table-cell office:value-type="float" office:value="18" calcext:value-type="float">
            <text:p>18</text:p>
          </table:table-cell>
          <table:table-cell office:value-type="float" office:value="0.930677298036518" calcext:value-type="float">
            <text:p>0.930677298036518</text:p>
          </table:table-cell>
          <table:table-cell office:value-type="float" office:value="35.8610904304638" calcext:value-type="float">
            <text:p>35.8610904304638</text:p>
          </table:table-cell>
          <table:table-cell office:value-type="float" office:value="16.8644164378124" calcext:value-type="float">
            <text:p>16.8644164378124</text:p>
          </table:table-cell>
        </table:table-row>
        <table:table-row table:style-name="ro1">
          <table:table-cell office:value-type="string" calcext:value-type="string">
            <text:p>nightshot_iso_1600</text:p>
          </table:table-cell>
          <table:table-cell office:value-type="float" office:value="19" calcext:value-type="float">
            <text:p>19</text:p>
          </table:table-cell>
          <table:table-cell office:value-type="float" office:value="30.66179901" calcext:value-type="float">
            <text:p>30.66179901</text:p>
          </table:table-cell>
          <table:table-cell office:value-type="float" office:value="229.63" calcext:value-type="float">
            <text:p>229.63</text:p>
          </table:table-cell>
          <table:table-cell office:value-type="float" office:value="962244" calcext:value-type="float">
            <text:p>962244</text:p>
          </table:table-cell>
          <table:table-cell office:value-type="string" calcext:value-type="string">
            <text:p>3136x2352</text:p>
          </table:table-cell>
          <table:table-cell office:value-type="float" office:value="1.0436" calcext:value-type="float">
            <text:p>1.0436</text:p>
          </table:table-cell>
          <table:table-cell office:value-type="string" calcext:value-type="string">
            <text:p>nightshot_iso_1600.png</text:p>
          </table:table-cell>
          <table:table-cell office:value-type="string" calcext:value-type="string">
            <text:p>AVIF</text:p>
          </table:table-cell>
          <table:table-cell office:value-type="float" office:value="19" calcext:value-type="float">
            <text:p>19</text:p>
          </table:table-cell>
          <table:table-cell office:value-type="float" office:value="0.925677172761727" calcext:value-type="float">
            <text:p>0.925677172761727</text:p>
          </table:table-cell>
          <table:table-cell office:value-type="float" office:value="35.5867312978737" calcext:value-type="float">
            <text:p>35.5867312978737</text:p>
          </table:table-cell>
          <table:table-cell office:value-type="float" office:value="17.9641730948332" calcext:value-type="float">
            <text:p>17.9641730948332</text:p>
          </table:table-cell>
        </table:table-row>
        <table:table-row table:style-name="ro1">
          <table:table-cell office:value-type="string" calcext:value-type="string">
            <text:p>nightshot_iso_1600</text:p>
          </table:table-cell>
          <table:table-cell office:value-type="float" office:value="20" calcext:value-type="float">
            <text:p>20</text:p>
          </table:table-cell>
          <table:table-cell office:value-type="float" office:value="30.591020225" calcext:value-type="float">
            <text:p>30.591020225</text:p>
          </table:table-cell>
          <table:table-cell office:value-type="float" office:value="221.68" calcext:value-type="float">
            <text:p>221.68</text:p>
          </table:table-cell>
          <table:table-cell office:value-type="float" office:value="886774" calcext:value-type="float">
            <text:p>886774</text:p>
          </table:table-cell>
          <table:table-cell office:value-type="string" calcext:value-type="string">
            <text:p>3136x2352</text:p>
          </table:table-cell>
          <table:table-cell office:value-type="float" office:value="0.9618" calcext:value-type="float">
            <text:p>0.9618</text:p>
          </table:table-cell>
          <table:table-cell office:value-type="string" calcext:value-type="string">
            <text:p>nightshot_iso_1600.png</text:p>
          </table:table-cell>
          <table:table-cell office:value-type="string" calcext:value-type="string">
            <text:p>AVIF</text:p>
          </table:table-cell>
          <table:table-cell office:value-type="float" office:value="20" calcext:value-type="float">
            <text:p>20</text:p>
          </table:table-cell>
          <table:table-cell office:value-type="float" office:value="0.920154682018694" calcext:value-type="float">
            <text:p>0.920154682018694</text:p>
          </table:table-cell>
          <table:table-cell office:value-type="float" office:value="35.3044326421922" calcext:value-type="float">
            <text:p>35.3044326421922</text:p>
          </table:table-cell>
          <table:table-cell office:value-type="float" office:value="19.1706614033794" calcext:value-type="float">
            <text:p>19.1706614033794</text:p>
          </table:table-cell>
        </table:table-row>
        <table:table-row table:style-name="ro1">
          <table:table-cell office:value-type="string" calcext:value-type="string">
            <text:p>nightshot_iso_1600</text:p>
          </table:table-cell>
          <table:table-cell office:value-type="float" office:value="21" calcext:value-type="float">
            <text:p>21</text:p>
          </table:table-cell>
          <table:table-cell office:value-type="float" office:value="30.105631685" calcext:value-type="float">
            <text:p>30.105631685</text:p>
          </table:table-cell>
          <table:table-cell office:value-type="float" office:value="187.99" calcext:value-type="float">
            <text:p>187.99</text:p>
          </table:table-cell>
          <table:table-cell office:value-type="float" office:value="831642" calcext:value-type="float">
            <text:p>831642</text:p>
          </table:table-cell>
          <table:table-cell office:value-type="string" calcext:value-type="string">
            <text:p>3136x2352</text:p>
          </table:table-cell>
          <table:table-cell office:value-type="float" office:value="0.902" calcext:value-type="float">
            <text:p>0.902</text:p>
          </table:table-cell>
          <table:table-cell office:value-type="string" calcext:value-type="string">
            <text:p>nightshot_iso_1600.png</text:p>
          </table:table-cell>
          <table:table-cell office:value-type="string" calcext:value-type="string">
            <text:p>AVIF</text:p>
          </table:table-cell>
          <table:table-cell office:value-type="float" office:value="21" calcext:value-type="float">
            <text:p>21</text:p>
          </table:table-cell>
          <table:table-cell office:value-type="float" office:value="0.91521705157262" calcext:value-type="float">
            <text:p>0.91521705157262</text:p>
          </table:table-cell>
          <table:table-cell office:value-type="float" office:value="35.06681432426" calcext:value-type="float">
            <text:p>35.06681432426</text:p>
          </table:table-cell>
          <table:table-cell office:value-type="float" office:value="20.2487831043344" calcext:value-type="float">
            <text:p>20.2487831043344</text:p>
          </table:table-cell>
        </table:table-row>
        <table:table-row table:style-name="ro1">
          <table:table-cell office:value-type="string" calcext:value-type="string">
            <text:p>nightshot_iso_1600</text:p>
          </table:table-cell>
          <table:table-cell office:value-type="float" office:value="22" calcext:value-type="float">
            <text:p>22</text:p>
          </table:table-cell>
          <table:table-cell office:value-type="float" office:value="29.505887617" calcext:value-type="float">
            <text:p>29.505887617</text:p>
          </table:table-cell>
          <table:table-cell office:value-type="float" office:value="152.93" calcext:value-type="float">
            <text:p>152.93</text:p>
          </table:table-cell>
          <table:table-cell office:value-type="float" office:value="776867" calcext:value-type="float">
            <text:p>776867</text:p>
          </table:table-cell>
          <table:table-cell office:value-type="string" calcext:value-type="string">
            <text:p>3136x2352</text:p>
          </table:table-cell>
          <table:table-cell office:value-type="float" office:value="0.8426" calcext:value-type="float">
            <text:p>0.8426</text:p>
          </table:table-cell>
          <table:table-cell office:value-type="string" calcext:value-type="string">
            <text:p>nightshot_iso_1600.png</text:p>
          </table:table-cell>
          <table:table-cell office:value-type="string" calcext:value-type="string">
            <text:p>AVIF</text:p>
          </table:table-cell>
          <table:table-cell office:value-type="float" office:value="22" calcext:value-type="float">
            <text:p>22</text:p>
          </table:table-cell>
          <table:table-cell office:value-type="float" office:value="0.910450719153675" calcext:value-type="float">
            <text:p>0.910450719153675</text:p>
          </table:table-cell>
          <table:table-cell office:value-type="float" office:value="34.8534852117183" calcext:value-type="float">
            <text:p>34.8534852117183</text:p>
          </table:table-cell>
          <table:table-cell office:value-type="float" office:value="21.2682540676772" calcext:value-type="float">
            <text:p>21.2682540676772</text:p>
          </table:table-cell>
        </table:table-row>
        <table:table-row table:style-name="ro1">
          <table:table-cell office:value-type="string" calcext:value-type="string">
            <text:p>nightshot_iso_1600</text:p>
          </table:table-cell>
          <table:table-cell office:value-type="float" office:value="23" calcext:value-type="float">
            <text:p>23</text:p>
          </table:table-cell>
          <table:table-cell office:value-type="float" office:value="28.896188093" calcext:value-type="float">
            <text:p>28.896188093</text:p>
          </table:table-cell>
          <table:table-cell office:value-type="float" office:value="112.74" calcext:value-type="float">
            <text:p>112.74</text:p>
          </table:table-cell>
          <table:table-cell office:value-type="float" office:value="728482" calcext:value-type="float">
            <text:p>728482</text:p>
          </table:table-cell>
          <table:table-cell office:value-type="string" calcext:value-type="string">
            <text:p>3136x2352</text:p>
          </table:table-cell>
          <table:table-cell office:value-type="float" office:value="0.7901" calcext:value-type="float">
            <text:p>0.7901</text:p>
          </table:table-cell>
          <table:table-cell office:value-type="string" calcext:value-type="string">
            <text:p>nightshot_iso_1600.png</text:p>
          </table:table-cell>
          <table:table-cell office:value-type="string" calcext:value-type="string">
            <text:p>AVIF</text:p>
          </table:table-cell>
          <table:table-cell office:value-type="float" office:value="23" calcext:value-type="float">
            <text:p>23</text:p>
          </table:table-cell>
          <table:table-cell office:value-type="float" office:value="0.905677163047191" calcext:value-type="float">
            <text:p>0.905677163047191</text:p>
          </table:table-cell>
          <table:table-cell office:value-type="float" office:value="34.6441469382915" calcext:value-type="float">
            <text:p>34.6441469382915</text:p>
          </table:table-cell>
          <table:table-cell office:value-type="float" office:value="22.318534133998" calcext:value-type="float">
            <text:p>22.318534133998</text:p>
          </table:table-cell>
        </table:table-row>
        <table:table-row table:style-name="ro1">
          <table:table-cell office:value-type="string" calcext:value-type="string">
            <text:p>nightshot_iso_1600</text:p>
          </table:table-cell>
          <table:table-cell office:value-type="float" office:value="24" calcext:value-type="float">
            <text:p>24</text:p>
          </table:table-cell>
          <table:table-cell office:value-type="float" office:value="28.746311601" calcext:value-type="float">
            <text:p>28.746311601</text:p>
          </table:table-cell>
          <table:table-cell office:value-type="float" office:value="95.3" calcext:value-type="float">
            <text:p>95.3</text:p>
          </table:table-cell>
          <table:table-cell office:value-type="float" office:value="670461" calcext:value-type="float">
            <text:p>670461</text:p>
          </table:table-cell>
          <table:table-cell office:value-type="string" calcext:value-type="string">
            <text:p>3136x2352</text:p>
          </table:table-cell>
          <table:table-cell office:value-type="float" office:value="0.7271" calcext:value-type="float">
            <text:p>0.7271</text:p>
          </table:table-cell>
          <table:table-cell office:value-type="string" calcext:value-type="string">
            <text:p>nightshot_iso_1600.png</text:p>
          </table:table-cell>
          <table:table-cell office:value-type="string" calcext:value-type="string">
            <text:p>AVIF</text:p>
          </table:table-cell>
          <table:table-cell office:value-type="float" office:value="24" calcext:value-type="float">
            <text:p>24</text:p>
          </table:table-cell>
          <table:table-cell office:value-type="float" office:value="0.898907358074189" calcext:value-type="float">
            <text:p>0.898907358074189</text:p>
          </table:table-cell>
          <table:table-cell office:value-type="float" office:value="34.3710941556204" calcext:value-type="float">
            <text:p>34.3710941556204</text:p>
          </table:table-cell>
          <table:table-cell office:value-type="float" office:value="23.7668127917621" calcext:value-type="float">
            <text:p>23.7668127917621</text:p>
          </table:table-cell>
        </table:table-row>
        <table:table-row table:style-name="ro1">
          <table:table-cell office:value-type="string" calcext:value-type="string">
            <text:p>nightshot_iso_1600</text:p>
          </table:table-cell>
          <table:table-cell office:value-type="float" office:value="25" calcext:value-type="float">
            <text:p>25</text:p>
          </table:table-cell>
          <table:table-cell office:value-type="float" office:value="27.631438839" calcext:value-type="float">
            <text:p>27.631438839</text:p>
          </table:table-cell>
          <table:table-cell office:value-type="float" office:value="18.08" calcext:value-type="float">
            <text:p>18.08</text:p>
          </table:table-cell>
          <table:table-cell office:value-type="float" office:value="592335" calcext:value-type="float">
            <text:p>592335</text:p>
          </table:table-cell>
          <table:table-cell office:value-type="string" calcext:value-type="string">
            <text:p>3136x2352</text:p>
          </table:table-cell>
          <table:table-cell office:value-type="float" office:value="0.6424" calcext:value-type="float">
            <text:p>0.6424</text:p>
          </table:table-cell>
          <table:table-cell office:value-type="string" calcext:value-type="string">
            <text:p>nightshot_iso_1600.png</text:p>
          </table:table-cell>
          <table:table-cell office:value-type="string" calcext:value-type="string">
            <text:p>AVIF</text:p>
          </table:table-cell>
          <table:table-cell office:value-type="float" office:value="25" calcext:value-type="float">
            <text:p>25</text:p>
          </table:table-cell>
          <table:table-cell office:value-type="float" office:value="0.889736955801485" calcext:value-type="float">
            <text:p>0.889736955801485</text:p>
          </table:table-cell>
          <table:table-cell office:value-type="float" office:value="34.0221545747948" calcext:value-type="float">
            <text:p>34.0221545747948</text:p>
          </table:table-cell>
          <table:table-cell office:value-type="float" office:value="25.755198616968" calcext:value-type="float">
            <text:p>25.755198616968</text:p>
          </table:table-cell>
        </table:table-row>
        <table:table-row table:style-name="ro1">
          <table:table-cell office:value-type="string" calcext:value-type="string">
            <text:p>nightshot_iso_1600</text:p>
          </table:table-cell>
          <table:table-cell office:value-type="float" office:value="26" calcext:value-type="float">
            <text:p>26</text:p>
          </table:table-cell>
          <table:table-cell office:value-type="float" office:value="26.534570613" calcext:value-type="float">
            <text:p>26.534570613</text:p>
          </table:table-cell>
          <table:table-cell office:value-type="float" office:value="953.91" calcext:value-type="float">
            <text:p>953.91</text:p>
          </table:table-cell>
          <table:table-cell office:value-type="float" office:value="525708" calcext:value-type="float">
            <text:p>525708</text:p>
          </table:table-cell>
          <table:table-cell office:value-type="string" calcext:value-type="string">
            <text:p>3136x2352</text:p>
          </table:table-cell>
          <table:table-cell office:value-type="float" office:value="0.5701" calcext:value-type="float">
            <text:p>0.5701</text:p>
          </table:table-cell>
          <table:table-cell office:value-type="string" calcext:value-type="string">
            <text:p>nightshot_iso_1600.png</text:p>
          </table:table-cell>
          <table:table-cell office:value-type="string" calcext:value-type="string">
            <text:p>AVIF</text:p>
          </table:table-cell>
          <table:table-cell office:value-type="float" office:value="26" calcext:value-type="float">
            <text:p>26</text:p>
          </table:table-cell>
          <table:table-cell office:value-type="float" office:value="0.880656142957153" calcext:value-type="float">
            <text:p>0.880656142957153</text:p>
          </table:table-cell>
          <table:table-cell office:value-type="float" office:value="33.705687799668" calcext:value-type="float">
            <text:p>33.705687799668</text:p>
          </table:table-cell>
          <table:table-cell office:value-type="float" office:value="27.7020290843804" calcext:value-type="float">
            <text:p>27.7020290843804</text:p>
          </table:table-cell>
        </table:table-row>
        <table:table-row table:style-name="ro1">
          <table:table-cell office:value-type="string" calcext:value-type="string">
            <text:p>nightshot_iso_1600</text:p>
          </table:table-cell>
          <table:table-cell office:value-type="float" office:value="27" calcext:value-type="float">
            <text:p>27</text:p>
          </table:table-cell>
          <table:table-cell office:value-type="float" office:value="26.172318397" calcext:value-type="float">
            <text:p>26.172318397</text:p>
          </table:table-cell>
          <table:table-cell office:value-type="float" office:value="916.11" calcext:value-type="float">
            <text:p>916.11</text:p>
          </table:table-cell>
          <table:table-cell office:value-type="float" office:value="468475" calcext:value-type="float">
            <text:p>468475</text:p>
          </table:table-cell>
          <table:table-cell office:value-type="string" calcext:value-type="string">
            <text:p>3136x2352</text:p>
          </table:table-cell>
          <table:table-cell office:value-type="float" office:value="0.5081" calcext:value-type="float">
            <text:p>0.5081</text:p>
          </table:table-cell>
          <table:table-cell office:value-type="string" calcext:value-type="string">
            <text:p>nightshot_iso_1600.png</text:p>
          </table:table-cell>
          <table:table-cell office:value-type="string" calcext:value-type="string">
            <text:p>AVIF</text:p>
          </table:table-cell>
          <table:table-cell office:value-type="float" office:value="27" calcext:value-type="float">
            <text:p>27</text:p>
          </table:table-cell>
          <table:table-cell office:value-type="float" office:value="0.872123740711685" calcext:value-type="float">
            <text:p>0.872123740711685</text:p>
          </table:table-cell>
          <table:table-cell office:value-type="float" office:value="33.4248531720887" calcext:value-type="float">
            <text:p>33.4248531720887</text:p>
          </table:table-cell>
          <table:table-cell office:value-type="float" office:value="29.5525556390711" calcext:value-type="float">
            <text:p>29.5525556390711</text:p>
          </table:table-cell>
        </table:table-row>
        <table:table-row table:style-name="ro1">
          <table:table-cell office:value-type="string" calcext:value-type="string">
            <text:p>nightshot_iso_1600</text:p>
          </table:table-cell>
          <table:table-cell office:value-type="float" office:value="28" calcext:value-type="float">
            <text:p>28</text:p>
          </table:table-cell>
          <table:table-cell office:value-type="float" office:value="25.19609542" calcext:value-type="float">
            <text:p>25.19609542</text:p>
          </table:table-cell>
          <table:table-cell office:value-type="float" office:value="849.19" calcext:value-type="float">
            <text:p>849.19</text:p>
          </table:table-cell>
          <table:table-cell office:value-type="float" office:value="419627" calcext:value-type="float">
            <text:p>419627</text:p>
          </table:table-cell>
          <table:table-cell office:value-type="string" calcext:value-type="string">
            <text:p>3136x2352</text:p>
          </table:table-cell>
          <table:table-cell office:value-type="float" office:value="0.4551" calcext:value-type="float">
            <text:p>0.4551</text:p>
          </table:table-cell>
          <table:table-cell office:value-type="string" calcext:value-type="string">
            <text:p>nightshot_iso_1600.png</text:p>
          </table:table-cell>
          <table:table-cell office:value-type="string" calcext:value-type="string">
            <text:p>AVIF</text:p>
          </table:table-cell>
          <table:table-cell office:value-type="float" office:value="28" calcext:value-type="float">
            <text:p>28</text:p>
          </table:table-cell>
          <table:table-cell office:value-type="float" office:value="0.863939994736548" calcext:value-type="float">
            <text:p>0.863939994736548</text:p>
          </table:table-cell>
          <table:table-cell office:value-type="float" office:value="33.1671051397819" calcext:value-type="float">
            <text:p>33.1671051397819</text:p>
          </table:table-cell>
          <table:table-cell office:value-type="float" office:value="31.3595517926558" calcext:value-type="float">
            <text:p>31.3595517926558</text:p>
          </table:table-cell>
        </table:table-row>
        <table:table-row table:style-name="ro1">
          <table:table-cell office:value-type="string" calcext:value-type="string">
            <text:p>nightshot_iso_1600</text:p>
          </table:table-cell>
          <table:table-cell office:value-type="float" office:value="29" calcext:value-type="float">
            <text:p>29</text:p>
          </table:table-cell>
          <table:table-cell office:value-type="float" office:value="24.758684782" calcext:value-type="float">
            <text:p>24.758684782</text:p>
          </table:table-cell>
          <table:table-cell office:value-type="float" office:value="798.23" calcext:value-type="float">
            <text:p>798.23</text:p>
          </table:table-cell>
          <table:table-cell office:value-type="float" office:value="374127" calcext:value-type="float">
            <text:p>374127</text:p>
          </table:table-cell>
          <table:table-cell office:value-type="string" calcext:value-type="string">
            <text:p>3136x2352</text:p>
          </table:table-cell>
          <table:table-cell office:value-type="float" office:value="0.4057" calcext:value-type="float">
            <text:p>0.4057</text:p>
          </table:table-cell>
          <table:table-cell office:value-type="string" calcext:value-type="string">
            <text:p>nightshot_iso_1600.png</text:p>
          </table:table-cell>
          <table:table-cell office:value-type="string" calcext:value-type="string">
            <text:p>AVIF</text:p>
          </table:table-cell>
          <table:table-cell office:value-type="float" office:value="29" calcext:value-type="float">
            <text:p>29</text:p>
          </table:table-cell>
          <table:table-cell office:value-type="float" office:value="0.85607240323848" calcext:value-type="float">
            <text:p>0.85607240323848</text:p>
          </table:table-cell>
          <table:table-cell office:value-type="float" office:value="32.9259959507189" calcext:value-type="float">
            <text:p>32.9259959507189</text:p>
          </table:table-cell>
          <table:table-cell office:value-type="float" office:value="33.1497887978533" calcext:value-type="float">
            <text:p>33.1497887978533</text:p>
          </table:table-cell>
        </table:table-row>
        <table:table-row table:style-name="ro1">
          <table:table-cell office:value-type="string" calcext:value-type="string">
            <text:p>nightshot_iso_1600</text:p>
          </table:table-cell>
          <table:table-cell office:value-type="float" office:value="30" calcext:value-type="float">
            <text:p>30</text:p>
          </table:table-cell>
          <table:table-cell office:value-type="float" office:value="23.892975598" calcext:value-type="float">
            <text:p>23.892975598</text:p>
          </table:table-cell>
          <table:table-cell office:value-type="float" office:value="735.04" calcext:value-type="float">
            <text:p>735.04</text:p>
          </table:table-cell>
          <table:table-cell office:value-type="float" office:value="333840" calcext:value-type="float">
            <text:p>333840</text:p>
          </table:table-cell>
          <table:table-cell office:value-type="string" calcext:value-type="string">
            <text:p>3136x2352</text:p>
          </table:table-cell>
          <table:table-cell office:value-type="float" office:value="0.362" calcext:value-type="float">
            <text:p>0.362</text:p>
          </table:table-cell>
          <table:table-cell office:value-type="string" calcext:value-type="string">
            <text:p>nightshot_iso_1600.png</text:p>
          </table:table-cell>
          <table:table-cell office:value-type="string" calcext:value-type="string">
            <text:p>AVIF</text:p>
          </table:table-cell>
          <table:table-cell office:value-type="float" office:value="30" calcext:value-type="float">
            <text:p>30</text:p>
          </table:table-cell>
          <table:table-cell office:value-type="float" office:value="0.848626770252406" calcext:value-type="float">
            <text:p>0.848626770252406</text:p>
          </table:table-cell>
          <table:table-cell office:value-type="float" office:value="32.7107871255282" calcext:value-type="float">
            <text:p>32.7107871255282</text:p>
          </table:table-cell>
          <table:table-cell office:value-type="float" office:value="34.8338637113009" calcext:value-type="float">
            <text:p>34.8338637113009</text:p>
          </table:table-cell>
        </table:table-row>
        <table:table-row table:style-name="ro1">
          <table:table-cell office:value-type="string" calcext:value-type="string">
            <text:p>nightshot_iso_1600</text:p>
          </table:table-cell>
          <table:table-cell office:value-type="float" office:value="31" calcext:value-type="float">
            <text:p>31</text:p>
          </table:table-cell>
          <table:table-cell office:value-type="float" office:value="22.234543241" calcext:value-type="float">
            <text:p>22.234543241</text:p>
          </table:table-cell>
          <table:table-cell office:value-type="float" office:value="602.49" calcext:value-type="float">
            <text:p>602.49</text:p>
          </table:table-cell>
          <table:table-cell office:value-type="float" office:value="284710" calcext:value-type="float">
            <text:p>284710</text:p>
          </table:table-cell>
          <table:table-cell office:value-type="string" calcext:value-type="string">
            <text:p>3136x2352</text:p>
          </table:table-cell>
          <table:table-cell office:value-type="float" office:value="0.3088" calcext:value-type="float">
            <text:p>0.3088</text:p>
          </table:table-cell>
          <table:table-cell office:value-type="string" calcext:value-type="string">
            <text:p>nightshot_iso_1600.png</text:p>
          </table:table-cell>
          <table:table-cell office:value-type="string" calcext:value-type="string">
            <text:p>AVIF</text:p>
          </table:table-cell>
          <table:table-cell office:value-type="float" office:value="31" calcext:value-type="float">
            <text:p>31</text:p>
          </table:table-cell>
          <table:table-cell office:value-type="float" office:value="0.838588437221655" calcext:value-type="float">
            <text:p>0.838588437221655</text:p>
          </table:table-cell>
          <table:table-cell office:value-type="float" office:value="32.425133298523" calcext:value-type="float">
            <text:p>32.425133298523</text:p>
          </table:table-cell>
          <table:table-cell office:value-type="float" office:value="37.2020636113714" calcext:value-type="float">
            <text:p>37.2020636113714</text:p>
          </table:table-cell>
        </table:table-row>
        <table:table-row table:style-name="ro1">
          <table:table-cell office:value-type="string" calcext:value-type="string">
            <text:p>nightshot_iso_1600</text:p>
          </table:table-cell>
          <table:table-cell office:value-type="float" office:value="32" calcext:value-type="float">
            <text:p>32</text:p>
          </table:table-cell>
          <table:table-cell office:value-type="float" office:value="21.006351081" calcext:value-type="float">
            <text:p>21.006351081</text:p>
          </table:table-cell>
          <table:table-cell office:value-type="float" office:value="503.53" calcext:value-type="float">
            <text:p>503.53</text:p>
          </table:table-cell>
          <table:table-cell office:value-type="float" office:value="241417" calcext:value-type="float">
            <text:p>241417</text:p>
          </table:table-cell>
          <table:table-cell office:value-type="string" calcext:value-type="string">
            <text:p>3136x2352</text:p>
          </table:table-cell>
          <table:table-cell office:value-type="float" office:value="0.2618" calcext:value-type="float">
            <text:p>0.2618</text:p>
          </table:table-cell>
          <table:table-cell office:value-type="string" calcext:value-type="string">
            <text:p>nightshot_iso_1600.png</text:p>
          </table:table-cell>
          <table:table-cell office:value-type="string" calcext:value-type="string">
            <text:p>AVIF</text:p>
          </table:table-cell>
          <table:table-cell office:value-type="float" office:value="32" calcext:value-type="float">
            <text:p>32</text:p>
          </table:table-cell>
          <table:table-cell office:value-type="float" office:value="0.82897385472117" calcext:value-type="float">
            <text:p>0.82897385472117</text:p>
          </table:table-cell>
          <table:table-cell office:value-type="float" office:value="32.1625903293977" calcext:value-type="float">
            <text:p>32.1625903293977</text:p>
          </table:table-cell>
          <table:table-cell office:value-type="float" office:value="39.5203996670947" calcext:value-type="float">
            <text:p>39.5203996670947</text:p>
          </table:table-cell>
        </table:table-row>
        <table:table-row table:style-name="ro1">
          <table:table-cell office:value-type="string" calcext:value-type="string">
            <text:p>nightshot_iso_1600</text:p>
          </table:table-cell>
          <table:table-cell office:value-type="float" office:value="33" calcext:value-type="float">
            <text:p>33</text:p>
          </table:table-cell>
          <table:table-cell office:value-type="float" office:value="26.015726845" calcext:value-type="float">
            <text:p>26.015726845</text:p>
          </table:table-cell>
          <table:table-cell office:value-type="float" office:value="902.62" calcext:value-type="float">
            <text:p>902.62</text:p>
          </table:table-cell>
          <table:table-cell office:value-type="float" office:value="204811" calcext:value-type="float">
            <text:p>204811</text:p>
          </table:table-cell>
          <table:table-cell office:value-type="string" calcext:value-type="string">
            <text:p>3136x2352</text:p>
          </table:table-cell>
          <table:table-cell office:value-type="float" office:value="0.2221" calcext:value-type="float">
            <text:p>0.2221</text:p>
          </table:table-cell>
          <table:table-cell office:value-type="string" calcext:value-type="string">
            <text:p>nightshot_iso_1600.png</text:p>
          </table:table-cell>
          <table:table-cell office:value-type="string" calcext:value-type="string">
            <text:p>AVIF</text:p>
          </table:table-cell>
          <table:table-cell office:value-type="float" office:value="33" calcext:value-type="float">
            <text:p>33</text:p>
          </table:table-cell>
          <table:table-cell office:value-type="float" office:value="0.820270243204366" calcext:value-type="float">
            <text:p>0.820270243204366</text:p>
          </table:table-cell>
          <table:table-cell office:value-type="float" office:value="31.9369760089636" calcext:value-type="float">
            <text:p>31.9369760089636</text:p>
          </table:table-cell>
          <table:table-cell office:value-type="float" office:value="41.6277329649972" calcext:value-type="float">
            <text:p>41.6277329649972</text:p>
          </table:table-cell>
        </table:table-row>
        <table:table-row table:style-name="ro1">
          <table:table-cell office:value-type="string" calcext:value-type="string">
            <text:p>nightshot_iso_1600</text:p>
          </table:table-cell>
          <table:table-cell office:value-type="float" office:value="34" calcext:value-type="float">
            <text:p>34</text:p>
          </table:table-cell>
          <table:table-cell office:value-type="float" office:value="24.189837119" calcext:value-type="float">
            <text:p>24.189837119</text:p>
          </table:table-cell>
          <table:table-cell office:value-type="float" office:value="756.42" calcext:value-type="float">
            <text:p>756.42</text:p>
          </table:table-cell>
          <table:table-cell office:value-type="float" office:value="179090" calcext:value-type="float">
            <text:p>179090</text:p>
          </table:table-cell>
          <table:table-cell office:value-type="string" calcext:value-type="string">
            <text:p>3136x2352</text:p>
          </table:table-cell>
          <table:table-cell office:value-type="float" office:value="0.1942" calcext:value-type="float">
            <text:p>0.1942</text:p>
          </table:table-cell>
          <table:table-cell office:value-type="string" calcext:value-type="string">
            <text:p>nightshot_iso_1600.png</text:p>
          </table:table-cell>
          <table:table-cell office:value-type="string" calcext:value-type="string">
            <text:p>AVIF</text:p>
          </table:table-cell>
          <table:table-cell office:value-type="float" office:value="34" calcext:value-type="float">
            <text:p>34</text:p>
          </table:table-cell>
          <table:table-cell office:value-type="float" office:value="0.81231631241178" calcext:value-type="float">
            <text:p>0.81231631241178</text:p>
          </table:table-cell>
          <table:table-cell office:value-type="float" office:value="31.7311020316995" calcext:value-type="float">
            <text:p>31.7311020316995</text:p>
          </table:table-cell>
          <table:table-cell office:value-type="float" office:value="43.6485838329805" calcext:value-type="float">
            <text:p>43.6485838329805</text:p>
          </table:table-cell>
        </table:table-row>
        <table:table-row table:style-name="ro1">
          <table:table-cell office:value-type="string" calcext:value-type="string">
            <text:p>nightshot_iso_1600</text:p>
          </table:table-cell>
          <table:table-cell office:value-type="float" office:value="35" calcext:value-type="float">
            <text:p>35</text:p>
          </table:table-cell>
          <table:table-cell office:value-type="float" office:value="22.28123878" calcext:value-type="float">
            <text:p>22.28123878</text:p>
          </table:table-cell>
          <table:table-cell office:value-type="float" office:value="610.38" calcext:value-type="float">
            <text:p>610.38</text:p>
          </table:table-cell>
          <table:table-cell office:value-type="float" office:value="151071" calcext:value-type="float">
            <text:p>151071</text:p>
          </table:table-cell>
          <table:table-cell office:value-type="string" calcext:value-type="string">
            <text:p>3136x2352</text:p>
          </table:table-cell>
          <table:table-cell office:value-type="float" office:value="0.1638" calcext:value-type="float">
            <text:p>0.1638</text:p>
          </table:table-cell>
          <table:table-cell office:value-type="string" calcext:value-type="string">
            <text:p>nightshot_iso_1600.png</text:p>
          </table:table-cell>
          <table:table-cell office:value-type="string" calcext:value-type="string">
            <text:p>AVIF</text:p>
          </table:table-cell>
          <table:table-cell office:value-type="float" office:value="35" calcext:value-type="float">
            <text:p>35</text:p>
          </table:table-cell>
          <table:table-cell office:value-type="float" office:value="0.803674931621732" calcext:value-type="float">
            <text:p>0.803674931621732</text:p>
          </table:table-cell>
          <table:table-cell office:value-type="float" office:value="31.5143539694131" calcext:value-type="float">
            <text:p>31.5143539694131</text:p>
          </table:table-cell>
          <table:table-cell office:value-type="float" office:value="45.8822771508689" calcext:value-type="float">
            <text:p>45.8822771508689</text:p>
          </table:table-cell>
        </table:table-row>
        <table:table-row table:style-name="ro1">
          <table:table-cell office:value-type="string" calcext:value-type="string">
            <text:p>nightshot_iso_1600</text:p>
          </table:table-cell>
          <table:table-cell office:value-type="float" office:value="36" calcext:value-type="float">
            <text:p>36</text:p>
          </table:table-cell>
          <table:table-cell office:value-type="float" office:value="21.011659969" calcext:value-type="float">
            <text:p>21.011659969</text:p>
          </table:table-cell>
          <table:table-cell office:value-type="float" office:value="494.65" calcext:value-type="float">
            <text:p>494.65</text:p>
          </table:table-cell>
          <table:table-cell office:value-type="float" office:value="128494" calcext:value-type="float">
            <text:p>128494</text:p>
          </table:table-cell>
          <table:table-cell office:value-type="string" calcext:value-type="string">
            <text:p>3136x2352</text:p>
          </table:table-cell>
          <table:table-cell office:value-type="float" office:value="0.1393" calcext:value-type="float">
            <text:p>0.1393</text:p>
          </table:table-cell>
          <table:table-cell office:value-type="string" calcext:value-type="string">
            <text:p>nightshot_iso_1600.png</text:p>
          </table:table-cell>
          <table:table-cell office:value-type="string" calcext:value-type="string">
            <text:p>AVIF</text:p>
          </table:table-cell>
          <table:table-cell office:value-type="float" office:value="36" calcext:value-type="float">
            <text:p>36</text:p>
          </table:table-cell>
          <table:table-cell office:value-type="float" office:value="0.79511850054279" calcext:value-type="float">
            <text:p>0.79511850054279</text:p>
          </table:table-cell>
          <table:table-cell office:value-type="float" office:value="31.2957796750136" calcext:value-type="float">
            <text:p>31.2957796750136</text:p>
          </table:table-cell>
          <table:table-cell office:value-type="float" office:value="48.2505639107259" calcext:value-type="float">
            <text:p>48.2505639107259</text:p>
          </table:table-cell>
        </table:table-row>
        <table:table-row table:style-name="ro1">
          <table:table-cell office:value-type="string" calcext:value-type="string">
            <text:p>nightshot_iso_1600</text:p>
          </table:table-cell>
          <table:table-cell office:value-type="float" office:value="37" calcext:value-type="float">
            <text:p>37</text:p>
          </table:table-cell>
          <table:table-cell office:value-type="float" office:value="18.86632609" calcext:value-type="float">
            <text:p>18.86632609</text:p>
          </table:table-cell>
          <table:table-cell office:value-type="float" office:value="345.15" calcext:value-type="float">
            <text:p>345.15</text:p>
          </table:table-cell>
          <table:table-cell office:value-type="float" office:value="110418" calcext:value-type="float">
            <text:p>110418</text:p>
          </table:table-cell>
          <table:table-cell office:value-type="string" calcext:value-type="string">
            <text:p>3136x2352</text:p>
          </table:table-cell>
          <table:table-cell office:value-type="float" office:value="0.1197" calcext:value-type="float">
            <text:p>0.1197</text:p>
          </table:table-cell>
          <table:table-cell office:value-type="string" calcext:value-type="string">
            <text:p>nightshot_iso_1600.png</text:p>
          </table:table-cell>
          <table:table-cell office:value-type="string" calcext:value-type="string">
            <text:p>AVIF</text:p>
          </table:table-cell>
          <table:table-cell office:value-type="float" office:value="37" calcext:value-type="float">
            <text:p>37</text:p>
          </table:table-cell>
          <table:table-cell office:value-type="float" office:value="0.787738293932086" calcext:value-type="float">
            <text:p>0.787738293932086</text:p>
          </table:table-cell>
          <table:table-cell office:value-type="float" office:value="31.1067280646553" calcext:value-type="float">
            <text:p>31.1067280646553</text:p>
          </table:table-cell>
          <table:table-cell office:value-type="float" office:value="50.397332997825" calcext:value-type="float">
            <text:p>50.397332997825</text:p>
          </table:table-cell>
        </table:table-row>
        <table:table-row table:style-name="ro1">
          <table:table-cell office:value-type="string" calcext:value-type="string">
            <text:p>nightshot_iso_1600</text:p>
          </table:table-cell>
          <table:table-cell office:value-type="float" office:value="38" calcext:value-type="float">
            <text:p>38</text:p>
          </table:table-cell>
          <table:table-cell office:value-type="float" office:value="17.407669868" calcext:value-type="float">
            <text:p>17.407669868</text:p>
          </table:table-cell>
          <table:table-cell office:value-type="float" office:value="218.97" calcext:value-type="float">
            <text:p>218.97</text:p>
          </table:table-cell>
          <table:table-cell office:value-type="float" office:value="92840" calcext:value-type="float">
            <text:p>92840</text:p>
          </table:table-cell>
          <table:table-cell office:value-type="string" calcext:value-type="string">
            <text:p>3136x2352</text:p>
          </table:table-cell>
          <table:table-cell office:value-type="float" office:value="0.1006" calcext:value-type="float">
            <text:p>0.1006</text:p>
          </table:table-cell>
          <table:table-cell office:value-type="string" calcext:value-type="string">
            <text:p>nightshot_iso_1600.png</text:p>
          </table:table-cell>
          <table:table-cell office:value-type="string" calcext:value-type="string">
            <text:p>AVIF</text:p>
          </table:table-cell>
          <table:table-cell office:value-type="float" office:value="38" calcext:value-type="float">
            <text:p>38</text:p>
          </table:table-cell>
          <table:table-cell office:value-type="float" office:value="0.78057762699747" calcext:value-type="float">
            <text:p>0.78057762699747</text:p>
          </table:table-cell>
          <table:table-cell office:value-type="float" office:value="30.9123716831174" calcext:value-type="float">
            <text:p>30.9123716831174</text:p>
          </table:table-cell>
          <table:table-cell office:value-type="float" office:value="52.7039532862465" calcext:value-type="float">
            <text:p>52.7039532862465</text:p>
          </table:table-cell>
        </table:table-row>
        <table:table-row table:style-name="ro1">
          <table:table-cell office:value-type="string" calcext:value-type="string">
            <text:p>nightshot_iso_1600</text:p>
          </table:table-cell>
          <table:table-cell office:value-type="float" office:value="39" calcext:value-type="float">
            <text:p>39</text:p>
          </table:table-cell>
          <table:table-cell office:value-type="float" office:value="15.397125338" calcext:value-type="float">
            <text:p>15.397125338</text:p>
          </table:table-cell>
          <table:table-cell office:value-type="float" office:value="60.64" calcext:value-type="float">
            <text:p>60.64</text:p>
          </table:table-cell>
          <table:table-cell office:value-type="float" office:value="79752" calcext:value-type="float">
            <text:p>79752</text:p>
          </table:table-cell>
          <table:table-cell office:value-type="string" calcext:value-type="string">
            <text:p>3136x2352</text:p>
          </table:table-cell>
          <table:table-cell office:value-type="float" office:value="0.0865" calcext:value-type="float">
            <text:p>0.0865</text:p>
          </table:table-cell>
          <table:table-cell office:value-type="string" calcext:value-type="string">
            <text:p>nightshot_iso_1600.png</text:p>
          </table:table-cell>
          <table:table-cell office:value-type="string" calcext:value-type="string">
            <text:p>AVIF</text:p>
          </table:table-cell>
          <table:table-cell office:value-type="float" office:value="39" calcext:value-type="float">
            <text:p>39</text:p>
          </table:table-cell>
          <table:table-cell office:value-type="float" office:value="0.774211770401834" calcext:value-type="float">
            <text:p>0.774211770401834</text:p>
          </table:table-cell>
          <table:table-cell office:value-type="float" office:value="30.7322410910253" calcext:value-type="float">
            <text:p>30.7322410910253</text:p>
          </table:table-cell>
          <table:table-cell office:value-type="float" office:value="54.9359010026204" calcext:value-type="float">
            <text:p>54.9359010026204</text:p>
          </table:table-cell>
        </table:table-row>
        <table:table-row table:style-name="ro1">
          <table:table-cell office:value-type="string" calcext:value-type="string">
            <text:p>nightshot_iso_1600</text:p>
          </table:table-cell>
          <table:table-cell office:value-type="float" office:value="40" calcext:value-type="float">
            <text:p>40</text:p>
          </table:table-cell>
          <table:table-cell office:value-type="float" office:value="14.444879087" calcext:value-type="float">
            <text:p>14.444879087</text:p>
          </table:table-cell>
          <table:table-cell office:value-type="float" office:value="968.27" calcext:value-type="float">
            <text:p>968.27</text:p>
          </table:table-cell>
          <table:table-cell office:value-type="float" office:value="69194" calcext:value-type="float">
            <text:p>69194</text:p>
          </table:table-cell>
          <table:table-cell office:value-type="string" calcext:value-type="string">
            <text:p>3136x2352</text:p>
          </table:table-cell>
          <table:table-cell office:value-type="float" office:value="0.075" calcext:value-type="float">
            <text:p>0.075</text:p>
          </table:table-cell>
          <table:table-cell office:value-type="string" calcext:value-type="string">
            <text:p>nightshot_iso_1600.png</text:p>
          </table:table-cell>
          <table:table-cell office:value-type="string" calcext:value-type="string">
            <text:p>AVIF</text:p>
          </table:table-cell>
          <table:table-cell office:value-type="float" office:value="40" calcext:value-type="float">
            <text:p>40</text:p>
          </table:table-cell>
          <table:table-cell office:value-type="float" office:value="0.768615330156733" calcext:value-type="float">
            <text:p>0.768615330156733</text:p>
          </table:table-cell>
          <table:table-cell office:value-type="float" office:value="30.5746090577506" calcext:value-type="float">
            <text:p>30.5746090577506</text:p>
          </table:table-cell>
          <table:table-cell office:value-type="float" office:value="56.9664892051634" calcext:value-type="float">
            <text:p>56.9664892051634</text:p>
          </table:table-cell>
        </table:table-row>
        <table:table-row table:style-name="ro1">
          <table:table-cell office:value-type="string" calcext:value-type="string">
            <text:p>nightshot_iso_1600</text:p>
          </table:table-cell>
          <table:table-cell office:value-type="float" office:value="41" calcext:value-type="float">
            <text:p>41</text:p>
          </table:table-cell>
          <table:table-cell office:value-type="float" office:value="12.715734934" calcext:value-type="float">
            <text:p>12.715734934</text:p>
          </table:table-cell>
          <table:table-cell office:value-type="float" office:value="848.83" calcext:value-type="float">
            <text:p>848.83</text:p>
          </table:table-cell>
          <table:table-cell office:value-type="float" office:value="60432" calcext:value-type="float">
            <text:p>60432</text:p>
          </table:table-cell>
          <table:table-cell office:value-type="string" calcext:value-type="string">
            <text:p>3136x2352</text:p>
          </table:table-cell>
          <table:table-cell office:value-type="float" office:value="0.0655" calcext:value-type="float">
            <text:p>0.0655</text:p>
          </table:table-cell>
          <table:table-cell office:value-type="string" calcext:value-type="string">
            <text:p>nightshot_iso_1600.png</text:p>
          </table:table-cell>
          <table:table-cell office:value-type="string" calcext:value-type="string">
            <text:p>AVIF</text:p>
          </table:table-cell>
          <table:table-cell office:value-type="float" office:value="41" calcext:value-type="float">
            <text:p>41</text:p>
          </table:table-cell>
          <table:table-cell office:value-type="float" office:value="0.763873494406414" calcext:value-type="float">
            <text:p>0.763873494406414</text:p>
          </table:table-cell>
          <table:table-cell office:value-type="float" office:value="30.4100114016491" calcext:value-type="float">
            <text:p>30.4100114016491</text:p>
          </table:table-cell>
          <table:table-cell office:value-type="float" office:value="59.1669552201195" calcext:value-type="float">
            <text:p>59.1669552201195</text:p>
          </table:table-cell>
        </table:table-row>
        <table:table-row table:style-name="ro1">
          <table:table-cell office:value-type="string" calcext:value-type="string">
            <text:p>nightshot_iso_1600</text:p>
          </table:table-cell>
          <table:table-cell office:value-type="float" office:value="42" calcext:value-type="float">
            <text:p>42</text:p>
          </table:table-cell>
          <table:table-cell office:value-type="float" office:value="11.799662997" calcext:value-type="float">
            <text:p>11.799662997</text:p>
          </table:table-cell>
          <table:table-cell office:value-type="float" office:value="765.11" calcext:value-type="float">
            <text:p>765.11</text:p>
          </table:table-cell>
          <table:table-cell office:value-type="float" office:value="53796" calcext:value-type="float">
            <text:p>53796</text:p>
          </table:table-cell>
          <table:table-cell office:value-type="string" calcext:value-type="string">
            <text:p>3136x2352</text:p>
          </table:table-cell>
          <table:table-cell office:value-type="float" office:value="0.0583" calcext:value-type="float">
            <text:p>0.0583</text:p>
          </table:table-cell>
          <table:table-cell office:value-type="string" calcext:value-type="string">
            <text:p>nightshot_iso_1600.png</text:p>
          </table:table-cell>
          <table:table-cell office:value-type="string" calcext:value-type="string">
            <text:p>AVIF</text:p>
          </table:table-cell>
          <table:table-cell office:value-type="float" office:value="42" calcext:value-type="float">
            <text:p>42</text:p>
          </table:table-cell>
          <table:table-cell office:value-type="float" office:value="0.760210267005312" calcext:value-type="float">
            <text:p>0.760210267005312</text:p>
          </table:table-cell>
          <table:table-cell office:value-type="float" office:value="30.268390606495" calcext:value-type="float">
            <text:p>30.268390606495</text:p>
          </table:table-cell>
          <table:table-cell office:value-type="float" office:value="61.128156734101" calcext:value-type="float">
            <text:p>61.128156734101</text:p>
          </table:table-cell>
        </table:table-row>
        <table:table-row table:style-name="ro1">
          <table:table-cell office:value-type="string" calcext:value-type="string">
            <text:p>nightshot_iso_1600</text:p>
          </table:table-cell>
          <table:table-cell office:value-type="float" office:value="43" calcext:value-type="float">
            <text:p>43</text:p>
          </table:table-cell>
          <table:table-cell office:value-type="float" office:value="10.807139566" calcext:value-type="float">
            <text:p>10.807139566</text:p>
          </table:table-cell>
          <table:table-cell office:value-type="float" office:value="691.25" calcext:value-type="float">
            <text:p>691.25</text:p>
          </table:table-cell>
          <table:table-cell office:value-type="float" office:value="47735" calcext:value-type="float">
            <text:p>47735</text:p>
          </table:table-cell>
          <table:table-cell office:value-type="string" calcext:value-type="string">
            <text:p>3136x2352</text:p>
          </table:table-cell>
          <table:table-cell office:value-type="float" office:value="0.0517" calcext:value-type="float">
            <text:p>0.0517</text:p>
          </table:table-cell>
          <table:table-cell office:value-type="string" calcext:value-type="string">
            <text:p>nightshot_iso_1600.png</text:p>
          </table:table-cell>
          <table:table-cell office:value-type="string" calcext:value-type="string">
            <text:p>AVIF</text:p>
          </table:table-cell>
          <table:table-cell office:value-type="float" office:value="43" calcext:value-type="float">
            <text:p>43</text:p>
          </table:table-cell>
          <table:table-cell office:value-type="float" office:value="0.757170617266926" calcext:value-type="float">
            <text:p>0.757170617266926</text:p>
          </table:table-cell>
          <table:table-cell office:value-type="float" office:value="30.1232484623786" calcext:value-type="float">
            <text:p>30.1232484623786</text:p>
          </table:table-cell>
          <table:table-cell office:value-type="float" office:value="63.205593634669" calcext:value-type="float">
            <text:p>63.205593634669</text:p>
          </table:table-cell>
        </table:table-row>
        <table:table-row table:style-name="ro1">
          <table:table-cell office:value-type="string" calcext:value-type="string">
            <text:p>nightshot_iso_1600</text:p>
          </table:table-cell>
          <table:table-cell office:value-type="float" office:value="44" calcext:value-type="float">
            <text:p>44</text:p>
          </table:table-cell>
          <table:table-cell office:value-type="float" office:value="10.193309916" calcext:value-type="float">
            <text:p>10.193309916</text:p>
          </table:table-cell>
          <table:table-cell office:value-type="float" office:value="641.7" calcext:value-type="float">
            <text:p>641.7</text:p>
          </table:table-cell>
          <table:table-cell office:value-type="float" office:value="43278" calcext:value-type="float">
            <text:p>43278</text:p>
          </table:table-cell>
          <table:table-cell office:value-type="string" calcext:value-type="string">
            <text:p>3136x2352</text:p>
          </table:table-cell>
          <table:table-cell office:value-type="float" office:value="0.0469" calcext:value-type="float">
            <text:p>0.0469</text:p>
          </table:table-cell>
          <table:table-cell office:value-type="string" calcext:value-type="string">
            <text:p>nightshot_iso_1600.png</text:p>
          </table:table-cell>
          <table:table-cell office:value-type="string" calcext:value-type="string">
            <text:p>AVIF</text:p>
          </table:table-cell>
          <table:table-cell office:value-type="float" office:value="44" calcext:value-type="float">
            <text:p>44</text:p>
          </table:table-cell>
          <table:table-cell office:value-type="float" office:value="0.754939504284622" calcext:value-type="float">
            <text:p>0.754939504284622</text:p>
          </table:table-cell>
          <table:table-cell office:value-type="float" office:value="29.9993540563501" calcext:value-type="float">
            <text:p>29.9993540563501</text:p>
          </table:table-cell>
          <table:table-cell office:value-type="float" office:value="65.0346721490467" calcext:value-type="float">
            <text:p>65.0346721490467</text:p>
          </table:table-cell>
        </table:table-row>
        <table:table-row table:style-name="ro1">
          <table:table-cell office:value-type="string" calcext:value-type="string">
            <text:p>nightshot_iso_1600</text:p>
          </table:table-cell>
          <table:table-cell office:value-type="float" office:value="45" calcext:value-type="float">
            <text:p>45</text:p>
          </table:table-cell>
          <table:table-cell office:value-type="float" office:value="9.564626894" calcext:value-type="float">
            <text:p>9.564626894</text:p>
          </table:table-cell>
          <table:table-cell office:value-type="float" office:value="595.82" calcext:value-type="float">
            <text:p>595.82</text:p>
          </table:table-cell>
          <table:table-cell office:value-type="float" office:value="39107" calcext:value-type="float">
            <text:p>39107</text:p>
          </table:table-cell>
          <table:table-cell office:value-type="string" calcext:value-type="string">
            <text:p>3136x2352</text:p>
          </table:table-cell>
          <table:table-cell office:value-type="float" office:value="0.0424" calcext:value-type="float">
            <text:p>0.0424</text:p>
          </table:table-cell>
          <table:table-cell office:value-type="string" calcext:value-type="string">
            <text:p>nightshot_iso_1600.png</text:p>
          </table:table-cell>
          <table:table-cell office:value-type="string" calcext:value-type="string">
            <text:p>AVIF</text:p>
          </table:table-cell>
          <table:table-cell office:value-type="float" office:value="45" calcext:value-type="float">
            <text:p>45</text:p>
          </table:table-cell>
          <table:table-cell office:value-type="float" office:value="0.752710329224818" calcext:value-type="float">
            <text:p>0.752710329224818</text:p>
          </table:table-cell>
          <table:table-cell office:value-type="float" office:value="29.8779776589076" calcext:value-type="float">
            <text:p>29.8779776589076</text:p>
          </table:table-cell>
          <table:table-cell office:value-type="float" office:value="66.8778949797393" calcext:value-type="float">
            <text:p>66.8778949797393</text:p>
          </table:table-cell>
        </table:table-row>
        <table:table-row table:style-name="ro1">
          <table:table-cell office:value-type="string" calcext:value-type="string">
            <text:p>nightshot_iso_1600</text:p>
          </table:table-cell>
          <table:table-cell office:value-type="float" office:value="46" calcext:value-type="float">
            <text:p>46</text:p>
          </table:table-cell>
          <table:table-cell office:value-type="float" office:value="9.44685948" calcext:value-type="float">
            <text:p>9.44685948</text:p>
          </table:table-cell>
          <table:table-cell office:value-type="float" office:value="570.16" calcext:value-type="float">
            <text:p>570.16</text:p>
          </table:table-cell>
          <table:table-cell office:value-type="float" office:value="35629" calcext:value-type="float">
            <text:p>35629</text:p>
          </table:table-cell>
          <table:table-cell office:value-type="string" calcext:value-type="string">
            <text:p>3136x2352</text:p>
          </table:table-cell>
          <table:table-cell office:value-type="float" office:value="0.0386" calcext:value-type="float">
            <text:p>0.0386</text:p>
          </table:table-cell>
          <table:table-cell office:value-type="string" calcext:value-type="string">
            <text:p>nightshot_iso_1600.png</text:p>
          </table:table-cell>
          <table:table-cell office:value-type="string" calcext:value-type="string">
            <text:p>AVIF</text:p>
          </table:table-cell>
          <table:table-cell office:value-type="float" office:value="46" calcext:value-type="float">
            <text:p>46</text:p>
          </table:table-cell>
          <table:table-cell office:value-type="float" office:value="0.750918429347744" calcext:value-type="float">
            <text:p>0.750918429347744</text:p>
          </table:table-cell>
          <table:table-cell office:value-type="float" office:value="29.7610026716301" calcext:value-type="float">
            <text:p>29.7610026716301</text:p>
          </table:table-cell>
          <table:table-cell office:value-type="float" office:value="68.7036948309298" calcext:value-type="float">
            <text:p>68.7036948309298</text:p>
          </table:table-cell>
        </table:table-row>
        <table:table-row table:style-name="ro1">
          <table:table-cell office:value-type="string" calcext:value-type="string">
            <text:p>nightshot_iso_1600</text:p>
          </table:table-cell>
          <table:table-cell office:value-type="float" office:value="47" calcext:value-type="float">
            <text:p>47</text:p>
          </table:table-cell>
          <table:table-cell office:value-type="float" office:value="9.3115162" calcext:value-type="float">
            <text:p>9.3115162</text:p>
          </table:table-cell>
          <table:table-cell office:value-type="float" office:value="559.42" calcext:value-type="float">
            <text:p>559.42</text:p>
          </table:table-cell>
          <table:table-cell office:value-type="float" office:value="32976" calcext:value-type="float">
            <text:p>32976</text:p>
          </table:table-cell>
          <table:table-cell office:value-type="string" calcext:value-type="string">
            <text:p>3136x2352</text:p>
          </table:table-cell>
          <table:table-cell office:value-type="float" office:value="0.0357" calcext:value-type="float">
            <text:p>0.0357</text:p>
          </table:table-cell>
          <table:table-cell office:value-type="string" calcext:value-type="string">
            <text:p>nightshot_iso_1600.png</text:p>
          </table:table-cell>
          <table:table-cell office:value-type="string" calcext:value-type="string">
            <text:p>AVIF</text:p>
          </table:table-cell>
          <table:table-cell office:value-type="float" office:value="47" calcext:value-type="float">
            <text:p>47</text:p>
          </table:table-cell>
          <table:table-cell office:value-type="float" office:value="0.749452083265676" calcext:value-type="float">
            <text:p>0.749452083265676</text:p>
          </table:table-cell>
          <table:table-cell office:value-type="float" office:value="29.6617549497658" calcext:value-type="float">
            <text:p>29.6617549497658</text:p>
          </table:table-cell>
          <table:table-cell office:value-type="float" office:value="70.2918325679549" calcext:value-type="float">
            <text:p>70.2918325679549</text:p>
          </table:table-cell>
        </table:table-row>
        <table:table-row table:style-name="ro1">
          <table:table-cell office:value-type="string" calcext:value-type="string">
            <text:p>nightshot_iso_1600</text:p>
          </table:table-cell>
          <table:table-cell office:value-type="float" office:value="48" calcext:value-type="float">
            <text:p>48</text:p>
          </table:table-cell>
          <table:table-cell office:value-type="float" office:value="9.227985066" calcext:value-type="float">
            <text:p>9.227985066</text:p>
          </table:table-cell>
          <table:table-cell office:value-type="float" office:value="546.59" calcext:value-type="float">
            <text:p>546.59</text:p>
          </table:table-cell>
          <table:table-cell office:value-type="float" office:value="30500" calcext:value-type="float">
            <text:p>30500</text:p>
          </table:table-cell>
          <table:table-cell office:value-type="string" calcext:value-type="string">
            <text:p>3136x2352</text:p>
          </table:table-cell>
          <table:table-cell office:value-type="float" office:value="0.033" calcext:value-type="float">
            <text:p>0.033</text:p>
          </table:table-cell>
          <table:table-cell office:value-type="string" calcext:value-type="string">
            <text:p>nightshot_iso_1600.png</text:p>
          </table:table-cell>
          <table:table-cell office:value-type="string" calcext:value-type="string">
            <text:p>AVIF</text:p>
          </table:table-cell>
          <table:table-cell office:value-type="float" office:value="48" calcext:value-type="float">
            <text:p>48</text:p>
          </table:table-cell>
          <table:table-cell office:value-type="float" office:value="0.747565030644577" calcext:value-type="float">
            <text:p>0.747565030644577</text:p>
          </table:table-cell>
          <table:table-cell office:value-type="float" office:value="29.5555552396749" calcext:value-type="float">
            <text:p>29.5555552396749</text:p>
          </table:table-cell>
          <table:table-cell office:value-type="float" office:value="72.0318944435768" calcext:value-type="float">
            <text:p>72.0318944435768</text:p>
          </table:table-cell>
        </table:table-row>
        <table:table-row table:style-name="ro1">
          <table:table-cell office:value-type="string" calcext:value-type="string">
            <text:p>nightshot_iso_1600</text:p>
          </table:table-cell>
          <table:table-cell office:value-type="float" office:value="49" calcext:value-type="float">
            <text:p>49</text:p>
          </table:table-cell>
          <table:table-cell office:value-type="float" office:value="8.939964059" calcext:value-type="float">
            <text:p>8.939964059</text:p>
          </table:table-cell>
          <table:table-cell office:value-type="float" office:value="524.74" calcext:value-type="float">
            <text:p>524.74</text:p>
          </table:table-cell>
          <table:table-cell office:value-type="float" office:value="28271" calcext:value-type="float">
            <text:p>28271</text:p>
          </table:table-cell>
          <table:table-cell office:value-type="string" calcext:value-type="string">
            <text:p>3136x2352</text:p>
          </table:table-cell>
          <table:table-cell office:value-type="float" office:value="0.0306" calcext:value-type="float">
            <text:p>0.0306</text:p>
          </table:table-cell>
          <table:table-cell office:value-type="string" calcext:value-type="string">
            <text:p>nightshot_iso_1600.png</text:p>
          </table:table-cell>
          <table:table-cell office:value-type="string" calcext:value-type="string">
            <text:p>AVIF</text:p>
          </table:table-cell>
          <table:table-cell office:value-type="float" office:value="49" calcext:value-type="float">
            <text:p>49</text:p>
          </table:table-cell>
          <table:table-cell office:value-type="float" office:value="0.745768303744373" calcext:value-type="float">
            <text:p>0.745768303744373</text:p>
          </table:table-cell>
          <table:table-cell office:value-type="float" office:value="29.4565460373905" calcext:value-type="float">
            <text:p>29.4565460373905</text:p>
          </table:table-cell>
          <table:table-cell office:value-type="float" office:value="73.6929186135551" calcext:value-type="float">
            <text:p>73.6929186135551</text:p>
          </table:table-cell>
        </table:table-row>
        <table:table-row table:style-name="ro1">
          <table:table-cell office:value-type="string" calcext:value-type="string">
            <text:p>nightshot_iso_1600</text:p>
          </table:table-cell>
          <table:table-cell office:value-type="float" office:value="50" calcext:value-type="float">
            <text:p>50</text:p>
          </table:table-cell>
          <table:table-cell office:value-type="float" office:value="8.98121487" calcext:value-type="float">
            <text:p>8.98121487</text:p>
          </table:table-cell>
          <table:table-cell office:value-type="float" office:value="516.16" calcext:value-type="float">
            <text:p>516.16</text:p>
          </table:table-cell>
          <table:table-cell office:value-type="float" office:value="26371" calcext:value-type="float">
            <text:p>26371</text:p>
          </table:table-cell>
          <table:table-cell office:value-type="string" calcext:value-type="string">
            <text:p>3136x2352</text:p>
          </table:table-cell>
          <table:table-cell office:value-type="float" office:value="0.0286" calcext:value-type="float">
            <text:p>0.0286</text:p>
          </table:table-cell>
          <table:table-cell office:value-type="string" calcext:value-type="string">
            <text:p>nightshot_iso_1600.png</text:p>
          </table:table-cell>
          <table:table-cell office:value-type="string" calcext:value-type="string">
            <text:p>AVIF</text:p>
          </table:table-cell>
          <table:table-cell office:value-type="float" office:value="50" calcext:value-type="float">
            <text:p>50</text:p>
          </table:table-cell>
          <table:table-cell office:value-type="float" office:value="0.743707080545069" calcext:value-type="float">
            <text:p>0.743707080545069</text:p>
          </table:table-cell>
          <table:table-cell office:value-type="float" office:value="29.351651605965" calcext:value-type="float">
            <text:p>29.351651605965</text:p>
          </table:table-cell>
          <table:table-cell office:value-type="float" office:value="75.4944803814383" calcext:value-type="float">
            <text:p>75.4944803814383</text:p>
          </table:table-cell>
        </table:table-row>
        <table:table-row table:style-name="ro1">
          <table:table-cell office:value-type="string" calcext:value-type="string">
            <text:p>nightshot_iso_1600</text:p>
          </table:table-cell>
          <table:table-cell office:value-type="float" office:value="51" calcext:value-type="float">
            <text:p>51</text:p>
          </table:table-cell>
          <table:table-cell office:value-type="float" office:value="8.595613348" calcext:value-type="float">
            <text:p>8.595613348</text:p>
          </table:table-cell>
          <table:table-cell office:value-type="float" office:value="494.41" calcext:value-type="float">
            <text:p>494.41</text:p>
          </table:table-cell>
          <table:table-cell office:value-type="float" office:value="24517" calcext:value-type="float">
            <text:p>24517</text:p>
          </table:table-cell>
          <table:table-cell office:value-type="string" calcext:value-type="string">
            <text:p>3136x2352</text:p>
          </table:table-cell>
          <table:table-cell office:value-type="float" office:value="0.0265" calcext:value-type="float">
            <text:p>0.0265</text:p>
          </table:table-cell>
          <table:table-cell office:value-type="string" calcext:value-type="string">
            <text:p>nightshot_iso_1600.png</text:p>
          </table:table-cell>
          <table:table-cell office:value-type="string" calcext:value-type="string">
            <text:p>AVIF</text:p>
          </table:table-cell>
          <table:table-cell office:value-type="float" office:value="51" calcext:value-type="float">
            <text:p>51</text:p>
          </table:table-cell>
          <table:table-cell office:value-type="float" office:value="0.741567955005317" calcext:value-type="float">
            <text:p>0.741567955005317</text:p>
          </table:table-cell>
          <table:table-cell office:value-type="float" office:value="29.255392342797" calcext:value-type="float">
            <text:p>29.255392342797</text:p>
          </table:table-cell>
          <table:table-cell office:value-type="float" office:value="77.1864605748762" calcext:value-type="float">
            <text:p>77.1864605748762</text:p>
          </table:table-cell>
        </table:table-row>
        <table:table-row table:style-name="ro1">
          <table:table-cell office:value-type="string" calcext:value-type="string">
            <text:p>nightshot_iso_1600</text:p>
          </table:table-cell>
          <table:table-cell office:value-type="float" office:value="52" calcext:value-type="float">
            <text:p>52</text:p>
          </table:table-cell>
          <table:table-cell office:value-type="float" office:value="8.69813472" calcext:value-type="float">
            <text:p>8.69813472</text:p>
          </table:table-cell>
          <table:table-cell office:value-type="float" office:value="490.18" calcext:value-type="float">
            <text:p>490.18</text:p>
          </table:table-cell>
          <table:table-cell office:value-type="float" office:value="22904" calcext:value-type="float">
            <text:p>22904</text:p>
          </table:table-cell>
          <table:table-cell office:value-type="string" calcext:value-type="string">
            <text:p>3136x2352</text:p>
          </table:table-cell>
          <table:table-cell office:value-type="float" office:value="0.0248" calcext:value-type="float">
            <text:p>0.0248</text:p>
          </table:table-cell>
          <table:table-cell office:value-type="string" calcext:value-type="string">
            <text:p>nightshot_iso_1600.png</text:p>
          </table:table-cell>
          <table:table-cell office:value-type="string" calcext:value-type="string">
            <text:p>AVIF</text:p>
          </table:table-cell>
          <table:table-cell office:value-type="float" office:value="52" calcext:value-type="float">
            <text:p>52</text:p>
          </table:table-cell>
          <table:table-cell office:value-type="float" office:value="0.739701119263766" calcext:value-type="float">
            <text:p>0.739701119263766</text:p>
          </table:table-cell>
          <table:table-cell office:value-type="float" office:value="29.158484358445" calcext:value-type="float">
            <text:p>29.158484358445</text:p>
          </table:table-cell>
          <table:table-cell office:value-type="float" office:value="78.9281502806267" calcext:value-type="float">
            <text:p>78.9281502806267</text:p>
          </table:table-cell>
        </table:table-row>
        <table:table-row table:style-name="ro1">
          <table:table-cell office:value-type="string" calcext:value-type="string">
            <text:p>nightshot_iso_1600</text:p>
          </table:table-cell>
          <table:table-cell office:value-type="float" office:value="53" calcext:value-type="float">
            <text:p>53</text:p>
          </table:table-cell>
          <table:table-cell office:value-type="float" office:value="8.519550116" calcext:value-type="float">
            <text:p>8.519550116</text:p>
          </table:table-cell>
          <table:table-cell office:value-type="float" office:value="473.9" calcext:value-type="float">
            <text:p>473.9</text:p>
          </table:table-cell>
          <table:table-cell office:value-type="float" office:value="21317" calcext:value-type="float">
            <text:p>21317</text:p>
          </table:table-cell>
          <table:table-cell office:value-type="string" calcext:value-type="string">
            <text:p>3136x2352</text:p>
          </table:table-cell>
          <table:table-cell office:value-type="float" office:value="0.0231" calcext:value-type="float">
            <text:p>0.0231</text:p>
          </table:table-cell>
          <table:table-cell office:value-type="string" calcext:value-type="string">
            <text:p>nightshot_iso_1600.png</text:p>
          </table:table-cell>
          <table:table-cell office:value-type="string" calcext:value-type="string">
            <text:p>AVIF</text:p>
          </table:table-cell>
          <table:table-cell office:value-type="float" office:value="53" calcext:value-type="float">
            <text:p>53</text:p>
          </table:table-cell>
          <table:table-cell office:value-type="float" office:value="0.737444158126832" calcext:value-type="float">
            <text:p>0.737444158126832</text:p>
          </table:table-cell>
          <table:table-cell office:value-type="float" office:value="29.0498064802762" calcext:value-type="float">
            <text:p>29.0498064802762</text:p>
          </table:table-cell>
          <table:table-cell office:value-type="float" office:value="80.9281686739322" calcext:value-type="float">
            <text:p>80.9281686739322</text:p>
          </table:table-cell>
        </table:table-row>
        <table:table-row table:style-name="ro1">
          <table:table-cell office:value-type="string" calcext:value-type="string">
            <text:p>nightshot_iso_1600</text:p>
          </table:table-cell>
          <table:table-cell office:value-type="float" office:value="54" calcext:value-type="float">
            <text:p>54</text:p>
          </table:table-cell>
          <table:table-cell office:value-type="float" office:value="8.413826539" calcext:value-type="float">
            <text:p>8.413826539</text:p>
          </table:table-cell>
          <table:table-cell office:value-type="float" office:value="464.12" calcext:value-type="float">
            <text:p>464.12</text:p>
          </table:table-cell>
          <table:table-cell office:value-type="float" office:value="19813" calcext:value-type="float">
            <text:p>19813</text:p>
          </table:table-cell>
          <table:table-cell office:value-type="string" calcext:value-type="string">
            <text:p>3136x2352</text:p>
          </table:table-cell>
          <table:table-cell office:value-type="float" office:value="0.0214" calcext:value-type="float">
            <text:p>0.0214</text:p>
          </table:table-cell>
          <table:table-cell office:value-type="string" calcext:value-type="string">
            <text:p>nightshot_iso_1600.png</text:p>
          </table:table-cell>
          <table:table-cell office:value-type="string" calcext:value-type="string">
            <text:p>AVIF</text:p>
          </table:table-cell>
          <table:table-cell office:value-type="float" office:value="54" calcext:value-type="float">
            <text:p>54</text:p>
          </table:table-cell>
          <table:table-cell office:value-type="float" office:value="0.734885625843638" calcext:value-type="float">
            <text:p>0.734885625843638</text:p>
          </table:table-cell>
          <table:table-cell office:value-type="float" office:value="28.9421041644904" calcext:value-type="float">
            <text:p>28.9421041644904</text:p>
          </table:table-cell>
          <table:table-cell office:value-type="float" office:value="82.9602294255287" calcext:value-type="float">
            <text:p>82.9602294255287</text:p>
          </table:table-cell>
        </table:table-row>
        <table:table-row table:style-name="ro1">
          <table:table-cell office:value-type="string" calcext:value-type="string">
            <text:p>nightshot_iso_1600</text:p>
          </table:table-cell>
          <table:table-cell office:value-type="float" office:value="55" calcext:value-type="float">
            <text:p>55</text:p>
          </table:table-cell>
          <table:table-cell office:value-type="float" office:value="8.218038449" calcext:value-type="float">
            <text:p>8.218038449</text:p>
          </table:table-cell>
          <table:table-cell office:value-type="float" office:value="445.9" calcext:value-type="float">
            <text:p>445.9</text:p>
          </table:table-cell>
          <table:table-cell office:value-type="float" office:value="18243" calcext:value-type="float">
            <text:p>18243</text:p>
          </table:table-cell>
          <table:table-cell office:value-type="string" calcext:value-type="string">
            <text:p>3136x2352</text:p>
          </table:table-cell>
          <table:table-cell office:value-type="float" office:value="0.0197" calcext:value-type="float">
            <text:p>0.0197</text:p>
          </table:table-cell>
          <table:table-cell office:value-type="string" calcext:value-type="string">
            <text:p>nightshot_iso_1600.png</text:p>
          </table:table-cell>
          <table:table-cell office:value-type="string" calcext:value-type="string">
            <text:p>AVIF</text:p>
          </table:table-cell>
          <table:table-cell office:value-type="float" office:value="55" calcext:value-type="float">
            <text:p>55</text:p>
          </table:table-cell>
          <table:table-cell office:value-type="float" office:value="0.732950909953323" calcext:value-type="float">
            <text:p>0.732950909953323</text:p>
          </table:table-cell>
          <table:table-cell office:value-type="float" office:value="28.8224262883937" calcext:value-type="float">
            <text:p>28.8224262883937</text:p>
          </table:table-cell>
          <table:table-cell office:value-type="float" office:value="85.278142480419" calcext:value-type="float">
            <text:p>85.278142480419</text:p>
          </table:table-cell>
        </table:table-row>
        <table:table-row table:style-name="ro1">
          <table:table-cell office:value-type="string" calcext:value-type="string">
            <text:p>nightshot_iso_1600</text:p>
          </table:table-cell>
          <table:table-cell office:value-type="float" office:value="56" calcext:value-type="float">
            <text:p>56</text:p>
          </table:table-cell>
          <table:table-cell office:value-type="float" office:value="7.91548279" calcext:value-type="float">
            <text:p>7.91548279</text:p>
          </table:table-cell>
          <table:table-cell office:value-type="float" office:value="433.43" calcext:value-type="float">
            <text:p>433.43</text:p>
          </table:table-cell>
          <table:table-cell office:value-type="float" office:value="16935" calcext:value-type="float">
            <text:p>16935</text:p>
          </table:table-cell>
          <table:table-cell office:value-type="string" calcext:value-type="string">
            <text:p>3136x2352</text:p>
          </table:table-cell>
          <table:table-cell office:value-type="float" office:value="0.0183" calcext:value-type="float">
            <text:p>0.0183</text:p>
          </table:table-cell>
          <table:table-cell office:value-type="string" calcext:value-type="string">
            <text:p>nightshot_iso_1600.png</text:p>
          </table:table-cell>
          <table:table-cell office:value-type="string" calcext:value-type="string">
            <text:p>AVIF</text:p>
          </table:table-cell>
          <table:table-cell office:value-type="float" office:value="56" calcext:value-type="float">
            <text:p>56</text:p>
          </table:table-cell>
          <table:table-cell office:value-type="float" office:value="0.730530759399067" calcext:value-type="float">
            <text:p>0.730530759399067</text:p>
          </table:table-cell>
          <table:table-cell office:value-type="float" office:value="28.6847136196597" calcext:value-type="float">
            <text:p>28.6847136196597</text:p>
          </table:table-cell>
          <table:table-cell office:value-type="float" office:value="88.0256009956066" calcext:value-type="float">
            <text:p>88.0256009956066</text:p>
          </table:table-cell>
        </table:table-row>
        <table:table-row table:style-name="ro1">
          <table:table-cell office:value-type="string" calcext:value-type="string">
            <text:p>nightshot_iso_1600</text:p>
          </table:table-cell>
          <table:table-cell office:value-type="float" office:value="57" calcext:value-type="float">
            <text:p>57</text:p>
          </table:table-cell>
          <table:table-cell office:value-type="float" office:value="8.012392424" calcext:value-type="float">
            <text:p>8.012392424</text:p>
          </table:table-cell>
          <table:table-cell office:value-type="float" office:value="433.38" calcext:value-type="float">
            <text:p>433.38</text:p>
          </table:table-cell>
          <table:table-cell office:value-type="float" office:value="15431" calcext:value-type="float">
            <text:p>15431</text:p>
          </table:table-cell>
          <table:table-cell office:value-type="string" calcext:value-type="string">
            <text:p>3136x2352</text:p>
          </table:table-cell>
          <table:table-cell office:value-type="float" office:value="0.0167" calcext:value-type="float">
            <text:p>0.0167</text:p>
          </table:table-cell>
          <table:table-cell office:value-type="string" calcext:value-type="string">
            <text:p>nightshot_iso_1600.png</text:p>
          </table:table-cell>
          <table:table-cell office:value-type="string" calcext:value-type="string">
            <text:p>AVIF</text:p>
          </table:table-cell>
          <table:table-cell office:value-type="float" office:value="57" calcext:value-type="float">
            <text:p>57</text:p>
          </table:table-cell>
          <table:table-cell office:value-type="float" office:value="0.727988173156092" calcext:value-type="float">
            <text:p>0.727988173156092</text:p>
          </table:table-cell>
          <table:table-cell office:value-type="float" office:value="28.5447134986103" calcext:value-type="float">
            <text:p>28.5447134986103</text:p>
          </table:table-cell>
          <table:table-cell office:value-type="float" office:value="90.9094459611013" calcext:value-type="float">
            <text:p>90.9094459611013</text:p>
          </table:table-cell>
        </table:table-row>
        <table:table-row table:style-name="ro1">
          <table:table-cell office:value-type="string" calcext:value-type="string">
            <text:p>nightshot_iso_1600</text:p>
          </table:table-cell>
          <table:table-cell office:value-type="float" office:value="58" calcext:value-type="float">
            <text:p>58</text:p>
          </table:table-cell>
          <table:table-cell office:value-type="float" office:value="7.748015662" calcext:value-type="float">
            <text:p>7.748015662</text:p>
          </table:table-cell>
          <table:table-cell office:value-type="float" office:value="415.67" calcext:value-type="float">
            <text:p>415.67</text:p>
          </table:table-cell>
          <table:table-cell office:value-type="float" office:value="14062" calcext:value-type="float">
            <text:p>14062</text:p>
          </table:table-cell>
          <table:table-cell office:value-type="string" calcext:value-type="string">
            <text:p>3136x2352</text:p>
          </table:table-cell>
          <table:table-cell office:value-type="float" office:value="0.0152" calcext:value-type="float">
            <text:p>0.0152</text:p>
          </table:table-cell>
          <table:table-cell office:value-type="string" calcext:value-type="string">
            <text:p>nightshot_iso_1600.png</text:p>
          </table:table-cell>
          <table:table-cell office:value-type="string" calcext:value-type="string">
            <text:p>AVIF</text:p>
          </table:table-cell>
          <table:table-cell office:value-type="float" office:value="58" calcext:value-type="float">
            <text:p>58</text:p>
          </table:table-cell>
          <table:table-cell office:value-type="float" office:value="0.725148308801383" calcext:value-type="float">
            <text:p>0.725148308801383</text:p>
          </table:table-cell>
          <table:table-cell office:value-type="float" office:value="28.3798312159885" calcext:value-type="float">
            <text:p>28.3798312159885</text:p>
          </table:table-cell>
          <table:table-cell office:value-type="float" office:value="94.4272276778484" calcext:value-type="float">
            <text:p>94.4272276778484</text:p>
          </table:table-cell>
        </table:table-row>
        <table:table-row table:style-name="ro1">
          <table:table-cell office:value-type="string" calcext:value-type="string">
            <text:p>nightshot_iso_1600</text:p>
          </table:table-cell>
          <table:table-cell office:value-type="float" office:value="59" calcext:value-type="float">
            <text:p>59</text:p>
          </table:table-cell>
          <table:table-cell office:value-type="float" office:value="7.732057609" calcext:value-type="float">
            <text:p>7.732057609</text:p>
          </table:table-cell>
          <table:table-cell office:value-type="float" office:value="405.56" calcext:value-type="float">
            <text:p>405.56</text:p>
          </table:table-cell>
          <table:table-cell office:value-type="float" office:value="12708" calcext:value-type="float">
            <text:p>12708</text:p>
          </table:table-cell>
          <table:table-cell office:value-type="string" calcext:value-type="string">
            <text:p>3136x2352</text:p>
          </table:table-cell>
          <table:table-cell office:value-type="float" office:value="0.0137" calcext:value-type="float">
            <text:p>0.0137</text:p>
          </table:table-cell>
          <table:table-cell office:value-type="string" calcext:value-type="string">
            <text:p>nightshot_iso_1600.png</text:p>
          </table:table-cell>
          <table:table-cell office:value-type="string" calcext:value-type="string">
            <text:p>AVIF</text:p>
          </table:table-cell>
          <table:table-cell office:value-type="float" office:value="59" calcext:value-type="float">
            <text:p>59</text:p>
          </table:table-cell>
          <table:table-cell office:value-type="float" office:value="0.722233489409577" calcext:value-type="float">
            <text:p>0.722233489409577</text:p>
          </table:table-cell>
          <table:table-cell office:value-type="float" office:value="28.1955467740211" calcext:value-type="float">
            <text:p>28.1955467740211</text:p>
          </table:table-cell>
          <table:table-cell office:value-type="float" office:value="98.5202904370719" calcext:value-type="float">
            <text:p>98.5202904370719</text:p>
          </table:table-cell>
        </table:table-row>
        <table:table-row table:style-name="ro1">
          <table:table-cell office:value-type="string" calcext:value-type="string">
            <text:p>nightshot_iso_1600</text:p>
          </table:table-cell>
          <table:table-cell office:value-type="float" office:value="60" calcext:value-type="float">
            <text:p>60</text:p>
          </table:table-cell>
          <table:table-cell office:value-type="float" office:value="7.41604289" calcext:value-type="float">
            <text:p>7.41604289</text:p>
          </table:table-cell>
          <table:table-cell office:value-type="float" office:value="385.29" calcext:value-type="float">
            <text:p>385.29</text:p>
          </table:table-cell>
          <table:table-cell office:value-type="float" office:value="11284" calcext:value-type="float">
            <text:p>11284</text:p>
          </table:table-cell>
          <table:table-cell office:value-type="string" calcext:value-type="string">
            <text:p>3136x2352</text:p>
          </table:table-cell>
          <table:table-cell office:value-type="float" office:value="0.0122" calcext:value-type="float">
            <text:p>0.0122</text:p>
          </table:table-cell>
          <table:table-cell office:value-type="string" calcext:value-type="string">
            <text:p>nightshot_iso_1600.png</text:p>
          </table:table-cell>
          <table:table-cell office:value-type="string" calcext:value-type="string">
            <text:p>AVIF</text:p>
          </table:table-cell>
          <table:table-cell office:value-type="float" office:value="60" calcext:value-type="float">
            <text:p>60</text:p>
          </table:table-cell>
          <table:table-cell office:value-type="float" office:value="0.718615566946467" calcext:value-type="float">
            <text:p>0.718615566946467</text:p>
          </table:table-cell>
          <table:table-cell office:value-type="float" office:value="27.9663859300829" calcext:value-type="float">
            <text:p>27.9663859300829</text:p>
          </table:table-cell>
          <table:table-cell office:value-type="float" office:value="103.8584335068" calcext:value-type="float">
            <text:p>103.8584335068</text:p>
          </table:table-cell>
        </table:table-row>
        <table:table-row table:style-name="ro1">
          <table:table-cell office:value-type="string" calcext:value-type="string">
            <text:p>nightshot_iso_1600</text:p>
          </table:table-cell>
          <table:table-cell office:value-type="float" office:value="61" calcext:value-type="float">
            <text:p>61</text:p>
          </table:table-cell>
          <table:table-cell office:value-type="float" office:value="7.26083596" calcext:value-type="float">
            <text:p>7.26083596</text:p>
          </table:table-cell>
          <table:table-cell office:value-type="float" office:value="370.22" calcext:value-type="float">
            <text:p>370.22</text:p>
          </table:table-cell>
          <table:table-cell office:value-type="float" office:value="9866" calcext:value-type="float">
            <text:p>9866</text:p>
          </table:table-cell>
          <table:table-cell office:value-type="string" calcext:value-type="string">
            <text:p>3136x2352</text:p>
          </table:table-cell>
          <table:table-cell office:value-type="float" office:value="0.0107" calcext:value-type="float">
            <text:p>0.0107</text:p>
          </table:table-cell>
          <table:table-cell office:value-type="string" calcext:value-type="string">
            <text:p>nightshot_iso_1600.png</text:p>
          </table:table-cell>
          <table:table-cell office:value-type="string" calcext:value-type="string">
            <text:p>AVIF</text:p>
          </table:table-cell>
          <table:table-cell office:value-type="float" office:value="61" calcext:value-type="float">
            <text:p>61</text:p>
          </table:table-cell>
          <table:table-cell office:value-type="float" office:value="0.713968175308022" calcext:value-type="float">
            <text:p>0.713968175308022</text:p>
          </table:table-cell>
          <table:table-cell office:value-type="float" office:value="27.6584437302723" calcext:value-type="float">
            <text:p>27.6584437302723</text:p>
          </table:table-cell>
          <table:table-cell office:value-type="float" office:value="111.490018581306" calcext:value-type="float">
            <text:p>111.490018581306</text:p>
          </table:table-cell>
        </table:table-row>
        <table:table-row table:style-name="ro1">
          <table:table-cell office:value-type="string" calcext:value-type="string">
            <text:p>nightshot_iso_1600</text:p>
          </table:table-cell>
          <table:table-cell office:value-type="float" office:value="62" calcext:value-type="float">
            <text:p>62</text:p>
          </table:table-cell>
          <table:table-cell office:value-type="float" office:value="7.053174902" calcext:value-type="float">
            <text:p>7.053174902</text:p>
          </table:table-cell>
          <table:table-cell office:value-type="float" office:value="355.52" calcext:value-type="float">
            <text:p>355.52</text:p>
          </table:table-cell>
          <table:table-cell office:value-type="float" office:value="8263" calcext:value-type="float">
            <text:p>8263</text:p>
          </table:table-cell>
          <table:table-cell office:value-type="string" calcext:value-type="string">
            <text:p>3136x2352</text:p>
          </table:table-cell>
          <table:table-cell office:value-type="float" office:value="0.0089" calcext:value-type="float">
            <text:p>0.0089</text:p>
          </table:table-cell>
          <table:table-cell office:value-type="string" calcext:value-type="string">
            <text:p>nightshot_iso_1600.png</text:p>
          </table:table-cell>
          <table:table-cell office:value-type="string" calcext:value-type="string">
            <text:p>AVIF</text:p>
          </table:table-cell>
          <table:table-cell office:value-type="float" office:value="62" calcext:value-type="float">
            <text:p>62</text:p>
          </table:table-cell>
          <table:table-cell office:value-type="float" office:value="0.706738748955228" calcext:value-type="float">
            <text:p>0.706738748955228</text:p>
          </table:table-cell>
          <table:table-cell office:value-type="float" office:value="27.2551590753708" calcext:value-type="float">
            <text:p>27.2551590753708</text:p>
          </table:table-cell>
          <table:table-cell office:value-type="float" office:value="122.338866780768" calcext:value-type="float">
            <text:p>122.338866780768</text:p>
          </table:table-cell>
        </table:table-row>
        <table:table-row table:style-name="ro1">
          <table:table-cell office:value-type="string" calcext:value-type="string">
            <text:p>nightshot_iso_1600</text:p>
          </table:table-cell>
          <table:table-cell office:value-type="float" office:value="63" calcext:value-type="float">
            <text:p>63</text:p>
          </table:table-cell>
          <table:table-cell office:value-type="float" office:value="6.608082683" calcext:value-type="float">
            <text:p>6.608082683</text:p>
          </table:table-cell>
          <table:table-cell office:value-type="float" office:value="313" calcext:value-type="float">
            <text:p>313</text:p>
          </table:table-cell>
          <table:table-cell office:value-type="float" office:value="6348" calcext:value-type="float">
            <text:p>6348</text:p>
          </table:table-cell>
          <table:table-cell office:value-type="string" calcext:value-type="string">
            <text:p>3136x2352</text:p>
          </table:table-cell>
          <table:table-cell office:value-type="float" office:value="0.0068" calcext:value-type="float">
            <text:p>0.0068</text:p>
          </table:table-cell>
          <table:table-cell office:value-type="string" calcext:value-type="string">
            <text:p>nightshot_iso_1600.png</text:p>
          </table:table-cell>
          <table:table-cell office:value-type="string" calcext:value-type="string">
            <text:p>AVIF</text:p>
          </table:table-cell>
          <table:table-cell office:value-type="float" office:value="63" calcext:value-type="float">
            <text:p>63</text:p>
          </table:table-cell>
          <table:table-cell office:value-type="float" office:value="0.694485463367816" calcext:value-type="float">
            <text:p>0.694485463367816</text:p>
          </table:table-cell>
          <table:table-cell office:value-type="float" office:value="26.5285543856784" calcext:value-type="float">
            <text:p>26.5285543856784</text:p>
          </table:table-cell>
          <table:table-cell office:value-type="float" office:value="144.618856184055" calcext:value-type="float">
            <text:p>144.618856184055</text:p>
          </table:table-cell>
        </table:table-row>
        <table:table-row table:style-name="ro1">
          <table:table-cell office:value-type="string" calcext:value-type="string">
            <text:p>spider_web</text:p>
          </table:table-cell>
          <table:table-cell office:value-type="float" office:value="0" calcext:value-type="float">
            <text:p>0</text:p>
          </table:table-cell>
          <table:table-cell office:value-type="float" office:value="20.928903006" calcext:value-type="float">
            <text:p>20.928903006</text:p>
          </table:table-cell>
          <table:table-cell office:value-type="float" office:value="895.45" calcext:value-type="float">
            <text:p>895.45</text:p>
          </table:table-cell>
          <table:table-cell office:value-type="float" office:value="4430245" calcext:value-type="float">
            <text:p>4430245</text:p>
          </table:table-cell>
          <table:table-cell office:value-type="string" calcext:value-type="string">
            <text:p>4256x2848</text:p>
          </table:table-cell>
          <table:table-cell office:value-type="float" office:value="2.9239" calcext:value-type="float">
            <text:p>2.9239</text:p>
          </table:table-cell>
          <table:table-cell office:value-type="string" calcext:value-type="string">
            <text:p>spider_web.png</text:p>
          </table:table-cell>
          <table:table-cell office:value-type="string" calcext:value-type="string">
            <text:p>AVIF</text:p>
          </table:table-cell>
          <table:table-cell office:value-type="float" office:value="0" calcext:value-type="float">
            <text:p>0</text:p>
          </table:table-cell>
          <table:table-cell office:value-type="float" office:value="0.996419271658321" calcext:value-type="float">
            <text:p>0.996419271658321</text:p>
          </table:table-cell>
          <table:table-cell office:value-type="float" office:value="53.0615535138517" calcext:value-type="float">
            <text:p>53.0615535138517</text:p>
          </table:table-cell>
          <table:table-cell office:value-type="float" office:value="0.321310567720213" calcext:value-type="float">
            <text:p>0.321310567720213</text:p>
          </table:table-cell>
        </table:table-row>
        <table:table-row table:style-name="ro1">
          <table:table-cell office:value-type="string" calcext:value-type="string">
            <text:p>spider_web</text:p>
          </table:table-cell>
          <table:table-cell office:value-type="float" office:value="1" calcext:value-type="float">
            <text:p>1</text:p>
          </table:table-cell>
          <table:table-cell office:value-type="float" office:value="27.732772839" calcext:value-type="float">
            <text:p>27.732772839</text:p>
          </table:table-cell>
          <table:table-cell office:value-type="float" office:value="242.22" calcext:value-type="float">
            <text:p>242.22</text:p>
          </table:table-cell>
          <table:table-cell office:value-type="float" office:value="2904716" calcext:value-type="float">
            <text:p>2904716</text:p>
          </table:table-cell>
          <table:table-cell office:value-type="string" calcext:value-type="string">
            <text:p>4256x2848</text:p>
          </table:table-cell>
          <table:table-cell office:value-type="float" office:value="1.9171" calcext:value-type="float">
            <text:p>1.9171</text:p>
          </table:table-cell>
          <table:table-cell office:value-type="string" calcext:value-type="string">
            <text:p>spider_web.png</text:p>
          </table:table-cell>
          <table:table-cell office:value-type="string" calcext:value-type="string">
            <text:p>AVIF</text:p>
          </table:table-cell>
          <table:table-cell office:value-type="float" office:value="1" calcext:value-type="float">
            <text:p>1</text:p>
          </table:table-cell>
          <table:table-cell office:value-type="float" office:value="0.993361431135507" calcext:value-type="float">
            <text:p>0.993361431135507</text:p>
          </table:table-cell>
          <table:table-cell office:value-type="float" office:value="49.4732746496443" calcext:value-type="float">
            <text:p>49.4732746496443</text:p>
          </table:table-cell>
          <table:table-cell office:value-type="float" office:value="0.734096064643702" calcext:value-type="float">
            <text:p>0.734096064643702</text:p>
          </table:table-cell>
        </table:table-row>
        <table:table-row table:style-name="ro1">
          <table:table-cell office:value-type="string" calcext:value-type="string">
            <text:p>spider_web</text:p>
          </table:table-cell>
          <table:table-cell office:value-type="float" office:value="2" calcext:value-type="float">
            <text:p>2</text:p>
          </table:table-cell>
          <table:table-cell office:value-type="float" office:value="26.533033921" calcext:value-type="float">
            <text:p>26.533033921</text:p>
          </table:table-cell>
          <table:table-cell office:value-type="float" office:value="167.1" calcext:value-type="float">
            <text:p>167.1</text:p>
          </table:table-cell>
          <table:table-cell office:value-type="float" office:value="1985889" calcext:value-type="float">
            <text:p>1985889</text:p>
          </table:table-cell>
          <table:table-cell office:value-type="string" calcext:value-type="string">
            <text:p>4256x2848</text:p>
          </table:table-cell>
          <table:table-cell office:value-type="float" office:value="1.3107" calcext:value-type="float">
            <text:p>1.3107</text:p>
          </table:table-cell>
          <table:table-cell office:value-type="string" calcext:value-type="string">
            <text:p>spider_web.png</text:p>
          </table:table-cell>
          <table:table-cell office:value-type="string" calcext:value-type="string">
            <text:p>AVIF</text:p>
          </table:table-cell>
          <table:table-cell office:value-type="float" office:value="2" calcext:value-type="float">
            <text:p>2</text:p>
          </table:table-cell>
          <table:table-cell office:value-type="float" office:value="0.992627510172126" calcext:value-type="float">
            <text:p>0.992627510172126</text:p>
          </table:table-cell>
          <table:table-cell office:value-type="float" office:value="49.0763556790004" calcext:value-type="float">
            <text:p>49.0763556790004</text:p>
          </table:table-cell>
          <table:table-cell office:value-type="float" office:value="0.804349494038819" calcext:value-type="float">
            <text:p>0.804349494038819</text:p>
          </table:table-cell>
        </table:table-row>
        <table:table-row table:style-name="ro1">
          <table:table-cell office:value-type="string" calcext:value-type="string">
            <text:p>spider_web</text:p>
          </table:table-cell>
          <table:table-cell office:value-type="float" office:value="3" calcext:value-type="float">
            <text:p>3</text:p>
          </table:table-cell>
          <table:table-cell office:value-type="float" office:value="30.55366009" calcext:value-type="float">
            <text:p>30.55366009</text:p>
          </table:table-cell>
          <table:table-cell office:value-type="float" office:value="512.99" calcext:value-type="float">
            <text:p>512.99</text:p>
          </table:table-cell>
          <table:table-cell office:value-type="float" office:value="1405212" calcext:value-type="float">
            <text:p>1405212</text:p>
          </table:table-cell>
          <table:table-cell office:value-type="string" calcext:value-type="string">
            <text:p>4256x2848</text:p>
          </table:table-cell>
          <table:table-cell office:value-type="float" office:value="0.9274" calcext:value-type="float">
            <text:p>0.9274</text:p>
          </table:table-cell>
          <table:table-cell office:value-type="string" calcext:value-type="string">
            <text:p>spider_web.png</text:p>
          </table:table-cell>
          <table:table-cell office:value-type="string" calcext:value-type="string">
            <text:p>AVIF</text:p>
          </table:table-cell>
          <table:table-cell office:value-type="float" office:value="3" calcext:value-type="float">
            <text:p>3</text:p>
          </table:table-cell>
          <table:table-cell office:value-type="float" office:value="0.991670709045955" calcext:value-type="float">
            <text:p>0.991670709045955</text:p>
          </table:table-cell>
          <table:table-cell office:value-type="float" office:value="48.4715244761872" calcext:value-type="float">
            <text:p>48.4715244761872</text:p>
          </table:table-cell>
          <table:table-cell office:value-type="float" office:value="0.924544699837726" calcext:value-type="float">
            <text:p>0.924544699837726</text:p>
          </table:table-cell>
        </table:table-row>
        <table:table-row table:style-name="ro1">
          <table:table-cell office:value-type="string" calcext:value-type="string">
            <text:p>spider_web</text:p>
          </table:table-cell>
          <table:table-cell office:value-type="float" office:value="4" calcext:value-type="float">
            <text:p>4</text:p>
          </table:table-cell>
          <table:table-cell office:value-type="float" office:value="29.010829693" calcext:value-type="float">
            <text:p>29.010829693</text:p>
          </table:table-cell>
          <table:table-cell office:value-type="float" office:value="402.97" calcext:value-type="float">
            <text:p>402.97</text:p>
          </table:table-cell>
          <table:table-cell office:value-type="float" office:value="1117768" calcext:value-type="float">
            <text:p>1117768</text:p>
          </table:table-cell>
          <table:table-cell office:value-type="string" calcext:value-type="string">
            <text:p>4256x2848</text:p>
          </table:table-cell>
          <table:table-cell office:value-type="float" office:value="0.7377" calcext:value-type="float">
            <text:p>0.7377</text:p>
          </table:table-cell>
          <table:table-cell office:value-type="string" calcext:value-type="string">
            <text:p>spider_web.png</text:p>
          </table:table-cell>
          <table:table-cell office:value-type="string" calcext:value-type="string">
            <text:p>AVIF</text:p>
          </table:table-cell>
          <table:table-cell office:value-type="float" office:value="4" calcext:value-type="float">
            <text:p>4</text:p>
          </table:table-cell>
          <table:table-cell office:value-type="float" office:value="0.990578690408789" calcext:value-type="float">
            <text:p>0.990578690408789</text:p>
          </table:table-cell>
          <table:table-cell office:value-type="float" office:value="47.8746706470987" calcext:value-type="float">
            <text:p>47.8746706470987</text:p>
          </table:table-cell>
          <table:table-cell office:value-type="float" office:value="1.0607506245864" calcext:value-type="float">
            <text:p>1.0607506245864</text:p>
          </table:table-cell>
        </table:table-row>
        <table:table-row table:style-name="ro1">
          <table:table-cell office:value-type="string" calcext:value-type="string">
            <text:p>spider_web</text:p>
          </table:table-cell>
          <table:table-cell office:value-type="float" office:value="5" calcext:value-type="float">
            <text:p>5</text:p>
          </table:table-cell>
          <table:table-cell office:value-type="float" office:value="28.199735032" calcext:value-type="float">
            <text:p>28.199735032</text:p>
          </table:table-cell>
          <table:table-cell office:value-type="float" office:value="337.45" calcext:value-type="float">
            <text:p>337.45</text:p>
          </table:table-cell>
          <table:table-cell office:value-type="float" office:value="872417" calcext:value-type="float">
            <text:p>872417</text:p>
          </table:table-cell>
          <table:table-cell office:value-type="string" calcext:value-type="string">
            <text:p>4256x2848</text:p>
          </table:table-cell>
          <table:table-cell office:value-type="float" office:value="0.5758" calcext:value-type="float">
            <text:p>0.5758</text:p>
          </table:table-cell>
          <table:table-cell office:value-type="string" calcext:value-type="string">
            <text:p>spider_web.png</text:p>
          </table:table-cell>
          <table:table-cell office:value-type="string" calcext:value-type="string">
            <text:p>AVIF</text:p>
          </table:table-cell>
          <table:table-cell office:value-type="float" office:value="5" calcext:value-type="float">
            <text:p>5</text:p>
          </table:table-cell>
          <table:table-cell office:value-type="float" office:value="0.9894592234747" calcext:value-type="float">
            <text:p>0.9894592234747</text:p>
          </table:table-cell>
          <table:table-cell office:value-type="float" office:value="47.3159259324227" calcext:value-type="float">
            <text:p>47.3159259324227</text:p>
          </table:table-cell>
          <table:table-cell office:value-type="float" office:value="1.20639010843471" calcext:value-type="float">
            <text:p>1.20639010843471</text:p>
          </table:table-cell>
        </table:table-row>
        <table:table-row table:style-name="ro1">
          <table:table-cell office:value-type="string" calcext:value-type="string">
            <text:p>spider_web</text:p>
          </table:table-cell>
          <table:table-cell office:value-type="float" office:value="6" calcext:value-type="float">
            <text:p>6</text:p>
          </table:table-cell>
          <table:table-cell office:value-type="float" office:value="27.123047286" calcext:value-type="float">
            <text:p>27.123047286</text:p>
          </table:table-cell>
          <table:table-cell office:value-type="float" office:value="227.34" calcext:value-type="float">
            <text:p>227.34</text:p>
          </table:table-cell>
          <table:table-cell office:value-type="float" office:value="729234" calcext:value-type="float">
            <text:p>729234</text:p>
          </table:table-cell>
          <table:table-cell office:value-type="string" calcext:value-type="string">
            <text:p>4256x2848</text:p>
          </table:table-cell>
          <table:table-cell office:value-type="float" office:value="0.4812" calcext:value-type="float">
            <text:p>0.4812</text:p>
          </table:table-cell>
          <table:table-cell office:value-type="string" calcext:value-type="string">
            <text:p>spider_web.png</text:p>
          </table:table-cell>
          <table:table-cell office:value-type="string" calcext:value-type="string">
            <text:p>AVIF</text:p>
          </table:table-cell>
          <table:table-cell office:value-type="float" office:value="6" calcext:value-type="float">
            <text:p>6</text:p>
          </table:table-cell>
          <table:table-cell office:value-type="float" office:value="0.988277295025963" calcext:value-type="float">
            <text:p>0.988277295025963</text:p>
          </table:table-cell>
          <table:table-cell office:value-type="float" office:value="46.8058379147336" calcext:value-type="float">
            <text:p>46.8058379147336</text:p>
          </table:table-cell>
          <table:table-cell office:value-type="float" office:value="1.35673981301569" calcext:value-type="float">
            <text:p>1.35673981301569</text:p>
          </table:table-cell>
        </table:table-row>
        <table:table-row table:style-name="ro1">
          <table:table-cell office:value-type="string" calcext:value-type="string">
            <text:p>spider_web</text:p>
          </table:table-cell>
          <table:table-cell office:value-type="float" office:value="7" calcext:value-type="float">
            <text:p>7</text:p>
          </table:table-cell>
          <table:table-cell office:value-type="float" office:value="25.288539937" calcext:value-type="float">
            <text:p>25.288539937</text:p>
          </table:table-cell>
          <table:table-cell office:value-type="float" office:value="56.23" calcext:value-type="float">
            <text:p>56.23</text:p>
          </table:table-cell>
          <table:table-cell office:value-type="float" office:value="595694" calcext:value-type="float">
            <text:p>595694</text:p>
          </table:table-cell>
          <table:table-cell office:value-type="string" calcext:value-type="string">
            <text:p>4256x2848</text:p>
          </table:table-cell>
          <table:table-cell office:value-type="float" office:value="0.3931" calcext:value-type="float">
            <text:p>0.3931</text:p>
          </table:table-cell>
          <table:table-cell office:value-type="string" calcext:value-type="string">
            <text:p>spider_web.png</text:p>
          </table:table-cell>
          <table:table-cell office:value-type="string" calcext:value-type="string">
            <text:p>AVIF</text:p>
          </table:table-cell>
          <table:table-cell office:value-type="float" office:value="7" calcext:value-type="float">
            <text:p>7</text:p>
          </table:table-cell>
          <table:table-cell office:value-type="float" office:value="0.987179703135962" calcext:value-type="float">
            <text:p>0.987179703135962</text:p>
          </table:table-cell>
          <table:table-cell office:value-type="float" office:value="46.4110539077277" calcext:value-type="float">
            <text:p>46.4110539077277</text:p>
          </table:table-cell>
          <table:table-cell office:value-type="float" office:value="1.48585000510405" calcext:value-type="float">
            <text:p>1.48585000510405</text:p>
          </table:table-cell>
        </table:table-row>
        <table:table-row table:style-name="ro1">
          <table:table-cell office:value-type="string" calcext:value-type="string">
            <text:p>spider_web</text:p>
          </table:table-cell>
          <table:table-cell office:value-type="float" office:value="8" calcext:value-type="float">
            <text:p>8</text:p>
          </table:table-cell>
          <table:table-cell office:value-type="float" office:value="23.925680047" calcext:value-type="float">
            <text:p>23.925680047</text:p>
          </table:table-cell>
          <table:table-cell office:value-type="float" office:value="935.47" calcext:value-type="float">
            <text:p>935.47</text:p>
          </table:table-cell>
          <table:table-cell office:value-type="float" office:value="509692" calcext:value-type="float">
            <text:p>509692</text:p>
          </table:table-cell>
          <table:table-cell office:value-type="string" calcext:value-type="string">
            <text:p>4256x2848</text:p>
          </table:table-cell>
          <table:table-cell office:value-type="float" office:value="0.3364" calcext:value-type="float">
            <text:p>0.3364</text:p>
          </table:table-cell>
          <table:table-cell office:value-type="string" calcext:value-type="string">
            <text:p>spider_web.png</text:p>
          </table:table-cell>
          <table:table-cell office:value-type="string" calcext:value-type="string">
            <text:p>AVIF</text:p>
          </table:table-cell>
          <table:table-cell office:value-type="float" office:value="8" calcext:value-type="float">
            <text:p>8</text:p>
          </table:table-cell>
          <table:table-cell office:value-type="float" office:value="0.986102569807661" calcext:value-type="float">
            <text:p>0.986102569807661</text:p>
          </table:table-cell>
          <table:table-cell office:value-type="float" office:value="46.0223344861489" calcext:value-type="float">
            <text:p>46.0223344861489</text:p>
          </table:table-cell>
          <table:table-cell office:value-type="float" office:value="1.62497585475275" calcext:value-type="float">
            <text:p>1.62497585475275</text:p>
          </table:table-cell>
        </table:table-row>
        <table:table-row table:style-name="ro1">
          <table:table-cell office:value-type="string" calcext:value-type="string">
            <text:p>spider_web</text:p>
          </table:table-cell>
          <table:table-cell office:value-type="float" office:value="9" calcext:value-type="float">
            <text:p>9</text:p>
          </table:table-cell>
          <table:table-cell office:value-type="float" office:value="22.57786458" calcext:value-type="float">
            <text:p>22.57786458</text:p>
          </table:table-cell>
          <table:table-cell office:value-type="float" office:value="812.21" calcext:value-type="float">
            <text:p>812.21</text:p>
          </table:table-cell>
          <table:table-cell office:value-type="float" office:value="426532" calcext:value-type="float">
            <text:p>426532</text:p>
          </table:table-cell>
          <table:table-cell office:value-type="string" calcext:value-type="string">
            <text:p>4256x2848</text:p>
          </table:table-cell>
          <table:table-cell office:value-type="float" office:value="0.2815" calcext:value-type="float">
            <text:p>0.2815</text:p>
          </table:table-cell>
          <table:table-cell office:value-type="string" calcext:value-type="string">
            <text:p>spider_web.png</text:p>
          </table:table-cell>
          <table:table-cell office:value-type="string" calcext:value-type="string">
            <text:p>AVIF</text:p>
          </table:table-cell>
          <table:table-cell office:value-type="float" office:value="9" calcext:value-type="float">
            <text:p>9</text:p>
          </table:table-cell>
          <table:table-cell office:value-type="float" office:value="0.9849486671732" calcext:value-type="float">
            <text:p>0.9849486671732</text:p>
          </table:table-cell>
          <table:table-cell office:value-type="float" office:value="45.6317719630447" calcext:value-type="float">
            <text:p>45.6317719630447</text:p>
          </table:table-cell>
          <table:table-cell office:value-type="float" office:value="1.77788294802139" calcext:value-type="float">
            <text:p>1.77788294802139</text:p>
          </table:table-cell>
        </table:table-row>
        <table:table-row table:style-name="ro1">
          <table:table-cell office:value-type="string" calcext:value-type="string">
            <text:p>spider_web</text:p>
          </table:table-cell>
          <table:table-cell office:value-type="float" office:value="10" calcext:value-type="float">
            <text:p>10</text:p>
          </table:table-cell>
          <table:table-cell office:value-type="float" office:value="21.188772161" calcext:value-type="float">
            <text:p>21.188772161</text:p>
          </table:table-cell>
          <table:table-cell office:value-type="float" office:value="667.07" calcext:value-type="float">
            <text:p>667.07</text:p>
          </table:table-cell>
          <table:table-cell office:value-type="float" office:value="368491" calcext:value-type="float">
            <text:p>368491</text:p>
          </table:table-cell>
          <table:table-cell office:value-type="string" calcext:value-type="string">
            <text:p>4256x2848</text:p>
          </table:table-cell>
          <table:table-cell office:value-type="float" office:value="0.2432" calcext:value-type="float">
            <text:p>0.2432</text:p>
          </table:table-cell>
          <table:table-cell office:value-type="string" calcext:value-type="string">
            <text:p>spider_web.png</text:p>
          </table:table-cell>
          <table:table-cell office:value-type="string" calcext:value-type="string">
            <text:p>AVIF</text:p>
          </table:table-cell>
          <table:table-cell office:value-type="float" office:value="10" calcext:value-type="float">
            <text:p>10</text:p>
          </table:table-cell>
          <table:table-cell office:value-type="float" office:value="0.983983248712875" calcext:value-type="float">
            <text:p>0.983983248712875</text:p>
          </table:table-cell>
          <table:table-cell office:value-type="float" office:value="45.325208366097" calcext:value-type="float">
            <text:p>45.325208366097</text:p>
          </table:table-cell>
          <table:table-cell office:value-type="float" office:value="1.90791720457217" calcext:value-type="float">
            <text:p>1.90791720457217</text:p>
          </table:table-cell>
        </table:table-row>
        <table:table-row table:style-name="ro1">
          <table:table-cell office:value-type="string" calcext:value-type="string">
            <text:p>spider_web</text:p>
          </table:table-cell>
          <table:table-cell office:value-type="float" office:value="11" calcext:value-type="float">
            <text:p>11</text:p>
          </table:table-cell>
          <table:table-cell office:value-type="float" office:value="19.938523308" calcext:value-type="float">
            <text:p>19.938523308</text:p>
          </table:table-cell>
          <table:table-cell office:value-type="float" office:value="559.67" calcext:value-type="float">
            <text:p>559.67</text:p>
          </table:table-cell>
          <table:table-cell office:value-type="float" office:value="320191" calcext:value-type="float">
            <text:p>320191</text:p>
          </table:table-cell>
          <table:table-cell office:value-type="string" calcext:value-type="string">
            <text:p>4256x2848</text:p>
          </table:table-cell>
          <table:table-cell office:value-type="float" office:value="0.2113" calcext:value-type="float">
            <text:p>0.2113</text:p>
          </table:table-cell>
          <table:table-cell office:value-type="string" calcext:value-type="string">
            <text:p>spider_web.png</text:p>
          </table:table-cell>
          <table:table-cell office:value-type="string" calcext:value-type="string">
            <text:p>AVIF</text:p>
          </table:table-cell>
          <table:table-cell office:value-type="float" office:value="11" calcext:value-type="float">
            <text:p>11</text:p>
          </table:table-cell>
          <table:table-cell office:value-type="float" office:value="0.983035415950454" calcext:value-type="float">
            <text:p>0.983035415950454</text:p>
          </table:table-cell>
          <table:table-cell office:value-type="float" office:value="45.0340658859109" calcext:value-type="float">
            <text:p>45.0340658859109</text:p>
          </table:table-cell>
          <table:table-cell office:value-type="float" office:value="2.0402048341975" calcext:value-type="float">
            <text:p>2.0402048341975</text:p>
          </table:table-cell>
        </table:table-row>
        <table:table-row table:style-name="ro1">
          <table:table-cell office:value-type="string" calcext:value-type="string">
            <text:p>spider_web</text:p>
          </table:table-cell>
          <table:table-cell office:value-type="float" office:value="12" calcext:value-type="float">
            <text:p>12</text:p>
          </table:table-cell>
          <table:table-cell office:value-type="float" office:value="18.818848519" calcext:value-type="float">
            <text:p>18.818848519</text:p>
          </table:table-cell>
          <table:table-cell office:value-type="float" office:value="435.41" calcext:value-type="float">
            <text:p>435.41</text:p>
          </table:table-cell>
          <table:table-cell office:value-type="float" office:value="272701" calcext:value-type="float">
            <text:p>272701</text:p>
          </table:table-cell>
          <table:table-cell office:value-type="string" calcext:value-type="string">
            <text:p>4256x2848</text:p>
          </table:table-cell>
          <table:table-cell office:value-type="float" office:value="0.1799" calcext:value-type="float">
            <text:p>0.1799</text:p>
          </table:table-cell>
          <table:table-cell office:value-type="string" calcext:value-type="string">
            <text:p>spider_web.png</text:p>
          </table:table-cell>
          <table:table-cell office:value-type="string" calcext:value-type="string">
            <text:p>AVIF</text:p>
          </table:table-cell>
          <table:table-cell office:value-type="float" office:value="12" calcext:value-type="float">
            <text:p>12</text:p>
          </table:table-cell>
          <table:table-cell office:value-type="float" office:value="0.982088088764567" calcext:value-type="float">
            <text:p>0.982088088764567</text:p>
          </table:table-cell>
          <table:table-cell office:value-type="float" office:value="44.7435975872636" calcext:value-type="float">
            <text:p>44.7435975872636</text:p>
          </table:table-cell>
          <table:table-cell office:value-type="float" office:value="2.18132613177959" calcext:value-type="float">
            <text:p>2.18132613177959</text:p>
          </table:table-cell>
        </table:table-row>
        <table:table-row table:style-name="ro1">
          <table:table-cell office:value-type="string" calcext:value-type="string">
            <text:p>spider_web</text:p>
          </table:table-cell>
          <table:table-cell office:value-type="float" office:value="13" calcext:value-type="float">
            <text:p>13</text:p>
          </table:table-cell>
          <table:table-cell office:value-type="float" office:value="17.846027347" calcext:value-type="float">
            <text:p>17.846027347</text:p>
          </table:table-cell>
          <table:table-cell office:value-type="float" office:value="347.19" calcext:value-type="float">
            <text:p>347.19</text:p>
          </table:table-cell>
          <table:table-cell office:value-type="float" office:value="241911" calcext:value-type="float">
            <text:p>241911</text:p>
          </table:table-cell>
          <table:table-cell office:value-type="string" calcext:value-type="string">
            <text:p>4256x2848</text:p>
          </table:table-cell>
          <table:table-cell office:value-type="float" office:value="0.1596" calcext:value-type="float">
            <text:p>0.1596</text:p>
          </table:table-cell>
          <table:table-cell office:value-type="string" calcext:value-type="string">
            <text:p>spider_web.png</text:p>
          </table:table-cell>
          <table:table-cell office:value-type="string" calcext:value-type="string">
            <text:p>AVIF</text:p>
          </table:table-cell>
          <table:table-cell office:value-type="float" office:value="13" calcext:value-type="float">
            <text:p>13</text:p>
          </table:table-cell>
          <table:table-cell office:value-type="float" office:value="0.981357603649377" calcext:value-type="float">
            <text:p>0.981357603649377</text:p>
          </table:table-cell>
          <table:table-cell office:value-type="float" office:value="44.5239159222805" calcext:value-type="float">
            <text:p>44.5239159222805</text:p>
          </table:table-cell>
          <table:table-cell office:value-type="float" office:value="2.29450373321823" calcext:value-type="float">
            <text:p>2.29450373321823</text:p>
          </table:table-cell>
        </table:table-row>
        <table:table-row table:style-name="ro1">
          <table:table-cell office:value-type="string" calcext:value-type="string">
            <text:p>spider_web</text:p>
          </table:table-cell>
          <table:table-cell office:value-type="float" office:value="14" calcext:value-type="float">
            <text:p>14</text:p>
          </table:table-cell>
          <table:table-cell office:value-type="float" office:value="16.736489342" calcext:value-type="float">
            <text:p>16.736489342</text:p>
          </table:table-cell>
          <table:table-cell office:value-type="float" office:value="242.95" calcext:value-type="float">
            <text:p>242.95</text:p>
          </table:table-cell>
          <table:table-cell office:value-type="float" office:value="213949" calcext:value-type="float">
            <text:p>213949</text:p>
          </table:table-cell>
          <table:table-cell office:value-type="string" calcext:value-type="string">
            <text:p>4256x2848</text:p>
          </table:table-cell>
          <table:table-cell office:value-type="float" office:value="0.1412" calcext:value-type="float">
            <text:p>0.1412</text:p>
          </table:table-cell>
          <table:table-cell office:value-type="string" calcext:value-type="string">
            <text:p>spider_web.png</text:p>
          </table:table-cell>
          <table:table-cell office:value-type="string" calcext:value-type="string">
            <text:p>AVIF</text:p>
          </table:table-cell>
          <table:table-cell office:value-type="float" office:value="14" calcext:value-type="float">
            <text:p>14</text:p>
          </table:table-cell>
          <table:table-cell office:value-type="float" office:value="0.980790088320321" calcext:value-type="float">
            <text:p>0.980790088320321</text:p>
          </table:table-cell>
          <table:table-cell office:value-type="float" office:value="44.3326540975555" calcext:value-type="float">
            <text:p>44.3326540975555</text:p>
          </table:table-cell>
          <table:table-cell office:value-type="float" office:value="2.3978110160848" calcext:value-type="float">
            <text:p>2.3978110160848</text:p>
          </table:table-cell>
        </table:table-row>
        <table:table-row table:style-name="ro1">
          <table:table-cell office:value-type="string" calcext:value-type="string">
            <text:p>spider_web</text:p>
          </table:table-cell>
          <table:table-cell office:value-type="float" office:value="15" calcext:value-type="float">
            <text:p>15</text:p>
          </table:table-cell>
          <table:table-cell office:value-type="float" office:value="15.802670939" calcext:value-type="float">
            <text:p>15.802670939</text:p>
          </table:table-cell>
          <table:table-cell office:value-type="float" office:value="169.58" calcext:value-type="float">
            <text:p>169.58</text:p>
          </table:table-cell>
          <table:table-cell office:value-type="float" office:value="192287" calcext:value-type="float">
            <text:p>192287</text:p>
          </table:table-cell>
          <table:table-cell office:value-type="string" calcext:value-type="string">
            <text:p>4256x2848</text:p>
          </table:table-cell>
          <table:table-cell office:value-type="float" office:value="0.1269" calcext:value-type="float">
            <text:p>0.1269</text:p>
          </table:table-cell>
          <table:table-cell office:value-type="string" calcext:value-type="string">
            <text:p>spider_web.png</text:p>
          </table:table-cell>
          <table:table-cell office:value-type="string" calcext:value-type="string">
            <text:p>AVIF</text:p>
          </table:table-cell>
          <table:table-cell office:value-type="float" office:value="15" calcext:value-type="float">
            <text:p>15</text:p>
          </table:table-cell>
          <table:table-cell office:value-type="float" office:value="0.980212222996857" calcext:value-type="float">
            <text:p>0.980212222996857</text:p>
          </table:table-cell>
          <table:table-cell office:value-type="float" office:value="44.1497665105298" calcext:value-type="float">
            <text:p>44.1497665105298</text:p>
          </table:table-cell>
          <table:table-cell office:value-type="float" office:value="2.50094251715138" calcext:value-type="float">
            <text:p>2.50094251715138</text:p>
          </table:table-cell>
        </table:table-row>
        <table:table-row table:style-name="ro1">
          <table:table-cell office:value-type="string" calcext:value-type="string">
            <text:p>spider_web</text:p>
          </table:table-cell>
          <table:table-cell office:value-type="float" office:value="16" calcext:value-type="float">
            <text:p>16</text:p>
          </table:table-cell>
          <table:table-cell office:value-type="float" office:value="14.913690172" calcext:value-type="float">
            <text:p>14.913690172</text:p>
          </table:table-cell>
          <table:table-cell office:value-type="float" office:value="84.2" calcext:value-type="float">
            <text:p>84.2</text:p>
          </table:table-cell>
          <table:table-cell office:value-type="float" office:value="171217" calcext:value-type="float">
            <text:p>171217</text:p>
          </table:table-cell>
          <table:table-cell office:value-type="string" calcext:value-type="string">
            <text:p>4256x2848</text:p>
          </table:table-cell>
          <table:table-cell office:value-type="float" office:value="0.113" calcext:value-type="float">
            <text:p>0.113</text:p>
          </table:table-cell>
          <table:table-cell office:value-type="string" calcext:value-type="string">
            <text:p>spider_web.png</text:p>
          </table:table-cell>
          <table:table-cell office:value-type="string" calcext:value-type="string">
            <text:p>AVIF</text:p>
          </table:table-cell>
          <table:table-cell office:value-type="float" office:value="16" calcext:value-type="float">
            <text:p>16</text:p>
          </table:table-cell>
          <table:table-cell office:value-type="float" office:value="0.979714624400248" calcext:value-type="float">
            <text:p>0.979714624400248</text:p>
          </table:table-cell>
          <table:table-cell office:value-type="float" office:value="43.9548240466365" calcext:value-type="float">
            <text:p>43.9548240466365</text:p>
          </table:table-cell>
          <table:table-cell office:value-type="float" office:value="2.61576037288622" calcext:value-type="float">
            <text:p>2.61576037288622</text:p>
          </table:table-cell>
        </table:table-row>
        <table:table-row table:style-name="ro1">
          <table:table-cell office:value-type="string" calcext:value-type="string">
            <text:p>spider_web</text:p>
          </table:table-cell>
          <table:table-cell office:value-type="float" office:value="17" calcext:value-type="float">
            <text:p>17</text:p>
          </table:table-cell>
          <table:table-cell office:value-type="float" office:value="14.308849695" calcext:value-type="float">
            <text:p>14.308849695</text:p>
          </table:table-cell>
          <table:table-cell office:value-type="float" office:value="19.45" calcext:value-type="float">
            <text:p>19.45</text:p>
          </table:table-cell>
          <table:table-cell office:value-type="float" office:value="157396" calcext:value-type="float">
            <text:p>157396</text:p>
          </table:table-cell>
          <table:table-cell office:value-type="string" calcext:value-type="string">
            <text:p>4256x2848</text:p>
          </table:table-cell>
          <table:table-cell office:value-type="float" office:value="0.1038" calcext:value-type="float">
            <text:p>0.1038</text:p>
          </table:table-cell>
          <table:table-cell office:value-type="string" calcext:value-type="string">
            <text:p>spider_web.png</text:p>
          </table:table-cell>
          <table:table-cell office:value-type="string" calcext:value-type="string">
            <text:p>AVIF</text:p>
          </table:table-cell>
          <table:table-cell office:value-type="float" office:value="17" calcext:value-type="float">
            <text:p>17</text:p>
          </table:table-cell>
          <table:table-cell office:value-type="float" office:value="0.979317603357139" calcext:value-type="float">
            <text:p>0.979317603357139</text:p>
          </table:table-cell>
          <table:table-cell office:value-type="float" office:value="43.8028877140105" calcext:value-type="float">
            <text:p>43.8028877140105</text:p>
          </table:table-cell>
          <table:table-cell office:value-type="float" office:value="2.70889136904762" calcext:value-type="float">
            <text:p>2.70889136904762</text:p>
          </table:table-cell>
        </table:table-row>
        <table:table-row table:style-name="ro1">
          <table:table-cell office:value-type="string" calcext:value-type="string">
            <text:p>spider_web</text:p>
          </table:table-cell>
          <table:table-cell office:value-type="float" office:value="18" calcext:value-type="float">
            <text:p>18</text:p>
          </table:table-cell>
          <table:table-cell office:value-type="float" office:value="13.794082143" calcext:value-type="float">
            <text:p>13.794082143</text:p>
          </table:table-cell>
          <table:table-cell office:value-type="float" office:value="968.77" calcext:value-type="float">
            <text:p>968.77</text:p>
          </table:table-cell>
          <table:table-cell office:value-type="float" office:value="145679" calcext:value-type="float">
            <text:p>145679</text:p>
          </table:table-cell>
          <table:table-cell office:value-type="string" calcext:value-type="string">
            <text:p>4256x2848</text:p>
          </table:table-cell>
          <table:table-cell office:value-type="float" office:value="0.0961" calcext:value-type="float">
            <text:p>0.0961</text:p>
          </table:table-cell>
          <table:table-cell office:value-type="string" calcext:value-type="string">
            <text:p>spider_web.png</text:p>
          </table:table-cell>
          <table:table-cell office:value-type="string" calcext:value-type="string">
            <text:p>AVIF</text:p>
          </table:table-cell>
          <table:table-cell office:value-type="float" office:value="18" calcext:value-type="float">
            <text:p>18</text:p>
          </table:table-cell>
          <table:table-cell office:value-type="float" office:value="0.978982960643499" calcext:value-type="float">
            <text:p>0.978982960643499</text:p>
          </table:table-cell>
          <table:table-cell office:value-type="float" office:value="43.669272900546" calcext:value-type="float">
            <text:p>43.669272900546</text:p>
          </table:table-cell>
          <table:table-cell office:value-type="float" office:value="2.79352827072949" calcext:value-type="float">
            <text:p>2.79352827072949</text:p>
          </table:table-cell>
        </table:table-row>
        <table:table-row table:style-name="ro1">
          <table:table-cell office:value-type="string" calcext:value-type="string">
            <text:p>spider_web</text:p>
          </table:table-cell>
          <table:table-cell office:value-type="float" office:value="19" calcext:value-type="float">
            <text:p>19</text:p>
          </table:table-cell>
          <table:table-cell office:value-type="float" office:value="13.136075227" calcext:value-type="float">
            <text:p>13.136075227</text:p>
          </table:table-cell>
          <table:table-cell office:value-type="float" office:value="920.32" calcext:value-type="float">
            <text:p>920.32</text:p>
          </table:table-cell>
          <table:table-cell office:value-type="float" office:value="136836" calcext:value-type="float">
            <text:p>136836</text:p>
          </table:table-cell>
          <table:table-cell office:value-type="string" calcext:value-type="string">
            <text:p>4256x2848</text:p>
          </table:table-cell>
          <table:table-cell office:value-type="float" office:value="0.0903" calcext:value-type="float">
            <text:p>0.0903</text:p>
          </table:table-cell>
          <table:table-cell office:value-type="string" calcext:value-type="string">
            <text:p>spider_web.png</text:p>
          </table:table-cell>
          <table:table-cell office:value-type="string" calcext:value-type="string">
            <text:p>AVIF</text:p>
          </table:table-cell>
          <table:table-cell office:value-type="float" office:value="19" calcext:value-type="float">
            <text:p>19</text:p>
          </table:table-cell>
          <table:table-cell office:value-type="float" office:value="0.978692761274375" calcext:value-type="float">
            <text:p>0.978692761274375</text:p>
          </table:table-cell>
          <table:table-cell office:value-type="float" office:value="43.5411059640788" calcext:value-type="float">
            <text:p>43.5411059640788</text:p>
          </table:table-cell>
          <table:table-cell office:value-type="float" office:value="2.87719809750852" calcext:value-type="float">
            <text:p>2.87719809750852</text:p>
          </table:table-cell>
        </table:table-row>
        <table:table-row table:style-name="ro1">
          <table:table-cell office:value-type="string" calcext:value-type="string">
            <text:p>spider_web</text:p>
          </table:table-cell>
          <table:table-cell office:value-type="float" office:value="20" calcext:value-type="float">
            <text:p>20</text:p>
          </table:table-cell>
          <table:table-cell office:value-type="float" office:value="12.642202115" calcext:value-type="float">
            <text:p>12.642202115</text:p>
          </table:table-cell>
          <table:table-cell office:value-type="float" office:value="872.93" calcext:value-type="float">
            <text:p>872.93</text:p>
          </table:table-cell>
          <table:table-cell office:value-type="float" office:value="126478" calcext:value-type="float">
            <text:p>126478</text:p>
          </table:table-cell>
          <table:table-cell office:value-type="string" calcext:value-type="string">
            <text:p>4256x2848</text:p>
          </table:table-cell>
          <table:table-cell office:value-type="float" office:value="0.0834" calcext:value-type="float">
            <text:p>0.0834</text:p>
          </table:table-cell>
          <table:table-cell office:value-type="string" calcext:value-type="string">
            <text:p>spider_web.png</text:p>
          </table:table-cell>
          <table:table-cell office:value-type="string" calcext:value-type="string">
            <text:p>AVIF</text:p>
          </table:table-cell>
          <table:table-cell office:value-type="float" office:value="20" calcext:value-type="float">
            <text:p>20</text:p>
          </table:table-cell>
          <table:table-cell office:value-type="float" office:value="0.978294193363424" calcext:value-type="float">
            <text:p>0.978294193363424</text:p>
          </table:table-cell>
          <table:table-cell office:value-type="float" office:value="43.4138209861148" calcext:value-type="float">
            <text:p>43.4138209861148</text:p>
          </table:table-cell>
          <table:table-cell office:value-type="float" office:value="2.96277220878742" calcext:value-type="float">
            <text:p>2.96277220878742</text:p>
          </table:table-cell>
        </table:table-row>
        <table:table-row table:style-name="ro1">
          <table:table-cell office:value-type="string" calcext:value-type="string">
            <text:p>spider_web</text:p>
          </table:table-cell>
          <table:table-cell office:value-type="float" office:value="21" calcext:value-type="float">
            <text:p>21</text:p>
          </table:table-cell>
          <table:table-cell office:value-type="float" office:value="12.483963321" calcext:value-type="float">
            <text:p>12.483963321</text:p>
          </table:table-cell>
          <table:table-cell office:value-type="float" office:value="845.07" calcext:value-type="float">
            <text:p>845.07</text:p>
          </table:table-cell>
          <table:table-cell office:value-type="float" office:value="119828" calcext:value-type="float">
            <text:p>119828</text:p>
          </table:table-cell>
          <table:table-cell office:value-type="string" calcext:value-type="string">
            <text:p>4256x2848</text:p>
          </table:table-cell>
          <table:table-cell office:value-type="float" office:value="0.079" calcext:value-type="float">
            <text:p>0.079</text:p>
          </table:table-cell>
          <table:table-cell office:value-type="string" calcext:value-type="string">
            <text:p>spider_web.png</text:p>
          </table:table-cell>
          <table:table-cell office:value-type="string" calcext:value-type="string">
            <text:p>AVIF</text:p>
          </table:table-cell>
          <table:table-cell office:value-type="float" office:value="21" calcext:value-type="float">
            <text:p>21</text:p>
          </table:table-cell>
          <table:table-cell office:value-type="float" office:value="0.978055196421265" calcext:value-type="float">
            <text:p>0.978055196421265</text:p>
          </table:table-cell>
          <table:table-cell office:value-type="float" office:value="43.3066081588206" calcext:value-type="float">
            <text:p>43.3066081588206</text:p>
          </table:table-cell>
          <table:table-cell office:value-type="float" office:value="3.03682345457217" calcext:value-type="float">
            <text:p>3.03682345457217</text:p>
          </table:table-cell>
        </table:table-row>
        <table:table-row table:style-name="ro1">
          <table:table-cell office:value-type="string" calcext:value-type="string">
            <text:p>spider_web</text:p>
          </table:table-cell>
          <table:table-cell office:value-type="float" office:value="22" calcext:value-type="float">
            <text:p>22</text:p>
          </table:table-cell>
          <table:table-cell office:value-type="float" office:value="11.979044223" calcext:value-type="float">
            <text:p>11.979044223</text:p>
          </table:table-cell>
          <table:table-cell office:value-type="float" office:value="804.28" calcext:value-type="float">
            <text:p>804.28</text:p>
          </table:table-cell>
          <table:table-cell office:value-type="float" office:value="113819" calcext:value-type="float">
            <text:p>113819</text:p>
          </table:table-cell>
          <table:table-cell office:value-type="string" calcext:value-type="string">
            <text:p>4256x2848</text:p>
          </table:table-cell>
          <table:table-cell office:value-type="float" office:value="0.0751" calcext:value-type="float">
            <text:p>0.0751</text:p>
          </table:table-cell>
          <table:table-cell office:value-type="string" calcext:value-type="string">
            <text:p>spider_web.png</text:p>
          </table:table-cell>
          <table:table-cell office:value-type="string" calcext:value-type="string">
            <text:p>AVIF</text:p>
          </table:table-cell>
          <table:table-cell office:value-type="float" office:value="22" calcext:value-type="float">
            <text:p>22</text:p>
          </table:table-cell>
          <table:table-cell office:value-type="float" office:value="0.977807356882918" calcext:value-type="float">
            <text:p>0.977807356882918</text:p>
          </table:table-cell>
          <table:table-cell office:value-type="float" office:value="43.2078963282722" calcext:value-type="float">
            <text:p>43.2078963282722</text:p>
          </table:table-cell>
          <table:table-cell office:value-type="float" office:value="3.10663855697882" calcext:value-type="float">
            <text:p>3.10663855697882</text:p>
          </table:table-cell>
        </table:table-row>
        <table:table-row table:style-name="ro1">
          <table:table-cell office:value-type="string" calcext:value-type="string">
            <text:p>spider_web</text:p>
          </table:table-cell>
          <table:table-cell office:value-type="float" office:value="23" calcext:value-type="float">
            <text:p>23</text:p>
          </table:table-cell>
          <table:table-cell office:value-type="float" office:value="11.73402223" calcext:value-type="float">
            <text:p>11.73402223</text:p>
          </table:table-cell>
          <table:table-cell office:value-type="float" office:value="779.72" calcext:value-type="float">
            <text:p>779.72</text:p>
          </table:table-cell>
          <table:table-cell office:value-type="float" office:value="108574" calcext:value-type="float">
            <text:p>108574</text:p>
          </table:table-cell>
          <table:table-cell office:value-type="string" calcext:value-type="string">
            <text:p>4256x2848</text:p>
          </table:table-cell>
          <table:table-cell office:value-type="float" office:value="0.0716" calcext:value-type="float">
            <text:p>0.0716</text:p>
          </table:table-cell>
          <table:table-cell office:value-type="string" calcext:value-type="string">
            <text:p>spider_web.png</text:p>
          </table:table-cell>
          <table:table-cell office:value-type="string" calcext:value-type="string">
            <text:p>AVIF</text:p>
          </table:table-cell>
          <table:table-cell office:value-type="float" office:value="23" calcext:value-type="float">
            <text:p>23</text:p>
          </table:table-cell>
          <table:table-cell office:value-type="float" office:value="0.977523998194887" calcext:value-type="float">
            <text:p>0.977523998194887</text:p>
          </table:table-cell>
          <table:table-cell office:value-type="float" office:value="43.1035178867512" calcext:value-type="float">
            <text:p>43.1035178867512</text:p>
          </table:table-cell>
          <table:table-cell office:value-type="float" office:value="3.18220806581059" calcext:value-type="float">
            <text:p>3.18220806581059</text:p>
          </table:table-cell>
        </table:table-row>
        <table:table-row table:style-name="ro1">
          <table:table-cell office:value-type="string" calcext:value-type="string">
            <text:p>spider_web</text:p>
          </table:table-cell>
          <table:table-cell office:value-type="float" office:value="24" calcext:value-type="float">
            <text:p>24</text:p>
          </table:table-cell>
          <table:table-cell office:value-type="float" office:value="11.49818711" calcext:value-type="float">
            <text:p>11.49818711</text:p>
          </table:table-cell>
          <table:table-cell office:value-type="float" office:value="755.03" calcext:value-type="float">
            <text:p>755.03</text:p>
          </table:table-cell>
          <table:table-cell office:value-type="float" office:value="102751" calcext:value-type="float">
            <text:p>102751</text:p>
          </table:table-cell>
          <table:table-cell office:value-type="string" calcext:value-type="string">
            <text:p>4256x2848</text:p>
          </table:table-cell>
          <table:table-cell office:value-type="float" office:value="0.0678" calcext:value-type="float">
            <text:p>0.0678</text:p>
          </table:table-cell>
          <table:table-cell office:value-type="string" calcext:value-type="string">
            <text:p>spider_web.png</text:p>
          </table:table-cell>
          <table:table-cell office:value-type="string" calcext:value-type="string">
            <text:p>AVIF</text:p>
          </table:table-cell>
          <table:table-cell office:value-type="float" office:value="24" calcext:value-type="float">
            <text:p>24</text:p>
          </table:table-cell>
          <table:table-cell office:value-type="float" office:value="0.977231876472362" calcext:value-type="float">
            <text:p>0.977231876472362</text:p>
          </table:table-cell>
          <table:table-cell office:value-type="float" office:value="42.9809829047263" calcext:value-type="float">
            <text:p>42.9809829047263</text:p>
          </table:table-cell>
          <table:table-cell office:value-type="float" office:value="3.27327181080334" calcext:value-type="float">
            <text:p>3.27327181080334</text:p>
          </table:table-cell>
        </table:table-row>
        <table:table-row table:style-name="ro1">
          <table:table-cell office:value-type="string" calcext:value-type="string">
            <text:p>spider_web</text:p>
          </table:table-cell>
          <table:table-cell office:value-type="float" office:value="25" calcext:value-type="float">
            <text:p>25</text:p>
          </table:table-cell>
          <table:table-cell office:value-type="float" office:value="11.056401835" calcext:value-type="float">
            <text:p>11.056401835</text:p>
          </table:table-cell>
          <table:table-cell office:value-type="float" office:value="716.98" calcext:value-type="float">
            <text:p>716.98</text:p>
          </table:table-cell>
          <table:table-cell office:value-type="float" office:value="95098" calcext:value-type="float">
            <text:p>95098</text:p>
          </table:table-cell>
          <table:table-cell office:value-type="string" calcext:value-type="string">
            <text:p>4256x2848</text:p>
          </table:table-cell>
          <table:table-cell office:value-type="float" office:value="0.0627" calcext:value-type="float">
            <text:p>0.0627</text:p>
          </table:table-cell>
          <table:table-cell office:value-type="string" calcext:value-type="string">
            <text:p>spider_web.png</text:p>
          </table:table-cell>
          <table:table-cell office:value-type="string" calcext:value-type="string">
            <text:p>AVIF</text:p>
          </table:table-cell>
          <table:table-cell office:value-type="float" office:value="25" calcext:value-type="float">
            <text:p>25</text:p>
          </table:table-cell>
          <table:table-cell office:value-type="float" office:value="0.976725070504524" calcext:value-type="float">
            <text:p>0.976725070504524</text:p>
          </table:table-cell>
          <table:table-cell office:value-type="float" office:value="42.7986879109563" calcext:value-type="float">
            <text:p>42.7986879109563</text:p>
          </table:table-cell>
          <table:table-cell office:value-type="float" office:value="3.41359166767868" calcext:value-type="float">
            <text:p>3.41359166767868</text:p>
          </table:table-cell>
        </table:table-row>
        <table:table-row table:style-name="ro1">
          <table:table-cell office:value-type="string" calcext:value-type="string">
            <text:p>spider_web</text:p>
          </table:table-cell>
          <table:table-cell office:value-type="float" office:value="26" calcext:value-type="float">
            <text:p>26</text:p>
          </table:table-cell>
          <table:table-cell office:value-type="float" office:value="10.767015037" calcext:value-type="float">
            <text:p>10.767015037</text:p>
          </table:table-cell>
          <table:table-cell office:value-type="float" office:value="687.48" calcext:value-type="float">
            <text:p>687.48</text:p>
          </table:table-cell>
          <table:table-cell office:value-type="float" office:value="88585" calcext:value-type="float">
            <text:p>88585</text:p>
          </table:table-cell>
          <table:table-cell office:value-type="string" calcext:value-type="string">
            <text:p>4256x2848</text:p>
          </table:table-cell>
          <table:table-cell office:value-type="float" office:value="0.0584" calcext:value-type="float">
            <text:p>0.0584</text:p>
          </table:table-cell>
          <table:table-cell office:value-type="string" calcext:value-type="string">
            <text:p>spider_web.png</text:p>
          </table:table-cell>
          <table:table-cell office:value-type="string" calcext:value-type="string">
            <text:p>AVIF</text:p>
          </table:table-cell>
          <table:table-cell office:value-type="float" office:value="26" calcext:value-type="float">
            <text:p>26</text:p>
          </table:table-cell>
          <table:table-cell office:value-type="float" office:value="0.976252560859167" calcext:value-type="float">
            <text:p>0.976252560859167</text:p>
          </table:table-cell>
          <table:table-cell office:value-type="float" office:value="42.6441066732418" calcext:value-type="float">
            <text:p>42.6441066732418</text:p>
          </table:table-cell>
          <table:table-cell office:value-type="float" office:value="3.53728207676847" calcext:value-type="float">
            <text:p>3.53728207676847</text:p>
          </table:table-cell>
        </table:table-row>
        <table:table-row table:style-name="ro1">
          <table:table-cell office:value-type="string" calcext:value-type="string">
            <text:p>spider_web</text:p>
          </table:table-cell>
          <table:table-cell office:value-type="float" office:value="27" calcext:value-type="float">
            <text:p>27</text:p>
          </table:table-cell>
          <table:table-cell office:value-type="float" office:value="10.525261688" calcext:value-type="float">
            <text:p>10.525261688</text:p>
          </table:table-cell>
          <table:table-cell office:value-type="float" office:value="664.28" calcext:value-type="float">
            <text:p>664.28</text:p>
          </table:table-cell>
          <table:table-cell office:value-type="float" office:value="83175" calcext:value-type="float">
            <text:p>83175</text:p>
          </table:table-cell>
          <table:table-cell office:value-type="string" calcext:value-type="string">
            <text:p>4256x2848</text:p>
          </table:table-cell>
          <table:table-cell office:value-type="float" office:value="0.0548" calcext:value-type="float">
            <text:p>0.0548</text:p>
          </table:table-cell>
          <table:table-cell office:value-type="string" calcext:value-type="string">
            <text:p>spider_web.png</text:p>
          </table:table-cell>
          <table:table-cell office:value-type="string" calcext:value-type="string">
            <text:p>AVIF</text:p>
          </table:table-cell>
          <table:table-cell office:value-type="float" office:value="27" calcext:value-type="float">
            <text:p>27</text:p>
          </table:table-cell>
          <table:table-cell office:value-type="float" office:value="0.975803505993241" calcext:value-type="float">
            <text:p>0.975803505993241</text:p>
          </table:table-cell>
          <table:table-cell office:value-type="float" office:value="42.4851742369645" calcext:value-type="float">
            <text:p>42.4851742369645</text:p>
          </table:table-cell>
          <table:table-cell office:value-type="float" office:value="3.66912862937716" calcext:value-type="float">
            <text:p>3.66912862937716</text:p>
          </table:table-cell>
        </table:table-row>
        <table:table-row table:style-name="ro1">
          <table:table-cell office:value-type="string" calcext:value-type="string">
            <text:p>spider_web</text:p>
          </table:table-cell>
          <table:table-cell office:value-type="float" office:value="28" calcext:value-type="float">
            <text:p>28</text:p>
          </table:table-cell>
          <table:table-cell office:value-type="float" office:value="10.548063972" calcext:value-type="float">
            <text:p>10.548063972</text:p>
          </table:table-cell>
          <table:table-cell office:value-type="float" office:value="668.12" calcext:value-type="float">
            <text:p>668.12</text:p>
          </table:table-cell>
          <table:table-cell office:value-type="float" office:value="78565" calcext:value-type="float">
            <text:p>78565</text:p>
          </table:table-cell>
          <table:table-cell office:value-type="string" calcext:value-type="string">
            <text:p>4256x2848</text:p>
          </table:table-cell>
          <table:table-cell office:value-type="float" office:value="0.0518" calcext:value-type="float">
            <text:p>0.0518</text:p>
          </table:table-cell>
          <table:table-cell office:value-type="string" calcext:value-type="string">
            <text:p>spider_web.png</text:p>
          </table:table-cell>
          <table:table-cell office:value-type="string" calcext:value-type="string">
            <text:p>AVIF</text:p>
          </table:table-cell>
          <table:table-cell office:value-type="float" office:value="28" calcext:value-type="float">
            <text:p>28</text:p>
          </table:table-cell>
          <table:table-cell office:value-type="float" office:value="0.975334929009976" calcext:value-type="float">
            <text:p>0.975334929009976</text:p>
          </table:table-cell>
          <table:table-cell office:value-type="float" office:value="42.3379357575791" calcext:value-type="float">
            <text:p>42.3379357575791</text:p>
          </table:table-cell>
          <table:table-cell office:value-type="float" office:value="3.79565547251204" calcext:value-type="float">
            <text:p>3.79565547251204</text:p>
          </table:table-cell>
        </table:table-row>
        <table:table-row table:style-name="ro1">
          <table:table-cell office:value-type="string" calcext:value-type="string">
            <text:p>spider_web</text:p>
          </table:table-cell>
          <table:table-cell office:value-type="float" office:value="29" calcext:value-type="float">
            <text:p>29</text:p>
          </table:table-cell>
          <table:table-cell office:value-type="float" office:value="10.333552344" calcext:value-type="float">
            <text:p>10.333552344</text:p>
          </table:table-cell>
          <table:table-cell office:value-type="float" office:value="648.96" calcext:value-type="float">
            <text:p>648.96</text:p>
          </table:table-cell>
          <table:table-cell office:value-type="float" office:value="74270" calcext:value-type="float">
            <text:p>74270</text:p>
          </table:table-cell>
          <table:table-cell office:value-type="string" calcext:value-type="string">
            <text:p>4256x2848</text:p>
          </table:table-cell>
          <table:table-cell office:value-type="float" office:value="0.049" calcext:value-type="float">
            <text:p>0.049</text:p>
          </table:table-cell>
          <table:table-cell office:value-type="string" calcext:value-type="string">
            <text:p>spider_web.png</text:p>
          </table:table-cell>
          <table:table-cell office:value-type="string" calcext:value-type="string">
            <text:p>AVIF</text:p>
          </table:table-cell>
          <table:table-cell office:value-type="float" office:value="29" calcext:value-type="float">
            <text:p>29</text:p>
          </table:table-cell>
          <table:table-cell office:value-type="float" office:value="0.974819681673394" calcext:value-type="float">
            <text:p>0.974819681673394</text:p>
          </table:table-cell>
          <table:table-cell office:value-type="float" office:value="42.1799615473142" calcext:value-type="float">
            <text:p>42.1799615473142</text:p>
          </table:table-cell>
          <table:table-cell office:value-type="float" office:value="3.93626388984223" calcext:value-type="float">
            <text:p>3.93626388984223</text:p>
          </table:table-cell>
        </table:table-row>
        <table:table-row table:style-name="ro1">
          <table:table-cell office:value-type="string" calcext:value-type="string">
            <text:p>spider_web</text:p>
          </table:table-cell>
          <table:table-cell office:value-type="float" office:value="30" calcext:value-type="float">
            <text:p>30</text:p>
          </table:table-cell>
          <table:table-cell office:value-type="float" office:value="10.25660955" calcext:value-type="float">
            <text:p>10.25660955</text:p>
          </table:table-cell>
          <table:table-cell office:value-type="float" office:value="633.66" calcext:value-type="float">
            <text:p>633.66</text:p>
          </table:table-cell>
          <table:table-cell office:value-type="float" office:value="70751" calcext:value-type="float">
            <text:p>70751</text:p>
          </table:table-cell>
          <table:table-cell office:value-type="string" calcext:value-type="string">
            <text:p>4256x2848</text:p>
          </table:table-cell>
          <table:table-cell office:value-type="float" office:value="0.0466" calcext:value-type="float">
            <text:p>0.0466</text:p>
          </table:table-cell>
          <table:table-cell office:value-type="string" calcext:value-type="string">
            <text:p>spider_web.png</text:p>
          </table:table-cell>
          <table:table-cell office:value-type="string" calcext:value-type="string">
            <text:p>AVIF</text:p>
          </table:table-cell>
          <table:table-cell office:value-type="float" office:value="30" calcext:value-type="float">
            <text:p>30</text:p>
          </table:table-cell>
          <table:table-cell office:value-type="float" office:value="0.974379653499331" calcext:value-type="float">
            <text:p>0.974379653499331</text:p>
          </table:table-cell>
          <table:table-cell office:value-type="float" office:value="42.0187728501064" calcext:value-type="float">
            <text:p>42.0187728501064</text:p>
          </table:table-cell>
          <table:table-cell office:value-type="float" office:value="4.08510360896096" calcext:value-type="float">
            <text:p>4.08510360896096</text:p>
          </table:table-cell>
        </table:table-row>
        <table:table-row table:style-name="ro1">
          <table:table-cell office:value-type="string" calcext:value-type="string">
            <text:p>spider_web</text:p>
          </table:table-cell>
          <table:table-cell office:value-type="float" office:value="31" calcext:value-type="float">
            <text:p>31</text:p>
          </table:table-cell>
          <table:table-cell office:value-type="float" office:value="10.086315318" calcext:value-type="float">
            <text:p>10.086315318</text:p>
          </table:table-cell>
          <table:table-cell office:value-type="float" office:value="610.91" calcext:value-type="float">
            <text:p>610.91</text:p>
          </table:table-cell>
          <table:table-cell office:value-type="float" office:value="66176" calcext:value-type="float">
            <text:p>66176</text:p>
          </table:table-cell>
          <table:table-cell office:value-type="string" calcext:value-type="string">
            <text:p>4256x2848</text:p>
          </table:table-cell>
          <table:table-cell office:value-type="float" office:value="0.0436" calcext:value-type="float">
            <text:p>0.0436</text:p>
          </table:table-cell>
          <table:table-cell office:value-type="string" calcext:value-type="string">
            <text:p>spider_web.png</text:p>
          </table:table-cell>
          <table:table-cell office:value-type="string" calcext:value-type="string">
            <text:p>AVIF</text:p>
          </table:table-cell>
          <table:table-cell office:value-type="float" office:value="31" calcext:value-type="float">
            <text:p>31</text:p>
          </table:table-cell>
          <table:table-cell office:value-type="float" office:value="0.973789650708427" calcext:value-type="float">
            <text:p>0.973789650708427</text:p>
          </table:table-cell>
          <table:table-cell office:value-type="float" office:value="41.8120372894311" calcext:value-type="float">
            <text:p>41.8120372894311</text:p>
          </table:table-cell>
          <table:table-cell office:value-type="float" office:value="4.28426801840451" calcext:value-type="float">
            <text:p>4.28426801840451</text:p>
          </table:table-cell>
        </table:table-row>
        <table:table-row table:style-name="ro1">
          <table:table-cell office:value-type="string" calcext:value-type="string">
            <text:p>spider_web</text:p>
          </table:table-cell>
          <table:table-cell office:value-type="float" office:value="32" calcext:value-type="float">
            <text:p>32</text:p>
          </table:table-cell>
          <table:table-cell office:value-type="float" office:value="9.787289895" calcext:value-type="float">
            <text:p>9.787289895</text:p>
          </table:table-cell>
          <table:table-cell office:value-type="float" office:value="587.59" calcext:value-type="float">
            <text:p>587.59</text:p>
          </table:table-cell>
          <table:table-cell office:value-type="float" office:value="62305" calcext:value-type="float">
            <text:p>62305</text:p>
          </table:table-cell>
          <table:table-cell office:value-type="string" calcext:value-type="string">
            <text:p>4256x2848</text:p>
          </table:table-cell>
          <table:table-cell office:value-type="float" office:value="0.0411" calcext:value-type="float">
            <text:p>0.0411</text:p>
          </table:table-cell>
          <table:table-cell office:value-type="string" calcext:value-type="string">
            <text:p>spider_web.png</text:p>
          </table:table-cell>
          <table:table-cell office:value-type="string" calcext:value-type="string">
            <text:p>AVIF</text:p>
          </table:table-cell>
          <table:table-cell office:value-type="float" office:value="32" calcext:value-type="float">
            <text:p>32</text:p>
          </table:table-cell>
          <table:table-cell office:value-type="float" office:value="0.973147991276759" calcext:value-type="float">
            <text:p>0.973147991276759</text:p>
          </table:table-cell>
          <table:table-cell office:value-type="float" office:value="41.6061856963063" calcext:value-type="float">
            <text:p>41.6061856963063</text:p>
          </table:table-cell>
          <table:table-cell office:value-type="float" office:value="4.4922280079148" calcext:value-type="float">
            <text:p>4.4922280079148</text:p>
          </table:table-cell>
        </table:table-row>
        <table:table-row table:style-name="ro1">
          <table:table-cell office:value-type="string" calcext:value-type="string">
            <text:p>spider_web</text:p>
          </table:table-cell>
          <table:table-cell office:value-type="float" office:value="33" calcext:value-type="float">
            <text:p>33</text:p>
          </table:table-cell>
          <table:table-cell office:value-type="float" office:value="11.36349033" calcext:value-type="float">
            <text:p>11.36349033</text:p>
          </table:table-cell>
          <table:table-cell office:value-type="float" office:value="710.8" calcext:value-type="float">
            <text:p>710.8</text:p>
          </table:table-cell>
          <table:table-cell office:value-type="float" office:value="57889" calcext:value-type="float">
            <text:p>57889</text:p>
          </table:table-cell>
          <table:table-cell office:value-type="string" calcext:value-type="string">
            <text:p>4256x2848</text:p>
          </table:table-cell>
          <table:table-cell office:value-type="float" office:value="0.0382" calcext:value-type="float">
            <text:p>0.0382</text:p>
          </table:table-cell>
          <table:table-cell office:value-type="string" calcext:value-type="string">
            <text:p>spider_web.png</text:p>
          </table:table-cell>
          <table:table-cell office:value-type="string" calcext:value-type="string">
            <text:p>AVIF</text:p>
          </table:table-cell>
          <table:table-cell office:value-type="float" office:value="33" calcext:value-type="float">
            <text:p>33</text:p>
          </table:table-cell>
          <table:table-cell office:value-type="float" office:value="0.972442152334477" calcext:value-type="float">
            <text:p>0.972442152334477</text:p>
          </table:table-cell>
          <table:table-cell office:value-type="float" office:value="41.4910286323612" calcext:value-type="float">
            <text:p>41.4910286323612</text:p>
          </table:table-cell>
          <table:table-cell office:value-type="float" office:value="4.61293672647208" calcext:value-type="float">
            <text:p>4.61293672647208</text:p>
          </table:table-cell>
        </table:table-row>
        <table:table-row table:style-name="ro1">
          <table:table-cell office:value-type="string" calcext:value-type="string">
            <text:p>spider_web</text:p>
          </table:table-cell>
          <table:table-cell office:value-type="float" office:value="34" calcext:value-type="float">
            <text:p>34</text:p>
          </table:table-cell>
          <table:table-cell office:value-type="float" office:value="11.156459753" calcext:value-type="float">
            <text:p>11.156459753</text:p>
          </table:table-cell>
          <table:table-cell office:value-type="float" office:value="685.18" calcext:value-type="float">
            <text:p>685.18</text:p>
          </table:table-cell>
          <table:table-cell office:value-type="float" office:value="55006" calcext:value-type="float">
            <text:p>55006</text:p>
          </table:table-cell>
          <table:table-cell office:value-type="string" calcext:value-type="string">
            <text:p>4256x2848</text:p>
          </table:table-cell>
          <table:table-cell office:value-type="float" office:value="0.0363" calcext:value-type="float">
            <text:p>0.0363</text:p>
          </table:table-cell>
          <table:table-cell office:value-type="string" calcext:value-type="string">
            <text:p>spider_web.png</text:p>
          </table:table-cell>
          <table:table-cell office:value-type="string" calcext:value-type="string">
            <text:p>AVIF</text:p>
          </table:table-cell>
          <table:table-cell office:value-type="float" office:value="34" calcext:value-type="float">
            <text:p>34</text:p>
          </table:table-cell>
          <table:table-cell office:value-type="float" office:value="0.971827924449184" calcext:value-type="float">
            <text:p>0.971827924449184</text:p>
          </table:table-cell>
          <table:table-cell office:value-type="float" office:value="41.3253286728675" calcext:value-type="float">
            <text:p>41.3253286728675</text:p>
          </table:table-cell>
          <table:table-cell office:value-type="float" office:value="4.79233858104707" calcext:value-type="float">
            <text:p>4.79233858104707</text:p>
          </table:table-cell>
        </table:table-row>
        <table:table-row table:style-name="ro1">
          <table:table-cell office:value-type="string" calcext:value-type="string">
            <text:p>spider_web</text:p>
          </table:table-cell>
          <table:table-cell office:value-type="float" office:value="35" calcext:value-type="float">
            <text:p>35</text:p>
          </table:table-cell>
          <table:table-cell office:value-type="float" office:value="10.895280377" calcext:value-type="float">
            <text:p>10.895280377</text:p>
          </table:table-cell>
          <table:table-cell office:value-type="float" office:value="663.53" calcext:value-type="float">
            <text:p>663.53</text:p>
          </table:table-cell>
          <table:table-cell office:value-type="float" office:value="51531" calcext:value-type="float">
            <text:p>51531</text:p>
          </table:table-cell>
          <table:table-cell office:value-type="string" calcext:value-type="string">
            <text:p>4256x2848</text:p>
          </table:table-cell>
          <table:table-cell office:value-type="float" office:value="0.034" calcext:value-type="float">
            <text:p>0.034</text:p>
          </table:table-cell>
          <table:table-cell office:value-type="string" calcext:value-type="string">
            <text:p>spider_web.png</text:p>
          </table:table-cell>
          <table:table-cell office:value-type="string" calcext:value-type="string">
            <text:p>AVIF</text:p>
          </table:table-cell>
          <table:table-cell office:value-type="float" office:value="35" calcext:value-type="float">
            <text:p>35</text:p>
          </table:table-cell>
          <table:table-cell office:value-type="float" office:value="0.971130190147082" calcext:value-type="float">
            <text:p>0.971130190147082</text:p>
          </table:table-cell>
          <table:table-cell office:value-type="float" office:value="41.1544852082039" calcext:value-type="float">
            <text:p>41.1544852082039</text:p>
          </table:table-cell>
          <table:table-cell office:value-type="float" office:value="4.98461752498346" calcext:value-type="float">
            <text:p>4.98461752498346</text:p>
          </table:table-cell>
        </table:table-row>
        <table:table-row table:style-name="ro1">
          <table:table-cell office:value-type="string" calcext:value-type="string">
            <text:p>spider_web</text:p>
          </table:table-cell>
          <table:table-cell office:value-type="float" office:value="36" calcext:value-type="float">
            <text:p>36</text:p>
          </table:table-cell>
          <table:table-cell office:value-type="float" office:value="10.455224345" calcext:value-type="float">
            <text:p>10.455224345</text:p>
          </table:table-cell>
          <table:table-cell office:value-type="float" office:value="631.61" calcext:value-type="float">
            <text:p>631.61</text:p>
          </table:table-cell>
          <table:table-cell office:value-type="float" office:value="48415" calcext:value-type="float">
            <text:p>48415</text:p>
          </table:table-cell>
          <table:table-cell office:value-type="string" calcext:value-type="string">
            <text:p>4256x2848</text:p>
          </table:table-cell>
          <table:table-cell office:value-type="float" office:value="0.0319" calcext:value-type="float">
            <text:p>0.0319</text:p>
          </table:table-cell>
          <table:table-cell office:value-type="string" calcext:value-type="string">
            <text:p>spider_web.png</text:p>
          </table:table-cell>
          <table:table-cell office:value-type="string" calcext:value-type="string">
            <text:p>AVIF</text:p>
          </table:table-cell>
          <table:table-cell office:value-type="float" office:value="36" calcext:value-type="float">
            <text:p>36</text:p>
          </table:table-cell>
          <table:table-cell office:value-type="float" office:value="0.970300231496938" calcext:value-type="float">
            <text:p>0.970300231496938</text:p>
          </table:table-cell>
          <table:table-cell office:value-type="float" office:value="40.958068220299" calcext:value-type="float">
            <text:p>40.958068220299</text:p>
          </table:table-cell>
          <table:table-cell office:value-type="float" office:value="5.21523087146412" calcext:value-type="float">
            <text:p>5.21523087146412</text:p>
          </table:table-cell>
        </table:table-row>
        <table:table-row table:style-name="ro1">
          <table:table-cell office:value-type="string" calcext:value-type="string">
            <text:p>spider_web</text:p>
          </table:table-cell>
          <table:table-cell office:value-type="float" office:value="37" calcext:value-type="float">
            <text:p>37</text:p>
          </table:table-cell>
          <table:table-cell office:value-type="float" office:value="10.495421324" calcext:value-type="float">
            <text:p>10.495421324</text:p>
          </table:table-cell>
          <table:table-cell office:value-type="float" office:value="621.22" calcext:value-type="float">
            <text:p>621.22</text:p>
          </table:table-cell>
          <table:table-cell office:value-type="float" office:value="45865" calcext:value-type="float">
            <text:p>45865</text:p>
          </table:table-cell>
          <table:table-cell office:value-type="string" calcext:value-type="string">
            <text:p>4256x2848</text:p>
          </table:table-cell>
          <table:table-cell office:value-type="float" office:value="0.0302" calcext:value-type="float">
            <text:p>0.0302</text:p>
          </table:table-cell>
          <table:table-cell office:value-type="string" calcext:value-type="string">
            <text:p>spider_web.png</text:p>
          </table:table-cell>
          <table:table-cell office:value-type="string" calcext:value-type="string">
            <text:p>AVIF</text:p>
          </table:table-cell>
          <table:table-cell office:value-type="float" office:value="37" calcext:value-type="float">
            <text:p>37</text:p>
          </table:table-cell>
          <table:table-cell office:value-type="float" office:value="0.969741737632874" calcext:value-type="float">
            <text:p>0.969741737632874</text:p>
          </table:table-cell>
          <table:table-cell office:value-type="float" office:value="40.7826146327931" calcext:value-type="float">
            <text:p>40.7826146327931</text:p>
          </table:table-cell>
          <table:table-cell office:value-type="float" office:value="5.43023841314135" calcext:value-type="float">
            <text:p>5.43023841314135</text:p>
          </table:table-cell>
        </table:table-row>
        <table:table-row table:style-name="ro1">
          <table:table-cell office:value-type="string" calcext:value-type="string">
            <text:p>spider_web</text:p>
          </table:table-cell>
          <table:table-cell office:value-type="float" office:value="38" calcext:value-type="float">
            <text:p>38</text:p>
          </table:table-cell>
          <table:table-cell office:value-type="float" office:value="10.378743872" calcext:value-type="float">
            <text:p>10.378743872</text:p>
          </table:table-cell>
          <table:table-cell office:value-type="float" office:value="603.64" calcext:value-type="float">
            <text:p>603.64</text:p>
          </table:table-cell>
          <table:table-cell office:value-type="float" office:value="43200" calcext:value-type="float">
            <text:p>43200</text:p>
          </table:table-cell>
          <table:table-cell office:value-type="string" calcext:value-type="string">
            <text:p>4256x2848</text:p>
          </table:table-cell>
          <table:table-cell office:value-type="float" office:value="0.0285" calcext:value-type="float">
            <text:p>0.0285</text:p>
          </table:table-cell>
          <table:table-cell office:value-type="string" calcext:value-type="string">
            <text:p>spider_web.png</text:p>
          </table:table-cell>
          <table:table-cell office:value-type="string" calcext:value-type="string">
            <text:p>AVIF</text:p>
          </table:table-cell>
          <table:table-cell office:value-type="float" office:value="38" calcext:value-type="float">
            <text:p>38</text:p>
          </table:table-cell>
          <table:table-cell office:value-type="float" office:value="0.968918908711416" calcext:value-type="float">
            <text:p>0.968918908711416</text:p>
          </table:table-cell>
          <table:table-cell office:value-type="float" office:value="40.5951174125273" calcext:value-type="float">
            <text:p>40.5951174125273</text:p>
          </table:table-cell>
          <table:table-cell office:value-type="float" office:value="5.66981148886965" calcext:value-type="float">
            <text:p>5.66981148886965</text:p>
          </table:table-cell>
        </table:table-row>
        <table:table-row table:style-name="ro1">
          <table:table-cell office:value-type="string" calcext:value-type="string">
            <text:p>spider_web</text:p>
          </table:table-cell>
          <table:table-cell office:value-type="float" office:value="39" calcext:value-type="float">
            <text:p>39</text:p>
          </table:table-cell>
          <table:table-cell office:value-type="float" office:value="9.933539902" calcext:value-type="float">
            <text:p>9.933539902</text:p>
          </table:table-cell>
          <table:table-cell office:value-type="float" office:value="581.27" calcext:value-type="float">
            <text:p>581.27</text:p>
          </table:table-cell>
          <table:table-cell office:value-type="float" office:value="40556" calcext:value-type="float">
            <text:p>40556</text:p>
          </table:table-cell>
          <table:table-cell office:value-type="string" calcext:value-type="string">
            <text:p>4256x2848</text:p>
          </table:table-cell>
          <table:table-cell office:value-type="float" office:value="0.0267" calcext:value-type="float">
            <text:p>0.0267</text:p>
          </table:table-cell>
          <table:table-cell office:value-type="string" calcext:value-type="string">
            <text:p>spider_web.png</text:p>
          </table:table-cell>
          <table:table-cell office:value-type="string" calcext:value-type="string">
            <text:p>AVIF</text:p>
          </table:table-cell>
          <table:table-cell office:value-type="float" office:value="39" calcext:value-type="float">
            <text:p>39</text:p>
          </table:table-cell>
          <table:table-cell office:value-type="float" office:value="0.968039505930424" calcext:value-type="float">
            <text:p>0.968039505930424</text:p>
          </table:table-cell>
          <table:table-cell office:value-type="float" office:value="40.4049016978977" calcext:value-type="float">
            <text:p>40.4049016978977</text:p>
          </table:table-cell>
          <table:table-cell office:value-type="float" office:value="5.92366092328785" calcext:value-type="float">
            <text:p>5.92366092328785</text:p>
          </table:table-cell>
        </table:table-row>
        <table:table-row table:style-name="ro1">
          <table:table-cell office:value-type="string" calcext:value-type="string">
            <text:p>spider_web</text:p>
          </table:table-cell>
          <table:table-cell office:value-type="float" office:value="40" calcext:value-type="float">
            <text:p>40</text:p>
          </table:table-cell>
          <table:table-cell office:value-type="float" office:value="9.761076606" calcext:value-type="float">
            <text:p>9.761076606</text:p>
          </table:table-cell>
          <table:table-cell office:value-type="float" office:value="563.24" calcext:value-type="float">
            <text:p>563.24</text:p>
          </table:table-cell>
          <table:table-cell office:value-type="float" office:value="38281" calcext:value-type="float">
            <text:p>38281</text:p>
          </table:table-cell>
          <table:table-cell office:value-type="string" calcext:value-type="string">
            <text:p>4256x2848</text:p>
          </table:table-cell>
          <table:table-cell office:value-type="float" office:value="0.0252" calcext:value-type="float">
            <text:p>0.0252</text:p>
          </table:table-cell>
          <table:table-cell office:value-type="string" calcext:value-type="string">
            <text:p>spider_web.png</text:p>
          </table:table-cell>
          <table:table-cell office:value-type="string" calcext:value-type="string">
            <text:p>AVIF</text:p>
          </table:table-cell>
          <table:table-cell office:value-type="float" office:value="40" calcext:value-type="float">
            <text:p>40</text:p>
          </table:table-cell>
          <table:table-cell office:value-type="float" office:value="0.967288352509477" calcext:value-type="float">
            <text:p>0.967288352509477</text:p>
          </table:table-cell>
          <table:table-cell office:value-type="float" office:value="40.2306546265379" calcext:value-type="float">
            <text:p>40.2306546265379</text:p>
          </table:table-cell>
          <table:table-cell office:value-type="float" office:value="6.16616154149419" calcext:value-type="float">
            <text:p>6.16616154149419</text:p>
          </table:table-cell>
        </table:table-row>
        <table:table-row table:style-name="ro1">
          <table:table-cell office:value-type="string" calcext:value-type="string">
            <text:p>spider_web</text:p>
          </table:table-cell>
          <table:table-cell office:value-type="float" office:value="41" calcext:value-type="float">
            <text:p>41</text:p>
          </table:table-cell>
          <table:table-cell office:value-type="float" office:value="9.903602127" calcext:value-type="float">
            <text:p>9.903602127</text:p>
          </table:table-cell>
          <table:table-cell office:value-type="float" office:value="559.42" calcext:value-type="float">
            <text:p>559.42</text:p>
          </table:table-cell>
          <table:table-cell office:value-type="float" office:value="36297" calcext:value-type="float">
            <text:p>36297</text:p>
          </table:table-cell>
          <table:table-cell office:value-type="string" calcext:value-type="string">
            <text:p>4256x2848</text:p>
          </table:table-cell>
          <table:table-cell office:value-type="float" office:value="0.0239" calcext:value-type="float">
            <text:p>0.0239</text:p>
          </table:table-cell>
          <table:table-cell office:value-type="string" calcext:value-type="string">
            <text:p>spider_web.png</text:p>
          </table:table-cell>
          <table:table-cell office:value-type="string" calcext:value-type="string">
            <text:p>AVIF</text:p>
          </table:table-cell>
          <table:table-cell office:value-type="float" office:value="41" calcext:value-type="float">
            <text:p>41</text:p>
          </table:table-cell>
          <table:table-cell office:value-type="float" office:value="0.966308188731799" calcext:value-type="float">
            <text:p>0.966308188731799</text:p>
          </table:table-cell>
          <table:table-cell office:value-type="float" office:value="40.0104432923706" calcext:value-type="float">
            <text:p>40.0104432923706</text:p>
          </table:table-cell>
          <table:table-cell office:value-type="float" office:value="6.48688250317683" calcext:value-type="float">
            <text:p>6.48688250317683</text:p>
          </table:table-cell>
        </table:table-row>
        <table:table-row table:style-name="ro1">
          <table:table-cell office:value-type="string" calcext:value-type="string">
            <text:p>spider_web</text:p>
          </table:table-cell>
          <table:table-cell office:value-type="float" office:value="42" calcext:value-type="float">
            <text:p>42</text:p>
          </table:table-cell>
          <table:table-cell office:value-type="float" office:value="9.527185119" calcext:value-type="float">
            <text:p>9.527185119</text:p>
          </table:table-cell>
          <table:table-cell office:value-type="float" office:value="536.89" calcext:value-type="float">
            <text:p>536.89</text:p>
          </table:table-cell>
          <table:table-cell office:value-type="float" office:value="34217" calcext:value-type="float">
            <text:p>34217</text:p>
          </table:table-cell>
          <table:table-cell office:value-type="string" calcext:value-type="string">
            <text:p>4256x2848</text:p>
          </table:table-cell>
          <table:table-cell office:value-type="float" office:value="0.0225" calcext:value-type="float">
            <text:p>0.0225</text:p>
          </table:table-cell>
          <table:table-cell office:value-type="string" calcext:value-type="string">
            <text:p>spider_web.png</text:p>
          </table:table-cell>
          <table:table-cell office:value-type="string" calcext:value-type="string">
            <text:p>AVIF</text:p>
          </table:table-cell>
          <table:table-cell office:value-type="float" office:value="42" calcext:value-type="float">
            <text:p>42</text:p>
          </table:table-cell>
          <table:table-cell office:value-type="float" office:value="0.965150664626462" calcext:value-type="float">
            <text:p>0.965150664626462</text:p>
          </table:table-cell>
          <table:table-cell office:value-type="float" office:value="39.7973526433949" calcext:value-type="float">
            <text:p>39.7973526433949</text:p>
          </table:table-cell>
          <table:table-cell office:value-type="float" office:value="6.81310522619752" calcext:value-type="float">
            <text:p>6.81310522619752</text:p>
          </table:table-cell>
        </table:table-row>
        <table:table-row table:style-name="ro1">
          <table:table-cell office:value-type="string" calcext:value-type="string">
            <text:p>spider_web</text:p>
          </table:table-cell>
          <table:table-cell office:value-type="float" office:value="43" calcext:value-type="float">
            <text:p>43</text:p>
          </table:table-cell>
          <table:table-cell office:value-type="float" office:value="9.34603917" calcext:value-type="float">
            <text:p>9.34603917</text:p>
          </table:table-cell>
          <table:table-cell office:value-type="float" office:value="522.97" calcext:value-type="float">
            <text:p>522.97</text:p>
          </table:table-cell>
          <table:table-cell office:value-type="float" office:value="32247" calcext:value-type="float">
            <text:p>32247</text:p>
          </table:table-cell>
          <table:table-cell office:value-type="string" calcext:value-type="string">
            <text:p>4256x2848</text:p>
          </table:table-cell>
          <table:table-cell office:value-type="float" office:value="0.0212" calcext:value-type="float">
            <text:p>0.0212</text:p>
          </table:table-cell>
          <table:table-cell office:value-type="string" calcext:value-type="string">
            <text:p>spider_web.png</text:p>
          </table:table-cell>
          <table:table-cell office:value-type="string" calcext:value-type="string">
            <text:p>AVIF</text:p>
          </table:table-cell>
          <table:table-cell office:value-type="float" office:value="43" calcext:value-type="float">
            <text:p>43</text:p>
          </table:table-cell>
          <table:table-cell office:value-type="float" office:value="0.96435391700027" calcext:value-type="float">
            <text:p>0.96435391700027</text:p>
          </table:table-cell>
          <table:table-cell office:value-type="float" office:value="39.5872733647748" calcext:value-type="float">
            <text:p>39.5872733647748</text:p>
          </table:table-cell>
          <table:table-cell office:value-type="float" office:value="7.15077353892104" calcext:value-type="float">
            <text:p>7.15077353892104</text:p>
          </table:table-cell>
        </table:table-row>
        <table:table-row table:style-name="ro1">
          <table:table-cell office:value-type="string" calcext:value-type="string">
            <text:p>spider_web</text:p>
          </table:table-cell>
          <table:table-cell office:value-type="float" office:value="44" calcext:value-type="float">
            <text:p>44</text:p>
          </table:table-cell>
          <table:table-cell office:value-type="float" office:value="9.33915971" calcext:value-type="float">
            <text:p>9.33915971</text:p>
          </table:table-cell>
          <table:table-cell office:value-type="float" office:value="514.92" calcext:value-type="float">
            <text:p>514.92</text:p>
          </table:table-cell>
          <table:table-cell office:value-type="float" office:value="30469" calcext:value-type="float">
            <text:p>30469</text:p>
          </table:table-cell>
          <table:table-cell office:value-type="string" calcext:value-type="string">
            <text:p>4256x2848</text:p>
          </table:table-cell>
          <table:table-cell office:value-type="float" office:value="0.0201" calcext:value-type="float">
            <text:p>0.0201</text:p>
          </table:table-cell>
          <table:table-cell office:value-type="string" calcext:value-type="string">
            <text:p>spider_web.png</text:p>
          </table:table-cell>
          <table:table-cell office:value-type="string" calcext:value-type="string">
            <text:p>AVIF</text:p>
          </table:table-cell>
          <table:table-cell office:value-type="float" office:value="44" calcext:value-type="float">
            <text:p>44</text:p>
          </table:table-cell>
          <table:table-cell office:value-type="float" office:value="0.963510884169791" calcext:value-type="float">
            <text:p>0.963510884169791</text:p>
          </table:table-cell>
          <table:table-cell office:value-type="float" office:value="39.3753107400273" calcext:value-type="float">
            <text:p>39.3753107400273</text:p>
          </table:table-cell>
          <table:table-cell office:value-type="float" office:value="7.50843260384986" calcext:value-type="float">
            <text:p>7.50843260384986</text:p>
          </table:table-cell>
        </table:table-row>
        <table:table-row table:style-name="ro1">
          <table:table-cell office:value-type="string" calcext:value-type="string">
            <text:p>spider_web</text:p>
          </table:table-cell>
          <table:table-cell office:value-type="float" office:value="45" calcext:value-type="float">
            <text:p>45</text:p>
          </table:table-cell>
          <table:table-cell office:value-type="float" office:value="9.053012866" calcext:value-type="float">
            <text:p>9.053012866</text:p>
          </table:table-cell>
          <table:table-cell office:value-type="float" office:value="500.37" calcext:value-type="float">
            <text:p>500.37</text:p>
          </table:table-cell>
          <table:table-cell office:value-type="float" office:value="28790" calcext:value-type="float">
            <text:p>28790</text:p>
          </table:table-cell>
          <table:table-cell office:value-type="string" calcext:value-type="string">
            <text:p>4256x2848</text:p>
          </table:table-cell>
          <table:table-cell office:value-type="float" office:value="0.019" calcext:value-type="float">
            <text:p>0.019</text:p>
          </table:table-cell>
          <table:table-cell office:value-type="string" calcext:value-type="string">
            <text:p>spider_web.png</text:p>
          </table:table-cell>
          <table:table-cell office:value-type="string" calcext:value-type="string">
            <text:p>AVIF</text:p>
          </table:table-cell>
          <table:table-cell office:value-type="float" office:value="45" calcext:value-type="float">
            <text:p>45</text:p>
          </table:table-cell>
          <table:table-cell office:value-type="float" office:value="0.962394110820367" calcext:value-type="float">
            <text:p>0.962394110820367</text:p>
          </table:table-cell>
          <table:table-cell office:value-type="float" office:value="39.1321413991268" calcext:value-type="float">
            <text:p>39.1321413991268</text:p>
          </table:table-cell>
          <table:table-cell office:value-type="float" office:value="7.94083589415956" calcext:value-type="float">
            <text:p>7.94083589415956</text:p>
          </table:table-cell>
        </table:table-row>
        <table:table-row table:style-name="ro1">
          <table:table-cell office:value-type="string" calcext:value-type="string">
            <text:p>spider_web</text:p>
          </table:table-cell>
          <table:table-cell office:value-type="float" office:value="46" calcext:value-type="float">
            <text:p>46</text:p>
          </table:table-cell>
          <table:table-cell office:value-type="float" office:value="9.303703538" calcext:value-type="float">
            <text:p>9.303703538</text:p>
          </table:table-cell>
          <table:table-cell office:value-type="float" office:value="499.05" calcext:value-type="float">
            <text:p>499.05</text:p>
          </table:table-cell>
          <table:table-cell office:value-type="float" office:value="27195" calcext:value-type="float">
            <text:p>27195</text:p>
          </table:table-cell>
          <table:table-cell office:value-type="string" calcext:value-type="string">
            <text:p>4256x2848</text:p>
          </table:table-cell>
          <table:table-cell office:value-type="float" office:value="0.0179" calcext:value-type="float">
            <text:p>0.0179</text:p>
          </table:table-cell>
          <table:table-cell office:value-type="string" calcext:value-type="string">
            <text:p>spider_web.png</text:p>
          </table:table-cell>
          <table:table-cell office:value-type="string" calcext:value-type="string">
            <text:p>AVIF</text:p>
          </table:table-cell>
          <table:table-cell office:value-type="float" office:value="46" calcext:value-type="float">
            <text:p>46</text:p>
          </table:table-cell>
          <table:table-cell office:value-type="float" office:value="0.961312638255643" calcext:value-type="float">
            <text:p>0.961312638255643</text:p>
          </table:table-cell>
          <table:table-cell office:value-type="float" office:value="38.8854236162754" calcext:value-type="float">
            <text:p>38.8854236162754</text:p>
          </table:table-cell>
          <table:table-cell office:value-type="float" office:value="8.40500544725578" calcext:value-type="float">
            <text:p>8.40500544725578</text:p>
          </table:table-cell>
        </table:table-row>
        <table:table-row table:style-name="ro1">
          <table:table-cell office:value-type="string" calcext:value-type="string">
            <text:p>spider_web</text:p>
          </table:table-cell>
          <table:table-cell office:value-type="float" office:value="47" calcext:value-type="float">
            <text:p>47</text:p>
          </table:table-cell>
          <table:table-cell office:value-type="float" office:value="9.268723366" calcext:value-type="float">
            <text:p>9.268723366</text:p>
          </table:table-cell>
          <table:table-cell office:value-type="float" office:value="493.3" calcext:value-type="float">
            <text:p>493.3</text:p>
          </table:table-cell>
          <table:table-cell office:value-type="float" office:value="25701" calcext:value-type="float">
            <text:p>25701</text:p>
          </table:table-cell>
          <table:table-cell office:value-type="string" calcext:value-type="string">
            <text:p>4256x2848</text:p>
          </table:table-cell>
          <table:table-cell office:value-type="float" office:value="0.0169" calcext:value-type="float">
            <text:p>0.0169</text:p>
          </table:table-cell>
          <table:table-cell office:value-type="string" calcext:value-type="string">
            <text:p>spider_web.png</text:p>
          </table:table-cell>
          <table:table-cell office:value-type="string" calcext:value-type="string">
            <text:p>AVIF</text:p>
          </table:table-cell>
          <table:table-cell office:value-type="float" office:value="47" calcext:value-type="float">
            <text:p>47</text:p>
          </table:table-cell>
          <table:table-cell office:value-type="float" office:value="0.960392940477614" calcext:value-type="float">
            <text:p>0.960392940477614</text:p>
          </table:table-cell>
          <table:table-cell office:value-type="float" office:value="38.6744815530004" calcext:value-type="float">
            <text:p>38.6744815530004</text:p>
          </table:table-cell>
          <table:table-cell office:value-type="float" office:value="8.82332356083326" calcext:value-type="float">
            <text:p>8.82332356083326</text:p>
          </table:table-cell>
        </table:table-row>
        <table:table-row table:style-name="ro1">
          <table:table-cell office:value-type="string" calcext:value-type="string">
            <text:p>spider_web</text:p>
          </table:table-cell>
          <table:table-cell office:value-type="float" office:value="48" calcext:value-type="float">
            <text:p>48</text:p>
          </table:table-cell>
          <table:table-cell office:value-type="float" office:value="8.993807168" calcext:value-type="float">
            <text:p>8.993807168</text:p>
          </table:table-cell>
          <table:table-cell office:value-type="float" office:value="474.44" calcext:value-type="float">
            <text:p>474.44</text:p>
          </table:table-cell>
          <table:table-cell office:value-type="float" office:value="24279" calcext:value-type="float">
            <text:p>24279</text:p>
          </table:table-cell>
          <table:table-cell office:value-type="string" calcext:value-type="string">
            <text:p>4256x2848</text:p>
          </table:table-cell>
          <table:table-cell office:value-type="float" office:value="0.016" calcext:value-type="float">
            <text:p>0.016</text:p>
          </table:table-cell>
          <table:table-cell office:value-type="string" calcext:value-type="string">
            <text:p>spider_web.png</text:p>
          </table:table-cell>
          <table:table-cell office:value-type="string" calcext:value-type="string">
            <text:p>AVIF</text:p>
          </table:table-cell>
          <table:table-cell office:value-type="float" office:value="48" calcext:value-type="float">
            <text:p>48</text:p>
          </table:table-cell>
          <table:table-cell office:value-type="float" office:value="0.959382006210847" calcext:value-type="float">
            <text:p>0.959382006210847</text:p>
          </table:table-cell>
          <table:table-cell office:value-type="float" office:value="38.4291420981277" calcext:value-type="float">
            <text:p>38.4291420981277</text:p>
          </table:table-cell>
          <table:table-cell office:value-type="float" office:value="9.33611410680845" calcext:value-type="float">
            <text:p>9.33611410680845</text:p>
          </table:table-cell>
        </table:table-row>
        <table:table-row table:style-name="ro1">
          <table:table-cell office:value-type="string" calcext:value-type="string">
            <text:p>spider_web</text:p>
          </table:table-cell>
          <table:table-cell office:value-type="float" office:value="49" calcext:value-type="float">
            <text:p>49</text:p>
          </table:table-cell>
          <table:table-cell office:value-type="float" office:value="9.272307031" calcext:value-type="float">
            <text:p>9.272307031</text:p>
          </table:table-cell>
          <table:table-cell office:value-type="float" office:value="480.76" calcext:value-type="float">
            <text:p>480.76</text:p>
          </table:table-cell>
          <table:table-cell office:value-type="float" office:value="22923" calcext:value-type="float">
            <text:p>22923</text:p>
          </table:table-cell>
          <table:table-cell office:value-type="string" calcext:value-type="string">
            <text:p>4256x2848</text:p>
          </table:table-cell>
          <table:table-cell office:value-type="float" office:value="0.0151" calcext:value-type="float">
            <text:p>0.0151</text:p>
          </table:table-cell>
          <table:table-cell office:value-type="string" calcext:value-type="string">
            <text:p>spider_web.png</text:p>
          </table:table-cell>
          <table:table-cell office:value-type="string" calcext:value-type="string">
            <text:p>AVIF</text:p>
          </table:table-cell>
          <table:table-cell office:value-type="float" office:value="49" calcext:value-type="float">
            <text:p>49</text:p>
          </table:table-cell>
          <table:table-cell office:value-type="float" office:value="0.958444747641156" calcext:value-type="float">
            <text:p>0.958444747641156</text:p>
          </table:table-cell>
          <table:table-cell office:value-type="float" office:value="38.1815604558685" calcext:value-type="float">
            <text:p>38.1815604558685</text:p>
          </table:table-cell>
          <table:table-cell office:value-type="float" office:value="9.8838083401974" calcext:value-type="float">
            <text:p>9.8838083401974</text:p>
          </table:table-cell>
        </table:table-row>
        <table:table-row table:style-name="ro1">
          <table:table-cell office:value-type="string" calcext:value-type="string">
            <text:p>spider_web</text:p>
          </table:table-cell>
          <table:table-cell office:value-type="float" office:value="50" calcext:value-type="float">
            <text:p>50</text:p>
          </table:table-cell>
          <table:table-cell office:value-type="float" office:value="9.019957648" calcext:value-type="float">
            <text:p>9.019957648</text:p>
          </table:table-cell>
          <table:table-cell office:value-type="float" office:value="465.39" calcext:value-type="float">
            <text:p>465.39</text:p>
          </table:table-cell>
          <table:table-cell office:value-type="float" office:value="21748" calcext:value-type="float">
            <text:p>21748</text:p>
          </table:table-cell>
          <table:table-cell office:value-type="string" calcext:value-type="string">
            <text:p>4256x2848</text:p>
          </table:table-cell>
          <table:table-cell office:value-type="float" office:value="0.0143" calcext:value-type="float">
            <text:p>0.0143</text:p>
          </table:table-cell>
          <table:table-cell office:value-type="string" calcext:value-type="string">
            <text:p>spider_web.png</text:p>
          </table:table-cell>
          <table:table-cell office:value-type="string" calcext:value-type="string">
            <text:p>AVIF</text:p>
          </table:table-cell>
          <table:table-cell office:value-type="float" office:value="50" calcext:value-type="float">
            <text:p>50</text:p>
          </table:table-cell>
          <table:table-cell office:value-type="float" office:value="0.956971121105499" calcext:value-type="float">
            <text:p>0.956971121105499</text:p>
          </table:table-cell>
          <table:table-cell office:value-type="float" office:value="37.8877766743965" calcext:value-type="float">
            <text:p>37.8877766743965</text:p>
          </table:table-cell>
          <table:table-cell office:value-type="float" office:value="10.5755434385648" calcext:value-type="float">
            <text:p>10.5755434385648</text:p>
          </table:table-cell>
        </table:table-row>
        <table:table-row table:style-name="ro1">
          <table:table-cell office:value-type="string" calcext:value-type="string">
            <text:p>spider_web</text:p>
          </table:table-cell>
          <table:table-cell office:value-type="float" office:value="51" calcext:value-type="float">
            <text:p>51</text:p>
          </table:table-cell>
          <table:table-cell office:value-type="float" office:value="8.945856958" calcext:value-type="float">
            <text:p>8.945856958</text:p>
          </table:table-cell>
          <table:table-cell office:value-type="float" office:value="465.26" calcext:value-type="float">
            <text:p>465.26</text:p>
          </table:table-cell>
          <table:table-cell office:value-type="float" office:value="20543" calcext:value-type="float">
            <text:p>20543</text:p>
          </table:table-cell>
          <table:table-cell office:value-type="string" calcext:value-type="string">
            <text:p>4256x2848</text:p>
          </table:table-cell>
          <table:table-cell office:value-type="float" office:value="0.0135" calcext:value-type="float">
            <text:p>0.0135</text:p>
          </table:table-cell>
          <table:table-cell office:value-type="string" calcext:value-type="string">
            <text:p>spider_web.png</text:p>
          </table:table-cell>
          <table:table-cell office:value-type="string" calcext:value-type="string">
            <text:p>AVIF</text:p>
          </table:table-cell>
          <table:table-cell office:value-type="float" office:value="51" calcext:value-type="float">
            <text:p>51</text:p>
          </table:table-cell>
          <table:table-cell office:value-type="float" office:value="0.95556342990614" calcext:value-type="float">
            <text:p>0.95556342990614</text:p>
          </table:table-cell>
          <table:table-cell office:value-type="float" office:value="37.6623896007257" calcext:value-type="float">
            <text:p>37.6623896007257</text:p>
          </table:table-cell>
          <table:table-cell office:value-type="float" office:value="11.1388768070985" calcext:value-type="float">
            <text:p>11.1388768070985</text:p>
          </table:table-cell>
        </table:table-row>
        <table:table-row table:style-name="ro1">
          <table:table-cell office:value-type="string" calcext:value-type="string">
            <text:p>spider_web</text:p>
          </table:table-cell>
          <table:table-cell office:value-type="float" office:value="52" calcext:value-type="float">
            <text:p>52</text:p>
          </table:table-cell>
          <table:table-cell office:value-type="float" office:value="8.877733687" calcext:value-type="float">
            <text:p>8.877733687</text:p>
          </table:table-cell>
          <table:table-cell office:value-type="float" office:value="454.1" calcext:value-type="float">
            <text:p>454.1</text:p>
          </table:table-cell>
          <table:table-cell office:value-type="float" office:value="19291" calcext:value-type="float">
            <text:p>19291</text:p>
          </table:table-cell>
          <table:table-cell office:value-type="string" calcext:value-type="string">
            <text:p>4256x2848</text:p>
          </table:table-cell>
          <table:table-cell office:value-type="float" office:value="0.0127" calcext:value-type="float">
            <text:p>0.0127</text:p>
          </table:table-cell>
          <table:table-cell office:value-type="string" calcext:value-type="string">
            <text:p>spider_web.png</text:p>
          </table:table-cell>
          <table:table-cell office:value-type="string" calcext:value-type="string">
            <text:p>AVIF</text:p>
          </table:table-cell>
          <table:table-cell office:value-type="float" office:value="52" calcext:value-type="float">
            <text:p>52</text:p>
          </table:table-cell>
          <table:table-cell office:value-type="float" office:value="0.954571929326728" calcext:value-type="float">
            <text:p>0.954571929326728</text:p>
          </table:table-cell>
          <table:table-cell office:value-type="float" office:value="37.4228378809551" calcext:value-type="float">
            <text:p>37.4228378809551</text:p>
          </table:table-cell>
          <table:table-cell office:value-type="float" office:value="11.770545020381" calcext:value-type="float">
            <text:p>11.770545020381</text:p>
          </table:table-cell>
        </table:table-row>
        <table:table-row table:style-name="ro1">
          <table:table-cell office:value-type="string" calcext:value-type="string">
            <text:p>spider_web</text:p>
          </table:table-cell>
          <table:table-cell office:value-type="float" office:value="53" calcext:value-type="float">
            <text:p>53</text:p>
          </table:table-cell>
          <table:table-cell office:value-type="float" office:value="8.915060402" calcext:value-type="float">
            <text:p>8.915060402</text:p>
          </table:table-cell>
          <table:table-cell office:value-type="float" office:value="451.62" calcext:value-type="float">
            <text:p>451.62</text:p>
          </table:table-cell>
          <table:table-cell office:value-type="float" office:value="18137" calcext:value-type="float">
            <text:p>18137</text:p>
          </table:table-cell>
          <table:table-cell office:value-type="string" calcext:value-type="string">
            <text:p>4256x2848</text:p>
          </table:table-cell>
          <table:table-cell office:value-type="float" office:value="0.0119" calcext:value-type="float">
            <text:p>0.0119</text:p>
          </table:table-cell>
          <table:table-cell office:value-type="string" calcext:value-type="string">
            <text:p>spider_web.png</text:p>
          </table:table-cell>
          <table:table-cell office:value-type="string" calcext:value-type="string">
            <text:p>AVIF</text:p>
          </table:table-cell>
          <table:table-cell office:value-type="float" office:value="53" calcext:value-type="float">
            <text:p>53</text:p>
          </table:table-cell>
          <table:table-cell office:value-type="float" office:value="0.953195017903836" calcext:value-type="float">
            <text:p>0.953195017903836</text:p>
          </table:table-cell>
          <table:table-cell office:value-type="float" office:value="37.1794334443932" calcext:value-type="float">
            <text:p>37.1794334443932</text:p>
          </table:table-cell>
          <table:table-cell office:value-type="float" office:value="12.4490730810083" calcext:value-type="float">
            <text:p>12.4490730810083</text:p>
          </table:table-cell>
        </table:table-row>
        <table:table-row table:style-name="ro1">
          <table:table-cell office:value-type="string" calcext:value-type="string">
            <text:p>spider_web</text:p>
          </table:table-cell>
          <table:table-cell office:value-type="float" office:value="54" calcext:value-type="float">
            <text:p>54</text:p>
          </table:table-cell>
          <table:table-cell office:value-type="float" office:value="8.706304403" calcext:value-type="float">
            <text:p>8.706304403</text:p>
          </table:table-cell>
          <table:table-cell office:value-type="float" office:value="440.5" calcext:value-type="float">
            <text:p>440.5</text:p>
          </table:table-cell>
          <table:table-cell office:value-type="float" office:value="17301" calcext:value-type="float">
            <text:p>17301</text:p>
          </table:table-cell>
          <table:table-cell office:value-type="string" calcext:value-type="string">
            <text:p>4256x2848</text:p>
          </table:table-cell>
          <table:table-cell office:value-type="float" office:value="0.0114" calcext:value-type="float">
            <text:p>0.0114</text:p>
          </table:table-cell>
          <table:table-cell office:value-type="string" calcext:value-type="string">
            <text:p>spider_web.png</text:p>
          </table:table-cell>
          <table:table-cell office:value-type="string" calcext:value-type="string">
            <text:p>AVIF</text:p>
          </table:table-cell>
          <table:table-cell office:value-type="float" office:value="54" calcext:value-type="float">
            <text:p>54</text:p>
          </table:table-cell>
          <table:table-cell office:value-type="float" office:value="0.951871388609818" calcext:value-type="float">
            <text:p>0.951871388609818</text:p>
          </table:table-cell>
          <table:table-cell office:value-type="float" office:value="36.9302823813084" calcext:value-type="float">
            <text:p>36.9302823813084</text:p>
          </table:table-cell>
          <table:table-cell office:value-type="float" office:value="13.184149613192" calcext:value-type="float">
            <text:p>13.184149613192</text:p>
          </table:table-cell>
        </table:table-row>
        <table:table-row table:style-name="ro1">
          <table:table-cell office:value-type="string" calcext:value-type="string">
            <text:p>spider_web</text:p>
          </table:table-cell>
          <table:table-cell office:value-type="float" office:value="55" calcext:value-type="float">
            <text:p>55</text:p>
          </table:table-cell>
          <table:table-cell office:value-type="float" office:value="8.837200236" calcext:value-type="float">
            <text:p>8.837200236</text:p>
          </table:table-cell>
          <table:table-cell office:value-type="float" office:value="439.48" calcext:value-type="float">
            <text:p>439.48</text:p>
          </table:table-cell>
          <table:table-cell office:value-type="float" office:value="16123" calcext:value-type="float">
            <text:p>16123</text:p>
          </table:table-cell>
          <table:table-cell office:value-type="string" calcext:value-type="string">
            <text:p>4256x2848</text:p>
          </table:table-cell>
          <table:table-cell office:value-type="float" office:value="0.0106" calcext:value-type="float">
            <text:p>0.0106</text:p>
          </table:table-cell>
          <table:table-cell office:value-type="string" calcext:value-type="string">
            <text:p>spider_web.png</text:p>
          </table:table-cell>
          <table:table-cell office:value-type="string" calcext:value-type="string">
            <text:p>AVIF</text:p>
          </table:table-cell>
          <table:table-cell office:value-type="float" office:value="55" calcext:value-type="float">
            <text:p>55</text:p>
          </table:table-cell>
          <table:table-cell office:value-type="float" office:value="0.950915581606436" calcext:value-type="float">
            <text:p>0.950915581606436</text:p>
          </table:table-cell>
          <table:table-cell office:value-type="float" office:value="36.644942064434" calcext:value-type="float">
            <text:p>36.644942064434</text:p>
          </table:table-cell>
          <table:table-cell office:value-type="float" office:value="14.0794650612222" calcext:value-type="float">
            <text:p>14.0794650612222</text:p>
          </table:table-cell>
        </table:table-row>
        <table:table-row table:style-name="ro1">
          <table:table-cell office:value-type="string" calcext:value-type="string">
            <text:p>spider_web</text:p>
          </table:table-cell>
          <table:table-cell office:value-type="float" office:value="56" calcext:value-type="float">
            <text:p>56</text:p>
          </table:table-cell>
          <table:table-cell office:value-type="float" office:value="8.693322543" calcext:value-type="float">
            <text:p>8.693322543</text:p>
          </table:table-cell>
          <table:table-cell office:value-type="float" office:value="429.88" calcext:value-type="float">
            <text:p>429.88</text:p>
          </table:table-cell>
          <table:table-cell office:value-type="float" office:value="15125" calcext:value-type="float">
            <text:p>15125</text:p>
          </table:table-cell>
          <table:table-cell office:value-type="string" calcext:value-type="string">
            <text:p>4256x2848</text:p>
          </table:table-cell>
          <table:table-cell office:value-type="float" office:value="0.0099" calcext:value-type="float">
            <text:p>0.0099</text:p>
          </table:table-cell>
          <table:table-cell office:value-type="string" calcext:value-type="string">
            <text:p>spider_web.png</text:p>
          </table:table-cell>
          <table:table-cell office:value-type="string" calcext:value-type="string">
            <text:p>AVIF</text:p>
          </table:table-cell>
          <table:table-cell office:value-type="float" office:value="56" calcext:value-type="float">
            <text:p>56</text:p>
          </table:table-cell>
          <table:table-cell office:value-type="float" office:value="0.949292163222299" calcext:value-type="float">
            <text:p>0.949292163222299</text:p>
          </table:table-cell>
          <table:table-cell office:value-type="float" office:value="36.3142627758449" calcext:value-type="float">
            <text:p>36.3142627758449</text:p>
          </table:table-cell>
          <table:table-cell office:value-type="float" office:value="15.1933689175977" calcext:value-type="float">
            <text:p>15.1933689175977</text:p>
          </table:table-cell>
        </table:table-row>
        <table:table-row table:style-name="ro1">
          <table:table-cell office:value-type="string" calcext:value-type="string">
            <text:p>spider_web</text:p>
          </table:table-cell>
          <table:table-cell office:value-type="float" office:value="57" calcext:value-type="float">
            <text:p>57</text:p>
          </table:table-cell>
          <table:table-cell office:value-type="float" office:value="8.753411562" calcext:value-type="float">
            <text:p>8.753411562</text:p>
          </table:table-cell>
          <table:table-cell office:value-type="float" office:value="430.6" calcext:value-type="float">
            <text:p>430.6</text:p>
          </table:table-cell>
          <table:table-cell office:value-type="float" office:value="14062" calcext:value-type="float">
            <text:p>14062</text:p>
          </table:table-cell>
          <table:table-cell office:value-type="string" calcext:value-type="string">
            <text:p>4256x2848</text:p>
          </table:table-cell>
          <table:table-cell office:value-type="float" office:value="0.0092" calcext:value-type="float">
            <text:p>0.0092</text:p>
          </table:table-cell>
          <table:table-cell office:value-type="string" calcext:value-type="string">
            <text:p>spider_web.png</text:p>
          </table:table-cell>
          <table:table-cell office:value-type="string" calcext:value-type="string">
            <text:p>AVIF</text:p>
          </table:table-cell>
          <table:table-cell office:value-type="float" office:value="57" calcext:value-type="float">
            <text:p>57</text:p>
          </table:table-cell>
          <table:table-cell office:value-type="float" office:value="0.947700647054167" calcext:value-type="float">
            <text:p>0.947700647054167</text:p>
          </table:table-cell>
          <table:table-cell office:value-type="float" office:value="35.9708310694504" calcext:value-type="float">
            <text:p>35.9708310694504</text:p>
          </table:table-cell>
          <table:table-cell office:value-type="float" office:value="16.4436132575998" calcext:value-type="float">
            <text:p>16.4436132575998</text:p>
          </table:table-cell>
        </table:table-row>
        <table:table-row table:style-name="ro1">
          <table:table-cell office:value-type="string" calcext:value-type="string">
            <text:p>spider_web</text:p>
          </table:table-cell>
          <table:table-cell office:value-type="float" office:value="58" calcext:value-type="float">
            <text:p>58</text:p>
          </table:table-cell>
          <table:table-cell office:value-type="float" office:value="8.784175228" calcext:value-type="float">
            <text:p>8.784175228</text:p>
          </table:table-cell>
          <table:table-cell office:value-type="float" office:value="426.5" calcext:value-type="float">
            <text:p>426.5</text:p>
          </table:table-cell>
          <table:table-cell office:value-type="float" office:value="12859" calcext:value-type="float">
            <text:p>12859</text:p>
          </table:table-cell>
          <table:table-cell office:value-type="string" calcext:value-type="string">
            <text:p>4256x2848</text:p>
          </table:table-cell>
          <table:table-cell office:value-type="float" office:value="0.0084" calcext:value-type="float">
            <text:p>0.0084</text:p>
          </table:table-cell>
          <table:table-cell office:value-type="string" calcext:value-type="string">
            <text:p>spider_web.png</text:p>
          </table:table-cell>
          <table:table-cell office:value-type="string" calcext:value-type="string">
            <text:p>AVIF</text:p>
          </table:table-cell>
          <table:table-cell office:value-type="float" office:value="58" calcext:value-type="float">
            <text:p>58</text:p>
          </table:table-cell>
          <table:table-cell office:value-type="float" office:value="0.946203098022002" calcext:value-type="float">
            <text:p>0.946203098022002</text:p>
          </table:table-cell>
          <table:table-cell office:value-type="float" office:value="35.6179160338987" calcext:value-type="float">
            <text:p>35.6179160338987</text:p>
          </table:table-cell>
          <table:table-cell office:value-type="float" office:value="17.8356424494787" calcext:value-type="float">
            <text:p>17.8356424494787</text:p>
          </table:table-cell>
        </table:table-row>
        <table:table-row table:style-name="ro1">
          <table:table-cell office:value-type="string" calcext:value-type="string">
            <text:p>spider_web</text:p>
          </table:table-cell>
          <table:table-cell office:value-type="float" office:value="59" calcext:value-type="float">
            <text:p>59</text:p>
          </table:table-cell>
          <table:table-cell office:value-type="float" office:value="8.591649123" calcext:value-type="float">
            <text:p>8.591649123</text:p>
          </table:table-cell>
          <table:table-cell office:value-type="float" office:value="414.07" calcext:value-type="float">
            <text:p>414.07</text:p>
          </table:table-cell>
          <table:table-cell office:value-type="float" office:value="11610" calcext:value-type="float">
            <text:p>11610</text:p>
          </table:table-cell>
          <table:table-cell office:value-type="string" calcext:value-type="string">
            <text:p>4256x2848</text:p>
          </table:table-cell>
          <table:table-cell office:value-type="float" office:value="0.0076" calcext:value-type="float">
            <text:p>0.0076</text:p>
          </table:table-cell>
          <table:table-cell office:value-type="string" calcext:value-type="string">
            <text:p>spider_web.png</text:p>
          </table:table-cell>
          <table:table-cell office:value-type="string" calcext:value-type="string">
            <text:p>AVIF</text:p>
          </table:table-cell>
          <table:table-cell office:value-type="float" office:value="59" calcext:value-type="float">
            <text:p>59</text:p>
          </table:table-cell>
          <table:table-cell office:value-type="float" office:value="0.944797506288481" calcext:value-type="float">
            <text:p>0.944797506288481</text:p>
          </table:table-cell>
          <table:table-cell office:value-type="float" office:value="35.2544883276866" calcext:value-type="float">
            <text:p>35.2544883276866</text:p>
          </table:table-cell>
          <table:table-cell office:value-type="float" office:value="19.3923985481611" calcext:value-type="float">
            <text:p>19.3923985481611</text:p>
          </table:table-cell>
        </table:table-row>
        <table:table-row table:style-name="ro1">
          <table:table-cell office:value-type="string" calcext:value-type="string">
            <text:p>spider_web</text:p>
          </table:table-cell>
          <table:table-cell office:value-type="float" office:value="60" calcext:value-type="float">
            <text:p>60</text:p>
          </table:table-cell>
          <table:table-cell office:value-type="float" office:value="8.70470631" calcext:value-type="float">
            <text:p>8.70470631</text:p>
          </table:table-cell>
          <table:table-cell office:value-type="float" office:value="411.17" calcext:value-type="float">
            <text:p>411.17</text:p>
          </table:table-cell>
          <table:table-cell office:value-type="float" office:value="10224" calcext:value-type="float">
            <text:p>10224</text:p>
          </table:table-cell>
          <table:table-cell office:value-type="string" calcext:value-type="string">
            <text:p>4256x2848</text:p>
          </table:table-cell>
          <table:table-cell office:value-type="float" office:value="0.0067" calcext:value-type="float">
            <text:p>0.0067</text:p>
          </table:table-cell>
          <table:table-cell office:value-type="string" calcext:value-type="string">
            <text:p>spider_web.png</text:p>
          </table:table-cell>
          <table:table-cell office:value-type="string" calcext:value-type="string">
            <text:p>AVIF</text:p>
          </table:table-cell>
          <table:table-cell office:value-type="float" office:value="60" calcext:value-type="float">
            <text:p>60</text:p>
          </table:table-cell>
          <table:table-cell office:value-type="float" office:value="0.942939905432628" calcext:value-type="float">
            <text:p>0.942939905432628</text:p>
          </table:table-cell>
          <table:table-cell office:value-type="float" office:value="34.8180138928294" calcext:value-type="float">
            <text:p>34.8180138928294</text:p>
          </table:table-cell>
          <table:table-cell office:value-type="float" office:value="21.4426754154963" calcext:value-type="float">
            <text:p>21.4426754154963</text:p>
          </table:table-cell>
        </table:table-row>
        <table:table-row table:style-name="ro1">
          <table:table-cell office:value-type="string" calcext:value-type="string">
            <text:p>spider_web</text:p>
          </table:table-cell>
          <table:table-cell office:value-type="float" office:value="61" calcext:value-type="float">
            <text:p>61</text:p>
          </table:table-cell>
          <table:table-cell office:value-type="float" office:value="8.436780213" calcext:value-type="float">
            <text:p>8.436780213</text:p>
          </table:table-cell>
          <table:table-cell office:value-type="float" office:value="399.32" calcext:value-type="float">
            <text:p>399.32</text:p>
          </table:table-cell>
          <table:table-cell office:value-type="float" office:value="9119" calcext:value-type="float">
            <text:p>9119</text:p>
          </table:table-cell>
          <table:table-cell office:value-type="string" calcext:value-type="string">
            <text:p>4256x2848</text:p>
          </table:table-cell>
          <table:table-cell office:value-type="float" office:value="0.006" calcext:value-type="float">
            <text:p>0.006</text:p>
          </table:table-cell>
          <table:table-cell office:value-type="string" calcext:value-type="string">
            <text:p>spider_web.png</text:p>
          </table:table-cell>
          <table:table-cell office:value-type="string" calcext:value-type="string">
            <text:p>AVIF</text:p>
          </table:table-cell>
          <table:table-cell office:value-type="float" office:value="61" calcext:value-type="float">
            <text:p>61</text:p>
          </table:table-cell>
          <table:table-cell office:value-type="float" office:value="0.941557780489733" calcext:value-type="float">
            <text:p>0.941557780489733</text:p>
          </table:table-cell>
          <table:table-cell office:value-type="float" office:value="34.2578865554739" calcext:value-type="float">
            <text:p>34.2578865554739</text:p>
          </table:table-cell>
          <table:table-cell office:value-type="float" office:value="24.3944878820559" calcext:value-type="float">
            <text:p>24.3944878820559</text:p>
          </table:table-cell>
        </table:table-row>
        <table:table-row table:style-name="ro1">
          <table:table-cell office:value-type="string" calcext:value-type="string">
            <text:p>spider_web</text:p>
          </table:table-cell>
          <table:table-cell office:value-type="float" office:value="62" calcext:value-type="float">
            <text:p>62</text:p>
          </table:table-cell>
          <table:table-cell office:value-type="float" office:value="8.525492052" calcext:value-type="float">
            <text:p>8.525492052</text:p>
          </table:table-cell>
          <table:table-cell office:value-type="float" office:value="399.42" calcext:value-type="float">
            <text:p>399.42</text:p>
          </table:table-cell>
          <table:table-cell office:value-type="float" office:value="7525" calcext:value-type="float">
            <text:p>7525</text:p>
          </table:table-cell>
          <table:table-cell office:value-type="string" calcext:value-type="string">
            <text:p>4256x2848</text:p>
          </table:table-cell>
          <table:table-cell office:value-type="float" office:value="0.0049" calcext:value-type="float">
            <text:p>0.0049</text:p>
          </table:table-cell>
          <table:table-cell office:value-type="string" calcext:value-type="string">
            <text:p>spider_web.png</text:p>
          </table:table-cell>
          <table:table-cell office:value-type="string" calcext:value-type="string">
            <text:p>AVIF</text:p>
          </table:table-cell>
          <table:table-cell office:value-type="float" office:value="62" calcext:value-type="float">
            <text:p>62</text:p>
          </table:table-cell>
          <table:table-cell office:value-type="float" office:value="0.939231985376438" calcext:value-type="float">
            <text:p>0.939231985376438</text:p>
          </table:table-cell>
          <table:table-cell office:value-type="float" office:value="33.4982138634438" calcext:value-type="float">
            <text:p>33.4982138634438</text:p>
          </table:table-cell>
          <table:table-cell office:value-type="float" office:value="29.0575487117988" calcext:value-type="float">
            <text:p>29.0575487117988</text:p>
          </table:table-cell>
        </table:table-row>
        <table:table-row table:style-name="ro1">
          <table:table-cell office:value-type="string" calcext:value-type="string">
            <text:p>spider_web</text:p>
          </table:table-cell>
          <table:table-cell office:value-type="float" office:value="63" calcext:value-type="float">
            <text:p>63</text:p>
          </table:table-cell>
          <table:table-cell office:value-type="float" office:value="5.639249837" calcext:value-type="float">
            <text:p>5.639249837</text:p>
          </table:table-cell>
          <table:table-cell office:value-type="float" office:value="291.32" calcext:value-type="float">
            <text:p>291.32</text:p>
          </table:table-cell>
          <table:table-cell office:value-type="float" office:value="5774" calcext:value-type="float">
            <text:p>5774</text:p>
          </table:table-cell>
          <table:table-cell office:value-type="string" calcext:value-type="string">
            <text:p>4256x2848</text:p>
          </table:table-cell>
          <table:table-cell office:value-type="float" office:value="0.0038" calcext:value-type="float">
            <text:p>0.0038</text:p>
          </table:table-cell>
          <table:table-cell office:value-type="string" calcext:value-type="string">
            <text:p>spider_web.png</text:p>
          </table:table-cell>
          <table:table-cell office:value-type="string" calcext:value-type="string">
            <text:p>AVIF</text:p>
          </table:table-cell>
          <table:table-cell office:value-type="float" office:value="63" calcext:value-type="float">
            <text:p>63</text:p>
          </table:table-cell>
          <table:table-cell office:value-type="float" office:value="0.935505031743205" calcext:value-type="float">
            <text:p>0.935505031743205</text:p>
          </table:table-cell>
          <table:table-cell office:value-type="float" office:value="32.1909516202881" calcext:value-type="float">
            <text:p>32.1909516202881</text:p>
          </table:table-cell>
          <table:table-cell office:value-type="float" office:value="39.2631553922112" calcext:value-type="float">
            <text:p>39.263155392211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NZ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NZ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5-18T13:02:02.409846304</dc:date>
    <meta:editing-duration>PT8M32S</meta:editing-duration>
    <meta:editing-cycles>5</meta:editing-cycles>
    <meta:generator>LibreOffice/7.6.6.3$Linux_X86_64 LibreOffice_project/60$Build-3</meta:generator>
    <meta:document-statistic meta:table-count="1" meta:cell-count="11648" meta:object-count="0"/>
  </office:meta>
</office:document-meta>
</file>